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1000000120000001077E6F1F1C53291BD.png" manifest:media-type="image/png"/>
  <manifest:file-entry manifest:full-path="Pictures/100000010000001200000015E2920111EE73C906.png" manifest:media-type="image/png"/>
  <manifest:file-entry manifest:full-path="Pictures/100000010000001200000013A6A3942906D044C5.png" manifest:media-type="image/png"/>
  <manifest:file-entry manifest:full-path="Pictures/100000010000001400000013DE39EF7EF3D99201.png" manifest:media-type="image/png"/>
  <manifest:file-entry manifest:full-path="Pictures/100000010000000E0000000E510DA27B14E3DCFA.png" manifest:media-type="image/png"/>
  <manifest:file-entry manifest:full-path="Pictures/10000001000000160000001311F0EDA5F220B2A1.png" manifest:media-type="image/png"/>
  <manifest:file-entry manifest:full-path="Pictures/100000010000001000000012B2F73D40A78BC4D2.png" manifest:media-type="image/png"/>
  <manifest:file-entry manifest:full-path="Pictures/10000001000000110000001257669DADA9D6AFEA.png" manifest:media-type="image/png"/>
  <manifest:file-entry manifest:full-path="Pictures/100000010000001200000012C44334E58FBA8B67.png" manifest:media-type="image/png"/>
  <manifest:file-entry manifest:full-path="Pictures/1000000100000013000000107EDEC173AB001711.png" manifest:media-type="image/png"/>
  <manifest:file-entry manifest:full-path="Pictures/10000001000000160000001308956D229D7A6991.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262cm"/>
    </style:style>
    <style:style style:name="co3" style:family="table-column">
      <style:table-column-properties fo:break-before="auto" style:column-width="5.542cm"/>
    </style:style>
    <style:style style:name="co4" style:family="table-column">
      <style:table-column-properties fo:break-before="auto" style:column-width="5.669cm"/>
    </style:style>
    <style:style style:name="co5" style:family="table-column">
      <style:table-column-properties fo:break-before="auto" style:column-width="1.381cm"/>
    </style:style>
    <style:style style:name="co6" style:family="table-column">
      <style:table-column-properties fo:break-before="auto" style:column-width="1.379cm"/>
    </style:style>
    <style:style style:name="co7" style:family="table-column">
      <style:table-column-properties fo:break-before="auto" style:column-width="1.96cm"/>
    </style:style>
    <style:style style:name="co8" style:family="table-column">
      <style:table-column-properties fo:break-before="auto" style:column-width="1.415cm"/>
    </style:style>
    <style:style style:name="co9" style:family="table-column">
      <style:table-column-properties fo:break-before="auto" style:column-width="1.633cm"/>
    </style:style>
    <style:style style:name="co10" style:family="table-column">
      <style:table-column-properties fo:break-before="auto" style:column-width="1.307cm"/>
    </style:style>
    <style:style style:name="co11" style:family="table-column">
      <style:table-column-properties fo:break-before="auto" style:column-width="2.251cm"/>
    </style:style>
    <style:style style:name="co12" style:family="table-column">
      <style:table-column-properties fo:break-before="auto" style:column-width="3.177cm"/>
    </style:style>
    <style:style style:name="co13" style:family="table-column">
      <style:table-column-properties fo:break-before="auto" style:column-width="2.722cm"/>
    </style:style>
    <style:style style:name="co14" style:family="table-column">
      <style:table-column-properties fo:break-before="auto" style:column-width="1.249cm"/>
    </style:style>
    <style:style style:name="ro1" style:family="table-row">
      <style:table-row-properties style:row-height="1.236cm" fo:break-before="auto" style:use-optimal-row-height="true"/>
    </style:style>
    <style:style style:name="ro2" style:family="table-row">
      <style:table-row-properties style:row-height="0.841cm" fo:break-before="auto" style:use-optimal-row-height="false"/>
    </style:style>
    <style:style style:name="ro3" style:family="table-row">
      <style:table-row-properties style:row-height="0.982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0.945cm" fo:break-before="auto" style:use-optimal-row-height="true"/>
    </style:style>
    <style:style style:name="ro6" style:family="table-row">
      <style:table-row-properties style:row-height="0.947cm" fo:break-before="auto" style:use-optimal-row-height="true"/>
    </style:style>
    <style:style style:name="ro7" style:family="table-row">
      <style:table-row-properties style:row-height="1.842cm" fo:break-before="auto" style:use-optimal-row-height="true"/>
    </style:style>
    <style:style style:name="ro8" style:family="table-row">
      <style:table-row-properties style:row-height="2.773cm" fo:break-before="auto" style:use-optimal-row-height="true"/>
    </style:style>
    <style:style style:name="ro9" style:family="table-row">
      <style:table-row-properties style:row-height="1.334cm" fo:break-before="auto" style:use-optimal-row-height="true"/>
    </style:style>
    <style:style style:name="ro10" style:family="table-row">
      <style:table-row-properties style:row-height="2.738cm" fo:break-before="auto" style:use-optimal-row-height="true"/>
    </style:style>
    <style:style style:name="ro11" style:family="table-row">
      <style:table-row-properties style:row-height="2.29cm" fo:break-before="auto" style:use-optimal-row-height="true"/>
    </style:style>
    <style:style style:name="ro12" style:family="table-row">
      <style:table-row-properties style:row-height="3.632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 %</number:text>
    </number:percentage-style>
    <style:style style:name="ce2" style:family="table-cell" style:parent-style-name="Default">
      <style:table-cell-properties fo:background-color="#dddddd"/>
    </style:style>
    <style:style style:name="ce3" style:family="table-cell" style:parent-style-name="Default">
      <style:table-cell-properties fo:background-color="#dddddd"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dddddd" fo:wrap-option="wrap"/>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fo:wrap-option="wrap"/>
    </style:style>
    <style:style style:name="ce32" style:family="table-cell" style:parent-style-name="Default">
      <style:text-properties fo:font-size="10pt" style:font-size-asian="10pt" style:font-size-complex="10pt"/>
    </style:style>
    <style:style style:name="ce18" style:family="table-cell" style:parent-style-name="Default">
      <style:table-cell-properties style:text-align-source="fix" style:repeat-content="false" fo:wrap-option="wrap" style:vertical-align="middle"/>
      <style:paragraph-properties fo:text-align="center" fo:margin-left="0cm"/>
    </style:style>
    <style:style style:name="ce23" style:family="table-cell" style:parent-style-name="Default">
      <style:table-cell-properties style:text-align-source="fix" style:repeat-content="false" style:vertical-align="middle"/>
      <style:paragraph-properties fo:text-align="center" fo:margin-left="0cm"/>
    </style:style>
    <style:style style:name="ce3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dddddd" style:text-align-source="fix" style:repeat-content="false" fo:wrap-option="wrap" style:vertical-align="middle"/>
      <style:paragraph-properties fo:text-align="center" fo:margin-left="0cm"/>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dddddd" style:text-align-source="fix" style:repeat-content="false" fo:wrap-option="wrap" style:vertical-align="middle"/>
      <style:paragraph-properties fo:text-align="center" fo:margin-left="0cm"/>
      <style:map style:condition="cell-content()=&quot;si&quot;" style:apply-style-name="Good" style:base-cell-address="Hoja1.H1"/>
    </style:style>
    <style:style style:name="ce39" style:family="table-cell" style:parent-style-name="Default">
      <style:table-cell-properties style:text-align-source="fix" style:repeat-content="false" style:vertical-align="middle"/>
      <style:paragraph-properties fo:text-align="center" fo:margin-left="0cm"/>
      <style:map style:condition="cell-content()=&quot;si&quot;" style:apply-style-name="Good" style:base-cell-address="Hoja1.H1"/>
    </style:style>
    <style:style style:name="ce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si&quot;" style:apply-style-name="Good" style:base-cell-address="Hoja1.H1"/>
    </style:style>
    <style:style style:name="ce41" style:family="table-cell" style:parent-style-name="Default">
      <style:map style:condition="cell-content()=&quot;si&quot;" style:apply-style-name="Good" style:base-cell-address="Hoja1.H1"/>
    </style:style>
    <style:style style:name="ce59" style:family="table-cell" style:parent-style-name="Default">
      <style:table-cell-properties style:text-align-source="fix" style:repeat-content="false" style:vertical-align="middle"/>
      <style:paragraph-properties fo:text-align="center" fo:margin-left="0cm"/>
      <style:text-properties style:text-underline-style="solid" style:text-underline-width="auto" style:text-underline-color="font-color"/>
    </style:style>
    <style:style style:name="ce60" style:family="table-cell" style:parent-style-name="Default" style:data-style-name="N11">
      <style:table-cell-properties style:text-align-source="fix" style:repeat-content="false" style:vertical-align="middle"/>
      <style:paragraph-properties fo:text-align="center" fo:margin-left="0cm"/>
    </style:style>
    <style:style style:name="ce61" style:family="table-cell" style:parent-style-name="Default">
      <style:table-cell-properties style:text-align-source="fix" style:repeat-content="false" fo:wrap-option="wrap" style:vertical-align="middle"/>
      <style:paragraph-properties fo:text-align="start" fo:margin-left="0cm"/>
    </style:style>
    <style:style style:name="ce62" style:family="table-cell" style:parent-style-name="Default">
      <style:table-cell-properties style:vertical-align="middle"/>
    </style:style>
    <style:style style:name="ce46" style:family="table-cell" style:parent-style-name="Default">
      <style:table-cell-properties style:text-align-source="fix" style:repeat-content="false"/>
      <style:paragraph-properties fo:text-align="center" fo:margin-left="0cm"/>
      <style:text-properties fo:color="#c9211e" fo:font-size="22pt" fo:font-weight="bold" style:font-size-asian="22pt" style:font-weight-asian="bold" style:font-size-complex="22pt" style:font-weight-complex="bold"/>
    </style:style>
    <style:style style:name="ce65"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fo:background-color="#ffff00"/>
      <style:text-properties fo:font-size="10pt" style:font-size-asian="10pt" style:font-size-complex="10pt"/>
    </style:style>
    <style:style style:name="ce71" style:family="table-cell" style:parent-style-name="Default">
      <style:table-cell-properties fo:background-color="#ffff00"/>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1pt"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Microsoft YaHei" style:font-name-complex="Arial" style:font-size-asian="11pt" style:font-size-complex="11pt" style:font-style-asian="normal" style:font-style-complex="normal" style:text-emphasize="none" style:font-relief="none" style:text-overline-style="none" style:text-overline-color="font-color" fo:font-weight="bold" style:font-weight-asian="bold" style:font-weight-complex="bold"/>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Hoja1" table:style-name="ta1">
        <office:forms form:automatic-focus="false" form:apply-design-mode="false"/>
        <table:table-column table:style-name="co1" table:number-columns-repeated="2" table:default-cell-style-name="Default"/>
        <table:table-column table:style-name="co2" table:default-cell-style-name="ce16"/>
        <table:table-column table:style-name="co1" table:default-cell-style-name="ce16"/>
        <table:table-column table:style-name="co3" table:visibility="collapse" table:default-cell-style-name="ce16"/>
        <table:table-column table:style-name="co4" table:default-cell-style-name="ce16"/>
        <table:table-column table:style-name="co5" table:default-cell-style-name="ce23"/>
        <table:table-column table:style-name="co6" table:default-cell-style-name="ce39"/>
        <table:table-column table:style-name="co7" table:default-cell-style-name="ce23"/>
        <table:table-column table:style-name="co8" table:default-cell-style-name="ce23"/>
        <table:table-column table:style-name="co9" table:default-cell-style-name="ce23"/>
        <table:table-column table:style-name="co10" table:default-cell-style-name="ce23"/>
        <table:table-column table:style-name="co11" table:number-columns-repeated="2" table:default-cell-style-name="ce23"/>
        <table:table-column table:style-name="co12" table:default-cell-style-name="ce18"/>
        <table:table-column table:style-name="co13" table:default-cell-style-name="Default"/>
        <table:table-column table:style-name="co14" table:default-cell-style-name="ce46"/>
        <table:table-column table:style-name="co1" table:number-columns-repeated="1007" table:default-cell-style-name="Default"/>
        <table:table-row table:style-name="ro1">
          <table:table-cell table:style-name="ce2" office:value-type="string" calcext:value-type="string">
            <text:p>nro aparicion</text:p>
          </table:table-cell>
          <table:table-cell table:style-name="ce3" office:value-type="string" calcext:value-type="string">
            <text:p>Group</text:p>
          </table:table-cell>
          <table:table-cell table:style-name="ce12" office:value-type="string" calcext:value-type="string">
            <text:p>nombre</text:p>
          </table:table-cell>
          <table:table-cell table:style-name="ce12" office:value-type="string" calcext:value-type="string">
            <text:p>aux calc</text:p>
          </table:table-cell>
          <table:table-cell table:style-name="ce12"/>
          <table:table-cell table:style-name="ce12" office:value-type="string" calcext:value-type="string">
            <text:p>NOMBRE ACHIVO</text:p>
          </table:table-cell>
          <table:table-cell table:style-name="ce33" office:value-type="string" calcext:value-type="string">
            <text:p>encontrada en app</text:p>
          </table:table-cell>
          <table:table-cell table:style-name="ce37" office:value-type="string" calcext:value-type="string">
            <text:p>icono trecc</text:p>
          </table:table-cell>
          <table:table-cell table:style-name="ce33" office:value-type="string" calcext:value-type="string">
            <text:p>requiere </text:p>
            <text:p>Cambio</text:p>
          </table:table-cell>
          <table:table-cell table:style-name="ce33" office:value-type="string" calcext:value-type="string">
            <text:p>cod graf</text:p>
          </table:table-cell>
          <table:table-cell table:style-name="ce33" office:value-type="string" calcext:value-type="string">
            <text:p>prioridad</text:p>
          </table:table-cell>
          <table:table-cell table:style-name="ce33" office:value-type="string" calcext:value-type="string">
            <text:p>Dibujo hecho</text:p>
          </table:table-cell>
          <table:table-cell table:style-name="ce33" office:value-type="string" calcext:value-type="string">
            <text:p>archivo nombrado 22x22</text:p>
          </table:table-cell>
          <table:table-cell table:style-name="ce33" office:value-type="string" calcext:value-type="string">
            <text:p>archivo nombrado 16X16</text:p>
          </table:table-cell>
          <table:table-cell table:style-name="ce33" office:value-type="string" calcext:value-type="string">
            <text:p>Obs.ervaciones</text:p>
          </table:table-cell>
          <table:table-cell table:style-name="ce12" office:value-type="string" calcext:value-type="string">
            <text:p>grupo</text:p>
          </table:table-cell>
          <table:table-cell table:style-name="ce12" office:value-type="string" calcext:value-type="string">
            <text:p>Dif. Vers. Gv</text:p>
          </table:table-cell>
          <table:table-cell table:style-name="ce2" office:value-type="string" calcext:value-type="string">
            <text:p>grupo</text:p>
          </table:table-cell>
          <table:table-cell table:style-name="ce2" office:value-type="string" calcext:value-type="string">
            <text:p>nombre</text:p>
          </table:table-cell>
          <table:table-cell table:style-name="ce2" table:number-columns-repeated="1005"/>
        </table:table-row>
        <table:table-row table:style-name="ro2">
          <table:table-cell office:value-type="float" office:value="136" calcext:value-type="float">
            <text:p>136</text:p>
          </table:table-cell>
          <table:table-cell table:style-name="ce5"/>
          <table:table-cell table:style-name="ce17" office:value-type="string" calcext:value-type="string">
            <text:p>selection-simple-select (org.gvsig.app.mainplugin)</text:p>
          </table:table-cell>
          <table:table-cell table:style-name="ce17" table:formula="of:=SEARCH(&quot;(&quot;;[.C2])" office:value-type="float" office:value="25" calcext:value-type="float">
            <text:p>25</text:p>
          </table:table-cell>
          <table:table-cell table:style-name="ce17" table:formula="of:=LEFT([.C2];[.D2])" office:value-type="string" office:string-value="selection-simple-select (" calcext:value-type="string">
            <text:p>selection-simple-select (</text:p>
          </table:table-cell>
          <table:table-cell table:style-name="ce17" table:formula="of:=LEFT([.E2];LEN([.E2])-2)" office:value-type="string" office:string-value="selection-simple-select" calcext:value-type="string">
            <text:p>selection-simple-select</text:p>
          </table:table-cell>
          <table:table-cell/>
          <table:table-cell office:value-type="string" calcext:value-type="string">
            <text:p>si</text:p>
          </table:table-cell>
          <table:table-cell office:value-type="string" calcext:value-type="string">
            <text:p>no</text:p>
          </table:table-cell>
          <table:table-cell office:value-type="string" calcext:value-type="string">
            <text:p>A02</text:p>
          </table:table-cell>
          <table:table-cell/>
          <table:table-cell table:number-columns-repeated="3" office:value-type="string" calcext:value-type="string">
            <text:p>si</text:p>
          </table:table-cell>
          <table:table-cell/>
          <table:table-cell office:value-type="string" calcext:value-type="string">
            <text:p>a_seleccion</text:p>
          </table:table-cell>
          <table:table-cell table:formula="of:=IF([.S2]&lt;&gt;[.C2];&quot;X&quot;;&quot;&quot;)">
            <text:p/>
          </table:table-cell>
          <table:table-cell table:style-name="ce10"/>
          <table:table-cell table:style-name="ce10" office:value-type="string" calcext:value-type="string">
            <text:p>selection-simple-select (org.gvsig.app.mainplugin)</text:p>
          </table:table-cell>
          <table:table-cell table:style-name="ce32"/>
          <table:table-cell table:number-columns-repeated="1004"/>
        </table:table-row>
        <table:table-row table:style-name="ro2">
          <table:table-cell office:value-type="float" office:value="134" calcext:value-type="float">
            <text:p>134</text:p>
          </table:table-cell>
          <table:table-cell table:style-name="ce5"/>
          <table:table-cell table:style-name="ce17" office:value-type="string" calcext:value-type="string">
            <text:p>selection-select-by-polyline (org.gvsig.selectiontools.app.mainplugin)</text:p>
          </table:table-cell>
          <table:table-cell table:style-name="ce17" table:formula="of:=SEARCH(&quot;(&quot;;[.C3])" office:value-type="float" office:value="30" calcext:value-type="float">
            <text:p>30</text:p>
          </table:table-cell>
          <table:table-cell table:style-name="ce17" table:formula="of:=LEFT([.C3];[.D3])" office:value-type="string" office:string-value="selection-select-by-polyline (" calcext:value-type="string">
            <text:p>selection-select-by-polyline (</text:p>
          </table:table-cell>
          <table:table-cell table:style-name="ce17" table:formula="of:=LEFT([.E3];LEN([.E3])-2)" office:value-type="string" office:string-value="selection-select-by-polyline" calcext:value-type="string">
            <text:p>selection-select-by-polyline</text:p>
          </table:table-cell>
          <table:table-cell/>
          <table:table-cell office:value-type="string" calcext:value-type="string">
            <text:p>si</text:p>
          </table:table-cell>
          <table:table-cell office:value-type="string" calcext:value-type="string">
            <text:p>no</text:p>
          </table:table-cell>
          <table:table-cell office:value-type="string" calcext:value-type="string">
            <text:p>A03</text:p>
          </table:table-cell>
          <table:table-cell/>
          <table:table-cell table:number-columns-repeated="3" office:value-type="string" calcext:value-type="string">
            <text:p>si</text:p>
          </table:table-cell>
          <table:table-cell/>
          <table:table-cell office:value-type="string" calcext:value-type="string">
            <text:p>a_seleccion</text:p>
          </table:table-cell>
          <table:table-cell table:formula="of:=IF([.S3]&lt;&gt;[.C3];&quot;X&quot;;&quot;&quot;)">
            <text:p/>
          </table:table-cell>
          <table:table-cell table:style-name="ce10"/>
          <table:table-cell table:style-name="ce10" office:value-type="string" calcext:value-type="string">
            <text:p>selection-select-by-polyline (org.gvsig.selectiontools.app.mainplugin)</text:p>
          </table:table-cell>
          <table:table-cell table:style-name="ce32"/>
          <table:table-cell table:number-columns-repeated="1004"/>
        </table:table-row>
        <table:table-row table:style-name="ro2">
          <table:table-cell office:value-type="float" office:value="131" calcext:value-type="float">
            <text:p>131</text:p>
          </table:table-cell>
          <table:table-cell table:style-name="ce5"/>
          <table:table-cell table:style-name="ce17" office:value-type="string" calcext:value-type="string">
            <text:p>selection-select-by-circle (org.gvsig.selectiontools.app.mainplugin)</text:p>
          </table:table-cell>
          <table:table-cell table:style-name="ce17" table:formula="of:=SEARCH(&quot;(&quot;;[.C4])" office:value-type="float" office:value="28" calcext:value-type="float">
            <text:p>28</text:p>
          </table:table-cell>
          <table:table-cell table:style-name="ce17" table:formula="of:=LEFT([.C4];[.D4])" office:value-type="string" office:string-value="selection-select-by-circle (" calcext:value-type="string">
            <text:p>selection-select-by-circle (</text:p>
          </table:table-cell>
          <table:table-cell table:style-name="ce17" table:formula="of:=LEFT([.E4];LEN([.E4])-2)" office:value-type="string" office:string-value="selection-select-by-circle" calcext:value-type="string">
            <text:p>selection-select-by-circle</text:p>
          </table:table-cell>
          <table:table-cell/>
          <table:table-cell office:value-type="string" calcext:value-type="string">
            <text:p>si</text:p>
          </table:table-cell>
          <table:table-cell office:value-type="string" calcext:value-type="string">
            <text:p>no</text:p>
          </table:table-cell>
          <table:table-cell office:value-type="string" calcext:value-type="string">
            <text:p>A04</text:p>
          </table:table-cell>
          <table:table-cell/>
          <table:table-cell table:number-columns-repeated="3" office:value-type="string" calcext:value-type="string">
            <text:p>si</text:p>
          </table:table-cell>
          <table:table-cell/>
          <table:table-cell office:value-type="string" calcext:value-type="string">
            <text:p>a_seleccion</text:p>
          </table:table-cell>
          <table:table-cell table:formula="of:=IF([.S4]&lt;&gt;[.C4];&quot;X&quot;;&quot;&quot;)">
            <text:p/>
          </table:table-cell>
          <table:table-cell table:style-name="ce10"/>
          <table:table-cell table:style-name="ce10" office:value-type="string" calcext:value-type="string">
            <text:p>selection-select-by-circle (org.gvsig.selectiontools.app.mainplugin)</text:p>
          </table:table-cell>
          <table:table-cell table:style-name="ce32"/>
          <table:table-cell table:number-columns-repeated="1004"/>
        </table:table-row>
        <table:table-row table:style-name="ro2">
          <table:table-cell office:value-type="float" office:value="133" calcext:value-type="float">
            <text:p>133</text:p>
          </table:table-cell>
          <table:table-cell table:style-name="ce5"/>
          <table:table-cell table:style-name="ce17" office:value-type="string" calcext:value-type="string">
            <text:p>selection-select-by-polygon (org.gvsig.app.mainplugin)</text:p>
          </table:table-cell>
          <table:table-cell table:style-name="ce17" table:formula="of:=SEARCH(&quot;(&quot;;[.C5])" office:value-type="float" office:value="29" calcext:value-type="float">
            <text:p>29</text:p>
          </table:table-cell>
          <table:table-cell table:style-name="ce17" table:formula="of:=LEFT([.C5];[.D5])" office:value-type="string" office:string-value="selection-select-by-polygon (" calcext:value-type="string">
            <text:p>selection-select-by-polygon (</text:p>
          </table:table-cell>
          <table:table-cell table:style-name="ce17" table:formula="of:=LEFT([.E5];LEN([.E5])-2)" office:value-type="string" office:string-value="selection-select-by-polygon" calcext:value-type="string">
            <text:p>selection-select-by-polygon</text:p>
          </table:table-cell>
          <table:table-cell/>
          <table:table-cell office:value-type="string" calcext:value-type="string">
            <text:p>si</text:p>
          </table:table-cell>
          <table:table-cell office:value-type="string" calcext:value-type="string">
            <text:p>no</text:p>
          </table:table-cell>
          <table:table-cell office:value-type="string" calcext:value-type="string">
            <text:p>A05</text:p>
          </table:table-cell>
          <table:table-cell/>
          <table:table-cell table:number-columns-repeated="3" office:value-type="string" calcext:value-type="string">
            <text:p>si</text:p>
          </table:table-cell>
          <table:table-cell/>
          <table:table-cell office:value-type="string" calcext:value-type="string">
            <text:p>a_seleccion</text:p>
          </table:table-cell>
          <table:table-cell table:formula="of:=IF([.S5]&lt;&gt;[.C5];&quot;X&quot;;&quot;&quot;)">
            <text:p/>
          </table:table-cell>
          <table:table-cell table:style-name="ce10"/>
          <table:table-cell table:style-name="ce10" office:value-type="string" calcext:value-type="string">
            <text:p>selection-select-by-polygon (org.gvsig.app.mainplugin)</text:p>
          </table:table-cell>
          <table:table-cell table:style-name="ce32"/>
          <table:table-cell table:number-columns-repeated="1004"/>
        </table:table-row>
        <table:table-row table:style-name="ro2">
          <table:table-cell office:value-type="float" office:value="135" calcext:value-type="float">
            <text:p>135</text:p>
          </table:table-cell>
          <table:table-cell table:style-name="ce5"/>
          <table:table-cell table:style-name="ce17" office:value-type="string" calcext:value-type="string">
            <text:p>selection-select-by-rectangle (org.gvsig.app.mainplugin)</text:p>
          </table:table-cell>
          <table:table-cell table:style-name="ce17" table:formula="of:=SEARCH(&quot;(&quot;;[.C6])" office:value-type="float" office:value="31" calcext:value-type="float">
            <text:p>31</text:p>
          </table:table-cell>
          <table:table-cell table:style-name="ce17" table:formula="of:=LEFT([.C6];[.D6])" office:value-type="string" office:string-value="selection-select-by-rectangle (" calcext:value-type="string">
            <text:p>selection-select-by-rectangle (</text:p>
          </table:table-cell>
          <table:table-cell table:style-name="ce17" table:formula="of:=LEFT([.E6];LEN([.E6])-2)" office:value-type="string" office:string-value="selection-select-by-rectangle" calcext:value-type="string">
            <text:p>selection-select-by-rectangle</text:p>
          </table:table-cell>
          <table:table-cell/>
          <table:table-cell office:value-type="string" calcext:value-type="string">
            <text:p>si</text:p>
          </table:table-cell>
          <table:table-cell office:value-type="string" calcext:value-type="string">
            <text:p>no</text:p>
          </table:table-cell>
          <table:table-cell office:value-type="string" calcext:value-type="string">
            <text:p>A06</text:p>
          </table:table-cell>
          <table:table-cell/>
          <table:table-cell table:number-columns-repeated="3" office:value-type="string" calcext:value-type="string">
            <text:p>si</text:p>
          </table:table-cell>
          <table:table-cell/>
          <table:table-cell office:value-type="string" calcext:value-type="string">
            <text:p>a_seleccion</text:p>
          </table:table-cell>
          <table:table-cell table:formula="of:=IF([.S6]&lt;&gt;[.C6];&quot;X&quot;;&quot;&quot;)">
            <text:p/>
          </table:table-cell>
          <table:table-cell table:style-name="ce10"/>
          <table:table-cell table:style-name="ce10" office:value-type="string" calcext:value-type="string">
            <text:p>selection-select-by-rectangle (org.gvsig.app.mainplugin)</text:p>
          </table:table-cell>
          <table:table-cell table:style-name="ce32"/>
          <table:table-cell table:number-columns-repeated="1004"/>
        </table:table-row>
        <table:table-row table:style-name="ro2">
          <table:table-cell office:value-type="float" office:value="122" calcext:value-type="float">
            <text:p>122</text:p>
          </table:table-cell>
          <table:table-cell table:style-name="ce5"/>
          <table:table-cell table:style-name="ce17" office:value-type="string" calcext:value-type="string">
            <text:p>selection-by-attributes (org.gvsig.app.document.table.app.mainplugin)</text:p>
          </table:table-cell>
          <table:table-cell table:style-name="ce17" table:formula="of:=SEARCH(&quot;(&quot;;[.C7])" office:value-type="float" office:value="25" calcext:value-type="float">
            <text:p>25</text:p>
          </table:table-cell>
          <table:table-cell table:style-name="ce17" table:formula="of:=LEFT([.C7];[.D7])" office:value-type="string" office:string-value="selection-by-attributes (" calcext:value-type="string">
            <text:p>selection-by-attributes (</text:p>
          </table:table-cell>
          <table:table-cell table:style-name="ce17" table:formula="of:=LEFT([.E7];LEN([.E7])-2)" office:value-type="string" office:string-value="selection-by-attributes" calcext:value-type="string">
            <text:p>selection-by-attributes</text:p>
          </table:table-cell>
          <table:table-cell/>
          <table:table-cell office:value-type="string" calcext:value-type="string">
            <text:p>si</text:p>
          </table:table-cell>
          <table:table-cell office:value-type="string" calcext:value-type="string">
            <text:p>no</text:p>
          </table:table-cell>
          <table:table-cell office:value-type="string" calcext:value-type="string">
            <text:p>A07</text:p>
          </table:table-cell>
          <table:table-cell/>
          <table:table-cell table:number-columns-repeated="3" office:value-type="string" calcext:value-type="string">
            <text:p>si</text:p>
          </table:table-cell>
          <table:table-cell/>
          <table:table-cell office:value-type="string" calcext:value-type="string">
            <text:p>a_seleccion</text:p>
          </table:table-cell>
          <table:table-cell table:formula="of:=IF([.S7]&lt;&gt;[.C7];&quot;X&quot;;&quot;&quot;)">
            <text:p/>
          </table:table-cell>
          <table:table-cell table:style-name="ce10"/>
          <table:table-cell table:style-name="ce10" office:value-type="string" calcext:value-type="string">
            <text:p>selection-by-attributes (org.gvsig.app.document.table.app.mainplugin)</text:p>
          </table:table-cell>
          <table:table-cell table:style-name="ce32"/>
          <table:table-cell table:number-columns-repeated="1004"/>
        </table:table-row>
        <table:table-row table:style-name="ro2">
          <table:table-cell office:value-type="float" office:value="129" calcext:value-type="float">
            <text:p>129</text:p>
          </table:table-cell>
          <table:table-cell table:style-name="ce5"/>
          <table:table-cell table:style-name="ce17" office:value-type="string" calcext:value-type="string">
            <text:p>selection-select-all (org.gvsig.selectiontools.app.mainplugin)</text:p>
          </table:table-cell>
          <table:table-cell table:style-name="ce17" table:formula="of:=SEARCH(&quot;(&quot;;[.C8])" office:value-type="float" office:value="22" calcext:value-type="float">
            <text:p>22</text:p>
          </table:table-cell>
          <table:table-cell table:style-name="ce17" table:formula="of:=LEFT([.C8];[.D8])" office:value-type="string" office:string-value="selection-select-all (" calcext:value-type="string">
            <text:p>selection-select-all (</text:p>
          </table:table-cell>
          <table:table-cell table:style-name="ce17" table:formula="of:=LEFT([.E8];LEN([.E8])-2)" office:value-type="string" office:string-value="selection-select-all" calcext:value-type="string">
            <text:p>selection-select-all</text:p>
          </table:table-cell>
          <table:table-cell/>
          <table:table-cell office:value-type="string" calcext:value-type="string">
            <text:p>si</text:p>
          </table:table-cell>
          <table:table-cell office:value-type="string" calcext:value-type="string">
            <text:p>no</text:p>
          </table:table-cell>
          <table:table-cell office:value-type="string" calcext:value-type="string">
            <text:p>A08</text:p>
          </table:table-cell>
          <table:table-cell/>
          <table:table-cell table:number-columns-repeated="3" office:value-type="string" calcext:value-type="string">
            <text:p>si</text:p>
          </table:table-cell>
          <table:table-cell/>
          <table:table-cell office:value-type="string" calcext:value-type="string">
            <text:p>a_seleccion</text:p>
          </table:table-cell>
          <table:table-cell table:formula="of:=IF([.S8]&lt;&gt;[.C8];&quot;X&quot;;&quot;&quot;)">
            <text:p/>
          </table:table-cell>
          <table:table-cell table:style-name="ce10"/>
          <table:table-cell table:style-name="ce10" office:value-type="string" calcext:value-type="string">
            <text:p>selection-select-all (org.gvsig.selectiontools.app.mainplugin)</text:p>
          </table:table-cell>
          <table:table-cell table:style-name="ce32"/>
          <table:table-cell table:number-columns-repeated="1004"/>
        </table:table-row>
        <table:table-row table:style-name="ro2">
          <table:table-cell office:value-type="float" office:value="26" calcext:value-type="float">
            <text:p>26</text:p>
          </table:table-cell>
          <table:table-cell table:style-name="ce5"/>
          <table:table-cell table:style-name="ce29" office:value-type="string" calcext:value-type="string">
            <text:p>edit-clear (org.gvsig.app.mainplugin)</text:p>
          </table:table-cell>
          <table:table-cell table:style-name="ce17" table:formula="of:=SEARCH(&quot;(&quot;;[.C9])" office:value-type="float" office:value="12" calcext:value-type="float">
            <text:p>12</text:p>
          </table:table-cell>
          <table:table-cell table:style-name="ce17" table:formula="of:=LEFT([.C9];[.D9])" office:value-type="string" office:string-value="edit-clear (" calcext:value-type="string">
            <text:p>edit-clear (</text:p>
          </table:table-cell>
          <table:table-cell table:style-name="ce17" table:formula="of:=LEFT([.E9];LEN([.E9])-2)" office:value-type="string" office:string-value="edit-clear" calcext:value-type="string">
            <text:p>edit-clear</text:p>
          </table:table-cell>
          <table:table-cell/>
          <table:table-cell office:value-type="string" calcext:value-type="string">
            <text:p>si</text:p>
          </table:table-cell>
          <table:table-cell office:value-type="string" calcext:value-type="string">
            <text:p>no</text:p>
          </table:table-cell>
          <table:table-cell office:value-type="string" calcext:value-type="string">
            <text:p>A09</text:p>
          </table:table-cell>
          <table:table-cell/>
          <table:table-cell table:number-columns-repeated="3" office:value-type="string" calcext:value-type="string">
            <text:p>si</text:p>
          </table:table-cell>
          <table:table-cell/>
          <table:table-cell office:value-type="string" calcext:value-type="string">
            <text:p>a_seleccion</text:p>
          </table:table-cell>
          <table:table-cell table:formula="of:=IF([.S9]&lt;&gt;[.C9];&quot;X&quot;;&quot;&quot;)">
            <text:p/>
          </table:table-cell>
          <table:table-cell table:style-name="ce10"/>
          <table:table-cell table:style-name="ce68" office:value-type="string" calcext:value-type="string">
            <text:p>edit-clear (org.gvsig.app.mainplugin)</text:p>
          </table:table-cell>
          <table:table-cell table:style-name="ce32"/>
          <table:table-cell table:number-columns-repeated="1004"/>
        </table:table-row>
        <table:table-row table:style-name="ro2">
          <table:table-cell office:value-type="float" office:value="124" calcext:value-type="float">
            <text:p>124</text:p>
          </table:table-cell>
          <table:table-cell table:style-name="ce5"/>
          <table:table-cell table:style-name="ce30" office:value-type="string" calcext:value-type="string">
            <text:p>selection-clear (org.gvsig.app.document.table.app.mainplugin)</text:p>
          </table:table-cell>
          <table:table-cell table:style-name="ce17" table:formula="of:=SEARCH(&quot;(&quot;;[.C10])" office:value-type="float" office:value="17" calcext:value-type="float">
            <text:p>17</text:p>
          </table:table-cell>
          <table:table-cell table:style-name="ce17" table:formula="of:=LEFT([.C10];[.D10])" office:value-type="string" office:string-value="selection-clear (" calcext:value-type="string">
            <text:p>selection-clear (</text:p>
          </table:table-cell>
          <table:table-cell table:style-name="ce17" table:formula="of:=LEFT([.E10];LEN([.E10])-2)" office:value-type="string" office:string-value="selection-clear" calcext:value-type="string">
            <text:p>selection-clear</text:p>
          </table:table-cell>
          <table:table-cell/>
          <table:table-cell office:value-type="string" calcext:value-type="string">
            <text:p>si</text:p>
          </table:table-cell>
          <table:table-cell office:value-type="string" calcext:value-type="string">
            <text:p>no</text:p>
          </table:table-cell>
          <table:table-cell office:value-type="string" calcext:value-type="string">
            <text:p>A09</text:p>
          </table:table-cell>
          <table:table-cell/>
          <table:table-cell table:number-columns-repeated="3" office:value-type="string" calcext:value-type="string">
            <text:p>si</text:p>
          </table:table-cell>
          <table:table-cell/>
          <table:table-cell office:value-type="string" calcext:value-type="string">
            <text:p>a_seleccion</text:p>
          </table:table-cell>
          <table:table-cell table:formula="of:=IF([.S10]&lt;&gt;[.C10];&quot;X&quot;;&quot;&quot;)">
            <text:p/>
          </table:table-cell>
          <table:table-cell table:style-name="ce10"/>
          <table:table-cell table:style-name="ce69" office:value-type="string" calcext:value-type="string">
            <text:p>selection-clear (org.gvsig.app.document.table.app.mainplugin)</text:p>
          </table:table-cell>
          <table:table-cell table:style-name="ce32"/>
          <table:table-cell table:number-columns-repeated="1004"/>
        </table:table-row>
        <table:table-row table:style-name="ro2">
          <table:table-cell office:value-type="float" office:value="128" calcext:value-type="float">
            <text:p>128</text:p>
          </table:table-cell>
          <table:table-cell table:style-name="ce5"/>
          <table:table-cell table:style-name="ce17" office:value-type="string" calcext:value-type="string">
            <text:p>selection-reverse (org.gvsig.app.document.table.app.mainplugin)</text:p>
          </table:table-cell>
          <table:table-cell table:style-name="ce17" table:formula="of:=SEARCH(&quot;(&quot;;[.C11])" office:value-type="float" office:value="19" calcext:value-type="float">
            <text:p>19</text:p>
          </table:table-cell>
          <table:table-cell table:style-name="ce17" table:formula="of:=LEFT([.C11];[.D11])" office:value-type="string" office:string-value="selection-reverse (" calcext:value-type="string">
            <text:p>selection-reverse (</text:p>
          </table:table-cell>
          <table:table-cell table:style-name="ce17" table:formula="of:=LEFT([.E11];LEN([.E11])-2)" office:value-type="string" office:string-value="selection-reverse" calcext:value-type="string">
            <text:p>selection-reverse</text:p>
          </table:table-cell>
          <table:table-cell/>
          <table:table-cell office:value-type="string" calcext:value-type="string">
            <text:p>si</text:p>
          </table:table-cell>
          <table:table-cell office:value-type="string" calcext:value-type="string">
            <text:p>no</text:p>
          </table:table-cell>
          <table:table-cell office:value-type="string" calcext:value-type="string">
            <text:p>A10</text:p>
          </table:table-cell>
          <table:table-cell/>
          <table:table-cell table:number-columns-repeated="3" office:value-type="string" calcext:value-type="string">
            <text:p>si</text:p>
          </table:table-cell>
          <table:table-cell/>
          <table:table-cell office:value-type="string" calcext:value-type="string">
            <text:p>a_seleccion</text:p>
          </table:table-cell>
          <table:table-cell table:formula="of:=IF([.S11]&lt;&gt;[.C11];&quot;X&quot;;&quot;&quot;)">
            <text:p/>
          </table:table-cell>
          <table:table-cell table:style-name="ce10"/>
          <table:table-cell table:style-name="ce10" office:value-type="string" calcext:value-type="string">
            <text:p>selection-reverse (org.gvsig.app.document.table.app.mainplugin)</text:p>
          </table:table-cell>
          <table:table-cell table:style-name="ce32"/>
          <table:table-cell table:number-columns-repeated="1004"/>
        </table:table-row>
        <table:table-row table:style-name="ro2">
          <table:table-cell office:value-type="float" office:value="130" calcext:value-type="float">
            <text:p>130</text:p>
          </table:table-cell>
          <table:table-cell table:style-name="ce5"/>
          <table:table-cell table:style-name="ce17" office:value-type="string" calcext:value-type="string">
            <text:p>selection-select-by-buffer (org.gvsig.selectiontools.app.mainplugin)</text:p>
          </table:table-cell>
          <table:table-cell table:style-name="ce17" table:formula="of:=SEARCH(&quot;(&quot;;[.C12])" office:value-type="float" office:value="28" calcext:value-type="float">
            <text:p>28</text:p>
          </table:table-cell>
          <table:table-cell table:style-name="ce17" table:formula="of:=LEFT([.C12];[.D12])" office:value-type="string" office:string-value="selection-select-by-buffer (" calcext:value-type="string">
            <text:p>selection-select-by-buffer (</text:p>
          </table:table-cell>
          <table:table-cell table:style-name="ce17" table:formula="of:=LEFT([.E12];LEN([.E12])-2)" office:value-type="string" office:string-value="selection-select-by-buffer" calcext:value-type="string">
            <text:p>selection-select-by-buffer</text:p>
          </table:table-cell>
          <table:table-cell/>
          <table:table-cell office:value-type="string" calcext:value-type="string">
            <text:p>si</text:p>
          </table:table-cell>
          <table:table-cell office:value-type="string" calcext:value-type="string">
            <text:p>no</text:p>
          </table:table-cell>
          <table:table-cell office:value-type="string" calcext:value-type="string">
            <text:p>A11</text:p>
          </table:table-cell>
          <table:table-cell/>
          <table:table-cell table:number-columns-repeated="3" office:value-type="string" calcext:value-type="string">
            <text:p>si</text:p>
          </table:table-cell>
          <table:table-cell/>
          <table:table-cell office:value-type="string" calcext:value-type="string">
            <text:p>a_seleccion</text:p>
          </table:table-cell>
          <table:table-cell table:formula="of:=IF([.S12]&lt;&gt;[.C12];&quot;X&quot;;&quot;&quot;)">
            <text:p/>
          </table:table-cell>
          <table:table-cell table:style-name="ce10"/>
          <table:table-cell table:style-name="ce10" office:value-type="string" calcext:value-type="string">
            <text:p>selection-select-by-buffer (org.gvsig.selectiontools.app.mainplugin)</text:p>
          </table:table-cell>
          <table:table-cell table:style-name="ce32"/>
          <table:table-cell table:number-columns-repeated="1004"/>
        </table:table-row>
        <table:table-row table:style-name="ro3">
          <table:table-cell office:value-type="float" office:value="132" calcext:value-type="float">
            <text:p>132</text:p>
          </table:table-cell>
          <table:table-cell table:style-name="ce5"/>
          <table:table-cell table:style-name="ce17" office:value-type="string" calcext:value-type="string">
            <text:p>selection-select-by-layer (org.gvsig.app.mainplugin)</text:p>
          </table:table-cell>
          <table:table-cell table:style-name="ce17" table:formula="of:=SEARCH(&quot;(&quot;;[.C13])" office:value-type="float" office:value="27" calcext:value-type="float">
            <text:p>27</text:p>
          </table:table-cell>
          <table:table-cell table:style-name="ce17" table:formula="of:=LEFT([.C13];[.D13])" office:value-type="string" office:string-value="selection-select-by-layer (" calcext:value-type="string">
            <text:p>selection-select-by-layer (</text:p>
          </table:table-cell>
          <table:table-cell table:style-name="ce17" table:formula="of:=LEFT([.E13];LEN([.E13])-2)" office:value-type="string" office:string-value="selection-select-by-layer" calcext:value-type="string">
            <text:p>selection-select-by-layer</text:p>
          </table:table-cell>
          <table:table-cell/>
          <table:table-cell office:value-type="string" calcext:value-type="string">
            <text:p>si</text:p>
          </table:table-cell>
          <table:table-cell office:value-type="string" calcext:value-type="string">
            <text:p>no</text:p>
          </table:table-cell>
          <table:table-cell office:value-type="string" calcext:value-type="string">
            <text:p>A12</text:p>
          </table:table-cell>
          <table:table-cell/>
          <table:table-cell table:number-columns-repeated="3" office:value-type="string" calcext:value-type="string">
            <text:p>si</text:p>
          </table:table-cell>
          <table:table-cell/>
          <table:table-cell office:value-type="string" calcext:value-type="string">
            <text:p>a_seleccion</text:p>
          </table:table-cell>
          <table:table-cell table:formula="of:=IF([.S13]&lt;&gt;[.C13];&quot;X&quot;;&quot;&quot;)">
            <text:p/>
          </table:table-cell>
          <table:table-cell table:style-name="ce10"/>
          <table:table-cell table:style-name="ce10" office:value-type="string" calcext:value-type="string">
            <text:p>selection-select-by-layer (org.gvsig.app.mainplugin)</text:p>
          </table:table-cell>
          <table:table-cell table:style-name="ce32" table:number-columns-repeated="3"/>
          <table:table-cell table:number-columns-repeated="1002"/>
        </table:table-row>
        <table:table-row table:style-name="ro4">
          <table:table-cell office:value-type="float" office:value="105" calcext:value-type="float">
            <text:p>105</text:p>
          </table:table-cell>
          <table:table-cell table:style-name="ce5"/>
          <table:table-cell table:style-name="ce17" office:value-type="string" calcext:value-type="string">
            <text:p>layout-view-navigation-pan (org.gvsig.app.document.layout2.app.mainplugin)</text:p>
          </table:table-cell>
          <table:table-cell table:style-name="ce17" table:formula="of:=SEARCH(&quot;(&quot;;[.C14])" office:value-type="float" office:value="28" calcext:value-type="float">
            <text:p>28</text:p>
          </table:table-cell>
          <table:table-cell table:style-name="ce17" table:formula="of:=LEFT([.C14];[.D14])" office:value-type="string" office:string-value="layout-view-navigation-pan (" calcext:value-type="string">
            <text:p>layout-view-navigation-pan (</text:p>
          </table:table-cell>
          <table:table-cell table:style-name="ce17" table:formula="of:=LEFT([.E14];LEN([.E14])-2)" office:value-type="string" office:string-value="layout-view-navigation-pan" calcext:value-type="string">
            <text:p>layout-view-navigation-pan</text:p>
          </table:table-cell>
          <table:table-cell/>
          <table:table-cell office:value-type="string" calcext:value-type="string">
            <text:p>si</text:p>
          </table:table-cell>
          <table:table-cell office:value-type="string" calcext:value-type="string">
            <text:p>no</text:p>
          </table:table-cell>
          <table:table-cell office:value-type="string" calcext:value-type="string">
            <text:p>B01</text:p>
          </table:table-cell>
          <table:table-cell/>
          <table:table-cell table:number-columns-repeated="3" office:value-type="string" calcext:value-type="string">
            <text:p>si</text:p>
          </table:table-cell>
          <table:table-cell/>
          <table:table-cell office:value-type="string" calcext:value-type="string">
            <text:p>b_zoom_vista</text:p>
          </table:table-cell>
          <table:table-cell table:formula="of:=IF([.S14]&lt;&gt;[.C14];&quot;X&quot;;&quot;&quot;)">
            <text:p/>
          </table:table-cell>
          <table:table-cell table:style-name="ce10"/>
          <table:table-cell table:style-name="ce10" office:value-type="string" calcext:value-type="string">
            <text:p>layout-view-navigation-pan (org.gvsig.app.document.layout2.app.mainplugin)</text:p>
          </table:table-cell>
          <table:table-cell table:style-name="ce32" table:number-columns-repeated="3"/>
          <table:table-cell table:number-columns-repeated="1002"/>
        </table:table-row>
        <table:table-row table:style-name="ro3">
          <table:table-cell office:value-type="float" office:value="186" calcext:value-type="float">
            <text:p>186</text:p>
          </table:table-cell>
          <table:table-cell table:style-name="ce5"/>
          <table:table-cell table:style-name="ce17" office:value-type="string" calcext:value-type="string">
            <text:p>view-navigation-pan (org.gvsig.app.mainplugin)</text:p>
          </table:table-cell>
          <table:table-cell table:style-name="ce17" table:formula="of:=SEARCH(&quot;(&quot;;[.C15])" office:value-type="float" office:value="21" calcext:value-type="float">
            <text:p>21</text:p>
          </table:table-cell>
          <table:table-cell table:style-name="ce17" table:formula="of:=LEFT([.C15];[.D15])" office:value-type="string" office:string-value="view-navigation-pan (" calcext:value-type="string">
            <text:p>view-navigation-pan (</text:p>
          </table:table-cell>
          <table:table-cell table:style-name="ce17" table:formula="of:=LEFT([.E15];LEN([.E15])-2)" office:value-type="string" office:string-value="view-navigation-pan" calcext:value-type="string">
            <text:p>view-navigation-pan</text:p>
          </table:table-cell>
          <table:table-cell/>
          <table:table-cell office:value-type="string" calcext:value-type="string">
            <text:p>si</text:p>
          </table:table-cell>
          <table:table-cell office:value-type="string" calcext:value-type="string">
            <text:p>no</text:p>
          </table:table-cell>
          <table:table-cell office:value-type="string" calcext:value-type="string">
            <text:p>B01</text:p>
          </table:table-cell>
          <table:table-cell/>
          <table:table-cell table:number-columns-repeated="3" office:value-type="string" calcext:value-type="string">
            <text:p>si</text:p>
          </table:table-cell>
          <table:table-cell/>
          <table:table-cell office:value-type="string" calcext:value-type="string">
            <text:p>b_zoom_vista</text:p>
          </table:table-cell>
          <table:table-cell table:formula="of:=IF([.S15]&lt;&gt;[.C15];&quot;X&quot;;&quot;&quot;)">
            <text:p/>
          </table:table-cell>
          <table:table-cell table:style-name="ce10"/>
          <table:table-cell table:style-name="ce10" office:value-type="string" calcext:value-type="string">
            <text:p>view-navigation-pan (org.gvsig.app.mainplugin)</text:p>
          </table:table-cell>
          <table:table-cell table:style-name="ce32" table:number-columns-repeated="3"/>
          <table:table-cell table:number-columns-repeated="1002"/>
        </table:table-row>
        <table:table-row table:style-name="ro4">
          <table:table-cell office:value-type="float" office:value="108" calcext:value-type="float">
            <text:p>108</text:p>
          </table:table-cell>
          <table:table-cell table:style-name="ce5"/>
          <table:table-cell table:style-name="ce17" office:value-type="string" calcext:value-type="string">
            <text:p>layout-view-navigation-zoom-in-topoint (org.gvsig.app.document.layout2.app.mainplugin)</text:p>
          </table:table-cell>
          <table:table-cell table:style-name="ce17" table:formula="of:=SEARCH(&quot;(&quot;;[.C16])" office:value-type="float" office:value="40" calcext:value-type="float">
            <text:p>40</text:p>
          </table:table-cell>
          <table:table-cell table:style-name="ce17" table:formula="of:=LEFT([.C16];[.D16])" office:value-type="string" office:string-value="layout-view-navigation-zoom-in-topoint (" calcext:value-type="string">
            <text:p>layout-view-navigation-zoom-in-topoint (</text:p>
          </table:table-cell>
          <table:table-cell table:style-name="ce17" table:formula="of:=LEFT([.E16];LEN([.E16])-2)" office:value-type="string" office:string-value="layout-view-navigation-zoom-in-topoint" calcext:value-type="string">
            <text:p>layout-view-navigation-zoom-in-topoint</text:p>
          </table:table-cell>
          <table:table-cell/>
          <table:table-cell office:value-type="string" calcext:value-type="string">
            <text:p>si</text:p>
          </table:table-cell>
          <table:table-cell office:value-type="string" calcext:value-type="string">
            <text:p>no</text:p>
          </table:table-cell>
          <table:table-cell office:value-type="string" calcext:value-type="string">
            <text:p>B02</text:p>
          </table:table-cell>
          <table:table-cell/>
          <table:table-cell table:number-columns-repeated="3" office:value-type="string" calcext:value-type="string">
            <text:p>si</text:p>
          </table:table-cell>
          <table:table-cell/>
          <table:table-cell office:value-type="string" calcext:value-type="string">
            <text:p>b_zoom_vista</text:p>
          </table:table-cell>
          <table:table-cell table:formula="of:=IF([.S16]&lt;&gt;[.C16];&quot;X&quot;;&quot;&quot;)">
            <text:p/>
          </table:table-cell>
          <table:table-cell table:style-name="ce10"/>
          <table:table-cell table:style-name="ce10" office:value-type="string" calcext:value-type="string">
            <text:p>layout-view-navigation-zoom-in-topoint (org.gvsig.app.document.layout2.app.mainplugin)</text:p>
          </table:table-cell>
          <table:table-cell table:style-name="ce32" table:number-columns-repeated="3"/>
          <table:table-cell table:number-columns-repeated="1002"/>
        </table:table-row>
        <table:table-row table:style-name="ro3">
          <table:table-cell office:value-type="float" office:value="190" calcext:value-type="float">
            <text:p>190</text:p>
          </table:table-cell>
          <table:table-cell table:style-name="ce5"/>
          <table:table-cell table:style-name="ce17" office:value-type="string" calcext:value-type="string">
            <text:p>view-navigation-zoom-in-topoint (org.gvsig.app.mainplugin)</text:p>
          </table:table-cell>
          <table:table-cell table:style-name="ce17" table:formula="of:=SEARCH(&quot;(&quot;;[.C17])" office:value-type="float" office:value="33" calcext:value-type="float">
            <text:p>33</text:p>
          </table:table-cell>
          <table:table-cell table:style-name="ce17" table:formula="of:=LEFT([.C17];[.D17])" office:value-type="string" office:string-value="view-navigation-zoom-in-topoint (" calcext:value-type="string">
            <text:p>view-navigation-zoom-in-topoint (</text:p>
          </table:table-cell>
          <table:table-cell table:style-name="ce17" table:formula="of:=LEFT([.E17];LEN([.E17])-2)" office:value-type="string" office:string-value="view-navigation-zoom-in-topoint" calcext:value-type="string">
            <text:p>view-navigation-zoom-in-topoint</text:p>
          </table:table-cell>
          <table:table-cell/>
          <table:table-cell office:value-type="string" calcext:value-type="string">
            <text:p>si</text:p>
          </table:table-cell>
          <table:table-cell office:value-type="string" calcext:value-type="string">
            <text:p>no</text:p>
          </table:table-cell>
          <table:table-cell office:value-type="string" calcext:value-type="string">
            <text:p>B02</text:p>
          </table:table-cell>
          <table:table-cell/>
          <table:table-cell table:number-columns-repeated="3" office:value-type="string" calcext:value-type="string">
            <text:p>si</text:p>
          </table:table-cell>
          <table:table-cell/>
          <table:table-cell office:value-type="string" calcext:value-type="string">
            <text:p>b_zoom_vista</text:p>
          </table:table-cell>
          <table:table-cell table:formula="of:=IF([.S17]&lt;&gt;[.C17];&quot;X&quot;;&quot;&quot;)">
            <text:p/>
          </table:table-cell>
          <table:table-cell table:style-name="ce10"/>
          <table:table-cell table:style-name="ce10" office:value-type="string" calcext:value-type="string">
            <text:p>view-navigation-zoom-in-topoint (org.gvsig.app.mainplugin)</text:p>
          </table:table-cell>
          <table:table-cell table:style-name="ce32" table:number-columns-repeated="3"/>
          <table:table-cell table:number-columns-repeated="1002"/>
        </table:table-row>
        <table:table-row table:style-name="ro4">
          <table:table-cell office:value-type="float" office:value="109" calcext:value-type="float">
            <text:p>109</text:p>
          </table:table-cell>
          <table:table-cell table:style-name="ce5"/>
          <table:table-cell table:style-name="ce17" office:value-type="string" calcext:value-type="string">
            <text:p>layout-view-navigation-zoom-out-topoint (org.gvsig.app.document.layout2.app.mainplugin)</text:p>
          </table:table-cell>
          <table:table-cell table:style-name="ce17" table:formula="of:=SEARCH(&quot;(&quot;;[.C18])" office:value-type="float" office:value="41" calcext:value-type="float">
            <text:p>41</text:p>
          </table:table-cell>
          <table:table-cell table:style-name="ce17" table:formula="of:=LEFT([.C18];[.D18])" office:value-type="string" office:string-value="layout-view-navigation-zoom-out-topoint (" calcext:value-type="string">
            <text:p>layout-view-navigation-zoom-out-topoint (</text:p>
          </table:table-cell>
          <table:table-cell table:style-name="ce17" table:formula="of:=LEFT([.E18];LEN([.E18])-2)" office:value-type="string" office:string-value="layout-view-navigation-zoom-out-topoint" calcext:value-type="string">
            <text:p>layout-view-navigation-zoom-out-topoint</text:p>
          </table:table-cell>
          <table:table-cell/>
          <table:table-cell office:value-type="string" calcext:value-type="string">
            <text:p>si</text:p>
          </table:table-cell>
          <table:table-cell office:value-type="string" calcext:value-type="string">
            <text:p>no</text:p>
          </table:table-cell>
          <table:table-cell office:value-type="string" calcext:value-type="string">
            <text:p>B03</text:p>
          </table:table-cell>
          <table:table-cell/>
          <table:table-cell table:number-columns-repeated="3" office:value-type="string" calcext:value-type="string">
            <text:p>si</text:p>
          </table:table-cell>
          <table:table-cell/>
          <table:table-cell office:value-type="string" calcext:value-type="string">
            <text:p>b_zoom_vista</text:p>
          </table:table-cell>
          <table:table-cell table:formula="of:=IF([.S18]&lt;&gt;[.C18];&quot;X&quot;;&quot;&quot;)">
            <text:p/>
          </table:table-cell>
          <table:table-cell table:style-name="ce10"/>
          <table:table-cell table:style-name="ce10" office:value-type="string" calcext:value-type="string">
            <text:p>layout-view-navigation-zoom-out-topoint (org.gvsig.app.document.layout2.app.mainplugin)</text:p>
          </table:table-cell>
          <table:table-cell table:style-name="ce32" table:number-columns-repeated="3"/>
          <table:table-cell table:number-columns-repeated="1002"/>
        </table:table-row>
        <table:table-row table:style-name="ro3">
          <table:table-cell office:value-type="float" office:value="193" calcext:value-type="float">
            <text:p>193</text:p>
          </table:table-cell>
          <table:table-cell table:style-name="ce5"/>
          <table:table-cell table:style-name="ce17" office:value-type="string" calcext:value-type="string">
            <text:p>view-navigation-zoom-out-topoint (org.gvsig.app.mainplugin)</text:p>
          </table:table-cell>
          <table:table-cell table:style-name="ce17" table:formula="of:=SEARCH(&quot;(&quot;;[.C19])" office:value-type="float" office:value="34" calcext:value-type="float">
            <text:p>34</text:p>
          </table:table-cell>
          <table:table-cell table:style-name="ce17" table:formula="of:=LEFT([.C19];[.D19])" office:value-type="string" office:string-value="view-navigation-zoom-out-topoint (" calcext:value-type="string">
            <text:p>view-navigation-zoom-out-topoint (</text:p>
          </table:table-cell>
          <table:table-cell table:style-name="ce17" table:formula="of:=LEFT([.E19];LEN([.E19])-2)" office:value-type="string" office:string-value="view-navigation-zoom-out-topoint" calcext:value-type="string">
            <text:p>view-navigation-zoom-out-topoint</text:p>
          </table:table-cell>
          <table:table-cell/>
          <table:table-cell office:value-type="string" calcext:value-type="string">
            <text:p>si</text:p>
          </table:table-cell>
          <table:table-cell office:value-type="string" calcext:value-type="string">
            <text:p>no</text:p>
          </table:table-cell>
          <table:table-cell office:value-type="string" calcext:value-type="string">
            <text:p>B03</text:p>
          </table:table-cell>
          <table:table-cell/>
          <table:table-cell table:number-columns-repeated="3" office:value-type="string" calcext:value-type="string">
            <text:p>si</text:p>
          </table:table-cell>
          <table:table-cell/>
          <table:table-cell office:value-type="string" calcext:value-type="string">
            <text:p>b_zoom_vista</text:p>
          </table:table-cell>
          <table:table-cell table:formula="of:=IF([.S19]&lt;&gt;[.C19];&quot;X&quot;;&quot;&quot;)">
            <text:p/>
          </table:table-cell>
          <table:table-cell table:style-name="ce10"/>
          <table:table-cell table:style-name="ce10" office:value-type="string" calcext:value-type="string">
            <text:p>view-navigation-zoom-out-topoint (org.gvsig.app.mainplugin)</text:p>
          </table:table-cell>
          <table:table-cell table:style-name="ce32" table:number-columns-repeated="3"/>
          <table:table-cell table:number-columns-repeated="1002"/>
        </table:table-row>
        <table:table-row table:style-name="ro3">
          <table:table-cell office:value-type="float" office:value="192" calcext:value-type="float">
            <text:p>192</text:p>
          </table:table-cell>
          <table:table-cell table:style-name="ce5"/>
          <table:table-cell table:style-name="ce17" office:value-type="string" calcext:value-type="string">
            <text:p>view-navigation-zoom-out-center (org.gvsig.app.mainplugin)</text:p>
          </table:table-cell>
          <table:table-cell table:style-name="ce17" table:formula="of:=SEARCH(&quot;(&quot;;[.C20])" office:value-type="float" office:value="33" calcext:value-type="float">
            <text:p>33</text:p>
          </table:table-cell>
          <table:table-cell table:style-name="ce17" table:formula="of:=LEFT([.C20];[.D20])" office:value-type="string" office:string-value="view-navigation-zoom-out-center (" calcext:value-type="string">
            <text:p>view-navigation-zoom-out-center (</text:p>
          </table:table-cell>
          <table:table-cell table:style-name="ce17" table:formula="of:=LEFT([.E20];LEN([.E20])-2)" office:value-type="string" office:string-value="view-navigation-zoom-out-center" calcext:value-type="string">
            <text:p>view-navigation-zoom-out-center</text:p>
          </table:table-cell>
          <table:table-cell/>
          <table:table-cell office:value-type="string" calcext:value-type="string">
            <text:p>si</text:p>
          </table:table-cell>
          <table:table-cell office:value-type="string" calcext:value-type="string">
            <text:p>no</text:p>
          </table:table-cell>
          <table:table-cell office:value-type="string" calcext:value-type="string">
            <text:p>B04</text:p>
          </table:table-cell>
          <table:table-cell/>
          <table:table-cell table:number-columns-repeated="3" office:value-type="string" calcext:value-type="string">
            <text:p>si</text:p>
          </table:table-cell>
          <table:table-cell/>
          <table:table-cell office:value-type="string" calcext:value-type="string">
            <text:p>b_zoom_vista</text:p>
          </table:table-cell>
          <table:table-cell table:formula="of:=IF([.S20]&lt;&gt;[.C20];&quot;X&quot;;&quot;&quot;)">
            <text:p/>
          </table:table-cell>
          <table:table-cell table:style-name="ce10"/>
          <table:table-cell table:style-name="ce10" office:value-type="string" calcext:value-type="string">
            <text:p>view-navigation-zoom-out-center (org.gvsig.app.mainplugin)</text:p>
          </table:table-cell>
          <table:table-cell table:style-name="ce32" table:number-columns-repeated="3"/>
          <table:table-cell table:number-columns-repeated="1002"/>
        </table:table-row>
        <table:table-row table:style-name="ro3">
          <table:table-cell office:value-type="float" office:value="189" calcext:value-type="float">
            <text:p>189</text:p>
          </table:table-cell>
          <table:table-cell table:style-name="ce5"/>
          <table:table-cell table:style-name="ce17" office:value-type="string" calcext:value-type="string">
            <text:p>view-navigation-zoom-in-center (org.gvsig.app.mainplugin)</text:p>
          </table:table-cell>
          <table:table-cell table:style-name="ce17" table:formula="of:=SEARCH(&quot;(&quot;;[.C21])" office:value-type="float" office:value="32" calcext:value-type="float">
            <text:p>32</text:p>
          </table:table-cell>
          <table:table-cell table:style-name="ce17" table:formula="of:=LEFT([.C21];[.D21])" office:value-type="string" office:string-value="view-navigation-zoom-in-center (" calcext:value-type="string">
            <text:p>view-navigation-zoom-in-center (</text:p>
          </table:table-cell>
          <table:table-cell table:style-name="ce17" table:formula="of:=LEFT([.E21];LEN([.E21])-2)" office:value-type="string" office:string-value="view-navigation-zoom-in-center" calcext:value-type="string">
            <text:p>view-navigation-zoom-in-center</text:p>
          </table:table-cell>
          <table:table-cell/>
          <table:table-cell office:value-type="string" calcext:value-type="string">
            <text:p>si</text:p>
          </table:table-cell>
          <table:table-cell office:value-type="string" calcext:value-type="string">
            <text:p>no</text:p>
          </table:table-cell>
          <table:table-cell office:value-type="string" calcext:value-type="string">
            <text:p>B05</text:p>
          </table:table-cell>
          <table:table-cell/>
          <table:table-cell table:number-columns-repeated="3" office:value-type="string" calcext:value-type="string">
            <text:p>si</text:p>
          </table:table-cell>
          <table:table-cell/>
          <table:table-cell office:value-type="string" calcext:value-type="string">
            <text:p>b_zoom_vista</text:p>
          </table:table-cell>
          <table:table-cell table:formula="of:=IF([.S21]&lt;&gt;[.C21];&quot;X&quot;;&quot;&quot;)">
            <text:p/>
          </table:table-cell>
          <table:table-cell table:style-name="ce10"/>
          <table:table-cell table:style-name="ce10" office:value-type="string" calcext:value-type="string">
            <text:p>view-navigation-zoom-in-center (org.gvsig.app.mainplugin)</text:p>
          </table:table-cell>
          <table:table-cell table:style-name="ce32" table:number-columns-repeated="3"/>
          <table:table-cell table:number-columns-repeated="1002"/>
        </table:table-row>
        <table:table-row table:style-name="ro4">
          <table:table-cell office:value-type="float" office:value="194" calcext:value-type="float">
            <text:p>194</text:p>
          </table:table-cell>
          <table:table-cell table:style-name="ce5"/>
          <table:table-cell table:style-name="ce17" office:value-type="string" calcext:value-type="string">
            <text:p>view-navigation-zoom-to-selection (org.gvsig.app.document.table.app.mainplugin)</text:p>
          </table:table-cell>
          <table:table-cell table:style-name="ce17" table:formula="of:=SEARCH(&quot;(&quot;;[.C22])" office:value-type="float" office:value="35" calcext:value-type="float">
            <text:p>35</text:p>
          </table:table-cell>
          <table:table-cell table:style-name="ce17" table:formula="of:=LEFT([.C22];[.D22])" office:value-type="string" office:string-value="view-navigation-zoom-to-selection (" calcext:value-type="string">
            <text:p>view-navigation-zoom-to-selection (</text:p>
          </table:table-cell>
          <table:table-cell table:style-name="ce17" table:formula="of:=LEFT([.E22];LEN([.E22])-2)" office:value-type="string" office:string-value="view-navigation-zoom-to-selection" calcext:value-type="string">
            <text:p>view-navigation-zoom-to-selection</text:p>
          </table:table-cell>
          <table:table-cell/>
          <table:table-cell office:value-type="string" calcext:value-type="string">
            <text:p>si</text:p>
          </table:table-cell>
          <table:table-cell office:value-type="string" calcext:value-type="string">
            <text:p>no</text:p>
          </table:table-cell>
          <table:table-cell office:value-type="string" calcext:value-type="string">
            <text:p>B06</text:p>
          </table:table-cell>
          <table:table-cell/>
          <table:table-cell table:number-columns-repeated="3" office:value-type="string" calcext:value-type="string">
            <text:p>si</text:p>
          </table:table-cell>
          <table:table-cell/>
          <table:table-cell office:value-type="string" calcext:value-type="string">
            <text:p>b_zoom_vista</text:p>
          </table:table-cell>
          <table:table-cell table:formula="of:=IF([.S22]&lt;&gt;[.C22];&quot;X&quot;;&quot;&quot;)">
            <text:p/>
          </table:table-cell>
          <table:table-cell table:style-name="ce10"/>
          <table:table-cell table:style-name="ce10" office:value-type="string" calcext:value-type="string">
            <text:p>view-navigation-zoom-to-selection (org.gvsig.app.document.table.app.mainplugin)</text:p>
          </table:table-cell>
          <table:table-cell table:style-name="ce32" table:number-columns-repeated="3"/>
          <table:table-cell table:number-columns-repeated="1002"/>
        </table:table-row>
        <table:table-row table:style-name="ro4">
          <table:table-cell office:value-type="float" office:value="107" calcext:value-type="float">
            <text:p>107</text:p>
          </table:table-cell>
          <table:table-cell table:style-name="ce5"/>
          <table:table-cell table:style-name="ce30" office:value-type="string" calcext:value-type="string">
            <text:p>layout-view-navigation-zoom-back (org.gvsig.app.document.layout2.app.mainplugin)</text:p>
          </table:table-cell>
          <table:table-cell table:style-name="ce17" table:formula="of:=SEARCH(&quot;(&quot;;[.C23])" office:value-type="float" office:value="34" calcext:value-type="float">
            <text:p>34</text:p>
          </table:table-cell>
          <table:table-cell table:style-name="ce17" table:formula="of:=LEFT([.C23];[.D23])" office:value-type="string" office:string-value="layout-view-navigation-zoom-back (" calcext:value-type="string">
            <text:p>layout-view-navigation-zoom-back (</text:p>
          </table:table-cell>
          <table:table-cell table:style-name="ce17" table:formula="of:=LEFT([.E23];LEN([.E23])-2)" office:value-type="string" office:string-value="layout-view-navigation-zoom-back" calcext:value-type="string">
            <text:p>layout-view-navigation-zoom-back</text:p>
          </table:table-cell>
          <table:table-cell table:number-columns-repeated="3" office:value-type="string" calcext:value-type="string">
            <text:p>si</text:p>
          </table:table-cell>
          <table:table-cell office:value-type="string" calcext:value-type="string">
            <text:p>B07</text:p>
          </table:table-cell>
          <table:table-cell office:value-type="float" office:value="1" calcext:value-type="float">
            <text:p>1</text:p>
          </table:table-cell>
          <table:table-cell table:number-columns-repeated="3" office:value-type="string" calcext:value-type="string">
            <text:p>si</text:p>
          </table:table-cell>
          <table:table-cell/>
          <table:table-cell office:value-type="string" calcext:value-type="string">
            <text:p>b_zoom_vista</text:p>
          </table:table-cell>
          <table:table-cell table:formula="of:=IF([.S23]&lt;&gt;[.C23];&quot;X&quot;;&quot;&quot;)">
            <text:p/>
          </table:table-cell>
          <table:table-cell table:style-name="ce10"/>
          <table:table-cell table:style-name="ce69" office:value-type="string" calcext:value-type="string">
            <text:p>layout-view-navigation-zoom-back (org.gvsig.app.document.layout2.app.mainplugin)</text:p>
          </table:table-cell>
          <table:table-cell table:style-name="ce32" table:number-columns-repeated="3"/>
          <table:table-cell table:number-columns-repeated="1002"/>
        </table:table-row>
        <table:table-row table:style-name="ro3">
          <table:table-cell office:value-type="float" office:value="188" calcext:value-type="float">
            <text:p>188</text:p>
          </table:table-cell>
          <table:table-cell table:style-name="ce5"/>
          <table:table-cell table:style-name="ce17" office:value-type="string" calcext:value-type="string">
            <text:p>view-navigation-zoom-back (org.gvsig.app.mainplugin)</text:p>
          </table:table-cell>
          <table:table-cell table:style-name="ce17" table:formula="of:=SEARCH(&quot;(&quot;;[.C24])" office:value-type="float" office:value="27" calcext:value-type="float">
            <text:p>27</text:p>
          </table:table-cell>
          <table:table-cell table:style-name="ce17" table:formula="of:=LEFT([.C24];[.D24])" office:value-type="string" office:string-value="view-navigation-zoom-back (" calcext:value-type="string">
            <text:p>view-navigation-zoom-back (</text:p>
          </table:table-cell>
          <table:table-cell table:style-name="ce17" table:formula="of:=LEFT([.E24];LEN([.E24])-2)" office:value-type="string" office:string-value="view-navigation-zoom-back" calcext:value-type="string">
            <text:p>view-navigation-zoom-back</text:p>
          </table:table-cell>
          <table:table-cell/>
          <table:table-cell office:value-type="string" calcext:value-type="string">
            <text:p>si</text:p>
          </table:table-cell>
          <table:table-cell office:value-type="string" calcext:value-type="string">
            <text:p>no</text:p>
          </table:table-cell>
          <table:table-cell office:value-type="string" calcext:value-type="string">
            <text:p>B07</text:p>
          </table:table-cell>
          <table:table-cell/>
          <table:table-cell table:number-columns-repeated="3" office:value-type="string" calcext:value-type="string">
            <text:p>si</text:p>
          </table:table-cell>
          <table:table-cell/>
          <table:table-cell office:value-type="string" calcext:value-type="string">
            <text:p>b_zoom_vista</text:p>
          </table:table-cell>
          <table:table-cell table:formula="of:=IF([.S24]&lt;&gt;[.C24];&quot;X&quot;;&quot;&quot;)">
            <text:p/>
          </table:table-cell>
          <table:table-cell table:style-name="ce10"/>
          <table:table-cell table:style-name="ce10" office:value-type="string" calcext:value-type="string">
            <text:p>view-navigation-zoom-back (org.gvsig.app.mainplugin)</text:p>
          </table:table-cell>
          <table:table-cell table:style-name="ce32" table:number-columns-repeated="3"/>
          <table:table-cell table:number-columns-repeated="1002"/>
        </table:table-row>
        <table:table-row table:style-name="ro5">
          <table:table-cell office:value-type="float" office:value="599" calcext:value-type="float">
            <text:p>599</text:p>
          </table:table-cell>
          <table:table-cell table:style-name="ce5"/>
          <table:table-cell table:style-name="ce31" office:value-type="string" calcext:value-type="string">
            <text:p>prev (org.gvsig.raster.mainplugin)</text:p>
          </table:table-cell>
          <table:table-cell table:style-name="ce17" table:formula="of:=SEARCH(&quot;(&quot;;[.C25])" office:value-type="float" office:value="6" calcext:value-type="float">
            <text:p>6</text:p>
          </table:table-cell>
          <table:table-cell table:style-name="ce17" table:formula="of:=LEFT([.C25];[.D25])" office:value-type="string" office:string-value="prev (" calcext:value-type="string">
            <text:p>prev (</text:p>
          </table:table-cell>
          <table:table-cell table:style-name="ce17" table:formula="of:=LEFT([.E25];LEN([.E25])-2)" office:value-type="string" office:string-value="prev" calcext:value-type="string">
            <text:p>prev</text:p>
          </table:table-cell>
          <table:table-cell/>
          <table:table-cell office:value-type="string" calcext:value-type="string">
            <text:p>si</text:p>
          </table:table-cell>
          <table:table-cell office:value-type="string" calcext:value-type="string">
            <text:p>no</text:p>
          </table:table-cell>
          <table:table-cell office:value-type="string" calcext:value-type="string">
            <text:p>B07</text:p>
          </table:table-cell>
          <table:table-cell/>
          <table:table-cell table:number-columns-repeated="3" office:value-type="string" calcext:value-type="string">
            <text:p>si</text:p>
          </table:table-cell>
          <table:table-cell/>
          <table:table-cell table:style-name="ce62" office:value-type="string" calcext:value-type="string">
            <text:p>b_zoom_vista</text:p>
          </table:table-cell>
          <table:table-cell table:formula="of:=IF([.S25]&lt;&gt;[.C25];&quot;X&quot;;&quot;&quot;)">
            <text:p/>
          </table:table-cell>
          <table:table-cell table:style-name="ce10"/>
          <table:table-cell table:style-name="ce10" office:value-type="string" calcext:value-type="string">
            <text:p>prev (org.gvsig.raster.mainplugin)</text:p>
          </table:table-cell>
          <table:table-cell table:style-name="ce32" table:number-columns-repeated="3"/>
          <table:table-cell table:number-columns-repeated="1002"/>
        </table:table-row>
        <table:table-row table:style-name="ro3">
          <table:table-cell office:value-type="float" office:value="191" calcext:value-type="float">
            <text:p>191</text:p>
          </table:table-cell>
          <table:table-cell table:style-name="ce5"/>
          <table:table-cell table:style-name="ce17" office:value-type="string" calcext:value-type="string">
            <text:p>view-navigation-zoom-next (org.gvsig.app.mainplugin)</text:p>
          </table:table-cell>
          <table:table-cell table:style-name="ce17" table:formula="of:=SEARCH(&quot;(&quot;;[.C26])" office:value-type="float" office:value="27" calcext:value-type="float">
            <text:p>27</text:p>
          </table:table-cell>
          <table:table-cell table:style-name="ce17" table:formula="of:=LEFT([.C26];[.D26])" office:value-type="string" office:string-value="view-navigation-zoom-next (" calcext:value-type="string">
            <text:p>view-navigation-zoom-next (</text:p>
          </table:table-cell>
          <table:table-cell table:style-name="ce17" table:formula="of:=LEFT([.E26];LEN([.E26])-2)" office:value-type="string" office:string-value="view-navigation-zoom-next" calcext:value-type="string">
            <text:p>view-navigation-zoom-next</text:p>
          </table:table-cell>
          <table:table-cell/>
          <table:table-cell office:value-type="string" calcext:value-type="string">
            <text:p>si</text:p>
          </table:table-cell>
          <table:table-cell office:value-type="string" calcext:value-type="string">
            <text:p>no</text:p>
          </table:table-cell>
          <table:table-cell office:value-type="string" calcext:value-type="string">
            <text:p>B08</text:p>
          </table:table-cell>
          <table:table-cell/>
          <table:table-cell table:number-columns-repeated="3" office:value-type="string" calcext:value-type="string">
            <text:p>si</text:p>
          </table:table-cell>
          <table:table-cell/>
          <table:table-cell office:value-type="string" calcext:value-type="string">
            <text:p>b_zoom_vista</text:p>
          </table:table-cell>
          <table:table-cell table:formula="of:=IF([.S26]&lt;&gt;[.C26];&quot;X&quot;;&quot;&quot;)">
            <text:p/>
          </table:table-cell>
          <table:table-cell table:style-name="ce10"/>
          <table:table-cell table:style-name="ce10" office:value-type="string" calcext:value-type="string">
            <text:p>view-navigation-zoom-next (org.gvsig.app.mainplugin)</text:p>
          </table:table-cell>
          <table:table-cell table:style-name="ce32" table:number-columns-repeated="3"/>
          <table:table-cell table:number-columns-repeated="1002"/>
        </table:table-row>
        <table:table-row table:style-name="ro4">
          <table:table-cell office:value-type="float" office:value="183" calcext:value-type="float">
            <text:p>183</text:p>
          </table:table-cell>
          <table:table-cell table:style-name="ce5"/>
          <table:table-cell table:style-name="ce17" office:value-type="string" calcext:value-type="string">
            <text:p>view-navigation-center-view-to-point (org.gvsig.centerviewpoint.app.mainplugin)</text:p>
          </table:table-cell>
          <table:table-cell table:style-name="ce17" table:formula="of:=SEARCH(&quot;(&quot;;[.C27])" office:value-type="float" office:value="38" calcext:value-type="float">
            <text:p>38</text:p>
          </table:table-cell>
          <table:table-cell table:style-name="ce17" table:formula="of:=LEFT([.C27];[.D27])" office:value-type="string" office:string-value="view-navigation-center-view-to-point (" calcext:value-type="string">
            <text:p>view-navigation-center-view-to-point (</text:p>
          </table:table-cell>
          <table:table-cell table:style-name="ce17" table:formula="of:=LEFT([.E27];LEN([.E27])-2)" office:value-type="string" office:string-value="view-navigation-center-view-to-point" calcext:value-type="string">
            <text:p>view-navigation-center-view-to-point</text:p>
          </table:table-cell>
          <table:table-cell/>
          <table:table-cell office:value-type="string" calcext:value-type="string">
            <text:p>si</text:p>
          </table:table-cell>
          <table:table-cell office:value-type="string" calcext:value-type="string">
            <text:p>no</text:p>
          </table:table-cell>
          <table:table-cell office:value-type="string" calcext:value-type="string">
            <text:p>B09</text:p>
          </table:table-cell>
          <table:table-cell/>
          <table:table-cell table:number-columns-repeated="3" office:value-type="string" calcext:value-type="string">
            <text:p>si</text:p>
          </table:table-cell>
          <table:table-cell/>
          <table:table-cell office:value-type="string" calcext:value-type="string">
            <text:p>b_zoom_vista</text:p>
          </table:table-cell>
          <table:table-cell table:formula="of:=IF([.S27]&lt;&gt;[.C27];&quot;X&quot;;&quot;&quot;)">
            <text:p/>
          </table:table-cell>
          <table:table-cell table:style-name="ce10"/>
          <table:table-cell table:style-name="ce10" office:value-type="string" calcext:value-type="string">
            <text:p>view-navigation-center-view-to-point (org.gvsig.centerviewpoint.app.mainplugin)</text:p>
          </table:table-cell>
          <table:table-cell table:style-name="ce32" table:number-columns-repeated="3"/>
          <table:table-cell table:number-columns-repeated="1002"/>
        </table:table-row>
        <table:table-row table:style-name="ro3">
          <table:table-cell office:value-type="float" office:value="185" calcext:value-type="float">
            <text:p>185</text:p>
          </table:table-cell>
          <table:table-cell table:style-name="ce5"/>
          <table:table-cell table:style-name="ce17" office:value-type="string" calcext:value-type="string">
            <text:p>view-navigation-locator-by-attribute (org.gvsig.datalocator.app.mainplugin)</text:p>
          </table:table-cell>
          <table:table-cell table:style-name="ce17" table:formula="of:=SEARCH(&quot;(&quot;;[.C28])" office:value-type="float" office:value="38" calcext:value-type="float">
            <text:p>38</text:p>
          </table:table-cell>
          <table:table-cell table:style-name="ce17" table:formula="of:=LEFT([.C28];[.D28])" office:value-type="string" office:string-value="view-navigation-locator-by-attribute (" calcext:value-type="string">
            <text:p>view-navigation-locator-by-attribute (</text:p>
          </table:table-cell>
          <table:table-cell table:style-name="ce17" table:formula="of:=LEFT([.E28];LEN([.E28])-2)" office:value-type="string" office:string-value="view-navigation-locator-by-attribute" calcext:value-type="string">
            <text:p>view-navigation-locator-by-attribute</text:p>
          </table:table-cell>
          <table:table-cell/>
          <table:table-cell office:value-type="string" calcext:value-type="string">
            <text:p>si</text:p>
          </table:table-cell>
          <table:table-cell office:value-type="string" calcext:value-type="string">
            <text:p>no</text:p>
          </table:table-cell>
          <table:table-cell office:value-type="string" calcext:value-type="string">
            <text:p>B10</text:p>
          </table:table-cell>
          <table:table-cell/>
          <table:table-cell table:number-columns-repeated="3" office:value-type="string" calcext:value-type="string">
            <text:p>si</text:p>
          </table:table-cell>
          <table:table-cell/>
          <table:table-cell office:value-type="string" calcext:value-type="string">
            <text:p>b_zoom_vista</text:p>
          </table:table-cell>
          <table:table-cell table:formula="of:=IF([.S28]&lt;&gt;[.C28];&quot;X&quot;;&quot;&quot;)">
            <text:p/>
          </table:table-cell>
          <table:table-cell table:style-name="ce10"/>
          <table:table-cell table:style-name="ce10" office:value-type="string" calcext:value-type="string">
            <text:p>view-navigation-locator-by-attribute (org.gvsig.datalocator.app.mainplugin)</text:p>
          </table:table-cell>
          <table:table-cell table:style-name="ce32" table:number-columns-repeated="3"/>
          <table:table-cell table:number-columns-repeated="1002"/>
        </table:table-row>
        <table:table-row table:style-name="ro4">
          <table:table-cell office:value-type="float" office:value="106" calcext:value-type="float">
            <text:p>106</text:p>
          </table:table-cell>
          <table:table-cell table:style-name="ce5"/>
          <table:table-cell table:style-name="ce17" office:value-type="string" calcext:value-type="string">
            <text:p>layout-view-navigation-zoom-all (org.gvsig.app.document.layout2.app.mainplugin)</text:p>
          </table:table-cell>
          <table:table-cell table:style-name="ce17" table:formula="of:=SEARCH(&quot;(&quot;;[.C29])" office:value-type="float" office:value="33" calcext:value-type="float">
            <text:p>33</text:p>
          </table:table-cell>
          <table:table-cell table:style-name="ce17" table:formula="of:=LEFT([.C29];[.D29])" office:value-type="string" office:string-value="layout-view-navigation-zoom-all (" calcext:value-type="string">
            <text:p>layout-view-navigation-zoom-all (</text:p>
          </table:table-cell>
          <table:table-cell table:style-name="ce17" table:formula="of:=LEFT([.E29];LEN([.E29])-2)" office:value-type="string" office:string-value="layout-view-navigation-zoom-all" calcext:value-type="string">
            <text:p>layout-view-navigation-zoom-all</text:p>
          </table:table-cell>
          <table:table-cell/>
          <table:table-cell office:value-type="string" calcext:value-type="string">
            <text:p>si</text:p>
          </table:table-cell>
          <table:table-cell office:value-type="string" calcext:value-type="string">
            <text:p>no</text:p>
          </table:table-cell>
          <table:table-cell office:value-type="string" calcext:value-type="string">
            <text:p>B11</text:p>
          </table:table-cell>
          <table:table-cell/>
          <table:table-cell table:number-columns-repeated="3" office:value-type="string" calcext:value-type="string">
            <text:p>si</text:p>
          </table:table-cell>
          <table:table-cell/>
          <table:table-cell office:value-type="string" calcext:value-type="string">
            <text:p>b_zoom_vista</text:p>
          </table:table-cell>
          <table:table-cell table:formula="of:=IF([.S29]&lt;&gt;[.C29];&quot;X&quot;;&quot;&quot;)">
            <text:p/>
          </table:table-cell>
          <table:table-cell table:style-name="ce10"/>
          <table:table-cell table:style-name="ce10" office:value-type="string" calcext:value-type="string">
            <text:p>layout-view-navigation-zoom-all (org.gvsig.app.document.layout2.app.mainplugin)</text:p>
          </table:table-cell>
          <table:table-cell table:style-name="ce32" table:number-columns-repeated="3"/>
          <table:table-cell table:number-columns-repeated="1002"/>
        </table:table-row>
        <table:table-row table:style-name="ro3">
          <table:table-cell office:value-type="float" office:value="187" calcext:value-type="float">
            <text:p>187</text:p>
          </table:table-cell>
          <table:table-cell table:style-name="ce5"/>
          <table:table-cell table:style-name="ce17" office:value-type="string" calcext:value-type="string">
            <text:p>view-navigation-zoom-all (org.gvsig.app.mainplugin)</text:p>
          </table:table-cell>
          <table:table-cell table:style-name="ce17" table:formula="of:=SEARCH(&quot;(&quot;;[.C30])" office:value-type="float" office:value="26" calcext:value-type="float">
            <text:p>26</text:p>
          </table:table-cell>
          <table:table-cell table:style-name="ce17" table:formula="of:=LEFT([.C30];[.D30])" office:value-type="string" office:string-value="view-navigation-zoom-all (" calcext:value-type="string">
            <text:p>view-navigation-zoom-all (</text:p>
          </table:table-cell>
          <table:table-cell table:style-name="ce17" table:formula="of:=LEFT([.E30];LEN([.E30])-2)" office:value-type="string" office:string-value="view-navigation-zoom-all" calcext:value-type="string">
            <text:p>view-navigation-zoom-all</text:p>
          </table:table-cell>
          <table:table-cell/>
          <table:table-cell office:value-type="string" calcext:value-type="string">
            <text:p>si</text:p>
          </table:table-cell>
          <table:table-cell office:value-type="string" calcext:value-type="string">
            <text:p>no</text:p>
          </table:table-cell>
          <table:table-cell office:value-type="string" calcext:value-type="string">
            <text:p>B11</text:p>
          </table:table-cell>
          <table:table-cell/>
          <table:table-cell table:number-columns-repeated="3" office:value-type="string" calcext:value-type="string">
            <text:p>si</text:p>
          </table:table-cell>
          <table:table-cell/>
          <table:table-cell office:value-type="string" calcext:value-type="string">
            <text:p>b_zoom_vista</text:p>
          </table:table-cell>
          <table:table-cell table:formula="of:=IF([.S30]&lt;&gt;[.C30];&quot;X&quot;;&quot;&quot;)">
            <text:p/>
          </table:table-cell>
          <table:table-cell table:style-name="ce10"/>
          <table:table-cell table:style-name="ce10" office:value-type="string" calcext:value-type="string">
            <text:p>view-navigation-zoom-all (org.gvsig.app.mainplugin)</text:p>
          </table:table-cell>
          <table:table-cell table:style-name="ce32" table:number-columns-repeated="3"/>
          <table:table-cell table:number-columns-repeated="1002"/>
        </table:table-row>
        <table:table-row table:style-name="ro3">
          <table:table-cell office:value-type="float" office:value="184" calcext:value-type="float">
            <text:p>184</text:p>
          </table:table-cell>
          <table:table-cell table:style-name="ce5"/>
          <table:table-cell table:style-name="ce17" office:value-type="string" calcext:value-type="string">
            <text:p>view-navigation-frame-manager (org.gvsig.app.mainplugin)</text:p>
          </table:table-cell>
          <table:table-cell table:style-name="ce17" table:formula="of:=SEARCH(&quot;(&quot;;[.C31])" office:value-type="float" office:value="31" calcext:value-type="float">
            <text:p>31</text:p>
          </table:table-cell>
          <table:table-cell table:style-name="ce17" table:formula="of:=LEFT([.C31];[.D31])" office:value-type="string" office:string-value="view-navigation-frame-manager (" calcext:value-type="string">
            <text:p>view-navigation-frame-manager (</text:p>
          </table:table-cell>
          <table:table-cell table:style-name="ce17" table:formula="of:=LEFT([.E31];LEN([.E31])-2)" office:value-type="string" office:string-value="view-navigation-frame-manager" calcext:value-type="string">
            <text:p>view-navigation-frame-manager</text:p>
          </table:table-cell>
          <table:table-cell/>
          <table:table-cell office:value-type="string" calcext:value-type="string">
            <text:p>si</text:p>
          </table:table-cell>
          <table:table-cell office:value-type="string" calcext:value-type="string">
            <text:p>no</text:p>
          </table:table-cell>
          <table:table-cell office:value-type="string" calcext:value-type="string">
            <text:p>B12</text:p>
          </table:table-cell>
          <table:table-cell/>
          <table:table-cell table:number-columns-repeated="3" office:value-type="string" calcext:value-type="string">
            <text:p>si</text:p>
          </table:table-cell>
          <table:table-cell/>
          <table:table-cell office:value-type="string" calcext:value-type="string">
            <text:p>b_zoom_vista</text:p>
          </table:table-cell>
          <table:table-cell table:formula="of:=IF([.S31]&lt;&gt;[.C31];&quot;X&quot;;&quot;&quot;)">
            <text:p/>
          </table:table-cell>
          <table:table-cell table:style-name="ce10"/>
          <table:table-cell table:style-name="ce10" office:value-type="string" calcext:value-type="string">
            <text:p>view-navigation-frame-manager (org.gvsig.app.mainplugin)</text:p>
          </table:table-cell>
          <table:table-cell table:style-name="ce32" table:number-columns-repeated="3"/>
          <table:table-cell table:number-columns-repeated="1002"/>
        </table:table-row>
        <table:table-row table:style-name="ro5">
          <table:table-cell office:value-type="float" office:value="945" calcext:value-type="float">
            <text:p>945</text:p>
          </table:table-cell>
          <table:table-cell table:style-name="ce5"/>
          <table:table-cell table:style-name="ce17" office:value-type="string" calcext:value-type="string">
            <text:p>document</text:p>
          </table:table-cell>
          <table:table-cell table:style-name="ce17"/>
          <table:table-cell table:style-name="ce17" table:formula="of:=LEFT([.C32];[.D32])">
            <text:p/>
          </table:table-cell>
          <table:table-cell table:style-name="ce34" office:value-type="string" calcext:value-type="string">
            <text:p>document-view-icon-mouseover</text:p>
          </table:table-cell>
          <table:table-cell table:number-columns-repeated="3"/>
          <table:table-cell office:value-type="string" calcext:value-type="string">
            <text:p>Ba1</text:p>
          </table:table-cell>
          <table:table-cell table:style-name="ce34"/>
          <table:table-cell/>
          <table:table-cell office:value-type="string" calcext:value-type="string">
            <text:p>si</text:p>
          </table:table-cell>
          <table:table-cell table:number-columns-repeated="3"/>
          <table:table-cell table:formula="of:=IF([.S32]&lt;&gt;[.C33];&quot;X&quot;;&quot;&quot;)">
            <text:p/>
          </table:table-cell>
          <table:table-cell table:style-name="ce10"/>
          <table:table-cell table:style-name="ce10" office:value-type="string" calcext:value-type="string">
            <text:p>document</text:p>
          </table:table-cell>
          <table:table-cell table:style-name="ce10" office:value-type="string" calcext:value-type="string">
            <text:p>document-view-icon-unselect</text:p>
          </table:table-cell>
          <table:table-cell table:style-name="ce32" table:number-columns-repeated="2"/>
          <table:table-cell table:number-columns-repeated="1002"/>
        </table:table-row>
        <table:table-row table:style-name="ro5">
          <table:table-cell office:value-type="float" office:value="946" calcext:value-type="float">
            <text:p>946</text:p>
          </table:table-cell>
          <table:table-cell table:style-name="ce5"/>
          <table:table-cell table:style-name="ce17" office:value-type="string" calcext:value-type="string">
            <text:p>document</text:p>
          </table:table-cell>
          <table:table-cell table:style-name="ce17"/>
          <table:table-cell table:style-name="ce17" table:formula="of:=LEFT([.C33];[.D33])">
            <text:p/>
          </table:table-cell>
          <table:table-cell table:style-name="ce34" office:value-type="string" calcext:value-type="string">
            <text:p>document-view-icon-unselect</text:p>
          </table:table-cell>
          <table:table-cell table:number-columns-repeated="3"/>
          <table:table-cell office:value-type="string" calcext:value-type="string">
            <text:p>Ba1</text:p>
          </table:table-cell>
          <table:table-cell table:style-name="ce34"/>
          <table:table-cell/>
          <table:table-cell office:value-type="string" calcext:value-type="string">
            <text:p>si</text:p>
          </table:table-cell>
          <table:table-cell table:number-columns-repeated="3"/>
          <table:table-cell table:formula="of:=IF([.S33]&lt;&gt;[.C34];&quot;X&quot;;&quot;&quot;)" office:value-type="string" office:string-value="X" calcext:value-type="string">
            <text:p>X</text:p>
          </table:table-cell>
          <table:table-cell table:style-name="ce10"/>
          <table:table-cell table:style-name="ce10" office:value-type="string" calcext:value-type="string">
            <text:p>document</text:p>
          </table:table-cell>
          <table:table-cell table:style-name="ce10" office:value-type="string" calcext:value-type="string">
            <text:p>document-view-icon-unselect - copia</text:p>
          </table:table-cell>
          <table:table-cell table:style-name="ce32" table:number-columns-repeated="2"/>
          <table:table-cell table:number-columns-repeated="1002"/>
        </table:table-row>
        <table:table-row table:style-name="ro6">
          <table:table-cell office:value-type="float" office:value="394" calcext:value-type="float">
            <text:p>394</text:p>
          </table:table-cell>
          <table:table-cell table:style-name="ce5" office:value-type="float" office:value="-1" calcext:value-type="float">
            <text:p>-1</text:p>
          </table:table-cell>
          <table:table-cell table:style-name="ce17" office:value-type="string" calcext:value-type="string">
            <text:p>document-view-icon (org.gvsig.app.mainplugin)</text:p>
          </table:table-cell>
          <table:table-cell table:style-name="ce17" table:formula="of:=SEARCH(&quot;(&quot;;[.C34])" office:value-type="float" office:value="20" calcext:value-type="float">
            <text:p>20</text:p>
          </table:table-cell>
          <table:table-cell table:style-name="ce17" table:formula="of:=LEFT([.C34];[.D34])" office:value-type="string" office:string-value="document-view-icon (" calcext:value-type="string">
            <text:p>document-view-icon (</text:p>
          </table:table-cell>
          <table:table-cell table:style-name="ce17" table:formula="of:=LEFT([.E34];LEN([.E34])-2)" office:value-type="string" office:string-value="document-view-icon" calcext:value-type="string">
            <text:p>document-view-icon</text:p>
          </table:table-cell>
          <table:table-cell/>
          <table:table-cell office:value-type="string" calcext:value-type="string">
            <text:p>si</text:p>
          </table:table-cell>
          <table:table-cell office:value-type="string" calcext:value-type="string">
            <text:p>no</text:p>
          </table:table-cell>
          <table:table-cell office:value-type="string" calcext:value-type="string">
            <text:p>Ba2</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b</text:span>_modulos</text:p>
          </table:table-cell>
          <table:table-cell table:formula="of:=IF([.S34]&lt;&gt;[.C34];&quot;X&quot;;&quot;&quot;)">
            <text:p/>
          </table:table-cell>
          <table:table-cell table:style-name="ce10" office:value-type="float" office:value="-1" calcext:value-type="float">
            <text:p>-1</text:p>
          </table:table-cell>
          <table:table-cell table:style-name="ce10" office:value-type="string" calcext:value-type="string">
            <text:p>document-view-icon (org.gvsig.app.mainplugin)</text:p>
          </table:table-cell>
          <table:table-cell table:style-name="ce32" table:number-columns-repeated="3"/>
          <table:table-cell table:number-columns-repeated="1002"/>
        </table:table-row>
        <table:table-row table:style-name="ro6">
          <table:table-cell office:value-type="float" office:value="393" calcext:value-type="float">
            <text:p>393</text:p>
          </table:table-cell>
          <table:table-cell table:style-name="ce5" office:value-type="float" office:value="-1" calcext:value-type="float">
            <text:p>-1</text:p>
          </table:table-cell>
          <table:table-cell table:style-name="ce17" office:value-type="string" calcext:value-type="string">
            <text:p>document-view-icon-sel (org.gvsig.app.mainplugin)</text:p>
          </table:table-cell>
          <table:table-cell table:style-name="ce17" table:formula="of:=SEARCH(&quot;(&quot;;[.C35])" office:value-type="float" office:value="24" calcext:value-type="float">
            <text:p>24</text:p>
          </table:table-cell>
          <table:table-cell table:style-name="ce17" table:formula="of:=LEFT([.C35];[.D35])" office:value-type="string" office:string-value="document-view-icon-sel (" calcext:value-type="string">
            <text:p>document-view-icon-sel (</text:p>
          </table:table-cell>
          <table:table-cell table:style-name="ce17" table:formula="of:=LEFT([.E35];LEN([.E35])-2)" office:value-type="string" office:string-value="document-view-icon-sel" calcext:value-type="string">
            <text:p>document-view-icon-sel</text:p>
          </table:table-cell>
          <table:table-cell/>
          <table:table-cell office:value-type="string" calcext:value-type="string">
            <text:p>si</text:p>
          </table:table-cell>
          <table:table-cell office:value-type="string" calcext:value-type="string">
            <text:p>no</text:p>
          </table:table-cell>
          <table:table-cell office:value-type="string" calcext:value-type="string">
            <text:p>Ba3</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b</text:span>_modulos</text:p>
          </table:table-cell>
          <table:table-cell table:formula="of:=IF([.S35]&lt;&gt;[.C35];&quot;X&quot;;&quot;&quot;)">
            <text:p/>
          </table:table-cell>
          <table:table-cell table:style-name="ce10" office:value-type="float" office:value="-1" calcext:value-type="float">
            <text:p>-1</text:p>
          </table:table-cell>
          <table:table-cell table:style-name="ce10" office:value-type="string" calcext:value-type="string">
            <text:p>document-view-icon-sel (org.gvsig.app.mainplugin)</text:p>
          </table:table-cell>
          <table:table-cell table:style-name="ce32" table:number-columns-repeated="3"/>
          <table:table-cell table:number-columns-repeated="1002"/>
        </table:table-row>
        <table:table-row table:style-name="ro6">
          <table:table-cell office:value-type="float" office:value="944" calcext:value-type="float">
            <text:p>944</text:p>
          </table:table-cell>
          <table:table-cell table:style-name="ce5"/>
          <table:table-cell table:style-name="ce17" office:value-type="string" calcext:value-type="string">
            <text:p>document</text:p>
          </table:table-cell>
          <table:table-cell table:style-name="ce17"/>
          <table:table-cell table:style-name="ce17" table:formula="of:=LEFT([.C36];[.D36])">
            <text:p/>
          </table:table-cell>
          <table:table-cell table:style-name="ce34" office:value-type="string" calcext:value-type="string">
            <text:p>document-table-icon-onmouseover</text:p>
          </table:table-cell>
          <table:table-cell table:number-columns-repeated="3"/>
          <table:table-cell office:value-type="string" calcext:value-type="string">
            <text:p>Bb1</text:p>
          </table:table-cell>
          <table:table-cell table:style-name="ce34"/>
          <table:table-cell/>
          <table:table-cell office:value-type="string" calcext:value-type="string">
            <text:p>si</text:p>
          </table:table-cell>
          <table:table-cell table:number-columns-repeated="3"/>
          <table:table-cell table:formula="of:=IF([.S36]&lt;&gt;[.C37];&quot;X&quot;;&quot;&quot;)" office:value-type="string" office:string-value="X" calcext:value-type="string">
            <text:p>X</text:p>
          </table:table-cell>
          <table:table-cell table:style-name="ce10"/>
          <table:table-cell table:style-name="ce10" office:value-type="string" calcext:value-type="string">
            <text:p>document</text:p>
          </table:table-cell>
          <table:table-cell table:style-name="ce10" office:value-type="string" calcext:value-type="string">
            <text:p>document-view-icon-mouseover</text:p>
          </table:table-cell>
          <table:table-cell table:style-name="ce32" table:number-columns-repeated="2"/>
          <table:table-cell table:number-columns-repeated="1002"/>
        </table:table-row>
        <table:table-row table:style-name="ro4">
          <table:table-cell office:value-type="float" office:value="392" calcext:value-type="float">
            <text:p>392</text:p>
          </table:table-cell>
          <table:table-cell table:style-name="ce5" office:value-type="float" office:value="-1" calcext:value-type="float">
            <text:p>-1</text:p>
          </table:table-cell>
          <table:table-cell table:style-name="ce17" office:value-type="string" calcext:value-type="string">
            <text:p>document-table-icon (org.gvsig.app.document.table.app.mainplugin)</text:p>
          </table:table-cell>
          <table:table-cell table:style-name="ce17" table:formula="of:=SEARCH(&quot;(&quot;;[.C37])" office:value-type="float" office:value="21" calcext:value-type="float">
            <text:p>21</text:p>
          </table:table-cell>
          <table:table-cell table:style-name="ce17" table:formula="of:=LEFT([.C37];[.D37])" office:value-type="string" office:string-value="document-table-icon (" calcext:value-type="string">
            <text:p>document-table-icon (</text:p>
          </table:table-cell>
          <table:table-cell table:style-name="ce17" table:formula="of:=LEFT([.E37];LEN([.E37])-2)" office:value-type="string" office:string-value="document-table-icon" calcext:value-type="string">
            <text:p>document-table-icon</text:p>
          </table:table-cell>
          <table:table-cell/>
          <table:table-cell office:value-type="string" calcext:value-type="string">
            <text:p>si</text:p>
          </table:table-cell>
          <table:table-cell office:value-type="string" calcext:value-type="string">
            <text:p>no</text:p>
          </table:table-cell>
          <table:table-cell office:value-type="string" calcext:value-type="string">
            <text:p>Bb2</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b</text:span>_modulos</text:p>
          </table:table-cell>
          <table:table-cell table:formula="of:=IF([.S37]&lt;&gt;[.C37];&quot;X&quot;;&quot;&quot;)">
            <text:p/>
          </table:table-cell>
          <table:table-cell table:style-name="ce10" office:value-type="float" office:value="-1" calcext:value-type="float">
            <text:p>-1</text:p>
          </table:table-cell>
          <table:table-cell table:style-name="ce10" office:value-type="string" calcext:value-type="string">
            <text:p>document-table-icon (org.gvsig.app.document.table.app.mainplugin)</text:p>
          </table:table-cell>
          <table:table-cell table:style-name="ce32" table:number-columns-repeated="3"/>
          <table:table-cell table:number-columns-repeated="1002"/>
        </table:table-row>
        <table:table-row table:style-name="ro4">
          <table:table-cell office:value-type="float" office:value="390" calcext:value-type="float">
            <text:p>390</text:p>
          </table:table-cell>
          <table:table-cell table:style-name="ce5" office:value-type="float" office:value="-1" calcext:value-type="float">
            <text:p>-1</text:p>
          </table:table-cell>
          <table:table-cell table:style-name="ce17" office:value-type="string" calcext:value-type="string">
            <text:p>document-table-icon-sel (org.gvsig.app.document.table.app.mainplugin)</text:p>
          </table:table-cell>
          <table:table-cell table:style-name="ce17" table:formula="of:=SEARCH(&quot;(&quot;;[.C38])" office:value-type="float" office:value="25" calcext:value-type="float">
            <text:p>25</text:p>
          </table:table-cell>
          <table:table-cell table:style-name="ce17" table:formula="of:=LEFT([.C38];[.D38])" office:value-type="string" office:string-value="document-table-icon-sel (" calcext:value-type="string">
            <text:p>document-table-icon-sel (</text:p>
          </table:table-cell>
          <table:table-cell table:style-name="ce17" table:formula="of:=LEFT([.E38];LEN([.E38])-2)" office:value-type="string" office:string-value="document-table-icon-sel" calcext:value-type="string">
            <text:p>document-table-icon-sel</text:p>
          </table:table-cell>
          <table:table-cell/>
          <table:table-cell office:value-type="string" calcext:value-type="string">
            <text:p>si</text:p>
          </table:table-cell>
          <table:table-cell office:value-type="string" calcext:value-type="string">
            <text:p>no</text:p>
          </table:table-cell>
          <table:table-cell office:value-type="string" calcext:value-type="string">
            <text:p>Bb3</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b</text:span>_modulos</text:p>
          </table:table-cell>
          <table:table-cell table:formula="of:=IF([.S38]&lt;&gt;[.C38];&quot;X&quot;;&quot;&quot;)">
            <text:p/>
          </table:table-cell>
          <table:table-cell table:style-name="ce10" office:value-type="float" office:value="-1" calcext:value-type="float">
            <text:p>-1</text:p>
          </table:table-cell>
          <table:table-cell table:style-name="ce10" office:value-type="string" calcext:value-type="string">
            <text:p>document-table-icon-sel (org.gvsig.app.document.table.app.mainplugin)</text:p>
          </table:table-cell>
          <table:table-cell table:style-name="ce32" table:number-columns-repeated="3"/>
          <table:table-cell table:number-columns-repeated="1002"/>
        </table:table-row>
        <table:table-row table:style-name="ro5">
          <table:table-cell office:value-type="float" office:value="942" calcext:value-type="float">
            <text:p>942</text:p>
          </table:table-cell>
          <table:table-cell table:style-name="ce5"/>
          <table:table-cell table:style-name="ce17" office:value-type="string" calcext:value-type="string">
            <text:p>document</text:p>
          </table:table-cell>
          <table:table-cell table:style-name="ce17"/>
          <table:table-cell table:style-name="ce17" table:formula="of:=LEFT([.C39];[.D39])">
            <text:p/>
          </table:table-cell>
          <table:table-cell table:style-name="ce34" office:value-type="string" calcext:value-type="string">
            <text:p>document-map-icon-mouseover</text:p>
          </table:table-cell>
          <table:table-cell table:number-columns-repeated="3"/>
          <table:table-cell office:value-type="string" calcext:value-type="string">
            <text:p>Bc1</text:p>
          </table:table-cell>
          <table:table-cell table:style-name="ce34"/>
          <table:table-cell/>
          <table:table-cell office:value-type="string" calcext:value-type="string">
            <text:p>si</text:p>
          </table:table-cell>
          <table:table-cell table:number-columns-repeated="3"/>
          <table:table-cell table:formula="of:=IF([.S39]&lt;&gt;[.C40];&quot;X&quot;;&quot;&quot;)">
            <text:p/>
          </table:table-cell>
          <table:table-cell table:style-name="ce10"/>
          <table:table-cell table:style-name="ce10" office:value-type="string" calcext:value-type="string">
            <text:p>document</text:p>
          </table:table-cell>
          <table:table-cell table:style-name="ce10" office:value-type="string" calcext:value-type="string">
            <text:p>document-map-icon-unselect</text:p>
          </table:table-cell>
          <table:table-cell table:style-name="ce32" table:number-columns-repeated="2"/>
          <table:table-cell table:number-columns-repeated="1002"/>
        </table:table-row>
        <table:table-row table:style-name="ro5">
          <table:table-cell office:value-type="float" office:value="943" calcext:value-type="float">
            <text:p>943</text:p>
          </table:table-cell>
          <table:table-cell table:style-name="ce5"/>
          <table:table-cell table:style-name="ce17" office:value-type="string" calcext:value-type="string">
            <text:p>document</text:p>
          </table:table-cell>
          <table:table-cell table:style-name="ce17"/>
          <table:table-cell table:style-name="ce17" table:formula="of:=LEFT([.C40];[.D40])">
            <text:p/>
          </table:table-cell>
          <table:table-cell table:style-name="ce34" office:value-type="string" calcext:value-type="string">
            <text:p>document-map-icon-unselect</text:p>
          </table:table-cell>
          <table:table-cell table:number-columns-repeated="3"/>
          <table:table-cell office:value-type="string" calcext:value-type="string">
            <text:p>Bc1</text:p>
          </table:table-cell>
          <table:table-cell table:style-name="ce34"/>
          <table:table-cell/>
          <table:table-cell office:value-type="string" calcext:value-type="string">
            <text:p>si</text:p>
          </table:table-cell>
          <table:table-cell table:number-columns-repeated="3"/>
          <table:table-cell table:formula="of:=IF([.S40]&lt;&gt;[.C41];&quot;X&quot;;&quot;&quot;)" office:value-type="string" office:string-value="X" calcext:value-type="string">
            <text:p>X</text:p>
          </table:table-cell>
          <table:table-cell table:style-name="ce10"/>
          <table:table-cell table:style-name="ce10" office:value-type="string" calcext:value-type="string">
            <text:p>document</text:p>
          </table:table-cell>
          <table:table-cell table:style-name="ce10" office:value-type="string" calcext:value-type="string">
            <text:p>document-table-icon-onmouseover</text:p>
          </table:table-cell>
          <table:table-cell table:style-name="ce32" table:number-columns-repeated="2"/>
          <table:table-cell table:number-columns-repeated="1002"/>
        </table:table-row>
        <table:table-row table:style-name="ro4">
          <table:table-cell office:value-type="float" office:value="387" calcext:value-type="float">
            <text:p>387</text:p>
          </table:table-cell>
          <table:table-cell table:style-name="ce5" office:value-type="float" office:value="-1" calcext:value-type="float">
            <text:p>-1</text:p>
          </table:table-cell>
          <table:table-cell table:style-name="ce17" office:value-type="string" calcext:value-type="string">
            <text:p>document-map-icon (org.gvsig.app.document.layout2.app.mainplugin)</text:p>
          </table:table-cell>
          <table:table-cell table:style-name="ce17" table:formula="of:=SEARCH(&quot;(&quot;;[.C41])" office:value-type="float" office:value="19" calcext:value-type="float">
            <text:p>19</text:p>
          </table:table-cell>
          <table:table-cell table:style-name="ce17" table:formula="of:=LEFT([.C41];[.D41])" office:value-type="string" office:string-value="document-map-icon (" calcext:value-type="string">
            <text:p>document-map-icon (</text:p>
          </table:table-cell>
          <table:table-cell table:style-name="ce17" table:formula="of:=LEFT([.E41];LEN([.E41])-2)" office:value-type="string" office:string-value="document-map-icon" calcext:value-type="string">
            <text:p>document-map-icon</text:p>
          </table:table-cell>
          <table:table-cell/>
          <table:table-cell office:value-type="string" calcext:value-type="string">
            <text:p>si</text:p>
          </table:table-cell>
          <table:table-cell office:value-type="string" calcext:value-type="string">
            <text:p>no</text:p>
          </table:table-cell>
          <table:table-cell office:value-type="string" calcext:value-type="string">
            <text:p>Bc2</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b</text:span>_modulos</text:p>
          </table:table-cell>
          <table:table-cell table:formula="of:=IF([.S41]&lt;&gt;[.C41];&quot;X&quot;;&quot;&quot;)">
            <text:p/>
          </table:table-cell>
          <table:table-cell table:style-name="ce10" office:value-type="float" office:value="-1" calcext:value-type="float">
            <text:p>-1</text:p>
          </table:table-cell>
          <table:table-cell table:style-name="ce10" office:value-type="string" calcext:value-type="string">
            <text:p>document-map-icon (org.gvsig.app.document.layout2.app.mainplugin)</text:p>
          </table:table-cell>
          <table:table-cell table:style-name="ce32" table:number-columns-repeated="3"/>
          <table:table-cell table:number-columns-repeated="1002"/>
        </table:table-row>
        <table:table-row table:style-name="ro4">
          <table:table-cell office:value-type="float" office:value="386" calcext:value-type="float">
            <text:p>386</text:p>
          </table:table-cell>
          <table:table-cell table:style-name="ce5" office:value-type="float" office:value="-1" calcext:value-type="float">
            <text:p>-1</text:p>
          </table:table-cell>
          <table:table-cell table:style-name="ce17" office:value-type="string" calcext:value-type="string">
            <text:p>document-map-icon-sel (org.gvsig.app.document.layout2.app.mainplugin)</text:p>
          </table:table-cell>
          <table:table-cell table:style-name="ce17" table:formula="of:=SEARCH(&quot;(&quot;;[.C42])" office:value-type="float" office:value="23" calcext:value-type="float">
            <text:p>23</text:p>
          </table:table-cell>
          <table:table-cell table:style-name="ce17" table:formula="of:=LEFT([.C42];[.D42])" office:value-type="string" office:string-value="document-map-icon-sel (" calcext:value-type="string">
            <text:p>document-map-icon-sel (</text:p>
          </table:table-cell>
          <table:table-cell table:style-name="ce17" table:formula="of:=LEFT([.E42];LEN([.E42])-2)" office:value-type="string" office:string-value="document-map-icon-sel" calcext:value-type="string">
            <text:p>document-map-icon-sel</text:p>
          </table:table-cell>
          <table:table-cell/>
          <table:table-cell office:value-type="string" calcext:value-type="string">
            <text:p>si</text:p>
          </table:table-cell>
          <table:table-cell office:value-type="string" calcext:value-type="string">
            <text:p>no</text:p>
          </table:table-cell>
          <table:table-cell office:value-type="string" calcext:value-type="string">
            <text:p>Bc3</text:p>
          </table:table-cell>
          <table:table-cell/>
          <table:table-cell table:number-columns-repeated="2" office:value-type="string" calcext:value-type="string">
            <text:p>si</text:p>
          </table:table-cell>
          <table:table-cell table:number-columns-repeated="2"/>
          <table:table-cell table:style-name="ce62" office:value-type="string" calcext:value-type="string">
            <text:p>otros_b_modulos</text:p>
          </table:table-cell>
          <table:table-cell table:formula="of:=IF([.S42]&lt;&gt;[.C42];&quot;X&quot;;&quot;&quot;)">
            <text:p/>
          </table:table-cell>
          <table:table-cell table:style-name="ce10" office:value-type="float" office:value="-1" calcext:value-type="float">
            <text:p>-1</text:p>
          </table:table-cell>
          <table:table-cell table:style-name="ce10" office:value-type="string" calcext:value-type="string">
            <text:p>document-map-icon-sel (org.gvsig.app.document.layout2.app.mainplugin)</text:p>
          </table:table-cell>
          <table:table-cell table:style-name="ce32" table:number-columns-repeated="3"/>
          <table:table-cell table:number-columns-repeated="1002"/>
        </table:table-row>
        <table:table-row table:style-name="ro5">
          <table:table-cell office:value-type="float" office:value="939" calcext:value-type="float">
            <text:p>939</text:p>
          </table:table-cell>
          <table:table-cell table:style-name="ce5"/>
          <table:table-cell table:style-name="ce17" office:value-type="string" calcext:value-type="string">
            <text:p>document</text:p>
          </table:table-cell>
          <table:table-cell table:style-name="ce17"/>
          <table:table-cell table:style-name="ce17" table:formula="of:=LEFT([.C43];[.D43])">
            <text:p/>
          </table:table-cell>
          <table:table-cell table:style-name="ce34" office:value-type="string" calcext:value-type="string">
            <text:p>document-chart-mouseover</text:p>
          </table:table-cell>
          <table:table-cell table:number-columns-repeated="3"/>
          <table:table-cell office:value-type="string" calcext:value-type="string">
            <text:p>Bd1</text:p>
          </table:table-cell>
          <table:table-cell table:style-name="ce34"/>
          <table:table-cell/>
          <table:table-cell office:value-type="string" calcext:value-type="string">
            <text:p>si</text:p>
          </table:table-cell>
          <table:table-cell table:number-columns-repeated="3"/>
          <table:table-cell table:formula="of:=IF([.S43]&lt;&gt;[.C44];&quot;X&quot;;&quot;&quot;)">
            <text:p/>
          </table:table-cell>
          <table:table-cell table:style-name="ce10"/>
          <table:table-cell table:style-name="ce10" office:value-type="string" calcext:value-type="string">
            <text:p>document</text:p>
          </table:table-cell>
          <table:table-cell table:style-name="ce10" office:value-type="string" calcext:value-type="string">
            <text:p>document-chart-select</text:p>
          </table:table-cell>
          <table:table-cell table:style-name="ce32" table:number-columns-repeated="2"/>
          <table:table-cell table:number-columns-repeated="1002"/>
        </table:table-row>
        <table:table-row table:style-name="ro5">
          <table:table-cell office:value-type="float" office:value="941" calcext:value-type="float">
            <text:p>941</text:p>
          </table:table-cell>
          <table:table-cell table:style-name="ce5"/>
          <table:table-cell table:style-name="ce17" office:value-type="string" calcext:value-type="string">
            <text:p>document</text:p>
          </table:table-cell>
          <table:table-cell table:style-name="ce17"/>
          <table:table-cell table:style-name="ce17" table:formula="of:=LEFT([.C44];[.D44])">
            <text:p/>
          </table:table-cell>
          <table:table-cell table:style-name="ce34" office:value-type="string" calcext:value-type="string">
            <text:p>document-chart-unselect</text:p>
          </table:table-cell>
          <table:table-cell table:number-columns-repeated="3"/>
          <table:table-cell office:value-type="string" calcext:value-type="string">
            <text:p>Bd2</text:p>
          </table:table-cell>
          <table:table-cell table:style-name="ce34"/>
          <table:table-cell/>
          <table:table-cell office:value-type="string" calcext:value-type="string">
            <text:p>si</text:p>
          </table:table-cell>
          <table:table-cell table:number-columns-repeated="3"/>
          <table:table-cell table:formula="of:=IF([.S44]&lt;&gt;[.C45];&quot;X&quot;;&quot;&quot;)">
            <text:p/>
          </table:table-cell>
          <table:table-cell table:style-name="ce10"/>
          <table:table-cell table:style-name="ce10" office:value-type="string" calcext:value-type="string">
            <text:p>document</text:p>
          </table:table-cell>
          <table:table-cell table:style-name="ce10" office:value-type="string" calcext:value-type="string">
            <text:p>document-map-icon-mouseover</text:p>
          </table:table-cell>
          <table:table-cell table:style-name="ce32" table:number-columns-repeated="2"/>
          <table:table-cell table:number-columns-repeated="1002"/>
        </table:table-row>
        <table:table-row table:style-name="ro5">
          <table:table-cell office:value-type="float" office:value="940" calcext:value-type="float">
            <text:p>940</text:p>
          </table:table-cell>
          <table:table-cell table:style-name="ce5"/>
          <table:table-cell table:style-name="ce17" office:value-type="string" calcext:value-type="string">
            <text:p>document</text:p>
          </table:table-cell>
          <table:table-cell table:style-name="ce17"/>
          <table:table-cell table:style-name="ce17" table:formula="of:=LEFT([.C45];[.D45])">
            <text:p/>
          </table:table-cell>
          <table:table-cell table:style-name="ce34" office:value-type="string" calcext:value-type="string">
            <text:p>document-chart-select</text:p>
          </table:table-cell>
          <table:table-cell table:number-columns-repeated="3"/>
          <table:table-cell office:value-type="string" calcext:value-type="string">
            <text:p>Bd3</text:p>
          </table:table-cell>
          <table:table-cell table:style-name="ce34"/>
          <table:table-cell/>
          <table:table-cell office:value-type="string" calcext:value-type="string">
            <text:p>si</text:p>
          </table:table-cell>
          <table:table-cell table:number-columns-repeated="3"/>
          <table:table-cell table:formula="of:=IF([.S45]&lt;&gt;[.C46];&quot;X&quot;;&quot;&quot;)" office:value-type="string" office:string-value="X" calcext:value-type="string">
            <text:p>X</text:p>
          </table:table-cell>
          <table:table-cell table:style-name="ce10"/>
          <table:table-cell table:style-name="ce10" office:value-type="string" calcext:value-type="string">
            <text:p>document</text:p>
          </table:table-cell>
          <table:table-cell table:style-name="ce10" office:value-type="string" calcext:value-type="string">
            <text:p>document-chart-unselect</text:p>
          </table:table-cell>
          <table:table-cell table:style-name="ce32" table:number-columns-repeated="2"/>
          <table:table-cell table:number-columns-repeated="1002"/>
        </table:table-row>
        <table:table-row table:style-name="ro1">
          <table:table-cell office:value-type="float" office:value="980" calcext:value-type="float">
            <text:p>980</text:p>
          </table:table-cell>
          <table:table-cell/>
          <table:table-cell table:style-name="ce17" office:value-type="string" calcext:value-type="string">
            <text:p>Document-report-icon-mouseover (org.gvsig.report.app.mainplugin)</text:p>
          </table:table-cell>
          <table:table-cell table:style-name="ce17" table:formula="of:=SEARCH(&quot;(&quot;;[.C46])" office:value-type="float" office:value="32" calcext:value-type="float">
            <text:p>32</text:p>
          </table:table-cell>
          <table:table-cell table:style-name="ce17" table:formula="of:=LEFT([.C46];[.D46])" office:value-type="string" office:string-value="Document-report-icon-mouseover (" calcext:value-type="string">
            <text:p>Document-report-icon-mouseover (</text:p>
          </table:table-cell>
          <table:table-cell table:style-name="ce17" table:formula="of:=LEFT([.E46];LEN([.E46])-2)" office:value-type="string" office:string-value="Document-report-icon-mouseover" calcext:value-type="string">
            <text:p>Document-report-icon-mouseover</text:p>
          </table:table-cell>
          <table:table-cell table:number-columns-repeated="3" office:value-type="string" calcext:value-type="string">
            <text:p>si</text:p>
          </table:table-cell>
          <table:table-cell office:value-type="string" calcext:value-type="string">
            <text:p>Be1</text:p>
          </table:table-cell>
          <table:table-cell office:value-type="float" office:value="1" calcext:value-type="float">
            <text:p>1</text:p>
          </table:table-cell>
          <table:table-cell table:number-columns-repeated="2" office:value-type="string" calcext:value-type="string">
            <text:p>si</text:p>
          </table:table-cell>
          <table:table-cell/>
          <table:table-cell office:value-type="string" calcext:value-type="string">
            <text:p>no lo encontré no nombré pro analogía</text:p>
          </table:table-cell>
          <table:table-cell table:number-columns-repeated="1009"/>
        </table:table-row>
        <table:table-row table:style-name="ro6">
          <table:table-cell office:value-type="float" office:value="389" calcext:value-type="float">
            <text:p>389</text:p>
          </table:table-cell>
          <table:table-cell table:style-name="ce5" office:value-type="string" calcext:value-type="string">
            <text:p>(1)(2)</text:p>
          </table:table-cell>
          <table:table-cell table:style-name="ce17" office:value-type="string" calcext:value-type="string">
            <text:p>document-report-icon (org.gvsig.report.app.mainplugin)</text:p>
          </table:table-cell>
          <table:table-cell table:style-name="ce17" table:formula="of:=SEARCH(&quot;(&quot;;[.C47])" office:value-type="float" office:value="22" calcext:value-type="float">
            <text:p>22</text:p>
          </table:table-cell>
          <table:table-cell table:style-name="ce17" table:formula="of:=LEFT([.C47];[.D47])" office:value-type="string" office:string-value="document-report-icon (" calcext:value-type="string">
            <text:p>document-report-icon (</text:p>
          </table:table-cell>
          <table:table-cell table:style-name="ce17" table:formula="of:=LEFT([.E47];LEN([.E47])-2)" office:value-type="string" office:string-value="document-report-icon" calcext:value-type="string">
            <text:p>document-report-icon</text:p>
          </table:table-cell>
          <table:table-cell table:number-columns-repeated="3" office:value-type="string" calcext:value-type="string">
            <text:p>si</text:p>
          </table:table-cell>
          <table:table-cell office:value-type="string" calcext:value-type="string">
            <text:p>Be2</text:p>
          </table:table-cell>
          <table:table-cell office:value-type="float" office:value="1" calcext:value-type="float">
            <text:p>1</text:p>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b</text:span>_modulos</text:p>
          </table:table-cell>
          <table:table-cell table:formula="of:=IF([.S47]&lt;&gt;[.C47];&quot;X&quot;;&quot;&quot;)">
            <text:p/>
          </table:table-cell>
          <table:table-cell table:style-name="ce10" office:value-type="string" calcext:value-type="string">
            <text:p>(1)(2)</text:p>
          </table:table-cell>
          <table:table-cell table:style-name="ce10" office:value-type="string" calcext:value-type="string">
            <text:p>document-report-icon (org.gvsig.report.app.mainplugin)</text:p>
          </table:table-cell>
          <table:table-cell table:style-name="ce32" table:number-columns-repeated="3"/>
          <table:table-cell table:number-columns-repeated="1002"/>
        </table:table-row>
        <table:table-row table:style-name="ro6">
          <table:table-cell office:value-type="float" office:value="388" calcext:value-type="float">
            <text:p>388</text:p>
          </table:table-cell>
          <table:table-cell table:style-name="ce5" office:value-type="string" calcext:value-type="string">
            <text:p>(1)(2)</text:p>
          </table:table-cell>
          <table:table-cell table:style-name="ce17" office:value-type="string" calcext:value-type="string">
            <text:p>document-report-icon-sel (org.gvsig.report.app.mainplugin)</text:p>
          </table:table-cell>
          <table:table-cell table:style-name="ce17" table:formula="of:=SEARCH(&quot;(&quot;;[.C48])" office:value-type="float" office:value="26" calcext:value-type="float">
            <text:p>26</text:p>
          </table:table-cell>
          <table:table-cell table:style-name="ce17" table:formula="of:=LEFT([.C48];[.D48])" office:value-type="string" office:string-value="document-report-icon-sel (" calcext:value-type="string">
            <text:p>document-report-icon-sel (</text:p>
          </table:table-cell>
          <table:table-cell table:style-name="ce17" table:formula="of:=LEFT([.E48];LEN([.E48])-2)" office:value-type="string" office:string-value="document-report-icon-sel" calcext:value-type="string">
            <text:p>document-report-icon-sel</text:p>
          </table:table-cell>
          <table:table-cell table:number-columns-repeated="3" office:value-type="string" calcext:value-type="string">
            <text:p>si</text:p>
          </table:table-cell>
          <table:table-cell office:value-type="string" calcext:value-type="string">
            <text:p>Be3</text:p>
          </table:table-cell>
          <table:table-cell office:value-type="float" office:value="1" calcext:value-type="float">
            <text:p>1</text:p>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b</text:span>_modulos</text:p>
          </table:table-cell>
          <table:table-cell table:formula="of:=IF([.S48]&lt;&gt;[.C48];&quot;X&quot;;&quot;&quot;)">
            <text:p/>
          </table:table-cell>
          <table:table-cell table:style-name="ce10" office:value-type="string" calcext:value-type="string">
            <text:p>(1)(2)</text:p>
          </table:table-cell>
          <table:table-cell table:style-name="ce10" office:value-type="string" calcext:value-type="string">
            <text:p>document-report-icon-sel (org.gvsig.report.app.mainplugin)</text:p>
          </table:table-cell>
          <table:table-cell table:style-name="ce32" table:number-columns-repeated="3"/>
          <table:table-cell table:number-columns-repeated="1002"/>
        </table:table-row>
        <table:table-row table:style-name="ro4">
          <table:table-cell office:value-type="float" office:value="97" calcext:value-type="float">
            <text:p>97</text:p>
          </table:table-cell>
          <table:table-cell table:style-name="ce5"/>
          <table:table-cell table:style-name="ce17" office:value-type="string" calcext:value-type="string">
            <text:p>layout-navigation-pan (org.gvsig.app.document.layout2.app.mainplugin)</text:p>
          </table:table-cell>
          <table:table-cell table:style-name="ce17" table:formula="of:=SEARCH(&quot;(&quot;;[.C49])" office:value-type="float" office:value="23" calcext:value-type="float">
            <text:p>23</text:p>
          </table:table-cell>
          <table:table-cell table:style-name="ce17" table:formula="of:=LEFT([.C49];[.D49])" office:value-type="string" office:string-value="layout-navigation-pan (" calcext:value-type="string">
            <text:p>layout-navigation-pan (</text:p>
          </table:table-cell>
          <table:table-cell table:style-name="ce17" table:formula="of:=LEFT([.E49];LEN([.E49])-2)" office:value-type="string" office:string-value="layout-navigation-pan" calcext:value-type="string">
            <text:p>layout-navigation-pan</text:p>
          </table:table-cell>
          <table:table-cell/>
          <table:table-cell office:value-type="string" calcext:value-type="string">
            <text:p>si</text:p>
          </table:table-cell>
          <table:table-cell office:value-type="string" calcext:value-type="string">
            <text:p>no</text:p>
          </table:table-cell>
          <table:table-cell office:value-type="string" calcext:value-type="string">
            <text:p>C1</text:p>
          </table:table-cell>
          <table:table-cell/>
          <table:table-cell table:number-columns-repeated="3" office:value-type="string" calcext:value-type="string">
            <text:p>si</text:p>
          </table:table-cell>
          <table:table-cell/>
          <table:table-cell office:value-type="string" calcext:value-type="string">
            <text:p>c_zoom_mapa</text:p>
          </table:table-cell>
          <table:table-cell table:formula="of:=IF([.S49]&lt;&gt;[.C49];&quot;X&quot;;&quot;&quot;)">
            <text:p/>
          </table:table-cell>
          <table:table-cell table:style-name="ce10"/>
          <table:table-cell table:style-name="ce10" office:value-type="string" calcext:value-type="string">
            <text:p>layout-navigation-pan (org.gvsig.app.document.layout2.app.mainplugin)</text:p>
          </table:table-cell>
          <table:table-cell table:style-name="ce32" table:number-columns-repeated="3"/>
          <table:table-cell table:number-columns-repeated="1002"/>
        </table:table-row>
        <table:table-row table:style-name="ro4">
          <table:table-cell office:value-type="float" office:value="100" calcext:value-type="float">
            <text:p>100</text:p>
          </table:table-cell>
          <table:table-cell table:style-name="ce5"/>
          <table:table-cell table:style-name="ce17" office:value-type="string" calcext:value-type="string">
            <text:p>layout-navigation-zoom-in-topoint (org.gvsig.app.document.layout2.app.mainplugin)</text:p>
          </table:table-cell>
          <table:table-cell table:style-name="ce17" table:formula="of:=SEARCH(&quot;(&quot;;[.C50])" office:value-type="float" office:value="35" calcext:value-type="float">
            <text:p>35</text:p>
          </table:table-cell>
          <table:table-cell table:style-name="ce17" table:formula="of:=LEFT([.C50];[.D50])" office:value-type="string" office:string-value="layout-navigation-zoom-in-topoint (" calcext:value-type="string">
            <text:p>layout-navigation-zoom-in-topoint (</text:p>
          </table:table-cell>
          <table:table-cell table:style-name="ce17" table:formula="of:=LEFT([.E50];LEN([.E50])-2)" office:value-type="string" office:string-value="layout-navigation-zoom-in-topoint" calcext:value-type="string">
            <text:p>layout-navigation-zoom-in-topoint</text:p>
          </table:table-cell>
          <table:table-cell/>
          <table:table-cell office:value-type="string" calcext:value-type="string">
            <text:p>si</text:p>
          </table:table-cell>
          <table:table-cell office:value-type="string" calcext:value-type="string">
            <text:p>no</text:p>
          </table:table-cell>
          <table:table-cell office:value-type="string" calcext:value-type="string">
            <text:p>C2</text:p>
          </table:table-cell>
          <table:table-cell/>
          <table:table-cell table:number-columns-repeated="3" office:value-type="string" calcext:value-type="string">
            <text:p>si</text:p>
          </table:table-cell>
          <table:table-cell/>
          <table:table-cell office:value-type="string" calcext:value-type="string">
            <text:p>c_zoom_mapa</text:p>
          </table:table-cell>
          <table:table-cell table:formula="of:=IF([.S50]&lt;&gt;[.C50];&quot;X&quot;;&quot;&quot;)">
            <text:p/>
          </table:table-cell>
          <table:table-cell table:style-name="ce10"/>
          <table:table-cell table:style-name="ce10" office:value-type="string" calcext:value-type="string">
            <text:p>layout-navigation-zoom-in-topoint (org.gvsig.app.document.layout2.app.mainplugin)</text:p>
          </table:table-cell>
          <table:table-cell table:style-name="ce32" table:number-columns-repeated="3"/>
          <table:table-cell table:number-columns-repeated="1002"/>
        </table:table-row>
        <table:table-row table:style-name="ro4">
          <table:table-cell office:value-type="float" office:value="102" calcext:value-type="float">
            <text:p>102</text:p>
          </table:table-cell>
          <table:table-cell table:style-name="ce5"/>
          <table:table-cell table:style-name="ce17" office:value-type="string" calcext:value-type="string">
            <text:p>layout-navigation-zoom-out-topoint (org.gvsig.app.document.layout2.app.mainplugin)</text:p>
          </table:table-cell>
          <table:table-cell table:style-name="ce17" table:formula="of:=SEARCH(&quot;(&quot;;[.C51])" office:value-type="float" office:value="36" calcext:value-type="float">
            <text:p>36</text:p>
          </table:table-cell>
          <table:table-cell table:style-name="ce17" table:formula="of:=LEFT([.C51];[.D51])" office:value-type="string" office:string-value="layout-navigation-zoom-out-topoint (" calcext:value-type="string">
            <text:p>layout-navigation-zoom-out-topoint (</text:p>
          </table:table-cell>
          <table:table-cell table:style-name="ce17" table:formula="of:=LEFT([.E51];LEN([.E51])-2)" office:value-type="string" office:string-value="layout-navigation-zoom-out-topoint" calcext:value-type="string">
            <text:p>layout-navigation-zoom-out-topoint</text:p>
          </table:table-cell>
          <table:table-cell/>
          <table:table-cell office:value-type="string" calcext:value-type="string">
            <text:p>si</text:p>
          </table:table-cell>
          <table:table-cell office:value-type="string" calcext:value-type="string">
            <text:p>no</text:p>
          </table:table-cell>
          <table:table-cell office:value-type="string" calcext:value-type="string">
            <text:p>C3</text:p>
          </table:table-cell>
          <table:table-cell/>
          <table:table-cell table:number-columns-repeated="3" office:value-type="string" calcext:value-type="string">
            <text:p>si</text:p>
          </table:table-cell>
          <table:table-cell/>
          <table:table-cell office:value-type="string" calcext:value-type="string">
            <text:p>c_zoom_mapa</text:p>
          </table:table-cell>
          <table:table-cell table:formula="of:=IF([.S51]&lt;&gt;[.C51];&quot;X&quot;;&quot;&quot;)">
            <text:p/>
          </table:table-cell>
          <table:table-cell table:style-name="ce10"/>
          <table:table-cell table:style-name="ce10" office:value-type="string" calcext:value-type="string">
            <text:p>layout-navigation-zoom-out-topoint (org.gvsig.app.document.layout2.app.mainplugin)</text:p>
          </table:table-cell>
          <table:table-cell table:style-name="ce32" table:number-columns-repeated="3"/>
          <table:table-cell table:number-columns-repeated="1002"/>
        </table:table-row>
        <table:table-row table:style-name="ro4">
          <table:table-cell office:value-type="float" office:value="101" calcext:value-type="float">
            <text:p>101</text:p>
          </table:table-cell>
          <table:table-cell table:style-name="ce5"/>
          <table:table-cell table:style-name="ce17" office:value-type="string" calcext:value-type="string">
            <text:p>layout-navigation-zoom-out-center (org.gvsig.app.document.layout2.app.mainplugin)</text:p>
          </table:table-cell>
          <table:table-cell table:style-name="ce17" table:formula="of:=SEARCH(&quot;(&quot;;[.C52])" office:value-type="float" office:value="35" calcext:value-type="float">
            <text:p>35</text:p>
          </table:table-cell>
          <table:table-cell table:style-name="ce17" table:formula="of:=LEFT([.C52];[.D52])" office:value-type="string" office:string-value="layout-navigation-zoom-out-center (" calcext:value-type="string">
            <text:p>layout-navigation-zoom-out-center (</text:p>
          </table:table-cell>
          <table:table-cell table:style-name="ce17" table:formula="of:=LEFT([.E52];LEN([.E52])-2)" office:value-type="string" office:string-value="layout-navigation-zoom-out-center" calcext:value-type="string">
            <text:p>layout-navigation-zoom-out-center</text:p>
          </table:table-cell>
          <table:table-cell/>
          <table:table-cell office:value-type="string" calcext:value-type="string">
            <text:p>si</text:p>
          </table:table-cell>
          <table:table-cell office:value-type="string" calcext:value-type="string">
            <text:p>no</text:p>
          </table:table-cell>
          <table:table-cell office:value-type="string" calcext:value-type="string">
            <text:p>C4</text:p>
          </table:table-cell>
          <table:table-cell/>
          <table:table-cell table:number-columns-repeated="3" office:value-type="string" calcext:value-type="string">
            <text:p>si</text:p>
          </table:table-cell>
          <table:table-cell/>
          <table:table-cell office:value-type="string" calcext:value-type="string">
            <text:p>c_zoom_mapa</text:p>
          </table:table-cell>
          <table:table-cell table:formula="of:=IF([.S52]&lt;&gt;[.C52];&quot;X&quot;;&quot;&quot;)">
            <text:p/>
          </table:table-cell>
          <table:table-cell table:style-name="ce10"/>
          <table:table-cell table:style-name="ce10" office:value-type="string" calcext:value-type="string">
            <text:p>layout-navigation-zoom-out-center (org.gvsig.app.document.layout2.app.mainplugin)</text:p>
          </table:table-cell>
          <table:table-cell table:style-name="ce32" table:number-columns-repeated="3"/>
          <table:table-cell table:number-columns-repeated="1002"/>
        </table:table-row>
        <table:table-row table:style-name="ro4">
          <table:table-cell office:value-type="float" office:value="99" calcext:value-type="float">
            <text:p>99</text:p>
          </table:table-cell>
          <table:table-cell table:style-name="ce5"/>
          <table:table-cell table:style-name="ce17" office:value-type="string" calcext:value-type="string">
            <text:p>layout-navigation-zoom-in-center (org.gvsig.app.document.layout2.app.mainplugin)</text:p>
          </table:table-cell>
          <table:table-cell table:style-name="ce17" table:formula="of:=SEARCH(&quot;(&quot;;[.C53])" office:value-type="float" office:value="34" calcext:value-type="float">
            <text:p>34</text:p>
          </table:table-cell>
          <table:table-cell table:style-name="ce17" table:formula="of:=LEFT([.C53];[.D53])" office:value-type="string" office:string-value="layout-navigation-zoom-in-center (" calcext:value-type="string">
            <text:p>layout-navigation-zoom-in-center (</text:p>
          </table:table-cell>
          <table:table-cell table:style-name="ce17" table:formula="of:=LEFT([.E53];LEN([.E53])-2)" office:value-type="string" office:string-value="layout-navigation-zoom-in-center" calcext:value-type="string">
            <text:p>layout-navigation-zoom-in-center</text:p>
          </table:table-cell>
          <table:table-cell/>
          <table:table-cell office:value-type="string" calcext:value-type="string">
            <text:p>si</text:p>
          </table:table-cell>
          <table:table-cell office:value-type="string" calcext:value-type="string">
            <text:p>no</text:p>
          </table:table-cell>
          <table:table-cell office:value-type="string" calcext:value-type="string">
            <text:p>C5</text:p>
          </table:table-cell>
          <table:table-cell/>
          <table:table-cell table:number-columns-repeated="3" office:value-type="string" calcext:value-type="string">
            <text:p>si</text:p>
          </table:table-cell>
          <table:table-cell/>
          <table:table-cell office:value-type="string" calcext:value-type="string">
            <text:p>c_zoom_mapa</text:p>
          </table:table-cell>
          <table:table-cell table:formula="of:=IF([.S53]&lt;&gt;[.C53];&quot;X&quot;;&quot;&quot;)">
            <text:p/>
          </table:table-cell>
          <table:table-cell table:style-name="ce10"/>
          <table:table-cell table:style-name="ce10" office:value-type="string" calcext:value-type="string">
            <text:p>layout-navigation-zoom-in-center (org.gvsig.app.document.layout2.app.mainplugin)</text:p>
          </table:table-cell>
          <table:table-cell table:style-name="ce32" table:number-columns-repeated="3"/>
          <table:table-cell table:number-columns-repeated="1002"/>
        </table:table-row>
        <table:table-row table:style-name="ro4">
          <table:table-cell office:value-type="float" office:value="104" calcext:value-type="float">
            <text:p>104</text:p>
          </table:table-cell>
          <table:table-cell table:style-name="ce5"/>
          <table:table-cell table:style-name="ce17" office:value-type="string" calcext:value-type="string">
            <text:p>layout-navigation-zoom-selected (org.gvsig.app.document.layout2.app.mainplugin)</text:p>
          </table:table-cell>
          <table:table-cell table:style-name="ce17" table:formula="of:=SEARCH(&quot;(&quot;;[.C54])" office:value-type="float" office:value="33" calcext:value-type="float">
            <text:p>33</text:p>
          </table:table-cell>
          <table:table-cell table:style-name="ce17" table:formula="of:=LEFT([.C54];[.D54])" office:value-type="string" office:string-value="layout-navigation-zoom-selected (" calcext:value-type="string">
            <text:p>layout-navigation-zoom-selected (</text:p>
          </table:table-cell>
          <table:table-cell table:style-name="ce17" table:formula="of:=LEFT([.E54];LEN([.E54])-2)" office:value-type="string" office:string-value="layout-navigation-zoom-selected" calcext:value-type="string">
            <text:p>layout-navigation-zoom-selected</text:p>
          </table:table-cell>
          <table:table-cell/>
          <table:table-cell office:value-type="string" calcext:value-type="string">
            <text:p>si</text:p>
          </table:table-cell>
          <table:table-cell office:value-type="string" calcext:value-type="string">
            <text:p>no</text:p>
          </table:table-cell>
          <table:table-cell office:value-type="string" calcext:value-type="string">
            <text:p>C6</text:p>
          </table:table-cell>
          <table:table-cell/>
          <table:table-cell table:number-columns-repeated="3" office:value-type="string" calcext:value-type="string">
            <text:p>si</text:p>
          </table:table-cell>
          <table:table-cell/>
          <table:table-cell office:value-type="string" calcext:value-type="string">
            <text:p>c_zoom_mapa</text:p>
          </table:table-cell>
          <table:table-cell table:formula="of:=IF([.S54]&lt;&gt;[.C54];&quot;X&quot;;&quot;&quot;)">
            <text:p/>
          </table:table-cell>
          <table:table-cell table:style-name="ce10"/>
          <table:table-cell table:style-name="ce10" office:value-type="string" calcext:value-type="string">
            <text:p>layout-navigation-zoom-selected (org.gvsig.app.document.layout2.app.mainplugin)</text:p>
          </table:table-cell>
          <table:table-cell table:style-name="ce32" table:number-columns-repeated="3"/>
          <table:table-cell table:number-columns-repeated="1002"/>
        </table:table-row>
        <table:table-row table:style-name="ro4">
          <table:table-cell office:value-type="float" office:value="103" calcext:value-type="float">
            <text:p>103</text:p>
          </table:table-cell>
          <table:table-cell table:style-name="ce5"/>
          <table:table-cell table:style-name="ce17" office:value-type="string" calcext:value-type="string">
            <text:p>layout-navigation-zoom-real (org.gvsig.app.document.layout2.app.mainplugin)</text:p>
          </table:table-cell>
          <table:table-cell table:style-name="ce17" table:formula="of:=SEARCH(&quot;(&quot;;[.C55])" office:value-type="float" office:value="29" calcext:value-type="float">
            <text:p>29</text:p>
          </table:table-cell>
          <table:table-cell table:style-name="ce17" table:formula="of:=LEFT([.C55];[.D55])" office:value-type="string" office:string-value="layout-navigation-zoom-real (" calcext:value-type="string">
            <text:p>layout-navigation-zoom-real (</text:p>
          </table:table-cell>
          <table:table-cell table:style-name="ce17" table:formula="of:=LEFT([.E55];LEN([.E55])-2)" office:value-type="string" office:string-value="layout-navigation-zoom-real" calcext:value-type="string">
            <text:p>layout-navigation-zoom-real</text:p>
          </table:table-cell>
          <table:table-cell/>
          <table:table-cell office:value-type="string" calcext:value-type="string">
            <text:p>si</text:p>
          </table:table-cell>
          <table:table-cell office:value-type="string" calcext:value-type="string">
            <text:p>no</text:p>
          </table:table-cell>
          <table:table-cell office:value-type="string" calcext:value-type="string">
            <text:p>C7</text:p>
          </table:table-cell>
          <table:table-cell/>
          <table:table-cell table:number-columns-repeated="3" office:value-type="string" calcext:value-type="string">
            <text:p>si</text:p>
          </table:table-cell>
          <table:table-cell/>
          <table:table-cell office:value-type="string" calcext:value-type="string">
            <text:p>c_zoom_mapa</text:p>
          </table:table-cell>
          <table:table-cell table:formula="of:=IF([.S55]&lt;&gt;[.C55];&quot;X&quot;;&quot;&quot;)">
            <text:p/>
          </table:table-cell>
          <table:table-cell table:style-name="ce10"/>
          <table:table-cell table:style-name="ce10" office:value-type="string" calcext:value-type="string">
            <text:p>layout-navigation-zoom-real (org.gvsig.app.document.layout2.app.mainplugin)</text:p>
          </table:table-cell>
          <table:table-cell table:style-name="ce32" table:number-columns-repeated="3"/>
          <table:table-cell table:number-columns-repeated="1002"/>
        </table:table-row>
        <table:table-row table:style-name="ro4">
          <table:table-cell office:value-type="float" office:value="98" calcext:value-type="float">
            <text:p>98</text:p>
          </table:table-cell>
          <table:table-cell table:style-name="ce5"/>
          <table:table-cell table:style-name="ce17" office:value-type="string" calcext:value-type="string">
            <text:p>layout-navigation-zoom-all (org.gvsig.app.document.layout2.app.mainplugin)</text:p>
          </table:table-cell>
          <table:table-cell table:style-name="ce17" table:formula="of:=SEARCH(&quot;(&quot;;[.C56])" office:value-type="float" office:value="28" calcext:value-type="float">
            <text:p>28</text:p>
          </table:table-cell>
          <table:table-cell table:style-name="ce17" table:formula="of:=LEFT([.C56];[.D56])" office:value-type="string" office:string-value="layout-navigation-zoom-all (" calcext:value-type="string">
            <text:p>layout-navigation-zoom-all (</text:p>
          </table:table-cell>
          <table:table-cell table:style-name="ce17" table:formula="of:=LEFT([.E56];LEN([.E56])-2)" office:value-type="string" office:string-value="layout-navigation-zoom-all" calcext:value-type="string">
            <text:p>layout-navigation-zoom-all</text:p>
          </table:table-cell>
          <table:table-cell/>
          <table:table-cell office:value-type="string" calcext:value-type="string">
            <text:p>si</text:p>
          </table:table-cell>
          <table:table-cell office:value-type="string" calcext:value-type="string">
            <text:p>no</text:p>
          </table:table-cell>
          <table:table-cell office:value-type="string" calcext:value-type="string">
            <text:p>C8</text:p>
          </table:table-cell>
          <table:table-cell/>
          <table:table-cell table:number-columns-repeated="3" office:value-type="string" calcext:value-type="string">
            <text:p>si</text:p>
          </table:table-cell>
          <table:table-cell/>
          <table:table-cell office:value-type="string" calcext:value-type="string">
            <text:p>c_zoom_mapa</text:p>
          </table:table-cell>
          <table:table-cell table:formula="of:=IF([.S56]&lt;&gt;[.C56];&quot;X&quot;;&quot;&quot;)">
            <text:p/>
          </table:table-cell>
          <table:table-cell table:style-name="ce10"/>
          <table:table-cell table:style-name="ce10" office:value-type="string" calcext:value-type="string">
            <text:p>layout-navigation-zoom-all (org.gvsig.app.document.layout2.app.mainplugin)</text:p>
          </table:table-cell>
          <table:table-cell table:style-name="ce32" table:number-columns-repeated="3"/>
          <table:table-cell table:number-columns-repeated="1002"/>
        </table:table-row>
        <table:table-row table:style-name="ro4">
          <table:table-cell office:value-type="float" office:value="842" calcext:value-type="float">
            <text:p>842</text:p>
          </table:table-cell>
          <table:table-cell table:style-name="ce5"/>
          <table:table-cell table:style-name="ce17" office:value-type="string" calcext:value-type="string">
            <text:p>insert-point (org.gvsig.vectorediting.lib.prov.point.PointEditingLibrary)</text:p>
          </table:table-cell>
          <table:table-cell table:style-name="ce17" table:formula="of:=SEARCH(&quot;(&quot;;[.C57])" office:value-type="float" office:value="14" calcext:value-type="float">
            <text:p>14</text:p>
          </table:table-cell>
          <table:table-cell table:style-name="ce17" table:formula="of:=LEFT([.C57];[.D57])" office:value-type="string" office:string-value="insert-point (" calcext:value-type="string">
            <text:p>insert-point (</text:p>
          </table:table-cell>
          <table:table-cell table:style-name="ce17" table:formula="of:=LEFT([.E57];LEN([.E57])-2)" office:value-type="string" office:string-value="insert-point" calcext:value-type="string">
            <text:p>insert-point</text:p>
          </table:table-cell>
          <table:table-cell/>
          <table:table-cell office:value-type="string" calcext:value-type="string">
            <text:p>si</text:p>
          </table:table-cell>
          <table:table-cell office:value-type="string" calcext:value-type="string">
            <text:p>no</text:p>
          </table:table-cell>
          <table:table-cell office:value-type="string" calcext:value-type="string">
            <text:p>D01</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57]&lt;&gt;[.C57];&quot;X&quot;;&quot;&quot;)">
            <text:p/>
          </table:table-cell>
          <table:table-cell table:style-name="ce10"/>
          <table:table-cell table:style-name="ce10" office:value-type="string" calcext:value-type="string">
            <text:p>insert-point (org.gvsig.vectorediting.lib.prov.point.PointEditingLibrary)</text:p>
          </table:table-cell>
          <table:table-cell table:style-name="ce32" table:number-columns-repeated="3"/>
          <table:table-cell table:number-columns-repeated="1002"/>
        </table:table-row>
        <table:table-row table:style-name="ro4">
          <table:table-cell office:value-type="float" office:value="841" calcext:value-type="float">
            <text:p>841</text:p>
          </table:table-cell>
          <table:table-cell table:style-name="ce5"/>
          <table:table-cell table:style-name="ce17" office:value-type="string" calcext:value-type="string">
            <text:p>insert-multipoint (org.gvsig.vectorediting.lib.prov.multipoint.MultipointEditingProviderLibrary)</text:p>
          </table:table-cell>
          <table:table-cell table:style-name="ce17" table:formula="of:=SEARCH(&quot;(&quot;;[.C58])" office:value-type="float" office:value="19" calcext:value-type="float">
            <text:p>19</text:p>
          </table:table-cell>
          <table:table-cell table:style-name="ce17" table:formula="of:=LEFT([.C58];[.D58])" office:value-type="string" office:string-value="insert-multipoint (" calcext:value-type="string">
            <text:p>insert-multipoint (</text:p>
          </table:table-cell>
          <table:table-cell table:style-name="ce17" table:formula="of:=LEFT([.E58];LEN([.E58])-2)" office:value-type="string" office:string-value="insert-multipoint" calcext:value-type="string">
            <text:p>insert-multipoint</text:p>
          </table:table-cell>
          <table:table-cell/>
          <table:table-cell office:value-type="string" calcext:value-type="string">
            <text:p>si</text:p>
          </table:table-cell>
          <table:table-cell office:value-type="string" calcext:value-type="string">
            <text:p>no</text:p>
          </table:table-cell>
          <table:table-cell office:value-type="string" calcext:value-type="string">
            <text:p>D02</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58]&lt;&gt;[.C58];&quot;X&quot;;&quot;&quot;)">
            <text:p/>
          </table:table-cell>
          <table:table-cell table:style-name="ce10"/>
          <table:table-cell table:style-name="ce10" office:value-type="string" calcext:value-type="string">
            <text:p>insert-multipoint (org.gvsig.vectorediting.lib.prov.multipoint.MultipointEditingProviderLibrary)</text:p>
          </table:table-cell>
          <table:table-cell table:style-name="ce32" table:number-columns-repeated="3"/>
          <table:table-cell table:number-columns-repeated="1002"/>
        </table:table-row>
        <table:table-row table:style-name="ro4">
          <table:table-cell office:value-type="float" office:value="835" calcext:value-type="float">
            <text:p>835</text:p>
          </table:table-cell>
          <table:table-cell table:style-name="ce5" office:value-type="float" office:value="-2" calcext:value-type="float">
            <text:p>-2</text:p>
          </table:table-cell>
          <table:table-cell table:style-name="ce17" office:value-type="string" calcext:value-type="string">
            <text:p>insert-filled-ellipse-center-axes (org.gvsig.vectorediting.lib.prov.ellipse.EllipseEditingLibrary)</text:p>
          </table:table-cell>
          <table:table-cell table:style-name="ce17" table:formula="of:=SEARCH(&quot;(&quot;;[.C59])" office:value-type="float" office:value="35" calcext:value-type="float">
            <text:p>35</text:p>
          </table:table-cell>
          <table:table-cell table:style-name="ce17" table:formula="of:=LEFT([.C59];[.D59])" office:value-type="string" office:string-value="insert-filled-ellipse-center-axes (" calcext:value-type="string">
            <text:p>insert-filled-ellipse-center-axes (</text:p>
          </table:table-cell>
          <table:table-cell table:style-name="ce17" table:formula="of:=LEFT([.E59];LEN([.E59])-2)" office:value-type="string" office:string-value="insert-filled-ellipse-center-axes" calcext:value-type="string">
            <text:p>insert-filled-ellipse-center-axes</text:p>
          </table:table-cell>
          <table:table-cell table:style-name="ce36" office:value-type="string" calcext:value-type="string">
            <text:p>si</text:p>
          </table:table-cell>
          <table:table-cell table:number-columns-repeated="2" office:value-type="string" calcext:value-type="string">
            <text:p>si</text:p>
          </table:table-cell>
          <table:table-cell office:value-type="string" calcext:value-type="string">
            <text:p>D03</text:p>
          </table:table-cell>
          <table:table-cell table:style-name="ce36" office:value-type="string" calcext:value-type="string">
            <text:p>si</text:p>
          </table:table-cell>
          <table:table-cell table:number-columns-repeated="3" office:value-type="string" calcext:value-type="string">
            <text:p>si</text:p>
          </table:table-cell>
          <table:table-cell/>
          <table:table-cell office:value-type="string" calcext:value-type="string">
            <text:p>d_insertar</text:p>
          </table:table-cell>
          <table:table-cell table:formula="of:=IF([.S59]&lt;&gt;[.C59];&quot;X&quot;;&quot;&quot;)">
            <text:p/>
          </table:table-cell>
          <table:table-cell table:style-name="ce10" office:value-type="float" office:value="-2" calcext:value-type="float">
            <text:p>-2</text:p>
          </table:table-cell>
          <table:table-cell table:style-name="ce10" office:value-type="string" calcext:value-type="string">
            <text:p>insert-filled-ellipse-center-axes (org.gvsig.vectorediting.lib.prov.ellipse.EllipseEditingLibrary)</text:p>
          </table:table-cell>
          <table:table-cell table:style-name="ce32" table:number-columns-repeated="3"/>
          <table:table-cell table:number-columns-repeated="1002"/>
        </table:table-row>
        <table:table-row table:style-name="ro4">
          <table:table-cell office:value-type="float" office:value="833" calcext:value-type="float">
            <text:p>833</text:p>
          </table:table-cell>
          <table:table-cell table:style-name="ce5" office:value-type="float" office:value="-2" calcext:value-type="float">
            <text:p>-2</text:p>
          </table:table-cell>
          <table:table-cell table:style-name="ce17" office:value-type="string" calcext:value-type="string">
            <text:p>insert-ellipse-center-axes (org.gvsig.vectorediting.lib.prov.ellipse.EllipseEditingLibrary)</text:p>
          </table:table-cell>
          <table:table-cell table:style-name="ce17" table:formula="of:=SEARCH(&quot;(&quot;;[.C60])" office:value-type="float" office:value="28" calcext:value-type="float">
            <text:p>28</text:p>
          </table:table-cell>
          <table:table-cell table:style-name="ce17" table:formula="of:=LEFT([.C60];[.D60])" office:value-type="string" office:string-value="insert-ellipse-center-axes (" calcext:value-type="string">
            <text:p>insert-ellipse-center-axes (</text:p>
          </table:table-cell>
          <table:table-cell table:style-name="ce17" table:formula="of:=LEFT([.E60];LEN([.E60])-2)" office:value-type="string" office:string-value="insert-ellipse-center-axes" calcext:value-type="string">
            <text:p>insert-ellipse-center-axes</text:p>
          </table:table-cell>
          <table:table-cell table:style-name="ce36" office:value-type="string" calcext:value-type="string">
            <text:p>si</text:p>
          </table:table-cell>
          <table:table-cell table:number-columns-repeated="2" office:value-type="string" calcext:value-type="string">
            <text:p>si</text:p>
          </table:table-cell>
          <table:table-cell office:value-type="string" calcext:value-type="string">
            <text:p>D04</text:p>
          </table:table-cell>
          <table:table-cell table:style-name="ce36" office:value-type="string" calcext:value-type="string">
            <text:p>si</text:p>
          </table:table-cell>
          <table:table-cell table:number-columns-repeated="3" office:value-type="string" calcext:value-type="string">
            <text:p>si</text:p>
          </table:table-cell>
          <table:table-cell/>
          <table:table-cell office:value-type="string" calcext:value-type="string">
            <text:p>d_insertar</text:p>
          </table:table-cell>
          <table:table-cell table:formula="of:=IF([.S60]&lt;&gt;[.C60];&quot;X&quot;;&quot;&quot;)">
            <text:p/>
          </table:table-cell>
          <table:table-cell table:style-name="ce10" office:value-type="float" office:value="-2" calcext:value-type="float">
            <text:p>-2</text:p>
          </table:table-cell>
          <table:table-cell table:style-name="ce10" office:value-type="string" calcext:value-type="string">
            <text:p>insert-ellipse-center-axes (org.gvsig.vectorediting.lib.prov.ellipse.EllipseEditingLibrary)</text:p>
          </table:table-cell>
          <table:table-cell table:style-name="ce32" table:number-columns-repeated="3"/>
          <table:table-cell table:number-columns-repeated="1002"/>
        </table:table-row>
        <table:table-row table:style-name="ro4">
          <table:table-cell office:value-type="float" office:value="838" calcext:value-type="float">
            <text:p>838</text:p>
          </table:table-cell>
          <table:table-cell table:style-name="ce5"/>
          <table:table-cell table:style-name="ce17" office:value-type="string" calcext:value-type="string">
            <text:p>insert-filled-regular-polygon (org.gvsig.vectorediting.lib.prov.regularpolygon.RegularPolygonEditingLibrary)</text:p>
          </table:table-cell>
          <table:table-cell table:style-name="ce17" table:formula="of:=SEARCH(&quot;(&quot;;[.C61])" office:value-type="float" office:value="31" calcext:value-type="float">
            <text:p>31</text:p>
          </table:table-cell>
          <table:table-cell table:style-name="ce17" table:formula="of:=LEFT([.C61];[.D61])" office:value-type="string" office:string-value="insert-filled-regular-polygon (" calcext:value-type="string">
            <text:p>insert-filled-regular-polygon (</text:p>
          </table:table-cell>
          <table:table-cell table:style-name="ce17" table:formula="of:=LEFT([.E61];LEN([.E61])-2)" office:value-type="string" office:string-value="insert-filled-regular-polygon" calcext:value-type="string">
            <text:p>insert-filled-regular-polygon</text:p>
          </table:table-cell>
          <table:table-cell/>
          <table:table-cell office:value-type="string" calcext:value-type="string">
            <text:p>si</text:p>
          </table:table-cell>
          <table:table-cell office:value-type="string" calcext:value-type="string">
            <text:p>no</text:p>
          </table:table-cell>
          <table:table-cell office:value-type="string" calcext:value-type="string">
            <text:p>D05</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61]&lt;&gt;[.C61];&quot;X&quot;;&quot;&quot;)">
            <text:p/>
          </table:table-cell>
          <table:table-cell table:style-name="ce10"/>
          <table:table-cell table:style-name="ce10" office:value-type="string" calcext:value-type="string">
            <text:p>insert-filled-regular-polygon (org.gvsig.vectorediting.lib.prov.regularpolygon.RegularPolygonEditingLibrary)</text:p>
          </table:table-cell>
          <table:table-cell table:style-name="ce32" table:number-columns-repeated="3"/>
          <table:table-cell table:number-columns-repeated="1002"/>
        </table:table-row>
        <table:table-row table:style-name="ro4">
          <table:table-cell office:value-type="float" office:value="825" calcext:value-type="float">
            <text:p>825</text:p>
          </table:table-cell>
          <table:table-cell table:style-name="ce5"/>
          <table:table-cell table:style-name="ce17" office:value-type="string" calcext:value-type="string">
            <text:p>insert-circle-cr (org.gvsig.vectorediting.lib.prov.circlecr.CircleCREditingLibrary)</text:p>
          </table:table-cell>
          <table:table-cell table:style-name="ce17" table:formula="of:=SEARCH(&quot;(&quot;;[.C62])" office:value-type="float" office:value="18" calcext:value-type="float">
            <text:p>18</text:p>
          </table:table-cell>
          <table:table-cell table:style-name="ce17" table:formula="of:=LEFT([.C62];[.D62])" office:value-type="string" office:string-value="insert-circle-cr (" calcext:value-type="string">
            <text:p>insert-circle-cr (</text:p>
          </table:table-cell>
          <table:table-cell table:style-name="ce17" table:formula="of:=LEFT([.E62];LEN([.E62])-2)" office:value-type="string" office:string-value="insert-circle-cr" calcext:value-type="string">
            <text:p>insert-circle-cr</text:p>
          </table:table-cell>
          <table:table-cell/>
          <table:table-cell office:value-type="string" calcext:value-type="string">
            <text:p>si</text:p>
          </table:table-cell>
          <table:table-cell office:value-type="string" calcext:value-type="string">
            <text:p>no</text:p>
          </table:table-cell>
          <table:table-cell office:value-type="string" calcext:value-type="string">
            <text:p>D06</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62]&lt;&gt;[.C62];&quot;X&quot;;&quot;&quot;)">
            <text:p/>
          </table:table-cell>
          <table:table-cell table:style-name="ce10"/>
          <table:table-cell table:style-name="ce10" office:value-type="string" calcext:value-type="string">
            <text:p>insert-circle-cr (org.gvsig.vectorediting.lib.prov.circlecr.CircleCREditingLibrary)</text:p>
          </table:table-cell>
          <table:table-cell table:style-name="ce32" table:number-columns-repeated="3"/>
          <table:table-cell table:number-columns-repeated="1002"/>
        </table:table-row>
        <table:table-row table:style-name="ro4">
          <table:table-cell office:value-type="float" office:value="831" calcext:value-type="float">
            <text:p>831</text:p>
          </table:table-cell>
          <table:table-cell table:style-name="ce5"/>
          <table:table-cell table:style-name="ce17" office:value-type="string" calcext:value-type="string">
            <text:p>insert-circumference-cr (org.gvsig.vectorediting.lib.prov.circlecr.CircleCREditingLibrary)</text:p>
          </table:table-cell>
          <table:table-cell table:style-name="ce17" table:formula="of:=SEARCH(&quot;(&quot;;[.C63])" office:value-type="float" office:value="25" calcext:value-type="float">
            <text:p>25</text:p>
          </table:table-cell>
          <table:table-cell table:style-name="ce17" table:formula="of:=LEFT([.C63];[.D63])" office:value-type="string" office:string-value="insert-circumference-cr (" calcext:value-type="string">
            <text:p>insert-circumference-cr (</text:p>
          </table:table-cell>
          <table:table-cell table:style-name="ce17" table:formula="of:=LEFT([.E63];LEN([.E63])-2)" office:value-type="string" office:string-value="insert-circumference-cr" calcext:value-type="string">
            <text:p>insert-circumference-cr</text:p>
          </table:table-cell>
          <table:table-cell/>
          <table:table-cell office:value-type="string" calcext:value-type="string">
            <text:p>si</text:p>
          </table:table-cell>
          <table:table-cell office:value-type="string" calcext:value-type="string">
            <text:p>no</text:p>
          </table:table-cell>
          <table:table-cell office:value-type="string" calcext:value-type="string">
            <text:p>D07</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63]&lt;&gt;[.C63];&quot;X&quot;;&quot;&quot;)">
            <text:p/>
          </table:table-cell>
          <table:table-cell table:style-name="ce10"/>
          <table:table-cell table:style-name="ce10" office:value-type="string" calcext:value-type="string">
            <text:p>insert-circumference-cr (org.gvsig.vectorediting.lib.prov.circlecr.CircleCREditingLibrary)</text:p>
          </table:table-cell>
          <table:table-cell table:style-name="ce32" table:number-columns-repeated="3"/>
          <table:table-cell table:number-columns-repeated="1002"/>
        </table:table-row>
        <table:table-row table:style-name="ro4">
          <table:table-cell office:value-type="float" office:value="823" calcext:value-type="float">
            <text:p>823</text:p>
          </table:table-cell>
          <table:table-cell table:style-name="ce5"/>
          <table:table-cell table:style-name="ce17" office:value-type="string" calcext:value-type="string">
            <text:p>insert-circle-3p (org.gvsig.vectorediting.lib.prov.circle3p.Circle3PEditingLibrary)</text:p>
          </table:table-cell>
          <table:table-cell table:style-name="ce17" table:formula="of:=SEARCH(&quot;(&quot;;[.C64])" office:value-type="float" office:value="18" calcext:value-type="float">
            <text:p>18</text:p>
          </table:table-cell>
          <table:table-cell table:style-name="ce17" table:formula="of:=LEFT([.C64];[.D64])" office:value-type="string" office:string-value="insert-circle-3p (" calcext:value-type="string">
            <text:p>insert-circle-3p (</text:p>
          </table:table-cell>
          <table:table-cell table:style-name="ce17" table:formula="of:=LEFT([.E64];LEN([.E64])-2)" office:value-type="string" office:string-value="insert-circle-3p" calcext:value-type="string">
            <text:p>insert-circle-3p</text:p>
          </table:table-cell>
          <table:table-cell/>
          <table:table-cell office:value-type="string" calcext:value-type="string">
            <text:p>si</text:p>
          </table:table-cell>
          <table:table-cell office:value-type="string" calcext:value-type="string">
            <text:p>no</text:p>
          </table:table-cell>
          <table:table-cell office:value-type="string" calcext:value-type="string">
            <text:p>D08</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64]&lt;&gt;[.C64];&quot;X&quot;;&quot;&quot;)">
            <text:p/>
          </table:table-cell>
          <table:table-cell table:style-name="ce10"/>
          <table:table-cell table:style-name="ce10" office:value-type="string" calcext:value-type="string">
            <text:p>insert-circle-3p (org.gvsig.vectorediting.lib.prov.circle3p.Circle3PEditingLibrary)</text:p>
          </table:table-cell>
          <table:table-cell table:style-name="ce32" table:number-columns-repeated="3"/>
          <table:table-cell table:number-columns-repeated="1002"/>
        </table:table-row>
        <table:table-row table:style-name="ro4">
          <table:table-cell office:value-type="float" office:value="829" calcext:value-type="float">
            <text:p>829</text:p>
          </table:table-cell>
          <table:table-cell table:style-name="ce5"/>
          <table:table-cell table:style-name="ce17" office:value-type="string" calcext:value-type="string">
            <text:p>insert-circumference-3p (org.gvsig.vectorediting.lib.prov.circle3p.Circle3PEditingLibrary)</text:p>
          </table:table-cell>
          <table:table-cell table:style-name="ce17" table:formula="of:=SEARCH(&quot;(&quot;;[.C65])" office:value-type="float" office:value="25" calcext:value-type="float">
            <text:p>25</text:p>
          </table:table-cell>
          <table:table-cell table:style-name="ce17" table:formula="of:=LEFT([.C65];[.D65])" office:value-type="string" office:string-value="insert-circumference-3p (" calcext:value-type="string">
            <text:p>insert-circumference-3p (</text:p>
          </table:table-cell>
          <table:table-cell table:style-name="ce17" table:formula="of:=LEFT([.E65];LEN([.E65])-2)" office:value-type="string" office:string-value="insert-circumference-3p" calcext:value-type="string">
            <text:p>insert-circumference-3p</text:p>
          </table:table-cell>
          <table:table-cell/>
          <table:table-cell office:value-type="string" calcext:value-type="string">
            <text:p>si</text:p>
          </table:table-cell>
          <table:table-cell office:value-type="string" calcext:value-type="string">
            <text:p>no</text:p>
          </table:table-cell>
          <table:table-cell office:value-type="string" calcext:value-type="string">
            <text:p>D09</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65]&lt;&gt;[.C65];&quot;X&quot;;&quot;&quot;)">
            <text:p/>
          </table:table-cell>
          <table:table-cell table:style-name="ce10"/>
          <table:table-cell table:style-name="ce10" office:value-type="string" calcext:value-type="string">
            <text:p>insert-circumference-3p (org.gvsig.vectorediting.lib.prov.circle3p.Circle3PEditingLibrary)</text:p>
          </table:table-cell>
          <table:table-cell table:style-name="ce32" table:number-columns-repeated="3"/>
          <table:table-cell table:number-columns-repeated="1002"/>
        </table:table-row>
        <table:table-row table:style-name="ro4">
          <table:table-cell office:value-type="float" office:value="844" calcext:value-type="float">
            <text:p>844</text:p>
          </table:table-cell>
          <table:table-cell table:style-name="ce5"/>
          <table:table-cell table:style-name="ce17" office:value-type="string" calcext:value-type="string">
            <text:p>insert-polygon (org.gvsig.vectorediting.lib.prov.polyline.PolylineEditingLibrary)</text:p>
          </table:table-cell>
          <table:table-cell table:style-name="ce17" table:formula="of:=SEARCH(&quot;(&quot;;[.C66])" office:value-type="float" office:value="16" calcext:value-type="float">
            <text:p>16</text:p>
          </table:table-cell>
          <table:table-cell table:style-name="ce17" table:formula="of:=LEFT([.C66];[.D66])" office:value-type="string" office:string-value="insert-polygon (" calcext:value-type="string">
            <text:p>insert-polygon (</text:p>
          </table:table-cell>
          <table:table-cell table:style-name="ce17" table:formula="of:=LEFT([.E66];LEN([.E66])-2)" office:value-type="string" office:string-value="insert-polygon" calcext:value-type="string">
            <text:p>insert-polygon</text:p>
          </table:table-cell>
          <table:table-cell/>
          <table:table-cell office:value-type="string" calcext:value-type="string">
            <text:p>si</text:p>
          </table:table-cell>
          <table:table-cell office:value-type="string" calcext:value-type="string">
            <text:p>no</text:p>
          </table:table-cell>
          <table:table-cell office:value-type="string" calcext:value-type="string">
            <text:p>D10</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66]&lt;&gt;[.C66];&quot;X&quot;;&quot;&quot;)">
            <text:p/>
          </table:table-cell>
          <table:table-cell table:style-name="ce10"/>
          <table:table-cell table:style-name="ce10" office:value-type="string" calcext:value-type="string">
            <text:p>insert-polygon (org.gvsig.vectorediting.lib.prov.polyline.PolylineEditingLibrary)</text:p>
          </table:table-cell>
          <table:table-cell table:style-name="ce32" table:number-columns-repeated="3"/>
          <table:table-cell table:number-columns-repeated="1002"/>
        </table:table-row>
        <table:table-row table:style-name="ro4">
          <table:table-cell office:value-type="float" office:value="845" calcext:value-type="float">
            <text:p>845</text:p>
          </table:table-cell>
          <table:table-cell table:style-name="ce5"/>
          <table:table-cell table:style-name="ce17" office:value-type="string" calcext:value-type="string">
            <text:p>insert-polyline (org.gvsig.vectorediting.lib.prov.polyline.PolylineEditingLibrary)</text:p>
          </table:table-cell>
          <table:table-cell table:style-name="ce17" table:formula="of:=SEARCH(&quot;(&quot;;[.C67])" office:value-type="float" office:value="17" calcext:value-type="float">
            <text:p>17</text:p>
          </table:table-cell>
          <table:table-cell table:style-name="ce17" table:formula="of:=LEFT([.C67];[.D67])" office:value-type="string" office:string-value="insert-polyline (" calcext:value-type="string">
            <text:p>insert-polyline (</text:p>
          </table:table-cell>
          <table:table-cell table:style-name="ce17" table:formula="of:=LEFT([.E67];LEN([.E67])-2)" office:value-type="string" office:string-value="insert-polyline" calcext:value-type="string">
            <text:p>insert-polyline</text:p>
          </table:table-cell>
          <table:table-cell/>
          <table:table-cell office:value-type="string" calcext:value-type="string">
            <text:p>si</text:p>
          </table:table-cell>
          <table:table-cell office:value-type="string" calcext:value-type="string">
            <text:p>no</text:p>
          </table:table-cell>
          <table:table-cell office:value-type="string" calcext:value-type="string">
            <text:p>D11</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67]&lt;&gt;[.C67];&quot;X&quot;;&quot;&quot;)">
            <text:p/>
          </table:table-cell>
          <table:table-cell table:style-name="ce10"/>
          <table:table-cell table:style-name="ce10" office:value-type="string" calcext:value-type="string">
            <text:p>insert-polyline (org.gvsig.vectorediting.lib.prov.polyline.PolylineEditingLibrary)</text:p>
          </table:table-cell>
          <table:table-cell table:style-name="ce32" table:number-columns-repeated="3"/>
          <table:table-cell table:number-columns-repeated="1002"/>
        </table:table-row>
        <table:table-row table:style-name="ro4">
          <table:table-cell office:value-type="float" office:value="837" calcext:value-type="float">
            <text:p>837</text:p>
          </table:table-cell>
          <table:table-cell table:style-name="ce5"/>
          <table:table-cell table:style-name="ce17" office:value-type="string" calcext:value-type="string">
            <text:p>insert-filled-rectangle (org.gvsig.vectorediting.lib.prov.rectangle.RectangleEditingLibrary)</text:p>
          </table:table-cell>
          <table:table-cell table:style-name="ce17" table:formula="of:=SEARCH(&quot;(&quot;;[.C68])" office:value-type="float" office:value="25" calcext:value-type="float">
            <text:p>25</text:p>
          </table:table-cell>
          <table:table-cell table:style-name="ce17" table:formula="of:=LEFT([.C68];[.D68])" office:value-type="string" office:string-value="insert-filled-rectangle (" calcext:value-type="string">
            <text:p>insert-filled-rectangle (</text:p>
          </table:table-cell>
          <table:table-cell table:style-name="ce17" table:formula="of:=LEFT([.E68];LEN([.E68])-2)" office:value-type="string" office:string-value="insert-filled-rectangle" calcext:value-type="string">
            <text:p>insert-filled-rectangle</text:p>
          </table:table-cell>
          <table:table-cell/>
          <table:table-cell office:value-type="string" calcext:value-type="string">
            <text:p>si</text:p>
          </table:table-cell>
          <table:table-cell office:value-type="string" calcext:value-type="string">
            <text:p>no</text:p>
          </table:table-cell>
          <table:table-cell office:value-type="string" calcext:value-type="string">
            <text:p>D13</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68]&lt;&gt;[.C68];&quot;X&quot;;&quot;&quot;)">
            <text:p/>
          </table:table-cell>
          <table:table-cell table:style-name="ce10"/>
          <table:table-cell table:style-name="ce10" office:value-type="string" calcext:value-type="string">
            <text:p>insert-filled-rectangle (org.gvsig.vectorediting.lib.prov.rectangle.RectangleEditingLibrary)</text:p>
          </table:table-cell>
          <table:table-cell table:style-name="ce32" table:number-columns-repeated="3"/>
          <table:table-cell table:number-columns-repeated="1002"/>
        </table:table-row>
        <table:table-row table:style-name="ro4">
          <table:table-cell office:value-type="float" office:value="846" calcext:value-type="float">
            <text:p>846</text:p>
          </table:table-cell>
          <table:table-cell table:style-name="ce5"/>
          <table:table-cell table:style-name="ce17" office:value-type="string" calcext:value-type="string">
            <text:p>insert-rectangle (org.gvsig.vectorediting.lib.prov.rectangle.RectangleEditingLibrary)</text:p>
          </table:table-cell>
          <table:table-cell table:style-name="ce17" table:formula="of:=SEARCH(&quot;(&quot;;[.C69])" office:value-type="float" office:value="18" calcext:value-type="float">
            <text:p>18</text:p>
          </table:table-cell>
          <table:table-cell table:style-name="ce17" table:formula="of:=LEFT([.C69];[.D69])" office:value-type="string" office:string-value="insert-rectangle (" calcext:value-type="string">
            <text:p>insert-rectangle (</text:p>
          </table:table-cell>
          <table:table-cell table:style-name="ce17" table:formula="of:=LEFT([.E69];LEN([.E69])-2)" office:value-type="string" office:string-value="insert-rectangle" calcext:value-type="string">
            <text:p>insert-rectangle</text:p>
          </table:table-cell>
          <table:table-cell/>
          <table:table-cell office:value-type="string" calcext:value-type="string">
            <text:p>si</text:p>
          </table:table-cell>
          <table:table-cell office:value-type="string" calcext:value-type="string">
            <text:p>no</text:p>
          </table:table-cell>
          <table:table-cell office:value-type="string" calcext:value-type="string">
            <text:p>D14</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69]&lt;&gt;[.C69];&quot;X&quot;;&quot;&quot;)">
            <text:p/>
          </table:table-cell>
          <table:table-cell table:style-name="ce10"/>
          <table:table-cell table:style-name="ce10" office:value-type="string" calcext:value-type="string">
            <text:p>insert-rectangle (org.gvsig.vectorediting.lib.prov.rectangle.RectangleEditingLibrary)</text:p>
          </table:table-cell>
          <table:table-cell table:style-name="ce32" table:number-columns-repeated="3"/>
          <table:table-cell table:number-columns-repeated="1002"/>
        </table:table-row>
        <table:table-row table:style-name="ro4">
          <table:table-cell office:value-type="float" office:value="840" calcext:value-type="float">
            <text:p>840</text:p>
          </table:table-cell>
          <table:table-cell table:style-name="ce5"/>
          <table:table-cell table:style-name="ce17" office:value-type="string" calcext:value-type="string">
            <text:p>insert-line (org.gvsig.vectorediting.lib.prov.line.LineEditingLibrary)</text:p>
          </table:table-cell>
          <table:table-cell table:style-name="ce17" table:formula="of:=SEARCH(&quot;(&quot;;[.C70])" office:value-type="float" office:value="13" calcext:value-type="float">
            <text:p>13</text:p>
          </table:table-cell>
          <table:table-cell table:style-name="ce17" table:formula="of:=LEFT([.C70];[.D70])" office:value-type="string" office:string-value="insert-line (" calcext:value-type="string">
            <text:p>insert-line (</text:p>
          </table:table-cell>
          <table:table-cell table:style-name="ce17" table:formula="of:=LEFT([.E70];LEN([.E70])-2)" office:value-type="string" office:string-value="insert-line" calcext:value-type="string">
            <text:p>insert-line</text:p>
          </table:table-cell>
          <table:table-cell/>
          <table:table-cell office:value-type="string" calcext:value-type="string">
            <text:p>si</text:p>
          </table:table-cell>
          <table:table-cell office:value-type="string" calcext:value-type="string">
            <text:p>no</text:p>
          </table:table-cell>
          <table:table-cell office:value-type="string" calcext:value-type="string">
            <text:p>D15</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70]&lt;&gt;[.C70];&quot;X&quot;;&quot;&quot;)">
            <text:p/>
          </table:table-cell>
          <table:table-cell table:style-name="ce10"/>
          <table:table-cell table:style-name="ce10" office:value-type="string" calcext:value-type="string">
            <text:p>insert-line (org.gvsig.vectorediting.lib.prov.line.LineEditingLibrary)</text:p>
          </table:table-cell>
          <table:table-cell table:style-name="ce32" table:number-columns-repeated="3"/>
          <table:table-cell table:number-columns-repeated="1002"/>
        </table:table-row>
        <table:table-row table:style-name="ro4">
          <table:table-cell office:value-type="float" office:value="818" calcext:value-type="float">
            <text:p>818</text:p>
          </table:table-cell>
          <table:table-cell table:style-name="ce5" office:value-type="float" office:value="-2" calcext:value-type="float">
            <text:p>-2</text:p>
          </table:table-cell>
          <table:table-cell table:style-name="ce17" office:value-type="string" calcext:value-type="string">
            <text:p>insert-arc-three-points (org.gvsig.vectorediting.lib.prov.arc.ArcEditingLibrary)</text:p>
          </table:table-cell>
          <table:table-cell table:style-name="ce17" table:formula="of:=SEARCH(&quot;(&quot;;[.C71])" office:value-type="float" office:value="25" calcext:value-type="float">
            <text:p>25</text:p>
          </table:table-cell>
          <table:table-cell table:style-name="ce17" table:formula="of:=LEFT([.C71];[.D71])" office:value-type="string" office:string-value="insert-arc-three-points (" calcext:value-type="string">
            <text:p>insert-arc-three-points (</text:p>
          </table:table-cell>
          <table:table-cell table:style-name="ce17" table:formula="of:=LEFT([.E71];LEN([.E71])-2)" office:value-type="string" office:string-value="insert-arc-three-points" calcext:value-type="string">
            <text:p>insert-arc-three-points</text:p>
          </table:table-cell>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16</text:p>
          </table:table-cell>
          <table:table-cell office:value-type="float" office:value="1" calcext:value-type="float">
            <text:p>1</text:p>
          </table:table-cell>
          <table:table-cell table:number-columns-repeated="3" office:value-type="string" calcext:value-type="string">
            <text:p>si</text:p>
          </table:table-cell>
          <table:table-cell/>
          <table:table-cell office:value-type="string" calcext:value-type="string">
            <text:p>d_insertar</text:p>
          </table:table-cell>
          <table:table-cell table:formula="of:=IF([.S71]&lt;&gt;[.C71];&quot;X&quot;;&quot;&quot;)">
            <text:p/>
          </table:table-cell>
          <table:table-cell table:style-name="ce10" office:value-type="float" office:value="-2" calcext:value-type="float">
            <text:p>-2</text:p>
          </table:table-cell>
          <table:table-cell table:style-name="ce10" office:value-type="string" calcext:value-type="string">
            <text:p>insert-arc-three-points (org.gvsig.vectorediting.lib.prov.arc.ArcEditingLibrary)</text:p>
          </table:table-cell>
          <table:table-cell table:style-name="ce32" table:number-columns-repeated="3"/>
          <table:table-cell table:number-columns-repeated="1002"/>
        </table:table-row>
        <table:table-row table:style-name="ro4">
          <table:table-cell office:value-type="float" office:value="819" calcext:value-type="float">
            <text:p>819</text:p>
          </table:table-cell>
          <table:table-cell table:style-name="ce5"/>
          <table:table-cell table:style-name="ce17" office:value-type="string" calcext:value-type="string">
            <text:p>insert-arc (org.gvsig.vectorediting.lib.prov.arc.ArcEditingLibrary)</text:p>
          </table:table-cell>
          <table:table-cell table:style-name="ce17" table:formula="of:=SEARCH(&quot;(&quot;;[.C72])" office:value-type="float" office:value="12" calcext:value-type="float">
            <text:p>12</text:p>
          </table:table-cell>
          <table:table-cell table:style-name="ce17" table:formula="of:=LEFT([.C72];[.D72])" office:value-type="string" office:string-value="insert-arc (" calcext:value-type="string">
            <text:p>insert-arc (</text:p>
          </table:table-cell>
          <table:table-cell table:style-name="ce17" table:formula="of:=LEFT([.E72];LEN([.E72])-2)" office:value-type="string" office:string-value="insert-arc" calcext:value-type="string">
            <text:p>insert-arc</text:p>
          </table:table-cell>
          <table:table-cell/>
          <table:table-cell office:value-type="string" calcext:value-type="string">
            <text:p>si</text:p>
          </table:table-cell>
          <table:table-cell office:value-type="string" calcext:value-type="string">
            <text:p>no</text:p>
          </table:table-cell>
          <table:table-cell office:value-type="string" calcext:value-type="string">
            <text:p>D16</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72]&lt;&gt;[.C72];&quot;X&quot;;&quot;&quot;)">
            <text:p/>
          </table:table-cell>
          <table:table-cell table:style-name="ce10"/>
          <table:table-cell table:style-name="ce10" office:value-type="string" calcext:value-type="string">
            <text:p>insert-arc (org.gvsig.vectorediting.lib.prov.arc.ArcEditingLibrary)</text:p>
          </table:table-cell>
          <table:table-cell table:style-name="ce32" table:number-columns-repeated="3"/>
          <table:table-cell table:number-columns-repeated="1002"/>
        </table:table-row>
        <table:table-row table:style-name="ro4">
          <table:table-cell office:value-type="float" office:value="839" calcext:value-type="float">
            <text:p>839</text:p>
          </table:table-cell>
          <table:table-cell table:style-name="ce5"/>
          <table:table-cell table:style-name="ce17" office:value-type="string" calcext:value-type="string">
            <text:p>insert-filled-spline (org.gvsig.vectorediting.lib.prov.spline.SplineEditingLibrary)</text:p>
          </table:table-cell>
          <table:table-cell table:style-name="ce17" table:formula="of:=SEARCH(&quot;(&quot;;[.C73])" office:value-type="float" office:value="22" calcext:value-type="float">
            <text:p>22</text:p>
          </table:table-cell>
          <table:table-cell table:style-name="ce17" table:formula="of:=LEFT([.C73];[.D73])" office:value-type="string" office:string-value="insert-filled-spline (" calcext:value-type="string">
            <text:p>insert-filled-spline (</text:p>
          </table:table-cell>
          <table:table-cell table:style-name="ce17" table:formula="of:=LEFT([.E73];LEN([.E73])-2)" office:value-type="string" office:string-value="insert-filled-spline" calcext:value-type="string">
            <text:p>insert-filled-spline</text:p>
          </table:table-cell>
          <table:table-cell/>
          <table:table-cell office:value-type="string" calcext:value-type="string">
            <text:p>si</text:p>
          </table:table-cell>
          <table:table-cell office:value-type="string" calcext:value-type="string">
            <text:p>no</text:p>
          </table:table-cell>
          <table:table-cell office:value-type="string" calcext:value-type="string">
            <text:p>D17</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73]&lt;&gt;[.C73];&quot;X&quot;;&quot;&quot;)">
            <text:p/>
          </table:table-cell>
          <table:table-cell table:style-name="ce10"/>
          <table:table-cell table:style-name="ce10" office:value-type="string" calcext:value-type="string">
            <text:p>insert-filled-spline (org.gvsig.vectorediting.lib.prov.spline.SplineEditingLibrary)</text:p>
          </table:table-cell>
          <table:table-cell table:style-name="ce32" table:number-columns-repeated="3"/>
          <table:table-cell table:number-columns-repeated="1002"/>
        </table:table-row>
        <table:table-row table:style-name="ro4">
          <table:table-cell office:value-type="float" office:value="849" calcext:value-type="float">
            <text:p>849</text:p>
          </table:table-cell>
          <table:table-cell table:style-name="ce5"/>
          <table:table-cell table:style-name="ce17" office:value-type="string" calcext:value-type="string">
            <text:p>insert-spline (org.gvsig.vectorediting.lib.prov.spline.SplineEditingLibrary)</text:p>
          </table:table-cell>
          <table:table-cell table:style-name="ce17" table:formula="of:=SEARCH(&quot;(&quot;;[.C74])" office:value-type="float" office:value="15" calcext:value-type="float">
            <text:p>15</text:p>
          </table:table-cell>
          <table:table-cell table:style-name="ce17" table:formula="of:=LEFT([.C74];[.D74])" office:value-type="string" office:string-value="insert-spline (" calcext:value-type="string">
            <text:p>insert-spline (</text:p>
          </table:table-cell>
          <table:table-cell table:style-name="ce17" table:formula="of:=LEFT([.E74];LEN([.E74])-2)" office:value-type="string" office:string-value="insert-spline" calcext:value-type="string">
            <text:p>insert-spline</text:p>
          </table:table-cell>
          <table:table-cell/>
          <table:table-cell office:value-type="string" calcext:value-type="string">
            <text:p>si</text:p>
          </table:table-cell>
          <table:table-cell office:value-type="string" calcext:value-type="string">
            <text:p>no</text:p>
          </table:table-cell>
          <table:table-cell office:value-type="string" calcext:value-type="string">
            <text:p>D18</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74]&lt;&gt;[.C74];&quot;X&quot;;&quot;&quot;)">
            <text:p/>
          </table:table-cell>
          <table:table-cell table:style-name="ce10"/>
          <table:table-cell table:style-name="ce10" office:value-type="string" calcext:value-type="string">
            <text:p>insert-spline (org.gvsig.vectorediting.lib.prov.spline.SplineEditingLibrary)</text:p>
          </table:table-cell>
          <table:table-cell table:style-name="ce32" table:number-columns-repeated="3"/>
          <table:table-cell table:number-columns-repeated="1002"/>
        </table:table-row>
        <table:table-row table:style-name="ro4">
          <table:table-cell office:value-type="float" office:value="843" calcext:value-type="float">
            <text:p>843</text:p>
          </table:table-cell>
          <table:table-cell table:style-name="ce5"/>
          <table:table-cell table:style-name="ce17" office:value-type="string" calcext:value-type="string">
            <text:p>insert-polar-matrix (org.gvsig.vectorediting.lib.prov.polarmatrix.PolarMatrixEditingLibrary)</text:p>
          </table:table-cell>
          <table:table-cell table:style-name="ce17" table:formula="of:=SEARCH(&quot;(&quot;;[.C75])" office:value-type="float" office:value="21" calcext:value-type="float">
            <text:p>21</text:p>
          </table:table-cell>
          <table:table-cell table:style-name="ce17" table:formula="of:=LEFT([.C75];[.D75])" office:value-type="string" office:string-value="insert-polar-matrix (" calcext:value-type="string">
            <text:p>insert-polar-matrix (</text:p>
          </table:table-cell>
          <table:table-cell table:style-name="ce17" table:formula="of:=LEFT([.E75];LEN([.E75])-2)" office:value-type="string" office:string-value="insert-polar-matrix" calcext:value-type="string">
            <text:p>insert-polar-matrix</text:p>
          </table:table-cell>
          <table:table-cell/>
          <table:table-cell office:value-type="string" calcext:value-type="string">
            <text:p>si</text:p>
          </table:table-cell>
          <table:table-cell office:value-type="string" calcext:value-type="string">
            <text:p>no</text:p>
          </table:table-cell>
          <table:table-cell office:value-type="string" calcext:value-type="string">
            <text:p>D19</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75]&lt;&gt;[.C75];&quot;X&quot;;&quot;&quot;)">
            <text:p/>
          </table:table-cell>
          <table:table-cell table:style-name="ce10"/>
          <table:table-cell table:style-name="ce10" office:value-type="string" calcext:value-type="string">
            <text:p>insert-polar-matrix (org.gvsig.vectorediting.lib.prov.polarmatrix.PolarMatrixEditingLibrary)</text:p>
          </table:table-cell>
          <table:table-cell table:style-name="ce32" table:number-columns-repeated="3"/>
          <table:table-cell table:number-columns-repeated="1002"/>
        </table:table-row>
        <table:table-row table:style-name="ro7">
          <table:table-cell office:value-type="float" office:value="847" calcext:value-type="float">
            <text:p>847</text:p>
          </table:table-cell>
          <table:table-cell table:style-name="ce5"/>
          <table:table-cell table:style-name="ce17" office:value-type="string" calcext:value-type="string">
            <text:p>insert-rectangular-matrix (org.gvsig.vectorediting.lib.prov.rectangularmatrix.RectangularMatrixEditingLibrary)</text:p>
          </table:table-cell>
          <table:table-cell table:style-name="ce17" table:formula="of:=SEARCH(&quot;(&quot;;[.C76])" office:value-type="float" office:value="27" calcext:value-type="float">
            <text:p>27</text:p>
          </table:table-cell>
          <table:table-cell table:style-name="ce17" table:formula="of:=LEFT([.C76];[.D76])" office:value-type="string" office:string-value="insert-rectangular-matrix (" calcext:value-type="string">
            <text:p>insert-rectangular-matrix (</text:p>
          </table:table-cell>
          <table:table-cell table:style-name="ce17" table:formula="of:=LEFT([.E76];LEN([.E76])-2)" office:value-type="string" office:string-value="insert-rectangular-matrix" calcext:value-type="string">
            <text:p>insert-rectangular-matrix</text:p>
          </table:table-cell>
          <table:table-cell/>
          <table:table-cell office:value-type="string" calcext:value-type="string">
            <text:p>si</text:p>
          </table:table-cell>
          <table:table-cell office:value-type="string" calcext:value-type="string">
            <text:p>no</text:p>
          </table:table-cell>
          <table:table-cell office:value-type="string" calcext:value-type="string">
            <text:p>D20</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76]&lt;&gt;[.C76];&quot;X&quot;;&quot;&quot;)">
            <text:p/>
          </table:table-cell>
          <table:table-cell table:style-name="ce10"/>
          <table:table-cell table:style-name="ce10" office:value-type="string" calcext:value-type="string">
            <text:p>insert-rectangular-matrix (org.gvsig.vectorediting.lib.prov.rectangularmatrix.RectangularMatrixEditingLibrary)</text:p>
          </table:table-cell>
          <table:table-cell table:style-name="ce32" table:number-columns-repeated="3"/>
          <table:table-cell table:number-columns-repeated="1002"/>
        </table:table-row>
        <table:table-row table:style-name="ro4">
          <table:table-cell office:value-type="float" office:value="820" calcext:value-type="float">
            <text:p>820</text:p>
          </table:table-cell>
          <table:table-cell table:style-name="ce5"/>
          <table:table-cell table:style-name="ce17" office:value-type="string" calcext:value-type="string">
            <text:p>insert-autopolygon (org.gvsig.vectorediting.lib.prov.autopolygon.AutopolygonEditingLibrary)</text:p>
          </table:table-cell>
          <table:table-cell table:style-name="ce17" table:formula="of:=SEARCH(&quot;(&quot;;[.C77])" office:value-type="float" office:value="20" calcext:value-type="float">
            <text:p>20</text:p>
          </table:table-cell>
          <table:table-cell table:style-name="ce17" table:formula="of:=LEFT([.C77];[.D77])" office:value-type="string" office:string-value="insert-autopolygon (" calcext:value-type="string">
            <text:p>insert-autopolygon (</text:p>
          </table:table-cell>
          <table:table-cell table:style-name="ce17" table:formula="of:=LEFT([.E77];LEN([.E77])-2)" office:value-type="string" office:string-value="insert-autopolygon" calcext:value-type="string">
            <text:p>insert-autopolygon</text:p>
          </table:table-cell>
          <table:table-cell/>
          <table:table-cell office:value-type="string" calcext:value-type="string">
            <text:p>si</text:p>
          </table:table-cell>
          <table:table-cell office:value-type="string" calcext:value-type="string">
            <text:p>no</text:p>
          </table:table-cell>
          <table:table-cell office:value-type="string" calcext:value-type="string">
            <text:p>D21</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77]&lt;&gt;[.C77];&quot;X&quot;;&quot;&quot;)">
            <text:p/>
          </table:table-cell>
          <table:table-cell table:style-name="ce10"/>
          <table:table-cell table:style-name="ce10" office:value-type="string" calcext:value-type="string">
            <text:p>insert-autopolygon (org.gvsig.vectorediting.lib.prov.autopolygon.AutopolygonEditingLibrary)</text:p>
          </table:table-cell>
          <table:table-cell table:style-name="ce32" table:number-columns-repeated="3"/>
          <table:table-cell table:number-columns-repeated="1002"/>
        </table:table-row>
        <table:table-row table:style-name="ro4">
          <table:table-cell office:value-type="float" office:value="865" calcext:value-type="float">
            <text:p>865</text:p>
          </table:table-cell>
          <table:table-cell table:style-name="ce5"/>
          <table:table-cell table:style-name="ce17" office:value-type="string" calcext:value-type="string">
            <text:p>modify-offset (org.gvsig.vectorediting.offset.lib.prov.offset.OffsetEditingLibrary)</text:p>
          </table:table-cell>
          <table:table-cell table:style-name="ce17" table:formula="of:=SEARCH(&quot;(&quot;;[.C78])" office:value-type="float" office:value="15" calcext:value-type="float">
            <text:p>15</text:p>
          </table:table-cell>
          <table:table-cell table:style-name="ce17" table:formula="of:=LEFT([.C78];[.D78])" office:value-type="string" office:string-value="modify-offset (" calcext:value-type="string">
            <text:p>modify-offset (</text:p>
          </table:table-cell>
          <table:table-cell table:style-name="ce17" table:formula="of:=LEFT([.E78];LEN([.E78])-2)" office:value-type="string" office:string-value="modify-offset" calcext:value-type="string">
            <text:p>modify-offset</text:p>
          </table:table-cell>
          <table:table-cell/>
          <table:table-cell office:value-type="string" calcext:value-type="string">
            <text:p>si</text:p>
          </table:table-cell>
          <table:table-cell office:value-type="string" calcext:value-type="string">
            <text:p>no</text:p>
          </table:table-cell>
          <table:table-cell office:value-type="string" calcext:value-type="string">
            <text:p>D22</text:p>
          </table:table-cell>
          <table:table-cell/>
          <table:table-cell table:number-columns-repeated="3" office:value-type="string" calcext:value-type="string">
            <text:p>si</text:p>
          </table:table-cell>
          <table:table-cell/>
          <table:table-cell office:value-type="string" calcext:value-type="string">
            <text:p>e_edicion</text:p>
          </table:table-cell>
          <table:table-cell table:formula="of:=IF([.S78]&lt;&gt;[.C78];&quot;X&quot;;&quot;&quot;)">
            <text:p/>
          </table:table-cell>
          <table:table-cell table:style-name="ce10"/>
          <table:table-cell table:style-name="ce10" office:value-type="string" calcext:value-type="string">
            <text:p>modify-offset (org.gvsig.vectorediting.offset.lib.prov.offset.OffsetEditingLibrary)</text:p>
          </table:table-cell>
          <table:table-cell table:style-name="ce32" table:number-columns-repeated="3"/>
          <table:table-cell table:number-columns-repeated="1002"/>
        </table:table-row>
        <table:table-row table:style-name="ro4">
          <table:table-cell office:value-type="float" office:value="817" calcext:value-type="float">
            <text:p>817</text:p>
          </table:table-cell>
          <table:table-cell table:style-name="ce5" office:value-type="float" office:value="-2" calcext:value-type="float">
            <text:p>-2</text:p>
          </table:table-cell>
          <table:table-cell table:style-name="ce17" office:value-type="string" calcext:value-type="string">
            <text:p>insert-arc-by-center (org.gvsig.vectorediting.lib.prov.arc.ArcEditingLibrary)</text:p>
          </table:table-cell>
          <table:table-cell table:style-name="ce17" table:formula="of:=SEARCH(&quot;(&quot;;[.C79])" office:value-type="float" office:value="22" calcext:value-type="float">
            <text:p>22</text:p>
          </table:table-cell>
          <table:table-cell table:style-name="ce17" table:formula="of:=LEFT([.C79];[.D79])" office:value-type="string" office:string-value="insert-arc-by-center (" calcext:value-type="string">
            <text:p>insert-arc-by-center (</text:p>
          </table:table-cell>
          <table:table-cell table:style-name="ce17" table:formula="of:=LEFT([.E79];LEN([.E79])-2)" office:value-type="string" office:string-value="insert-arc-by-center" calcext:value-type="string">
            <text:p>insert-arc-by-center</text:p>
          </table:table-cell>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23</text:p>
          </table:table-cell>
          <table:table-cell office:value-type="float" office:value="1" calcext:value-type="float">
            <text:p>1</text:p>
          </table:table-cell>
          <table:table-cell table:number-columns-repeated="3" office:value-type="string" calcext:value-type="string">
            <text:p>si</text:p>
          </table:table-cell>
          <table:table-cell/>
          <table:table-cell office:value-type="string" calcext:value-type="string">
            <text:p>d_insertar</text:p>
          </table:table-cell>
          <table:table-cell table:formula="of:=IF([.S79]&lt;&gt;[.C79];&quot;X&quot;;&quot;&quot;)">
            <text:p/>
          </table:table-cell>
          <table:table-cell table:style-name="ce10" office:value-type="float" office:value="-2" calcext:value-type="float">
            <text:p>-2</text:p>
          </table:table-cell>
          <table:table-cell table:style-name="ce10" office:value-type="string" calcext:value-type="string">
            <text:p>insert-arc-by-center (org.gvsig.vectorediting.lib.prov.arc.ArcEditingLibrary)</text:p>
          </table:table-cell>
          <table:table-cell table:style-name="ce32" table:number-columns-repeated="3"/>
          <table:table-cell table:number-columns-repeated="1002"/>
        </table:table-row>
        <table:table-row table:style-name="ro4">
          <table:table-cell office:value-type="float" office:value="827" calcext:value-type="float">
            <text:p>827</text:p>
          </table:table-cell>
          <table:table-cell table:style-name="ce5" office:value-type="float" office:value="-2" calcext:value-type="float">
            <text:p>-2</text:p>
          </table:table-cell>
          <table:table-cell table:style-name="ce17" office:value-type="string" calcext:value-type="string">
            <text:p>insert-circumference-2p (org.gvsig.vectorediting.lib.prov.circle3p.Circle3PEditingLibrary)</text:p>
          </table:table-cell>
          <table:table-cell table:style-name="ce17" table:formula="of:=SEARCH(&quot;(&quot;;[.C80])" office:value-type="float" office:value="25" calcext:value-type="float">
            <text:p>25</text:p>
          </table:table-cell>
          <table:table-cell table:style-name="ce17" table:formula="of:=LEFT([.C80];[.D80])" office:value-type="string" office:string-value="insert-circumference-2p (" calcext:value-type="string">
            <text:p>insert-circumference-2p (</text:p>
          </table:table-cell>
          <table:table-cell table:style-name="ce17" table:formula="of:=LEFT([.E80];LEN([.E80])-2)" office:value-type="string" office:string-value="insert-circumference-2p" calcext:value-type="string">
            <text:p>insert-circumference-2p</text:p>
          </table:table-cell>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24</text:p>
          </table:table-cell>
          <table:table-cell office:value-type="float" office:value="1" calcext:value-type="float">
            <text:p>1</text:p>
          </table:table-cell>
          <table:table-cell table:number-columns-repeated="3" office:value-type="string" calcext:value-type="string">
            <text:p>si</text:p>
          </table:table-cell>
          <table:table-cell/>
          <table:table-cell office:value-type="string" calcext:value-type="string">
            <text:p>d_insertar</text:p>
          </table:table-cell>
          <table:table-cell table:formula="of:=IF([.S80]&lt;&gt;[.C80];&quot;X&quot;;&quot;&quot;)">
            <text:p/>
          </table:table-cell>
          <table:table-cell table:style-name="ce10" office:value-type="float" office:value="-2" calcext:value-type="float">
            <text:p>-2</text:p>
          </table:table-cell>
          <table:table-cell table:style-name="ce10" office:value-type="string" calcext:value-type="string">
            <text:p>insert-circumference-2p (org.gvsig.vectorediting.lib.prov.circle3p.Circle3PEditingLibrary)</text:p>
          </table:table-cell>
          <table:table-cell table:style-name="ce32" table:number-columns-repeated="3"/>
          <table:table-cell table:number-columns-repeated="1002"/>
        </table:table-row>
        <table:table-row table:style-name="ro4">
          <table:table-cell office:value-type="float" office:value="821" calcext:value-type="float">
            <text:p>821</text:p>
          </table:table-cell>
          <table:table-cell table:style-name="ce5" office:value-type="float" office:value="-2" calcext:value-type="float">
            <text:p>-2</text:p>
          </table:table-cell>
          <table:table-cell table:style-name="ce17" office:value-type="string" calcext:value-type="string">
            <text:p>insert-circle-2p (org.gvsig.vectorediting.lib.prov.circle3p.Circle3PEditingLibrary)</text:p>
          </table:table-cell>
          <table:table-cell table:style-name="ce17" table:formula="of:=SEARCH(&quot;(&quot;;[.C81])" office:value-type="float" office:value="18" calcext:value-type="float">
            <text:p>18</text:p>
          </table:table-cell>
          <table:table-cell table:style-name="ce17" table:formula="of:=LEFT([.C81];[.D81])" office:value-type="string" office:string-value="insert-circle-2p (" calcext:value-type="string">
            <text:p>insert-circle-2p (</text:p>
          </table:table-cell>
          <table:table-cell table:style-name="ce17" table:formula="of:=LEFT([.E81];LEN([.E81])-2)" office:value-type="string" office:string-value="insert-circle-2p" calcext:value-type="string">
            <text:p>insert-circle-2p</text:p>
          </table:table-cell>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25</text:p>
          </table:table-cell>
          <table:table-cell office:value-type="float" office:value="1" calcext:value-type="float">
            <text:p>1</text:p>
          </table:table-cell>
          <table:table-cell table:number-columns-repeated="3" office:value-type="string" calcext:value-type="string">
            <text:p>si</text:p>
          </table:table-cell>
          <table:table-cell/>
          <table:table-cell office:value-type="string" calcext:value-type="string">
            <text:p>d_insertar</text:p>
          </table:table-cell>
          <table:table-cell table:formula="of:=IF([.S81]&lt;&gt;[.C81];&quot;X&quot;;&quot;&quot;)">
            <text:p/>
          </table:table-cell>
          <table:table-cell table:style-name="ce10" office:value-type="float" office:value="-2" calcext:value-type="float">
            <text:p>-2</text:p>
          </table:table-cell>
          <table:table-cell table:style-name="ce10" office:value-type="string" calcext:value-type="string">
            <text:p>insert-circle-2p (org.gvsig.vectorediting.lib.prov.circle3p.Circle3PEditingLibrary)</text:p>
          </table:table-cell>
          <table:table-cell table:style-name="ce32" table:number-columns-repeated="3"/>
          <table:table-cell table:number-columns-repeated="1002"/>
        </table:table-row>
        <table:table-row table:style-name="ro4">
          <table:table-cell office:value-type="float" office:value="828" calcext:value-type="float">
            <text:p>828</text:p>
          </table:table-cell>
          <table:table-cell table:style-name="ce5" office:value-type="float" office:value="-2" calcext:value-type="float">
            <text:p>-2</text:p>
          </table:table-cell>
          <table:table-cell table:style-name="ce17" office:value-type="string" calcext:value-type="string">
            <text:p>insert-circumference-2tg1p (org.gvsig.vectorediting.lib.prov.circlecr.CircleCREditingLibrary)</text:p>
          </table:table-cell>
          <table:table-cell table:style-name="ce17" table:formula="of:=SEARCH(&quot;(&quot;;[.C82])" office:value-type="float" office:value="28" calcext:value-type="float">
            <text:p>28</text:p>
          </table:table-cell>
          <table:table-cell table:style-name="ce17" table:formula="of:=LEFT([.C82];[.D82])" office:value-type="string" office:string-value="insert-circumference-2tg1p (" calcext:value-type="string">
            <text:p>insert-circumference-2tg1p (</text:p>
          </table:table-cell>
          <table:table-cell table:style-name="ce17" table:formula="of:=LEFT([.E82];LEN([.E82])-2)" office:value-type="string" office:string-value="insert-circumference-2tg1p" calcext:value-type="string">
            <text:p>insert-circumference-2tg1p</text:p>
          </table:table-cell>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26</text:p>
          </table:table-cell>
          <table:table-cell office:value-type="float" office:value="1" calcext:value-type="float">
            <text:p>1</text:p>
          </table:table-cell>
          <table:table-cell table:number-columns-repeated="3" office:value-type="string" calcext:value-type="string">
            <text:p>si</text:p>
          </table:table-cell>
          <table:table-cell/>
          <table:table-cell office:value-type="string" calcext:value-type="string">
            <text:p>d_insertar</text:p>
          </table:table-cell>
          <table:table-cell table:formula="of:=IF([.S82]&lt;&gt;[.C82];&quot;X&quot;;&quot;&quot;)">
            <text:p/>
          </table:table-cell>
          <table:table-cell table:style-name="ce10" office:value-type="float" office:value="-2" calcext:value-type="float">
            <text:p>-2</text:p>
          </table:table-cell>
          <table:table-cell table:style-name="ce10" office:value-type="string" calcext:value-type="string">
            <text:p>insert-circumference-2tg1p (org.gvsig.vectorediting.lib.prov.circlecr.CircleCREditingLibrary)</text:p>
          </table:table-cell>
          <table:table-cell table:style-name="ce32" table:number-columns-repeated="3"/>
          <table:table-cell table:number-columns-repeated="1002"/>
        </table:table-row>
        <table:table-row table:style-name="ro4">
          <table:table-cell office:value-type="float" office:value="822" calcext:value-type="float">
            <text:p>822</text:p>
          </table:table-cell>
          <table:table-cell table:style-name="ce5" office:value-type="float" office:value="-2" calcext:value-type="float">
            <text:p>-2</text:p>
          </table:table-cell>
          <table:table-cell table:style-name="ce17" office:value-type="string" calcext:value-type="string">
            <text:p>insert-circle-2tg1p (org.gvsig.vectorediting.lib.prov.circlecr.CircleCREditingLibrary)</text:p>
          </table:table-cell>
          <table:table-cell table:style-name="ce17" table:formula="of:=SEARCH(&quot;(&quot;;[.C83])" office:value-type="float" office:value="21" calcext:value-type="float">
            <text:p>21</text:p>
          </table:table-cell>
          <table:table-cell table:style-name="ce17" table:formula="of:=LEFT([.C83];[.D83])" office:value-type="string" office:string-value="insert-circle-2tg1p (" calcext:value-type="string">
            <text:p>insert-circle-2tg1p (</text:p>
          </table:table-cell>
          <table:table-cell table:style-name="ce17" table:formula="of:=LEFT([.E83];LEN([.E83])-2)" office:value-type="string" office:string-value="insert-circle-2tg1p" calcext:value-type="string">
            <text:p>insert-circle-2tg1p</text:p>
          </table:table-cell>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27</text:p>
          </table:table-cell>
          <table:table-cell office:value-type="float" office:value="1" calcext:value-type="float">
            <text:p>1</text:p>
          </table:table-cell>
          <table:table-cell table:number-columns-repeated="3" office:value-type="string" calcext:value-type="string">
            <text:p>si</text:p>
          </table:table-cell>
          <table:table-cell/>
          <table:table-cell office:value-type="string" calcext:value-type="string">
            <text:p>d_insertar</text:p>
          </table:table-cell>
          <table:table-cell table:formula="of:=IF([.S83]&lt;&gt;[.C83];&quot;X&quot;;&quot;&quot;)">
            <text:p/>
          </table:table-cell>
          <table:table-cell table:style-name="ce10" office:value-type="float" office:value="-2" calcext:value-type="float">
            <text:p>-2</text:p>
          </table:table-cell>
          <table:table-cell table:style-name="ce10" office:value-type="string" calcext:value-type="string">
            <text:p>insert-circle-2tg1p (org.gvsig.vectorediting.lib.prov.circlecr.CircleCREditingLibrary)</text:p>
          </table:table-cell>
          <table:table-cell table:style-name="ce32" table:number-columns-repeated="3"/>
          <table:table-cell table:number-columns-repeated="1002"/>
        </table:table-row>
        <table:table-row table:style-name="ro4">
          <table:table-cell office:value-type="float" office:value="830" calcext:value-type="float">
            <text:p>830</text:p>
          </table:table-cell>
          <table:table-cell table:style-name="ce5" office:value-type="float" office:value="-2" calcext:value-type="float">
            <text:p>-2</text:p>
          </table:table-cell>
          <table:table-cell table:style-name="ce17" office:value-type="string" calcext:value-type="string">
            <text:p>insert-circumference-cd (org.gvsig.vectorediting.lib.prov.circlecr.CircleCREditingLibrary)</text:p>
          </table:table-cell>
          <table:table-cell table:style-name="ce17" table:formula="of:=SEARCH(&quot;(&quot;;[.C84])" office:value-type="float" office:value="25" calcext:value-type="float">
            <text:p>25</text:p>
          </table:table-cell>
          <table:table-cell table:style-name="ce17" table:formula="of:=LEFT([.C84];[.D84])" office:value-type="string" office:string-value="insert-circumference-cd (" calcext:value-type="string">
            <text:p>insert-circumference-cd (</text:p>
          </table:table-cell>
          <table:table-cell table:style-name="ce17" table:formula="of:=LEFT([.E84];LEN([.E84])-2)" office:value-type="string" office:string-value="insert-circumference-cd" calcext:value-type="string">
            <text:p>insert-circumference-cd</text:p>
          </table:table-cell>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28</text:p>
          </table:table-cell>
          <table:table-cell office:value-type="float" office:value="1" calcext:value-type="float">
            <text:p>1</text:p>
          </table:table-cell>
          <table:table-cell table:number-columns-repeated="3" office:value-type="string" calcext:value-type="string">
            <text:p>si</text:p>
          </table:table-cell>
          <table:table-cell/>
          <table:table-cell office:value-type="string" calcext:value-type="string">
            <text:p>d_insertar</text:p>
          </table:table-cell>
          <table:table-cell table:formula="of:=IF([.S84]&lt;&gt;[.C84];&quot;X&quot;;&quot;&quot;)">
            <text:p/>
          </table:table-cell>
          <table:table-cell table:style-name="ce10" office:value-type="float" office:value="-2" calcext:value-type="float">
            <text:p>-2</text:p>
          </table:table-cell>
          <table:table-cell table:style-name="ce10" office:value-type="string" calcext:value-type="string">
            <text:p>insert-circumference-cd (org.gvsig.vectorediting.lib.prov.circlecr.CircleCREditingLibrary)</text:p>
          </table:table-cell>
          <table:table-cell table:style-name="ce32" table:number-columns-repeated="3"/>
          <table:table-cell table:number-columns-repeated="1002"/>
        </table:table-row>
        <table:table-row table:style-name="ro4">
          <table:table-cell office:value-type="float" office:value="824" calcext:value-type="float">
            <text:p>824</text:p>
          </table:table-cell>
          <table:table-cell table:style-name="ce5" office:value-type="float" office:value="-2" calcext:value-type="float">
            <text:p>-2</text:p>
          </table:table-cell>
          <table:table-cell table:style-name="ce17" office:value-type="string" calcext:value-type="string">
            <text:p>insert-circle-cd (org.gvsig.vectorediting.lib.prov.circlecr.CircleCREditingLibrary)</text:p>
          </table:table-cell>
          <table:table-cell table:style-name="ce17" table:formula="of:=SEARCH(&quot;(&quot;;[.C85])" office:value-type="float" office:value="18" calcext:value-type="float">
            <text:p>18</text:p>
          </table:table-cell>
          <table:table-cell table:style-name="ce17" table:formula="of:=LEFT([.C85];[.D85])" office:value-type="string" office:string-value="insert-circle-cd (" calcext:value-type="string">
            <text:p>insert-circle-cd (</text:p>
          </table:table-cell>
          <table:table-cell table:style-name="ce17" table:formula="of:=LEFT([.E85];LEN([.E85])-2)" office:value-type="string" office:string-value="insert-circle-cd" calcext:value-type="string">
            <text:p>insert-circle-cd</text:p>
          </table:table-cell>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29</text:p>
          </table:table-cell>
          <table:table-cell office:value-type="float" office:value="1" calcext:value-type="float">
            <text:p>1</text:p>
          </table:table-cell>
          <table:table-cell table:number-columns-repeated="3" office:value-type="string" calcext:value-type="string">
            <text:p>si</text:p>
          </table:table-cell>
          <table:table-cell/>
          <table:table-cell office:value-type="string" calcext:value-type="string">
            <text:p>d_insertar</text:p>
          </table:table-cell>
          <table:table-cell table:formula="of:=IF([.S85]&lt;&gt;[.C85];&quot;X&quot;;&quot;&quot;)">
            <text:p/>
          </table:table-cell>
          <table:table-cell table:style-name="ce10" office:value-type="float" office:value="-2" calcext:value-type="float">
            <text:p>-2</text:p>
          </table:table-cell>
          <table:table-cell table:style-name="ce10" office:value-type="string" calcext:value-type="string">
            <text:p>insert-circle-cd (org.gvsig.vectorediting.lib.prov.circlecr.CircleCREditingLibrary)</text:p>
          </table:table-cell>
          <table:table-cell table:style-name="ce32" table:number-columns-repeated="3"/>
          <table:table-cell table:number-columns-repeated="1002"/>
        </table:table-row>
        <table:table-row table:style-name="ro4">
          <table:table-cell office:value-type="float" office:value="832" calcext:value-type="float">
            <text:p>832</text:p>
          </table:table-cell>
          <table:table-cell table:style-name="ce5" office:value-type="float" office:value="-2" calcext:value-type="float">
            <text:p>-2</text:p>
          </table:table-cell>
          <table:table-cell table:style-name="ce17" office:value-type="string" calcext:value-type="string">
            <text:p>insert-circumference-tantanradius (org.gvsig.vectorediting.lib.prov.circlecr.CircleCREditingLibrary)</text:p>
          </table:table-cell>
          <table:table-cell table:style-name="ce17" table:formula="of:=SEARCH(&quot;(&quot;;[.C86])" office:value-type="float" office:value="35" calcext:value-type="float">
            <text:p>35</text:p>
          </table:table-cell>
          <table:table-cell table:style-name="ce17" table:formula="of:=LEFT([.C86];[.D86])" office:value-type="string" office:string-value="insert-circumference-tantanradius (" calcext:value-type="string">
            <text:p>insert-circumference-tantanradius (</text:p>
          </table:table-cell>
          <table:table-cell table:style-name="ce17" table:formula="of:=LEFT([.E86];LEN([.E86])-2)" office:value-type="string" office:string-value="insert-circumference-tantanradius" calcext:value-type="string">
            <text:p>insert-circumference-tantanradius</text:p>
          </table:table-cell>
          <table:table-cell table:style-name="ce36" office:value-type="string" calcext:value-type="string">
            <text:p>si</text:p>
          </table:table-cell>
          <table:table-cell table:number-columns-repeated="2" office:value-type="string" calcext:value-type="string">
            <text:p>si</text:p>
          </table:table-cell>
          <table:table-cell office:value-type="string" calcext:value-type="string">
            <text:p>D30</text:p>
          </table:table-cell>
          <table:table-cell office:value-type="float" office:value="1" calcext:value-type="float">
            <text:p>1</text:p>
          </table:table-cell>
          <table:table-cell table:number-columns-repeated="3" office:value-type="string" calcext:value-type="string">
            <text:p>si</text:p>
          </table:table-cell>
          <table:table-cell/>
          <table:table-cell office:value-type="string" calcext:value-type="string">
            <text:p>d_insertar</text:p>
          </table:table-cell>
          <table:table-cell table:formula="of:=IF([.S86]&lt;&gt;[.C86];&quot;X&quot;;&quot;&quot;)">
            <text:p/>
          </table:table-cell>
          <table:table-cell table:style-name="ce10" office:value-type="float" office:value="-2" calcext:value-type="float">
            <text:p>-2</text:p>
          </table:table-cell>
          <table:table-cell table:style-name="ce10" office:value-type="string" calcext:value-type="string">
            <text:p>insert-circumference-tantanradius (org.gvsig.vectorediting.lib.prov.circlecr.CircleCREditingLibrary)</text:p>
          </table:table-cell>
          <table:table-cell table:style-name="ce32" table:number-columns-repeated="3"/>
          <table:table-cell table:number-columns-repeated="1002"/>
        </table:table-row>
        <table:table-row table:style-name="ro4">
          <table:table-cell office:value-type="float" office:value="826" calcext:value-type="float">
            <text:p>826</text:p>
          </table:table-cell>
          <table:table-cell table:style-name="ce5" office:value-type="float" office:value="-2" calcext:value-type="float">
            <text:p>-2</text:p>
          </table:table-cell>
          <table:table-cell table:style-name="ce17" office:value-type="string" calcext:value-type="string">
            <text:p>insert-circle-tantanradius (org.gvsig.vectorediting.lib.prov.circlecr.CircleCREditingLibrary)</text:p>
          </table:table-cell>
          <table:table-cell table:style-name="ce17" table:formula="of:=SEARCH(&quot;(&quot;;[.C87])" office:value-type="float" office:value="28" calcext:value-type="float">
            <text:p>28</text:p>
          </table:table-cell>
          <table:table-cell table:style-name="ce17" table:formula="of:=LEFT([.C87];[.D87])" office:value-type="string" office:string-value="insert-circle-tantanradius (" calcext:value-type="string">
            <text:p>insert-circle-tantanradius (</text:p>
          </table:table-cell>
          <table:table-cell table:style-name="ce17" table:formula="of:=LEFT([.E87];LEN([.E87])-2)" office:value-type="string" office:string-value="insert-circle-tantanradius" calcext:value-type="string">
            <text:p>insert-circle-tantanradius</text:p>
          </table:table-cell>
          <table:table-cell table:style-name="ce36" office:value-type="string" calcext:value-type="string">
            <text:p>si</text:p>
          </table:table-cell>
          <table:table-cell table:style-name="ce56" office:value-type="string" calcext:value-type="string">
            <text:p>si</text:p>
          </table:table-cell>
          <table:table-cell office:value-type="string" calcext:value-type="string">
            <text:p>si</text:p>
          </table:table-cell>
          <table:table-cell office:value-type="string" calcext:value-type="string">
            <text:p>D31</text:p>
          </table:table-cell>
          <table:table-cell office:value-type="float" office:value="1" calcext:value-type="float">
            <text:p>1</text:p>
          </table:table-cell>
          <table:table-cell table:number-columns-repeated="3" office:value-type="string" calcext:value-type="string">
            <text:p>si</text:p>
          </table:table-cell>
          <table:table-cell/>
          <table:table-cell office:value-type="string" calcext:value-type="string">
            <text:p>d_insertar</text:p>
          </table:table-cell>
          <table:table-cell table:formula="of:=IF([.S87]&lt;&gt;[.C87];&quot;X&quot;;&quot;&quot;)">
            <text:p/>
          </table:table-cell>
          <table:table-cell table:style-name="ce10" office:value-type="float" office:value="-2" calcext:value-type="float">
            <text:p>-2</text:p>
          </table:table-cell>
          <table:table-cell table:style-name="ce10" office:value-type="string" calcext:value-type="string">
            <text:p>insert-circle-tantanradius (org.gvsig.vectorediting.lib.prov.circlecr.CircleCREditingLibrary)</text:p>
          </table:table-cell>
          <table:table-cell table:style-name="ce32" table:number-columns-repeated="3"/>
          <table:table-cell table:number-columns-repeated="1002"/>
        </table:table-row>
        <table:table-row table:style-name="ro4">
          <table:table-cell office:value-type="float" office:value="836" calcext:value-type="float">
            <text:p>836</text:p>
          </table:table-cell>
          <table:table-cell table:style-name="ce5"/>
          <table:table-cell table:style-name="ce17" office:value-type="string" calcext:value-type="string">
            <text:p>insert-filled-ellipse (org.gvsig.vectorediting.lib.prov.ellipse.EllipseEditingLibrary)</text:p>
          </table:table-cell>
          <table:table-cell table:style-name="ce17" table:formula="of:=SEARCH(&quot;(&quot;;[.C88])" office:value-type="float" office:value="23" calcext:value-type="float">
            <text:p>23</text:p>
          </table:table-cell>
          <table:table-cell table:style-name="ce17" table:formula="of:=LEFT([.C88];[.D88])" office:value-type="string" office:string-value="insert-filled-ellipse (" calcext:value-type="string">
            <text:p>insert-filled-ellipse (</text:p>
          </table:table-cell>
          <table:table-cell table:style-name="ce17" table:formula="of:=LEFT([.E88];LEN([.E88])-2)" office:value-type="string" office:string-value="insert-filled-ellipse" calcext:value-type="string">
            <text:p>insert-filled-ellipse</text:p>
          </table:table-cell>
          <table:table-cell table:style-name="ce36" office:value-type="string" calcext:value-type="string">
            <text:p>si</text:p>
          </table:table-cell>
          <table:table-cell table:number-columns-repeated="2" office:value-type="string" calcext:value-type="string">
            <text:p>si</text:p>
          </table:table-cell>
          <table:table-cell office:value-type="string" calcext:value-type="string">
            <text:p>D32</text:p>
          </table:table-cell>
          <table:table-cell table:style-name="ce36" office:value-type="string" calcext:value-type="string">
            <text:p>si</text:p>
          </table:table-cell>
          <table:table-cell table:number-columns-repeated="3" office:value-type="string" calcext:value-type="string">
            <text:p>si</text:p>
          </table:table-cell>
          <table:table-cell/>
          <table:table-cell office:value-type="string" calcext:value-type="string">
            <text:p>d_insertar</text:p>
          </table:table-cell>
          <table:table-cell table:formula="of:=IF([.S88]&lt;&gt;[.C88];&quot;X&quot;;&quot;&quot;)">
            <text:p/>
          </table:table-cell>
          <table:table-cell table:style-name="ce10"/>
          <table:table-cell table:style-name="ce10" office:value-type="string" calcext:value-type="string">
            <text:p>insert-filled-ellipse (org.gvsig.vectorediting.lib.prov.ellipse.EllipseEditingLibrary)</text:p>
          </table:table-cell>
          <table:table-cell table:style-name="ce32" table:number-columns-repeated="3"/>
          <table:table-cell table:number-columns-repeated="1002"/>
        </table:table-row>
        <table:table-row table:style-name="ro4">
          <table:table-cell office:value-type="float" office:value="834" calcext:value-type="float">
            <text:p>834</text:p>
          </table:table-cell>
          <table:table-cell table:style-name="ce5"/>
          <table:table-cell table:style-name="ce17" office:value-type="string" calcext:value-type="string">
            <text:p>insert-ellipse (org.gvsig.vectorediting.lib.prov.ellipse.EllipseEditingLibrary)</text:p>
          </table:table-cell>
          <table:table-cell table:style-name="ce17" table:formula="of:=SEARCH(&quot;(&quot;;[.C89])" office:value-type="float" office:value="16" calcext:value-type="float">
            <text:p>16</text:p>
          </table:table-cell>
          <table:table-cell table:style-name="ce17" table:formula="of:=LEFT([.C89];[.D89])" office:value-type="string" office:string-value="insert-ellipse (" calcext:value-type="string">
            <text:p>insert-ellipse (</text:p>
          </table:table-cell>
          <table:table-cell table:style-name="ce17" table:formula="of:=LEFT([.E89];LEN([.E89])-2)" office:value-type="string" office:string-value="insert-ellipse" calcext:value-type="string">
            <text:p>insert-ellipse</text:p>
          </table:table-cell>
          <table:table-cell table:style-name="ce36" office:value-type="string" calcext:value-type="string">
            <text:p>si</text:p>
          </table:table-cell>
          <table:table-cell table:number-columns-repeated="2" office:value-type="string" calcext:value-type="string">
            <text:p>si</text:p>
          </table:table-cell>
          <table:table-cell office:value-type="string" calcext:value-type="string">
            <text:p>D33</text:p>
          </table:table-cell>
          <table:table-cell table:style-name="ce36" office:value-type="string" calcext:value-type="string">
            <text:p>si</text:p>
          </table:table-cell>
          <table:table-cell table:number-columns-repeated="3" office:value-type="string" calcext:value-type="string">
            <text:p>si</text:p>
          </table:table-cell>
          <table:table-cell/>
          <table:table-cell office:value-type="string" calcext:value-type="string">
            <text:p>d_insertar</text:p>
          </table:table-cell>
          <table:table-cell table:formula="of:=IF([.S89]&lt;&gt;[.C89];&quot;X&quot;;&quot;&quot;)">
            <text:p/>
          </table:table-cell>
          <table:table-cell table:style-name="ce10"/>
          <table:table-cell table:style-name="ce10" office:value-type="string" calcext:value-type="string">
            <text:p>insert-ellipse (org.gvsig.vectorediting.lib.prov.ellipse.EllipseEditingLibrary)</text:p>
          </table:table-cell>
          <table:table-cell table:style-name="ce32" table:number-columns-repeated="3"/>
          <table:table-cell table:number-columns-repeated="1002"/>
        </table:table-row>
        <table:table-row table:style-name="ro4">
          <table:table-cell office:value-type="float" office:value="848" calcext:value-type="float">
            <text:p>848</text:p>
          </table:table-cell>
          <table:table-cell table:style-name="ce5"/>
          <table:table-cell table:style-name="ce17" office:value-type="string" calcext:value-type="string">
            <text:p>insert-regular-polygon (org.gvsig.vectorediting.lib.prov.regularpolygon.RegularPolygonEditingLibrary)</text:p>
          </table:table-cell>
          <table:table-cell table:style-name="ce17" table:formula="of:=SEARCH(&quot;(&quot;;[.C90])" office:value-type="float" office:value="24" calcext:value-type="float">
            <text:p>24</text:p>
          </table:table-cell>
          <table:table-cell table:style-name="ce17" table:formula="of:=LEFT([.C90];[.D90])" office:value-type="string" office:string-value="insert-regular-polygon (" calcext:value-type="string">
            <text:p>insert-regular-polygon (</text:p>
          </table:table-cell>
          <table:table-cell table:style-name="ce17" table:formula="of:=LEFT([.E90];LEN([.E90])-2)" office:value-type="string" office:string-value="insert-regular-polygon" calcext:value-type="string">
            <text:p>insert-regular-polygon</text:p>
          </table:table-cell>
          <table:table-cell/>
          <table:table-cell office:value-type="string" calcext:value-type="string">
            <text:p>si</text:p>
          </table:table-cell>
          <table:table-cell office:value-type="string" calcext:value-type="string">
            <text:p>no</text:p>
          </table:table-cell>
          <table:table-cell office:value-type="string" calcext:value-type="string">
            <text:p>D34</text:p>
          </table:table-cell>
          <table:table-cell/>
          <table:table-cell table:number-columns-repeated="3" office:value-type="string" calcext:value-type="string">
            <text:p>si</text:p>
          </table:table-cell>
          <table:table-cell/>
          <table:table-cell office:value-type="string" calcext:value-type="string">
            <text:p>d_insertar</text:p>
          </table:table-cell>
          <table:table-cell table:formula="of:=IF([.S90]&lt;&gt;[.C90];&quot;X&quot;;&quot;&quot;)">
            <text:p/>
          </table:table-cell>
          <table:table-cell table:style-name="ce10"/>
          <table:table-cell table:style-name="ce10" office:value-type="string" calcext:value-type="string">
            <text:p>insert-regular-polygon (org.gvsig.vectorediting.lib.prov.regularpolygon.RegularPolygonEditingLibrary)</text:p>
          </table:table-cell>
          <table:table-cell table:style-name="ce32" table:number-columns-repeated="3"/>
          <table:table-cell table:number-columns-repeated="1002"/>
        </table:table-row>
        <table:table-row table:style-name="ro6">
          <table:table-cell office:value-type="float" office:value="441" calcext:value-type="float">
            <text:p>441</text:p>
          </table:table-cell>
          <table:table-cell table:style-name="ce5"/>
          <table:table-cell table:style-name="ce17" office:value-type="string" calcext:value-type="string">
            <text:p>layer-icon-postgresql (org.gvsig.app.mainplugin)</text:p>
          </table:table-cell>
          <table:table-cell table:style-name="ce17" table:formula="of:=SEARCH(&quot;(&quot;;[.C91])" office:value-type="float" office:value="23" calcext:value-type="float">
            <text:p>23</text:p>
          </table:table-cell>
          <table:table-cell table:style-name="ce17" table:formula="of:=LEFT([.C91];[.D91])" office:value-type="string" office:string-value="layer-icon-postgresql (" calcext:value-type="string">
            <text:p>layer-icon-postgresql (</text:p>
          </table:table-cell>
          <table:table-cell table:style-name="ce17" table:formula="of:=LEFT([.E91];LEN([.E91])-2)" office:value-type="string" office:string-value="layer-icon-postgresql" calcext:value-type="string">
            <text:p>layer-icon-postgresql</text:p>
          </table:table-cell>
          <table:table-cell/>
          <table:table-cell office:value-type="string" calcext:value-type="string">
            <text:p>si</text:p>
          </table:table-cell>
          <table:table-cell office:value-type="string" calcext:value-type="string">
            <text:p>no</text:p>
          </table:table-cell>
          <table:table-cell office:value-type="string" calcext:value-type="string">
            <text:p>Da01</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d</text:span>_iconocapa</text:p>
          </table:table-cell>
          <table:table-cell table:formula="of:=IF([.S91]&lt;&gt;[.C91];&quot;X&quot;;&quot;&quot;)">
            <text:p/>
          </table:table-cell>
          <table:table-cell table:style-name="ce10"/>
          <table:table-cell table:style-name="ce10" office:value-type="string" calcext:value-type="string">
            <text:p>layer-icon-postgresql (org.gvsig.app.mainplugin)</text:p>
          </table:table-cell>
          <table:table-cell table:style-name="ce32" table:number-columns-repeated="3"/>
          <table:table-cell table:number-columns-repeated="1002"/>
        </table:table-row>
        <table:table-row table:style-name="ro6">
          <table:table-cell office:value-type="float" office:value="439" calcext:value-type="float">
            <text:p>439</text:p>
          </table:table-cell>
          <table:table-cell table:style-name="ce5"/>
          <table:table-cell table:style-name="ce17" office:value-type="string" calcext:value-type="string">
            <text:p>layer-icon-mysql (org.gvsig.app.mainplugin)</text:p>
          </table:table-cell>
          <table:table-cell table:style-name="ce17" table:formula="of:=SEARCH(&quot;(&quot;;[.C92])" office:value-type="float" office:value="18" calcext:value-type="float">
            <text:p>18</text:p>
          </table:table-cell>
          <table:table-cell table:style-name="ce17" table:formula="of:=LEFT([.C92];[.D92])" office:value-type="string" office:string-value="layer-icon-mysql (" calcext:value-type="string">
            <text:p>layer-icon-mysql (</text:p>
          </table:table-cell>
          <table:table-cell table:style-name="ce17" table:formula="of:=LEFT([.E92];LEN([.E92])-2)" office:value-type="string" office:string-value="layer-icon-mysql" calcext:value-type="string">
            <text:p>layer-icon-mysql</text:p>
          </table:table-cell>
          <table:table-cell/>
          <table:table-cell office:value-type="string" calcext:value-type="string">
            <text:p>si</text:p>
          </table:table-cell>
          <table:table-cell office:value-type="string" calcext:value-type="string">
            <text:p>no</text:p>
          </table:table-cell>
          <table:table-cell office:value-type="string" calcext:value-type="string">
            <text:p>Da02</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d</text:span>_iconocapa</text:p>
          </table:table-cell>
          <table:table-cell table:formula="of:=IF([.S92]&lt;&gt;[.C92];&quot;X&quot;;&quot;&quot;)">
            <text:p/>
          </table:table-cell>
          <table:table-cell table:style-name="ce10"/>
          <table:table-cell table:style-name="ce10" office:value-type="string" calcext:value-type="string">
            <text:p>layer-icon-mysql (org.gvsig.app.mainplugin)</text:p>
          </table:table-cell>
          <table:table-cell table:style-name="ce32" table:number-columns-repeated="3"/>
          <table:table-cell table:number-columns-repeated="1002"/>
        </table:table-row>
        <table:table-row table:style-name="ro6">
          <table:table-cell office:value-type="float" office:value="444" calcext:value-type="float">
            <text:p>444</text:p>
          </table:table-cell>
          <table:table-cell table:style-name="ce5"/>
          <table:table-cell table:style-name="ce17" office:value-type="string" calcext:value-type="string">
            <text:p>layer-icon-wfs (org.gvsig.wfs.app.mainplugin)</text:p>
          </table:table-cell>
          <table:table-cell table:style-name="ce17" table:formula="of:=SEARCH(&quot;(&quot;;[.C93])" office:value-type="float" office:value="16" calcext:value-type="float">
            <text:p>16</text:p>
          </table:table-cell>
          <table:table-cell table:style-name="ce17" table:formula="of:=LEFT([.C93];[.D93])" office:value-type="string" office:string-value="layer-icon-wfs (" calcext:value-type="string">
            <text:p>layer-icon-wfs (</text:p>
          </table:table-cell>
          <table:table-cell table:style-name="ce17" table:formula="of:=LEFT([.E93];LEN([.E93])-2)" office:value-type="string" office:string-value="layer-icon-wfs" calcext:value-type="string">
            <text:p>layer-icon-wfs</text:p>
          </table:table-cell>
          <table:table-cell/>
          <table:table-cell office:value-type="string" calcext:value-type="string">
            <text:p>si</text:p>
          </table:table-cell>
          <table:table-cell office:value-type="string" calcext:value-type="string">
            <text:p>no</text:p>
          </table:table-cell>
          <table:table-cell office:value-type="string" calcext:value-type="string">
            <text:p>Da03</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d</text:span>_iconocapa</text:p>
          </table:table-cell>
          <table:table-cell table:formula="of:=IF([.S93]&lt;&gt;[.C93];&quot;X&quot;;&quot;&quot;)">
            <text:p/>
          </table:table-cell>
          <table:table-cell table:style-name="ce10"/>
          <table:table-cell table:style-name="ce10" office:value-type="string" calcext:value-type="string">
            <text:p>layer-icon-wfs (org.gvsig.wfs.app.mainplugin)</text:p>
          </table:table-cell>
          <table:table-cell table:style-name="ce32" table:number-columns-repeated="3"/>
          <table:table-cell table:number-columns-repeated="1002"/>
        </table:table-row>
        <table:table-row table:style-name="ro6">
          <table:table-cell office:value-type="float" office:value="574" calcext:value-type="float">
            <text:p>574</text:p>
          </table:table-cell>
          <table:table-cell table:style-name="ce5"/>
          <table:table-cell table:style-name="ce17" office:value-type="string" calcext:value-type="string">
            <text:p>icon-layer-wms (org.gvsig.raster.wms.app.wmsclient)</text:p>
          </table:table-cell>
          <table:table-cell table:style-name="ce17" table:formula="of:=SEARCH(&quot;(&quot;;[.C94])" office:value-type="float" office:value="16" calcext:value-type="float">
            <text:p>16</text:p>
          </table:table-cell>
          <table:table-cell table:style-name="ce17" table:formula="of:=LEFT([.C94];[.D94])" office:value-type="string" office:string-value="icon-layer-wms (" calcext:value-type="string">
            <text:p>icon-layer-wms (</text:p>
          </table:table-cell>
          <table:table-cell table:style-name="ce17" table:formula="of:=LEFT([.E94];LEN([.E94])-2)" office:value-type="string" office:string-value="icon-layer-wms" calcext:value-type="string">
            <text:p>icon-layer-wms</text:p>
          </table:table-cell>
          <table:table-cell/>
          <table:table-cell office:value-type="string" calcext:value-type="string">
            <text:p>si</text:p>
          </table:table-cell>
          <table:table-cell office:value-type="string" calcext:value-type="string">
            <text:p>no</text:p>
          </table:table-cell>
          <table:table-cell office:value-type="string" calcext:value-type="string">
            <text:p>Da04</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d</text:span>_iconocapa</text:p>
          </table:table-cell>
          <table:table-cell table:formula="of:=IF([.S94]&lt;&gt;[.C94];&quot;X&quot;;&quot;&quot;)">
            <text:p/>
          </table:table-cell>
          <table:table-cell table:style-name="ce10"/>
          <table:table-cell table:style-name="ce10" office:value-type="string" calcext:value-type="string">
            <text:p>icon-layer-wms (org.gvsig.raster.wms.app.wmsclient)</text:p>
          </table:table-cell>
          <table:table-cell table:style-name="ce32" table:number-columns-repeated="3"/>
          <table:table-cell table:number-columns-repeated="1002"/>
        </table:table-row>
        <table:table-row table:style-name="ro6">
          <table:table-cell office:value-type="float" office:value="575" calcext:value-type="float">
            <text:p>575</text:p>
          </table:table-cell>
          <table:table-cell table:style-name="ce5"/>
          <table:table-cell table:style-name="ce17" office:value-type="string" calcext:value-type="string">
            <text:p>icon-layer-wmts (org.gvsig.raster.wmts.app.wmtsclient)</text:p>
          </table:table-cell>
          <table:table-cell table:style-name="ce17" table:formula="of:=SEARCH(&quot;(&quot;;[.C95])" office:value-type="float" office:value="17" calcext:value-type="float">
            <text:p>17</text:p>
          </table:table-cell>
          <table:table-cell table:style-name="ce17" table:formula="of:=LEFT([.C95];[.D95])" office:value-type="string" office:string-value="icon-layer-wmts (" calcext:value-type="string">
            <text:p>icon-layer-wmts (</text:p>
          </table:table-cell>
          <table:table-cell table:style-name="ce17" table:formula="of:=LEFT([.E95];LEN([.E95])-2)" office:value-type="string" office:string-value="icon-layer-wmts" calcext:value-type="string">
            <text:p>icon-layer-wmts</text:p>
          </table:table-cell>
          <table:table-cell/>
          <table:table-cell office:value-type="string" calcext:value-type="string">
            <text:p>si</text:p>
          </table:table-cell>
          <table:table-cell office:value-type="string" calcext:value-type="string">
            <text:p>no</text:p>
          </table:table-cell>
          <table:table-cell office:value-type="string" calcext:value-type="string">
            <text:p>Da04</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d</text:span>_iconocapa</text:p>
          </table:table-cell>
          <table:table-cell table:formula="of:=IF([.S95]&lt;&gt;[.C95];&quot;X&quot;;&quot;&quot;)">
            <text:p/>
          </table:table-cell>
          <table:table-cell table:style-name="ce10"/>
          <table:table-cell table:style-name="ce10" office:value-type="string" calcext:value-type="string">
            <text:p>icon-layer-wmts (org.gvsig.raster.wmts.app.wmtsclient)</text:p>
          </table:table-cell>
          <table:table-cell table:style-name="ce32" table:number-columns-repeated="3"/>
          <table:table-cell table:number-columns-repeated="1002"/>
        </table:table-row>
        <table:table-row table:style-name="ro6">
          <table:table-cell office:value-type="float" office:value="572" calcext:value-type="float">
            <text:p>572</text:p>
          </table:table-cell>
          <table:table-cell table:style-name="ce5"/>
          <table:table-cell table:style-name="ce17" office:value-type="string" calcext:value-type="string">
            <text:p>icon-layer-googlemaps (org.gvsig.googlemaps.app.mainplugin)</text:p>
          </table:table-cell>
          <table:table-cell table:style-name="ce17" table:formula="of:=SEARCH(&quot;(&quot;;[.C96])" office:value-type="float" office:value="23" calcext:value-type="float">
            <text:p>23</text:p>
          </table:table-cell>
          <table:table-cell table:style-name="ce17" table:formula="of:=LEFT([.C96];[.D96])" office:value-type="string" office:string-value="icon-layer-googlemaps (" calcext:value-type="string">
            <text:p>icon-layer-googlemaps (</text:p>
          </table:table-cell>
          <table:table-cell table:style-name="ce17" table:formula="of:=LEFT([.E96];LEN([.E96])-2)" office:value-type="string" office:string-value="icon-layer-googlemaps" calcext:value-type="string">
            <text:p>icon-layer-googlemaps</text:p>
          </table:table-cell>
          <table:table-cell/>
          <table:table-cell office:value-type="string" calcext:value-type="string">
            <text:p>si</text:p>
          </table:table-cell>
          <table:table-cell office:value-type="string" calcext:value-type="string">
            <text:p>no</text:p>
          </table:table-cell>
          <table:table-cell office:value-type="string" calcext:value-type="string">
            <text:p>Da05</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d</text:span>_iconocapa</text:p>
          </table:table-cell>
          <table:table-cell table:formula="of:=IF([.S96]&lt;&gt;[.C96];&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5">
          <table:table-cell office:value-type="float" office:value="917" calcext:value-type="float">
            <text:p>917</text:p>
          </table:table-cell>
          <table:table-cell table:style-name="ce5"/>
          <table:table-cell table:style-name="ce17" table:number-columns-repeated="2"/>
          <table:table-cell table:style-name="ce17" table:formula="of:=LEFT([.C97];[.D97])">
            <text:p/>
          </table:table-cell>
          <table:table-cell table:style-name="ce34" office:value-type="string" calcext:value-type="string">
            <text:p>icon-layer-bingmaps</text:p>
          </table:table-cell>
          <table:table-cell/>
          <table:table-cell office:value-type="string" calcext:value-type="string">
            <text:p>si</text:p>
          </table:table-cell>
          <table:table-cell office:value-type="string" calcext:value-type="string">
            <text:p>no</text:p>
          </table:table-cell>
          <table:table-cell office:value-type="string" calcext:value-type="string">
            <text:p>Da06</text:p>
          </table:table-cell>
          <table:table-cell table:style-name="ce34"/>
          <table:table-cell table:number-columns-repeated="2" office:value-type="string" calcext:value-type="string">
            <text:p>si</text:p>
          </table:table-cell>
          <table:table-cell table:number-columns-repeated="2"/>
          <table:table-cell office:value-type="string" calcext:value-type="string">
            <text:p>otros_d_iconocapa</text:p>
          </table:table-cell>
          <table:table-cell table:formula="of:=IF([.S97]&lt;&gt;[.C97];&quot;X&quot;;&quot;&quot;)">
            <text:p/>
          </table:table-cell>
          <table:table-cell table:style-name="ce10" table:number-columns-repeated="2"/>
          <table:table-cell table:style-name="ce10" office:value-type="string" calcext:value-type="string">
            <text:p>icon-layer-bingmaps</text:p>
          </table:table-cell>
          <table:table-cell table:style-name="ce32" table:number-columns-repeated="2"/>
          <table:table-cell table:number-columns-repeated="1002"/>
        </table:table-row>
        <table:table-row table:style-name="ro6">
          <table:table-cell office:value-type="float" office:value="573" calcext:value-type="float">
            <text:p>573</text:p>
          </table:table-cell>
          <table:table-cell table:style-name="ce5"/>
          <table:table-cell table:style-name="ce17" office:value-type="string" calcext:value-type="string">
            <text:p>icon-layer-osm (org.gvsig.raster.osm.app.osmclient)</text:p>
          </table:table-cell>
          <table:table-cell table:style-name="ce17" table:formula="of:=SEARCH(&quot;(&quot;;[.C98])" office:value-type="float" office:value="16" calcext:value-type="float">
            <text:p>16</text:p>
          </table:table-cell>
          <table:table-cell table:style-name="ce17" table:formula="of:=LEFT([.C98];[.D98])" office:value-type="string" office:string-value="icon-layer-osm (" calcext:value-type="string">
            <text:p>icon-layer-osm (</text:p>
          </table:table-cell>
          <table:table-cell table:style-name="ce17" table:formula="of:=LEFT([.E98];LEN([.E98])-2)" office:value-type="string" office:string-value="icon-layer-osm" calcext:value-type="string">
            <text:p>icon-layer-osm</text:p>
          </table:table-cell>
          <table:table-cell/>
          <table:table-cell office:value-type="string" calcext:value-type="string">
            <text:p>si</text:p>
          </table:table-cell>
          <table:table-cell office:value-type="string" calcext:value-type="string">
            <text:p>no</text:p>
          </table:table-cell>
          <table:table-cell office:value-type="string" calcext:value-type="string">
            <text:p>Da07</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d</text:span>_iconocapa</text:p>
          </table:table-cell>
          <table:table-cell table:formula="of:=IF([.S98]&lt;&gt;[.C98];&quot;X&quot;;&quot;&quot;)">
            <text:p/>
          </table:table-cell>
          <table:table-cell table:style-name="ce10"/>
          <table:table-cell table:style-name="ce10" office:value-type="string" calcext:value-type="string">
            <text:p>icon-layer-osm (org.gvsig.raster.osm.app.osmclient)</text:p>
          </table:table-cell>
          <table:table-cell table:style-name="ce32" table:number-columns-repeated="3"/>
          <table:table-cell table:number-columns-repeated="1002"/>
        </table:table-row>
        <table:table-row table:style-name="ro5">
          <table:table-cell office:value-type="float" office:value="585" calcext:value-type="float">
            <text:p>585</text:p>
          </table:table-cell>
          <table:table-cell table:style-name="ce5"/>
          <table:table-cell table:style-name="ce17" office:value-type="string" calcext:value-type="string">
            <text:p>map-ok-ico (org.gvsig.raster.mainplugin)</text:p>
          </table:table-cell>
          <table:table-cell table:style-name="ce17" table:formula="of:=SEARCH(&quot;(&quot;;[.C99])" office:value-type="float" office:value="12" calcext:value-type="float">
            <text:p>12</text:p>
          </table:table-cell>
          <table:table-cell table:style-name="ce17" table:formula="of:=LEFT([.C99];[.D99])" office:value-type="string" office:string-value="map-ok-ico (" calcext:value-type="string">
            <text:p>map-ok-ico (</text:p>
          </table:table-cell>
          <table:table-cell table:style-name="ce17" table:formula="of:=LEFT([.E99];LEN([.E99])-2)" office:value-type="string" office:string-value="map-ok-ico" calcext:value-type="string">
            <text:p>map-ok-ico</text:p>
          </table:table-cell>
          <table:table-cell/>
          <table:table-cell office:value-type="string" calcext:value-type="string">
            <text:p>si</text:p>
          </table:table-cell>
          <table:table-cell office:value-type="string" calcext:value-type="string">
            <text:p>no</text:p>
          </table:table-cell>
          <table:table-cell office:value-type="string" calcext:value-type="string">
            <text:p>Da08</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d</text:span>_iconocapa</text:p>
          </table:table-cell>
          <table:table-cell table:formula="of:=IF([.S99]&lt;&gt;[.C99];&quot;X&quot;;&quot;&quot;)">
            <text:p/>
          </table:table-cell>
          <table:table-cell table:style-name="ce10"/>
          <table:table-cell table:style-name="ce10" office:value-type="string" calcext:value-type="string">
            <text:p>map-ok-ico (org.gvsig.raster.mainplugin)</text:p>
          </table:table-cell>
          <table:table-cell table:style-name="ce32" table:number-columns-repeated="3"/>
          <table:table-cell table:number-columns-repeated="1002"/>
        </table:table-row>
        <table:table-row table:style-name="ro6">
          <table:table-cell office:value-type="float" office:value="443" calcext:value-type="float">
            <text:p>443</text:p>
          </table:table-cell>
          <table:table-cell table:style-name="ce5"/>
          <table:table-cell table:style-name="ce17" office:value-type="string" calcext:value-type="string">
            <text:p>layer-icon-vectorial (org.gvsig.app.mainplugin)</text:p>
          </table:table-cell>
          <table:table-cell table:style-name="ce17" table:formula="of:=SEARCH(&quot;(&quot;;[.C100])" office:value-type="float" office:value="22" calcext:value-type="float">
            <text:p>22</text:p>
          </table:table-cell>
          <table:table-cell table:style-name="ce17" table:formula="of:=LEFT([.C100];[.D100])" office:value-type="string" office:string-value="layer-icon-vectorial (" calcext:value-type="string">
            <text:p>layer-icon-vectorial (</text:p>
          </table:table-cell>
          <table:table-cell table:style-name="ce17" table:formula="of:=LEFT([.E100];LEN([.E100])-2)" office:value-type="string" office:string-value="layer-icon-vectorial" calcext:value-type="string">
            <text:p>layer-icon-vectorial</text:p>
          </table:table-cell>
          <table:table-cell/>
          <table:table-cell office:value-type="string" calcext:value-type="string">
            <text:p>si</text:p>
          </table:table-cell>
          <table:table-cell office:value-type="string" calcext:value-type="string">
            <text:p>no</text:p>
          </table:table-cell>
          <table:table-cell office:value-type="string" calcext:value-type="string">
            <text:p>Da09</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d</text:span>_iconocapa</text:p>
          </table:table-cell>
          <table:table-cell table:formula="of:=IF([.S100]&lt;&gt;[.C100];&quot;X&quot;;&quot;&quot;)">
            <text:p/>
          </table:table-cell>
          <table:table-cell table:style-name="ce10"/>
          <table:table-cell table:style-name="ce10" office:value-type="string" calcext:value-type="string">
            <text:p>layer-icon-vectorial (org.gvsig.app.mainplugin)</text:p>
          </table:table-cell>
          <table:table-cell table:style-name="ce32" table:number-columns-repeated="3"/>
          <table:table-cell table:number-columns-repeated="1002"/>
        </table:table-row>
        <table:table-row table:style-name="ro5">
          <table:table-cell office:value-type="float" office:value="445" calcext:value-type="float">
            <text:p>445</text:p>
          </table:table-cell>
          <table:table-cell table:style-name="ce5"/>
          <table:table-cell table:style-name="ce17" office:value-type="string" calcext:value-type="string">
            <text:p>layer-icon (org.gvsig.app.mainplugin)</text:p>
          </table:table-cell>
          <table:table-cell table:style-name="ce17" table:formula="of:=SEARCH(&quot;(&quot;;[.C101])" office:value-type="float" office:value="12" calcext:value-type="float">
            <text:p>12</text:p>
          </table:table-cell>
          <table:table-cell table:style-name="ce17" table:formula="of:=LEFT([.C101];[.D101])" office:value-type="string" office:string-value="layer-icon (" calcext:value-type="string">
            <text:p>layer-icon (</text:p>
          </table:table-cell>
          <table:table-cell table:style-name="ce17" table:formula="of:=LEFT([.E101];LEN([.E101])-2)" office:value-type="string" office:string-value="layer-icon" calcext:value-type="string">
            <text:p>layer-icon</text:p>
          </table:table-cell>
          <table:table-cell/>
          <table:table-cell office:value-type="string" calcext:value-type="string">
            <text:p>si</text:p>
          </table:table-cell>
          <table:table-cell office:value-type="string" calcext:value-type="string">
            <text:p>no</text:p>
          </table:table-cell>
          <table:table-cell office:value-type="string" calcext:value-type="string">
            <text:p>Da09</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d</text:span>_iconocapa</text:p>
          </table:table-cell>
          <table:table-cell table:formula="of:=IF([.S101]&lt;&gt;[.C101];&quot;X&quot;;&quot;&quot;)">
            <text:p/>
          </table:table-cell>
          <table:table-cell table:style-name="ce10"/>
          <table:table-cell table:style-name="ce10" office:value-type="string" calcext:value-type="string">
            <text:p>layer-icon (org.gvsig.app.mainplugin)</text:p>
          </table:table-cell>
          <table:table-cell table:style-name="ce32" table:number-columns-repeated="3"/>
          <table:table-cell table:number-columns-repeated="1002"/>
        </table:table-row>
        <table:table-row table:style-name="ro6">
          <table:table-cell office:value-type="float" office:value="435" calcext:value-type="float">
            <text:p>435</text:p>
          </table:table-cell>
          <table:table-cell table:style-name="ce5"/>
          <table:table-cell table:style-name="ce17" office:value-type="string" calcext:value-type="string">
            <text:p>layer-icon-group (org.gvsig.app.mainplugin)</text:p>
          </table:table-cell>
          <table:table-cell table:style-name="ce17" table:formula="of:=SEARCH(&quot;(&quot;;[.C102])" office:value-type="float" office:value="18" calcext:value-type="float">
            <text:p>18</text:p>
          </table:table-cell>
          <table:table-cell table:style-name="ce17" table:formula="of:=LEFT([.C102];[.D102])" office:value-type="string" office:string-value="layer-icon-group (" calcext:value-type="string">
            <text:p>layer-icon-group (</text:p>
          </table:table-cell>
          <table:table-cell table:style-name="ce17" table:formula="of:=LEFT([.E102];LEN([.E102])-2)" office:value-type="string" office:string-value="layer-icon-group" calcext:value-type="string">
            <text:p>layer-icon-group</text:p>
          </table:table-cell>
          <table:table-cell/>
          <table:table-cell office:value-type="string" calcext:value-type="string">
            <text:p>si</text:p>
          </table:table-cell>
          <table:table-cell office:value-type="string" calcext:value-type="string">
            <text:p>no</text:p>
          </table:table-cell>
          <table:table-cell office:value-type="string" calcext:value-type="string">
            <text:p>Da10</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d</text:span>_iconocapa</text:p>
          </table:table-cell>
          <table:table-cell table:formula="of:=IF([.S102]&lt;&gt;[.C102];&quot;X&quot;;&quot;&quot;)">
            <text:p/>
          </table:table-cell>
          <table:table-cell table:style-name="ce10"/>
          <table:table-cell table:style-name="ce10" office:value-type="string" calcext:value-type="string">
            <text:p>layer-icon-group (org.gvsig.app.mainplugin)</text:p>
          </table:table-cell>
          <table:table-cell table:style-name="ce32" table:number-columns-repeated="3"/>
          <table:table-cell table:number-columns-repeated="1002"/>
        </table:table-row>
        <table:table-row table:style-name="ro6">
          <table:table-cell office:value-type="float" office:value="430" calcext:value-type="float">
            <text:p>430</text:p>
          </table:table-cell>
          <table:table-cell table:style-name="ce5"/>
          <table:table-cell table:style-name="ce17" office:value-type="string" calcext:value-type="string">
            <text:p>layer-icon-csv (org.gvsig.app.mainplugin)</text:p>
          </table:table-cell>
          <table:table-cell table:style-name="ce17" table:formula="of:=SEARCH(&quot;(&quot;;[.C103])" office:value-type="float" office:value="16" calcext:value-type="float">
            <text:p>16</text:p>
          </table:table-cell>
          <table:table-cell table:style-name="ce17" table:formula="of:=LEFT([.C103];[.D103])" office:value-type="string" office:string-value="layer-icon-csv (" calcext:value-type="string">
            <text:p>layer-icon-csv (</text:p>
          </table:table-cell>
          <table:table-cell table:style-name="ce17" table:formula="of:=LEFT([.E103];LEN([.E103])-2)" office:value-type="string" office:string-value="layer-icon-csv" calcext:value-type="string">
            <text:p>layer-icon-csv</text:p>
          </table:table-cell>
          <table:table-cell/>
          <table:table-cell office:value-type="string" calcext:value-type="string">
            <text:p>si</text:p>
          </table:table-cell>
          <table:table-cell office:value-type="string" calcext:value-type="string">
            <text:p>no</text:p>
          </table:table-cell>
          <table:table-cell office:value-type="string" calcext:value-type="string">
            <text:p>Da11</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d</text:span>_iconocapa</text:p>
          </table:table-cell>
          <table:table-cell table:formula="of:=IF([.S103]&lt;&gt;[.C103];&quot;X&quot;;&quot;&quot;)">
            <text:p/>
          </table:table-cell>
          <table:table-cell table:style-name="ce10"/>
          <table:table-cell table:style-name="ce10" office:value-type="string" calcext:value-type="string">
            <text:p>layer-icon-csv (org.gvsig.app.mainplugin)</text:p>
          </table:table-cell>
          <table:table-cell table:style-name="ce32" table:number-columns-repeated="3"/>
          <table:table-cell table:number-columns-repeated="1002"/>
        </table:table-row>
        <table:table-row table:style-name="ro4">
          <table:table-cell office:value-type="float" office:value="436" calcext:value-type="float">
            <text:p>436</text:p>
          </table:table-cell>
          <table:table-cell table:style-name="ce5" office:value-type="float" office:value="-2" calcext:value-type="float">
            <text:p>-2</text:p>
          </table:table-cell>
          <table:table-cell table:style-name="ce17" office:value-type="string" calcext:value-type="string">
            <text:p>layer-icon-h2 (org.gvsig.h2spatial.h2gis132.app.mainplugin)</text:p>
          </table:table-cell>
          <table:table-cell table:style-name="ce17" table:formula="of:=SEARCH(&quot;(&quot;;[.C104])" office:value-type="float" office:value="15" calcext:value-type="float">
            <text:p>15</text:p>
          </table:table-cell>
          <table:table-cell table:style-name="ce17" table:formula="of:=LEFT([.C104];[.D104])" office:value-type="string" office:string-value="layer-icon-h2 (" calcext:value-type="string">
            <text:p>layer-icon-h2 (</text:p>
          </table:table-cell>
          <table:table-cell table:style-name="ce17" table:formula="of:=LEFT([.E104];LEN([.E104])-2)" office:value-type="string" office:string-value="layer-icon-h2" calcext:value-type="string">
            <text:p>layer-icon-h2</text:p>
          </table:table-cell>
          <table:table-cell/>
          <table:table-cell table:number-columns-repeated="2" office:value-type="string" calcext:value-type="string">
            <text:p>si</text:p>
          </table:table-cell>
          <table:table-cell office:value-type="string" calcext:value-type="string">
            <text:p>Da13</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d</text:span>_iconocapa</text:p>
          </table:table-cell>
          <table:table-cell table:formula="of:=IF([.S104]&lt;&gt;[.C104];&quot;X&quot;;&quot;&quot;)">
            <text:p/>
          </table:table-cell>
          <table:table-cell table:style-name="ce10" office:value-type="float" office:value="-2" calcext:value-type="float">
            <text:p>-2</text:p>
          </table:table-cell>
          <table:table-cell table:style-name="ce10" office:value-type="string" calcext:value-type="string">
            <text:p>layer-icon-h2 (org.gvsig.h2spatial.h2gis132.app.mainplugin)</text:p>
          </table:table-cell>
          <table:table-cell table:style-name="ce32" table:number-columns-repeated="3"/>
          <table:table-cell table:number-columns-repeated="1002"/>
        </table:table-row>
        <table:table-row table:style-name="ro4">
          <table:table-cell office:value-type="float" office:value="864" calcext:value-type="float">
            <text:p>864</text:p>
          </table:table-cell>
          <table:table-cell table:style-name="ce5"/>
          <table:table-cell table:style-name="ce17" office:value-type="string" calcext:value-type="string">
            <text:p>modify-move (org.gvsig.vectorediting.lib.prov.move.MoveEditingLibrary)</text:p>
          </table:table-cell>
          <table:table-cell table:style-name="ce17" table:formula="of:=SEARCH(&quot;(&quot;;[.C105])" office:value-type="float" office:value="13" calcext:value-type="float">
            <text:p>13</text:p>
          </table:table-cell>
          <table:table-cell table:style-name="ce17" table:formula="of:=LEFT([.C105];[.D105])" office:value-type="string" office:string-value="modify-move (" calcext:value-type="string">
            <text:p>modify-move (</text:p>
          </table:table-cell>
          <table:table-cell table:style-name="ce17" table:formula="of:=LEFT([.E105];LEN([.E105])-2)" office:value-type="string" office:string-value="modify-move" calcext:value-type="string">
            <text:p>modify-move</text:p>
          </table:table-cell>
          <table:table-cell/>
          <table:table-cell office:value-type="string" calcext:value-type="string">
            <text:p>si</text:p>
          </table:table-cell>
          <table:table-cell office:value-type="string" calcext:value-type="string">
            <text:p>no</text:p>
          </table:table-cell>
          <table:table-cell office:value-type="string" calcext:value-type="string">
            <text:p>E01</text:p>
          </table:table-cell>
          <table:table-cell/>
          <table:table-cell table:number-columns-repeated="3" office:value-type="string" calcext:value-type="string">
            <text:p>si</text:p>
          </table:table-cell>
          <table:table-cell/>
          <table:table-cell office:value-type="string" calcext:value-type="string">
            <text:p>e_edicion</text:p>
          </table:table-cell>
          <table:table-cell table:formula="of:=IF([.S105]&lt;&gt;[.C105];&quot;X&quot;;&quot;&quot;)">
            <text:p/>
          </table:table-cell>
          <table:table-cell table:style-name="ce10"/>
          <table:table-cell table:style-name="ce10" office:value-type="string" calcext:value-type="string">
            <text:p>modify-move (org.gvsig.vectorediting.lib.prov.move.MoveEditingLibrary)</text:p>
          </table:table-cell>
          <table:table-cell table:style-name="ce32" table:number-columns-repeated="3"/>
          <table:table-cell table:number-columns-repeated="1002"/>
        </table:table-row>
        <table:table-row table:style-name="ro4">
          <table:table-cell office:value-type="float" office:value="869" calcext:value-type="float">
            <text:p>869</text:p>
          </table:table-cell>
          <table:table-cell table:style-name="ce5"/>
          <table:table-cell table:style-name="ce17" office:value-type="string" calcext:value-type="string">
            <text:p>modify-rotate (org.gvsig.vectorediting.lib.prov.rotate.RotateEditingLibrary)</text:p>
          </table:table-cell>
          <table:table-cell table:style-name="ce17" table:formula="of:=SEARCH(&quot;(&quot;;[.C106])" office:value-type="float" office:value="15" calcext:value-type="float">
            <text:p>15</text:p>
          </table:table-cell>
          <table:table-cell table:style-name="ce17" table:formula="of:=LEFT([.C106];[.D106])" office:value-type="string" office:string-value="modify-rotate (" calcext:value-type="string">
            <text:p>modify-rotate (</text:p>
          </table:table-cell>
          <table:table-cell table:style-name="ce17" table:formula="of:=LEFT([.E106];LEN([.E106])-2)" office:value-type="string" office:string-value="modify-rotate" calcext:value-type="string">
            <text:p>modify-rotate</text:p>
          </table:table-cell>
          <table:table-cell/>
          <table:table-cell office:value-type="string" calcext:value-type="string">
            <text:p>si</text:p>
          </table:table-cell>
          <table:table-cell office:value-type="string" calcext:value-type="string">
            <text:p>no</text:p>
          </table:table-cell>
          <table:table-cell office:value-type="string" calcext:value-type="string">
            <text:p>E02</text:p>
          </table:table-cell>
          <table:table-cell/>
          <table:table-cell table:number-columns-repeated="3" office:value-type="string" calcext:value-type="string">
            <text:p>si</text:p>
          </table:table-cell>
          <table:table-cell table:style-name="ce61"/>
          <table:table-cell office:value-type="string" calcext:value-type="string">
            <text:p>e_edicion</text:p>
          </table:table-cell>
          <table:table-cell table:formula="of:=IF([.S106]&lt;&gt;[.C106];&quot;X&quot;;&quot;&quot;)">
            <text:p/>
          </table:table-cell>
          <table:table-cell table:style-name="ce10"/>
          <table:table-cell table:style-name="ce10" office:value-type="string" calcext:value-type="string">
            <text:p>modify-rotate (org.gvsig.vectorediting.lib.prov.rotate.RotateEditingLibrary)</text:p>
          </table:table-cell>
          <table:table-cell table:style-name="ce32" table:number-columns-repeated="3"/>
          <table:table-cell table:number-columns-repeated="1002"/>
        </table:table-row>
        <table:table-row table:style-name="ro4">
          <table:table-cell office:value-type="float" office:value="870" calcext:value-type="float">
            <text:p>870</text:p>
          </table:table-cell>
          <table:table-cell table:style-name="ce5"/>
          <table:table-cell table:style-name="ce17" office:value-type="string" calcext:value-type="string">
            <text:p>modify-scale (org.gvsig.vectorediting.lib.prov.scale.ScaleEditingLibrary)</text:p>
          </table:table-cell>
          <table:table-cell table:style-name="ce17" table:formula="of:=SEARCH(&quot;(&quot;;[.C107])" office:value-type="float" office:value="14" calcext:value-type="float">
            <text:p>14</text:p>
          </table:table-cell>
          <table:table-cell table:style-name="ce17" table:formula="of:=LEFT([.C107];[.D107])" office:value-type="string" office:string-value="modify-scale (" calcext:value-type="string">
            <text:p>modify-scale (</text:p>
          </table:table-cell>
          <table:table-cell table:style-name="ce17" table:formula="of:=LEFT([.E107];LEN([.E107])-2)" office:value-type="string" office:string-value="modify-scale" calcext:value-type="string">
            <text:p>modify-scale</text:p>
          </table:table-cell>
          <table:table-cell/>
          <table:table-cell office:value-type="string" calcext:value-type="string">
            <text:p>si</text:p>
          </table:table-cell>
          <table:table-cell office:value-type="string" calcext:value-type="string">
            <text:p>no</text:p>
          </table:table-cell>
          <table:table-cell office:value-type="string" calcext:value-type="string">
            <text:p>E03</text:p>
          </table:table-cell>
          <table:table-cell/>
          <table:table-cell table:number-columns-repeated="3" office:value-type="string" calcext:value-type="string">
            <text:p>si</text:p>
          </table:table-cell>
          <table:table-cell table:style-name="ce61"/>
          <table:table-cell office:value-type="string" calcext:value-type="string">
            <text:p>e_edicion</text:p>
          </table:table-cell>
          <table:table-cell table:formula="of:=IF([.S107]&lt;&gt;[.C107];&quot;X&quot;;&quot;&quot;)">
            <text:p/>
          </table:table-cell>
          <table:table-cell table:style-name="ce10"/>
          <table:table-cell table:style-name="ce10" office:value-type="string" calcext:value-type="string">
            <text:p>modify-scale (org.gvsig.vectorediting.lib.prov.scale.ScaleEditingLibrary)</text:p>
          </table:table-cell>
          <table:table-cell table:style-name="ce32" table:number-columns-repeated="3"/>
          <table:table-cell table:number-columns-repeated="1002"/>
        </table:table-row>
        <table:table-row table:style-name="ro4">
          <table:table-cell office:value-type="float" office:value="856" calcext:value-type="float">
            <text:p>856</text:p>
          </table:table-cell>
          <table:table-cell table:style-name="ce5"/>
          <table:table-cell table:style-name="ce17" office:value-type="string" calcext:value-type="string">
            <text:p>modify-duplicate (org.gvsig.vectorediting.lib.prov.duplicate.DuplicateEditingLibrary)</text:p>
          </table:table-cell>
          <table:table-cell table:style-name="ce17" table:formula="of:=SEARCH(&quot;(&quot;;[.C108])" office:value-type="float" office:value="18" calcext:value-type="float">
            <text:p>18</text:p>
          </table:table-cell>
          <table:table-cell table:style-name="ce17" table:formula="of:=LEFT([.C108];[.D108])" office:value-type="string" office:string-value="modify-duplicate (" calcext:value-type="string">
            <text:p>modify-duplicate (</text:p>
          </table:table-cell>
          <table:table-cell table:style-name="ce17" table:formula="of:=LEFT([.E108];LEN([.E108])-2)" office:value-type="string" office:string-value="modify-duplicate" calcext:value-type="string">
            <text:p>modify-duplicate</text:p>
          </table:table-cell>
          <table:table-cell/>
          <table:table-cell office:value-type="string" calcext:value-type="string">
            <text:p>si</text:p>
          </table:table-cell>
          <table:table-cell office:value-type="string" calcext:value-type="string">
            <text:p>no</text:p>
          </table:table-cell>
          <table:table-cell office:value-type="string" calcext:value-type="string">
            <text:p>E04</text:p>
          </table:table-cell>
          <table:table-cell/>
          <table:table-cell table:number-columns-repeated="3" office:value-type="string" calcext:value-type="string">
            <text:p>si</text:p>
          </table:table-cell>
          <table:table-cell/>
          <table:table-cell office:value-type="string" calcext:value-type="string">
            <text:p>e_edicion</text:p>
          </table:table-cell>
          <table:table-cell table:formula="of:=IF([.S108]&lt;&gt;[.C108];&quot;X&quot;;&quot;&quot;)">
            <text:p/>
          </table:table-cell>
          <table:table-cell table:style-name="ce10"/>
          <table:table-cell table:style-name="ce10" office:value-type="string" calcext:value-type="string">
            <text:p>modify-duplicate (org.gvsig.vectorediting.lib.prov.duplicate.DuplicateEditingLibrary)</text:p>
          </table:table-cell>
          <table:table-cell table:style-name="ce32" table:number-columns-repeated="3"/>
          <table:table-cell table:number-columns-repeated="1002"/>
        </table:table-row>
        <table:table-row table:style-name="ro4">
          <table:table-cell office:value-type="float" office:value="876" calcext:value-type="float">
            <text:p>876</text:p>
          </table:table-cell>
          <table:table-cell table:style-name="ce5"/>
          <table:table-cell table:style-name="ce17" office:value-type="string" calcext:value-type="string">
            <text:p>modify-symmetry (org.gvsig.vectorediting.symmetry.lib.prov.symmetry.SymmetryEditingLibrary)</text:p>
          </table:table-cell>
          <table:table-cell table:style-name="ce17" table:formula="of:=SEARCH(&quot;(&quot;;[.C109])" office:value-type="float" office:value="17" calcext:value-type="float">
            <text:p>17</text:p>
          </table:table-cell>
          <table:table-cell table:style-name="ce17" table:formula="of:=LEFT([.C109];[.D109])" office:value-type="string" office:string-value="modify-symmetry (" calcext:value-type="string">
            <text:p>modify-symmetry (</text:p>
          </table:table-cell>
          <table:table-cell table:style-name="ce17" table:formula="of:=LEFT([.E109];LEN([.E109])-2)" office:value-type="string" office:string-value="modify-symmetry" calcext:value-type="string">
            <text:p>modify-symmetry</text:p>
          </table:table-cell>
          <table:table-cell/>
          <table:table-cell office:value-type="string" calcext:value-type="string">
            <text:p>si</text:p>
          </table:table-cell>
          <table:table-cell office:value-type="string" calcext:value-type="string">
            <text:p>no</text:p>
          </table:table-cell>
          <table:table-cell office:value-type="string" calcext:value-type="string">
            <text:p>E05</text:p>
          </table:table-cell>
          <table:table-cell/>
          <table:table-cell table:number-columns-repeated="3" office:value-type="string" calcext:value-type="string">
            <text:p>si</text:p>
          </table:table-cell>
          <table:table-cell table:style-name="ce61"/>
          <table:table-cell office:value-type="string" calcext:value-type="string">
            <text:p>e_edicion</text:p>
          </table:table-cell>
          <table:table-cell table:formula="of:=IF([.S109]&lt;&gt;[.C109];&quot;X&quot;;&quot;&quot;)">
            <text:p/>
          </table:table-cell>
          <table:table-cell table:style-name="ce10"/>
          <table:table-cell table:style-name="ce10" office:value-type="string" calcext:value-type="string">
            <text:p>modify-symmetry (org.gvsig.vectorediting.symmetry.lib.prov.symmetry.SymmetryEditingLibrary)</text:p>
          </table:table-cell>
          <table:table-cell table:style-name="ce32" table:number-columns-repeated="3"/>
          <table:table-cell table:number-columns-repeated="1002"/>
        </table:table-row>
        <table:table-row table:style-name="ro4">
          <table:table-cell office:value-type="float" office:value="861" calcext:value-type="float">
            <text:p>861</text:p>
          </table:table-cell>
          <table:table-cell table:style-name="ce5"/>
          <table:table-cell table:style-name="ce17" office:value-type="string" calcext:value-type="string">
            <text:p>modify-internal-polygon (org.gvsig.vectorediting.lib.prov.internalpolygon.InternalPolygonEditingLibrary)</text:p>
          </table:table-cell>
          <table:table-cell table:style-name="ce17" table:formula="of:=SEARCH(&quot;(&quot;;[.C110])" office:value-type="float" office:value="25" calcext:value-type="float">
            <text:p>25</text:p>
          </table:table-cell>
          <table:table-cell table:style-name="ce17" table:formula="of:=LEFT([.C110];[.D110])" office:value-type="string" office:string-value="modify-internal-polygon (" calcext:value-type="string">
            <text:p>modify-internal-polygon (</text:p>
          </table:table-cell>
          <table:table-cell table:style-name="ce17" table:formula="of:=LEFT([.E110];LEN([.E110])-2)" office:value-type="string" office:string-value="modify-internal-polygon" calcext:value-type="string">
            <text:p>modify-internal-polygon</text:p>
          </table:table-cell>
          <table:table-cell/>
          <table:table-cell office:value-type="string" calcext:value-type="string">
            <text:p>si</text:p>
          </table:table-cell>
          <table:table-cell office:value-type="string" calcext:value-type="string">
            <text:p>no</text:p>
          </table:table-cell>
          <table:table-cell office:value-type="string" calcext:value-type="string">
            <text:p>E06</text:p>
          </table:table-cell>
          <table:table-cell/>
          <table:table-cell table:number-columns-repeated="3" office:value-type="string" calcext:value-type="string">
            <text:p>si</text:p>
          </table:table-cell>
          <table:table-cell/>
          <table:table-cell office:value-type="string" calcext:value-type="string">
            <text:p>e_edicion</text:p>
          </table:table-cell>
          <table:table-cell table:formula="of:=IF([.S110]&lt;&gt;[.C110];&quot;X&quot;;&quot;&quot;)">
            <text:p/>
          </table:table-cell>
          <table:table-cell table:style-name="ce10"/>
          <table:table-cell table:style-name="ce10" office:value-type="string" calcext:value-type="string">
            <text:p>modify-internal-polygon (org.gvsig.vectorediting.lib.prov.internalpolygon.InternalPolygonEditingLibrary)</text:p>
          </table:table-cell>
          <table:table-cell table:style-name="ce32" table:number-columns-repeated="3"/>
          <table:table-cell table:number-columns-repeated="1002"/>
        </table:table-row>
        <table:table-row table:style-name="ro4">
          <table:table-cell office:value-type="float" office:value="874" calcext:value-type="float">
            <text:p>874</text:p>
          </table:table-cell>
          <table:table-cell table:style-name="ce5"/>
          <table:table-cell table:style-name="ce17" office:value-type="string" calcext:value-type="string">
            <text:p>modify-split (org.gvsig.vectorediting.lib.prov.split.SplitEditingLibrary)</text:p>
          </table:table-cell>
          <table:table-cell table:style-name="ce17" table:formula="of:=SEARCH(&quot;(&quot;;[.C111])" office:value-type="float" office:value="14" calcext:value-type="float">
            <text:p>14</text:p>
          </table:table-cell>
          <table:table-cell table:style-name="ce17" table:formula="of:=LEFT([.C111];[.D111])" office:value-type="string" office:string-value="modify-split (" calcext:value-type="string">
            <text:p>modify-split (</text:p>
          </table:table-cell>
          <table:table-cell table:style-name="ce17" table:formula="of:=LEFT([.E111];LEN([.E111])-2)" office:value-type="string" office:string-value="modify-split" calcext:value-type="string">
            <text:p>modify-split</text:p>
          </table:table-cell>
          <table:table-cell/>
          <table:table-cell office:value-type="string" calcext:value-type="string">
            <text:p>si</text:p>
          </table:table-cell>
          <table:table-cell office:value-type="string" calcext:value-type="string">
            <text:p>no</text:p>
          </table:table-cell>
          <table:table-cell office:value-type="string" calcext:value-type="string">
            <text:p>E07</text:p>
          </table:table-cell>
          <table:table-cell/>
          <table:table-cell table:number-columns-repeated="3" office:value-type="string" calcext:value-type="string">
            <text:p>si</text:p>
          </table:table-cell>
          <table:table-cell table:style-name="ce61"/>
          <table:table-cell office:value-type="string" calcext:value-type="string">
            <text:p>e_edicion</text:p>
          </table:table-cell>
          <table:table-cell table:formula="of:=IF([.S111]&lt;&gt;[.C111];&quot;X&quot;;&quot;&quot;)">
            <text:p/>
          </table:table-cell>
          <table:table-cell table:style-name="ce10"/>
          <table:table-cell table:style-name="ce10" office:value-type="string" calcext:value-type="string">
            <text:p>modify-split (org.gvsig.vectorediting.lib.prov.split.SplitEditingLibrary)</text:p>
          </table:table-cell>
          <table:table-cell table:style-name="ce32" table:number-columns-repeated="3"/>
          <table:table-cell table:number-columns-repeated="1002"/>
        </table:table-row>
        <table:table-row table:style-name="ro4">
          <table:table-cell office:value-type="float" office:value="862" calcext:value-type="float">
            <text:p>862</text:p>
          </table:table-cell>
          <table:table-cell table:style-name="ce5"/>
          <table:table-cell table:style-name="ce17" office:value-type="string" calcext:value-type="string">
            <text:p>modify-join (org.gvsig.vectorediting.lib.prov.join.JoinEditingLibrary)</text:p>
          </table:table-cell>
          <table:table-cell table:style-name="ce17" table:formula="of:=SEARCH(&quot;(&quot;;[.C112])" office:value-type="float" office:value="13" calcext:value-type="float">
            <text:p>13</text:p>
          </table:table-cell>
          <table:table-cell table:style-name="ce17" table:formula="of:=LEFT([.C112];[.D112])" office:value-type="string" office:string-value="modify-join (" calcext:value-type="string">
            <text:p>modify-join (</text:p>
          </table:table-cell>
          <table:table-cell table:style-name="ce17" table:formula="of:=LEFT([.E112];LEN([.E112])-2)" office:value-type="string" office:string-value="modify-join" calcext:value-type="string">
            <text:p>modify-join</text:p>
          </table:table-cell>
          <table:table-cell/>
          <table:table-cell office:value-type="string" calcext:value-type="string">
            <text:p>si</text:p>
          </table:table-cell>
          <table:table-cell office:value-type="string" calcext:value-type="string">
            <text:p>no</text:p>
          </table:table-cell>
          <table:table-cell office:value-type="string" calcext:value-type="string">
            <text:p>E08</text:p>
          </table:table-cell>
          <table:table-cell/>
          <table:table-cell table:number-columns-repeated="3" office:value-type="string" calcext:value-type="string">
            <text:p>si</text:p>
          </table:table-cell>
          <table:table-cell/>
          <table:table-cell office:value-type="string" calcext:value-type="string">
            <text:p>e_edicion</text:p>
          </table:table-cell>
          <table:table-cell table:formula="of:=IF([.S112]&lt;&gt;[.C112];&quot;X&quot;;&quot;&quot;)">
            <text:p/>
          </table:table-cell>
          <table:table-cell table:style-name="ce10"/>
          <table:table-cell table:style-name="ce10" office:value-type="string" calcext:value-type="string">
            <text:p>modify-join (org.gvsig.vectorediting.lib.prov.join.JoinEditingLibrary)</text:p>
          </table:table-cell>
          <table:table-cell table:style-name="ce32" table:number-columns-repeated="3"/>
          <table:table-cell table:number-columns-repeated="1002"/>
        </table:table-row>
        <table:table-row table:style-name="ro4">
          <table:table-cell office:value-type="float" office:value="857" calcext:value-type="float">
            <text:p>857</text:p>
          </table:table-cell>
          <table:table-cell table:style-name="ce5"/>
          <table:table-cell table:style-name="ce17" office:value-type="string" calcext:value-type="string">
            <text:p>modify-edit-vertex (org.gvsig.vectorediting.lib.prov.editvertex.EditVertexEditingLibrary)</text:p>
          </table:table-cell>
          <table:table-cell table:style-name="ce17" table:formula="of:=SEARCH(&quot;(&quot;;[.C113])" office:value-type="float" office:value="20" calcext:value-type="float">
            <text:p>20</text:p>
          </table:table-cell>
          <table:table-cell table:style-name="ce17" table:formula="of:=LEFT([.C113];[.D113])" office:value-type="string" office:string-value="modify-edit-vertex (" calcext:value-type="string">
            <text:p>modify-edit-vertex (</text:p>
          </table:table-cell>
          <table:table-cell table:style-name="ce17" table:formula="of:=LEFT([.E113];LEN([.E113])-2)" office:value-type="string" office:string-value="modify-edit-vertex" calcext:value-type="string">
            <text:p>modify-edit-vertex</text:p>
          </table:table-cell>
          <table:table-cell/>
          <table:table-cell office:value-type="string" calcext:value-type="string">
            <text:p>si</text:p>
          </table:table-cell>
          <table:table-cell office:value-type="string" calcext:value-type="string">
            <text:p>no</text:p>
          </table:table-cell>
          <table:table-cell office:value-type="string" calcext:value-type="string">
            <text:p>E09</text:p>
          </table:table-cell>
          <table:table-cell/>
          <table:table-cell table:number-columns-repeated="3" office:value-type="string" calcext:value-type="string">
            <text:p>si</text:p>
          </table:table-cell>
          <table:table-cell/>
          <table:table-cell office:value-type="string" calcext:value-type="string">
            <text:p>e_edicion</text:p>
          </table:table-cell>
          <table:table-cell table:formula="of:=IF([.S113]&lt;&gt;[.C113];&quot;X&quot;;&quot;&quot;)">
            <text:p/>
          </table:table-cell>
          <table:table-cell table:style-name="ce10"/>
          <table:table-cell table:style-name="ce10" office:value-type="string" calcext:value-type="string">
            <text:p>modify-edit-vertex (org.gvsig.vectorediting.lib.prov.editvertex.EditVertexEditingLibrary)</text:p>
          </table:table-cell>
          <table:table-cell table:style-name="ce32" table:number-columns-repeated="3"/>
          <table:table-cell table:number-columns-repeated="1002"/>
        </table:table-row>
        <table:table-row table:style-name="ro4">
          <table:table-cell office:value-type="float" office:value="858" calcext:value-type="float">
            <text:p>858</text:p>
          </table:table-cell>
          <table:table-cell table:style-name="ce5"/>
          <table:table-cell table:style-name="ce17" office:value-type="string" calcext:value-type="string">
            <text:p>modify-explode-geometry (org.gvsig.vectorediting.lib.prov.explode.ExplodeEditingLibrary)</text:p>
          </table:table-cell>
          <table:table-cell table:style-name="ce17" table:formula="of:=SEARCH(&quot;(&quot;;[.C114])" office:value-type="float" office:value="25" calcext:value-type="float">
            <text:p>25</text:p>
          </table:table-cell>
          <table:table-cell table:style-name="ce17" table:formula="of:=LEFT([.C114];[.D114])" office:value-type="string" office:string-value="modify-explode-geometry (" calcext:value-type="string">
            <text:p>modify-explode-geometry (</text:p>
          </table:table-cell>
          <table:table-cell table:style-name="ce17" table:formula="of:=LEFT([.E114];LEN([.E114])-2)" office:value-type="string" office:string-value="modify-explode-geometry" calcext:value-type="string">
            <text:p>modify-explode-geometry</text:p>
          </table:table-cell>
          <table:table-cell/>
          <table:table-cell office:value-type="string" calcext:value-type="string">
            <text:p>si</text:p>
          </table:table-cell>
          <table:table-cell office:value-type="string" calcext:value-type="string">
            <text:p>no</text:p>
          </table:table-cell>
          <table:table-cell office:value-type="string" calcext:value-type="string">
            <text:p>E11</text:p>
          </table:table-cell>
          <table:table-cell/>
          <table:table-cell table:number-columns-repeated="3" office:value-type="string" calcext:value-type="string">
            <text:p>si</text:p>
          </table:table-cell>
          <table:table-cell/>
          <table:table-cell office:value-type="string" calcext:value-type="string">
            <text:p>e_edicion</text:p>
          </table:table-cell>
          <table:table-cell table:formula="of:=IF([.S114]&lt;&gt;[.C114];&quot;X&quot;;&quot;&quot;)">
            <text:p/>
          </table:table-cell>
          <table:table-cell table:style-name="ce10"/>
          <table:table-cell table:style-name="ce10" office:value-type="string" calcext:value-type="string">
            <text:p>modify-explode-geometry (org.gvsig.vectorediting.lib.prov.explode.ExplodeEditingLibrary)</text:p>
          </table:table-cell>
          <table:table-cell table:style-name="ce32" table:number-columns-repeated="3"/>
          <table:table-cell table:number-columns-repeated="1002"/>
        </table:table-row>
        <table:table-row table:style-name="ro4">
          <table:table-cell office:value-type="float" office:value="873" calcext:value-type="float">
            <text:p>873</text:p>
          </table:table-cell>
          <table:table-cell table:style-name="ce5"/>
          <table:table-cell table:style-name="ce17" office:value-type="string" calcext:value-type="string">
            <text:p>modify-split-line (org.gvsig.vectorediting.lib.prov.splitline.SplitLineEditingLibrary)</text:p>
          </table:table-cell>
          <table:table-cell table:style-name="ce17" table:formula="of:=SEARCH(&quot;(&quot;;[.C115])" office:value-type="float" office:value="19" calcext:value-type="float">
            <text:p>19</text:p>
          </table:table-cell>
          <table:table-cell table:style-name="ce17" table:formula="of:=LEFT([.C115];[.D115])" office:value-type="string" office:string-value="modify-split-line (" calcext:value-type="string">
            <text:p>modify-split-line (</text:p>
          </table:table-cell>
          <table:table-cell table:style-name="ce17" table:formula="of:=LEFT([.E115];LEN([.E115])-2)" office:value-type="string" office:string-value="modify-split-line" calcext:value-type="string">
            <text:p>modify-split-line</text:p>
          </table:table-cell>
          <table:table-cell/>
          <table:table-cell office:value-type="string" calcext:value-type="string">
            <text:p>si</text:p>
          </table:table-cell>
          <table:table-cell office:value-type="string" calcext:value-type="string">
            <text:p>no</text:p>
          </table:table-cell>
          <table:table-cell office:value-type="string" calcext:value-type="string">
            <text:p>E12</text:p>
          </table:table-cell>
          <table:table-cell/>
          <table:table-cell table:number-columns-repeated="3" office:value-type="string" calcext:value-type="string">
            <text:p>si</text:p>
          </table:table-cell>
          <table:table-cell table:style-name="ce61"/>
          <table:table-cell office:value-type="string" calcext:value-type="string">
            <text:p>e_edicion</text:p>
          </table:table-cell>
          <table:table-cell table:formula="of:=IF([.S115]&lt;&gt;[.C115];&quot;X&quot;;&quot;&quot;)">
            <text:p/>
          </table:table-cell>
          <table:table-cell table:style-name="ce10"/>
          <table:table-cell table:style-name="ce10" office:value-type="string" calcext:value-type="string">
            <text:p>modify-split-line (org.gvsig.vectorediting.lib.prov.splitline.SplitLineEditingLibrary)</text:p>
          </table:table-cell>
          <table:table-cell table:style-name="ce32" table:number-columns-repeated="3"/>
          <table:table-cell table:number-columns-repeated="1002"/>
        </table:table-row>
        <table:table-row table:style-name="ro4">
          <table:table-cell office:value-type="float" office:value="871" calcext:value-type="float">
            <text:p>871</text:p>
          </table:table-cell>
          <table:table-cell table:style-name="ce5"/>
          <table:table-cell table:style-name="ce17" office:value-type="string" calcext:value-type="string">
            <text:p>modify-simplify (org.gvsig.vectorediting.lib.prov.simplify.SimplifyEditingLibrary)</text:p>
          </table:table-cell>
          <table:table-cell table:style-name="ce17" table:formula="of:=SEARCH(&quot;(&quot;;[.C116])" office:value-type="float" office:value="17" calcext:value-type="float">
            <text:p>17</text:p>
          </table:table-cell>
          <table:table-cell table:style-name="ce17" table:formula="of:=LEFT([.C116];[.D116])" office:value-type="string" office:string-value="modify-simplify (" calcext:value-type="string">
            <text:p>modify-simplify (</text:p>
          </table:table-cell>
          <table:table-cell table:style-name="ce17" table:formula="of:=LEFT([.E116];LEN([.E116])-2)" office:value-type="string" office:string-value="modify-simplify" calcext:value-type="string">
            <text:p>modify-simplify</text:p>
          </table:table-cell>
          <table:table-cell/>
          <table:table-cell office:value-type="string" calcext:value-type="string">
            <text:p>si</text:p>
          </table:table-cell>
          <table:table-cell office:value-type="string" calcext:value-type="string">
            <text:p>no</text:p>
          </table:table-cell>
          <table:table-cell office:value-type="string" calcext:value-type="string">
            <text:p>E13</text:p>
          </table:table-cell>
          <table:table-cell/>
          <table:table-cell table:number-columns-repeated="3" office:value-type="string" calcext:value-type="string">
            <text:p>si</text:p>
          </table:table-cell>
          <table:table-cell table:style-name="ce61"/>
          <table:table-cell office:value-type="string" calcext:value-type="string">
            <text:p>e_edicion</text:p>
          </table:table-cell>
          <table:table-cell table:formula="of:=IF([.S116]&lt;&gt;[.C116];&quot;X&quot;;&quot;&quot;)">
            <text:p/>
          </table:table-cell>
          <table:table-cell table:style-name="ce10"/>
          <table:table-cell table:style-name="ce10" office:value-type="string" calcext:value-type="string">
            <text:p>modify-simplify (org.gvsig.vectorediting.lib.prov.simplify.SimplifyEditingLibrary)</text:p>
          </table:table-cell>
          <table:table-cell table:style-name="ce32" table:number-columns-repeated="3"/>
          <table:table-cell table:number-columns-repeated="1002"/>
        </table:table-row>
        <table:table-row table:style-name="ro4">
          <table:table-cell office:value-type="float" office:value="875" calcext:value-type="float">
            <text:p>875</text:p>
          </table:table-cell>
          <table:table-cell table:style-name="ce5"/>
          <table:table-cell table:style-name="ce17" office:value-type="string" calcext:value-type="string">
            <text:p>modify-stretch (org.gvsig.vectorediting.lib.prov.stretch.StretchEditingLibrary)</text:p>
          </table:table-cell>
          <table:table-cell table:style-name="ce17" table:formula="of:=SEARCH(&quot;(&quot;;[.C117])" office:value-type="float" office:value="16" calcext:value-type="float">
            <text:p>16</text:p>
          </table:table-cell>
          <table:table-cell table:style-name="ce17" table:formula="of:=LEFT([.C117];[.D117])" office:value-type="string" office:string-value="modify-stretch (" calcext:value-type="string">
            <text:p>modify-stretch (</text:p>
          </table:table-cell>
          <table:table-cell table:style-name="ce17" table:formula="of:=LEFT([.E117];LEN([.E117])-2)" office:value-type="string" office:string-value="modify-stretch" calcext:value-type="string">
            <text:p>modify-stretch</text:p>
          </table:table-cell>
          <table:table-cell/>
          <table:table-cell office:value-type="string" calcext:value-type="string">
            <text:p>si</text:p>
          </table:table-cell>
          <table:table-cell office:value-type="string" calcext:value-type="string">
            <text:p>no</text:p>
          </table:table-cell>
          <table:table-cell office:value-type="string" calcext:value-type="string">
            <text:p>E15</text:p>
          </table:table-cell>
          <table:table-cell/>
          <table:table-cell table:number-columns-repeated="3" office:value-type="string" calcext:value-type="string">
            <text:p>si</text:p>
          </table:table-cell>
          <table:table-cell table:style-name="ce61"/>
          <table:table-cell office:value-type="string" calcext:value-type="string">
            <text:p>e_edicion</text:p>
          </table:table-cell>
          <table:table-cell table:formula="of:=IF([.S117]&lt;&gt;[.C117];&quot;X&quot;;&quot;&quot;)">
            <text:p/>
          </table:table-cell>
          <table:table-cell table:style-name="ce10"/>
          <table:table-cell table:style-name="ce10" office:value-type="string" calcext:value-type="string">
            <text:p>modify-stretch (org.gvsig.vectorediting.lib.prov.stretch.StretchEditingLibrary)</text:p>
          </table:table-cell>
          <table:table-cell table:style-name="ce32" table:number-columns-repeated="3"/>
          <table:table-cell table:number-columns-repeated="1002"/>
        </table:table-row>
        <table:table-row table:style-name="ro4">
          <table:table-cell office:value-type="float" office:value="859" calcext:value-type="float">
            <text:p>859</text:p>
          </table:table-cell>
          <table:table-cell table:style-name="ce5"/>
          <table:table-cell table:style-name="ce17" office:value-type="string" calcext:value-type="string">
            <text:p>modify-extend-line (org.gvsig.vectorediting.lib.prov.extendline.ExtendLineEditingLibrary)</text:p>
          </table:table-cell>
          <table:table-cell table:style-name="ce17" table:formula="of:=SEARCH(&quot;(&quot;;[.C118])" office:value-type="float" office:value="20" calcext:value-type="float">
            <text:p>20</text:p>
          </table:table-cell>
          <table:table-cell table:style-name="ce17" table:formula="of:=LEFT([.C118];[.D118])" office:value-type="string" office:string-value="modify-extend-line (" calcext:value-type="string">
            <text:p>modify-extend-line (</text:p>
          </table:table-cell>
          <table:table-cell table:style-name="ce17" table:formula="of:=LEFT([.E118];LEN([.E118])-2)" office:value-type="string" office:string-value="modify-extend-line" calcext:value-type="string">
            <text:p>modify-extend-line</text:p>
          </table:table-cell>
          <table:table-cell/>
          <table:table-cell office:value-type="string" calcext:value-type="string">
            <text:p>si</text:p>
          </table:table-cell>
          <table:table-cell office:value-type="string" calcext:value-type="string">
            <text:p>no</text:p>
          </table:table-cell>
          <table:table-cell office:value-type="string" calcext:value-type="string">
            <text:p>E16</text:p>
          </table:table-cell>
          <table:table-cell/>
          <table:table-cell table:number-columns-repeated="3" office:value-type="string" calcext:value-type="string">
            <text:p>si</text:p>
          </table:table-cell>
          <table:table-cell/>
          <table:table-cell office:value-type="string" calcext:value-type="string">
            <text:p>e_edicion</text:p>
          </table:table-cell>
          <table:table-cell table:formula="of:=IF([.S118]&lt;&gt;[.C118];&quot;X&quot;;&quot;&quot;)">
            <text:p/>
          </table:table-cell>
          <table:table-cell table:style-name="ce10"/>
          <table:table-cell table:style-name="ce10" office:value-type="string" calcext:value-type="string">
            <text:p>modify-extend-line (org.gvsig.vectorediting.lib.prov.extendline.ExtendLineEditingLibrary)</text:p>
          </table:table-cell>
          <table:table-cell table:style-name="ce32" table:number-columns-repeated="3"/>
          <table:table-cell table:number-columns-repeated="1002"/>
        </table:table-row>
        <table:table-row table:style-name="ro4">
          <table:table-cell office:value-type="float" office:value="877" calcext:value-type="float">
            <text:p>877</text:p>
          </table:table-cell>
          <table:table-cell table:style-name="ce5"/>
          <table:table-cell table:style-name="ce17" office:value-type="string" calcext:value-type="string">
            <text:p>modify-trim-line (org.gvsig.vectorediting.lib.prov.trimline.TrimLineEditingLibrary)</text:p>
          </table:table-cell>
          <table:table-cell table:style-name="ce17" table:formula="of:=SEARCH(&quot;(&quot;;[.C119])" office:value-type="float" office:value="18" calcext:value-type="float">
            <text:p>18</text:p>
          </table:table-cell>
          <table:table-cell table:style-name="ce17" table:formula="of:=LEFT([.C119];[.D119])" office:value-type="string" office:string-value="modify-trim-line (" calcext:value-type="string">
            <text:p>modify-trim-line (</text:p>
          </table:table-cell>
          <table:table-cell table:style-name="ce17" table:formula="of:=LEFT([.E119];LEN([.E119])-2)" office:value-type="string" office:string-value="modify-trim-line" calcext:value-type="string">
            <text:p>modify-trim-line</text:p>
          </table:table-cell>
          <table:table-cell/>
          <table:table-cell office:value-type="string" calcext:value-type="string">
            <text:p>si</text:p>
          </table:table-cell>
          <table:table-cell office:value-type="string" calcext:value-type="string">
            <text:p>no</text:p>
          </table:table-cell>
          <table:table-cell office:value-type="string" calcext:value-type="string">
            <text:p>E17</text:p>
          </table:table-cell>
          <table:table-cell/>
          <table:table-cell table:number-columns-repeated="3" office:value-type="string" calcext:value-type="string">
            <text:p>si</text:p>
          </table:table-cell>
          <table:table-cell table:style-name="ce61"/>
          <table:table-cell office:value-type="string" calcext:value-type="string">
            <text:p>e_edicion</text:p>
          </table:table-cell>
          <table:table-cell table:formula="of:=IF([.S119]&lt;&gt;[.C119];&quot;X&quot;;&quot;&quot;)">
            <text:p/>
          </table:table-cell>
          <table:table-cell table:style-name="ce10"/>
          <table:table-cell table:style-name="ce10" office:value-type="string" calcext:value-type="string">
            <text:p>modify-trim-line (org.gvsig.vectorediting.lib.prov.trimline.TrimLineEditingLibrary)</text:p>
          </table:table-cell>
          <table:table-cell table:style-name="ce32" table:number-columns-repeated="3"/>
          <table:table-cell table:number-columns-repeated="1002"/>
        </table:table-row>
        <table:table-row table:style-name="ro4">
          <table:table-cell office:value-type="float" office:value="872" calcext:value-type="float">
            <text:p>872</text:p>
          </table:table-cell>
          <table:table-cell table:style-name="ce5"/>
          <table:table-cell table:style-name="ce17" office:value-type="string" calcext:value-type="string">
            <text:p>modify-smooth-line (org.gvsig.vectorediting.lib.prov.smoothline.SmoothLineEditingLibrary)</text:p>
          </table:table-cell>
          <table:table-cell table:style-name="ce17" table:formula="of:=SEARCH(&quot;(&quot;;[.C120])" office:value-type="float" office:value="20" calcext:value-type="float">
            <text:p>20</text:p>
          </table:table-cell>
          <table:table-cell table:style-name="ce17" table:formula="of:=LEFT([.C120];[.D120])" office:value-type="string" office:string-value="modify-smooth-line (" calcext:value-type="string">
            <text:p>modify-smooth-line (</text:p>
          </table:table-cell>
          <table:table-cell table:style-name="ce17" table:formula="of:=LEFT([.E120];LEN([.E120])-2)" office:value-type="string" office:string-value="modify-smooth-line" calcext:value-type="string">
            <text:p>modify-smooth-line</text:p>
          </table:table-cell>
          <table:table-cell/>
          <table:table-cell office:value-type="string" calcext:value-type="string">
            <text:p>si</text:p>
          </table:table-cell>
          <table:table-cell office:value-type="string" calcext:value-type="string">
            <text:p>no</text:p>
          </table:table-cell>
          <table:table-cell office:value-type="string" calcext:value-type="string">
            <text:p>E18</text:p>
          </table:table-cell>
          <table:table-cell/>
          <table:table-cell table:number-columns-repeated="3" office:value-type="string" calcext:value-type="string">
            <text:p>si</text:p>
          </table:table-cell>
          <table:table-cell table:style-name="ce61"/>
          <table:table-cell office:value-type="string" calcext:value-type="string">
            <text:p>e_edicion</text:p>
          </table:table-cell>
          <table:table-cell table:formula="of:=IF([.S120]&lt;&gt;[.C120];&quot;X&quot;;&quot;&quot;)">
            <text:p/>
          </table:table-cell>
          <table:table-cell table:style-name="ce10"/>
          <table:table-cell table:style-name="ce10" office:value-type="string" calcext:value-type="string">
            <text:p>modify-smooth-line (org.gvsig.vectorediting.lib.prov.smoothline.SmoothLineEditingLibrary)</text:p>
          </table:table-cell>
          <table:table-cell table:style-name="ce32" table:number-columns-repeated="3"/>
          <table:table-cell table:number-columns-repeated="1002"/>
        </table:table-row>
        <table:table-row table:style-name="ro8">
          <table:table-cell office:value-type="float" office:value="58" calcext:value-type="float">
            <text:p>58</text:p>
          </table:table-cell>
          <table:table-cell table:style-name="ce5"/>
          <table:table-cell table:style-name="ce17" office:value-type="string" calcext:value-type="string">
            <text:p>layer-modify-clipboard-copy (org.gvsig.app.mainplugin)</text:p>
          </table:table-cell>
          <table:table-cell table:style-name="ce17" table:formula="of:=SEARCH(&quot;(&quot;;[.C121])" office:value-type="float" office:value="29" calcext:value-type="float">
            <text:p>29</text:p>
          </table:table-cell>
          <table:table-cell table:style-name="ce17" table:formula="of:=LEFT([.C121];[.D121])" office:value-type="string" office:string-value="layer-modify-clipboard-copy (" calcext:value-type="string">
            <text:p>layer-modify-clipboard-copy (</text:p>
          </table:table-cell>
          <table:table-cell table:style-name="ce17" table:formula="of:=LEFT([.E121];LEN([.E121])-2)" office:value-type="string" office:string-value="layer-modify-clipboard-copy" calcext:value-type="string">
            <text:p>layer-modify-clipboard-copy</text:p>
          </table:table-cell>
          <table:table-cell/>
          <table:table-cell office:value-type="string" calcext:value-type="string">
            <text:p>si</text:p>
          </table:table-cell>
          <table:table-cell office:value-type="string" calcext:value-type="string">
            <text:p>no</text:p>
          </table:table-cell>
          <table:table-cell office:value-type="string" calcext:value-type="string">
            <text:p>E19</text:p>
          </table:table-cell>
          <table:table-cell/>
          <table:table-cell table:number-columns-repeated="3" office:value-type="string" calcext:value-type="string">
            <text:p>si</text:p>
          </table:table-cell>
          <table:table-cell/>
          <table:table-cell office:value-type="string" calcext:value-type="string">
            <text:p>e_edicion</text:p>
          </table:table-cell>
          <table:table-cell table:formula="of:=IF([.S121]&lt;&gt;[.C121];&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layer-modify-clipboard-paste-alphanumeric (org.gvsig.app.mainplugin)</text:p>
          </table:table-cell>
          <table:table-cell table:style-name="ce17" table:formula="of:=SEARCH(&quot;(&quot;;[.S121])" office:value-type="float" office:value="43" calcext:value-type="float">
            <text:p>43</text:p>
          </table:table-cell>
          <table:table-cell table:style-name="ce17" table:formula="of:=LEFT([.S121];[.T121])" office:value-type="string" office:string-value="layer-modify-clipboard-paste-alphanumeric (" calcext:value-type="string">
            <text:p>layer-modify-clipboard-paste-alphanumeric (</text:p>
          </table:table-cell>
          <table:table-cell table:style-name="ce17" table:formula="of:=LEFT([.U121];LEN([.U121])-2)" office:value-type="string" office:string-value="layer-modify-clipboard-paste-alphanumeric" calcext:value-type="string">
            <text:p>layer-modify-clipboard-paste-alphanumeric</text:p>
          </table:table-cell>
          <table:table-cell table:number-columns-repeated="1002"/>
        </table:table-row>
        <table:table-row table:style-name="ro7">
          <table:table-cell office:value-type="float" office:value="57" calcext:value-type="float">
            <text:p>57</text:p>
          </table:table-cell>
          <table:table-cell table:style-name="ce5" office:value-type="float" office:value="-2" calcext:value-type="float">
            <text:p>-2</text:p>
          </table:table-cell>
          <table:table-cell table:style-name="ce17" office:value-type="string" calcext:value-type="string">
            <text:p>layer-modify-clipboard-copy-as-polygons (org.gvsig.legend.urbanhorizontalsignage.app.mainplugin)</text:p>
          </table:table-cell>
          <table:table-cell table:style-name="ce17" table:formula="of:=SEARCH(&quot;(&quot;;[.C122])" office:value-type="float" office:value="41" calcext:value-type="float">
            <text:p>41</text:p>
          </table:table-cell>
          <table:table-cell table:style-name="ce17" table:formula="of:=LEFT([.C122];[.D122])" office:value-type="string" office:string-value="layer-modify-clipboard-copy-as-polygons (" calcext:value-type="string">
            <text:p>layer-modify-clipboard-copy-as-polygons (</text:p>
          </table:table-cell>
          <table:table-cell table:style-name="ce17" table:formula="of:=LEFT([.E122];LEN([.E122])-2)" office:value-type="string" office:string-value="layer-modify-clipboard-copy-as-polygons" calcext:value-type="string">
            <text:p>layer-modify-clipboard-copy-as-polygons</text:p>
          </table:table-cell>
          <table:table-cell table:number-columns-repeated="3" office:value-type="string" calcext:value-type="string">
            <text:p>si</text:p>
          </table:table-cell>
          <table:table-cell office:value-type="string" calcext:value-type="string">
            <text:p>E20</text:p>
          </table:table-cell>
          <table:table-cell office:value-type="float" office:value="1" calcext:value-type="float">
            <text:p>1</text:p>
          </table:table-cell>
          <table:table-cell table:number-columns-repeated="3" office:value-type="string" calcext:value-type="string">
            <text:p>si</text:p>
          </table:table-cell>
          <table:table-cell/>
          <table:table-cell office:value-type="string" calcext:value-type="string">
            <text:p>e_edicion</text:p>
          </table:table-cell>
          <table:table-cell table:formula="of:=IF([.S122]&lt;&gt;[.C122];&quot;X&quot;;&quot;&quot;)" office:value-type="string" office:string-value="X" calcext:value-type="string">
            <text:p>X</text:p>
          </table:table-cell>
          <table:table-cell table:style-name="ce10"/>
          <table:table-cell table:style-name="ce10" office:value-type="string" calcext:value-type="string">
            <text:p>layer-modify-clipboard-copy (org.gvsig.app.mainplugin)</text:p>
          </table:table-cell>
          <table:table-cell table:style-name="ce17" table:formula="of:=SEARCH(&quot;(&quot;;[.S122])" office:value-type="float" office:value="29" calcext:value-type="float">
            <text:p>29</text:p>
          </table:table-cell>
          <table:table-cell table:style-name="ce17" table:formula="of:=LEFT([.S122];[.T122])" office:value-type="string" office:string-value="layer-modify-clipboard-copy (" calcext:value-type="string">
            <text:p>layer-modify-clipboard-copy (</text:p>
          </table:table-cell>
          <table:table-cell table:style-name="ce17" table:formula="of:=LEFT([.U122];LEN([.U122])-2)" office:value-type="string" office:string-value="layer-modify-clipboard-copy" calcext:value-type="string">
            <text:p>layer-modify-clipboard-copy</text:p>
          </table:table-cell>
          <table:table-cell table:number-columns-repeated="1002"/>
        </table:table-row>
        <table:table-row table:style-name="ro4">
          <table:table-cell office:value-type="float" office:value="867" calcext:value-type="float">
            <text:p>867</text:p>
          </table:table-cell>
          <table:table-cell table:style-name="ce5" office:value-type="float" office:value="-2" calcext:value-type="float">
            <text:p>-2</text:p>
          </table:table-cell>
          <table:table-cell table:style-name="ce17" office:value-type="string" calcext:value-type="string">
            <text:p>modify-paste-from-clipboard (org.gvsig.vectorediting.lib.prov.duplicate.DuplicateEditingLibrary)</text:p>
          </table:table-cell>
          <table:table-cell table:style-name="ce17" table:formula="of:=SEARCH(&quot;(&quot;;[.C123])" office:value-type="float" office:value="29" calcext:value-type="float">
            <text:p>29</text:p>
          </table:table-cell>
          <table:table-cell table:style-name="ce17" table:formula="of:=LEFT([.C123];[.D123])" office:value-type="string" office:string-value="modify-paste-from-clipboard (" calcext:value-type="string">
            <text:p>modify-paste-from-clipboard (</text:p>
          </table:table-cell>
          <table:table-cell table:style-name="ce17" table:formula="of:=LEFT([.E123];LEN([.E123])-2)" office:value-type="string" office:string-value="modify-paste-from-clipboard" calcext:value-type="string">
            <text:p>modify-paste-from-clipboard</text:p>
          </table:table-cell>
          <table:table-cell/>
          <table:table-cell table:number-columns-repeated="2" office:value-type="string" calcext:value-type="string">
            <text:p>si</text:p>
          </table:table-cell>
          <table:table-cell office:value-type="string" calcext:value-type="string">
            <text:p>E20</text:p>
          </table:table-cell>
          <table:table-cell office:value-type="float" office:value="1" calcext:value-type="float">
            <text:p>1</text:p>
          </table:table-cell>
          <table:table-cell table:number-columns-repeated="3" office:value-type="string" calcext:value-type="string">
            <text:p>si</text:p>
          </table:table-cell>
          <table:table-cell table:style-name="ce61"/>
          <table:table-cell office:value-type="string" calcext:value-type="string">
            <text:p>e_edicion</text:p>
          </table:table-cell>
          <table:table-cell table:formula="of:=IF([.S123]&lt;&gt;[.C123];&quot;X&quot;;&quot;&quot;)">
            <text:p/>
          </table:table-cell>
          <table:table-cell table:style-name="ce10" office:value-type="float" office:value="-2" calcext:value-type="float">
            <text:p>-2</text:p>
          </table:table-cell>
          <table:table-cell table:style-name="ce10" office:value-type="string" calcext:value-type="string">
            <text:p>modify-paste-from-clipboard (org.gvsig.vectorediting.lib.prov.duplicate.DuplicateEditingLibrary)</text:p>
          </table:table-cell>
          <table:table-cell table:style-name="ce32" table:number-columns-repeated="3"/>
          <table:table-cell table:number-columns-repeated="1002"/>
        </table:table-row>
        <table:table-row table:style-name="ro5">
          <table:table-cell office:value-type="float" office:value="919" calcext:value-type="float">
            <text:p>919</text:p>
          </table:table-cell>
          <table:table-cell table:style-name="ce5"/>
          <table:table-cell table:style-name="ce17" office:value-type="string" calcext:value-type="string">
            <text:p>action</text:p>
          </table:table-cell>
          <table:table-cell table:style-name="ce17"/>
          <table:table-cell table:style-name="ce17" table:formula="of:=LEFT([.C124];[.D124])">
            <text:p/>
          </table:table-cell>
          <table:table-cell table:style-name="ce34" office:value-type="string" calcext:value-type="string">
            <text:p>layer-modify-clipboard-paste</text:p>
          </table:table-cell>
          <table:table-cell/>
          <table:table-cell office:value-type="string" calcext:value-type="string">
            <text:p>si</text:p>
          </table:table-cell>
          <table:table-cell office:value-type="string" calcext:value-type="string">
            <text:p>no</text:p>
          </table:table-cell>
          <table:table-cell office:value-type="string" calcext:value-type="string">
            <text:p>E20</text:p>
          </table:table-cell>
          <table:table-cell table:style-name="ce34"/>
          <table:table-cell table:number-columns-repeated="3" office:value-type="string" calcext:value-type="string">
            <text:p>si</text:p>
          </table:table-cell>
          <table:table-cell/>
          <table:table-cell office:value-type="string" calcext:value-type="string">
            <text:p>e_edicion</text:p>
          </table:table-cell>
          <table:table-cell table:formula="of:=IF([.T124]&lt;&gt;[.F124];&quot;X&quot;;&quot;&quot;)">
            <text:p/>
          </table:table-cell>
          <table:table-cell table:style-name="ce10"/>
          <table:table-cell table:style-name="ce10" office:value-type="string" calcext:value-type="string">
            <text:p>action</text:p>
          </table:table-cell>
          <table:table-cell table:style-name="ce10" office:value-type="string" calcext:value-type="string">
            <text:p>layer-modify-clipboard-paste</text:p>
          </table:table-cell>
          <table:table-cell table:style-name="ce17" table:formula="of:=SEARCH(&quot;(&quot;;[.T124])" office:value-type="string" office:string-value="" calcext:value-type="error">
            <text:p>#¡VALOR!</text:p>
          </table:table-cell>
          <table:table-cell table:style-name="ce17" table:formula="of:=LEFT([.T124];[.U124])" office:value-type="string" office:string-value="" calcext:value-type="error">
            <text:p>#¡VALOR!</text:p>
          </table:table-cell>
          <table:table-cell table:style-name="ce17" table:formula="of:=LEFT([.V124];LEN([.V124])-2)" office:value-type="string" office:string-value="" calcext:value-type="error">
            <text:p>#¡VALOR!</text:p>
          </table:table-cell>
          <table:table-cell table:number-columns-repeated="1001"/>
        </table:table-row>
        <table:table-row table:style-name="ro5">
          <table:table-cell office:value-type="float" office:value="920" calcext:value-type="float">
            <text:p>920</text:p>
          </table:table-cell>
          <table:table-cell table:style-name="ce5"/>
          <table:table-cell table:style-name="ce17" table:number-columns-repeated="2"/>
          <table:table-cell table:style-name="ce17" table:formula="of:=LEFT([.C125];[.D125])">
            <text:p/>
          </table:table-cell>
          <table:table-cell table:style-name="ce34"/>
          <table:table-cell/>
          <table:table-cell office:value-type="string" calcext:value-type="string">
            <text:p>si</text:p>
          </table:table-cell>
          <table:table-cell office:value-type="string" calcext:value-type="string">
            <text:p>no</text:p>
          </table:table-cell>
          <table:table-cell office:value-type="string" calcext:value-type="string">
            <text:p>E20</text:p>
          </table:table-cell>
          <table:table-cell table:style-name="ce34"/>
          <table:table-cell table:number-columns-repeated="2" office:value-type="string" calcext:value-type="string">
            <text:p>si</text:p>
          </table:table-cell>
          <table:table-cell table:number-columns-repeated="2"/>
          <table:table-cell office:value-type="string" calcext:value-type="string">
            <text:p>g_tablas</text:p>
          </table:table-cell>
          <table:table-cell table:formula="of:=IF([.S125]&lt;&gt;[.C126];&quot;X&quot;;&quot;&quot;)" office:value-type="string" office:string-value="X" calcext:value-type="string">
            <text:p>X</text:p>
          </table:table-cell>
          <table:table-cell table:style-name="ce10"/>
          <table:table-cell table:style-name="ce10" office:value-type="string" calcext:value-type="string">
            <text:p>action</text:p>
          </table:table-cell>
          <table:table-cell table:style-name="ce10" office:value-type="string" calcext:value-type="string">
            <text:p>street-view_16</text:p>
          </table:table-cell>
          <table:table-cell table:style-name="ce32" table:number-columns-repeated="2"/>
          <table:table-cell table:number-columns-repeated="1002"/>
        </table:table-row>
        <table:table-row table:style-name="ro4">
          <table:table-cell office:value-type="float" office:value="879" calcext:value-type="float">
            <text:p>879</text:p>
          </table:table-cell>
          <table:table-cell table:style-name="ce5"/>
          <table:table-cell table:style-name="ce31" office:value-type="string" calcext:value-type="string">
            <text:p>remove (org.gvsig.vectorediting.lib.prov.remove.RemoveEditingLibrary)</text:p>
          </table:table-cell>
          <table:table-cell table:style-name="ce17" table:formula="of:=SEARCH(&quot;(&quot;;[.C126])" office:value-type="float" office:value="8" calcext:value-type="float">
            <text:p>8</text:p>
          </table:table-cell>
          <table:table-cell table:style-name="ce17" table:formula="of:=LEFT([.C126];[.D126])" office:value-type="string" office:string-value="remove (" calcext:value-type="string">
            <text:p>remove (</text:p>
          </table:table-cell>
          <table:table-cell table:style-name="ce17" table:formula="of:=LEFT([.E126];LEN([.E126])-2)" office:value-type="string" office:string-value="remove" calcext:value-type="string">
            <text:p>remove</text:p>
          </table:table-cell>
          <table:table-cell/>
          <table:table-cell office:value-type="string" calcext:value-type="string">
            <text:p>si</text:p>
          </table:table-cell>
          <table:table-cell office:value-type="string" calcext:value-type="string">
            <text:p>no</text:p>
          </table:table-cell>
          <table:table-cell office:value-type="string" calcext:value-type="string">
            <text:p>E21</text:p>
          </table:table-cell>
          <table:table-cell/>
          <table:table-cell table:number-columns-repeated="3" office:value-type="string" calcext:value-type="string">
            <text:p>si</text:p>
          </table:table-cell>
          <table:table-cell/>
          <table:table-cell office:value-type="string" calcext:value-type="string">
            <text:p>e_edicion</text:p>
          </table:table-cell>
          <table:table-cell table:formula="of:=IF([.S126]&lt;&gt;[.C126];&quot;X&quot;;&quot;&quot;)">
            <text:p/>
          </table:table-cell>
          <table:table-cell table:style-name="ce10"/>
          <table:table-cell table:style-name="ce10" office:value-type="string" calcext:value-type="string">
            <text:p>remove (org.gvsig.vectorediting.lib.prov.remove.RemoveEditingLibrary)</text:p>
          </table:table-cell>
          <table:table-cell table:style-name="ce32" table:number-columns-repeated="3"/>
          <table:table-cell table:number-columns-repeated="1002"/>
        </table:table-row>
        <table:table-row table:style-name="ro7">
          <table:table-cell office:value-type="float" office:value="868" calcext:value-type="float">
            <text:p>868</text:p>
          </table:table-cell>
          <table:table-cell table:style-name="ce5"/>
          <table:table-cell table:style-name="ce17" office:value-type="string" calcext:value-type="string">
            <text:p>modify-reverse-direction (org.gvsig.vectorediting.lib.prov.reversedirection.ReverseDirectionEditingLibrary)</text:p>
          </table:table-cell>
          <table:table-cell table:style-name="ce17" table:formula="of:=SEARCH(&quot;(&quot;;[.C127])" office:value-type="float" office:value="26" calcext:value-type="float">
            <text:p>26</text:p>
          </table:table-cell>
          <table:table-cell table:style-name="ce17" table:formula="of:=LEFT([.C127];[.D127])" office:value-type="string" office:string-value="modify-reverse-direction (" calcext:value-type="string">
            <text:p>modify-reverse-direction (</text:p>
          </table:table-cell>
          <table:table-cell table:style-name="ce17" table:formula="of:=LEFT([.E127];LEN([.E127])-2)" office:value-type="string" office:string-value="modify-reverse-direction" calcext:value-type="string">
            <text:p>modify-reverse-direction</text:p>
          </table:table-cell>
          <table:table-cell/>
          <table:table-cell office:value-type="string" calcext:value-type="string">
            <text:p>si</text:p>
          </table:table-cell>
          <table:table-cell office:value-type="string" calcext:value-type="string">
            <text:p>no</text:p>
          </table:table-cell>
          <table:table-cell office:value-type="string" calcext:value-type="string">
            <text:p>E22</text:p>
          </table:table-cell>
          <table:table-cell/>
          <table:table-cell table:number-columns-repeated="3" office:value-type="string" calcext:value-type="string">
            <text:p>si</text:p>
          </table:table-cell>
          <table:table-cell table:style-name="ce61"/>
          <table:table-cell office:value-type="string" calcext:value-type="string">
            <text:p>e_edicion</text:p>
          </table:table-cell>
          <table:table-cell table:formula="of:=IF([.S127]&lt;&gt;[.C127];&quot;X&quot;;&quot;&quot;)">
            <text:p/>
          </table:table-cell>
          <table:table-cell table:style-name="ce10"/>
          <table:table-cell table:style-name="ce10" office:value-type="string" calcext:value-type="string">
            <text:p>modify-reverse-direction (org.gvsig.vectorediting.lib.prov.reversedirection.ReverseDirectionEditingLibrary)</text:p>
          </table:table-cell>
          <table:table-cell table:style-name="ce32" table:number-columns-repeated="3"/>
          <table:table-cell table:number-columns-repeated="1002"/>
        </table:table-row>
        <table:table-row table:style-name="ro4">
          <table:table-cell office:value-type="float" office:value="854" calcext:value-type="float">
            <text:p>854</text:p>
          </table:table-cell>
          <table:table-cell table:style-name="ce5"/>
          <table:table-cell table:style-name="ce17" office:value-type="string" calcext:value-type="string">
            <text:p>modify-convert-to-polyline (org.gvsig.vectorediting.lib.prov.converttopolyline.ConvertToPolylineLibrary)</text:p>
          </table:table-cell>
          <table:table-cell table:style-name="ce17" table:formula="of:=SEARCH(&quot;(&quot;;[.C128])" office:value-type="float" office:value="28" calcext:value-type="float">
            <text:p>28</text:p>
          </table:table-cell>
          <table:table-cell table:style-name="ce17" table:formula="of:=LEFT([.C128];[.D128])" office:value-type="string" office:string-value="modify-convert-to-polyline (" calcext:value-type="string">
            <text:p>modify-convert-to-polyline (</text:p>
          </table:table-cell>
          <table:table-cell table:style-name="ce17" table:formula="of:=LEFT([.E128];LEN([.E128])-2)" office:value-type="string" office:string-value="modify-convert-to-polyline" calcext:value-type="string">
            <text:p>modify-convert-to-polyline</text:p>
          </table:table-cell>
          <table:table-cell/>
          <table:table-cell office:value-type="string" calcext:value-type="string">
            <text:p>si</text:p>
          </table:table-cell>
          <table:table-cell office:value-type="string" calcext:value-type="string">
            <text:p>no</text:p>
          </table:table-cell>
          <table:table-cell office:value-type="string" calcext:value-type="string">
            <text:p>E23</text:p>
          </table:table-cell>
          <table:table-cell/>
          <table:table-cell table:number-columns-repeated="3" office:value-type="string" calcext:value-type="string">
            <text:p>si</text:p>
          </table:table-cell>
          <table:table-cell/>
          <table:table-cell office:value-type="string" calcext:value-type="string">
            <text:p>e_edicion</text:p>
          </table:table-cell>
          <table:table-cell table:formula="of:=IF([.S128]&lt;&gt;[.C128];&quot;X&quot;;&quot;&quot;)">
            <text:p/>
          </table:table-cell>
          <table:table-cell table:style-name="ce10"/>
          <table:table-cell table:style-name="ce10" office:value-type="string" calcext:value-type="string">
            <text:p>modify-convert-to-polyline (org.gvsig.vectorediting.lib.prov.converttopolyline.ConvertToPolylineLibrary)</text:p>
          </table:table-cell>
          <table:table-cell table:style-name="ce32" table:number-columns-repeated="3"/>
          <table:table-cell table:number-columns-repeated="1002"/>
        </table:table-row>
        <table:table-row table:style-name="ro3">
          <table:table-cell office:value-type="float" office:value="21" calcext:value-type="float">
            <text:p>21</text:p>
          </table:table-cell>
          <table:table-cell table:style-name="ce5"/>
          <table:table-cell table:style-name="ce17" office:value-type="string" calcext:value-type="string">
            <text:p>attribute-editor (org.gvsig.attributeeditor.app.mainplugin)</text:p>
          </table:table-cell>
          <table:table-cell table:style-name="ce17" table:formula="of:=SEARCH(&quot;(&quot;;[.C129])" office:value-type="float" office:value="18" calcext:value-type="float">
            <text:p>18</text:p>
          </table:table-cell>
          <table:table-cell table:style-name="ce17" table:formula="of:=LEFT([.C129];[.D129])" office:value-type="string" office:string-value="attribute-editor (" calcext:value-type="string">
            <text:p>attribute-editor (</text:p>
          </table:table-cell>
          <table:table-cell table:style-name="ce17" table:formula="of:=LEFT([.E129];LEN([.E129])-2)" office:value-type="string" office:string-value="attribute-editor" calcext:value-type="string">
            <text:p>attribute-editor</text:p>
          </table:table-cell>
          <table:table-cell/>
          <table:table-cell office:value-type="string" calcext:value-type="string">
            <text:p>si</text:p>
          </table:table-cell>
          <table:table-cell office:value-type="string" calcext:value-type="string">
            <text:p>no</text:p>
          </table:table-cell>
          <table:table-cell office:value-type="string" calcext:value-type="string">
            <text:p>E24</text:p>
          </table:table-cell>
          <table:table-cell/>
          <table:table-cell table:number-columns-repeated="3" office:value-type="string" calcext:value-type="string">
            <text:p>si</text:p>
          </table:table-cell>
          <table:table-cell/>
          <table:table-cell office:value-type="string" calcext:value-type="string">
            <text:p>e_edicion</text:p>
          </table:table-cell>
          <table:table-cell table:formula="of:=IF([.S129]&lt;&gt;[.C129];&quot;X&quot;;&quot;&quot;)">
            <text:p/>
          </table:table-cell>
          <table:table-cell table:style-name="ce10"/>
          <table:table-cell table:style-name="ce10" office:value-type="string" calcext:value-type="string">
            <text:p>attribute-editor (org.gvsig.attributeeditor.app.mainplugin)</text:p>
          </table:table-cell>
          <table:table-cell table:style-name="ce32" table:number-columns-repeated="3"/>
          <table:table-cell table:number-columns-repeated="1002"/>
        </table:table-row>
        <table:table-row table:style-name="ro3">
          <table:table-cell office:value-type="float" office:value="59" calcext:value-type="float">
            <text:p>59</text:p>
          </table:table-cell>
          <table:table-cell table:style-name="ce5" office:value-type="float" office:value="-2" calcext:value-type="float">
            <text:p>-2</text:p>
          </table:table-cell>
          <table:table-cell table:style-name="ce17" office:value-type="string" calcext:value-type="string">
            <text:p>layer-modify-clipboard-paste-alphanumeric (org.gvsig.app.mainplugin)</text:p>
          </table:table-cell>
          <table:table-cell table:style-name="ce17" table:formula="of:=SEARCH(&quot;(&quot;;[.C130])" office:value-type="float" office:value="43" calcext:value-type="float">
            <text:p>43</text:p>
          </table:table-cell>
          <table:table-cell table:style-name="ce17" table:formula="of:=LEFT([.C130];[.D130])" office:value-type="string" office:string-value="layer-modify-clipboard-paste-alphanumeric (" calcext:value-type="string">
            <text:p>layer-modify-clipboard-paste-alphanumeric (</text:p>
          </table:table-cell>
          <table:table-cell table:style-name="ce17" table:formula="of:=LEFT([.E130];LEN([.E130])-2)" office:value-type="string" office:string-value="layer-modify-clipboard-paste-alphanumeric" calcext:value-type="string">
            <text:p>layer-modify-clipboard-paste-alphanumeric</text:p>
          </table:table-cell>
          <table:table-cell table:number-columns-repeated="3" office:value-type="string" calcext:value-type="string">
            <text:p>si</text:p>
          </table:table-cell>
          <table:table-cell office:value-type="string" calcext:value-type="string">
            <text:p>E25</text:p>
          </table:table-cell>
          <table:table-cell office:value-type="float" office:value="1" calcext:value-type="float">
            <text:p>1</text:p>
          </table:table-cell>
          <table:table-cell table:number-columns-repeated="3" office:value-type="string" calcext:value-type="string">
            <text:p>si</text:p>
          </table:table-cell>
          <table:table-cell/>
          <table:table-cell office:value-type="string" calcext:value-type="string">
            <text:p>e_edicion</text:p>
          </table:table-cell>
          <table:table-cell table:formula="of:=IF([.S130]&lt;&gt;[.C130];&quot;X&quot;;&quot;&quot;)" office:value-type="string" office:string-value="X" calcext:value-type="string">
            <text:p>X</text:p>
          </table:table-cell>
          <table:table-cell table:style-name="ce10"/>
          <table:table-cell table:style-name="ce10" office:value-type="string" calcext:value-type="string">
            <text:p>layer-modify-overviews (org.gvsig.raster.tools.app.basic)</text:p>
          </table:table-cell>
          <table:table-cell table:style-name="ce32" table:number-columns-repeated="3"/>
          <table:table-cell table:number-columns-repeated="1002"/>
        </table:table-row>
        <table:table-row table:style-name="ro4">
          <table:table-cell office:value-type="float" office:value="878" calcext:value-type="float">
            <text:p>878</text:p>
          </table:table-cell>
          <table:table-cell table:style-name="ce5" office:value-type="float" office:value="-2" calcext:value-type="float">
            <text:p>-2</text:p>
          </table:table-cell>
          <table:table-cell table:style-name="ce17" office:value-type="string" calcext:value-type="string">
            <text:p>modify-trim-polygon (org.gvsig.vectorediting.lib.prov.trimline.TrimLineEditingLibrary)</text:p>
          </table:table-cell>
          <table:table-cell table:style-name="ce17" table:formula="of:=SEARCH(&quot;(&quot;;[.C131])" office:value-type="float" office:value="21" calcext:value-type="float">
            <text:p>21</text:p>
          </table:table-cell>
          <table:table-cell table:style-name="ce17" table:formula="of:=LEFT([.C131];[.D131])" office:value-type="string" office:string-value="modify-trim-polygon (" calcext:value-type="string">
            <text:p>modify-trim-polygon (</text:p>
          </table:table-cell>
          <table:table-cell table:style-name="ce17" table:formula="of:=LEFT([.E131];LEN([.E131])-2)" office:value-type="string" office:string-value="modify-trim-polygon" calcext:value-type="string">
            <text:p>modify-trim-polygon</text:p>
          </table:table-cell>
          <table:table-cell table:number-columns-repeated="3" office:value-type="string" calcext:value-type="string">
            <text:p>si</text:p>
          </table:table-cell>
          <table:table-cell office:value-type="string" calcext:value-type="string">
            <text:p>E26</text:p>
          </table:table-cell>
          <table:table-cell office:value-type="float" office:value="1" calcext:value-type="float">
            <text:p>1</text:p>
          </table:table-cell>
          <table:table-cell table:number-columns-repeated="3" office:value-type="string" calcext:value-type="string">
            <text:p>si</text:p>
          </table:table-cell>
          <table:table-cell office:value-type="string" calcext:value-type="string">
            <text:p>reordenar junto a unir</text:p>
          </table:table-cell>
          <table:table-cell office:value-type="string" calcext:value-type="string">
            <text:p>e_edicion</text:p>
          </table:table-cell>
          <table:table-cell table:formula="of:=IF([.S131]&lt;&gt;[.C131];&quot;X&quot;;&quot;&quot;)">
            <text:p/>
          </table:table-cell>
          <table:table-cell table:style-name="ce10" office:value-type="float" office:value="-2" calcext:value-type="float">
            <text:p>-2</text:p>
          </table:table-cell>
          <table:table-cell table:style-name="ce10" office:value-type="string" calcext:value-type="string">
            <text:p>modify-trim-polygon (org.gvsig.vectorediting.lib.prov.trimline.TrimLineEditingLibrary)</text:p>
          </table:table-cell>
          <table:table-cell table:style-name="ce32" table:number-columns-repeated="3"/>
          <table:table-cell table:number-columns-repeated="1002"/>
        </table:table-row>
        <table:table-row table:style-name="ro3">
          <table:table-cell office:value-type="float" office:value="882" calcext:value-type="float">
            <text:p>882</text:p>
          </table:table-cell>
          <table:table-cell table:style-name="ce5" office:value-type="float" office:value="-2" calcext:value-type="float">
            <text:p>-2</text:p>
          </table:table-cell>
          <table:table-cell table:style-name="ce17" office:value-type="string" calcext:value-type="string">
            <text:p>vector-editing-tooloptions (org.gvsig.vectorediting.app.mainplugin)</text:p>
          </table:table-cell>
          <table:table-cell table:style-name="ce17" table:formula="of:=SEARCH(&quot;(&quot;;[.C132])" office:value-type="float" office:value="28" calcext:value-type="float">
            <text:p>28</text:p>
          </table:table-cell>
          <table:table-cell table:style-name="ce17" table:formula="of:=LEFT([.C132];[.D132])" office:value-type="string" office:string-value="vector-editing-tooloptions (" calcext:value-type="string">
            <text:p>vector-editing-tooloptions (</text:p>
          </table:table-cell>
          <table:table-cell table:style-name="ce17" table:formula="of:=LEFT([.E132];LEN([.E132])-2)" office:value-type="string" office:string-value="vector-editing-tooloptions" calcext:value-type="string">
            <text:p>vector-editing-tooloptions</text:p>
          </table:table-cell>
          <table:table-cell table:number-columns-repeated="3" office:value-type="string" calcext:value-type="string">
            <text:p>si</text:p>
          </table:table-cell>
          <table:table-cell office:value-type="string" calcext:value-type="string">
            <text:p>E27</text:p>
          </table:table-cell>
          <table:table-cell office:value-type="float" office:value="1" calcext:value-type="float">
            <text:p>1</text:p>
          </table:table-cell>
          <table:table-cell table:number-columns-repeated="3" office:value-type="string" calcext:value-type="string">
            <text:p>si</text:p>
          </table:table-cell>
          <table:table-cell/>
          <table:table-cell office:value-type="string" calcext:value-type="string">
            <text:p>e_edicion</text:p>
          </table:table-cell>
          <table:table-cell table:formula="of:=IF([.S132]&lt;&gt;[.C132];&quot;X&quot;;&quot;&quot;)">
            <text:p/>
          </table:table-cell>
          <table:table-cell table:style-name="ce10" office:value-type="float" office:value="-2" calcext:value-type="float">
            <text:p>-2</text:p>
          </table:table-cell>
          <table:table-cell table:style-name="ce10" office:value-type="string" calcext:value-type="string">
            <text:p>vector-editing-tooloptions (org.gvsig.vectorediting.app.mainplugin)</text:p>
          </table:table-cell>
          <table:table-cell table:style-name="ce32" table:number-columns-repeated="3"/>
          <table:table-cell table:number-columns-repeated="1002"/>
        </table:table-row>
        <table:table-row table:style-name="ro4">
          <table:table-cell office:value-type="float" office:value="850" calcext:value-type="float">
            <text:p>850</text:p>
          </table:table-cell>
          <table:table-cell table:style-name="ce5" office:value-type="float" office:value="-2" calcext:value-type="float">
            <text:p>-2</text:p>
          </table:table-cell>
          <table:table-cell table:style-name="ce17" office:value-type="string" calcext:value-type="string">
            <text:p>modify-align-edges (org.gvsig.vectorediting.lib.prov.align.AlignEdgesEditingLibrary)</text:p>
          </table:table-cell>
          <table:table-cell table:style-name="ce17" table:formula="of:=SEARCH(&quot;(&quot;;[.C133])" office:value-type="float" office:value="20" calcext:value-type="float">
            <text:p>20</text:p>
          </table:table-cell>
          <table:table-cell table:style-name="ce17" table:formula="of:=LEFT([.C133];[.D133])" office:value-type="string" office:string-value="modify-align-edges (" calcext:value-type="string">
            <text:p>modify-align-edges (</text:p>
          </table:table-cell>
          <table:table-cell table:style-name="ce17" table:formula="of:=LEFT([.E133];LEN([.E133])-2)" office:value-type="string" office:string-value="modify-align-edges" calcext:value-type="string">
            <text:p>modify-align-edges</text:p>
          </table:table-cell>
          <table:table-cell/>
          <table:table-cell table:number-columns-repeated="2" office:value-type="string" calcext:value-type="string">
            <text:p>si</text:p>
          </table:table-cell>
          <table:table-cell office:value-type="string" calcext:value-type="string">
            <text:p>E28</text:p>
          </table:table-cell>
          <table:table-cell table:style-name="ce36" office:value-type="string" calcext:value-type="string">
            <text:p>si</text:p>
          </table:table-cell>
          <table:table-cell table:number-columns-repeated="3" office:value-type="string" calcext:value-type="string">
            <text:p>si</text:p>
          </table:table-cell>
          <table:table-cell/>
          <table:table-cell office:value-type="string" calcext:value-type="string">
            <text:p>e_edicion</text:p>
          </table:table-cell>
          <table:table-cell table:formula="of:=IF([.S133]&lt;&gt;[.C133];&quot;X&quot;;&quot;&quot;)">
            <text:p/>
          </table:table-cell>
          <table:table-cell table:style-name="ce10" office:value-type="float" office:value="-2" calcext:value-type="float">
            <text:p>-2</text:p>
          </table:table-cell>
          <table:table-cell table:style-name="ce10" office:value-type="string" calcext:value-type="string">
            <text:p>modify-align-edges (org.gvsig.vectorediting.lib.prov.align.AlignEdgesEditingLibrary)</text:p>
          </table:table-cell>
          <table:table-cell table:style-name="ce32" table:number-columns-repeated="3"/>
          <table:table-cell table:number-columns-repeated="1002"/>
        </table:table-row>
        <table:table-row table:style-name="ro4">
          <table:table-cell office:value-type="float" office:value="852" calcext:value-type="float">
            <text:p>852</text:p>
          </table:table-cell>
          <table:table-cell table:style-name="ce5" office:value-type="float" office:value="-2" calcext:value-type="float">
            <text:p>-2</text:p>
          </table:table-cell>
          <table:table-cell table:style-name="ce17" office:value-type="string" calcext:value-type="string">
            <text:p>modify-chamfer (org.gvsig.vectorediting.lib.prov.chamfer.ChamferEditingLibrary)</text:p>
          </table:table-cell>
          <table:table-cell table:style-name="ce17" table:formula="of:=SEARCH(&quot;(&quot;;[.C134])" office:value-type="float" office:value="16" calcext:value-type="float">
            <text:p>16</text:p>
          </table:table-cell>
          <table:table-cell table:style-name="ce17" table:formula="of:=LEFT([.C134];[.D134])" office:value-type="string" office:string-value="modify-chamfer (" calcext:value-type="string">
            <text:p>modify-chamfer (</text:p>
          </table:table-cell>
          <table:table-cell table:style-name="ce17" table:formula="of:=LEFT([.E134];LEN([.E134])-2)" office:value-type="string" office:string-value="modify-chamfer" calcext:value-type="string">
            <text:p>modify-chamfer</text:p>
          </table:table-cell>
          <table:table-cell/>
          <table:table-cell table:number-columns-repeated="2" office:value-type="string" calcext:value-type="string">
            <text:p>si</text:p>
          </table:table-cell>
          <table:table-cell office:value-type="string" calcext:value-type="string">
            <text:p>E29</text:p>
          </table:table-cell>
          <table:table-cell table:style-name="ce36" office:value-type="string" calcext:value-type="string">
            <text:p>si</text:p>
          </table:table-cell>
          <table:table-cell table:number-columns-repeated="3" office:value-type="string" calcext:value-type="string">
            <text:p>si</text:p>
          </table:table-cell>
          <table:table-cell/>
          <table:table-cell office:value-type="string" calcext:value-type="string">
            <text:p>e_edicion</text:p>
          </table:table-cell>
          <table:table-cell table:formula="of:=IF([.S134]&lt;&gt;[.C134];&quot;X&quot;;&quot;&quot;)">
            <text:p/>
          </table:table-cell>
          <table:table-cell table:style-name="ce10" office:value-type="float" office:value="-2" calcext:value-type="float">
            <text:p>-2</text:p>
          </table:table-cell>
          <table:table-cell table:style-name="ce10" office:value-type="string" calcext:value-type="string">
            <text:p>modify-chamfer (org.gvsig.vectorediting.lib.prov.chamfer.ChamferEditingLibrary)</text:p>
          </table:table-cell>
          <table:table-cell table:style-name="ce32" table:number-columns-repeated="3"/>
          <table:table-cell table:number-columns-repeated="1002"/>
        </table:table-row>
        <table:table-row table:style-name="ro4">
          <table:table-cell office:value-type="float" office:value="851" calcext:value-type="float">
            <text:p>851</text:p>
          </table:table-cell>
          <table:table-cell table:style-name="ce5" office:value-type="float" office:value="-2" calcext:value-type="float">
            <text:p>-2</text:p>
          </table:table-cell>
          <table:table-cell table:style-name="ce17" office:value-type="string" calcext:value-type="string">
            <text:p>modify-chamfer-by-length-and-angle (org.gvsig.vectorediting.lib.prov.chamfer.ChamferEditingLibrary)</text:p>
          </table:table-cell>
          <table:table-cell table:style-name="ce17" table:formula="of:=SEARCH(&quot;(&quot;;[.C135])" office:value-type="float" office:value="36" calcext:value-type="float">
            <text:p>36</text:p>
          </table:table-cell>
          <table:table-cell table:style-name="ce17" table:formula="of:=LEFT([.C135];[.D135])" office:value-type="string" office:string-value="modify-chamfer-by-length-and-angle (" calcext:value-type="string">
            <text:p>modify-chamfer-by-length-and-angle (</text:p>
          </table:table-cell>
          <table:table-cell table:style-name="ce17" table:formula="of:=LEFT([.E135];LEN([.E135])-2)" office:value-type="string" office:string-value="modify-chamfer-by-length-and-angle" calcext:value-type="string">
            <text:p>modify-chamfer-by-length-and-angle</text:p>
          </table:table-cell>
          <table:table-cell/>
          <table:table-cell table:number-columns-repeated="2" office:value-type="string" calcext:value-type="string">
            <text:p>si</text:p>
          </table:table-cell>
          <table:table-cell office:value-type="string" calcext:value-type="string">
            <text:p>E30</text:p>
          </table:table-cell>
          <table:table-cell table:style-name="ce36" office:value-type="string" calcext:value-type="string">
            <text:p>si</text:p>
          </table:table-cell>
          <table:table-cell table:number-columns-repeated="3" office:value-type="string" calcext:value-type="string">
            <text:p>si</text:p>
          </table:table-cell>
          <table:table-cell/>
          <table:table-cell office:value-type="string" calcext:value-type="string">
            <text:p>e_edicion</text:p>
          </table:table-cell>
          <table:table-cell table:formula="of:=IF([.S135]&lt;&gt;[.C135];&quot;X&quot;;&quot;&quot;)">
            <text:p/>
          </table:table-cell>
          <table:table-cell table:style-name="ce10" office:value-type="float" office:value="-2" calcext:value-type="float">
            <text:p>-2</text:p>
          </table:table-cell>
          <table:table-cell table:style-name="ce10" office:value-type="string" calcext:value-type="string">
            <text:p>modify-chamfer-by-length-and-angle (org.gvsig.vectorediting.lib.prov.chamfer.ChamferEditingLibrary)</text:p>
          </table:table-cell>
          <table:table-cell table:style-name="ce32" table:number-columns-repeated="3"/>
          <table:table-cell table:number-columns-repeated="1002"/>
        </table:table-row>
        <table:table-row table:style-name="ro4">
          <table:table-cell office:value-type="float" office:value="860" calcext:value-type="float">
            <text:p>860</text:p>
          </table:table-cell>
          <table:table-cell table:style-name="ce5" office:value-type="float" office:value="-2" calcext:value-type="float">
            <text:p>-2</text:p>
          </table:table-cell>
          <table:table-cell table:style-name="ce17" office:value-type="string" calcext:value-type="string">
            <text:p>modify-fix-chamfer-by-length-and-angle (org.gvsig.vectorediting.lib.prov.chamfer.ChamferEditingLibrary)</text:p>
          </table:table-cell>
          <table:table-cell table:style-name="ce17" table:formula="of:=SEARCH(&quot;(&quot;;[.C136])" office:value-type="float" office:value="40" calcext:value-type="float">
            <text:p>40</text:p>
          </table:table-cell>
          <table:table-cell table:style-name="ce17" table:formula="of:=LEFT([.C136];[.D136])" office:value-type="string" office:string-value="modify-fix-chamfer-by-length-and-angle (" calcext:value-type="string">
            <text:p>modify-fix-chamfer-by-length-and-angle (</text:p>
          </table:table-cell>
          <table:table-cell table:style-name="ce17" table:formula="of:=LEFT([.E136];LEN([.E136])-2)" office:value-type="string" office:string-value="modify-fix-chamfer-by-length-and-angle" calcext:value-type="string">
            <text:p>modify-fix-chamfer-by-length-and-angle</text:p>
          </table:table-cell>
          <table:table-cell table:number-columns-repeated="3" office:value-type="string" calcext:value-type="string">
            <text:p>si</text:p>
          </table:table-cell>
          <table:table-cell office:value-type="string" calcext:value-type="string">
            <text:p>E31</text:p>
          </table:table-cell>
          <table:table-cell table:style-name="ce36" office:value-type="string" calcext:value-type="string">
            <text:p>si</text:p>
          </table:table-cell>
          <table:table-cell table:number-columns-repeated="3" office:value-type="string" calcext:value-type="string">
            <text:p>si</text:p>
          </table:table-cell>
          <table:table-cell/>
          <table:table-cell office:value-type="string" calcext:value-type="string">
            <text:p>e_edicion</text:p>
          </table:table-cell>
          <table:table-cell table:formula="of:=IF([.S136]&lt;&gt;[.C136];&quot;X&quot;;&quot;&quot;)">
            <text:p/>
          </table:table-cell>
          <table:table-cell table:style-name="ce10" office:value-type="float" office:value="-2" calcext:value-type="float">
            <text:p>-2</text:p>
          </table:table-cell>
          <table:table-cell table:style-name="ce10" office:value-type="string" calcext:value-type="string">
            <text:p>modify-fix-chamfer-by-length-and-angle (org.gvsig.vectorediting.lib.prov.chamfer.ChamferEditingLibrary)</text:p>
          </table:table-cell>
          <table:table-cell table:style-name="ce32" table:number-columns-repeated="3"/>
          <table:table-cell table:number-columns-repeated="1002"/>
        </table:table-row>
        <table:table-row table:style-name="ro4">
          <table:table-cell office:value-type="float" office:value="866" calcext:value-type="float">
            <text:p>866</text:p>
          </table:table-cell>
          <table:table-cell table:style-name="ce5" office:value-type="float" office:value="-2" calcext:value-type="float">
            <text:p>-2</text:p>
          </table:table-cell>
          <table:table-cell table:style-name="ce17" office:value-type="string" calcext:value-type="string">
            <text:p>modify-parabolicfillet (org.gvsig.vectorediting.lib.prov.parabolicfillet.ParabolicFilletEditingLibrary)</text:p>
          </table:table-cell>
          <table:table-cell table:style-name="ce17" table:formula="of:=SEARCH(&quot;(&quot;;[.C137])" office:value-type="float" office:value="24" calcext:value-type="float">
            <text:p>24</text:p>
          </table:table-cell>
          <table:table-cell table:style-name="ce17" table:formula="of:=LEFT([.C137];[.D137])" office:value-type="string" office:string-value="modify-parabolicfillet (" calcext:value-type="string">
            <text:p>modify-parabolicfillet (</text:p>
          </table:table-cell>
          <table:table-cell table:style-name="ce17" table:formula="of:=LEFT([.E137];LEN([.E137])-2)" office:value-type="string" office:string-value="modify-parabolicfillet" calcext:value-type="string">
            <text:p>modify-parabolicfillet</text:p>
          </table:table-cell>
          <table:table-cell/>
          <table:table-cell table:number-columns-repeated="2" office:value-type="string" calcext:value-type="string">
            <text:p>si</text:p>
          </table:table-cell>
          <table:table-cell office:value-type="string" calcext:value-type="string">
            <text:p>E32</text:p>
          </table:table-cell>
          <table:table-cell table:style-name="ce36" office:value-type="string" calcext:value-type="string">
            <text:p>si</text:p>
          </table:table-cell>
          <table:table-cell table:number-columns-repeated="3" office:value-type="string" calcext:value-type="string">
            <text:p>si</text:p>
          </table:table-cell>
          <table:table-cell/>
          <table:table-cell office:value-type="string" calcext:value-type="string">
            <text:p>e_edicion</text:p>
          </table:table-cell>
          <table:table-cell table:formula="of:=IF([.S137]&lt;&gt;[.C137];&quot;X&quot;;&quot;&quot;)">
            <text:p/>
          </table:table-cell>
          <table:table-cell table:style-name="ce10" office:value-type="float" office:value="-2" calcext:value-type="float">
            <text:p>-2</text:p>
          </table:table-cell>
          <table:table-cell table:style-name="ce10" office:value-type="string" calcext:value-type="string">
            <text:p>modify-parabolicfillet (org.gvsig.vectorediting.lib.prov.parabolicfillet.ParabolicFilletEditingLibrary)</text:p>
          </table:table-cell>
          <table:table-cell table:style-name="ce32" table:number-columns-repeated="3"/>
          <table:table-cell table:number-columns-repeated="1002"/>
        </table:table-row>
        <table:table-row table:style-name="ro4">
          <table:table-cell office:value-type="float" office:value="853" calcext:value-type="float">
            <text:p>853</text:p>
          </table:table-cell>
          <table:table-cell table:style-name="ce5" office:value-type="float" office:value="-2" calcext:value-type="float">
            <text:p>-2</text:p>
          </table:table-cell>
          <table:table-cell table:style-name="ce17" office:value-type="string" calcext:value-type="string">
            <text:p>modify-combine (org.gvsig.vectorediting.lib.prov.combine.CombineEditingLibrary)</text:p>
          </table:table-cell>
          <table:table-cell table:style-name="ce17" table:formula="of:=SEARCH(&quot;(&quot;;[.C138])" office:value-type="float" office:value="16" calcext:value-type="float">
            <text:p>16</text:p>
          </table:table-cell>
          <table:table-cell table:style-name="ce17" table:formula="of:=LEFT([.C138];[.D138])" office:value-type="string" office:string-value="modify-combine (" calcext:value-type="string">
            <text:p>modify-combine (</text:p>
          </table:table-cell>
          <table:table-cell table:style-name="ce17" table:formula="of:=LEFT([.E138];LEN([.E138])-2)" office:value-type="string" office:string-value="modify-combine" calcext:value-type="string">
            <text:p>modify-combine</text:p>
          </table:table-cell>
          <table:table-cell table:number-columns-repeated="3" office:value-type="string" calcext:value-type="string">
            <text:p>si</text:p>
          </table:table-cell>
          <table:table-cell office:value-type="string" calcext:value-type="string">
            <text:p>E33</text:p>
          </table:table-cell>
          <table:table-cell office:value-type="float" office:value="1" calcext:value-type="float">
            <text:p>1</text:p>
          </table:table-cell>
          <table:table-cell table:number-columns-repeated="3" office:value-type="string" calcext:value-type="string">
            <text:p>si</text:p>
          </table:table-cell>
          <table:table-cell table:style-name="ce61"/>
          <table:table-cell office:value-type="string" calcext:value-type="string">
            <text:p>e_edicion</text:p>
          </table:table-cell>
          <table:table-cell table:formula="of:=IF([.S138]&lt;&gt;[.C138];&quot;X&quot;;&quot;&quot;)">
            <text:p/>
          </table:table-cell>
          <table:table-cell table:style-name="ce10" office:value-type="float" office:value="-2" calcext:value-type="float">
            <text:p>-2</text:p>
          </table:table-cell>
          <table:table-cell table:style-name="ce10" office:value-type="string" calcext:value-type="string">
            <text:p>modify-combine (org.gvsig.vectorediting.lib.prov.combine.CombineEditingLibrary)</text:p>
          </table:table-cell>
          <table:table-cell table:style-name="ce32" table:number-columns-repeated="3"/>
          <table:table-cell table:number-columns-repeated="1002"/>
        </table:table-row>
        <table:table-row table:style-name="ro5">
          <table:table-cell office:value-type="float" office:value="633" calcext:value-type="float">
            <text:p>633</text:p>
          </table:table-cell>
          <table:table-cell table:style-name="ce5" office:value-type="float" office:value="-2" calcext:value-type="float">
            <text:p>-2</text:p>
          </table:table-cell>
          <table:table-cell table:style-name="ce17" office:value-type="string" calcext:value-type="string">
            <text:p>picker-color (ToolsSwing)</text:p>
          </table:table-cell>
          <table:table-cell table:style-name="ce17" table:formula="of:=SEARCH(&quot;(&quot;;[.C139])" office:value-type="float" office:value="14" calcext:value-type="float">
            <text:p>14</text:p>
          </table:table-cell>
          <table:table-cell table:style-name="ce17" table:formula="of:=LEFT([.C139];[.D139])" office:value-type="string" office:string-value="picker-color (" calcext:value-type="string">
            <text:p>picker-color (</text:p>
          </table:table-cell>
          <table:table-cell table:style-name="ce17" table:formula="of:=LEFT([.E139];LEN([.E139])-2)" office:value-type="string" office:string-value="picker-color" calcext:value-type="string">
            <text:p>picker-color</text:p>
          </table:table-cell>
          <table:table-cell/>
          <table:table-cell office:value-type="string" calcext:value-type="string">
            <text:p>si</text:p>
          </table:table-cell>
          <table:table-cell office:value-type="string" calcext:value-type="string">
            <text:p>no</text:p>
          </table:table-cell>
          <table:table-cell office:value-type="string" calcext:value-type="string">
            <text:p>Ea1</text:p>
          </table:table-cell>
          <table:table-cell/>
          <table:table-cell table:number-columns-repeated="2" office:value-type="string" calcext:value-type="string">
            <text:p>si</text:p>
          </table:table-cell>
          <table:table-cell table:number-columns-repeated="2"/>
          <table:table-cell table:style-name="ce62" office:value-type="string" calcext:value-type="string">
            <text:p><text:span text:style-name="T3">otros_d</text:span>_iconocapa</text:p>
          </table:table-cell>
          <table:table-cell table:formula="of:=IF([.S139]&lt;&gt;[.C139];&quot;X&quot;;&quot;&quot;)">
            <text:p/>
          </table:table-cell>
          <table:table-cell table:style-name="ce10" office:value-type="float" office:value="-2" calcext:value-type="float">
            <text:p>-2</text:p>
          </table:table-cell>
          <table:table-cell table:style-name="ce10" office:value-type="string" calcext:value-type="string">
            <text:p>picker-color (ToolsSwing)</text:p>
          </table:table-cell>
          <table:table-cell table:style-name="ce32" table:number-columns-repeated="3"/>
          <table:table-cell table:number-columns-repeated="1002"/>
        </table:table-row>
        <table:table-row table:style-name="ro5">
          <table:table-cell office:value-type="float" office:value="785" calcext:value-type="float">
            <text:p>785</text:p>
          </table:table-cell>
          <table:table-cell table:style-name="ce10" office:value-type="float" office:value="-2" calcext:value-type="float">
            <text:p>-2</text:p>
          </table:table-cell>
          <table:table-cell table:style-name="ce10" office:value-type="string" calcext:value-type="string">
            <text:p>tabbedtoc-drawingorder (scripting.tabbedtoc)</text:p>
          </table:table-cell>
          <table:table-cell table:style-name="ce17" table:formula="of:=SEARCH(&quot;(&quot;;[.C140])" office:value-type="float" office:value="24" calcext:value-type="float">
            <text:p>24</text:p>
          </table:table-cell>
          <table:table-cell table:style-name="ce17" table:formula="of:=LEFT([.C140];[.D140])" office:value-type="string" office:string-value="tabbedtoc-drawingorder (" calcext:value-type="string">
            <text:p>tabbedtoc-drawingorder (</text:p>
          </table:table-cell>
          <table:table-cell table:style-name="ce17" table:formula="of:=LEFT([.E140];LEN([.E140])-2)" office:value-type="string" office:string-value="tabbedtoc-drawingorder" calcext:value-type="string">
            <text:p>tabbedtoc-drawingorder</text:p>
          </table:table-cell>
          <table:table-cell/>
          <table:table-cell office:value-type="string" calcext:value-type="string">
            <text:p>si</text:p>
          </table:table-cell>
          <table:table-cell office:value-type="string" calcext:value-type="string">
            <text:p>no</text:p>
          </table:table-cell>
          <table:table-cell office:value-type="string" calcext:value-type="string">
            <text:p>FA01</text:p>
          </table:table-cell>
          <table:table-cell/>
          <table:table-cell table:number-columns-repeated="2" office:value-type="string" calcext:value-type="string">
            <text:p>si</text:p>
          </table:table-cell>
          <table:table-cell table:number-columns-repeated="2"/>
          <table:table-cell table:style-name="ce62" office:value-type="string" calcext:value-type="string">
            <text:p>_fa_tabb</text:p>
          </table:table-cell>
          <table:table-cell table:formula="of:=IF([.S140]&lt;&gt;[.C140];&quot;X&quot;;&quot;&quot;)">
            <text:p/>
          </table:table-cell>
          <table:table-cell table:style-name="ce10" office:value-type="float" office:value="-2" calcext:value-type="float">
            <text:p>-2</text:p>
          </table:table-cell>
          <table:table-cell table:style-name="ce10" office:value-type="string" calcext:value-type="string">
            <text:p>tabbedtoc-drawingorder (scripting.tabbedtoc)</text:p>
          </table:table-cell>
          <table:table-cell table:style-name="ce32" table:number-columns-repeated="3"/>
          <table:table-cell table:number-columns-repeated="1002"/>
        </table:table-row>
        <table:table-row table:style-name="ro5">
          <table:table-cell office:value-type="float" office:value="788" calcext:value-type="float">
            <text:p>788</text:p>
          </table:table-cell>
          <table:table-cell table:style-name="ce10" office:value-type="float" office:value="-2" calcext:value-type="float">
            <text:p>-2</text:p>
          </table:table-cell>
          <table:table-cell table:style-name="ce10" office:value-type="string" calcext:value-type="string">
            <text:p>tabbedtoc-visibilityorder (scripting.tabbedtoc)</text:p>
          </table:table-cell>
          <table:table-cell table:style-name="ce17" table:formula="of:=SEARCH(&quot;(&quot;;[.C141])" office:value-type="float" office:value="27" calcext:value-type="float">
            <text:p>27</text:p>
          </table:table-cell>
          <table:table-cell table:style-name="ce17" table:formula="of:=LEFT([.C141];[.D141])" office:value-type="string" office:string-value="tabbedtoc-visibilityorder (" calcext:value-type="string">
            <text:p>tabbedtoc-visibilityorder (</text:p>
          </table:table-cell>
          <table:table-cell table:style-name="ce17" table:formula="of:=LEFT([.E141];LEN([.E141])-2)" office:value-type="string" office:string-value="tabbedtoc-visibilityorder" calcext:value-type="string">
            <text:p>tabbedtoc-visibilityorder</text:p>
          </table:table-cell>
          <table:table-cell/>
          <table:table-cell office:value-type="string" calcext:value-type="string">
            <text:p>si</text:p>
          </table:table-cell>
          <table:table-cell office:value-type="string" calcext:value-type="string">
            <text:p>no</text:p>
          </table:table-cell>
          <table:table-cell office:value-type="string" calcext:value-type="string">
            <text:p>FA02</text:p>
          </table:table-cell>
          <table:table-cell/>
          <table:table-cell table:number-columns-repeated="2" office:value-type="string" calcext:value-type="string">
            <text:p>si</text:p>
          </table:table-cell>
          <table:table-cell table:number-columns-repeated="2"/>
          <table:table-cell table:style-name="ce62" office:value-type="string" calcext:value-type="string">
            <text:p>_fa_tabb</text:p>
          </table:table-cell>
          <table:table-cell table:formula="of:=IF([.S141]&lt;&gt;[.C141];&quot;X&quot;;&quot;&quot;)">
            <text:p/>
          </table:table-cell>
          <table:table-cell table:style-name="ce10" office:value-type="float" office:value="-2" calcext:value-type="float">
            <text:p>-2</text:p>
          </table:table-cell>
          <table:table-cell table:style-name="ce10" office:value-type="string" calcext:value-type="string">
            <text:p>tabbedtoc-visibilityorder (scripting.tabbedtoc)</text:p>
          </table:table-cell>
          <table:table-cell table:style-name="ce32" table:number-columns-repeated="3"/>
          <table:table-cell table:number-columns-repeated="1002"/>
        </table:table-row>
        <table:table-row table:style-name="ro5">
          <table:table-cell office:value-type="float" office:value="786" calcext:value-type="float">
            <text:p>786</text:p>
          </table:table-cell>
          <table:table-cell table:style-name="ce10" office:value-type="float" office:value="-2" calcext:value-type="float">
            <text:p>-2</text:p>
          </table:table-cell>
          <table:table-cell table:style-name="ce10" office:value-type="string" calcext:value-type="string">
            <text:p>tabbedtoc-selectionorder (scripting.tabbedtoc)</text:p>
          </table:table-cell>
          <table:table-cell table:style-name="ce17" table:formula="of:=SEARCH(&quot;(&quot;;[.C142])" office:value-type="float" office:value="26" calcext:value-type="float">
            <text:p>26</text:p>
          </table:table-cell>
          <table:table-cell table:style-name="ce17" table:formula="of:=LEFT([.C142];[.D142])" office:value-type="string" office:string-value="tabbedtoc-selectionorder (" calcext:value-type="string">
            <text:p>tabbedtoc-selectionorder (</text:p>
          </table:table-cell>
          <table:table-cell table:style-name="ce17" table:formula="of:=LEFT([.E142];LEN([.E142])-2)" office:value-type="string" office:string-value="tabbedtoc-selectionorder" calcext:value-type="string">
            <text:p>tabbedtoc-selectionorder</text:p>
          </table:table-cell>
          <table:table-cell/>
          <table:table-cell office:value-type="string" calcext:value-type="string">
            <text:p>si</text:p>
          </table:table-cell>
          <table:table-cell office:value-type="string" calcext:value-type="string">
            <text:p>no</text:p>
          </table:table-cell>
          <table:table-cell office:value-type="string" calcext:value-type="string">
            <text:p>FA03</text:p>
          </table:table-cell>
          <table:table-cell/>
          <table:table-cell table:number-columns-repeated="2" office:value-type="string" calcext:value-type="string">
            <text:p>si</text:p>
          </table:table-cell>
          <table:table-cell table:number-columns-repeated="2"/>
          <table:table-cell table:style-name="ce62" office:value-type="string" calcext:value-type="string">
            <text:p>_fa_tabb</text:p>
          </table:table-cell>
          <table:table-cell table:formula="of:=IF([.S142]&lt;&gt;[.C142];&quot;X&quot;;&quot;&quot;)">
            <text:p/>
          </table:table-cell>
          <table:table-cell table:style-name="ce10" office:value-type="float" office:value="-2" calcext:value-type="float">
            <text:p>-2</text:p>
          </table:table-cell>
          <table:table-cell table:style-name="ce10" office:value-type="string" calcext:value-type="string">
            <text:p>tabbedtoc-selectionorder (scripting.tabbedtoc)</text:p>
          </table:table-cell>
          <table:table-cell table:style-name="ce32" table:number-columns-repeated="3"/>
          <table:table-cell table:number-columns-repeated="1002"/>
        </table:table-row>
        <table:table-row table:style-name="ro5">
          <table:table-cell office:value-type="float" office:value="787" calcext:value-type="float">
            <text:p>787</text:p>
          </table:table-cell>
          <table:table-cell table:style-name="ce10" office:value-type="float" office:value="-2" calcext:value-type="float">
            <text:p>-2</text:p>
          </table:table-cell>
          <table:table-cell table:style-name="ce10" office:value-type="string" calcext:value-type="string">
            <text:p>tabbedtoc-sourceorder (scripting.tabbedtoc)</text:p>
          </table:table-cell>
          <table:table-cell table:style-name="ce17" table:formula="of:=SEARCH(&quot;(&quot;;[.C143])" office:value-type="float" office:value="23" calcext:value-type="float">
            <text:p>23</text:p>
          </table:table-cell>
          <table:table-cell table:style-name="ce17" table:formula="of:=LEFT([.C143];[.D143])" office:value-type="string" office:string-value="tabbedtoc-sourceorder (" calcext:value-type="string">
            <text:p>tabbedtoc-sourceorder (</text:p>
          </table:table-cell>
          <table:table-cell table:style-name="ce17" table:formula="of:=LEFT([.E143];LEN([.E143])-2)" office:value-type="string" office:string-value="tabbedtoc-sourceorder" calcext:value-type="string">
            <text:p>tabbedtoc-sourceorder</text:p>
          </table:table-cell>
          <table:table-cell/>
          <table:table-cell office:value-type="string" calcext:value-type="string">
            <text:p>si</text:p>
          </table:table-cell>
          <table:table-cell office:value-type="string" calcext:value-type="string">
            <text:p>no</text:p>
          </table:table-cell>
          <table:table-cell office:value-type="string" calcext:value-type="string">
            <text:p>FA04</text:p>
          </table:table-cell>
          <table:table-cell/>
          <table:table-cell table:number-columns-repeated="2" office:value-type="string" calcext:value-type="string">
            <text:p>si</text:p>
          </table:table-cell>
          <table:table-cell table:number-columns-repeated="2"/>
          <table:table-cell table:style-name="ce62" office:value-type="string" calcext:value-type="string">
            <text:p>_fa_tabb</text:p>
          </table:table-cell>
          <table:table-cell table:formula="of:=IF([.S143]&lt;&gt;[.C143];&quot;X&quot;;&quot;&quot;)">
            <text:p/>
          </table:table-cell>
          <table:table-cell table:style-name="ce10" office:value-type="float" office:value="-2" calcext:value-type="float">
            <text:p>-2</text:p>
          </table:table-cell>
          <table:table-cell table:style-name="ce10" office:value-type="string" calcext:value-type="string">
            <text:p>tabbedtoc-sourceorder (scripting.tabbedtoc)</text:p>
          </table:table-cell>
          <table:table-cell table:style-name="ce32" table:number-columns-repeated="3"/>
          <table:table-cell table:number-columns-repeated="1002"/>
        </table:table-row>
        <table:table-row table:style-name="ro3">
          <table:table-cell office:value-type="float" office:value="169" calcext:value-type="float">
            <text:p>169</text:p>
          </table:table-cell>
          <table:table-cell table:style-name="ce5" office:value-type="float" office:value="-2" calcext:value-type="float">
            <text:p>-2</text:p>
          </table:table-cell>
          <table:table-cell table:style-name="ce17" office:value-type="string" calcext:value-type="string">
            <text:p>tools-field-calculator-tool (scripting.field-calculator-tool)</text:p>
          </table:table-cell>
          <table:table-cell table:style-name="ce17" table:formula="of:=SEARCH(&quot;(&quot;;[.C144])" office:value-type="float" office:value="29" calcext:value-type="float">
            <text:p>29</text:p>
          </table:table-cell>
          <table:table-cell table:style-name="ce17" table:formula="of:=LEFT([.C144];[.D144])" office:value-type="string" office:string-value="tools-field-calculator-tool (" calcext:value-type="string">
            <text:p>tools-field-calculator-tool (</text:p>
          </table:table-cell>
          <table:table-cell table:style-name="ce17" table:formula="of:=LEFT([.E144];LEN([.E144])-2)" office:value-type="string" office:string-value="tools-field-calculator-tool" calcext:value-type="string">
            <text:p>tools-field-calculator-tool</text:p>
          </table:table-cell>
          <table:table-cell table:number-columns-repeated="3" office:value-type="string" calcext:value-type="string">
            <text:p>si</text:p>
          </table:table-cell>
          <table:table-cell office:value-type="string" calcext:value-type="string">
            <text:p>G01</text:p>
          </table:table-cell>
          <table:table-cell office:value-type="float" office:value="1" calcext:value-type="float">
            <text:p>1</text:p>
          </table:table-cell>
          <table:table-cell table:number-columns-repeated="3" office:value-type="string" calcext:value-type="string">
            <text:p>si</text:p>
          </table:table-cell>
          <table:table-cell/>
          <table:table-cell office:value-type="string" calcext:value-type="string">
            <text:p>g_tablas</text:p>
          </table:table-cell>
          <table:table-cell table:formula="of:=IF([.S144]&lt;&gt;[.C144];&quot;X&quot;;&quot;&quot;)">
            <text:p/>
          </table:table-cell>
          <table:table-cell table:style-name="ce10" office:value-type="float" office:value="-2" calcext:value-type="float">
            <text:p>-2</text:p>
          </table:table-cell>
          <table:table-cell table:style-name="ce10" office:value-type="string" calcext:value-type="string">
            <text:p>tools-field-calculator-tool (scripting.field-calculator-tool)</text:p>
          </table:table-cell>
          <table:table-cell table:style-name="ce32" table:number-columns-repeated="3"/>
          <table:table-cell table:number-columns-repeated="1002"/>
        </table:table-row>
        <table:table-row table:style-name="ro6">
          <table:table-cell office:value-type="float" office:value="921" calcext:value-type="float">
            <text:p>921</text:p>
          </table:table-cell>
          <table:table-cell table:style-name="ce5"/>
          <table:table-cell table:style-name="ce17" office:value-type="string" calcext:value-type="string">
            <text:p>action</text:p>
          </table:table-cell>
          <table:table-cell table:style-name="ce17"/>
          <table:table-cell table:style-name="ce17" table:formula="of:=LEFT([.C145];[.D145])">
            <text:p/>
          </table:table-cell>
          <table:table-cell table:style-name="ce34" office:value-type="string" calcext:value-type="string">
            <text:p>table-expression-field</text:p>
          </table:table-cell>
          <table:table-cell/>
          <table:table-cell office:value-type="string" calcext:value-type="string">
            <text:p>si</text:p>
          </table:table-cell>
          <table:table-cell office:value-type="string" calcext:value-type="string">
            <text:p>no</text:p>
          </table:table-cell>
          <table:table-cell office:value-type="string" calcext:value-type="string">
            <text:p>G01</text:p>
          </table:table-cell>
          <table:table-cell table:style-name="ce34"/>
          <table:table-cell table:number-columns-repeated="3" office:value-type="string" calcext:value-type="string">
            <text:p>si</text:p>
          </table:table-cell>
          <table:table-cell/>
          <table:table-cell office:value-type="string" calcext:value-type="string">
            <text:p>k_consultas</text:p>
          </table:table-cell>
          <table:table-cell table:formula="of:=IF([.S145]&lt;&gt;[.C146];&quot;X&quot;;&quot;&quot;)" office:value-type="string" office:string-value="X" calcext:value-type="string">
            <text:p>X</text:p>
          </table:table-cell>
          <table:table-cell table:style-name="ce10"/>
          <table:table-cell table:style-name="ce10" office:value-type="string" calcext:value-type="string">
            <text:p>broken</text:p>
          </table:table-cell>
          <table:table-cell table:style-name="ce10" office:value-type="string" calcext:value-type="string">
            <text:p>bullseye</text:p>
          </table:table-cell>
          <table:table-cell table:style-name="ce32" table:number-columns-repeated="2"/>
          <table:table-cell table:number-columns-repeated="1002"/>
        </table:table-row>
        <table:table-row table:style-name="ro3">
          <table:table-cell office:value-type="float" office:value="150" calcext:value-type="float">
            <text:p>150</text:p>
          </table:table-cell>
          <table:table-cell table:style-name="ce5"/>
          <table:table-cell table:style-name="ce17" office:value-type="string" calcext:value-type="string">
            <text:p>table-create-join (org.gvsig.daltransform.app.join)</text:p>
          </table:table-cell>
          <table:table-cell table:style-name="ce17" table:formula="of:=SEARCH(&quot;(&quot;;[.C146])" office:value-type="float" office:value="19" calcext:value-type="float">
            <text:p>19</text:p>
          </table:table-cell>
          <table:table-cell table:style-name="ce17" table:formula="of:=LEFT([.C146];[.D146])" office:value-type="string" office:string-value="table-create-join (" calcext:value-type="string">
            <text:p>table-create-join (</text:p>
          </table:table-cell>
          <table:table-cell table:style-name="ce17" table:formula="of:=LEFT([.E146];LEN([.E146])-2)" office:value-type="string" office:string-value="table-create-join" calcext:value-type="string">
            <text:p>table-create-join</text:p>
          </table:table-cell>
          <table:table-cell/>
          <table:table-cell office:value-type="string" calcext:value-type="string">
            <text:p>si</text:p>
          </table:table-cell>
          <table:table-cell office:value-type="string" calcext:value-type="string">
            <text:p>no</text:p>
          </table:table-cell>
          <table:table-cell office:value-type="string" calcext:value-type="string">
            <text:p>G02</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46]&lt;&gt;[.C146];&quot;X&quot;;&quot;&quot;)">
            <text:p/>
          </table:table-cell>
          <table:table-cell table:style-name="ce10"/>
          <table:table-cell table:style-name="ce10" office:value-type="string" calcext:value-type="string">
            <text:p>table-create-join (org.gvsig.daltransform.app.join)</text:p>
          </table:table-cell>
          <table:table-cell table:style-name="ce32" table:number-columns-repeated="3"/>
          <table:table-cell table:number-columns-repeated="1002"/>
        </table:table-row>
        <table:table-row table:style-name="ro3">
          <table:table-cell office:value-type="float" office:value="158" calcext:value-type="float">
            <text:p>158</text:p>
          </table:table-cell>
          <table:table-cell table:style-name="ce5"/>
          <table:table-cell table:style-name="ce17" office:value-type="string" calcext:value-type="string">
            <text:p>table-remove-join (org.gvsig.daltransform.app.join)</text:p>
          </table:table-cell>
          <table:table-cell table:style-name="ce17" table:formula="of:=SEARCH(&quot;(&quot;;[.C147])" office:value-type="float" office:value="19" calcext:value-type="float">
            <text:p>19</text:p>
          </table:table-cell>
          <table:table-cell table:style-name="ce17" table:formula="of:=LEFT([.C147];[.D147])" office:value-type="string" office:string-value="table-remove-join (" calcext:value-type="string">
            <text:p>table-remove-join (</text:p>
          </table:table-cell>
          <table:table-cell table:style-name="ce17" table:formula="of:=LEFT([.E147];LEN([.E147])-2)" office:value-type="string" office:string-value="table-remove-join" calcext:value-type="string">
            <text:p>table-remove-join</text:p>
          </table:table-cell>
          <table:table-cell/>
          <table:table-cell office:value-type="string" calcext:value-type="string">
            <text:p>si</text:p>
          </table:table-cell>
          <table:table-cell office:value-type="string" calcext:value-type="string">
            <text:p>no</text:p>
          </table:table-cell>
          <table:table-cell office:value-type="string" calcext:value-type="string">
            <text:p>G03</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47]&lt;&gt;[.C147];&quot;X&quot;;&quot;&quot;)">
            <text:p/>
          </table:table-cell>
          <table:table-cell table:style-name="ce10"/>
          <table:table-cell table:style-name="ce10" office:value-type="string" calcext:value-type="string">
            <text:p>table-remove-join (org.gvsig.daltransform.app.join)</text:p>
          </table:table-cell>
          <table:table-cell table:style-name="ce32" table:number-columns-repeated="3"/>
          <table:table-cell table:number-columns-repeated="1002"/>
        </table:table-row>
        <table:table-row table:style-name="ro4">
          <table:table-cell office:value-type="float" office:value="151" calcext:value-type="float">
            <text:p>151</text:p>
          </table:table-cell>
          <table:table-cell table:style-name="ce5"/>
          <table:table-cell table:style-name="ce17" office:value-type="string" calcext:value-type="string">
            <text:p>table-create-link (org.gvsig.app.document.table.app.mainplugin)</text:p>
          </table:table-cell>
          <table:table-cell table:style-name="ce17" table:formula="of:=SEARCH(&quot;(&quot;;[.C148])" office:value-type="float" office:value="19" calcext:value-type="float">
            <text:p>19</text:p>
          </table:table-cell>
          <table:table-cell table:style-name="ce17" table:formula="of:=LEFT([.C148];[.D148])" office:value-type="string" office:string-value="table-create-link (" calcext:value-type="string">
            <text:p>table-create-link (</text:p>
          </table:table-cell>
          <table:table-cell table:style-name="ce17" table:formula="of:=LEFT([.E148];LEN([.E148])-2)" office:value-type="string" office:string-value="table-create-link" calcext:value-type="string">
            <text:p>table-create-link</text:p>
          </table:table-cell>
          <table:table-cell/>
          <table:table-cell office:value-type="string" calcext:value-type="string">
            <text:p>si</text:p>
          </table:table-cell>
          <table:table-cell office:value-type="string" calcext:value-type="string">
            <text:p>no</text:p>
          </table:table-cell>
          <table:table-cell office:value-type="string" calcext:value-type="string">
            <text:p>G04</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48]&lt;&gt;[.C148];&quot;X&quot;;&quot;&quot;)">
            <text:p/>
          </table:table-cell>
          <table:table-cell table:style-name="ce10"/>
          <table:table-cell table:style-name="ce10" office:value-type="string" calcext:value-type="string">
            <text:p>table-create-link (org.gvsig.app.document.table.app.mainplugin)</text:p>
          </table:table-cell>
          <table:table-cell table:style-name="ce32" table:number-columns-repeated="3"/>
          <table:table-cell table:number-columns-repeated="1002"/>
        </table:table-row>
        <table:table-row table:style-name="ro4">
          <table:table-cell office:value-type="float" office:value="159" calcext:value-type="float">
            <text:p>159</text:p>
          </table:table-cell>
          <table:table-cell table:style-name="ce5"/>
          <table:table-cell table:style-name="ce17" office:value-type="string" calcext:value-type="string">
            <text:p>table-remove-link (org.gvsig.app.document.table.app.mainplugin)</text:p>
          </table:table-cell>
          <table:table-cell table:style-name="ce17" table:formula="of:=SEARCH(&quot;(&quot;;[.C149])" office:value-type="float" office:value="19" calcext:value-type="float">
            <text:p>19</text:p>
          </table:table-cell>
          <table:table-cell table:style-name="ce17" table:formula="of:=LEFT([.C149];[.D149])" office:value-type="string" office:string-value="table-remove-link (" calcext:value-type="string">
            <text:p>table-remove-link (</text:p>
          </table:table-cell>
          <table:table-cell table:style-name="ce17" table:formula="of:=LEFT([.E149];LEN([.E149])-2)" office:value-type="string" office:string-value="table-remove-link" calcext:value-type="string">
            <text:p>table-remove-link</text:p>
          </table:table-cell>
          <table:table-cell/>
          <table:table-cell office:value-type="string" calcext:value-type="string">
            <text:p>si</text:p>
          </table:table-cell>
          <table:table-cell office:value-type="string" calcext:value-type="string">
            <text:p>no</text:p>
          </table:table-cell>
          <table:table-cell office:value-type="string" calcext:value-type="string">
            <text:p>G05</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49]&lt;&gt;[.C149];&quot;X&quot;;&quot;&quot;)">
            <text:p/>
          </table:table-cell>
          <table:table-cell table:style-name="ce10"/>
          <table:table-cell table:style-name="ce10" office:value-type="string" calcext:value-type="string">
            <text:p>table-remove-link (org.gvsig.app.document.table.app.mainplugin)</text:p>
          </table:table-cell>
          <table:table-cell table:style-name="ce32" table:number-columns-repeated="3"/>
          <table:table-cell table:number-columns-repeated="1002"/>
        </table:table-row>
        <table:table-row table:style-name="ro4">
          <table:table-cell office:value-type="float" office:value="144" calcext:value-type="float">
            <text:p>144</text:p>
          </table:table-cell>
          <table:table-cell table:style-name="ce5"/>
          <table:table-cell table:style-name="ce17" office:value-type="string" calcext:value-type="string">
            <text:p>table-add-area (org.gvsig.geometrymeasurement.app.mainplugin)</text:p>
          </table:table-cell>
          <table:table-cell table:style-name="ce17" table:formula="of:=SEARCH(&quot;(&quot;;[.C150])" office:value-type="float" office:value="16" calcext:value-type="float">
            <text:p>16</text:p>
          </table:table-cell>
          <table:table-cell table:style-name="ce17" table:formula="of:=LEFT([.C150];[.D150])" office:value-type="string" office:string-value="table-add-area (" calcext:value-type="string">
            <text:p>table-add-area (</text:p>
          </table:table-cell>
          <table:table-cell table:style-name="ce17" table:formula="of:=LEFT([.E150];LEN([.E150])-2)" office:value-type="string" office:string-value="table-add-area" calcext:value-type="string">
            <text:p>table-add-area</text:p>
          </table:table-cell>
          <table:table-cell/>
          <table:table-cell office:value-type="string" calcext:value-type="string">
            <text:p>si</text:p>
          </table:table-cell>
          <table:table-cell office:value-type="string" calcext:value-type="string">
            <text:p>no</text:p>
          </table:table-cell>
          <table:table-cell office:value-type="string" calcext:value-type="string">
            <text:p>G06</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50]&lt;&gt;[.C150];&quot;X&quot;;&quot;&quot;)">
            <text:p/>
          </table:table-cell>
          <table:table-cell table:style-name="ce10"/>
          <table:table-cell table:style-name="ce10" office:value-type="string" calcext:value-type="string">
            <text:p>table-add-area (org.gvsig.geometrymeasurement.app.mainplugin)</text:p>
          </table:table-cell>
          <table:table-cell table:style-name="ce32" table:number-columns-repeated="3"/>
          <table:table-cell table:number-columns-repeated="1002"/>
        </table:table-row>
        <table:table-row table:style-name="ro4">
          <table:table-cell office:value-type="float" office:value="146" calcext:value-type="float">
            <text:p>146</text:p>
          </table:table-cell>
          <table:table-cell table:style-name="ce5"/>
          <table:table-cell table:style-name="ce17" office:value-type="string" calcext:value-type="string">
            <text:p>table-add-perimeter (org.gvsig.geometrymeasurement.app.mainplugin)</text:p>
          </table:table-cell>
          <table:table-cell table:style-name="ce17" table:formula="of:=SEARCH(&quot;(&quot;;[.C151])" office:value-type="float" office:value="21" calcext:value-type="float">
            <text:p>21</text:p>
          </table:table-cell>
          <table:table-cell table:style-name="ce17" table:formula="of:=LEFT([.C151];[.D151])" office:value-type="string" office:string-value="table-add-perimeter (" calcext:value-type="string">
            <text:p>table-add-perimeter (</text:p>
          </table:table-cell>
          <table:table-cell table:style-name="ce17" table:formula="of:=LEFT([.E151];LEN([.E151])-2)" office:value-type="string" office:string-value="table-add-perimeter" calcext:value-type="string">
            <text:p>table-add-perimeter</text:p>
          </table:table-cell>
          <table:table-cell/>
          <table:table-cell office:value-type="string" calcext:value-type="string">
            <text:p>si</text:p>
          </table:table-cell>
          <table:table-cell office:value-type="string" calcext:value-type="string">
            <text:p>no</text:p>
          </table:table-cell>
          <table:table-cell office:value-type="string" calcext:value-type="string">
            <text:p>G07</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51]&lt;&gt;[.C151];&quot;X&quot;;&quot;&quot;)">
            <text:p/>
          </table:table-cell>
          <table:table-cell table:style-name="ce10"/>
          <table:table-cell table:style-name="ce10" office:value-type="string" calcext:value-type="string">
            <text:p>table-add-perimeter (org.gvsig.geometrymeasurement.app.mainplugin)</text:p>
          </table:table-cell>
          <table:table-cell table:style-name="ce32" table:number-columns-repeated="3"/>
          <table:table-cell table:number-columns-repeated="1002"/>
        </table:table-row>
        <table:table-row table:style-name="ro4">
          <table:table-cell office:value-type="float" office:value="148" calcext:value-type="float">
            <text:p>148</text:p>
          </table:table-cell>
          <table:table-cell table:style-name="ce5"/>
          <table:table-cell table:style-name="ce17" office:value-type="string" calcext:value-type="string">
            <text:p>table-add-xy (org.gvsig.geometrymeasurement.app.mainplugin)</text:p>
          </table:table-cell>
          <table:table-cell table:style-name="ce17" table:formula="of:=SEARCH(&quot;(&quot;;[.C152])" office:value-type="float" office:value="14" calcext:value-type="float">
            <text:p>14</text:p>
          </table:table-cell>
          <table:table-cell table:style-name="ce17" table:formula="of:=LEFT([.C152];[.D152])" office:value-type="string" office:string-value="table-add-xy (" calcext:value-type="string">
            <text:p>table-add-xy (</text:p>
          </table:table-cell>
          <table:table-cell table:style-name="ce17" table:formula="of:=LEFT([.E152];LEN([.E152])-2)" office:value-type="string" office:string-value="table-add-xy" calcext:value-type="string">
            <text:p>table-add-xy</text:p>
          </table:table-cell>
          <table:table-cell/>
          <table:table-cell office:value-type="string" calcext:value-type="string">
            <text:p>si</text:p>
          </table:table-cell>
          <table:table-cell office:value-type="string" calcext:value-type="string">
            <text:p>no</text:p>
          </table:table-cell>
          <table:table-cell office:value-type="string" calcext:value-type="string">
            <text:p>G08</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52]&lt;&gt;[.C152];&quot;X&quot;;&quot;&quot;)">
            <text:p/>
          </table:table-cell>
          <table:table-cell table:style-name="ce10"/>
          <table:table-cell table:style-name="ce10" office:value-type="string" calcext:value-type="string">
            <text:p>table-add-xy (org.gvsig.geometrymeasurement.app.mainplugin)</text:p>
          </table:table-cell>
          <table:table-cell table:style-name="ce32" table:number-columns-repeated="3"/>
          <table:table-cell table:number-columns-repeated="1002"/>
        </table:table-row>
        <table:table-row table:style-name="ro4">
          <table:table-cell office:value-type="float" office:value="16" calcext:value-type="float">
            <text:p>16</text:p>
          </table:table-cell>
          <table:table-cell table:style-name="ce5"/>
          <table:table-cell table:style-name="ce17" office:value-type="string" calcext:value-type="string">
            <text:p>application-print (org.gvsig.app.document.layout2.app.mainplugin)</text:p>
          </table:table-cell>
          <table:table-cell table:style-name="ce17" table:formula="of:=SEARCH(&quot;(&quot;;[.C153])" office:value-type="float" office:value="19" calcext:value-type="float">
            <text:p>19</text:p>
          </table:table-cell>
          <table:table-cell table:style-name="ce17" table:formula="of:=LEFT([.C153];[.D153])" office:value-type="string" office:string-value="application-print (" calcext:value-type="string">
            <text:p>application-print (</text:p>
          </table:table-cell>
          <table:table-cell table:style-name="ce17" table:formula="of:=LEFT([.E153];LEN([.E153])-2)" office:value-type="string" office:string-value="application-print" calcext:value-type="string">
            <text:p>application-print</text:p>
          </table:table-cell>
          <table:table-cell/>
          <table:table-cell office:value-type="string" calcext:value-type="string">
            <text:p>si</text:p>
          </table:table-cell>
          <table:table-cell office:value-type="string" calcext:value-type="string">
            <text:p>no</text:p>
          </table:table-cell>
          <table:table-cell office:value-type="string" calcext:value-type="string">
            <text:p>G09</text:p>
          </table:table-cell>
          <table:table-cell/>
          <table:table-cell table:number-columns-repeated="3" office:value-type="string" calcext:value-type="string">
            <text:p>si</text:p>
          </table:table-cell>
          <table:table-cell/>
          <table:table-cell office:value-type="string" calcext:value-type="string">
            <text:p>g_tabla</text:p>
          </table:table-cell>
          <table:table-cell table:formula="of:=IF([.S153]&lt;&gt;[.C153];&quot;X&quot;;&quot;&quot;)">
            <text:p/>
          </table:table-cell>
          <table:table-cell table:style-name="ce10"/>
          <table:table-cell table:style-name="ce10" office:value-type="string" calcext:value-type="string">
            <text:p>application-print (org.gvsig.app.document.layout2.app.mainplugin)</text:p>
          </table:table-cell>
          <table:table-cell table:style-name="ce32" table:number-columns-repeated="3"/>
          <table:table-cell table:number-columns-repeated="1002"/>
        </table:table-row>
        <table:table-row table:style-name="ro4">
          <table:table-cell office:value-type="float" office:value="23" calcext:value-type="float">
            <text:p>23</text:p>
          </table:table-cell>
          <table:table-cell table:style-name="ce5"/>
          <table:table-cell table:style-name="ce29" office:value-type="string" calcext:value-type="string">
            <text:p>document-print (org.gvsig.app.document.table.app.mainplugin)</text:p>
          </table:table-cell>
          <table:table-cell table:style-name="ce17" table:formula="of:=SEARCH(&quot;(&quot;;[.C154])" office:value-type="float" office:value="16" calcext:value-type="float">
            <text:p>16</text:p>
          </table:table-cell>
          <table:table-cell table:style-name="ce17" table:formula="of:=LEFT([.C154];[.D154])" office:value-type="string" office:string-value="document-print (" calcext:value-type="string">
            <text:p>document-print (</text:p>
          </table:table-cell>
          <table:table-cell table:style-name="ce17" table:formula="of:=LEFT([.E154];LEN([.E154])-2)" office:value-type="string" office:string-value="document-print" calcext:value-type="string">
            <text:p>document-print</text:p>
          </table:table-cell>
          <table:table-cell/>
          <table:table-cell office:value-type="string" calcext:value-type="string">
            <text:p>si</text:p>
          </table:table-cell>
          <table:table-cell office:value-type="string" calcext:value-type="string">
            <text:p>no</text:p>
          </table:table-cell>
          <table:table-cell office:value-type="string" calcext:value-type="string">
            <text:p>G09</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54]&lt;&gt;[.C154];&quot;X&quot;;&quot;&quot;)">
            <text:p/>
          </table:table-cell>
          <table:table-cell table:style-name="ce10"/>
          <table:table-cell table:style-name="ce68" office:value-type="string" calcext:value-type="string">
            <text:p>document-print (org.gvsig.app.document.table.app.mainplugin)</text:p>
          </table:table-cell>
          <table:table-cell table:style-name="ce32" table:number-columns-repeated="3"/>
          <table:table-cell table:number-columns-repeated="1002"/>
        </table:table-row>
        <table:table-row table:style-name="ro4">
          <table:table-cell office:value-type="float" office:value="163" calcext:value-type="float">
            <text:p>163</text:p>
          </table:table-cell>
          <table:table-cell table:style-name="ce5"/>
          <table:table-cell table:style-name="ce17" office:value-type="string" calcext:value-type="string">
            <text:p>table-start-editing (org.gvsig.app.document.table.app.mainplugin)</text:p>
          </table:table-cell>
          <table:table-cell table:style-name="ce17" table:formula="of:=SEARCH(&quot;(&quot;;[.C155])" office:value-type="float" office:value="21" calcext:value-type="float">
            <text:p>21</text:p>
          </table:table-cell>
          <table:table-cell table:style-name="ce17" table:formula="of:=LEFT([.C155];[.D155])" office:value-type="string" office:string-value="table-start-editing (" calcext:value-type="string">
            <text:p>table-start-editing (</text:p>
          </table:table-cell>
          <table:table-cell table:style-name="ce17" table:formula="of:=LEFT([.E155];LEN([.E155])-2)" office:value-type="string" office:string-value="table-start-editing" calcext:value-type="string">
            <text:p>table-start-editing</text:p>
          </table:table-cell>
          <table:table-cell/>
          <table:table-cell office:value-type="string" calcext:value-type="string">
            <text:p>si</text:p>
          </table:table-cell>
          <table:table-cell office:value-type="string" calcext:value-type="string">
            <text:p>no</text:p>
          </table:table-cell>
          <table:table-cell office:value-type="string" calcext:value-type="string">
            <text:p>G10</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55]&lt;&gt;[.C155];&quot;X&quot;;&quot;&quot;)">
            <text:p/>
          </table:table-cell>
          <table:table-cell table:style-name="ce10"/>
          <table:table-cell table:style-name="ce10" office:value-type="string" calcext:value-type="string">
            <text:p>table-start-editing (org.gvsig.app.document.table.app.mainplugin)</text:p>
          </table:table-cell>
          <table:table-cell table:style-name="ce32" table:number-columns-repeated="3"/>
          <table:table-cell/>
          <table:table-cell table:style-name="ce71"/>
          <table:table-cell table:number-columns-repeated="1000"/>
        </table:table-row>
        <table:table-row table:style-name="ro4">
          <table:table-cell office:value-type="float" office:value="165" calcext:value-type="float">
            <text:p>165</text:p>
          </table:table-cell>
          <table:table-cell table:style-name="ce5"/>
          <table:table-cell table:style-name="ce17" office:value-type="string" calcext:value-type="string">
            <text:p>table-stop-editing (org.gvsig.app.document.table.app.mainplugin)</text:p>
          </table:table-cell>
          <table:table-cell table:style-name="ce17" table:formula="of:=SEARCH(&quot;(&quot;;[.C156])" office:value-type="float" office:value="20" calcext:value-type="float">
            <text:p>20</text:p>
          </table:table-cell>
          <table:table-cell table:style-name="ce17" table:formula="of:=LEFT([.C156];[.D156])" office:value-type="string" office:string-value="table-stop-editing (" calcext:value-type="string">
            <text:p>table-stop-editing (</text:p>
          </table:table-cell>
          <table:table-cell table:style-name="ce17" table:formula="of:=LEFT([.E156];LEN([.E156])-2)" office:value-type="string" office:string-value="table-stop-editing" calcext:value-type="string">
            <text:p>table-stop-editing</text:p>
          </table:table-cell>
          <table:table-cell/>
          <table:table-cell office:value-type="string" calcext:value-type="string">
            <text:p>si</text:p>
          </table:table-cell>
          <table:table-cell office:value-type="string" calcext:value-type="string">
            <text:p>no</text:p>
          </table:table-cell>
          <table:table-cell office:value-type="string" calcext:value-type="string">
            <text:p>G11</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56]&lt;&gt;[.C156];&quot;X&quot;;&quot;&quot;)">
            <text:p/>
          </table:table-cell>
          <table:table-cell table:style-name="ce10"/>
          <table:table-cell table:style-name="ce10" office:value-type="string" calcext:value-type="string">
            <text:p>table-stop-editing (org.gvsig.app.document.table.app.mainplugin)</text:p>
          </table:table-cell>
          <table:table-cell table:style-name="ce32" table:number-columns-repeated="3"/>
          <table:table-cell table:number-columns-repeated="1002"/>
        </table:table-row>
        <table:table-row table:style-name="ro4">
          <table:table-cell office:value-type="float" office:value="147" calcext:value-type="float">
            <text:p>147</text:p>
          </table:table-cell>
          <table:table-cell table:style-name="ce5"/>
          <table:table-cell table:style-name="ce17" office:value-type="string" calcext:value-type="string">
            <text:p>table-add-row (org.gvsig.app.document.table.app.mainplugin)</text:p>
          </table:table-cell>
          <table:table-cell table:style-name="ce17" table:formula="of:=SEARCH(&quot;(&quot;;[.C157])" office:value-type="float" office:value="15" calcext:value-type="float">
            <text:p>15</text:p>
          </table:table-cell>
          <table:table-cell table:style-name="ce17" table:formula="of:=LEFT([.C157];[.D157])" office:value-type="string" office:string-value="table-add-row (" calcext:value-type="string">
            <text:p>table-add-row (</text:p>
          </table:table-cell>
          <table:table-cell table:style-name="ce17" table:formula="of:=LEFT([.E157];LEN([.E157])-2)" office:value-type="string" office:string-value="table-add-row" calcext:value-type="string">
            <text:p>table-add-row</text:p>
          </table:table-cell>
          <table:table-cell/>
          <table:table-cell office:value-type="string" calcext:value-type="string">
            <text:p>si</text:p>
          </table:table-cell>
          <table:table-cell office:value-type="string" calcext:value-type="string">
            <text:p>no</text:p>
          </table:table-cell>
          <table:table-cell office:value-type="string" calcext:value-type="string">
            <text:p>G12</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57]&lt;&gt;[.C157];&quot;X&quot;;&quot;&quot;)">
            <text:p/>
          </table:table-cell>
          <table:table-cell table:style-name="ce10"/>
          <table:table-cell table:style-name="ce10" office:value-type="string" calcext:value-type="string">
            <text:p>table-add-row (org.gvsig.app.document.table.app.mainplugin)</text:p>
          </table:table-cell>
          <table:table-cell table:style-name="ce32" table:number-columns-repeated="3"/>
          <table:table-cell table:number-columns-repeated="1002"/>
        </table:table-row>
        <table:table-row table:style-name="ro4">
          <table:table-cell office:value-type="float" office:value="145" calcext:value-type="float">
            <text:p>145</text:p>
          </table:table-cell>
          <table:table-cell table:style-name="ce5"/>
          <table:table-cell table:style-name="ce17" office:value-type="string" calcext:value-type="string">
            <text:p>table-add-column (org.gvsig.app.document.table.app.mainplugin)</text:p>
          </table:table-cell>
          <table:table-cell table:style-name="ce17" table:formula="of:=SEARCH(&quot;(&quot;;[.C158])" office:value-type="float" office:value="18" calcext:value-type="float">
            <text:p>18</text:p>
          </table:table-cell>
          <table:table-cell table:style-name="ce17" table:formula="of:=LEFT([.C158];[.D158])" office:value-type="string" office:string-value="table-add-column (" calcext:value-type="string">
            <text:p>table-add-column (</text:p>
          </table:table-cell>
          <table:table-cell table:style-name="ce17" table:formula="of:=LEFT([.E158];LEN([.E158])-2)" office:value-type="string" office:string-value="table-add-column" calcext:value-type="string">
            <text:p>table-add-column</text:p>
          </table:table-cell>
          <table:table-cell/>
          <table:table-cell office:value-type="string" calcext:value-type="string">
            <text:p>si</text:p>
          </table:table-cell>
          <table:table-cell office:value-type="string" calcext:value-type="string">
            <text:p>no</text:p>
          </table:table-cell>
          <table:table-cell office:value-type="string" calcext:value-type="string">
            <text:p>G13</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58]&lt;&gt;[.C158];&quot;X&quot;;&quot;&quot;)">
            <text:p/>
          </table:table-cell>
          <table:table-cell table:style-name="ce10"/>
          <table:table-cell table:style-name="ce10" office:value-type="string" calcext:value-type="string">
            <text:p>table-add-column (org.gvsig.app.document.table.app.mainplugin)</text:p>
          </table:table-cell>
          <table:table-cell table:style-name="ce32" table:number-columns-repeated="3"/>
          <table:table-cell table:number-columns-repeated="1002"/>
        </table:table-row>
        <table:table-row table:style-name="ro4">
          <table:table-cell office:value-type="float" office:value="157" calcext:value-type="float">
            <text:p>157</text:p>
          </table:table-cell>
          <table:table-cell table:style-name="ce5"/>
          <table:table-cell table:style-name="ce17" office:value-type="string" calcext:value-type="string">
            <text:p>table-remove-column (org.gvsig.app.document.table.app.mainplugin)</text:p>
          </table:table-cell>
          <table:table-cell table:style-name="ce17" table:formula="of:=SEARCH(&quot;(&quot;;[.C159])" office:value-type="float" office:value="21" calcext:value-type="float">
            <text:p>21</text:p>
          </table:table-cell>
          <table:table-cell table:style-name="ce17" table:formula="of:=LEFT([.C159];[.D159])" office:value-type="string" office:string-value="table-remove-column (" calcext:value-type="string">
            <text:p>table-remove-column (</text:p>
          </table:table-cell>
          <table:table-cell table:style-name="ce17" table:formula="of:=LEFT([.E159];LEN([.E159])-2)" office:value-type="string" office:string-value="table-remove-column" calcext:value-type="string">
            <text:p>table-remove-column</text:p>
          </table:table-cell>
          <table:table-cell/>
          <table:table-cell office:value-type="string" calcext:value-type="string">
            <text:p>si</text:p>
          </table:table-cell>
          <table:table-cell office:value-type="string" calcext:value-type="string">
            <text:p>no</text:p>
          </table:table-cell>
          <table:table-cell office:value-type="string" calcext:value-type="string">
            <text:p>G14</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59]&lt;&gt;[.C159];&quot;X&quot;;&quot;&quot;)">
            <text:p/>
          </table:table-cell>
          <table:table-cell table:style-name="ce10"/>
          <table:table-cell table:style-name="ce10" office:value-type="string" calcext:value-type="string">
            <text:p>table-remove-column (org.gvsig.app.document.table.app.mainplugin)</text:p>
          </table:table-cell>
          <table:table-cell table:style-name="ce32"/>
          <table:table-cell table:style-name="ce70" table:number-columns-repeated="2"/>
          <table:table-cell table:style-name="ce71"/>
          <table:table-cell table:number-columns-repeated="1001"/>
        </table:table-row>
        <table:table-row table:style-name="ro4">
          <table:table-cell office:value-type="float" office:value="161" calcext:value-type="float">
            <text:p>161</text:p>
          </table:table-cell>
          <table:table-cell table:style-name="ce5"/>
          <table:table-cell table:style-name="ce17" office:value-type="string" calcext:value-type="string">
            <text:p>table-rename-column (org.gvsig.app.document.table.app.mainplugin)</text:p>
          </table:table-cell>
          <table:table-cell table:style-name="ce17" table:formula="of:=SEARCH(&quot;(&quot;;[.C160])" office:value-type="float" office:value="21" calcext:value-type="float">
            <text:p>21</text:p>
          </table:table-cell>
          <table:table-cell table:style-name="ce17" table:formula="of:=LEFT([.C160];[.D160])" office:value-type="string" office:string-value="table-rename-column (" calcext:value-type="string">
            <text:p>table-rename-column (</text:p>
          </table:table-cell>
          <table:table-cell table:style-name="ce17" table:formula="of:=LEFT([.E160];LEN([.E160])-2)" office:value-type="string" office:string-value="table-rename-column" calcext:value-type="string">
            <text:p>table-rename-column</text:p>
          </table:table-cell>
          <table:table-cell/>
          <table:table-cell office:value-type="string" calcext:value-type="string">
            <text:p>si</text:p>
          </table:table-cell>
          <table:table-cell office:value-type="string" calcext:value-type="string">
            <text:p>no</text:p>
          </table:table-cell>
          <table:table-cell office:value-type="string" calcext:value-type="string">
            <text:p>G15</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60]&lt;&gt;[.C160];&quot;X&quot;;&quot;&quot;)">
            <text:p/>
          </table:table-cell>
          <table:table-cell table:style-name="ce10"/>
          <table:table-cell table:style-name="ce10" office:value-type="string" calcext:value-type="string">
            <text:p>table-rename-column (org.gvsig.app.document.table.app.mainplugin)</text:p>
          </table:table-cell>
          <table:table-cell table:style-name="ce32" table:number-columns-repeated="3"/>
          <table:table-cell table:number-columns-repeated="1002"/>
        </table:table-row>
        <table:table-row table:style-name="ro4">
          <table:table-cell office:value-type="float" office:value="160" calcext:value-type="float">
            <text:p>160</text:p>
          </table:table-cell>
          <table:table-cell table:style-name="ce5"/>
          <table:table-cell table:style-name="ce17" office:value-type="string" calcext:value-type="string">
            <text:p>table-remove-row (org.gvsig.app.document.table.app.mainplugin)</text:p>
          </table:table-cell>
          <table:table-cell table:style-name="ce17" table:formula="of:=SEARCH(&quot;(&quot;;[.C161])" office:value-type="float" office:value="18" calcext:value-type="float">
            <text:p>18</text:p>
          </table:table-cell>
          <table:table-cell table:style-name="ce17" table:formula="of:=LEFT([.C161];[.D161])" office:value-type="string" office:string-value="table-remove-row (" calcext:value-type="string">
            <text:p>table-remove-row (</text:p>
          </table:table-cell>
          <table:table-cell table:style-name="ce17" table:formula="of:=LEFT([.E161];LEN([.E161])-2)" office:value-type="string" office:string-value="table-remove-row" calcext:value-type="string">
            <text:p>table-remove-row</text:p>
          </table:table-cell>
          <table:table-cell/>
          <table:table-cell office:value-type="string" calcext:value-type="string">
            <text:p>si</text:p>
          </table:table-cell>
          <table:table-cell office:value-type="string" calcext:value-type="string">
            <text:p>no</text:p>
          </table:table-cell>
          <table:table-cell office:value-type="string" calcext:value-type="string">
            <text:p>G16</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61]&lt;&gt;[.C161];&quot;X&quot;;&quot;&quot;)">
            <text:p/>
          </table:table-cell>
          <table:table-cell table:style-name="ce10"/>
          <table:table-cell table:style-name="ce10" office:value-type="string" calcext:value-type="string">
            <text:p>table-remove-row (org.gvsig.app.document.table.app.mainplugin)</text:p>
          </table:table-cell>
          <table:table-cell table:style-name="ce32" table:number-columns-repeated="3"/>
          <table:table-cell table:number-columns-repeated="1002"/>
        </table:table-row>
        <table:table-row table:style-name="ro4">
          <table:table-cell office:value-type="float" office:value="149" calcext:value-type="float">
            <text:p>149</text:p>
          </table:table-cell>
          <table:table-cell table:style-name="ce5"/>
          <table:table-cell table:style-name="ce17" office:value-type="string" calcext:value-type="string">
            <text:p>table-column-manager (org.gvsig.app.document.table.app.mainplugin)</text:p>
          </table:table-cell>
          <table:table-cell table:style-name="ce17" table:formula="of:=SEARCH(&quot;(&quot;;[.C162])" office:value-type="float" office:value="22" calcext:value-type="float">
            <text:p>22</text:p>
          </table:table-cell>
          <table:table-cell table:style-name="ce17" table:formula="of:=LEFT([.C162];[.D162])" office:value-type="string" office:string-value="table-column-manager (" calcext:value-type="string">
            <text:p>table-column-manager (</text:p>
          </table:table-cell>
          <table:table-cell table:style-name="ce17" table:formula="of:=LEFT([.E162];LEN([.E162])-2)" office:value-type="string" office:string-value="table-column-manager" calcext:value-type="string">
            <text:p>table-column-manager</text:p>
          </table:table-cell>
          <table:table-cell/>
          <table:table-cell office:value-type="string" calcext:value-type="string">
            <text:p>si</text:p>
          </table:table-cell>
          <table:table-cell office:value-type="string" calcext:value-type="string">
            <text:p>no</text:p>
          </table:table-cell>
          <table:table-cell office:value-type="string" calcext:value-type="string">
            <text:p>G17</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62]&lt;&gt;[.C162];&quot;X&quot;;&quot;&quot;)">
            <text:p/>
          </table:table-cell>
          <table:table-cell table:style-name="ce10"/>
          <table:table-cell table:style-name="ce10" office:value-type="string" calcext:value-type="string">
            <text:p>table-column-manager (org.gvsig.app.document.table.app.mainplugin)</text:p>
          </table:table-cell>
          <table:table-cell table:style-name="ce32" table:number-columns-repeated="3"/>
          <table:table-cell table:number-columns-repeated="1002"/>
        </table:table-row>
        <table:table-row table:style-name="ro4">
          <table:table-cell office:value-type="float" office:value="155" calcext:value-type="float">
            <text:p>155</text:p>
          </table:table-cell>
          <table:table-cell table:style-name="ce5"/>
          <table:table-cell table:style-name="ce17" office:value-type="string" calcext:value-type="string">
            <text:p>table-order-asc (org.gvsig.app.document.table.app.mainplugin)</text:p>
          </table:table-cell>
          <table:table-cell table:style-name="ce17" table:formula="of:=SEARCH(&quot;(&quot;;[.C163])" office:value-type="float" office:value="17" calcext:value-type="float">
            <text:p>17</text:p>
          </table:table-cell>
          <table:table-cell table:style-name="ce17" table:formula="of:=LEFT([.C163];[.D163])" office:value-type="string" office:string-value="table-order-asc (" calcext:value-type="string">
            <text:p>table-order-asc (</text:p>
          </table:table-cell>
          <table:table-cell table:style-name="ce17" table:formula="of:=LEFT([.E163];LEN([.E163])-2)" office:value-type="string" office:string-value="table-order-asc" calcext:value-type="string">
            <text:p>table-order-asc</text:p>
          </table:table-cell>
          <table:table-cell/>
          <table:table-cell office:value-type="string" calcext:value-type="string">
            <text:p>si</text:p>
          </table:table-cell>
          <table:table-cell office:value-type="string" calcext:value-type="string">
            <text:p>no</text:p>
          </table:table-cell>
          <table:table-cell office:value-type="string" calcext:value-type="string">
            <text:p>G18</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63]&lt;&gt;[.C163];&quot;X&quot;;&quot;&quot;)">
            <text:p/>
          </table:table-cell>
          <table:table-cell table:style-name="ce10"/>
          <table:table-cell table:style-name="ce10" office:value-type="string" calcext:value-type="string">
            <text:p>table-order-asc (org.gvsig.app.document.table.app.mainplugin)</text:p>
          </table:table-cell>
          <table:table-cell table:style-name="ce32" table:number-columns-repeated="3"/>
          <table:table-cell table:number-columns-repeated="1002"/>
        </table:table-row>
        <table:table-row table:style-name="ro4">
          <table:table-cell office:value-type="float" office:value="156" calcext:value-type="float">
            <text:p>156</text:p>
          </table:table-cell>
          <table:table-cell table:style-name="ce5"/>
          <table:table-cell table:style-name="ce17" office:value-type="string" calcext:value-type="string">
            <text:p>table-order-desc (org.gvsig.app.document.table.app.mainplugin)</text:p>
          </table:table-cell>
          <table:table-cell table:style-name="ce17" table:formula="of:=SEARCH(&quot;(&quot;;[.C164])" office:value-type="float" office:value="18" calcext:value-type="float">
            <text:p>18</text:p>
          </table:table-cell>
          <table:table-cell table:style-name="ce17" table:formula="of:=LEFT([.C164];[.D164])" office:value-type="string" office:string-value="table-order-desc (" calcext:value-type="string">
            <text:p>table-order-desc (</text:p>
          </table:table-cell>
          <table:table-cell table:style-name="ce17" table:formula="of:=LEFT([.E164];LEN([.E164])-2)" office:value-type="string" office:string-value="table-order-desc" calcext:value-type="string">
            <text:p>table-order-desc</text:p>
          </table:table-cell>
          <table:table-cell/>
          <table:table-cell office:value-type="string" calcext:value-type="string">
            <text:p>si</text:p>
          </table:table-cell>
          <table:table-cell office:value-type="string" calcext:value-type="string">
            <text:p>no</text:p>
          </table:table-cell>
          <table:table-cell office:value-type="string" calcext:value-type="string">
            <text:p>G19</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64]&lt;&gt;[.C164];&quot;X&quot;;&quot;&quot;)">
            <text:p/>
          </table:table-cell>
          <table:table-cell table:style-name="ce10"/>
          <table:table-cell table:style-name="ce10" office:value-type="string" calcext:value-type="string">
            <text:p>table-order-desc (org.gvsig.app.document.table.app.mainplugin)</text:p>
          </table:table-cell>
          <table:table-cell table:style-name="ce32" table:number-columns-repeated="3"/>
          <table:table-cell table:number-columns-repeated="1002"/>
        </table:table-row>
        <table:table-row table:style-name="ro4">
          <table:table-cell office:value-type="float" office:value="127" calcext:value-type="float">
            <text:p>127</text:p>
          </table:table-cell>
          <table:table-cell table:style-name="ce5"/>
          <table:table-cell table:style-name="ce17" office:value-type="string" calcext:value-type="string">
            <text:p>selection-move-up (org.gvsig.app.document.table.app.mainplugin)</text:p>
          </table:table-cell>
          <table:table-cell table:style-name="ce17" table:formula="of:=SEARCH(&quot;(&quot;;[.C165])" office:value-type="float" office:value="19" calcext:value-type="float">
            <text:p>19</text:p>
          </table:table-cell>
          <table:table-cell table:style-name="ce17" table:formula="of:=LEFT([.C165];[.D165])" office:value-type="string" office:string-value="selection-move-up (" calcext:value-type="string">
            <text:p>selection-move-up (</text:p>
          </table:table-cell>
          <table:table-cell table:style-name="ce17" table:formula="of:=LEFT([.E165];LEN([.E165])-2)" office:value-type="string" office:string-value="selection-move-up" calcext:value-type="string">
            <text:p>selection-move-up</text:p>
          </table:table-cell>
          <table:table-cell/>
          <table:table-cell office:value-type="string" calcext:value-type="string">
            <text:p>si</text:p>
          </table:table-cell>
          <table:table-cell office:value-type="string" calcext:value-type="string">
            <text:p>no</text:p>
          </table:table-cell>
          <table:table-cell office:value-type="string" calcext:value-type="string">
            <text:p>G20</text:p>
          </table:table-cell>
          <table:table-cell/>
          <table:table-cell table:number-columns-repeated="3" office:value-type="string" calcext:value-type="string">
            <text:p>si</text:p>
          </table:table-cell>
          <table:table-cell/>
          <table:table-cell office:value-type="string" calcext:value-type="string">
            <text:p>g_tabla</text:p>
          </table:table-cell>
          <table:table-cell table:formula="of:=IF([.S165]&lt;&gt;[.C165];&quot;X&quot;;&quot;&quot;)">
            <text:p/>
          </table:table-cell>
          <table:table-cell table:style-name="ce10"/>
          <table:table-cell table:style-name="ce10" office:value-type="string" calcext:value-type="string">
            <text:p>selection-move-up (org.gvsig.app.document.table.app.mainplugin)</text:p>
          </table:table-cell>
          <table:table-cell table:style-name="ce32" table:number-columns-repeated="3"/>
          <table:table-cell table:number-columns-repeated="1002"/>
        </table:table-row>
        <table:table-row table:style-name="ro4">
          <table:table-cell office:value-type="float" office:value="125" calcext:value-type="float">
            <text:p>125</text:p>
          </table:table-cell>
          <table:table-cell table:style-name="ce5"/>
          <table:table-cell table:style-name="ce17" office:value-type="string" calcext:value-type="string">
            <text:p>selection-disable-move-up (org.gvsig.app.document.table.app.mainplugin)</text:p>
          </table:table-cell>
          <table:table-cell table:style-name="ce17" table:formula="of:=SEARCH(&quot;(&quot;;[.C166])" office:value-type="float" office:value="27" calcext:value-type="float">
            <text:p>27</text:p>
          </table:table-cell>
          <table:table-cell table:style-name="ce17" table:formula="of:=LEFT([.C166];[.D166])" office:value-type="string" office:string-value="selection-disable-move-up (" calcext:value-type="string">
            <text:p>selection-disable-move-up (</text:p>
          </table:table-cell>
          <table:table-cell table:style-name="ce17" table:formula="of:=LEFT([.E166];LEN([.E166])-2)" office:value-type="string" office:string-value="selection-disable-move-up" calcext:value-type="string">
            <text:p>selection-disable-move-up</text:p>
          </table:table-cell>
          <table:table-cell/>
          <table:table-cell office:value-type="string" calcext:value-type="string">
            <text:p>si</text:p>
          </table:table-cell>
          <table:table-cell office:value-type="string" calcext:value-type="string">
            <text:p>no</text:p>
          </table:table-cell>
          <table:table-cell office:value-type="string" calcext:value-type="string">
            <text:p>G21</text:p>
          </table:table-cell>
          <table:table-cell/>
          <table:table-cell table:number-columns-repeated="3" office:value-type="string" calcext:value-type="string">
            <text:p>si</text:p>
          </table:table-cell>
          <table:table-cell/>
          <table:table-cell office:value-type="string" calcext:value-type="string">
            <text:p>g_tabla</text:p>
          </table:table-cell>
          <table:table-cell table:formula="of:=IF([.S166]&lt;&gt;[.C166];&quot;X&quot;;&quot;&quot;)">
            <text:p/>
          </table:table-cell>
          <table:table-cell table:style-name="ce10"/>
          <table:table-cell table:style-name="ce10" office:value-type="string" calcext:value-type="string">
            <text:p>selection-disable-move-up (org.gvsig.app.document.table.app.mainplugin)</text:p>
          </table:table-cell>
          <table:table-cell table:style-name="ce32" table:number-columns-repeated="3"/>
          <table:table-cell table:number-columns-repeated="1002"/>
        </table:table-row>
        <table:table-row table:style-name="ro5">
          <table:table-cell office:value-type="float" office:value="28" calcext:value-type="float">
            <text:p>28</text:p>
          </table:table-cell>
          <table:table-cell table:style-name="ce5"/>
          <table:table-cell table:style-name="ce30" office:value-type="string" calcext:value-type="string">
            <text:p>edit-cut (org.gvsig.app.mainplugin)</text:p>
          </table:table-cell>
          <table:table-cell table:style-name="ce17" table:formula="of:=SEARCH(&quot;(&quot;;[.C167])" office:value-type="float" office:value="10" calcext:value-type="float">
            <text:p>10</text:p>
          </table:table-cell>
          <table:table-cell table:style-name="ce17" table:formula="of:=LEFT([.C167];[.D167])" office:value-type="string" office:string-value="edit-cut (" calcext:value-type="string">
            <text:p>edit-cut (</text:p>
          </table:table-cell>
          <table:table-cell table:style-name="ce17" table:formula="of:=LEFT([.E167];LEN([.E167])-2)" office:value-type="string" office:string-value="edit-cut" calcext:value-type="string">
            <text:p>edit-cut</text:p>
          </table:table-cell>
          <table:table-cell/>
          <table:table-cell office:value-type="string" calcext:value-type="string">
            <text:p>si</text:p>
          </table:table-cell>
          <table:table-cell office:value-type="string" calcext:value-type="string">
            <text:p>no</text:p>
          </table:table-cell>
          <table:table-cell office:value-type="string" calcext:value-type="string">
            <text:p>G22</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67]&lt;&gt;[.C167];&quot;X&quot;;&quot;&quot;)">
            <text:p/>
          </table:table-cell>
          <table:table-cell table:style-name="ce10"/>
          <table:table-cell table:style-name="ce69" office:value-type="string" calcext:value-type="string">
            <text:p>edit-cut (org.gvsig.app.mainplugin)</text:p>
          </table:table-cell>
          <table:table-cell table:style-name="ce32" table:number-columns-repeated="3"/>
          <table:table-cell table:number-columns-repeated="1002"/>
        </table:table-row>
        <table:table-row table:style-name="ro5">
          <table:table-cell office:value-type="float" office:value="32" calcext:value-type="float">
            <text:p>32</text:p>
          </table:table-cell>
          <table:table-cell table:style-name="ce5"/>
          <table:table-cell table:style-name="ce29" office:value-type="string" calcext:value-type="string">
            <text:p>edit-paste (org.gvsig.app.mainplugin)</text:p>
          </table:table-cell>
          <table:table-cell table:style-name="ce17" table:formula="of:=SEARCH(&quot;(&quot;;[.C168])" office:value-type="float" office:value="12" calcext:value-type="float">
            <text:p>12</text:p>
          </table:table-cell>
          <table:table-cell table:style-name="ce17" table:formula="of:=LEFT([.C168];[.D168])" office:value-type="string" office:string-value="edit-paste (" calcext:value-type="string">
            <text:p>edit-paste (</text:p>
          </table:table-cell>
          <table:table-cell table:style-name="ce17" table:formula="of:=LEFT([.E168];LEN([.E168])-2)" office:value-type="string" office:string-value="edit-paste" calcext:value-type="string">
            <text:p>edit-paste</text:p>
          </table:table-cell>
          <table:table-cell/>
          <table:table-cell office:value-type="string" calcext:value-type="string">
            <text:p>si</text:p>
          </table:table-cell>
          <table:table-cell office:value-type="string" calcext:value-type="string">
            <text:p>no</text:p>
          </table:table-cell>
          <table:table-cell office:value-type="string" calcext:value-type="string">
            <text:p>G23</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68]&lt;&gt;[.C168];&quot;X&quot;;&quot;&quot;)">
            <text:p/>
          </table:table-cell>
          <table:table-cell table:style-name="ce10"/>
          <table:table-cell table:style-name="ce68" office:value-type="string" calcext:value-type="string">
            <text:p>edit-paste (org.gvsig.app.mainplugin)</text:p>
          </table:table-cell>
          <table:table-cell table:style-name="ce32" table:number-columns-repeated="3"/>
          <table:table-cell table:number-columns-repeated="1002"/>
        </table:table-row>
        <table:table-row table:style-name="ro5">
          <table:table-cell office:value-type="float" office:value="27" calcext:value-type="float">
            <text:p>27</text:p>
          </table:table-cell>
          <table:table-cell table:style-name="ce5"/>
          <table:table-cell table:style-name="ce29" office:value-type="string" calcext:value-type="string">
            <text:p>edit-copy (org.gvsig.app.mainplugin)</text:p>
          </table:table-cell>
          <table:table-cell table:style-name="ce17" table:formula="of:=SEARCH(&quot;(&quot;;[.C169])" office:value-type="float" office:value="11" calcext:value-type="float">
            <text:p>11</text:p>
          </table:table-cell>
          <table:table-cell table:style-name="ce17" table:formula="of:=LEFT([.C169];[.D169])" office:value-type="string" office:string-value="edit-copy (" calcext:value-type="string">
            <text:p>edit-copy (</text:p>
          </table:table-cell>
          <table:table-cell table:style-name="ce17" table:formula="of:=LEFT([.E169];LEN([.E169])-2)" office:value-type="string" office:string-value="edit-copy" calcext:value-type="string">
            <text:p>edit-copy</text:p>
          </table:table-cell>
          <table:table-cell/>
          <table:table-cell office:value-type="string" calcext:value-type="string">
            <text:p>si</text:p>
          </table:table-cell>
          <table:table-cell office:value-type="string" calcext:value-type="string">
            <text:p>no</text:p>
          </table:table-cell>
          <table:table-cell office:value-type="string" calcext:value-type="string">
            <text:p>G24</text:p>
          </table:table-cell>
          <table:table-cell/>
          <table:table-cell table:number-columns-repeated="3" office:value-type="string" calcext:value-type="string">
            <text:p>si</text:p>
          </table:table-cell>
          <table:table-cell/>
          <table:table-cell office:value-type="string" calcext:value-type="string">
            <text:p>g_tablas</text:p>
          </table:table-cell>
          <table:table-cell table:formula="of:=IF([.S169]&lt;&gt;[.C169];&quot;X&quot;;&quot;&quot;)">
            <text:p/>
          </table:table-cell>
          <table:table-cell table:style-name="ce10"/>
          <table:table-cell table:style-name="ce68" office:value-type="string" calcext:value-type="string">
            <text:p>edit-copy (org.gvsig.app.mainplugin)</text:p>
          </table:table-cell>
          <table:table-cell table:style-name="ce32" table:number-columns-repeated="3"/>
          <table:table-cell table:number-columns-repeated="1002"/>
        </table:table-row>
        <table:table-row table:style-name="ro3">
          <table:table-cell office:value-type="float" office:value="152" calcext:value-type="float">
            <text:p>152</text:p>
          </table:table-cell>
          <table:table-cell table:style-name="ce5"/>
          <table:table-cell table:style-name="ce17" office:value-type="string" calcext:value-type="string">
            <text:p>table-export (org.gvsig.exportto.app.mainplugin)</text:p>
          </table:table-cell>
          <table:table-cell table:style-name="ce17" table:formula="of:=SEARCH(&quot;(&quot;;[.C170])" office:value-type="float" office:value="14" calcext:value-type="float">
            <text:p>14</text:p>
          </table:table-cell>
          <table:table-cell table:style-name="ce17" table:formula="of:=LEFT([.C170];[.D170])" office:value-type="string" office:string-value="table-export (" calcext:value-type="string">
            <text:p>table-export (</text:p>
          </table:table-cell>
          <table:table-cell table:style-name="ce17" table:formula="of:=LEFT([.E170];LEN([.E170])-2)" office:value-type="string" office:string-value="table-export" calcext:value-type="string">
            <text:p>table-export</text:p>
          </table:table-cell>
          <table:table-cell office:value-type="string" calcext:value-type="string">
            <text:p>SI</text:p>
          </table:table-cell>
          <table:table-cell office:value-type="string" calcext:value-type="string">
            <text:p>si</text:p>
          </table:table-cell>
          <table:table-cell office:value-type="string" calcext:value-type="string">
            <text:p>SI</text:p>
          </table:table-cell>
          <table:table-cell office:value-type="string" calcext:value-type="string">
            <text:p>G25</text:p>
          </table:table-cell>
          <table:table-cell office:value-type="float" office:value="1" calcext:value-type="float">
            <text:p>1</text:p>
          </table:table-cell>
          <table:table-cell table:number-columns-repeated="3" office:value-type="string" calcext:value-type="string">
            <text:p>si</text:p>
          </table:table-cell>
          <table:table-cell/>
          <table:table-cell office:value-type="string" calcext:value-type="string">
            <text:p>g_tablas</text:p>
          </table:table-cell>
          <table:table-cell table:formula="of:=IF([.S170]&lt;&gt;[.C170];&quot;X&quot;;&quot;&quot;)">
            <text:p/>
          </table:table-cell>
          <table:table-cell table:style-name="ce10"/>
          <table:table-cell table:style-name="ce10" office:value-type="string" calcext:value-type="string">
            <text:p>table-export (org.gvsig.exportto.app.mainplugin)</text:p>
          </table:table-cell>
          <table:table-cell table:style-name="ce32" table:number-columns-repeated="3"/>
          <table:table-cell table:number-columns-repeated="1002"/>
        </table:table-row>
        <table:table-row table:style-name="ro4">
          <table:table-cell office:value-type="float" office:value="89" calcext:value-type="float">
            <text:p>89</text:p>
          </table:table-cell>
          <table:table-cell table:style-name="ce5"/>
          <table:table-cell table:style-name="ce17" office:value-type="string" calcext:value-type="string">
            <text:p>layout-insert-point (org.gvsig.app.document.layout2.app.mainplugin)</text:p>
          </table:table-cell>
          <table:table-cell table:style-name="ce17" table:formula="of:=SEARCH(&quot;(&quot;;[.C171])" office:value-type="float" office:value="21" calcext:value-type="float">
            <text:p>21</text:p>
          </table:table-cell>
          <table:table-cell table:style-name="ce17" table:formula="of:=LEFT([.C171];[.D171])" office:value-type="string" office:string-value="layout-insert-point (" calcext:value-type="string">
            <text:p>layout-insert-point (</text:p>
          </table:table-cell>
          <table:table-cell table:style-name="ce17" table:formula="of:=LEFT([.E171];LEN([.E171])-2)" office:value-type="string" office:string-value="layout-insert-point" calcext:value-type="string">
            <text:p>layout-insert-point</text:p>
          </table:table-cell>
          <table:table-cell/>
          <table:table-cell office:value-type="string" calcext:value-type="string">
            <text:p>si</text:p>
          </table:table-cell>
          <table:table-cell office:value-type="string" calcext:value-type="string">
            <text:p>no</text:p>
          </table:table-cell>
          <table:table-cell office:value-type="string" calcext:value-type="string">
            <text:p>H03</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71]&lt;&gt;[.C171];&quot;X&quot;;&quot;&quot;)">
            <text:p/>
          </table:table-cell>
          <table:table-cell table:style-name="ce10"/>
          <table:table-cell table:style-name="ce10" office:value-type="string" calcext:value-type="string">
            <text:p>layout-insert-point (org.gvsig.app.document.layout2.app.mainplugin)</text:p>
          </table:table-cell>
          <table:table-cell table:style-name="ce32" table:number-columns-repeated="3"/>
          <table:table-cell table:number-columns-repeated="1002"/>
        </table:table-row>
        <table:table-row table:style-name="ro4">
          <table:table-cell office:value-type="float" office:value="83" calcext:value-type="float">
            <text:p>83</text:p>
          </table:table-cell>
          <table:table-cell table:style-name="ce5"/>
          <table:table-cell table:style-name="ce17" office:value-type="string" calcext:value-type="string">
            <text:p>layout-insert-circle (org.gvsig.app.document.layout2.app.mainplugin)</text:p>
          </table:table-cell>
          <table:table-cell table:style-name="ce17" table:formula="of:=SEARCH(&quot;(&quot;;[.C172])" office:value-type="float" office:value="22" calcext:value-type="float">
            <text:p>22</text:p>
          </table:table-cell>
          <table:table-cell table:style-name="ce17" table:formula="of:=LEFT([.C172];[.D172])" office:value-type="string" office:string-value="layout-insert-circle (" calcext:value-type="string">
            <text:p>layout-insert-circle (</text:p>
          </table:table-cell>
          <table:table-cell table:style-name="ce17" table:formula="of:=LEFT([.E172];LEN([.E172])-2)" office:value-type="string" office:string-value="layout-insert-circle" calcext:value-type="string">
            <text:p>layout-insert-circle</text:p>
          </table:table-cell>
          <table:table-cell/>
          <table:table-cell office:value-type="string" calcext:value-type="string">
            <text:p>si</text:p>
          </table:table-cell>
          <table:table-cell office:value-type="string" calcext:value-type="string">
            <text:p>no</text:p>
          </table:table-cell>
          <table:table-cell office:value-type="string" calcext:value-type="string">
            <text:p>H04</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72]&lt;&gt;[.C172];&quot;X&quot;;&quot;&quot;)">
            <text:p/>
          </table:table-cell>
          <table:table-cell table:style-name="ce10"/>
          <table:table-cell table:style-name="ce10" office:value-type="string" calcext:value-type="string">
            <text:p>layout-insert-circle (org.gvsig.app.document.layout2.app.mainplugin)</text:p>
          </table:table-cell>
          <table:table-cell table:style-name="ce32" table:number-columns-repeated="3"/>
          <table:table-cell table:number-columns-repeated="1002"/>
        </table:table-row>
        <table:table-row table:style-name="ro4">
          <table:table-cell office:value-type="float" office:value="90" calcext:value-type="float">
            <text:p>90</text:p>
          </table:table-cell>
          <table:table-cell table:style-name="ce5"/>
          <table:table-cell table:style-name="ce17" office:value-type="string" calcext:value-type="string">
            <text:p>layout-insert-polygon (org.gvsig.app.document.layout2.app.mainplugin)</text:p>
          </table:table-cell>
          <table:table-cell table:style-name="ce17" table:formula="of:=SEARCH(&quot;(&quot;;[.C173])" office:value-type="float" office:value="23" calcext:value-type="float">
            <text:p>23</text:p>
          </table:table-cell>
          <table:table-cell table:style-name="ce17" table:formula="of:=LEFT([.C173];[.D173])" office:value-type="string" office:string-value="layout-insert-polygon (" calcext:value-type="string">
            <text:p>layout-insert-polygon (</text:p>
          </table:table-cell>
          <table:table-cell table:style-name="ce17" table:formula="of:=LEFT([.E173];LEN([.E173])-2)" office:value-type="string" office:string-value="layout-insert-polygon" calcext:value-type="string">
            <text:p>layout-insert-polygon</text:p>
          </table:table-cell>
          <table:table-cell/>
          <table:table-cell office:value-type="string" calcext:value-type="string">
            <text:p>si</text:p>
          </table:table-cell>
          <table:table-cell office:value-type="string" calcext:value-type="string">
            <text:p>no</text:p>
          </table:table-cell>
          <table:table-cell office:value-type="string" calcext:value-type="string">
            <text:p>H05</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73]&lt;&gt;[.C173];&quot;X&quot;;&quot;&quot;)">
            <text:p/>
          </table:table-cell>
          <table:table-cell table:style-name="ce10"/>
          <table:table-cell table:style-name="ce10" office:value-type="string" calcext:value-type="string">
            <text:p>layout-insert-polygon (org.gvsig.app.document.layout2.app.mainplugin)</text:p>
          </table:table-cell>
          <table:table-cell table:style-name="ce32" table:number-columns-repeated="3"/>
          <table:table-cell table:number-columns-repeated="1002"/>
        </table:table-row>
        <table:table-row table:style-name="ro4">
          <table:table-cell office:value-type="float" office:value="91" calcext:value-type="float">
            <text:p>91</text:p>
          </table:table-cell>
          <table:table-cell table:style-name="ce5"/>
          <table:table-cell table:style-name="ce17" office:value-type="string" calcext:value-type="string">
            <text:p>layout-insert-polyline (org.gvsig.app.document.layout2.app.mainplugin)</text:p>
          </table:table-cell>
          <table:table-cell table:style-name="ce17" table:formula="of:=SEARCH(&quot;(&quot;;[.C174])" office:value-type="float" office:value="24" calcext:value-type="float">
            <text:p>24</text:p>
          </table:table-cell>
          <table:table-cell table:style-name="ce17" table:formula="of:=LEFT([.C174];[.D174])" office:value-type="string" office:string-value="layout-insert-polyline (" calcext:value-type="string">
            <text:p>layout-insert-polyline (</text:p>
          </table:table-cell>
          <table:table-cell table:style-name="ce17" table:formula="of:=LEFT([.E174];LEN([.E174])-2)" office:value-type="string" office:string-value="layout-insert-polyline" calcext:value-type="string">
            <text:p>layout-insert-polyline</text:p>
          </table:table-cell>
          <table:table-cell/>
          <table:table-cell office:value-type="string" calcext:value-type="string">
            <text:p>si</text:p>
          </table:table-cell>
          <table:table-cell office:value-type="string" calcext:value-type="string">
            <text:p>no</text:p>
          </table:table-cell>
          <table:table-cell office:value-type="string" calcext:value-type="string">
            <text:p>H06</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74]&lt;&gt;[.C174];&quot;X&quot;;&quot;&quot;)">
            <text:p/>
          </table:table-cell>
          <table:table-cell table:style-name="ce10"/>
          <table:table-cell table:style-name="ce10" office:value-type="string" calcext:value-type="string">
            <text:p>layout-insert-polyline (org.gvsig.app.document.layout2.app.mainplugin)</text:p>
          </table:table-cell>
          <table:table-cell table:style-name="ce32" table:number-columns-repeated="3"/>
          <table:table-cell table:number-columns-repeated="1002"/>
        </table:table-row>
        <table:table-row table:style-name="ro4">
          <table:table-cell office:value-type="float" office:value="92" calcext:value-type="float">
            <text:p>92</text:p>
          </table:table-cell>
          <table:table-cell table:style-name="ce5"/>
          <table:table-cell table:style-name="ce17" office:value-type="string" calcext:value-type="string">
            <text:p>layout-insert-rectangle (org.gvsig.app.document.layout2.app.mainplugin)</text:p>
          </table:table-cell>
          <table:table-cell table:style-name="ce17" table:formula="of:=SEARCH(&quot;(&quot;;[.C175])" office:value-type="float" office:value="25" calcext:value-type="float">
            <text:p>25</text:p>
          </table:table-cell>
          <table:table-cell table:style-name="ce17" table:formula="of:=LEFT([.C175];[.D175])" office:value-type="string" office:string-value="layout-insert-rectangle (" calcext:value-type="string">
            <text:p>layout-insert-rectangle (</text:p>
          </table:table-cell>
          <table:table-cell table:style-name="ce17" table:formula="of:=LEFT([.E175];LEN([.E175])-2)" office:value-type="string" office:string-value="layout-insert-rectangle" calcext:value-type="string">
            <text:p>layout-insert-rectangle</text:p>
          </table:table-cell>
          <table:table-cell/>
          <table:table-cell office:value-type="string" calcext:value-type="string">
            <text:p>si</text:p>
          </table:table-cell>
          <table:table-cell office:value-type="string" calcext:value-type="string">
            <text:p>no</text:p>
          </table:table-cell>
          <table:table-cell office:value-type="string" calcext:value-type="string">
            <text:p>H07</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75]&lt;&gt;[.C175];&quot;X&quot;;&quot;&quot;)">
            <text:p/>
          </table:table-cell>
          <table:table-cell table:style-name="ce10"/>
          <table:table-cell table:style-name="ce10" office:value-type="string" calcext:value-type="string">
            <text:p>layout-insert-rectangle (org.gvsig.app.document.layout2.app.mainplugin)</text:p>
          </table:table-cell>
          <table:table-cell table:style-name="ce32" table:number-columns-repeated="3"/>
          <table:table-cell table:number-columns-repeated="1002"/>
        </table:table-row>
        <table:table-row table:style-name="ro4">
          <table:table-cell office:value-type="float" office:value="86" calcext:value-type="float">
            <text:p>86</text:p>
          </table:table-cell>
          <table:table-cell table:style-name="ce5"/>
          <table:table-cell table:style-name="ce17" office:value-type="string" calcext:value-type="string">
            <text:p>layout-insert-line (org.gvsig.app.document.layout2.app.mainplugin)</text:p>
          </table:table-cell>
          <table:table-cell table:style-name="ce17" table:formula="of:=SEARCH(&quot;(&quot;;[.C176])" office:value-type="float" office:value="20" calcext:value-type="float">
            <text:p>20</text:p>
          </table:table-cell>
          <table:table-cell table:style-name="ce17" table:formula="of:=LEFT([.C176];[.D176])" office:value-type="string" office:string-value="layout-insert-line (" calcext:value-type="string">
            <text:p>layout-insert-line (</text:p>
          </table:table-cell>
          <table:table-cell table:style-name="ce17" table:formula="of:=LEFT([.E176];LEN([.E176])-2)" office:value-type="string" office:string-value="layout-insert-line" calcext:value-type="string">
            <text:p>layout-insert-line</text:p>
          </table:table-cell>
          <table:table-cell/>
          <table:table-cell office:value-type="string" calcext:value-type="string">
            <text:p>si</text:p>
          </table:table-cell>
          <table:table-cell office:value-type="string" calcext:value-type="string">
            <text:p>no</text:p>
          </table:table-cell>
          <table:table-cell office:value-type="string" calcext:value-type="string">
            <text:p>H08</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76]&lt;&gt;[.C176];&quot;X&quot;;&quot;&quot;)">
            <text:p/>
          </table:table-cell>
          <table:table-cell table:style-name="ce10"/>
          <table:table-cell table:style-name="ce10" office:value-type="string" calcext:value-type="string">
            <text:p>layout-insert-line (org.gvsig.app.document.layout2.app.mainplugin)</text:p>
          </table:table-cell>
          <table:table-cell table:style-name="ce32" table:number-columns-repeated="3"/>
          <table:table-cell table:number-columns-repeated="1002"/>
        </table:table-row>
        <table:table-row table:style-name="ro4">
          <table:table-cell office:value-type="float" office:value="95" calcext:value-type="float">
            <text:p>95</text:p>
          </table:table-cell>
          <table:table-cell table:style-name="ce5"/>
          <table:table-cell table:style-name="ce17" office:value-type="string" calcext:value-type="string">
            <text:p>layout-insert-text (org.gvsig.app.document.layout2.app.mainplugin)</text:p>
          </table:table-cell>
          <table:table-cell table:style-name="ce17" table:formula="of:=SEARCH(&quot;(&quot;;[.C177])" office:value-type="float" office:value="20" calcext:value-type="float">
            <text:p>20</text:p>
          </table:table-cell>
          <table:table-cell table:style-name="ce17" table:formula="of:=LEFT([.C177];[.D177])" office:value-type="string" office:string-value="layout-insert-text (" calcext:value-type="string">
            <text:p>layout-insert-text (</text:p>
          </table:table-cell>
          <table:table-cell table:style-name="ce17" table:formula="of:=LEFT([.E177];LEN([.E177])-2)" office:value-type="string" office:string-value="layout-insert-text" calcext:value-type="string">
            <text:p>layout-insert-text</text:p>
          </table:table-cell>
          <table:table-cell/>
          <table:table-cell office:value-type="string" calcext:value-type="string">
            <text:p>si</text:p>
          </table:table-cell>
          <table:table-cell office:value-type="string" calcext:value-type="string">
            <text:p>no</text:p>
          </table:table-cell>
          <table:table-cell office:value-type="string" calcext:value-type="string">
            <text:p>H09</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77]&lt;&gt;[.C177];&quot;X&quot;;&quot;&quot;)">
            <text:p/>
          </table:table-cell>
          <table:table-cell table:style-name="ce10"/>
          <table:table-cell table:style-name="ce10" office:value-type="string" calcext:value-type="string">
            <text:p>layout-insert-text (org.gvsig.app.document.layout2.app.mainplugin)</text:p>
          </table:table-cell>
          <table:table-cell table:style-name="ce32" table:number-columns-repeated="3"/>
          <table:table-cell table:number-columns-repeated="1002"/>
        </table:table-row>
        <table:table-row table:style-name="ro4">
          <table:table-cell office:value-type="float" office:value="84" calcext:value-type="float">
            <text:p>84</text:p>
          </table:table-cell>
          <table:table-cell table:style-name="ce5"/>
          <table:table-cell table:style-name="ce17" office:value-type="string" calcext:value-type="string">
            <text:p>layout-insert-image (org.gvsig.app.document.layout2.app.mainplugin)</text:p>
          </table:table-cell>
          <table:table-cell table:style-name="ce17" table:formula="of:=SEARCH(&quot;(&quot;;[.C178])" office:value-type="float" office:value="21" calcext:value-type="float">
            <text:p>21</text:p>
          </table:table-cell>
          <table:table-cell table:style-name="ce17" table:formula="of:=LEFT([.C178];[.D178])" office:value-type="string" office:string-value="layout-insert-image (" calcext:value-type="string">
            <text:p>layout-insert-image (</text:p>
          </table:table-cell>
          <table:table-cell table:style-name="ce17" table:formula="of:=LEFT([.E178];LEN([.E178])-2)" office:value-type="string" office:string-value="layout-insert-image" calcext:value-type="string">
            <text:p>layout-insert-image</text:p>
          </table:table-cell>
          <table:table-cell/>
          <table:table-cell office:value-type="string" calcext:value-type="string">
            <text:p>si</text:p>
          </table:table-cell>
          <table:table-cell office:value-type="string" calcext:value-type="string">
            <text:p>no</text:p>
          </table:table-cell>
          <table:table-cell office:value-type="string" calcext:value-type="string">
            <text:p>H10</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78]&lt;&gt;[.C178];&quot;X&quot;;&quot;&quot;)">
            <text:p/>
          </table:table-cell>
          <table:table-cell table:style-name="ce10"/>
          <table:table-cell table:style-name="ce10" office:value-type="string" calcext:value-type="string">
            <text:p>layout-insert-image (org.gvsig.app.document.layout2.app.mainplugin)</text:p>
          </table:table-cell>
          <table:table-cell table:style-name="ce32" table:number-columns-repeated="3"/>
          <table:table-cell table:number-columns-repeated="1002"/>
        </table:table-row>
        <table:table-row table:style-name="ro4">
          <table:table-cell office:value-type="float" office:value="82" calcext:value-type="float">
            <text:p>82</text:p>
          </table:table-cell>
          <table:table-cell table:style-name="ce5"/>
          <table:table-cell table:style-name="ce17" office:value-type="string" calcext:value-type="string">
            <text:p>layout-insert-box (org.gvsig.app.document.layout2.app.mainplugin)</text:p>
          </table:table-cell>
          <table:table-cell table:style-name="ce17" table:formula="of:=SEARCH(&quot;(&quot;;[.C179])" office:value-type="float" office:value="19" calcext:value-type="float">
            <text:p>19</text:p>
          </table:table-cell>
          <table:table-cell table:style-name="ce17" table:formula="of:=LEFT([.C179];[.D179])" office:value-type="string" office:string-value="layout-insert-box (" calcext:value-type="string">
            <text:p>layout-insert-box (</text:p>
          </table:table-cell>
          <table:table-cell table:style-name="ce17" table:formula="of:=LEFT([.E179];LEN([.E179])-2)" office:value-type="string" office:string-value="layout-insert-box" calcext:value-type="string">
            <text:p>layout-insert-box</text:p>
          </table:table-cell>
          <table:table-cell/>
          <table:table-cell office:value-type="string" calcext:value-type="string">
            <text:p>si</text:p>
          </table:table-cell>
          <table:table-cell office:value-type="string" calcext:value-type="string">
            <text:p>no</text:p>
          </table:table-cell>
          <table:table-cell office:value-type="string" calcext:value-type="string">
            <text:p>H12</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79]&lt;&gt;[.C179];&quot;X&quot;;&quot;&quot;)">
            <text:p/>
          </table:table-cell>
          <table:table-cell table:style-name="ce10"/>
          <table:table-cell table:style-name="ce10" office:value-type="string" calcext:value-type="string">
            <text:p>layout-insert-box (org.gvsig.app.document.layout2.app.mainplugin)</text:p>
          </table:table-cell>
          <table:table-cell table:style-name="ce32" table:number-columns-repeated="3"/>
          <table:table-cell table:number-columns-repeated="1002"/>
        </table:table-row>
        <table:table-row table:style-name="ro4">
          <table:table-cell office:value-type="float" office:value="85" calcext:value-type="float">
            <text:p>85</text:p>
          </table:table-cell>
          <table:table-cell table:style-name="ce5"/>
          <table:table-cell table:style-name="ce17" office:value-type="string" calcext:value-type="string">
            <text:p>layout-insert-legend (org.gvsig.app.document.layout2.app.mainplugin)</text:p>
          </table:table-cell>
          <table:table-cell table:style-name="ce17" table:formula="of:=SEARCH(&quot;(&quot;;[.C180])" office:value-type="float" office:value="22" calcext:value-type="float">
            <text:p>22</text:p>
          </table:table-cell>
          <table:table-cell table:style-name="ce17" table:formula="of:=LEFT([.C180];[.D180])" office:value-type="string" office:string-value="layout-insert-legend (" calcext:value-type="string">
            <text:p>layout-insert-legend (</text:p>
          </table:table-cell>
          <table:table-cell table:style-name="ce17" table:formula="of:=LEFT([.E180];LEN([.E180])-2)" office:value-type="string" office:string-value="layout-insert-legend" calcext:value-type="string">
            <text:p>layout-insert-legend</text:p>
          </table:table-cell>
          <table:table-cell/>
          <table:table-cell office:value-type="string" calcext:value-type="string">
            <text:p>si</text:p>
          </table:table-cell>
          <table:table-cell office:value-type="string" calcext:value-type="string">
            <text:p>no</text:p>
          </table:table-cell>
          <table:table-cell office:value-type="string" calcext:value-type="string">
            <text:p>H13</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80]&lt;&gt;[.C180];&quot;X&quot;;&quot;&quot;)">
            <text:p/>
          </table:table-cell>
          <table:table-cell table:style-name="ce10"/>
          <table:table-cell table:style-name="ce10" office:value-type="string" calcext:value-type="string">
            <text:p>layout-insert-legend (org.gvsig.app.document.layout2.app.mainplugin)</text:p>
          </table:table-cell>
          <table:table-cell table:style-name="ce32" table:number-columns-repeated="3"/>
          <table:table-cell table:number-columns-repeated="1002"/>
        </table:table-row>
        <table:table-row table:style-name="ro4">
          <table:table-cell office:value-type="float" office:value="96" calcext:value-type="float">
            <text:p>96</text:p>
          </table:table-cell>
          <table:table-cell table:style-name="ce5"/>
          <table:table-cell table:style-name="ce17" office:value-type="string" calcext:value-type="string">
            <text:p>layout-insert-view (org.gvsig.app.document.layout2.app.mainplugin)</text:p>
          </table:table-cell>
          <table:table-cell table:style-name="ce17" table:formula="of:=SEARCH(&quot;(&quot;;[.C181])" office:value-type="float" office:value="20" calcext:value-type="float">
            <text:p>20</text:p>
          </table:table-cell>
          <table:table-cell table:style-name="ce17" table:formula="of:=LEFT([.C181];[.D181])" office:value-type="string" office:string-value="layout-insert-view (" calcext:value-type="string">
            <text:p>layout-insert-view (</text:p>
          </table:table-cell>
          <table:table-cell table:style-name="ce17" table:formula="of:=LEFT([.E181];LEN([.E181])-2)" office:value-type="string" office:string-value="layout-insert-view" calcext:value-type="string">
            <text:p>layout-insert-view</text:p>
          </table:table-cell>
          <table:table-cell/>
          <table:table-cell office:value-type="string" calcext:value-type="string">
            <text:p>si</text:p>
          </table:table-cell>
          <table:table-cell office:value-type="string" calcext:value-type="string">
            <text:p>no</text:p>
          </table:table-cell>
          <table:table-cell office:value-type="string" calcext:value-type="string">
            <text:p>H14</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81]&lt;&gt;[.C181];&quot;X&quot;;&quot;&quot;)">
            <text:p/>
          </table:table-cell>
          <table:table-cell table:style-name="ce10"/>
          <table:table-cell table:style-name="ce10" office:value-type="string" calcext:value-type="string">
            <text:p>layout-insert-view (org.gvsig.app.document.layout2.app.mainplugin)</text:p>
          </table:table-cell>
          <table:table-cell table:style-name="ce32" table:number-columns-repeated="3"/>
          <table:table-cell table:number-columns-repeated="1002"/>
        </table:table-row>
        <table:table-row table:style-name="ro4">
          <table:table-cell office:value-type="float" office:value="87" calcext:value-type="float">
            <text:p>87</text:p>
          </table:table-cell>
          <table:table-cell table:style-name="ce5"/>
          <table:table-cell table:style-name="ce17" office:value-type="string" calcext:value-type="string">
            <text:p>layout-insert-locator (org.gvsig.app.document.layout2.app.mainplugin)</text:p>
          </table:table-cell>
          <table:table-cell table:style-name="ce17" table:formula="of:=SEARCH(&quot;(&quot;;[.C182])" office:value-type="float" office:value="23" calcext:value-type="float">
            <text:p>23</text:p>
          </table:table-cell>
          <table:table-cell table:style-name="ce17" table:formula="of:=LEFT([.C182];[.D182])" office:value-type="string" office:string-value="layout-insert-locator (" calcext:value-type="string">
            <text:p>layout-insert-locator (</text:p>
          </table:table-cell>
          <table:table-cell table:style-name="ce17" table:formula="of:=LEFT([.E182];LEN([.E182])-2)" office:value-type="string" office:string-value="layout-insert-locator" calcext:value-type="string">
            <text:p>layout-insert-locator</text:p>
          </table:table-cell>
          <table:table-cell/>
          <table:table-cell office:value-type="string" calcext:value-type="string">
            <text:p>si</text:p>
          </table:table-cell>
          <table:table-cell office:value-type="string" calcext:value-type="string">
            <text:p>no</text:p>
          </table:table-cell>
          <table:table-cell office:value-type="string" calcext:value-type="string">
            <text:p>H15</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82]&lt;&gt;[.C182];&quot;X&quot;;&quot;&quot;)">
            <text:p/>
          </table:table-cell>
          <table:table-cell table:style-name="ce10"/>
          <table:table-cell table:style-name="ce10" office:value-type="string" calcext:value-type="string">
            <text:p>layout-insert-locator (org.gvsig.app.document.layout2.app.mainplugin)</text:p>
          </table:table-cell>
          <table:table-cell table:style-name="ce32" table:number-columns-repeated="3"/>
          <table:table-cell table:number-columns-repeated="1002"/>
        </table:table-row>
        <table:table-row table:style-name="ro4">
          <table:table-cell office:value-type="float" office:value="88" calcext:value-type="float">
            <text:p>88</text:p>
          </table:table-cell>
          <table:table-cell table:style-name="ce5"/>
          <table:table-cell table:style-name="ce17" office:value-type="string" calcext:value-type="string">
            <text:p>layout-insert-north (org.gvsig.app.document.layout2.app.mainplugin)</text:p>
          </table:table-cell>
          <table:table-cell table:style-name="ce17" table:formula="of:=SEARCH(&quot;(&quot;;[.C183])" office:value-type="float" office:value="21" calcext:value-type="float">
            <text:p>21</text:p>
          </table:table-cell>
          <table:table-cell table:style-name="ce17" table:formula="of:=LEFT([.C183];[.D183])" office:value-type="string" office:string-value="layout-insert-north (" calcext:value-type="string">
            <text:p>layout-insert-north (</text:p>
          </table:table-cell>
          <table:table-cell table:style-name="ce17" table:formula="of:=LEFT([.E183];LEN([.E183])-2)" office:value-type="string" office:string-value="layout-insert-north" calcext:value-type="string">
            <text:p>layout-insert-north</text:p>
          </table:table-cell>
          <table:table-cell/>
          <table:table-cell office:value-type="string" calcext:value-type="string">
            <text:p>si</text:p>
          </table:table-cell>
          <table:table-cell office:value-type="string" calcext:value-type="string">
            <text:p>no</text:p>
          </table:table-cell>
          <table:table-cell office:value-type="string" calcext:value-type="string">
            <text:p>H16</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83]&lt;&gt;[.C183];&quot;X&quot;;&quot;&quot;)">
            <text:p/>
          </table:table-cell>
          <table:table-cell table:style-name="ce10"/>
          <table:table-cell table:style-name="ce10" office:value-type="string" calcext:value-type="string">
            <text:p>layout-insert-north (org.gvsig.app.document.layout2.app.mainplugin)</text:p>
          </table:table-cell>
          <table:table-cell table:style-name="ce32" table:number-columns-repeated="3"/>
          <table:table-cell table:number-columns-repeated="1002"/>
        </table:table-row>
        <table:table-row table:style-name="ro4">
          <table:table-cell office:value-type="float" office:value="93" calcext:value-type="float">
            <text:p>93</text:p>
          </table:table-cell>
          <table:table-cell table:style-name="ce5"/>
          <table:table-cell table:style-name="ce17" office:value-type="string" calcext:value-type="string">
            <text:p>layout-insert-scalebar (org.gvsig.app.document.layout2.app.mainplugin)</text:p>
          </table:table-cell>
          <table:table-cell table:style-name="ce17" table:formula="of:=SEARCH(&quot;(&quot;;[.C184])" office:value-type="float" office:value="24" calcext:value-type="float">
            <text:p>24</text:p>
          </table:table-cell>
          <table:table-cell table:style-name="ce17" table:formula="of:=LEFT([.C184];[.D184])" office:value-type="string" office:string-value="layout-insert-scalebar (" calcext:value-type="string">
            <text:p>layout-insert-scalebar (</text:p>
          </table:table-cell>
          <table:table-cell table:style-name="ce17" table:formula="of:=LEFT([.E184];LEN([.E184])-2)" office:value-type="string" office:string-value="layout-insert-scalebar" calcext:value-type="string">
            <text:p>layout-insert-scalebar</text:p>
          </table:table-cell>
          <table:table-cell/>
          <table:table-cell office:value-type="string" calcext:value-type="string">
            <text:p>si</text:p>
          </table:table-cell>
          <table:table-cell office:value-type="string" calcext:value-type="string">
            <text:p>no</text:p>
          </table:table-cell>
          <table:table-cell office:value-type="string" calcext:value-type="string">
            <text:p>H17</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84]&lt;&gt;[.C184];&quot;X&quot;;&quot;&quot;)">
            <text:p/>
          </table:table-cell>
          <table:table-cell table:style-name="ce10"/>
          <table:table-cell table:style-name="ce10" office:value-type="string" calcext:value-type="string">
            <text:p>layout-insert-scalebar (org.gvsig.app.document.layout2.app.mainplugin)</text:p>
          </table:table-cell>
          <table:table-cell table:style-name="ce32" table:number-columns-repeated="3"/>
          <table:table-cell table:number-columns-repeated="1002"/>
        </table:table-row>
        <table:table-row table:style-name="ro4">
          <table:table-cell office:value-type="float" office:value="74" calcext:value-type="float">
            <text:p>74</text:p>
          </table:table-cell>
          <table:table-cell table:style-name="ce5"/>
          <table:table-cell table:style-name="ce17" office:value-type="string" calcext:value-type="string">
            <text:p>layout-graphic-add-border (org.gvsig.app.document.layout2.app.mainplugin)</text:p>
          </table:table-cell>
          <table:table-cell table:style-name="ce17" table:formula="of:=SEARCH(&quot;(&quot;;[.C185])" office:value-type="float" office:value="27" calcext:value-type="float">
            <text:p>27</text:p>
          </table:table-cell>
          <table:table-cell table:style-name="ce17" table:formula="of:=LEFT([.C185];[.D185])" office:value-type="string" office:string-value="layout-graphic-add-border (" calcext:value-type="string">
            <text:p>layout-graphic-add-border (</text:p>
          </table:table-cell>
          <table:table-cell table:style-name="ce17" table:formula="of:=LEFT([.E185];LEN([.E185])-2)" office:value-type="string" office:string-value="layout-graphic-add-border" calcext:value-type="string">
            <text:p>layout-graphic-add-border</text:p>
          </table:table-cell>
          <table:table-cell/>
          <table:table-cell office:value-type="string" calcext:value-type="string">
            <text:p>si</text:p>
          </table:table-cell>
          <table:table-cell office:value-type="string" calcext:value-type="string">
            <text:p>no</text:p>
          </table:table-cell>
          <table:table-cell office:value-type="string" calcext:value-type="string">
            <text:p>H18</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85]&lt;&gt;[.C185];&quot;X&quot;;&quot;&quot;)">
            <text:p/>
          </table:table-cell>
          <table:table-cell table:style-name="ce10"/>
          <table:table-cell table:style-name="ce10" office:value-type="string" calcext:value-type="string">
            <text:p>layout-graphic-add-border (org.gvsig.app.document.layout2.app.mainplugin)</text:p>
          </table:table-cell>
          <table:table-cell table:style-name="ce32" table:number-columns-repeated="3"/>
          <table:table-cell table:number-columns-repeated="1002"/>
        </table:table-row>
        <table:table-row table:style-name="ro4">
          <table:table-cell office:value-type="float" office:value="78" calcext:value-type="float">
            <text:p>78</text:p>
          </table:table-cell>
          <table:table-cell table:style-name="ce5"/>
          <table:table-cell table:style-name="ce17" office:value-type="string" calcext:value-type="string">
            <text:p>layout-graphic-position (org.gvsig.app.document.layout2.app.mainplugin)</text:p>
          </table:table-cell>
          <table:table-cell table:style-name="ce17" table:formula="of:=SEARCH(&quot;(&quot;;[.C186])" office:value-type="float" office:value="25" calcext:value-type="float">
            <text:p>25</text:p>
          </table:table-cell>
          <table:table-cell table:style-name="ce17" table:formula="of:=LEFT([.C186];[.D186])" office:value-type="string" office:string-value="layout-graphic-position (" calcext:value-type="string">
            <text:p>layout-graphic-position (</text:p>
          </table:table-cell>
          <table:table-cell table:style-name="ce17" table:formula="of:=LEFT([.E186];LEN([.E186])-2)" office:value-type="string" office:string-value="layout-graphic-position" calcext:value-type="string">
            <text:p>layout-graphic-position</text:p>
          </table:table-cell>
          <table:table-cell/>
          <table:table-cell office:value-type="string" calcext:value-type="string">
            <text:p>si</text:p>
          </table:table-cell>
          <table:table-cell office:value-type="string" calcext:value-type="string">
            <text:p>no</text:p>
          </table:table-cell>
          <table:table-cell office:value-type="string" calcext:value-type="string">
            <text:p>H19</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86]&lt;&gt;[.C186];&quot;X&quot;;&quot;&quot;)">
            <text:p/>
          </table:table-cell>
          <table:table-cell table:style-name="ce10"/>
          <table:table-cell table:style-name="ce10" office:value-type="string" calcext:value-type="string">
            <text:p>layout-graphic-position (org.gvsig.app.document.layout2.app.mainplugin)</text:p>
          </table:table-cell>
          <table:table-cell table:style-name="ce32" table:number-columns-repeated="3"/>
          <table:table-cell table:number-columns-repeated="1002"/>
        </table:table-row>
        <table:table-row table:style-name="ro4">
          <table:table-cell office:value-type="float" office:value="75" calcext:value-type="float">
            <text:p>75</text:p>
          </table:table-cell>
          <table:table-cell table:style-name="ce5"/>
          <table:table-cell table:style-name="ce17" office:value-type="string" calcext:value-type="string">
            <text:p>layout-graphic-bring-to-front (org.gvsig.app.document.layout2.app.mainplugin)</text:p>
          </table:table-cell>
          <table:table-cell table:style-name="ce17" table:formula="of:=SEARCH(&quot;(&quot;;[.C187])" office:value-type="float" office:value="31" calcext:value-type="float">
            <text:p>31</text:p>
          </table:table-cell>
          <table:table-cell table:style-name="ce17" table:formula="of:=LEFT([.C187];[.D187])" office:value-type="string" office:string-value="layout-graphic-bring-to-front (" calcext:value-type="string">
            <text:p>layout-graphic-bring-to-front (</text:p>
          </table:table-cell>
          <table:table-cell table:style-name="ce17" table:formula="of:=LEFT([.E187];LEN([.E187])-2)" office:value-type="string" office:string-value="layout-graphic-bring-to-front" calcext:value-type="string">
            <text:p>layout-graphic-bring-to-front</text:p>
          </table:table-cell>
          <table:table-cell/>
          <table:table-cell office:value-type="string" calcext:value-type="string">
            <text:p>si</text:p>
          </table:table-cell>
          <table:table-cell office:value-type="string" calcext:value-type="string">
            <text:p>no</text:p>
          </table:table-cell>
          <table:table-cell office:value-type="string" calcext:value-type="string">
            <text:p>H20</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87]&lt;&gt;[.C187];&quot;X&quot;;&quot;&quot;)">
            <text:p/>
          </table:table-cell>
          <table:table-cell table:style-name="ce10"/>
          <table:table-cell table:style-name="ce10" office:value-type="string" calcext:value-type="string">
            <text:p>layout-graphic-bring-to-front (org.gvsig.app.document.layout2.app.mainplugin)</text:p>
          </table:table-cell>
          <table:table-cell table:style-name="ce32" table:number-columns-repeated="3"/>
          <table:table-cell table:number-columns-repeated="1002"/>
        </table:table-row>
        <table:table-row table:style-name="ro4">
          <table:table-cell office:value-type="float" office:value="79" calcext:value-type="float">
            <text:p>79</text:p>
          </table:table-cell>
          <table:table-cell table:style-name="ce5"/>
          <table:table-cell table:style-name="ce17" office:value-type="string" calcext:value-type="string">
            <text:p>layout-graphic-send-back (org.gvsig.app.document.layout2.app.mainplugin)</text:p>
          </table:table-cell>
          <table:table-cell table:style-name="ce17" table:formula="of:=SEARCH(&quot;(&quot;;[.C188])" office:value-type="float" office:value="26" calcext:value-type="float">
            <text:p>26</text:p>
          </table:table-cell>
          <table:table-cell table:style-name="ce17" table:formula="of:=LEFT([.C188];[.D188])" office:value-type="string" office:string-value="layout-graphic-send-back (" calcext:value-type="string">
            <text:p>layout-graphic-send-back (</text:p>
          </table:table-cell>
          <table:table-cell table:style-name="ce17" table:formula="of:=LEFT([.E188];LEN([.E188])-2)" office:value-type="string" office:string-value="layout-graphic-send-back" calcext:value-type="string">
            <text:p>layout-graphic-send-back</text:p>
          </table:table-cell>
          <table:table-cell/>
          <table:table-cell office:value-type="string" calcext:value-type="string">
            <text:p>si</text:p>
          </table:table-cell>
          <table:table-cell office:value-type="string" calcext:value-type="string">
            <text:p>no</text:p>
          </table:table-cell>
          <table:table-cell office:value-type="string" calcext:value-type="string">
            <text:p>H21</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88]&lt;&gt;[.C188];&quot;X&quot;;&quot;&quot;)">
            <text:p/>
          </table:table-cell>
          <table:table-cell table:style-name="ce10"/>
          <table:table-cell table:style-name="ce10" office:value-type="string" calcext:value-type="string">
            <text:p>layout-graphic-send-back (org.gvsig.app.document.layout2.app.mainplugin)</text:p>
          </table:table-cell>
          <table:table-cell table:style-name="ce32" table:number-columns-repeated="3"/>
          <table:table-cell table:number-columns-repeated="1002"/>
        </table:table-row>
        <table:table-row table:style-name="ro4">
          <table:table-cell office:value-type="float" office:value="76" calcext:value-type="float">
            <text:p>76</text:p>
          </table:table-cell>
          <table:table-cell table:style-name="ce5"/>
          <table:table-cell table:style-name="ce17" office:value-type="string" calcext:value-type="string">
            <text:p>layout-graphic-edit-vertex (org.gvsig.app.document.layout2.app.mainplugin)</text:p>
          </table:table-cell>
          <table:table-cell table:style-name="ce17" table:formula="of:=SEARCH(&quot;(&quot;;[.C189])" office:value-type="float" office:value="28" calcext:value-type="float">
            <text:p>28</text:p>
          </table:table-cell>
          <table:table-cell table:style-name="ce17" table:formula="of:=LEFT([.C189];[.D189])" office:value-type="string" office:string-value="layout-graphic-edit-vertex (" calcext:value-type="string">
            <text:p>layout-graphic-edit-vertex (</text:p>
          </table:table-cell>
          <table:table-cell table:style-name="ce17" table:formula="of:=LEFT([.E189];LEN([.E189])-2)" office:value-type="string" office:string-value="layout-graphic-edit-vertex" calcext:value-type="string">
            <text:p>layout-graphic-edit-vertex</text:p>
          </table:table-cell>
          <table:table-cell/>
          <table:table-cell office:value-type="string" calcext:value-type="string">
            <text:p>si</text:p>
          </table:table-cell>
          <table:table-cell office:value-type="string" calcext:value-type="string">
            <text:p>no</text:p>
          </table:table-cell>
          <table:table-cell office:value-type="string" calcext:value-type="string">
            <text:p>H22</text:p>
          </table:table-cell>
          <table:table-cell table:style-name="Default"/>
          <table:table-cell table:number-columns-repeated="3" office:value-type="string" calcext:value-type="string">
            <text:p>si</text:p>
          </table:table-cell>
          <table:table-cell table:style-name="ce16"/>
          <table:table-cell office:value-type="string" calcext:value-type="string">
            <text:p>h_mapa</text:p>
          </table:table-cell>
          <table:table-cell table:formula="of:=IF([.S189]&lt;&gt;[.C189];&quot;X&quot;;&quot;&quot;)">
            <text:p/>
          </table:table-cell>
          <table:table-cell table:style-name="ce10"/>
          <table:table-cell table:style-name="ce10" office:value-type="string" calcext:value-type="string">
            <text:p>layout-graphic-edit-vertex (org.gvsig.app.document.layout2.app.mainplugin)</text:p>
          </table:table-cell>
          <table:table-cell table:style-name="ce32" table:number-columns-repeated="3"/>
          <table:table-cell table:number-columns-repeated="1002"/>
        </table:table-row>
        <table:table-row table:style-name="ro4">
          <table:table-cell office:value-type="float" office:value="81" calcext:value-type="float">
            <text:p>81</text:p>
          </table:table-cell>
          <table:table-cell table:style-name="ce5"/>
          <table:table-cell table:style-name="ce17" office:value-type="string" calcext:value-type="string">
            <text:p>layout-graphic-ungroup (org.gvsig.app.document.layout2.app.mainplugin)</text:p>
          </table:table-cell>
          <table:table-cell table:style-name="ce17" table:formula="of:=SEARCH(&quot;(&quot;;[.C190])" office:value-type="float" office:value="24" calcext:value-type="float">
            <text:p>24</text:p>
          </table:table-cell>
          <table:table-cell table:style-name="ce17" table:formula="of:=LEFT([.C190];[.D190])" office:value-type="string" office:string-value="layout-graphic-ungroup (" calcext:value-type="string">
            <text:p>layout-graphic-ungroup (</text:p>
          </table:table-cell>
          <table:table-cell table:style-name="ce17" table:formula="of:=LEFT([.E190];LEN([.E190])-2)" office:value-type="string" office:string-value="layout-graphic-ungroup" calcext:value-type="string">
            <text:p>layout-graphic-ungroup</text:p>
          </table:table-cell>
          <table:table-cell/>
          <table:table-cell office:value-type="string" calcext:value-type="string">
            <text:p>si</text:p>
          </table:table-cell>
          <table:table-cell office:value-type="string" calcext:value-type="string">
            <text:p>no</text:p>
          </table:table-cell>
          <table:table-cell office:value-type="string" calcext:value-type="string">
            <text:p>H23</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90]&lt;&gt;[.C190];&quot;X&quot;;&quot;&quot;)">
            <text:p/>
          </table:table-cell>
          <table:table-cell table:style-name="ce10"/>
          <table:table-cell table:style-name="ce10" office:value-type="string" calcext:value-type="string">
            <text:p>layout-graphic-ungroup (org.gvsig.app.document.layout2.app.mainplugin)</text:p>
          </table:table-cell>
          <table:table-cell table:style-name="ce32" table:number-columns-repeated="3"/>
          <table:table-cell table:number-columns-repeated="1002"/>
        </table:table-row>
        <table:table-row table:style-name="ro4">
          <table:table-cell office:value-type="float" office:value="77" calcext:value-type="float">
            <text:p>77</text:p>
          </table:table-cell>
          <table:table-cell table:style-name="ce5"/>
          <table:table-cell table:style-name="ce17" office:value-type="string" calcext:value-type="string">
            <text:p>layout-graphic-group (org.gvsig.app.document.layout2.app.mainplugin)</text:p>
          </table:table-cell>
          <table:table-cell table:style-name="ce17" table:formula="of:=SEARCH(&quot;(&quot;;[.C191])" office:value-type="float" office:value="22" calcext:value-type="float">
            <text:p>22</text:p>
          </table:table-cell>
          <table:table-cell table:style-name="ce17" table:formula="of:=LEFT([.C191];[.D191])" office:value-type="string" office:string-value="layout-graphic-group (" calcext:value-type="string">
            <text:p>layout-graphic-group (</text:p>
          </table:table-cell>
          <table:table-cell table:style-name="ce17" table:formula="of:=LEFT([.E191];LEN([.E191])-2)" office:value-type="string" office:string-value="layout-graphic-group" calcext:value-type="string">
            <text:p>layout-graphic-group</text:p>
          </table:table-cell>
          <table:table-cell/>
          <table:table-cell office:value-type="string" calcext:value-type="string">
            <text:p>si</text:p>
          </table:table-cell>
          <table:table-cell office:value-type="string" calcext:value-type="string">
            <text:p>no</text:p>
          </table:table-cell>
          <table:table-cell office:value-type="string" calcext:value-type="string">
            <text:p>H24</text:p>
          </table:table-cell>
          <table:table-cell table:style-name="Default"/>
          <table:table-cell table:number-columns-repeated="3" office:value-type="string" calcext:value-type="string">
            <text:p>si</text:p>
          </table:table-cell>
          <table:table-cell table:style-name="ce16"/>
          <table:table-cell office:value-type="string" calcext:value-type="string">
            <text:p>h_mapa</text:p>
          </table:table-cell>
          <table:table-cell table:formula="of:=IF([.S191]&lt;&gt;[.C191];&quot;X&quot;;&quot;&quot;)">
            <text:p/>
          </table:table-cell>
          <table:table-cell table:style-name="ce10"/>
          <table:table-cell table:style-name="ce10" office:value-type="string" calcext:value-type="string">
            <text:p>layout-graphic-group (org.gvsig.app.document.layout2.app.mainplugin)</text:p>
          </table:table-cell>
          <table:table-cell table:style-name="ce32" table:number-columns-repeated="3"/>
          <table:table-cell table:number-columns-repeated="1002"/>
        </table:table-row>
        <table:table-row table:style-name="ro4">
          <table:table-cell office:value-type="float" office:value="123" calcext:value-type="float">
            <text:p>123</text:p>
          </table:table-cell>
          <table:table-cell table:style-name="ce5"/>
          <table:table-cell table:style-name="ce17" office:value-type="string" calcext:value-type="string">
            <text:p>selection-by-rectangle (org.gvsig.app.document.layout2.app.mainplugin)</text:p>
          </table:table-cell>
          <table:table-cell table:style-name="ce17" table:formula="of:=SEARCH(&quot;(&quot;;[.C192])" office:value-type="float" office:value="24" calcext:value-type="float">
            <text:p>24</text:p>
          </table:table-cell>
          <table:table-cell table:style-name="ce17" table:formula="of:=LEFT([.C192];[.D192])" office:value-type="string" office:string-value="selection-by-rectangle (" calcext:value-type="string">
            <text:p>selection-by-rectangle (</text:p>
          </table:table-cell>
          <table:table-cell table:style-name="ce17" table:formula="of:=LEFT([.E192];LEN([.E192])-2)" office:value-type="string" office:string-value="selection-by-rectangle" calcext:value-type="string">
            <text:p>selection-by-rectangle</text:p>
          </table:table-cell>
          <table:table-cell/>
          <table:table-cell office:value-type="string" calcext:value-type="string">
            <text:p>si</text:p>
          </table:table-cell>
          <table:table-cell office:value-type="string" calcext:value-type="string">
            <text:p>no</text:p>
          </table:table-cell>
          <table:table-cell office:value-type="string" calcext:value-type="string">
            <text:p>H25</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92]&lt;&gt;[.C192];&quot;X&quot;;&quot;&quot;)">
            <text:p/>
          </table:table-cell>
          <table:table-cell table:style-name="ce10"/>
          <table:table-cell table:style-name="ce10" office:value-type="string" calcext:value-type="string">
            <text:p>selection-by-rectangle (org.gvsig.app.document.layout2.app.mainplugin)</text:p>
          </table:table-cell>
          <table:table-cell table:style-name="ce32" table:number-columns-repeated="3"/>
          <table:table-cell table:number-columns-repeated="1002"/>
        </table:table-row>
        <table:table-row table:style-name="ro4">
          <table:table-cell office:value-type="float" office:value="29" calcext:value-type="float">
            <text:p>29</text:p>
          </table:table-cell>
          <table:table-cell table:style-name="ce5"/>
          <table:table-cell table:style-name="ce29" office:value-type="string" calcext:value-type="string">
            <text:p>edit-delete (org.gvsig.app.document.layout2.app.mainplugin)</text:p>
          </table:table-cell>
          <table:table-cell table:style-name="ce17" table:formula="of:=SEARCH(&quot;(&quot;;[.C193])" office:value-type="float" office:value="13" calcext:value-type="float">
            <text:p>13</text:p>
          </table:table-cell>
          <table:table-cell table:style-name="ce17" table:formula="of:=LEFT([.C193];[.D193])" office:value-type="string" office:string-value="edit-delete (" calcext:value-type="string">
            <text:p>edit-delete (</text:p>
          </table:table-cell>
          <table:table-cell table:style-name="ce17" table:formula="of:=LEFT([.E193];LEN([.E193])-2)" office:value-type="string" office:string-value="edit-delete" calcext:value-type="string">
            <text:p>edit-delete</text:p>
          </table:table-cell>
          <table:table-cell/>
          <table:table-cell office:value-type="string" calcext:value-type="string">
            <text:p>si</text:p>
          </table:table-cell>
          <table:table-cell office:value-type="string" calcext:value-type="string">
            <text:p>no</text:p>
          </table:table-cell>
          <table:table-cell office:value-type="string" calcext:value-type="string">
            <text:p>H26</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93]&lt;&gt;[.C193];&quot;X&quot;;&quot;&quot;)">
            <text:p/>
          </table:table-cell>
          <table:table-cell table:style-name="ce10"/>
          <table:table-cell table:style-name="ce68" office:value-type="string" calcext:value-type="string">
            <text:p>edit-delete (org.gvsig.app.document.layout2.app.mainplugin)</text:p>
          </table:table-cell>
          <table:table-cell table:style-name="ce32" table:number-columns-repeated="3"/>
          <table:table-cell table:number-columns-repeated="1002"/>
        </table:table-row>
        <table:table-row table:style-name="ro4">
          <table:table-cell office:value-type="float" office:value="15" calcext:value-type="float">
            <text:p>15</text:p>
          </table:table-cell>
          <table:table-cell table:style-name="ce5"/>
          <table:table-cell table:style-name="ce17" office:value-type="string" calcext:value-type="string">
            <text:p>application-page-setup (org.gvsig.app.document.layout2.app.mainplugin)</text:p>
          </table:table-cell>
          <table:table-cell table:style-name="ce17" table:formula="of:=SEARCH(&quot;(&quot;;[.C194])" office:value-type="float" office:value="24" calcext:value-type="float">
            <text:p>24</text:p>
          </table:table-cell>
          <table:table-cell table:style-name="ce17" table:formula="of:=LEFT([.C194];[.D194])" office:value-type="string" office:string-value="application-page-setup (" calcext:value-type="string">
            <text:p>application-page-setup (</text:p>
          </table:table-cell>
          <table:table-cell table:style-name="ce17" table:formula="of:=LEFT([.E194];LEN([.E194])-2)" office:value-type="string" office:string-value="application-page-setup" calcext:value-type="string">
            <text:p>application-page-setup</text:p>
          </table:table-cell>
          <table:table-cell/>
          <table:table-cell office:value-type="string" calcext:value-type="string">
            <text:p>si</text:p>
          </table:table-cell>
          <table:table-cell office:value-type="string" calcext:value-type="string">
            <text:p>no</text:p>
          </table:table-cell>
          <table:table-cell office:value-type="string" calcext:value-type="string">
            <text:p>H27</text:p>
          </table:table-cell>
          <table:table-cell/>
          <table:table-cell table:number-columns-repeated="3" office:value-type="string" calcext:value-type="string">
            <text:p>si</text:p>
          </table:table-cell>
          <table:table-cell/>
          <table:table-cell office:value-type="string" calcext:value-type="string">
            <text:p>h_mapa</text:p>
          </table:table-cell>
          <table:table-cell table:formula="of:=IF([.S194]&lt;&gt;[.C194];&quot;X&quot;;&quot;&quot;)">
            <text:p/>
          </table:table-cell>
          <table:table-cell table:style-name="ce10"/>
          <table:table-cell table:style-name="ce10" office:value-type="string" calcext:value-type="string">
            <text:p>application-page-setup (org.gvsig.app.document.layout2.app.mainplugin)</text:p>
          </table:table-cell>
          <table:table-cell table:style-name="ce32" table:number-columns-repeated="3"/>
          <table:table-cell table:number-columns-repeated="1002"/>
        </table:table-row>
        <table:table-row table:style-name="ro5">
          <table:table-cell office:value-type="float" office:value="929" calcext:value-type="float">
            <text:p>929</text:p>
          </table:table-cell>
          <table:table-cell table:style-name="ce5"/>
          <table:table-cell table:style-name="ce17" office:value-type="string" calcext:value-type="string">
            <text:p>chart</text:p>
          </table:table-cell>
          <table:table-cell table:style-name="ce17"/>
          <table:table-cell table:style-name="ce17" table:formula="of:=LEFT([.C195];[.D195])">
            <text:p/>
          </table:table-cell>
          <table:table-cell table:style-name="ce34" office:value-type="string" calcext:value-type="string">
            <text:p>chart-edit-add</text:p>
          </table:table-cell>
          <table:table-cell/>
          <table:table-cell office:value-type="string" calcext:value-type="string">
            <text:p>si</text:p>
          </table:table-cell>
          <table:table-cell office:value-type="string" calcext:value-type="string">
            <text:p>no</text:p>
          </table:table-cell>
          <table:table-cell office:value-type="string" calcext:value-type="string">
            <text:p>I01</text:p>
          </table:table-cell>
          <table:table-cell table:style-name="ce34"/>
          <table:table-cell office:value-type="string" calcext:value-type="string">
            <text:p>si</text:p>
          </table:table-cell>
          <table:table-cell/>
          <table:table-cell office:value-type="string" calcext:value-type="string">
            <text:p>si</text:p>
          </table:table-cell>
          <table:table-cell table:number-columns-repeated="2"/>
          <table:table-cell table:formula="of:=IF([.S195]&lt;&gt;[.C196];&quot;X&quot;;&quot;&quot;)">
            <text:p/>
          </table:table-cell>
          <table:table-cell table:style-name="ce10"/>
          <table:table-cell table:style-name="ce10" office:value-type="string" calcext:value-type="string">
            <text:p>chart</text:p>
          </table:table-cell>
          <table:table-cell table:style-name="ce10" office:value-type="string" calcext:value-type="string">
            <text:p>chart-edit-delete</text:p>
          </table:table-cell>
          <table:table-cell table:style-name="ce32" table:number-columns-repeated="2"/>
          <table:table-cell table:number-columns-repeated="1002"/>
        </table:table-row>
        <table:table-row table:style-name="ro5">
          <table:table-cell office:value-type="float" office:value="933" calcext:value-type="float">
            <text:p>933</text:p>
          </table:table-cell>
          <table:table-cell table:style-name="ce5"/>
          <table:table-cell table:style-name="ce17" office:value-type="string" calcext:value-type="string">
            <text:p>chart</text:p>
          </table:table-cell>
          <table:table-cell table:style-name="ce17"/>
          <table:table-cell table:style-name="ce17" table:formula="of:=LEFT([.C196];[.D196])">
            <text:p/>
          </table:table-cell>
          <table:table-cell table:style-name="ce34" office:value-type="string" calcext:value-type="string">
            <text:p>chart-edit-plot</text:p>
          </table:table-cell>
          <table:table-cell/>
          <table:table-cell office:value-type="string" calcext:value-type="string">
            <text:p>si</text:p>
          </table:table-cell>
          <table:table-cell office:value-type="string" calcext:value-type="string">
            <text:p>no</text:p>
          </table:table-cell>
          <table:table-cell office:value-type="string" calcext:value-type="string">
            <text:p>I02</text:p>
          </table:table-cell>
          <table:table-cell table:style-name="ce34"/>
          <table:table-cell office:value-type="string" calcext:value-type="string">
            <text:p>si</text:p>
          </table:table-cell>
          <table:table-cell/>
          <table:table-cell office:value-type="string" calcext:value-type="string">
            <text:p>si</text:p>
          </table:table-cell>
          <table:table-cell table:number-columns-repeated="2"/>
          <table:table-cell table:formula="of:=IF([.S196]&lt;&gt;[.C197];&quot;X&quot;;&quot;&quot;)">
            <text:p/>
          </table:table-cell>
          <table:table-cell table:style-name="ce10"/>
          <table:table-cell table:style-name="ce10" office:value-type="string" calcext:value-type="string">
            <text:p>chart</text:p>
          </table:table-cell>
          <table:table-cell table:style-name="ce10" office:value-type="string" calcext:value-type="string">
            <text:p>chart-edit-text</text:p>
          </table:table-cell>
          <table:table-cell table:style-name="ce32" table:number-columns-repeated="2"/>
          <table:table-cell table:number-columns-repeated="1002"/>
        </table:table-row>
        <table:table-row table:style-name="ro5">
          <table:table-cell office:value-type="float" office:value="936" calcext:value-type="float">
            <text:p>936</text:p>
          </table:table-cell>
          <table:table-cell table:style-name="ce5"/>
          <table:table-cell table:style-name="ce17" office:value-type="string" calcext:value-type="string">
            <text:p>chart</text:p>
          </table:table-cell>
          <table:table-cell table:style-name="ce17"/>
          <table:table-cell table:style-name="ce17" table:formula="of:=LEFT([.C197];[.D197])">
            <text:p/>
          </table:table-cell>
          <table:table-cell table:style-name="ce34" office:value-type="string" calcext:value-type="string">
            <text:p>chart-export-pdf</text:p>
          </table:table-cell>
          <table:table-cell/>
          <table:table-cell office:value-type="string" calcext:value-type="string">
            <text:p>si</text:p>
          </table:table-cell>
          <table:table-cell office:value-type="string" calcext:value-type="string">
            <text:p>no</text:p>
          </table:table-cell>
          <table:table-cell office:value-type="string" calcext:value-type="string">
            <text:p>I03</text:p>
          </table:table-cell>
          <table:table-cell table:style-name="ce34"/>
          <table:table-cell office:value-type="string" calcext:value-type="string">
            <text:p>si</text:p>
          </table:table-cell>
          <table:table-cell/>
          <table:table-cell office:value-type="string" calcext:value-type="string">
            <text:p>si</text:p>
          </table:table-cell>
          <table:table-cell table:number-columns-repeated="2"/>
          <table:table-cell table:formula="of:=IF([.S198]&lt;&gt;[.C198];&quot;X&quot;;&quot;&quot;)" office:value-type="string" office:string-value="X" calcext:value-type="string">
            <text:p>X</text:p>
          </table:table-cell>
          <table:table-cell table:style-name="ce10"/>
          <table:table-cell table:number-columns-repeated="2"/>
          <table:table-cell table:style-name="ce32" table:number-columns-repeated="2"/>
          <table:table-cell table:number-columns-repeated="1002"/>
        </table:table-row>
        <table:table-row table:style-name="ro5">
          <table:table-cell office:value-type="float" office:value="938" calcext:value-type="float">
            <text:p>938</text:p>
          </table:table-cell>
          <table:table-cell table:style-name="ce5"/>
          <table:table-cell table:style-name="ce17" table:number-columns-repeated="2"/>
          <table:table-cell table:style-name="ce17" table:formula="of:=LEFT([.C198];[.D198])">
            <text:p/>
          </table:table-cell>
          <table:table-cell table:style-name="ce34"/>
          <table:table-cell/>
          <table:table-cell office:value-type="string" calcext:value-type="string">
            <text:p>si</text:p>
          </table:table-cell>
          <table:table-cell office:value-type="string" calcext:value-type="string">
            <text:p>no</text:p>
          </table:table-cell>
          <table:table-cell office:value-type="string" calcext:value-type="string">
            <text:p>I04</text:p>
          </table:table-cell>
          <table:table-cell table:style-name="ce34"/>
          <table:table-cell office:value-type="string" calcext:value-type="string">
            <text:p>si</text:p>
          </table:table-cell>
          <table:table-cell table:number-columns-repeated="4"/>
          <table:table-cell table:formula="of:=IF([.S198]&lt;&gt;[.C199];&quot;X&quot;;&quot;&quot;)" office:value-type="string" office:string-value="X" calcext:value-type="string">
            <text:p>X</text:p>
          </table:table-cell>
          <table:table-cell table:style-name="ce10"/>
          <table:table-cell table:style-name="ce10" office:value-type="string" calcext:value-type="string">
            <text:p>chart</text:p>
          </table:table-cell>
          <table:table-cell table:style-name="ce10" office:value-type="string" calcext:value-type="string">
            <text:p>chart-export-png</text:p>
          </table:table-cell>
          <table:table-cell table:style-name="ce32" table:number-columns-repeated="2"/>
          <table:table-cell table:number-columns-repeated="1002"/>
        </table:table-row>
        <table:table-row table:style-name="ro3">
          <table:table-cell office:value-type="float" office:value="17" calcext:value-type="float">
            <text:p>17</text:p>
          </table:table-cell>
          <table:table-cell table:style-name="ce5"/>
          <table:table-cell table:style-name="ce17" office:value-type="string" calcext:value-type="string">
            <text:p>application-project-new (org.gvsig.app.mainplugin)</text:p>
          </table:table-cell>
          <table:table-cell table:style-name="ce17" table:formula="of:=SEARCH(&quot;(&quot;;[.C199])" office:value-type="float" office:value="25" calcext:value-type="float">
            <text:p>25</text:p>
          </table:table-cell>
          <table:table-cell table:style-name="ce17" table:formula="of:=LEFT([.C199];[.D199])" office:value-type="string" office:string-value="application-project-new (" calcext:value-type="string">
            <text:p>application-project-new (</text:p>
          </table:table-cell>
          <table:table-cell table:style-name="ce17" table:formula="of:=LEFT([.E199];LEN([.E199])-2)" office:value-type="string" office:string-value="application-project-new" calcext:value-type="string">
            <text:p>application-project-new</text:p>
          </table:table-cell>
          <table:table-cell/>
          <table:table-cell office:value-type="string" calcext:value-type="string">
            <text:p>si</text:p>
          </table:table-cell>
          <table:table-cell office:value-type="string" calcext:value-type="string">
            <text:p>no</text:p>
          </table:table-cell>
          <table:table-cell office:value-type="string" calcext:value-type="string">
            <text:p>J01</text:p>
          </table:table-cell>
          <table:table-cell/>
          <table:table-cell office:value-type="string" calcext:value-type="string">
            <text:p>si</text:p>
          </table:table-cell>
          <table:table-cell table:number-columns-repeated="2" table:style-name="ce18" office:value-type="string" calcext:value-type="string">
            <text:p>si</text:p>
          </table:table-cell>
          <table:table-cell/>
          <table:table-cell office:value-type="string" calcext:value-type="string">
            <text:p>j_gvsig</text:p>
          </table:table-cell>
          <table:table-cell table:formula="of:=IF([.S199]&lt;&gt;[.C199];&quot;X&quot;;&quot;&quot;)">
            <text:p/>
          </table:table-cell>
          <table:table-cell table:style-name="ce10"/>
          <table:table-cell table:style-name="ce10" office:value-type="string" calcext:value-type="string">
            <text:p>application-project-new (org.gvsig.app.mainplugin)</text:p>
          </table:table-cell>
          <table:table-cell table:style-name="ce32" table:number-columns-repeated="3"/>
          <table:table-cell table:number-columns-repeated="1002"/>
        </table:table-row>
        <table:table-row table:style-name="ro3">
          <table:table-cell office:value-type="float" office:value="18" calcext:value-type="float">
            <text:p>18</text:p>
          </table:table-cell>
          <table:table-cell table:style-name="ce5"/>
          <table:table-cell table:style-name="ce17" office:value-type="string" calcext:value-type="string">
            <text:p>application-project-open (org.gvsig.app.mainplugin)</text:p>
          </table:table-cell>
          <table:table-cell table:style-name="ce17" table:formula="of:=SEARCH(&quot;(&quot;;[.C200])" office:value-type="float" office:value="26" calcext:value-type="float">
            <text:p>26</text:p>
          </table:table-cell>
          <table:table-cell table:style-name="ce17" table:formula="of:=LEFT([.C200];[.D200])" office:value-type="string" office:string-value="application-project-open (" calcext:value-type="string">
            <text:p>application-project-open (</text:p>
          </table:table-cell>
          <table:table-cell table:style-name="ce17" table:formula="of:=LEFT([.E200];LEN([.E200])-2)" office:value-type="string" office:string-value="application-project-open" calcext:value-type="string">
            <text:p>application-project-open</text:p>
          </table:table-cell>
          <table:table-cell/>
          <table:table-cell office:value-type="string" calcext:value-type="string">
            <text:p>si</text:p>
          </table:table-cell>
          <table:table-cell office:value-type="string" calcext:value-type="string">
            <text:p>no</text:p>
          </table:table-cell>
          <table:table-cell office:value-type="string" calcext:value-type="string">
            <text:p>J02</text:p>
          </table:table-cell>
          <table:table-cell/>
          <table:table-cell office:value-type="string" calcext:value-type="string">
            <text:p>si</text:p>
          </table:table-cell>
          <table:table-cell table:number-columns-repeated="2" table:style-name="ce18" office:value-type="string" calcext:value-type="string">
            <text:p>si</text:p>
          </table:table-cell>
          <table:table-cell/>
          <table:table-cell office:value-type="string" calcext:value-type="string">
            <text:p>j_gvsig</text:p>
          </table:table-cell>
          <table:table-cell table:formula="of:=IF([.S200]&lt;&gt;[.C200];&quot;X&quot;;&quot;&quot;)">
            <text:p/>
          </table:table-cell>
          <table:table-cell table:style-name="ce10"/>
          <table:table-cell table:style-name="ce10" office:value-type="string" calcext:value-type="string">
            <text:p>application-project-open (org.gvsig.app.mainplugin)</text:p>
          </table:table-cell>
          <table:table-cell table:style-name="ce32" table:number-columns-repeated="3"/>
          <table:table-cell table:number-columns-repeated="1002"/>
        </table:table-row>
        <table:table-row table:style-name="ro3">
          <table:table-cell office:value-type="float" office:value="20" calcext:value-type="float">
            <text:p>20</text:p>
          </table:table-cell>
          <table:table-cell table:style-name="ce5"/>
          <table:table-cell table:style-name="ce17" office:value-type="string" calcext:value-type="string">
            <text:p>application-project-save (org.gvsig.app.mainplugin)</text:p>
          </table:table-cell>
          <table:table-cell table:style-name="ce17" table:formula="of:=SEARCH(&quot;(&quot;;[.C201])" office:value-type="float" office:value="26" calcext:value-type="float">
            <text:p>26</text:p>
          </table:table-cell>
          <table:table-cell table:style-name="ce17" table:formula="of:=LEFT([.C201];[.D201])" office:value-type="string" office:string-value="application-project-save (" calcext:value-type="string">
            <text:p>application-project-save (</text:p>
          </table:table-cell>
          <table:table-cell table:style-name="ce17" table:formula="of:=LEFT([.E201];LEN([.E201])-2)" office:value-type="string" office:string-value="application-project-save" calcext:value-type="string">
            <text:p>application-project-save</text:p>
          </table:table-cell>
          <table:table-cell/>
          <table:table-cell office:value-type="string" calcext:value-type="string">
            <text:p>si</text:p>
          </table:table-cell>
          <table:table-cell office:value-type="string" calcext:value-type="string">
            <text:p>no</text:p>
          </table:table-cell>
          <table:table-cell office:value-type="string" calcext:value-type="string">
            <text:p>J03</text:p>
          </table:table-cell>
          <table:table-cell/>
          <table:table-cell office:value-type="string" calcext:value-type="string">
            <text:p>si</text:p>
          </table:table-cell>
          <table:table-cell table:number-columns-repeated="2" table:style-name="ce18" office:value-type="string" calcext:value-type="string">
            <text:p>si</text:p>
          </table:table-cell>
          <table:table-cell/>
          <table:table-cell office:value-type="string" calcext:value-type="string">
            <text:p>j_gvsig</text:p>
          </table:table-cell>
          <table:table-cell table:formula="of:=IF([.S201]&lt;&gt;[.C201];&quot;X&quot;;&quot;&quot;)">
            <text:p/>
          </table:table-cell>
          <table:table-cell table:style-name="ce10"/>
          <table:table-cell table:style-name="ce10" office:value-type="string" calcext:value-type="string">
            <text:p>application-project-save (org.gvsig.app.mainplugin)</text:p>
          </table:table-cell>
          <table:table-cell table:style-name="ce32" table:number-columns-repeated="3"/>
          <table:table-cell table:number-columns-repeated="1002"/>
        </table:table-row>
        <table:table-row table:style-name="ro3">
          <table:table-cell office:value-type="float" office:value="19" calcext:value-type="float">
            <text:p>19</text:p>
          </table:table-cell>
          <table:table-cell table:style-name="ce5"/>
          <table:table-cell table:style-name="ce17" office:value-type="string" calcext:value-type="string">
            <text:p>application-project-save-as (org.gvsig.app.mainplugin)</text:p>
          </table:table-cell>
          <table:table-cell table:style-name="ce17" table:formula="of:=SEARCH(&quot;(&quot;;[.C202])" office:value-type="float" office:value="29" calcext:value-type="float">
            <text:p>29</text:p>
          </table:table-cell>
          <table:table-cell table:style-name="ce17" table:formula="of:=LEFT([.C202];[.D202])" office:value-type="string" office:string-value="application-project-save-as (" calcext:value-type="string">
            <text:p>application-project-save-as (</text:p>
          </table:table-cell>
          <table:table-cell table:style-name="ce17" table:formula="of:=LEFT([.E202];LEN([.E202])-2)" office:value-type="string" office:string-value="application-project-save-as" calcext:value-type="string">
            <text:p>application-project-save-as</text:p>
          </table:table-cell>
          <table:table-cell/>
          <table:table-cell office:value-type="string" calcext:value-type="string">
            <text:p>si</text:p>
          </table:table-cell>
          <table:table-cell office:value-type="string" calcext:value-type="string">
            <text:p>no</text:p>
          </table:table-cell>
          <table:table-cell office:value-type="string" calcext:value-type="string">
            <text:p>J04</text:p>
          </table:table-cell>
          <table:table-cell/>
          <table:table-cell office:value-type="string" calcext:value-type="string">
            <text:p>si</text:p>
          </table:table-cell>
          <table:table-cell table:number-columns-repeated="2" table:style-name="ce18" office:value-type="string" calcext:value-type="string">
            <text:p>si</text:p>
          </table:table-cell>
          <table:table-cell/>
          <table:table-cell office:value-type="string" calcext:value-type="string">
            <text:p>j_gvsig</text:p>
          </table:table-cell>
          <table:table-cell table:formula="of:=IF([.S202]&lt;&gt;[.C202];&quot;X&quot;;&quot;&quot;)">
            <text:p/>
          </table:table-cell>
          <table:table-cell table:style-name="ce10"/>
          <table:table-cell table:style-name="ce10" office:value-type="string" calcext:value-type="string">
            <text:p>application-project-save-as (org.gvsig.app.mainplugin)</text:p>
          </table:table-cell>
          <table:table-cell table:style-name="ce32" table:number-columns-repeated="3"/>
          <table:table-cell table:number-columns-repeated="1002"/>
        </table:table-row>
        <table:table-row table:style-name="ro3">
          <table:table-cell office:value-type="float" office:value="167" calcext:value-type="float">
            <text:p>167</text:p>
          </table:table-cell>
          <table:table-cell table:style-name="ce5"/>
          <table:table-cell table:style-name="ce17" office:value-type="string" calcext:value-type="string">
            <text:p>tools-addonsmanager (org.gvsig.installer.app.mainplugin)</text:p>
          </table:table-cell>
          <table:table-cell table:style-name="ce17" table:formula="of:=SEARCH(&quot;(&quot;;[.C203])" office:value-type="float" office:value="21" calcext:value-type="float">
            <text:p>21</text:p>
          </table:table-cell>
          <table:table-cell table:style-name="ce17" table:formula="of:=LEFT([.C203];[.D203])" office:value-type="string" office:string-value="tools-addonsmanager (" calcext:value-type="string">
            <text:p>tools-addonsmanager (</text:p>
          </table:table-cell>
          <table:table-cell table:style-name="ce17" table:formula="of:=LEFT([.E203];LEN([.E203])-2)" office:value-type="string" office:string-value="tools-addonsmanager" calcext:value-type="string">
            <text:p>tools-addonsmanager</text:p>
          </table:table-cell>
          <table:table-cell/>
          <table:table-cell office:value-type="string" calcext:value-type="string">
            <text:p>si</text:p>
          </table:table-cell>
          <table:table-cell office:value-type="string" calcext:value-type="string">
            <text:p>no</text:p>
          </table:table-cell>
          <table:table-cell office:value-type="string" calcext:value-type="string">
            <text:p>J05</text:p>
          </table:table-cell>
          <table:table-cell/>
          <table:table-cell office:value-type="string" calcext:value-type="string">
            <text:p>si</text:p>
          </table:table-cell>
          <table:table-cell/>
          <table:table-cell table:style-name="ce18" office:value-type="string" calcext:value-type="string">
            <text:p>si</text:p>
          </table:table-cell>
          <table:table-cell/>
          <table:table-cell office:value-type="string" calcext:value-type="string">
            <text:p>j_gvsig</text:p>
          </table:table-cell>
          <table:table-cell table:formula="of:=IF([.S203]&lt;&gt;[.C203];&quot;X&quot;;&quot;&quot;)">
            <text:p/>
          </table:table-cell>
          <table:table-cell table:style-name="ce10"/>
          <table:table-cell table:style-name="ce10" office:value-type="string" calcext:value-type="string">
            <text:p>tools-addonsmanager (org.gvsig.installer.app.mainplugin)</text:p>
          </table:table-cell>
          <table:table-cell table:style-name="ce32" table:number-columns-repeated="3"/>
          <table:table-cell table:number-columns-repeated="1002"/>
        </table:table-row>
        <table:table-row table:style-name="ro4">
          <table:table-cell office:value-type="float" office:value="755" calcext:value-type="float">
            <text:p>755</text:p>
          </table:table-cell>
          <table:table-cell table:style-name="ce5"/>
          <table:table-cell table:style-name="ce17" office:value-type="string" calcext:value-type="string">
            <text:p>wizard-make-symbol-package (org.gvsig.symbology.app.symbolinstaller)</text:p>
          </table:table-cell>
          <table:table-cell table:style-name="ce17" table:formula="of:=SEARCH(&quot;(&quot;;[.C204])" office:value-type="float" office:value="28" calcext:value-type="float">
            <text:p>28</text:p>
          </table:table-cell>
          <table:table-cell table:style-name="ce17" table:formula="of:=LEFT([.C204];[.D204])" office:value-type="string" office:string-value="wizard-make-symbol-package (" calcext:value-type="string">
            <text:p>wizard-make-symbol-package (</text:p>
          </table:table-cell>
          <table:table-cell table:style-name="ce17" table:formula="of:=LEFT([.E204];LEN([.E204])-2)" office:value-type="string" office:string-value="wizard-make-symbol-package" calcext:value-type="string">
            <text:p>wizard-make-symbol-package</text:p>
          </table:table-cell>
          <table:table-cell/>
          <table:table-cell office:value-type="string" calcext:value-type="string">
            <text:p>si</text:p>
          </table:table-cell>
          <table:table-cell office:value-type="string" calcext:value-type="string">
            <text:p>no</text:p>
          </table:table-cell>
          <table:table-cell office:value-type="string" calcext:value-type="string">
            <text:p>J05</text:p>
          </table:table-cell>
          <table:table-cell/>
          <table:table-cell office:value-type="string" calcext:value-type="string">
            <text:p>si</text:p>
          </table:table-cell>
          <table:table-cell/>
          <table:table-cell table:style-name="ce18" office:value-type="string" calcext:value-type="string">
            <text:p>si</text:p>
          </table:table-cell>
          <table:table-cell/>
          <table:table-cell table:style-name="ce62" office:value-type="string" calcext:value-type="string">
            <text:p>j_gvsig</text:p>
          </table:table-cell>
          <table:table-cell table:formula="of:=IF([.S204]&lt;&gt;[.C204];&quot;X&quot;;&quot;&quot;)">
            <text:p/>
          </table:table-cell>
          <table:table-cell table:style-name="ce10"/>
          <table:table-cell table:style-name="ce10" office:value-type="string" calcext:value-type="string">
            <text:p>wizard-make-symbol-package (org.gvsig.symbology.app.symbolinstaller)</text:p>
          </table:table-cell>
          <table:table-cell table:style-name="ce32" table:number-columns-repeated="3"/>
          <table:table-cell table:number-columns-repeated="1002"/>
        </table:table-row>
        <table:table-row table:style-name="ro4">
          <table:table-cell office:value-type="float" office:value="9" calcext:value-type="float">
            <text:p>9</text:p>
          </table:table-cell>
          <table:table-cell table:style-name="ce5"/>
          <table:table-cell table:style-name="ce29" office:value-type="string" calcext:value-type="string">
            <text:p>application-exit (org.gvsig.coreplugin.app.mainplugin)</text:p>
          </table:table-cell>
          <table:table-cell table:style-name="ce17" table:formula="of:=SEARCH(&quot;(&quot;;[.C205])" office:value-type="float" office:value="18" calcext:value-type="float">
            <text:p>18</text:p>
          </table:table-cell>
          <table:table-cell table:style-name="ce17" table:formula="of:=LEFT([.C205];[.D205])" office:value-type="string" office:string-value="application-exit (" calcext:value-type="string">
            <text:p>application-exit (</text:p>
          </table:table-cell>
          <table:table-cell table:style-name="ce17" table:formula="of:=LEFT([.E205];LEN([.E205])-2)" office:value-type="string" office:string-value="application-exit" calcext:value-type="string">
            <text:p>application-exit</text:p>
          </table:table-cell>
          <table:table-cell/>
          <table:table-cell office:value-type="string" calcext:value-type="string">
            <text:p>si</text:p>
          </table:table-cell>
          <table:table-cell office:value-type="string" calcext:value-type="string">
            <text:p>no</text:p>
          </table:table-cell>
          <table:table-cell office:value-type="string" calcext:value-type="string">
            <text:p>J06</text:p>
          </table:table-cell>
          <table:table-cell/>
          <table:table-cell office:value-type="string" calcext:value-type="string">
            <text:p>si</text:p>
          </table:table-cell>
          <table:table-cell table:number-columns-repeated="2" table:style-name="ce18" office:value-type="string" calcext:value-type="string">
            <text:p>si</text:p>
          </table:table-cell>
          <table:table-cell/>
          <table:table-cell office:value-type="string" calcext:value-type="string">
            <text:p>j_gvsig</text:p>
          </table:table-cell>
          <table:table-cell table:formula="of:=IF([.S205]&lt;&gt;[.C205];&quot;X&quot;;&quot;&quot;)">
            <text:p/>
          </table:table-cell>
          <table:table-cell table:style-name="ce10"/>
          <table:table-cell table:style-name="ce68" office:value-type="string" calcext:value-type="string">
            <text:p>application-exit (org.gvsig.coreplugin.app.mainplugin)</text:p>
          </table:table-cell>
          <table:table-cell table:style-name="ce32" table:number-columns-repeated="3"/>
          <table:table-cell table:number-columns-repeated="1002"/>
        </table:table-row>
        <table:table-row table:style-name="ro3">
          <table:table-cell office:value-type="float" office:value="36" calcext:value-type="float">
            <text:p>36</text:p>
          </table:table-cell>
          <table:table-cell table:style-name="ce5"/>
          <table:table-cell table:style-name="ce17" office:value-type="string" calcext:value-type="string">
            <text:p>edit-setup (org.gvsig.coreplugin.app.mainplugin)</text:p>
          </table:table-cell>
          <table:table-cell table:style-name="ce17" table:formula="of:=SEARCH(&quot;(&quot;;[.C206])" office:value-type="float" office:value="12" calcext:value-type="float">
            <text:p>12</text:p>
          </table:table-cell>
          <table:table-cell table:style-name="ce17" table:formula="of:=LEFT([.C206];[.D206])" office:value-type="string" office:string-value="edit-setup (" calcext:value-type="string">
            <text:p>edit-setup (</text:p>
          </table:table-cell>
          <table:table-cell table:style-name="ce17" table:formula="of:=LEFT([.E206];LEN([.E206])-2)" office:value-type="string" office:string-value="edit-setup" calcext:value-type="string">
            <text:p>edit-setup</text:p>
          </table:table-cell>
          <table:table-cell/>
          <table:table-cell office:value-type="string" calcext:value-type="string">
            <text:p>si</text:p>
          </table:table-cell>
          <table:table-cell office:value-type="string" calcext:value-type="string">
            <text:p>no</text:p>
          </table:table-cell>
          <table:table-cell office:value-type="string" calcext:value-type="string">
            <text:p>J07</text:p>
          </table:table-cell>
          <table:table-cell/>
          <table:table-cell office:value-type="string" calcext:value-type="string">
            <text:p>si</text:p>
          </table:table-cell>
          <table:table-cell table:number-columns-repeated="2" table:style-name="ce18" office:value-type="string" calcext:value-type="string">
            <text:p>si</text:p>
          </table:table-cell>
          <table:table-cell/>
          <table:table-cell office:value-type="string" calcext:value-type="string">
            <text:p>j_gvsig</text:p>
          </table:table-cell>
          <table:table-cell table:formula="of:=IF([.S206]&lt;&gt;[.C206];&quot;X&quot;;&quot;&quot;)">
            <text:p/>
          </table:table-cell>
          <table:table-cell table:style-name="ce10"/>
          <table:table-cell table:style-name="ce10" office:value-type="string" calcext:value-type="string">
            <text:p>edit-setup (org.gvsig.coreplugin.app.mainplugin)</text:p>
          </table:table-cell>
          <table:table-cell table:style-name="ce32" table:number-columns-repeated="3"/>
          <table:table-cell table:number-columns-repeated="1002"/>
        </table:table-row>
        <table:table-row table:style-name="ro3">
          <table:table-cell office:value-type="float" office:value="142" calcext:value-type="float">
            <text:p>142</text:p>
          </table:table-cell>
          <table:table-cell table:style-name="ce5"/>
          <table:table-cell table:style-name="ce17" office:value-type="string" calcext:value-type="string">
            <text:p>show-console (org.gvsig.coreplugin.app.mainplugin)</text:p>
          </table:table-cell>
          <table:table-cell table:style-name="ce17" table:formula="of:=SEARCH(&quot;(&quot;;[.C207])" office:value-type="float" office:value="14" calcext:value-type="float">
            <text:p>14</text:p>
          </table:table-cell>
          <table:table-cell table:style-name="ce17" table:formula="of:=LEFT([.C207];[.D207])" office:value-type="string" office:string-value="show-console (" calcext:value-type="string">
            <text:p>show-console (</text:p>
          </table:table-cell>
          <table:table-cell table:style-name="ce17" table:formula="of:=LEFT([.E207];LEN([.E207])-2)" office:value-type="string" office:string-value="show-console" calcext:value-type="string">
            <text:p>show-console</text:p>
          </table:table-cell>
          <table:table-cell/>
          <table:table-cell office:value-type="string" calcext:value-type="string">
            <text:p>si</text:p>
          </table:table-cell>
          <table:table-cell office:value-type="string" calcext:value-type="string">
            <text:p>no</text:p>
          </table:table-cell>
          <table:table-cell office:value-type="string" calcext:value-type="string">
            <text:p>J08</text:p>
          </table:table-cell>
          <table:table-cell/>
          <table:table-cell office:value-type="string" calcext:value-type="string">
            <text:p>si</text:p>
          </table:table-cell>
          <table:table-cell/>
          <table:table-cell table:style-name="ce18" office:value-type="string" calcext:value-type="string">
            <text:p>si</text:p>
          </table:table-cell>
          <table:table-cell/>
          <table:table-cell office:value-type="string" calcext:value-type="string">
            <text:p>j_gvsig</text:p>
          </table:table-cell>
          <table:table-cell table:formula="of:=IF([.S207]&lt;&gt;[.C207];&quot;X&quot;;&quot;&quot;)">
            <text:p/>
          </table:table-cell>
          <table:table-cell table:style-name="ce10"/>
          <table:table-cell table:style-name="ce10" office:value-type="string" calcext:value-type="string">
            <text:p>show-console (org.gvsig.coreplugin.app.mainplugin)</text:p>
          </table:table-cell>
          <table:table-cell table:style-name="ce32" table:number-columns-repeated="3"/>
          <table:table-cell table:number-columns-repeated="1002"/>
        </table:table-row>
        <table:table-row table:style-name="ro3">
          <table:table-cell office:value-type="float" office:value="55" calcext:value-type="float">
            <text:p>55</text:p>
          </table:table-cell>
          <table:table-cell table:style-name="ce5"/>
          <table:table-cell table:style-name="ce17" office:value-type="string" calcext:value-type="string">
            <text:p>layer-info-by-pixel (org.gvsig.raster.tools.app.basic)</text:p>
          </table:table-cell>
          <table:table-cell table:style-name="ce17" table:formula="of:=SEARCH(&quot;(&quot;;[.C208])" office:value-type="float" office:value="21" calcext:value-type="float">
            <text:p>21</text:p>
          </table:table-cell>
          <table:table-cell table:style-name="ce17" table:formula="of:=LEFT([.C208];[.D208])" office:value-type="string" office:string-value="layer-info-by-pixel (" calcext:value-type="string">
            <text:p>layer-info-by-pixel (</text:p>
          </table:table-cell>
          <table:table-cell table:style-name="ce17" table:formula="of:=LEFT([.E208];LEN([.E208])-2)" office:value-type="string" office:string-value="layer-info-by-pixel" calcext:value-type="string">
            <text:p>layer-info-by-pixel</text:p>
          </table:table-cell>
          <table:table-cell/>
          <table:table-cell office:value-type="string" calcext:value-type="string">
            <text:p>si</text:p>
          </table:table-cell>
          <table:table-cell office:value-type="string" calcext:value-type="string">
            <text:p>no</text:p>
          </table:table-cell>
          <table:table-cell office:value-type="string" calcext:value-type="string">
            <text:p>K01</text:p>
          </table:table-cell>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k_consultas</text:p>
          </table:table-cell>
          <table:table-cell table:formula="of:=IF([.S208]&lt;&gt;[.C208];&quot;X&quot;;&quot;&quot;)">
            <text:p/>
          </table:table-cell>
          <table:table-cell table:style-name="ce10"/>
          <table:table-cell table:style-name="ce10" office:value-type="string" calcext:value-type="string">
            <text:p>layer-info-by-pixel (org.gvsig.raster.tools.app.basic)</text:p>
          </table:table-cell>
          <table:table-cell table:style-name="ce32" table:number-columns-repeated="3"/>
          <table:table-cell table:number-columns-repeated="1002"/>
        </table:table-row>
        <table:table-row table:style-name="ro3">
          <table:table-cell office:value-type="float" office:value="56" calcext:value-type="float">
            <text:p>56</text:p>
          </table:table-cell>
          <table:table-cell table:style-name="ce5"/>
          <table:table-cell table:style-name="ce17" office:value-type="string" calcext:value-type="string">
            <text:p>layer-info-by-point (org.gvsig.app.mainplugin)</text:p>
          </table:table-cell>
          <table:table-cell table:style-name="ce17" table:formula="of:=SEARCH(&quot;(&quot;;[.C209])" office:value-type="float" office:value="21" calcext:value-type="float">
            <text:p>21</text:p>
          </table:table-cell>
          <table:table-cell table:style-name="ce17" table:formula="of:=LEFT([.C209];[.D209])" office:value-type="string" office:string-value="layer-info-by-point (" calcext:value-type="string">
            <text:p>layer-info-by-point (</text:p>
          </table:table-cell>
          <table:table-cell table:style-name="ce17" table:formula="of:=LEFT([.E209];LEN([.E209])-2)" office:value-type="string" office:string-value="layer-info-by-point" calcext:value-type="string">
            <text:p>layer-info-by-point</text:p>
          </table:table-cell>
          <table:table-cell/>
          <table:table-cell office:value-type="string" calcext:value-type="string">
            <text:p>si</text:p>
          </table:table-cell>
          <table:table-cell office:value-type="string" calcext:value-type="string">
            <text:p>no</text:p>
          </table:table-cell>
          <table:table-cell office:value-type="string" calcext:value-type="string">
            <text:p>K01</text:p>
          </table:table-cell>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k_consultas</text:p>
          </table:table-cell>
          <table:table-cell table:formula="of:=IF([.S209]&lt;&gt;[.C209];&quot;X&quot;;&quot;&quot;)">
            <text:p/>
          </table:table-cell>
          <table:table-cell table:style-name="ce10"/>
          <table:table-cell table:style-name="ce10" office:value-type="string" calcext:value-type="string">
            <text:p>layer-info-by-point (org.gvsig.app.mainplugin)</text:p>
          </table:table-cell>
          <table:table-cell table:style-name="ce32" table:number-columns-repeated="3"/>
          <table:table-cell table:number-columns-repeated="1002"/>
        </table:table-row>
        <table:table-row table:style-name="ro3">
          <table:table-cell office:value-type="float" office:value="201" calcext:value-type="float">
            <text:p>201</text:p>
          </table:table-cell>
          <table:table-cell table:style-name="ce5"/>
          <table:table-cell table:style-name="ce17" office:value-type="string" calcext:value-type="string">
            <text:p>view-show-hyperlink (org.gvsig.hyperlink.app.extension)</text:p>
          </table:table-cell>
          <table:table-cell table:style-name="ce17" table:formula="of:=SEARCH(&quot;(&quot;;[.C210])" office:value-type="float" office:value="21" calcext:value-type="float">
            <text:p>21</text:p>
          </table:table-cell>
          <table:table-cell table:style-name="ce17" table:formula="of:=LEFT([.C210];[.D210])" office:value-type="string" office:string-value="view-show-hyperlink (" calcext:value-type="string">
            <text:p>view-show-hyperlink (</text:p>
          </table:table-cell>
          <table:table-cell table:style-name="ce17" table:formula="of:=LEFT([.E210];LEN([.E210])-2)" office:value-type="string" office:string-value="view-show-hyperlink" calcext:value-type="string">
            <text:p>view-show-hyperlink</text:p>
          </table:table-cell>
          <table:table-cell/>
          <table:table-cell office:value-type="string" calcext:value-type="string">
            <text:p>si</text:p>
          </table:table-cell>
          <table:table-cell office:value-type="string" calcext:value-type="string">
            <text:p>no</text:p>
          </table:table-cell>
          <table:table-cell office:value-type="string" calcext:value-type="string">
            <text:p>K02</text:p>
          </table:table-cell>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k_consultas</text:p>
          </table:table-cell>
          <table:table-cell table:formula="of:=IF([.S210]&lt;&gt;[.C210];&quot;X&quot;;&quot;&quot;)">
            <text:p/>
          </table:table-cell>
          <table:table-cell table:style-name="ce10"/>
          <table:table-cell table:style-name="ce10" office:value-type="string" calcext:value-type="string">
            <text:p>view-show-hyperlink (org.gvsig.hyperlink.app.extension)</text:p>
          </table:table-cell>
          <table:table-cell table:style-name="ce32" table:number-columns-repeated="3"/>
          <table:table-cell table:number-columns-repeated="1002"/>
        </table:table-row>
        <table:table-row table:style-name="ro3">
          <table:table-cell office:value-type="float" office:value="195" calcext:value-type="float">
            <text:p>195</text:p>
          </table:table-cell>
          <table:table-cell table:style-name="ce5"/>
          <table:table-cell table:style-name="ce17" office:value-type="string" calcext:value-type="string">
            <text:p>view-query-area (org.gvsig.app.mainplugin)</text:p>
          </table:table-cell>
          <table:table-cell table:style-name="ce17" table:formula="of:=SEARCH(&quot;(&quot;;[.C211])" office:value-type="float" office:value="17" calcext:value-type="float">
            <text:p>17</text:p>
          </table:table-cell>
          <table:table-cell table:style-name="ce17" table:formula="of:=LEFT([.C211];[.D211])" office:value-type="string" office:string-value="view-query-area (" calcext:value-type="string">
            <text:p>view-query-area (</text:p>
          </table:table-cell>
          <table:table-cell table:style-name="ce17" table:formula="of:=LEFT([.E211];LEN([.E211])-2)" office:value-type="string" office:string-value="view-query-area" calcext:value-type="string">
            <text:p>view-query-area</text:p>
          </table:table-cell>
          <table:table-cell/>
          <table:table-cell office:value-type="string" calcext:value-type="string">
            <text:p>si</text:p>
          </table:table-cell>
          <table:table-cell office:value-type="string" calcext:value-type="string">
            <text:p>no</text:p>
          </table:table-cell>
          <table:table-cell office:value-type="string" calcext:value-type="string">
            <text:p>K03</text:p>
          </table:table-cell>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k_consultas</text:p>
          </table:table-cell>
          <table:table-cell table:formula="of:=IF([.S211]&lt;&gt;[.C211];&quot;X&quot;;&quot;&quot;)">
            <text:p/>
          </table:table-cell>
          <table:table-cell table:style-name="ce10"/>
          <table:table-cell table:style-name="ce10" office:value-type="string" calcext:value-type="string">
            <text:p>view-query-area (org.gvsig.app.mainplugin)</text:p>
          </table:table-cell>
          <table:table-cell table:style-name="ce32" table:number-columns-repeated="3"/>
          <table:table-cell table:number-columns-repeated="1002"/>
        </table:table-row>
        <table:table-row table:style-name="ro3">
          <table:table-cell office:value-type="float" office:value="899" calcext:value-type="float">
            <text:p>899</text:p>
          </table:table-cell>
          <table:table-cell table:style-name="ce5"/>
          <table:table-cell table:style-name="ce17" office:value-type="string" calcext:value-type="string">
            <text:p>wfs-properties-query-area (org.gvsig.wfs.app.mainplugin)</text:p>
          </table:table-cell>
          <table:table-cell table:style-name="ce17" table:formula="of:=SEARCH(&quot;(&quot;;[.C212])" office:value-type="float" office:value="27" calcext:value-type="float">
            <text:p>27</text:p>
          </table:table-cell>
          <table:table-cell table:style-name="ce17" table:formula="of:=LEFT([.C212];[.D212])" office:value-type="string" office:string-value="wfs-properties-query-area (" calcext:value-type="string">
            <text:p>wfs-properties-query-area (</text:p>
          </table:table-cell>
          <table:table-cell table:style-name="ce17" table:formula="of:=LEFT([.E212];LEN([.E212])-2)" office:value-type="string" office:string-value="wfs-properties-query-area" calcext:value-type="string">
            <text:p>wfs-properties-query-area</text:p>
          </table:table-cell>
          <table:table-cell/>
          <table:table-cell office:value-type="string" calcext:value-type="string">
            <text:p>si</text:p>
          </table:table-cell>
          <table:table-cell office:value-type="string" calcext:value-type="string">
            <text:p>no</text:p>
          </table:table-cell>
          <table:table-cell office:value-type="string" calcext:value-type="string">
            <text:p>K03</text:p>
          </table:table-cell>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k_consultas</text:p>
          </table:table-cell>
          <table:table-cell table:formula="of:=IF([.S212]&lt;&gt;[.C212];&quot;X&quot;;&quot;&quot;)">
            <text:p/>
          </table:table-cell>
          <table:table-cell table:style-name="ce10"/>
          <table:table-cell table:style-name="ce10" office:value-type="string" calcext:value-type="string">
            <text:p>wfs-properties-query-area (org.gvsig.wfs.app.mainplugin)</text:p>
          </table:table-cell>
          <table:table-cell table:style-name="ce32" table:number-columns-repeated="3"/>
          <table:table-cell table:number-columns-repeated="1002"/>
        </table:table-row>
        <table:table-row table:style-name="ro3">
          <table:table-cell office:value-type="float" office:value="197" calcext:value-type="float">
            <text:p>197</text:p>
          </table:table-cell>
          <table:table-cell table:style-name="ce5"/>
          <table:table-cell table:style-name="ce17" office:value-type="string" calcext:value-type="string">
            <text:p>view-query-distance (org.gvsig.app.mainplugin)</text:p>
          </table:table-cell>
          <table:table-cell table:style-name="ce17" table:formula="of:=SEARCH(&quot;(&quot;;[.C213])" office:value-type="float" office:value="21" calcext:value-type="float">
            <text:p>21</text:p>
          </table:table-cell>
          <table:table-cell table:style-name="ce17" table:formula="of:=LEFT([.C213];[.D213])" office:value-type="string" office:string-value="view-query-distance (" calcext:value-type="string">
            <text:p>view-query-distance (</text:p>
          </table:table-cell>
          <table:table-cell table:style-name="ce17" table:formula="of:=LEFT([.E213];LEN([.E213])-2)" office:value-type="string" office:string-value="view-query-distance" calcext:value-type="string">
            <text:p>view-query-distance</text:p>
          </table:table-cell>
          <table:table-cell/>
          <table:table-cell office:value-type="string" calcext:value-type="string">
            <text:p>si</text:p>
          </table:table-cell>
          <table:table-cell office:value-type="string" calcext:value-type="string">
            <text:p>no</text:p>
          </table:table-cell>
          <table:table-cell office:value-type="string" calcext:value-type="string">
            <text:p>K04</text:p>
          </table:table-cell>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k_consultas</text:p>
          </table:table-cell>
          <table:table-cell table:formula="of:=IF([.S213]&lt;&gt;[.C213];&quot;X&quot;;&quot;&quot;)">
            <text:p/>
          </table:table-cell>
          <table:table-cell table:style-name="ce10"/>
          <table:table-cell table:style-name="ce10" office:value-type="string" calcext:value-type="string">
            <text:p>view-query-distance (org.gvsig.app.mainplugin)</text:p>
          </table:table-cell>
          <table:table-cell table:style-name="ce32" table:number-columns-repeated="3"/>
          <table:table-cell table:number-columns-repeated="1002"/>
        </table:table-row>
        <table:table-row table:style-name="ro3">
          <table:table-cell office:value-type="float" office:value="900" calcext:value-type="float">
            <text:p>900</text:p>
          </table:table-cell>
          <table:table-cell table:style-name="ce5"/>
          <table:table-cell table:style-name="ce17" office:value-type="string" calcext:value-type="string">
            <text:p>wfs-properties-query-distance (org.gvsig.wfs.app.mainplugin)</text:p>
          </table:table-cell>
          <table:table-cell table:style-name="ce17" table:formula="of:=SEARCH(&quot;(&quot;;[.C214])" office:value-type="float" office:value="31" calcext:value-type="float">
            <text:p>31</text:p>
          </table:table-cell>
          <table:table-cell table:style-name="ce17" table:formula="of:=LEFT([.C214];[.D214])" office:value-type="string" office:string-value="wfs-properties-query-distance (" calcext:value-type="string">
            <text:p>wfs-properties-query-distance (</text:p>
          </table:table-cell>
          <table:table-cell table:style-name="ce17" table:formula="of:=LEFT([.E214];LEN([.E214])-2)" office:value-type="string" office:string-value="wfs-properties-query-distance" calcext:value-type="string">
            <text:p>wfs-properties-query-distance</text:p>
          </table:table-cell>
          <table:table-cell/>
          <table:table-cell office:value-type="string" calcext:value-type="string">
            <text:p>si</text:p>
          </table:table-cell>
          <table:table-cell office:value-type="string" calcext:value-type="string">
            <text:p>no</text:p>
          </table:table-cell>
          <table:table-cell office:value-type="string" calcext:value-type="string">
            <text:p>K04</text:p>
          </table:table-cell>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k_consultas</text:p>
          </table:table-cell>
          <table:table-cell table:formula="of:=IF([.S214]&lt;&gt;[.C214];&quot;X&quot;;&quot;&quot;)">
            <text:p/>
          </table:table-cell>
          <table:table-cell table:style-name="ce10"/>
          <table:table-cell table:style-name="ce10" office:value-type="string" calcext:value-type="string">
            <text:p>wfs-properties-query-distance (org.gvsig.wfs.app.mainplugin)</text:p>
          </table:table-cell>
          <table:table-cell table:style-name="ce32" table:number-columns-repeated="3"/>
          <table:table-cell table:number-columns-repeated="1002"/>
        </table:table-row>
        <table:table-row table:style-name="ro6">
          <table:table-cell office:value-type="float" office:value="922" calcext:value-type="float">
            <text:p>922</text:p>
          </table:table-cell>
          <table:table-cell table:style-name="ce5"/>
          <table:table-cell table:style-name="ce17" office:value-type="string" calcext:value-type="string">
            <text:p>broken</text:p>
          </table:table-cell>
          <table:table-cell table:style-name="ce17"/>
          <table:table-cell table:style-name="ce17" table:formula="of:=LEFT([.C215];[.D215])">
            <text:p/>
          </table:table-cell>
          <table:table-cell table:style-name="ce34" office:value-type="string" calcext:value-type="string">
            <text:p>bullseye</text:p>
          </table:table-cell>
          <table:table-cell/>
          <table:table-cell office:value-type="string" calcext:value-type="string">
            <text:p>si</text:p>
          </table:table-cell>
          <table:table-cell office:value-type="string" calcext:value-type="string">
            <text:p>no</text:p>
          </table:table-cell>
          <table:table-cell office:value-type="string" calcext:value-type="string">
            <text:p>K05</text:p>
          </table:table-cell>
          <table:table-cell table:style-name="ce34"/>
          <table:table-cell office:value-type="string" calcext:value-type="string">
            <text:p>si</text:p>
          </table:table-cell>
          <table:table-cell/>
          <table:table-cell office:value-type="string" calcext:value-type="string">
            <text:p>si</text:p>
          </table:table-cell>
          <table:table-cell table:number-columns-repeated="2"/>
          <table:table-cell table:formula="of:=IF([.S215]&lt;&gt;[.C216];&quot;X&quot;;&quot;&quot;)" office:value-type="string" office:string-value="X" calcext:value-type="string">
            <text:p>X</text:p>
          </table:table-cell>
          <table:table-cell table:style-name="ce10"/>
          <table:table-cell table:style-name="ce10" office:value-type="string" calcext:value-type="string">
            <text:p>catalog</text:p>
          </table:table-cell>
          <table:table-cell table:style-name="ce10" office:value-type="string" calcext:value-type="string">
            <text:p>catalog-move-down</text:p>
          </table:table-cell>
          <table:table-cell table:style-name="ce32" table:number-columns-repeated="2"/>
          <table:table-cell table:number-columns-repeated="1002"/>
        </table:table-row>
        <table:table-row table:style-name="ro3">
          <table:table-cell office:value-type="float" office:value="198" calcext:value-type="float">
            <text:p>198</text:p>
          </table:table-cell>
          <table:table-cell table:style-name="ce5" office:value-type="float" office:value="-2" calcext:value-type="float">
            <text:p>-2</text:p>
          </table:table-cell>
          <table:table-cell table:style-name="ce17" office:value-type="string" calcext:value-type="string">
            <text:p>view-query-feature-angle (org.gvsig.app.mainplugin)</text:p>
          </table:table-cell>
          <table:table-cell table:style-name="ce17" table:formula="of:=SEARCH(&quot;(&quot;;[.C216])" office:value-type="float" office:value="26" calcext:value-type="float">
            <text:p>26</text:p>
          </table:table-cell>
          <table:table-cell table:style-name="ce17" table:formula="of:=LEFT([.C216];[.D216])" office:value-type="string" office:string-value="view-query-feature-angle (" calcext:value-type="string">
            <text:p>view-query-feature-angle (</text:p>
          </table:table-cell>
          <table:table-cell table:style-name="ce17" table:formula="of:=LEFT([.E216];LEN([.E216])-2)" office:value-type="string" office:string-value="view-query-feature-angle" calcext:value-type="string">
            <text:p>view-query-feature-angle</text:p>
          </table:table-cell>
          <table:table-cell table:number-columns-repeated="3" office:value-type="string" calcext:value-type="string">
            <text:p>si</text:p>
          </table:table-cell>
          <table:table-cell office:value-type="string" calcext:value-type="string">
            <text:p>K06</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si</text:p>
          </table:table-cell>
          <table:table-cell table:number-columns-repeated="2"/>
          <table:table-cell table:formula="of:=IF([.S216]&lt;&gt;[.C216];&quot;X&quot;;&quot;&quot;)">
            <text:p/>
          </table:table-cell>
          <table:table-cell table:style-name="ce10" office:value-type="float" office:value="-2" calcext:value-type="float">
            <text:p>-2</text:p>
          </table:table-cell>
          <table:table-cell table:style-name="ce10" office:value-type="string" calcext:value-type="string">
            <text:p>view-query-feature-angle (org.gvsig.app.mainplugin)</text:p>
          </table:table-cell>
          <table:table-cell table:style-name="ce32" table:number-columns-repeated="3"/>
          <table:table-cell table:number-columns-repeated="1002"/>
        </table:table-row>
        <table:table-row table:style-name="ro5">
          <table:table-cell office:value-type="float" office:value="54" calcext:value-type="float">
            <text:p>54</text:p>
          </table:table-cell>
          <table:table-cell table:style-name="ce5" office:value-type="float" office:value="-2" calcext:value-type="float">
            <text:p>-2</text:p>
          </table:table-cell>
          <table:table-cell table:style-name="ce17" office:value-type="string" calcext:value-type="string">
            <text:p>layer-identify (org.gvsig.app.mainplugin)</text:p>
          </table:table-cell>
          <table:table-cell table:style-name="ce17" table:formula="of:=SEARCH(&quot;(&quot;;[.C217])" office:value-type="float" office:value="16" calcext:value-type="float">
            <text:p>16</text:p>
          </table:table-cell>
          <table:table-cell table:style-name="ce17" table:formula="of:=LEFT([.C217];[.D217])" office:value-type="string" office:string-value="layer-identify (" calcext:value-type="string">
            <text:p>layer-identify (</text:p>
          </table:table-cell>
          <table:table-cell table:style-name="ce17" table:formula="of:=LEFT([.E217];LEN([.E217])-2)" office:value-type="string" office:string-value="layer-identify" calcext:value-type="string">
            <text:p>layer-identify</text:p>
          </table:table-cell>
          <table:table-cell table:number-columns-repeated="3" office:value-type="string" calcext:value-type="string">
            <text:p>si</text:p>
          </table:table-cell>
          <table:table-cell office:value-type="string" calcext:value-type="string">
            <text:p>K07</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k_consultas</text:p>
          </table:table-cell>
          <table:table-cell table:formula="of:=IF([.S217]&lt;&gt;[.C217];&quot;X&quot;;&quot;&quot;)">
            <text:p/>
          </table:table-cell>
          <table:table-cell table:style-name="ce10" office:value-type="float" office:value="-2" calcext:value-type="float">
            <text:p>-2</text:p>
          </table:table-cell>
          <table:table-cell table:style-name="ce10" office:value-type="string" calcext:value-type="string">
            <text:p>layer-identify (org.gvsig.app.mainplugin)</text:p>
          </table:table-cell>
          <table:table-cell table:style-name="ce32" table:number-columns-repeated="3"/>
          <table:table-cell table:number-columns-repeated="1002"/>
        </table:table-row>
        <table:table-row table:style-name="ro5">
          <table:table-cell office:value-type="float" office:value="174" calcext:value-type="float">
            <text:p>174</text:p>
          </table:table-cell>
          <table:table-cell table:style-name="ce5"/>
          <table:table-cell table:style-name="ce17" table:number-columns-repeated="2"/>
          <table:table-cell table:style-name="ce17" table:formula="of:=LEFT([.C218];[.D218])">
            <text:p/>
          </table:table-cell>
          <table:table-cell table:style-name="ce10" office:value-type="string" calcext:value-type="string">
            <text:p>tools-reportbypoint</text:p>
          </table:table-cell>
          <table:table-cell/>
          <table:table-cell table:number-columns-repeated="2" office:value-type="string" calcext:value-type="string">
            <text:p>si</text:p>
          </table:table-cell>
          <table:table-cell office:value-type="string" calcext:value-type="string">
            <text:p>K08</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k_consultas</text:p>
          </table:table-cell>
          <table:table-cell table:formula="of:=IF([.S218]&lt;&gt;[.C218];&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tools-reportbypoint (scripting.reportbypoint)</text:p>
          </table:table-cell>
          <table:table-cell table:style-name="ce32" table:number-columns-repeated="3"/>
          <table:table-cell table:number-columns-repeated="1002"/>
        </table:table-row>
        <table:table-row table:style-name="ro9">
          <table:table-cell office:value-type="float" office:value="179" calcext:value-type="float">
            <text:p>179</text:p>
          </table:table-cell>
          <table:table-cell table:style-name="ce5"/>
          <table:table-cell table:style-name="ce17" office:value-type="string" calcext:value-type="string">
            <text:p>view-event-theme-add (org.gvsig.daltransform.app.eventtheme)</text:p>
          </table:table-cell>
          <table:table-cell table:style-name="ce17" table:formula="of:=SEARCH(&quot;(&quot;;[.C219])" office:value-type="float" office:value="22" calcext:value-type="float">
            <text:p>22</text:p>
          </table:table-cell>
          <table:table-cell table:style-name="ce17" table:formula="of:=LEFT([.C219];[.D219])" office:value-type="string" office:string-value="view-event-theme-add (" calcext:value-type="string">
            <text:p>view-event-theme-add (</text:p>
          </table:table-cell>
          <table:table-cell table:style-name="ce17" table:formula="of:=LEFT([.E219];LEN([.E219])-2)" office:value-type="string" office:string-value="view-event-theme-add" calcext:value-type="string">
            <text:p>view-event-theme-add</text:p>
          </table:table-cell>
          <table:table-cell/>
          <table:table-cell office:value-type="string" calcext:value-type="string">
            <text:p>si</text:p>
          </table:table-cell>
          <table:table-cell office:value-type="string" calcext:value-type="string">
            <text:p>no</text:p>
          </table:table-cell>
          <table:table-cell office:value-type="string" calcext:value-type="string">
            <text:p>L01</text:p>
          </table:table-cell>
          <table:table-cell/>
          <table:table-cell office:value-type="string" calcext:value-type="string">
            <text:p>si</text:p>
          </table:table-cell>
          <table:table-cell/>
          <table:table-cell table:style-name="ce18" office:value-type="string" calcext:value-type="string">
            <text:p>si</text:p>
          </table:table-cell>
          <table:table-cell/>
          <table:table-cell office:value-type="string" calcext:value-type="string">
            <text:p>l_capas</text:p>
          </table:table-cell>
          <table:table-cell table:formula="of:=IF([.S219]&lt;&gt;[.C219];&quot;X&quot;;&quot;&quot;)">
            <text:p/>
          </table:table-cell>
          <table:table-cell table:style-name="ce10"/>
          <table:table-cell table:style-name="ce10" office:value-type="string" calcext:value-type="string">
            <text:p>view-event-theme-add (org.gvsig.daltransform.app.eventtheme)</text:p>
          </table:table-cell>
          <table:table-cell table:style-name="ce32" table:number-columns-repeated="3"/>
          <table:table-cell table:number-columns-repeated="1002"/>
        </table:table-row>
        <table:table-row table:style-name="ro4">
          <table:table-cell office:value-type="float" office:value="70" calcext:value-type="float">
            <text:p>70</text:p>
          </table:table-cell>
          <table:table-cell table:style-name="ce5"/>
          <table:table-cell table:style-name="ce17" office:value-type="string" calcext:value-type="string">
            <text:p>layer-show-attributes-table (org.gvsig.app.document.table.app.mainplugin)</text:p>
          </table:table-cell>
          <table:table-cell table:style-name="ce17" table:formula="of:=SEARCH(&quot;(&quot;;[.C220])" office:value-type="float" office:value="29" calcext:value-type="float">
            <text:p>29</text:p>
          </table:table-cell>
          <table:table-cell table:style-name="ce17" table:formula="of:=LEFT([.C220];[.D220])" office:value-type="string" office:string-value="layer-show-attributes-table (" calcext:value-type="string">
            <text:p>layer-show-attributes-table (</text:p>
          </table:table-cell>
          <table:table-cell table:style-name="ce17" table:formula="of:=LEFT([.E220];LEN([.E220])-2)" office:value-type="string" office:string-value="layer-show-attributes-table" calcext:value-type="string">
            <text:p>layer-show-attributes-table</text:p>
          </table:table-cell>
          <table:table-cell/>
          <table:table-cell office:value-type="string" calcext:value-type="string">
            <text:p>si</text:p>
          </table:table-cell>
          <table:table-cell office:value-type="string" calcext:value-type="string">
            <text:p>no</text:p>
          </table:table-cell>
          <table:table-cell office:value-type="string" calcext:value-type="string">
            <text:p>L02</text:p>
          </table:table-cell>
          <table:table-cell/>
          <table:table-cell office:value-type="string" calcext:value-type="string">
            <text:p>si</text:p>
          </table:table-cell>
          <table:table-cell/>
          <table:table-cell table:style-name="ce18" office:value-type="string" calcext:value-type="string">
            <text:p>si</text:p>
          </table:table-cell>
          <table:table-cell/>
          <table:table-cell office:value-type="string" calcext:value-type="string">
            <text:p>l_capas</text:p>
          </table:table-cell>
          <table:table-cell table:formula="of:=IF([.S220]&lt;&gt;[.C220];&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layer-show-form (org.gvsig.app.mainplugin)</text:p>
          </table:table-cell>
          <table:table-cell table:style-name="ce32" table:number-columns-repeated="3"/>
          <table:table-cell table:number-columns-repeated="1002"/>
        </table:table-row>
        <table:table-row table:style-name="ro4">
          <table:table-cell office:value-type="float" office:value="391" calcext:value-type="float">
            <text:p>391</text:p>
          </table:table-cell>
          <table:table-cell table:style-name="ce5"/>
          <table:table-cell table:style-name="ce17" office:value-type="string" calcext:value-type="string">
            <text:p>document-table-icon-small (org.gvsig.app.document.table.app.mainplugin)</text:p>
          </table:table-cell>
          <table:table-cell table:style-name="ce17" table:formula="of:=SEARCH(&quot;(&quot;;[.C221])" office:value-type="float" office:value="27" calcext:value-type="float">
            <text:p>27</text:p>
          </table:table-cell>
          <table:table-cell table:style-name="ce17" table:formula="of:=LEFT([.C221];[.D221])" office:value-type="string" office:string-value="document-table-icon-small (" calcext:value-type="string">
            <text:p>document-table-icon-small (</text:p>
          </table:table-cell>
          <table:table-cell table:style-name="ce17" table:formula="of:=LEFT([.E221];LEN([.E221])-2)" office:value-type="string" office:string-value="document-table-icon-small" calcext:value-type="string">
            <text:p>document-table-icon-small</text:p>
          </table:table-cell>
          <table:table-cell/>
          <table:table-cell table:number-columns-repeated="2" office:value-type="string" calcext:value-type="string">
            <text:p>si</text:p>
          </table:table-cell>
          <table:table-cell office:value-type="string" calcext:value-type="string">
            <text:p>L05</text:p>
          </table:table-cell>
          <table:table-cell office:value-type="float" office:value="1" calcext:value-type="float">
            <text:p>1</text:p>
          </table:table-cell>
          <table:table-cell office:value-type="string" calcext:value-type="string">
            <text:p>si</text:p>
          </table:table-cell>
          <table:table-cell/>
          <table:table-cell table:style-name="ce18" office:value-type="string" calcext:value-type="string">
            <text:p>si</text:p>
          </table:table-cell>
          <table:table-cell/>
          <table:table-cell table:style-name="ce62" office:value-type="string" calcext:value-type="string">
            <text:p>l_capas</text:p>
          </table:table-cell>
          <table:table-cell table:formula="of:=IF([.S221]&lt;&gt;[.C221];&quot;X&quot;;&quot;&quot;)">
            <text:p/>
          </table:table-cell>
          <table:table-cell table:style-name="ce10"/>
          <table:table-cell table:style-name="ce10" office:value-type="string" calcext:value-type="string">
            <text:p>document-table-icon-small (org.gvsig.app.document.table.app.mainplugin)</text:p>
          </table:table-cell>
          <table:table-cell table:style-name="ce32" table:number-columns-repeated="3"/>
          <table:table-cell table:number-columns-repeated="1002"/>
        </table:table-row>
        <table:table-row table:style-name="ro3">
          <table:table-cell office:value-type="float" office:value="143" calcext:value-type="float">
            <text:p>143</text:p>
          </table:table-cell>
          <table:table-cell table:style-name="ce5"/>
          <table:table-cell table:style-name="ce17" office:value-type="string" calcext:value-type="string">
            <text:p>street-view_16 (org.gvsig.googlemaps.app.streetview)</text:p>
          </table:table-cell>
          <table:table-cell table:style-name="ce17" table:formula="of:=SEARCH(&quot;(&quot;;[.C222])" office:value-type="float" office:value="16" calcext:value-type="float">
            <text:p>16</text:p>
          </table:table-cell>
          <table:table-cell table:style-name="ce17" table:formula="of:=LEFT([.C222];[.D222])" office:value-type="string" office:string-value="street-view_16 (" calcext:value-type="string">
            <text:p>street-view_16 (</text:p>
          </table:table-cell>
          <table:table-cell table:style-name="ce17" table:formula="of:=LEFT([.E222];LEN([.E222])-2)" office:value-type="string" office:string-value="street-view_16" calcext:value-type="string">
            <text:p>street-view_16</text:p>
          </table:table-cell>
          <table:table-cell/>
          <table:table-cell office:value-type="string" calcext:value-type="string">
            <text:p>si</text:p>
          </table:table-cell>
          <table:table-cell office:value-type="string" calcext:value-type="string">
            <text:p>no</text:p>
          </table:table-cell>
          <table:table-cell office:value-type="string" calcext:value-type="string">
            <text:p>L06</text:p>
          </table:table-cell>
          <table:table-cell/>
          <table:table-cell office:value-type="string" calcext:value-type="string">
            <text:p>si</text:p>
          </table:table-cell>
          <table:table-cell/>
          <table:table-cell table:style-name="ce18" office:value-type="string" calcext:value-type="string">
            <text:p>si</text:p>
          </table:table-cell>
          <table:table-cell/>
          <table:table-cell office:value-type="string" calcext:value-type="string">
            <text:p>l_capas</text:p>
          </table:table-cell>
          <table:table-cell table:formula="of:=IF([.S222]&lt;&gt;[.C222];&quot;X&quot;;&quot;&quot;)" office:value-type="string" office:string-value="X" calcext:value-type="string">
            <text:p>X</text:p>
          </table:table-cell>
          <table:table-cell table:style-name="ce65" table:number-columns-repeated="2"/>
          <table:table-cell table:style-name="ce70"/>
          <table:table-cell table:style-name="ce32" table:number-columns-repeated="2"/>
          <table:table-cell table:number-columns-repeated="1002"/>
        </table:table-row>
        <table:table-row table:style-name="ro3">
          <table:table-cell office:value-type="float" office:value="182" calcext:value-type="float">
            <text:p>182</text:p>
          </table:table-cell>
          <table:table-cell table:style-name="ce5"/>
          <table:table-cell table:style-name="ce17" office:value-type="string" calcext:value-type="string">
            <text:p>view-layer-add (org.gvsig.app.mainplugin)</text:p>
          </table:table-cell>
          <table:table-cell table:style-name="ce17" table:formula="of:=SEARCH(&quot;(&quot;;[.C223])" office:value-type="float" office:value="16" calcext:value-type="float">
            <text:p>16</text:p>
          </table:table-cell>
          <table:table-cell table:style-name="ce17" table:formula="of:=LEFT([.C223];[.D223])" office:value-type="string" office:string-value="view-layer-add (" calcext:value-type="string">
            <text:p>view-layer-add (</text:p>
          </table:table-cell>
          <table:table-cell table:style-name="ce17" table:formula="of:=LEFT([.E223];LEN([.E223])-2)" office:value-type="string" office:string-value="view-layer-add" calcext:value-type="string">
            <text:p>view-layer-add</text:p>
          </table:table-cell>
          <table:table-cell/>
          <table:table-cell office:value-type="string" calcext:value-type="string">
            <text:p>si</text:p>
          </table:table-cell>
          <table:table-cell office:value-type="string" calcext:value-type="string">
            <text:p>no</text:p>
          </table:table-cell>
          <table:table-cell office:value-type="string" calcext:value-type="string">
            <text:p>L07</text:p>
          </table:table-cell>
          <table:table-cell/>
          <table:table-cell office:value-type="string" calcext:value-type="string">
            <text:p>si</text:p>
          </table:table-cell>
          <table:table-cell/>
          <table:table-cell table:style-name="ce18" office:value-type="string" calcext:value-type="string">
            <text:p>si</text:p>
          </table:table-cell>
          <table:table-cell/>
          <table:table-cell office:value-type="string" calcext:value-type="string">
            <text:p>l_capas</text:p>
          </table:table-cell>
          <table:table-cell table:formula="of:=IF([.S223]&lt;&gt;[.C223];&quot;X&quot;;&quot;&quot;)">
            <text:p/>
          </table:table-cell>
          <table:table-cell table:style-name="ce10"/>
          <table:table-cell table:style-name="ce10" office:value-type="string" calcext:value-type="string">
            <text:p>view-layer-add (org.gvsig.app.mainplugin)</text:p>
          </table:table-cell>
          <table:table-cell table:style-name="ce32" table:number-columns-repeated="3"/>
          <table:table-cell table:number-columns-repeated="1002"/>
        </table:table-row>
        <table:table-row table:style-name="ro6">
          <table:table-cell office:value-type="float" office:value="925" calcext:value-type="float">
            <text:p>925</text:p>
          </table:table-cell>
          <table:table-cell table:style-name="ce5"/>
          <table:table-cell table:style-name="ce17" office:value-type="string" calcext:value-type="string">
            <text:p>catalog</text:p>
          </table:table-cell>
          <table:table-cell table:style-name="ce17"/>
          <table:table-cell table:style-name="ce17" table:formula="of:=LEFT([.C224];[.D224])">
            <text:p/>
          </table:table-cell>
          <table:table-cell table:style-name="ce34" office:value-type="string" calcext:value-type="string">
            <text:p>catalog-search</text:p>
          </table:table-cell>
          <table:table-cell/>
          <table:table-cell office:value-type="string" calcext:value-type="string">
            <text:p>si</text:p>
          </table:table-cell>
          <table:table-cell office:value-type="string" calcext:value-type="string">
            <text:p>no</text:p>
          </table:table-cell>
          <table:table-cell office:value-type="string" calcext:value-type="string">
            <text:p>L08</text:p>
          </table:table-cell>
          <table:table-cell table:style-name="ce34"/>
          <table:table-cell office:value-type="string" calcext:value-type="string">
            <text:p>si</text:p>
          </table:table-cell>
          <table:table-cell/>
          <table:table-cell table:style-name="ce18" office:value-type="string" calcext:value-type="string">
            <text:p>si</text:p>
          </table:table-cell>
          <table:table-cell table:number-columns-repeated="2"/>
          <table:table-cell table:formula="of:=IF([.S224]&lt;&gt;[.C225];&quot;X&quot;;&quot;&quot;)" office:value-type="string" office:string-value="X" calcext:value-type="string">
            <text:p>X</text:p>
          </table:table-cell>
          <table:table-cell table:style-name="ce10"/>
          <table:table-cell table:style-name="ce10" office:value-type="string" calcext:value-type="string">
            <text:p>catalog</text:p>
          </table:table-cell>
          <table:table-cell table:style-name="ce10" office:value-type="string" calcext:value-type="string">
            <text:p>catalog-server-properties</text:p>
          </table:table-cell>
          <table:table-cell table:style-name="ce32" table:number-columns-repeated="2"/>
          <table:table-cell table:number-columns-repeated="1002"/>
        </table:table-row>
        <table:table-row table:style-name="ro3">
          <table:table-cell office:value-type="float" office:value="50" calcext:value-type="float">
            <text:p>50</text:p>
          </table:table-cell>
          <table:table-cell table:style-name="ce5"/>
          <table:table-cell table:style-name="ce17" office:value-type="string" calcext:value-type="string">
            <text:p>layer-export (org.gvsig.exportto.app.mainplugin)</text:p>
          </table:table-cell>
          <table:table-cell table:style-name="ce17" table:formula="of:=SEARCH(&quot;(&quot;;[.C225])" office:value-type="float" office:value="14" calcext:value-type="float">
            <text:p>14</text:p>
          </table:table-cell>
          <table:table-cell table:style-name="ce17" table:formula="of:=LEFT([.C225];[.D225])" office:value-type="string" office:string-value="layer-export (" calcext:value-type="string">
            <text:p>layer-export (</text:p>
          </table:table-cell>
          <table:table-cell table:style-name="ce17" table:formula="of:=LEFT([.E225];LEN([.E225])-2)" office:value-type="string" office:string-value="layer-export" calcext:value-type="string">
            <text:p>layer-export</text:p>
          </table:table-cell>
          <table:table-cell/>
          <table:table-cell office:value-type="string" calcext:value-type="string">
            <text:p>si</text:p>
          </table:table-cell>
          <table:table-cell office:value-type="string" calcext:value-type="string">
            <text:p>no</text:p>
          </table:table-cell>
          <table:table-cell office:value-type="string" calcext:value-type="string">
            <text:p>L10</text:p>
          </table:table-cell>
          <table:table-cell/>
          <table:table-cell office:value-type="string" calcext:value-type="string">
            <text:p>si</text:p>
          </table:table-cell>
          <table:table-cell table:number-columns-repeated="2" table:style-name="ce18" office:value-type="string" calcext:value-type="string">
            <text:p>si</text:p>
          </table:table-cell>
          <table:table-cell/>
          <table:table-cell office:value-type="string" calcext:value-type="string">
            <text:p>l_capas</text:p>
          </table:table-cell>
          <table:table-cell table:formula="of:=IF([.S225]&lt;&gt;[.C225];&quot;X&quot;;&quot;&quot;)">
            <text:p/>
          </table:table-cell>
          <table:table-cell table:style-name="ce10"/>
          <table:table-cell table:style-name="ce10" office:value-type="string" calcext:value-type="string">
            <text:p>layer-export (org.gvsig.exportto.app.mainplugin)</text:p>
          </table:table-cell>
          <table:table-cell table:style-name="ce32" table:number-columns-repeated="3"/>
          <table:table-cell table:number-columns-repeated="1002"/>
        </table:table-row>
        <table:table-row table:style-name="ro3">
          <table:table-cell office:value-type="float" office:value="113" calcext:value-type="float">
            <text:p>113</text:p>
          </table:table-cell>
          <table:table-cell table:style-name="ce5"/>
          <table:table-cell table:style-name="ce30" office:value-type="string" calcext:value-type="string">
            <text:p>menu-layer-icon (org.gvsig.raster.tools.app.basic)</text:p>
          </table:table-cell>
          <table:table-cell table:style-name="ce17" table:formula="of:=SEARCH(&quot;(&quot;;[.C226])" office:value-type="float" office:value="17" calcext:value-type="float">
            <text:p>17</text:p>
          </table:table-cell>
          <table:table-cell table:style-name="ce17" table:formula="of:=LEFT([.C226];[.D226])" office:value-type="string" office:string-value="menu-layer-icon (" calcext:value-type="string">
            <text:p>menu-layer-icon (</text:p>
          </table:table-cell>
          <table:table-cell table:style-name="ce17" table:formula="of:=LEFT([.E226];LEN([.E226])-2)" office:value-type="string" office:string-value="menu-layer-icon" calcext:value-type="string">
            <text:p>menu-layer-icon</text:p>
          </table:table-cell>
          <table:table-cell/>
          <table:table-cell office:value-type="string" calcext:value-type="string">
            <text:p>si</text:p>
          </table:table-cell>
          <table:table-cell office:value-type="string" calcext:value-type="string">
            <text:p>no</text:p>
          </table:table-cell>
          <table:table-cell office:value-type="string" calcext:value-type="string">
            <text:p>M01</text:p>
          </table:table-cell>
          <table:table-cell/>
          <table:table-cell office:value-type="string" calcext:value-type="string">
            <text:p>si</text:p>
          </table:table-cell>
          <table:table-cell/>
          <table:table-cell table:style-name="ce18" office:value-type="string" calcext:value-type="string">
            <text:p>si</text:p>
          </table:table-cell>
          <table:table-cell/>
          <table:table-cell office:value-type="string" calcext:value-type="string">
            <text:p>m_raster</text:p>
          </table:table-cell>
          <table:table-cell table:formula="of:=IF([.S226]&lt;&gt;[.C226];&quot;X&quot;;&quot;&quot;)">
            <text:p/>
          </table:table-cell>
          <table:table-cell table:style-name="ce10"/>
          <table:table-cell table:style-name="ce69" office:value-type="string" calcext:value-type="string">
            <text:p>menu-layer-icon (org.gvsig.raster.tools.app.basic)</text:p>
          </table:table-cell>
          <table:table-cell table:style-name="ce32" table:number-columns-repeated="3"/>
          <table:table-cell table:number-columns-repeated="1002"/>
        </table:table-row>
        <table:table-row table:style-name="ro3">
          <table:table-cell office:value-type="float" office:value="116" calcext:value-type="float">
            <text:p>116</text:p>
          </table:table-cell>
          <table:table-cell table:style-name="ce5"/>
          <table:table-cell table:style-name="ce30" office:value-type="string" calcext:value-type="string">
            <text:p>menu-raster-export (org.gvsig.raster.tools.app.basic)</text:p>
          </table:table-cell>
          <table:table-cell table:style-name="ce17" table:formula="of:=SEARCH(&quot;(&quot;;[.C227])" office:value-type="float" office:value="20" calcext:value-type="float">
            <text:p>20</text:p>
          </table:table-cell>
          <table:table-cell table:style-name="ce17" table:formula="of:=LEFT([.C227];[.D227])" office:value-type="string" office:string-value="menu-raster-export (" calcext:value-type="string">
            <text:p>menu-raster-export (</text:p>
          </table:table-cell>
          <table:table-cell table:style-name="ce17" table:formula="of:=LEFT([.E227];LEN([.E227])-2)" office:value-type="string" office:string-value="menu-raster-export" calcext:value-type="string">
            <text:p>menu-raster-export</text:p>
          </table:table-cell>
          <table:table-cell/>
          <table:table-cell office:value-type="string" calcext:value-type="string">
            <text:p>si</text:p>
          </table:table-cell>
          <table:table-cell office:value-type="string" calcext:value-type="string">
            <text:p>no</text:p>
          </table:table-cell>
          <table:table-cell office:value-type="string" calcext:value-type="string">
            <text:p>M02</text:p>
          </table:table-cell>
          <table:table-cell/>
          <table:table-cell office:value-type="string" calcext:value-type="string">
            <text:p>si</text:p>
          </table:table-cell>
          <table:table-cell/>
          <table:table-cell table:style-name="ce18" office:value-type="string" calcext:value-type="string">
            <text:p>si</text:p>
          </table:table-cell>
          <table:table-cell/>
          <table:table-cell office:value-type="string" calcext:value-type="string">
            <text:p>m_raster</text:p>
          </table:table-cell>
          <table:table-cell table:formula="of:=IF([.S227]&lt;&gt;[.C227];&quot;X&quot;;&quot;&quot;)">
            <text:p/>
          </table:table-cell>
          <table:table-cell table:style-name="ce10"/>
          <table:table-cell table:style-name="ce69" office:value-type="string" calcext:value-type="string">
            <text:p>menu-raster-export (org.gvsig.raster.tools.app.basic)</text:p>
          </table:table-cell>
          <table:table-cell table:style-name="ce32" table:number-columns-repeated="3"/>
          <table:table-cell table:number-columns-repeated="1002"/>
        </table:table-row>
        <table:table-row table:style-name="ro3">
          <table:table-cell office:value-type="float" office:value="114" calcext:value-type="float">
            <text:p>114</text:p>
          </table:table-cell>
          <table:table-cell table:style-name="ce5"/>
          <table:table-cell table:style-name="ce30" office:value-type="string" calcext:value-type="string">
            <text:p>menu-multispectral-icon (org.gvsig.raster.mainplugin)</text:p>
          </table:table-cell>
          <table:table-cell table:style-name="ce17" table:formula="of:=SEARCH(&quot;(&quot;;[.C228])" office:value-type="float" office:value="25" calcext:value-type="float">
            <text:p>25</text:p>
          </table:table-cell>
          <table:table-cell table:style-name="ce17" table:formula="of:=LEFT([.C228];[.D228])" office:value-type="string" office:string-value="menu-multispectral-icon (" calcext:value-type="string">
            <text:p>menu-multispectral-icon (</text:p>
          </table:table-cell>
          <table:table-cell table:style-name="ce17" table:formula="of:=LEFT([.E228];LEN([.E228])-2)" office:value-type="string" office:string-value="menu-multispectral-icon" calcext:value-type="string">
            <text:p>menu-multispectral-icon</text:p>
          </table:table-cell>
          <table:table-cell/>
          <table:table-cell office:value-type="string" calcext:value-type="string">
            <text:p>si</text:p>
          </table:table-cell>
          <table:table-cell office:value-type="string" calcext:value-type="string">
            <text:p>no</text:p>
          </table:table-cell>
          <table:table-cell office:value-type="string" calcext:value-type="string">
            <text:p>M03</text:p>
          </table:table-cell>
          <table:table-cell/>
          <table:table-cell office:value-type="string" calcext:value-type="string">
            <text:p>si</text:p>
          </table:table-cell>
          <table:table-cell/>
          <table:table-cell table:style-name="ce18" office:value-type="string" calcext:value-type="string">
            <text:p>si</text:p>
          </table:table-cell>
          <table:table-cell/>
          <table:table-cell office:value-type="string" calcext:value-type="string">
            <text:p>m_raster</text:p>
          </table:table-cell>
          <table:table-cell table:formula="of:=IF([.S228]&lt;&gt;[.C228];&quot;X&quot;;&quot;&quot;)">
            <text:p/>
          </table:table-cell>
          <table:table-cell table:style-name="ce10"/>
          <table:table-cell table:style-name="ce69" office:value-type="string" calcext:value-type="string">
            <text:p>menu-multispectral-icon (org.gvsig.raster.mainplugin)</text:p>
          </table:table-cell>
          <table:table-cell table:style-name="ce32" table:number-columns-repeated="3"/>
          <table:table-cell table:number-columns-repeated="1002"/>
        </table:table-row>
        <table:table-row table:style-name="ro3">
          <table:table-cell office:value-type="float" office:value="883" calcext:value-type="float">
            <text:p>883</text:p>
          </table:table-cell>
          <table:table-cell table:style-name="ce5"/>
          <table:table-cell table:style-name="ce17" office:value-type="string" calcext:value-type="string">
            <text:p>vector-editing (org.gvsig.vectorediting.app.mainplugin)</text:p>
          </table:table-cell>
          <table:table-cell table:style-name="ce17" table:formula="of:=SEARCH(&quot;(&quot;;[.C229])" office:value-type="float" office:value="16" calcext:value-type="float">
            <text:p>16</text:p>
          </table:table-cell>
          <table:table-cell table:style-name="ce17" table:formula="of:=LEFT([.C229];[.D229])" office:value-type="string" office:string-value="vector-editing (" calcext:value-type="string">
            <text:p>vector-editing (</text:p>
          </table:table-cell>
          <table:table-cell table:style-name="ce17" table:formula="of:=LEFT([.E229];LEN([.E229])-2)" office:value-type="string" office:string-value="vector-editing" calcext:value-type="string">
            <text:p>vector-editing</text:p>
          </table:table-cell>
          <table:table-cell/>
          <table:table-cell office:value-type="string" calcext:value-type="string">
            <text:p>si</text:p>
          </table:table-cell>
          <table:table-cell office:value-type="string" calcext:value-type="string">
            <text:p>no</text:p>
          </table:table-cell>
          <table:table-cell office:value-type="string" calcext:value-type="string">
            <text:p>N01</text:p>
          </table:table-cell>
          <table:table-cell/>
          <table:table-cell office:value-type="string" calcext:value-type="string">
            <text:p>si</text:p>
          </table:table-cell>
          <table:table-cell/>
          <table:table-cell table:style-name="ce18" office:value-type="string" calcext:value-type="string">
            <text:p>si</text:p>
          </table:table-cell>
          <table:table-cell/>
          <table:table-cell office:value-type="string" calcext:value-type="string">
            <text:p>n_main_otros</text:p>
          </table:table-cell>
          <table:table-cell table:formula="of:=IF([.S229]&lt;&gt;[.C229];&quot;X&quot;;&quot;&quot;)">
            <text:p/>
          </table:table-cell>
          <table:table-cell table:style-name="ce10"/>
          <table:table-cell table:style-name="ce10" office:value-type="string" calcext:value-type="string">
            <text:p>vector-editing (org.gvsig.vectorediting.app.mainplugin)</text:p>
          </table:table-cell>
          <table:table-cell table:style-name="ce32" table:number-columns-repeated="3"/>
          <table:table-cell table:number-columns-repeated="1002"/>
        </table:table-row>
        <table:table-row table:style-name="ro3">
          <table:table-cell office:value-type="float" office:value="115" calcext:value-type="float">
            <text:p>115</text:p>
          </table:table-cell>
          <table:table-cell table:style-name="ce5"/>
          <table:table-cell table:style-name="ce17" office:value-type="string" calcext:value-type="string">
            <text:p>menu-process-icon (org.gvsig.raster.tools.app.basic)</text:p>
          </table:table-cell>
          <table:table-cell table:style-name="ce17" table:formula="of:=SEARCH(&quot;(&quot;;[.C230])" office:value-type="float" office:value="19" calcext:value-type="float">
            <text:p>19</text:p>
          </table:table-cell>
          <table:table-cell table:style-name="ce17" table:formula="of:=LEFT([.C230];[.D230])" office:value-type="string" office:string-value="menu-process-icon (" calcext:value-type="string">
            <text:p>menu-process-icon (</text:p>
          </table:table-cell>
          <table:table-cell table:style-name="ce17" table:formula="of:=LEFT([.E230];LEN([.E230])-2)" office:value-type="string" office:string-value="menu-process-icon" calcext:value-type="string">
            <text:p>menu-process-icon</text:p>
          </table:table-cell>
          <table:table-cell/>
          <table:table-cell office:value-type="string" calcext:value-type="string">
            <text:p>si</text:p>
          </table:table-cell>
          <table:table-cell office:value-type="string" calcext:value-type="string">
            <text:p>no</text:p>
          </table:table-cell>
          <table:table-cell office:value-type="string" calcext:value-type="string">
            <text:p>N02</text:p>
          </table:table-cell>
          <table:table-cell/>
          <table:table-cell office:value-type="string" calcext:value-type="string">
            <text:p>si</text:p>
          </table:table-cell>
          <table:table-cell/>
          <table:table-cell table:style-name="ce18" office:value-type="string" calcext:value-type="string">
            <text:p>si</text:p>
          </table:table-cell>
          <table:table-cell/>
          <table:table-cell office:value-type="string" calcext:value-type="string">
            <text:p>n_main_otros</text:p>
          </table:table-cell>
          <table:table-cell table:formula="of:=IF([.S230]&lt;&gt;[.C230];&quot;X&quot;;&quot;&quot;)">
            <text:p/>
          </table:table-cell>
          <table:table-cell table:style-name="ce10"/>
          <table:table-cell table:style-name="ce10" office:value-type="string" calcext:value-type="string">
            <text:p>menu-process-icon (org.gvsig.raster.tools.app.basic)</text:p>
          </table:table-cell>
          <table:table-cell table:style-name="ce32" table:number-columns-repeated="3"/>
          <table:table-cell table:number-columns-repeated="1002"/>
        </table:table-row>
        <table:table-row table:style-name="ro3">
          <table:table-cell office:value-type="float" office:value="177" calcext:value-type="float">
            <text:p>177</text:p>
          </table:table-cell>
          <table:table-cell table:style-name="ce5"/>
          <table:table-cell table:style-name="ce17" office:value-type="string" calcext:value-type="string">
            <text:p>tools-scripting-launcher (org.gvsig.scripting.app.mainplugin)</text:p>
          </table:table-cell>
          <table:table-cell table:style-name="ce17" table:formula="of:=SEARCH(&quot;(&quot;;[.C231])" office:value-type="float" office:value="26" calcext:value-type="float">
            <text:p>26</text:p>
          </table:table-cell>
          <table:table-cell table:style-name="ce17" table:formula="of:=LEFT([.C231];[.D231])" office:value-type="string" office:string-value="tools-scripting-launcher (" calcext:value-type="string">
            <text:p>tools-scripting-launcher (</text:p>
          </table:table-cell>
          <table:table-cell table:style-name="ce17" table:formula="of:=LEFT([.E231];LEN([.E231])-2)" office:value-type="string" office:string-value="tools-scripting-launcher" calcext:value-type="string">
            <text:p>tools-scripting-launcher</text:p>
          </table:table-cell>
          <table:table-cell/>
          <table:table-cell office:value-type="string" calcext:value-type="string">
            <text:p>si</text:p>
          </table:table-cell>
          <table:table-cell office:value-type="string" calcext:value-type="string">
            <text:p>no</text:p>
          </table:table-cell>
          <table:table-cell office:value-type="string" calcext:value-type="string">
            <text:p>N03</text:p>
          </table:table-cell>
          <table:table-cell/>
          <table:table-cell office:value-type="string" calcext:value-type="string">
            <text:p>si</text:p>
          </table:table-cell>
          <table:table-cell/>
          <table:table-cell table:style-name="ce18" office:value-type="string" calcext:value-type="string">
            <text:p>si</text:p>
          </table:table-cell>
          <table:table-cell/>
          <table:table-cell office:value-type="string" calcext:value-type="string">
            <text:p>n_main_otros</text:p>
          </table:table-cell>
          <table:table-cell table:formula="of:=IF([.S231]&lt;&gt;[.C231];&quot;X&quot;;&quot;&quot;)">
            <text:p/>
          </table:table-cell>
          <table:table-cell table:style-name="ce10"/>
          <table:table-cell table:style-name="ce10" office:value-type="string" calcext:value-type="string">
            <text:p>tools-scripting-launcher (org.gvsig.scripting.app.mainplugin)</text:p>
          </table:table-cell>
          <table:table-cell table:style-name="ce32" table:number-columns-repeated="3"/>
          <table:table-cell table:number-columns-repeated="1002"/>
        </table:table-row>
        <table:table-row table:style-name="ro4">
          <table:table-cell office:value-type="float" office:value="42" calcext:value-type="float">
            <text:p>42</text:p>
          </table:table-cell>
          <table:table-cell table:style-name="ce5"/>
          <table:table-cell table:style-name="ce29" office:value-type="string" calcext:value-type="string">
            <text:p>edit-undo (org.gvsig.app.document.layout2.app.mainplugin)</text:p>
          </table:table-cell>
          <table:table-cell table:style-name="ce17" table:formula="of:=SEARCH(&quot;(&quot;;[.C232])" office:value-type="float" office:value="11" calcext:value-type="float">
            <text:p>11</text:p>
          </table:table-cell>
          <table:table-cell table:style-name="ce17" table:formula="of:=LEFT([.C232];[.D232])" office:value-type="string" office:string-value="edit-undo (" calcext:value-type="string">
            <text:p>edit-undo (</text:p>
          </table:table-cell>
          <table:table-cell table:style-name="ce17" table:formula="of:=LEFT([.E232];LEN([.E232])-2)" office:value-type="string" office:string-value="edit-undo" calcext:value-type="string">
            <text:p>edit-undo</text:p>
          </table:table-cell>
          <table:table-cell/>
          <table:table-cell office:value-type="string" calcext:value-type="string">
            <text:p>si</text:p>
          </table:table-cell>
          <table:table-cell office:value-type="string" calcext:value-type="string">
            <text:p>no</text:p>
          </table:table-cell>
          <table:table-cell office:value-type="string" calcext:value-type="string">
            <text:p>N04</text:p>
          </table:table-cell>
          <table:table-cell/>
          <table:table-cell office:value-type="string" calcext:value-type="string">
            <text:p>si</text:p>
          </table:table-cell>
          <table:table-cell table:number-columns-repeated="2" table:style-name="ce18" office:value-type="string" calcext:value-type="string">
            <text:p>si</text:p>
          </table:table-cell>
          <table:table-cell/>
          <table:table-cell office:value-type="string" calcext:value-type="string">
            <text:p>n_main_otros</text:p>
          </table:table-cell>
          <table:table-cell table:formula="of:=IF([.S232]&lt;&gt;[.C232];&quot;X&quot;;&quot;&quot;)">
            <text:p/>
          </table:table-cell>
          <table:table-cell table:style-name="ce10"/>
          <table:table-cell table:style-name="ce68" office:value-type="string" calcext:value-type="string">
            <text:p>edit-undo (org.gvsig.app.document.layout2.app.mainplugin)</text:p>
          </table:table-cell>
          <table:table-cell table:style-name="ce32" table:number-columns-repeated="3"/>
          <table:table-cell table:number-columns-repeated="1002"/>
        </table:table-row>
        <table:table-row table:style-name="ro4">
          <table:table-cell office:value-type="float" office:value="33" calcext:value-type="float">
            <text:p>33</text:p>
          </table:table-cell>
          <table:table-cell table:style-name="ce5"/>
          <table:table-cell table:style-name="ce29" office:value-type="string" calcext:value-type="string">
            <text:p>edit-redo (org.gvsig.app.document.layout2.app.mainplugin)</text:p>
          </table:table-cell>
          <table:table-cell table:style-name="ce17" table:formula="of:=SEARCH(&quot;(&quot;;[.C233])" office:value-type="float" office:value="11" calcext:value-type="float">
            <text:p>11</text:p>
          </table:table-cell>
          <table:table-cell table:style-name="ce17" table:formula="of:=LEFT([.C233];[.D233])" office:value-type="string" office:string-value="edit-redo (" calcext:value-type="string">
            <text:p>edit-redo (</text:p>
          </table:table-cell>
          <table:table-cell table:style-name="ce17" table:formula="of:=LEFT([.E233];LEN([.E233])-2)" office:value-type="string" office:string-value="edit-redo" calcext:value-type="string">
            <text:p>edit-redo</text:p>
          </table:table-cell>
          <table:table-cell/>
          <table:table-cell office:value-type="string" calcext:value-type="string">
            <text:p>si</text:p>
          </table:table-cell>
          <table:table-cell office:value-type="string" calcext:value-type="string">
            <text:p>no</text:p>
          </table:table-cell>
          <table:table-cell office:value-type="string" calcext:value-type="string">
            <text:p>N05</text:p>
          </table:table-cell>
          <table:table-cell/>
          <table:table-cell office:value-type="string" calcext:value-type="string">
            <text:p>si</text:p>
          </table:table-cell>
          <table:table-cell table:number-columns-repeated="2" table:style-name="ce18" office:value-type="string" calcext:value-type="string">
            <text:p>si</text:p>
          </table:table-cell>
          <table:table-cell/>
          <table:table-cell office:value-type="string" calcext:value-type="string">
            <text:p>n_main_otros</text:p>
          </table:table-cell>
          <table:table-cell table:formula="of:=IF([.S233]&lt;&gt;[.C233];&quot;X&quot;;&quot;&quot;)">
            <text:p/>
          </table:table-cell>
          <table:table-cell table:style-name="ce10"/>
          <table:table-cell table:style-name="ce68" office:value-type="string" calcext:value-type="string">
            <text:p>edit-redo (org.gvsig.app.document.layout2.app.mainplugin)</text:p>
          </table:table-cell>
          <table:table-cell table:style-name="ce32" table:number-columns-repeated="3"/>
          <table:table-cell table:number-columns-repeated="1002"/>
        </table:table-row>
        <table:table-row table:style-name="ro4">
          <table:table-cell office:value-type="float" office:value="41" calcext:value-type="float">
            <text:p>41</text:p>
          </table:table-cell>
          <table:table-cell table:style-name="ce5"/>
          <table:table-cell table:style-name="ce17" office:value-type="string" calcext:value-type="string">
            <text:p>edit-undo-redo-actions (org.gvsig.app.document.layout2.app.mainplugin)</text:p>
          </table:table-cell>
          <table:table-cell table:style-name="ce17" table:formula="of:=SEARCH(&quot;(&quot;;[.C234])" office:value-type="float" office:value="24" calcext:value-type="float">
            <text:p>24</text:p>
          </table:table-cell>
          <table:table-cell table:style-name="ce17" table:formula="of:=LEFT([.C234];[.D234])" office:value-type="string" office:string-value="edit-undo-redo-actions (" calcext:value-type="string">
            <text:p>edit-undo-redo-actions (</text:p>
          </table:table-cell>
          <table:table-cell table:style-name="ce17" table:formula="of:=LEFT([.E234];LEN([.E234])-2)" office:value-type="string" office:string-value="edit-undo-redo-actions" calcext:value-type="string">
            <text:p>edit-undo-redo-actions</text:p>
          </table:table-cell>
          <table:table-cell/>
          <table:table-cell office:value-type="string" calcext:value-type="string">
            <text:p>si</text:p>
          </table:table-cell>
          <table:table-cell office:value-type="string" calcext:value-type="string">
            <text:p>no</text:p>
          </table:table-cell>
          <table:table-cell office:value-type="string" calcext:value-type="string">
            <text:p>N06</text:p>
          </table:table-cell>
          <table:table-cell/>
          <table:table-cell office:value-type="string" calcext:value-type="string">
            <text:p>si</text:p>
          </table:table-cell>
          <table:table-cell table:number-columns-repeated="2" table:style-name="ce18" office:value-type="string" calcext:value-type="string">
            <text:p>si</text:p>
          </table:table-cell>
          <table:table-cell/>
          <table:table-cell office:value-type="string" calcext:value-type="string">
            <text:p>n_main_otros</text:p>
          </table:table-cell>
          <table:table-cell table:formula="of:=IF([.S234]&lt;&gt;[.C234];&quot;X&quot;;&quot;&quot;)">
            <text:p/>
          </table:table-cell>
          <table:table-cell table:style-name="ce10"/>
          <table:table-cell table:style-name="ce10" office:value-type="string" calcext:value-type="string">
            <text:p>edit-undo-redo-actions (org.gvsig.app.document.layout2.app.mainplugin)</text:p>
          </table:table-cell>
          <table:table-cell table:style-name="ce32" table:number-columns-repeated="3"/>
          <table:table-cell table:number-columns-repeated="1002"/>
        </table:table-row>
        <table:table-row table:style-name="ro4">
          <table:table-cell office:value-type="float" office:value="1" calcext:value-type="float">
            <text:p>1</text:p>
          </table:table-cell>
          <table:table-cell table:style-name="ce5"/>
          <table:table-cell table:style-name="ce17" office:value-type="string" calcext:value-type="string">
            <text:p>create-derivative-geometry-icon (org.gvsig.derivedgeometries.app.mainplugin)</text:p>
          </table:table-cell>
          <table:table-cell table:style-name="ce17" table:formula="of:=SEARCH(&quot;(&quot;;[.C235])" office:value-type="float" office:value="33" calcext:value-type="float">
            <text:p>33</text:p>
          </table:table-cell>
          <table:table-cell table:style-name="ce17" table:formula="of:=LEFT([.C235];[.D235])" office:value-type="string" office:string-value="create-derivative-geometry-icon (" calcext:value-type="string">
            <text:p>create-derivative-geometry-icon (</text:p>
          </table:table-cell>
          <table:table-cell table:style-name="ce17" table:formula="of:=LEFT([.E235];LEN([.E235])-2)" office:value-type="string" office:string-value="create-derivative-geometry-icon" calcext:value-type="string">
            <text:p>create-derivative-geometry-icon</text:p>
          </table:table-cell>
          <table:table-cell/>
          <table:table-cell table:number-columns-repeated="2" office:value-type="string" calcext:value-type="string">
            <text:p>si</text:p>
          </table:table-cell>
          <table:table-cell office:value-type="string" calcext:value-type="string">
            <text:p>N07</text:p>
          </table:table-cell>
          <table:table-cell/>
          <table:table-cell office:value-type="string" calcext:value-type="string">
            <text:p>si</text:p>
          </table:table-cell>
          <table:table-cell table:number-columns-repeated="2" table:style-name="ce18" office:value-type="string" calcext:value-type="string">
            <text:p>si</text:p>
          </table:table-cell>
          <table:table-cell/>
          <table:table-cell office:value-type="string" calcext:value-type="string">
            <text:p>n_main_otros</text:p>
          </table:table-cell>
          <table:table-cell table:formula="of:=IF([.S235]&lt;&gt;[.C235];&quot;X&quot;;&quot;&quot;)">
            <text:p/>
          </table:table-cell>
          <table:table-cell table:style-name="ce10"/>
          <table:table-cell table:style-name="ce10" office:value-type="string" calcext:value-type="string">
            <text:p>create-derivative-geometry-icon (org.gvsig.derivedgeometries.app.mainplugin)</text:p>
          </table:table-cell>
          <table:table-cell table:style-name="ce32" table:number-columns-repeated="3"/>
          <table:table-cell table:number-columns-repeated="1002"/>
        </table:table-row>
        <table:table-row table:style-name="ro3">
          <table:table-cell office:value-type="float" office:value="8" calcext:value-type="float">
            <text:p>8</text:p>
          </table:table-cell>
          <table:table-cell table:style-name="ce5" office:value-type="float" office:value="-2" calcext:value-type="float">
            <text:p>-2</text:p>
          </table:table-cell>
          <table:table-cell table:style-name="ce17" office:value-type="string" calcext:value-type="string">
            <text:p>active-layer-set-visible (org.gvsig.app.mainplugin)</text:p>
          </table:table-cell>
          <table:table-cell table:style-name="ce17" table:formula="of:=SEARCH(&quot;(&quot;;[.C236])" office:value-type="float" office:value="26" calcext:value-type="float">
            <text:p>26</text:p>
          </table:table-cell>
          <table:table-cell table:style-name="ce17" table:formula="of:=LEFT([.C236];[.D236])" office:value-type="string" office:string-value="active-layer-set-visible (" calcext:value-type="string">
            <text:p>active-layer-set-visible (</text:p>
          </table:table-cell>
          <table:table-cell table:style-name="ce17" table:formula="of:=LEFT([.E236];LEN([.E236])-2)" office:value-type="string" office:string-value="active-layer-set-visible" calcext:value-type="string">
            <text:p>active-layer-set-visible</text:p>
          </table:table-cell>
          <table:table-cell/>
          <table:table-cell table:number-columns-repeated="2" office:value-type="string" calcext:value-type="string">
            <text:p>si</text:p>
          </table:table-cell>
          <table:table-cell office:value-type="string" calcext:value-type="string">
            <text:p>O01</text:p>
          </table:table-cell>
          <table:table-cell office:value-type="float" office:value="1" calcext:value-type="float">
            <text:p>1</text:p>
          </table:table-cell>
          <table:table-cell office:value-type="string" calcext:value-type="string">
            <text:p>si</text:p>
          </table:table-cell>
          <table:table-cell table:style-name="ce18" office:value-type="string" calcext:value-type="string">
            <text:p>si</text:p>
          </table:table-cell>
          <table:table-cell office:value-type="string" calcext:value-type="string">
            <text:p>si</text:p>
          </table:table-cell>
          <table:table-cell/>
          <table:table-cell office:value-type="string" calcext:value-type="string">
            <text:p>o_vista</text:p>
          </table:table-cell>
          <table:table-cell table:formula="of:=IF([.S236]&lt;&gt;[.C236];&quot;X&quot;;&quot;&quot;)">
            <text:p/>
          </table:table-cell>
          <table:table-cell table:style-name="ce10" office:value-type="float" office:value="-2" calcext:value-type="float">
            <text:p>-2</text:p>
          </table:table-cell>
          <table:table-cell table:style-name="ce10" office:value-type="string" calcext:value-type="string">
            <text:p>active-layer-set-visible (org.gvsig.app.mainplugin)</text:p>
          </table:table-cell>
          <table:table-cell table:style-name="ce32" table:number-columns-repeated="3"/>
          <table:table-cell table:number-columns-repeated="1002"/>
        </table:table-row>
        <table:table-row table:style-name="ro3">
          <table:table-cell office:value-type="float" office:value="7" calcext:value-type="float">
            <text:p>7</text:p>
          </table:table-cell>
          <table:table-cell table:style-name="ce5" office:value-type="float" office:value="-2" calcext:value-type="float">
            <text:p>-2</text:p>
          </table:table-cell>
          <table:table-cell table:style-name="ce17" office:value-type="string" calcext:value-type="string">
            <text:p>active-layer-set-hide (org.gvsig.app.mainplugin)</text:p>
          </table:table-cell>
          <table:table-cell table:style-name="ce17" table:formula="of:=SEARCH(&quot;(&quot;;[.C237])" office:value-type="float" office:value="23" calcext:value-type="float">
            <text:p>23</text:p>
          </table:table-cell>
          <table:table-cell table:style-name="ce17" table:formula="of:=LEFT([.C237];[.D237])" office:value-type="string" office:string-value="active-layer-set-hide (" calcext:value-type="string">
            <text:p>active-layer-set-hide (</text:p>
          </table:table-cell>
          <table:table-cell table:style-name="ce17" table:formula="of:=LEFT([.E237];LEN([.E237])-2)" office:value-type="string" office:string-value="active-layer-set-hide" calcext:value-type="string">
            <text:p>active-layer-set-hide</text:p>
          </table:table-cell>
          <table:table-cell/>
          <table:table-cell table:number-columns-repeated="2" office:value-type="string" calcext:value-type="string">
            <text:p>si</text:p>
          </table:table-cell>
          <table:table-cell office:value-type="string" calcext:value-type="string">
            <text:p>O02</text:p>
          </table:table-cell>
          <table:table-cell office:value-type="float" office:value="1" calcext:value-type="float">
            <text:p>1</text:p>
          </table:table-cell>
          <table:table-cell office:value-type="string" calcext:value-type="string">
            <text:p>si</text:p>
          </table:table-cell>
          <table:table-cell table:style-name="ce18" office:value-type="string" calcext:value-type="string">
            <text:p>si</text:p>
          </table:table-cell>
          <table:table-cell office:value-type="string" calcext:value-type="string">
            <text:p>si</text:p>
          </table:table-cell>
          <table:table-cell/>
          <table:table-cell office:value-type="string" calcext:value-type="string">
            <text:p>o_vista</text:p>
          </table:table-cell>
          <table:table-cell table:formula="of:=IF([.S237]&lt;&gt;[.C237];&quot;X&quot;;&quot;&quot;)">
            <text:p/>
          </table:table-cell>
          <table:table-cell table:style-name="ce10" office:value-type="float" office:value="-2" calcext:value-type="float">
            <text:p>-2</text:p>
          </table:table-cell>
          <table:table-cell table:style-name="ce10" office:value-type="string" calcext:value-type="string">
            <text:p>active-layer-set-hide (org.gvsig.app.mainplugin)</text:p>
          </table:table-cell>
          <table:table-cell table:style-name="ce32" table:number-columns-repeated="3"/>
          <table:table-cell table:number-columns-repeated="1002"/>
        </table:table-row>
        <table:table-row table:style-name="ro3">
          <table:table-cell office:value-type="float" office:value="4" calcext:value-type="float">
            <text:p>4</text:p>
          </table:table-cell>
          <table:table-cell table:style-name="ce5" office:value-type="float" office:value="-2" calcext:value-type="float">
            <text:p>-2</text:p>
          </table:table-cell>
          <table:table-cell table:style-name="ce17" office:value-type="string" calcext:value-type="string">
            <text:p>active-layer-move-ahead (org.gvsig.app.mainplugin)</text:p>
          </table:table-cell>
          <table:table-cell table:style-name="ce17" table:formula="of:=SEARCH(&quot;(&quot;;[.C238])" office:value-type="float" office:value="25" calcext:value-type="float">
            <text:p>25</text:p>
          </table:table-cell>
          <table:table-cell table:style-name="ce17" table:formula="of:=LEFT([.C238];[.D238])" office:value-type="string" office:string-value="active-layer-move-ahead (" calcext:value-type="string">
            <text:p>active-layer-move-ahead (</text:p>
          </table:table-cell>
          <table:table-cell table:style-name="ce17" table:formula="of:=LEFT([.E238];LEN([.E238])-2)" office:value-type="string" office:string-value="active-layer-move-ahead" calcext:value-type="string">
            <text:p>active-layer-move-ahead</text:p>
          </table:table-cell>
          <table:table-cell/>
          <table:table-cell table:number-columns-repeated="2" office:value-type="string" calcext:value-type="string">
            <text:p>si</text:p>
          </table:table-cell>
          <table:table-cell office:value-type="string" calcext:value-type="string">
            <text:p>O03</text:p>
          </table:table-cell>
          <table:table-cell office:value-type="float" office:value="1" calcext:value-type="float">
            <text:p>1</text:p>
          </table:table-cell>
          <table:table-cell office:value-type="string" calcext:value-type="string">
            <text:p>si</text:p>
          </table:table-cell>
          <table:table-cell table:style-name="ce18" office:value-type="string" calcext:value-type="string">
            <text:p>si</text:p>
          </table:table-cell>
          <table:table-cell office:value-type="string" calcext:value-type="string">
            <text:p>si</text:p>
          </table:table-cell>
          <table:table-cell/>
          <table:table-cell office:value-type="string" calcext:value-type="string">
            <text:p>o_vista</text:p>
          </table:table-cell>
          <table:table-cell table:formula="of:=IF([.S238]&lt;&gt;[.C238];&quot;X&quot;;&quot;&quot;)">
            <text:p/>
          </table:table-cell>
          <table:table-cell table:style-name="ce10" office:value-type="float" office:value="-2" calcext:value-type="float">
            <text:p>-2</text:p>
          </table:table-cell>
          <table:table-cell table:style-name="ce10" office:value-type="string" calcext:value-type="string">
            <text:p>active-layer-move-ahead (org.gvsig.app.mainplugin)</text:p>
          </table:table-cell>
          <table:table-cell table:style-name="ce32" table:number-columns-repeated="3"/>
          <table:table-cell table:number-columns-repeated="1002"/>
        </table:table-row>
        <table:table-row table:style-name="ro3">
          <table:table-cell office:value-type="float" office:value="3" calcext:value-type="float">
            <text:p>3</text:p>
          </table:table-cell>
          <table:table-cell table:style-name="ce5" office:value-type="float" office:value="-2" calcext:value-type="float">
            <text:p>-2</text:p>
          </table:table-cell>
          <table:table-cell table:style-name="ce17" office:value-type="string" calcext:value-type="string">
            <text:p>active-layer-bring-front (org.gvsig.app.mainplugin)</text:p>
          </table:table-cell>
          <table:table-cell table:style-name="ce17" table:formula="of:=SEARCH(&quot;(&quot;;[.C239])" office:value-type="float" office:value="26" calcext:value-type="float">
            <text:p>26</text:p>
          </table:table-cell>
          <table:table-cell table:style-name="ce17" table:formula="of:=LEFT([.C239];[.D239])" office:value-type="string" office:string-value="active-layer-bring-front (" calcext:value-type="string">
            <text:p>active-layer-bring-front (</text:p>
          </table:table-cell>
          <table:table-cell table:style-name="ce17" table:formula="of:=LEFT([.E239];LEN([.E239])-2)" office:value-type="string" office:string-value="active-layer-bring-front" calcext:value-type="string">
            <text:p>active-layer-bring-front</text:p>
          </table:table-cell>
          <table:table-cell/>
          <table:table-cell table:number-columns-repeated="2" office:value-type="string" calcext:value-type="string">
            <text:p>si</text:p>
          </table:table-cell>
          <table:table-cell office:value-type="string" calcext:value-type="string">
            <text:p>O04</text:p>
          </table:table-cell>
          <table:table-cell office:value-type="float" office:value="1" calcext:value-type="float">
            <text:p>1</text:p>
          </table:table-cell>
          <table:table-cell office:value-type="string" calcext:value-type="string">
            <text:p>si</text:p>
          </table:table-cell>
          <table:table-cell table:style-name="ce18" office:value-type="string" calcext:value-type="string">
            <text:p>si</text:p>
          </table:table-cell>
          <table:table-cell office:value-type="string" calcext:value-type="string">
            <text:p>si</text:p>
          </table:table-cell>
          <table:table-cell/>
          <table:table-cell office:value-type="string" calcext:value-type="string">
            <text:p>o_vista</text:p>
          </table:table-cell>
          <table:table-cell table:formula="of:=IF([.S239]&lt;&gt;[.C239];&quot;X&quot;;&quot;&quot;)">
            <text:p/>
          </table:table-cell>
          <table:table-cell table:style-name="ce10" office:value-type="float" office:value="-2" calcext:value-type="float">
            <text:p>-2</text:p>
          </table:table-cell>
          <table:table-cell table:style-name="ce10" office:value-type="string" calcext:value-type="string">
            <text:p>active-layer-bring-front (org.gvsig.app.mainplugin)</text:p>
          </table:table-cell>
          <table:table-cell table:style-name="ce32" table:number-columns-repeated="3"/>
          <table:table-cell table:number-columns-repeated="1002"/>
        </table:table-row>
        <table:table-row table:style-name="ro3">
          <table:table-cell office:value-type="float" office:value="5" calcext:value-type="float">
            <text:p>5</text:p>
          </table:table-cell>
          <table:table-cell table:style-name="ce5" office:value-type="float" office:value="-2" calcext:value-type="float">
            <text:p>-2</text:p>
          </table:table-cell>
          <table:table-cell table:style-name="ce17" office:value-type="string" calcext:value-type="string">
            <text:p>active-layer-move-behind (org.gvsig.app.mainplugin)</text:p>
          </table:table-cell>
          <table:table-cell table:style-name="ce17" table:formula="of:=SEARCH(&quot;(&quot;;[.C240])" office:value-type="float" office:value="26" calcext:value-type="float">
            <text:p>26</text:p>
          </table:table-cell>
          <table:table-cell table:style-name="ce17" table:formula="of:=LEFT([.C240];[.D240])" office:value-type="string" office:string-value="active-layer-move-behind (" calcext:value-type="string">
            <text:p>active-layer-move-behind (</text:p>
          </table:table-cell>
          <table:table-cell table:style-name="ce17" table:formula="of:=LEFT([.E240];LEN([.E240])-2)" office:value-type="string" office:string-value="active-layer-move-behind" calcext:value-type="string">
            <text:p>active-layer-move-behind</text:p>
          </table:table-cell>
          <table:table-cell/>
          <table:table-cell table:number-columns-repeated="2" office:value-type="string" calcext:value-type="string">
            <text:p>si</text:p>
          </table:table-cell>
          <table:table-cell office:value-type="string" calcext:value-type="string">
            <text:p>O05</text:p>
          </table:table-cell>
          <table:table-cell office:value-type="float" office:value="1" calcext:value-type="float">
            <text:p>1</text:p>
          </table:table-cell>
          <table:table-cell office:value-type="string" calcext:value-type="string">
            <text:p>si</text:p>
          </table:table-cell>
          <table:table-cell table:style-name="ce18" office:value-type="string" calcext:value-type="string">
            <text:p>si</text:p>
          </table:table-cell>
          <table:table-cell office:value-type="string" calcext:value-type="string">
            <text:p>si</text:p>
          </table:table-cell>
          <table:table-cell/>
          <table:table-cell office:value-type="string" calcext:value-type="string">
            <text:p>o_vista</text:p>
          </table:table-cell>
          <table:table-cell table:formula="of:=IF([.S240]&lt;&gt;[.C240];&quot;X&quot;;&quot;&quot;)">
            <text:p/>
          </table:table-cell>
          <table:table-cell table:style-name="ce10" office:value-type="float" office:value="-2" calcext:value-type="float">
            <text:p>-2</text:p>
          </table:table-cell>
          <table:table-cell table:style-name="ce10" office:value-type="string" calcext:value-type="string">
            <text:p>active-layer-move-behind (org.gvsig.app.mainplugin)</text:p>
          </table:table-cell>
          <table:table-cell table:style-name="ce32" table:number-columns-repeated="3"/>
          <table:table-cell table:number-columns-repeated="1002"/>
        </table:table-row>
        <table:table-row table:style-name="ro3">
          <table:table-cell office:value-type="float" office:value="6" calcext:value-type="float">
            <text:p>6</text:p>
          </table:table-cell>
          <table:table-cell table:style-name="ce5" office:value-type="float" office:value="-2" calcext:value-type="float">
            <text:p>-2</text:p>
          </table:table-cell>
          <table:table-cell table:style-name="ce17" office:value-type="string" calcext:value-type="string">
            <text:p>active-layer-send-back (org.gvsig.app.mainplugin)</text:p>
          </table:table-cell>
          <table:table-cell table:style-name="ce17" table:formula="of:=SEARCH(&quot;(&quot;;[.C241])" office:value-type="float" office:value="24" calcext:value-type="float">
            <text:p>24</text:p>
          </table:table-cell>
          <table:table-cell table:style-name="ce17" table:formula="of:=LEFT([.C241];[.D241])" office:value-type="string" office:string-value="active-layer-send-back (" calcext:value-type="string">
            <text:p>active-layer-send-back (</text:p>
          </table:table-cell>
          <table:table-cell table:style-name="ce17" table:formula="of:=LEFT([.E241];LEN([.E241])-2)" office:value-type="string" office:string-value="active-layer-send-back" calcext:value-type="string">
            <text:p>active-layer-send-back</text:p>
          </table:table-cell>
          <table:table-cell/>
          <table:table-cell table:number-columns-repeated="2" office:value-type="string" calcext:value-type="string">
            <text:p>si</text:p>
          </table:table-cell>
          <table:table-cell office:value-type="string" calcext:value-type="string">
            <text:p>O06</text:p>
          </table:table-cell>
          <table:table-cell office:value-type="float" office:value="1" calcext:value-type="float">
            <text:p>1</text:p>
          </table:table-cell>
          <table:table-cell office:value-type="string" calcext:value-type="string">
            <text:p>si</text:p>
          </table:table-cell>
          <table:table-cell table:style-name="ce18" office:value-type="string" calcext:value-type="string">
            <text:p>si</text:p>
          </table:table-cell>
          <table:table-cell office:value-type="string" calcext:value-type="string">
            <text:p>si</text:p>
          </table:table-cell>
          <table:table-cell/>
          <table:table-cell office:value-type="string" calcext:value-type="string">
            <text:p>o_vista</text:p>
          </table:table-cell>
          <table:table-cell table:formula="of:=IF([.S241]&lt;&gt;[.C241];&quot;X&quot;;&quot;&quot;)">
            <text:p/>
          </table:table-cell>
          <table:table-cell table:style-name="ce10" office:value-type="float" office:value="-2" calcext:value-type="float">
            <text:p>-2</text:p>
          </table:table-cell>
          <table:table-cell table:style-name="ce10" office:value-type="string" calcext:value-type="string">
            <text:p>active-layer-send-back (org.gvsig.app.mainplugin)</text:p>
          </table:table-cell>
          <table:table-cell table:style-name="ce32" table:number-columns-repeated="3"/>
          <table:table-cell table:number-columns-repeated="1002"/>
        </table:table-row>
        <table:table-row table:style-name="ro3">
          <table:table-cell office:value-type="float" office:value="69" calcext:value-type="float">
            <text:p>69</text:p>
          </table:table-cell>
          <table:table-cell table:style-name="ce5" office:value-type="float" office:value="-2" calcext:value-type="float">
            <text:p>-2</text:p>
          </table:table-cell>
          <table:table-cell table:style-name="ce17" office:value-type="string" calcext:value-type="string">
            <text:p>layer-set-visible (org.gvsig.app.mainplugin)</text:p>
          </table:table-cell>
          <table:table-cell table:style-name="ce17" table:formula="of:=SEARCH(&quot;(&quot;;[.C242])" office:value-type="float" office:value="19" calcext:value-type="float">
            <text:p>19</text:p>
          </table:table-cell>
          <table:table-cell table:style-name="ce17" table:formula="of:=LEFT([.C242];[.D242])" office:value-type="string" office:string-value="layer-set-visible (" calcext:value-type="string">
            <text:p>layer-set-visible (</text:p>
          </table:table-cell>
          <table:table-cell table:style-name="ce17" table:formula="of:=LEFT([.E242];LEN([.E242])-2)" office:value-type="string" office:string-value="layer-set-visible" calcext:value-type="string">
            <text:p>layer-set-visible</text:p>
          </table:table-cell>
          <table:table-cell table:number-columns-repeated="3" office:value-type="string" calcext:value-type="string">
            <text:p>si</text:p>
          </table:table-cell>
          <table:table-cell office:value-type="string" calcext:value-type="string">
            <text:p>O07</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o_vista</text:p>
          </table:table-cell>
          <table:table-cell table:formula="of:=IF([.S242]&lt;&gt;[.C242];&quot;X&quot;;&quot;&quot;)" office:value-type="string" office:string-value="X" calcext:value-type="string">
            <text:p>X</text:p>
          </table:table-cell>
          <table:table-cell table:style-name="ce10"/>
          <table:table-cell table:style-name="ce10" office:value-type="string" calcext:value-type="string">
            <text:p>layer-show-attributes-table (org.gvsig.app.document.table.app.mainplugin)</text:p>
          </table:table-cell>
          <table:table-cell table:style-name="ce32" table:number-columns-repeated="3"/>
          <table:table-cell table:number-columns-repeated="1002"/>
        </table:table-row>
        <table:table-row table:style-name="ro3">
          <table:table-cell office:value-type="float" office:value="67" calcext:value-type="float">
            <text:p>67</text:p>
          </table:table-cell>
          <table:table-cell table:style-name="ce5" office:value-type="float" office:value="-2" calcext:value-type="float">
            <text:p>-2</text:p>
          </table:table-cell>
          <table:table-cell table:style-name="ce17" office:value-type="string" calcext:value-type="string">
            <text:p>layer-set-hide (org.gvsig.app.mainplugin)</text:p>
          </table:table-cell>
          <table:table-cell table:style-name="ce17" table:formula="of:=SEARCH(&quot;(&quot;;[.C243])" office:value-type="float" office:value="16" calcext:value-type="float">
            <text:p>16</text:p>
          </table:table-cell>
          <table:table-cell table:style-name="ce17" table:formula="of:=LEFT([.C243];[.D243])" office:value-type="string" office:string-value="layer-set-hide (" calcext:value-type="string">
            <text:p>layer-set-hide (</text:p>
          </table:table-cell>
          <table:table-cell table:style-name="ce17" table:formula="of:=LEFT([.E243];LEN([.E243])-2)" office:value-type="string" office:string-value="layer-set-hide" calcext:value-type="string">
            <text:p>layer-set-hide</text:p>
          </table:table-cell>
          <table:table-cell table:number-columns-repeated="3" office:value-type="string" calcext:value-type="string">
            <text:p>si</text:p>
          </table:table-cell>
          <table:table-cell office:value-type="string" calcext:value-type="string">
            <text:p>O08</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o_vista</text:p>
          </table:table-cell>
          <table:table-cell table:formula="of:=IF([.S243]&lt;&gt;[.C243];&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layer-set-inactive (org.gvsig.app.mainplugin)</text:p>
          </table:table-cell>
          <table:table-cell table:style-name="ce32" table:number-columns-repeated="3"/>
          <table:table-cell table:number-columns-repeated="1002"/>
        </table:table-row>
        <table:table-row table:style-name="ro3">
          <table:table-cell office:value-type="float" office:value="66" calcext:value-type="float">
            <text:p>66</text:p>
          </table:table-cell>
          <table:table-cell table:style-name="ce5" office:value-type="float" office:value="-2" calcext:value-type="float">
            <text:p>-2</text:p>
          </table:table-cell>
          <table:table-cell table:style-name="ce17" office:value-type="string" calcext:value-type="string">
            <text:p>layer-set-active (org.gvsig.app.mainplugin)</text:p>
          </table:table-cell>
          <table:table-cell table:style-name="ce17" table:formula="of:=SEARCH(&quot;(&quot;;[.C244])" office:value-type="float" office:value="18" calcext:value-type="float">
            <text:p>18</text:p>
          </table:table-cell>
          <table:table-cell table:style-name="ce17" table:formula="of:=LEFT([.C244];[.D244])" office:value-type="string" office:string-value="layer-set-active (" calcext:value-type="string">
            <text:p>layer-set-active (</text:p>
          </table:table-cell>
          <table:table-cell table:style-name="ce17" table:formula="of:=LEFT([.E244];LEN([.E244])-2)" office:value-type="string" office:string-value="layer-set-active" calcext:value-type="string">
            <text:p>layer-set-active</text:p>
          </table:table-cell>
          <table:table-cell table:number-columns-repeated="3" office:value-type="string" calcext:value-type="string">
            <text:p>si</text:p>
          </table:table-cell>
          <table:table-cell office:value-type="string" calcext:value-type="string">
            <text:p>O09</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o_vista</text:p>
          </table:table-cell>
          <table:table-cell table:formula="of:=IF([.S244]&lt;&gt;[.C244];&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layer-set-hide (org.gvsig.app.mainplugin)</text:p>
          </table:table-cell>
          <table:table-cell table:style-name="ce32" table:number-columns-repeated="3"/>
          <table:table-cell table:number-columns-repeated="1002"/>
        </table:table-row>
        <table:table-row table:style-name="ro3">
          <table:table-cell office:value-type="float" office:value="68" calcext:value-type="float">
            <text:p>68</text:p>
          </table:table-cell>
          <table:table-cell table:style-name="ce5" office:value-type="float" office:value="-2" calcext:value-type="float">
            <text:p>-2</text:p>
          </table:table-cell>
          <table:table-cell table:style-name="ce17" office:value-type="string" calcext:value-type="string">
            <text:p>layer-set-inactive (org.gvsig.app.mainplugin)</text:p>
          </table:table-cell>
          <table:table-cell table:style-name="ce17" table:formula="of:=SEARCH(&quot;(&quot;;[.C245])" office:value-type="float" office:value="20" calcext:value-type="float">
            <text:p>20</text:p>
          </table:table-cell>
          <table:table-cell table:style-name="ce17" table:formula="of:=LEFT([.C245];[.D245])" office:value-type="string" office:string-value="layer-set-inactive (" calcext:value-type="string">
            <text:p>layer-set-inactive (</text:p>
          </table:table-cell>
          <table:table-cell table:style-name="ce17" table:formula="of:=LEFT([.E245];LEN([.E245])-2)" office:value-type="string" office:string-value="layer-set-inactive" calcext:value-type="string">
            <text:p>layer-set-inactive</text:p>
          </table:table-cell>
          <table:table-cell table:number-columns-repeated="3" office:value-type="string" calcext:value-type="string">
            <text:p>si</text:p>
          </table:table-cell>
          <table:table-cell office:value-type="string" calcext:value-type="string">
            <text:p>O10</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o_vista</text:p>
          </table:table-cell>
          <table:table-cell table:formula="of:=IF([.S245]&lt;&gt;[.C245];&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layer-set-visible (org.gvsig.app.mainplugin)</text:p>
          </table:table-cell>
          <table:table-cell table:style-name="ce32" table:number-columns-repeated="3"/>
          <table:table-cell table:number-columns-repeated="1002"/>
        </table:table-row>
        <table:table-row table:style-name="ro3">
          <table:table-cell office:value-type="float" office:value="181" calcext:value-type="float">
            <text:p>181</text:p>
          </table:table-cell>
          <table:table-cell table:style-name="ce5"/>
          <table:table-cell table:style-name="ce17" office:value-type="string" calcext:value-type="string">
            <text:p>view-export-image (org.gvsig.raster.tools.app.basic)</text:p>
          </table:table-cell>
          <table:table-cell table:style-name="ce17" table:formula="of:=SEARCH(&quot;(&quot;;[.C246])" office:value-type="float" office:value="19" calcext:value-type="float">
            <text:p>19</text:p>
          </table:table-cell>
          <table:table-cell table:style-name="ce17" table:formula="of:=LEFT([.C246];[.D246])" office:value-type="string" office:string-value="view-export-image (" calcext:value-type="string">
            <text:p>view-export-image (</text:p>
          </table:table-cell>
          <table:table-cell table:style-name="ce17" table:formula="of:=LEFT([.E246];LEN([.E246])-2)" office:value-type="string" office:string-value="view-export-image" calcext:value-type="string">
            <text:p>view-export-image</text:p>
          </table:table-cell>
          <table:table-cell table:number-columns-repeated="3" office:value-type="string" calcext:value-type="string">
            <text:p>si</text:p>
          </table:table-cell>
          <table:table-cell office:value-type="string" calcext:value-type="string">
            <text:p>O11</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o_vista</text:p>
          </table:table-cell>
          <table:table-cell table:formula="of:=IF([.S246]&lt;&gt;[.C246];&quot;X&quot;;&quot;&quot;)">
            <text:p/>
          </table:table-cell>
          <table:table-cell table:style-name="ce10"/>
          <table:table-cell table:style-name="ce10" office:value-type="string" calcext:value-type="string">
            <text:p>view-export-image (org.gvsig.raster.tools.app.basic)</text:p>
          </table:table-cell>
          <table:table-cell table:style-name="ce32" table:number-columns-repeated="3"/>
          <table:table-cell table:number-columns-repeated="1002"/>
        </table:table-row>
        <table:table-row table:style-name="ro6">
          <table:table-cell office:value-type="float" office:value="258" calcext:value-type="float">
            <text:p>258</text:p>
          </table:table-cell>
          <table:table-cell table:style-name="ce5" office:value-type="float" office:value="-2" calcext:value-type="float">
            <text:p>-2</text:p>
          </table:table-cell>
          <table:table-cell table:style-name="ce17" office:value-type="string" calcext:value-type="string">
            <text:p>common-filter (ToolsSwing)</text:p>
          </table:table-cell>
          <table:table-cell table:style-name="ce17" table:formula="of:=SEARCH(&quot;(&quot;;[.C247])" office:value-type="float" office:value="15" calcext:value-type="float">
            <text:p>15</text:p>
          </table:table-cell>
          <table:table-cell table:style-name="ce17" table:formula="of:=LEFT([.C247];[.D247])" office:value-type="string" office:string-value="common-filter (" calcext:value-type="string">
            <text:p>common-filter (</text:p>
          </table:table-cell>
          <table:table-cell table:style-name="ce17" table:formula="of:=LEFT([.E247];LEN([.E247])-2)" office:value-type="string" office:string-value="common-filter" calcext:value-type="string">
            <text:p>common-filter</text:p>
          </table:table-cell>
          <table:table-cell/>
          <table:table-cell table:number-columns-repeated="2" office:value-type="string" calcext:value-type="string">
            <text:p>si</text:p>
          </table:table-cell>
          <table:table-cell office:value-type="string" calcext:value-type="string">
            <text:p>O12</text:p>
          </table:table-cell>
          <table:table-cell office:value-type="float" office:value="2" calcext:value-type="float">
            <text:p>2</text:p>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o_vista</text:p>
          </table:table-cell>
          <table:table-cell table:formula="of:=IF([.S247]&lt;&gt;[.C247];&quot;X&quot;;&quot;&quot;)">
            <text:p/>
          </table:table-cell>
          <table:table-cell table:style-name="ce10" office:value-type="float" office:value="-2" calcext:value-type="float">
            <text:p>-2</text:p>
          </table:table-cell>
          <table:table-cell table:style-name="ce10" office:value-type="string" calcext:value-type="string">
            <text:p>common-filter (ToolsSwing)</text:p>
          </table:table-cell>
          <table:table-cell table:style-name="ce32" table:number-columns-repeated="3"/>
          <table:table-cell table:number-columns-repeated="1002"/>
        </table:table-row>
        <table:table-row table:style-name="ro3">
          <table:table-cell office:value-type="float" office:value="46" calcext:value-type="float">
            <text:p>46</text:p>
          </table:table-cell>
          <table:table-cell table:style-name="ce5"/>
          <table:table-cell table:style-name="ce17" office:value-type="string" calcext:value-type="string">
            <text:p>layer-addtolocator (org.gvsig.app.mainplugin)</text:p>
          </table:table-cell>
          <table:table-cell table:style-name="ce17" table:formula="of:=SEARCH(&quot;(&quot;;[.C248])" office:value-type="float" office:value="20" calcext:value-type="float">
            <text:p>20</text:p>
          </table:table-cell>
          <table:table-cell table:style-name="ce17" table:formula="of:=LEFT([.C248];[.D248])" office:value-type="string" office:string-value="layer-addtolocator (" calcext:value-type="string">
            <text:p>layer-addtolocator (</text:p>
          </table:table-cell>
          <table:table-cell table:style-name="ce17" table:formula="of:=LEFT([.E248];LEN([.E248])-2)" office:value-type="string" office:string-value="layer-addtolocator" calcext:value-type="string">
            <text:p>layer-addtolocator</text:p>
          </table:table-cell>
          <table:table-cell table:number-columns-repeated="3" office:value-type="string" calcext:value-type="string">
            <text:p>si</text:p>
          </table:table-cell>
          <table:table-cell office:value-type="string" calcext:value-type="string">
            <text:p>O13</text:p>
          </table:table-cell>
          <table:table-cell office:value-type="float" office:value="1" calcext:value-type="float">
            <text:p>1</text:p>
          </table:table-cell>
          <table:table-cell office:value-type="string" calcext:value-type="string">
            <text:p>si</text:p>
          </table:table-cell>
          <table:table-cell table:style-name="ce18" office:value-type="string" calcext:value-type="string">
            <text:p>si</text:p>
          </table:table-cell>
          <table:table-cell office:value-type="string" calcext:value-type="string">
            <text:p>si</text:p>
          </table:table-cell>
          <table:table-cell/>
          <table:table-cell office:value-type="string" calcext:value-type="string">
            <text:p>o_vista</text:p>
          </table:table-cell>
          <table:table-cell table:formula="of:=IF([.S248]&lt;&gt;[.C248];&quot;X&quot;;&quot;&quot;)">
            <text:p/>
          </table:table-cell>
          <table:table-cell table:style-name="ce10"/>
          <table:table-cell table:style-name="ce10" office:value-type="string" calcext:value-type="string">
            <text:p>layer-addtolocator (org.gvsig.app.mainplugin)</text:p>
          </table:table-cell>
          <table:table-cell table:style-name="ce32" table:number-columns-repeated="3"/>
          <table:table-cell table:number-columns-repeated="1002"/>
        </table:table-row>
        <table:table-row table:style-name="ro3">
          <table:table-cell office:value-type="float" office:value="51" calcext:value-type="float">
            <text:p>51</text:p>
          </table:table-cell>
          <table:table-cell table:style-name="ce5"/>
          <table:table-cell table:style-name="ce17" office:value-type="string" calcext:value-type="string">
            <text:p>layer-filter-raster (org.gvsig.raster.tools.app.basic)</text:p>
          </table:table-cell>
          <table:table-cell table:style-name="ce17" table:formula="of:=SEARCH(&quot;(&quot;;[.C249])" office:value-type="float" office:value="21" calcext:value-type="float">
            <text:p>21</text:p>
          </table:table-cell>
          <table:table-cell table:style-name="ce17" table:formula="of:=LEFT([.C249];[.D249])" office:value-type="string" office:string-value="layer-filter-raster (" calcext:value-type="string">
            <text:p>layer-filter-raster (</text:p>
          </table:table-cell>
          <table:table-cell table:style-name="ce17" table:formula="of:=LEFT([.E249];LEN([.E249])-2)" office:value-type="string" office:string-value="layer-filter-raster" calcext:value-type="string">
            <text:p>layer-filter-raster</text:p>
          </table:table-cell>
          <table:table-cell table:number-columns-repeated="3" office:value-type="string" calcext:value-type="string">
            <text:p>si</text:p>
          </table:table-cell>
          <table:table-cell office:value-type="string" calcext:value-type="string">
            <text:p>O14</text:p>
          </table:table-cell>
          <table:table-cell office:value-type="float" office:value="1" calcext:value-type="float">
            <text:p>1</text:p>
          </table:table-cell>
          <table:table-cell office:value-type="string" calcext:value-type="string">
            <text:p>si</text:p>
          </table:table-cell>
          <table:table-cell table:style-name="ce18" office:value-type="string" calcext:value-type="string">
            <text:p>si</text:p>
          </table:table-cell>
          <table:table-cell office:value-type="string" calcext:value-type="string">
            <text:p>si</text:p>
          </table:table-cell>
          <table:table-cell/>
          <table:table-cell office:value-type="string" calcext:value-type="string">
            <text:p>o_vista</text:p>
          </table:table-cell>
          <table:table-cell table:formula="of:=IF([.S249]&lt;&gt;[.C249];&quot;X&quot;;&quot;&quot;)">
            <text:p/>
          </table:table-cell>
          <table:table-cell table:style-name="ce10"/>
          <table:table-cell table:style-name="ce10" office:value-type="string" calcext:value-type="string">
            <text:p>layer-filter-raster (org.gvsig.raster.tools.app.basic)</text:p>
          </table:table-cell>
          <table:table-cell table:style-name="ce32" table:number-columns-repeated="3"/>
          <table:table-cell table:number-columns-repeated="1002"/>
        </table:table-row>
        <table:table-row table:style-name="ro3">
          <table:table-cell office:value-type="float" office:value="43" calcext:value-type="float">
            <text:p>43</text:p>
          </table:table-cell>
          <table:table-cell table:style-name="ce5" office:value-type="float" office:value="-2" calcext:value-type="float">
            <text:p>-2</text:p>
          </table:table-cell>
          <table:table-cell table:style-name="ce17" office:value-type="string" calcext:value-type="string">
            <text:p>filter-by-attributes-layer (org.gvsig.app.mainplugin)</text:p>
          </table:table-cell>
          <table:table-cell table:style-name="ce17" table:formula="of:=SEARCH(&quot;(&quot;;[.C250])" office:value-type="float" office:value="28" calcext:value-type="float">
            <text:p>28</text:p>
          </table:table-cell>
          <table:table-cell table:style-name="ce17" table:formula="of:=LEFT([.C250];[.D250])" office:value-type="string" office:string-value="filter-by-attributes-layer (" calcext:value-type="string">
            <text:p>filter-by-attributes-layer (</text:p>
          </table:table-cell>
          <table:table-cell table:style-name="ce17" table:formula="of:=LEFT([.E250];LEN([.E250])-2)" office:value-type="string" office:string-value="filter-by-attributes-layer" calcext:value-type="string">
            <text:p>filter-by-attributes-layer</text:p>
          </table:table-cell>
          <table:table-cell/>
          <table:table-cell table:number-columns-repeated="2" office:value-type="string" calcext:value-type="string">
            <text:p>si</text:p>
          </table:table-cell>
          <table:table-cell office:value-type="string" calcext:value-type="string">
            <text:p>O15</text:p>
          </table:table-cell>
          <table:table-cell office:value-type="float" office:value="2" calcext:value-type="float">
            <text:p>2</text:p>
          </table:table-cell>
          <table:table-cell office:value-type="string" calcext:value-type="string">
            <text:p>si</text:p>
          </table:table-cell>
          <table:table-cell table:style-name="ce18" office:value-type="string" calcext:value-type="string">
            <text:p>si</text:p>
          </table:table-cell>
          <table:table-cell office:value-type="string" calcext:value-type="string">
            <text:p>si</text:p>
          </table:table-cell>
          <table:table-cell/>
          <table:table-cell office:value-type="string" calcext:value-type="string">
            <text:p>o_vista</text:p>
          </table:table-cell>
          <table:table-cell table:formula="of:=IF([.S250]&lt;&gt;[.C250];&quot;X&quot;;&quot;&quot;)">
            <text:p/>
          </table:table-cell>
          <table:table-cell table:style-name="ce10" office:value-type="float" office:value="-2" calcext:value-type="float">
            <text:p>-2</text:p>
          </table:table-cell>
          <table:table-cell table:style-name="ce10" office:value-type="string" calcext:value-type="string">
            <text:p>filter-by-attributes-layer (org.gvsig.app.mainplugin)</text:p>
          </table:table-cell>
          <table:table-cell table:style-name="ce32" table:number-columns-repeated="3"/>
          <table:table-cell table:number-columns-repeated="1002"/>
        </table:table-row>
        <table:table-row table:style-name="ro3">
          <table:table-cell office:value-type="float" office:value="118" calcext:value-type="float">
            <text:p>118</text:p>
          </table:table-cell>
          <table:table-cell table:style-name="ce5" office:value-type="float" office:value="-2" calcext:value-type="float">
            <text:p>-2</text:p>
          </table:table-cell>
          <table:table-cell table:style-name="ce17" office:value-type="string" calcext:value-type="string">
            <text:p>report-publish-layer (org.gvsig.report.app.mainplugin)</text:p>
          </table:table-cell>
          <table:table-cell table:style-name="ce17" table:formula="of:=SEARCH(&quot;(&quot;;[.C251])" office:value-type="float" office:value="22" calcext:value-type="float">
            <text:p>22</text:p>
          </table:table-cell>
          <table:table-cell table:style-name="ce17" table:formula="of:=LEFT([.C251];[.D251])" office:value-type="string" office:string-value="report-publish-layer (" calcext:value-type="string">
            <text:p>report-publish-layer (</text:p>
          </table:table-cell>
          <table:table-cell table:style-name="ce17" table:formula="of:=LEFT([.E251];LEN([.E251])-2)" office:value-type="string" office:string-value="report-publish-layer" calcext:value-type="string">
            <text:p>report-publish-layer</text:p>
          </table:table-cell>
          <table:table-cell table:number-columns-repeated="3" office:value-type="string" calcext:value-type="string">
            <text:p>si</text:p>
          </table:table-cell>
          <table:table-cell office:value-type="string" calcext:value-type="string">
            <text:p>O16</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o_vista</text:p>
          </table:table-cell>
          <table:table-cell table:formula="of:=IF([.S251]&lt;&gt;[.C251];&quot;X&quot;;&quot;&quot;)">
            <text:p/>
          </table:table-cell>
          <table:table-cell table:style-name="ce10" office:value-type="float" office:value="-2" calcext:value-type="float">
            <text:p>-2</text:p>
          </table:table-cell>
          <table:table-cell table:style-name="ce10" office:value-type="string" calcext:value-type="string">
            <text:p>report-publish-layer (org.gvsig.report.app.mainplugin)</text:p>
          </table:table-cell>
          <table:table-cell table:style-name="ce32" table:number-columns-repeated="3"/>
          <table:table-cell table:number-columns-repeated="1002"/>
        </table:table-row>
        <table:table-row table:style-name="ro3">
          <table:table-cell office:value-type="float" office:value="119" calcext:value-type="float">
            <text:p>119</text:p>
          </table:table-cell>
          <table:table-cell table:style-name="ce5" office:value-type="float" office:value="-2" calcext:value-type="float">
            <text:p>-2</text:p>
          </table:table-cell>
          <table:table-cell table:style-name="ce17" office:value-type="string" calcext:value-type="string">
            <text:p>report-publish-table (org.gvsig.report.app.mainplugin)</text:p>
          </table:table-cell>
          <table:table-cell table:style-name="ce17" table:formula="of:=SEARCH(&quot;(&quot;;[.C252])" office:value-type="float" office:value="22" calcext:value-type="float">
            <text:p>22</text:p>
          </table:table-cell>
          <table:table-cell table:style-name="ce17" table:formula="of:=LEFT([.C252];[.D252])" office:value-type="string" office:string-value="report-publish-table (" calcext:value-type="string">
            <text:p>report-publish-table (</text:p>
          </table:table-cell>
          <table:table-cell table:style-name="ce17" table:formula="of:=LEFT([.E252];LEN([.E252])-2)" office:value-type="string" office:string-value="report-publish-table" calcext:value-type="string">
            <text:p>report-publish-table</text:p>
          </table:table-cell>
          <table:table-cell table:number-columns-repeated="3" office:value-type="string" calcext:value-type="string">
            <text:p>si</text:p>
          </table:table-cell>
          <table:table-cell office:value-type="string" calcext:value-type="string">
            <text:p>O17</text:p>
          </table:table-cell>
          <table:table-cell office:value-type="float" office:value="1" calcext:value-type="float">
            <text:p>1</text:p>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o_vista</text:p>
          </table:table-cell>
          <table:table-cell table:formula="of:=IF([.S252]&lt;&gt;[.C252];&quot;X&quot;;&quot;&quot;)">
            <text:p/>
          </table:table-cell>
          <table:table-cell table:style-name="ce10" office:value-type="float" office:value="-2" calcext:value-type="float">
            <text:p>-2</text:p>
          </table:table-cell>
          <table:table-cell table:style-name="ce10" office:value-type="string" calcext:value-type="string">
            <text:p>report-publish-table (org.gvsig.report.app.mainplugin)</text:p>
          </table:table-cell>
          <table:table-cell table:style-name="ce32" table:number-columns-repeated="3"/>
          <table:table-cell table:number-columns-repeated="1002"/>
        </table:table-row>
        <table:table-row table:style-name="ro3">
          <table:table-cell office:value-type="float" office:value="120" calcext:value-type="float">
            <text:p>120</text:p>
          </table:table-cell>
          <table:table-cell table:style-name="ce5" office:value-type="float" office:value="-2" calcext:value-type="float">
            <text:p>-2</text:p>
          </table:table-cell>
          <table:table-cell table:style-name="ce17" office:value-type="string" calcext:value-type="string">
            <text:p>search-by-attributes-layer (org.gvsig.app.mainplugin)</text:p>
          </table:table-cell>
          <table:table-cell table:style-name="ce17" table:formula="of:=SEARCH(&quot;(&quot;;[.C253])" office:value-type="float" office:value="28" calcext:value-type="float">
            <text:p>28</text:p>
          </table:table-cell>
          <table:table-cell table:style-name="ce17" table:formula="of:=LEFT([.C253];[.D253])" office:value-type="string" office:string-value="search-by-attributes-layer (" calcext:value-type="string">
            <text:p>search-by-attributes-layer (</text:p>
          </table:table-cell>
          <table:table-cell table:style-name="ce17" table:formula="of:=LEFT([.E253];LEN([.E253])-2)" office:value-type="string" office:string-value="search-by-attributes-layer" calcext:value-type="string">
            <text:p>search-by-attributes-layer</text:p>
          </table:table-cell>
          <table:table-cell table:number-columns-repeated="3" office:value-type="string" calcext:value-type="string">
            <text:p>si</text:p>
          </table:table-cell>
          <table:table-cell office:value-type="string" calcext:value-type="string">
            <text:p>O18</text:p>
          </table:table-cell>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o_vista</text:p>
          </table:table-cell>
          <table:table-cell table:formula="of:=IF([.S253]&lt;&gt;[.C253];&quot;X&quot;;&quot;&quot;)">
            <text:p/>
          </table:table-cell>
          <table:table-cell table:style-name="ce10" office:value-type="float" office:value="-2" calcext:value-type="float">
            <text:p>-2</text:p>
          </table:table-cell>
          <table:table-cell table:style-name="ce10" office:value-type="string" calcext:value-type="string">
            <text:p>search-by-attributes-layer (org.gvsig.app.mainplugin)</text:p>
          </table:table-cell>
          <table:table-cell table:style-name="ce32" table:number-columns-repeated="3"/>
          <table:table-cell table:number-columns-repeated="1002"/>
        </table:table-row>
        <table:table-row table:style-name="ro4">
          <table:table-cell office:value-type="float" office:value="121" calcext:value-type="float">
            <text:p>121</text:p>
          </table:table-cell>
          <table:table-cell table:style-name="ce5" office:value-type="float" office:value="-2" calcext:value-type="float">
            <text:p>-2</text:p>
          </table:table-cell>
          <table:table-cell table:style-name="ce17" office:value-type="string" calcext:value-type="string">
            <text:p>search-by-attributes-table (org.gvsig.app.document.table.app.mainplugin)</text:p>
          </table:table-cell>
          <table:table-cell table:style-name="ce17" table:formula="of:=SEARCH(&quot;(&quot;;[.C254])" office:value-type="float" office:value="28" calcext:value-type="float">
            <text:p>28</text:p>
          </table:table-cell>
          <table:table-cell table:style-name="ce17" table:formula="of:=LEFT([.C254];[.D254])" office:value-type="string" office:string-value="search-by-attributes-table (" calcext:value-type="string">
            <text:p>search-by-attributes-table (</text:p>
          </table:table-cell>
          <table:table-cell table:style-name="ce17" table:formula="of:=LEFT([.E254];LEN([.E254])-2)" office:value-type="string" office:string-value="search-by-attributes-table" calcext:value-type="string">
            <text:p>search-by-attributes-table</text:p>
          </table:table-cell>
          <table:table-cell table:number-columns-repeated="3" office:value-type="string" calcext:value-type="string">
            <text:p>si</text:p>
          </table:table-cell>
          <table:table-cell office:value-type="string" calcext:value-type="string">
            <text:p>O18</text:p>
          </table:table-cell>
          <table:table-cell/>
          <table:table-cell office:value-type="string" calcext:value-type="string">
            <text:p>si</text:p>
          </table:table-cell>
          <table:table-cell/>
          <table:table-cell office:value-type="string" calcext:value-type="string">
            <text:p>si</text:p>
          </table:table-cell>
          <table:table-cell/>
          <table:table-cell office:value-type="string" calcext:value-type="string">
            <text:p>o_vista</text:p>
          </table:table-cell>
          <table:table-cell table:formula="of:=IF([.S254]&lt;&gt;[.C254];&quot;X&quot;;&quot;&quot;)">
            <text:p/>
          </table:table-cell>
          <table:table-cell table:style-name="ce10" office:value-type="float" office:value="-2" calcext:value-type="float">
            <text:p>-2</text:p>
          </table:table-cell>
          <table:table-cell table:style-name="ce10" office:value-type="string" calcext:value-type="string">
            <text:p>search-by-attributes-table (org.gvsig.app.document.table.app.mainplugin)</text:p>
          </table:table-cell>
          <table:table-cell table:style-name="ce32" table:number-columns-repeated="3"/>
          <table:table-cell table:number-columns-repeated="1002"/>
        </table:table-row>
        <table:table-row table:style-name="ro3">
          <table:table-cell office:value-type="float" office:value="171" calcext:value-type="float">
            <text:p>171</text:p>
          </table:table-cell>
          <table:table-cell table:style-name="ce5" office:value-type="float" office:value="-2" calcext:value-type="float">
            <text:p>-2</text:p>
          </table:table-cell>
          <table:table-cell table:style-name="ce17" office:value-type="string" calcext:value-type="string">
            <text:p>tools-quickdrawing (scripting.quickdrawing)</text:p>
          </table:table-cell>
          <table:table-cell table:style-name="ce17" table:formula="of:=SEARCH(&quot;(&quot;;[.C255])" office:value-type="float" office:value="20" calcext:value-type="float">
            <text:p>20</text:p>
          </table:table-cell>
          <table:table-cell table:style-name="ce17" table:formula="of:=LEFT([.C255];[.D255])" office:value-type="string" office:string-value="tools-quickdrawing (" calcext:value-type="string">
            <text:p>tools-quickdrawing (</text:p>
          </table:table-cell>
          <table:table-cell table:style-name="ce17" table:formula="of:=LEFT([.E255];LEN([.E255])-2)" office:value-type="string" office:string-value="tools-quickdrawing" calcext:value-type="string">
            <text:p>tools-quickdrawing</text:p>
          </table:table-cell>
          <table:table-cell table:number-columns-repeated="3" office:value-type="string" calcext:value-type="string">
            <text:p>si</text:p>
          </table:table-cell>
          <table:table-cell office:value-type="string" calcext:value-type="string">
            <text:p>P01</text:p>
          </table:table-cell>
          <table:table-cell office:value-type="float" office:value="1" calcext:value-type="float">
            <text:p>1</text:p>
          </table:table-cell>
          <table:table-cell office:value-type="string" calcext:value-type="string">
            <text:p>si</text:p>
          </table:table-cell>
          <table:table-cell/>
          <table:table-cell table:style-name="ce18" office:value-type="string" calcext:value-type="string">
            <text:p>si</text:p>
          </table:table-cell>
          <table:table-cell/>
          <table:table-cell office:value-type="string" calcext:value-type="string">
            <text:p>p_dibujorapido</text:p>
          </table:table-cell>
          <table:table-cell table:formula="of:=IF([.S255]&lt;&gt;[.C255];&quot;X&quot;;&quot;&quot;)">
            <text:p/>
          </table:table-cell>
          <table:table-cell table:style-name="ce10" office:value-type="float" office:value="-2" calcext:value-type="float">
            <text:p>-2</text:p>
          </table:table-cell>
          <table:table-cell table:style-name="ce10" office:value-type="string" calcext:value-type="string">
            <text:p>tools-quickdrawing (scripting.quickdrawing)</text:p>
          </table:table-cell>
          <table:table-cell table:style-name="ce32" table:number-columns-repeated="3"/>
          <table:table-cell table:number-columns-repeated="1002"/>
        </table:table-row>
        <table:table-row table:style-name="ro3">
          <table:table-cell office:value-type="float" office:value="700" calcext:value-type="float">
            <text:p>700</text:p>
          </table:table-cell>
          <table:table-cell table:style-name="ce10" office:value-type="float" office:value="-2" calcext:value-type="float">
            <text:p>-2</text:p>
            <draw:frame draw:z-index="1" draw:name="Imagen 9" draw:style-name="gr1" draw:text-style-name="P1" svg:width="0.494cm" svg:height="0.51cm" svg:x="0.806cm" svg:y="0.615cm">
              <draw:image xlink:href="Pictures/100000010000001200000013A6A3942906D044C5.png" xlink:type="simple" xlink:show="embed" xlink:actuate="onLoad" draw:mime-type="image/png">
                <text:p/>
              </draw:image>
            </draw:frame>
          </table:table-cell>
          <table:table-cell table:style-name="ce10" office:value-type="string" calcext:value-type="string">
            <text:p>quickdrawing-insert-freehand-line (scripting.quickdrawing)</text:p>
          </table:table-cell>
          <table:table-cell table:style-name="ce17" table:formula="of:=SEARCH(&quot;(&quot;;[.C256])" office:value-type="float" office:value="35" calcext:value-type="float">
            <text:p>35</text:p>
          </table:table-cell>
          <table:table-cell table:style-name="ce17" table:formula="of:=LEFT([.C256];[.D256])" office:value-type="string" office:string-value="quickdrawing-insert-freehand-line (" calcext:value-type="string">
            <text:p>quickdrawing-insert-freehand-line (</text:p>
          </table:table-cell>
          <table:table-cell table:style-name="ce17" table:formula="of:=LEFT([.E256];LEN([.E256])-2)" office:value-type="string" office:string-value="quickdrawing-insert-freehand-line" calcext:value-type="string">
            <text:p>quickdrawing-insert-freehand-line</text:p>
          </table:table-cell>
          <table:table-cell/>
          <table:table-cell office:value-type="string" calcext:value-type="string">
            <text:p>SI</text:p>
          </table:table-cell>
          <table:table-cell office:value-type="string" calcext:value-type="string">
            <text:p>si</text:p>
          </table:table-cell>
          <table:table-cell office:value-type="string" calcext:value-type="string">
            <text:p>P01</text:p>
          </table:table-cell>
          <table:table-cell office:value-type="float" office:value="1" calcext:value-type="float">
            <text:p>1</text:p>
          </table:table-cell>
          <table:table-cell office:value-type="string" calcext:value-type="string">
            <text:p>si</text:p>
          </table:table-cell>
          <table:table-cell/>
          <table:table-cell table:style-name="ce18" office:value-type="string" calcext:value-type="string">
            <text:p>si</text:p>
          </table:table-cell>
          <table:table-cell table:number-columns-repeated="2"/>
          <table:table-cell table:formula="of:=IF([.S256]&lt;&gt;[.C256];&quot;X&quot;;&quot;&quot;)">
            <text:p/>
          </table:table-cell>
          <table:table-cell table:style-name="ce10" office:value-type="float" office:value="-2" calcext:value-type="float">
            <text:p>-2</text:p>
          </table:table-cell>
          <table:table-cell table:style-name="ce10" office:value-type="string" calcext:value-type="string">
            <text:p>quickdrawing-insert-freehand-line (scripting.quickdrawing)</text:p>
          </table:table-cell>
          <table:table-cell table:style-name="ce32" table:number-columns-repeated="3"/>
          <table:table-cell table:number-columns-repeated="1002"/>
        </table:table-row>
        <table:table-row table:style-name="ro5">
          <table:table-cell office:value-type="float" office:value="-9" calcext:value-type="float">
            <text:p>-9</text:p>
          </table:table-cell>
          <table:table-cell table:style-name="ce1">
            <draw:frame draw:z-index="7" draw:name="Imagen 8" draw:style-name="gr1" draw:text-style-name="P1" svg:width="0.383cm" svg:height="0.376cm" svg:x="0.896cm" svg:y="0.269cm">
              <draw:image xlink:href="Pictures/100000010000000E0000000E510DA27B14E3DCFA.png" xlink:type="simple" xlink:show="embed" xlink:actuate="onLoad" draw:mime-type="image/png">
                <text:p/>
              </draw:image>
            </draw:frame>
          </table:table-cell>
          <table:table-cell table:style-name="ce17" office:value-type="string" calcext:value-type="string">
            <text:p>Quickdrawing-insert-point</text:p>
          </table:table-cell>
          <table:table-cell table:style-name="ce18"/>
          <table:table-cell table:style-name="ce23"/>
          <table:table-cell table:style-name="ce17" office:value-type="string" calcext:value-type="string">
            <text:p>quickdrawing-insert-point</text:p>
          </table:table-cell>
          <table:table-cell/>
          <table:table-cell table:number-columns-repeated="2" office:value-type="string" calcext:value-type="string">
            <text:p>si</text:p>
          </table:table-cell>
          <table:table-cell office:value-type="string" calcext:value-type="string">
            <text:p>p02</text:p>
          </table:table-cell>
          <table:table-cell office:value-type="float" office:value="1" calcext:value-type="float">
            <text:p>1</text:p>
          </table:table-cell>
          <table:table-cell table:number-columns-repeated="2" office:value-type="string" calcext:value-type="string">
            <text:p>si</text:p>
          </table:table-cell>
          <table:table-cell table:style-name="ce18" office:value-type="string" calcext:value-type="string">
            <text:p>si</text:p>
          </table:table-cell>
          <table:table-cell table:style-name="Default"/>
          <table:table-cell office:value-type="string" calcext:value-type="string">
            <text:p>p_dibujorapido</text:p>
          </table:table-cell>
          <table:table-cell table:formula="of:=IF([.S257]&lt;&gt;[.C257];&quot;X&quot;;&quot;&quot;)" office:value-type="string" office:string-value="X" calcext:value-type="string">
            <text:p>X</text:p>
          </table:table-cell>
          <table:table-cell table:number-columns-repeated="3"/>
          <table:table-cell table:style-name="ce32" table:number-columns-repeated="2"/>
          <table:table-cell table:number-columns-repeated="1002"/>
        </table:table-row>
        <table:table-row table:style-name="ro5">
          <table:table-cell office:value-type="float" office:value="-7" calcext:value-type="float">
            <text:p>-7</text:p>
          </table:table-cell>
          <table:table-cell table:style-name="ce1">
            <draw:frame draw:z-index="9" draw:name="Imagen 11" draw:style-name="gr1" draw:text-style-name="P1" svg:width="0.493cm" svg:height="0.564cm" svg:x="0.896cm" svg:y="0.173cm">
              <draw:image xlink:href="Pictures/100000010000001200000015E2920111EE73C906.png" xlink:type="simple" xlink:show="embed" xlink:actuate="onLoad" draw:mime-type="image/png">
                <text:p/>
              </draw:image>
            </draw:frame>
          </table:table-cell>
          <table:table-cell table:style-name="ce17" office:value-type="string" calcext:value-type="string">
            <text:p>Quickdrawing-insert-polygon</text:p>
          </table:table-cell>
          <table:table-cell table:style-name="ce18"/>
          <table:table-cell table:style-name="ce23"/>
          <table:table-cell table:style-name="ce17" office:value-type="string" calcext:value-type="string">
            <text:p>quickdrawing-insert-polygon</text:p>
          </table:table-cell>
          <table:table-cell/>
          <table:table-cell table:number-columns-repeated="2" office:value-type="string" calcext:value-type="string">
            <text:p>si</text:p>
          </table:table-cell>
          <table:table-cell office:value-type="string" calcext:value-type="string">
            <text:p>p03</text:p>
          </table:table-cell>
          <table:table-cell office:value-type="float" office:value="1" calcext:value-type="float">
            <text:p>1</text:p>
          </table:table-cell>
          <table:table-cell office:value-type="string" calcext:value-type="string">
            <text:p>si</text:p>
          </table:table-cell>
          <table:table-cell table:number-columns-repeated="2" table:style-name="ce18" office:value-type="string" calcext:value-type="string">
            <text:p>si</text:p>
          </table:table-cell>
          <table:table-cell table:style-name="Default"/>
          <table:table-cell office:value-type="string" calcext:value-type="string">
            <text:p>p_dibujorapido</text:p>
          </table:table-cell>
          <table:table-cell table:formula="of:=IF([.S258]&lt;&gt;[.C258];&quot;X&quot;;&quot;&quot;)" office:value-type="string" office:string-value="X" calcext:value-type="string">
            <text:p>X</text:p>
          </table:table-cell>
          <table:table-cell table:number-columns-repeated="3"/>
          <table:table-cell table:style-name="ce32" table:number-columns-repeated="2"/>
          <table:table-cell table:number-columns-repeated="1002"/>
        </table:table-row>
        <table:table-row table:style-name="ro5">
          <table:table-cell office:value-type="float" office:value="-8" calcext:value-type="float">
            <text:p>-8</text:p>
          </table:table-cell>
          <table:table-cell table:style-name="ce1">
            <draw:frame draw:z-index="8" draw:name="Imagen 9" draw:style-name="gr1" draw:text-style-name="P1" svg:width="0.492cm" svg:height="0.51cm" svg:x="0.797cm" svg:y="0.171cm">
              <draw:image xlink:href="Pictures/100000010000001200000013A6A3942906D044C5.png" xlink:type="simple" xlink:show="embed" xlink:actuate="onLoad" draw:mime-type="image/png">
                <text:p/>
              </draw:image>
            </draw:frame>
          </table:table-cell>
          <table:table-cell table:style-name="ce17" office:value-type="string" calcext:value-type="string">
            <text:p>Quickdrawing-insert-polyline</text:p>
          </table:table-cell>
          <table:table-cell table:style-name="ce18"/>
          <table:table-cell table:style-name="ce23"/>
          <table:table-cell table:style-name="ce17" office:value-type="string" calcext:value-type="string">
            <text:p>quickdrawing-insert-polyline</text:p>
          </table:table-cell>
          <table:table-cell/>
          <table:table-cell table:number-columns-repeated="2" office:value-type="string" calcext:value-type="string">
            <text:p>si</text:p>
          </table:table-cell>
          <table:table-cell office:value-type="string" calcext:value-type="string">
            <text:p>p04</text:p>
          </table:table-cell>
          <table:table-cell office:value-type="float" office:value="1" calcext:value-type="float">
            <text:p>1</text:p>
          </table:table-cell>
          <table:table-cell table:number-columns-repeated="2" office:value-type="string" calcext:value-type="string">
            <text:p>si</text:p>
          </table:table-cell>
          <table:table-cell table:style-name="ce18" office:value-type="string" calcext:value-type="string">
            <text:p>si</text:p>
          </table:table-cell>
          <table:table-cell table:style-name="Default"/>
          <table:table-cell office:value-type="string" calcext:value-type="string">
            <text:p>p_dibujorapido</text:p>
          </table:table-cell>
          <table:table-cell table:formula="of:=IF([.S259]&lt;&gt;[.C259];&quot;X&quot;;&quot;&quot;)" office:value-type="string" office:string-value="X" calcext:value-type="string">
            <text:p>X</text:p>
          </table:table-cell>
          <table:table-cell table:number-columns-repeated="3"/>
          <table:table-cell table:style-name="ce32" table:number-columns-repeated="2"/>
          <table:table-cell table:number-columns-repeated="1002"/>
        </table:table-row>
        <table:table-row table:style-name="ro3">
          <table:table-cell office:value-type="float" office:value="701" calcext:value-type="float">
            <text:p>701</text:p>
          </table:table-cell>
          <table:table-cell table:style-name="ce10" office:value-type="float" office:value="-2" calcext:value-type="float">
            <text:p>-2</text:p>
            <draw:frame draw:z-index="0" draw:name="Imagen 7" draw:style-name="gr1" draw:text-style-name="P1" svg:width="0.604cm" svg:height="0.51cm" svg:x="0.606cm" svg:y="0.617cm">
              <draw:image xlink:href="Pictures/10000001000000160000001311F0EDA5F220B2A1.png" xlink:type="simple" xlink:show="embed" xlink:actuate="onLoad" draw:mime-type="image/png">
                <text:p/>
              </draw:image>
            </draw:frame>
          </table:table-cell>
          <table:table-cell table:style-name="ce10" office:value-type="string" calcext:value-type="string">
            <text:p>quickdrawing-insert-polyline-closed (scripting.quickdrawing)</text:p>
          </table:table-cell>
          <table:table-cell table:style-name="ce17" table:formula="of:=SEARCH(&quot;(&quot;;[.C260])" office:value-type="float" office:value="37" calcext:value-type="float">
            <text:p>37</text:p>
          </table:table-cell>
          <table:table-cell table:style-name="ce17" table:formula="of:=LEFT([.C260];[.D260])" office:value-type="string" office:string-value="quickdrawing-insert-polyline-closed (" calcext:value-type="string">
            <text:p>quickdrawing-insert-polyline-closed (</text:p>
          </table:table-cell>
          <table:table-cell table:style-name="ce17" table:formula="of:=LEFT([.E260];LEN([.E260])-2)" office:value-type="string" office:string-value="quickdrawing-insert-polyline-closed" calcext:value-type="string">
            <text:p>quickdrawing-insert-polyline-closed</text:p>
          </table:table-cell>
          <table:table-cell/>
          <table:table-cell table:number-columns-repeated="2" office:value-type="string" calcext:value-type="string">
            <text:p>si</text:p>
          </table:table-cell>
          <table:table-cell office:value-type="string" calcext:value-type="string">
            <text:p>P05</text:p>
          </table:table-cell>
          <table:table-cell office:value-type="float" office:value="1" calcext:value-type="float">
            <text:p>1</text:p>
          </table:table-cell>
          <table:table-cell office:value-type="string" calcext:value-type="string">
            <text:p>si</text:p>
          </table:table-cell>
          <table:table-cell/>
          <table:table-cell table:style-name="ce18" office:value-type="string" calcext:value-type="string">
            <text:p>si</text:p>
          </table:table-cell>
          <table:table-cell table:number-columns-repeated="2"/>
          <table:table-cell table:formula="of:=IF([.S260]&lt;&gt;[.C260];&quot;X&quot;;&quot;&quot;)">
            <text:p/>
          </table:table-cell>
          <table:table-cell table:style-name="ce10" office:value-type="float" office:value="-2" calcext:value-type="float">
            <text:p>-2</text:p>
          </table:table-cell>
          <table:table-cell table:style-name="ce10" office:value-type="string" calcext:value-type="string">
            <text:p>quickdrawing-insert-polyline-closed (scripting.quickdrawing)</text:p>
          </table:table-cell>
          <table:table-cell table:style-name="ce32" table:number-columns-repeated="3"/>
          <table:table-cell table:number-columns-repeated="1002"/>
        </table:table-row>
        <table:table-row table:style-name="ro5">
          <table:table-cell office:value-type="float" office:value="-5" calcext:value-type="float">
            <text:p>-5</text:p>
          </table:table-cell>
          <table:table-cell table:style-name="ce1">
            <draw:frame draw:z-index="11" draw:name="Imagen 13" draw:style-name="gr1" draw:text-style-name="P1" svg:width="0.437cm" svg:height="0.483cm" svg:x="0.697cm" svg:y="0.174cm">
              <draw:image xlink:href="Pictures/100000010000001000000012B2F73D40A78BC4D2.png" xlink:type="simple" xlink:show="embed" xlink:actuate="onLoad" draw:mime-type="image/png">
                <text:p/>
              </draw:image>
            </draw:frame>
          </table:table-cell>
          <table:table-cell table:style-name="ce17" office:value-type="string" calcext:value-type="string">
            <text:p>Quickdrawing-circle-cr</text:p>
          </table:table-cell>
          <table:table-cell table:style-name="ce18"/>
          <table:table-cell table:style-name="ce23"/>
          <table:table-cell table:style-name="ce17" office:value-type="string" calcext:value-type="string">
            <text:p>quickdrawing-circle-cr</text:p>
          </table:table-cell>
          <table:table-cell/>
          <table:table-cell table:number-columns-repeated="2" office:value-type="string" calcext:value-type="string">
            <text:p>si</text:p>
          </table:table-cell>
          <table:table-cell office:value-type="string" calcext:value-type="string">
            <text:p>p06</text:p>
          </table:table-cell>
          <table:table-cell office:value-type="float" office:value="1" calcext:value-type="float">
            <text:p>1</text:p>
          </table:table-cell>
          <table:table-cell office:value-type="string" calcext:value-type="string">
            <text:p>si</text:p>
          </table:table-cell>
          <table:table-cell table:number-columns-repeated="2" table:style-name="ce18" office:value-type="string" calcext:value-type="string">
            <text:p>si</text:p>
          </table:table-cell>
          <table:table-cell table:style-name="Default"/>
          <table:table-cell office:value-type="string" calcext:value-type="string">
            <text:p>p_dibujorapido</text:p>
          </table:table-cell>
          <table:table-cell table:formula="of:=IF([.S261]&lt;&gt;[.C261];&quot;X&quot;;&quot;&quot;)" office:value-type="string" office:string-value="X" calcext:value-type="string">
            <text:p>X</text:p>
          </table:table-cell>
          <table:table-cell table:number-columns-repeated="3"/>
          <table:table-cell table:style-name="ce32" table:number-columns-repeated="2"/>
          <table:table-cell table:number-columns-repeated="1002"/>
        </table:table-row>
        <table:table-row table:style-name="ro3">
          <table:table-cell office:value-type="float" office:value="-6" calcext:value-type="float">
            <text:p>-6</text:p>
          </table:table-cell>
          <table:table-cell table:style-name="ce1">
            <draw:frame draw:z-index="10" draw:name="Imagen 12" draw:style-name="gr1" draw:text-style-name="P1" svg:width="0.492cm" svg:height="0.429cm" svg:x="0.697cm" svg:y="0.17cm">
              <draw:image xlink:href="Pictures/10000001000000120000001077E6F1F1C53291BD.png" xlink:type="simple" xlink:show="embed" xlink:actuate="onLoad" draw:mime-type="image/png">
                <text:p/>
              </draw:image>
            </draw:frame>
          </table:table-cell>
          <table:table-cell table:style-name="ce17" office:value-type="string" calcext:value-type="string">
            <text:p>Quickdrawing-insert-circumference-cr</text:p>
          </table:table-cell>
          <table:table-cell table:style-name="ce18"/>
          <table:table-cell table:style-name="ce23"/>
          <table:table-cell table:style-name="ce17" office:value-type="string" calcext:value-type="string">
            <text:p>quickdrawing-insert-circumference-cr</text:p>
          </table:table-cell>
          <table:table-cell/>
          <table:table-cell table:number-columns-repeated="2" office:value-type="string" calcext:value-type="string">
            <text:p>si</text:p>
          </table:table-cell>
          <table:table-cell office:value-type="string" calcext:value-type="string">
            <text:p>p07</text:p>
          </table:table-cell>
          <table:table-cell office:value-type="float" office:value="1" calcext:value-type="float">
            <text:p>1</text:p>
          </table:table-cell>
          <table:table-cell office:value-type="string" calcext:value-type="string">
            <text:p>si</text:p>
          </table:table-cell>
          <table:table-cell table:number-columns-repeated="2" table:style-name="ce18" office:value-type="string" calcext:value-type="string">
            <text:p>si</text:p>
          </table:table-cell>
          <table:table-cell table:style-name="Default"/>
          <table:table-cell office:value-type="string" calcext:value-type="string">
            <text:p>p_dibujorapido</text:p>
          </table:table-cell>
          <table:table-cell table:formula="of:=IF([.S262]&lt;&gt;[.C262];&quot;X&quot;;&quot;&quot;)" office:value-type="string" office:string-value="X" calcext:value-type="string">
            <text:p>X</text:p>
          </table:table-cell>
          <table:table-cell table:number-columns-repeated="3"/>
          <table:table-cell table:style-name="ce32" table:number-columns-repeated="2"/>
          <table:table-cell table:number-columns-repeated="1002"/>
        </table:table-row>
        <table:table-row table:style-name="ro5">
          <table:table-cell office:value-type="float" office:value="-3" calcext:value-type="float">
            <text:p>-3</text:p>
          </table:table-cell>
          <table:table-cell table:style-name="ce1">
            <draw:frame draw:z-index="3" draw:name="Imagen 15" draw:style-name="gr1" draw:text-style-name="P1" svg:width="0.465cm" svg:height="0.483cm" svg:x="0.697cm" svg:y="0.169cm">
              <draw:image xlink:href="Pictures/10000001000000110000001257669DADA9D6AFEA.png" xlink:type="simple" xlink:show="embed" xlink:actuate="onLoad" draw:mime-type="image/png">
                <text:p/>
              </draw:image>
            </draw:frame>
          </table:table-cell>
          <table:table-cell table:style-name="ce17" office:value-type="string" calcext:value-type="string">
            <text:p>Quickdrawing-insert-filled-ellipse</text:p>
          </table:table-cell>
          <table:table-cell table:style-name="ce18"/>
          <table:table-cell table:style-name="ce23"/>
          <table:table-cell table:style-name="ce17" office:value-type="string" calcext:value-type="string">
            <text:p>quickdrawing-insert-filled-ellipse</text:p>
          </table:table-cell>
          <table:table-cell/>
          <table:table-cell table:number-columns-repeated="2" office:value-type="string" calcext:value-type="string">
            <text:p>si</text:p>
          </table:table-cell>
          <table:table-cell office:value-type="string" calcext:value-type="string">
            <text:p>p08</text:p>
          </table:table-cell>
          <table:table-cell office:value-type="float" office:value="1" calcext:value-type="float">
            <text:p>1</text:p>
          </table:table-cell>
          <table:table-cell office:value-type="string" calcext:value-type="string">
            <text:p>si</text:p>
          </table:table-cell>
          <table:table-cell table:number-columns-repeated="2" table:style-name="ce18" office:value-type="string" calcext:value-type="string">
            <text:p>si</text:p>
          </table:table-cell>
          <table:table-cell table:style-name="Default"/>
          <table:table-cell office:value-type="string" calcext:value-type="string">
            <text:p>p_dibujorapido</text:p>
          </table:table-cell>
          <table:table-cell table:formula="of:=IF([.S263]&lt;&gt;[.C263];&quot;X&quot;;&quot;&quot;)" office:value-type="string" office:string-value="X" calcext:value-type="string">
            <text:p>X</text:p>
          </table:table-cell>
          <table:table-cell table:number-columns-repeated="3"/>
          <table:table-cell table:style-name="ce32" table:number-columns-repeated="2"/>
          <table:table-cell table:number-columns-repeated="1002"/>
        </table:table-row>
        <table:table-row table:style-name="ro5">
          <table:table-cell office:value-type="float" office:value="-4" calcext:value-type="float">
            <text:p>-4</text:p>
          </table:table-cell>
          <table:table-cell table:style-name="ce1">
            <draw:frame draw:z-index="2" draw:name="Imagen 14" draw:style-name="gr1" draw:text-style-name="P1" svg:width="0.547cm" svg:height="0.51cm" svg:x="0.697cm" svg:y="0.166cm">
              <draw:image xlink:href="Pictures/100000010000001400000013DE39EF7EF3D99201.png" xlink:type="simple" xlink:show="embed" xlink:actuate="onLoad" draw:mime-type="image/png">
                <text:p/>
              </draw:image>
            </draw:frame>
          </table:table-cell>
          <table:table-cell table:style-name="ce17" office:value-type="string" calcext:value-type="string">
            <text:p>Quickdrawing-insert-ellipse</text:p>
          </table:table-cell>
          <table:table-cell table:style-name="ce18"/>
          <table:table-cell table:style-name="ce23"/>
          <table:table-cell table:style-name="ce17" office:value-type="string" calcext:value-type="string">
            <text:p>quickdrawing-insert-ellipse</text:p>
          </table:table-cell>
          <table:table-cell/>
          <table:table-cell table:number-columns-repeated="2" office:value-type="string" calcext:value-type="string">
            <text:p>si</text:p>
          </table:table-cell>
          <table:table-cell office:value-type="string" calcext:value-type="string">
            <text:p>p09</text:p>
          </table:table-cell>
          <table:table-cell office:value-type="float" office:value="1" calcext:value-type="float">
            <text:p>1</text:p>
          </table:table-cell>
          <table:table-cell office:value-type="string" calcext:value-type="string">
            <text:p>si</text:p>
          </table:table-cell>
          <table:table-cell table:number-columns-repeated="2" table:style-name="ce18" office:value-type="string" calcext:value-type="string">
            <text:p>si</text:p>
          </table:table-cell>
          <table:table-cell table:style-name="Default"/>
          <table:table-cell office:value-type="string" calcext:value-type="string">
            <text:p>p_dibujorapido</text:p>
          </table:table-cell>
          <table:table-cell table:formula="of:=IF([.S264]&lt;&gt;[.C264];&quot;X&quot;;&quot;&quot;)" office:value-type="string" office:string-value="X" calcext:value-type="string">
            <text:p>X</text:p>
          </table:table-cell>
          <table:table-cell table:number-columns-repeated="3"/>
          <table:table-cell table:style-name="ce32" table:number-columns-repeated="2"/>
          <table:table-cell table:number-columns-repeated="1002"/>
        </table:table-row>
        <table:table-row table:style-name="ro5">
          <table:table-cell office:value-type="float" office:value="-2" calcext:value-type="float">
            <text:p>-2</text:p>
          </table:table-cell>
          <table:table-cell table:style-name="ce1">
            <draw:frame draw:z-index="4" draw:name="Imagen 16" draw:style-name="gr1" draw:text-style-name="P1" svg:width="0.493cm" svg:height="0.483cm" svg:x="0.497cm" svg:y="0.071cm">
              <draw:image xlink:href="Pictures/100000010000001200000012C44334E58FBA8B67.png" xlink:type="simple" xlink:show="embed" xlink:actuate="onLoad" draw:mime-type="image/png">
                <text:p/>
              </draw:image>
            </draw:frame>
          </table:table-cell>
          <table:table-cell table:style-name="ce17" office:value-type="string" calcext:value-type="string">
            <text:p>Quickdrawing-insert-rectangle</text:p>
          </table:table-cell>
          <table:table-cell table:style-name="ce18"/>
          <table:table-cell table:style-name="ce23"/>
          <table:table-cell table:style-name="ce17" office:value-type="string" calcext:value-type="string">
            <text:p>quickdrawing-insert-rectangle</text:p>
          </table:table-cell>
          <table:table-cell/>
          <table:table-cell table:number-columns-repeated="2" office:value-type="string" calcext:value-type="string">
            <text:p>si</text:p>
          </table:table-cell>
          <table:table-cell office:value-type="string" calcext:value-type="string">
            <text:p>p10</text:p>
          </table:table-cell>
          <table:table-cell office:value-type="float" office:value="1" calcext:value-type="float">
            <text:p>1</text:p>
          </table:table-cell>
          <table:table-cell office:value-type="string" calcext:value-type="string">
            <text:p>si</text:p>
          </table:table-cell>
          <table:table-cell table:number-columns-repeated="2" table:style-name="ce18" office:value-type="string" calcext:value-type="string">
            <text:p>si</text:p>
          </table:table-cell>
          <table:table-cell table:style-name="Default"/>
          <table:table-cell office:value-type="string" calcext:value-type="string">
            <text:p>p_dibujorapido</text:p>
          </table:table-cell>
          <table:table-cell table:formula="of:=IF([.S265]&lt;&gt;[.C265];&quot;X&quot;;&quot;&quot;)" office:value-type="string" office:string-value="X" calcext:value-type="string">
            <text:p>X</text:p>
          </table:table-cell>
          <table:table-cell table:number-columns-repeated="3"/>
          <table:table-cell table:style-name="ce32" table:number-columns-repeated="2"/>
          <table:table-cell table:number-columns-repeated="1002"/>
        </table:table-row>
        <table:table-row table:style-name="ro5">
          <table:table-cell office:value-type="float" office:value="-1" calcext:value-type="float">
            <text:p>-1</text:p>
          </table:table-cell>
          <table:table-cell table:style-name="ce1">
            <draw:frame draw:z-index="12" draw:name="Imagen 18" draw:style-name="gr1" draw:text-style-name="P1" svg:width="0.52cm" svg:height="0.429cm" svg:x="0.697cm" svg:y="0.272cm">
              <draw:image xlink:href="Pictures/1000000100000013000000107EDEC173AB001711.png" xlink:type="simple" xlink:show="embed" xlink:actuate="onLoad" draw:mime-type="image/png">
                <text:p/>
              </draw:image>
            </draw:frame>
          </table:table-cell>
          <table:table-cell table:style-name="ce17" office:value-type="string" calcext:value-type="string">
            <text:p><text:span text:style-name="T1">Quickdrawing-</text:span><text:span text:style-name="T2">remove</text:span></text:p>
          </table:table-cell>
          <table:table-cell table:style-name="ce18"/>
          <table:table-cell table:style-name="ce23"/>
          <table:table-cell table:style-name="ce17" office:value-type="string" calcext:value-type="string">
            <text:p><text:span text:style-name="T1">quickdrawing-</text:span><text:span text:style-name="T2">remove</text:span></text:p>
          </table:table-cell>
          <table:table-cell/>
          <table:table-cell table:number-columns-repeated="2" office:value-type="string" calcext:value-type="string">
            <text:p>si</text:p>
          </table:table-cell>
          <table:table-cell office:value-type="string" calcext:value-type="string">
            <text:p>p11</text:p>
          </table:table-cell>
          <table:table-cell office:value-type="float" office:value="1" calcext:value-type="float">
            <text:p>1</text:p>
          </table:table-cell>
          <table:table-cell office:value-type="string" calcext:value-type="string">
            <text:p>si</text:p>
          </table:table-cell>
          <table:table-cell table:number-columns-repeated="2" table:style-name="ce18" office:value-type="string" calcext:value-type="string">
            <text:p>si</text:p>
          </table:table-cell>
          <table:table-cell table:style-name="Default"/>
          <table:table-cell office:value-type="string" calcext:value-type="string">
            <text:p>p_dibujorapido</text:p>
          </table:table-cell>
          <table:table-cell table:formula="of:=IF([.S266]&lt;&gt;[.C266];&quot;X&quot;;&quot;&quot;)" office:value-type="string" office:string-value="X" calcext:value-type="string">
            <text:p>X</text:p>
          </table:table-cell>
          <table:table-cell table:number-columns-repeated="3"/>
          <table:table-cell table:style-name="ce32" table:number-columns-repeated="2"/>
          <table:table-cell table:number-columns-repeated="1002"/>
        </table:table-row>
        <table:table-row table:style-name="ro3">
          <table:table-cell office:value-type="float" office:value="-11" calcext:value-type="float">
            <text:p>-11</text:p>
          </table:table-cell>
          <table:table-cell table:style-name="ce1">
            <draw:frame draw:z-index="5" draw:name="Imagen 6" draw:style-name="gr1" draw:text-style-name="P1" svg:width="0.602cm" svg:height="0.51cm" svg:x="0.697cm" svg:y="0.167cm">
              <draw:image xlink:href="Pictures/10000001000000160000001308956D229D7A6991.png" xlink:type="simple" xlink:show="embed" xlink:actuate="onLoad" draw:mime-type="image/png">
                <text:p/>
              </draw:image>
            </draw:frame>
          </table:table-cell>
          <table:table-cell table:style-name="ce17" office:value-type="string" calcext:value-type="string">
            <text:p>Quickdrawing-selection-simple-select</text:p>
          </table:table-cell>
          <table:table-cell table:style-name="ce18"/>
          <table:table-cell table:style-name="ce23"/>
          <table:table-cell table:style-name="ce17" office:value-type="string" calcext:value-type="string">
            <text:p>quickdrawing-selection-simple-select</text:p>
          </table:table-cell>
          <table:table-cell/>
          <table:table-cell table:number-columns-repeated="2" office:value-type="string" calcext:value-type="string">
            <text:p>si</text:p>
          </table:table-cell>
          <table:table-cell office:value-type="string" calcext:value-type="string">
            <text:p>p12</text:p>
          </table:table-cell>
          <table:table-cell office:value-type="float" office:value="1" calcext:value-type="float">
            <text:p>1</text:p>
          </table:table-cell>
          <table:table-cell table:number-columns-repeated="2" office:value-type="string" calcext:value-type="string">
            <text:p>si</text:p>
          </table:table-cell>
          <table:table-cell table:style-name="ce18" office:value-type="string" calcext:value-type="string">
            <text:p>si</text:p>
          </table:table-cell>
          <table:table-cell table:style-name="Default"/>
          <table:table-cell office:value-type="string" calcext:value-type="string">
            <text:p>p_dibujorapido</text:p>
          </table:table-cell>
          <table:table-cell table:formula="of:=IF([.S267]&lt;&gt;[.C267];&quot;X&quot;;&quot;&quot;)" office:value-type="string" office:string-value="X" calcext:value-type="string">
            <text:p>X</text:p>
          </table:table-cell>
          <table:table-cell table:number-columns-repeated="3"/>
          <table:table-cell table:style-name="ce32" table:number-columns-repeated="2"/>
          <table:table-cell table:number-columns-repeated="1002"/>
        </table:table-row>
        <table:table-row table:style-name="ro3">
          <table:table-cell office:value-type="float" office:value="-10" calcext:value-type="float">
            <text:p>-10</text:p>
          </table:table-cell>
          <table:table-cell table:style-name="ce1">
            <draw:frame draw:z-index="6" draw:name="Imagen 7" draw:style-name="gr1" draw:text-style-name="P1" svg:width="0.602cm" svg:height="0.51cm" svg:x="0.597cm" svg:y="0.17cm">
              <draw:image xlink:href="Pictures/10000001000000160000001311F0EDA5F220B2A1.png" xlink:type="simple" xlink:show="embed" xlink:actuate="onLoad" draw:mime-type="image/png">
                <text:p/>
              </draw:image>
            </draw:frame>
          </table:table-cell>
          <table:table-cell table:style-name="ce17" office:value-type="string" calcext:value-type="string">
            <text:p>Quickdrawing-selection-select-by-rectangle</text:p>
          </table:table-cell>
          <table:table-cell table:style-name="ce18"/>
          <table:table-cell table:style-name="ce23"/>
          <table:table-cell table:style-name="ce17" office:value-type="string" calcext:value-type="string">
            <text:p>quickdrawing-selection-select-by-rectangle</text:p>
          </table:table-cell>
          <table:table-cell/>
          <table:table-cell table:number-columns-repeated="2" office:value-type="string" calcext:value-type="string">
            <text:p>si</text:p>
          </table:table-cell>
          <table:table-cell office:value-type="string" calcext:value-type="string">
            <text:p>p13</text:p>
          </table:table-cell>
          <table:table-cell office:value-type="float" office:value="1" calcext:value-type="float">
            <text:p>1</text:p>
          </table:table-cell>
          <table:table-cell table:number-columns-repeated="2" office:value-type="string" calcext:value-type="string">
            <text:p>si</text:p>
          </table:table-cell>
          <table:table-cell table:style-name="ce18" office:value-type="string" calcext:value-type="string">
            <text:p>si</text:p>
          </table:table-cell>
          <table:table-cell table:style-name="Default"/>
          <table:table-cell office:value-type="string" calcext:value-type="string">
            <text:p>p_dibujorapido</text:p>
          </table:table-cell>
          <table:table-cell table:formula="of:=IF([.S268]&lt;&gt;[.C268];&quot;X&quot;;&quot;&quot;)" office:value-type="string" office:string-value="X" calcext:value-type="string">
            <text:p>X</text:p>
          </table:table-cell>
          <table:table-cell table:number-columns-repeated="3"/>
          <table:table-cell table:style-name="ce32" table:number-columns-repeated="2"/>
          <table:table-cell table:number-columns-repeated="1002"/>
        </table:table-row>
        <table:table-row table:style-name="ro5">
          <table:table-cell office:value-type="float" office:value="702" calcext:value-type="float">
            <text:p>702</text:p>
          </table:table-cell>
          <table:table-cell table:style-name="ce10" office:value-type="float" office:value="-2" calcext:value-type="float">
            <text:p>-2</text:p>
          </table:table-cell>
          <table:table-cell table:style-name="ce10" office:value-type="string" calcext:value-type="string">
            <text:p>quickdrawing-insert-text (scripting.quickdrawing)</text:p>
          </table:table-cell>
          <table:table-cell table:style-name="ce17" table:formula="of:=SEARCH(&quot;(&quot;;[.C269])" office:value-type="float" office:value="26" calcext:value-type="float">
            <text:p>26</text:p>
          </table:table-cell>
          <table:table-cell table:style-name="ce17" table:formula="of:=LEFT([.C269];[.D269])" office:value-type="string" office:string-value="quickdrawing-insert-text (" calcext:value-type="string">
            <text:p>quickdrawing-insert-text (</text:p>
          </table:table-cell>
          <table:table-cell table:style-name="ce17" table:formula="of:=LEFT([.E269];LEN([.E269])-2)" office:value-type="string" office:string-value="quickdrawing-insert-text" calcext:value-type="string">
            <text:p>quickdrawing-insert-text</text:p>
          </table:table-cell>
          <table:table-cell/>
          <table:table-cell office:value-type="string" calcext:value-type="string">
            <text:p>SI</text:p>
          </table:table-cell>
          <table:table-cell office:value-type="string" calcext:value-type="string">
            <text:p>si</text:p>
          </table:table-cell>
          <table:table-cell office:value-type="string" calcext:value-type="string">
            <text:p>P14</text:p>
          </table:table-cell>
          <table:table-cell office:value-type="float" office:value="1" calcext:value-type="float">
            <text:p>1</text:p>
          </table:table-cell>
          <table:table-cell office:value-type="string" calcext:value-type="string">
            <text:p>SI</text:p>
          </table:table-cell>
          <table:table-cell/>
          <table:table-cell table:style-name="ce18" office:value-type="string" calcext:value-type="string">
            <text:p>si</text:p>
          </table:table-cell>
          <table:table-cell table:number-columns-repeated="2"/>
          <table:table-cell table:formula="of:=IF([.S269]&lt;&gt;[.C269];&quot;X&quot;;&quot;&quot;)">
            <text:p/>
          </table:table-cell>
          <table:table-cell table:style-name="ce10" office:value-type="float" office:value="-2" calcext:value-type="float">
            <text:p>-2</text:p>
          </table:table-cell>
          <table:table-cell table:style-name="ce10" office:value-type="string" calcext:value-type="string">
            <text:p>quickdrawing-insert-text (scripting.quickdrawing)</text:p>
          </table:table-cell>
          <table:table-cell table:style-name="ce32" table:number-columns-repeated="3"/>
          <table:table-cell table:number-columns-repeated="1002"/>
        </table:table-row>
        <table:table-row table:style-name="ro4">
          <table:table-cell office:value-type="float" office:value="10" calcext:value-type="float">
            <text:p>10</text:p>
          </table:table-cell>
          <table:table-cell table:style-name="ce5"/>
          <table:table-cell table:style-name="ce17" office:value-type="string" calcext:value-type="string">
            <text:p>application-export-to-pdf (org.gvsig.app.document.layout2.app.mainplugin)</text:p>
          </table:table-cell>
          <table:table-cell table:style-name="ce17" table:formula="of:=SEARCH(&quot;(&quot;;[.C270])" office:value-type="float" office:value="27" calcext:value-type="float">
            <text:p>27</text:p>
          </table:table-cell>
          <table:table-cell table:style-name="ce17" table:formula="of:=LEFT([.C270];[.D270])" office:value-type="string" office:string-value="application-export-to-pdf (" calcext:value-type="string">
            <text:p>application-export-to-pdf (</text:p>
          </table:table-cell>
          <table:table-cell table:style-name="ce17" table:formula="of:=LEFT([.E270];LEN([.E270])-2)" office:value-type="string" office:string-value="application-export-to-pdf" calcext:value-type="string">
            <text:p>application-export-to-pdf</text:p>
          </table:table-cell>
          <table:table-cell/>
          <table:table-cell office:value-type="string" calcext:value-type="string">
            <text:p>si</text:p>
          </table:table-cell>
          <table:table-cell office:value-type="string" calcext:value-type="string">
            <text:p>no</text:p>
          </table:table-cell>
          <table:table-cell office:value-type="string" calcext:value-type="string">
            <text:p>Q01</text:p>
          </table:table-cell>
          <table:table-cell/>
          <table:table-cell office:value-type="string" calcext:value-type="string">
            <text:p>si</text:p>
          </table:table-cell>
          <table:table-cell table:number-columns-repeated="2" table:style-name="ce18" office:value-type="string" calcext:value-type="string">
            <text:p>si</text:p>
          </table:table-cell>
          <table:table-cell/>
          <table:table-cell office:value-type="string" calcext:value-type="string">
            <text:p>q_layouts</text:p>
          </table:table-cell>
          <table:table-cell table:formula="of:=IF([.S270]&lt;&gt;[.C270];&quot;X&quot;;&quot;&quot;)">
            <text:p/>
          </table:table-cell>
          <table:table-cell table:style-name="ce10"/>
          <table:table-cell table:style-name="ce10" office:value-type="string" calcext:value-type="string">
            <text:p>application-export-to-pdf (org.gvsig.app.document.layout2.app.mainplugin)</text:p>
          </table:table-cell>
          <table:table-cell table:style-name="ce32" table:number-columns-repeated="3"/>
          <table:table-cell table:number-columns-repeated="1002"/>
        </table:table-row>
        <table:table-row table:style-name="ro4">
          <table:table-cell office:value-type="float" office:value="11" calcext:value-type="float">
            <text:p>11</text:p>
          </table:table-cell>
          <table:table-cell table:style-name="ce5"/>
          <table:table-cell table:style-name="ce17" office:value-type="string" calcext:value-type="string">
            <text:p>application-export-to-postscript (org.gvsig.app.document.layout2.app.mainplugin)</text:p>
          </table:table-cell>
          <table:table-cell table:style-name="ce17" table:formula="of:=SEARCH(&quot;(&quot;;[.C271])" office:value-type="float" office:value="34" calcext:value-type="float">
            <text:p>34</text:p>
          </table:table-cell>
          <table:table-cell table:style-name="ce17" table:formula="of:=LEFT([.C271];[.D271])" office:value-type="string" office:string-value="application-export-to-postscript (" calcext:value-type="string">
            <text:p>application-export-to-postscript (</text:p>
          </table:table-cell>
          <table:table-cell table:style-name="ce17" table:formula="of:=LEFT([.E271];LEN([.E271])-2)" office:value-type="string" office:string-value="application-export-to-postscript" calcext:value-type="string">
            <text:p>application-export-to-postscript</text:p>
          </table:table-cell>
          <table:table-cell/>
          <table:table-cell office:value-type="string" calcext:value-type="string">
            <text:p>si</text:p>
          </table:table-cell>
          <table:table-cell office:value-type="string" calcext:value-type="string">
            <text:p>no</text:p>
          </table:table-cell>
          <table:table-cell office:value-type="string" calcext:value-type="string">
            <text:p>Q02</text:p>
          </table:table-cell>
          <table:table-cell/>
          <table:table-cell office:value-type="string" calcext:value-type="string">
            <text:p>si</text:p>
          </table:table-cell>
          <table:table-cell table:number-columns-repeated="2" table:style-name="ce18" office:value-type="string" calcext:value-type="string">
            <text:p>si</text:p>
          </table:table-cell>
          <table:table-cell/>
          <table:table-cell office:value-type="string" calcext:value-type="string">
            <text:p>q_layouts</text:p>
          </table:table-cell>
          <table:table-cell table:formula="of:=IF([.S271]&lt;&gt;[.C271];&quot;X&quot;;&quot;&quot;)">
            <text:p/>
          </table:table-cell>
          <table:table-cell table:style-name="ce10"/>
          <table:table-cell table:style-name="ce10" office:value-type="string" calcext:value-type="string">
            <text:p>application-export-to-postscript (org.gvsig.app.document.layout2.app.mainplugin)</text:p>
          </table:table-cell>
          <table:table-cell table:style-name="ce32" table:number-columns-repeated="3"/>
          <table:table-cell table:number-columns-repeated="1002"/>
        </table:table-row>
        <table:table-row table:style-name="ro4">
          <table:table-cell office:value-type="float" office:value="12" calcext:value-type="float">
            <text:p>12</text:p>
          </table:table-cell>
          <table:table-cell table:style-name="ce5"/>
          <table:table-cell table:style-name="ce17" office:value-type="string" calcext:value-type="string">
            <text:p>application-layout-new (org.gvsig.app.document.layout2.app.mainplugin)</text:p>
          </table:table-cell>
          <table:table-cell table:style-name="ce17" table:formula="of:=SEARCH(&quot;(&quot;;[.C272])" office:value-type="float" office:value="24" calcext:value-type="float">
            <text:p>24</text:p>
          </table:table-cell>
          <table:table-cell table:style-name="ce17" table:formula="of:=LEFT([.C272];[.D272])" office:value-type="string" office:string-value="application-layout-new (" calcext:value-type="string">
            <text:p>application-layout-new (</text:p>
          </table:table-cell>
          <table:table-cell table:style-name="ce17" table:formula="of:=LEFT([.E272];LEN([.E272])-2)" office:value-type="string" office:string-value="application-layout-new" calcext:value-type="string">
            <text:p>application-layout-new</text:p>
          </table:table-cell>
          <table:table-cell/>
          <table:table-cell office:value-type="string" calcext:value-type="string">
            <text:p>si</text:p>
          </table:table-cell>
          <table:table-cell office:value-type="string" calcext:value-type="string">
            <text:p>no</text:p>
          </table:table-cell>
          <table:table-cell office:value-type="string" calcext:value-type="string">
            <text:p>Q03</text:p>
          </table:table-cell>
          <table:table-cell/>
          <table:table-cell office:value-type="string" calcext:value-type="string">
            <text:p>si</text:p>
          </table:table-cell>
          <table:table-cell table:number-columns-repeated="2" table:style-name="ce18" office:value-type="string" calcext:value-type="string">
            <text:p>si</text:p>
          </table:table-cell>
          <table:table-cell/>
          <table:table-cell office:value-type="string" calcext:value-type="string">
            <text:p>q_layouts</text:p>
          </table:table-cell>
          <table:table-cell table:formula="of:=IF([.S272]&lt;&gt;[.C272];&quot;X&quot;;&quot;&quot;)">
            <text:p/>
          </table:table-cell>
          <table:table-cell table:style-name="ce10"/>
          <table:table-cell table:style-name="ce10" office:value-type="string" calcext:value-type="string">
            <text:p>application-layout-new (org.gvsig.app.document.layout2.app.mainplugin)</text:p>
          </table:table-cell>
          <table:table-cell table:style-name="ce32" table:number-columns-repeated="3"/>
          <table:table-cell table:number-columns-repeated="1002"/>
        </table:table-row>
        <table:table-row table:style-name="ro4">
          <table:table-cell office:value-type="float" office:value="13" calcext:value-type="float">
            <text:p>13</text:p>
          </table:table-cell>
          <table:table-cell table:style-name="ce5"/>
          <table:table-cell table:style-name="ce17" office:value-type="string" calcext:value-type="string">
            <text:p>application-layout-template-open (org.gvsig.app.document.layout2.app.mainplugin)</text:p>
          </table:table-cell>
          <table:table-cell table:style-name="ce17" table:formula="of:=SEARCH(&quot;(&quot;;[.C273])" office:value-type="float" office:value="34" calcext:value-type="float">
            <text:p>34</text:p>
          </table:table-cell>
          <table:table-cell table:style-name="ce17" table:formula="of:=LEFT([.C273];[.D273])" office:value-type="string" office:string-value="application-layout-template-open (" calcext:value-type="string">
            <text:p>application-layout-template-open (</text:p>
          </table:table-cell>
          <table:table-cell table:style-name="ce17" table:formula="of:=LEFT([.E273];LEN([.E273])-2)" office:value-type="string" office:string-value="application-layout-template-open" calcext:value-type="string">
            <text:p>application-layout-template-open</text:p>
          </table:table-cell>
          <table:table-cell/>
          <table:table-cell table:number-columns-repeated="2" office:value-type="string" calcext:value-type="string">
            <text:p>si</text:p>
          </table:table-cell>
          <table:table-cell office:value-type="string" calcext:value-type="string">
            <text:p>Q04</text:p>
          </table:table-cell>
          <table:table-cell office:value-type="float" office:value="2" calcext:value-type="float">
            <text:p>2</text:p>
          </table:table-cell>
          <table:table-cell office:value-type="string" calcext:value-type="string">
            <text:p>si</text:p>
          </table:table-cell>
          <table:table-cell table:number-columns-repeated="2" table:style-name="ce18" office:value-type="string" calcext:value-type="string">
            <text:p>si</text:p>
          </table:table-cell>
          <table:table-cell/>
          <table:table-cell office:value-type="string" calcext:value-type="string">
            <text:p>q_layouts</text:p>
          </table:table-cell>
          <table:table-cell table:formula="of:=IF([.S273]&lt;&gt;[.C273];&quot;X&quot;;&quot;&quot;)">
            <text:p/>
          </table:table-cell>
          <table:table-cell table:style-name="ce10"/>
          <table:table-cell table:style-name="ce10" office:value-type="string" calcext:value-type="string">
            <text:p>application-layout-template-open (org.gvsig.app.document.layout2.app.mainplugin)</text:p>
          </table:table-cell>
          <table:table-cell table:style-name="ce32" table:number-columns-repeated="3"/>
          <table:table-cell table:number-columns-repeated="1002"/>
        </table:table-row>
        <table:table-row table:style-name="ro4">
          <table:table-cell office:value-type="float" office:value="14" calcext:value-type="float">
            <text:p>14</text:p>
          </table:table-cell>
          <table:table-cell table:style-name="ce5"/>
          <table:table-cell table:style-name="ce17" office:value-type="string" calcext:value-type="string">
            <text:p>application-layout-template-save (org.gvsig.app.document.layout2.app.mainplugin)</text:p>
          </table:table-cell>
          <table:table-cell table:style-name="ce17" table:formula="of:=SEARCH(&quot;(&quot;;[.C274])" office:value-type="float" office:value="34" calcext:value-type="float">
            <text:p>34</text:p>
          </table:table-cell>
          <table:table-cell table:style-name="ce17" table:formula="of:=LEFT([.C274];[.D274])" office:value-type="string" office:string-value="application-layout-template-save (" calcext:value-type="string">
            <text:p>application-layout-template-save (</text:p>
          </table:table-cell>
          <table:table-cell table:style-name="ce17" table:formula="of:=LEFT([.E274];LEN([.E274])-2)" office:value-type="string" office:string-value="application-layout-template-save" calcext:value-type="string">
            <text:p>application-layout-template-save</text:p>
          </table:table-cell>
          <table:table-cell/>
          <table:table-cell table:number-columns-repeated="2" office:value-type="string" calcext:value-type="string">
            <text:p>si</text:p>
          </table:table-cell>
          <table:table-cell office:value-type="string" calcext:value-type="string">
            <text:p>Q05</text:p>
          </table:table-cell>
          <table:table-cell office:value-type="float" office:value="2" calcext:value-type="float">
            <text:p>2</text:p>
          </table:table-cell>
          <table:table-cell office:value-type="string" calcext:value-type="string">
            <text:p>si</text:p>
          </table:table-cell>
          <table:table-cell table:number-columns-repeated="2" table:style-name="ce18" office:value-type="string" calcext:value-type="string">
            <text:p>si</text:p>
          </table:table-cell>
          <table:table-cell/>
          <table:table-cell office:value-type="string" calcext:value-type="string">
            <text:p>q_layouts</text:p>
          </table:table-cell>
          <table:table-cell table:formula="of:=IF([.S274]&lt;&gt;[.C274];&quot;X&quot;;&quot;&quot;)">
            <text:p/>
          </table:table-cell>
          <table:table-cell table:style-name="ce10"/>
          <table:table-cell table:style-name="ce10" office:value-type="string" calcext:value-type="string">
            <text:p>application-layout-template-save (org.gvsig.app.document.layout2.app.mainplugin)</text:p>
          </table:table-cell>
          <table:table-cell table:style-name="ce32" table:number-columns-repeated="3"/>
          <table:table-cell table:number-columns-repeated="1002"/>
        </table:table-row>
        <table:table-row table:style-name="ro3">
          <table:table-cell office:value-type="float" office:value="206" calcext:value-type="float">
            <text:p>206</text:p>
          </table:table-cell>
          <table:table-cell table:style-name="ce5" office:value-type="float" office:value="-2" calcext:value-type="float">
            <text:p>-2</text:p>
          </table:table-cell>
          <table:table-cell table:style-name="ce17" office:value-type="string" calcext:value-type="string">
            <text:p>tools-vcsgis-add-to-workspace (vcsgis)</text:p>
          </table:table-cell>
          <table:table-cell table:style-name="ce17" table:formula="of:=SEARCH(&quot;(&quot;;[.C275])" office:value-type="float" office:value="31" calcext:value-type="float">
            <text:p>31</text:p>
          </table:table-cell>
          <table:table-cell table:style-name="ce17" table:formula="of:=LEFT([.C275];[.D275])" office:value-type="string" office:string-value="tools-vcsgis-add-to-workspace (" calcext:value-type="string">
            <text:p>tools-vcsgis-add-to-workspace (</text:p>
          </table:table-cell>
          <table:table-cell table:style-name="ce17" table:formula="of:=LEFT([.E275];LEN([.E275])-2)" office:value-type="string" office:string-value="tools-vcsgis-add-to-workspace" calcext:value-type="string">
            <text:p>tools-vcsgis-add-to-workspace</text:p>
          </table:table-cell>
          <table:table-cell/>
          <table:table-cell table:number-columns-repeated="2" office:value-type="string" calcext:value-type="string">
            <text:p>si</text:p>
          </table:table-cell>
          <table:table-cell office:value-type="string" calcext:value-type="string">
            <text:p>R01</text:p>
          </table:table-cell>
          <table:table-cell/>
          <table:table-cell office:value-type="string" calcext:value-type="string">
            <text:p>si</text:p>
          </table:table-cell>
          <table:table-cell table:style-name="ce60"/>
          <table:table-cell table:style-name="ce18" office:value-type="string" calcext:value-type="string">
            <text:p>si</text:p>
          </table:table-cell>
          <table:table-cell/>
          <table:table-cell office:value-type="string" calcext:value-type="string">
            <text:p>r_vcsgis</text:p>
          </table:table-cell>
          <table:table-cell table:formula="of:=IF([.S275]&lt;&gt;[.C275];&quot;X&quot;;&quot;&quot;)">
            <text:p/>
          </table:table-cell>
          <table:table-cell table:style-name="ce10" office:value-type="float" office:value="-2" calcext:value-type="float">
            <text:p>-2</text:p>
          </table:table-cell>
          <table:table-cell table:style-name="ce10" office:value-type="string" calcext:value-type="string">
            <text:p>tools-vcsgis-add-to-workspace (vcsgis)</text:p>
          </table:table-cell>
          <table:table-cell table:style-name="ce32" table:number-columns-repeated="3"/>
          <table:table-cell table:number-columns-repeated="1002"/>
        </table:table-row>
        <table:table-row table:style-name="ro5">
          <table:table-cell office:value-type="float" office:value="791" calcext:value-type="float">
            <text:p>791</text:p>
          </table:table-cell>
          <table:table-cell table:style-name="ce5" office:value-type="float" office:value="-2" calcext:value-type="float">
            <text:p>-2</text:p>
          </table:table-cell>
          <table:table-cell table:style-name="ce17" office:value-type="string" calcext:value-type="string">
            <text:p>vcsgis-workspace-add (VCSGis)</text:p>
          </table:table-cell>
          <table:table-cell table:style-name="ce17" table:formula="of:=SEARCH(&quot;(&quot;;[.C276])" office:value-type="float" office:value="22" calcext:value-type="float">
            <text:p>22</text:p>
          </table:table-cell>
          <table:table-cell table:style-name="ce17" table:formula="of:=LEFT([.C276];[.D276])" office:value-type="string" office:string-value="vcsgis-workspace-add (" calcext:value-type="string">
            <text:p>vcsgis-workspace-add (</text:p>
          </table:table-cell>
          <table:table-cell table:style-name="ce17" table:formula="of:=LEFT([.E276];LEN([.E276])-2)" office:value-type="string" office:string-value="vcsgis-workspace-add" calcext:value-type="string">
            <text:p>vcsgis-workspace-add</text:p>
          </table:table-cell>
          <table:table-cell/>
          <table:table-cell table:number-columns-repeated="2" office:value-type="string" calcext:value-type="string">
            <text:p>si</text:p>
          </table:table-cell>
          <table:table-cell office:value-type="string" calcext:value-type="string">
            <text:p>R01</text:p>
          </table:table-cell>
          <table:table-cell/>
          <table:table-cell table:style-name="ce60" office:value-type="percentage" office:value="0.5" calcext:value-type="percentage">
            <text:p>50,00 %</text:p>
          </table:table-cell>
          <table:table-cell table:style-name="ce60"/>
          <table:table-cell table:style-name="ce18" office:value-type="string" calcext:value-type="string">
            <text:p>si</text:p>
          </table:table-cell>
          <table:table-cell/>
          <table:table-cell office:value-type="string" calcext:value-type="string">
            <text:p>r_vcsgis</text:p>
          </table:table-cell>
          <table:table-cell table:formula="of:=IF([.S276]&lt;&gt;[.C276];&quot;X&quot;;&quot;&quot;)">
            <text:p/>
          </table:table-cell>
          <table:table-cell table:style-name="ce10" office:value-type="float" office:value="-2" calcext:value-type="float">
            <text:p>-2</text:p>
          </table:table-cell>
          <table:table-cell table:style-name="ce10" office:value-type="string" calcext:value-type="string">
            <text:p>vcsgis-workspace-add (VCSGis)</text:p>
          </table:table-cell>
          <table:table-cell table:style-name="ce32" table:number-columns-repeated="3"/>
          <table:table-cell table:number-columns-repeated="1002"/>
        </table:table-row>
        <table:table-row table:style-name="ro5">
          <table:table-cell office:value-type="float" office:value="208" calcext:value-type="float">
            <text:p>208</text:p>
          </table:table-cell>
          <table:table-cell table:style-name="ce5" office:value-type="float" office:value="-2" calcext:value-type="float">
            <text:p>-2</text:p>
          </table:table-cell>
          <table:table-cell table:style-name="ce17" office:value-type="string" calcext:value-type="string">
            <text:p>tools-vcsgis-checkout (vcsgis)</text:p>
          </table:table-cell>
          <table:table-cell table:style-name="ce17" table:formula="of:=SEARCH(&quot;(&quot;;[.C277])" office:value-type="float" office:value="23" calcext:value-type="float">
            <text:p>23</text:p>
          </table:table-cell>
          <table:table-cell table:style-name="ce17" table:formula="of:=LEFT([.C277];[.D277])" office:value-type="string" office:string-value="tools-vcsgis-checkout (" calcext:value-type="string">
            <text:p>tools-vcsgis-checkout (</text:p>
          </table:table-cell>
          <table:table-cell table:style-name="ce17" table:formula="of:=LEFT([.E277];LEN([.E277])-2)" office:value-type="string" office:string-value="tools-vcsgis-checkout" calcext:value-type="string">
            <text:p>tools-vcsgis-checkout</text:p>
          </table:table-cell>
          <table:table-cell/>
          <table:table-cell table:number-columns-repeated="2" office:value-type="string" calcext:value-type="string">
            <text:p>si</text:p>
          </table:table-cell>
          <table:table-cell office:value-type="string" calcext:value-type="string">
            <text:p>R02</text:p>
          </table:table-cell>
          <table:table-cell/>
          <table:table-cell office:value-type="string" calcext:value-type="string">
            <text:p>si</text:p>
          </table:table-cell>
          <table:table-cell table:style-name="ce60"/>
          <table:table-cell table:style-name="ce18" office:value-type="string" calcext:value-type="string">
            <text:p>si</text:p>
          </table:table-cell>
          <table:table-cell/>
          <table:table-cell office:value-type="string" calcext:value-type="string">
            <text:p>r_vcsgis</text:p>
          </table:table-cell>
          <table:table-cell table:formula="of:=IF([.S277]&lt;&gt;[.C277];&quot;X&quot;;&quot;&quot;)">
            <text:p/>
          </table:table-cell>
          <table:table-cell table:style-name="ce10" office:value-type="float" office:value="-2" calcext:value-type="float">
            <text:p>-2</text:p>
          </table:table-cell>
          <table:table-cell table:style-name="ce10" office:value-type="string" calcext:value-type="string">
            <text:p>tools-vcsgis-checkout (vcsgis)</text:p>
          </table:table-cell>
          <table:table-cell table:style-name="ce32" table:number-columns-repeated="3"/>
          <table:table-cell table:number-columns-repeated="1002"/>
        </table:table-row>
        <table:table-row table:style-name="ro5">
          <table:table-cell office:value-type="float" office:value="811" calcext:value-type="float">
            <text:p>811</text:p>
          </table:table-cell>
          <table:table-cell table:style-name="ce5" office:value-type="float" office:value="-2" calcext:value-type="float">
            <text:p>-2</text:p>
          </table:table-cell>
          <table:table-cell table:style-name="ce17" office:value-type="string" calcext:value-type="string">
            <text:p>vcsgis-common-checkout (VCSGis)</text:p>
          </table:table-cell>
          <table:table-cell table:style-name="ce17" table:formula="of:=SEARCH(&quot;(&quot;;[.C278])" office:value-type="float" office:value="24" calcext:value-type="float">
            <text:p>24</text:p>
          </table:table-cell>
          <table:table-cell table:style-name="ce17" table:formula="of:=LEFT([.C278];[.D278])" office:value-type="string" office:string-value="vcsgis-common-checkout (" calcext:value-type="string">
            <text:p>vcsgis-common-checkout (</text:p>
          </table:table-cell>
          <table:table-cell table:style-name="ce17" table:formula="of:=LEFT([.E278];LEN([.E278])-2)" office:value-type="string" office:string-value="vcsgis-common-checkout" calcext:value-type="string">
            <text:p>vcsgis-common-checkout</text:p>
          </table:table-cell>
          <table:table-cell/>
          <table:table-cell table:number-columns-repeated="2" office:value-type="string" calcext:value-type="string">
            <text:p>si</text:p>
          </table:table-cell>
          <table:table-cell office:value-type="string" calcext:value-type="string">
            <text:p>R02</text:p>
          </table:table-cell>
          <table:table-cell/>
          <table:table-cell office:value-type="string" calcext:value-type="string">
            <text:p>si</text:p>
          </table:table-cell>
          <table:table-cell table:style-name="ce60"/>
          <table:table-cell table:style-name="ce18" office:value-type="string" calcext:value-type="string">
            <text:p>si</text:p>
          </table:table-cell>
          <table:table-cell/>
          <table:table-cell office:value-type="string" calcext:value-type="string">
            <text:p>r_vcsgis</text:p>
          </table:table-cell>
          <table:table-cell table:formula="of:=IF([.S278]&lt;&gt;[.C278];&quot;X&quot;;&quot;&quot;)">
            <text:p/>
          </table:table-cell>
          <table:table-cell table:style-name="ce10" office:value-type="float" office:value="-2" calcext:value-type="float">
            <text:p>-2</text:p>
          </table:table-cell>
          <table:table-cell table:style-name="ce10" office:value-type="string" calcext:value-type="string">
            <text:p>vcsgis-common-checkout (VCSGis)</text:p>
          </table:table-cell>
          <table:table-cell table:style-name="ce32" table:number-columns-repeated="3"/>
          <table:table-cell table:number-columns-repeated="1002"/>
        </table:table-row>
        <table:table-row table:style-name="ro5">
          <table:table-cell office:value-type="float" office:value="211" calcext:value-type="float">
            <text:p>211</text:p>
          </table:table-cell>
          <table:table-cell table:style-name="ce5" office:value-type="float" office:value="-2" calcext:value-type="float">
            <text:p>-2</text:p>
          </table:table-cell>
          <table:table-cell table:style-name="ce17" office:value-type="string" calcext:value-type="string">
            <text:p>tools-vcsgis-init-server (vcsgis)</text:p>
          </table:table-cell>
          <table:table-cell table:style-name="ce17" table:formula="of:=SEARCH(&quot;(&quot;;[.C279])" office:value-type="float" office:value="26" calcext:value-type="float">
            <text:p>26</text:p>
          </table:table-cell>
          <table:table-cell table:style-name="ce17" table:formula="of:=LEFT([.C279];[.D279])" office:value-type="string" office:string-value="tools-vcsgis-init-server (" calcext:value-type="string">
            <text:p>tools-vcsgis-init-server (</text:p>
          </table:table-cell>
          <table:table-cell table:style-name="ce17" table:formula="of:=LEFT([.E279];LEN([.E279])-2)" office:value-type="string" office:string-value="tools-vcsgis-init-server" calcext:value-type="string">
            <text:p>tools-vcsgis-init-server</text:p>
          </table:table-cell>
          <table:table-cell/>
          <table:table-cell table:number-columns-repeated="2" office:value-type="string" calcext:value-type="string">
            <text:p>si</text:p>
          </table:table-cell>
          <table:table-cell office:value-type="string" calcext:value-type="string">
            <text:p>R03</text:p>
          </table:table-cell>
          <table:table-cell/>
          <table:table-cell office:value-type="string" calcext:value-type="string">
            <text:p>si</text:p>
          </table:table-cell>
          <table:table-cell table:style-name="ce60"/>
          <table:table-cell table:style-name="ce18" office:value-type="string" calcext:value-type="string">
            <text:p>si</text:p>
          </table:table-cell>
          <table:table-cell/>
          <table:table-cell office:value-type="string" calcext:value-type="string">
            <text:p>r_vcsgis</text:p>
          </table:table-cell>
          <table:table-cell table:formula="of:=IF([.S279]&lt;&gt;[.C279];&quot;X&quot;;&quot;&quot;)">
            <text:p/>
          </table:table-cell>
          <table:table-cell table:style-name="ce10" office:value-type="float" office:value="-2" calcext:value-type="float">
            <text:p>-2</text:p>
          </table:table-cell>
          <table:table-cell table:style-name="ce10" office:value-type="string" calcext:value-type="string">
            <text:p>tools-vcsgis-init-server (vcsgis)</text:p>
          </table:table-cell>
          <table:table-cell table:style-name="ce32" table:number-columns-repeated="3"/>
          <table:table-cell table:number-columns-repeated="1002"/>
        </table:table-row>
        <table:table-row table:style-name="ro3">
          <table:table-cell office:value-type="float" office:value="812" calcext:value-type="float">
            <text:p>812</text:p>
          </table:table-cell>
          <table:table-cell table:style-name="ce5" office:value-type="float" office:value="-2" calcext:value-type="float">
            <text:p>-2</text:p>
          </table:table-cell>
          <table:table-cell table:style-name="ce17" office:value-type="string" calcext:value-type="string">
            <text:p>vcsgis-common-init-workspace (VCSGis)</text:p>
          </table:table-cell>
          <table:table-cell table:style-name="ce17" table:formula="of:=SEARCH(&quot;(&quot;;[.C280])" office:value-type="float" office:value="30" calcext:value-type="float">
            <text:p>30</text:p>
          </table:table-cell>
          <table:table-cell table:style-name="ce17" table:formula="of:=LEFT([.C280];[.D280])" office:value-type="string" office:string-value="vcsgis-common-init-workspace (" calcext:value-type="string">
            <text:p>vcsgis-common-init-workspace (</text:p>
          </table:table-cell>
          <table:table-cell table:style-name="ce17" table:formula="of:=LEFT([.E280];LEN([.E280])-2)" office:value-type="string" office:string-value="vcsgis-common-init-workspace" calcext:value-type="string">
            <text:p>vcsgis-common-init-workspace</text:p>
          </table:table-cell>
          <table:table-cell/>
          <table:table-cell table:number-columns-repeated="2" office:value-type="string" calcext:value-type="string">
            <text:p>si</text:p>
          </table:table-cell>
          <table:table-cell office:value-type="string" calcext:value-type="string">
            <text:p>R03</text:p>
          </table:table-cell>
          <table:table-cell/>
          <table:table-cell office:value-type="string" calcext:value-type="string">
            <text:p>si</text:p>
          </table:table-cell>
          <table:table-cell table:style-name="ce60"/>
          <table:table-cell table:style-name="ce18" office:value-type="string" calcext:value-type="string">
            <text:p>si</text:p>
          </table:table-cell>
          <table:table-cell/>
          <table:table-cell office:value-type="string" calcext:value-type="string">
            <text:p>r_vcsgis</text:p>
          </table:table-cell>
          <table:table-cell table:formula="of:=IF([.S280]&lt;&gt;[.C280];&quot;X&quot;;&quot;&quot;)">
            <text:p/>
          </table:table-cell>
          <table:table-cell table:style-name="ce10" office:value-type="float" office:value="-2" calcext:value-type="float">
            <text:p>-2</text:p>
          </table:table-cell>
          <table:table-cell table:style-name="ce10" office:value-type="string" calcext:value-type="string">
            <text:p>vcsgis-common-init-workspace (VCSGis)</text:p>
          </table:table-cell>
          <table:table-cell table:style-name="ce32" table:number-columns-repeated="3"/>
          <table:table-cell table:number-columns-repeated="1002"/>
        </table:table-row>
        <table:table-row table:style-name="ro6">
          <table:table-cell office:value-type="float" office:value="216" calcext:value-type="float">
            <text:p>216</text:p>
          </table:table-cell>
          <table:table-cell table:style-name="ce5" office:value-type="float" office:value="-2" calcext:value-type="float">
            <text:p>-2</text:p>
          </table:table-cell>
          <table:table-cell table:style-name="ce17" office:value-type="string" calcext:value-type="string">
            <text:p>tools-vcsgis-showchanges (vcsgis)</text:p>
          </table:table-cell>
          <table:table-cell table:style-name="ce17" table:formula="of:=SEARCH(&quot;(&quot;;[.C281])" office:value-type="float" office:value="26" calcext:value-type="float">
            <text:p>26</text:p>
          </table:table-cell>
          <table:table-cell table:style-name="ce17" table:formula="of:=LEFT([.C281];[.D281])" office:value-type="string" office:string-value="tools-vcsgis-showchanges (" calcext:value-type="string">
            <text:p>tools-vcsgis-showchanges (</text:p>
          </table:table-cell>
          <table:table-cell table:style-name="ce17" table:formula="of:=LEFT([.E281];LEN([.E281])-2)" office:value-type="string" office:string-value="tools-vcsgis-showchanges" calcext:value-type="string">
            <text:p>tools-vcsgis-showchanges</text:p>
          </table:table-cell>
          <table:table-cell/>
          <table:table-cell table:number-columns-repeated="2" office:value-type="string" calcext:value-type="string">
            <text:p>si</text:p>
          </table:table-cell>
          <table:table-cell office:value-type="string" calcext:value-type="string">
            <text:p>R04</text:p>
          </table:table-cell>
          <table:table-cell/>
          <table:table-cell office:value-type="string" calcext:value-type="string">
            <text:p>si</text:p>
          </table:table-cell>
          <table:table-cell table:style-name="ce60"/>
          <table:table-cell table:style-name="ce18" office:value-type="string" calcext:value-type="string">
            <text:p>si</text:p>
          </table:table-cell>
          <table:table-cell/>
          <table:table-cell office:value-type="string" calcext:value-type="string">
            <text:p>r_vcsgis</text:p>
          </table:table-cell>
          <table:table-cell table:formula="of:=IF([.S281]&lt;&gt;[.C281];&quot;X&quot;;&quot;&quot;)">
            <text:p/>
          </table:table-cell>
          <table:table-cell table:style-name="ce10" office:value-type="float" office:value="-2" calcext:value-type="float">
            <text:p>-2</text:p>
          </table:table-cell>
          <table:table-cell table:style-name="ce10" office:value-type="string" calcext:value-type="string">
            <text:p>tools-vcsgis-showchanges (vcsgis)</text:p>
          </table:table-cell>
          <table:table-cell table:style-name="ce32" table:number-columns-repeated="3"/>
          <table:table-cell table:number-columns-repeated="1002"/>
        </table:table-row>
        <table:table-row table:style-name="ro3">
          <table:table-cell office:value-type="float" office:value="209" calcext:value-type="float">
            <text:p>209</text:p>
          </table:table-cell>
          <table:table-cell table:style-name="ce5" office:value-type="float" office:value="-2" calcext:value-type="float">
            <text:p>-2</text:p>
          </table:table-cell>
          <table:table-cell table:style-name="ce17" office:value-type="string" calcext:value-type="string">
            <text:p>tools-vcsgis-download-workingcopy (vcsgis)</text:p>
          </table:table-cell>
          <table:table-cell table:style-name="ce17" table:formula="of:=SEARCH(&quot;(&quot;;[.C282])" office:value-type="float" office:value="35" calcext:value-type="float">
            <text:p>35</text:p>
          </table:table-cell>
          <table:table-cell table:style-name="ce17" table:formula="of:=LEFT([.C282];[.D282])" office:value-type="string" office:string-value="tools-vcsgis-download-workingcopy (" calcext:value-type="string">
            <text:p>tools-vcsgis-download-workingcopy (</text:p>
          </table:table-cell>
          <table:table-cell table:style-name="ce17" table:formula="of:=LEFT([.E282];LEN([.E282])-2)" office:value-type="string" office:string-value="tools-vcsgis-download-workingcopy" calcext:value-type="string">
            <text:p>tools-vcsgis-download-workingcopy</text:p>
          </table:table-cell>
          <table:table-cell/>
          <table:table-cell table:number-columns-repeated="2" office:value-type="string" calcext:value-type="string">
            <text:p>si</text:p>
          </table:table-cell>
          <table:table-cell office:value-type="string" calcext:value-type="string">
            <text:p>R05</text:p>
          </table:table-cell>
          <table:table-cell/>
          <table:table-cell office:value-type="string" calcext:value-type="string">
            <text:p>si</text:p>
          </table:table-cell>
          <table:table-cell table:style-name="ce60"/>
          <table:table-cell table:style-name="ce18" office:value-type="string" calcext:value-type="string">
            <text:p>si</text:p>
          </table:table-cell>
          <table:table-cell/>
          <table:table-cell office:value-type="string" calcext:value-type="string">
            <text:p>r_vcsgis</text:p>
          </table:table-cell>
          <table:table-cell table:formula="of:=IF([.S282]&lt;&gt;[.C282];&quot;X&quot;;&quot;&quot;)">
            <text:p/>
          </table:table-cell>
          <table:table-cell table:style-name="ce10" office:value-type="float" office:value="-2" calcext:value-type="float">
            <text:p>-2</text:p>
          </table:table-cell>
          <table:table-cell table:style-name="ce10" office:value-type="string" calcext:value-type="string">
            <text:p>tools-vcsgis-download-workingcopy (vcsgis)</text:p>
          </table:table-cell>
          <table:table-cell table:style-name="ce32" table:number-columns-repeated="3"/>
          <table:table-cell table:number-columns-repeated="1002"/>
        </table:table-row>
        <table:table-row table:style-name="ro3">
          <table:table-cell office:value-type="float" office:value="207" calcext:value-type="float">
            <text:p>207</text:p>
          </table:table-cell>
          <table:table-cell table:style-name="ce5" office:value-type="float" office:value="-2" calcext:value-type="float">
            <text:p>-2</text:p>
          </table:table-cell>
          <table:table-cell table:style-name="ce17" office:value-type="string" calcext:value-type="string">
            <text:p>tools-vcsgis-checkout-datamodel (vcsgis)</text:p>
          </table:table-cell>
          <table:table-cell table:style-name="ce17" table:formula="of:=SEARCH(&quot;(&quot;;[.C283])" office:value-type="float" office:value="33" calcext:value-type="float">
            <text:p>33</text:p>
          </table:table-cell>
          <table:table-cell table:style-name="ce17" table:formula="of:=LEFT([.C283];[.D283])" office:value-type="string" office:string-value="tools-vcsgis-checkout-datamodel (" calcext:value-type="string">
            <text:p>tools-vcsgis-checkout-datamodel (</text:p>
          </table:table-cell>
          <table:table-cell table:style-name="ce17" table:formula="of:=LEFT([.E283];LEN([.E283])-2)" office:value-type="string" office:string-value="tools-vcsgis-checkout-datamodel" calcext:value-type="string">
            <text:p>tools-vcsgis-checkout-datamodel</text:p>
          </table:table-cell>
          <table:table-cell/>
          <table:table-cell table:number-columns-repeated="2" office:value-type="string" calcext:value-type="string">
            <text:p>si</text:p>
          </table:table-cell>
          <table:table-cell office:value-type="string" calcext:value-type="string">
            <text:p>R06</text:p>
          </table:table-cell>
          <table:table-cell/>
          <table:table-cell office:value-type="string" calcext:value-type="string">
            <text:p>si</text:p>
          </table:table-cell>
          <table:table-cell table:style-name="ce60"/>
          <table:table-cell table:style-name="ce18" office:value-type="string" calcext:value-type="string">
            <text:p>si</text:p>
          </table:table-cell>
          <table:table-cell/>
          <table:table-cell office:value-type="string" calcext:value-type="string">
            <text:p>r_vcsgis</text:p>
          </table:table-cell>
          <table:table-cell table:formula="of:=IF([.S283]&lt;&gt;[.C283];&quot;X&quot;;&quot;&quot;)">
            <text:p/>
          </table:table-cell>
          <table:table-cell table:style-name="ce10" office:value-type="float" office:value="-2" calcext:value-type="float">
            <text:p>-2</text:p>
          </table:table-cell>
          <table:table-cell table:style-name="ce10" office:value-type="string" calcext:value-type="string">
            <text:p>tools-vcsgis-checkout-datamodel (vcsgis)</text:p>
          </table:table-cell>
          <table:table-cell table:style-name="ce32" table:number-columns-repeated="3"/>
          <table:table-cell table:number-columns-repeated="1002"/>
        </table:table-row>
        <table:table-row table:style-name="ro6">
          <table:table-cell office:value-type="float" office:value="2" calcext:value-type="float">
            <text:p>2</text:p>
          </table:table-cell>
          <table:table-cell table:style-name="ce13" office:value-type="string" calcext:value-type="string">
            <text:p>Group action </text:p>
            <text:p>Images in the 'action' group are associated with menus and toolbar buttons.</text:p>
          </table:table-cell>
          <table:table-cell/>
          <table:table-cell table:style-name="ce17" table:number-columns-repeated="3"/>
          <table:table-cell table:number-columns-repeated="10"/>
          <table:table-cell table:formula="of:=IF([.S284]&lt;&gt;[.C284];&quot;X&quot;;&quot;&quot;)">
            <text:p/>
          </table:table-cell>
          <table:table-cell table:style-name="ce14" office:value-type="string" calcext:value-type="string">
            <text:p>Group action </text:p>
            <text:p>Images in the 'action' group are associated with menus and toolbar buttons.</text:p>
          </table:table-cell>
          <table:table-cell table:style-name="ce32" table:number-columns-repeated="4"/>
          <table:table-cell table:number-columns-repeated="1002"/>
        </table:table-row>
        <table:table-row table:style-name="ro6">
          <table:table-cell office:value-type="float" office:value="22" calcext:value-type="float">
            <text:p>22</text:p>
          </table:table-cell>
          <table:table-cell table:style-name="ce5" office:value-type="float" office:value="-2" calcext:value-type="float">
            <text:p>-2</text:p>
          </table:table-cell>
          <table:table-cell table:style-name="ce17" office:value-type="string" calcext:value-type="string">
            <text:p>database-workspace-connect (org.gvsig.geodb.app.mainplugin)</text:p>
          </table:table-cell>
          <table:table-cell table:style-name="ce17" table:formula="of:=SEARCH(&quot;(&quot;;[.C285])" office:value-type="float" office:value="28" calcext:value-type="float">
            <text:p>28</text:p>
          </table:table-cell>
          <table:table-cell table:style-name="ce17" table:formula="of:=LEFT([.C285];[.D285])" office:value-type="string" office:string-value="database-workspace-connect (" calcext:value-type="string">
            <text:p>database-workspace-connect (</text:p>
          </table:table-cell>
          <table:table-cell table:style-name="ce17" table:formula="of:=LEFT([.E285];LEN([.E285])-2)" office:value-type="string" office:string-value="database-workspace-connect" calcext:value-type="string">
            <text:p>database-workspace-connect</text:p>
          </table:table-cell>
          <table:table-cell/>
          <table:table-cell office:value-type="string" calcext:value-type="string">
            <text:p>no</text:p>
          </table:table-cell>
          <table:table-cell table:number-columns-repeated="8"/>
          <table:table-cell table:formula="of:=IF([.S285]&lt;&gt;[.C285];&quot;X&quot;;&quot;&quot;)">
            <text:p/>
          </table:table-cell>
          <table:table-cell table:style-name="ce10" office:value-type="float" office:value="-2" calcext:value-type="float">
            <text:p>-2</text:p>
          </table:table-cell>
          <table:table-cell table:style-name="ce10" office:value-type="string" calcext:value-type="string">
            <text:p>database-workspace-connect (org.gvsig.geodb.app.mainplugin)</text:p>
          </table:table-cell>
          <table:table-cell table:style-name="ce32" table:number-columns-repeated="3"/>
          <table:table-cell table:number-columns-repeated="1002"/>
        </table:table-row>
        <table:table-row table:style-name="ro6">
          <table:table-cell office:value-type="float" office:value="24" calcext:value-type="float">
            <text:p>24</text:p>
          </table:table-cell>
          <table:table-cell table:style-name="ce5"/>
          <table:table-cell table:style-name="ce30" office:value-type="string" calcext:value-type="string">
            <text:p>edit-add-background-image (mapcontrol)</text:p>
          </table:table-cell>
          <table:table-cell table:style-name="ce17" table:formula="of:=SEARCH(&quot;(&quot;;[.C286])" office:value-type="float" office:value="27" calcext:value-type="float">
            <text:p>27</text:p>
          </table:table-cell>
          <table:table-cell table:style-name="ce17" table:formula="of:=LEFT([.C286];[.D286])" office:value-type="string" office:string-value="edit-add-background-image (" calcext:value-type="string">
            <text:p>edit-add-background-image (</text:p>
          </table:table-cell>
          <table:table-cell table:style-name="ce17" table:formula="of:=LEFT([.E286];LEN([.E286])-2)" office:value-type="string" office:string-value="edit-add-background-image" calcext:value-type="string">
            <text:p>edit-add-background-image</text:p>
          </table:table-cell>
          <table:table-cell table:number-columns-repeated="2" office:value-type="string" calcext:value-type="string">
            <text:p>no</text:p>
          </table:table-cell>
          <table:table-cell table:style-name="Default" table:number-columns-repeated="6"/>
          <table:table-cell table:style-name="ce16"/>
          <table:table-cell/>
          <table:table-cell table:formula="of:=IF([.S286]&lt;&gt;[.C286];&quot;X&quot;;&quot;&quot;)">
            <text:p/>
          </table:table-cell>
          <table:table-cell table:style-name="ce10"/>
          <table:table-cell table:style-name="ce69" office:value-type="string" calcext:value-type="string">
            <text:p>edit-add-background-image (mapcontrol)</text:p>
          </table:table-cell>
          <table:table-cell table:style-name="ce32" table:number-columns-repeated="3"/>
          <table:table-cell table:number-columns-repeated="1002"/>
        </table:table-row>
        <table:table-row table:style-name="ro6">
          <table:table-cell office:value-type="float" office:value="25" calcext:value-type="float">
            <text:p>25</text:p>
          </table:table-cell>
          <table:table-cell table:style-name="ce5"/>
          <table:table-cell table:style-name="ce30" office:value-type="string" calcext:value-type="string">
            <text:p>edit-add-text (mapcontrol)</text:p>
          </table:table-cell>
          <table:table-cell table:style-name="ce17" table:formula="of:=SEARCH(&quot;(&quot;;[.C287])" office:value-type="float" office:value="15" calcext:value-type="float">
            <text:p>15</text:p>
          </table:table-cell>
          <table:table-cell table:style-name="ce17" table:formula="of:=LEFT([.C287];[.D287])" office:value-type="string" office:string-value="edit-add-text (" calcext:value-type="string">
            <text:p>edit-add-text (</text:p>
          </table:table-cell>
          <table:table-cell table:style-name="ce17" table:formula="of:=LEFT([.E287];LEN([.E287])-2)" office:value-type="string" office:string-value="edit-add-text" calcext:value-type="string">
            <text:p>edit-add-text</text:p>
          </table:table-cell>
          <table:table-cell table:number-columns-repeated="2" office:value-type="string" calcext:value-type="string">
            <text:p>no</text:p>
          </table:table-cell>
          <table:table-cell table:number-columns-repeated="8"/>
          <table:table-cell table:formula="of:=IF([.S287]&lt;&gt;[.C287];&quot;X&quot;;&quot;&quot;)">
            <text:p/>
          </table:table-cell>
          <table:table-cell table:style-name="ce10"/>
          <table:table-cell table:style-name="ce69" office:value-type="string" calcext:value-type="string">
            <text:p>edit-add-text (mapcontrol)</text:p>
          </table:table-cell>
          <table:table-cell table:style-name="ce32" table:number-columns-repeated="3"/>
          <table:table-cell table:number-columns-repeated="1002"/>
        </table:table-row>
        <table:table-row table:style-name="ro6">
          <table:table-cell office:value-type="float" office:value="30" calcext:value-type="float">
            <text:p>30</text:p>
          </table:table-cell>
          <table:table-cell table:style-name="ce5"/>
          <table:table-cell table:style-name="ce30" office:value-type="string" calcext:value-type="string">
            <text:p>edit-find-replace (org.gvsig.app.mainplugin)</text:p>
          </table:table-cell>
          <table:table-cell table:style-name="ce17" table:formula="of:=SEARCH(&quot;(&quot;;[.C288])" office:value-type="float" office:value="19" calcext:value-type="float">
            <text:p>19</text:p>
          </table:table-cell>
          <table:table-cell table:style-name="ce17" table:formula="of:=LEFT([.C288];[.D288])" office:value-type="string" office:string-value="edit-find-replace (" calcext:value-type="string">
            <text:p>edit-find-replace (</text:p>
          </table:table-cell>
          <table:table-cell table:style-name="ce17" table:formula="of:=LEFT([.E288];LEN([.E288])-2)" office:value-type="string" office:string-value="edit-find-replace" calcext:value-type="string">
            <text:p>edit-find-replace</text:p>
          </table:table-cell>
          <table:table-cell/>
          <table:table-cell office:value-type="string" calcext:value-type="string">
            <text:p>no</text:p>
          </table:table-cell>
          <table:table-cell table:number-columns-repeated="8"/>
          <table:table-cell table:formula="of:=IF([.S288]&lt;&gt;[.C288];&quot;X&quot;;&quot;&quot;)">
            <text:p/>
          </table:table-cell>
          <table:table-cell table:style-name="ce10"/>
          <table:table-cell table:style-name="ce69" office:value-type="string" calcext:value-type="string">
            <text:p>edit-find-replace (org.gvsig.app.mainplugin)</text:p>
          </table:table-cell>
          <table:table-cell table:style-name="ce32" table:number-columns-repeated="3"/>
          <table:table-cell table:number-columns-repeated="1002"/>
        </table:table-row>
        <table:table-row table:style-name="ro6">
          <table:table-cell office:value-type="float" office:value="31" calcext:value-type="float">
            <text:p>31</text:p>
          </table:table-cell>
          <table:table-cell table:style-name="ce5"/>
          <table:table-cell table:style-name="ce30" office:value-type="string" calcext:value-type="string">
            <text:p>edit-find (org.gvsig.app.mainplugin)</text:p>
          </table:table-cell>
          <table:table-cell table:style-name="ce17" table:formula="of:=SEARCH(&quot;(&quot;;[.C289])" office:value-type="float" office:value="11" calcext:value-type="float">
            <text:p>11</text:p>
          </table:table-cell>
          <table:table-cell table:style-name="ce17" table:formula="of:=LEFT([.C289];[.D289])" office:value-type="string" office:string-value="edit-find (" calcext:value-type="string">
            <text:p>edit-find (</text:p>
          </table:table-cell>
          <table:table-cell table:style-name="ce17" table:formula="of:=LEFT([.E289];LEN([.E289])-2)" office:value-type="string" office:string-value="edit-find" calcext:value-type="string">
            <text:p>edit-find</text:p>
          </table:table-cell>
          <table:table-cell/>
          <table:table-cell office:value-type="string" calcext:value-type="string">
            <text:p>no</text:p>
          </table:table-cell>
          <table:table-cell table:number-columns-repeated="8"/>
          <table:table-cell table:formula="of:=IF([.S289]&lt;&gt;[.C289];&quot;X&quot;;&quot;&quot;)">
            <text:p/>
          </table:table-cell>
          <table:table-cell table:style-name="ce10"/>
          <table:table-cell table:style-name="ce69" office:value-type="string" calcext:value-type="string">
            <text:p>edit-find (org.gvsig.app.mainplugin)</text:p>
          </table:table-cell>
          <table:table-cell table:style-name="ce32" table:number-columns-repeated="3"/>
          <table:table-cell table:number-columns-repeated="1002"/>
        </table:table-row>
        <table:table-row table:style-name="ro6">
          <table:table-cell office:value-type="float" office:value="34" calcext:value-type="float">
            <text:p>34</text:p>
          </table:table-cell>
          <table:table-cell table:style-name="ce5"/>
          <table:table-cell table:style-name="ce30" office:value-type="string" calcext:value-type="string">
            <text:p>edit-remove-text (mapcontrol)</text:p>
          </table:table-cell>
          <table:table-cell table:style-name="ce17" table:formula="of:=SEARCH(&quot;(&quot;;[.C290])" office:value-type="float" office:value="18" calcext:value-type="float">
            <text:p>18</text:p>
          </table:table-cell>
          <table:table-cell table:style-name="ce17" table:formula="of:=LEFT([.C290];[.D290])" office:value-type="string" office:string-value="edit-remove-text (" calcext:value-type="string">
            <text:p>edit-remove-text (</text:p>
          </table:table-cell>
          <table:table-cell table:style-name="ce17" table:formula="of:=LEFT([.E290];LEN([.E290])-2)" office:value-type="string" office:string-value="edit-remove-text" calcext:value-type="string">
            <text:p>edit-remove-text</text:p>
          </table:table-cell>
          <table:table-cell table:number-columns-repeated="2" office:value-type="string" calcext:value-type="string">
            <text:p>no</text:p>
          </table:table-cell>
          <table:table-cell table:number-columns-repeated="8"/>
          <table:table-cell table:formula="of:=IF([.S290]&lt;&gt;[.C290];&quot;X&quot;;&quot;&quot;)">
            <text:p/>
          </table:table-cell>
          <table:table-cell table:style-name="ce10"/>
          <table:table-cell table:style-name="ce69" office:value-type="string" calcext:value-type="string">
            <text:p>edit-remove-text (mapcontrol)</text:p>
          </table:table-cell>
          <table:table-cell table:style-name="ce32" table:number-columns-repeated="3"/>
          <table:table-cell table:number-columns-repeated="1002"/>
        </table:table-row>
        <table:table-row table:style-name="ro6">
          <table:table-cell office:value-type="float" office:value="35" calcext:value-type="float">
            <text:p>35</text:p>
          </table:table-cell>
          <table:table-cell table:style-name="ce5"/>
          <table:table-cell table:style-name="ce30" office:value-type="string" calcext:value-type="string">
            <text:p>edit-select-all (org.gvsig.app.mainplugin)</text:p>
          </table:table-cell>
          <table:table-cell table:style-name="ce17" table:formula="of:=SEARCH(&quot;(&quot;;[.C291])" office:value-type="float" office:value="17" calcext:value-type="float">
            <text:p>17</text:p>
          </table:table-cell>
          <table:table-cell table:style-name="ce17" table:formula="of:=LEFT([.C291];[.D291])" office:value-type="string" office:string-value="edit-select-all (" calcext:value-type="string">
            <text:p>edit-select-all (</text:p>
          </table:table-cell>
          <table:table-cell table:style-name="ce17" table:formula="of:=LEFT([.E291];LEN([.E291])-2)" office:value-type="string" office:string-value="edit-select-all" calcext:value-type="string">
            <text:p>edit-select-all</text:p>
          </table:table-cell>
          <table:table-cell table:number-columns-repeated="2" office:value-type="string" calcext:value-type="string">
            <text:p>no</text:p>
          </table:table-cell>
          <table:table-cell table:number-columns-repeated="8"/>
          <table:table-cell table:formula="of:=IF([.S291]&lt;&gt;[.C291];&quot;X&quot;;&quot;&quot;)">
            <text:p/>
          </table:table-cell>
          <table:table-cell table:style-name="ce10"/>
          <table:table-cell table:style-name="ce69" office:value-type="string" calcext:value-type="string">
            <text:p>edit-select-all (org.gvsig.app.mainplugin)</text:p>
          </table:table-cell>
          <table:table-cell table:style-name="ce32" table:number-columns-repeated="3"/>
          <table:table-cell table:number-columns-repeated="1002"/>
        </table:table-row>
        <table:table-row table:style-name="ro6">
          <table:table-cell office:value-type="float" office:value="37" calcext:value-type="float">
            <text:p>37</text:p>
          </table:table-cell>
          <table:table-cell table:style-name="ce5"/>
          <table:table-cell table:style-name="ce30" office:value-type="string" calcext:value-type="string">
            <text:p>edit-shift-component (mapcontrol)</text:p>
          </table:table-cell>
          <table:table-cell table:style-name="ce17" table:formula="of:=SEARCH(&quot;(&quot;;[.C292])" office:value-type="float" office:value="22" calcext:value-type="float">
            <text:p>22</text:p>
          </table:table-cell>
          <table:table-cell table:style-name="ce17" table:formula="of:=LEFT([.C292];[.D292])" office:value-type="string" office:string-value="edit-shift-component (" calcext:value-type="string">
            <text:p>edit-shift-component (</text:p>
          </table:table-cell>
          <table:table-cell table:style-name="ce17" table:formula="of:=LEFT([.E292];LEN([.E292])-2)" office:value-type="string" office:string-value="edit-shift-component" calcext:value-type="string">
            <text:p>edit-shift-component</text:p>
          </table:table-cell>
          <table:table-cell/>
          <table:table-cell office:value-type="string" calcext:value-type="string">
            <text:p>no</text:p>
          </table:table-cell>
          <table:table-cell table:number-columns-repeated="8"/>
          <table:table-cell table:formula="of:=IF([.S292]&lt;&gt;[.C292];&quot;X&quot;;&quot;&quot;)">
            <text:p/>
          </table:table-cell>
          <table:table-cell table:style-name="ce10"/>
          <table:table-cell table:style-name="ce69" office:value-type="string" calcext:value-type="string">
            <text:p>edit-shift-component (mapcontrol)</text:p>
          </table:table-cell>
          <table:table-cell table:style-name="ce32" table:number-columns-repeated="3"/>
          <table:table-cell table:number-columns-repeated="1002"/>
        </table:table-row>
        <table:table-row table:style-name="ro1">
          <table:table-cell office:value-type="float" office:value="38" calcext:value-type="float">
            <text:p>38</text:p>
          </table:table-cell>
          <table:table-cell table:style-name="ce5"/>
          <table:table-cell table:style-name="ce30" office:value-type="string" calcext:value-type="string">
            <text:p>edit-undo-redo-actions-add (org.gvsig.app.mainplugin)</text:p>
          </table:table-cell>
          <table:table-cell table:style-name="ce17" table:formula="of:=SEARCH(&quot;(&quot;;[.C293])" office:value-type="float" office:value="28" calcext:value-type="float">
            <text:p>28</text:p>
          </table:table-cell>
          <table:table-cell table:style-name="ce17" table:formula="of:=LEFT([.C293];[.D293])" office:value-type="string" office:string-value="edit-undo-redo-actions-add (" calcext:value-type="string">
            <text:p>edit-undo-redo-actions-add (</text:p>
          </table:table-cell>
          <table:table-cell table:style-name="ce17" table:formula="of:=LEFT([.E293];LEN([.E293])-2)" office:value-type="string" office:string-value="edit-undo-redo-actions-add" calcext:value-type="string">
            <text:p>edit-undo-redo-actions-add</text:p>
          </table:table-cell>
          <table:table-cell/>
          <table:table-cell office:value-type="string" calcext:value-type="string">
            <text:p>no</text:p>
          </table:table-cell>
          <table:table-cell table:number-columns-repeated="6"/>
          <table:table-cell office:value-type="string" calcext:value-type="string">
            <text:p>poco relevante aparece en menu historial desahacer</text:p>
          </table:table-cell>
          <table:table-cell/>
          <table:table-cell table:formula="of:=IF([.S293]&lt;&gt;[.C293];&quot;X&quot;;&quot;&quot;)">
            <text:p/>
          </table:table-cell>
          <table:table-cell table:style-name="ce10"/>
          <table:table-cell table:style-name="ce69" office:value-type="string" calcext:value-type="string">
            <text:p>edit-undo-redo-actions-add (org.gvsig.app.mainplugin)</text:p>
          </table:table-cell>
          <table:table-cell table:style-name="ce32" table:number-columns-repeated="3"/>
          <table:table-cell table:number-columns-repeated="1002"/>
        </table:table-row>
        <table:table-row table:style-name="ro1">
          <table:table-cell office:value-type="float" office:value="39" calcext:value-type="float">
            <text:p>39</text:p>
          </table:table-cell>
          <table:table-cell table:style-name="ce5"/>
          <table:table-cell table:style-name="ce30" office:value-type="string" calcext:value-type="string">
            <text:p>edit-undo-redo-actions-delete (org.gvsig.app.mainplugin)</text:p>
          </table:table-cell>
          <table:table-cell table:style-name="ce17" table:formula="of:=SEARCH(&quot;(&quot;;[.C294])" office:value-type="float" office:value="31" calcext:value-type="float">
            <text:p>31</text:p>
          </table:table-cell>
          <table:table-cell table:style-name="ce17" table:formula="of:=LEFT([.C294];[.D294])" office:value-type="string" office:string-value="edit-undo-redo-actions-delete (" calcext:value-type="string">
            <text:p>edit-undo-redo-actions-delete (</text:p>
          </table:table-cell>
          <table:table-cell table:style-name="ce17" table:formula="of:=LEFT([.E294];LEN([.E294])-2)" office:value-type="string" office:string-value="edit-undo-redo-actions-delete" calcext:value-type="string">
            <text:p>edit-undo-redo-actions-delete</text:p>
          </table:table-cell>
          <table:table-cell/>
          <table:table-cell office:value-type="string" calcext:value-type="string">
            <text:p>no</text:p>
          </table:table-cell>
          <table:table-cell table:number-columns-repeated="6"/>
          <table:table-cell office:value-type="string" calcext:value-type="string">
            <text:p>poco relevante aparece en menu historial desahacer</text:p>
          </table:table-cell>
          <table:table-cell/>
          <table:table-cell table:formula="of:=IF([.S294]&lt;&gt;[.C294];&quot;X&quot;;&quot;&quot;)">
            <text:p/>
          </table:table-cell>
          <table:table-cell table:style-name="ce10"/>
          <table:table-cell table:style-name="ce69" office:value-type="string" calcext:value-type="string">
            <text:p>edit-undo-redo-actions-delete (org.gvsig.app.mainplugin)</text:p>
          </table:table-cell>
          <table:table-cell table:style-name="ce32" table:number-columns-repeated="3"/>
          <table:table-cell table:number-columns-repeated="1002"/>
        </table:table-row>
        <table:table-row table:style-name="ro1">
          <table:table-cell office:value-type="float" office:value="40" calcext:value-type="float">
            <text:p>40</text:p>
          </table:table-cell>
          <table:table-cell table:style-name="ce5"/>
          <table:table-cell table:style-name="ce30" office:value-type="string" calcext:value-type="string">
            <text:p>edit-undo-redo-actions-modify (org.gvsig.app.mainplugin)</text:p>
          </table:table-cell>
          <table:table-cell table:style-name="ce17" table:formula="of:=SEARCH(&quot;(&quot;;[.C295])" office:value-type="float" office:value="31" calcext:value-type="float">
            <text:p>31</text:p>
          </table:table-cell>
          <table:table-cell table:style-name="ce17" table:formula="of:=LEFT([.C295];[.D295])" office:value-type="string" office:string-value="edit-undo-redo-actions-modify (" calcext:value-type="string">
            <text:p>edit-undo-redo-actions-modify (</text:p>
          </table:table-cell>
          <table:table-cell table:style-name="ce17" table:formula="of:=LEFT([.E295];LEN([.E295])-2)" office:value-type="string" office:string-value="edit-undo-redo-actions-modify" calcext:value-type="string">
            <text:p>edit-undo-redo-actions-modify</text:p>
          </table:table-cell>
          <table:table-cell/>
          <table:table-cell office:value-type="string" calcext:value-type="string">
            <text:p>no</text:p>
          </table:table-cell>
          <table:table-cell table:style-name="Default" table:number-columns-repeated="6"/>
          <table:table-cell office:value-type="string" calcext:value-type="string">
            <text:p>poco relevante aparece en menu historial desahacer</text:p>
          </table:table-cell>
          <table:table-cell/>
          <table:table-cell table:formula="of:=IF([.S295]&lt;&gt;[.C295];&quot;X&quot;;&quot;&quot;)">
            <text:p/>
          </table:table-cell>
          <table:table-cell table:style-name="ce10"/>
          <table:table-cell table:style-name="ce69" office:value-type="string" calcext:value-type="string">
            <text:p>edit-undo-redo-actions-modify (org.gvsig.app.mainplugin)</text:p>
          </table:table-cell>
          <table:table-cell table:style-name="ce32" table:number-columns-repeated="3"/>
          <table:table-cell table:number-columns-repeated="1002"/>
        </table:table-row>
        <table:table-row table:style-name="ro6">
          <table:table-cell office:value-type="float" office:value="44" calcext:value-type="float">
            <text:p>44</text:p>
          </table:table-cell>
          <table:table-cell table:style-name="ce5" office:value-type="float" office:value="-2" calcext:value-type="float">
            <text:p>-2</text:p>
          </table:table-cell>
          <table:table-cell table:style-name="ce29" office:value-type="string" calcext:value-type="string">
            <text:p>help-contents (org.gvsig.app.mainplugin)</text:p>
          </table:table-cell>
          <table:table-cell table:style-name="ce17" table:formula="of:=SEARCH(&quot;(&quot;;[.C296])" office:value-type="float" office:value="15" calcext:value-type="float">
            <text:p>15</text:p>
          </table:table-cell>
          <table:table-cell table:style-name="ce17" table:formula="of:=LEFT([.C296];[.D296])" office:value-type="string" office:string-value="help-contents (" calcext:value-type="string">
            <text:p>help-contents (</text:p>
          </table:table-cell>
          <table:table-cell table:style-name="ce17" table:formula="of:=LEFT([.E296];LEN([.E296])-2)" office:value-type="string" office:string-value="help-contents" calcext:value-type="string">
            <text:p>help-contents</text:p>
          </table:table-cell>
          <table:table-cell/>
          <table:table-cell office:value-type="string" calcext:value-type="string">
            <text:p>no</text:p>
          </table:table-cell>
          <table:table-cell table:number-columns-repeated="8"/>
          <table:table-cell table:formula="of:=IF([.S296]&lt;&gt;[.C296];&quot;X&quot;;&quot;&quot;)">
            <text:p/>
          </table:table-cell>
          <table:table-cell table:style-name="ce10" office:value-type="float" office:value="-2" calcext:value-type="float">
            <text:p>-2</text:p>
          </table:table-cell>
          <table:table-cell table:style-name="ce68" office:value-type="string" calcext:value-type="string">
            <text:p>help-contents (org.gvsig.app.mainplugin)</text:p>
          </table:table-cell>
          <table:table-cell table:style-name="ce32" table:number-columns-repeated="3"/>
          <table:table-cell table:number-columns-repeated="1002"/>
        </table:table-row>
        <table:table-row table:style-name="ro6">
          <table:table-cell office:value-type="float" office:value="45" calcext:value-type="float">
            <text:p>45</text:p>
          </table:table-cell>
          <table:table-cell table:style-name="ce5" office:value-type="float" office:value="-2" calcext:value-type="float">
            <text:p>-2</text:p>
          </table:table-cell>
          <table:table-cell table:style-name="ce17" office:value-type="string" calcext:value-type="string">
            <text:p>help-search (org.gvsig.app.mainplugin)</text:p>
          </table:table-cell>
          <table:table-cell table:style-name="ce17" table:formula="of:=SEARCH(&quot;(&quot;;[.C297])" office:value-type="float" office:value="13" calcext:value-type="float">
            <text:p>13</text:p>
          </table:table-cell>
          <table:table-cell table:style-name="ce17" table:formula="of:=LEFT([.C297];[.D297])" office:value-type="string" office:string-value="help-search (" calcext:value-type="string">
            <text:p>help-search (</text:p>
          </table:table-cell>
          <table:table-cell table:style-name="ce17" table:formula="of:=LEFT([.E297];LEN([.E297])-2)" office:value-type="string" office:string-value="help-search" calcext:value-type="string">
            <text:p>help-search</text:p>
          </table:table-cell>
          <table:table-cell/>
          <table:table-cell office:value-type="string" calcext:value-type="string">
            <text:p>no</text:p>
          </table:table-cell>
          <table:table-cell table:number-columns-repeated="8"/>
          <table:table-cell table:formula="of:=IF([.S297]&lt;&gt;[.C297];&quot;X&quot;;&quot;&quot;)">
            <text:p/>
          </table:table-cell>
          <table:table-cell table:style-name="ce10" office:value-type="float" office:value="-2" calcext:value-type="float">
            <text:p>-2</text:p>
          </table:table-cell>
          <table:table-cell table:style-name="ce10" office:value-type="string" calcext:value-type="string">
            <text:p>help-search (org.gvsig.app.mainplugin)</text:p>
          </table:table-cell>
          <table:table-cell table:style-name="ce32" table:number-columns-repeated="3"/>
          <table:table-cell table:number-columns-repeated="1002"/>
        </table:table-row>
        <table:table-row table:style-name="ro6">
          <table:table-cell office:value-type="float" office:value="47" calcext:value-type="float">
            <text:p>47</text:p>
          </table:table-cell>
          <table:table-cell table:style-name="ce5"/>
          <table:table-cell table:style-name="ce17" office:value-type="string" calcext:value-type="string">
            <text:p>layer-clip-raster (org.gvsig.raster.tools.app.basic)</text:p>
          </table:table-cell>
          <table:table-cell table:style-name="ce17" table:formula="of:=SEARCH(&quot;(&quot;;[.C298])" office:value-type="float" office:value="19" calcext:value-type="float">
            <text:p>19</text:p>
          </table:table-cell>
          <table:table-cell table:style-name="ce17" table:formula="of:=LEFT([.C298];[.D298])" office:value-type="string" office:string-value="layer-clip-raster (" calcext:value-type="string">
            <text:p>layer-clip-raster (</text:p>
          </table:table-cell>
          <table:table-cell table:style-name="ce17" table:formula="of:=LEFT([.E298];LEN([.E298])-2)" office:value-type="string" office:string-value="layer-clip-raster" calcext:value-type="string">
            <text:p>layer-clip-raster</text:p>
          </table:table-cell>
          <table:table-cell/>
          <table:table-cell office:value-type="string" calcext:value-type="string">
            <text:p>no</text:p>
          </table:table-cell>
          <table:table-cell table:number-columns-repeated="8"/>
          <table:table-cell table:formula="of:=IF([.S298]&lt;&gt;[.C298];&quot;X&quot;;&quot;&quot;)">
            <text:p/>
          </table:table-cell>
          <table:table-cell table:style-name="ce10"/>
          <table:table-cell table:style-name="ce10" office:value-type="string" calcext:value-type="string">
            <text:p>layer-clip-raster (org.gvsig.raster.tools.app.basic)</text:p>
          </table:table-cell>
          <table:table-cell table:style-name="ce32" table:number-columns-repeated="3"/>
          <table:table-cell table:number-columns-repeated="1002"/>
        </table:table-row>
        <table:table-row table:style-name="ro6">
          <table:table-cell office:value-type="float" office:value="48" calcext:value-type="float">
            <text:p>48</text:p>
          </table:table-cell>
          <table:table-cell table:style-name="ce5"/>
          <table:table-cell table:style-name="ce17" office:value-type="string" calcext:value-type="string">
            <text:p>layer-color-table (org.gvsig.raster.tools.app.basic)</text:p>
          </table:table-cell>
          <table:table-cell table:style-name="ce17" table:formula="of:=SEARCH(&quot;(&quot;;[.C299])" office:value-type="float" office:value="19" calcext:value-type="float">
            <text:p>19</text:p>
          </table:table-cell>
          <table:table-cell table:style-name="ce17" table:formula="of:=LEFT([.C299];[.D299])" office:value-type="string" office:string-value="layer-color-table (" calcext:value-type="string">
            <text:p>layer-color-table (</text:p>
          </table:table-cell>
          <table:table-cell table:style-name="ce17" table:formula="of:=LEFT([.E299];LEN([.E299])-2)" office:value-type="string" office:string-value="layer-color-table" calcext:value-type="string">
            <text:p>layer-color-table</text:p>
          </table:table-cell>
          <table:table-cell/>
          <table:table-cell office:value-type="string" calcext:value-type="string">
            <text:p>no</text:p>
          </table:table-cell>
          <table:table-cell table:number-columns-repeated="8"/>
          <table:table-cell table:formula="of:=IF([.S299]&lt;&gt;[.C299];&quot;X&quot;;&quot;&quot;)">
            <text:p/>
          </table:table-cell>
          <table:table-cell table:style-name="ce10"/>
          <table:table-cell table:style-name="ce10" office:value-type="string" calcext:value-type="string">
            <text:p>layer-color-table (org.gvsig.raster.tools.app.basic)</text:p>
          </table:table-cell>
          <table:table-cell table:style-name="ce32" table:number-columns-repeated="3"/>
          <table:table-cell table:number-columns-repeated="1002"/>
        </table:table-row>
        <table:table-row table:style-name="ro6">
          <table:table-cell office:value-type="float" office:value="49" calcext:value-type="float">
            <text:p>49</text:p>
          </table:table-cell>
          <table:table-cell table:style-name="ce5"/>
          <table:table-cell table:style-name="ce17" office:value-type="string" calcext:value-type="string">
            <text:p>layer-enhanced (org.gvsig.raster.tools.app.basic)</text:p>
          </table:table-cell>
          <table:table-cell table:style-name="ce17" table:formula="of:=SEARCH(&quot;(&quot;;[.C300])" office:value-type="float" office:value="16" calcext:value-type="float">
            <text:p>16</text:p>
          </table:table-cell>
          <table:table-cell table:style-name="ce17" table:formula="of:=LEFT([.C300];[.D300])" office:value-type="string" office:string-value="layer-enhanced (" calcext:value-type="string">
            <text:p>layer-enhanced (</text:p>
          </table:table-cell>
          <table:table-cell table:style-name="ce17" table:formula="of:=LEFT([.E300];LEN([.E300])-2)" office:value-type="string" office:string-value="layer-enhanced" calcext:value-type="string">
            <text:p>layer-enhanced</text:p>
          </table:table-cell>
          <table:table-cell/>
          <table:table-cell office:value-type="string" calcext:value-type="string">
            <text:p>no</text:p>
          </table:table-cell>
          <table:table-cell table:number-columns-repeated="8"/>
          <table:table-cell table:formula="of:=IF([.S300]&lt;&gt;[.C300];&quot;X&quot;;&quot;&quot;)">
            <text:p/>
          </table:table-cell>
          <table:table-cell table:style-name="ce10"/>
          <table:table-cell table:style-name="ce10" office:value-type="string" calcext:value-type="string">
            <text:p>layer-enhanced (org.gvsig.raster.tools.app.basic)</text:p>
          </table:table-cell>
          <table:table-cell table:style-name="ce32" table:number-columns-repeated="3"/>
          <table:table-cell table:number-columns-repeated="1002"/>
        </table:table-row>
        <table:table-row table:style-name="ro6">
          <table:table-cell office:value-type="float" office:value="52" calcext:value-type="float">
            <text:p>52</text:p>
          </table:table-cell>
          <table:table-cell table:style-name="ce5"/>
          <table:table-cell table:style-name="ce17" office:value-type="string" calcext:value-type="string">
            <text:p>layer-geolocalization (org.gvsig.raster.tools.app.basic)</text:p>
          </table:table-cell>
          <table:table-cell table:style-name="ce17" table:formula="of:=SEARCH(&quot;(&quot;;[.C301])" office:value-type="float" office:value="23" calcext:value-type="float">
            <text:p>23</text:p>
          </table:table-cell>
          <table:table-cell table:style-name="ce17" table:formula="of:=LEFT([.C301];[.D301])" office:value-type="string" office:string-value="layer-geolocalization (" calcext:value-type="string">
            <text:p>layer-geolocalization (</text:p>
          </table:table-cell>
          <table:table-cell table:style-name="ce17" table:formula="of:=LEFT([.E301];LEN([.E301])-2)" office:value-type="string" office:string-value="layer-geolocalization" calcext:value-type="string">
            <text:p>layer-geolocalization</text:p>
          </table:table-cell>
          <table:table-cell/>
          <table:table-cell office:value-type="string" calcext:value-type="string">
            <text:p>no</text:p>
          </table:table-cell>
          <table:table-cell table:number-columns-repeated="8"/>
          <table:table-cell table:formula="of:=IF([.S301]&lt;&gt;[.C301];&quot;X&quot;;&quot;&quot;)">
            <text:p/>
          </table:table-cell>
          <table:table-cell table:style-name="ce10"/>
          <table:table-cell table:style-name="ce10" office:value-type="string" calcext:value-type="string">
            <text:p>layer-geolocalization (org.gvsig.raster.tools.app.basic)</text:p>
          </table:table-cell>
          <table:table-cell table:style-name="ce32" table:number-columns-repeated="3"/>
          <table:table-cell table:number-columns-repeated="1002"/>
        </table:table-row>
        <table:table-row table:style-name="ro6">
          <table:table-cell office:value-type="float" office:value="53" calcext:value-type="float">
            <text:p>53</text:p>
          </table:table-cell>
          <table:table-cell table:style-name="ce5"/>
          <table:table-cell table:style-name="ce17" office:value-type="string" calcext:value-type="string">
            <text:p>layer-histogram (org.gvsig.raster.tools.app.basic)</text:p>
          </table:table-cell>
          <table:table-cell table:style-name="ce17" table:formula="of:=SEARCH(&quot;(&quot;;[.C302])" office:value-type="float" office:value="17" calcext:value-type="float">
            <text:p>17</text:p>
          </table:table-cell>
          <table:table-cell table:style-name="ce17" table:formula="of:=LEFT([.C302];[.D302])" office:value-type="string" office:string-value="layer-histogram (" calcext:value-type="string">
            <text:p>layer-histogram (</text:p>
          </table:table-cell>
          <table:table-cell table:style-name="ce17" table:formula="of:=LEFT([.E302];LEN([.E302])-2)" office:value-type="string" office:string-value="layer-histogram" calcext:value-type="string">
            <text:p>layer-histogram</text:p>
          </table:table-cell>
          <table:table-cell/>
          <table:table-cell office:value-type="string" calcext:value-type="string">
            <text:p>no</text:p>
          </table:table-cell>
          <table:table-cell table:number-columns-repeated="8"/>
          <table:table-cell table:formula="of:=IF([.S302]&lt;&gt;[.C302];&quot;X&quot;;&quot;&quot;)">
            <text:p/>
          </table:table-cell>
          <table:table-cell table:style-name="ce10"/>
          <table:table-cell table:style-name="ce10" office:value-type="string" calcext:value-type="string">
            <text:p>layer-histogram (org.gvsig.raster.tools.app.basic)</text:p>
          </table:table-cell>
          <table:table-cell table:style-name="ce32" table:number-columns-repeated="3"/>
          <table:table-cell table:number-columns-repeated="1002"/>
        </table:table-row>
        <table:table-row table:style-name="ro6">
          <table:table-cell office:value-type="float" office:value="60" calcext:value-type="float">
            <text:p>60</text:p>
          </table:table-cell>
          <table:table-cell table:style-name="ce5"/>
          <table:table-cell table:style-name="ce17" office:value-type="string" calcext:value-type="string">
            <text:p>layer-modify-overviews (org.gvsig.raster.tools.app.basic)</text:p>
          </table:table-cell>
          <table:table-cell table:style-name="ce17" table:formula="of:=SEARCH(&quot;(&quot;;[.C303])" office:value-type="float" office:value="24" calcext:value-type="float">
            <text:p>24</text:p>
          </table:table-cell>
          <table:table-cell table:style-name="ce17" table:formula="of:=LEFT([.C303];[.D303])" office:value-type="string" office:string-value="layer-modify-overviews (" calcext:value-type="string">
            <text:p>layer-modify-overviews (</text:p>
          </table:table-cell>
          <table:table-cell table:style-name="ce17" table:formula="of:=LEFT([.E303];LEN([.E303])-2)" office:value-type="string" office:string-value="layer-modify-overviews" calcext:value-type="string">
            <text:p>layer-modify-overviews</text:p>
          </table:table-cell>
          <table:table-cell/>
          <table:table-cell office:value-type="string" calcext:value-type="string">
            <text:p>no</text:p>
          </table:table-cell>
          <table:table-cell table:number-columns-repeated="8"/>
          <table:table-cell table:formula="of:=IF([.S303]&lt;&gt;[.C303];&quot;X&quot;;&quot;&quot;)" office:value-type="string" office:string-value="X" calcext:value-type="string">
            <text:p>X</text:p>
          </table:table-cell>
          <table:table-cell table:style-name="ce10"/>
          <table:table-cell table:style-name="ce10" office:value-type="string" calcext:value-type="string">
            <text:p>layer-modify-roi (org.gvsig.raster.tools.app.basic)</text:p>
          </table:table-cell>
          <table:table-cell table:style-name="ce32" table:number-columns-repeated="3"/>
          <table:table-cell table:number-columns-repeated="1002"/>
        </table:table-row>
        <table:table-row table:style-name="ro6">
          <table:table-cell office:value-type="float" office:value="61" calcext:value-type="float">
            <text:p>61</text:p>
          </table:table-cell>
          <table:table-cell table:style-name="ce5"/>
          <table:table-cell table:style-name="ce17" office:value-type="string" calcext:value-type="string">
            <text:p>layer-modify-roi (org.gvsig.raster.tools.app.basic)</text:p>
          </table:table-cell>
          <table:table-cell table:style-name="ce17" table:formula="of:=SEARCH(&quot;(&quot;;[.C304])" office:value-type="float" office:value="18" calcext:value-type="float">
            <text:p>18</text:p>
          </table:table-cell>
          <table:table-cell table:style-name="ce17" table:formula="of:=LEFT([.C304];[.D304])" office:value-type="string" office:string-value="layer-modify-roi (" calcext:value-type="string">
            <text:p>layer-modify-roi (</text:p>
          </table:table-cell>
          <table:table-cell table:style-name="ce17" table:formula="of:=LEFT([.E304];LEN([.E304])-2)" office:value-type="string" office:string-value="layer-modify-roi" calcext:value-type="string">
            <text:p>layer-modify-roi</text:p>
          </table:table-cell>
          <table:table-cell/>
          <table:table-cell office:value-type="string" calcext:value-type="string">
            <text:p>no</text:p>
          </table:table-cell>
          <table:table-cell table:number-columns-repeated="7"/>
          <table:table-cell office:value-type="string" calcext:value-type="string">
            <text:p>q_layouts</text:p>
          </table:table-cell>
          <table:table-cell table:formula="of:=IF([.S304]&lt;&gt;[.C304];&quot;X&quot;;&quot;&quot;)" office:value-type="string" office:string-value="X" calcext:value-type="string">
            <text:p>X</text:p>
          </table:table-cell>
          <table:table-cell table:style-name="ce10"/>
          <table:table-cell table:style-name="ce10" office:value-type="string" calcext:value-type="string">
            <text:p>layer-properties-raster (org.gvsig.raster.tools.app.basic)</text:p>
          </table:table-cell>
          <table:table-cell table:style-name="ce32" table:number-columns-repeated="3"/>
          <table:table-cell table:number-columns-repeated="1002"/>
        </table:table-row>
        <table:table-row table:style-name="ro6">
          <table:table-cell office:value-type="float" office:value="62" calcext:value-type="float">
            <text:p>62</text:p>
          </table:table-cell>
          <table:table-cell table:style-name="ce5"/>
          <table:table-cell table:style-name="ce17" office:value-type="string" calcext:value-type="string">
            <text:p>layer-properties-raster (org.gvsig.raster.tools.app.basic)</text:p>
          </table:table-cell>
          <table:table-cell table:style-name="ce17" table:formula="of:=SEARCH(&quot;(&quot;;[.C305])" office:value-type="float" office:value="25" calcext:value-type="float">
            <text:p>25</text:p>
          </table:table-cell>
          <table:table-cell table:style-name="ce17" table:formula="of:=LEFT([.C305];[.D305])" office:value-type="string" office:string-value="layer-properties-raster (" calcext:value-type="string">
            <text:p>layer-properties-raster (</text:p>
          </table:table-cell>
          <table:table-cell table:style-name="ce17" table:formula="of:=LEFT([.E305];LEN([.E305])-2)" office:value-type="string" office:string-value="layer-properties-raster" calcext:value-type="string">
            <text:p>layer-properties-raster</text:p>
          </table:table-cell>
          <table:table-cell/>
          <table:table-cell office:value-type="string" calcext:value-type="string">
            <text:p>no</text:p>
          </table:table-cell>
          <table:table-cell/>
          <table:table-cell table:style-name="ce59"/>
          <table:table-cell table:number-columns-repeated="6"/>
          <table:table-cell table:formula="of:=IF([.S305]&lt;&gt;[.C305];&quot;X&quot;;&quot;&quot;)" office:value-type="string" office:string-value="X" calcext:value-type="string">
            <text:p>X</text:p>
          </table:table-cell>
          <table:table-cell table:style-name="ce10"/>
          <table:table-cell table:style-name="ce10" office:value-type="string" calcext:value-type="string">
            <text:p>layer-properties (org.gvsig.app.mainplugin)</text:p>
          </table:table-cell>
          <table:table-cell table:style-name="ce32" table:number-columns-repeated="3"/>
          <table:table-cell table:number-columns-repeated="1002"/>
        </table:table-row>
        <table:table-row table:style-name="ro6">
          <table:table-cell office:value-type="float" office:value="63" calcext:value-type="float">
            <text:p>63</text:p>
          </table:table-cell>
          <table:table-cell table:style-name="ce5"/>
          <table:table-cell table:style-name="ce17" office:value-type="string" calcext:value-type="string">
            <text:p>layer-properties (org.gvsig.app.mainplugin)</text:p>
          </table:table-cell>
          <table:table-cell table:style-name="ce17" table:formula="of:=SEARCH(&quot;(&quot;;[.C306])" office:value-type="float" office:value="18" calcext:value-type="float">
            <text:p>18</text:p>
          </table:table-cell>
          <table:table-cell table:style-name="ce17" table:formula="of:=LEFT([.C306];[.D306])" office:value-type="string" office:string-value="layer-properties (" calcext:value-type="string">
            <text:p>layer-properties (</text:p>
          </table:table-cell>
          <table:table-cell table:style-name="ce17" table:formula="of:=LEFT([.E306];LEN([.E306])-2)" office:value-type="string" office:string-value="layer-properties" calcext:value-type="string">
            <text:p>layer-properties</text:p>
          </table:table-cell>
          <table:table-cell/>
          <table:table-cell office:value-type="string" calcext:value-type="string">
            <text:p>no</text:p>
          </table:table-cell>
          <table:table-cell table:number-columns-repeated="8"/>
          <table:table-cell table:formula="of:=IF([.S306]&lt;&gt;[.C306];&quot;X&quot;;&quot;&quot;)" office:value-type="string" office:string-value="X" calcext:value-type="string">
            <text:p>X</text:p>
          </table:table-cell>
          <table:table-cell table:style-name="ce10"/>
          <table:table-cell table:style-name="ce10" office:value-type="string" calcext:value-type="string">
            <text:p>layer-saveas (org.gvsig.raster.tools.app.basic)</text:p>
          </table:table-cell>
          <table:table-cell table:style-name="ce32" table:number-columns-repeated="3"/>
          <table:table-cell table:number-columns-repeated="1002"/>
        </table:table-row>
        <table:table-row table:style-name="ro6">
          <table:table-cell office:value-type="float" office:value="64" calcext:value-type="float">
            <text:p>64</text:p>
          </table:table-cell>
          <table:table-cell table:style-name="ce5"/>
          <table:table-cell table:style-name="ce17" office:value-type="string" calcext:value-type="string">
            <text:p>layer-saveas (org.gvsig.raster.tools.app.basic)</text:p>
          </table:table-cell>
          <table:table-cell table:style-name="ce17" table:formula="of:=SEARCH(&quot;(&quot;;[.C307])" office:value-type="float" office:value="14" calcext:value-type="float">
            <text:p>14</text:p>
          </table:table-cell>
          <table:table-cell table:style-name="ce17" table:formula="of:=LEFT([.C307];[.D307])" office:value-type="string" office:string-value="layer-saveas (" calcext:value-type="string">
            <text:p>layer-saveas (</text:p>
          </table:table-cell>
          <table:table-cell table:style-name="ce17" table:formula="of:=LEFT([.E307];LEN([.E307])-2)" office:value-type="string" office:string-value="layer-saveas" calcext:value-type="string">
            <text:p>layer-saveas</text:p>
          </table:table-cell>
          <table:table-cell/>
          <table:table-cell office:value-type="string" calcext:value-type="string">
            <text:p>no</text:p>
          </table:table-cell>
          <table:table-cell table:number-columns-repeated="8"/>
          <table:table-cell table:formula="of:=IF([.S307]&lt;&gt;[.C307];&quot;X&quot;;&quot;&quot;)" office:value-type="string" office:string-value="X" calcext:value-type="string">
            <text:p>X</text:p>
          </table:table-cell>
          <table:table-cell table:style-name="ce10"/>
          <table:table-cell table:style-name="ce69" office:value-type="string" calcext:value-type="string">
            <text:p>layer-selectforediting (org.gvsig.app.mainplugin)</text:p>
          </table:table-cell>
          <table:table-cell table:style-name="ce32" table:number-columns-repeated="3"/>
          <table:table-cell table:number-columns-repeated="1002"/>
        </table:table-row>
        <table:table-row table:style-name="ro6">
          <table:table-cell office:value-type="float" office:value="65" calcext:value-type="float">
            <text:p>65</text:p>
          </table:table-cell>
          <table:table-cell table:style-name="ce5"/>
          <table:table-cell table:style-name="ce30" office:value-type="string" calcext:value-type="string">
            <text:p>layer-selectforediting (org.gvsig.app.mainplugin)</text:p>
          </table:table-cell>
          <table:table-cell table:style-name="ce17" table:formula="of:=SEARCH(&quot;(&quot;;[.C308])" office:value-type="float" office:value="24" calcext:value-type="float">
            <text:p>24</text:p>
          </table:table-cell>
          <table:table-cell table:style-name="ce17" table:formula="of:=LEFT([.C308];[.D308])" office:value-type="string" office:string-value="layer-selectforediting (" calcext:value-type="string">
            <text:p>layer-selectforediting (</text:p>
          </table:table-cell>
          <table:table-cell table:style-name="ce17" table:formula="of:=LEFT([.E308];LEN([.E308])-2)" office:value-type="string" office:string-value="layer-selectforediting" calcext:value-type="string">
            <text:p>layer-selectforediting</text:p>
          </table:table-cell>
          <table:table-cell/>
          <table:table-cell office:value-type="string" calcext:value-type="string">
            <text:p>no</text:p>
          </table:table-cell>
          <table:table-cell table:number-columns-repeated="8"/>
          <table:table-cell table:formula="of:=IF([.S308]&lt;&gt;[.C308];&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layer-set-active (org.gvsig.app.mainplugin)</text:p>
          </table:table-cell>
          <table:table-cell table:style-name="ce32" table:number-columns-repeated="3"/>
          <table:table-cell table:number-columns-repeated="1002"/>
        </table:table-row>
        <table:table-row table:style-name="ro6">
          <table:table-cell office:value-type="float" office:value="71" calcext:value-type="float">
            <text:p>71</text:p>
          </table:table-cell>
          <table:table-cell table:style-name="ce5" office:value-type="float" office:value="-2" calcext:value-type="float">
            <text:p>-2</text:p>
          </table:table-cell>
          <table:table-cell table:style-name="ce17" office:value-type="string" calcext:value-type="string">
            <text:p>layer-show-form (org.gvsig.app.mainplugin)</text:p>
          </table:table-cell>
          <table:table-cell table:style-name="ce17" table:formula="of:=SEARCH(&quot;(&quot;;[.C309])" office:value-type="float" office:value="17" calcext:value-type="float">
            <text:p>17</text:p>
          </table:table-cell>
          <table:table-cell table:style-name="ce17" table:formula="of:=LEFT([.C309];[.D309])" office:value-type="string" office:string-value="layer-show-form (" calcext:value-type="string">
            <text:p>layer-show-form (</text:p>
          </table:table-cell>
          <table:table-cell table:style-name="ce17" table:formula="of:=LEFT([.E309];LEN([.E309])-2)" office:value-type="string" office:string-value="layer-show-form" calcext:value-type="string">
            <text:p>layer-show-form</text:p>
          </table:table-cell>
          <table:table-cell/>
          <table:table-cell office:value-type="string" calcext:value-type="string">
            <text:p>no</text:p>
          </table:table-cell>
          <table:table-cell table:number-columns-repeated="8"/>
          <table:table-cell table:formula="of:=IF([.S309]&lt;&gt;[.C309];&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layer-validate (scripting.ValidateLayerExtension)</text:p>
          </table:table-cell>
          <table:table-cell table:style-name="ce32" table:number-columns-repeated="3"/>
          <table:table-cell table:number-columns-repeated="1002"/>
        </table:table-row>
        <table:table-row table:style-name="ro6">
          <table:table-cell office:value-type="float" office:value="72" calcext:value-type="float">
            <text:p>72</text:p>
          </table:table-cell>
          <table:table-cell table:style-name="ce5"/>
          <table:table-cell table:style-name="ce30" office:value-type="string" calcext:value-type="string">
            <text:p>layer-vectorization (org.gvsig.raster.tools.app.basic)</text:p>
          </table:table-cell>
          <table:table-cell table:style-name="ce17" table:formula="of:=SEARCH(&quot;(&quot;;[.C310])" office:value-type="float" office:value="21" calcext:value-type="float">
            <text:p>21</text:p>
          </table:table-cell>
          <table:table-cell table:style-name="ce17" table:formula="of:=LEFT([.C310];[.D310])" office:value-type="string" office:string-value="layer-vectorization (" calcext:value-type="string">
            <text:p>layer-vectorization (</text:p>
          </table:table-cell>
          <table:table-cell table:style-name="ce17" table:formula="of:=LEFT([.E310];LEN([.E310])-2)" office:value-type="string" office:string-value="layer-vectorization" calcext:value-type="string">
            <text:p>layer-vectorization</text:p>
          </table:table-cell>
          <table:table-cell/>
          <table:table-cell office:value-type="string" calcext:value-type="string">
            <text:p>no</text:p>
          </table:table-cell>
          <table:table-cell table:number-columns-repeated="8"/>
          <table:table-cell table:formula="of:=IF([.S310]&lt;&gt;[.C310];&quot;X&quot;;&quot;&quot;)">
            <text:p/>
          </table:table-cell>
          <table:table-cell table:style-name="ce10"/>
          <table:table-cell table:style-name="ce69" office:value-type="string" calcext:value-type="string">
            <text:p>layer-vectorization (org.gvsig.raster.tools.app.basic)</text:p>
          </table:table-cell>
          <table:table-cell table:style-name="ce32" table:number-columns-repeated="3"/>
          <table:table-cell table:number-columns-repeated="1002"/>
        </table:table-row>
        <table:table-row table:style-name="ro6">
          <table:table-cell office:value-type="float" office:value="73" calcext:value-type="float">
            <text:p>73</text:p>
          </table:table-cell>
          <table:table-cell table:style-name="ce5"/>
          <table:table-cell table:style-name="ce17" office:value-type="string" calcext:value-type="string">
            <text:p>layer-zoom-res-level (org.gvsig.raster.tools.app.basic)</text:p>
          </table:table-cell>
          <table:table-cell table:style-name="ce17" table:formula="of:=SEARCH(&quot;(&quot;;[.C311])" office:value-type="float" office:value="22" calcext:value-type="float">
            <text:p>22</text:p>
          </table:table-cell>
          <table:table-cell table:style-name="ce17" table:formula="of:=LEFT([.C311];[.D311])" office:value-type="string" office:string-value="layer-zoom-res-level (" calcext:value-type="string">
            <text:p>layer-zoom-res-level (</text:p>
          </table:table-cell>
          <table:table-cell table:style-name="ce17" table:formula="of:=LEFT([.E311];LEN([.E311])-2)" office:value-type="string" office:string-value="layer-zoom-res-level" calcext:value-type="string">
            <text:p>layer-zoom-res-level</text:p>
          </table:table-cell>
          <table:table-cell/>
          <table:table-cell office:value-type="string" calcext:value-type="string">
            <text:p>no</text:p>
          </table:table-cell>
          <table:table-cell table:number-columns-repeated="8"/>
          <table:table-cell table:formula="of:=IF([.S311]&lt;&gt;[.C311];&quot;X&quot;;&quot;&quot;)">
            <text:p/>
          </table:table-cell>
          <table:table-cell table:style-name="ce10"/>
          <table:table-cell table:style-name="ce10" office:value-type="string" calcext:value-type="string">
            <text:p>layer-zoom-res-level (org.gvsig.raster.tools.app.basic)</text:p>
          </table:table-cell>
          <table:table-cell table:style-name="ce32" table:number-columns-repeated="3"/>
          <table:table-cell table:number-columns-repeated="1002"/>
        </table:table-row>
        <table:table-row table:style-name="ro4">
          <table:table-cell office:value-type="float" office:value="80" calcext:value-type="float">
            <text:p>80</text:p>
          </table:table-cell>
          <table:table-cell table:style-name="ce5" office:value-type="float" office:value="-2" calcext:value-type="float">
            <text:p>-2</text:p>
          </table:table-cell>
          <table:table-cell table:style-name="ce17" office:value-type="string" calcext:value-type="string">
            <text:p>layout-graphic-show-tags (org.gvsig.app.document.layout2.app.mainplugin)</text:p>
          </table:table-cell>
          <table:table-cell table:style-name="ce17" table:formula="of:=SEARCH(&quot;(&quot;;[.C312])" office:value-type="float" office:value="26" calcext:value-type="float">
            <text:p>26</text:p>
          </table:table-cell>
          <table:table-cell table:style-name="ce17" table:formula="of:=LEFT([.C312];[.D312])" office:value-type="string" office:string-value="layout-graphic-show-tags (" calcext:value-type="string">
            <text:p>layout-graphic-show-tags (</text:p>
          </table:table-cell>
          <table:table-cell table:style-name="ce17" table:formula="of:=LEFT([.E312];LEN([.E312])-2)" office:value-type="string" office:string-value="layout-graphic-show-tags" calcext:value-type="string">
            <text:p>layout-graphic-show-tags</text:p>
          </table:table-cell>
          <table:table-cell/>
          <table:table-cell office:value-type="string" calcext:value-type="string">
            <text:p>no</text:p>
          </table:table-cell>
          <table:table-cell table:number-columns-repeated="8"/>
          <table:table-cell table:formula="of:=IF([.S312]&lt;&gt;[.C312];&quot;X&quot;;&quot;&quot;)">
            <text:p/>
          </table:table-cell>
          <table:table-cell table:style-name="ce10" office:value-type="float" office:value="-2" calcext:value-type="float">
            <text:p>-2</text:p>
          </table:table-cell>
          <table:table-cell table:style-name="ce10" office:value-type="string" calcext:value-type="string">
            <text:p>layout-graphic-show-tags (org.gvsig.app.document.layout2.app.mainplugin)</text:p>
          </table:table-cell>
          <table:table-cell table:style-name="ce32" table:number-columns-repeated="3"/>
          <table:table-cell table:number-columns-repeated="1002"/>
        </table:table-row>
        <table:table-row table:style-name="ro4">
          <table:table-cell office:value-type="float" office:value="94" calcext:value-type="float">
            <text:p>94</text:p>
          </table:table-cell>
          <table:table-cell table:style-name="ce5" office:value-type="float" office:value="-2" calcext:value-type="float">
            <text:p>-2</text:p>
          </table:table-cell>
          <table:table-cell table:style-name="ce17" office:value-type="string" calcext:value-type="string">
            <text:p>layout-insert-tag (org.gvsig.app.document.layout2.app.mainplugin)</text:p>
          </table:table-cell>
          <table:table-cell table:style-name="ce17" table:formula="of:=SEARCH(&quot;(&quot;;[.C313])" office:value-type="float" office:value="19" calcext:value-type="float">
            <text:p>19</text:p>
          </table:table-cell>
          <table:table-cell table:style-name="ce17" table:formula="of:=LEFT([.C313];[.D313])" office:value-type="string" office:string-value="layout-insert-tag (" calcext:value-type="string">
            <text:p>layout-insert-tag (</text:p>
          </table:table-cell>
          <table:table-cell table:style-name="ce17" table:formula="of:=LEFT([.E313];LEN([.E313])-2)" office:value-type="string" office:string-value="layout-insert-tag" calcext:value-type="string">
            <text:p>layout-insert-tag</text:p>
          </table:table-cell>
          <table:table-cell/>
          <table:table-cell office:value-type="string" calcext:value-type="string">
            <text:p>no</text:p>
          </table:table-cell>
          <table:table-cell table:number-columns-repeated="8"/>
          <table:table-cell table:formula="of:=IF([.S313]&lt;&gt;[.C313];&quot;X&quot;;&quot;&quot;)">
            <text:p/>
          </table:table-cell>
          <table:table-cell table:style-name="ce10" office:value-type="float" office:value="-2" calcext:value-type="float">
            <text:p>-2</text:p>
          </table:table-cell>
          <table:table-cell table:style-name="ce10" office:value-type="string" calcext:value-type="string">
            <text:p>layout-insert-tag (org.gvsig.app.document.layout2.app.mainplugin)</text:p>
          </table:table-cell>
          <table:table-cell table:style-name="ce32" table:number-columns-repeated="3"/>
          <table:table-cell table:number-columns-repeated="1002"/>
        </table:table-row>
        <table:table-row table:style-name="ro6">
          <table:table-cell office:value-type="float" office:value="110" calcext:value-type="float">
            <text:p>110</text:p>
          </table:table-cell>
          <table:table-cell table:style-name="ce5"/>
          <table:table-cell table:style-name="ce30" office:value-type="string" calcext:value-type="string">
            <text:p>menu-dataset-icon (org.gvsig.raster.mainplugin)</text:p>
          </table:table-cell>
          <table:table-cell table:style-name="ce17" table:formula="of:=SEARCH(&quot;(&quot;;[.C314])" office:value-type="float" office:value="19" calcext:value-type="float">
            <text:p>19</text:p>
          </table:table-cell>
          <table:table-cell table:style-name="ce17" table:formula="of:=LEFT([.C314];[.D314])" office:value-type="string" office:string-value="menu-dataset-icon (" calcext:value-type="string">
            <text:p>menu-dataset-icon (</text:p>
          </table:table-cell>
          <table:table-cell table:style-name="ce17" table:formula="of:=LEFT([.E314];LEN([.E314])-2)" office:value-type="string" office:string-value="menu-dataset-icon" calcext:value-type="string">
            <text:p>menu-dataset-icon</text:p>
          </table:table-cell>
          <table:table-cell/>
          <table:table-cell office:value-type="string" calcext:value-type="string">
            <text:p>no</text:p>
          </table:table-cell>
          <table:table-cell table:number-columns-repeated="8"/>
          <table:table-cell table:formula="of:=IF([.S314]&lt;&gt;[.C314];&quot;X&quot;;&quot;&quot;)">
            <text:p/>
          </table:table-cell>
          <table:table-cell table:style-name="ce10"/>
          <table:table-cell table:style-name="ce69" office:value-type="string" calcext:value-type="string">
            <text:p>menu-dataset-icon (org.gvsig.raster.mainplugin)</text:p>
          </table:table-cell>
          <table:table-cell table:style-name="ce32" table:number-columns-repeated="3"/>
          <table:table-cell table:number-columns-repeated="1002"/>
        </table:table-row>
        <table:table-row table:style-name="ro6">
          <table:table-cell office:value-type="float" office:value="111" calcext:value-type="float">
            <text:p>111</text:p>
          </table:table-cell>
          <table:table-cell table:style-name="ce5"/>
          <table:table-cell table:style-name="ce30" office:value-type="string" calcext:value-type="string">
            <text:p>menu-enhanced-icon (org.gvsig.raster.mainplugin)</text:p>
          </table:table-cell>
          <table:table-cell table:style-name="ce17" table:formula="of:=SEARCH(&quot;(&quot;;[.C315])" office:value-type="float" office:value="20" calcext:value-type="float">
            <text:p>20</text:p>
          </table:table-cell>
          <table:table-cell table:style-name="ce17" table:formula="of:=LEFT([.C315];[.D315])" office:value-type="string" office:string-value="menu-enhanced-icon (" calcext:value-type="string">
            <text:p>menu-enhanced-icon (</text:p>
          </table:table-cell>
          <table:table-cell table:style-name="ce17" table:formula="of:=LEFT([.E315];LEN([.E315])-2)" office:value-type="string" office:string-value="menu-enhanced-icon" calcext:value-type="string">
            <text:p>menu-enhanced-icon</text:p>
          </table:table-cell>
          <table:table-cell/>
          <table:table-cell office:value-type="string" calcext:value-type="string">
            <text:p>no</text:p>
          </table:table-cell>
          <table:table-cell table:number-columns-repeated="8"/>
          <table:table-cell table:formula="of:=IF([.S315]&lt;&gt;[.C315];&quot;X&quot;;&quot;&quot;)">
            <text:p/>
          </table:table-cell>
          <table:table-cell table:style-name="ce10"/>
          <table:table-cell table:style-name="ce69" office:value-type="string" calcext:value-type="string">
            <text:p>menu-enhanced-icon (org.gvsig.raster.mainplugin)</text:p>
          </table:table-cell>
          <table:table-cell table:style-name="ce32" table:number-columns-repeated="3"/>
          <table:table-cell table:number-columns-repeated="1002"/>
        </table:table-row>
        <table:table-row table:style-name="ro4">
          <table:table-cell office:value-type="float" office:value="112" calcext:value-type="float">
            <text:p>112</text:p>
          </table:table-cell>
          <table:table-cell table:style-name="ce5"/>
          <table:table-cell table:style-name="ce30" office:value-type="string" calcext:value-type="string">
            <text:p>menu-layer-georeferencing (org.gvsig.raster.georeferencing.app.georeferencingclient)</text:p>
          </table:table-cell>
          <table:table-cell table:style-name="ce17" table:formula="of:=SEARCH(&quot;(&quot;;[.C316])" office:value-type="float" office:value="27" calcext:value-type="float">
            <text:p>27</text:p>
          </table:table-cell>
          <table:table-cell table:style-name="ce17" table:formula="of:=LEFT([.C316];[.D316])" office:value-type="string" office:string-value="menu-layer-georeferencing (" calcext:value-type="string">
            <text:p>menu-layer-georeferencing (</text:p>
          </table:table-cell>
          <table:table-cell table:style-name="ce17" table:formula="of:=LEFT([.E316];LEN([.E316])-2)" office:value-type="string" office:string-value="menu-layer-georeferencing" calcext:value-type="string">
            <text:p>menu-layer-georeferencing</text:p>
          </table:table-cell>
          <table:table-cell/>
          <table:table-cell office:value-type="string" calcext:value-type="string">
            <text:p>no</text:p>
          </table:table-cell>
          <table:table-cell table:number-columns-repeated="8"/>
          <table:table-cell table:formula="of:=IF([.S316]&lt;&gt;[.C316];&quot;X&quot;;&quot;&quot;)">
            <text:p/>
          </table:table-cell>
          <table:table-cell table:style-name="ce10"/>
          <table:table-cell table:style-name="ce69" office:value-type="string" calcext:value-type="string">
            <text:p>menu-layer-georeferencing (org.gvsig.raster.georeferencing.app.georeferencingclient)</text:p>
          </table:table-cell>
          <table:table-cell table:style-name="ce32" table:number-columns-repeated="3"/>
          <table:table-cell table:number-columns-repeated="1002"/>
        </table:table-row>
        <table:table-row table:style-name="ro6">
          <table:table-cell office:value-type="float" office:value="117" calcext:value-type="float">
            <text:p>117</text:p>
          </table:table-cell>
          <table:table-cell table:style-name="ce5"/>
          <table:table-cell table:style-name="ce30" office:value-type="string" calcext:value-type="string">
            <text:p>menu-transgeo-icon (org.gvsig.raster.tools.app.basic)</text:p>
          </table:table-cell>
          <table:table-cell table:style-name="ce17" table:formula="of:=SEARCH(&quot;(&quot;;[.C317])" office:value-type="float" office:value="20" calcext:value-type="float">
            <text:p>20</text:p>
          </table:table-cell>
          <table:table-cell table:style-name="ce17" table:formula="of:=LEFT([.C317];[.D317])" office:value-type="string" office:string-value="menu-transgeo-icon (" calcext:value-type="string">
            <text:p>menu-transgeo-icon (</text:p>
          </table:table-cell>
          <table:table-cell table:style-name="ce17" table:formula="of:=LEFT([.E317];LEN([.E317])-2)" office:value-type="string" office:string-value="menu-transgeo-icon" calcext:value-type="string">
            <text:p>menu-transgeo-icon</text:p>
          </table:table-cell>
          <table:table-cell/>
          <table:table-cell office:value-type="string" calcext:value-type="string">
            <text:p>no</text:p>
          </table:table-cell>
          <table:table-cell table:number-columns-repeated="8"/>
          <table:table-cell table:formula="of:=IF([.S317]&lt;&gt;[.C317];&quot;X&quot;;&quot;&quot;)">
            <text:p/>
          </table:table-cell>
          <table:table-cell table:style-name="ce10"/>
          <table:table-cell table:style-name="ce69" office:value-type="string" calcext:value-type="string">
            <text:p>menu-transgeo-icon (org.gvsig.raster.tools.app.basic)</text:p>
          </table:table-cell>
          <table:table-cell table:style-name="ce32" table:number-columns-repeated="3"/>
          <table:table-cell table:number-columns-repeated="1002"/>
        </table:table-row>
        <table:table-row table:style-name="ro4">
          <table:table-cell office:value-type="float" office:value="126" calcext:value-type="float">
            <text:p>126</text:p>
          </table:table-cell>
          <table:table-cell table:style-name="ce5"/>
          <table:table-cell table:style-name="ce17" office:value-type="string" calcext:value-type="string">
            <text:p>selection-duplicates (org.gvsig.app.document.table.app.mainplugin)</text:p>
          </table:table-cell>
          <table:table-cell table:style-name="ce17" table:formula="of:=SEARCH(&quot;(&quot;;[.C318])" office:value-type="float" office:value="22" calcext:value-type="float">
            <text:p>22</text:p>
          </table:table-cell>
          <table:table-cell table:style-name="ce17" table:formula="of:=LEFT([.C318];[.D318])" office:value-type="string" office:string-value="selection-duplicates (" calcext:value-type="string">
            <text:p>selection-duplicates (</text:p>
          </table:table-cell>
          <table:table-cell table:style-name="ce17" table:formula="of:=LEFT([.E318];LEN([.E318])-2)" office:value-type="string" office:string-value="selection-duplicates" calcext:value-type="string">
            <text:p>selection-duplicates</text:p>
          </table:table-cell>
          <table:table-cell/>
          <table:table-cell office:value-type="string" calcext:value-type="string">
            <text:p>no</text:p>
          </table:table-cell>
          <table:table-cell table:number-columns-repeated="8"/>
          <table:table-cell table:formula="of:=IF([.S318]&lt;&gt;[.C318];&quot;X&quot;;&quot;&quot;)">
            <text:p/>
          </table:table-cell>
          <table:table-cell table:style-name="ce10"/>
          <table:table-cell table:style-name="ce10" office:value-type="string" calcext:value-type="string">
            <text:p>selection-duplicates (org.gvsig.app.document.table.app.mainplugin)</text:p>
          </table:table-cell>
          <table:table-cell table:style-name="ce32" table:number-columns-repeated="3"/>
          <table:table-cell table:number-columns-repeated="1002"/>
        </table:table-row>
        <table:table-row table:style-name="ro6">
          <table:table-cell office:value-type="float" office:value="137" calcext:value-type="float">
            <text:p>137</text:p>
          </table:table-cell>
          <table:table-cell table:style-name="ce5" office:value-type="float" office:value="-2" calcext:value-type="float">
            <text:p>-2</text:p>
          </table:table-cell>
          <table:table-cell table:style-name="ce17" office:value-type="string" calcext:value-type="string">
            <text:p>selection-table-select-duplicatesnofirst (scripting.SelectTableDuplicates)</text:p>
          </table:table-cell>
          <table:table-cell table:style-name="ce17" table:formula="of:=SEARCH(&quot;(&quot;;[.C319])" office:value-type="float" office:value="42" calcext:value-type="float">
            <text:p>42</text:p>
          </table:table-cell>
          <table:table-cell table:style-name="ce17" table:formula="of:=LEFT([.C319];[.D319])" office:value-type="string" office:string-value="selection-table-select-duplicatesnofirst (" calcext:value-type="string">
            <text:p>selection-table-select-duplicatesnofirst (</text:p>
          </table:table-cell>
          <table:table-cell table:style-name="ce17" table:formula="of:=LEFT([.E319];LEN([.E319])-2)" office:value-type="string" office:string-value="selection-table-select-duplicatesnofirst" calcext:value-type="string">
            <text:p>selection-table-select-duplicatesnofirst</text:p>
          </table:table-cell>
          <table:table-cell/>
          <table:table-cell office:value-type="string" calcext:value-type="string">
            <text:p>no</text:p>
          </table:table-cell>
          <table:table-cell table:number-columns-repeated="8"/>
          <table:table-cell table:formula="of:=IF([.S319]&lt;&gt;[.C319];&quot;X&quot;;&quot;&quot;)">
            <text:p/>
          </table:table-cell>
          <table:table-cell table:style-name="ce10" office:value-type="float" office:value="-2" calcext:value-type="float">
            <text:p>-2</text:p>
          </table:table-cell>
          <table:table-cell table:style-name="ce10" office:value-type="string" calcext:value-type="string">
            <text:p>selection-table-select-duplicatesnofirst (scripting.SelectTableDuplicates)</text:p>
          </table:table-cell>
          <table:table-cell table:style-name="ce32" table:number-columns-repeated="3"/>
          <table:table-cell table:number-columns-repeated="1002"/>
        </table:table-row>
        <table:table-row table:style-name="ro6">
          <table:table-cell office:value-type="float" office:value="138" calcext:value-type="float">
            <text:p>138</text:p>
          </table:table-cell>
          <table:table-cell table:style-name="ce5"/>
          <table:table-cell table:style-name="ce30" office:value-type="string" calcext:value-type="string">
            <text:p>set-forbidden-precedence (mapcontrol)</text:p>
          </table:table-cell>
          <table:table-cell table:style-name="ce17" table:formula="of:=SEARCH(&quot;(&quot;;[.C320])" office:value-type="float" office:value="26" calcext:value-type="float">
            <text:p>26</text:p>
          </table:table-cell>
          <table:table-cell table:style-name="ce17" table:formula="of:=LEFT([.C320];[.D320])" office:value-type="string" office:string-value="set-forbidden-precedence (" calcext:value-type="string">
            <text:p>set-forbidden-precedence (</text:p>
          </table:table-cell>
          <table:table-cell table:style-name="ce17" table:formula="of:=LEFT([.E320];LEN([.E320])-2)" office:value-type="string" office:string-value="set-forbidden-precedence" calcext:value-type="string">
            <text:p>set-forbidden-precedence</text:p>
          </table:table-cell>
          <table:table-cell/>
          <table:table-cell office:value-type="string" calcext:value-type="string">
            <text:p>no</text:p>
          </table:table-cell>
          <table:table-cell table:number-columns-repeated="8"/>
          <table:table-cell table:formula="of:=IF([.S320]&lt;&gt;[.C320];&quot;X&quot;;&quot;&quot;)">
            <text:p/>
          </table:table-cell>
          <table:table-cell table:style-name="ce10"/>
          <table:table-cell table:style-name="ce69" office:value-type="string" calcext:value-type="string">
            <text:p>set-forbidden-precedence (mapcontrol)</text:p>
          </table:table-cell>
          <table:table-cell table:style-name="ce32" table:number-columns-repeated="3"/>
          <table:table-cell table:number-columns-repeated="1002"/>
        </table:table-row>
        <table:table-row table:style-name="ro5">
          <table:table-cell office:value-type="float" office:value="139" calcext:value-type="float">
            <text:p>139</text:p>
          </table:table-cell>
          <table:table-cell table:style-name="ce5"/>
          <table:table-cell table:style-name="ce30" office:value-type="string" calcext:value-type="string">
            <text:p>set-high-precedence (mapcontrol)</text:p>
          </table:table-cell>
          <table:table-cell table:style-name="ce17" table:formula="of:=SEARCH(&quot;(&quot;;[.C321])" office:value-type="float" office:value="21" calcext:value-type="float">
            <text:p>21</text:p>
          </table:table-cell>
          <table:table-cell table:style-name="ce17" table:formula="of:=LEFT([.C321];[.D321])" office:value-type="string" office:string-value="set-high-precedence (" calcext:value-type="string">
            <text:p>set-high-precedence (</text:p>
          </table:table-cell>
          <table:table-cell table:style-name="ce17" table:formula="of:=LEFT([.E321];LEN([.E321])-2)" office:value-type="string" office:string-value="set-high-precedence" calcext:value-type="string">
            <text:p>set-high-precedence</text:p>
          </table:table-cell>
          <table:table-cell/>
          <table:table-cell office:value-type="string" calcext:value-type="string">
            <text:p>no</text:p>
          </table:table-cell>
          <table:table-cell table:number-columns-repeated="8"/>
          <table:table-cell table:formula="of:=IF([.S321]&lt;&gt;[.C321];&quot;X&quot;;&quot;&quot;)">
            <text:p/>
          </table:table-cell>
          <table:table-cell table:style-name="ce10"/>
          <table:table-cell table:style-name="ce69" office:value-type="string" calcext:value-type="string">
            <text:p>set-high-precedence (mapcontrol)</text:p>
          </table:table-cell>
          <table:table-cell table:style-name="ce32" table:number-columns-repeated="3"/>
          <table:table-cell table:number-columns-repeated="1002"/>
        </table:table-row>
        <table:table-row table:style-name="ro5">
          <table:table-cell office:value-type="float" office:value="140" calcext:value-type="float">
            <text:p>140</text:p>
          </table:table-cell>
          <table:table-cell table:style-name="ce5"/>
          <table:table-cell table:style-name="ce30" office:value-type="string" calcext:value-type="string">
            <text:p>set-low-precedence (mapcontrol)</text:p>
          </table:table-cell>
          <table:table-cell table:style-name="ce17" table:formula="of:=SEARCH(&quot;(&quot;;[.C322])" office:value-type="float" office:value="20" calcext:value-type="float">
            <text:p>20</text:p>
          </table:table-cell>
          <table:table-cell table:style-name="ce17" table:formula="of:=LEFT([.C322];[.D322])" office:value-type="string" office:string-value="set-low-precedence (" calcext:value-type="string">
            <text:p>set-low-precedence (</text:p>
          </table:table-cell>
          <table:table-cell table:style-name="ce17" table:formula="of:=LEFT([.E322];LEN([.E322])-2)" office:value-type="string" office:string-value="set-low-precedence" calcext:value-type="string">
            <text:p>set-low-precedence</text:p>
          </table:table-cell>
          <table:table-cell/>
          <table:table-cell office:value-type="string" calcext:value-type="string">
            <text:p>no</text:p>
          </table:table-cell>
          <table:table-cell table:number-columns-repeated="8"/>
          <table:table-cell table:formula="of:=IF([.S322]&lt;&gt;[.C322];&quot;X&quot;;&quot;&quot;)">
            <text:p/>
          </table:table-cell>
          <table:table-cell table:style-name="ce10"/>
          <table:table-cell table:style-name="ce69" office:value-type="string" calcext:value-type="string">
            <text:p>set-low-precedence (mapcontrol)</text:p>
          </table:table-cell>
          <table:table-cell table:style-name="ce32" table:number-columns-repeated="3"/>
          <table:table-cell table:number-columns-repeated="1002"/>
        </table:table-row>
        <table:table-row table:style-name="ro5">
          <table:table-cell office:value-type="float" office:value="141" calcext:value-type="float">
            <text:p>141</text:p>
          </table:table-cell>
          <table:table-cell table:style-name="ce5"/>
          <table:table-cell table:style-name="ce30" office:value-type="string" calcext:value-type="string">
            <text:p>set-normal-precedence (mapcontrol)</text:p>
          </table:table-cell>
          <table:table-cell table:style-name="ce17" table:formula="of:=SEARCH(&quot;(&quot;;[.C323])" office:value-type="float" office:value="23" calcext:value-type="float">
            <text:p>23</text:p>
          </table:table-cell>
          <table:table-cell table:style-name="ce17" table:formula="of:=LEFT([.C323];[.D323])" office:value-type="string" office:string-value="set-normal-precedence (" calcext:value-type="string">
            <text:p>set-normal-precedence (</text:p>
          </table:table-cell>
          <table:table-cell table:style-name="ce17" table:formula="of:=LEFT([.E323];LEN([.E323])-2)" office:value-type="string" office:string-value="set-normal-precedence" calcext:value-type="string">
            <text:p>set-normal-precedence</text:p>
          </table:table-cell>
          <table:table-cell/>
          <table:table-cell office:value-type="string" calcext:value-type="string">
            <text:p>no</text:p>
          </table:table-cell>
          <table:table-cell table:number-columns-repeated="8"/>
          <table:table-cell table:formula="of:=IF([.S323]&lt;&gt;[.C323];&quot;X&quot;;&quot;&quot;)">
            <text:p/>
          </table:table-cell>
          <table:table-cell table:style-name="ce10"/>
          <table:table-cell table:style-name="ce69" office:value-type="string" calcext:value-type="string">
            <text:p>set-normal-precedence (mapcontrol)</text:p>
          </table:table-cell>
          <table:table-cell table:style-name="ce32" table:number-columns-repeated="3"/>
          <table:table-cell table:number-columns-repeated="1002"/>
        </table:table-row>
        <table:table-row table:style-name="ro5">
          <table:table-cell office:value-type="float" office:value="153" calcext:value-type="float">
            <text:p>153</text:p>
          </table:table-cell>
          <table:table-cell table:style-name="ce5"/>
          <table:table-cell table:style-name="ce17" table:number-columns-repeated="4"/>
          <table:table-cell table:number-columns-repeated="10"/>
          <table:table-cell table:formula="of:=IF([.S324]&lt;&gt;[.C324];&quot;X&quot;;&quot;&quot;)" office:value-type="string" office:string-value="X" calcext:value-type="string">
            <text:p>X</text:p>
          </table:table-cell>
          <table:table-cell table:style-name="ce10"/>
          <table:table-cell table:style-name="ce10" office:value-type="string" calcext:value-type="string">
            <text:p>table-expression-field (org.gvsig.expressionfield)</text:p>
          </table:table-cell>
          <table:table-cell table:style-name="ce32" table:number-columns-repeated="3"/>
          <table:table-cell table:number-columns-repeated="1002"/>
        </table:table-row>
        <table:table-row table:style-name="ro5">
          <table:table-cell office:value-type="float" office:value="154" calcext:value-type="float">
            <text:p>154</text:p>
          </table:table-cell>
          <table:table-cell table:style-name="ce5"/>
          <table:table-cell table:style-name="ce17" table:number-columns-repeated="4"/>
          <table:table-cell table:number-columns-repeated="10"/>
          <table:table-cell table:formula="of:=IF([.S325]&lt;&gt;[.C325];&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table-import-fields (scripting.ImportFieldsExtension)</text:p>
          </table:table-cell>
          <table:table-cell table:style-name="ce32" table:number-columns-repeated="3"/>
          <table:table-cell table:number-columns-repeated="1002"/>
        </table:table-row>
        <table:table-row table:style-name="ro4">
          <table:table-cell office:value-type="float" office:value="162" calcext:value-type="float">
            <text:p>162</text:p>
          </table:table-cell>
          <table:table-cell table:style-name="ce5" office:value-type="float" office:value="-2" calcext:value-type="float">
            <text:p>-2</text:p>
          </table:table-cell>
          <table:table-cell table:style-name="ce17" office:value-type="string" calcext:value-type="string">
            <text:p>table-show-form (org.gvsig.app.document.table.app.mainplugin)</text:p>
          </table:table-cell>
          <table:table-cell table:style-name="ce17" table:formula="of:=SEARCH(&quot;(&quot;;[.C326])" office:value-type="float" office:value="17" calcext:value-type="float">
            <text:p>17</text:p>
          </table:table-cell>
          <table:table-cell table:style-name="ce17" table:formula="of:=LEFT([.C326];[.D326])" office:value-type="string" office:string-value="table-show-form (" calcext:value-type="string">
            <text:p>table-show-form (</text:p>
          </table:table-cell>
          <table:table-cell table:style-name="ce17" table:formula="of:=LEFT([.E326];LEN([.E326])-2)" office:value-type="string" office:string-value="table-show-form" calcext:value-type="string">
            <text:p>table-show-form</text:p>
          </table:table-cell>
          <table:table-cell/>
          <table:table-cell office:value-type="string" calcext:value-type="string">
            <text:p>no</text:p>
          </table:table-cell>
          <table:table-cell table:number-columns-repeated="8"/>
          <table:table-cell table:formula="of:=IF([.S326]&lt;&gt;[.C326];&quot;X&quot;;&quot;&quot;)">
            <text:p/>
          </table:table-cell>
          <table:table-cell table:style-name="ce10" office:value-type="float" office:value="-2" calcext:value-type="float">
            <text:p>-2</text:p>
          </table:table-cell>
          <table:table-cell table:style-name="ce10" office:value-type="string" calcext:value-type="string">
            <text:p>table-show-form (org.gvsig.app.document.table.app.mainplugin)</text:p>
          </table:table-cell>
          <table:table-cell table:style-name="ce32" table:number-columns-repeated="3"/>
          <table:table-cell table:number-columns-repeated="1002"/>
        </table:table-row>
        <table:table-row table:style-name="ro4">
          <table:table-cell office:value-type="float" office:value="164" calcext:value-type="float">
            <text:p>164</text:p>
          </table:table-cell>
          <table:table-cell table:style-name="ce5"/>
          <table:table-cell table:style-name="ce17" office:value-type="string" calcext:value-type="string">
            <text:p>table-statistics (org.gvsig.app.document.table.app.mainplugin)</text:p>
          </table:table-cell>
          <table:table-cell table:style-name="ce17" table:formula="of:=SEARCH(&quot;(&quot;;[.C327])" office:value-type="float" office:value="18" calcext:value-type="float">
            <text:p>18</text:p>
          </table:table-cell>
          <table:table-cell table:style-name="ce17" table:formula="of:=LEFT([.C327];[.D327])" office:value-type="string" office:string-value="table-statistics (" calcext:value-type="string">
            <text:p>table-statistics (</text:p>
          </table:table-cell>
          <table:table-cell table:style-name="ce17" table:formula="of:=LEFT([.E327];LEN([.E327])-2)" office:value-type="string" office:string-value="table-statistics" calcext:value-type="string">
            <text:p>table-statistics</text:p>
          </table:table-cell>
          <table:table-cell/>
          <table:table-cell office:value-type="string" calcext:value-type="string">
            <text:p>no</text:p>
          </table:table-cell>
          <table:table-cell table:number-columns-repeated="8"/>
          <table:table-cell table:formula="of:=IF([.S327]&lt;&gt;[.C327];&quot;X&quot;;&quot;&quot;)">
            <text:p/>
          </table:table-cell>
          <table:table-cell table:style-name="ce10"/>
          <table:table-cell table:style-name="ce10" office:value-type="string" calcext:value-type="string">
            <text:p>table-statistics (org.gvsig.app.document.table.app.mainplugin)</text:p>
          </table:table-cell>
          <table:table-cell table:style-name="ce32" table:number-columns-repeated="3"/>
          <table:table-cell table:number-columns-repeated="1002"/>
        </table:table-row>
        <table:table-row table:style-name="ro6">
          <table:table-cell office:value-type="float" office:value="166" calcext:value-type="float">
            <text:p>166</text:p>
          </table:table-cell>
          <table:table-cell table:style-name="ce5" office:value-type="float" office:value="-2" calcext:value-type="float">
            <text:p>-2</text:p>
          </table:table-cell>
          <table:table-cell table:style-name="ce17" office:value-type="string" calcext:value-type="string">
            <text:p>tool-sqlworkbenchj (scripting.SQLWorkbenchJExtension)</text:p>
          </table:table-cell>
          <table:table-cell table:style-name="ce17" table:formula="of:=SEARCH(&quot;(&quot;;[.C328])" office:value-type="float" office:value="20" calcext:value-type="float">
            <text:p>20</text:p>
          </table:table-cell>
          <table:table-cell table:style-name="ce17" table:formula="of:=LEFT([.C328];[.D328])" office:value-type="string" office:string-value="tool-sqlworkbenchj (" calcext:value-type="string">
            <text:p>tool-sqlworkbenchj (</text:p>
          </table:table-cell>
          <table:table-cell table:style-name="ce17" table:formula="of:=LEFT([.E328];LEN([.E328])-2)" office:value-type="string" office:string-value="tool-sqlworkbenchj" calcext:value-type="string">
            <text:p>tool-sqlworkbenchj</text:p>
          </table:table-cell>
          <table:table-cell/>
          <table:table-cell office:value-type="string" calcext:value-type="string">
            <text:p>no</text:p>
          </table:table-cell>
          <table:table-cell table:number-columns-repeated="8"/>
          <table:table-cell table:formula="of:=IF([.S328]&lt;&gt;[.C328];&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6">
          <table:table-cell office:value-type="float" office:value="168" calcext:value-type="float">
            <text:p>168</text:p>
          </table:table-cell>
          <table:table-cell table:style-name="ce5" office:value-type="float" office:value="-2" calcext:value-type="float">
            <text:p>-2</text:p>
          </table:table-cell>
          <table:table-cell table:style-name="ce17" office:value-type="string" calcext:value-type="string">
            <text:p>tools-catalog-addLayerToCatalog (scripting.catalog)</text:p>
          </table:table-cell>
          <table:table-cell table:style-name="ce17" table:formula="of:=SEARCH(&quot;(&quot;;[.C329])" office:value-type="float" office:value="33" calcext:value-type="float">
            <text:p>33</text:p>
          </table:table-cell>
          <table:table-cell table:style-name="ce17" table:formula="of:=LEFT([.C329];[.D329])" office:value-type="string" office:string-value="tools-catalog-addLayerToCatalog (" calcext:value-type="string">
            <text:p>tools-catalog-addLayerToCatalog (</text:p>
          </table:table-cell>
          <table:table-cell table:style-name="ce17" table:formula="of:=LEFT([.E329];LEN([.E329])-2)" office:value-type="string" office:string-value="tools-catalog-addLayerToCatalog" calcext:value-type="string">
            <text:p>tools-catalog-addLayerToCatalog</text:p>
          </table:table-cell>
          <table:table-cell/>
          <table:table-cell office:value-type="string" calcext:value-type="string">
            <text:p>no</text:p>
          </table:table-cell>
          <table:table-cell table:number-columns-repeated="8"/>
          <table:table-cell table:formula="of:=IF([.S329]&lt;&gt;[.C329];&quot;X&quot;;&quot;&quot;)">
            <text:p/>
          </table:table-cell>
          <table:table-cell table:style-name="ce10" office:value-type="float" office:value="-2" calcext:value-type="float">
            <text:p>-2</text:p>
          </table:table-cell>
          <table:table-cell table:style-name="ce10" office:value-type="string" calcext:value-type="string">
            <text:p>tools-catalog-addLayerToCatalog (scripting.catalog)</text:p>
          </table:table-cell>
          <table:table-cell table:style-name="ce32" table:number-columns-repeated="3"/>
          <table:table-cell table:number-columns-repeated="1002"/>
        </table:table-row>
        <table:table-row table:style-name="ro6">
          <table:table-cell office:value-type="float" office:value="170" calcext:value-type="float">
            <text:p>170</text:p>
          </table:table-cell>
          <table:table-cell table:style-name="ce5" office:value-type="float" office:value="-2" calcext:value-type="float">
            <text:p>-2</text:p>
          </table:table-cell>
          <table:table-cell table:style-name="ce17" office:value-type="string" calcext:value-type="string">
            <text:p>tools-quick-snapping-tool (scripting.quick-snapping-tool)</text:p>
          </table:table-cell>
          <table:table-cell table:style-name="ce17" table:formula="of:=SEARCH(&quot;(&quot;;[.C330])" office:value-type="float" office:value="27" calcext:value-type="float">
            <text:p>27</text:p>
          </table:table-cell>
          <table:table-cell table:style-name="ce17" table:formula="of:=LEFT([.C330];[.D330])" office:value-type="string" office:string-value="tools-quick-snapping-tool (" calcext:value-type="string">
            <text:p>tools-quick-snapping-tool (</text:p>
          </table:table-cell>
          <table:table-cell table:style-name="ce17" table:formula="of:=LEFT([.E330];LEN([.E330])-2)" office:value-type="string" office:string-value="tools-quick-snapping-tool" calcext:value-type="string">
            <text:p>tools-quick-snapping-tool</text:p>
          </table:table-cell>
          <table:table-cell/>
          <table:table-cell office:value-type="string" calcext:value-type="string">
            <text:p>no</text:p>
          </table:table-cell>
          <table:table-cell table:number-columns-repeated="8"/>
          <table:table-cell table:formula="of:=IF([.S330]&lt;&gt;[.C330];&quot;X&quot;;&quot;&quot;)">
            <text:p/>
          </table:table-cell>
          <table:table-cell table:style-name="ce10" office:value-type="float" office:value="-2" calcext:value-type="float">
            <text:p>-2</text:p>
          </table:table-cell>
          <table:table-cell table:style-name="ce10" office:value-type="string" calcext:value-type="string">
            <text:p>tools-quick-snapping-tool (scripting.quick-snapping-tool)</text:p>
          </table:table-cell>
          <table:table-cell table:style-name="ce32" table:number-columns-repeated="3"/>
          <table:table-cell table:number-columns-repeated="1002"/>
        </table:table-row>
        <table:table-row table:style-name="ro6">
          <table:table-cell office:value-type="float" office:value="172" calcext:value-type="float">
            <text:p>172</text:p>
          </table:table-cell>
          <table:table-cell table:style-name="ce5" office:value-type="float" office:value="-2" calcext:value-type="float">
            <text:p>-2</text:p>
          </table:table-cell>
          <table:table-cell table:style-name="ce17" office:value-type="string" calcext:value-type="string">
            <text:p>tools-quickinfo (scripting.quickinfo)</text:p>
          </table:table-cell>
          <table:table-cell table:style-name="ce17" table:formula="of:=SEARCH(&quot;(&quot;;[.C331])" office:value-type="float" office:value="17" calcext:value-type="float">
            <text:p>17</text:p>
          </table:table-cell>
          <table:table-cell table:style-name="ce17" table:formula="of:=LEFT([.C331];[.D331])" office:value-type="string" office:string-value="tools-quickinfo (" calcext:value-type="string">
            <text:p>tools-quickinfo (</text:p>
          </table:table-cell>
          <table:table-cell table:style-name="ce17" table:formula="of:=LEFT([.E331];LEN([.E331])-2)" office:value-type="string" office:string-value="tools-quickinfo" calcext:value-type="string">
            <text:p>tools-quickinfo</text:p>
          </table:table-cell>
          <table:table-cell/>
          <table:table-cell office:value-type="string" calcext:value-type="string">
            <text:p>no</text:p>
          </table:table-cell>
          <table:table-cell table:number-columns-repeated="8"/>
          <table:table-cell table:formula="of:=IF([.S331]&lt;&gt;[.C331];&quot;X&quot;;&quot;&quot;)">
            <text:p/>
          </table:table-cell>
          <table:table-cell table:style-name="ce10" office:value-type="float" office:value="-2" calcext:value-type="float">
            <text:p>-2</text:p>
          </table:table-cell>
          <table:table-cell table:style-name="ce10" office:value-type="string" calcext:value-type="string">
            <text:p>tools-quickinfo (scripting.quickinfo)</text:p>
          </table:table-cell>
          <table:table-cell table:style-name="ce32" table:number-columns-repeated="3"/>
          <table:table-cell table:number-columns-repeated="1002"/>
        </table:table-row>
        <table:table-row table:style-name="ro6">
          <table:table-cell office:value-type="float" office:value="173" calcext:value-type="float">
            <text:p>173</text:p>
          </table:table-cell>
          <table:table-cell table:style-name="ce5"/>
          <table:table-cell table:style-name="ce17" office:value-type="string" calcext:value-type="string">
            <text:p>tools-raster-reproject (org.gvsig.raster.tools.app.basic)</text:p>
          </table:table-cell>
          <table:table-cell table:style-name="ce17" table:formula="of:=SEARCH(&quot;(&quot;;[.C332])" office:value-type="float" office:value="24" calcext:value-type="float">
            <text:p>24</text:p>
          </table:table-cell>
          <table:table-cell table:style-name="ce17" table:formula="of:=LEFT([.C332];[.D332])" office:value-type="string" office:string-value="tools-raster-reproject (" calcext:value-type="string">
            <text:p>tools-raster-reproject (</text:p>
          </table:table-cell>
          <table:table-cell table:style-name="ce17" table:formula="of:=LEFT([.E332];LEN([.E332])-2)" office:value-type="string" office:string-value="tools-raster-reproject" calcext:value-type="string">
            <text:p>tools-raster-reproject</text:p>
          </table:table-cell>
          <table:table-cell/>
          <table:table-cell office:value-type="string" calcext:value-type="string">
            <text:p>no</text:p>
          </table:table-cell>
          <table:table-cell table:number-columns-repeated="8"/>
          <table:table-cell table:formula="of:=IF([.S332]&lt;&gt;[.C332];&quot;X&quot;;&quot;&quot;)">
            <text:p/>
          </table:table-cell>
          <table:table-cell table:style-name="ce10"/>
          <table:table-cell table:style-name="ce10" office:value-type="string" calcext:value-type="string">
            <text:p>tools-raster-reproject (org.gvsig.raster.tools.app.basic)</text:p>
          </table:table-cell>
          <table:table-cell table:style-name="ce32" table:number-columns-repeated="3"/>
          <table:table-cell table:number-columns-repeated="1002"/>
        </table:table-row>
        <table:table-row table:style-name="ro6">
          <table:table-cell office:value-type="float" office:value="175" calcext:value-type="float">
            <text:p>175</text:p>
          </table:table-cell>
          <table:table-cell table:style-name="ce5"/>
          <table:table-cell table:style-name="ce17" office:value-type="string" calcext:value-type="string">
            <text:p>tools-scripting-composer (org.gvsig.scripting.app.mainplugin)</text:p>
          </table:table-cell>
          <table:table-cell table:style-name="ce17" table:formula="of:=SEARCH(&quot;(&quot;;[.C333])" office:value-type="float" office:value="26" calcext:value-type="float">
            <text:p>26</text:p>
          </table:table-cell>
          <table:table-cell table:style-name="ce17" table:formula="of:=LEFT([.C333];[.D333])" office:value-type="string" office:string-value="tools-scripting-composer (" calcext:value-type="string">
            <text:p>tools-scripting-composer (</text:p>
          </table:table-cell>
          <table:table-cell table:style-name="ce17" table:formula="of:=LEFT([.E333];LEN([.E333])-2)" office:value-type="string" office:string-value="tools-scripting-composer" calcext:value-type="string">
            <text:p>tools-scripting-composer</text:p>
          </table:table-cell>
          <table:table-cell/>
          <table:table-cell office:value-type="string" calcext:value-type="string">
            <text:p>no</text:p>
          </table:table-cell>
          <table:table-cell table:number-columns-repeated="8"/>
          <table:table-cell table:formula="of:=IF([.S333]&lt;&gt;[.C333];&quot;X&quot;;&quot;&quot;)">
            <text:p/>
          </table:table-cell>
          <table:table-cell table:style-name="ce10"/>
          <table:table-cell table:style-name="ce10" office:value-type="string" calcext:value-type="string">
            <text:p>tools-scripting-composer (org.gvsig.scripting.app.mainplugin)</text:p>
          </table:table-cell>
          <table:table-cell table:style-name="ce32" table:number-columns-repeated="3"/>
          <table:table-cell table:number-columns-repeated="1002"/>
        </table:table-row>
        <table:table-row table:style-name="ro6">
          <table:table-cell office:value-type="float" office:value="176" calcext:value-type="float">
            <text:p>176</text:p>
          </table:table-cell>
          <table:table-cell table:style-name="ce5"/>
          <table:table-cell table:style-name="ce17" office:value-type="string" calcext:value-type="string">
            <text:p>tools-scripting-console-jython (org.gvsig.scripting.app.mainplugin)</text:p>
          </table:table-cell>
          <table:table-cell table:style-name="ce17" table:formula="of:=SEARCH(&quot;(&quot;;[.C334])" office:value-type="float" office:value="32" calcext:value-type="float">
            <text:p>32</text:p>
          </table:table-cell>
          <table:table-cell table:style-name="ce17" table:formula="of:=LEFT([.C334];[.D334])" office:value-type="string" office:string-value="tools-scripting-console-jython (" calcext:value-type="string">
            <text:p>tools-scripting-console-jython (</text:p>
          </table:table-cell>
          <table:table-cell table:style-name="ce17" table:formula="of:=LEFT([.E334];LEN([.E334])-2)" office:value-type="string" office:string-value="tools-scripting-console-jython" calcext:value-type="string">
            <text:p>tools-scripting-console-jython</text:p>
          </table:table-cell>
          <table:table-cell/>
          <table:table-cell office:value-type="string" calcext:value-type="string">
            <text:p>no</text:p>
          </table:table-cell>
          <table:table-cell table:number-columns-repeated="8"/>
          <table:table-cell table:formula="of:=IF([.S334]&lt;&gt;[.C334];&quot;X&quot;;&quot;&quot;)">
            <text:p/>
          </table:table-cell>
          <table:table-cell table:style-name="ce10"/>
          <table:table-cell table:style-name="ce10" office:value-type="string" calcext:value-type="string">
            <text:p>tools-scripting-console-jython (org.gvsig.scripting.app.mainplugin)</text:p>
          </table:table-cell>
          <table:table-cell table:style-name="ce32" table:number-columns-repeated="3"/>
          <table:table-cell table:number-columns-repeated="1002"/>
        </table:table-row>
        <table:table-row table:style-name="ro6">
          <table:table-cell office:value-type="float" office:value="178" calcext:value-type="float">
            <text:p>178</text:p>
          </table:table-cell>
          <table:table-cell table:style-name="ce5"/>
          <table:table-cell table:style-name="ce17" table:number-columns-repeated="4"/>
          <table:table-cell table:number-columns-repeated="10"/>
          <table:table-cell table:formula="of:=IF([.S335]&lt;&gt;[.C335];&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view-alicante-street-catalog (scripting.AlicanteStreetCatalogExtension)</text:p>
          </table:table-cell>
          <table:table-cell table:style-name="ce32" table:number-columns-repeated="3"/>
          <table:table-cell table:number-columns-repeated="1002"/>
        </table:table-row>
        <table:table-row table:style-name="ro6">
          <table:table-cell office:value-type="float" office:value="180" calcext:value-type="float">
            <text:p>180</text:p>
          </table:table-cell>
          <table:table-cell table:style-name="ce5"/>
          <table:table-cell table:style-name="ce17" office:value-type="string" calcext:value-type="string">
            <text:p>view-export-georeferenced-raster (org.gvsig.raster.tools.app.basic)</text:p>
          </table:table-cell>
          <table:table-cell table:style-name="ce17" table:formula="of:=SEARCH(&quot;(&quot;;[.C336])" office:value-type="float" office:value="34" calcext:value-type="float">
            <text:p>34</text:p>
          </table:table-cell>
          <table:table-cell table:style-name="ce17" table:formula="of:=LEFT([.C336];[.D336])" office:value-type="string" office:string-value="view-export-georeferenced-raster (" calcext:value-type="string">
            <text:p>view-export-georeferenced-raster (</text:p>
          </table:table-cell>
          <table:table-cell table:style-name="ce17" table:formula="of:=LEFT([.E336];LEN([.E336])-2)" office:value-type="string" office:string-value="view-export-georeferenced-raster" calcext:value-type="string">
            <text:p>view-export-georeferenced-raster</text:p>
          </table:table-cell>
          <table:table-cell/>
          <table:table-cell office:value-type="string" calcext:value-type="string">
            <text:p>no</text:p>
          </table:table-cell>
          <table:table-cell table:number-columns-repeated="8"/>
          <table:table-cell table:formula="of:=IF([.S336]&lt;&gt;[.C336];&quot;X&quot;;&quot;&quot;)">
            <text:p/>
          </table:table-cell>
          <table:table-cell table:style-name="ce10"/>
          <table:table-cell table:style-name="ce10" office:value-type="string" calcext:value-type="string">
            <text:p>view-export-georeferenced-raster (org.gvsig.raster.tools.app.basic)</text:p>
          </table:table-cell>
          <table:table-cell table:style-name="ce32" table:number-columns-repeated="3"/>
          <table:table-cell table:number-columns-repeated="1002"/>
        </table:table-row>
        <table:table-row table:style-name="ro6">
          <table:table-cell office:value-type="float" office:value="196" calcext:value-type="float">
            <text:p>196</text:p>
          </table:table-cell>
          <table:table-cell table:style-name="ce5"/>
          <table:table-cell table:style-name="ce17" table:number-columns-repeated="4"/>
          <table:table-cell table:number-columns-repeated="10"/>
          <table:table-cell table:formula="of:=IF([.S337]&lt;&gt;[.C337];&quot;X&quot;;&quot;&quot;)" office:value-type="string" office:string-value="X" calcext:value-type="string">
            <text:p>X</text:p>
          </table:table-cell>
          <table:table-cell table:style-name="ce10" office:value-type="float" office:value="-2" calcext:value-type="float">
            <text:p>-2</text:p>
          </table:table-cell>
          <table:table-cell table:style-name="ce10" office:value-type="string" calcext:value-type="string">
            <text:p>view-query-coordinate-capture (scripting.CoordinateCaptureExtension)</text:p>
          </table:table-cell>
          <table:table-cell table:style-name="ce32" table:number-columns-repeated="3"/>
          <table:table-cell table:number-columns-repeated="1002"/>
        </table:table-row>
        <table:table-row table:style-name="ro6">
          <table:table-cell office:value-type="float" office:value="199" calcext:value-type="float">
            <text:p>199</text:p>
          </table:table-cell>
          <table:table-cell table:style-name="ce5"/>
          <table:table-cell table:style-name="ce17" office:value-type="string" calcext:value-type="string">
            <text:p>view-raster-analysis (org.gvsig.raster.tools.app.basic)</text:p>
          </table:table-cell>
          <table:table-cell table:style-name="ce17" table:formula="of:=SEARCH(&quot;(&quot;;[.C338])" office:value-type="float" office:value="22" calcext:value-type="float">
            <text:p>22</text:p>
          </table:table-cell>
          <table:table-cell table:style-name="ce17" table:formula="of:=LEFT([.C338];[.D338])" office:value-type="string" office:string-value="view-raster-analysis (" calcext:value-type="string">
            <text:p>view-raster-analysis (</text:p>
          </table:table-cell>
          <table:table-cell table:style-name="ce17" table:formula="of:=LEFT([.E338];LEN([.E338])-2)" office:value-type="string" office:string-value="view-raster-analysis" calcext:value-type="string">
            <text:p>view-raster-analysis</text:p>
          </table:table-cell>
          <table:table-cell/>
          <table:table-cell office:value-type="string" calcext:value-type="string">
            <text:p>no</text:p>
          </table:table-cell>
          <table:table-cell table:number-columns-repeated="8"/>
          <table:table-cell table:formula="of:=IF([.S338]&lt;&gt;[.C338];&quot;X&quot;;&quot;&quot;)">
            <text:p/>
          </table:table-cell>
          <table:table-cell table:style-name="ce10"/>
          <table:table-cell table:style-name="ce10" office:value-type="string" calcext:value-type="string">
            <text:p>view-raster-analysis (org.gvsig.raster.tools.app.basic)</text:p>
          </table:table-cell>
          <table:table-cell table:style-name="ce32" table:number-columns-repeated="3"/>
          <table:table-cell table:number-columns-repeated="1002"/>
        </table:table-row>
        <table:table-row table:style-name="ro6">
          <table:table-cell office:value-type="float" office:value="200" calcext:value-type="float">
            <text:p>200</text:p>
          </table:table-cell>
          <table:table-cell table:style-name="ce5"/>
          <table:table-cell table:style-name="ce17" office:value-type="string" calcext:value-type="string">
            <text:p>view-select-raster-layer (org.gvsig.raster.tools.app.basic)</text:p>
          </table:table-cell>
          <table:table-cell table:style-name="ce17" table:formula="of:=SEARCH(&quot;(&quot;;[.C339])" office:value-type="float" office:value="26" calcext:value-type="float">
            <text:p>26</text:p>
          </table:table-cell>
          <table:table-cell table:style-name="ce17" table:formula="of:=LEFT([.C339];[.D339])" office:value-type="string" office:string-value="view-select-raster-layer (" calcext:value-type="string">
            <text:p>view-select-raster-layer (</text:p>
          </table:table-cell>
          <table:table-cell table:style-name="ce17" table:formula="of:=LEFT([.E339];LEN([.E339])-2)" office:value-type="string" office:string-value="view-select-raster-layer" calcext:value-type="string">
            <text:p>view-select-raster-layer</text:p>
          </table:table-cell>
          <table:table-cell/>
          <table:table-cell office:value-type="string" calcext:value-type="string">
            <text:p>no</text:p>
          </table:table-cell>
          <table:table-cell table:number-columns-repeated="8"/>
          <table:table-cell table:formula="of:=IF([.S339]&lt;&gt;[.C339];&quot;X&quot;;&quot;&quot;)">
            <text:p/>
          </table:table-cell>
          <table:table-cell table:style-name="ce10"/>
          <table:table-cell table:style-name="ce10" office:value-type="string" calcext:value-type="string">
            <text:p>view-select-raster-layer (org.gvsig.raster.tools.app.basic)</text:p>
          </table:table-cell>
          <table:table-cell table:style-name="ce32" table:number-columns-repeated="3"/>
          <table:table-cell table:number-columns-repeated="1002"/>
        </table:table-row>
        <table:table-row table:style-name="ro6">
          <table:table-cell office:value-type="float" office:value="202" calcext:value-type="float">
            <text:p>202</text:p>
          </table:table-cell>
          <table:table-cell table:style-name="ce1" office:value-type="string" calcext:value-type="string">
            <text:p>Subgroup snapping</text:p>
          </table:table-cell>
          <table:table-cell/>
          <table:table-cell table:style-name="ce17" table:number-columns-repeated="3"/>
          <table:table-cell table:number-columns-repeated="10"/>
          <table:table-cell table:formula="of:=IF([.S340]&lt;&gt;[.C340];&quot;X&quot;;&quot;&quot;)">
            <text:p/>
          </table:table-cell>
          <table:table-cell table:style-name="ce14" office:value-type="string" calcext:value-type="string">
            <text:p>Subgroup snapping</text:p>
          </table:table-cell>
          <table:table-cell table:style-name="ce32" table:number-columns-repeated="4"/>
          <table:table-cell table:number-columns-repeated="1002"/>
        </table:table-row>
        <table:table-row table:style-name="ro6">
          <table:table-cell office:value-type="float" office:value="203" calcext:value-type="float">
            <text:p>203</text:p>
          </table:table-cell>
          <table:table-cell table:style-name="ce5"/>
          <table:table-cell table:style-name="ce17" office:value-type="string" calcext:value-type="string">
            <text:p>disable-snapping (org.gvsig.snapping.app.mainplugin)</text:p>
          </table:table-cell>
          <table:table-cell table:style-name="ce17" table:formula="of:=SEARCH(&quot;(&quot;;[.C341])" office:value-type="float" office:value="18" calcext:value-type="float">
            <text:p>18</text:p>
          </table:table-cell>
          <table:table-cell table:style-name="ce17" table:formula="of:=LEFT([.C341];[.D341])" office:value-type="string" office:string-value="disable-snapping (" calcext:value-type="string">
            <text:p>disable-snapping (</text:p>
          </table:table-cell>
          <table:table-cell table:style-name="ce17" table:formula="of:=LEFT([.E341];LEN([.E341])-2)" office:value-type="string" office:string-value="disable-snapping" calcext:value-type="string">
            <text:p>disable-snapping</text:p>
          </table:table-cell>
          <table:table-cell/>
          <table:table-cell office:value-type="string" calcext:value-type="string">
            <text:p>no</text:p>
          </table:table-cell>
          <table:table-cell table:number-columns-repeated="8"/>
          <table:table-cell table:formula="of:=IF([.S341]&lt;&gt;[.C341];&quot;X&quot;;&quot;&quot;)">
            <text:p/>
          </table:table-cell>
          <table:table-cell table:style-name="ce10"/>
          <table:table-cell table:style-name="ce10" office:value-type="string" calcext:value-type="string">
            <text:p>disable-snapping (org.gvsig.snapping.app.mainplugin)</text:p>
          </table:table-cell>
          <table:table-cell table:style-name="ce32" table:number-columns-repeated="3"/>
          <table:table-cell table:number-columns-repeated="1002"/>
        </table:table-row>
        <table:table-row table:style-name="ro6">
          <table:table-cell office:value-type="float" office:value="204" calcext:value-type="float">
            <text:p>204</text:p>
          </table:table-cell>
          <table:table-cell table:style-name="ce5"/>
          <table:table-cell table:style-name="ce17" office:value-type="string" calcext:value-type="string">
            <text:p>enable-snapping (org.gvsig.snapping.app.mainplugin)</text:p>
          </table:table-cell>
          <table:table-cell table:style-name="ce17" table:formula="of:=SEARCH(&quot;(&quot;;[.C342])" office:value-type="float" office:value="17" calcext:value-type="float">
            <text:p>17</text:p>
          </table:table-cell>
          <table:table-cell table:style-name="ce17" table:formula="of:=LEFT([.C342];[.D342])" office:value-type="string" office:string-value="enable-snapping (" calcext:value-type="string">
            <text:p>enable-snapping (</text:p>
          </table:table-cell>
          <table:table-cell table:style-name="ce17" table:formula="of:=LEFT([.E342];LEN([.E342])-2)" office:value-type="string" office:string-value="enable-snapping" calcext:value-type="string">
            <text:p>enable-snapping</text:p>
          </table:table-cell>
          <table:table-cell/>
          <table:table-cell office:value-type="string" calcext:value-type="string">
            <text:p>no</text:p>
          </table:table-cell>
          <table:table-cell table:number-columns-repeated="8"/>
          <table:table-cell table:formula="of:=IF([.S342]&lt;&gt;[.C342];&quot;X&quot;;&quot;&quot;)">
            <text:p/>
          </table:table-cell>
          <table:table-cell table:style-name="ce10"/>
          <table:table-cell table:style-name="ce10" office:value-type="string" calcext:value-type="string">
            <text:p>enable-snapping (org.gvsig.snapping.app.mainplugin)</text:p>
          </table:table-cell>
          <table:table-cell table:style-name="ce32" table:number-columns-repeated="3"/>
          <table:table-cell table:number-columns-repeated="1002"/>
        </table:table-row>
        <table:table-row table:style-name="ro4">
          <table:table-cell office:value-type="float" office:value="205" calcext:value-type="float">
            <text:p>205</text:p>
          </table:table-cell>
          <table:table-cell table:style-name="ce1" office:value-type="string" calcext:value-type="string">
            <text:p>Subgroup vcsgis </text:p>
            <text:p>Acciones asociadas a VCSGis. </text:p>
            <text:p>Se encuentran en el menu 'Heramientas/VCSGis'</text:p>
          </table:table-cell>
          <table:table-cell/>
          <table:table-cell table:style-name="ce17" table:number-columns-repeated="3"/>
          <table:table-cell/>
          <table:table-cell office:value-type="string" calcext:value-type="string">
            <text:p>no</text:p>
          </table:table-cell>
          <table:table-cell table:number-columns-repeated="8"/>
          <table:table-cell table:formula="of:=IF([.S343]&lt;&gt;[.C343];&quot;X&quot;;&quot;&quot;)">
            <text:p/>
          </table:table-cell>
          <table:table-cell table:style-name="ce14" office:value-type="string" calcext:value-type="string">
            <text:p>Subgroup vcsgis </text:p>
            <text:p>Acciones asociadas a VCSGis. </text:p>
            <text:p>Se encuentran en el menu 'Heramientas/VCSGis'</text:p>
          </table:table-cell>
          <table:table-cell table:style-name="ce32" table:number-columns-repeated="4"/>
          <table:table-cell table:number-columns-repeated="1002"/>
        </table:table-row>
        <table:table-row table:style-name="ro6">
          <table:table-cell office:value-type="float" office:value="210" calcext:value-type="float">
            <text:p>210</text:p>
          </table:table-cell>
          <table:table-cell table:style-name="ce5" office:value-type="float" office:value="-2" calcext:value-type="float">
            <text:p>-2</text:p>
          </table:table-cell>
          <table:table-cell table:style-name="ce17" office:value-type="string" calcext:value-type="string">
            <text:p>tools-vcsgis-export (vcsgis)</text:p>
          </table:table-cell>
          <table:table-cell table:style-name="ce17" table:formula="of:=SEARCH(&quot;(&quot;;[.C344])" office:value-type="float" office:value="21" calcext:value-type="float">
            <text:p>21</text:p>
          </table:table-cell>
          <table:table-cell table:style-name="ce17" table:formula="of:=LEFT([.C344];[.D344])" office:value-type="string" office:string-value="tools-vcsgis-export (" calcext:value-type="string">
            <text:p>tools-vcsgis-export (</text:p>
          </table:table-cell>
          <table:table-cell table:style-name="ce17" table:formula="of:=LEFT([.E344];LEN([.E344])-2)" office:value-type="string" office:string-value="tools-vcsgis-export" calcext:value-type="string">
            <text:p>tools-vcsgis-export</text:p>
          </table:table-cell>
          <table:table-cell/>
          <table:table-cell office:value-type="string" calcext:value-type="string">
            <text:p>no</text:p>
          </table:table-cell>
          <table:table-cell table:number-columns-repeated="8"/>
          <table:table-cell table:formula="of:=IF([.S344]&lt;&gt;[.C344];&quot;X&quot;;&quot;&quot;)">
            <text:p/>
          </table:table-cell>
          <table:table-cell table:style-name="ce10" office:value-type="float" office:value="-2" calcext:value-type="float">
            <text:p>-2</text:p>
          </table:table-cell>
          <table:table-cell table:style-name="ce10" office:value-type="string" calcext:value-type="string">
            <text:p>tools-vcsgis-export (vcsgis)</text:p>
          </table:table-cell>
          <table:table-cell table:style-name="ce32" table:number-columns-repeated="3"/>
          <table:table-cell table:number-columns-repeated="1002"/>
        </table:table-row>
        <table:table-row table:style-name="ro6">
          <table:table-cell office:value-type="float" office:value="212" calcext:value-type="float">
            <text:p>212</text:p>
          </table:table-cell>
          <table:table-cell table:style-name="ce5" office:value-type="float" office:value="-2" calcext:value-type="float">
            <text:p>-2</text:p>
          </table:table-cell>
          <table:table-cell table:style-name="ce17" office:value-type="string" calcext:value-type="string">
            <text:p>tools-vcsgis-init-workspace (vcsgis)</text:p>
          </table:table-cell>
          <table:table-cell table:style-name="ce17" table:formula="of:=SEARCH(&quot;(&quot;;[.C345])" office:value-type="float" office:value="29" calcext:value-type="float">
            <text:p>29</text:p>
          </table:table-cell>
          <table:table-cell table:style-name="ce17" table:formula="of:=LEFT([.C345];[.D345])" office:value-type="string" office:string-value="tools-vcsgis-init-workspace (" calcext:value-type="string">
            <text:p>tools-vcsgis-init-workspace (</text:p>
          </table:table-cell>
          <table:table-cell table:style-name="ce17" table:formula="of:=LEFT([.E345];LEN([.E345])-2)" office:value-type="string" office:string-value="tools-vcsgis-init-workspace" calcext:value-type="string">
            <text:p>tools-vcsgis-init-workspace</text:p>
          </table:table-cell>
          <table:table-cell/>
          <table:table-cell office:value-type="string" calcext:value-type="string">
            <text:p>no</text:p>
          </table:table-cell>
          <table:table-cell table:number-columns-repeated="8"/>
          <table:table-cell table:formula="of:=IF([.S345]&lt;&gt;[.C345];&quot;X&quot;;&quot;&quot;)">
            <text:p/>
          </table:table-cell>
          <table:table-cell table:style-name="ce10" office:value-type="float" office:value="-2" calcext:value-type="float">
            <text:p>-2</text:p>
          </table:table-cell>
          <table:table-cell table:style-name="ce10" office:value-type="string" calcext:value-type="string">
            <text:p>tools-vcsgis-init-workspace (vcsgis)</text:p>
          </table:table-cell>
          <table:table-cell table:style-name="ce32" table:number-columns-repeated="3"/>
          <table:table-cell table:number-columns-repeated="1002"/>
        </table:table-row>
        <table:table-row table:style-name="ro6">
          <table:table-cell office:value-type="float" office:value="213" calcext:value-type="float">
            <text:p>213</text:p>
          </table:table-cell>
          <table:table-cell table:style-name="ce5" office:value-type="float" office:value="-2" calcext:value-type="float">
            <text:p>-2</text:p>
          </table:table-cell>
          <table:table-cell table:style-name="ce17" office:value-type="string" calcext:value-type="string">
            <text:p>tools-vcsgis-register-workspace (vcsgis)</text:p>
          </table:table-cell>
          <table:table-cell table:style-name="ce17" table:formula="of:=SEARCH(&quot;(&quot;;[.C346])" office:value-type="float" office:value="33" calcext:value-type="float">
            <text:p>33</text:p>
          </table:table-cell>
          <table:table-cell table:style-name="ce17" table:formula="of:=LEFT([.C346];[.D346])" office:value-type="string" office:string-value="tools-vcsgis-register-workspace (" calcext:value-type="string">
            <text:p>tools-vcsgis-register-workspace (</text:p>
          </table:table-cell>
          <table:table-cell table:style-name="ce17" table:formula="of:=LEFT([.E346];LEN([.E346])-2)" office:value-type="string" office:string-value="tools-vcsgis-register-workspace" calcext:value-type="string">
            <text:p>tools-vcsgis-register-workspace</text:p>
          </table:table-cell>
          <table:table-cell/>
          <table:table-cell office:value-type="string" calcext:value-type="string">
            <text:p>no</text:p>
          </table:table-cell>
          <table:table-cell table:number-columns-repeated="8"/>
          <table:table-cell table:formula="of:=IF([.S346]&lt;&gt;[.C346];&quot;X&quot;;&quot;&quot;)">
            <text:p/>
          </table:table-cell>
          <table:table-cell table:style-name="ce10" office:value-type="float" office:value="-2" calcext:value-type="float">
            <text:p>-2</text:p>
          </table:table-cell>
          <table:table-cell table:style-name="ce10" office:value-type="string" calcext:value-type="string">
            <text:p>tools-vcsgis-register-workspace (vcsgis)</text:p>
          </table:table-cell>
          <table:table-cell table:style-name="ce32" table:number-columns-repeated="3"/>
          <table:table-cell table:number-columns-repeated="1002"/>
        </table:table-row>
        <table:table-row table:style-name="ro6">
          <table:table-cell office:value-type="float" office:value="214" calcext:value-type="float">
            <text:p>214</text:p>
          </table:table-cell>
          <table:table-cell table:style-name="ce5" office:value-type="float" office:value="-2" calcext:value-type="float">
            <text:p>-2</text:p>
          </table:table-cell>
          <table:table-cell table:style-name="ce17" office:value-type="string" calcext:value-type="string">
            <text:p>tools-vcsgis-show-revisions (vcsgis)</text:p>
          </table:table-cell>
          <table:table-cell table:style-name="ce17" table:formula="of:=SEARCH(&quot;(&quot;;[.C347])" office:value-type="float" office:value="29" calcext:value-type="float">
            <text:p>29</text:p>
          </table:table-cell>
          <table:table-cell table:style-name="ce17" table:formula="of:=LEFT([.C347];[.D347])" office:value-type="string" office:string-value="tools-vcsgis-show-revisions (" calcext:value-type="string">
            <text:p>tools-vcsgis-show-revisions (</text:p>
          </table:table-cell>
          <table:table-cell table:style-name="ce17" table:formula="of:=LEFT([.E347];LEN([.E347])-2)" office:value-type="string" office:string-value="tools-vcsgis-show-revisions" calcext:value-type="string">
            <text:p>tools-vcsgis-show-revisions</text:p>
          </table:table-cell>
          <table:table-cell/>
          <table:table-cell office:value-type="string" calcext:value-type="string">
            <text:p>no</text:p>
          </table:table-cell>
          <table:table-cell table:number-columns-repeated="8"/>
          <table:table-cell table:formula="of:=IF([.S347]&lt;&gt;[.C347];&quot;X&quot;;&quot;&quot;)">
            <text:p/>
          </table:table-cell>
          <table:table-cell table:style-name="ce10" office:value-type="float" office:value="-2" calcext:value-type="float">
            <text:p>-2</text:p>
          </table:table-cell>
          <table:table-cell table:style-name="ce10" office:value-type="string" calcext:value-type="string">
            <text:p>tools-vcsgis-show-revisions (vcsgis)</text:p>
          </table:table-cell>
          <table:table-cell table:style-name="ce32" table:number-columns-repeated="3"/>
          <table:table-cell table:number-columns-repeated="1002"/>
        </table:table-row>
        <table:table-row table:style-name="ro6">
          <table:table-cell office:value-type="float" office:value="215" calcext:value-type="float">
            <text:p>215</text:p>
          </table:table-cell>
          <table:table-cell table:style-name="ce5" office:value-type="float" office:value="-2" calcext:value-type="float">
            <text:p>-2</text:p>
          </table:table-cell>
          <table:table-cell table:style-name="ce17" office:value-type="string" calcext:value-type="string">
            <text:p>tools-vcsgis-show-server (vcsgis)</text:p>
          </table:table-cell>
          <table:table-cell table:style-name="ce17" table:formula="of:=SEARCH(&quot;(&quot;;[.C348])" office:value-type="float" office:value="26" calcext:value-type="float">
            <text:p>26</text:p>
          </table:table-cell>
          <table:table-cell table:style-name="ce17" table:formula="of:=LEFT([.C348];[.D348])" office:value-type="string" office:string-value="tools-vcsgis-show-server (" calcext:value-type="string">
            <text:p>tools-vcsgis-show-server (</text:p>
          </table:table-cell>
          <table:table-cell table:style-name="ce17" table:formula="of:=LEFT([.E348];LEN([.E348])-2)" office:value-type="string" office:string-value="tools-vcsgis-show-server" calcext:value-type="string">
            <text:p>tools-vcsgis-show-server</text:p>
          </table:table-cell>
          <table:table-cell/>
          <table:table-cell office:value-type="string" calcext:value-type="string">
            <text:p>no</text:p>
          </table:table-cell>
          <table:table-cell table:number-columns-repeated="8"/>
          <table:table-cell table:formula="of:=IF([.S348]&lt;&gt;[.C348];&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6">
          <table:table-cell office:value-type="float" office:value="217" calcext:value-type="float">
            <text:p>217</text:p>
          </table:table-cell>
          <table:table-cell table:style-name="ce13" office:value-type="string" calcext:value-type="string">
            <text:p>Group annotation</text:p>
          </table:table-cell>
          <table:table-cell/>
          <table:table-cell table:style-name="ce17" table:number-columns-repeated="3"/>
          <table:table-cell/>
          <table:table-cell office:value-type="string" calcext:value-type="string">
            <text:p>no</text:p>
          </table:table-cell>
          <table:table-cell table:number-columns-repeated="8"/>
          <table:table-cell table:formula="of:=IF([.S349]&lt;&gt;[.C349];&quot;X&quot;;&quot;&quot;)">
            <text:p/>
          </table:table-cell>
          <table:table-cell table:style-name="ce14" office:value-type="string" calcext:value-type="string">
            <text:p>Group annotation</text:p>
          </table:table-cell>
          <table:table-cell table:style-name="ce32" table:number-columns-repeated="4"/>
          <table:table-cell table:number-columns-repeated="1002"/>
        </table:table-row>
        <table:table-row table:style-name="ro4">
          <table:table-cell office:value-type="float" office:value="218" calcext:value-type="float">
            <text:p>218</text:p>
          </table:table-cell>
          <table:table-cell table:style-name="ce5" office:value-type="float" office:value="-1" calcext:value-type="float">
            <text:p>-1</text:p>
          </table:table-cell>
          <table:table-cell table:style-name="ce17" office:value-type="string" calcext:value-type="string">
            <text:p>wizard-annotation (org.gvsig.annotation.swing.impl.AnnotationSwingDefaultImplLibrary)</text:p>
          </table:table-cell>
          <table:table-cell table:style-name="ce17" table:formula="of:=SEARCH(&quot;(&quot;;[.C350])" office:value-type="float" office:value="19" calcext:value-type="float">
            <text:p>19</text:p>
          </table:table-cell>
          <table:table-cell table:style-name="ce17" table:formula="of:=LEFT([.C350];[.D350])" office:value-type="string" office:string-value="wizard-annotation (" calcext:value-type="string">
            <text:p>wizard-annotation (</text:p>
          </table:table-cell>
          <table:table-cell table:style-name="ce17" table:formula="of:=LEFT([.E350];LEN([.E350])-2)" office:value-type="string" office:string-value="wizard-annotation" calcext:value-type="string">
            <text:p>wizard-annotation</text:p>
          </table:table-cell>
          <table:table-cell/>
          <table:table-cell office:value-type="string" calcext:value-type="string">
            <text:p>no</text:p>
          </table:table-cell>
          <table:table-cell table:number-columns-repeated="8"/>
          <table:table-cell table:formula="of:=IF([.S350]&lt;&gt;[.C350];&quot;X&quot;;&quot;&quot;)">
            <text:p/>
          </table:table-cell>
          <table:table-cell table:style-name="ce10" office:value-type="float" office:value="-1" calcext:value-type="float">
            <text:p>-1</text:p>
          </table:table-cell>
          <table:table-cell table:style-name="ce10" office:value-type="string" calcext:value-type="string">
            <text:p>wizard-annotation (org.gvsig.annotation.swing.impl.AnnotationSwingDefaultImplLibrary)</text:p>
          </table:table-cell>
          <table:table-cell table:style-name="ce32" table:number-columns-repeated="3"/>
          <table:table-cell table:number-columns-repeated="1002"/>
        </table:table-row>
        <table:table-row table:style-name="ro6">
          <table:table-cell office:value-type="float" office:value="219" calcext:value-type="float">
            <text:p>219</text:p>
          </table:table-cell>
          <table:table-cell table:style-name="ce13" office:value-type="string" calcext:value-type="string">
            <text:p>Group broken</text:p>
          </table:table-cell>
          <table:table-cell/>
          <table:table-cell table:style-name="ce17" table:number-columns-repeated="3"/>
          <table:table-cell/>
          <table:table-cell office:value-type="string" calcext:value-type="string">
            <text:p>no</text:p>
          </table:table-cell>
          <table:table-cell table:number-columns-repeated="8"/>
          <table:table-cell table:formula="of:=IF([.S351]&lt;&gt;[.C351];&quot;X&quot;;&quot;&quot;)">
            <text:p/>
          </table:table-cell>
          <table:table-cell table:style-name="ce14" office:value-type="string" calcext:value-type="string">
            <text:p>Group broken</text:p>
          </table:table-cell>
          <table:table-cell table:style-name="ce32" table:number-columns-repeated="4"/>
          <table:table-cell table:number-columns-repeated="1002"/>
        </table:table-row>
        <table:table-row table:style-name="ro4">
          <table:table-cell office:value-type="float" office:value="220" calcext:value-type="float">
            <text:p>220</text:p>
          </table:table-cell>
          <table:table-cell table:style-name="ce5"/>
          <table:table-cell table:style-name="ce31" office:value-type="string" calcext:value-type="string">
            <text:p>chart (org.gvsig.geoprocess.app.mainplugin)</text:p>
          </table:table-cell>
          <table:table-cell table:style-name="ce17" table:formula="of:=SEARCH(&quot;(&quot;;[.C352])" office:value-type="float" office:value="7" calcext:value-type="float">
            <text:p>7</text:p>
          </table:table-cell>
          <table:table-cell table:style-name="ce17" table:formula="of:=LEFT([.C352];[.D352])" office:value-type="string" office:string-value="chart (" calcext:value-type="string">
            <text:p>chart (</text:p>
          </table:table-cell>
          <table:table-cell table:style-name="ce17" table:formula="of:=LEFT([.E352];LEN([.E352])-2)" office:value-type="string" office:string-value="chart" calcext:value-type="string">
            <text:p>chart</text:p>
          </table:table-cell>
          <table:table-cell/>
          <table:table-cell office:value-type="string" calcext:value-type="string">
            <text:p>no</text:p>
          </table:table-cell>
          <table:table-cell table:number-columns-repeated="8"/>
          <table:table-cell table:formula="of:=IF([.S352]&lt;&gt;[.C352];&quot;X&quot;;&quot;&quot;)">
            <text:p/>
          </table:table-cell>
          <table:table-cell table:style-name="ce10"/>
          <table:table-cell table:style-name="ce10" office:value-type="string" calcext:value-type="string">
            <text:p>chart (org.gvsig.geoprocess.app.mainplugin)</text:p>
          </table:table-cell>
          <table:table-cell table:style-name="ce32" table:number-columns-repeated="3"/>
          <table:table-cell table:number-columns-repeated="1002"/>
        </table:table-row>
        <table:table-row table:style-name="ro4">
          <table:table-cell office:value-type="float" office:value="221" calcext:value-type="float">
            <text:p>221</text:p>
          </table:table-cell>
          <table:table-cell table:style-name="ce5"/>
          <table:table-cell table:style-name="ce31" office:value-type="string" calcext:value-type="string">
            <text:p>documenter (org.gvsig.geoprocess.app.mainplugin)</text:p>
          </table:table-cell>
          <table:table-cell table:style-name="ce17" table:formula="of:=SEARCH(&quot;(&quot;;[.C353])" office:value-type="float" office:value="12" calcext:value-type="float">
            <text:p>12</text:p>
          </table:table-cell>
          <table:table-cell table:style-name="ce17" table:formula="of:=LEFT([.C353];[.D353])" office:value-type="string" office:string-value="documenter (" calcext:value-type="string">
            <text:p>documenter (</text:p>
          </table:table-cell>
          <table:table-cell table:style-name="ce17" table:formula="of:=LEFT([.E353];LEN([.E353])-2)" office:value-type="string" office:string-value="documenter" calcext:value-type="string">
            <text:p>documenter</text:p>
          </table:table-cell>
          <table:table-cell/>
          <table:table-cell office:value-type="string" calcext:value-type="string">
            <text:p>no</text:p>
          </table:table-cell>
          <table:table-cell table:number-columns-repeated="8"/>
          <table:table-cell table:formula="of:=IF([.S353]&lt;&gt;[.C353];&quot;X&quot;;&quot;&quot;)">
            <text:p/>
          </table:table-cell>
          <table:table-cell table:style-name="ce10"/>
          <table:table-cell table:style-name="ce10" office:value-type="string" calcext:value-type="string">
            <text:p>documenter (org.gvsig.geoprocess.app.mainplugin)</text:p>
          </table:table-cell>
          <table:table-cell table:style-name="ce32" table:number-columns-repeated="3"/>
          <table:table-cell table:number-columns-repeated="1002"/>
        </table:table-row>
        <table:table-row table:style-name="ro4">
          <table:table-cell office:value-type="float" office:value="222" calcext:value-type="float">
            <text:p>222</text:p>
          </table:table-cell>
          <table:table-cell table:style-name="ce5"/>
          <table:table-cell table:style-name="ce31" office:value-type="string" calcext:value-type="string">
            <text:p>help (org.gvsig.geoprocess.app.mainplugin)</text:p>
          </table:table-cell>
          <table:table-cell table:style-name="ce17" table:formula="of:=SEARCH(&quot;(&quot;;[.C354])" office:value-type="float" office:value="6" calcext:value-type="float">
            <text:p>6</text:p>
          </table:table-cell>
          <table:table-cell table:style-name="ce17" table:formula="of:=LEFT([.C354];[.D354])" office:value-type="string" office:string-value="help (" calcext:value-type="string">
            <text:p>help (</text:p>
          </table:table-cell>
          <table:table-cell table:style-name="ce17" table:formula="of:=LEFT([.E354];LEN([.E354])-2)" office:value-type="string" office:string-value="help" calcext:value-type="string">
            <text:p>help</text:p>
          </table:table-cell>
          <table:table-cell/>
          <table:table-cell office:value-type="string" calcext:value-type="string">
            <text:p>no</text:p>
          </table:table-cell>
          <table:table-cell table:number-columns-repeated="8"/>
          <table:table-cell table:formula="of:=IF([.S354]&lt;&gt;[.C354];&quot;X&quot;;&quot;&quot;)">
            <text:p/>
          </table:table-cell>
          <table:table-cell table:style-name="ce10"/>
          <table:table-cell table:style-name="ce10" office:value-type="string" calcext:value-type="string">
            <text:p>help (org.gvsig.geoprocess.app.mainplugin)</text:p>
          </table:table-cell>
          <table:table-cell table:style-name="ce32" table:number-columns-repeated="3"/>
          <table:table-cell table:number-columns-repeated="1002"/>
        </table:table-row>
        <table:table-row table:style-name="ro4">
          <table:table-cell office:value-type="float" office:value="223" calcext:value-type="float">
            <text:p>223</text:p>
          </table:table-cell>
          <table:table-cell table:style-name="ce5"/>
          <table:table-cell table:style-name="ce31" office:value-type="string" calcext:value-type="string">
            <text:p>history (org.gvsig.geoprocess.app.mainplugin)</text:p>
          </table:table-cell>
          <table:table-cell table:style-name="ce17" table:formula="of:=SEARCH(&quot;(&quot;;[.C355])" office:value-type="float" office:value="9" calcext:value-type="float">
            <text:p>9</text:p>
          </table:table-cell>
          <table:table-cell table:style-name="ce17" table:formula="of:=LEFT([.C355];[.D355])" office:value-type="string" office:string-value="history (" calcext:value-type="string">
            <text:p>history (</text:p>
          </table:table-cell>
          <table:table-cell table:style-name="ce17" table:formula="of:=LEFT([.E355];LEN([.E355])-2)" office:value-type="string" office:string-value="history" calcext:value-type="string">
            <text:p>history</text:p>
          </table:table-cell>
          <table:table-cell/>
          <table:table-cell office:value-type="string" calcext:value-type="string">
            <text:p>no</text:p>
          </table:table-cell>
          <table:table-cell table:number-columns-repeated="8"/>
          <table:table-cell table:formula="of:=IF([.S355]&lt;&gt;[.C355];&quot;X&quot;;&quot;&quot;)">
            <text:p/>
          </table:table-cell>
          <table:table-cell table:style-name="ce10"/>
          <table:table-cell table:style-name="ce10" office:value-type="string" calcext:value-type="string">
            <text:p>history (org.gvsig.geoprocess.app.mainplugin)</text:p>
          </table:table-cell>
          <table:table-cell table:style-name="ce32" table:number-columns-repeated="3"/>
          <table:table-cell table:number-columns-repeated="1002"/>
        </table:table-row>
        <table:table-row table:style-name="ro4">
          <table:table-cell office:value-type="float" office:value="224" calcext:value-type="float">
            <text:p>224</text:p>
          </table:table-cell>
          <table:table-cell table:style-name="ce5"/>
          <table:table-cell table:style-name="ce31" office:value-type="string" calcext:value-type="string">
            <text:p>model (org.gvsig.geoprocess.app.mainplugin)</text:p>
          </table:table-cell>
          <table:table-cell table:style-name="ce17" table:formula="of:=SEARCH(&quot;(&quot;;[.C356])" office:value-type="float" office:value="7" calcext:value-type="float">
            <text:p>7</text:p>
          </table:table-cell>
          <table:table-cell table:style-name="ce17" table:formula="of:=LEFT([.C356];[.D356])" office:value-type="string" office:string-value="model (" calcext:value-type="string">
            <text:p>model (</text:p>
          </table:table-cell>
          <table:table-cell table:style-name="ce17" table:formula="of:=LEFT([.E356];LEN([.E356])-2)" office:value-type="string" office:string-value="model" calcext:value-type="string">
            <text:p>model</text:p>
          </table:table-cell>
          <table:table-cell/>
          <table:table-cell office:value-type="string" calcext:value-type="string">
            <text:p>no</text:p>
          </table:table-cell>
          <table:table-cell table:number-columns-repeated="8"/>
          <table:table-cell table:formula="of:=IF([.S356]&lt;&gt;[.C356];&quot;X&quot;;&quot;&quot;)">
            <text:p/>
          </table:table-cell>
          <table:table-cell table:style-name="ce10"/>
          <table:table-cell table:style-name="ce10" office:value-type="string" calcext:value-type="string">
            <text:p>model (org.gvsig.geoprocess.app.mainplugin)</text:p>
          </table:table-cell>
          <table:table-cell table:style-name="ce32" table:number-columns-repeated="3"/>
          <table:table-cell table:number-columns-repeated="1002"/>
        </table:table-row>
        <table:table-row table:style-name="ro4">
          <table:table-cell office:value-type="float" office:value="225" calcext:value-type="float">
            <text:p>225</text:p>
          </table:table-cell>
          <table:table-cell table:style-name="ce5"/>
          <table:table-cell table:style-name="ce31" office:value-type="string" calcext:value-type="string">
            <text:p>terminal (org.gvsig.geoprocess.app.mainplugin)</text:p>
          </table:table-cell>
          <table:table-cell table:style-name="ce17" table:formula="of:=SEARCH(&quot;(&quot;;[.C357])" office:value-type="float" office:value="10" calcext:value-type="float">
            <text:p>10</text:p>
          </table:table-cell>
          <table:table-cell table:style-name="ce17" table:formula="of:=LEFT([.C357];[.D357])" office:value-type="string" office:string-value="terminal (" calcext:value-type="string">
            <text:p>terminal (</text:p>
          </table:table-cell>
          <table:table-cell table:style-name="ce17" table:formula="of:=LEFT([.E357];LEN([.E357])-2)" office:value-type="string" office:string-value="terminal" calcext:value-type="string">
            <text:p>terminal</text:p>
          </table:table-cell>
          <table:table-cell/>
          <table:table-cell office:value-type="string" calcext:value-type="string">
            <text:p>no</text:p>
          </table:table-cell>
          <table:table-cell table:number-columns-repeated="8"/>
          <table:table-cell table:formula="of:=IF([.S357]&lt;&gt;[.C357];&quot;X&quot;;&quot;&quot;)">
            <text:p/>
          </table:table-cell>
          <table:table-cell table:style-name="ce10"/>
          <table:table-cell table:style-name="ce10" office:value-type="string" calcext:value-type="string">
            <text:p>terminal (org.gvsig.geoprocess.app.mainplugin)</text:p>
          </table:table-cell>
          <table:table-cell table:style-name="ce32" table:number-columns-repeated="3"/>
          <table:table-cell table:number-columns-repeated="1002"/>
        </table:table-row>
        <table:table-row table:style-name="ro5">
          <table:table-cell office:value-type="float" office:value="226" calcext:value-type="float">
            <text:p>226</text:p>
          </table:table-cell>
          <table:table-cell table:style-name="ce13" office:value-type="string" calcext:value-type="string">
            <text:p>Group common </text:p>
            <text:p>Images in the 'common' group are not used as images associated with menu actions or the toolbar. They are images that are used in buttons along the different panels of the application.</text:p>
          </table:table-cell>
          <table:table-cell/>
          <table:table-cell table:style-name="ce17" table:number-columns-repeated="3"/>
          <table:table-cell/>
          <table:table-cell office:value-type="string" calcext:value-type="string">
            <text:p>no</text:p>
          </table:table-cell>
          <table:table-cell table:number-columns-repeated="8"/>
          <table:table-cell table:formula="of:=IF([.S358]&lt;&gt;[.C358];&quot;X&quot;;&quot;&quot;)">
            <text:p/>
          </table:table-cell>
          <table:table-cell table:style-name="ce14" office:value-type="string" calcext:value-type="string">
            <text:p>Group common </text:p>
            <text:p>Images in the 'common' group are not used as images associated with menu actions or the toolbar. They are images that are used in buttons along the different panels of the application.</text:p>
          </table:table-cell>
          <table:table-cell table:style-name="ce32" table:number-columns-repeated="4"/>
          <table:table-cell table:number-columns-repeated="1002"/>
        </table:table-row>
        <table:table-row table:style-name="ro5">
          <table:table-cell office:value-type="float" office:value="227" calcext:value-type="float">
            <text:p>227</text:p>
          </table:table-cell>
          <table:table-cell table:style-name="ce1" office:value-type="string" calcext:value-type="string">
            <text:p>Subgroup common-arrows</text:p>
          </table:table-cell>
          <table:table-cell/>
          <table:table-cell table:style-name="ce17" table:number-columns-repeated="3"/>
          <table:table-cell/>
          <table:table-cell office:value-type="string" calcext:value-type="string">
            <text:p>no</text:p>
          </table:table-cell>
          <table:table-cell table:number-columns-repeated="8"/>
          <table:table-cell table:formula="of:=IF([.S359]&lt;&gt;[.C359];&quot;X&quot;;&quot;&quot;)">
            <text:p/>
          </table:table-cell>
          <table:table-cell table:style-name="ce14" office:value-type="string" calcext:value-type="string">
            <text:p>Subgroup common-arrows</text:p>
          </table:table-cell>
          <table:table-cell table:style-name="ce32" table:number-columns-repeated="4"/>
          <table:table-cell table:number-columns-repeated="1002"/>
        </table:table-row>
        <table:table-row table:style-name="ro6">
          <table:table-cell office:value-type="float" office:value="228" calcext:value-type="float">
            <text:p>228</text:p>
          </table:table-cell>
          <table:table-cell table:style-name="ce5" office:value-type="float" office:value="-2" calcext:value-type="float">
            <text:p>-2</text:p>
          </table:table-cell>
          <table:table-cell table:style-name="ce17" office:value-type="string" calcext:value-type="string">
            <text:p>common-arrow-down (ToolsSwing)</text:p>
          </table:table-cell>
          <table:table-cell table:style-name="ce17" table:formula="of:=SEARCH(&quot;(&quot;;[.C360])" office:value-type="float" office:value="19" calcext:value-type="float">
            <text:p>19</text:p>
          </table:table-cell>
          <table:table-cell table:style-name="ce17" table:formula="of:=LEFT([.C360];[.D360])" office:value-type="string" office:string-value="common-arrow-down (" calcext:value-type="string">
            <text:p>common-arrow-down (</text:p>
          </table:table-cell>
          <table:table-cell table:style-name="ce17" table:formula="of:=LEFT([.E360];LEN([.E360])-2)" office:value-type="string" office:string-value="common-arrow-down" calcext:value-type="string">
            <text:p>common-arrow-down</text:p>
          </table:table-cell>
          <table:table-cell/>
          <table:table-cell office:value-type="string" calcext:value-type="string">
            <text:p>no</text:p>
          </table:table-cell>
          <table:table-cell table:number-columns-repeated="8"/>
          <table:table-cell table:formula="of:=IF([.S360]&lt;&gt;[.C360];&quot;X&quot;;&quot;&quot;)">
            <text:p/>
          </table:table-cell>
          <table:table-cell table:style-name="ce10" office:value-type="float" office:value="-2" calcext:value-type="float">
            <text:p>-2</text:p>
          </table:table-cell>
          <table:table-cell table:style-name="ce10" office:value-type="string" calcext:value-type="string">
            <text:p>common-arrow-down (ToolsSwing)</text:p>
          </table:table-cell>
          <table:table-cell table:style-name="ce32" table:number-columns-repeated="3"/>
          <table:table-cell table:number-columns-repeated="1002"/>
        </table:table-row>
        <table:table-row table:style-name="ro6">
          <table:table-cell office:value-type="float" office:value="229" calcext:value-type="float">
            <text:p>229</text:p>
          </table:table-cell>
          <table:table-cell table:style-name="ce5" office:value-type="float" office:value="-2" calcext:value-type="float">
            <text:p>-2</text:p>
          </table:table-cell>
          <table:table-cell table:style-name="ce17" office:value-type="string" calcext:value-type="string">
            <text:p>common-arrow-left (ToolsSwing)</text:p>
          </table:table-cell>
          <table:table-cell table:style-name="ce17" table:formula="of:=SEARCH(&quot;(&quot;;[.C361])" office:value-type="float" office:value="19" calcext:value-type="float">
            <text:p>19</text:p>
          </table:table-cell>
          <table:table-cell table:style-name="ce17" table:formula="of:=LEFT([.C361];[.D361])" office:value-type="string" office:string-value="common-arrow-left (" calcext:value-type="string">
            <text:p>common-arrow-left (</text:p>
          </table:table-cell>
          <table:table-cell table:style-name="ce17" table:formula="of:=LEFT([.E361];LEN([.E361])-2)" office:value-type="string" office:string-value="common-arrow-left" calcext:value-type="string">
            <text:p>common-arrow-left</text:p>
          </table:table-cell>
          <table:table-cell/>
          <table:table-cell office:value-type="string" calcext:value-type="string">
            <text:p>no</text:p>
          </table:table-cell>
          <table:table-cell table:number-columns-repeated="8"/>
          <table:table-cell table:formula="of:=IF([.S361]&lt;&gt;[.C361];&quot;X&quot;;&quot;&quot;)">
            <text:p/>
          </table:table-cell>
          <table:table-cell table:style-name="ce10" office:value-type="float" office:value="-2" calcext:value-type="float">
            <text:p>-2</text:p>
          </table:table-cell>
          <table:table-cell table:style-name="ce10" office:value-type="string" calcext:value-type="string">
            <text:p>common-arrow-left (ToolsSwing)</text:p>
          </table:table-cell>
          <table:table-cell table:style-name="ce32" table:number-columns-repeated="3"/>
          <table:table-cell table:number-columns-repeated="1002"/>
        </table:table-row>
        <table:table-row table:style-name="ro6">
          <table:table-cell office:value-type="float" office:value="230" calcext:value-type="float">
            <text:p>230</text:p>
          </table:table-cell>
          <table:table-cell table:style-name="ce5" office:value-type="float" office:value="-2" calcext:value-type="float">
            <text:p>-2</text:p>
          </table:table-cell>
          <table:table-cell table:style-name="ce17" office:value-type="string" calcext:value-type="string">
            <text:p>common-arrow-right (ToolsSwing)</text:p>
          </table:table-cell>
          <table:table-cell table:style-name="ce17" table:formula="of:=SEARCH(&quot;(&quot;;[.C362])" office:value-type="float" office:value="20" calcext:value-type="float">
            <text:p>20</text:p>
          </table:table-cell>
          <table:table-cell table:style-name="ce17" table:formula="of:=LEFT([.C362];[.D362])" office:value-type="string" office:string-value="common-arrow-right (" calcext:value-type="string">
            <text:p>common-arrow-right (</text:p>
          </table:table-cell>
          <table:table-cell table:style-name="ce17" table:formula="of:=LEFT([.E362];LEN([.E362])-2)" office:value-type="string" office:string-value="common-arrow-right" calcext:value-type="string">
            <text:p>common-arrow-right</text:p>
          </table:table-cell>
          <table:table-cell/>
          <table:table-cell office:value-type="string" calcext:value-type="string">
            <text:p>no</text:p>
          </table:table-cell>
          <table:table-cell table:number-columns-repeated="8"/>
          <table:table-cell table:formula="of:=IF([.S362]&lt;&gt;[.C362];&quot;X&quot;;&quot;&quot;)">
            <text:p/>
          </table:table-cell>
          <table:table-cell table:style-name="ce10" office:value-type="float" office:value="-2" calcext:value-type="float">
            <text:p>-2</text:p>
          </table:table-cell>
          <table:table-cell table:style-name="ce10" office:value-type="string" calcext:value-type="string">
            <text:p>common-arrow-right (ToolsSwing)</text:p>
          </table:table-cell>
          <table:table-cell table:style-name="ce32" table:number-columns-repeated="3"/>
          <table:table-cell table:number-columns-repeated="1002"/>
        </table:table-row>
        <table:table-row table:style-name="ro6">
          <table:table-cell office:value-type="float" office:value="231" calcext:value-type="float">
            <text:p>231</text:p>
          </table:table-cell>
          <table:table-cell table:style-name="ce5" office:value-type="float" office:value="-2" calcext:value-type="float">
            <text:p>-2</text:p>
          </table:table-cell>
          <table:table-cell table:style-name="ce17" office:value-type="string" calcext:value-type="string">
            <text:p>common-arrow-up (ToolsSwing)</text:p>
          </table:table-cell>
          <table:table-cell table:style-name="ce17" table:formula="of:=SEARCH(&quot;(&quot;;[.C363])" office:value-type="float" office:value="17" calcext:value-type="float">
            <text:p>17</text:p>
          </table:table-cell>
          <table:table-cell table:style-name="ce17" table:formula="of:=LEFT([.C363];[.D363])" office:value-type="string" office:string-value="common-arrow-up (" calcext:value-type="string">
            <text:p>common-arrow-up (</text:p>
          </table:table-cell>
          <table:table-cell table:style-name="ce17" table:formula="of:=LEFT([.E363];LEN([.E363])-2)" office:value-type="string" office:string-value="common-arrow-up" calcext:value-type="string">
            <text:p>common-arrow-up</text:p>
          </table:table-cell>
          <table:table-cell/>
          <table:table-cell office:value-type="string" calcext:value-type="string">
            <text:p>no</text:p>
          </table:table-cell>
          <table:table-cell table:number-columns-repeated="8"/>
          <table:table-cell table:formula="of:=IF([.S363]&lt;&gt;[.C363];&quot;X&quot;;&quot;&quot;)">
            <text:p/>
          </table:table-cell>
          <table:table-cell table:style-name="ce10" office:value-type="float" office:value="-2" calcext:value-type="float">
            <text:p>-2</text:p>
          </table:table-cell>
          <table:table-cell table:style-name="ce10" office:value-type="string" calcext:value-type="string">
            <text:p>common-arrow-up (ToolsSwing)</text:p>
          </table:table-cell>
          <table:table-cell table:style-name="ce32" table:number-columns-repeated="3"/>
          <table:table-cell table:number-columns-repeated="1002"/>
        </table:table-row>
        <table:table-row table:style-name="ro6">
          <table:table-cell office:value-type="float" office:value="232" calcext:value-type="float">
            <text:p>232</text:p>
          </table:table-cell>
          <table:table-cell table:style-name="ce1" office:value-type="string" calcext:value-type="string">
            <text:p>Subgroup common-checks </text:p>
            <text:p>Normalmente usados para indicar marcar todo, ninguno, o algunos según algun criterio especifico del contexto.</text:p>
          </table:table-cell>
          <table:table-cell/>
          <table:table-cell table:style-name="ce17" table:number-columns-repeated="3"/>
          <table:table-cell/>
          <table:table-cell office:value-type="string" calcext:value-type="string">
            <text:p>no</text:p>
          </table:table-cell>
          <table:table-cell table:number-columns-repeated="8"/>
          <table:table-cell table:formula="of:=IF([.S364]&lt;&gt;[.C364];&quot;X&quot;;&quot;&quot;)">
            <text:p/>
          </table:table-cell>
          <table:table-cell table:style-name="ce14" office:value-type="string" calcext:value-type="string">
            <text:p>Subgroup common-checks </text:p>
            <text:p>Normalmente usados para indicar marcar todo, ninguno, o algunos según algun criterio especifico del contexto.</text:p>
          </table:table-cell>
          <table:table-cell table:style-name="ce32" table:number-columns-repeated="4"/>
          <table:table-cell table:number-columns-repeated="1002"/>
        </table:table-row>
        <table:table-row table:style-name="ro6">
          <table:table-cell office:value-type="float" office:value="233" calcext:value-type="float">
            <text:p>233</text:p>
          </table:table-cell>
          <table:table-cell table:style-name="ce5" office:value-type="float" office:value="-2" calcext:value-type="float">
            <text:p>-2</text:p>
          </table:table-cell>
          <table:table-cell table:style-name="ce17" office:value-type="string" calcext:value-type="string">
            <text:p>common-check-off (ToolsSwing)</text:p>
          </table:table-cell>
          <table:table-cell table:style-name="ce17" table:formula="of:=SEARCH(&quot;(&quot;;[.C365])" office:value-type="float" office:value="18" calcext:value-type="float">
            <text:p>18</text:p>
          </table:table-cell>
          <table:table-cell table:style-name="ce17" table:formula="of:=LEFT([.C365];[.D365])" office:value-type="string" office:string-value="common-check-off (" calcext:value-type="string">
            <text:p>common-check-off (</text:p>
          </table:table-cell>
          <table:table-cell table:style-name="ce17" table:formula="of:=LEFT([.E365];LEN([.E365])-2)" office:value-type="string" office:string-value="common-check-off" calcext:value-type="string">
            <text:p>common-check-off</text:p>
          </table:table-cell>
          <table:table-cell/>
          <table:table-cell office:value-type="string" calcext:value-type="string">
            <text:p>no</text:p>
          </table:table-cell>
          <table:table-cell table:number-columns-repeated="8"/>
          <table:table-cell table:formula="of:=IF([.S365]&lt;&gt;[.C365];&quot;X&quot;;&quot;&quot;)">
            <text:p/>
          </table:table-cell>
          <table:table-cell table:style-name="ce10" office:value-type="float" office:value="-2" calcext:value-type="float">
            <text:p>-2</text:p>
          </table:table-cell>
          <table:table-cell table:style-name="ce10" office:value-type="string" calcext:value-type="string">
            <text:p>common-check-off (ToolsSwing)</text:p>
          </table:table-cell>
          <table:table-cell table:style-name="ce32" table:number-columns-repeated="3"/>
          <table:table-cell table:number-columns-repeated="1002"/>
        </table:table-row>
        <table:table-row table:style-name="ro5">
          <table:table-cell office:value-type="float" office:value="234" calcext:value-type="float">
            <text:p>234</text:p>
          </table:table-cell>
          <table:table-cell table:style-name="ce5" office:value-type="float" office:value="-2" calcext:value-type="float">
            <text:p>-2</text:p>
          </table:table-cell>
          <table:table-cell table:style-name="ce17" office:value-type="string" calcext:value-type="string">
            <text:p>common-check-on (ToolsSwing)</text:p>
          </table:table-cell>
          <table:table-cell table:style-name="ce17" table:formula="of:=SEARCH(&quot;(&quot;;[.C366])" office:value-type="float" office:value="17" calcext:value-type="float">
            <text:p>17</text:p>
          </table:table-cell>
          <table:table-cell table:style-name="ce17" table:formula="of:=LEFT([.C366];[.D366])" office:value-type="string" office:string-value="common-check-on (" calcext:value-type="string">
            <text:p>common-check-on (</text:p>
          </table:table-cell>
          <table:table-cell table:style-name="ce17" table:formula="of:=LEFT([.E366];LEN([.E366])-2)" office:value-type="string" office:string-value="common-check-on" calcext:value-type="string">
            <text:p>common-check-on</text:p>
          </table:table-cell>
          <table:table-cell/>
          <table:table-cell office:value-type="string" calcext:value-type="string">
            <text:p>no</text:p>
          </table:table-cell>
          <table:table-cell table:number-columns-repeated="8"/>
          <table:table-cell table:formula="of:=IF([.S366]&lt;&gt;[.C366];&quot;X&quot;;&quot;&quot;)">
            <text:p/>
          </table:table-cell>
          <table:table-cell table:style-name="ce10" office:value-type="float" office:value="-2" calcext:value-type="float">
            <text:p>-2</text:p>
          </table:table-cell>
          <table:table-cell table:style-name="ce10" office:value-type="string" calcext:value-type="string">
            <text:p>common-check-on (ToolsSwing)</text:p>
          </table:table-cell>
          <table:table-cell table:style-name="ce32" table:number-columns-repeated="3"/>
          <table:table-cell table:number-columns-repeated="1002"/>
        </table:table-row>
        <table:table-row table:style-name="ro5">
          <table:table-cell office:value-type="float" office:value="235" calcext:value-type="float">
            <text:p>235</text:p>
          </table:table-cell>
          <table:table-cell table:style-name="ce5" office:value-type="float" office:value="-2" calcext:value-type="float">
            <text:p>-2</text:p>
          </table:table-cell>
          <table:table-cell table:style-name="ce17" office:value-type="string" calcext:value-type="string">
            <text:p>common-check-onsmart (ToolsSwing)</text:p>
          </table:table-cell>
          <table:table-cell table:style-name="ce17" table:formula="of:=SEARCH(&quot;(&quot;;[.C367])" office:value-type="float" office:value="22" calcext:value-type="float">
            <text:p>22</text:p>
          </table:table-cell>
          <table:table-cell table:style-name="ce17" table:formula="of:=LEFT([.C367];[.D367])" office:value-type="string" office:string-value="common-check-onsmart (" calcext:value-type="string">
            <text:p>common-check-onsmart (</text:p>
          </table:table-cell>
          <table:table-cell table:style-name="ce17" table:formula="of:=LEFT([.E367];LEN([.E367])-2)" office:value-type="string" office:string-value="common-check-onsmart" calcext:value-type="string">
            <text:p>common-check-onsmart</text:p>
          </table:table-cell>
          <table:table-cell/>
          <table:table-cell office:value-type="string" calcext:value-type="string">
            <text:p>no</text:p>
          </table:table-cell>
          <table:table-cell table:number-columns-repeated="8"/>
          <table:table-cell table:formula="of:=IF([.S367]&lt;&gt;[.C367];&quot;X&quot;;&quot;&quot;)">
            <text:p/>
          </table:table-cell>
          <table:table-cell table:style-name="ce10" office:value-type="float" office:value="-2" calcext:value-type="float">
            <text:p>-2</text:p>
          </table:table-cell>
          <table:table-cell table:style-name="ce10" office:value-type="string" calcext:value-type="string">
            <text:p>common-check-onsmart (ToolsSwing)</text:p>
          </table:table-cell>
          <table:table-cell table:style-name="ce32" table:number-columns-repeated="3"/>
          <table:table-cell table:number-columns-repeated="1002"/>
        </table:table-row>
        <table:table-row table:style-name="ro5">
          <table:table-cell office:value-type="float" office:value="236" calcext:value-type="float">
            <text:p>236</text:p>
          </table:table-cell>
          <table:table-cell table:style-name="ce1" office:value-type="string" calcext:value-type="string">
            <text:p>Subgroup common-form </text:p>
            <text:p>Estos botones son usados en la barra de herramientas especifica de los formularios de datos.</text:p>
          </table:table-cell>
          <table:table-cell/>
          <table:table-cell table:style-name="ce17" table:number-columns-repeated="3"/>
          <table:table-cell/>
          <table:table-cell office:value-type="string" calcext:value-type="string">
            <text:p>no</text:p>
          </table:table-cell>
          <table:table-cell table:number-columns-repeated="8"/>
          <table:table-cell table:formula="of:=IF([.S368]&lt;&gt;[.C368];&quot;X&quot;;&quot;&quot;)">
            <text:p/>
          </table:table-cell>
          <table:table-cell table:style-name="ce14" office:value-type="string" calcext:value-type="string">
            <text:p>Subgroup common-form </text:p>
            <text:p>Estos botones son usados en la barra de herramientas especifica de los formularios de datos.</text:p>
          </table:table-cell>
          <table:table-cell table:style-name="ce32" table:number-columns-repeated="4"/>
          <table:table-cell table:number-columns-repeated="1002"/>
        </table:table-row>
        <table:table-row table:style-name="ro5">
          <table:table-cell office:value-type="float" office:value="237" calcext:value-type="float">
            <text:p>237</text:p>
          </table:table-cell>
          <table:table-cell table:style-name="ce5" office:value-type="float" office:value="-2" calcext:value-type="float">
            <text:p>-2</text:p>
          </table:table-cell>
          <table:table-cell table:style-name="ce17" office:value-type="string" calcext:value-type="string">
            <text:p>common-form-cancelnew (ToolsSwing)</text:p>
          </table:table-cell>
          <table:table-cell table:style-name="ce17" table:formula="of:=SEARCH(&quot;(&quot;;[.C369])" office:value-type="float" office:value="23" calcext:value-type="float">
            <text:p>23</text:p>
          </table:table-cell>
          <table:table-cell table:style-name="ce17" table:formula="of:=LEFT([.C369];[.D369])" office:value-type="string" office:string-value="common-form-cancelnew (" calcext:value-type="string">
            <text:p>common-form-cancelnew (</text:p>
          </table:table-cell>
          <table:table-cell table:style-name="ce17" table:formula="of:=LEFT([.E369];LEN([.E369])-2)" office:value-type="string" office:string-value="common-form-cancelnew" calcext:value-type="string">
            <text:p>common-form-cancelnew</text:p>
          </table:table-cell>
          <table:table-cell/>
          <table:table-cell office:value-type="string" calcext:value-type="string">
            <text:p>no</text:p>
          </table:table-cell>
          <table:table-cell table:number-columns-repeated="8"/>
          <table:table-cell table:formula="of:=IF([.S369]&lt;&gt;[.C369];&quot;X&quot;;&quot;&quot;)">
            <text:p/>
          </table:table-cell>
          <table:table-cell table:style-name="ce10" office:value-type="float" office:value="-2" calcext:value-type="float">
            <text:p>-2</text:p>
          </table:table-cell>
          <table:table-cell table:style-name="ce10" office:value-type="string" calcext:value-type="string">
            <text:p>common-form-cancelnew (ToolsSwing)</text:p>
          </table:table-cell>
          <table:table-cell table:style-name="ce32" table:number-columns-repeated="3"/>
          <table:table-cell table:number-columns-repeated="1002"/>
        </table:table-row>
        <table:table-row table:style-name="ro5">
          <table:table-cell office:value-type="float" office:value="238" calcext:value-type="float">
            <text:p>238</text:p>
          </table:table-cell>
          <table:table-cell table:style-name="ce5" office:value-type="float" office:value="-2" calcext:value-type="float">
            <text:p>-2</text:p>
          </table:table-cell>
          <table:table-cell table:style-name="ce17" office:value-type="string" calcext:value-type="string">
            <text:p>common-form-close (ToolsSwing)</text:p>
          </table:table-cell>
          <table:table-cell table:style-name="ce17" table:formula="of:=SEARCH(&quot;(&quot;;[.C370])" office:value-type="float" office:value="19" calcext:value-type="float">
            <text:p>19</text:p>
          </table:table-cell>
          <table:table-cell table:style-name="ce17" table:formula="of:=LEFT([.C370];[.D370])" office:value-type="string" office:string-value="common-form-close (" calcext:value-type="string">
            <text:p>common-form-close (</text:p>
          </table:table-cell>
          <table:table-cell table:style-name="ce17" table:formula="of:=LEFT([.E370];LEN([.E370])-2)" office:value-type="string" office:string-value="common-form-close" calcext:value-type="string">
            <text:p>common-form-close</text:p>
          </table:table-cell>
          <table:table-cell/>
          <table:table-cell office:value-type="string" calcext:value-type="string">
            <text:p>no</text:p>
          </table:table-cell>
          <table:table-cell table:number-columns-repeated="8"/>
          <table:table-cell table:formula="of:=IF([.S370]&lt;&gt;[.C370];&quot;X&quot;;&quot;&quot;)">
            <text:p/>
          </table:table-cell>
          <table:table-cell table:style-name="ce10" office:value-type="float" office:value="-2" calcext:value-type="float">
            <text:p>-2</text:p>
          </table:table-cell>
          <table:table-cell table:style-name="ce10" office:value-type="string" calcext:value-type="string">
            <text:p>common-form-close (ToolsSwing)</text:p>
          </table:table-cell>
          <table:table-cell table:style-name="ce32" table:number-columns-repeated="3"/>
          <table:table-cell table:number-columns-repeated="1002"/>
        </table:table-row>
        <table:table-row table:style-name="ro5">
          <table:table-cell office:value-type="float" office:value="239" calcext:value-type="float">
            <text:p>239</text:p>
          </table:table-cell>
          <table:table-cell table:style-name="ce5" office:value-type="float" office:value="-2" calcext:value-type="float">
            <text:p>-2</text:p>
          </table:table-cell>
          <table:table-cell table:style-name="ce17" office:value-type="string" calcext:value-type="string">
            <text:p>common-form-compute (ToolsSwing)</text:p>
          </table:table-cell>
          <table:table-cell table:style-name="ce17" table:formula="of:=SEARCH(&quot;(&quot;;[.C371])" office:value-type="float" office:value="21" calcext:value-type="float">
            <text:p>21</text:p>
          </table:table-cell>
          <table:table-cell table:style-name="ce17" table:formula="of:=LEFT([.C371];[.D371])" office:value-type="string" office:string-value="common-form-compute (" calcext:value-type="string">
            <text:p>common-form-compute (</text:p>
          </table:table-cell>
          <table:table-cell table:style-name="ce17" table:formula="of:=LEFT([.E371];LEN([.E371])-2)" office:value-type="string" office:string-value="common-form-compute" calcext:value-type="string">
            <text:p>common-form-compute</text:p>
          </table:table-cell>
          <table:table-cell/>
          <table:table-cell office:value-type="string" calcext:value-type="string">
            <text:p>no</text:p>
          </table:table-cell>
          <table:table-cell table:number-columns-repeated="8"/>
          <table:table-cell table:formula="of:=IF([.S371]&lt;&gt;[.C371];&quot;X&quot;;&quot;&quot;)">
            <text:p/>
          </table:table-cell>
          <table:table-cell table:style-name="ce10" office:value-type="float" office:value="-2" calcext:value-type="float">
            <text:p>-2</text:p>
          </table:table-cell>
          <table:table-cell table:style-name="ce10" office:value-type="string" calcext:value-type="string">
            <text:p>common-form-compute (ToolsSwing)</text:p>
          </table:table-cell>
          <table:table-cell table:style-name="ce32" table:number-columns-repeated="3"/>
          <table:table-cell table:number-columns-repeated="1002"/>
        </table:table-row>
        <table:table-row table:style-name="ro5">
          <table:table-cell office:value-type="float" office:value="240" calcext:value-type="float">
            <text:p>240</text:p>
          </table:table-cell>
          <table:table-cell table:style-name="ce5" office:value-type="float" office:value="-2" calcext:value-type="float">
            <text:p>-2</text:p>
          </table:table-cell>
          <table:table-cell table:style-name="ce17" office:value-type="string" calcext:value-type="string">
            <text:p>common-form-copy (ToolsSwing)</text:p>
          </table:table-cell>
          <table:table-cell table:style-name="ce17" table:formula="of:=SEARCH(&quot;(&quot;;[.C372])" office:value-type="float" office:value="18" calcext:value-type="float">
            <text:p>18</text:p>
          </table:table-cell>
          <table:table-cell table:style-name="ce17" table:formula="of:=LEFT([.C372];[.D372])" office:value-type="string" office:string-value="common-form-copy (" calcext:value-type="string">
            <text:p>common-form-copy (</text:p>
          </table:table-cell>
          <table:table-cell table:style-name="ce17" table:formula="of:=LEFT([.E372];LEN([.E372])-2)" office:value-type="string" office:string-value="common-form-copy" calcext:value-type="string">
            <text:p>common-form-copy</text:p>
          </table:table-cell>
          <table:table-cell/>
          <table:table-cell office:value-type="string" calcext:value-type="string">
            <text:p>no</text:p>
          </table:table-cell>
          <table:table-cell table:number-columns-repeated="8"/>
          <table:table-cell table:formula="of:=IF([.S372]&lt;&gt;[.C372];&quot;X&quot;;&quot;&quot;)">
            <text:p/>
          </table:table-cell>
          <table:table-cell table:style-name="ce10" office:value-type="float" office:value="-2" calcext:value-type="float">
            <text:p>-2</text:p>
          </table:table-cell>
          <table:table-cell table:style-name="ce10" office:value-type="string" calcext:value-type="string">
            <text:p>common-form-copy (ToolsSwing)</text:p>
          </table:table-cell>
          <table:table-cell table:style-name="ce32" table:number-columns-repeated="3"/>
          <table:table-cell table:number-columns-repeated="1002"/>
        </table:table-row>
        <table:table-row table:style-name="ro5">
          <table:table-cell office:value-type="float" office:value="241" calcext:value-type="float">
            <text:p>241</text:p>
          </table:table-cell>
          <table:table-cell table:style-name="ce5" office:value-type="float" office:value="-2" calcext:value-type="float">
            <text:p>-2</text:p>
          </table:table-cell>
          <table:table-cell table:style-name="ce17" office:value-type="string" calcext:value-type="string">
            <text:p>common-form-delete (ToolsSwing)</text:p>
          </table:table-cell>
          <table:table-cell table:style-name="ce17" table:formula="of:=SEARCH(&quot;(&quot;;[.C373])" office:value-type="float" office:value="20" calcext:value-type="float">
            <text:p>20</text:p>
          </table:table-cell>
          <table:table-cell table:style-name="ce17" table:formula="of:=LEFT([.C373];[.D373])" office:value-type="string" office:string-value="common-form-delete (" calcext:value-type="string">
            <text:p>common-form-delete (</text:p>
          </table:table-cell>
          <table:table-cell table:style-name="ce17" table:formula="of:=LEFT([.E373];LEN([.E373])-2)" office:value-type="string" office:string-value="common-form-delete" calcext:value-type="string">
            <text:p>common-form-delete</text:p>
          </table:table-cell>
          <table:table-cell/>
          <table:table-cell office:value-type="string" calcext:value-type="string">
            <text:p>no</text:p>
          </table:table-cell>
          <table:table-cell table:number-columns-repeated="8"/>
          <table:table-cell table:formula="of:=IF([.S373]&lt;&gt;[.C373];&quot;X&quot;;&quot;&quot;)">
            <text:p/>
          </table:table-cell>
          <table:table-cell table:style-name="ce10" office:value-type="float" office:value="-2" calcext:value-type="float">
            <text:p>-2</text:p>
          </table:table-cell>
          <table:table-cell table:style-name="ce10" office:value-type="string" calcext:value-type="string">
            <text:p>common-form-delete (ToolsSwing)</text:p>
          </table:table-cell>
          <table:table-cell table:style-name="ce32" table:number-columns-repeated="3"/>
          <table:table-cell table:number-columns-repeated="1002"/>
        </table:table-row>
        <table:table-row table:style-name="ro5">
          <table:table-cell office:value-type="float" office:value="242" calcext:value-type="float">
            <text:p>242</text:p>
          </table:table-cell>
          <table:table-cell table:style-name="ce5" office:value-type="float" office:value="-2" calcext:value-type="float">
            <text:p>-2</text:p>
          </table:table-cell>
          <table:table-cell table:style-name="ce17" office:value-type="string" calcext:value-type="string">
            <text:p>common-form-first (ToolsSwing)</text:p>
          </table:table-cell>
          <table:table-cell table:style-name="ce17" table:formula="of:=SEARCH(&quot;(&quot;;[.C374])" office:value-type="float" office:value="19" calcext:value-type="float">
            <text:p>19</text:p>
          </table:table-cell>
          <table:table-cell table:style-name="ce17" table:formula="of:=LEFT([.C374];[.D374])" office:value-type="string" office:string-value="common-form-first (" calcext:value-type="string">
            <text:p>common-form-first (</text:p>
          </table:table-cell>
          <table:table-cell table:style-name="ce17" table:formula="of:=LEFT([.E374];LEN([.E374])-2)" office:value-type="string" office:string-value="common-form-first" calcext:value-type="string">
            <text:p>common-form-first</text:p>
          </table:table-cell>
          <table:table-cell/>
          <table:table-cell office:value-type="string" calcext:value-type="string">
            <text:p>no</text:p>
          </table:table-cell>
          <table:table-cell table:number-columns-repeated="8"/>
          <table:table-cell table:formula="of:=IF([.S374]&lt;&gt;[.C374];&quot;X&quot;;&quot;&quot;)">
            <text:p/>
          </table:table-cell>
          <table:table-cell table:style-name="ce10" office:value-type="float" office:value="-2" calcext:value-type="float">
            <text:p>-2</text:p>
          </table:table-cell>
          <table:table-cell table:style-name="ce10" office:value-type="string" calcext:value-type="string">
            <text:p>common-form-first (ToolsSwing)</text:p>
          </table:table-cell>
          <table:table-cell table:style-name="ce32" table:number-columns-repeated="3"/>
          <table:table-cell table:number-columns-repeated="1002"/>
        </table:table-row>
        <table:table-row table:style-name="ro5">
          <table:table-cell office:value-type="float" office:value="243" calcext:value-type="float">
            <text:p>243</text:p>
          </table:table-cell>
          <table:table-cell table:style-name="ce5" office:value-type="float" office:value="-2" calcext:value-type="float">
            <text:p>-2</text:p>
          </table:table-cell>
          <table:table-cell table:style-name="ce17" office:value-type="string" calcext:value-type="string">
            <text:p>common-form-last (ToolsSwing)</text:p>
          </table:table-cell>
          <table:table-cell table:style-name="ce17" table:formula="of:=SEARCH(&quot;(&quot;;[.C375])" office:value-type="float" office:value="18" calcext:value-type="float">
            <text:p>18</text:p>
          </table:table-cell>
          <table:table-cell table:style-name="ce17" table:formula="of:=LEFT([.C375];[.D375])" office:value-type="string" office:string-value="common-form-last (" calcext:value-type="string">
            <text:p>common-form-last (</text:p>
          </table:table-cell>
          <table:table-cell table:style-name="ce17" table:formula="of:=LEFT([.E375];LEN([.E375])-2)" office:value-type="string" office:string-value="common-form-last" calcext:value-type="string">
            <text:p>common-form-last</text:p>
          </table:table-cell>
          <table:table-cell/>
          <table:table-cell office:value-type="string" calcext:value-type="string">
            <text:p>no</text:p>
          </table:table-cell>
          <table:table-cell table:number-columns-repeated="8"/>
          <table:table-cell table:formula="of:=IF([.S375]&lt;&gt;[.C375];&quot;X&quot;;&quot;&quot;)">
            <text:p/>
          </table:table-cell>
          <table:table-cell table:style-name="ce10" office:value-type="float" office:value="-2" calcext:value-type="float">
            <text:p>-2</text:p>
          </table:table-cell>
          <table:table-cell table:style-name="ce10" office:value-type="string" calcext:value-type="string">
            <text:p>common-form-last (ToolsSwing)</text:p>
          </table:table-cell>
          <table:table-cell table:style-name="ce32" table:number-columns-repeated="3"/>
          <table:table-cell table:number-columns-repeated="1002"/>
        </table:table-row>
        <table:table-row table:style-name="ro5">
          <table:table-cell office:value-type="float" office:value="244" calcext:value-type="float">
            <text:p>244</text:p>
          </table:table-cell>
          <table:table-cell table:style-name="ce5" office:value-type="float" office:value="-2" calcext:value-type="float">
            <text:p>-2</text:p>
          </table:table-cell>
          <table:table-cell table:style-name="ce17" office:value-type="string" calcext:value-type="string">
            <text:p>common-form-needrefresh (ToolsSwing)</text:p>
          </table:table-cell>
          <table:table-cell table:style-name="ce17" table:formula="of:=SEARCH(&quot;(&quot;;[.C376])" office:value-type="float" office:value="25" calcext:value-type="float">
            <text:p>25</text:p>
          </table:table-cell>
          <table:table-cell table:style-name="ce17" table:formula="of:=LEFT([.C376];[.D376])" office:value-type="string" office:string-value="common-form-needrefresh (" calcext:value-type="string">
            <text:p>common-form-needrefresh (</text:p>
          </table:table-cell>
          <table:table-cell table:style-name="ce17" table:formula="of:=LEFT([.E376];LEN([.E376])-2)" office:value-type="string" office:string-value="common-form-needrefresh" calcext:value-type="string">
            <text:p>common-form-needrefresh</text:p>
          </table:table-cell>
          <table:table-cell/>
          <table:table-cell office:value-type="string" calcext:value-type="string">
            <text:p>no</text:p>
          </table:table-cell>
          <table:table-cell table:number-columns-repeated="8"/>
          <table:table-cell table:formula="of:=IF([.S376]&lt;&gt;[.C376];&quot;X&quot;;&quot;&quot;)">
            <text:p/>
          </table:table-cell>
          <table:table-cell table:style-name="ce10" office:value-type="float" office:value="-2" calcext:value-type="float">
            <text:p>-2</text:p>
          </table:table-cell>
          <table:table-cell table:style-name="ce10" office:value-type="string" calcext:value-type="string">
            <text:p>common-form-needrefresh (ToolsSwing)</text:p>
          </table:table-cell>
          <table:table-cell table:style-name="ce32" table:number-columns-repeated="3"/>
          <table:table-cell table:number-columns-repeated="1002"/>
        </table:table-row>
        <table:table-row table:style-name="ro6">
          <table:table-cell office:value-type="float" office:value="245" calcext:value-type="float">
            <text:p>245</text:p>
          </table:table-cell>
          <table:table-cell table:style-name="ce5" office:value-type="float" office:value="-2" calcext:value-type="float">
            <text:p>-2</text:p>
          </table:table-cell>
          <table:table-cell table:style-name="ce17" office:value-type="string" calcext:value-type="string">
            <text:p>common-form-new (ToolsSwing)</text:p>
          </table:table-cell>
          <table:table-cell table:style-name="ce17" table:formula="of:=SEARCH(&quot;(&quot;;[.C377])" office:value-type="float" office:value="17" calcext:value-type="float">
            <text:p>17</text:p>
          </table:table-cell>
          <table:table-cell table:style-name="ce17" table:formula="of:=LEFT([.C377];[.D377])" office:value-type="string" office:string-value="common-form-new (" calcext:value-type="string">
            <text:p>common-form-new (</text:p>
          </table:table-cell>
          <table:table-cell table:style-name="ce17" table:formula="of:=LEFT([.E377];LEN([.E377])-2)" office:value-type="string" office:string-value="common-form-new" calcext:value-type="string">
            <text:p>common-form-new</text:p>
          </table:table-cell>
          <table:table-cell/>
          <table:table-cell office:value-type="string" calcext:value-type="string">
            <text:p>no</text:p>
          </table:table-cell>
          <table:table-cell table:number-columns-repeated="8"/>
          <table:table-cell table:formula="of:=IF([.S377]&lt;&gt;[.C377];&quot;X&quot;;&quot;&quot;)">
            <text:p/>
          </table:table-cell>
          <table:table-cell table:style-name="ce10" office:value-type="float" office:value="-2" calcext:value-type="float">
            <text:p>-2</text:p>
          </table:table-cell>
          <table:table-cell table:style-name="ce10" office:value-type="string" calcext:value-type="string">
            <text:p>common-form-new (ToolsSwing)</text:p>
          </table:table-cell>
          <table:table-cell table:style-name="ce32" table:number-columns-repeated="3"/>
          <table:table-cell table:number-columns-repeated="1002"/>
        </table:table-row>
        <table:table-row table:style-name="ro5">
          <table:table-cell office:value-type="float" office:value="246" calcext:value-type="float">
            <text:p>246</text:p>
          </table:table-cell>
          <table:table-cell table:style-name="ce5" office:value-type="float" office:value="-2" calcext:value-type="float">
            <text:p>-2</text:p>
          </table:table-cell>
          <table:table-cell table:style-name="ce17" office:value-type="string" calcext:value-type="string">
            <text:p>common-form-next (ToolsSwing)</text:p>
          </table:table-cell>
          <table:table-cell table:style-name="ce17" table:formula="of:=SEARCH(&quot;(&quot;;[.C378])" office:value-type="float" office:value="18" calcext:value-type="float">
            <text:p>18</text:p>
          </table:table-cell>
          <table:table-cell table:style-name="ce17" table:formula="of:=LEFT([.C378];[.D378])" office:value-type="string" office:string-value="common-form-next (" calcext:value-type="string">
            <text:p>common-form-next (</text:p>
          </table:table-cell>
          <table:table-cell table:style-name="ce17" table:formula="of:=LEFT([.E378];LEN([.E378])-2)" office:value-type="string" office:string-value="common-form-next" calcext:value-type="string">
            <text:p>common-form-next</text:p>
          </table:table-cell>
          <table:table-cell/>
          <table:table-cell office:value-type="string" calcext:value-type="string">
            <text:p>no</text:p>
          </table:table-cell>
          <table:table-cell table:number-columns-repeated="8"/>
          <table:table-cell table:formula="of:=IF([.S378]&lt;&gt;[.C378];&quot;X&quot;;&quot;&quot;)">
            <text:p/>
          </table:table-cell>
          <table:table-cell table:style-name="ce10" office:value-type="float" office:value="-2" calcext:value-type="float">
            <text:p>-2</text:p>
          </table:table-cell>
          <table:table-cell table:style-name="ce10" office:value-type="string" calcext:value-type="string">
            <text:p>common-form-next (ToolsSwing)</text:p>
          </table:table-cell>
          <table:table-cell table:style-name="ce32" table:number-columns-repeated="3"/>
          <table:table-cell table:number-columns-repeated="1002"/>
        </table:table-row>
        <table:table-row table:style-name="ro5">
          <table:table-cell office:value-type="float" office:value="247" calcext:value-type="float">
            <text:p>247</text:p>
          </table:table-cell>
          <table:table-cell table:style-name="ce5" office:value-type="float" office:value="-2" calcext:value-type="float">
            <text:p>-2</text:p>
          </table:table-cell>
          <table:table-cell table:style-name="ce17" office:value-type="string" calcext:value-type="string">
            <text:p>common-form-previous (ToolsSwing)</text:p>
          </table:table-cell>
          <table:table-cell table:style-name="ce17" table:formula="of:=SEARCH(&quot;(&quot;;[.C379])" office:value-type="float" office:value="22" calcext:value-type="float">
            <text:p>22</text:p>
          </table:table-cell>
          <table:table-cell table:style-name="ce17" table:formula="of:=LEFT([.C379];[.D379])" office:value-type="string" office:string-value="common-form-previous (" calcext:value-type="string">
            <text:p>common-form-previous (</text:p>
          </table:table-cell>
          <table:table-cell table:style-name="ce17" table:formula="of:=LEFT([.E379];LEN([.E379])-2)" office:value-type="string" office:string-value="common-form-previous" calcext:value-type="string">
            <text:p>common-form-previous</text:p>
          </table:table-cell>
          <table:table-cell/>
          <table:table-cell office:value-type="string" calcext:value-type="string">
            <text:p>no</text:p>
          </table:table-cell>
          <table:table-cell table:number-columns-repeated="8"/>
          <table:table-cell table:formula="of:=IF([.S379]&lt;&gt;[.C379];&quot;X&quot;;&quot;&quot;)">
            <text:p/>
          </table:table-cell>
          <table:table-cell table:style-name="ce10" office:value-type="float" office:value="-2" calcext:value-type="float">
            <text:p>-2</text:p>
          </table:table-cell>
          <table:table-cell table:style-name="ce10" office:value-type="string" calcext:value-type="string">
            <text:p>common-form-previous (ToolsSwing)</text:p>
          </table:table-cell>
          <table:table-cell table:style-name="ce32" table:number-columns-repeated="3"/>
          <table:table-cell table:number-columns-repeated="1002"/>
        </table:table-row>
        <table:table-row table:style-name="ro5">
          <table:table-cell office:value-type="float" office:value="248" calcext:value-type="float">
            <text:p>248</text:p>
          </table:table-cell>
          <table:table-cell table:style-name="ce5" office:value-type="float" office:value="-2" calcext:value-type="float">
            <text:p>-2</text:p>
          </table:table-cell>
          <table:table-cell table:style-name="ce17" office:value-type="string" calcext:value-type="string">
            <text:p>common-form-print (ToolsSwing)</text:p>
          </table:table-cell>
          <table:table-cell table:style-name="ce17" table:formula="of:=SEARCH(&quot;(&quot;;[.C380])" office:value-type="float" office:value="19" calcext:value-type="float">
            <text:p>19</text:p>
          </table:table-cell>
          <table:table-cell table:style-name="ce17" table:formula="of:=LEFT([.C380];[.D380])" office:value-type="string" office:string-value="common-form-print (" calcext:value-type="string">
            <text:p>common-form-print (</text:p>
          </table:table-cell>
          <table:table-cell table:style-name="ce17" table:formula="of:=LEFT([.E380];LEN([.E380])-2)" office:value-type="string" office:string-value="common-form-print" calcext:value-type="string">
            <text:p>common-form-print</text:p>
          </table:table-cell>
          <table:table-cell/>
          <table:table-cell office:value-type="string" calcext:value-type="string">
            <text:p>no</text:p>
          </table:table-cell>
          <table:table-cell table:number-columns-repeated="8"/>
          <table:table-cell table:formula="of:=IF([.S380]&lt;&gt;[.C380];&quot;X&quot;;&quot;&quot;)">
            <text:p/>
          </table:table-cell>
          <table:table-cell table:style-name="ce10" office:value-type="float" office:value="-2" calcext:value-type="float">
            <text:p>-2</text:p>
          </table:table-cell>
          <table:table-cell table:style-name="ce10" office:value-type="string" calcext:value-type="string">
            <text:p>common-form-print (ToolsSwing)</text:p>
          </table:table-cell>
          <table:table-cell table:style-name="ce32" table:number-columns-repeated="3"/>
          <table:table-cell table:number-columns-repeated="1002"/>
        </table:table-row>
        <table:table-row table:style-name="ro5">
          <table:table-cell office:value-type="float" office:value="249" calcext:value-type="float">
            <text:p>249</text:p>
          </table:table-cell>
          <table:table-cell table:style-name="ce5" office:value-type="float" office:value="-2" calcext:value-type="float">
            <text:p>-2</text:p>
          </table:table-cell>
          <table:table-cell table:style-name="ce17" office:value-type="string" calcext:value-type="string">
            <text:p>common-form-problemindicator (ToolsSwing)</text:p>
          </table:table-cell>
          <table:table-cell table:style-name="ce17" table:formula="of:=SEARCH(&quot;(&quot;;[.C381])" office:value-type="float" office:value="30" calcext:value-type="float">
            <text:p>30</text:p>
          </table:table-cell>
          <table:table-cell table:style-name="ce17" table:formula="of:=LEFT([.C381];[.D381])" office:value-type="string" office:string-value="common-form-problemindicator (" calcext:value-type="string">
            <text:p>common-form-problemindicator (</text:p>
          </table:table-cell>
          <table:table-cell table:style-name="ce17" table:formula="of:=LEFT([.E381];LEN([.E381])-2)" office:value-type="string" office:string-value="common-form-problemindicator" calcext:value-type="string">
            <text:p>common-form-problemindicator</text:p>
          </table:table-cell>
          <table:table-cell/>
          <table:table-cell office:value-type="string" calcext:value-type="string">
            <text:p>no</text:p>
          </table:table-cell>
          <table:table-cell table:number-columns-repeated="8"/>
          <table:table-cell table:formula="of:=IF([.S381]&lt;&gt;[.C381];&quot;X&quot;;&quot;&quot;)">
            <text:p/>
          </table:table-cell>
          <table:table-cell table:style-name="ce10" office:value-type="float" office:value="-2" calcext:value-type="float">
            <text:p>-2</text:p>
          </table:table-cell>
          <table:table-cell table:style-name="ce10" office:value-type="string" calcext:value-type="string">
            <text:p>common-form-problemindicator (ToolsSwing)</text:p>
          </table:table-cell>
          <table:table-cell table:style-name="ce32" table:number-columns-repeated="3"/>
          <table:table-cell table:number-columns-repeated="1002"/>
        </table:table-row>
        <table:table-row table:style-name="ro5">
          <table:table-cell office:value-type="float" office:value="250" calcext:value-type="float">
            <text:p>250</text:p>
          </table:table-cell>
          <table:table-cell table:style-name="ce5" office:value-type="float" office:value="-2" calcext:value-type="float">
            <text:p>-2</text:p>
          </table:table-cell>
          <table:table-cell table:style-name="ce17" office:value-type="string" calcext:value-type="string">
            <text:p>common-form-refresh (ToolsSwing)</text:p>
          </table:table-cell>
          <table:table-cell table:style-name="ce17" table:formula="of:=SEARCH(&quot;(&quot;;[.C382])" office:value-type="float" office:value="21" calcext:value-type="float">
            <text:p>21</text:p>
          </table:table-cell>
          <table:table-cell table:style-name="ce17" table:formula="of:=LEFT([.C382];[.D382])" office:value-type="string" office:string-value="common-form-refresh (" calcext:value-type="string">
            <text:p>common-form-refresh (</text:p>
          </table:table-cell>
          <table:table-cell table:style-name="ce17" table:formula="of:=LEFT([.E382];LEN([.E382])-2)" office:value-type="string" office:string-value="common-form-refresh" calcext:value-type="string">
            <text:p>common-form-refresh</text:p>
          </table:table-cell>
          <table:table-cell/>
          <table:table-cell office:value-type="string" calcext:value-type="string">
            <text:p>no</text:p>
          </table:table-cell>
          <table:table-cell table:number-columns-repeated="8"/>
          <table:table-cell table:formula="of:=IF([.S382]&lt;&gt;[.C382];&quot;X&quot;;&quot;&quot;)">
            <text:p/>
          </table:table-cell>
          <table:table-cell table:style-name="ce10" office:value-type="float" office:value="-2" calcext:value-type="float">
            <text:p>-2</text:p>
          </table:table-cell>
          <table:table-cell table:style-name="ce10" office:value-type="string" calcext:value-type="string">
            <text:p>common-form-refresh (ToolsSwing)</text:p>
          </table:table-cell>
          <table:table-cell table:style-name="ce32" table:number-columns-repeated="3"/>
          <table:table-cell table:number-columns-repeated="1002"/>
        </table:table-row>
        <table:table-row table:style-name="ro5">
          <table:table-cell office:value-type="float" office:value="251" calcext:value-type="float">
            <text:p>251</text:p>
          </table:table-cell>
          <table:table-cell table:style-name="ce5" office:value-type="float" office:value="-2" calcext:value-type="float">
            <text:p>-2</text:p>
          </table:table-cell>
          <table:table-cell table:style-name="ce17" office:value-type="string" calcext:value-type="string">
            <text:p>common-form-save (ToolsSwing)</text:p>
          </table:table-cell>
          <table:table-cell table:style-name="ce17" table:formula="of:=SEARCH(&quot;(&quot;;[.C383])" office:value-type="float" office:value="18" calcext:value-type="float">
            <text:p>18</text:p>
          </table:table-cell>
          <table:table-cell table:style-name="ce17" table:formula="of:=LEFT([.C383];[.D383])" office:value-type="string" office:string-value="common-form-save (" calcext:value-type="string">
            <text:p>common-form-save (</text:p>
          </table:table-cell>
          <table:table-cell table:style-name="ce17" table:formula="of:=LEFT([.E383];LEN([.E383])-2)" office:value-type="string" office:string-value="common-form-save" calcext:value-type="string">
            <text:p>common-form-save</text:p>
          </table:table-cell>
          <table:table-cell/>
          <table:table-cell office:value-type="string" calcext:value-type="string">
            <text:p>no</text:p>
          </table:table-cell>
          <table:table-cell table:number-columns-repeated="8"/>
          <table:table-cell table:formula="of:=IF([.S383]&lt;&gt;[.C383];&quot;X&quot;;&quot;&quot;)">
            <text:p/>
          </table:table-cell>
          <table:table-cell table:style-name="ce10" office:value-type="float" office:value="-2" calcext:value-type="float">
            <text:p>-2</text:p>
          </table:table-cell>
          <table:table-cell table:style-name="ce10" office:value-type="string" calcext:value-type="string">
            <text:p>common-form-save (ToolsSwing)</text:p>
          </table:table-cell>
          <table:table-cell table:style-name="ce32" table:number-columns-repeated="3"/>
          <table:table-cell table:number-columns-repeated="1002"/>
        </table:table-row>
        <table:table-row table:style-name="ro5">
          <table:table-cell office:value-type="float" office:value="252" calcext:value-type="float">
            <text:p>252</text:p>
          </table:table-cell>
          <table:table-cell table:style-name="ce5" office:value-type="float" office:value="-2" calcext:value-type="float">
            <text:p>-2</text:p>
          </table:table-cell>
          <table:table-cell table:style-name="ce17" office:value-type="string" calcext:value-type="string">
            <text:p>common-form-search (ToolsSwing)</text:p>
          </table:table-cell>
          <table:table-cell table:style-name="ce17" table:formula="of:=SEARCH(&quot;(&quot;;[.C384])" office:value-type="float" office:value="20" calcext:value-type="float">
            <text:p>20</text:p>
          </table:table-cell>
          <table:table-cell table:style-name="ce17" table:formula="of:=LEFT([.C384];[.D384])" office:value-type="string" office:string-value="common-form-search (" calcext:value-type="string">
            <text:p>common-form-search (</text:p>
          </table:table-cell>
          <table:table-cell table:style-name="ce17" table:formula="of:=LEFT([.E384];LEN([.E384])-2)" office:value-type="string" office:string-value="common-form-search" calcext:value-type="string">
            <text:p>common-form-search</text:p>
          </table:table-cell>
          <table:table-cell/>
          <table:table-cell office:value-type="string" calcext:value-type="string">
            <text:p>no</text:p>
          </table:table-cell>
          <table:table-cell table:number-columns-repeated="8"/>
          <table:table-cell table:formula="of:=IF([.S384]&lt;&gt;[.C384];&quot;X&quot;;&quot;&quot;)">
            <text:p/>
          </table:table-cell>
          <table:table-cell table:style-name="ce10" office:value-type="float" office:value="-2" calcext:value-type="float">
            <text:p>-2</text:p>
          </table:table-cell>
          <table:table-cell table:style-name="ce10" office:value-type="string" calcext:value-type="string">
            <text:p>common-form-search (ToolsSwing)</text:p>
          </table:table-cell>
          <table:table-cell table:style-name="ce32" table:number-columns-repeated="3"/>
          <table:table-cell table:number-columns-repeated="1002"/>
        </table:table-row>
        <table:table-row table:style-name="ro5">
          <table:table-cell office:value-type="float" office:value="253" calcext:value-type="float">
            <text:p>253</text:p>
          </table:table-cell>
          <table:table-cell table:style-name="ce1" office:value-type="string" calcext:value-type="string">
            <text:p>Subgroup common-others</text:p>
          </table:table-cell>
          <table:table-cell/>
          <table:table-cell table:style-name="ce17" table:number-columns-repeated="3"/>
          <table:table-cell/>
          <table:table-cell office:value-type="string" calcext:value-type="string">
            <text:p>no</text:p>
          </table:table-cell>
          <table:table-cell table:number-columns-repeated="8"/>
          <table:table-cell table:formula="of:=IF([.S385]&lt;&gt;[.C385];&quot;X&quot;;&quot;&quot;)">
            <text:p/>
          </table:table-cell>
          <table:table-cell table:style-name="ce14" office:value-type="string" calcext:value-type="string">
            <text:p>Subgroup common-others</text:p>
          </table:table-cell>
          <table:table-cell table:style-name="ce32" table:number-columns-repeated="4"/>
          <table:table-cell table:number-columns-repeated="1002"/>
        </table:table-row>
        <table:table-row table:style-name="ro5">
          <table:table-cell office:value-type="float" office:value="254" calcext:value-type="float">
            <text:p>254</text:p>
          </table:table-cell>
          <table:table-cell table:style-name="ce5" office:value-type="float" office:value="-2" calcext:value-type="float">
            <text:p>-2</text:p>
          </table:table-cell>
          <table:table-cell table:style-name="ce17" office:value-type="string" calcext:value-type="string">
            <text:p>common-add (ToolsSwing)</text:p>
          </table:table-cell>
          <table:table-cell table:style-name="ce17" table:formula="of:=SEARCH(&quot;(&quot;;[.C386])" office:value-type="float" office:value="12" calcext:value-type="float">
            <text:p>12</text:p>
          </table:table-cell>
          <table:table-cell table:style-name="ce17" table:formula="of:=LEFT([.C386];[.D386])" office:value-type="string" office:string-value="common-add (" calcext:value-type="string">
            <text:p>common-add (</text:p>
          </table:table-cell>
          <table:table-cell table:style-name="ce17" table:formula="of:=LEFT([.E386];LEN([.E386])-2)" office:value-type="string" office:string-value="common-add" calcext:value-type="string">
            <text:p>common-add</text:p>
          </table:table-cell>
          <table:table-cell/>
          <table:table-cell office:value-type="string" calcext:value-type="string">
            <text:p>no</text:p>
          </table:table-cell>
          <table:table-cell table:number-columns-repeated="8"/>
          <table:table-cell table:formula="of:=IF([.S386]&lt;&gt;[.C386];&quot;X&quot;;&quot;&quot;)">
            <text:p/>
          </table:table-cell>
          <table:table-cell table:style-name="ce10" office:value-type="float" office:value="-2" calcext:value-type="float">
            <text:p>-2</text:p>
          </table:table-cell>
          <table:table-cell table:style-name="ce10" office:value-type="string" calcext:value-type="string">
            <text:p>common-add (ToolsSwing)</text:p>
          </table:table-cell>
          <table:table-cell table:style-name="ce32" table:number-columns-repeated="3"/>
          <table:table-cell table:number-columns-repeated="1002"/>
        </table:table-row>
        <table:table-row table:style-name="ro5">
          <table:table-cell office:value-type="float" office:value="255" calcext:value-type="float">
            <text:p>255</text:p>
          </table:table-cell>
          <table:table-cell table:style-name="ce5" office:value-type="float" office:value="-2" calcext:value-type="float">
            <text:p>-2</text:p>
          </table:table-cell>
          <table:table-cell table:style-name="ce17" office:value-type="string" calcext:value-type="string">
            <text:p>common-applychanges (ToolsSwing)</text:p>
          </table:table-cell>
          <table:table-cell table:style-name="ce17" table:formula="of:=SEARCH(&quot;(&quot;;[.C387])" office:value-type="float" office:value="21" calcext:value-type="float">
            <text:p>21</text:p>
          </table:table-cell>
          <table:table-cell table:style-name="ce17" table:formula="of:=LEFT([.C387];[.D387])" office:value-type="string" office:string-value="common-applychanges (" calcext:value-type="string">
            <text:p>common-applychanges (</text:p>
          </table:table-cell>
          <table:table-cell table:style-name="ce17" table:formula="of:=LEFT([.E387];LEN([.E387])-2)" office:value-type="string" office:string-value="common-applychanges" calcext:value-type="string">
            <text:p>common-applychanges</text:p>
          </table:table-cell>
          <table:table-cell/>
          <table:table-cell office:value-type="string" calcext:value-type="string">
            <text:p>no</text:p>
          </table:table-cell>
          <table:table-cell table:number-columns-repeated="8"/>
          <table:table-cell table:formula="of:=IF([.S387]&lt;&gt;[.C387];&quot;X&quot;;&quot;&quot;)">
            <text:p/>
          </table:table-cell>
          <table:table-cell table:style-name="ce10" office:value-type="float" office:value="-2" calcext:value-type="float">
            <text:p>-2</text:p>
          </table:table-cell>
          <table:table-cell table:style-name="ce10" office:value-type="string" calcext:value-type="string">
            <text:p>common-applychanges (ToolsSwing)</text:p>
          </table:table-cell>
          <table:table-cell table:style-name="ce32" table:number-columns-repeated="3"/>
          <table:table-cell table:number-columns-repeated="1002"/>
        </table:table-row>
        <table:table-row table:style-name="ro5">
          <table:table-cell office:value-type="float" office:value="256" calcext:value-type="float">
            <text:p>256</text:p>
          </table:table-cell>
          <table:table-cell table:style-name="ce5"/>
          <table:table-cell table:style-name="ce17" office:value-type="string" calcext:value-type="string">
            <text:p>Aparece en botones normalmente con la etiqueta ?Aplicar cambios?.</text:p>
          </table:table-cell>
          <table:table-cell table:style-name="ce17" table:number-columns-repeated="3"/>
          <table:table-cell/>
          <table:table-cell office:value-type="string" calcext:value-type="string">
            <text:p>no</text:p>
          </table:table-cell>
          <table:table-cell table:number-columns-repeated="8"/>
          <table:table-cell table:formula="of:=IF([.S388]&lt;&gt;[.C388];&quot;X&quot;;&quot;&quot;)">
            <text:p/>
          </table:table-cell>
          <table:table-cell table:style-name="ce10"/>
          <table:table-cell table:style-name="ce10" office:value-type="string" calcext:value-type="string">
            <text:p>Aparece en botones normalmente con la etiqueta ?Aplicar cambios?.</text:p>
          </table:table-cell>
          <table:table-cell table:style-name="ce32" table:number-columns-repeated="3"/>
          <table:table-cell table:number-columns-repeated="1002"/>
        </table:table-row>
        <table:table-row table:style-name="ro5">
          <table:table-cell office:value-type="float" office:value="257" calcext:value-type="float">
            <text:p>257</text:p>
          </table:table-cell>
          <table:table-cell table:style-name="ce5" office:value-type="float" office:value="-2" calcext:value-type="float">
            <text:p>-2</text:p>
          </table:table-cell>
          <table:table-cell table:style-name="ce17" office:value-type="string" calcext:value-type="string">
            <text:p>common-copy (ToolsSwing)</text:p>
          </table:table-cell>
          <table:table-cell table:style-name="ce17" table:formula="of:=SEARCH(&quot;(&quot;;[.C389])" office:value-type="float" office:value="13" calcext:value-type="float">
            <text:p>13</text:p>
          </table:table-cell>
          <table:table-cell table:style-name="ce17" table:formula="of:=LEFT([.C389];[.D389])" office:value-type="string" office:string-value="common-copy (" calcext:value-type="string">
            <text:p>common-copy (</text:p>
          </table:table-cell>
          <table:table-cell table:style-name="ce17" table:formula="of:=LEFT([.E389];LEN([.E389])-2)" office:value-type="string" office:string-value="common-copy" calcext:value-type="string">
            <text:p>common-copy</text:p>
          </table:table-cell>
          <table:table-cell/>
          <table:table-cell office:value-type="string" calcext:value-type="string">
            <text:p>no</text:p>
          </table:table-cell>
          <table:table-cell table:number-columns-repeated="8"/>
          <table:table-cell table:formula="of:=IF([.S389]&lt;&gt;[.C389];&quot;X&quot;;&quot;&quot;)">
            <text:p/>
          </table:table-cell>
          <table:table-cell table:style-name="ce10" office:value-type="float" office:value="-2" calcext:value-type="float">
            <text:p>-2</text:p>
          </table:table-cell>
          <table:table-cell table:style-name="ce10" office:value-type="string" calcext:value-type="string">
            <text:p>common-copy (ToolsSwing)</text:p>
          </table:table-cell>
          <table:table-cell table:style-name="ce32" table:number-columns-repeated="3"/>
          <table:table-cell table:number-columns-repeated="1002"/>
        </table:table-row>
        <table:table-row table:style-name="ro10">
          <table:table-cell office:value-type="float" office:value="259" calcext:value-type="float">
            <text:p>259</text:p>
          </table:table-cell>
          <table:table-cell table:style-name="ce5"/>
          <table:table-cell table:style-name="ce17" office:value-type="string" calcext:value-type="string">
            <text:p>Se presenta junto algunas cajas de texto que permiten filtrar el contenido de una lista o tabla. El usuario introduce en la caja el filtro y pulsa enter o hace clic en este botón para que se ejecute el filtro.</text:p>
          </table:table-cell>
          <table:table-cell table:style-name="ce17" table:number-columns-repeated="3"/>
          <table:table-cell/>
          <table:table-cell office:value-type="string" calcext:value-type="string">
            <text:p>no</text:p>
          </table:table-cell>
          <table:table-cell table:number-columns-repeated="8"/>
          <table:table-cell table:formula="of:=IF([.S390]&lt;&gt;[.C390];&quot;X&quot;;&quot;&quot;)">
            <text:p/>
          </table:table-cell>
          <table:table-cell table:style-name="ce10"/>
          <table:table-cell table:style-name="ce10" office:value-type="string" calcext:value-type="string">
            <text:p>Se presenta junto algunas cajas de texto que permiten filtrar el contenido de una lista o tabla. El usuario introduce en la caja el filtro y pulsa enter o hace clic en este botón para que se ejecute el filtro.</text:p>
          </table:table-cell>
          <table:table-cell table:style-name="ce32" table:number-columns-repeated="3"/>
          <table:table-cell table:number-columns-repeated="1002"/>
        </table:table-row>
        <table:table-row table:style-name="ro5">
          <table:table-cell office:value-type="float" office:value="260" calcext:value-type="float">
            <text:p>260</text:p>
          </table:table-cell>
          <table:table-cell table:style-name="ce5" office:value-type="float" office:value="-2" calcext:value-type="float">
            <text:p>-2</text:p>
          </table:table-cell>
          <table:table-cell table:style-name="ce17" office:value-type="string" calcext:value-type="string">
            <text:p>common-more (ToolsSwing)</text:p>
          </table:table-cell>
          <table:table-cell table:style-name="ce17" table:formula="of:=SEARCH(&quot;(&quot;;[.C391])" office:value-type="float" office:value="13" calcext:value-type="float">
            <text:p>13</text:p>
          </table:table-cell>
          <table:table-cell table:style-name="ce17" table:formula="of:=LEFT([.C391];[.D391])" office:value-type="string" office:string-value="common-more (" calcext:value-type="string">
            <text:p>common-more (</text:p>
          </table:table-cell>
          <table:table-cell table:style-name="ce17" table:formula="of:=LEFT([.E391];LEN([.E391])-2)" office:value-type="string" office:string-value="common-more" calcext:value-type="string">
            <text:p>common-more</text:p>
          </table:table-cell>
          <table:table-cell/>
          <table:table-cell office:value-type="string" calcext:value-type="string">
            <text:p>no</text:p>
          </table:table-cell>
          <table:table-cell table:number-columns-repeated="8"/>
          <table:table-cell table:formula="of:=IF([.S391]&lt;&gt;[.C391];&quot;X&quot;;&quot;&quot;)">
            <text:p/>
          </table:table-cell>
          <table:table-cell table:style-name="ce10" office:value-type="float" office:value="-2" calcext:value-type="float">
            <text:p>-2</text:p>
          </table:table-cell>
          <table:table-cell table:style-name="ce10" office:value-type="string" calcext:value-type="string">
            <text:p>common-more (ToolsSwing)</text:p>
          </table:table-cell>
          <table:table-cell table:style-name="ce32" table:number-columns-repeated="3"/>
          <table:table-cell table:number-columns-repeated="1002"/>
        </table:table-row>
        <table:table-row table:style-name="ro5">
          <table:table-cell office:value-type="float" office:value="261" calcext:value-type="float">
            <text:p>261</text:p>
          </table:table-cell>
          <table:table-cell table:style-name="ce5"/>
          <table:table-cell table:style-name="ce17" office:value-type="string" calcext:value-type="string">
            <text:p>Usado en botones que normalmente llevan la etiqueta ?Mas??.</text:p>
          </table:table-cell>
          <table:table-cell table:style-name="ce17" table:number-columns-repeated="3"/>
          <table:table-cell/>
          <table:table-cell office:value-type="string" calcext:value-type="string">
            <text:p>no</text:p>
          </table:table-cell>
          <table:table-cell table:number-columns-repeated="8"/>
          <table:table-cell table:formula="of:=IF([.S392]&lt;&gt;[.C392];&quot;X&quot;;&quot;&quot;)">
            <text:p/>
          </table:table-cell>
          <table:table-cell table:style-name="ce10"/>
          <table:table-cell table:style-name="ce10" office:value-type="string" calcext:value-type="string">
            <text:p>Usado en botones que normalmente llevan la etiqueta ?Mas??.</text:p>
          </table:table-cell>
          <table:table-cell table:style-name="ce32" table:number-columns-repeated="3"/>
          <table:table-cell table:number-columns-repeated="1002"/>
        </table:table-row>
        <table:table-row table:style-name="ro5">
          <table:table-cell office:value-type="float" office:value="262" calcext:value-type="float">
            <text:p>262</text:p>
          </table:table-cell>
          <table:table-cell table:style-name="ce5" office:value-type="float" office:value="-2" calcext:value-type="float">
            <text:p>-2</text:p>
          </table:table-cell>
          <table:table-cell table:style-name="ce17" office:value-type="string" calcext:value-type="string">
            <text:p>common-refresh (ToolsSwing)</text:p>
          </table:table-cell>
          <table:table-cell table:style-name="ce17" table:formula="of:=SEARCH(&quot;(&quot;;[.C393])" office:value-type="float" office:value="16" calcext:value-type="float">
            <text:p>16</text:p>
          </table:table-cell>
          <table:table-cell table:style-name="ce17" table:formula="of:=LEFT([.C393];[.D393])" office:value-type="string" office:string-value="common-refresh (" calcext:value-type="string">
            <text:p>common-refresh (</text:p>
          </table:table-cell>
          <table:table-cell table:style-name="ce17" table:formula="of:=LEFT([.E393];LEN([.E393])-2)" office:value-type="string" office:string-value="common-refresh" calcext:value-type="string">
            <text:p>common-refresh</text:p>
          </table:table-cell>
          <table:table-cell/>
          <table:table-cell office:value-type="string" calcext:value-type="string">
            <text:p>no</text:p>
          </table:table-cell>
          <table:table-cell table:number-columns-repeated="8"/>
          <table:table-cell table:formula="of:=IF([.S393]&lt;&gt;[.C393];&quot;X&quot;;&quot;&quot;)">
            <text:p/>
          </table:table-cell>
          <table:table-cell table:style-name="ce10" office:value-type="float" office:value="-2" calcext:value-type="float">
            <text:p>-2</text:p>
          </table:table-cell>
          <table:table-cell table:style-name="ce10" office:value-type="string" calcext:value-type="string">
            <text:p>common-refresh (ToolsSwing)</text:p>
          </table:table-cell>
          <table:table-cell table:style-name="ce32" table:number-columns-repeated="3"/>
          <table:table-cell table:number-columns-repeated="1002"/>
        </table:table-row>
        <table:table-row table:style-name="ro5">
          <table:table-cell office:value-type="float" office:value="263" calcext:value-type="float">
            <text:p>263</text:p>
          </table:table-cell>
          <table:table-cell table:style-name="ce5"/>
          <table:table-cell table:style-name="ce17" office:value-type="string" calcext:value-type="string">
            <text:p>Botón genérico de actualizar o refrescar los contenidos de un componente.</text:p>
          </table:table-cell>
          <table:table-cell table:style-name="ce17" table:number-columns-repeated="3"/>
          <table:table-cell/>
          <table:table-cell office:value-type="string" calcext:value-type="string">
            <text:p>no</text:p>
          </table:table-cell>
          <table:table-cell table:number-columns-repeated="8"/>
          <table:table-cell table:formula="of:=IF([.S394]&lt;&gt;[.C394];&quot;X&quot;;&quot;&quot;)">
            <text:p/>
          </table:table-cell>
          <table:table-cell table:style-name="ce10"/>
          <table:table-cell table:style-name="ce10" office:value-type="string" calcext:value-type="string">
            <text:p>Botón genérico de actualizar o refrescar los contenidos de un componente.</text:p>
          </table:table-cell>
          <table:table-cell table:style-name="ce32" table:number-columns-repeated="3"/>
          <table:table-cell table:number-columns-repeated="1002"/>
        </table:table-row>
        <table:table-row table:style-name="ro5">
          <table:table-cell office:value-type="float" office:value="264" calcext:value-type="float">
            <text:p>264</text:p>
          </table:table-cell>
          <table:table-cell table:style-name="ce5" office:value-type="float" office:value="-2" calcext:value-type="float">
            <text:p>-2</text:p>
          </table:table-cell>
          <table:table-cell table:style-name="ce17" office:value-type="string" calcext:value-type="string">
            <text:p>common-remove (ToolsSwing)</text:p>
          </table:table-cell>
          <table:table-cell table:style-name="ce17" table:formula="of:=SEARCH(&quot;(&quot;;[.C395])" office:value-type="float" office:value="15" calcext:value-type="float">
            <text:p>15</text:p>
          </table:table-cell>
          <table:table-cell table:style-name="ce17" table:formula="of:=LEFT([.C395];[.D395])" office:value-type="string" office:string-value="common-remove (" calcext:value-type="string">
            <text:p>common-remove (</text:p>
          </table:table-cell>
          <table:table-cell table:style-name="ce17" table:formula="of:=LEFT([.E395];LEN([.E395])-2)" office:value-type="string" office:string-value="common-remove" calcext:value-type="string">
            <text:p>common-remove</text:p>
          </table:table-cell>
          <table:table-cell/>
          <table:table-cell office:value-type="string" calcext:value-type="string">
            <text:p>no</text:p>
          </table:table-cell>
          <table:table-cell table:number-columns-repeated="8"/>
          <table:table-cell table:formula="of:=IF([.S395]&lt;&gt;[.C395];&quot;X&quot;;&quot;&quot;)">
            <text:p/>
          </table:table-cell>
          <table:table-cell table:style-name="ce10" office:value-type="float" office:value="-2" calcext:value-type="float">
            <text:p>-2</text:p>
          </table:table-cell>
          <table:table-cell table:style-name="ce10" office:value-type="string" calcext:value-type="string">
            <text:p>common-remove (ToolsSwing)</text:p>
          </table:table-cell>
          <table:table-cell table:style-name="ce32" table:number-columns-repeated="3"/>
          <table:table-cell table:number-columns-repeated="1002"/>
        </table:table-row>
        <table:table-row table:style-name="ro5">
          <table:table-cell office:value-type="float" office:value="265" calcext:value-type="float">
            <text:p>265</text:p>
          </table:table-cell>
          <table:table-cell table:style-name="ce5" office:value-type="float" office:value="-2" calcext:value-type="float">
            <text:p>-2</text:p>
          </table:table-cell>
          <table:table-cell table:style-name="ce17" office:value-type="string" calcext:value-type="string">
            <text:p>common-showform (ToolsSwing)</text:p>
          </table:table-cell>
          <table:table-cell table:style-name="ce17" table:formula="of:=SEARCH(&quot;(&quot;;[.C396])" office:value-type="float" office:value="17" calcext:value-type="float">
            <text:p>17</text:p>
          </table:table-cell>
          <table:table-cell table:style-name="ce17" table:formula="of:=LEFT([.C396];[.D396])" office:value-type="string" office:string-value="common-showform (" calcext:value-type="string">
            <text:p>common-showform (</text:p>
          </table:table-cell>
          <table:table-cell table:style-name="ce17" table:formula="of:=LEFT([.E396];LEN([.E396])-2)" office:value-type="string" office:string-value="common-showform" calcext:value-type="string">
            <text:p>common-showform</text:p>
          </table:table-cell>
          <table:table-cell/>
          <table:table-cell office:value-type="string" calcext:value-type="string">
            <text:p>no</text:p>
          </table:table-cell>
          <table:table-cell table:number-columns-repeated="8"/>
          <table:table-cell table:formula="of:=IF([.S396]&lt;&gt;[.C396];&quot;X&quot;;&quot;&quot;)">
            <text:p/>
          </table:table-cell>
          <table:table-cell table:style-name="ce10" office:value-type="float" office:value="-2" calcext:value-type="float">
            <text:p>-2</text:p>
          </table:table-cell>
          <table:table-cell table:style-name="ce10" office:value-type="string" calcext:value-type="string">
            <text:p>common-showform (ToolsSwing)</text:p>
          </table:table-cell>
          <table:table-cell table:style-name="ce32" table:number-columns-repeated="3"/>
          <table:table-cell table:number-columns-repeated="1002"/>
        </table:table-row>
        <table:table-row table:style-name="ro11">
          <table:table-cell office:value-type="float" office:value="266" calcext:value-type="float">
            <text:p>266</text:p>
          </table:table-cell>
          <table:table-cell table:style-name="ce5"/>
          <table:table-cell table:style-name="ce17" office:value-type="string" calcext:value-type="string">
            <text:p>Imagen genérica usada en botones que muestran el formulario de datos. Hay varios iconos que duplican a este y que mientras no se cambien debería tener la misma imagen.</text:p>
          </table:table-cell>
          <table:table-cell table:style-name="ce17" table:number-columns-repeated="3"/>
          <table:table-cell/>
          <table:table-cell office:value-type="string" calcext:value-type="string">
            <text:p>no</text:p>
          </table:table-cell>
          <table:table-cell table:number-columns-repeated="8"/>
          <table:table-cell table:formula="of:=IF([.S397]&lt;&gt;[.C397];&quot;X&quot;;&quot;&quot;)">
            <text:p/>
          </table:table-cell>
          <table:table-cell table:style-name="ce10"/>
          <table:table-cell table:style-name="ce10" office:value-type="string" calcext:value-type="string">
            <text:p>Imagen genérica usada en botones que muestran el formulario de datos. Hay varios iconos que duplican a este y que mientras no se cambien debería tener la misma imagen.</text:p>
          </table:table-cell>
          <table:table-cell table:style-name="ce32" table:number-columns-repeated="3"/>
          <table:table-cell table:number-columns-repeated="1002"/>
        </table:table-row>
        <table:table-row table:style-name="ro5">
          <table:table-cell office:value-type="float" office:value="267" calcext:value-type="float">
            <text:p>267</text:p>
          </table:table-cell>
          <table:table-cell table:style-name="ce5" office:value-type="float" office:value="-2" calcext:value-type="float">
            <text:p>-2</text:p>
          </table:table-cell>
          <table:table-cell table:style-name="ce17" office:value-type="string" calcext:value-type="string">
            <text:p>common-sortdown (ToolsSwing)</text:p>
          </table:table-cell>
          <table:table-cell table:style-name="ce17" table:formula="of:=SEARCH(&quot;(&quot;;[.C398])" office:value-type="float" office:value="17" calcext:value-type="float">
            <text:p>17</text:p>
          </table:table-cell>
          <table:table-cell table:style-name="ce17" table:formula="of:=LEFT([.C398];[.D398])" office:value-type="string" office:string-value="common-sortdown (" calcext:value-type="string">
            <text:p>common-sortdown (</text:p>
          </table:table-cell>
          <table:table-cell table:style-name="ce17" table:formula="of:=LEFT([.E398];LEN([.E398])-2)" office:value-type="string" office:string-value="common-sortdown" calcext:value-type="string">
            <text:p>common-sortdown</text:p>
          </table:table-cell>
          <table:table-cell/>
          <table:table-cell office:value-type="string" calcext:value-type="string">
            <text:p>no</text:p>
          </table:table-cell>
          <table:table-cell table:number-columns-repeated="8"/>
          <table:table-cell table:formula="of:=IF([.S398]&lt;&gt;[.C398];&quot;X&quot;;&quot;&quot;)">
            <text:p/>
          </table:table-cell>
          <table:table-cell table:style-name="ce10" office:value-type="float" office:value="-2" calcext:value-type="float">
            <text:p>-2</text:p>
          </table:table-cell>
          <table:table-cell table:style-name="ce10" office:value-type="string" calcext:value-type="string">
            <text:p>common-sortdown (ToolsSwing)</text:p>
          </table:table-cell>
          <table:table-cell table:style-name="ce32" table:number-columns-repeated="3"/>
          <table:table-cell table:number-columns-repeated="1002"/>
        </table:table-row>
        <table:table-row table:style-name="ro12">
          <table:table-cell office:value-type="float" office:value="268" calcext:value-type="float">
            <text:p>268</text:p>
          </table:table-cell>
          <table:table-cell table:style-name="ce5"/>
          <table:table-cell table:style-name="ce17" office:value-type="string" calcext:value-type="string">
            <text:p>Se presenta junto a listas o tablas, y suele tener dos usos: </text:p>
            <text:p>? Como botón de acción. Al pulsarlo se ordena la lista de forma descendente. </text:p>
            <text:p>? Como botón de selección (se queda pulsado al hacer clic sobre el). Indica que hay que ordenar descendentemente por el elemento seleccionado en la lista.</text:p>
          </table:table-cell>
          <table:table-cell table:style-name="ce17" table:formula="of:=SEARCH(&quot;(&quot;;[.C399])" office:value-type="float" office:value="167" calcext:value-type="float">
            <text:p>167</text:p>
          </table:table-cell>
          <table:table-cell table:style-name="ce17" table:formula="of:=LEFT([.C399];[.D399])" office:value-type="string" office:string-value="Se presenta junto a listas o tablas, y suele tener dos usos: &#10;? Como botón de acción. Al pulsarlo se ordena la lista de forma descendente. &#10;? Como botón de selección (" calcext:value-type="string">
            <text:p>Se presenta junto a listas o tablas, y suele tener dos usos: </text:p>
            <text:p>? Como botón de acción. Al pulsarlo se ordena la lista de forma descendente. </text:p>
            <text:p>? Como botón de selección (</text:p>
          </table:table-cell>
          <table:table-cell table:style-name="ce17" table:formula="of:=LEFT([.E399];LEN([.E399])-2)" office:value-type="string" office:string-value="Se presenta junto a listas o tablas, y suele tener dos usos: &#10;? Como botón de acción. Al pulsarlo se ordena la lista de forma descendente. &#10;? Como botón de selección" calcext:value-type="string">
            <text:p>Se presenta junto a listas o tablas, y suele tener dos usos: </text:p>
            <text:p>? Como botón de acción. Al pulsarlo se ordena la lista de forma descendente. </text:p>
            <text:p>? Como botón de selección</text:p>
          </table:table-cell>
          <table:table-cell/>
          <table:table-cell office:value-type="string" calcext:value-type="string">
            <text:p>no</text:p>
          </table:table-cell>
          <table:table-cell table:number-columns-repeated="8"/>
          <table:table-cell table:formula="of:=IF([.S399]&lt;&gt;[.C399];&quot;X&quot;;&quot;&quot;)">
            <text:p/>
          </table:table-cell>
          <table:table-cell table:style-name="ce10"/>
          <table:table-cell table:style-name="ce10" office:value-type="string" calcext:value-type="string">
            <text:p>Se presenta junto a listas o tablas, y suele tener dos usos: </text:p>
            <text:p>? Como botón de acción. Al pulsarlo se ordena la lista de forma descendente. </text:p>
            <text:p>? Como botón de selección (se queda pulsado al hacer clic sobre el). Indica que hay que ordenar descendentemente por el elemento seleccionado en la lista.</text:p>
          </table:table-cell>
          <table:table-cell table:style-name="ce32" table:number-columns-repeated="3"/>
          <table:table-cell table:number-columns-repeated="1002"/>
        </table:table-row>
        <table:table-row table:style-name="ro5">
          <table:table-cell office:value-type="float" office:value="269" calcext:value-type="float">
            <text:p>269</text:p>
          </table:table-cell>
          <table:table-cell table:style-name="ce5" office:value-type="float" office:value="-2" calcext:value-type="float">
            <text:p>-2</text:p>
          </table:table-cell>
          <table:table-cell table:style-name="ce17" office:value-type="string" calcext:value-type="string">
            <text:p>common-sortup (ToolsSwing)</text:p>
          </table:table-cell>
          <table:table-cell table:style-name="ce17" table:formula="of:=SEARCH(&quot;(&quot;;[.C400])" office:value-type="float" office:value="15" calcext:value-type="float">
            <text:p>15</text:p>
          </table:table-cell>
          <table:table-cell table:style-name="ce17" table:formula="of:=LEFT([.C400];[.D400])" office:value-type="string" office:string-value="common-sortup (" calcext:value-type="string">
            <text:p>common-sortup (</text:p>
          </table:table-cell>
          <table:table-cell table:style-name="ce17" table:formula="of:=LEFT([.E400];LEN([.E400])-2)" office:value-type="string" office:string-value="common-sortup" calcext:value-type="string">
            <text:p>common-sortup</text:p>
          </table:table-cell>
          <table:table-cell/>
          <table:table-cell office:value-type="string" calcext:value-type="string">
            <text:p>no</text:p>
          </table:table-cell>
          <table:table-cell table:number-columns-repeated="8"/>
          <table:table-cell table:formula="of:=IF([.S400]&lt;&gt;[.C400];&quot;X&quot;;&quot;&quot;)">
            <text:p/>
          </table:table-cell>
          <table:table-cell table:style-name="ce10" office:value-type="float" office:value="-2" calcext:value-type="float">
            <text:p>-2</text:p>
          </table:table-cell>
          <table:table-cell table:style-name="ce10" office:value-type="string" calcext:value-type="string">
            <text:p>common-sortup (ToolsSwing)</text:p>
          </table:table-cell>
          <table:table-cell table:style-name="ce32" table:number-columns-repeated="3"/>
          <table:table-cell table:number-columns-repeated="1002"/>
        </table:table-row>
        <table:table-row table:style-name="ro5">
          <table:table-cell office:value-type="float" office:value="270" calcext:value-type="float">
            <text:p>270</text:p>
          </table:table-cell>
          <table:table-cell table:style-name="ce5"/>
          <table:table-cell table:style-name="ce17" office:value-type="string" calcext:value-type="string">
            <text:p>Similar a common-sortdown pero ascendente</text:p>
          </table:table-cell>
          <table:table-cell table:style-name="ce17" table:number-columns-repeated="3"/>
          <table:table-cell/>
          <table:table-cell office:value-type="string" calcext:value-type="string">
            <text:p>no</text:p>
          </table:table-cell>
          <table:table-cell table:number-columns-repeated="8"/>
          <table:table-cell table:formula="of:=IF([.S401]&lt;&gt;[.C401];&quot;X&quot;;&quot;&quot;)">
            <text:p/>
          </table:table-cell>
          <table:table-cell table:style-name="ce10"/>
          <table:table-cell table:style-name="ce10" office:value-type="string" calcext:value-type="string">
            <text:p>Similar a common-sortdown pero ascendente</text:p>
          </table:table-cell>
          <table:table-cell table:style-name="ce32" table:number-columns-repeated="3"/>
          <table:table-cell table:number-columns-repeated="1002"/>
        </table:table-row>
        <table:table-row table:style-name="ro5">
          <table:table-cell office:value-type="float" office:value="271" calcext:value-type="float">
            <text:p>271</text:p>
          </table:table-cell>
          <table:table-cell table:style-name="ce5" office:value-type="float" office:value="-2" calcext:value-type="float">
            <text:p>-2</text:p>
          </table:table-cell>
          <table:table-cell table:style-name="ce17" office:value-type="string" calcext:value-type="string">
            <text:p>common-start (ToolsSwing)</text:p>
          </table:table-cell>
          <table:table-cell table:style-name="ce17" table:formula="of:=SEARCH(&quot;(&quot;;[.C402])" office:value-type="float" office:value="14" calcext:value-type="float">
            <text:p>14</text:p>
          </table:table-cell>
          <table:table-cell table:style-name="ce17" table:formula="of:=LEFT([.C402];[.D402])" office:value-type="string" office:string-value="common-start (" calcext:value-type="string">
            <text:p>common-start (</text:p>
          </table:table-cell>
          <table:table-cell table:style-name="ce17" table:formula="of:=LEFT([.E402];LEN([.E402])-2)" office:value-type="string" office:string-value="common-start" calcext:value-type="string">
            <text:p>common-start</text:p>
          </table:table-cell>
          <table:table-cell/>
          <table:table-cell office:value-type="string" calcext:value-type="string">
            <text:p>no</text:p>
          </table:table-cell>
          <table:table-cell table:number-columns-repeated="8"/>
          <table:table-cell table:formula="of:=IF([.S402]&lt;&gt;[.C402];&quot;X&quot;;&quot;&quot;)">
            <text:p/>
          </table:table-cell>
          <table:table-cell table:style-name="ce10" office:value-type="float" office:value="-2" calcext:value-type="float">
            <text:p>-2</text:p>
          </table:table-cell>
          <table:table-cell table:style-name="ce10" office:value-type="string" calcext:value-type="string">
            <text:p>common-start (ToolsSwing)</text:p>
          </table:table-cell>
          <table:table-cell table:style-name="ce32" table:number-columns-repeated="3"/>
          <table:table-cell table:number-columns-repeated="1002"/>
        </table:table-row>
        <table:table-row table:style-name="ro5">
          <table:table-cell office:value-type="float" office:value="272" calcext:value-type="float">
            <text:p>272</text:p>
          </table:table-cell>
          <table:table-cell table:style-name="ce5" office:value-type="float" office:value="-2" calcext:value-type="float">
            <text:p>-2</text:p>
          </table:table-cell>
          <table:table-cell table:style-name="ce17" office:value-type="string" calcext:value-type="string">
            <text:p>common-stop (ToolsSwing)</text:p>
          </table:table-cell>
          <table:table-cell table:style-name="ce17" table:formula="of:=SEARCH(&quot;(&quot;;[.C403])" office:value-type="float" office:value="13" calcext:value-type="float">
            <text:p>13</text:p>
          </table:table-cell>
          <table:table-cell table:style-name="ce17" table:formula="of:=LEFT([.C403];[.D403])" office:value-type="string" office:string-value="common-stop (" calcext:value-type="string">
            <text:p>common-stop (</text:p>
          </table:table-cell>
          <table:table-cell table:style-name="ce17" table:formula="of:=LEFT([.E403];LEN([.E403])-2)" office:value-type="string" office:string-value="common-stop" calcext:value-type="string">
            <text:p>common-stop</text:p>
          </table:table-cell>
          <table:table-cell/>
          <table:table-cell office:value-type="string" calcext:value-type="string">
            <text:p>no</text:p>
          </table:table-cell>
          <table:table-cell table:number-columns-repeated="8"/>
          <table:table-cell table:formula="of:=IF([.S403]&lt;&gt;[.C403];&quot;X&quot;;&quot;&quot;)">
            <text:p/>
          </table:table-cell>
          <table:table-cell table:style-name="ce10" office:value-type="float" office:value="-2" calcext:value-type="float">
            <text:p>-2</text:p>
          </table:table-cell>
          <table:table-cell table:style-name="ce10" office:value-type="string" calcext:value-type="string">
            <text:p>common-stop (ToolsSwing)</text:p>
          </table:table-cell>
          <table:table-cell table:style-name="ce32" table:number-columns-repeated="3"/>
          <table:table-cell table:number-columns-repeated="1002"/>
        </table:table-row>
        <table:table-row table:style-name="ro5">
          <table:table-cell office:value-type="float" office:value="273" calcext:value-type="float">
            <text:p>273</text:p>
          </table:table-cell>
          <table:table-cell table:style-name="ce1" office:value-type="string" calcext:value-type="string">
            <text:p>Subgroup common-toolbargo</text:p>
          </table:table-cell>
          <table:table-cell/>
          <table:table-cell table:style-name="ce17" table:number-columns-repeated="3"/>
          <table:table-cell/>
          <table:table-cell office:value-type="string" calcext:value-type="string">
            <text:p>no</text:p>
          </table:table-cell>
          <table:table-cell table:number-columns-repeated="8"/>
          <table:table-cell table:formula="of:=IF([.S404]&lt;&gt;[.C404];&quot;X&quot;;&quot;&quot;)">
            <text:p/>
          </table:table-cell>
          <table:table-cell table:style-name="ce14" office:value-type="string" calcext:value-type="string">
            <text:p>Subgroup common-toolbargo</text:p>
          </table:table-cell>
          <table:table-cell table:style-name="ce32" table:number-columns-repeated="4"/>
          <table:table-cell table:number-columns-repeated="1002"/>
        </table:table-row>
        <table:table-row table:style-name="ro5">
          <table:table-cell office:value-type="float" office:value="274" calcext:value-type="float">
            <text:p>274</text:p>
          </table:table-cell>
          <table:table-cell table:style-name="ce5" office:value-type="float" office:value="-2" calcext:value-type="float">
            <text:p>-2</text:p>
          </table:table-cell>
          <table:table-cell table:style-name="ce17" office:value-type="string" calcext:value-type="string">
            <text:p>common-go-first (ToolsSwing)</text:p>
          </table:table-cell>
          <table:table-cell table:style-name="ce17" table:formula="of:=SEARCH(&quot;(&quot;;[.C405])" office:value-type="float" office:value="17" calcext:value-type="float">
            <text:p>17</text:p>
          </table:table-cell>
          <table:table-cell table:style-name="ce17" table:formula="of:=LEFT([.C405];[.D405])" office:value-type="string" office:string-value="common-go-first (" calcext:value-type="string">
            <text:p>common-go-first (</text:p>
          </table:table-cell>
          <table:table-cell table:style-name="ce17" table:formula="of:=LEFT([.E405];LEN([.E405])-2)" office:value-type="string" office:string-value="common-go-first" calcext:value-type="string">
            <text:p>common-go-first</text:p>
          </table:table-cell>
          <table:table-cell/>
          <table:table-cell office:value-type="string" calcext:value-type="string">
            <text:p>no</text:p>
          </table:table-cell>
          <table:table-cell table:number-columns-repeated="8"/>
          <table:table-cell table:formula="of:=IF([.S405]&lt;&gt;[.C405];&quot;X&quot;;&quot;&quot;)">
            <text:p/>
          </table:table-cell>
          <table:table-cell table:style-name="ce10" office:value-type="float" office:value="-2" calcext:value-type="float">
            <text:p>-2</text:p>
          </table:table-cell>
          <table:table-cell table:style-name="ce10" office:value-type="string" calcext:value-type="string">
            <text:p>common-go-first (ToolsSwing)</text:p>
          </table:table-cell>
          <table:table-cell table:style-name="ce32" table:number-columns-repeated="3"/>
          <table:table-cell table:number-columns-repeated="1002"/>
        </table:table-row>
        <table:table-row table:style-name="ro5">
          <table:table-cell office:value-type="float" office:value="275" calcext:value-type="float">
            <text:p>275</text:p>
          </table:table-cell>
          <table:table-cell table:style-name="ce5" office:value-type="float" office:value="-2" calcext:value-type="float">
            <text:p>-2</text:p>
          </table:table-cell>
          <table:table-cell table:style-name="ce17" office:value-type="string" calcext:value-type="string">
            <text:p>common-go-last (ToolsSwing)</text:p>
          </table:table-cell>
          <table:table-cell table:style-name="ce17" table:formula="of:=SEARCH(&quot;(&quot;;[.C406])" office:value-type="float" office:value="16" calcext:value-type="float">
            <text:p>16</text:p>
          </table:table-cell>
          <table:table-cell table:style-name="ce17" table:formula="of:=LEFT([.C406];[.D406])" office:value-type="string" office:string-value="common-go-last (" calcext:value-type="string">
            <text:p>common-go-last (</text:p>
          </table:table-cell>
          <table:table-cell table:style-name="ce17" table:formula="of:=LEFT([.E406];LEN([.E406])-2)" office:value-type="string" office:string-value="common-go-last" calcext:value-type="string">
            <text:p>common-go-last</text:p>
          </table:table-cell>
          <table:table-cell/>
          <table:table-cell office:value-type="string" calcext:value-type="string">
            <text:p>no</text:p>
          </table:table-cell>
          <table:table-cell table:number-columns-repeated="8"/>
          <table:table-cell table:formula="of:=IF([.S406]&lt;&gt;[.C406];&quot;X&quot;;&quot;&quot;)">
            <text:p/>
          </table:table-cell>
          <table:table-cell table:style-name="ce10" office:value-type="float" office:value="-2" calcext:value-type="float">
            <text:p>-2</text:p>
          </table:table-cell>
          <table:table-cell table:style-name="ce10" office:value-type="string" calcext:value-type="string">
            <text:p>common-go-last (ToolsSwing)</text:p>
          </table:table-cell>
          <table:table-cell table:style-name="ce32" table:number-columns-repeated="3"/>
          <table:table-cell table:number-columns-repeated="1002"/>
        </table:table-row>
        <table:table-row table:style-name="ro5">
          <table:table-cell office:value-type="float" office:value="276" calcext:value-type="float">
            <text:p>276</text:p>
          </table:table-cell>
          <table:table-cell table:style-name="ce5" office:value-type="float" office:value="-2" calcext:value-type="float">
            <text:p>-2</text:p>
          </table:table-cell>
          <table:table-cell table:style-name="ce17" office:value-type="string" calcext:value-type="string">
            <text:p>common-go-next-fast (ToolsSwing)</text:p>
          </table:table-cell>
          <table:table-cell table:style-name="ce17" table:formula="of:=SEARCH(&quot;(&quot;;[.C407])" office:value-type="float" office:value="21" calcext:value-type="float">
            <text:p>21</text:p>
          </table:table-cell>
          <table:table-cell table:style-name="ce17" table:formula="of:=LEFT([.C407];[.D407])" office:value-type="string" office:string-value="common-go-next-fast (" calcext:value-type="string">
            <text:p>common-go-next-fast (</text:p>
          </table:table-cell>
          <table:table-cell table:style-name="ce17" table:formula="of:=LEFT([.E407];LEN([.E407])-2)" office:value-type="string" office:string-value="common-go-next-fast" calcext:value-type="string">
            <text:p>common-go-next-fast</text:p>
          </table:table-cell>
          <table:table-cell/>
          <table:table-cell office:value-type="string" calcext:value-type="string">
            <text:p>no</text:p>
          </table:table-cell>
          <table:table-cell table:number-columns-repeated="8"/>
          <table:table-cell table:formula="of:=IF([.S407]&lt;&gt;[.C407];&quot;X&quot;;&quot;&quot;)">
            <text:p/>
          </table:table-cell>
          <table:table-cell table:style-name="ce10" office:value-type="float" office:value="-2" calcext:value-type="float">
            <text:p>-2</text:p>
          </table:table-cell>
          <table:table-cell table:style-name="ce10" office:value-type="string" calcext:value-type="string">
            <text:p>common-go-next-fast (ToolsSwing)</text:p>
          </table:table-cell>
          <table:table-cell table:style-name="ce32" table:number-columns-repeated="3"/>
          <table:table-cell table:number-columns-repeated="1002"/>
        </table:table-row>
        <table:table-row table:style-name="ro5">
          <table:table-cell office:value-type="float" office:value="277" calcext:value-type="float">
            <text:p>277</text:p>
          </table:table-cell>
          <table:table-cell table:style-name="ce5" office:value-type="float" office:value="-2" calcext:value-type="float">
            <text:p>-2</text:p>
          </table:table-cell>
          <table:table-cell table:style-name="ce17" office:value-type="string" calcext:value-type="string">
            <text:p>common-go-next (ToolsSwing)</text:p>
          </table:table-cell>
          <table:table-cell table:style-name="ce17" table:formula="of:=SEARCH(&quot;(&quot;;[.C408])" office:value-type="float" office:value="16" calcext:value-type="float">
            <text:p>16</text:p>
          </table:table-cell>
          <table:table-cell table:style-name="ce17" table:formula="of:=LEFT([.C408];[.D408])" office:value-type="string" office:string-value="common-go-next (" calcext:value-type="string">
            <text:p>common-go-next (</text:p>
          </table:table-cell>
          <table:table-cell table:style-name="ce17" table:formula="of:=LEFT([.E408];LEN([.E408])-2)" office:value-type="string" office:string-value="common-go-next" calcext:value-type="string">
            <text:p>common-go-next</text:p>
          </table:table-cell>
          <table:table-cell/>
          <table:table-cell office:value-type="string" calcext:value-type="string">
            <text:p>no</text:p>
          </table:table-cell>
          <table:table-cell table:number-columns-repeated="8"/>
          <table:table-cell table:formula="of:=IF([.S408]&lt;&gt;[.C408];&quot;X&quot;;&quot;&quot;)">
            <text:p/>
          </table:table-cell>
          <table:table-cell table:style-name="ce10" office:value-type="float" office:value="-2" calcext:value-type="float">
            <text:p>-2</text:p>
          </table:table-cell>
          <table:table-cell table:style-name="ce10" office:value-type="string" calcext:value-type="string">
            <text:p>common-go-next (ToolsSwing)</text:p>
          </table:table-cell>
          <table:table-cell table:style-name="ce32" table:number-columns-repeated="3"/>
          <table:table-cell table:number-columns-repeated="1002"/>
        </table:table-row>
        <table:table-row table:style-name="ro5">
          <table:table-cell office:value-type="float" office:value="278" calcext:value-type="float">
            <text:p>278</text:p>
          </table:table-cell>
          <table:table-cell table:style-name="ce5" office:value-type="float" office:value="-2" calcext:value-type="float">
            <text:p>-2</text:p>
          </table:table-cell>
          <table:table-cell table:style-name="ce17" office:value-type="string" calcext:value-type="string">
            <text:p>common-go-previous-fast (ToolsSwing)</text:p>
          </table:table-cell>
          <table:table-cell table:style-name="ce17" table:formula="of:=SEARCH(&quot;(&quot;;[.C409])" office:value-type="float" office:value="25" calcext:value-type="float">
            <text:p>25</text:p>
          </table:table-cell>
          <table:table-cell table:style-name="ce17" table:formula="of:=LEFT([.C409];[.D409])" office:value-type="string" office:string-value="common-go-previous-fast (" calcext:value-type="string">
            <text:p>common-go-previous-fast (</text:p>
          </table:table-cell>
          <table:table-cell table:style-name="ce17" table:formula="of:=LEFT([.E409];LEN([.E409])-2)" office:value-type="string" office:string-value="common-go-previous-fast" calcext:value-type="string">
            <text:p>common-go-previous-fast</text:p>
          </table:table-cell>
          <table:table-cell/>
          <table:table-cell office:value-type="string" calcext:value-type="string">
            <text:p>no</text:p>
          </table:table-cell>
          <table:table-cell table:number-columns-repeated="8"/>
          <table:table-cell table:formula="of:=IF([.S409]&lt;&gt;[.C409];&quot;X&quot;;&quot;&quot;)">
            <text:p/>
          </table:table-cell>
          <table:table-cell table:style-name="ce10" office:value-type="float" office:value="-2" calcext:value-type="float">
            <text:p>-2</text:p>
          </table:table-cell>
          <table:table-cell table:style-name="ce10" office:value-type="string" calcext:value-type="string">
            <text:p>common-go-previous-fast (ToolsSwing)</text:p>
          </table:table-cell>
          <table:table-cell table:style-name="ce32" table:number-columns-repeated="3"/>
          <table:table-cell table:number-columns-repeated="1002"/>
        </table:table-row>
        <table:table-row table:style-name="ro5">
          <table:table-cell office:value-type="float" office:value="279" calcext:value-type="float">
            <text:p>279</text:p>
          </table:table-cell>
          <table:table-cell table:style-name="ce5" office:value-type="float" office:value="-2" calcext:value-type="float">
            <text:p>-2</text:p>
          </table:table-cell>
          <table:table-cell table:style-name="ce17" office:value-type="string" calcext:value-type="string">
            <text:p>common-go-previous (ToolsSwing)</text:p>
          </table:table-cell>
          <table:table-cell table:style-name="ce17" table:formula="of:=SEARCH(&quot;(&quot;;[.C410])" office:value-type="float" office:value="20" calcext:value-type="float">
            <text:p>20</text:p>
          </table:table-cell>
          <table:table-cell table:style-name="ce17" table:formula="of:=LEFT([.C410];[.D410])" office:value-type="string" office:string-value="common-go-previous (" calcext:value-type="string">
            <text:p>common-go-previous (</text:p>
          </table:table-cell>
          <table:table-cell table:style-name="ce17" table:formula="of:=LEFT([.E410];LEN([.E410])-2)" office:value-type="string" office:string-value="common-go-previous" calcext:value-type="string">
            <text:p>common-go-previous</text:p>
          </table:table-cell>
          <table:table-cell/>
          <table:table-cell office:value-type="string" calcext:value-type="string">
            <text:p>no</text:p>
          </table:table-cell>
          <table:table-cell table:number-columns-repeated="8"/>
          <table:table-cell table:formula="of:=IF([.S410]&lt;&gt;[.C410];&quot;X&quot;;&quot;&quot;)">
            <text:p/>
          </table:table-cell>
          <table:table-cell table:style-name="ce10" office:value-type="float" office:value="-2" calcext:value-type="float">
            <text:p>-2</text:p>
          </table:table-cell>
          <table:table-cell table:style-name="ce10" office:value-type="string" calcext:value-type="string">
            <text:p>common-go-previous (ToolsSwing)</text:p>
          </table:table-cell>
          <table:table-cell table:style-name="ce32" table:number-columns-repeated="3"/>
          <table:table-cell table:number-columns-repeated="1002"/>
        </table:table-row>
        <table:table-row table:style-name="ro5">
          <table:table-cell office:value-type="float" office:value="280" calcext:value-type="float">
            <text:p>280</text:p>
          </table:table-cell>
          <table:table-cell table:style-name="ce1" office:value-type="string" calcext:value-type="string">
            <text:p>Subgroup common-tree </text:p>
            <text:p>Estas imagenes suelen usarse en los arboles o botones asociados a los arboles.</text:p>
          </table:table-cell>
          <table:table-cell/>
          <table:table-cell table:style-name="ce17" table:number-columns-repeated="3"/>
          <table:table-cell/>
          <table:table-cell office:value-type="string" calcext:value-type="string">
            <text:p>no</text:p>
          </table:table-cell>
          <table:table-cell table:number-columns-repeated="8"/>
          <table:table-cell table:formula="of:=IF([.S411]&lt;&gt;[.C411];&quot;X&quot;;&quot;&quot;)">
            <text:p/>
          </table:table-cell>
          <table:table-cell table:style-name="ce14" office:value-type="string" calcext:value-type="string">
            <text:p>Subgroup common-tree </text:p>
            <text:p>Estas imagenes suelen usarse en los arboles o botones asociados a los arboles.</text:p>
          </table:table-cell>
          <table:table-cell table:style-name="ce32" table:number-columns-repeated="4"/>
          <table:table-cell table:number-columns-repeated="1002"/>
        </table:table-row>
        <table:table-row table:style-name="ro5">
          <table:table-cell office:value-type="float" office:value="281" calcext:value-type="float">
            <text:p>281</text:p>
          </table:table-cell>
          <table:table-cell table:style-name="ce5" office:value-type="float" office:value="-2" calcext:value-type="float">
            <text:p>-2</text:p>
          </table:table-cell>
          <table:table-cell table:style-name="ce17" office:value-type="string" calcext:value-type="string">
            <text:p>common-collapse-all (ToolsSwing)</text:p>
          </table:table-cell>
          <table:table-cell table:style-name="ce17" table:formula="of:=SEARCH(&quot;(&quot;;[.C412])" office:value-type="float" office:value="21" calcext:value-type="float">
            <text:p>21</text:p>
          </table:table-cell>
          <table:table-cell table:style-name="ce17" table:formula="of:=LEFT([.C412];[.D412])" office:value-type="string" office:string-value="common-collapse-all (" calcext:value-type="string">
            <text:p>common-collapse-all (</text:p>
          </table:table-cell>
          <table:table-cell table:style-name="ce17" table:formula="of:=LEFT([.E412];LEN([.E412])-2)" office:value-type="string" office:string-value="common-collapse-all" calcext:value-type="string">
            <text:p>common-collapse-all</text:p>
          </table:table-cell>
          <table:table-cell/>
          <table:table-cell office:value-type="string" calcext:value-type="string">
            <text:p>no</text:p>
          </table:table-cell>
          <table:table-cell table:number-columns-repeated="8"/>
          <table:table-cell table:formula="of:=IF([.S412]&lt;&gt;[.C412];&quot;X&quot;;&quot;&quot;)">
            <text:p/>
          </table:table-cell>
          <table:table-cell table:style-name="ce10" office:value-type="float" office:value="-2" calcext:value-type="float">
            <text:p>-2</text:p>
          </table:table-cell>
          <table:table-cell table:style-name="ce10" office:value-type="string" calcext:value-type="string">
            <text:p>common-collapse-all (ToolsSwing)</text:p>
          </table:table-cell>
          <table:table-cell table:style-name="ce32" table:number-columns-repeated="3"/>
          <table:table-cell table:number-columns-repeated="1002"/>
        </table:table-row>
        <table:table-row table:style-name="ro6">
          <table:table-cell office:value-type="float" office:value="282" calcext:value-type="float">
            <text:p>282</text:p>
          </table:table-cell>
          <table:table-cell table:style-name="ce5"/>
          <table:table-cell table:style-name="ce17" office:value-type="string" calcext:value-type="string">
            <text:p>Colapsa o cierra todas las ramas del arbol</text:p>
          </table:table-cell>
          <table:table-cell table:style-name="ce17" table:number-columns-repeated="3"/>
          <table:table-cell/>
          <table:table-cell office:value-type="string" calcext:value-type="string">
            <text:p>no</text:p>
          </table:table-cell>
          <table:table-cell table:number-columns-repeated="8"/>
          <table:table-cell table:formula="of:=IF([.S413]&lt;&gt;[.C413];&quot;X&quot;;&quot;&quot;)">
            <text:p/>
          </table:table-cell>
          <table:table-cell table:style-name="ce10"/>
          <table:table-cell table:style-name="ce10" office:value-type="string" calcext:value-type="string">
            <text:p>Colapsa o cierra todas las ramas del arbol</text:p>
          </table:table-cell>
          <table:table-cell table:style-name="ce32" table:number-columns-repeated="3"/>
          <table:table-cell table:number-columns-repeated="1002"/>
        </table:table-row>
        <table:table-row table:style-name="ro5">
          <table:table-cell office:value-type="float" office:value="283" calcext:value-type="float">
            <text:p>283</text:p>
          </table:table-cell>
          <table:table-cell table:style-name="ce5" office:value-type="float" office:value="-2" calcext:value-type="float">
            <text:p>-2</text:p>
          </table:table-cell>
          <table:table-cell table:style-name="ce17" office:value-type="string" calcext:value-type="string">
            <text:p>common-expand-all (ToolsSwing)</text:p>
          </table:table-cell>
          <table:table-cell table:style-name="ce17" table:formula="of:=SEARCH(&quot;(&quot;;[.C414])" office:value-type="float" office:value="19" calcext:value-type="float">
            <text:p>19</text:p>
          </table:table-cell>
          <table:table-cell table:style-name="ce17" table:formula="of:=LEFT([.C414];[.D414])" office:value-type="string" office:string-value="common-expand-all (" calcext:value-type="string">
            <text:p>common-expand-all (</text:p>
          </table:table-cell>
          <table:table-cell table:style-name="ce17" table:formula="of:=LEFT([.E414];LEN([.E414])-2)" office:value-type="string" office:string-value="common-expand-all" calcext:value-type="string">
            <text:p>common-expand-all</text:p>
          </table:table-cell>
          <table:table-cell/>
          <table:table-cell office:value-type="string" calcext:value-type="string">
            <text:p>no</text:p>
          </table:table-cell>
          <table:table-cell table:number-columns-repeated="8"/>
          <table:table-cell table:formula="of:=IF([.S414]&lt;&gt;[.C414];&quot;X&quot;;&quot;&quot;)">
            <text:p/>
          </table:table-cell>
          <table:table-cell table:style-name="ce10" office:value-type="float" office:value="-2" calcext:value-type="float">
            <text:p>-2</text:p>
          </table:table-cell>
          <table:table-cell table:style-name="ce10" office:value-type="string" calcext:value-type="string">
            <text:p>common-expand-all (ToolsSwing)</text:p>
          </table:table-cell>
          <table:table-cell table:style-name="ce32" table:number-columns-repeated="3"/>
          <table:table-cell table:number-columns-repeated="1002"/>
        </table:table-row>
        <table:table-row table:style-name="ro6">
          <table:table-cell office:value-type="float" office:value="284" calcext:value-type="float">
            <text:p>284</text:p>
          </table:table-cell>
          <table:table-cell table:style-name="ce5"/>
          <table:table-cell table:style-name="ce17" office:value-type="string" calcext:value-type="string">
            <text:p>Expande todas las ramas del arbol.</text:p>
          </table:table-cell>
          <table:table-cell table:style-name="ce17" table:number-columns-repeated="3"/>
          <table:table-cell/>
          <table:table-cell office:value-type="string" calcext:value-type="string">
            <text:p>no</text:p>
          </table:table-cell>
          <table:table-cell table:number-columns-repeated="8"/>
          <table:table-cell table:formula="of:=IF([.S415]&lt;&gt;[.C415];&quot;X&quot;;&quot;&quot;)">
            <text:p/>
          </table:table-cell>
          <table:table-cell table:style-name="ce10"/>
          <table:table-cell table:style-name="ce10" office:value-type="string" calcext:value-type="string">
            <text:p>Expande todas las ramas del arbol.</text:p>
          </table:table-cell>
          <table:table-cell table:style-name="ce32" table:number-columns-repeated="3"/>
          <table:table-cell table:number-columns-repeated="1002"/>
        </table:table-row>
        <table:table-row table:style-name="ro5">
          <table:table-cell office:value-type="float" office:value="285" calcext:value-type="float">
            <text:p>285</text:p>
          </table:table-cell>
          <table:table-cell table:style-name="ce5" office:value-type="float" office:value="-2" calcext:value-type="float">
            <text:p>-2</text:p>
          </table:table-cell>
          <table:table-cell table:style-name="ce17" office:value-type="string" calcext:value-type="string">
            <text:p>common-folder-closed (ToolsSwing)</text:p>
          </table:table-cell>
          <table:table-cell table:style-name="ce17" table:formula="of:=SEARCH(&quot;(&quot;;[.C416])" office:value-type="float" office:value="22" calcext:value-type="float">
            <text:p>22</text:p>
          </table:table-cell>
          <table:table-cell table:style-name="ce17" table:formula="of:=LEFT([.C416];[.D416])" office:value-type="string" office:string-value="common-folder-closed (" calcext:value-type="string">
            <text:p>common-folder-closed (</text:p>
          </table:table-cell>
          <table:table-cell table:style-name="ce17" table:formula="of:=LEFT([.E416];LEN([.E416])-2)" office:value-type="string" office:string-value="common-folder-closed" calcext:value-type="string">
            <text:p>common-folder-closed</text:p>
          </table:table-cell>
          <table:table-cell/>
          <table:table-cell office:value-type="string" calcext:value-type="string">
            <text:p>no</text:p>
          </table:table-cell>
          <table:table-cell table:number-columns-repeated="8"/>
          <table:table-cell table:formula="of:=IF([.S416]&lt;&gt;[.C416];&quot;X&quot;;&quot;&quot;)">
            <text:p/>
          </table:table-cell>
          <table:table-cell table:style-name="ce10" office:value-type="float" office:value="-2" calcext:value-type="float">
            <text:p>-2</text:p>
          </table:table-cell>
          <table:table-cell table:style-name="ce10" office:value-type="string" calcext:value-type="string">
            <text:p>common-folder-closed (ToolsSwing)</text:p>
          </table:table-cell>
          <table:table-cell table:style-name="ce32" table:number-columns-repeated="3"/>
          <table:table-cell table:number-columns-repeated="1002"/>
        </table:table-row>
        <table:table-row table:style-name="ro6">
          <table:table-cell office:value-type="float" office:value="286" calcext:value-type="float">
            <text:p>286</text:p>
          </table:table-cell>
          <table:table-cell table:style-name="ce5"/>
          <table:table-cell table:style-name="ce17" office:value-type="string" calcext:value-type="string">
            <text:p>Usada para representar una capeta en el arbol</text:p>
          </table:table-cell>
          <table:table-cell table:style-name="ce17" table:number-columns-repeated="3"/>
          <table:table-cell/>
          <table:table-cell office:value-type="string" calcext:value-type="string">
            <text:p>no</text:p>
          </table:table-cell>
          <table:table-cell table:number-columns-repeated="8"/>
          <table:table-cell table:formula="of:=IF([.S417]&lt;&gt;[.C417];&quot;X&quot;;&quot;&quot;)">
            <text:p/>
          </table:table-cell>
          <table:table-cell table:style-name="ce10"/>
          <table:table-cell table:style-name="ce10" office:value-type="string" calcext:value-type="string">
            <text:p>Usada para representar una capeta en el arbol</text:p>
          </table:table-cell>
          <table:table-cell table:style-name="ce32" table:number-columns-repeated="3"/>
          <table:table-cell table:number-columns-repeated="1002"/>
        </table:table-row>
        <table:table-row table:style-name="ro5">
          <table:table-cell office:value-type="float" office:value="287" calcext:value-type="float">
            <text:p>287</text:p>
          </table:table-cell>
          <table:table-cell table:style-name="ce5" office:value-type="float" office:value="-2" calcext:value-type="float">
            <text:p>-2</text:p>
          </table:table-cell>
          <table:table-cell table:style-name="ce17" office:value-type="string" calcext:value-type="string">
            <text:p>common-folder-open (ToolsSwing)</text:p>
          </table:table-cell>
          <table:table-cell table:style-name="ce17" table:formula="of:=SEARCH(&quot;(&quot;;[.C418])" office:value-type="float" office:value="20" calcext:value-type="float">
            <text:p>20</text:p>
          </table:table-cell>
          <table:table-cell table:style-name="ce17" table:formula="of:=LEFT([.C418];[.D418])" office:value-type="string" office:string-value="common-folder-open (" calcext:value-type="string">
            <text:p>common-folder-open (</text:p>
          </table:table-cell>
          <table:table-cell table:style-name="ce17" table:formula="of:=LEFT([.E418];LEN([.E418])-2)" office:value-type="string" office:string-value="common-folder-open" calcext:value-type="string">
            <text:p>common-folder-open</text:p>
          </table:table-cell>
          <table:table-cell/>
          <table:table-cell office:value-type="string" calcext:value-type="string">
            <text:p>no</text:p>
          </table:table-cell>
          <table:table-cell table:number-columns-repeated="8"/>
          <table:table-cell table:formula="of:=IF([.S418]&lt;&gt;[.C418];&quot;X&quot;;&quot;&quot;)">
            <text:p/>
          </table:table-cell>
          <table:table-cell table:style-name="ce10" office:value-type="float" office:value="-2" calcext:value-type="float">
            <text:p>-2</text:p>
          </table:table-cell>
          <table:table-cell table:style-name="ce10" office:value-type="string" calcext:value-type="string">
            <text:p>common-folder-open (ToolsSwing)</text:p>
          </table:table-cell>
          <table:table-cell table:style-name="ce32" table:number-columns-repeated="3"/>
          <table:table-cell table:number-columns-repeated="1002"/>
        </table:table-row>
        <table:table-row table:style-name="ro6">
          <table:table-cell office:value-type="float" office:value="288" calcext:value-type="float">
            <text:p>288</text:p>
          </table:table-cell>
          <table:table-cell table:style-name="ce5"/>
          <table:table-cell table:style-name="ce17" office:value-type="string" calcext:value-type="string">
            <text:p>Usada para representar una carpeta expandida en el arbol</text:p>
          </table:table-cell>
          <table:table-cell table:style-name="ce17" table:number-columns-repeated="3"/>
          <table:table-cell/>
          <table:table-cell office:value-type="string" calcext:value-type="string">
            <text:p>no</text:p>
          </table:table-cell>
          <table:table-cell table:number-columns-repeated="8"/>
          <table:table-cell table:formula="of:=IF([.S419]&lt;&gt;[.C419];&quot;X&quot;;&quot;&quot;)">
            <text:p/>
          </table:table-cell>
          <table:table-cell table:style-name="ce10"/>
          <table:table-cell table:style-name="ce10" office:value-type="string" calcext:value-type="string">
            <text:p>Usada para representar una carpeta expandida en el arbol</text:p>
          </table:table-cell>
          <table:table-cell table:style-name="ce32" table:number-columns-repeated="3"/>
          <table:table-cell table:number-columns-repeated="1002"/>
        </table:table-row>
        <table:table-row table:style-name="ro6">
          <table:table-cell office:value-type="float" office:value="289" calcext:value-type="float">
            <text:p>289</text:p>
          </table:table-cell>
          <table:table-cell table:style-name="ce5" office:value-type="float" office:value="-2" calcext:value-type="float">
            <text:p>-2</text:p>
          </table:table-cell>
          <table:table-cell table:style-name="ce17" office:value-type="string" calcext:value-type="string">
            <text:p>common-leaf (ToolsSwing)</text:p>
          </table:table-cell>
          <table:table-cell table:style-name="ce17" table:formula="of:=SEARCH(&quot;(&quot;;[.C420])" office:value-type="float" office:value="13" calcext:value-type="float">
            <text:p>13</text:p>
          </table:table-cell>
          <table:table-cell table:style-name="ce17" table:formula="of:=LEFT([.C420];[.D420])" office:value-type="string" office:string-value="common-leaf (" calcext:value-type="string">
            <text:p>common-leaf (</text:p>
          </table:table-cell>
          <table:table-cell table:style-name="ce17" table:formula="of:=LEFT([.E420];LEN([.E420])-2)" office:value-type="string" office:string-value="common-leaf" calcext:value-type="string">
            <text:p>common-leaf</text:p>
          </table:table-cell>
          <table:table-cell/>
          <table:table-cell office:value-type="string" calcext:value-type="string">
            <text:p>no</text:p>
          </table:table-cell>
          <table:table-cell table:number-columns-repeated="8"/>
          <table:table-cell table:formula="of:=IF([.S420]&lt;&gt;[.C420];&quot;X&quot;;&quot;&quot;)">
            <text:p/>
          </table:table-cell>
          <table:table-cell table:style-name="ce10" office:value-type="float" office:value="-2" calcext:value-type="float">
            <text:p>-2</text:p>
          </table:table-cell>
          <table:table-cell table:style-name="ce10" office:value-type="string" calcext:value-type="string">
            <text:p>common-leaf (ToolsSwing)</text:p>
          </table:table-cell>
          <table:table-cell table:style-name="ce32" table:number-columns-repeated="3"/>
          <table:table-cell table:number-columns-repeated="1002"/>
        </table:table-row>
        <table:table-row table:style-name="ro6">
          <table:table-cell office:value-type="float" office:value="290" calcext:value-type="float">
            <text:p>290</text:p>
          </table:table-cell>
          <table:table-cell table:style-name="ce5"/>
          <table:table-cell table:style-name="ce17" office:value-type="string" calcext:value-type="string">
            <text:p>Usada para representar una rama final o hoja en el arbol</text:p>
          </table:table-cell>
          <table:table-cell table:style-name="ce17" table:number-columns-repeated="3"/>
          <table:table-cell/>
          <table:table-cell office:value-type="string" calcext:value-type="string">
            <text:p>no</text:p>
          </table:table-cell>
          <table:table-cell table:number-columns-repeated="8"/>
          <table:table-cell table:formula="of:=IF([.S421]&lt;&gt;[.C421];&quot;X&quot;;&quot;&quot;)">
            <text:p/>
          </table:table-cell>
          <table:table-cell table:style-name="ce10"/>
          <table:table-cell table:style-name="ce10" office:value-type="string" calcext:value-type="string">
            <text:p>Usada para representar una rama final o hoja en el arbol</text:p>
          </table:table-cell>
          <table:table-cell table:style-name="ce32" table:number-columns-repeated="3"/>
          <table:table-cell table:number-columns-repeated="1002"/>
        </table:table-row>
        <table:table-row table:style-name="ro5">
          <table:table-cell office:value-type="float" office:value="291" calcext:value-type="float">
            <text:p>291</text:p>
          </table:table-cell>
          <table:table-cell table:style-name="ce13" office:value-type="string" calcext:value-type="string">
            <text:p>Group control-panel</text:p>
          </table:table-cell>
          <table:table-cell/>
          <table:table-cell table:style-name="ce17" table:number-columns-repeated="3"/>
          <table:table-cell/>
          <table:table-cell office:value-type="string" calcext:value-type="string">
            <text:p>no</text:p>
          </table:table-cell>
          <table:table-cell table:number-columns-repeated="8"/>
          <table:table-cell table:formula="of:=IF([.S422]&lt;&gt;[.C422];&quot;X&quot;;&quot;&quot;)">
            <text:p/>
          </table:table-cell>
          <table:table-cell table:style-name="ce14" office:value-type="string" calcext:value-type="string">
            <text:p>Group control-panel</text:p>
          </table:table-cell>
          <table:table-cell table:style-name="ce32" table:number-columns-repeated="4"/>
          <table:table-cell table:number-columns-repeated="1002"/>
        </table:table-row>
        <table:table-row table:style-name="ro4">
          <table:table-cell office:value-type="float" office:value="292" calcext:value-type="float">
            <text:p>292</text:p>
          </table:table-cell>
          <table:table-cell table:style-name="ce5"/>
          <table:table-cell table:style-name="ce17" office:value-type="string" calcext:value-type="string">
            <text:p>add-all-icon (org.gvsig.derivedgeometries.app.mainplugin)</text:p>
          </table:table-cell>
          <table:table-cell table:style-name="ce17" table:formula="of:=SEARCH(&quot;(&quot;;[.C423])" office:value-type="float" office:value="14" calcext:value-type="float">
            <text:p>14</text:p>
          </table:table-cell>
          <table:table-cell table:style-name="ce17" table:formula="of:=LEFT([.C423];[.D423])" office:value-type="string" office:string-value="add-all-icon (" calcext:value-type="string">
            <text:p>add-all-icon (</text:p>
          </table:table-cell>
          <table:table-cell table:style-name="ce17" table:formula="of:=LEFT([.E423];LEN([.E423])-2)" office:value-type="string" office:string-value="add-all-icon" calcext:value-type="string">
            <text:p>add-all-icon</text:p>
          </table:table-cell>
          <table:table-cell/>
          <table:table-cell office:value-type="string" calcext:value-type="string">
            <text:p>no</text:p>
          </table:table-cell>
          <table:table-cell table:number-columns-repeated="8"/>
          <table:table-cell table:formula="of:=IF([.S423]&lt;&gt;[.C423];&quot;X&quot;;&quot;&quot;)">
            <text:p/>
          </table:table-cell>
          <table:table-cell table:style-name="ce10"/>
          <table:table-cell table:style-name="ce10" office:value-type="string" calcext:value-type="string">
            <text:p>add-all-icon (org.gvsig.derivedgeometries.app.mainplugin)</text:p>
          </table:table-cell>
          <table:table-cell table:style-name="ce32" table:number-columns-repeated="3"/>
          <table:table-cell table:number-columns-repeated="1002"/>
        </table:table-row>
        <table:table-row table:style-name="ro4">
          <table:table-cell office:value-type="float" office:value="293" calcext:value-type="float">
            <text:p>293</text:p>
          </table:table-cell>
          <table:table-cell table:style-name="ce5"/>
          <table:table-cell table:style-name="ce17" office:value-type="string" calcext:value-type="string">
            <text:p>add-selected-icon (org.gvsig.derivedgeometries.app.mainplugin)</text:p>
          </table:table-cell>
          <table:table-cell table:style-name="ce17" table:formula="of:=SEARCH(&quot;(&quot;;[.C424])" office:value-type="float" office:value="19" calcext:value-type="float">
            <text:p>19</text:p>
          </table:table-cell>
          <table:table-cell table:style-name="ce17" table:formula="of:=LEFT([.C424];[.D424])" office:value-type="string" office:string-value="add-selected-icon (" calcext:value-type="string">
            <text:p>add-selected-icon (</text:p>
          </table:table-cell>
          <table:table-cell table:style-name="ce17" table:formula="of:=LEFT([.E424];LEN([.E424])-2)" office:value-type="string" office:string-value="add-selected-icon" calcext:value-type="string">
            <text:p>add-selected-icon</text:p>
          </table:table-cell>
          <table:table-cell/>
          <table:table-cell office:value-type="string" calcext:value-type="string">
            <text:p>no</text:p>
          </table:table-cell>
          <table:table-cell table:number-columns-repeated="8"/>
          <table:table-cell table:formula="of:=IF([.S424]&lt;&gt;[.C424];&quot;X&quot;;&quot;&quot;)">
            <text:p/>
          </table:table-cell>
          <table:table-cell table:style-name="ce10"/>
          <table:table-cell table:style-name="ce10" office:value-type="string" calcext:value-type="string">
            <text:p>add-selected-icon (org.gvsig.derivedgeometries.app.mainplugin)</text:p>
          </table:table-cell>
          <table:table-cell table:style-name="ce32" table:number-columns-repeated="3"/>
          <table:table-cell table:number-columns-repeated="1002"/>
        </table:table-row>
        <table:table-row table:style-name="ro4">
          <table:table-cell office:value-type="float" office:value="294" calcext:value-type="float">
            <text:p>294</text:p>
          </table:table-cell>
          <table:table-cell table:style-name="ce5"/>
          <table:table-cell table:style-name="ce17" office:value-type="string" calcext:value-type="string">
            <text:p>down-arrow-icon (org.gvsig.derivedgeometries.app.mainplugin)</text:p>
          </table:table-cell>
          <table:table-cell table:style-name="ce17" table:formula="of:=SEARCH(&quot;(&quot;;[.C425])" office:value-type="float" office:value="17" calcext:value-type="float">
            <text:p>17</text:p>
          </table:table-cell>
          <table:table-cell table:style-name="ce17" table:formula="of:=LEFT([.C425];[.D425])" office:value-type="string" office:string-value="down-arrow-icon (" calcext:value-type="string">
            <text:p>down-arrow-icon (</text:p>
          </table:table-cell>
          <table:table-cell table:style-name="ce17" table:formula="of:=LEFT([.E425];LEN([.E425])-2)" office:value-type="string" office:string-value="down-arrow-icon" calcext:value-type="string">
            <text:p>down-arrow-icon</text:p>
          </table:table-cell>
          <table:table-cell/>
          <table:table-cell office:value-type="string" calcext:value-type="string">
            <text:p>no</text:p>
          </table:table-cell>
          <table:table-cell table:number-columns-repeated="8"/>
          <table:table-cell table:formula="of:=IF([.S425]&lt;&gt;[.C425];&quot;X&quot;;&quot;&quot;)">
            <text:p/>
          </table:table-cell>
          <table:table-cell table:style-name="ce10"/>
          <table:table-cell table:style-name="ce10" office:value-type="string" calcext:value-type="string">
            <text:p>down-arrow-icon (org.gvsig.derivedgeometries.app.mainplugin)</text:p>
          </table:table-cell>
          <table:table-cell table:style-name="ce32" table:number-columns-repeated="3"/>
          <table:table-cell table:number-columns-repeated="1002"/>
        </table:table-row>
        <table:table-row table:style-name="ro4">
          <table:table-cell office:value-type="float" office:value="295" calcext:value-type="float">
            <text:p>295</text:p>
          </table:table-cell>
          <table:table-cell table:style-name="ce5"/>
          <table:table-cell table:style-name="ce17" office:value-type="string" calcext:value-type="string">
            <text:p>remove-all-icon (org.gvsig.derivedgeometries.app.mainplugin)</text:p>
          </table:table-cell>
          <table:table-cell table:style-name="ce17" table:formula="of:=SEARCH(&quot;(&quot;;[.C426])" office:value-type="float" office:value="17" calcext:value-type="float">
            <text:p>17</text:p>
          </table:table-cell>
          <table:table-cell table:style-name="ce17" table:formula="of:=LEFT([.C426];[.D426])" office:value-type="string" office:string-value="remove-all-icon (" calcext:value-type="string">
            <text:p>remove-all-icon (</text:p>
          </table:table-cell>
          <table:table-cell table:style-name="ce17" table:formula="of:=LEFT([.E426];LEN([.E426])-2)" office:value-type="string" office:string-value="remove-all-icon" calcext:value-type="string">
            <text:p>remove-all-icon</text:p>
          </table:table-cell>
          <table:table-cell/>
          <table:table-cell office:value-type="string" calcext:value-type="string">
            <text:p>no</text:p>
          </table:table-cell>
          <table:table-cell table:number-columns-repeated="8"/>
          <table:table-cell table:formula="of:=IF([.S426]&lt;&gt;[.C426];&quot;X&quot;;&quot;&quot;)">
            <text:p/>
          </table:table-cell>
          <table:table-cell table:style-name="ce10"/>
          <table:table-cell table:style-name="ce10" office:value-type="string" calcext:value-type="string">
            <text:p>remove-all-icon (org.gvsig.derivedgeometries.app.mainplugin)</text:p>
          </table:table-cell>
          <table:table-cell table:style-name="ce32" table:number-columns-repeated="3"/>
          <table:table-cell table:number-columns-repeated="1002"/>
        </table:table-row>
        <table:table-row table:style-name="ro4">
          <table:table-cell office:value-type="float" office:value="296" calcext:value-type="float">
            <text:p>296</text:p>
          </table:table-cell>
          <table:table-cell table:style-name="ce5"/>
          <table:table-cell table:style-name="ce17" office:value-type="string" calcext:value-type="string">
            <text:p>remove-selected-icon (org.gvsig.derivedgeometries.app.mainplugin)</text:p>
          </table:table-cell>
          <table:table-cell table:style-name="ce17" table:formula="of:=SEARCH(&quot;(&quot;;[.C427])" office:value-type="float" office:value="22" calcext:value-type="float">
            <text:p>22</text:p>
          </table:table-cell>
          <table:table-cell table:style-name="ce17" table:formula="of:=LEFT([.C427];[.D427])" office:value-type="string" office:string-value="remove-selected-icon (" calcext:value-type="string">
            <text:p>remove-selected-icon (</text:p>
          </table:table-cell>
          <table:table-cell table:style-name="ce17" table:formula="of:=LEFT([.E427];LEN([.E427])-2)" office:value-type="string" office:string-value="remove-selected-icon" calcext:value-type="string">
            <text:p>remove-selected-icon</text:p>
          </table:table-cell>
          <table:table-cell/>
          <table:table-cell office:value-type="string" calcext:value-type="string">
            <text:p>no</text:p>
          </table:table-cell>
          <table:table-cell table:number-columns-repeated="8"/>
          <table:table-cell table:formula="of:=IF([.S427]&lt;&gt;[.C427];&quot;X&quot;;&quot;&quot;)">
            <text:p/>
          </table:table-cell>
          <table:table-cell table:style-name="ce10"/>
          <table:table-cell table:style-name="ce10" office:value-type="string" calcext:value-type="string">
            <text:p>remove-selected-icon (org.gvsig.derivedgeometries.app.mainplugin)</text:p>
          </table:table-cell>
          <table:table-cell table:style-name="ce32" table:number-columns-repeated="3"/>
          <table:table-cell table:number-columns-repeated="1002"/>
        </table:table-row>
        <table:table-row table:style-name="ro4">
          <table:table-cell office:value-type="float" office:value="297" calcext:value-type="float">
            <text:p>297</text:p>
          </table:table-cell>
          <table:table-cell table:style-name="ce5"/>
          <table:table-cell table:style-name="ce17" office:value-type="string" calcext:value-type="string">
            <text:p>up-arrow-icon (org.gvsig.derivedgeometries.app.mainplugin)</text:p>
          </table:table-cell>
          <table:table-cell table:style-name="ce17" table:formula="of:=SEARCH(&quot;(&quot;;[.C428])" office:value-type="float" office:value="15" calcext:value-type="float">
            <text:p>15</text:p>
          </table:table-cell>
          <table:table-cell table:style-name="ce17" table:formula="of:=LEFT([.C428];[.D428])" office:value-type="string" office:string-value="up-arrow-icon (" calcext:value-type="string">
            <text:p>up-arrow-icon (</text:p>
          </table:table-cell>
          <table:table-cell table:style-name="ce17" table:formula="of:=LEFT([.E428];LEN([.E428])-2)" office:value-type="string" office:string-value="up-arrow-icon" calcext:value-type="string">
            <text:p>up-arrow-icon</text:p>
          </table:table-cell>
          <table:table-cell/>
          <table:table-cell office:value-type="string" calcext:value-type="string">
            <text:p>no</text:p>
          </table:table-cell>
          <table:table-cell table:number-columns-repeated="8"/>
          <table:table-cell table:formula="of:=IF([.S428]&lt;&gt;[.C428];&quot;X&quot;;&quot;&quot;)">
            <text:p/>
          </table:table-cell>
          <table:table-cell table:style-name="ce10"/>
          <table:table-cell table:style-name="ce10" office:value-type="string" calcext:value-type="string">
            <text:p>up-arrow-icon (org.gvsig.derivedgeometries.app.mainplugin)</text:p>
          </table:table-cell>
          <table:table-cell table:style-name="ce32" table:number-columns-repeated="3"/>
          <table:table-cell table:number-columns-repeated="1002"/>
        </table:table-row>
        <table:table-row table:style-name="ro6">
          <table:table-cell office:value-type="float" office:value="298" calcext:value-type="float">
            <text:p>298</text:p>
          </table:table-cell>
          <table:table-cell table:style-name="ce13" office:value-type="string" calcext:value-type="string">
            <text:p>Group cursor</text:p>
          </table:table-cell>
          <table:table-cell/>
          <table:table-cell table:style-name="ce17" table:number-columns-repeated="3"/>
          <table:table-cell/>
          <table:table-cell office:value-type="string" calcext:value-type="string">
            <text:p>no</text:p>
          </table:table-cell>
          <table:table-cell table:number-columns-repeated="8"/>
          <table:table-cell table:formula="of:=IF([.S429]&lt;&gt;[.C429];&quot;X&quot;;&quot;&quot;)">
            <text:p/>
          </table:table-cell>
          <table:table-cell table:style-name="ce14" office:value-type="string" calcext:value-type="string">
            <text:p>Group cursor</text:p>
          </table:table-cell>
          <table:table-cell table:style-name="ce32" table:number-columns-repeated="4"/>
          <table:table-cell table:number-columns-repeated="1002"/>
        </table:table-row>
        <table:table-row table:style-name="ro6">
          <table:table-cell office:value-type="float" office:value="299" calcext:value-type="float">
            <text:p>299</text:p>
          </table:table-cell>
          <table:table-cell table:style-name="ce5" office:value-type="float" office:value="-2" calcext:value-type="float">
            <text:p>-2</text:p>
          </table:table-cell>
          <table:table-cell table:style-name="ce17" office:value-type="string" calcext:value-type="string">
            <text:p>cursor-busy (org.gvsig.app.mainplugin)</text:p>
          </table:table-cell>
          <table:table-cell table:style-name="ce17" table:formula="of:=SEARCH(&quot;(&quot;;[.C430])" office:value-type="float" office:value="13" calcext:value-type="float">
            <text:p>13</text:p>
          </table:table-cell>
          <table:table-cell table:style-name="ce17" table:formula="of:=LEFT([.C430];[.D430])" office:value-type="string" office:string-value="cursor-busy (" calcext:value-type="string">
            <text:p>cursor-busy (</text:p>
          </table:table-cell>
          <table:table-cell table:style-name="ce17" table:formula="of:=LEFT([.E430];LEN([.E430])-2)" office:value-type="string" office:string-value="cursor-busy" calcext:value-type="string">
            <text:p>cursor-busy</text:p>
          </table:table-cell>
          <table:table-cell/>
          <table:table-cell office:value-type="string" calcext:value-type="string">
            <text:p>no</text:p>
          </table:table-cell>
          <table:table-cell table:number-columns-repeated="8"/>
          <table:table-cell table:formula="of:=IF([.S430]&lt;&gt;[.C430];&quot;X&quot;;&quot;&quot;)">
            <text:p/>
          </table:table-cell>
          <table:table-cell table:style-name="ce10" office:value-type="float" office:value="-2" calcext:value-type="float">
            <text:p>-2</text:p>
          </table:table-cell>
          <table:table-cell table:style-name="ce10" office:value-type="string" calcext:value-type="string">
            <text:p>cursor-busy (org.gvsig.app.mainplugin)</text:p>
          </table:table-cell>
          <table:table-cell table:style-name="ce32" table:number-columns-repeated="3"/>
          <table:table-cell table:number-columns-repeated="1002"/>
        </table:table-row>
        <table:table-row table:style-name="ro6">
          <table:table-cell office:value-type="float" office:value="300" calcext:value-type="float">
            <text:p>300</text:p>
          </table:table-cell>
          <table:table-cell table:style-name="ce5"/>
          <table:table-cell table:style-name="ce17" office:value-type="string" calcext:value-type="string">
            <text:p>cursor-crux (org.gvsig.app.mainplugin)</text:p>
          </table:table-cell>
          <table:table-cell table:style-name="ce17" table:formula="of:=SEARCH(&quot;(&quot;;[.C431])" office:value-type="float" office:value="13" calcext:value-type="float">
            <text:p>13</text:p>
          </table:table-cell>
          <table:table-cell table:style-name="ce17" table:formula="of:=LEFT([.C431];[.D431])" office:value-type="string" office:string-value="cursor-crux (" calcext:value-type="string">
            <text:p>cursor-crux (</text:p>
          </table:table-cell>
          <table:table-cell table:style-name="ce17" table:formula="of:=LEFT([.E431];LEN([.E431])-2)" office:value-type="string" office:string-value="cursor-crux" calcext:value-type="string">
            <text:p>cursor-crux</text:p>
          </table:table-cell>
          <table:table-cell/>
          <table:table-cell office:value-type="string" calcext:value-type="string">
            <text:p>no</text:p>
          </table:table-cell>
          <table:table-cell table:number-columns-repeated="8"/>
          <table:table-cell table:formula="of:=IF([.S431]&lt;&gt;[.C431];&quot;X&quot;;&quot;&quot;)">
            <text:p/>
          </table:table-cell>
          <table:table-cell table:style-name="ce10"/>
          <table:table-cell table:style-name="ce10" office:value-type="string" calcext:value-type="string">
            <text:p>cursor-crux (org.gvsig.app.mainplugin)</text:p>
          </table:table-cell>
          <table:table-cell table:style-name="ce32" table:number-columns-repeated="3"/>
          <table:table-cell table:number-columns-repeated="1002"/>
        </table:table-row>
        <table:table-row table:style-name="ro5">
          <table:table-cell office:value-type="float" office:value="301" calcext:value-type="float">
            <text:p>301</text:p>
          </table:table-cell>
          <table:table-cell table:style-name="ce5"/>
          <table:table-cell table:style-name="ce17" office:value-type="string" calcext:value-type="string">
            <text:p>cursor-info-by-point (org.gvsig.app.mainplugin)</text:p>
          </table:table-cell>
          <table:table-cell table:style-name="ce17" table:formula="of:=SEARCH(&quot;(&quot;;[.C432])" office:value-type="float" office:value="22" calcext:value-type="float">
            <text:p>22</text:p>
          </table:table-cell>
          <table:table-cell table:style-name="ce17" table:formula="of:=LEFT([.C432];[.D432])" office:value-type="string" office:string-value="cursor-info-by-point (" calcext:value-type="string">
            <text:p>cursor-info-by-point (</text:p>
          </table:table-cell>
          <table:table-cell table:style-name="ce17" table:formula="of:=LEFT([.E432];LEN([.E432])-2)" office:value-type="string" office:string-value="cursor-info-by-point" calcext:value-type="string">
            <text:p>cursor-info-by-point</text:p>
          </table:table-cell>
          <table:table-cell/>
          <table:table-cell office:value-type="string" calcext:value-type="string">
            <text:p>no</text:p>
          </table:table-cell>
          <table:table-cell table:number-columns-repeated="8"/>
          <table:table-cell table:formula="of:=IF([.S432]&lt;&gt;[.C432];&quot;X&quot;;&quot;&quot;)">
            <text:p/>
          </table:table-cell>
          <table:table-cell table:style-name="ce10"/>
          <table:table-cell table:style-name="ce10" office:value-type="string" calcext:value-type="string">
            <text:p>cursor-info-by-point (org.gvsig.app.mainplugin)</text:p>
          </table:table-cell>
          <table:table-cell table:style-name="ce32" table:number-columns-repeated="3"/>
          <table:table-cell table:number-columns-repeated="1002"/>
        </table:table-row>
        <table:table-row table:style-name="ro4">
          <table:table-cell office:value-type="float" office:value="302" calcext:value-type="float">
            <text:p>302</text:p>
          </table:table-cell>
          <table:table-cell table:style-name="ce5"/>
          <table:table-cell table:style-name="ce17" office:value-type="string" calcext:value-type="string">
            <text:p>cursor-layout-graphic-edit-vertex (org.gvsig.app.document.layout2.app.mainplugin)</text:p>
          </table:table-cell>
          <table:table-cell table:style-name="ce17" table:formula="of:=SEARCH(&quot;(&quot;;[.C433])" office:value-type="float" office:value="35" calcext:value-type="float">
            <text:p>35</text:p>
          </table:table-cell>
          <table:table-cell table:style-name="ce17" table:formula="of:=LEFT([.C433];[.D433])" office:value-type="string" office:string-value="cursor-layout-graphic-edit-vertex (" calcext:value-type="string">
            <text:p>cursor-layout-graphic-edit-vertex (</text:p>
          </table:table-cell>
          <table:table-cell table:style-name="ce17" table:formula="of:=LEFT([.E433];LEN([.E433])-2)" office:value-type="string" office:string-value="cursor-layout-graphic-edit-vertex" calcext:value-type="string">
            <text:p>cursor-layout-graphic-edit-vertex</text:p>
          </table:table-cell>
          <table:table-cell/>
          <table:table-cell office:value-type="string" calcext:value-type="string">
            <text:p>no</text:p>
          </table:table-cell>
          <table:table-cell table:number-columns-repeated="8"/>
          <table:table-cell table:formula="of:=IF([.S433]&lt;&gt;[.C433];&quot;X&quot;;&quot;&quot;)">
            <text:p/>
          </table:table-cell>
          <table:table-cell table:style-name="ce10"/>
          <table:table-cell table:style-name="ce10" office:value-type="string" calcext:value-type="string">
            <text:p>cursor-layout-graphic-edit-vertex (org.gvsig.app.document.layout2.app.mainplugin)</text:p>
          </table:table-cell>
          <table:table-cell table:style-name="ce32" table:number-columns-repeated="3"/>
          <table:table-cell table:number-columns-repeated="1002"/>
        </table:table-row>
        <table:table-row table:style-name="ro4">
          <table:table-cell office:value-type="float" office:value="303" calcext:value-type="float">
            <text:p>303</text:p>
          </table:table-cell>
          <table:table-cell table:style-name="ce5"/>
          <table:table-cell table:style-name="ce17" office:value-type="string" calcext:value-type="string">
            <text:p>cursor-layout-insert-circle (org.gvsig.app.document.layout2.app.mainplugin)</text:p>
          </table:table-cell>
          <table:table-cell table:style-name="ce17" table:formula="of:=SEARCH(&quot;(&quot;;[.C434])" office:value-type="float" office:value="29" calcext:value-type="float">
            <text:p>29</text:p>
          </table:table-cell>
          <table:table-cell table:style-name="ce17" table:formula="of:=LEFT([.C434];[.D434])" office:value-type="string" office:string-value="cursor-layout-insert-circle (" calcext:value-type="string">
            <text:p>cursor-layout-insert-circle (</text:p>
          </table:table-cell>
          <table:table-cell table:style-name="ce17" table:formula="of:=LEFT([.E434];LEN([.E434])-2)" office:value-type="string" office:string-value="cursor-layout-insert-circle" calcext:value-type="string">
            <text:p>cursor-layout-insert-circle</text:p>
          </table:table-cell>
          <table:table-cell/>
          <table:table-cell office:value-type="string" calcext:value-type="string">
            <text:p>no</text:p>
          </table:table-cell>
          <table:table-cell table:number-columns-repeated="8"/>
          <table:table-cell table:formula="of:=IF([.S434]&lt;&gt;[.C434];&quot;X&quot;;&quot;&quot;)">
            <text:p/>
          </table:table-cell>
          <table:table-cell table:style-name="ce10"/>
          <table:table-cell table:style-name="ce10" office:value-type="string" calcext:value-type="string">
            <text:p>cursor-layout-insert-circle (org.gvsig.app.document.layout2.app.mainplugin)</text:p>
          </table:table-cell>
          <table:table-cell table:style-name="ce32" table:number-columns-repeated="3"/>
          <table:table-cell table:number-columns-repeated="1002"/>
        </table:table-row>
        <table:table-row table:style-name="ro4">
          <table:table-cell office:value-type="float" office:value="304" calcext:value-type="float">
            <text:p>304</text:p>
          </table:table-cell>
          <table:table-cell table:style-name="ce5"/>
          <table:table-cell table:style-name="ce17" office:value-type="string" calcext:value-type="string">
            <text:p>cursor-layout-insert-point (org.gvsig.app.document.layout2.app.mainplugin)</text:p>
          </table:table-cell>
          <table:table-cell table:style-name="ce17" table:formula="of:=SEARCH(&quot;(&quot;;[.C435])" office:value-type="float" office:value="28" calcext:value-type="float">
            <text:p>28</text:p>
          </table:table-cell>
          <table:table-cell table:style-name="ce17" table:formula="of:=LEFT([.C435];[.D435])" office:value-type="string" office:string-value="cursor-layout-insert-point (" calcext:value-type="string">
            <text:p>cursor-layout-insert-point (</text:p>
          </table:table-cell>
          <table:table-cell table:style-name="ce17" table:formula="of:=LEFT([.E435];LEN([.E435])-2)" office:value-type="string" office:string-value="cursor-layout-insert-point" calcext:value-type="string">
            <text:p>cursor-layout-insert-point</text:p>
          </table:table-cell>
          <table:table-cell/>
          <table:table-cell office:value-type="string" calcext:value-type="string">
            <text:p>no</text:p>
          </table:table-cell>
          <table:table-cell table:number-columns-repeated="8"/>
          <table:table-cell table:formula="of:=IF([.S435]&lt;&gt;[.C435];&quot;X&quot;;&quot;&quot;)">
            <text:p/>
          </table:table-cell>
          <table:table-cell table:style-name="ce10"/>
          <table:table-cell table:style-name="ce10" office:value-type="string" calcext:value-type="string">
            <text:p>cursor-layout-insert-point (org.gvsig.app.document.layout2.app.mainplugin)</text:p>
          </table:table-cell>
          <table:table-cell table:style-name="ce32" table:number-columns-repeated="3"/>
          <table:table-cell table:number-columns-repeated="1002"/>
        </table:table-row>
        <table:table-row table:style-name="ro4">
          <table:table-cell office:value-type="float" office:value="305" calcext:value-type="float">
            <text:p>305</text:p>
          </table:table-cell>
          <table:table-cell table:style-name="ce5"/>
          <table:table-cell table:style-name="ce17" office:value-type="string" calcext:value-type="string">
            <text:p>cursor-layout-insert-polygon (org.gvsig.app.document.layout2.app.mainplugin)</text:p>
          </table:table-cell>
          <table:table-cell table:style-name="ce17" table:formula="of:=SEARCH(&quot;(&quot;;[.C436])" office:value-type="float" office:value="30" calcext:value-type="float">
            <text:p>30</text:p>
          </table:table-cell>
          <table:table-cell table:style-name="ce17" table:formula="of:=LEFT([.C436];[.D436])" office:value-type="string" office:string-value="cursor-layout-insert-polygon (" calcext:value-type="string">
            <text:p>cursor-layout-insert-polygon (</text:p>
          </table:table-cell>
          <table:table-cell table:style-name="ce17" table:formula="of:=LEFT([.E436];LEN([.E436])-2)" office:value-type="string" office:string-value="cursor-layout-insert-polygon" calcext:value-type="string">
            <text:p>cursor-layout-insert-polygon</text:p>
          </table:table-cell>
          <table:table-cell/>
          <table:table-cell office:value-type="string" calcext:value-type="string">
            <text:p>no</text:p>
          </table:table-cell>
          <table:table-cell table:number-columns-repeated="8"/>
          <table:table-cell table:formula="of:=IF([.S436]&lt;&gt;[.C436];&quot;X&quot;;&quot;&quot;)">
            <text:p/>
          </table:table-cell>
          <table:table-cell table:style-name="ce10"/>
          <table:table-cell table:style-name="ce10" office:value-type="string" calcext:value-type="string">
            <text:p>cursor-layout-insert-polygon (org.gvsig.app.document.layout2.app.mainplugin)</text:p>
          </table:table-cell>
          <table:table-cell table:style-name="ce32" table:number-columns-repeated="3"/>
          <table:table-cell table:number-columns-repeated="1002"/>
        </table:table-row>
        <table:table-row table:style-name="ro4">
          <table:table-cell office:value-type="float" office:value="306" calcext:value-type="float">
            <text:p>306</text:p>
          </table:table-cell>
          <table:table-cell table:style-name="ce5"/>
          <table:table-cell table:style-name="ce17" office:value-type="string" calcext:value-type="string">
            <text:p>cursor-layout-insert-polyline (org.gvsig.app.document.layout2.app.mainplugin)</text:p>
          </table:table-cell>
          <table:table-cell table:style-name="ce17" table:formula="of:=SEARCH(&quot;(&quot;;[.C437])" office:value-type="float" office:value="31" calcext:value-type="float">
            <text:p>31</text:p>
          </table:table-cell>
          <table:table-cell table:style-name="ce17" table:formula="of:=LEFT([.C437];[.D437])" office:value-type="string" office:string-value="cursor-layout-insert-polyline (" calcext:value-type="string">
            <text:p>cursor-layout-insert-polyline (</text:p>
          </table:table-cell>
          <table:table-cell table:style-name="ce17" table:formula="of:=LEFT([.E437];LEN([.E437])-2)" office:value-type="string" office:string-value="cursor-layout-insert-polyline" calcext:value-type="string">
            <text:p>cursor-layout-insert-polyline</text:p>
          </table:table-cell>
          <table:table-cell/>
          <table:table-cell office:value-type="string" calcext:value-type="string">
            <text:p>no</text:p>
          </table:table-cell>
          <table:table-cell table:number-columns-repeated="8"/>
          <table:table-cell table:formula="of:=IF([.S437]&lt;&gt;[.C437];&quot;X&quot;;&quot;&quot;)">
            <text:p/>
          </table:table-cell>
          <table:table-cell table:style-name="ce10"/>
          <table:table-cell table:style-name="ce10" office:value-type="string" calcext:value-type="string">
            <text:p>cursor-layout-insert-polyline (org.gvsig.app.document.layout2.app.mainplugin)</text:p>
          </table:table-cell>
          <table:table-cell table:style-name="ce32" table:number-columns-repeated="3"/>
          <table:table-cell table:number-columns-repeated="1002"/>
        </table:table-row>
        <table:table-row table:style-name="ro4">
          <table:table-cell office:value-type="float" office:value="307" calcext:value-type="float">
            <text:p>307</text:p>
          </table:table-cell>
          <table:table-cell table:style-name="ce5"/>
          <table:table-cell table:style-name="ce17" office:value-type="string" calcext:value-type="string">
            <text:p>cursor-layout-insert-rectangle (org.gvsig.app.document.layout2.app.mainplugin)</text:p>
          </table:table-cell>
          <table:table-cell table:style-name="ce17" table:formula="of:=SEARCH(&quot;(&quot;;[.C438])" office:value-type="float" office:value="32" calcext:value-type="float">
            <text:p>32</text:p>
          </table:table-cell>
          <table:table-cell table:style-name="ce17" table:formula="of:=LEFT([.C438];[.D438])" office:value-type="string" office:string-value="cursor-layout-insert-rectangle (" calcext:value-type="string">
            <text:p>cursor-layout-insert-rectangle (</text:p>
          </table:table-cell>
          <table:table-cell table:style-name="ce17" table:formula="of:=LEFT([.E438];LEN([.E438])-2)" office:value-type="string" office:string-value="cursor-layout-insert-rectangle" calcext:value-type="string">
            <text:p>cursor-layout-insert-rectangle</text:p>
          </table:table-cell>
          <table:table-cell/>
          <table:table-cell office:value-type="string" calcext:value-type="string">
            <text:p>no</text:p>
          </table:table-cell>
          <table:table-cell table:number-columns-repeated="8"/>
          <table:table-cell table:formula="of:=IF([.S438]&lt;&gt;[.C438];&quot;X&quot;;&quot;&quot;)">
            <text:p/>
          </table:table-cell>
          <table:table-cell table:style-name="ce10"/>
          <table:table-cell table:style-name="ce10" office:value-type="string" calcext:value-type="string">
            <text:p>cursor-layout-insert-rectangle (org.gvsig.app.document.layout2.app.mainplugin)</text:p>
          </table:table-cell>
          <table:table-cell table:style-name="ce32" table:number-columns-repeated="3"/>
          <table:table-cell table:number-columns-repeated="1002"/>
        </table:table-row>
        <table:table-row table:style-name="ro4">
          <table:table-cell office:value-type="float" office:value="308" calcext:value-type="float">
            <text:p>308</text:p>
          </table:table-cell>
          <table:table-cell table:style-name="ce5"/>
          <table:table-cell table:style-name="ce17" office:value-type="string" calcext:value-type="string">
            <text:p>cursor-layout-navigation-zoom-in-topoint (org.gvsig.app.document.layout2.app.mainplugin)</text:p>
          </table:table-cell>
          <table:table-cell table:style-name="ce17" table:formula="of:=SEARCH(&quot;(&quot;;[.C439])" office:value-type="float" office:value="42" calcext:value-type="float">
            <text:p>42</text:p>
          </table:table-cell>
          <table:table-cell table:style-name="ce17" table:formula="of:=LEFT([.C439];[.D439])" office:value-type="string" office:string-value="cursor-layout-navigation-zoom-in-topoint (" calcext:value-type="string">
            <text:p>cursor-layout-navigation-zoom-in-topoint (</text:p>
          </table:table-cell>
          <table:table-cell table:style-name="ce17" table:formula="of:=LEFT([.E439];LEN([.E439])-2)" office:value-type="string" office:string-value="cursor-layout-navigation-zoom-in-topoint" calcext:value-type="string">
            <text:p>cursor-layout-navigation-zoom-in-topoint</text:p>
          </table:table-cell>
          <table:table-cell/>
          <table:table-cell office:value-type="string" calcext:value-type="string">
            <text:p>no</text:p>
          </table:table-cell>
          <table:table-cell table:number-columns-repeated="8"/>
          <table:table-cell table:formula="of:=IF([.S439]&lt;&gt;[.C439];&quot;X&quot;;&quot;&quot;)">
            <text:p/>
          </table:table-cell>
          <table:table-cell table:style-name="ce10"/>
          <table:table-cell table:style-name="ce10" office:value-type="string" calcext:value-type="string">
            <text:p>cursor-layout-navigation-zoom-in-topoint (org.gvsig.app.document.layout2.app.mainplugin)</text:p>
          </table:table-cell>
          <table:table-cell table:style-name="ce32" table:number-columns-repeated="3"/>
          <table:table-cell table:number-columns-repeated="1002"/>
        </table:table-row>
        <table:table-row table:style-name="ro7">
          <table:table-cell office:value-type="float" office:value="309" calcext:value-type="float">
            <text:p>309</text:p>
          </table:table-cell>
          <table:table-cell table:style-name="ce5"/>
          <table:table-cell table:style-name="ce17" office:value-type="string" calcext:value-type="string">
            <text:p>cursor-layout-navigation-zoom-out-topoint (org.gvsig.app.document.layout2.app.mainplugin)</text:p>
          </table:table-cell>
          <table:table-cell table:style-name="ce17" table:formula="of:=SEARCH(&quot;(&quot;;[.C440])" office:value-type="float" office:value="43" calcext:value-type="float">
            <text:p>43</text:p>
          </table:table-cell>
          <table:table-cell table:style-name="ce17" table:formula="of:=LEFT([.C440];[.D440])" office:value-type="string" office:string-value="cursor-layout-navigation-zoom-out-topoint (" calcext:value-type="string">
            <text:p>cursor-layout-navigation-zoom-out-topoint (</text:p>
          </table:table-cell>
          <table:table-cell table:style-name="ce17" table:formula="of:=LEFT([.E440];LEN([.E440])-2)" office:value-type="string" office:string-value="cursor-layout-navigation-zoom-out-topoint" calcext:value-type="string">
            <text:p>cursor-layout-navigation-zoom-out-topoint</text:p>
          </table:table-cell>
          <table:table-cell/>
          <table:table-cell office:value-type="string" calcext:value-type="string">
            <text:p>no</text:p>
          </table:table-cell>
          <table:table-cell table:number-columns-repeated="8"/>
          <table:table-cell table:formula="of:=IF([.S440]&lt;&gt;[.C440];&quot;X&quot;;&quot;&quot;)">
            <text:p/>
          </table:table-cell>
          <table:table-cell table:style-name="ce10"/>
          <table:table-cell table:style-name="ce10" office:value-type="string" calcext:value-type="string">
            <text:p>cursor-layout-navigation-zoom-out-topoint (org.gvsig.app.document.layout2.app.mainplugin)</text:p>
          </table:table-cell>
          <table:table-cell table:style-name="ce32" table:number-columns-repeated="3"/>
          <table:table-cell table:number-columns-repeated="1002"/>
        </table:table-row>
        <table:table-row table:style-name="ro7">
          <table:table-cell office:value-type="float" office:value="310" calcext:value-type="float">
            <text:p>310</text:p>
          </table:table-cell>
          <table:table-cell table:style-name="ce5"/>
          <table:table-cell table:style-name="ce17" office:value-type="string" calcext:value-type="string">
            <text:p>cursor-layout-view-navigation-zoom-in-topoint (org.gvsig.app.document.layout2.app.mainplugin)</text:p>
          </table:table-cell>
          <table:table-cell table:style-name="ce17" table:formula="of:=SEARCH(&quot;(&quot;;[.C441])" office:value-type="float" office:value="47" calcext:value-type="float">
            <text:p>47</text:p>
          </table:table-cell>
          <table:table-cell table:style-name="ce17" table:formula="of:=LEFT([.C441];[.D441])" office:value-type="string" office:string-value="cursor-layout-view-navigation-zoom-in-topoint (" calcext:value-type="string">
            <text:p>cursor-layout-view-navigation-zoom-in-topoint (</text:p>
          </table:table-cell>
          <table:table-cell table:style-name="ce17" table:formula="of:=LEFT([.E441];LEN([.E441])-2)" office:value-type="string" office:string-value="cursor-layout-view-navigation-zoom-in-topoint" calcext:value-type="string">
            <text:p>cursor-layout-view-navigation-zoom-in-topoint</text:p>
          </table:table-cell>
          <table:table-cell/>
          <table:table-cell office:value-type="string" calcext:value-type="string">
            <text:p>no</text:p>
          </table:table-cell>
          <table:table-cell table:number-columns-repeated="8"/>
          <table:table-cell table:formula="of:=IF([.S441]&lt;&gt;[.C441];&quot;X&quot;;&quot;&quot;)">
            <text:p/>
          </table:table-cell>
          <table:table-cell table:style-name="ce10"/>
          <table:table-cell table:style-name="ce10" office:value-type="string" calcext:value-type="string">
            <text:p>cursor-layout-view-navigation-zoom-in-topoint (org.gvsig.app.document.layout2.app.mainplugin)</text:p>
          </table:table-cell>
          <table:table-cell table:style-name="ce32" table:number-columns-repeated="3"/>
          <table:table-cell table:number-columns-repeated="1002"/>
        </table:table-row>
        <table:table-row table:style-name="ro7">
          <table:table-cell office:value-type="float" office:value="311" calcext:value-type="float">
            <text:p>311</text:p>
          </table:table-cell>
          <table:table-cell table:style-name="ce5"/>
          <table:table-cell table:style-name="ce17" office:value-type="string" calcext:value-type="string">
            <text:p>cursor-layout-view-navigation-zoom-out-topoint (org.gvsig.app.document.layout2.app.mainplugin)</text:p>
          </table:table-cell>
          <table:table-cell table:style-name="ce17" table:formula="of:=SEARCH(&quot;(&quot;;[.C442])" office:value-type="float" office:value="48" calcext:value-type="float">
            <text:p>48</text:p>
          </table:table-cell>
          <table:table-cell table:style-name="ce17" table:formula="of:=LEFT([.C442];[.D442])" office:value-type="string" office:string-value="cursor-layout-view-navigation-zoom-out-topoint (" calcext:value-type="string">
            <text:p>cursor-layout-view-navigation-zoom-out-topoint (</text:p>
          </table:table-cell>
          <table:table-cell table:style-name="ce17" table:formula="of:=LEFT([.E442];LEN([.E442])-2)" office:value-type="string" office:string-value="cursor-layout-view-navigation-zoom-out-topoint" calcext:value-type="string">
            <text:p>cursor-layout-view-navigation-zoom-out-topoint</text:p>
          </table:table-cell>
          <table:table-cell/>
          <table:table-cell office:value-type="string" calcext:value-type="string">
            <text:p>no</text:p>
          </table:table-cell>
          <table:table-cell table:number-columns-repeated="8"/>
          <table:table-cell table:formula="of:=IF([.S442]&lt;&gt;[.C442];&quot;X&quot;;&quot;&quot;)">
            <text:p/>
          </table:table-cell>
          <table:table-cell table:style-name="ce10"/>
          <table:table-cell table:style-name="ce10" office:value-type="string" calcext:value-type="string">
            <text:p>cursor-layout-view-navigation-zoom-out-topoint (org.gvsig.app.document.layout2.app.mainplugin)</text:p>
          </table:table-cell>
          <table:table-cell table:style-name="ce32" table:number-columns-repeated="3"/>
          <table:table-cell table:number-columns-repeated="1002"/>
        </table:table-row>
        <table:table-row table:style-name="ro6">
          <table:table-cell office:value-type="float" office:value="312" calcext:value-type="float">
            <text:p>312</text:p>
          </table:table-cell>
          <table:table-cell table:style-name="ce5"/>
          <table:table-cell table:style-name="ce17" office:value-type="string" calcext:value-type="string">
            <text:p>cursor-pan (org.gvsig.app.mainplugin)</text:p>
          </table:table-cell>
          <table:table-cell table:style-name="ce17" table:formula="of:=SEARCH(&quot;(&quot;;[.C443])" office:value-type="float" office:value="12" calcext:value-type="float">
            <text:p>12</text:p>
          </table:table-cell>
          <table:table-cell table:style-name="ce17" table:formula="of:=LEFT([.C443];[.D443])" office:value-type="string" office:string-value="cursor-pan (" calcext:value-type="string">
            <text:p>cursor-pan (</text:p>
          </table:table-cell>
          <table:table-cell table:style-name="ce17" table:formula="of:=LEFT([.E443];LEN([.E443])-2)" office:value-type="string" office:string-value="cursor-pan" calcext:value-type="string">
            <text:p>cursor-pan</text:p>
          </table:table-cell>
          <table:table-cell/>
          <table:table-cell office:value-type="string" calcext:value-type="string">
            <text:p>no</text:p>
          </table:table-cell>
          <table:table-cell table:number-columns-repeated="8"/>
          <table:table-cell table:formula="of:=IF([.S443]&lt;&gt;[.C443];&quot;X&quot;;&quot;&quot;)">
            <text:p/>
          </table:table-cell>
          <table:table-cell table:style-name="ce10"/>
          <table:table-cell table:style-name="ce10" office:value-type="string" calcext:value-type="string">
            <text:p>cursor-pan (org.gvsig.app.mainplugin)</text:p>
          </table:table-cell>
          <table:table-cell table:style-name="ce32" table:number-columns-repeated="3"/>
          <table:table-cell table:number-columns-repeated="1002"/>
        </table:table-row>
        <table:table-row table:style-name="ro6">
          <table:table-cell office:value-type="float" office:value="313" calcext:value-type="float">
            <text:p>313</text:p>
          </table:table-cell>
          <table:table-cell table:style-name="ce5"/>
          <table:table-cell table:style-name="ce17" office:value-type="string" calcext:value-type="string">
            <text:p>cursor-query-area (org.gvsig.app.mainplugin)</text:p>
          </table:table-cell>
          <table:table-cell table:style-name="ce17" table:formula="of:=SEARCH(&quot;(&quot;;[.C444])" office:value-type="float" office:value="19" calcext:value-type="float">
            <text:p>19</text:p>
          </table:table-cell>
          <table:table-cell table:style-name="ce17" table:formula="of:=LEFT([.C444];[.D444])" office:value-type="string" office:string-value="cursor-query-area (" calcext:value-type="string">
            <text:p>cursor-query-area (</text:p>
          </table:table-cell>
          <table:table-cell table:style-name="ce17" table:formula="of:=LEFT([.E444];LEN([.E444])-2)" office:value-type="string" office:string-value="cursor-query-area" calcext:value-type="string">
            <text:p>cursor-query-area</text:p>
          </table:table-cell>
          <table:table-cell/>
          <table:table-cell office:value-type="string" calcext:value-type="string">
            <text:p>no</text:p>
          </table:table-cell>
          <table:table-cell table:number-columns-repeated="8"/>
          <table:table-cell table:formula="of:=IF([.S444]&lt;&gt;[.C444];&quot;X&quot;;&quot;&quot;)">
            <text:p/>
          </table:table-cell>
          <table:table-cell table:style-name="ce10"/>
          <table:table-cell table:style-name="ce10" office:value-type="string" calcext:value-type="string">
            <text:p>cursor-query-area (org.gvsig.app.mainplugin)</text:p>
          </table:table-cell>
          <table:table-cell table:style-name="ce32" table:number-columns-repeated="3"/>
          <table:table-cell table:number-columns-repeated="1002"/>
        </table:table-row>
        <table:table-row table:style-name="ro4">
          <table:table-cell office:value-type="float" office:value="314" calcext:value-type="float">
            <text:p>314</text:p>
          </table:table-cell>
          <table:table-cell table:style-name="ce5"/>
          <table:table-cell table:style-name="ce17" office:value-type="string" calcext:value-type="string">
            <text:p>cursor-select-by-buffer (org.gvsig.selectiontools.app.mainplugin)</text:p>
          </table:table-cell>
          <table:table-cell table:style-name="ce17" table:formula="of:=SEARCH(&quot;(&quot;;[.C445])" office:value-type="float" office:value="25" calcext:value-type="float">
            <text:p>25</text:p>
          </table:table-cell>
          <table:table-cell table:style-name="ce17" table:formula="of:=LEFT([.C445];[.D445])" office:value-type="string" office:string-value="cursor-select-by-buffer (" calcext:value-type="string">
            <text:p>cursor-select-by-buffer (</text:p>
          </table:table-cell>
          <table:table-cell table:style-name="ce17" table:formula="of:=LEFT([.E445];LEN([.E445])-2)" office:value-type="string" office:string-value="cursor-select-by-buffer" calcext:value-type="string">
            <text:p>cursor-select-by-buffer</text:p>
          </table:table-cell>
          <table:table-cell/>
          <table:table-cell office:value-type="string" calcext:value-type="string">
            <text:p>no</text:p>
          </table:table-cell>
          <table:table-cell table:number-columns-repeated="8"/>
          <table:table-cell table:formula="of:=IF([.S445]&lt;&gt;[.C445];&quot;X&quot;;&quot;&quot;)">
            <text:p/>
          </table:table-cell>
          <table:table-cell table:style-name="ce10"/>
          <table:table-cell table:style-name="ce10" office:value-type="string" calcext:value-type="string">
            <text:p>cursor-select-by-buffer (org.gvsig.selectiontools.app.mainplugin)</text:p>
          </table:table-cell>
          <table:table-cell table:style-name="ce32" table:number-columns-repeated="3"/>
          <table:table-cell table:number-columns-repeated="1002"/>
        </table:table-row>
        <table:table-row table:style-name="ro4">
          <table:table-cell office:value-type="float" office:value="315" calcext:value-type="float">
            <text:p>315</text:p>
          </table:table-cell>
          <table:table-cell table:style-name="ce5"/>
          <table:table-cell table:style-name="ce17" office:value-type="string" calcext:value-type="string">
            <text:p>cursor-select-by-circle (org.gvsig.selectiontools.app.mainplugin)</text:p>
          </table:table-cell>
          <table:table-cell table:style-name="ce17" table:formula="of:=SEARCH(&quot;(&quot;;[.C446])" office:value-type="float" office:value="25" calcext:value-type="float">
            <text:p>25</text:p>
          </table:table-cell>
          <table:table-cell table:style-name="ce17" table:formula="of:=LEFT([.C446];[.D446])" office:value-type="string" office:string-value="cursor-select-by-circle (" calcext:value-type="string">
            <text:p>cursor-select-by-circle (</text:p>
          </table:table-cell>
          <table:table-cell table:style-name="ce17" table:formula="of:=LEFT([.E446];LEN([.E446])-2)" office:value-type="string" office:string-value="cursor-select-by-circle" calcext:value-type="string">
            <text:p>cursor-select-by-circle</text:p>
          </table:table-cell>
          <table:table-cell/>
          <table:table-cell office:value-type="string" calcext:value-type="string">
            <text:p>no</text:p>
          </table:table-cell>
          <table:table-cell table:number-columns-repeated="8"/>
          <table:table-cell table:formula="of:=IF([.S446]&lt;&gt;[.C446];&quot;X&quot;;&quot;&quot;)">
            <text:p/>
          </table:table-cell>
          <table:table-cell table:style-name="ce10"/>
          <table:table-cell table:style-name="ce10" office:value-type="string" calcext:value-type="string">
            <text:p>cursor-select-by-circle (org.gvsig.selectiontools.app.mainplugin)</text:p>
          </table:table-cell>
          <table:table-cell table:style-name="ce32" table:number-columns-repeated="3"/>
          <table:table-cell table:number-columns-repeated="1002"/>
        </table:table-row>
        <table:table-row table:style-name="ro6">
          <table:table-cell office:value-type="float" office:value="316" calcext:value-type="float">
            <text:p>316</text:p>
          </table:table-cell>
          <table:table-cell table:style-name="ce5"/>
          <table:table-cell table:style-name="ce17" office:value-type="string" calcext:value-type="string">
            <text:p>cursor-select-by-point (org.gvsig.app.mainplugin)</text:p>
          </table:table-cell>
          <table:table-cell table:style-name="ce17" table:formula="of:=SEARCH(&quot;(&quot;;[.C447])" office:value-type="float" office:value="24" calcext:value-type="float">
            <text:p>24</text:p>
          </table:table-cell>
          <table:table-cell table:style-name="ce17" table:formula="of:=LEFT([.C447];[.D447])" office:value-type="string" office:string-value="cursor-select-by-point (" calcext:value-type="string">
            <text:p>cursor-select-by-point (</text:p>
          </table:table-cell>
          <table:table-cell table:style-name="ce17" table:formula="of:=LEFT([.E447];LEN([.E447])-2)" office:value-type="string" office:string-value="cursor-select-by-point" calcext:value-type="string">
            <text:p>cursor-select-by-point</text:p>
          </table:table-cell>
          <table:table-cell/>
          <table:table-cell office:value-type="string" calcext:value-type="string">
            <text:p>no</text:p>
          </table:table-cell>
          <table:table-cell table:number-columns-repeated="8"/>
          <table:table-cell table:formula="of:=IF([.S447]&lt;&gt;[.C447];&quot;X&quot;;&quot;&quot;)">
            <text:p/>
          </table:table-cell>
          <table:table-cell table:style-name="ce10"/>
          <table:table-cell table:style-name="ce10" office:value-type="string" calcext:value-type="string">
            <text:p>cursor-select-by-point (org.gvsig.app.mainplugin)</text:p>
          </table:table-cell>
          <table:table-cell table:style-name="ce32" table:number-columns-repeated="3"/>
          <table:table-cell table:number-columns-repeated="1002"/>
        </table:table-row>
        <table:table-row table:style-name="ro6">
          <table:table-cell office:value-type="float" office:value="317" calcext:value-type="float">
            <text:p>317</text:p>
          </table:table-cell>
          <table:table-cell table:style-name="ce5"/>
          <table:table-cell table:style-name="ce17" office:value-type="string" calcext:value-type="string">
            <text:p>cursor-select-by-polygon (org.gvsig.app.mainplugin)</text:p>
          </table:table-cell>
          <table:table-cell table:style-name="ce17" table:formula="of:=SEARCH(&quot;(&quot;;[.C448])" office:value-type="float" office:value="26" calcext:value-type="float">
            <text:p>26</text:p>
          </table:table-cell>
          <table:table-cell table:style-name="ce17" table:formula="of:=LEFT([.C448];[.D448])" office:value-type="string" office:string-value="cursor-select-by-polygon (" calcext:value-type="string">
            <text:p>cursor-select-by-polygon (</text:p>
          </table:table-cell>
          <table:table-cell table:style-name="ce17" table:formula="of:=LEFT([.E448];LEN([.E448])-2)" office:value-type="string" office:string-value="cursor-select-by-polygon" calcext:value-type="string">
            <text:p>cursor-select-by-polygon</text:p>
          </table:table-cell>
          <table:table-cell/>
          <table:table-cell office:value-type="string" calcext:value-type="string">
            <text:p>no</text:p>
          </table:table-cell>
          <table:table-cell table:number-columns-repeated="8"/>
          <table:table-cell table:formula="of:=IF([.S448]&lt;&gt;[.C448];&quot;X&quot;;&quot;&quot;)">
            <text:p/>
          </table:table-cell>
          <table:table-cell table:style-name="ce10"/>
          <table:table-cell table:style-name="ce10" office:value-type="string" calcext:value-type="string">
            <text:p>cursor-select-by-polygon (org.gvsig.app.mainplugin)</text:p>
          </table:table-cell>
          <table:table-cell table:style-name="ce32" table:number-columns-repeated="3"/>
          <table:table-cell table:number-columns-repeated="1002"/>
        </table:table-row>
        <table:table-row table:style-name="ro4">
          <table:table-cell office:value-type="float" office:value="318" calcext:value-type="float">
            <text:p>318</text:p>
          </table:table-cell>
          <table:table-cell table:style-name="ce5"/>
          <table:table-cell table:style-name="ce17" office:value-type="string" calcext:value-type="string">
            <text:p>cursor-select-by-polyline (org.gvsig.selectiontools.app.mainplugin)</text:p>
          </table:table-cell>
          <table:table-cell table:style-name="ce17" table:formula="of:=SEARCH(&quot;(&quot;;[.C449])" office:value-type="float" office:value="27" calcext:value-type="float">
            <text:p>27</text:p>
          </table:table-cell>
          <table:table-cell table:style-name="ce17" table:formula="of:=LEFT([.C449];[.D449])" office:value-type="string" office:string-value="cursor-select-by-polyline (" calcext:value-type="string">
            <text:p>cursor-select-by-polyline (</text:p>
          </table:table-cell>
          <table:table-cell table:style-name="ce17" table:formula="of:=LEFT([.E449];LEN([.E449])-2)" office:value-type="string" office:string-value="cursor-select-by-polyline" calcext:value-type="string">
            <text:p>cursor-select-by-polyline</text:p>
          </table:table-cell>
          <table:table-cell/>
          <table:table-cell office:value-type="string" calcext:value-type="string">
            <text:p>no</text:p>
          </table:table-cell>
          <table:table-cell table:number-columns-repeated="8"/>
          <table:table-cell table:formula="of:=IF([.S449]&lt;&gt;[.C449];&quot;X&quot;;&quot;&quot;)">
            <text:p/>
          </table:table-cell>
          <table:table-cell table:style-name="ce10"/>
          <table:table-cell table:style-name="ce10" office:value-type="string" calcext:value-type="string">
            <text:p>cursor-select-by-polyline (org.gvsig.selectiontools.app.mainplugin)</text:p>
          </table:table-cell>
          <table:table-cell table:style-name="ce32" table:number-columns-repeated="3"/>
          <table:table-cell table:number-columns-repeated="1002"/>
        </table:table-row>
        <table:table-row table:style-name="ro5">
          <table:table-cell office:value-type="float" office:value="319" calcext:value-type="float">
            <text:p>319</text:p>
          </table:table-cell>
          <table:table-cell table:style-name="ce5"/>
          <table:table-cell table:style-name="ce17" office:value-type="string" calcext:value-type="string">
            <text:p>cursor-select-by-rectangle (org.gvsig.app.mainplugin)</text:p>
          </table:table-cell>
          <table:table-cell table:style-name="ce17" table:formula="of:=SEARCH(&quot;(&quot;;[.C450])" office:value-type="float" office:value="28" calcext:value-type="float">
            <text:p>28</text:p>
          </table:table-cell>
          <table:table-cell table:style-name="ce17" table:formula="of:=LEFT([.C450];[.D450])" office:value-type="string" office:string-value="cursor-select-by-rectangle (" calcext:value-type="string">
            <text:p>cursor-select-by-rectangle (</text:p>
          </table:table-cell>
          <table:table-cell table:style-name="ce17" table:formula="of:=LEFT([.E450];LEN([.E450])-2)" office:value-type="string" office:string-value="cursor-select-by-rectangle" calcext:value-type="string">
            <text:p>cursor-select-by-rectangle</text:p>
          </table:table-cell>
          <table:table-cell/>
          <table:table-cell office:value-type="string" calcext:value-type="string">
            <text:p>no</text:p>
          </table:table-cell>
          <table:table-cell table:number-columns-repeated="8"/>
          <table:table-cell table:formula="of:=IF([.S450]&lt;&gt;[.C450];&quot;X&quot;;&quot;&quot;)">
            <text:p/>
          </table:table-cell>
          <table:table-cell table:style-name="ce10"/>
          <table:table-cell table:style-name="ce10" office:value-type="string" calcext:value-type="string">
            <text:p>cursor-select-by-rectangle (org.gvsig.app.mainplugin)</text:p>
          </table:table-cell>
          <table:table-cell table:style-name="ce32" table:number-columns-repeated="3"/>
          <table:table-cell table:number-columns-repeated="1002"/>
        </table:table-row>
        <table:table-row table:style-name="ro4">
          <table:table-cell office:value-type="float" office:value="320" calcext:value-type="float">
            <text:p>320</text:p>
          </table:table-cell>
          <table:table-cell table:style-name="ce5"/>
          <table:table-cell table:style-name="ce17" office:value-type="string" calcext:value-type="string">
            <text:p>cursor-selection-by-rectangle (org.gvsig.app.document.layout2.app.mainplugin)</text:p>
          </table:table-cell>
          <table:table-cell table:style-name="ce17" table:formula="of:=SEARCH(&quot;(&quot;;[.C451])" office:value-type="float" office:value="31" calcext:value-type="float">
            <text:p>31</text:p>
          </table:table-cell>
          <table:table-cell table:style-name="ce17" table:formula="of:=LEFT([.C451];[.D451])" office:value-type="string" office:string-value="cursor-selection-by-rectangle (" calcext:value-type="string">
            <text:p>cursor-selection-by-rectangle (</text:p>
          </table:table-cell>
          <table:table-cell table:style-name="ce17" table:formula="of:=LEFT([.E451];LEN([.E451])-2)" office:value-type="string" office:string-value="cursor-selection-by-rectangle" calcext:value-type="string">
            <text:p>cursor-selection-by-rectangle</text:p>
          </table:table-cell>
          <table:table-cell/>
          <table:table-cell office:value-type="string" calcext:value-type="string">
            <text:p>no</text:p>
          </table:table-cell>
          <table:table-cell table:number-columns-repeated="8"/>
          <table:table-cell table:formula="of:=IF([.S451]&lt;&gt;[.C451];&quot;X&quot;;&quot;&quot;)">
            <text:p/>
          </table:table-cell>
          <table:table-cell table:style-name="ce10"/>
          <table:table-cell table:style-name="ce10" office:value-type="string" calcext:value-type="string">
            <text:p>cursor-selection-by-rectangle (org.gvsig.app.document.layout2.app.mainplugin)</text:p>
          </table:table-cell>
          <table:table-cell table:style-name="ce32" table:number-columns-repeated="3"/>
          <table:table-cell table:number-columns-repeated="1002"/>
        </table:table-row>
        <table:table-row table:style-name="ro4">
          <table:table-cell office:value-type="float" office:value="321" calcext:value-type="float">
            <text:p>321</text:p>
          </table:table-cell>
          <table:table-cell table:style-name="ce5"/>
          <table:table-cell table:style-name="ce17" office:value-type="string" calcext:value-type="string">
            <text:p>cursor-selection-complex (org.gvsig.app.document.layout2.app.mainplugin)</text:p>
          </table:table-cell>
          <table:table-cell table:style-name="ce17" table:formula="of:=SEARCH(&quot;(&quot;;[.C452])" office:value-type="float" office:value="26" calcext:value-type="float">
            <text:p>26</text:p>
          </table:table-cell>
          <table:table-cell table:style-name="ce17" table:formula="of:=LEFT([.C452];[.D452])" office:value-type="string" office:string-value="cursor-selection-complex (" calcext:value-type="string">
            <text:p>cursor-selection-complex (</text:p>
          </table:table-cell>
          <table:table-cell table:style-name="ce17" table:formula="of:=LEFT([.E452];LEN([.E452])-2)" office:value-type="string" office:string-value="cursor-selection-complex" calcext:value-type="string">
            <text:p>cursor-selection-complex</text:p>
          </table:table-cell>
          <table:table-cell/>
          <table:table-cell office:value-type="string" calcext:value-type="string">
            <text:p>no</text:p>
          </table:table-cell>
          <table:table-cell table:number-columns-repeated="8"/>
          <table:table-cell table:formula="of:=IF([.S452]&lt;&gt;[.C452];&quot;X&quot;;&quot;&quot;)">
            <text:p/>
          </table:table-cell>
          <table:table-cell table:style-name="ce10"/>
          <table:table-cell table:style-name="ce10" office:value-type="string" calcext:value-type="string">
            <text:p>cursor-selection-complex (org.gvsig.app.document.layout2.app.mainplugin)</text:p>
          </table:table-cell>
          <table:table-cell table:style-name="ce32" table:number-columns-repeated="3"/>
          <table:table-cell table:number-columns-repeated="1002"/>
        </table:table-row>
        <table:table-row table:style-name="ro4">
          <table:table-cell office:value-type="float" office:value="322" calcext:value-type="float">
            <text:p>322</text:p>
          </table:table-cell>
          <table:table-cell table:style-name="ce5"/>
          <table:table-cell table:style-name="ce17" office:value-type="string" calcext:value-type="string">
            <text:p>cursor-selection-simple (org.gvsig.app.document.layout2.app.mainplugin)</text:p>
          </table:table-cell>
          <table:table-cell table:style-name="ce17" table:formula="of:=SEARCH(&quot;(&quot;;[.C453])" office:value-type="float" office:value="25" calcext:value-type="float">
            <text:p>25</text:p>
          </table:table-cell>
          <table:table-cell table:style-name="ce17" table:formula="of:=LEFT([.C453];[.D453])" office:value-type="string" office:string-value="cursor-selection-simple (" calcext:value-type="string">
            <text:p>cursor-selection-simple (</text:p>
          </table:table-cell>
          <table:table-cell table:style-name="ce17" table:formula="of:=LEFT([.E453];LEN([.E453])-2)" office:value-type="string" office:string-value="cursor-selection-simple" calcext:value-type="string">
            <text:p>cursor-selection-simple</text:p>
          </table:table-cell>
          <table:table-cell/>
          <table:table-cell office:value-type="string" calcext:value-type="string">
            <text:p>no</text:p>
          </table:table-cell>
          <table:table-cell table:number-columns-repeated="8"/>
          <table:table-cell table:formula="of:=IF([.S453]&lt;&gt;[.C453];&quot;X&quot;;&quot;&quot;)">
            <text:p/>
          </table:table-cell>
          <table:table-cell table:style-name="ce10"/>
          <table:table-cell table:style-name="ce10" office:value-type="string" calcext:value-type="string">
            <text:p>cursor-selection-simple (org.gvsig.app.document.layout2.app.mainplugin)</text:p>
          </table:table-cell>
          <table:table-cell table:style-name="ce32" table:number-columns-repeated="3"/>
          <table:table-cell table:number-columns-repeated="1002"/>
        </table:table-row>
        <table:table-row table:style-name="ro6">
          <table:table-cell office:value-type="float" office:value="323" calcext:value-type="float">
            <text:p>323</text:p>
          </table:table-cell>
          <table:table-cell table:style-name="ce5"/>
          <table:table-cell table:style-name="ce17" office:value-type="string" calcext:value-type="string">
            <text:p>cursor-view-show-hyperlink (org.gvsig.hyperlink.app.extension)</text:p>
          </table:table-cell>
          <table:table-cell table:style-name="ce17" table:formula="of:=SEARCH(&quot;(&quot;;[.C454])" office:value-type="float" office:value="28" calcext:value-type="float">
            <text:p>28</text:p>
          </table:table-cell>
          <table:table-cell table:style-name="ce17" table:formula="of:=LEFT([.C454];[.D454])" office:value-type="string" office:string-value="cursor-view-show-hyperlink (" calcext:value-type="string">
            <text:p>cursor-view-show-hyperlink (</text:p>
          </table:table-cell>
          <table:table-cell table:style-name="ce17" table:formula="of:=LEFT([.E454];LEN([.E454])-2)" office:value-type="string" office:string-value="cursor-view-show-hyperlink" calcext:value-type="string">
            <text:p>cursor-view-show-hyperlink</text:p>
          </table:table-cell>
          <table:table-cell/>
          <table:table-cell office:value-type="string" calcext:value-type="string">
            <text:p>no</text:p>
          </table:table-cell>
          <table:table-cell table:number-columns-repeated="8"/>
          <table:table-cell table:formula="of:=IF([.S454]&lt;&gt;[.C454];&quot;X&quot;;&quot;&quot;)">
            <text:p/>
          </table:table-cell>
          <table:table-cell table:style-name="ce10"/>
          <table:table-cell table:style-name="ce10" office:value-type="string" calcext:value-type="string">
            <text:p>cursor-view-show-hyperlink (org.gvsig.hyperlink.app.extension)</text:p>
          </table:table-cell>
          <table:table-cell table:style-name="ce32" table:number-columns-repeated="3"/>
          <table:table-cell table:number-columns-repeated="1002"/>
        </table:table-row>
        <table:table-row table:style-name="ro6">
          <table:table-cell office:value-type="float" office:value="324" calcext:value-type="float">
            <text:p>324</text:p>
          </table:table-cell>
          <table:table-cell table:style-name="ce5"/>
          <table:table-cell table:style-name="ce17" office:value-type="string" calcext:value-type="string">
            <text:p>cursor-zoom-in (org.gvsig.app.mainplugin)</text:p>
          </table:table-cell>
          <table:table-cell table:style-name="ce17" table:formula="of:=SEARCH(&quot;(&quot;;[.C455])" office:value-type="float" office:value="16" calcext:value-type="float">
            <text:p>16</text:p>
          </table:table-cell>
          <table:table-cell table:style-name="ce17" table:formula="of:=LEFT([.C455];[.D455])" office:value-type="string" office:string-value="cursor-zoom-in (" calcext:value-type="string">
            <text:p>cursor-zoom-in (</text:p>
          </table:table-cell>
          <table:table-cell table:style-name="ce17" table:formula="of:=LEFT([.E455];LEN([.E455])-2)" office:value-type="string" office:string-value="cursor-zoom-in" calcext:value-type="string">
            <text:p>cursor-zoom-in</text:p>
          </table:table-cell>
          <table:table-cell/>
          <table:table-cell office:value-type="string" calcext:value-type="string">
            <text:p>no</text:p>
          </table:table-cell>
          <table:table-cell table:number-columns-repeated="8"/>
          <table:table-cell table:formula="of:=IF([.S455]&lt;&gt;[.C455];&quot;X&quot;;&quot;&quot;)">
            <text:p/>
          </table:table-cell>
          <table:table-cell table:style-name="ce10"/>
          <table:table-cell table:style-name="ce10" office:value-type="string" calcext:value-type="string">
            <text:p>cursor-zoom-in (org.gvsig.app.mainplugin)</text:p>
          </table:table-cell>
          <table:table-cell table:style-name="ce32" table:number-columns-repeated="3"/>
          <table:table-cell table:number-columns-repeated="1002"/>
        </table:table-row>
        <table:table-row table:style-name="ro6">
          <table:table-cell office:value-type="float" office:value="325" calcext:value-type="float">
            <text:p>325</text:p>
          </table:table-cell>
          <table:table-cell table:style-name="ce5"/>
          <table:table-cell table:style-name="ce17" office:value-type="string" calcext:value-type="string">
            <text:p>cursor-zoom-out (org.gvsig.app.mainplugin)</text:p>
          </table:table-cell>
          <table:table-cell table:style-name="ce17" table:formula="of:=SEARCH(&quot;(&quot;;[.C456])" office:value-type="float" office:value="17" calcext:value-type="float">
            <text:p>17</text:p>
          </table:table-cell>
          <table:table-cell table:style-name="ce17" table:formula="of:=LEFT([.C456];[.D456])" office:value-type="string" office:string-value="cursor-zoom-out (" calcext:value-type="string">
            <text:p>cursor-zoom-out (</text:p>
          </table:table-cell>
          <table:table-cell table:style-name="ce17" table:formula="of:=LEFT([.E456];LEN([.E456])-2)" office:value-type="string" office:string-value="cursor-zoom-out" calcext:value-type="string">
            <text:p>cursor-zoom-out</text:p>
          </table:table-cell>
          <table:table-cell/>
          <table:table-cell office:value-type="string" calcext:value-type="string">
            <text:p>no</text:p>
          </table:table-cell>
          <table:table-cell table:number-columns-repeated="8"/>
          <table:table-cell table:formula="of:=IF([.S456]&lt;&gt;[.C456];&quot;X&quot;;&quot;&quot;)">
            <text:p/>
          </table:table-cell>
          <table:table-cell table:style-name="ce10"/>
          <table:table-cell table:style-name="ce10" office:value-type="string" calcext:value-type="string">
            <text:p>cursor-zoom-out (org.gvsig.app.mainplugin)</text:p>
          </table:table-cell>
          <table:table-cell table:style-name="ce32" table:number-columns-repeated="3"/>
          <table:table-cell table:number-columns-repeated="1002"/>
        </table:table-row>
        <table:table-row table:style-name="ro6">
          <table:table-cell office:value-type="float" office:value="326" calcext:value-type="float">
            <text:p>326</text:p>
          </table:table-cell>
          <table:table-cell table:style-name="ce5"/>
          <table:table-cell table:style-name="ce17" office:value-type="string" calcext:value-type="string">
            <text:p>hand-cursor (org.gvsig.raster.tools.app.basic)</text:p>
          </table:table-cell>
          <table:table-cell table:style-name="ce17" table:formula="of:=SEARCH(&quot;(&quot;;[.C457])" office:value-type="float" office:value="13" calcext:value-type="float">
            <text:p>13</text:p>
          </table:table-cell>
          <table:table-cell table:style-name="ce17" table:formula="of:=LEFT([.C457];[.D457])" office:value-type="string" office:string-value="hand-cursor (" calcext:value-type="string">
            <text:p>hand-cursor (</text:p>
          </table:table-cell>
          <table:table-cell table:style-name="ce17" table:formula="of:=LEFT([.E457];LEN([.E457])-2)" office:value-type="string" office:string-value="hand-cursor" calcext:value-type="string">
            <text:p>hand-cursor</text:p>
          </table:table-cell>
          <table:table-cell/>
          <table:table-cell office:value-type="string" calcext:value-type="string">
            <text:p>no</text:p>
          </table:table-cell>
          <table:table-cell table:number-columns-repeated="8"/>
          <table:table-cell table:formula="of:=IF([.S457]&lt;&gt;[.C457];&quot;X&quot;;&quot;&quot;)">
            <text:p/>
          </table:table-cell>
          <table:table-cell table:style-name="ce10"/>
          <table:table-cell table:style-name="ce10" office:value-type="string" calcext:value-type="string">
            <text:p>hand-cursor (org.gvsig.raster.tools.app.basic)</text:p>
          </table:table-cell>
          <table:table-cell table:style-name="ce32" table:number-columns-repeated="3"/>
          <table:table-cell table:number-columns-repeated="1002"/>
        </table:table-row>
        <table:table-row table:style-name="ro6">
          <table:table-cell office:value-type="float" office:value="327" calcext:value-type="float">
            <text:p>327</text:p>
          </table:table-cell>
          <table:table-cell table:style-name="ce5"/>
          <table:table-cell table:style-name="ce17" office:value-type="string" calcext:value-type="string">
            <text:p>hor-arrow-cursor (org.gvsig.raster.tools.app.basic)</text:p>
          </table:table-cell>
          <table:table-cell table:style-name="ce17" table:formula="of:=SEARCH(&quot;(&quot;;[.C458])" office:value-type="float" office:value="18" calcext:value-type="float">
            <text:p>18</text:p>
          </table:table-cell>
          <table:table-cell table:style-name="ce17" table:formula="of:=LEFT([.C458];[.D458])" office:value-type="string" office:string-value="hor-arrow-cursor (" calcext:value-type="string">
            <text:p>hor-arrow-cursor (</text:p>
          </table:table-cell>
          <table:table-cell table:style-name="ce17" table:formula="of:=LEFT([.E458];LEN([.E458])-2)" office:value-type="string" office:string-value="hor-arrow-cursor" calcext:value-type="string">
            <text:p>hor-arrow-cursor</text:p>
          </table:table-cell>
          <table:table-cell/>
          <table:table-cell office:value-type="string" calcext:value-type="string">
            <text:p>no</text:p>
          </table:table-cell>
          <table:table-cell table:number-columns-repeated="8"/>
          <table:table-cell table:formula="of:=IF([.S458]&lt;&gt;[.C458];&quot;X&quot;;&quot;&quot;)">
            <text:p/>
          </table:table-cell>
          <table:table-cell table:style-name="ce10"/>
          <table:table-cell table:style-name="ce10" office:value-type="string" calcext:value-type="string">
            <text:p>hor-arrow-cursor (org.gvsig.raster.tools.app.basic)</text:p>
          </table:table-cell>
          <table:table-cell table:style-name="ce32" table:number-columns-repeated="3"/>
          <table:table-cell table:number-columns-repeated="1002"/>
        </table:table-row>
        <table:table-row table:style-name="ro6">
          <table:table-cell office:value-type="float" office:value="328" calcext:value-type="float">
            <text:p>328</text:p>
          </table:table-cell>
          <table:table-cell table:style-name="ce5"/>
          <table:table-cell table:style-name="ce17" office:value-type="string" calcext:value-type="string">
            <text:p>inclder-arrow-cursor (org.gvsig.raster.tools.app.basic)</text:p>
          </table:table-cell>
          <table:table-cell table:style-name="ce17" table:formula="of:=SEARCH(&quot;(&quot;;[.C459])" office:value-type="float" office:value="22" calcext:value-type="float">
            <text:p>22</text:p>
          </table:table-cell>
          <table:table-cell table:style-name="ce17" table:formula="of:=LEFT([.C459];[.D459])" office:value-type="string" office:string-value="inclder-arrow-cursor (" calcext:value-type="string">
            <text:p>inclder-arrow-cursor (</text:p>
          </table:table-cell>
          <table:table-cell table:style-name="ce17" table:formula="of:=LEFT([.E459];LEN([.E459])-2)" office:value-type="string" office:string-value="inclder-arrow-cursor" calcext:value-type="string">
            <text:p>inclder-arrow-cursor</text:p>
          </table:table-cell>
          <table:table-cell/>
          <table:table-cell office:value-type="string" calcext:value-type="string">
            <text:p>no</text:p>
          </table:table-cell>
          <table:table-cell table:number-columns-repeated="8"/>
          <table:table-cell table:formula="of:=IF([.S459]&lt;&gt;[.C459];&quot;X&quot;;&quot;&quot;)">
            <text:p/>
          </table:table-cell>
          <table:table-cell table:style-name="ce10"/>
          <table:table-cell table:style-name="ce10" office:value-type="string" calcext:value-type="string">
            <text:p>inclder-arrow-cursor (org.gvsig.raster.tools.app.basic)</text:p>
          </table:table-cell>
          <table:table-cell table:style-name="ce32" table:number-columns-repeated="3"/>
          <table:table-cell table:number-columns-repeated="1002"/>
        </table:table-row>
        <table:table-row table:style-name="ro6">
          <table:table-cell office:value-type="float" office:value="329" calcext:value-type="float">
            <text:p>329</text:p>
          </table:table-cell>
          <table:table-cell table:style-name="ce5"/>
          <table:table-cell table:style-name="ce17" office:value-type="string" calcext:value-type="string">
            <text:p>inclizq-arrow-cursor (org.gvsig.raster.tools.app.basic)</text:p>
          </table:table-cell>
          <table:table-cell table:style-name="ce17" table:formula="of:=SEARCH(&quot;(&quot;;[.C460])" office:value-type="float" office:value="22" calcext:value-type="float">
            <text:p>22</text:p>
          </table:table-cell>
          <table:table-cell table:style-name="ce17" table:formula="of:=LEFT([.C460];[.D460])" office:value-type="string" office:string-value="inclizq-arrow-cursor (" calcext:value-type="string">
            <text:p>inclizq-arrow-cursor (</text:p>
          </table:table-cell>
          <table:table-cell table:style-name="ce17" table:formula="of:=LEFT([.E460];LEN([.E460])-2)" office:value-type="string" office:string-value="inclizq-arrow-cursor" calcext:value-type="string">
            <text:p>inclizq-arrow-cursor</text:p>
          </table:table-cell>
          <table:table-cell/>
          <table:table-cell office:value-type="string" calcext:value-type="string">
            <text:p>no</text:p>
          </table:table-cell>
          <table:table-cell table:number-columns-repeated="8"/>
          <table:table-cell table:formula="of:=IF([.S460]&lt;&gt;[.C460];&quot;X&quot;;&quot;&quot;)">
            <text:p/>
          </table:table-cell>
          <table:table-cell table:style-name="ce10"/>
          <table:table-cell table:style-name="ce10" office:value-type="string" calcext:value-type="string">
            <text:p>inclizq-arrow-cursor (org.gvsig.raster.tools.app.basic)</text:p>
          </table:table-cell>
          <table:table-cell table:style-name="ce32" table:number-columns-repeated="3"/>
          <table:table-cell table:number-columns-repeated="1002"/>
        </table:table-row>
        <table:table-row table:style-name="ro6">
          <table:table-cell office:value-type="float" office:value="330" calcext:value-type="float">
            <text:p>330</text:p>
          </table:table-cell>
          <table:table-cell table:style-name="ce5"/>
          <table:table-cell table:style-name="ce17" office:value-type="string" calcext:value-type="string">
            <text:p>line-cursor (org.gvsig.raster.tools.app.basic)</text:p>
          </table:table-cell>
          <table:table-cell table:style-name="ce17" table:formula="of:=SEARCH(&quot;(&quot;;[.C461])" office:value-type="float" office:value="13" calcext:value-type="float">
            <text:p>13</text:p>
          </table:table-cell>
          <table:table-cell table:style-name="ce17" table:formula="of:=LEFT([.C461];[.D461])" office:value-type="string" office:string-value="line-cursor (" calcext:value-type="string">
            <text:p>line-cursor (</text:p>
          </table:table-cell>
          <table:table-cell table:style-name="ce17" table:formula="of:=LEFT([.E461];LEN([.E461])-2)" office:value-type="string" office:string-value="line-cursor" calcext:value-type="string">
            <text:p>line-cursor</text:p>
          </table:table-cell>
          <table:table-cell/>
          <table:table-cell office:value-type="string" calcext:value-type="string">
            <text:p>no</text:p>
          </table:table-cell>
          <table:table-cell table:number-columns-repeated="8"/>
          <table:table-cell table:formula="of:=IF([.S461]&lt;&gt;[.C461];&quot;X&quot;;&quot;&quot;)">
            <text:p/>
          </table:table-cell>
          <table:table-cell table:style-name="ce10"/>
          <table:table-cell table:style-name="ce10" office:value-type="string" calcext:value-type="string">
            <text:p>line-cursor (org.gvsig.raster.tools.app.basic)</text:p>
          </table:table-cell>
          <table:table-cell table:style-name="ce32" table:number-columns-repeated="3"/>
          <table:table-cell table:number-columns-repeated="1002"/>
        </table:table-row>
        <table:table-row table:style-name="ro6">
          <table:table-cell office:value-type="float" office:value="331" calcext:value-type="float">
            <text:p>331</text:p>
          </table:table-cell>
          <table:table-cell table:style-name="ce5"/>
          <table:table-cell table:style-name="ce17" office:value-type="string" calcext:value-type="string">
            <text:p>not-valid-cursor (org.gvsig.raster.tools.app.basic)</text:p>
          </table:table-cell>
          <table:table-cell table:style-name="ce17" table:formula="of:=SEARCH(&quot;(&quot;;[.C462])" office:value-type="float" office:value="18" calcext:value-type="float">
            <text:p>18</text:p>
          </table:table-cell>
          <table:table-cell table:style-name="ce17" table:formula="of:=LEFT([.C462];[.D462])" office:value-type="string" office:string-value="not-valid-cursor (" calcext:value-type="string">
            <text:p>not-valid-cursor (</text:p>
          </table:table-cell>
          <table:table-cell table:style-name="ce17" table:formula="of:=LEFT([.E462];LEN([.E462])-2)" office:value-type="string" office:string-value="not-valid-cursor" calcext:value-type="string">
            <text:p>not-valid-cursor</text:p>
          </table:table-cell>
          <table:table-cell/>
          <table:table-cell office:value-type="string" calcext:value-type="string">
            <text:p>no</text:p>
          </table:table-cell>
          <table:table-cell table:number-columns-repeated="8"/>
          <table:table-cell table:formula="of:=IF([.S462]&lt;&gt;[.C462];&quot;X&quot;;&quot;&quot;)">
            <text:p/>
          </table:table-cell>
          <table:table-cell table:style-name="ce10"/>
          <table:table-cell table:style-name="ce10" office:value-type="string" calcext:value-type="string">
            <text:p>not-valid-cursor (org.gvsig.raster.tools.app.basic)</text:p>
          </table:table-cell>
          <table:table-cell table:style-name="ce32" table:number-columns-repeated="3"/>
          <table:table-cell table:number-columns-repeated="1002"/>
        </table:table-row>
        <table:table-row table:style-name="ro6">
          <table:table-cell office:value-type="float" office:value="332" calcext:value-type="float">
            <text:p>332</text:p>
          </table:table-cell>
          <table:table-cell table:style-name="ce5"/>
          <table:table-cell table:style-name="ce17" office:value-type="string" calcext:value-type="string">
            <text:p>point-cursor (org.gvsig.raster.tools.app.basic)</text:p>
          </table:table-cell>
          <table:table-cell table:style-name="ce17" table:formula="of:=SEARCH(&quot;(&quot;;[.C463])" office:value-type="float" office:value="14" calcext:value-type="float">
            <text:p>14</text:p>
          </table:table-cell>
          <table:table-cell table:style-name="ce17" table:formula="of:=LEFT([.C463];[.D463])" office:value-type="string" office:string-value="point-cursor (" calcext:value-type="string">
            <text:p>point-cursor (</text:p>
          </table:table-cell>
          <table:table-cell table:style-name="ce17" table:formula="of:=LEFT([.E463];LEN([.E463])-2)" office:value-type="string" office:string-value="point-cursor" calcext:value-type="string">
            <text:p>point-cursor</text:p>
          </table:table-cell>
          <table:table-cell/>
          <table:table-cell office:value-type="string" calcext:value-type="string">
            <text:p>no</text:p>
          </table:table-cell>
          <table:table-cell table:number-columns-repeated="8"/>
          <table:table-cell table:formula="of:=IF([.S463]&lt;&gt;[.C463];&quot;X&quot;;&quot;&quot;)">
            <text:p/>
          </table:table-cell>
          <table:table-cell table:style-name="ce10"/>
          <table:table-cell table:style-name="ce10" office:value-type="string" calcext:value-type="string">
            <text:p>point-cursor (org.gvsig.raster.tools.app.basic)</text:p>
          </table:table-cell>
          <table:table-cell table:style-name="ce32" table:number-columns-repeated="3"/>
          <table:table-cell table:number-columns-repeated="1002"/>
        </table:table-row>
        <table:table-row table:style-name="ro6">
          <table:table-cell office:value-type="float" office:value="333" calcext:value-type="float">
            <text:p>333</text:p>
          </table:table-cell>
          <table:table-cell table:style-name="ce5"/>
          <table:table-cell table:style-name="ce17" office:value-type="string" calcext:value-type="string">
            <text:p>point-select-cursor (org.gvsig.raster.tools.app.basic)</text:p>
          </table:table-cell>
          <table:table-cell table:style-name="ce17" table:formula="of:=SEARCH(&quot;(&quot;;[.C464])" office:value-type="float" office:value="21" calcext:value-type="float">
            <text:p>21</text:p>
          </table:table-cell>
          <table:table-cell table:style-name="ce17" table:formula="of:=LEFT([.C464];[.D464])" office:value-type="string" office:string-value="point-select-cursor (" calcext:value-type="string">
            <text:p>point-select-cursor (</text:p>
          </table:table-cell>
          <table:table-cell table:style-name="ce17" table:formula="of:=LEFT([.E464];LEN([.E464])-2)" office:value-type="string" office:string-value="point-select-cursor" calcext:value-type="string">
            <text:p>point-select-cursor</text:p>
          </table:table-cell>
          <table:table-cell/>
          <table:table-cell office:value-type="string" calcext:value-type="string">
            <text:p>no</text:p>
          </table:table-cell>
          <table:table-cell table:number-columns-repeated="8"/>
          <table:table-cell table:formula="of:=IF([.S464]&lt;&gt;[.C464];&quot;X&quot;;&quot;&quot;)">
            <text:p/>
          </table:table-cell>
          <table:table-cell table:style-name="ce10"/>
          <table:table-cell table:style-name="ce10" office:value-type="string" calcext:value-type="string">
            <text:p>point-select-cursor (org.gvsig.raster.tools.app.basic)</text:p>
          </table:table-cell>
          <table:table-cell table:style-name="ce32" table:number-columns-repeated="3"/>
          <table:table-cell table:number-columns-repeated="1002"/>
        </table:table-row>
        <table:table-row table:style-name="ro6">
          <table:table-cell office:value-type="float" office:value="334" calcext:value-type="float">
            <text:p>334</text:p>
          </table:table-cell>
          <table:table-cell table:style-name="ce5"/>
          <table:table-cell table:style-name="ce17" office:value-type="string" calcext:value-type="string">
            <text:p>polygon-cursor (org.gvsig.raster.tools.app.basic)</text:p>
          </table:table-cell>
          <table:table-cell table:style-name="ce17" table:formula="of:=SEARCH(&quot;(&quot;;[.C465])" office:value-type="float" office:value="16" calcext:value-type="float">
            <text:p>16</text:p>
          </table:table-cell>
          <table:table-cell table:style-name="ce17" table:formula="of:=LEFT([.C465];[.D465])" office:value-type="string" office:string-value="polygon-cursor (" calcext:value-type="string">
            <text:p>polygon-cursor (</text:p>
          </table:table-cell>
          <table:table-cell table:style-name="ce17" table:formula="of:=LEFT([.E465];LEN([.E465])-2)" office:value-type="string" office:string-value="polygon-cursor" calcext:value-type="string">
            <text:p>polygon-cursor</text:p>
          </table:table-cell>
          <table:table-cell/>
          <table:table-cell office:value-type="string" calcext:value-type="string">
            <text:p>no</text:p>
          </table:table-cell>
          <table:table-cell table:number-columns-repeated="8"/>
          <table:table-cell table:formula="of:=IF([.S465]&lt;&gt;[.C465];&quot;X&quot;;&quot;&quot;)">
            <text:p/>
          </table:table-cell>
          <table:table-cell table:style-name="ce10"/>
          <table:table-cell table:style-name="ce10" office:value-type="string" calcext:value-type="string">
            <text:p>polygon-cursor (org.gvsig.raster.tools.app.basic)</text:p>
          </table:table-cell>
          <table:table-cell table:style-name="ce32" table:number-columns-repeated="3"/>
          <table:table-cell table:number-columns-repeated="1002"/>
        </table:table-row>
        <table:table-row table:style-name="ro6">
          <table:table-cell office:value-type="float" office:value="335" calcext:value-type="float">
            <text:p>335</text:p>
          </table:table-cell>
          <table:table-cell table:style-name="ce5"/>
          <table:table-cell table:style-name="ce17" office:value-type="string" calcext:value-type="string">
            <text:p>rectangle-select-cursor (org.gvsig.raster.tools.app.basic)</text:p>
          </table:table-cell>
          <table:table-cell table:style-name="ce17" table:formula="of:=SEARCH(&quot;(&quot;;[.C466])" office:value-type="float" office:value="25" calcext:value-type="float">
            <text:p>25</text:p>
          </table:table-cell>
          <table:table-cell table:style-name="ce17" table:formula="of:=LEFT([.C466];[.D466])" office:value-type="string" office:string-value="rectangle-select-cursor (" calcext:value-type="string">
            <text:p>rectangle-select-cursor (</text:p>
          </table:table-cell>
          <table:table-cell table:style-name="ce17" table:formula="of:=LEFT([.E466];LEN([.E466])-2)" office:value-type="string" office:string-value="rectangle-select-cursor" calcext:value-type="string">
            <text:p>rectangle-select-cursor</text:p>
          </table:table-cell>
          <table:table-cell/>
          <table:table-cell office:value-type="string" calcext:value-type="string">
            <text:p>no</text:p>
          </table:table-cell>
          <table:table-cell table:number-columns-repeated="8"/>
          <table:table-cell table:formula="of:=IF([.S466]&lt;&gt;[.C466];&quot;X&quot;;&quot;&quot;)">
            <text:p/>
          </table:table-cell>
          <table:table-cell table:style-name="ce10"/>
          <table:table-cell table:style-name="ce10" office:value-type="string" calcext:value-type="string">
            <text:p>rectangle-select-cursor (org.gvsig.raster.tools.app.basic)</text:p>
          </table:table-cell>
          <table:table-cell table:style-name="ce32" table:number-columns-repeated="3"/>
          <table:table-cell table:number-columns-repeated="1002"/>
        </table:table-row>
        <table:table-row table:style-name="ro6">
          <table:table-cell office:value-type="float" office:value="336" calcext:value-type="float">
            <text:p>336</text:p>
          </table:table-cell>
          <table:table-cell table:style-name="ce5"/>
          <table:table-cell table:style-name="ce17" office:value-type="string" calcext:value-type="string">
            <text:p>rot-inf-der-cursor (org.gvsig.raster.tools.app.basic)</text:p>
          </table:table-cell>
          <table:table-cell table:style-name="ce17" table:formula="of:=SEARCH(&quot;(&quot;;[.C467])" office:value-type="float" office:value="20" calcext:value-type="float">
            <text:p>20</text:p>
          </table:table-cell>
          <table:table-cell table:style-name="ce17" table:formula="of:=LEFT([.C467];[.D467])" office:value-type="string" office:string-value="rot-inf-der-cursor (" calcext:value-type="string">
            <text:p>rot-inf-der-cursor (</text:p>
          </table:table-cell>
          <table:table-cell table:style-name="ce17" table:formula="of:=LEFT([.E467];LEN([.E467])-2)" office:value-type="string" office:string-value="rot-inf-der-cursor" calcext:value-type="string">
            <text:p>rot-inf-der-cursor</text:p>
          </table:table-cell>
          <table:table-cell/>
          <table:table-cell office:value-type="string" calcext:value-type="string">
            <text:p>no</text:p>
          </table:table-cell>
          <table:table-cell table:number-columns-repeated="8"/>
          <table:table-cell table:formula="of:=IF([.S467]&lt;&gt;[.C467];&quot;X&quot;;&quot;&quot;)">
            <text:p/>
          </table:table-cell>
          <table:table-cell table:style-name="ce10"/>
          <table:table-cell table:style-name="ce10" office:value-type="string" calcext:value-type="string">
            <text:p>rot-inf-der-cursor (org.gvsig.raster.tools.app.basic)</text:p>
          </table:table-cell>
          <table:table-cell table:style-name="ce32" table:number-columns-repeated="3"/>
          <table:table-cell table:number-columns-repeated="1002"/>
        </table:table-row>
        <table:table-row table:style-name="ro6">
          <table:table-cell office:value-type="float" office:value="337" calcext:value-type="float">
            <text:p>337</text:p>
          </table:table-cell>
          <table:table-cell table:style-name="ce5"/>
          <table:table-cell table:style-name="ce17" office:value-type="string" calcext:value-type="string">
            <text:p>rot-inf-izq-cursor (org.gvsig.raster.tools.app.basic)</text:p>
          </table:table-cell>
          <table:table-cell table:style-name="ce17" table:formula="of:=SEARCH(&quot;(&quot;;[.C468])" office:value-type="float" office:value="20" calcext:value-type="float">
            <text:p>20</text:p>
          </table:table-cell>
          <table:table-cell table:style-name="ce17" table:formula="of:=LEFT([.C468];[.D468])" office:value-type="string" office:string-value="rot-inf-izq-cursor (" calcext:value-type="string">
            <text:p>rot-inf-izq-cursor (</text:p>
          </table:table-cell>
          <table:table-cell table:style-name="ce17" table:formula="of:=LEFT([.E468];LEN([.E468])-2)" office:value-type="string" office:string-value="rot-inf-izq-cursor" calcext:value-type="string">
            <text:p>rot-inf-izq-cursor</text:p>
          </table:table-cell>
          <table:table-cell/>
          <table:table-cell office:value-type="string" calcext:value-type="string">
            <text:p>no</text:p>
          </table:table-cell>
          <table:table-cell table:number-columns-repeated="8"/>
          <table:table-cell table:formula="of:=IF([.S468]&lt;&gt;[.C468];&quot;X&quot;;&quot;&quot;)">
            <text:p/>
          </table:table-cell>
          <table:table-cell table:style-name="ce10"/>
          <table:table-cell table:style-name="ce10" office:value-type="string" calcext:value-type="string">
            <text:p>rot-inf-izq-cursor (org.gvsig.raster.tools.app.basic)</text:p>
          </table:table-cell>
          <table:table-cell table:style-name="ce32" table:number-columns-repeated="3"/>
          <table:table-cell table:number-columns-repeated="1002"/>
        </table:table-row>
        <table:table-row table:style-name="ro6">
          <table:table-cell office:value-type="float" office:value="338" calcext:value-type="float">
            <text:p>338</text:p>
          </table:table-cell>
          <table:table-cell table:style-name="ce5"/>
          <table:table-cell table:style-name="ce17" office:value-type="string" calcext:value-type="string">
            <text:p>rot-sup-der-cursor (org.gvsig.raster.tools.app.basic)</text:p>
          </table:table-cell>
          <table:table-cell table:style-name="ce17" table:formula="of:=SEARCH(&quot;(&quot;;[.C469])" office:value-type="float" office:value="20" calcext:value-type="float">
            <text:p>20</text:p>
          </table:table-cell>
          <table:table-cell table:style-name="ce17" table:formula="of:=LEFT([.C469];[.D469])" office:value-type="string" office:string-value="rot-sup-der-cursor (" calcext:value-type="string">
            <text:p>rot-sup-der-cursor (</text:p>
          </table:table-cell>
          <table:table-cell table:style-name="ce17" table:formula="of:=LEFT([.E469];LEN([.E469])-2)" office:value-type="string" office:string-value="rot-sup-der-cursor" calcext:value-type="string">
            <text:p>rot-sup-der-cursor</text:p>
          </table:table-cell>
          <table:table-cell/>
          <table:table-cell office:value-type="string" calcext:value-type="string">
            <text:p>no</text:p>
          </table:table-cell>
          <table:table-cell table:number-columns-repeated="8"/>
          <table:table-cell table:formula="of:=IF([.S469]&lt;&gt;[.C469];&quot;X&quot;;&quot;&quot;)">
            <text:p/>
          </table:table-cell>
          <table:table-cell table:style-name="ce10"/>
          <table:table-cell table:style-name="ce10" office:value-type="string" calcext:value-type="string">
            <text:p>rot-sup-der-cursor (org.gvsig.raster.tools.app.basic)</text:p>
          </table:table-cell>
          <table:table-cell table:style-name="ce32" table:number-columns-repeated="3"/>
          <table:table-cell table:number-columns-repeated="1002"/>
        </table:table-row>
        <table:table-row table:style-name="ro6">
          <table:table-cell office:value-type="float" office:value="339" calcext:value-type="float">
            <text:p>339</text:p>
          </table:table-cell>
          <table:table-cell table:style-name="ce5"/>
          <table:table-cell table:style-name="ce17" office:value-type="string" calcext:value-type="string">
            <text:p>rot-sup-izq-cursor (org.gvsig.raster.tools.app.basic)</text:p>
          </table:table-cell>
          <table:table-cell table:style-name="ce17" table:formula="of:=SEARCH(&quot;(&quot;;[.C470])" office:value-type="float" office:value="20" calcext:value-type="float">
            <text:p>20</text:p>
          </table:table-cell>
          <table:table-cell table:style-name="ce17" table:formula="of:=LEFT([.C470];[.D470])" office:value-type="string" office:string-value="rot-sup-izq-cursor (" calcext:value-type="string">
            <text:p>rot-sup-izq-cursor (</text:p>
          </table:table-cell>
          <table:table-cell table:style-name="ce17" table:formula="of:=LEFT([.E470];LEN([.E470])-2)" office:value-type="string" office:string-value="rot-sup-izq-cursor" calcext:value-type="string">
            <text:p>rot-sup-izq-cursor</text:p>
          </table:table-cell>
          <table:table-cell/>
          <table:table-cell office:value-type="string" calcext:value-type="string">
            <text:p>no</text:p>
          </table:table-cell>
          <table:table-cell table:number-columns-repeated="8"/>
          <table:table-cell table:formula="of:=IF([.S470]&lt;&gt;[.C470];&quot;X&quot;;&quot;&quot;)">
            <text:p/>
          </table:table-cell>
          <table:table-cell table:style-name="ce10"/>
          <table:table-cell table:style-name="ce10" office:value-type="string" calcext:value-type="string">
            <text:p>rot-sup-izq-cursor (org.gvsig.raster.tools.app.basic)</text:p>
          </table:table-cell>
          <table:table-cell table:style-name="ce32" table:number-columns-repeated="3"/>
          <table:table-cell table:number-columns-repeated="1002"/>
        </table:table-row>
        <table:table-row table:style-name="ro6">
          <table:table-cell office:value-type="float" office:value="340" calcext:value-type="float">
            <text:p>340</text:p>
          </table:table-cell>
          <table:table-cell table:style-name="ce5"/>
          <table:table-cell table:style-name="ce17" office:value-type="string" calcext:value-type="string">
            <text:p>rotate-cursor (org.gvsig.raster.tools.app.basic)</text:p>
          </table:table-cell>
          <table:table-cell table:style-name="ce17" table:formula="of:=SEARCH(&quot;(&quot;;[.C471])" office:value-type="float" office:value="15" calcext:value-type="float">
            <text:p>15</text:p>
          </table:table-cell>
          <table:table-cell table:style-name="ce17" table:formula="of:=LEFT([.C471];[.D471])" office:value-type="string" office:string-value="rotate-cursor (" calcext:value-type="string">
            <text:p>rotate-cursor (</text:p>
          </table:table-cell>
          <table:table-cell table:style-name="ce17" table:formula="of:=LEFT([.E471];LEN([.E471])-2)" office:value-type="string" office:string-value="rotate-cursor" calcext:value-type="string">
            <text:p>rotate-cursor</text:p>
          </table:table-cell>
          <table:table-cell/>
          <table:table-cell office:value-type="string" calcext:value-type="string">
            <text:p>no</text:p>
          </table:table-cell>
          <table:table-cell table:number-columns-repeated="8"/>
          <table:table-cell table:formula="of:=IF([.S471]&lt;&gt;[.C471];&quot;X&quot;;&quot;&quot;)">
            <text:p/>
          </table:table-cell>
          <table:table-cell table:style-name="ce10"/>
          <table:table-cell table:style-name="ce10" office:value-type="string" calcext:value-type="string">
            <text:p>rotate-cursor (org.gvsig.raster.tools.app.basic)</text:p>
          </table:table-cell>
          <table:table-cell table:style-name="ce32" table:number-columns-repeated="3"/>
          <table:table-cell table:number-columns-repeated="1002"/>
        </table:table-row>
        <table:table-row table:style-name="ro6">
          <table:table-cell office:value-type="float" office:value="341" calcext:value-type="float">
            <text:p>341</text:p>
          </table:table-cell>
          <table:table-cell table:style-name="ce5"/>
          <table:table-cell table:style-name="ce17" office:value-type="string" calcext:value-type="string">
            <text:p>shear-x-cursor (org.gvsig.raster.tools.app.basic)</text:p>
          </table:table-cell>
          <table:table-cell table:style-name="ce17" table:formula="of:=SEARCH(&quot;(&quot;;[.C472])" office:value-type="float" office:value="16" calcext:value-type="float">
            <text:p>16</text:p>
          </table:table-cell>
          <table:table-cell table:style-name="ce17" table:formula="of:=LEFT([.C472];[.D472])" office:value-type="string" office:string-value="shear-x-cursor (" calcext:value-type="string">
            <text:p>shear-x-cursor (</text:p>
          </table:table-cell>
          <table:table-cell table:style-name="ce17" table:formula="of:=LEFT([.E472];LEN([.E472])-2)" office:value-type="string" office:string-value="shear-x-cursor" calcext:value-type="string">
            <text:p>shear-x-cursor</text:p>
          </table:table-cell>
          <table:table-cell/>
          <table:table-cell office:value-type="string" calcext:value-type="string">
            <text:p>no</text:p>
          </table:table-cell>
          <table:table-cell table:number-columns-repeated="8"/>
          <table:table-cell table:formula="of:=IF([.S472]&lt;&gt;[.C472];&quot;X&quot;;&quot;&quot;)">
            <text:p/>
          </table:table-cell>
          <table:table-cell table:style-name="ce10"/>
          <table:table-cell table:style-name="ce10" office:value-type="string" calcext:value-type="string">
            <text:p>shear-x-cursor (org.gvsig.raster.tools.app.basic)</text:p>
          </table:table-cell>
          <table:table-cell table:style-name="ce32" table:number-columns-repeated="3"/>
          <table:table-cell table:number-columns-repeated="1002"/>
        </table:table-row>
        <table:table-row table:style-name="ro6">
          <table:table-cell office:value-type="float" office:value="342" calcext:value-type="float">
            <text:p>342</text:p>
          </table:table-cell>
          <table:table-cell table:style-name="ce5"/>
          <table:table-cell table:style-name="ce17" office:value-type="string" calcext:value-type="string">
            <text:p>shear-y-cursor (org.gvsig.raster.tools.app.basic)</text:p>
          </table:table-cell>
          <table:table-cell table:style-name="ce17" table:formula="of:=SEARCH(&quot;(&quot;;[.C473])" office:value-type="float" office:value="16" calcext:value-type="float">
            <text:p>16</text:p>
          </table:table-cell>
          <table:table-cell table:style-name="ce17" table:formula="of:=LEFT([.C473];[.D473])" office:value-type="string" office:string-value="shear-y-cursor (" calcext:value-type="string">
            <text:p>shear-y-cursor (</text:p>
          </table:table-cell>
          <table:table-cell table:style-name="ce17" table:formula="of:=LEFT([.E473];LEN([.E473])-2)" office:value-type="string" office:string-value="shear-y-cursor" calcext:value-type="string">
            <text:p>shear-y-cursor</text:p>
          </table:table-cell>
          <table:table-cell/>
          <table:table-cell office:value-type="string" calcext:value-type="string">
            <text:p>no</text:p>
          </table:table-cell>
          <table:table-cell table:number-columns-repeated="8"/>
          <table:table-cell table:formula="of:=IF([.S473]&lt;&gt;[.C473];&quot;X&quot;;&quot;&quot;)">
            <text:p/>
          </table:table-cell>
          <table:table-cell table:style-name="ce10"/>
          <table:table-cell table:style-name="ce10" office:value-type="string" calcext:value-type="string">
            <text:p>shear-y-cursor (org.gvsig.raster.tools.app.basic)</text:p>
          </table:table-cell>
          <table:table-cell table:style-name="ce32" table:number-columns-repeated="3"/>
          <table:table-cell table:number-columns-repeated="1002"/>
        </table:table-row>
        <table:table-row table:style-name="ro6">
          <table:table-cell office:value-type="float" office:value="343" calcext:value-type="float">
            <text:p>343</text:p>
          </table:table-cell>
          <table:table-cell table:style-name="ce5"/>
          <table:table-cell table:style-name="ce17" office:value-type="string" calcext:value-type="string">
            <text:p>street-view_cursor (org.gvsig.googlemaps.app.streetview)</text:p>
          </table:table-cell>
          <table:table-cell table:style-name="ce17" table:formula="of:=SEARCH(&quot;(&quot;;[.C474])" office:value-type="float" office:value="20" calcext:value-type="float">
            <text:p>20</text:p>
          </table:table-cell>
          <table:table-cell table:style-name="ce17" table:formula="of:=LEFT([.C474];[.D474])" office:value-type="string" office:string-value="street-view_cursor (" calcext:value-type="string">
            <text:p>street-view_cursor (</text:p>
          </table:table-cell>
          <table:table-cell table:style-name="ce17" table:formula="of:=LEFT([.E474];LEN([.E474])-2)" office:value-type="string" office:string-value="street-view_cursor" calcext:value-type="string">
            <text:p>street-view_cursor</text:p>
          </table:table-cell>
          <table:table-cell/>
          <table:table-cell office:value-type="string" calcext:value-type="string">
            <text:p>no</text:p>
          </table:table-cell>
          <table:table-cell table:number-columns-repeated="8"/>
          <table:table-cell table:formula="of:=IF([.S474]&lt;&gt;[.C474];&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6">
          <table:table-cell office:value-type="float" office:value="344" calcext:value-type="float">
            <text:p>344</text:p>
          </table:table-cell>
          <table:table-cell table:style-name="ce5"/>
          <table:table-cell table:style-name="ce17" office:value-type="string" calcext:value-type="string">
            <text:p>ver-arrow-cursor (org.gvsig.raster.tools.app.basic)</text:p>
          </table:table-cell>
          <table:table-cell table:style-name="ce17" table:formula="of:=SEARCH(&quot;(&quot;;[.C475])" office:value-type="float" office:value="18" calcext:value-type="float">
            <text:p>18</text:p>
          </table:table-cell>
          <table:table-cell table:style-name="ce17" table:formula="of:=LEFT([.C475];[.D475])" office:value-type="string" office:string-value="ver-arrow-cursor (" calcext:value-type="string">
            <text:p>ver-arrow-cursor (</text:p>
          </table:table-cell>
          <table:table-cell table:style-name="ce17" table:formula="of:=LEFT([.E475];LEN([.E475])-2)" office:value-type="string" office:string-value="ver-arrow-cursor" calcext:value-type="string">
            <text:p>ver-arrow-cursor</text:p>
          </table:table-cell>
          <table:table-cell/>
          <table:table-cell office:value-type="string" calcext:value-type="string">
            <text:p>no</text:p>
          </table:table-cell>
          <table:table-cell table:number-columns-repeated="8"/>
          <table:table-cell table:formula="of:=IF([.S475]&lt;&gt;[.C475];&quot;X&quot;;&quot;&quot;)">
            <text:p/>
          </table:table-cell>
          <table:table-cell table:style-name="ce10"/>
          <table:table-cell table:style-name="ce10" office:value-type="string" calcext:value-type="string">
            <text:p>ver-arrow-cursor (org.gvsig.raster.tools.app.basic)</text:p>
          </table:table-cell>
          <table:table-cell table:style-name="ce32" table:number-columns-repeated="3"/>
          <table:table-cell table:number-columns-repeated="1002"/>
        </table:table-row>
        <table:table-row table:style-name="ro6">
          <table:table-cell office:value-type="float" office:value="345" calcext:value-type="float">
            <text:p>345</text:p>
          </table:table-cell>
          <table:table-cell table:style-name="ce5"/>
          <table:table-cell table:style-name="ce17" office:value-type="string" calcext:value-type="string">
            <text:p>zoom-pixel-cursor (org.gvsig.raster.tools.app.basic)</text:p>
          </table:table-cell>
          <table:table-cell table:style-name="ce17" table:formula="of:=SEARCH(&quot;(&quot;;[.C476])" office:value-type="float" office:value="19" calcext:value-type="float">
            <text:p>19</text:p>
          </table:table-cell>
          <table:table-cell table:style-name="ce17" table:formula="of:=LEFT([.C476];[.D476])" office:value-type="string" office:string-value="zoom-pixel-cursor (" calcext:value-type="string">
            <text:p>zoom-pixel-cursor (</text:p>
          </table:table-cell>
          <table:table-cell table:style-name="ce17" table:formula="of:=LEFT([.E476];LEN([.E476])-2)" office:value-type="string" office:string-value="zoom-pixel-cursor" calcext:value-type="string">
            <text:p>zoom-pixel-cursor</text:p>
          </table:table-cell>
          <table:table-cell/>
          <table:table-cell office:value-type="string" calcext:value-type="string">
            <text:p>no</text:p>
          </table:table-cell>
          <table:table-cell table:number-columns-repeated="8"/>
          <table:table-cell table:formula="of:=IF([.S476]&lt;&gt;[.C476];&quot;X&quot;;&quot;&quot;)">
            <text:p/>
          </table:table-cell>
          <table:table-cell table:style-name="ce10"/>
          <table:table-cell table:style-name="ce10" office:value-type="string" calcext:value-type="string">
            <text:p>zoom-pixel-cursor (org.gvsig.raster.tools.app.basic)</text:p>
          </table:table-cell>
          <table:table-cell table:style-name="ce32" table:number-columns-repeated="3"/>
          <table:table-cell table:number-columns-repeated="1002"/>
        </table:table-row>
        <table:table-row table:style-name="ro5">
          <table:table-cell office:value-type="float" office:value="346" calcext:value-type="float">
            <text:p>346</text:p>
          </table:table-cell>
          <table:table-cell table:style-name="ce13" office:value-type="string" calcext:value-type="string">
            <text:p>Group dal</text:p>
          </table:table-cell>
          <table:table-cell/>
          <table:table-cell table:style-name="ce17" table:number-columns-repeated="3"/>
          <table:table-cell/>
          <table:table-cell office:value-type="string" calcext:value-type="string">
            <text:p>no</text:p>
          </table:table-cell>
          <table:table-cell table:number-columns-repeated="8"/>
          <table:table-cell table:formula="of:=IF([.S477]&lt;&gt;[.C477];&quot;X&quot;;&quot;&quot;)">
            <text:p/>
          </table:table-cell>
          <table:table-cell table:style-name="ce14" office:value-type="string" calcext:value-type="string">
            <text:p>Group dal</text:p>
          </table:table-cell>
          <table:table-cell table:style-name="ce32" table:number-columns-repeated="4"/>
          <table:table-cell table:number-columns-repeated="1002"/>
        </table:table-row>
        <table:table-row table:style-name="ro5">
          <table:table-cell office:value-type="float" office:value="347" calcext:value-type="float">
            <text:p>347</text:p>
          </table:table-cell>
          <table:table-cell table:style-name="ce1" office:value-type="string" calcext:value-type="string">
            <text:p>Subgroup featurestore-members</text:p>
          </table:table-cell>
          <table:table-cell/>
          <table:table-cell table:style-name="ce17" table:number-columns-repeated="3"/>
          <table:table-cell/>
          <table:table-cell office:value-type="string" calcext:value-type="string">
            <text:p>no</text:p>
          </table:table-cell>
          <table:table-cell table:number-columns-repeated="8"/>
          <table:table-cell table:formula="of:=IF([.S478]&lt;&gt;[.C478];&quot;X&quot;;&quot;&quot;)">
            <text:p/>
          </table:table-cell>
          <table:table-cell table:style-name="ce14" office:value-type="string" calcext:value-type="string">
            <text:p>Subgroup featurestore-members</text:p>
          </table:table-cell>
          <table:table-cell table:style-name="ce32" table:number-columns-repeated="4"/>
          <table:table-cell table:number-columns-repeated="1002"/>
        </table:table-row>
        <table:table-row table:style-name="ro6">
          <table:table-cell office:value-type="float" office:value="348" calcext:value-type="float">
            <text:p>348</text:p>
          </table:table-cell>
          <table:table-cell table:style-name="ce5" office:value-type="float" office:value="-2" calcext:value-type="float">
            <text:p>-2</text:p>
          </table:table-cell>
          <table:table-cell table:style-name="ce17" office:value-type="string" calcext:value-type="string">
            <text:p>featurestore-calculated-column (DataAccessSwingLibrary)</text:p>
          </table:table-cell>
          <table:table-cell table:style-name="ce17" table:formula="of:=SEARCH(&quot;(&quot;;[.C479])" office:value-type="float" office:value="32" calcext:value-type="float">
            <text:p>32</text:p>
          </table:table-cell>
          <table:table-cell table:style-name="ce17" table:formula="of:=LEFT([.C479];[.D479])" office:value-type="string" office:string-value="featurestore-calculated-column (" calcext:value-type="string">
            <text:p>featurestore-calculated-column (</text:p>
          </table:table-cell>
          <table:table-cell table:style-name="ce17" table:formula="of:=LEFT([.E479];LEN([.E479])-2)" office:value-type="string" office:string-value="featurestore-calculated-column" calcext:value-type="string">
            <text:p>featurestore-calculated-column</text:p>
          </table:table-cell>
          <table:table-cell/>
          <table:table-cell office:value-type="string" calcext:value-type="string">
            <text:p>no</text:p>
          </table:table-cell>
          <table:table-cell table:number-columns-repeated="8"/>
          <table:table-cell table:formula="of:=IF([.S479]&lt;&gt;[.C479];&quot;X&quot;;&quot;&quot;)">
            <text:p/>
          </table:table-cell>
          <table:table-cell table:style-name="ce10" office:value-type="float" office:value="-2" calcext:value-type="float">
            <text:p>-2</text:p>
          </table:table-cell>
          <table:table-cell table:style-name="ce10" office:value-type="string" calcext:value-type="string">
            <text:p>featurestore-calculated-column (DataAccessSwingLibrary)</text:p>
          </table:table-cell>
          <table:table-cell table:style-name="ce32" table:number-columns-repeated="3"/>
          <table:table-cell table:number-columns-repeated="1002"/>
        </table:table-row>
        <table:table-row table:style-name="ro6">
          <table:table-cell office:value-type="float" office:value="349" calcext:value-type="float">
            <text:p>349</text:p>
          </table:table-cell>
          <table:table-cell table:style-name="ce5" office:value-type="float" office:value="-2" calcext:value-type="float">
            <text:p>-2</text:p>
          </table:table-cell>
          <table:table-cell table:style-name="ce17" office:value-type="string" calcext:value-type="string">
            <text:p>featurestore-column (DataAccessSwingLibrary)</text:p>
          </table:table-cell>
          <table:table-cell table:style-name="ce17" table:formula="of:=SEARCH(&quot;(&quot;;[.C480])" office:value-type="float" office:value="21" calcext:value-type="float">
            <text:p>21</text:p>
          </table:table-cell>
          <table:table-cell table:style-name="ce17" table:formula="of:=LEFT([.C480];[.D480])" office:value-type="string" office:string-value="featurestore-column (" calcext:value-type="string">
            <text:p>featurestore-column (</text:p>
          </table:table-cell>
          <table:table-cell table:style-name="ce17" table:formula="of:=LEFT([.E480];LEN([.E480])-2)" office:value-type="string" office:string-value="featurestore-column" calcext:value-type="string">
            <text:p>featurestore-column</text:p>
          </table:table-cell>
          <table:table-cell/>
          <table:table-cell office:value-type="string" calcext:value-type="string">
            <text:p>no</text:p>
          </table:table-cell>
          <table:table-cell table:number-columns-repeated="8"/>
          <table:table-cell table:formula="of:=IF([.S480]&lt;&gt;[.C480];&quot;X&quot;;&quot;&quot;)">
            <text:p/>
          </table:table-cell>
          <table:table-cell table:style-name="ce10" office:value-type="float" office:value="-2" calcext:value-type="float">
            <text:p>-2</text:p>
          </table:table-cell>
          <table:table-cell table:style-name="ce10" office:value-type="string" calcext:value-type="string">
            <text:p>featurestore-column (DataAccessSwingLibrary)</text:p>
          </table:table-cell>
          <table:table-cell table:style-name="ce32" table:number-columns-repeated="3"/>
          <table:table-cell table:number-columns-repeated="1002"/>
        </table:table-row>
        <table:table-row table:style-name="ro6">
          <table:table-cell office:value-type="float" office:value="350" calcext:value-type="float">
            <text:p>350</text:p>
          </table:table-cell>
          <table:table-cell table:style-name="ce5" office:value-type="float" office:value="-2" calcext:value-type="float">
            <text:p>-2</text:p>
          </table:table-cell>
          <table:table-cell table:style-name="ce17" office:value-type="string" calcext:value-type="string">
            <text:p>featurestore-foreing-key (DataAccessSwingLibrary)</text:p>
          </table:table-cell>
          <table:table-cell table:style-name="ce17" table:formula="of:=SEARCH(&quot;(&quot;;[.C481])" office:value-type="float" office:value="26" calcext:value-type="float">
            <text:p>26</text:p>
          </table:table-cell>
          <table:table-cell table:style-name="ce17" table:formula="of:=LEFT([.C481];[.D481])" office:value-type="string" office:string-value="featurestore-foreing-key (" calcext:value-type="string">
            <text:p>featurestore-foreing-key (</text:p>
          </table:table-cell>
          <table:table-cell table:style-name="ce17" table:formula="of:=LEFT([.E481];LEN([.E481])-2)" office:value-type="string" office:string-value="featurestore-foreing-key" calcext:value-type="string">
            <text:p>featurestore-foreing-key</text:p>
          </table:table-cell>
          <table:table-cell/>
          <table:table-cell office:value-type="string" calcext:value-type="string">
            <text:p>no</text:p>
          </table:table-cell>
          <table:table-cell table:number-columns-repeated="8"/>
          <table:table-cell table:formula="of:=IF([.S481]&lt;&gt;[.C481];&quot;X&quot;;&quot;&quot;)">
            <text:p/>
          </table:table-cell>
          <table:table-cell table:style-name="ce10" office:value-type="float" office:value="-2" calcext:value-type="float">
            <text:p>-2</text:p>
          </table:table-cell>
          <table:table-cell table:style-name="ce10" office:value-type="string" calcext:value-type="string">
            <text:p>featurestore-foreing-key (DataAccessSwingLibrary)</text:p>
          </table:table-cell>
          <table:table-cell table:style-name="ce32" table:number-columns-repeated="3"/>
          <table:table-cell table:number-columns-repeated="1002"/>
        </table:table-row>
        <table:table-row table:style-name="ro6">
          <table:table-cell office:value-type="float" office:value="351" calcext:value-type="float">
            <text:p>351</text:p>
          </table:table-cell>
          <table:table-cell table:style-name="ce5" office:value-type="float" office:value="-2" calcext:value-type="float">
            <text:p>-2</text:p>
          </table:table-cell>
          <table:table-cell table:style-name="ce17" office:value-type="string" calcext:value-type="string">
            <text:p>featurestore-query-calculated-column (DataAccessSwingLibrary)</text:p>
          </table:table-cell>
          <table:table-cell table:style-name="ce17" table:formula="of:=SEARCH(&quot;(&quot;;[.C482])" office:value-type="float" office:value="38" calcext:value-type="float">
            <text:p>38</text:p>
          </table:table-cell>
          <table:table-cell table:style-name="ce17" table:formula="of:=LEFT([.C482];[.D482])" office:value-type="string" office:string-value="featurestore-query-calculated-column (" calcext:value-type="string">
            <text:p>featurestore-query-calculated-column (</text:p>
          </table:table-cell>
          <table:table-cell table:style-name="ce17" table:formula="of:=LEFT([.E482];LEN([.E482])-2)" office:value-type="string" office:string-value="featurestore-query-calculated-column" calcext:value-type="string">
            <text:p>featurestore-query-calculated-column</text:p>
          </table:table-cell>
          <table:table-cell/>
          <table:table-cell office:value-type="string" calcext:value-type="string">
            <text:p>no</text:p>
          </table:table-cell>
          <table:table-cell table:number-columns-repeated="8"/>
          <table:table-cell table:formula="of:=IF([.S482]&lt;&gt;[.C482];&quot;X&quot;;&quot;&quot;)">
            <text:p/>
          </table:table-cell>
          <table:table-cell table:style-name="ce10" office:value-type="float" office:value="-2" calcext:value-type="float">
            <text:p>-2</text:p>
          </table:table-cell>
          <table:table-cell table:style-name="ce10" office:value-type="string" calcext:value-type="string">
            <text:p>featurestore-query-calculated-column (DataAccessSwingLibrary)</text:p>
          </table:table-cell>
          <table:table-cell table:style-name="ce32" table:number-columns-repeated="3"/>
          <table:table-cell table:number-columns-repeated="1002"/>
        </table:table-row>
        <table:table-row table:style-name="ro6">
          <table:table-cell office:value-type="float" office:value="352" calcext:value-type="float">
            <text:p>352</text:p>
          </table:table-cell>
          <table:table-cell table:style-name="ce5" office:value-type="float" office:value="-2" calcext:value-type="float">
            <text:p>-2</text:p>
          </table:table-cell>
          <table:table-cell table:style-name="ce17" office:value-type="string" calcext:value-type="string">
            <text:p>featurestore-table (DataAccessSwingLibrary)</text:p>
          </table:table-cell>
          <table:table-cell table:style-name="ce17" table:formula="of:=SEARCH(&quot;(&quot;;[.C483])" office:value-type="float" office:value="20" calcext:value-type="float">
            <text:p>20</text:p>
          </table:table-cell>
          <table:table-cell table:style-name="ce17" table:formula="of:=LEFT([.C483];[.D483])" office:value-type="string" office:string-value="featurestore-table (" calcext:value-type="string">
            <text:p>featurestore-table (</text:p>
          </table:table-cell>
          <table:table-cell table:style-name="ce17" table:formula="of:=LEFT([.E483];LEN([.E483])-2)" office:value-type="string" office:string-value="featurestore-table" calcext:value-type="string">
            <text:p>featurestore-table</text:p>
          </table:table-cell>
          <table:table-cell/>
          <table:table-cell office:value-type="string" calcext:value-type="string">
            <text:p>no</text:p>
          </table:table-cell>
          <table:table-cell table:number-columns-repeated="8"/>
          <table:table-cell table:formula="of:=IF([.S483]&lt;&gt;[.C483];&quot;X&quot;;&quot;&quot;)">
            <text:p/>
          </table:table-cell>
          <table:table-cell table:style-name="ce10" office:value-type="float" office:value="-2" calcext:value-type="float">
            <text:p>-2</text:p>
          </table:table-cell>
          <table:table-cell table:style-name="ce10" office:value-type="string" calcext:value-type="string">
            <text:p>featurestore-table (DataAccessSwingLibrary)</text:p>
          </table:table-cell>
          <table:table-cell table:style-name="ce32" table:number-columns-repeated="3"/>
          <table:table-cell table:number-columns-repeated="1002"/>
        </table:table-row>
        <table:table-row table:style-name="ro6">
          <table:table-cell office:value-type="float" office:value="353" calcext:value-type="float">
            <text:p>353</text:p>
          </table:table-cell>
          <table:table-cell table:style-name="ce13" office:value-type="string" calcext:value-type="string">
            <text:p>Group datatypes </text:p>
            <text:p>Images used in lists and dropdowns where the available data types are presented next to the type name for the user to select a data type.</text:p>
          </table:table-cell>
          <table:table-cell/>
          <table:table-cell table:style-name="ce17" table:number-columns-repeated="3"/>
          <table:table-cell/>
          <table:table-cell office:value-type="string" calcext:value-type="string">
            <text:p>no</text:p>
          </table:table-cell>
          <table:table-cell table:number-columns-repeated="8"/>
          <table:table-cell table:formula="of:=IF([.S484]&lt;&gt;[.C484];&quot;X&quot;;&quot;&quot;)">
            <text:p/>
          </table:table-cell>
          <table:table-cell table:style-name="ce14" office:value-type="string" calcext:value-type="string">
            <text:p>Group datatypes </text:p>
            <text:p>Images used in lists and dropdowns where the available data types are presented next to the type name for the user to select a data type.</text:p>
          </table:table-cell>
          <table:table-cell table:style-name="ce32" table:number-columns-repeated="4"/>
          <table:table-cell table:number-columns-repeated="1002"/>
        </table:table-row>
        <table:table-row table:style-name="ro5">
          <table:table-cell office:value-type="float" office:value="354" calcext:value-type="float">
            <text:p>354</text:p>
          </table:table-cell>
          <table:table-cell table:style-name="ce5" office:value-type="float" office:value="-2" calcext:value-type="float">
            <text:p>-2</text:p>
          </table:table-cell>
          <table:table-cell table:style-name="ce17" office:value-type="string" calcext:value-type="string">
            <text:p>datatype-any (ToolsSwing)</text:p>
          </table:table-cell>
          <table:table-cell table:style-name="ce17" table:formula="of:=SEARCH(&quot;(&quot;;[.C485])" office:value-type="float" office:value="14" calcext:value-type="float">
            <text:p>14</text:p>
          </table:table-cell>
          <table:table-cell table:style-name="ce17" table:formula="of:=LEFT([.C485];[.D485])" office:value-type="string" office:string-value="datatype-any (" calcext:value-type="string">
            <text:p>datatype-any (</text:p>
          </table:table-cell>
          <table:table-cell table:style-name="ce17" table:formula="of:=LEFT([.E485];LEN([.E485])-2)" office:value-type="string" office:string-value="datatype-any" calcext:value-type="string">
            <text:p>datatype-any</text:p>
          </table:table-cell>
          <table:table-cell/>
          <table:table-cell office:value-type="string" calcext:value-type="string">
            <text:p>no</text:p>
          </table:table-cell>
          <table:table-cell table:number-columns-repeated="8"/>
          <table:table-cell table:formula="of:=IF([.S485]&lt;&gt;[.C485];&quot;X&quot;;&quot;&quot;)">
            <text:p/>
          </table:table-cell>
          <table:table-cell table:style-name="ce10" office:value-type="float" office:value="-2" calcext:value-type="float">
            <text:p>-2</text:p>
          </table:table-cell>
          <table:table-cell table:style-name="ce10" office:value-type="string" calcext:value-type="string">
            <text:p>datatype-any (ToolsSwing)</text:p>
          </table:table-cell>
          <table:table-cell table:style-name="ce32" table:number-columns-repeated="3"/>
          <table:table-cell table:number-columns-repeated="1002"/>
        </table:table-row>
        <table:table-row table:style-name="ro5">
          <table:table-cell office:value-type="float" office:value="355" calcext:value-type="float">
            <text:p>355</text:p>
          </table:table-cell>
          <table:table-cell table:style-name="ce5" office:value-type="float" office:value="-2" calcext:value-type="float">
            <text:p>-2</text:p>
          </table:table-cell>
          <table:table-cell table:style-name="ce17" office:value-type="string" calcext:value-type="string">
            <text:p>datatype-binary (ToolsSwing)</text:p>
          </table:table-cell>
          <table:table-cell table:style-name="ce17" table:formula="of:=SEARCH(&quot;(&quot;;[.C486])" office:value-type="float" office:value="17" calcext:value-type="float">
            <text:p>17</text:p>
          </table:table-cell>
          <table:table-cell table:style-name="ce17" table:formula="of:=LEFT([.C486];[.D486])" office:value-type="string" office:string-value="datatype-binary (" calcext:value-type="string">
            <text:p>datatype-binary (</text:p>
          </table:table-cell>
          <table:table-cell table:style-name="ce17" table:formula="of:=LEFT([.E486];LEN([.E486])-2)" office:value-type="string" office:string-value="datatype-binary" calcext:value-type="string">
            <text:p>datatype-binary</text:p>
          </table:table-cell>
          <table:table-cell/>
          <table:table-cell office:value-type="string" calcext:value-type="string">
            <text:p>no</text:p>
          </table:table-cell>
          <table:table-cell table:number-columns-repeated="8"/>
          <table:table-cell table:formula="of:=IF([.S486]&lt;&gt;[.C486];&quot;X&quot;;&quot;&quot;)">
            <text:p/>
          </table:table-cell>
          <table:table-cell table:style-name="ce10" office:value-type="float" office:value="-2" calcext:value-type="float">
            <text:p>-2</text:p>
          </table:table-cell>
          <table:table-cell table:style-name="ce10" office:value-type="string" calcext:value-type="string">
            <text:p>datatype-binary (ToolsSwing)</text:p>
          </table:table-cell>
          <table:table-cell table:style-name="ce32" table:number-columns-repeated="3"/>
          <table:table-cell table:number-columns-repeated="1002"/>
        </table:table-row>
        <table:table-row table:style-name="ro5">
          <table:table-cell office:value-type="float" office:value="356" calcext:value-type="float">
            <text:p>356</text:p>
          </table:table-cell>
          <table:table-cell table:style-name="ce5" office:value-type="float" office:value="-2" calcext:value-type="float">
            <text:p>-2</text:p>
          </table:table-cell>
          <table:table-cell table:style-name="ce17" office:value-type="string" calcext:value-type="string">
            <text:p>datatype-boolean (ToolsSwing)</text:p>
          </table:table-cell>
          <table:table-cell table:style-name="ce17" table:formula="of:=SEARCH(&quot;(&quot;;[.C487])" office:value-type="float" office:value="18" calcext:value-type="float">
            <text:p>18</text:p>
          </table:table-cell>
          <table:table-cell table:style-name="ce17" table:formula="of:=LEFT([.C487];[.D487])" office:value-type="string" office:string-value="datatype-boolean (" calcext:value-type="string">
            <text:p>datatype-boolean (</text:p>
          </table:table-cell>
          <table:table-cell table:style-name="ce17" table:formula="of:=LEFT([.E487];LEN([.E487])-2)" office:value-type="string" office:string-value="datatype-boolean" calcext:value-type="string">
            <text:p>datatype-boolean</text:p>
          </table:table-cell>
          <table:table-cell/>
          <table:table-cell office:value-type="string" calcext:value-type="string">
            <text:p>no</text:p>
          </table:table-cell>
          <table:table-cell table:number-columns-repeated="8"/>
          <table:table-cell table:formula="of:=IF([.S487]&lt;&gt;[.C487];&quot;X&quot;;&quot;&quot;)">
            <text:p/>
          </table:table-cell>
          <table:table-cell table:style-name="ce10" office:value-type="float" office:value="-2" calcext:value-type="float">
            <text:p>-2</text:p>
          </table:table-cell>
          <table:table-cell table:style-name="ce10" office:value-type="string" calcext:value-type="string">
            <text:p>datatype-boolean (ToolsSwing)</text:p>
          </table:table-cell>
          <table:table-cell table:style-name="ce32" table:number-columns-repeated="3"/>
          <table:table-cell table:number-columns-repeated="1002"/>
        </table:table-row>
        <table:table-row table:style-name="ro5">
          <table:table-cell office:value-type="float" office:value="357" calcext:value-type="float">
            <text:p>357</text:p>
          </table:table-cell>
          <table:table-cell table:style-name="ce5" office:value-type="float" office:value="-2" calcext:value-type="float">
            <text:p>-2</text:p>
          </table:table-cell>
          <table:table-cell table:style-name="ce17" office:value-type="string" calcext:value-type="string">
            <text:p>datatype-byte (ToolsSwing)</text:p>
          </table:table-cell>
          <table:table-cell table:style-name="ce17" table:formula="of:=SEARCH(&quot;(&quot;;[.C488])" office:value-type="float" office:value="15" calcext:value-type="float">
            <text:p>15</text:p>
          </table:table-cell>
          <table:table-cell table:style-name="ce17" table:formula="of:=LEFT([.C488];[.D488])" office:value-type="string" office:string-value="datatype-byte (" calcext:value-type="string">
            <text:p>datatype-byte (</text:p>
          </table:table-cell>
          <table:table-cell table:style-name="ce17" table:formula="of:=LEFT([.E488];LEN([.E488])-2)" office:value-type="string" office:string-value="datatype-byte" calcext:value-type="string">
            <text:p>datatype-byte</text:p>
          </table:table-cell>
          <table:table-cell/>
          <table:table-cell office:value-type="string" calcext:value-type="string">
            <text:p>no</text:p>
          </table:table-cell>
          <table:table-cell table:number-columns-repeated="8"/>
          <table:table-cell table:formula="of:=IF([.S488]&lt;&gt;[.C488];&quot;X&quot;;&quot;&quot;)">
            <text:p/>
          </table:table-cell>
          <table:table-cell table:style-name="ce10" office:value-type="float" office:value="-2" calcext:value-type="float">
            <text:p>-2</text:p>
          </table:table-cell>
          <table:table-cell table:style-name="ce10" office:value-type="string" calcext:value-type="string">
            <text:p>datatype-byte (ToolsSwing)</text:p>
          </table:table-cell>
          <table:table-cell table:style-name="ce32" table:number-columns-repeated="3"/>
          <table:table-cell table:number-columns-repeated="1002"/>
        </table:table-row>
        <table:table-row table:style-name="ro5">
          <table:table-cell office:value-type="float" office:value="358" calcext:value-type="float">
            <text:p>358</text:p>
          </table:table-cell>
          <table:table-cell table:style-name="ce5"/>
          <table:table-cell table:style-name="ce17" office:value-type="string" calcext:value-type="string">
            <text:p>Byte o entero de 0 a 255, o -127 a 128.</text:p>
          </table:table-cell>
          <table:table-cell table:style-name="ce17" table:number-columns-repeated="3"/>
          <table:table-cell/>
          <table:table-cell office:value-type="string" calcext:value-type="string">
            <text:p>no</text:p>
          </table:table-cell>
          <table:table-cell table:number-columns-repeated="8"/>
          <table:table-cell table:formula="of:=IF([.S489]&lt;&gt;[.C489];&quot;X&quot;;&quot;&quot;)">
            <text:p/>
          </table:table-cell>
          <table:table-cell table:style-name="ce10"/>
          <table:table-cell table:style-name="ce10" office:value-type="string" calcext:value-type="string">
            <text:p>Byte o entero de 0 a 255, o -127 a 128.</text:p>
          </table:table-cell>
          <table:table-cell table:style-name="ce32" table:number-columns-repeated="3"/>
          <table:table-cell table:number-columns-repeated="1002"/>
        </table:table-row>
        <table:table-row table:style-name="ro5">
          <table:table-cell office:value-type="float" office:value="359" calcext:value-type="float">
            <text:p>359</text:p>
          </table:table-cell>
          <table:table-cell table:style-name="ce5" office:value-type="float" office:value="-2" calcext:value-type="float">
            <text:p>-2</text:p>
          </table:table-cell>
          <table:table-cell table:style-name="ce17" office:value-type="string" calcext:value-type="string">
            <text:p>datatype-bytearray (ToolsSwing)</text:p>
          </table:table-cell>
          <table:table-cell table:style-name="ce17" table:formula="of:=SEARCH(&quot;(&quot;;[.C490])" office:value-type="float" office:value="20" calcext:value-type="float">
            <text:p>20</text:p>
          </table:table-cell>
          <table:table-cell table:style-name="ce17" table:formula="of:=LEFT([.C490];[.D490])" office:value-type="string" office:string-value="datatype-bytearray (" calcext:value-type="string">
            <text:p>datatype-bytearray (</text:p>
          </table:table-cell>
          <table:table-cell table:style-name="ce17" table:formula="of:=LEFT([.E490];LEN([.E490])-2)" office:value-type="string" office:string-value="datatype-bytearray" calcext:value-type="string">
            <text:p>datatype-bytearray</text:p>
          </table:table-cell>
          <table:table-cell/>
          <table:table-cell office:value-type="string" calcext:value-type="string">
            <text:p>no</text:p>
          </table:table-cell>
          <table:table-cell table:number-columns-repeated="8"/>
          <table:table-cell table:formula="of:=IF([.S490]&lt;&gt;[.C490];&quot;X&quot;;&quot;&quot;)">
            <text:p/>
          </table:table-cell>
          <table:table-cell table:style-name="ce10" office:value-type="float" office:value="-2" calcext:value-type="float">
            <text:p>-2</text:p>
          </table:table-cell>
          <table:table-cell table:style-name="ce10" office:value-type="string" calcext:value-type="string">
            <text:p>datatype-bytearray (ToolsSwing)</text:p>
          </table:table-cell>
          <table:table-cell table:style-name="ce32" table:number-columns-repeated="3"/>
          <table:table-cell table:number-columns-repeated="1002"/>
        </table:table-row>
        <table:table-row table:style-name="ro5">
          <table:table-cell office:value-type="float" office:value="360" calcext:value-type="float">
            <text:p>360</text:p>
          </table:table-cell>
          <table:table-cell table:style-name="ce5"/>
          <table:table-cell table:style-name="ce17" office:value-type="string" calcext:value-type="string">
            <text:p>Array de bytes.</text:p>
          </table:table-cell>
          <table:table-cell table:style-name="ce17" table:number-columns-repeated="3"/>
          <table:table-cell/>
          <table:table-cell office:value-type="string" calcext:value-type="string">
            <text:p>no</text:p>
          </table:table-cell>
          <table:table-cell table:number-columns-repeated="8"/>
          <table:table-cell table:formula="of:=IF([.S491]&lt;&gt;[.C491];&quot;X&quot;;&quot;&quot;)">
            <text:p/>
          </table:table-cell>
          <table:table-cell table:style-name="ce10"/>
          <table:table-cell table:style-name="ce10" office:value-type="string" calcext:value-type="string">
            <text:p>Array de bytes.</text:p>
          </table:table-cell>
          <table:table-cell table:style-name="ce32" table:number-columns-repeated="3"/>
          <table:table-cell table:number-columns-repeated="1002"/>
        </table:table-row>
        <table:table-row table:style-name="ro5">
          <table:table-cell office:value-type="float" office:value="361" calcext:value-type="float">
            <text:p>361</text:p>
          </table:table-cell>
          <table:table-cell table:style-name="ce5" office:value-type="float" office:value="-2" calcext:value-type="float">
            <text:p>-2</text:p>
          </table:table-cell>
          <table:table-cell table:style-name="ce17" office:value-type="string" calcext:value-type="string">
            <text:p>datatype-date (ToolsSwing)</text:p>
          </table:table-cell>
          <table:table-cell table:style-name="ce17" table:formula="of:=SEARCH(&quot;(&quot;;[.C492])" office:value-type="float" office:value="15" calcext:value-type="float">
            <text:p>15</text:p>
          </table:table-cell>
          <table:table-cell table:style-name="ce17" table:formula="of:=LEFT([.C492];[.D492])" office:value-type="string" office:string-value="datatype-date (" calcext:value-type="string">
            <text:p>datatype-date (</text:p>
          </table:table-cell>
          <table:table-cell table:style-name="ce17" table:formula="of:=LEFT([.E492];LEN([.E492])-2)" office:value-type="string" office:string-value="datatype-date" calcext:value-type="string">
            <text:p>datatype-date</text:p>
          </table:table-cell>
          <table:table-cell/>
          <table:table-cell office:value-type="string" calcext:value-type="string">
            <text:p>no</text:p>
          </table:table-cell>
          <table:table-cell table:number-columns-repeated="8"/>
          <table:table-cell table:formula="of:=IF([.S492]&lt;&gt;[.C492];&quot;X&quot;;&quot;&quot;)">
            <text:p/>
          </table:table-cell>
          <table:table-cell table:style-name="ce10" office:value-type="float" office:value="-2" calcext:value-type="float">
            <text:p>-2</text:p>
          </table:table-cell>
          <table:table-cell table:style-name="ce10" office:value-type="string" calcext:value-type="string">
            <text:p>datatype-date (ToolsSwing)</text:p>
          </table:table-cell>
          <table:table-cell table:style-name="ce32" table:number-columns-repeated="3"/>
          <table:table-cell table:number-columns-repeated="1002"/>
        </table:table-row>
        <table:table-row table:style-name="ro5">
          <table:table-cell office:value-type="float" office:value="362" calcext:value-type="float">
            <text:p>362</text:p>
          </table:table-cell>
          <table:table-cell table:style-name="ce5"/>
          <table:table-cell table:style-name="ce17" office:value-type="string" calcext:value-type="string">
            <text:p>Dia (dia, mes, año, sin la hora).</text:p>
          </table:table-cell>
          <table:table-cell table:style-name="ce17" table:formula="of:=SEARCH(&quot;(&quot;;[.C493])" office:value-type="float" office:value="5" calcext:value-type="float">
            <text:p>5</text:p>
          </table:table-cell>
          <table:table-cell table:style-name="ce17" table:formula="of:=LEFT([.C493];[.D493])" office:value-type="string" office:string-value="Dia (" calcext:value-type="string">
            <text:p>Dia (</text:p>
          </table:table-cell>
          <table:table-cell table:style-name="ce17" table:formula="of:=LEFT([.E493];LEN([.E493])-2)" office:value-type="string" office:string-value="Dia" calcext:value-type="string">
            <text:p>Dia</text:p>
          </table:table-cell>
          <table:table-cell/>
          <table:table-cell office:value-type="string" calcext:value-type="string">
            <text:p>no</text:p>
          </table:table-cell>
          <table:table-cell table:number-columns-repeated="8"/>
          <table:table-cell table:formula="of:=IF([.S493]&lt;&gt;[.C493];&quot;X&quot;;&quot;&quot;)">
            <text:p/>
          </table:table-cell>
          <table:table-cell table:style-name="ce10"/>
          <table:table-cell table:style-name="ce10" office:value-type="string" calcext:value-type="string">
            <text:p>Dia (dia, mes, año, sin la hora).</text:p>
          </table:table-cell>
          <table:table-cell table:style-name="ce32" table:number-columns-repeated="3"/>
          <table:table-cell table:number-columns-repeated="1002"/>
        </table:table-row>
        <table:table-row table:style-name="ro5">
          <table:table-cell office:value-type="float" office:value="363" calcext:value-type="float">
            <text:p>363</text:p>
          </table:table-cell>
          <table:table-cell table:style-name="ce5" office:value-type="float" office:value="-2" calcext:value-type="float">
            <text:p>-2</text:p>
          </table:table-cell>
          <table:table-cell table:style-name="ce17" office:value-type="string" calcext:value-type="string">
            <text:p>datatype-decimal (ToolsSwing)</text:p>
          </table:table-cell>
          <table:table-cell table:style-name="ce17" table:formula="of:=SEARCH(&quot;(&quot;;[.C494])" office:value-type="float" office:value="18" calcext:value-type="float">
            <text:p>18</text:p>
          </table:table-cell>
          <table:table-cell table:style-name="ce17" table:formula="of:=LEFT([.C494];[.D494])" office:value-type="string" office:string-value="datatype-decimal (" calcext:value-type="string">
            <text:p>datatype-decimal (</text:p>
          </table:table-cell>
          <table:table-cell table:style-name="ce17" table:formula="of:=LEFT([.E494];LEN([.E494])-2)" office:value-type="string" office:string-value="datatype-decimal" calcext:value-type="string">
            <text:p>datatype-decimal</text:p>
          </table:table-cell>
          <table:table-cell/>
          <table:table-cell office:value-type="string" calcext:value-type="string">
            <text:p>no</text:p>
          </table:table-cell>
          <table:table-cell table:number-columns-repeated="8"/>
          <table:table-cell table:formula="of:=IF([.S494]&lt;&gt;[.C494];&quot;X&quot;;&quot;&quot;)">
            <text:p/>
          </table:table-cell>
          <table:table-cell table:style-name="ce10" office:value-type="float" office:value="-2" calcext:value-type="float">
            <text:p>-2</text:p>
          </table:table-cell>
          <table:table-cell table:style-name="ce10" office:value-type="string" calcext:value-type="string">
            <text:p>datatype-decimal (ToolsSwing)</text:p>
          </table:table-cell>
          <table:table-cell table:style-name="ce32" table:number-columns-repeated="3"/>
          <table:table-cell table:number-columns-repeated="1002"/>
        </table:table-row>
        <table:table-row table:style-name="ro5">
          <table:table-cell office:value-type="float" office:value="364" calcext:value-type="float">
            <text:p>364</text:p>
          </table:table-cell>
          <table:table-cell table:style-name="ce5"/>
          <table:table-cell table:style-name="ce17" office:value-type="string" calcext:value-type="string">
            <text:p>Valor decimal de precisión fija.</text:p>
          </table:table-cell>
          <table:table-cell table:style-name="ce17" table:number-columns-repeated="3"/>
          <table:table-cell/>
          <table:table-cell office:value-type="string" calcext:value-type="string">
            <text:p>no</text:p>
          </table:table-cell>
          <table:table-cell table:number-columns-repeated="8"/>
          <table:table-cell table:formula="of:=IF([.S495]&lt;&gt;[.C495];&quot;X&quot;;&quot;&quot;)">
            <text:p/>
          </table:table-cell>
          <table:table-cell table:style-name="ce10"/>
          <table:table-cell table:style-name="ce10" office:value-type="string" calcext:value-type="string">
            <text:p>Valor decimal de precisión fija.</text:p>
          </table:table-cell>
          <table:table-cell table:style-name="ce32" table:number-columns-repeated="3"/>
          <table:table-cell table:number-columns-repeated="1002"/>
        </table:table-row>
        <table:table-row table:style-name="ro5">
          <table:table-cell office:value-type="float" office:value="365" calcext:value-type="float">
            <text:p>365</text:p>
          </table:table-cell>
          <table:table-cell table:style-name="ce5" office:value-type="float" office:value="-2" calcext:value-type="float">
            <text:p>-2</text:p>
          </table:table-cell>
          <table:table-cell table:style-name="ce17" office:value-type="string" calcext:value-type="string">
            <text:p>datatype-double (ToolsSwing)</text:p>
          </table:table-cell>
          <table:table-cell table:style-name="ce17" table:formula="of:=SEARCH(&quot;(&quot;;[.C496])" office:value-type="float" office:value="17" calcext:value-type="float">
            <text:p>17</text:p>
          </table:table-cell>
          <table:table-cell table:style-name="ce17" table:formula="of:=LEFT([.C496];[.D496])" office:value-type="string" office:string-value="datatype-double (" calcext:value-type="string">
            <text:p>datatype-double (</text:p>
          </table:table-cell>
          <table:table-cell table:style-name="ce17" table:formula="of:=LEFT([.E496];LEN([.E496])-2)" office:value-type="string" office:string-value="datatype-double" calcext:value-type="string">
            <text:p>datatype-double</text:p>
          </table:table-cell>
          <table:table-cell/>
          <table:table-cell office:value-type="string" calcext:value-type="string">
            <text:p>no</text:p>
          </table:table-cell>
          <table:table-cell table:number-columns-repeated="8"/>
          <table:table-cell table:formula="of:=IF([.S496]&lt;&gt;[.C496];&quot;X&quot;;&quot;&quot;)">
            <text:p/>
          </table:table-cell>
          <table:table-cell table:style-name="ce10" office:value-type="float" office:value="-2" calcext:value-type="float">
            <text:p>-2</text:p>
          </table:table-cell>
          <table:table-cell table:style-name="ce10" office:value-type="string" calcext:value-type="string">
            <text:p>datatype-double (ToolsSwing)</text:p>
          </table:table-cell>
          <table:table-cell table:style-name="ce32" table:number-columns-repeated="3"/>
          <table:table-cell table:number-columns-repeated="1002"/>
        </table:table-row>
        <table:table-row table:style-name="ro6">
          <table:table-cell office:value-type="float" office:value="366" calcext:value-type="float">
            <text:p>366</text:p>
          </table:table-cell>
          <table:table-cell table:style-name="ce5"/>
          <table:table-cell table:style-name="ce17" office:value-type="string" calcext:value-type="string">
            <text:p>Valor decimal grande de precisión variable.</text:p>
          </table:table-cell>
          <table:table-cell table:style-name="ce17" table:number-columns-repeated="3"/>
          <table:table-cell/>
          <table:table-cell office:value-type="string" calcext:value-type="string">
            <text:p>no</text:p>
          </table:table-cell>
          <table:table-cell table:number-columns-repeated="8"/>
          <table:table-cell table:formula="of:=IF([.S497]&lt;&gt;[.C497];&quot;X&quot;;&quot;&quot;)">
            <text:p/>
          </table:table-cell>
          <table:table-cell table:style-name="ce10"/>
          <table:table-cell table:style-name="ce10" office:value-type="string" calcext:value-type="string">
            <text:p>Valor decimal grande de precisión variable.</text:p>
          </table:table-cell>
          <table:table-cell table:style-name="ce32" table:number-columns-repeated="3"/>
          <table:table-cell table:number-columns-repeated="1002"/>
        </table:table-row>
        <table:table-row table:style-name="ro5">
          <table:table-cell office:value-type="float" office:value="367" calcext:value-type="float">
            <text:p>367</text:p>
          </table:table-cell>
          <table:table-cell table:style-name="ce5" office:value-type="float" office:value="-2" calcext:value-type="float">
            <text:p>-2</text:p>
          </table:table-cell>
          <table:table-cell table:style-name="ce17" office:value-type="string" calcext:value-type="string">
            <text:p>datatype-float (ToolsSwing)</text:p>
          </table:table-cell>
          <table:table-cell table:style-name="ce17" table:formula="of:=SEARCH(&quot;(&quot;;[.C498])" office:value-type="float" office:value="16" calcext:value-type="float">
            <text:p>16</text:p>
          </table:table-cell>
          <table:table-cell table:style-name="ce17" table:formula="of:=LEFT([.C498];[.D498])" office:value-type="string" office:string-value="datatype-float (" calcext:value-type="string">
            <text:p>datatype-float (</text:p>
          </table:table-cell>
          <table:table-cell table:style-name="ce17" table:formula="of:=LEFT([.E498];LEN([.E498])-2)" office:value-type="string" office:string-value="datatype-float" calcext:value-type="string">
            <text:p>datatype-float</text:p>
          </table:table-cell>
          <table:table-cell/>
          <table:table-cell office:value-type="string" calcext:value-type="string">
            <text:p>no</text:p>
          </table:table-cell>
          <table:table-cell table:number-columns-repeated="8"/>
          <table:table-cell table:formula="of:=IF([.S498]&lt;&gt;[.C498];&quot;X&quot;;&quot;&quot;)">
            <text:p/>
          </table:table-cell>
          <table:table-cell table:style-name="ce10" office:value-type="float" office:value="-2" calcext:value-type="float">
            <text:p>-2</text:p>
          </table:table-cell>
          <table:table-cell table:style-name="ce10" office:value-type="string" calcext:value-type="string">
            <text:p>datatype-float (ToolsSwing)</text:p>
          </table:table-cell>
          <table:table-cell table:style-name="ce32" table:number-columns-repeated="3"/>
          <table:table-cell table:number-columns-repeated="1002"/>
        </table:table-row>
        <table:table-row table:style-name="ro6">
          <table:table-cell office:value-type="float" office:value="368" calcext:value-type="float">
            <text:p>368</text:p>
          </table:table-cell>
          <table:table-cell table:style-name="ce5"/>
          <table:table-cell table:style-name="ce17" office:value-type="string" calcext:value-type="string">
            <text:p>Valor decimal pequeño de precision variable</text:p>
          </table:table-cell>
          <table:table-cell table:style-name="ce17" table:number-columns-repeated="3"/>
          <table:table-cell/>
          <table:table-cell office:value-type="string" calcext:value-type="string">
            <text:p>no</text:p>
          </table:table-cell>
          <table:table-cell table:number-columns-repeated="8"/>
          <table:table-cell table:formula="of:=IF([.S499]&lt;&gt;[.C499];&quot;X&quot;;&quot;&quot;)">
            <text:p/>
          </table:table-cell>
          <table:table-cell table:style-name="ce10"/>
          <table:table-cell table:style-name="ce10" office:value-type="string" calcext:value-type="string">
            <text:p>Valor decimal pequeño de precision variable</text:p>
          </table:table-cell>
          <table:table-cell table:style-name="ce32" table:number-columns-repeated="3"/>
          <table:table-cell table:number-columns-repeated="1002"/>
        </table:table-row>
        <table:table-row table:style-name="ro5">
          <table:table-cell office:value-type="float" office:value="369" calcext:value-type="float">
            <text:p>369</text:p>
          </table:table-cell>
          <table:table-cell table:style-name="ce5" office:value-type="float" office:value="-2" calcext:value-type="float">
            <text:p>-2</text:p>
          </table:table-cell>
          <table:table-cell table:style-name="ce17" office:value-type="string" calcext:value-type="string">
            <text:p>datatype-image (ToolsSwing)</text:p>
          </table:table-cell>
          <table:table-cell table:style-name="ce17" table:formula="of:=SEARCH(&quot;(&quot;;[.C500])" office:value-type="float" office:value="16" calcext:value-type="float">
            <text:p>16</text:p>
          </table:table-cell>
          <table:table-cell table:style-name="ce17" table:formula="of:=LEFT([.C500];[.D500])" office:value-type="string" office:string-value="datatype-image (" calcext:value-type="string">
            <text:p>datatype-image (</text:p>
          </table:table-cell>
          <table:table-cell table:style-name="ce17" table:formula="of:=LEFT([.E500];LEN([.E500])-2)" office:value-type="string" office:string-value="datatype-image" calcext:value-type="string">
            <text:p>datatype-image</text:p>
          </table:table-cell>
          <table:table-cell/>
          <table:table-cell office:value-type="string" calcext:value-type="string">
            <text:p>no</text:p>
          </table:table-cell>
          <table:table-cell table:number-columns-repeated="8"/>
          <table:table-cell table:formula="of:=IF([.S500]&lt;&gt;[.C500];&quot;X&quot;;&quot;&quot;)">
            <text:p/>
          </table:table-cell>
          <table:table-cell table:style-name="ce10" office:value-type="float" office:value="-2" calcext:value-type="float">
            <text:p>-2</text:p>
          </table:table-cell>
          <table:table-cell table:style-name="ce10" office:value-type="string" calcext:value-type="string">
            <text:p>datatype-image (ToolsSwing)</text:p>
          </table:table-cell>
          <table:table-cell table:style-name="ce32" table:number-columns-repeated="3"/>
          <table:table-cell table:number-columns-repeated="1002"/>
        </table:table-row>
        <table:table-row table:style-name="ro5">
          <table:table-cell office:value-type="float" office:value="370" calcext:value-type="float">
            <text:p>370</text:p>
          </table:table-cell>
          <table:table-cell table:style-name="ce5" office:value-type="float" office:value="-2" calcext:value-type="float">
            <text:p>-2</text:p>
          </table:table-cell>
          <table:table-cell table:style-name="ce17" office:value-type="string" calcext:value-type="string">
            <text:p>datatype-integer (ToolsSwing)</text:p>
          </table:table-cell>
          <table:table-cell table:style-name="ce17" table:formula="of:=SEARCH(&quot;(&quot;;[.C501])" office:value-type="float" office:value="18" calcext:value-type="float">
            <text:p>18</text:p>
          </table:table-cell>
          <table:table-cell table:style-name="ce17" table:formula="of:=LEFT([.C501];[.D501])" office:value-type="string" office:string-value="datatype-integer (" calcext:value-type="string">
            <text:p>datatype-integer (</text:p>
          </table:table-cell>
          <table:table-cell table:style-name="ce17" table:formula="of:=LEFT([.E501];LEN([.E501])-2)" office:value-type="string" office:string-value="datatype-integer" calcext:value-type="string">
            <text:p>datatype-integer</text:p>
          </table:table-cell>
          <table:table-cell/>
          <table:table-cell office:value-type="string" calcext:value-type="string">
            <text:p>no</text:p>
          </table:table-cell>
          <table:table-cell table:number-columns-repeated="8"/>
          <table:table-cell table:formula="of:=IF([.S501]&lt;&gt;[.C501];&quot;X&quot;;&quot;&quot;)">
            <text:p/>
          </table:table-cell>
          <table:table-cell table:style-name="ce10" office:value-type="float" office:value="-2" calcext:value-type="float">
            <text:p>-2</text:p>
          </table:table-cell>
          <table:table-cell table:style-name="ce10" office:value-type="string" calcext:value-type="string">
            <text:p>datatype-integer (ToolsSwing)</text:p>
          </table:table-cell>
          <table:table-cell table:style-name="ce32" table:number-columns-repeated="3"/>
          <table:table-cell table:number-columns-repeated="1002"/>
        </table:table-row>
        <table:table-row table:style-name="ro5">
          <table:table-cell office:value-type="float" office:value="371" calcext:value-type="float">
            <text:p>371</text:p>
          </table:table-cell>
          <table:table-cell table:style-name="ce5"/>
          <table:table-cell table:style-name="ce17" office:value-type="string" calcext:value-type="string">
            <text:p>Entero.</text:p>
          </table:table-cell>
          <table:table-cell table:style-name="ce17" table:number-columns-repeated="3"/>
          <table:table-cell/>
          <table:table-cell office:value-type="string" calcext:value-type="string">
            <text:p>no</text:p>
          </table:table-cell>
          <table:table-cell table:number-columns-repeated="8"/>
          <table:table-cell table:formula="of:=IF([.S502]&lt;&gt;[.C502];&quot;X&quot;;&quot;&quot;)">
            <text:p/>
          </table:table-cell>
          <table:table-cell table:style-name="ce10"/>
          <table:table-cell table:style-name="ce10" office:value-type="string" calcext:value-type="string">
            <text:p>Entero.</text:p>
          </table:table-cell>
          <table:table-cell table:style-name="ce32" table:number-columns-repeated="3"/>
          <table:table-cell table:number-columns-repeated="1002"/>
        </table:table-row>
        <table:table-row table:style-name="ro5">
          <table:table-cell office:value-type="float" office:value="372" calcext:value-type="float">
            <text:p>372</text:p>
          </table:table-cell>
          <table:table-cell table:style-name="ce5" office:value-type="float" office:value="-2" calcext:value-type="float">
            <text:p>-2</text:p>
          </table:table-cell>
          <table:table-cell table:style-name="ce17" office:value-type="string" calcext:value-type="string">
            <text:p>datatype-locale (ToolsSwing)</text:p>
          </table:table-cell>
          <table:table-cell table:style-name="ce17" table:formula="of:=SEARCH(&quot;(&quot;;[.C503])" office:value-type="float" office:value="17" calcext:value-type="float">
            <text:p>17</text:p>
          </table:table-cell>
          <table:table-cell table:style-name="ce17" table:formula="of:=LEFT([.C503];[.D503])" office:value-type="string" office:string-value="datatype-locale (" calcext:value-type="string">
            <text:p>datatype-locale (</text:p>
          </table:table-cell>
          <table:table-cell table:style-name="ce17" table:formula="of:=LEFT([.E503];LEN([.E503])-2)" office:value-type="string" office:string-value="datatype-locale" calcext:value-type="string">
            <text:p>datatype-locale</text:p>
          </table:table-cell>
          <table:table-cell/>
          <table:table-cell office:value-type="string" calcext:value-type="string">
            <text:p>no</text:p>
          </table:table-cell>
          <table:table-cell table:number-columns-repeated="8"/>
          <table:table-cell table:formula="of:=IF([.S503]&lt;&gt;[.C503];&quot;X&quot;;&quot;&quot;)">
            <text:p/>
          </table:table-cell>
          <table:table-cell table:style-name="ce10" office:value-type="float" office:value="-2" calcext:value-type="float">
            <text:p>-2</text:p>
          </table:table-cell>
          <table:table-cell table:style-name="ce10" office:value-type="string" calcext:value-type="string">
            <text:p>datatype-locale (ToolsSwing)</text:p>
          </table:table-cell>
          <table:table-cell table:style-name="ce32" table:number-columns-repeated="3"/>
          <table:table-cell table:number-columns-repeated="1002"/>
        </table:table-row>
        <table:table-row table:style-name="ro11">
          <table:table-cell office:value-type="float" office:value="373" calcext:value-type="float">
            <text:p>373</text:p>
          </table:table-cell>
          <table:table-cell table:style-name="ce5"/>
          <table:table-cell table:style-name="ce17" office:value-type="string" calcext:value-type="string">
            <text:p>Configuración regional, por ejemplo: </text:p>
            <text:p>- Español de España (es_ES) </text:p>
            <text:p>? Español de Argentina (es_AR) </text:p>
            <text:p>- Inglés, Reino Unido (en_GB) </text:p>
            <text:p>- Inglés, Estados Unidos (es_US)</text:p>
          </table:table-cell>
          <table:table-cell table:style-name="ce17" table:formula="of:=SEARCH(&quot;(&quot;;[.C504])" office:value-type="float" office:value="59" calcext:value-type="float">
            <text:p>59</text:p>
          </table:table-cell>
          <table:table-cell table:style-name="ce17" table:formula="of:=LEFT([.C504];[.D504])" office:value-type="string" office:string-value="Configuración regional, por ejemplo: &#10;- Español de España (" calcext:value-type="string">
            <text:p>Configuración regional, por ejemplo: </text:p>
            <text:p>- Español de España (</text:p>
          </table:table-cell>
          <table:table-cell table:style-name="ce17" table:formula="of:=LEFT([.E504];LEN([.E504])-2)" office:value-type="string" office:string-value="Configuración regional, por ejemplo: &#10;- Español de España" calcext:value-type="string">
            <text:p>Configuración regional, por ejemplo: </text:p>
            <text:p>- Español de España</text:p>
          </table:table-cell>
          <table:table-cell/>
          <table:table-cell office:value-type="string" calcext:value-type="string">
            <text:p>no</text:p>
          </table:table-cell>
          <table:table-cell table:number-columns-repeated="8"/>
          <table:table-cell table:formula="of:=IF([.S504]&lt;&gt;[.C504];&quot;X&quot;;&quot;&quot;)">
            <text:p/>
          </table:table-cell>
          <table:table-cell table:style-name="ce10"/>
          <table:table-cell table:style-name="ce10" office:value-type="string" calcext:value-type="string">
            <text:p>Configuración regional, por ejemplo: </text:p>
            <text:p>- Español de España (es_ES) </text:p>
            <text:p>? Español de Argentina (es_AR) </text:p>
            <text:p>- Inglés, Reino Unido (en_GB) </text:p>
            <text:p>- Inglés, Estados Unidos (es_US)</text:p>
          </table:table-cell>
          <table:table-cell table:style-name="ce32" table:number-columns-repeated="3"/>
          <table:table-cell table:number-columns-repeated="1002"/>
        </table:table-row>
        <table:table-row table:style-name="ro5">
          <table:table-cell office:value-type="float" office:value="374" calcext:value-type="float">
            <text:p>374</text:p>
          </table:table-cell>
          <table:table-cell table:style-name="ce5" office:value-type="float" office:value="-2" calcext:value-type="float">
            <text:p>-2</text:p>
          </table:table-cell>
          <table:table-cell table:style-name="ce17" office:value-type="string" calcext:value-type="string">
            <text:p>datatype-long (ToolsSwing)</text:p>
          </table:table-cell>
          <table:table-cell table:style-name="ce17" table:formula="of:=SEARCH(&quot;(&quot;;[.C505])" office:value-type="float" office:value="15" calcext:value-type="float">
            <text:p>15</text:p>
          </table:table-cell>
          <table:table-cell table:style-name="ce17" table:formula="of:=LEFT([.C505];[.D505])" office:value-type="string" office:string-value="datatype-long (" calcext:value-type="string">
            <text:p>datatype-long (</text:p>
          </table:table-cell>
          <table:table-cell table:style-name="ce17" table:formula="of:=LEFT([.E505];LEN([.E505])-2)" office:value-type="string" office:string-value="datatype-long" calcext:value-type="string">
            <text:p>datatype-long</text:p>
          </table:table-cell>
          <table:table-cell/>
          <table:table-cell office:value-type="string" calcext:value-type="string">
            <text:p>no</text:p>
          </table:table-cell>
          <table:table-cell table:number-columns-repeated="8"/>
          <table:table-cell table:formula="of:=IF([.S505]&lt;&gt;[.C505];&quot;X&quot;;&quot;&quot;)">
            <text:p/>
          </table:table-cell>
          <table:table-cell table:style-name="ce10" office:value-type="float" office:value="-2" calcext:value-type="float">
            <text:p>-2</text:p>
          </table:table-cell>
          <table:table-cell table:style-name="ce10" office:value-type="string" calcext:value-type="string">
            <text:p>datatype-long (ToolsSwing)</text:p>
          </table:table-cell>
          <table:table-cell table:style-name="ce32" table:number-columns-repeated="3"/>
          <table:table-cell table:number-columns-repeated="1002"/>
        </table:table-row>
        <table:table-row table:style-name="ro5">
          <table:table-cell office:value-type="float" office:value="375" calcext:value-type="float">
            <text:p>375</text:p>
          </table:table-cell>
          <table:table-cell table:style-name="ce5"/>
          <table:table-cell table:style-name="ce17" office:value-type="string" calcext:value-type="string">
            <text:p>Entero grande</text:p>
          </table:table-cell>
          <table:table-cell table:style-name="ce17" table:number-columns-repeated="3"/>
          <table:table-cell/>
          <table:table-cell office:value-type="string" calcext:value-type="string">
            <text:p>no</text:p>
          </table:table-cell>
          <table:table-cell table:number-columns-repeated="8"/>
          <table:table-cell table:formula="of:=IF([.S506]&lt;&gt;[.C506];&quot;X&quot;;&quot;&quot;)">
            <text:p/>
          </table:table-cell>
          <table:table-cell table:style-name="ce10"/>
          <table:table-cell table:style-name="ce10" office:value-type="string" calcext:value-type="string">
            <text:p>Entero grande</text:p>
          </table:table-cell>
          <table:table-cell table:style-name="ce32" table:number-columns-repeated="3"/>
          <table:table-cell table:number-columns-repeated="1002"/>
        </table:table-row>
        <table:table-row table:style-name="ro5">
          <table:table-cell office:value-type="float" office:value="376" calcext:value-type="float">
            <text:p>376</text:p>
          </table:table-cell>
          <table:table-cell table:style-name="ce5" office:value-type="float" office:value="-2" calcext:value-type="float">
            <text:p>-2</text:p>
          </table:table-cell>
          <table:table-cell table:style-name="ce17" office:value-type="string" calcext:value-type="string">
            <text:p>datatype-object (ToolsSwing)</text:p>
          </table:table-cell>
          <table:table-cell table:style-name="ce17" table:formula="of:=SEARCH(&quot;(&quot;;[.C507])" office:value-type="float" office:value="17" calcext:value-type="float">
            <text:p>17</text:p>
          </table:table-cell>
          <table:table-cell table:style-name="ce17" table:formula="of:=LEFT([.C507];[.D507])" office:value-type="string" office:string-value="datatype-object (" calcext:value-type="string">
            <text:p>datatype-object (</text:p>
          </table:table-cell>
          <table:table-cell table:style-name="ce17" table:formula="of:=LEFT([.E507];LEN([.E507])-2)" office:value-type="string" office:string-value="datatype-object" calcext:value-type="string">
            <text:p>datatype-object</text:p>
          </table:table-cell>
          <table:table-cell/>
          <table:table-cell office:value-type="string" calcext:value-type="string">
            <text:p>no</text:p>
          </table:table-cell>
          <table:table-cell table:number-columns-repeated="8"/>
          <table:table-cell table:formula="of:=IF([.S507]&lt;&gt;[.C507];&quot;X&quot;;&quot;&quot;)">
            <text:p/>
          </table:table-cell>
          <table:table-cell table:style-name="ce10" office:value-type="float" office:value="-2" calcext:value-type="float">
            <text:p>-2</text:p>
          </table:table-cell>
          <table:table-cell table:style-name="ce10" office:value-type="string" calcext:value-type="string">
            <text:p>datatype-object (ToolsSwing)</text:p>
          </table:table-cell>
          <table:table-cell table:style-name="ce32" table:number-columns-repeated="3"/>
          <table:table-cell table:number-columns-repeated="1002"/>
        </table:table-row>
        <table:table-row table:style-name="ro5">
          <table:table-cell office:value-type="float" office:value="377" calcext:value-type="float">
            <text:p>377</text:p>
          </table:table-cell>
          <table:table-cell table:style-name="ce5" office:value-type="float" office:value="-2" calcext:value-type="float">
            <text:p>-2</text:p>
          </table:table-cell>
          <table:table-cell table:style-name="ce17" office:value-type="string" calcext:value-type="string">
            <text:p>datatype-string (ToolsSwing)</text:p>
          </table:table-cell>
          <table:table-cell table:style-name="ce17" table:formula="of:=SEARCH(&quot;(&quot;;[.C508])" office:value-type="float" office:value="17" calcext:value-type="float">
            <text:p>17</text:p>
          </table:table-cell>
          <table:table-cell table:style-name="ce17" table:formula="of:=LEFT([.C508];[.D508])" office:value-type="string" office:string-value="datatype-string (" calcext:value-type="string">
            <text:p>datatype-string (</text:p>
          </table:table-cell>
          <table:table-cell table:style-name="ce17" table:formula="of:=LEFT([.E508];LEN([.E508])-2)" office:value-type="string" office:string-value="datatype-string" calcext:value-type="string">
            <text:p>datatype-string</text:p>
          </table:table-cell>
          <table:table-cell/>
          <table:table-cell office:value-type="string" calcext:value-type="string">
            <text:p>no</text:p>
          </table:table-cell>
          <table:table-cell table:number-columns-repeated="8"/>
          <table:table-cell table:formula="of:=IF([.S508]&lt;&gt;[.C508];&quot;X&quot;;&quot;&quot;)">
            <text:p/>
          </table:table-cell>
          <table:table-cell table:style-name="ce10" office:value-type="float" office:value="-2" calcext:value-type="float">
            <text:p>-2</text:p>
          </table:table-cell>
          <table:table-cell table:style-name="ce10" office:value-type="string" calcext:value-type="string">
            <text:p>datatype-string (ToolsSwing)</text:p>
          </table:table-cell>
          <table:table-cell table:style-name="ce32" table:number-columns-repeated="3"/>
          <table:table-cell table:number-columns-repeated="1002"/>
        </table:table-row>
        <table:table-row table:style-name="ro5">
          <table:table-cell office:value-type="float" office:value="378" calcext:value-type="float">
            <text:p>378</text:p>
          </table:table-cell>
          <table:table-cell table:style-name="ce5"/>
          <table:table-cell table:style-name="ce17" office:value-type="string" calcext:value-type="string">
            <text:p>Cadena de texto</text:p>
          </table:table-cell>
          <table:table-cell table:style-name="ce17" table:number-columns-repeated="3"/>
          <table:table-cell/>
          <table:table-cell office:value-type="string" calcext:value-type="string">
            <text:p>no</text:p>
          </table:table-cell>
          <table:table-cell table:number-columns-repeated="8"/>
          <table:table-cell table:formula="of:=IF([.S509]&lt;&gt;[.C509];&quot;X&quot;;&quot;&quot;)">
            <text:p/>
          </table:table-cell>
          <table:table-cell table:style-name="ce10"/>
          <table:table-cell table:style-name="ce10" office:value-type="string" calcext:value-type="string">
            <text:p>Cadena de texto</text:p>
          </table:table-cell>
          <table:table-cell table:style-name="ce32" table:number-columns-repeated="3"/>
          <table:table-cell table:number-columns-repeated="1002"/>
        </table:table-row>
        <table:table-row table:style-name="ro5">
          <table:table-cell office:value-type="float" office:value="379" calcext:value-type="float">
            <text:p>379</text:p>
          </table:table-cell>
          <table:table-cell table:style-name="ce5" office:value-type="float" office:value="-2" calcext:value-type="float">
            <text:p>-2</text:p>
          </table:table-cell>
          <table:table-cell table:style-name="ce17" office:value-type="string" calcext:value-type="string">
            <text:p>datatype-text (ToolsSwing)</text:p>
          </table:table-cell>
          <table:table-cell table:style-name="ce17" table:formula="of:=SEARCH(&quot;(&quot;;[.C510])" office:value-type="float" office:value="15" calcext:value-type="float">
            <text:p>15</text:p>
          </table:table-cell>
          <table:table-cell table:style-name="ce17" table:formula="of:=LEFT([.C510];[.D510])" office:value-type="string" office:string-value="datatype-text (" calcext:value-type="string">
            <text:p>datatype-text (</text:p>
          </table:table-cell>
          <table:table-cell table:style-name="ce17" table:formula="of:=LEFT([.E510];LEN([.E510])-2)" office:value-type="string" office:string-value="datatype-text" calcext:value-type="string">
            <text:p>datatype-text</text:p>
          </table:table-cell>
          <table:table-cell/>
          <table:table-cell office:value-type="string" calcext:value-type="string">
            <text:p>no</text:p>
          </table:table-cell>
          <table:table-cell table:number-columns-repeated="8"/>
          <table:table-cell table:formula="of:=IF([.S510]&lt;&gt;[.C510];&quot;X&quot;;&quot;&quot;)">
            <text:p/>
          </table:table-cell>
          <table:table-cell table:style-name="ce10" office:value-type="float" office:value="-2" calcext:value-type="float">
            <text:p>-2</text:p>
          </table:table-cell>
          <table:table-cell table:style-name="ce10" office:value-type="string" calcext:value-type="string">
            <text:p>datatype-text (ToolsSwing)</text:p>
          </table:table-cell>
          <table:table-cell table:style-name="ce32" table:number-columns-repeated="3"/>
          <table:table-cell table:number-columns-repeated="1002"/>
        </table:table-row>
        <table:table-row table:style-name="ro5">
          <table:table-cell office:value-type="float" office:value="380" calcext:value-type="float">
            <text:p>380</text:p>
          </table:table-cell>
          <table:table-cell table:style-name="ce5"/>
          <table:table-cell table:style-name="ce17" office:value-type="string" calcext:value-type="string">
            <text:p>Cadena de texto grande</text:p>
          </table:table-cell>
          <table:table-cell table:style-name="ce17" table:number-columns-repeated="3"/>
          <table:table-cell/>
          <table:table-cell office:value-type="string" calcext:value-type="string">
            <text:p>no</text:p>
          </table:table-cell>
          <table:table-cell table:number-columns-repeated="8"/>
          <table:table-cell table:formula="of:=IF([.S511]&lt;&gt;[.C511];&quot;X&quot;;&quot;&quot;)">
            <text:p/>
          </table:table-cell>
          <table:table-cell table:style-name="ce10"/>
          <table:table-cell table:style-name="ce10" office:value-type="string" calcext:value-type="string">
            <text:p>Cadena de texto grande</text:p>
          </table:table-cell>
          <table:table-cell table:style-name="ce32" table:number-columns-repeated="3"/>
          <table:table-cell table:number-columns-repeated="1002"/>
        </table:table-row>
        <table:table-row table:style-name="ro5">
          <table:table-cell office:value-type="float" office:value="381" calcext:value-type="float">
            <text:p>381</text:p>
          </table:table-cell>
          <table:table-cell table:style-name="ce5" office:value-type="float" office:value="-2" calcext:value-type="float">
            <text:p>-2</text:p>
          </table:table-cell>
          <table:table-cell table:style-name="ce17" office:value-type="string" calcext:value-type="string">
            <text:p>datatype-time (ToolsSwing)</text:p>
          </table:table-cell>
          <table:table-cell table:style-name="ce17" table:formula="of:=SEARCH(&quot;(&quot;;[.C512])" office:value-type="float" office:value="15" calcext:value-type="float">
            <text:p>15</text:p>
          </table:table-cell>
          <table:table-cell table:style-name="ce17" table:formula="of:=LEFT([.C512];[.D512])" office:value-type="string" office:string-value="datatype-time (" calcext:value-type="string">
            <text:p>datatype-time (</text:p>
          </table:table-cell>
          <table:table-cell table:style-name="ce17" table:formula="of:=LEFT([.E512];LEN([.E512])-2)" office:value-type="string" office:string-value="datatype-time" calcext:value-type="string">
            <text:p>datatype-time</text:p>
          </table:table-cell>
          <table:table-cell/>
          <table:table-cell office:value-type="string" calcext:value-type="string">
            <text:p>no</text:p>
          </table:table-cell>
          <table:table-cell table:number-columns-repeated="8"/>
          <table:table-cell table:formula="of:=IF([.S512]&lt;&gt;[.C512];&quot;X&quot;;&quot;&quot;)">
            <text:p/>
          </table:table-cell>
          <table:table-cell table:style-name="ce10" office:value-type="float" office:value="-2" calcext:value-type="float">
            <text:p>-2</text:p>
          </table:table-cell>
          <table:table-cell table:style-name="ce10" office:value-type="string" calcext:value-type="string">
            <text:p>datatype-time (ToolsSwing)</text:p>
          </table:table-cell>
          <table:table-cell table:style-name="ce32" table:number-columns-repeated="3"/>
          <table:table-cell table:number-columns-repeated="1002"/>
        </table:table-row>
        <table:table-row table:style-name="ro5">
          <table:table-cell office:value-type="float" office:value="382" calcext:value-type="float">
            <text:p>382</text:p>
          </table:table-cell>
          <table:table-cell table:style-name="ce5"/>
          <table:table-cell table:style-name="ce17" office:value-type="string" calcext:value-type="string">
            <text:p>Hora (horas, minutos y segundos)</text:p>
          </table:table-cell>
          <table:table-cell table:style-name="ce17" table:formula="of:=SEARCH(&quot;(&quot;;[.C513])" office:value-type="float" office:value="6" calcext:value-type="float">
            <text:p>6</text:p>
          </table:table-cell>
          <table:table-cell table:style-name="ce17" table:formula="of:=LEFT([.C513];[.D513])" office:value-type="string" office:string-value="Hora (" calcext:value-type="string">
            <text:p>Hora (</text:p>
          </table:table-cell>
          <table:table-cell table:style-name="ce17" table:formula="of:=LEFT([.E513];LEN([.E513])-2)" office:value-type="string" office:string-value="Hora" calcext:value-type="string">
            <text:p>Hora</text:p>
          </table:table-cell>
          <table:table-cell/>
          <table:table-cell office:value-type="string" calcext:value-type="string">
            <text:p>no</text:p>
          </table:table-cell>
          <table:table-cell table:number-columns-repeated="8"/>
          <table:table-cell table:formula="of:=IF([.S513]&lt;&gt;[.C513];&quot;X&quot;;&quot;&quot;)">
            <text:p/>
          </table:table-cell>
          <table:table-cell table:style-name="ce10"/>
          <table:table-cell table:style-name="ce10" office:value-type="string" calcext:value-type="string">
            <text:p>Hora (horas, minutos y segundos)</text:p>
          </table:table-cell>
          <table:table-cell table:style-name="ce32" table:number-columns-repeated="3"/>
          <table:table-cell table:number-columns-repeated="1002"/>
        </table:table-row>
        <table:table-row table:style-name="ro5">
          <table:table-cell office:value-type="float" office:value="383" calcext:value-type="float">
            <text:p>383</text:p>
          </table:table-cell>
          <table:table-cell table:style-name="ce5" office:value-type="float" office:value="-2" calcext:value-type="float">
            <text:p>-2</text:p>
          </table:table-cell>
          <table:table-cell table:style-name="ce17" office:value-type="string" calcext:value-type="string">
            <text:p>datatype-timestamp (ToolsSwing)</text:p>
          </table:table-cell>
          <table:table-cell table:style-name="ce17" table:formula="of:=SEARCH(&quot;(&quot;;[.C514])" office:value-type="float" office:value="20" calcext:value-type="float">
            <text:p>20</text:p>
          </table:table-cell>
          <table:table-cell table:style-name="ce17" table:formula="of:=LEFT([.C514];[.D514])" office:value-type="string" office:string-value="datatype-timestamp (" calcext:value-type="string">
            <text:p>datatype-timestamp (</text:p>
          </table:table-cell>
          <table:table-cell table:style-name="ce17" table:formula="of:=LEFT([.E514];LEN([.E514])-2)" office:value-type="string" office:string-value="datatype-timestamp" calcext:value-type="string">
            <text:p>datatype-timestamp</text:p>
          </table:table-cell>
          <table:table-cell/>
          <table:table-cell office:value-type="string" calcext:value-type="string">
            <text:p>no</text:p>
          </table:table-cell>
          <table:table-cell table:number-columns-repeated="8"/>
          <table:table-cell table:formula="of:=IF([.S514]&lt;&gt;[.C514];&quot;X&quot;;&quot;&quot;)">
            <text:p/>
          </table:table-cell>
          <table:table-cell table:style-name="ce10" office:value-type="float" office:value="-2" calcext:value-type="float">
            <text:p>-2</text:p>
          </table:table-cell>
          <table:table-cell table:style-name="ce10" office:value-type="string" calcext:value-type="string">
            <text:p>datatype-timestamp (ToolsSwing)</text:p>
          </table:table-cell>
          <table:table-cell table:style-name="ce32" table:number-columns-repeated="3"/>
          <table:table-cell table:number-columns-repeated="1002"/>
        </table:table-row>
        <table:table-row table:style-name="ro5">
          <table:table-cell office:value-type="float" office:value="384" calcext:value-type="float">
            <text:p>384</text:p>
          </table:table-cell>
          <table:table-cell table:style-name="ce5"/>
          <table:table-cell table:style-name="ce17" office:value-type="string" calcext:value-type="string">
            <text:p>Día y hora</text:p>
          </table:table-cell>
          <table:table-cell table:style-name="ce17" table:number-columns-repeated="3"/>
          <table:table-cell/>
          <table:table-cell office:value-type="string" calcext:value-type="string">
            <text:p>no</text:p>
          </table:table-cell>
          <table:table-cell table:number-columns-repeated="8"/>
          <table:table-cell table:formula="of:=IF([.S515]&lt;&gt;[.C515];&quot;X&quot;;&quot;&quot;)">
            <text:p/>
          </table:table-cell>
          <table:table-cell table:style-name="ce10"/>
          <table:table-cell table:style-name="ce10" office:value-type="string" calcext:value-type="string">
            <text:p>Día y hora</text:p>
          </table:table-cell>
          <table:table-cell table:style-name="ce32" table:number-columns-repeated="3"/>
          <table:table-cell table:number-columns-repeated="1002"/>
        </table:table-row>
        <table:table-row table:style-name="ro5">
          <table:table-cell office:value-type="float" office:value="385" calcext:value-type="float">
            <text:p>385</text:p>
          </table:table-cell>
          <table:table-cell table:style-name="ce13" office:value-type="string" calcext:value-type="string">
            <text:p>Group document</text:p>
          </table:table-cell>
          <table:table-cell/>
          <table:table-cell table:style-name="ce17" table:number-columns-repeated="3"/>
          <table:table-cell table:number-columns-repeated="10"/>
          <table:table-cell table:formula="of:=IF([.S516]&lt;&gt;[.C516];&quot;X&quot;;&quot;&quot;)">
            <text:p/>
          </table:table-cell>
          <table:table-cell table:style-name="ce14" office:value-type="string" calcext:value-type="string">
            <text:p>Group document</text:p>
          </table:table-cell>
          <table:table-cell table:style-name="ce32" table:number-columns-repeated="4"/>
          <table:table-cell table:number-columns-repeated="1002"/>
        </table:table-row>
        <table:table-row table:style-name="ro5">
          <table:table-cell office:value-type="float" office:value="395" calcext:value-type="float">
            <text:p>395</text:p>
          </table:table-cell>
          <table:table-cell table:style-name="ce13" office:value-type="string" calcext:value-type="string">
            <text:p>Group expressionbuilder</text:p>
          </table:table-cell>
          <table:table-cell/>
          <table:table-cell table:style-name="ce17" table:number-columns-repeated="3"/>
          <table:table-cell table:number-columns-repeated="10"/>
          <table:table-cell table:formula="of:=IF([.S517]&lt;&gt;[.C517];&quot;X&quot;;&quot;&quot;)">
            <text:p/>
          </table:table-cell>
          <table:table-cell table:style-name="ce14" office:value-type="string" calcext:value-type="string">
            <text:p>Group expressionbuilder</text:p>
          </table:table-cell>
          <table:table-cell table:style-name="ce32" table:number-columns-repeated="4"/>
          <table:table-cell table:number-columns-repeated="1002"/>
        </table:table-row>
        <table:table-row table:style-name="ro6">
          <table:table-cell office:value-type="float" office:value="396" calcext:value-type="float">
            <text:p>396</text:p>
          </table:table-cell>
          <table:table-cell table:style-name="ce5" office:value-type="float" office:value="-2" calcext:value-type="float">
            <text:p>-2</text:p>
          </table:table-cell>
          <table:table-cell table:style-name="ce17" office:value-type="string" calcext:value-type="string">
            <text:p>expressionbuilder-time-limit (ExpressionBuilder)</text:p>
          </table:table-cell>
          <table:table-cell table:style-name="ce17" table:formula="of:=SEARCH(&quot;(&quot;;[.C518])" office:value-type="float" office:value="30" calcext:value-type="float">
            <text:p>30</text:p>
          </table:table-cell>
          <table:table-cell table:style-name="ce17" table:formula="of:=LEFT([.C518];[.D518])" office:value-type="string" office:string-value="expressionbuilder-time-limit (" calcext:value-type="string">
            <text:p>expressionbuilder-time-limit (</text:p>
          </table:table-cell>
          <table:table-cell table:style-name="ce17" table:formula="of:=LEFT([.E518];LEN([.E518])-2)" office:value-type="string" office:string-value="expressionbuilder-time-limit" calcext:value-type="string">
            <text:p>expressionbuilder-time-limit</text:p>
          </table:table-cell>
          <table:table-cell/>
          <table:table-cell office:value-type="string" calcext:value-type="string">
            <text:p>no</text:p>
          </table:table-cell>
          <table:table-cell table:number-columns-repeated="8"/>
          <table:table-cell table:formula="of:=IF([.S518]&lt;&gt;[.C518];&quot;X&quot;;&quot;&quot;)">
            <text:p/>
          </table:table-cell>
          <table:table-cell table:style-name="ce10" office:value-type="float" office:value="-2" calcext:value-type="float">
            <text:p>-2</text:p>
          </table:table-cell>
          <table:table-cell table:style-name="ce10" office:value-type="string" calcext:value-type="string">
            <text:p>expressionbuilder-time-limit (ExpressionBuilder)</text:p>
          </table:table-cell>
          <table:table-cell table:style-name="ce32" table:number-columns-repeated="3"/>
          <table:table-cell table:number-columns-repeated="1002"/>
        </table:table-row>
        <table:table-row table:style-name="ro6">
          <table:table-cell office:value-type="float" office:value="397" calcext:value-type="float">
            <text:p>397</text:p>
          </table:table-cell>
          <table:table-cell table:style-name="ce1" office:value-type="string" calcext:value-type="string">
            <text:p>Subgroup element</text:p>
          </table:table-cell>
          <table:table-cell/>
          <table:table-cell table:style-name="ce17" table:number-columns-repeated="3"/>
          <table:table-cell table:number-columns-repeated="10"/>
          <table:table-cell table:formula="of:=IF([.S519]&lt;&gt;[.C519];&quot;X&quot;;&quot;&quot;)">
            <text:p/>
          </table:table-cell>
          <table:table-cell table:style-name="ce14" office:value-type="string" calcext:value-type="string">
            <text:p>Subgroup element</text:p>
          </table:table-cell>
          <table:table-cell table:style-name="ce32" table:number-columns-repeated="4"/>
          <table:table-cell table:number-columns-repeated="1002"/>
        </table:table-row>
        <table:table-row table:style-name="ro6">
          <table:table-cell office:value-type="float" office:value="398" calcext:value-type="float">
            <text:p>398</text:p>
          </table:table-cell>
          <table:table-cell table:style-name="ce5" office:value-type="float" office:value="-2" calcext:value-type="float">
            <text:p>-2</text:p>
          </table:table-cell>
          <table:table-cell table:style-name="ce17" office:value-type="string" calcext:value-type="string">
            <text:p>expressionbuilder-element-constant (ExpressionBuilder)</text:p>
          </table:table-cell>
          <table:table-cell table:style-name="ce17" table:formula="of:=SEARCH(&quot;(&quot;;[.C520])" office:value-type="float" office:value="36" calcext:value-type="float">
            <text:p>36</text:p>
          </table:table-cell>
          <table:table-cell table:style-name="ce17" table:formula="of:=LEFT([.C520];[.D520])" office:value-type="string" office:string-value="expressionbuilder-element-constant (" calcext:value-type="string">
            <text:p>expressionbuilder-element-constant (</text:p>
          </table:table-cell>
          <table:table-cell table:style-name="ce17" table:formula="of:=LEFT([.E520];LEN([.E520])-2)" office:value-type="string" office:string-value="expressionbuilder-element-constant" calcext:value-type="string">
            <text:p>expressionbuilder-element-constant</text:p>
          </table:table-cell>
          <table:table-cell/>
          <table:table-cell office:value-type="string" calcext:value-type="string">
            <text:p>no</text:p>
          </table:table-cell>
          <table:table-cell table:number-columns-repeated="8"/>
          <table:table-cell table:formula="of:=IF([.S520]&lt;&gt;[.C520];&quot;X&quot;;&quot;&quot;)">
            <text:p/>
          </table:table-cell>
          <table:table-cell table:style-name="ce10" office:value-type="float" office:value="-2" calcext:value-type="float">
            <text:p>-2</text:p>
          </table:table-cell>
          <table:table-cell table:style-name="ce10" office:value-type="string" calcext:value-type="string">
            <text:p>expressionbuilder-element-constant (ExpressionBuilder)</text:p>
          </table:table-cell>
          <table:table-cell table:style-name="ce32" table:number-columns-repeated="3"/>
          <table:table-cell table:number-columns-repeated="1002"/>
        </table:table-row>
        <table:table-row table:style-name="ro6">
          <table:table-cell office:value-type="float" office:value="399" calcext:value-type="float">
            <text:p>399</text:p>
          </table:table-cell>
          <table:table-cell table:style-name="ce5" office:value-type="float" office:value="-2" calcext:value-type="float">
            <text:p>-2</text:p>
          </table:table-cell>
          <table:table-cell table:style-name="ce17" office:value-type="string" calcext:value-type="string">
            <text:p>expressionbuilder-element-function-sql (ExpressionBuilder)</text:p>
          </table:table-cell>
          <table:table-cell table:style-name="ce17" table:formula="of:=SEARCH(&quot;(&quot;;[.C521])" office:value-type="float" office:value="40" calcext:value-type="float">
            <text:p>40</text:p>
          </table:table-cell>
          <table:table-cell table:style-name="ce17" table:formula="of:=LEFT([.C521];[.D521])" office:value-type="string" office:string-value="expressionbuilder-element-function-sql (" calcext:value-type="string">
            <text:p>expressionbuilder-element-function-sql (</text:p>
          </table:table-cell>
          <table:table-cell table:style-name="ce17" table:formula="of:=LEFT([.E521];LEN([.E521])-2)" office:value-type="string" office:string-value="expressionbuilder-element-function-sql" calcext:value-type="string">
            <text:p>expressionbuilder-element-function-sql</text:p>
          </table:table-cell>
          <table:table-cell/>
          <table:table-cell office:value-type="string" calcext:value-type="string">
            <text:p>no</text:p>
          </table:table-cell>
          <table:table-cell table:number-columns-repeated="8"/>
          <table:table-cell table:formula="of:=IF([.S521]&lt;&gt;[.C521];&quot;X&quot;;&quot;&quot;)">
            <text:p/>
          </table:table-cell>
          <table:table-cell table:style-name="ce10" office:value-type="float" office:value="-2" calcext:value-type="float">
            <text:p>-2</text:p>
          </table:table-cell>
          <table:table-cell table:style-name="ce10" office:value-type="string" calcext:value-type="string">
            <text:p>expressionbuilder-element-function-sql (ExpressionBuilder)</text:p>
          </table:table-cell>
          <table:table-cell table:style-name="ce32" table:number-columns-repeated="3"/>
          <table:table-cell table:number-columns-repeated="1002"/>
        </table:table-row>
        <table:table-row table:style-name="ro6">
          <table:table-cell office:value-type="float" office:value="400" calcext:value-type="float">
            <text:p>400</text:p>
          </table:table-cell>
          <table:table-cell table:style-name="ce5" office:value-type="float" office:value="-2" calcext:value-type="float">
            <text:p>-2</text:p>
          </table:table-cell>
          <table:table-cell table:style-name="ce17" office:value-type="string" calcext:value-type="string">
            <text:p>expressionbuilder-element-function (ExpressionBuilder)</text:p>
          </table:table-cell>
          <table:table-cell table:style-name="ce17" table:formula="of:=SEARCH(&quot;(&quot;;[.C522])" office:value-type="float" office:value="36" calcext:value-type="float">
            <text:p>36</text:p>
          </table:table-cell>
          <table:table-cell table:style-name="ce17" table:formula="of:=LEFT([.C522];[.D522])" office:value-type="string" office:string-value="expressionbuilder-element-function (" calcext:value-type="string">
            <text:p>expressionbuilder-element-function (</text:p>
          </table:table-cell>
          <table:table-cell table:style-name="ce17" table:formula="of:=LEFT([.E522];LEN([.E522])-2)" office:value-type="string" office:string-value="expressionbuilder-element-function" calcext:value-type="string">
            <text:p>expressionbuilder-element-function</text:p>
          </table:table-cell>
          <table:table-cell/>
          <table:table-cell office:value-type="string" calcext:value-type="string">
            <text:p>no</text:p>
          </table:table-cell>
          <table:table-cell table:number-columns-repeated="8"/>
          <table:table-cell table:formula="of:=IF([.S522]&lt;&gt;[.C522];&quot;X&quot;;&quot;&quot;)">
            <text:p/>
          </table:table-cell>
          <table:table-cell table:style-name="ce10" office:value-type="float" office:value="-2" calcext:value-type="float">
            <text:p>-2</text:p>
          </table:table-cell>
          <table:table-cell table:style-name="ce10" office:value-type="string" calcext:value-type="string">
            <text:p>expressionbuilder-element-function (ExpressionBuilder)</text:p>
          </table:table-cell>
          <table:table-cell table:style-name="ce32" table:number-columns-repeated="3"/>
          <table:table-cell table:number-columns-repeated="1002"/>
        </table:table-row>
        <table:table-row table:style-name="ro6">
          <table:table-cell office:value-type="float" office:value="401" calcext:value-type="float">
            <text:p>401</text:p>
          </table:table-cell>
          <table:table-cell table:style-name="ce5" office:value-type="float" office:value="-2" calcext:value-type="float">
            <text:p>-2</text:p>
          </table:table-cell>
          <table:table-cell table:style-name="ce17" office:value-type="string" calcext:value-type="string">
            <text:p>expressionbuilder-element-group (ExpressionBuilder)</text:p>
          </table:table-cell>
          <table:table-cell table:style-name="ce17" table:formula="of:=SEARCH(&quot;(&quot;;[.C523])" office:value-type="float" office:value="33" calcext:value-type="float">
            <text:p>33</text:p>
          </table:table-cell>
          <table:table-cell table:style-name="ce17" table:formula="of:=LEFT([.C523];[.D523])" office:value-type="string" office:string-value="expressionbuilder-element-group (" calcext:value-type="string">
            <text:p>expressionbuilder-element-group (</text:p>
          </table:table-cell>
          <table:table-cell table:style-name="ce17" table:formula="of:=LEFT([.E523];LEN([.E523])-2)" office:value-type="string" office:string-value="expressionbuilder-element-group" calcext:value-type="string">
            <text:p>expressionbuilder-element-group</text:p>
          </table:table-cell>
          <table:table-cell/>
          <table:table-cell office:value-type="string" calcext:value-type="string">
            <text:p>no</text:p>
          </table:table-cell>
          <table:table-cell table:number-columns-repeated="8"/>
          <table:table-cell table:formula="of:=IF([.S523]&lt;&gt;[.C523];&quot;X&quot;;&quot;&quot;)">
            <text:p/>
          </table:table-cell>
          <table:table-cell table:style-name="ce10" office:value-type="float" office:value="-2" calcext:value-type="float">
            <text:p>-2</text:p>
          </table:table-cell>
          <table:table-cell table:style-name="ce10" office:value-type="string" calcext:value-type="string">
            <text:p>expressionbuilder-element-group (ExpressionBuilder)</text:p>
          </table:table-cell>
          <table:table-cell table:style-name="ce32" table:number-columns-repeated="3"/>
          <table:table-cell table:number-columns-repeated="1002"/>
        </table:table-row>
        <table:table-row table:style-name="ro6">
          <table:table-cell office:value-type="float" office:value="402" calcext:value-type="float">
            <text:p>402</text:p>
          </table:table-cell>
          <table:table-cell table:style-name="ce5" office:value-type="float" office:value="-2" calcext:value-type="float">
            <text:p>-2</text:p>
          </table:table-cell>
          <table:table-cell table:style-name="ce17" office:value-type="string" calcext:value-type="string">
            <text:p>expressionbuilder-element-table-field (DataAccessSwingLibrary)</text:p>
          </table:table-cell>
          <table:table-cell table:style-name="ce17" table:formula="of:=SEARCH(&quot;(&quot;;[.C524])" office:value-type="float" office:value="39" calcext:value-type="float">
            <text:p>39</text:p>
          </table:table-cell>
          <table:table-cell table:style-name="ce17" table:formula="of:=LEFT([.C524];[.D524])" office:value-type="string" office:string-value="expressionbuilder-element-table-field (" calcext:value-type="string">
            <text:p>expressionbuilder-element-table-field (</text:p>
          </table:table-cell>
          <table:table-cell table:style-name="ce17" table:formula="of:=LEFT([.E524];LEN([.E524])-2)" office:value-type="string" office:string-value="expressionbuilder-element-table-field" calcext:value-type="string">
            <text:p>expressionbuilder-element-table-field</text:p>
          </table:table-cell>
          <table:table-cell/>
          <table:table-cell office:value-type="string" calcext:value-type="string">
            <text:p>no</text:p>
          </table:table-cell>
          <table:table-cell table:number-columns-repeated="8"/>
          <table:table-cell table:formula="of:=IF([.S524]&lt;&gt;[.C524];&quot;X&quot;;&quot;&quot;)">
            <text:p/>
          </table:table-cell>
          <table:table-cell table:style-name="ce10" office:value-type="float" office:value="-2" calcext:value-type="float">
            <text:p>-2</text:p>
          </table:table-cell>
          <table:table-cell table:style-name="ce10" office:value-type="string" calcext:value-type="string">
            <text:p>expressionbuilder-element-table-field (DataAccessSwingLibrary)</text:p>
          </table:table-cell>
          <table:table-cell table:style-name="ce32" table:number-columns-repeated="3"/>
          <table:table-cell table:number-columns-repeated="1002"/>
        </table:table-row>
        <table:table-row table:style-name="ro6">
          <table:table-cell office:value-type="float" office:value="403" calcext:value-type="float">
            <text:p>403</text:p>
          </table:table-cell>
          <table:table-cell table:style-name="ce5" office:value-type="float" office:value="-2" calcext:value-type="float">
            <text:p>-2</text:p>
          </table:table-cell>
          <table:table-cell table:style-name="ce17" office:value-type="string" calcext:value-type="string">
            <text:p>expressionbuilder-element-table (DataAccessSwingLibrary)</text:p>
          </table:table-cell>
          <table:table-cell table:style-name="ce17" table:formula="of:=SEARCH(&quot;(&quot;;[.C525])" office:value-type="float" office:value="33" calcext:value-type="float">
            <text:p>33</text:p>
          </table:table-cell>
          <table:table-cell table:style-name="ce17" table:formula="of:=LEFT([.C525];[.D525])" office:value-type="string" office:string-value="expressionbuilder-element-table (" calcext:value-type="string">
            <text:p>expressionbuilder-element-table (</text:p>
          </table:table-cell>
          <table:table-cell table:style-name="ce17" table:formula="of:=LEFT([.E525];LEN([.E525])-2)" office:value-type="string" office:string-value="expressionbuilder-element-table" calcext:value-type="string">
            <text:p>expressionbuilder-element-table</text:p>
          </table:table-cell>
          <table:table-cell/>
          <table:table-cell office:value-type="string" calcext:value-type="string">
            <text:p>no</text:p>
          </table:table-cell>
          <table:table-cell table:number-columns-repeated="8"/>
          <table:table-cell table:formula="of:=IF([.S525]&lt;&gt;[.C525];&quot;X&quot;;&quot;&quot;)">
            <text:p/>
          </table:table-cell>
          <table:table-cell table:style-name="ce10" office:value-type="float" office:value="-2" calcext:value-type="float">
            <text:p>-2</text:p>
          </table:table-cell>
          <table:table-cell table:style-name="ce10" office:value-type="string" calcext:value-type="string">
            <text:p>expressionbuilder-element-table (DataAccessSwingLibrary)</text:p>
          </table:table-cell>
          <table:table-cell table:style-name="ce32" table:number-columns-repeated="3"/>
          <table:table-cell table:number-columns-repeated="1002"/>
        </table:table-row>
        <table:table-row table:style-name="ro6">
          <table:table-cell office:value-type="float" office:value="404" calcext:value-type="float">
            <text:p>404</text:p>
          </table:table-cell>
          <table:table-cell table:style-name="ce5" office:value-type="float" office:value="-2" calcext:value-type="float">
            <text:p>-2</text:p>
          </table:table-cell>
          <table:table-cell table:style-name="ce17" office:value-type="string" calcext:value-type="string">
            <text:p>expressionbuilder-element-view-capture-bbox (org.gvsig.app.mainplugin)</text:p>
          </table:table-cell>
          <table:table-cell table:style-name="ce17" table:formula="of:=SEARCH(&quot;(&quot;;[.C526])" office:value-type="float" office:value="45" calcext:value-type="float">
            <text:p>45</text:p>
          </table:table-cell>
          <table:table-cell table:style-name="ce17" table:formula="of:=LEFT([.C526];[.D526])" office:value-type="string" office:string-value="expressionbuilder-element-view-capture-bbox (" calcext:value-type="string">
            <text:p>expressionbuilder-element-view-capture-bbox (</text:p>
          </table:table-cell>
          <table:table-cell table:style-name="ce17" table:formula="of:=LEFT([.E526];LEN([.E526])-2)" office:value-type="string" office:string-value="expressionbuilder-element-view-capture-bbox" calcext:value-type="string">
            <text:p>expressionbuilder-element-view-capture-bbox</text:p>
          </table:table-cell>
          <table:table-cell/>
          <table:table-cell office:value-type="string" calcext:value-type="string">
            <text:p>no</text:p>
          </table:table-cell>
          <table:table-cell table:number-columns-repeated="8"/>
          <table:table-cell table:formula="of:=IF([.S526]&lt;&gt;[.C526];&quot;X&quot;;&quot;&quot;)">
            <text:p/>
          </table:table-cell>
          <table:table-cell table:style-name="ce10" office:value-type="float" office:value="-2" calcext:value-type="float">
            <text:p>-2</text:p>
          </table:table-cell>
          <table:table-cell table:style-name="ce10" office:value-type="string" calcext:value-type="string">
            <text:p>expressionbuilder-element-view-capture-bbox (org.gvsig.app.mainplugin)</text:p>
          </table:table-cell>
          <table:table-cell table:style-name="ce32" table:number-columns-repeated="3"/>
          <table:table-cell table:number-columns-repeated="1002"/>
        </table:table-row>
        <table:table-row table:style-name="ro6">
          <table:table-cell office:value-type="float" office:value="405" calcext:value-type="float">
            <text:p>405</text:p>
          </table:table-cell>
          <table:table-cell table:style-name="ce5" office:value-type="float" office:value="-2" calcext:value-type="float">
            <text:p>-2</text:p>
          </table:table-cell>
          <table:table-cell table:style-name="ce17" office:value-type="string" calcext:value-type="string">
            <text:p>expressionbuilder-element-view-capture-point (org.gvsig.app.mainplugin)</text:p>
          </table:table-cell>
          <table:table-cell table:style-name="ce17" table:formula="of:=SEARCH(&quot;(&quot;;[.C527])" office:value-type="float" office:value="46" calcext:value-type="float">
            <text:p>46</text:p>
          </table:table-cell>
          <table:table-cell table:style-name="ce17" table:formula="of:=LEFT([.C527];[.D527])" office:value-type="string" office:string-value="expressionbuilder-element-view-capture-point (" calcext:value-type="string">
            <text:p>expressionbuilder-element-view-capture-point (</text:p>
          </table:table-cell>
          <table:table-cell table:style-name="ce17" table:formula="of:=LEFT([.E527];LEN([.E527])-2)" office:value-type="string" office:string-value="expressionbuilder-element-view-capture-point" calcext:value-type="string">
            <text:p>expressionbuilder-element-view-capture-point</text:p>
          </table:table-cell>
          <table:table-cell/>
          <table:table-cell office:value-type="string" calcext:value-type="string">
            <text:p>no</text:p>
          </table:table-cell>
          <table:table-cell table:number-columns-repeated="8"/>
          <table:table-cell table:formula="of:=IF([.S527]&lt;&gt;[.C527];&quot;X&quot;;&quot;&quot;)">
            <text:p/>
          </table:table-cell>
          <table:table-cell table:style-name="ce10" office:value-type="float" office:value="-2" calcext:value-type="float">
            <text:p>-2</text:p>
          </table:table-cell>
          <table:table-cell table:style-name="ce10" office:value-type="string" calcext:value-type="string">
            <text:p>expressionbuilder-element-view-capture-point (org.gvsig.app.mainplugin)</text:p>
          </table:table-cell>
          <table:table-cell table:style-name="ce32" table:number-columns-repeated="3"/>
          <table:table-cell table:number-columns-repeated="1002"/>
        </table:table-row>
        <table:table-row table:style-name="ro6">
          <table:table-cell office:value-type="float" office:value="406" calcext:value-type="float">
            <text:p>406</text:p>
          </table:table-cell>
          <table:table-cell table:style-name="ce5" office:value-type="float" office:value="-2" calcext:value-type="float">
            <text:p>-2</text:p>
          </table:table-cell>
          <table:table-cell table:style-name="ce17" office:value-type="string" calcext:value-type="string">
            <text:p>expressionbuilder-element-view-paste-geometry (org.gvsig.app.mainplugin)</text:p>
          </table:table-cell>
          <table:table-cell table:style-name="ce17" table:formula="of:=SEARCH(&quot;(&quot;;[.C528])" office:value-type="float" office:value="47" calcext:value-type="float">
            <text:p>47</text:p>
          </table:table-cell>
          <table:table-cell table:style-name="ce17" table:formula="of:=LEFT([.C528];[.D528])" office:value-type="string" office:string-value="expressionbuilder-element-view-paste-geometry (" calcext:value-type="string">
            <text:p>expressionbuilder-element-view-paste-geometry (</text:p>
          </table:table-cell>
          <table:table-cell table:style-name="ce17" table:formula="of:=LEFT([.E528];LEN([.E528])-2)" office:value-type="string" office:string-value="expressionbuilder-element-view-paste-geometry" calcext:value-type="string">
            <text:p>expressionbuilder-element-view-paste-geometry</text:p>
          </table:table-cell>
          <table:table-cell/>
          <table:table-cell office:value-type="string" calcext:value-type="string">
            <text:p>no</text:p>
          </table:table-cell>
          <table:table-cell table:number-columns-repeated="8"/>
          <table:table-cell table:formula="of:=IF([.S528]&lt;&gt;[.C528];&quot;X&quot;;&quot;&quot;)">
            <text:p/>
          </table:table-cell>
          <table:table-cell table:style-name="ce10" office:value-type="float" office:value="-2" calcext:value-type="float">
            <text:p>-2</text:p>
          </table:table-cell>
          <table:table-cell table:style-name="ce10" office:value-type="string" calcext:value-type="string">
            <text:p>expressionbuilder-element-view-paste-geometry (org.gvsig.app.mainplugin)</text:p>
          </table:table-cell>
          <table:table-cell table:style-name="ce32" table:number-columns-repeated="3"/>
          <table:table-cell table:number-columns-repeated="1002"/>
        </table:table-row>
        <table:table-row table:style-name="ro4">
          <table:table-cell office:value-type="float" office:value="407" calcext:value-type="float">
            <text:p>407</text:p>
          </table:table-cell>
          <table:table-cell table:style-name="ce5" office:value-type="float" office:value="-2" calcext:value-type="float">
            <text:p>-2</text:p>
          </table:table-cell>
          <table:table-cell table:style-name="ce17" office:value-type="string" calcext:value-type="string">
            <text:p>expressionbuilder-element-view-projection-code (org.gvsig.app.mainplugin)</text:p>
          </table:table-cell>
          <table:table-cell table:style-name="ce17" table:formula="of:=SEARCH(&quot;(&quot;;[.C529])" office:value-type="float" office:value="48" calcext:value-type="float">
            <text:p>48</text:p>
          </table:table-cell>
          <table:table-cell table:style-name="ce17" table:formula="of:=LEFT([.C529];[.D529])" office:value-type="string" office:string-value="expressionbuilder-element-view-projection-code (" calcext:value-type="string">
            <text:p>expressionbuilder-element-view-projection-code (</text:p>
          </table:table-cell>
          <table:table-cell table:style-name="ce17" table:formula="of:=LEFT([.E529];LEN([.E529])-2)" office:value-type="string" office:string-value="expressionbuilder-element-view-projection-code" calcext:value-type="string">
            <text:p>expressionbuilder-element-view-projection-code</text:p>
          </table:table-cell>
          <table:table-cell/>
          <table:table-cell office:value-type="string" calcext:value-type="string">
            <text:p>no</text:p>
          </table:table-cell>
          <table:table-cell table:number-columns-repeated="8"/>
          <table:table-cell table:formula="of:=IF([.S529]&lt;&gt;[.C529];&quot;X&quot;;&quot;&quot;)">
            <text:p/>
          </table:table-cell>
          <table:table-cell table:style-name="ce10" office:value-type="float" office:value="-2" calcext:value-type="float">
            <text:p>-2</text:p>
          </table:table-cell>
          <table:table-cell table:style-name="ce10" office:value-type="string" calcext:value-type="string">
            <text:p>expressionbuilder-element-view-projection-code (org.gvsig.app.mainplugin)</text:p>
          </table:table-cell>
          <table:table-cell table:style-name="ce32" table:number-columns-repeated="3"/>
          <table:table-cell table:number-columns-repeated="1002"/>
        </table:table-row>
        <table:table-row table:style-name="ro6">
          <table:table-cell office:value-type="float" office:value="408" calcext:value-type="float">
            <text:p>408</text:p>
          </table:table-cell>
          <table:table-cell table:style-name="ce5" office:value-type="float" office:value="-2" calcext:value-type="float">
            <text:p>-2</text:p>
          </table:table-cell>
          <table:table-cell table:style-name="ce17" office:value-type="string" calcext:value-type="string">
            <text:p>expressionbuilder-element-view (org.gvsig.app.mainplugin)</text:p>
          </table:table-cell>
          <table:table-cell table:style-name="ce17" table:formula="of:=SEARCH(&quot;(&quot;;[.C530])" office:value-type="float" office:value="32" calcext:value-type="float">
            <text:p>32</text:p>
          </table:table-cell>
          <table:table-cell table:style-name="ce17" table:formula="of:=LEFT([.C530];[.D530])" office:value-type="string" office:string-value="expressionbuilder-element-view (" calcext:value-type="string">
            <text:p>expressionbuilder-element-view (</text:p>
          </table:table-cell>
          <table:table-cell table:style-name="ce17" table:formula="of:=LEFT([.E530];LEN([.E530])-2)" office:value-type="string" office:string-value="expressionbuilder-element-view" calcext:value-type="string">
            <text:p>expressionbuilder-element-view</text:p>
          </table:table-cell>
          <table:table-cell/>
          <table:table-cell office:value-type="string" calcext:value-type="string">
            <text:p>no</text:p>
          </table:table-cell>
          <table:table-cell table:number-columns-repeated="8"/>
          <table:table-cell table:formula="of:=IF([.S530]&lt;&gt;[.C530];&quot;X&quot;;&quot;&quot;)">
            <text:p/>
          </table:table-cell>
          <table:table-cell table:style-name="ce10" office:value-type="float" office:value="-2" calcext:value-type="float">
            <text:p>-2</text:p>
          </table:table-cell>
          <table:table-cell table:style-name="ce10" office:value-type="string" calcext:value-type="string">
            <text:p>expressionbuilder-element-view (org.gvsig.app.mainplugin)</text:p>
          </table:table-cell>
          <table:table-cell table:style-name="ce32" table:number-columns-repeated="3"/>
          <table:table-cell table:number-columns-repeated="1002"/>
        </table:table-row>
        <table:table-row table:style-name="ro6">
          <table:table-cell office:value-type="float" office:value="409" calcext:value-type="float">
            <text:p>409</text:p>
          </table:table-cell>
          <table:table-cell table:style-name="ce5" office:value-type="float" office:value="-2" calcext:value-type="float">
            <text:p>-2</text:p>
          </table:table-cell>
          <table:table-cell table:style-name="ce17" office:value-type="string" calcext:value-type="string">
            <text:p>expressionbuilder-element (ExpressionBuilder)</text:p>
          </table:table-cell>
          <table:table-cell table:style-name="ce17" table:formula="of:=SEARCH(&quot;(&quot;;[.C531])" office:value-type="float" office:value="27" calcext:value-type="float">
            <text:p>27</text:p>
          </table:table-cell>
          <table:table-cell table:style-name="ce17" table:formula="of:=LEFT([.C531];[.D531])" office:value-type="string" office:string-value="expressionbuilder-element (" calcext:value-type="string">
            <text:p>expressionbuilder-element (</text:p>
          </table:table-cell>
          <table:table-cell table:style-name="ce17" table:formula="of:=LEFT([.E531];LEN([.E531])-2)" office:value-type="string" office:string-value="expressionbuilder-element" calcext:value-type="string">
            <text:p>expressionbuilder-element</text:p>
          </table:table-cell>
          <table:table-cell/>
          <table:table-cell office:value-type="string" calcext:value-type="string">
            <text:p>no</text:p>
          </table:table-cell>
          <table:table-cell table:number-columns-repeated="8"/>
          <table:table-cell table:formula="of:=IF([.S531]&lt;&gt;[.C531];&quot;X&quot;;&quot;&quot;)">
            <text:p/>
          </table:table-cell>
          <table:table-cell table:style-name="ce10" office:value-type="float" office:value="-2" calcext:value-type="float">
            <text:p>-2</text:p>
          </table:table-cell>
          <table:table-cell table:style-name="ce10" office:value-type="string" calcext:value-type="string">
            <text:p>expressionbuilder-element (ExpressionBuilder)</text:p>
          </table:table-cell>
          <table:table-cell table:style-name="ce32" table:number-columns-repeated="3"/>
          <table:table-cell table:number-columns-repeated="1002"/>
        </table:table-row>
        <table:table-row table:style-name="ro5">
          <table:table-cell office:value-type="float" office:value="410" calcext:value-type="float">
            <text:p>410</text:p>
          </table:table-cell>
          <table:table-cell table:style-name="ce13" office:value-type="string" calcext:value-type="string">
            <text:p>Group feature-transform-tools</text:p>
          </table:table-cell>
          <table:table-cell/>
          <table:table-cell table:style-name="ce17" table:number-columns-repeated="3"/>
          <table:table-cell table:number-columns-repeated="10"/>
          <table:table-cell table:formula="of:=IF([.S532]&lt;&gt;[.C532];&quot;X&quot;;&quot;&quot;)">
            <text:p/>
          </table:table-cell>
          <table:table-cell table:style-name="ce14" office:value-type="string" calcext:value-type="string">
            <text:p>Group feature-transform-tools</text:p>
          </table:table-cell>
          <table:table-cell table:style-name="ce32" table:number-columns-repeated="4"/>
          <table:table-cell table:number-columns-repeated="1002"/>
        </table:table-row>
        <table:table-row table:style-name="ro6">
          <table:table-cell office:value-type="float" office:value="411" calcext:value-type="float">
            <text:p>411</text:p>
          </table:table-cell>
          <table:table-cell table:style-name="ce5" office:value-type="float" office:value="-1" calcext:value-type="float">
            <text:p>-1</text:p>
          </table:table-cell>
          <table:table-cell table:style-name="ce17" office:value-type="string" calcext:value-type="string">
            <text:p>feature-transform-wizard (org.gvsig.daltransform.app.mainplugin)</text:p>
          </table:table-cell>
          <table:table-cell table:style-name="ce17" table:formula="of:=SEARCH(&quot;(&quot;;[.C533])" office:value-type="float" office:value="26" calcext:value-type="float">
            <text:p>26</text:p>
          </table:table-cell>
          <table:table-cell table:style-name="ce17" table:formula="of:=LEFT([.C533];[.D533])" office:value-type="string" office:string-value="feature-transform-wizard (" calcext:value-type="string">
            <text:p>feature-transform-wizard (</text:p>
          </table:table-cell>
          <table:table-cell table:style-name="ce17" table:formula="of:=LEFT([.E533];LEN([.E533])-2)" office:value-type="string" office:string-value="feature-transform-wizard" calcext:value-type="string">
            <text:p>feature-transform-wizard</text:p>
          </table:table-cell>
          <table:table-cell/>
          <table:table-cell office:value-type="string" calcext:value-type="string">
            <text:p>no</text:p>
          </table:table-cell>
          <table:table-cell table:number-columns-repeated="8"/>
          <table:table-cell table:formula="of:=IF([.S533]&lt;&gt;[.C533];&quot;X&quot;;&quot;&quot;)">
            <text:p/>
          </table:table-cell>
          <table:table-cell table:style-name="ce10" office:value-type="float" office:value="-1" calcext:value-type="float">
            <text:p>-1</text:p>
          </table:table-cell>
          <table:table-cell table:style-name="ce10" office:value-type="string" calcext:value-type="string">
            <text:p>feature-transform-wizard (org.gvsig.daltransform.app.mainplugin)</text:p>
          </table:table-cell>
          <table:table-cell table:style-name="ce32" table:number-columns-repeated="3"/>
          <table:table-cell table:number-columns-repeated="1002"/>
        </table:table-row>
        <table:table-row table:style-name="ro5">
          <table:table-cell office:value-type="float" office:value="412" calcext:value-type="float">
            <text:p>412</text:p>
          </table:table-cell>
          <table:table-cell table:style-name="ce13" office:value-type="string" calcext:value-type="string">
            <text:p>Group form</text:p>
          </table:table-cell>
          <table:table-cell/>
          <table:table-cell table:style-name="ce17" table:number-columns-repeated="3"/>
          <table:table-cell table:number-columns-repeated="10"/>
          <table:table-cell table:formula="of:=IF([.S534]&lt;&gt;[.C534];&quot;X&quot;;&quot;&quot;)">
            <text:p/>
          </table:table-cell>
          <table:table-cell table:style-name="ce14" office:value-type="string" calcext:value-type="string">
            <text:p>Group form</text:p>
          </table:table-cell>
          <table:table-cell table:style-name="ce32" table:number-columns-repeated="4"/>
          <table:table-cell table:number-columns-repeated="1002"/>
        </table:table-row>
        <table:table-row table:style-name="ro5">
          <table:table-cell office:value-type="float" office:value="413" calcext:value-type="float">
            <text:p>413</text:p>
          </table:table-cell>
          <table:table-cell table:style-name="ce5" office:value-type="float" office:value="-2" calcext:value-type="float">
            <text:p>-2</text:p>
          </table:table-cell>
          <table:table-cell table:style-name="ce17" office:value-type="string" calcext:value-type="string">
            <text:p>form-open-ods (ODS)</text:p>
          </table:table-cell>
          <table:table-cell table:style-name="ce17" table:formula="of:=SEARCH(&quot;(&quot;;[.C535])" office:value-type="float" office:value="15" calcext:value-type="float">
            <text:p>15</text:p>
          </table:table-cell>
          <table:table-cell table:style-name="ce17" table:formula="of:=LEFT([.C535];[.D535])" office:value-type="string" office:string-value="form-open-ods (" calcext:value-type="string">
            <text:p>form-open-ods (</text:p>
          </table:table-cell>
          <table:table-cell table:style-name="ce17" table:formula="of:=LEFT([.E535];LEN([.E535])-2)" office:value-type="string" office:string-value="form-open-ods" calcext:value-type="string">
            <text:p>form-open-ods</text:p>
          </table:table-cell>
          <table:table-cell/>
          <table:table-cell office:value-type="string" calcext:value-type="string">
            <text:p>no</text:p>
          </table:table-cell>
          <table:table-cell table:number-columns-repeated="8"/>
          <table:table-cell table:formula="of:=IF([.S535]&lt;&gt;[.C535];&quot;X&quot;;&quot;&quot;)">
            <text:p/>
          </table:table-cell>
          <table:table-cell table:style-name="ce10" office:value-type="float" office:value="-2" calcext:value-type="float">
            <text:p>-2</text:p>
          </table:table-cell>
          <table:table-cell table:style-name="ce10" office:value-type="string" calcext:value-type="string">
            <text:p>form-open-ods (ODS)</text:p>
          </table:table-cell>
          <table:table-cell table:style-name="ce32" table:number-columns-repeated="3"/>
          <table:table-cell table:number-columns-repeated="1002"/>
        </table:table-row>
        <table:table-row table:style-name="ro5">
          <table:table-cell office:value-type="float" office:value="414" calcext:value-type="float">
            <text:p>414</text:p>
          </table:table-cell>
          <table:table-cell table:style-name="ce5" office:value-type="float" office:value="-2" calcext:value-type="float">
            <text:p>-2</text:p>
          </table:table-cell>
          <table:table-cell table:style-name="ce17" office:value-type="string" calcext:value-type="string">
            <text:p>form-open-pdf (PDF)</text:p>
          </table:table-cell>
          <table:table-cell table:style-name="ce17" table:formula="of:=SEARCH(&quot;(&quot;;[.C536])" office:value-type="float" office:value="15" calcext:value-type="float">
            <text:p>15</text:p>
          </table:table-cell>
          <table:table-cell table:style-name="ce17" table:formula="of:=LEFT([.C536];[.D536])" office:value-type="string" office:string-value="form-open-pdf (" calcext:value-type="string">
            <text:p>form-open-pdf (</text:p>
          </table:table-cell>
          <table:table-cell table:style-name="ce17" table:formula="of:=LEFT([.E536];LEN([.E536])-2)" office:value-type="string" office:string-value="form-open-pdf" calcext:value-type="string">
            <text:p>form-open-pdf</text:p>
          </table:table-cell>
          <table:table-cell/>
          <table:table-cell office:value-type="string" calcext:value-type="string">
            <text:p>no</text:p>
          </table:table-cell>
          <table:table-cell table:number-columns-repeated="8"/>
          <table:table-cell table:formula="of:=IF([.S536]&lt;&gt;[.C536];&quot;X&quot;;&quot;&quot;)">
            <text:p/>
          </table:table-cell>
          <table:table-cell table:style-name="ce10" office:value-type="float" office:value="-2" calcext:value-type="float">
            <text:p>-2</text:p>
          </table:table-cell>
          <table:table-cell table:style-name="ce10" office:value-type="string" calcext:value-type="string">
            <text:p>form-open-pdf (PDF)</text:p>
          </table:table-cell>
          <table:table-cell table:style-name="ce32" table:number-columns-repeated="3"/>
          <table:table-cell table:number-columns-repeated="1002"/>
        </table:table-row>
        <table:table-row table:style-name="ro5">
          <table:table-cell office:value-type="float" office:value="415" calcext:value-type="float">
            <text:p>415</text:p>
          </table:table-cell>
          <table:table-cell table:style-name="ce13" office:value-type="string" calcext:value-type="string">
            <text:p>Group geodb</text:p>
          </table:table-cell>
          <table:table-cell/>
          <table:table-cell table:style-name="ce17" table:number-columns-repeated="3"/>
          <table:table-cell table:number-columns-repeated="10"/>
          <table:table-cell table:formula="of:=IF([.S537]&lt;&gt;[.C537];&quot;X&quot;;&quot;&quot;)">
            <text:p/>
          </table:table-cell>
          <table:table-cell table:style-name="ce14" office:value-type="string" calcext:value-type="string">
            <text:p>Group geodb</text:p>
          </table:table-cell>
          <table:table-cell table:style-name="ce32" table:number-columns-repeated="4"/>
          <table:table-cell table:number-columns-repeated="1002"/>
        </table:table-row>
        <table:table-row table:style-name="ro6">
          <table:table-cell office:value-type="float" office:value="416" calcext:value-type="float">
            <text:p>416</text:p>
          </table:table-cell>
          <table:table-cell table:style-name="ce5"/>
          <table:table-cell table:style-name="ce17" office:value-type="string" calcext:value-type="string">
            <text:p>geodb-advanced-properties (org.gvsig.geodb.app.mainplugin)</text:p>
          </table:table-cell>
          <table:table-cell table:style-name="ce17" table:formula="of:=SEARCH(&quot;(&quot;;[.C538])" office:value-type="float" office:value="27" calcext:value-type="float">
            <text:p>27</text:p>
          </table:table-cell>
          <table:table-cell table:style-name="ce17" table:formula="of:=LEFT([.C538];[.D538])" office:value-type="string" office:string-value="geodb-advanced-properties (" calcext:value-type="string">
            <text:p>geodb-advanced-properties (</text:p>
          </table:table-cell>
          <table:table-cell table:style-name="ce17" table:formula="of:=LEFT([.E538];LEN([.E538])-2)" office:value-type="string" office:string-value="geodb-advanced-properties" calcext:value-type="string">
            <text:p>geodb-advanced-properties</text:p>
          </table:table-cell>
          <table:table-cell/>
          <table:table-cell office:value-type="string" calcext:value-type="string">
            <text:p>no</text:p>
          </table:table-cell>
          <table:table-cell table:number-columns-repeated="8"/>
          <table:table-cell table:formula="of:=IF([.S538]&lt;&gt;[.C538];&quot;X&quot;;&quot;&quot;)">
            <text:p/>
          </table:table-cell>
          <table:table-cell table:style-name="ce10"/>
          <table:table-cell table:style-name="ce10" office:value-type="string" calcext:value-type="string">
            <text:p>geodb-advanced-properties (org.gvsig.geodb.app.mainplugin)</text:p>
          </table:table-cell>
          <table:table-cell table:style-name="ce32" table:number-columns-repeated="3"/>
          <table:table-cell table:number-columns-repeated="1002"/>
        </table:table-row>
        <table:table-row table:style-name="ro6">
          <table:table-cell office:value-type="float" office:value="417" calcext:value-type="float">
            <text:p>417</text:p>
          </table:table-cell>
          <table:table-cell table:style-name="ce5"/>
          <table:table-cell table:style-name="ce17" office:value-type="string" calcext:value-type="string">
            <text:p>geodb-connection-add (org.gvsig.geodb.app.mainplugin)</text:p>
          </table:table-cell>
          <table:table-cell table:style-name="ce17" table:formula="of:=SEARCH(&quot;(&quot;;[.C539])" office:value-type="float" office:value="22" calcext:value-type="float">
            <text:p>22</text:p>
          </table:table-cell>
          <table:table-cell table:style-name="ce17" table:formula="of:=LEFT([.C539];[.D539])" office:value-type="string" office:string-value="geodb-connection-add (" calcext:value-type="string">
            <text:p>geodb-connection-add (</text:p>
          </table:table-cell>
          <table:table-cell table:style-name="ce17" table:formula="of:=LEFT([.E539];LEN([.E539])-2)" office:value-type="string" office:string-value="geodb-connection-add" calcext:value-type="string">
            <text:p>geodb-connection-add</text:p>
          </table:table-cell>
          <table:table-cell/>
          <table:table-cell office:value-type="string" calcext:value-type="string">
            <text:p>no</text:p>
          </table:table-cell>
          <table:table-cell table:number-columns-repeated="8"/>
          <table:table-cell table:formula="of:=IF([.S539]&lt;&gt;[.C539];&quot;X&quot;;&quot;&quot;)">
            <text:p/>
          </table:table-cell>
          <table:table-cell table:style-name="ce10"/>
          <table:table-cell table:style-name="ce10" office:value-type="string" calcext:value-type="string">
            <text:p>geodb-connection-add (org.gvsig.geodb.app.mainplugin)</text:p>
          </table:table-cell>
          <table:table-cell table:style-name="ce32" table:number-columns-repeated="3"/>
          <table:table-cell table:number-columns-repeated="1002"/>
        </table:table-row>
        <table:table-row table:style-name="ro6">
          <table:table-cell office:value-type="float" office:value="418" calcext:value-type="float">
            <text:p>418</text:p>
          </table:table-cell>
          <table:table-cell table:style-name="ce5" office:value-type="float" office:value="-2" calcext:value-type="float">
            <text:p>-2</text:p>
          </table:table-cell>
          <table:table-cell table:style-name="ce17" office:value-type="string" calcext:value-type="string">
            <text:p>geodb-crstoview (org.gvsig.geodb.app.mainplugin)</text:p>
          </table:table-cell>
          <table:table-cell table:style-name="ce17" table:formula="of:=SEARCH(&quot;(&quot;;[.C540])" office:value-type="float" office:value="17" calcext:value-type="float">
            <text:p>17</text:p>
          </table:table-cell>
          <table:table-cell table:style-name="ce17" table:formula="of:=LEFT([.C540];[.D540])" office:value-type="string" office:string-value="geodb-crstoview (" calcext:value-type="string">
            <text:p>geodb-crstoview (</text:p>
          </table:table-cell>
          <table:table-cell table:style-name="ce17" table:formula="of:=LEFT([.E540];LEN([.E540])-2)" office:value-type="string" office:string-value="geodb-crstoview" calcext:value-type="string">
            <text:p>geodb-crstoview</text:p>
          </table:table-cell>
          <table:table-cell/>
          <table:table-cell office:value-type="string" calcext:value-type="string">
            <text:p>no</text:p>
          </table:table-cell>
          <table:table-cell table:number-columns-repeated="8"/>
          <table:table-cell table:formula="of:=IF([.S540]&lt;&gt;[.C540];&quot;X&quot;;&quot;&quot;)">
            <text:p/>
          </table:table-cell>
          <table:table-cell table:style-name="ce10" office:value-type="float" office:value="-2" calcext:value-type="float">
            <text:p>-2</text:p>
          </table:table-cell>
          <table:table-cell table:style-name="ce10" office:value-type="string" calcext:value-type="string">
            <text:p>geodb-crstoview (org.gvsig.geodb.app.mainplugin)</text:p>
          </table:table-cell>
          <table:table-cell table:style-name="ce32" table:number-columns-repeated="3"/>
          <table:table-cell table:number-columns-repeated="1002"/>
        </table:table-row>
        <table:table-row table:style-name="ro6">
          <table:table-cell office:value-type="float" office:value="419" calcext:value-type="float">
            <text:p>419</text:p>
          </table:table-cell>
          <table:table-cell table:style-name="ce5"/>
          <table:table-cell table:style-name="ce17" office:value-type="string" calcext:value-type="string">
            <text:p>geodb-get-view-extent (org.gvsig.geodb.app.mainplugin)</text:p>
          </table:table-cell>
          <table:table-cell table:style-name="ce17" table:formula="of:=SEARCH(&quot;(&quot;;[.C541])" office:value-type="float" office:value="23" calcext:value-type="float">
            <text:p>23</text:p>
          </table:table-cell>
          <table:table-cell table:style-name="ce17" table:formula="of:=LEFT([.C541];[.D541])" office:value-type="string" office:string-value="geodb-get-view-extent (" calcext:value-type="string">
            <text:p>geodb-get-view-extent (</text:p>
          </table:table-cell>
          <table:table-cell table:style-name="ce17" table:formula="of:=LEFT([.E541];LEN([.E541])-2)" office:value-type="string" office:string-value="geodb-get-view-extent" calcext:value-type="string">
            <text:p>geodb-get-view-extent</text:p>
          </table:table-cell>
          <table:table-cell/>
          <table:table-cell office:value-type="string" calcext:value-type="string">
            <text:p>no</text:p>
          </table:table-cell>
          <table:table-cell table:number-columns-repeated="8"/>
          <table:table-cell table:formula="of:=IF([.S541]&lt;&gt;[.C541];&quot;X&quot;;&quot;&quot;)">
            <text:p/>
          </table:table-cell>
          <table:table-cell table:style-name="ce10"/>
          <table:table-cell table:style-name="ce10" office:value-type="string" calcext:value-type="string">
            <text:p>geodb-get-view-extent (org.gvsig.geodb.app.mainplugin)</text:p>
          </table:table-cell>
          <table:table-cell table:style-name="ce32" table:number-columns-repeated="3"/>
          <table:table-cell table:number-columns-repeated="1002"/>
        </table:table-row>
        <table:table-row table:style-name="ro5">
          <table:table-cell office:value-type="float" office:value="420" calcext:value-type="float">
            <text:p>420</text:p>
          </table:table-cell>
          <table:table-cell table:style-name="ce13" office:value-type="string" calcext:value-type="string">
            <text:p>Group imageviewer</text:p>
          </table:table-cell>
          <table:table-cell/>
          <table:table-cell table:style-name="ce17" table:number-columns-repeated="3"/>
          <table:table-cell table:number-columns-repeated="10"/>
          <table:table-cell table:formula="of:=IF([.S542]&lt;&gt;[.C542];&quot;X&quot;;&quot;&quot;)">
            <text:p/>
          </table:table-cell>
          <table:table-cell table:style-name="ce14" office:value-type="string" calcext:value-type="string">
            <text:p>Group imageviewer</text:p>
          </table:table-cell>
          <table:table-cell table:style-name="ce32" table:number-columns-repeated="4"/>
          <table:table-cell table:number-columns-repeated="1002"/>
        </table:table-row>
        <table:table-row table:style-name="ro4">
          <table:table-cell office:value-type="float" office:value="421" calcext:value-type="float">
            <text:p>421</text:p>
          </table:table-cell>
          <table:table-cell table:style-name="ce5" office:value-type="float" office:value="-2" calcext:value-type="float">
            <text:p>-2</text:p>
          </table:table-cell>
          <table:table-cell table:style-name="ce17" office:value-type="string" calcext:value-type="string">
            <text:p>imageviewer-fit (org.gvsig.simpleimageviewer.app.mainplugin)</text:p>
          </table:table-cell>
          <table:table-cell table:style-name="ce17" table:formula="of:=SEARCH(&quot;(&quot;;[.C543])" office:value-type="float" office:value="17" calcext:value-type="float">
            <text:p>17</text:p>
          </table:table-cell>
          <table:table-cell table:style-name="ce17" table:formula="of:=LEFT([.C543];[.D543])" office:value-type="string" office:string-value="imageviewer-fit (" calcext:value-type="string">
            <text:p>imageviewer-fit (</text:p>
          </table:table-cell>
          <table:table-cell table:style-name="ce17" table:formula="of:=LEFT([.E543];LEN([.E543])-2)" office:value-type="string" office:string-value="imageviewer-fit" calcext:value-type="string">
            <text:p>imageviewer-fit</text:p>
          </table:table-cell>
          <table:table-cell/>
          <table:table-cell office:value-type="string" calcext:value-type="string">
            <text:p>no</text:p>
          </table:table-cell>
          <table:table-cell table:number-columns-repeated="8"/>
          <table:table-cell table:formula="of:=IF([.S543]&lt;&gt;[.C543];&quot;X&quot;;&quot;&quot;)">
            <text:p/>
          </table:table-cell>
          <table:table-cell table:style-name="ce10" office:value-type="float" office:value="-2" calcext:value-type="float">
            <text:p>-2</text:p>
          </table:table-cell>
          <table:table-cell table:style-name="ce10" office:value-type="string" calcext:value-type="string">
            <text:p>imageviewer-fit (org.gvsig.simpleimageviewer.app.mainplugin)</text:p>
          </table:table-cell>
          <table:table-cell table:style-name="ce32" table:number-columns-repeated="3"/>
          <table:table-cell table:number-columns-repeated="1002"/>
        </table:table-row>
        <table:table-row table:style-name="ro4">
          <table:table-cell office:value-type="float" office:value="422" calcext:value-type="float">
            <text:p>422</text:p>
          </table:table-cell>
          <table:table-cell table:style-name="ce5" office:value-type="float" office:value="-2" calcext:value-type="float">
            <text:p>-2</text:p>
          </table:table-cell>
          <table:table-cell table:style-name="ce17" office:value-type="string" calcext:value-type="string">
            <text:p>imageviewer-rotate-left (org.gvsig.simpleimageviewer.app.mainplugin)</text:p>
          </table:table-cell>
          <table:table-cell table:style-name="ce17" table:formula="of:=SEARCH(&quot;(&quot;;[.C544])" office:value-type="float" office:value="25" calcext:value-type="float">
            <text:p>25</text:p>
          </table:table-cell>
          <table:table-cell table:style-name="ce17" table:formula="of:=LEFT([.C544];[.D544])" office:value-type="string" office:string-value="imageviewer-rotate-left (" calcext:value-type="string">
            <text:p>imageviewer-rotate-left (</text:p>
          </table:table-cell>
          <table:table-cell table:style-name="ce17" table:formula="of:=LEFT([.E544];LEN([.E544])-2)" office:value-type="string" office:string-value="imageviewer-rotate-left" calcext:value-type="string">
            <text:p>imageviewer-rotate-left</text:p>
          </table:table-cell>
          <table:table-cell/>
          <table:table-cell office:value-type="string" calcext:value-type="string">
            <text:p>no</text:p>
          </table:table-cell>
          <table:table-cell table:number-columns-repeated="8"/>
          <table:table-cell table:formula="of:=IF([.S544]&lt;&gt;[.C544];&quot;X&quot;;&quot;&quot;)">
            <text:p/>
          </table:table-cell>
          <table:table-cell table:style-name="ce10" office:value-type="float" office:value="-2" calcext:value-type="float">
            <text:p>-2</text:p>
          </table:table-cell>
          <table:table-cell table:style-name="ce10" office:value-type="string" calcext:value-type="string">
            <text:p>imageviewer-rotate-left (org.gvsig.simpleimageviewer.app.mainplugin)</text:p>
          </table:table-cell>
          <table:table-cell table:style-name="ce32" table:number-columns-repeated="3"/>
          <table:table-cell table:number-columns-repeated="1002"/>
        </table:table-row>
        <table:table-row table:style-name="ro4">
          <table:table-cell office:value-type="float" office:value="423" calcext:value-type="float">
            <text:p>423</text:p>
          </table:table-cell>
          <table:table-cell table:style-name="ce5" office:value-type="float" office:value="-2" calcext:value-type="float">
            <text:p>-2</text:p>
          </table:table-cell>
          <table:table-cell table:style-name="ce17" office:value-type="string" calcext:value-type="string">
            <text:p>imageviewer-rotate-right (org.gvsig.simpleimageviewer.app.mainplugin)</text:p>
          </table:table-cell>
          <table:table-cell table:style-name="ce17" table:formula="of:=SEARCH(&quot;(&quot;;[.C545])" office:value-type="float" office:value="26" calcext:value-type="float">
            <text:p>26</text:p>
          </table:table-cell>
          <table:table-cell table:style-name="ce17" table:formula="of:=LEFT([.C545];[.D545])" office:value-type="string" office:string-value="imageviewer-rotate-right (" calcext:value-type="string">
            <text:p>imageviewer-rotate-right (</text:p>
          </table:table-cell>
          <table:table-cell table:style-name="ce17" table:formula="of:=LEFT([.E545];LEN([.E545])-2)" office:value-type="string" office:string-value="imageviewer-rotate-right" calcext:value-type="string">
            <text:p>imageviewer-rotate-right</text:p>
          </table:table-cell>
          <table:table-cell/>
          <table:table-cell office:value-type="string" calcext:value-type="string">
            <text:p>no</text:p>
          </table:table-cell>
          <table:table-cell table:number-columns-repeated="8"/>
          <table:table-cell table:formula="of:=IF([.S545]&lt;&gt;[.C545];&quot;X&quot;;&quot;&quot;)">
            <text:p/>
          </table:table-cell>
          <table:table-cell table:style-name="ce10" office:value-type="float" office:value="-2" calcext:value-type="float">
            <text:p>-2</text:p>
          </table:table-cell>
          <table:table-cell table:style-name="ce10" office:value-type="string" calcext:value-type="string">
            <text:p>imageviewer-rotate-right (org.gvsig.simpleimageviewer.app.mainplugin)</text:p>
          </table:table-cell>
          <table:table-cell table:style-name="ce32" table:number-columns-repeated="3"/>
          <table:table-cell table:number-columns-repeated="1002"/>
        </table:table-row>
        <table:table-row table:style-name="ro4">
          <table:table-cell office:value-type="float" office:value="424" calcext:value-type="float">
            <text:p>424</text:p>
          </table:table-cell>
          <table:table-cell table:style-name="ce5" office:value-type="float" office:value="-2" calcext:value-type="float">
            <text:p>-2</text:p>
          </table:table-cell>
          <table:table-cell table:style-name="ce17" office:value-type="string" calcext:value-type="string">
            <text:p>imageviewer-zoom-1-1 (org.gvsig.simpleimageviewer.app.mainplugin)</text:p>
          </table:table-cell>
          <table:table-cell table:style-name="ce17" table:formula="of:=SEARCH(&quot;(&quot;;[.C546])" office:value-type="float" office:value="22" calcext:value-type="float">
            <text:p>22</text:p>
          </table:table-cell>
          <table:table-cell table:style-name="ce17" table:formula="of:=LEFT([.C546];[.D546])" office:value-type="string" office:string-value="imageviewer-zoom-1-1 (" calcext:value-type="string">
            <text:p>imageviewer-zoom-1-1 (</text:p>
          </table:table-cell>
          <table:table-cell table:style-name="ce17" table:formula="of:=LEFT([.E546];LEN([.E546])-2)" office:value-type="string" office:string-value="imageviewer-zoom-1-1" calcext:value-type="string">
            <text:p>imageviewer-zoom-1-1</text:p>
          </table:table-cell>
          <table:table-cell/>
          <table:table-cell office:value-type="string" calcext:value-type="string">
            <text:p>no</text:p>
          </table:table-cell>
          <table:table-cell table:number-columns-repeated="8"/>
          <table:table-cell table:formula="of:=IF([.S546]&lt;&gt;[.C546];&quot;X&quot;;&quot;&quot;)">
            <text:p/>
          </table:table-cell>
          <table:table-cell table:style-name="ce10" office:value-type="float" office:value="-2" calcext:value-type="float">
            <text:p>-2</text:p>
          </table:table-cell>
          <table:table-cell table:style-name="ce10" office:value-type="string" calcext:value-type="string">
            <text:p>imageviewer-zoom-1-1 (org.gvsig.simpleimageviewer.app.mainplugin)</text:p>
          </table:table-cell>
          <table:table-cell table:style-name="ce32" table:number-columns-repeated="3"/>
          <table:table-cell table:number-columns-repeated="1002"/>
        </table:table-row>
        <table:table-row table:style-name="ro4">
          <table:table-cell office:value-type="float" office:value="425" calcext:value-type="float">
            <text:p>425</text:p>
          </table:table-cell>
          <table:table-cell table:style-name="ce5" office:value-type="float" office:value="-2" calcext:value-type="float">
            <text:p>-2</text:p>
          </table:table-cell>
          <table:table-cell table:style-name="ce17" office:value-type="string" calcext:value-type="string">
            <text:p>imageviewer-zoom-in (org.gvsig.simpleimageviewer.app.mainplugin)</text:p>
          </table:table-cell>
          <table:table-cell table:style-name="ce17" table:formula="of:=SEARCH(&quot;(&quot;;[.C547])" office:value-type="float" office:value="21" calcext:value-type="float">
            <text:p>21</text:p>
          </table:table-cell>
          <table:table-cell table:style-name="ce17" table:formula="of:=LEFT([.C547];[.D547])" office:value-type="string" office:string-value="imageviewer-zoom-in (" calcext:value-type="string">
            <text:p>imageviewer-zoom-in (</text:p>
          </table:table-cell>
          <table:table-cell table:style-name="ce17" table:formula="of:=LEFT([.E547];LEN([.E547])-2)" office:value-type="string" office:string-value="imageviewer-zoom-in" calcext:value-type="string">
            <text:p>imageviewer-zoom-in</text:p>
          </table:table-cell>
          <table:table-cell/>
          <table:table-cell office:value-type="string" calcext:value-type="string">
            <text:p>no</text:p>
          </table:table-cell>
          <table:table-cell table:number-columns-repeated="8"/>
          <table:table-cell table:formula="of:=IF([.S547]&lt;&gt;[.C547];&quot;X&quot;;&quot;&quot;)">
            <text:p/>
          </table:table-cell>
          <table:table-cell table:style-name="ce10" office:value-type="float" office:value="-2" calcext:value-type="float">
            <text:p>-2</text:p>
          </table:table-cell>
          <table:table-cell table:style-name="ce10" office:value-type="string" calcext:value-type="string">
            <text:p>imageviewer-zoom-in (org.gvsig.simpleimageviewer.app.mainplugin)</text:p>
          </table:table-cell>
          <table:table-cell table:style-name="ce32" table:number-columns-repeated="3"/>
          <table:table-cell table:number-columns-repeated="1002"/>
        </table:table-row>
        <table:table-row table:style-name="ro4">
          <table:table-cell office:value-type="float" office:value="426" calcext:value-type="float">
            <text:p>426</text:p>
          </table:table-cell>
          <table:table-cell table:style-name="ce5" office:value-type="float" office:value="-2" calcext:value-type="float">
            <text:p>-2</text:p>
          </table:table-cell>
          <table:table-cell table:style-name="ce17" office:value-type="string" calcext:value-type="string">
            <text:p>imageviewer-zoom-out (org.gvsig.simpleimageviewer.app.mainplugin)</text:p>
          </table:table-cell>
          <table:table-cell table:style-name="ce17" table:formula="of:=SEARCH(&quot;(&quot;;[.C548])" office:value-type="float" office:value="22" calcext:value-type="float">
            <text:p>22</text:p>
          </table:table-cell>
          <table:table-cell table:style-name="ce17" table:formula="of:=LEFT([.C548];[.D548])" office:value-type="string" office:string-value="imageviewer-zoom-out (" calcext:value-type="string">
            <text:p>imageviewer-zoom-out (</text:p>
          </table:table-cell>
          <table:table-cell table:style-name="ce17" table:formula="of:=LEFT([.E548];LEN([.E548])-2)" office:value-type="string" office:string-value="imageviewer-zoom-out" calcext:value-type="string">
            <text:p>imageviewer-zoom-out</text:p>
          </table:table-cell>
          <table:table-cell/>
          <table:table-cell office:value-type="string" calcext:value-type="string">
            <text:p>no</text:p>
          </table:table-cell>
          <table:table-cell table:number-columns-repeated="8"/>
          <table:table-cell table:formula="of:=IF([.S548]&lt;&gt;[.C548];&quot;X&quot;;&quot;&quot;)">
            <text:p/>
          </table:table-cell>
          <table:table-cell table:style-name="ce10" office:value-type="float" office:value="-2" calcext:value-type="float">
            <text:p>-2</text:p>
          </table:table-cell>
          <table:table-cell table:style-name="ce10" office:value-type="string" calcext:value-type="string">
            <text:p>imageviewer-zoom-out (org.gvsig.simpleimageviewer.app.mainplugin)</text:p>
          </table:table-cell>
          <table:table-cell table:style-name="ce32" table:number-columns-repeated="3"/>
          <table:table-cell table:number-columns-repeated="1002"/>
        </table:table-row>
        <table:table-row table:style-name="ro6">
          <table:table-cell office:value-type="float" office:value="427" calcext:value-type="float">
            <text:p>427</text:p>
          </table:table-cell>
          <table:table-cell table:style-name="ce13" office:value-type="string" calcext:value-type="string">
            <text:p>Group layer</text:p>
          </table:table-cell>
          <table:table-cell/>
          <table:table-cell table:style-name="ce17" table:number-columns-repeated="3"/>
          <table:table-cell table:number-columns-repeated="10"/>
          <table:table-cell table:formula="of:=IF([.S549]&lt;&gt;[.C549];&quot;X&quot;;&quot;&quot;)">
            <text:p/>
          </table:table-cell>
          <table:table-cell table:style-name="ce14" office:value-type="string" calcext:value-type="string">
            <text:p>Group layer</text:p>
          </table:table-cell>
          <table:table-cell table:style-name="ce32" table:number-columns-repeated="4"/>
          <table:table-cell table:number-columns-repeated="1002"/>
        </table:table-row>
        <table:table-row table:style-name="ro6">
          <table:table-cell office:value-type="float" office:value="428" calcext:value-type="float">
            <text:p>428</text:p>
          </table:table-cell>
          <table:table-cell table:style-name="ce5"/>
          <table:table-cell table:style-name="ce17" office:value-type="string" calcext:value-type="string">
            <text:p>layer-chk-temporary (org.gvsig.app.mainplugin)</text:p>
          </table:table-cell>
          <table:table-cell table:style-name="ce17" table:formula="of:=SEARCH(&quot;(&quot;;[.C550])" office:value-type="float" office:value="21" calcext:value-type="float">
            <text:p>21</text:p>
          </table:table-cell>
          <table:table-cell table:style-name="ce17" table:formula="of:=LEFT([.C550];[.D550])" office:value-type="string" office:string-value="layer-chk-temporary (" calcext:value-type="string">
            <text:p>layer-chk-temporary (</text:p>
          </table:table-cell>
          <table:table-cell table:style-name="ce17" table:formula="of:=LEFT([.E550];LEN([.E550])-2)" office:value-type="string" office:string-value="layer-chk-temporary" calcext:value-type="string">
            <text:p>layer-chk-temporary</text:p>
          </table:table-cell>
          <table:table-cell/>
          <table:table-cell office:value-type="string" calcext:value-type="string">
            <text:p>no</text:p>
          </table:table-cell>
          <table:table-cell table:number-columns-repeated="8"/>
          <table:table-cell table:formula="of:=IF([.S550]&lt;&gt;[.C550];&quot;X&quot;;&quot;&quot;)">
            <text:p/>
          </table:table-cell>
          <table:table-cell table:style-name="ce10"/>
          <table:table-cell table:style-name="ce10" office:value-type="string" calcext:value-type="string">
            <text:p>layer-chk-temporary (org.gvsig.app.mainplugin)</text:p>
          </table:table-cell>
          <table:table-cell table:style-name="ce32" table:number-columns-repeated="3"/>
          <table:table-cell table:number-columns-repeated="1002"/>
        </table:table-row>
        <table:table-row table:style-name="ro6">
          <table:table-cell office:value-type="float" office:value="429" calcext:value-type="float">
            <text:p>429</text:p>
          </table:table-cell>
          <table:table-cell table:style-name="ce5"/>
          <table:table-cell table:style-name="ce17" office:value-type="string" calcext:value-type="string">
            <text:p>layer-chk-unavailable (org.gvsig.app.mainplugin)</text:p>
          </table:table-cell>
          <table:table-cell table:style-name="ce17" table:formula="of:=SEARCH(&quot;(&quot;;[.C551])" office:value-type="float" office:value="23" calcext:value-type="float">
            <text:p>23</text:p>
          </table:table-cell>
          <table:table-cell table:style-name="ce17" table:formula="of:=LEFT([.C551];[.D551])" office:value-type="string" office:string-value="layer-chk-unavailable (" calcext:value-type="string">
            <text:p>layer-chk-unavailable (</text:p>
          </table:table-cell>
          <table:table-cell table:style-name="ce17" table:formula="of:=LEFT([.E551];LEN([.E551])-2)" office:value-type="string" office:string-value="layer-chk-unavailable" calcext:value-type="string">
            <text:p>layer-chk-unavailable</text:p>
          </table:table-cell>
          <table:table-cell/>
          <table:table-cell office:value-type="string" calcext:value-type="string">
            <text:p>no</text:p>
          </table:table-cell>
          <table:table-cell table:number-columns-repeated="8"/>
          <table:table-cell table:formula="of:=IF([.S551]&lt;&gt;[.C551];&quot;X&quot;;&quot;&quot;)">
            <text:p/>
          </table:table-cell>
          <table:table-cell table:style-name="ce10"/>
          <table:table-cell table:style-name="ce10" office:value-type="string" calcext:value-type="string">
            <text:p>layer-chk-unavailable (org.gvsig.app.mainplugin)</text:p>
          </table:table-cell>
          <table:table-cell table:style-name="ce32" table:number-columns-repeated="3"/>
          <table:table-cell table:number-columns-repeated="1002"/>
        </table:table-row>
        <table:table-row table:style-name="ro6">
          <table:table-cell office:value-type="float" office:value="431" calcext:value-type="float">
            <text:p>431</text:p>
          </table:table-cell>
          <table:table-cell table:style-name="ce5"/>
          <table:table-cell table:style-name="ce17" office:value-type="string" calcext:value-type="string">
            <text:p>layer-icon-dgn (org.gvsig.app.mainplugin)</text:p>
          </table:table-cell>
          <table:table-cell table:style-name="ce17" table:formula="of:=SEARCH(&quot;(&quot;;[.C552])" office:value-type="float" office:value="16" calcext:value-type="float">
            <text:p>16</text:p>
          </table:table-cell>
          <table:table-cell table:style-name="ce17" table:formula="of:=LEFT([.C552];[.D552])" office:value-type="string" office:string-value="layer-icon-dgn (" calcext:value-type="string">
            <text:p>layer-icon-dgn (</text:p>
          </table:table-cell>
          <table:table-cell table:style-name="ce17" table:formula="of:=LEFT([.E552];LEN([.E552])-2)" office:value-type="string" office:string-value="layer-icon-dgn" calcext:value-type="string">
            <text:p>layer-icon-dgn</text:p>
          </table:table-cell>
          <table:table-cell/>
          <table:table-cell office:value-type="string" calcext:value-type="string">
            <text:p>no</text:p>
          </table:table-cell>
          <table:table-cell table:number-columns-repeated="8"/>
          <table:table-cell table:formula="of:=IF([.S552]&lt;&gt;[.C552];&quot;X&quot;;&quot;&quot;)">
            <text:p/>
          </table:table-cell>
          <table:table-cell table:style-name="ce10"/>
          <table:table-cell table:style-name="ce10" office:value-type="string" calcext:value-type="string">
            <text:p>layer-icon-dgn (org.gvsig.app.mainplugin)</text:p>
          </table:table-cell>
          <table:table-cell table:style-name="ce32" table:number-columns-repeated="3"/>
          <table:table-cell table:number-columns-repeated="1002"/>
        </table:table-row>
        <table:table-row table:style-name="ro6">
          <table:table-cell office:value-type="float" office:value="432" calcext:value-type="float">
            <text:p>432</text:p>
          </table:table-cell>
          <table:table-cell table:style-name="ce5"/>
          <table:table-cell table:style-name="ce17" office:value-type="string" calcext:value-type="string">
            <text:p>layer-icon-dwg (org.gvsig.dwg.app.mainplugin)</text:p>
          </table:table-cell>
          <table:table-cell table:style-name="ce17" table:formula="of:=SEARCH(&quot;(&quot;;[.C553])" office:value-type="float" office:value="16" calcext:value-type="float">
            <text:p>16</text:p>
          </table:table-cell>
          <table:table-cell table:style-name="ce17" table:formula="of:=LEFT([.C553];[.D553])" office:value-type="string" office:string-value="layer-icon-dwg (" calcext:value-type="string">
            <text:p>layer-icon-dwg (</text:p>
          </table:table-cell>
          <table:table-cell table:style-name="ce17" table:formula="of:=LEFT([.E553];LEN([.E553])-2)" office:value-type="string" office:string-value="layer-icon-dwg" calcext:value-type="string">
            <text:p>layer-icon-dwg</text:p>
          </table:table-cell>
          <table:table-cell/>
          <table:table-cell office:value-type="string" calcext:value-type="string">
            <text:p>no</text:p>
          </table:table-cell>
          <table:table-cell table:number-columns-repeated="8"/>
          <table:table-cell table:formula="of:=IF([.S553]&lt;&gt;[.C553];&quot;X&quot;;&quot;&quot;)">
            <text:p/>
          </table:table-cell>
          <table:table-cell table:style-name="ce10"/>
          <table:table-cell table:style-name="ce10" office:value-type="string" calcext:value-type="string">
            <text:p>layer-icon-dwg (org.gvsig.dwg.app.mainplugin)</text:p>
          </table:table-cell>
          <table:table-cell table:style-name="ce32" table:number-columns-repeated="3"/>
          <table:table-cell table:number-columns-repeated="1002"/>
        </table:table-row>
        <table:table-row table:style-name="ro6">
          <table:table-cell office:value-type="float" office:value="433" calcext:value-type="float">
            <text:p>433</text:p>
          </table:table-cell>
          <table:table-cell table:style-name="ce5"/>
          <table:table-cell table:style-name="ce17" office:value-type="string" calcext:value-type="string">
            <text:p>layer-icon-dxf (org.gvsig.app.mainplugin)</text:p>
          </table:table-cell>
          <table:table-cell table:style-name="ce17" table:formula="of:=SEARCH(&quot;(&quot;;[.C554])" office:value-type="float" office:value="16" calcext:value-type="float">
            <text:p>16</text:p>
          </table:table-cell>
          <table:table-cell table:style-name="ce17" table:formula="of:=LEFT([.C554];[.D554])" office:value-type="string" office:string-value="layer-icon-dxf (" calcext:value-type="string">
            <text:p>layer-icon-dxf (</text:p>
          </table:table-cell>
          <table:table-cell table:style-name="ce17" table:formula="of:=LEFT([.E554];LEN([.E554])-2)" office:value-type="string" office:string-value="layer-icon-dxf" calcext:value-type="string">
            <text:p>layer-icon-dxf</text:p>
          </table:table-cell>
          <table:table-cell/>
          <table:table-cell office:value-type="string" calcext:value-type="string">
            <text:p>no</text:p>
          </table:table-cell>
          <table:table-cell table:number-columns-repeated="8"/>
          <table:table-cell table:formula="of:=IF([.S554]&lt;&gt;[.C554];&quot;X&quot;;&quot;&quot;)">
            <text:p/>
          </table:table-cell>
          <table:table-cell table:style-name="ce10"/>
          <table:table-cell table:style-name="ce10" office:value-type="string" calcext:value-type="string">
            <text:p>layer-icon-dxf (org.gvsig.app.mainplugin)</text:p>
          </table:table-cell>
          <table:table-cell table:style-name="ce32" table:number-columns-repeated="3"/>
          <table:table-cell table:number-columns-repeated="1002"/>
        </table:table-row>
        <table:table-row table:style-name="ro6">
          <table:table-cell office:value-type="float" office:value="434" calcext:value-type="float">
            <text:p>434</text:p>
          </table:table-cell>
          <table:table-cell table:style-name="ce5"/>
          <table:table-cell table:style-name="ce17" office:value-type="string" calcext:value-type="string">
            <text:p>layer-icon-gpe (org.gvsig.gpe.app.mainplugin)</text:p>
          </table:table-cell>
          <table:table-cell table:style-name="ce17" table:formula="of:=SEARCH(&quot;(&quot;;[.C555])" office:value-type="float" office:value="16" calcext:value-type="float">
            <text:p>16</text:p>
          </table:table-cell>
          <table:table-cell table:style-name="ce17" table:formula="of:=LEFT([.C555];[.D555])" office:value-type="string" office:string-value="layer-icon-gpe (" calcext:value-type="string">
            <text:p>layer-icon-gpe (</text:p>
          </table:table-cell>
          <table:table-cell table:style-name="ce17" table:formula="of:=LEFT([.E555];LEN([.E555])-2)" office:value-type="string" office:string-value="layer-icon-gpe" calcext:value-type="string">
            <text:p>layer-icon-gpe</text:p>
          </table:table-cell>
          <table:table-cell/>
          <table:table-cell office:value-type="string" calcext:value-type="string">
            <text:p>no</text:p>
          </table:table-cell>
          <table:table-cell table:number-columns-repeated="8"/>
          <table:table-cell table:formula="of:=IF([.S555]&lt;&gt;[.C555];&quot;X&quot;;&quot;&quot;)">
            <text:p/>
          </table:table-cell>
          <table:table-cell table:style-name="ce10"/>
          <table:table-cell table:style-name="ce10" office:value-type="string" calcext:value-type="string">
            <text:p>layer-icon-gpe (org.gvsig.gpe.app.mainplugin)</text:p>
          </table:table-cell>
          <table:table-cell table:style-name="ce32" table:number-columns-repeated="3"/>
          <table:table-cell table:number-columns-repeated="1002"/>
        </table:table-row>
        <table:table-row table:style-name="ro6">
          <table:table-cell office:value-type="float" office:value="437" calcext:value-type="float">
            <text:p>437</text:p>
          </table:table-cell>
          <table:table-cell table:style-name="ce5"/>
          <table:table-cell table:style-name="ce17" office:value-type="string" calcext:value-type="string">
            <text:p>layer-icon-jdbc (org.gvsig.app.mainplugin)</text:p>
          </table:table-cell>
          <table:table-cell table:style-name="ce17" table:formula="of:=SEARCH(&quot;(&quot;;[.C556])" office:value-type="float" office:value="17" calcext:value-type="float">
            <text:p>17</text:p>
          </table:table-cell>
          <table:table-cell table:style-name="ce17" table:formula="of:=LEFT([.C556];[.D556])" office:value-type="string" office:string-value="layer-icon-jdbc (" calcext:value-type="string">
            <text:p>layer-icon-jdbc (</text:p>
          </table:table-cell>
          <table:table-cell table:style-name="ce17" table:formula="of:=LEFT([.E556];LEN([.E556])-2)" office:value-type="string" office:string-value="layer-icon-jdbc" calcext:value-type="string">
            <text:p>layer-icon-jdbc</text:p>
          </table:table-cell>
          <table:table-cell/>
          <table:table-cell office:value-type="string" calcext:value-type="string">
            <text:p>no</text:p>
          </table:table-cell>
          <table:table-cell table:number-columns-repeated="8"/>
          <table:table-cell table:formula="of:=IF([.S556]&lt;&gt;[.C556];&quot;X&quot;;&quot;&quot;)">
            <text:p/>
          </table:table-cell>
          <table:table-cell table:style-name="ce10"/>
          <table:table-cell table:style-name="ce10" office:value-type="string" calcext:value-type="string">
            <text:p>layer-icon-jdbc (org.gvsig.app.mainplugin)</text:p>
          </table:table-cell>
          <table:table-cell table:style-name="ce32" table:number-columns-repeated="3"/>
          <table:table-cell table:number-columns-repeated="1002"/>
        </table:table-row>
        <table:table-row table:style-name="ro5">
          <table:table-cell office:value-type="float" office:value="438" calcext:value-type="float">
            <text:p>438</text:p>
          </table:table-cell>
          <table:table-cell table:style-name="ce5"/>
          <table:table-cell table:style-name="ce17" table:number-columns-repeated="4"/>
          <table:table-cell table:number-columns-repeated="10"/>
          <table:table-cell table:formula="of:=IF([.S557]&lt;&gt;[.C557];&quot;X&quot;;&quot;&quot;)" office:value-type="string" office:string-value="X" calcext:value-type="string">
            <text:p>X</text:p>
          </table:table-cell>
          <table:table-cell table:style-name="ce10"/>
          <table:table-cell table:style-name="ce10" office:value-type="string" calcext:value-type="string">
            <text:p>layer-icon-lidar (org.gvsig.lidar.app.mainplugin)</text:p>
          </table:table-cell>
          <table:table-cell table:style-name="ce32" table:number-columns-repeated="3"/>
          <table:table-cell table:number-columns-repeated="1002"/>
        </table:table-row>
        <table:table-row table:style-name="ro6">
          <table:table-cell office:value-type="float" office:value="440" calcext:value-type="float">
            <text:p>440</text:p>
          </table:table-cell>
          <table:table-cell table:style-name="ce5" office:value-type="float" office:value="-2" calcext:value-type="float">
            <text:p>-2</text:p>
          </table:table-cell>
          <table:table-cell table:style-name="ce17" office:value-type="string" calcext:value-type="string">
            <text:p>layer-icon-oracle (org.gvsig.oracle.app.mainplugin)</text:p>
          </table:table-cell>
          <table:table-cell table:style-name="ce17" table:formula="of:=SEARCH(&quot;(&quot;;[.C558])" office:value-type="float" office:value="19" calcext:value-type="float">
            <text:p>19</text:p>
          </table:table-cell>
          <table:table-cell table:style-name="ce17" table:formula="of:=LEFT([.C558];[.D558])" office:value-type="string" office:string-value="layer-icon-oracle (" calcext:value-type="string">
            <text:p>layer-icon-oracle (</text:p>
          </table:table-cell>
          <table:table-cell table:style-name="ce17" table:formula="of:=LEFT([.E558];LEN([.E558])-2)" office:value-type="string" office:string-value="layer-icon-oracle" calcext:value-type="string">
            <text:p>layer-icon-oracle</text:p>
          </table:table-cell>
          <table:table-cell/>
          <table:table-cell office:value-type="string" calcext:value-type="string">
            <text:p>no</text:p>
          </table:table-cell>
          <table:table-cell table:number-columns-repeated="8"/>
          <table:table-cell table:formula="of:=IF([.S558]&lt;&gt;[.C558];&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5">
          <table:table-cell office:value-type="float" office:value="442" calcext:value-type="float">
            <text:p>442</text:p>
          </table:table-cell>
          <table:table-cell table:style-name="ce5"/>
          <table:table-cell table:style-name="ce17" table:number-columns-repeated="4"/>
          <table:table-cell table:number-columns-repeated="9"/>
          <table:table-cell table:style-name="ce62"/>
          <table:table-cell table:formula="of:=IF([.S559]&lt;&gt;[.C559];&quot;X&quot;;&quot;&quot;)" office:value-type="string" office:string-value="X" calcext:value-type="string">
            <text:p>X</text:p>
          </table:table-cell>
          <table:table-cell table:style-name="ce10"/>
          <table:table-cell table:style-name="ce10" office:value-type="string" calcext:value-type="string">
            <text:p>layer-icon-spatialite (org.gvsig.spatialite.app.mainplugin)</text:p>
          </table:table-cell>
          <table:table-cell table:style-name="ce32" table:number-columns-repeated="3"/>
          <table:table-cell table:number-columns-repeated="1002"/>
        </table:table-row>
        <table:table-row table:style-name="ro5">
          <table:table-cell office:value-type="float" office:value="446" calcext:value-type="float">
            <text:p>446</text:p>
          </table:table-cell>
          <table:table-cell table:style-name="ce13" office:value-type="string" calcext:value-type="string">
            <text:p>Group layertypes</text:p>
          </table:table-cell>
          <table:table-cell/>
          <table:table-cell table:style-name="ce17" table:number-columns-repeated="3"/>
          <table:table-cell table:number-columns-repeated="10"/>
          <table:table-cell table:formula="of:=IF([.S560]&lt;&gt;[.C560];&quot;X&quot;;&quot;&quot;)">
            <text:p/>
          </table:table-cell>
          <table:table-cell table:style-name="ce14" office:value-type="string" calcext:value-type="string">
            <text:p>Group layertypes</text:p>
          </table:table-cell>
          <table:table-cell table:style-name="ce32" table:number-columns-repeated="4"/>
          <table:table-cell table:number-columns-repeated="1002"/>
        </table:table-row>
        <table:table-row table:style-name="ro5">
          <table:table-cell office:value-type="float" office:value="447" calcext:value-type="float">
            <text:p>447</text:p>
          </table:table-cell>
          <table:table-cell table:style-name="ce5" office:value-type="float" office:value="-2" calcext:value-type="float">
            <text:p>-2</text:p>
          </table:table-cell>
          <table:table-cell table:style-name="ce17" office:value-type="string" calcext:value-type="string">
            <text:p>layer-type-line-sel (Toolbox)</text:p>
          </table:table-cell>
          <table:table-cell table:style-name="ce17" table:formula="of:=SEARCH(&quot;(&quot;;[.C561])" office:value-type="float" office:value="21" calcext:value-type="float">
            <text:p>21</text:p>
          </table:table-cell>
          <table:table-cell table:style-name="ce17" table:formula="of:=LEFT([.C561];[.D561])" office:value-type="string" office:string-value="layer-type-line-sel (" calcext:value-type="string">
            <text:p>layer-type-line-sel (</text:p>
          </table:table-cell>
          <table:table-cell table:style-name="ce17" table:formula="of:=LEFT([.E561];LEN([.E561])-2)" office:value-type="string" office:string-value="layer-type-line-sel" calcext:value-type="string">
            <text:p>layer-type-line-sel</text:p>
          </table:table-cell>
          <table:table-cell/>
          <table:table-cell office:value-type="string" calcext:value-type="string">
            <text:p>no</text:p>
          </table:table-cell>
          <table:table-cell table:number-columns-repeated="8"/>
          <table:table-cell table:formula="of:=IF([.S561]&lt;&gt;[.C561];&quot;X&quot;;&quot;&quot;)">
            <text:p/>
          </table:table-cell>
          <table:table-cell table:style-name="ce10" office:value-type="float" office:value="-2" calcext:value-type="float">
            <text:p>-2</text:p>
          </table:table-cell>
          <table:table-cell table:style-name="ce10" office:value-type="string" calcext:value-type="string">
            <text:p>layer-type-line-sel (Toolbox)</text:p>
          </table:table-cell>
          <table:table-cell table:style-name="ce32" table:number-columns-repeated="3"/>
          <table:table-cell table:number-columns-repeated="1002"/>
        </table:table-row>
        <table:table-row table:style-name="ro5">
          <table:table-cell office:value-type="float" office:value="448" calcext:value-type="float">
            <text:p>448</text:p>
          </table:table-cell>
          <table:table-cell table:style-name="ce5" office:value-type="float" office:value="-2" calcext:value-type="float">
            <text:p>-2</text:p>
          </table:table-cell>
          <table:table-cell table:style-name="ce17" office:value-type="string" calcext:value-type="string">
            <text:p>layer-type-line (Toolbox)</text:p>
          </table:table-cell>
          <table:table-cell table:style-name="ce17" table:formula="of:=SEARCH(&quot;(&quot;;[.C562])" office:value-type="float" office:value="17" calcext:value-type="float">
            <text:p>17</text:p>
          </table:table-cell>
          <table:table-cell table:style-name="ce17" table:formula="of:=LEFT([.C562];[.D562])" office:value-type="string" office:string-value="layer-type-line (" calcext:value-type="string">
            <text:p>layer-type-line (</text:p>
          </table:table-cell>
          <table:table-cell table:style-name="ce17" table:formula="of:=LEFT([.E562];LEN([.E562])-2)" office:value-type="string" office:string-value="layer-type-line" calcext:value-type="string">
            <text:p>layer-type-line</text:p>
          </table:table-cell>
          <table:table-cell/>
          <table:table-cell office:value-type="string" calcext:value-type="string">
            <text:p>no</text:p>
          </table:table-cell>
          <table:table-cell table:number-columns-repeated="8"/>
          <table:table-cell table:formula="of:=IF([.S562]&lt;&gt;[.C562];&quot;X&quot;;&quot;&quot;)">
            <text:p/>
          </table:table-cell>
          <table:table-cell table:style-name="ce10" office:value-type="float" office:value="-2" calcext:value-type="float">
            <text:p>-2</text:p>
          </table:table-cell>
          <table:table-cell table:style-name="ce10" office:value-type="string" calcext:value-type="string">
            <text:p>layer-type-line (Toolbox)</text:p>
          </table:table-cell>
          <table:table-cell table:style-name="ce32" table:number-columns-repeated="3"/>
          <table:table-cell table:number-columns-repeated="1002"/>
        </table:table-row>
        <table:table-row table:style-name="ro5">
          <table:table-cell office:value-type="float" office:value="449" calcext:value-type="float">
            <text:p>449</text:p>
          </table:table-cell>
          <table:table-cell table:style-name="ce5" office:value-type="float" office:value="-2" calcext:value-type="float">
            <text:p>-2</text:p>
          </table:table-cell>
          <table:table-cell table:style-name="ce17" office:value-type="string" calcext:value-type="string">
            <text:p>layer-type-multiline-sel (Toolbox)</text:p>
          </table:table-cell>
          <table:table-cell table:style-name="ce17" table:formula="of:=SEARCH(&quot;(&quot;;[.C563])" office:value-type="float" office:value="26" calcext:value-type="float">
            <text:p>26</text:p>
          </table:table-cell>
          <table:table-cell table:style-name="ce17" table:formula="of:=LEFT([.C563];[.D563])" office:value-type="string" office:string-value="layer-type-multiline-sel (" calcext:value-type="string">
            <text:p>layer-type-multiline-sel (</text:p>
          </table:table-cell>
          <table:table-cell table:style-name="ce17" table:formula="of:=LEFT([.E563];LEN([.E563])-2)" office:value-type="string" office:string-value="layer-type-multiline-sel" calcext:value-type="string">
            <text:p>layer-type-multiline-sel</text:p>
          </table:table-cell>
          <table:table-cell/>
          <table:table-cell office:value-type="string" calcext:value-type="string">
            <text:p>no</text:p>
          </table:table-cell>
          <table:table-cell table:number-columns-repeated="8"/>
          <table:table-cell table:formula="of:=IF([.S563]&lt;&gt;[.C563];&quot;X&quot;;&quot;&quot;)">
            <text:p/>
          </table:table-cell>
          <table:table-cell table:style-name="ce10" office:value-type="float" office:value="-2" calcext:value-type="float">
            <text:p>-2</text:p>
          </table:table-cell>
          <table:table-cell table:style-name="ce10" office:value-type="string" calcext:value-type="string">
            <text:p>layer-type-multiline-sel (Toolbox)</text:p>
          </table:table-cell>
          <table:table-cell table:style-name="ce32" table:number-columns-repeated="3"/>
          <table:table-cell table:number-columns-repeated="1002"/>
        </table:table-row>
        <table:table-row table:style-name="ro5">
          <table:table-cell office:value-type="float" office:value="450" calcext:value-type="float">
            <text:p>450</text:p>
          </table:table-cell>
          <table:table-cell table:style-name="ce5" office:value-type="float" office:value="-2" calcext:value-type="float">
            <text:p>-2</text:p>
          </table:table-cell>
          <table:table-cell table:style-name="ce17" office:value-type="string" calcext:value-type="string">
            <text:p>layer-type-multiline (Toolbox)</text:p>
          </table:table-cell>
          <table:table-cell table:style-name="ce17" table:formula="of:=SEARCH(&quot;(&quot;;[.C564])" office:value-type="float" office:value="22" calcext:value-type="float">
            <text:p>22</text:p>
          </table:table-cell>
          <table:table-cell table:style-name="ce17" table:formula="of:=LEFT([.C564];[.D564])" office:value-type="string" office:string-value="layer-type-multiline (" calcext:value-type="string">
            <text:p>layer-type-multiline (</text:p>
          </table:table-cell>
          <table:table-cell table:style-name="ce17" table:formula="of:=LEFT([.E564];LEN([.E564])-2)" office:value-type="string" office:string-value="layer-type-multiline" calcext:value-type="string">
            <text:p>layer-type-multiline</text:p>
          </table:table-cell>
          <table:table-cell/>
          <table:table-cell office:value-type="string" calcext:value-type="string">
            <text:p>no</text:p>
          </table:table-cell>
          <table:table-cell table:number-columns-repeated="8"/>
          <table:table-cell table:formula="of:=IF([.S564]&lt;&gt;[.C564];&quot;X&quot;;&quot;&quot;)">
            <text:p/>
          </table:table-cell>
          <table:table-cell table:style-name="ce10" office:value-type="float" office:value="-2" calcext:value-type="float">
            <text:p>-2</text:p>
          </table:table-cell>
          <table:table-cell table:style-name="ce10" office:value-type="string" calcext:value-type="string">
            <text:p>layer-type-multiline (Toolbox)</text:p>
          </table:table-cell>
          <table:table-cell table:style-name="ce32" table:number-columns-repeated="3"/>
          <table:table-cell table:number-columns-repeated="1002"/>
        </table:table-row>
        <table:table-row table:style-name="ro5">
          <table:table-cell office:value-type="float" office:value="451" calcext:value-type="float">
            <text:p>451</text:p>
          </table:table-cell>
          <table:table-cell table:style-name="ce5" office:value-type="float" office:value="-2" calcext:value-type="float">
            <text:p>-2</text:p>
          </table:table-cell>
          <table:table-cell table:style-name="ce17" office:value-type="string" calcext:value-type="string">
            <text:p>layer-type-multipoint-sel (Toolbox)</text:p>
          </table:table-cell>
          <table:table-cell table:style-name="ce17" table:formula="of:=SEARCH(&quot;(&quot;;[.C565])" office:value-type="float" office:value="27" calcext:value-type="float">
            <text:p>27</text:p>
          </table:table-cell>
          <table:table-cell table:style-name="ce17" table:formula="of:=LEFT([.C565];[.D565])" office:value-type="string" office:string-value="layer-type-multipoint-sel (" calcext:value-type="string">
            <text:p>layer-type-multipoint-sel (</text:p>
          </table:table-cell>
          <table:table-cell table:style-name="ce17" table:formula="of:=LEFT([.E565];LEN([.E565])-2)" office:value-type="string" office:string-value="layer-type-multipoint-sel" calcext:value-type="string">
            <text:p>layer-type-multipoint-sel</text:p>
          </table:table-cell>
          <table:table-cell/>
          <table:table-cell office:value-type="string" calcext:value-type="string">
            <text:p>no</text:p>
          </table:table-cell>
          <table:table-cell table:number-columns-repeated="8"/>
          <table:table-cell table:formula="of:=IF([.S565]&lt;&gt;[.C565];&quot;X&quot;;&quot;&quot;)">
            <text:p/>
          </table:table-cell>
          <table:table-cell table:style-name="ce10" office:value-type="float" office:value="-2" calcext:value-type="float">
            <text:p>-2</text:p>
          </table:table-cell>
          <table:table-cell table:style-name="ce10" office:value-type="string" calcext:value-type="string">
            <text:p>layer-type-multipoint-sel (Toolbox)</text:p>
          </table:table-cell>
          <table:table-cell table:style-name="ce32" table:number-columns-repeated="3"/>
          <table:table-cell table:number-columns-repeated="1002"/>
        </table:table-row>
        <table:table-row table:style-name="ro5">
          <table:table-cell office:value-type="float" office:value="452" calcext:value-type="float">
            <text:p>452</text:p>
          </table:table-cell>
          <table:table-cell table:style-name="ce5" office:value-type="float" office:value="-2" calcext:value-type="float">
            <text:p>-2</text:p>
          </table:table-cell>
          <table:table-cell table:style-name="ce17" office:value-type="string" calcext:value-type="string">
            <text:p>layer-type-multipoint (Toolbox)</text:p>
          </table:table-cell>
          <table:table-cell table:style-name="ce17" table:formula="of:=SEARCH(&quot;(&quot;;[.C566])" office:value-type="float" office:value="23" calcext:value-type="float">
            <text:p>23</text:p>
          </table:table-cell>
          <table:table-cell table:style-name="ce17" table:formula="of:=LEFT([.C566];[.D566])" office:value-type="string" office:string-value="layer-type-multipoint (" calcext:value-type="string">
            <text:p>layer-type-multipoint (</text:p>
          </table:table-cell>
          <table:table-cell table:style-name="ce17" table:formula="of:=LEFT([.E566];LEN([.E566])-2)" office:value-type="string" office:string-value="layer-type-multipoint" calcext:value-type="string">
            <text:p>layer-type-multipoint</text:p>
          </table:table-cell>
          <table:table-cell/>
          <table:table-cell office:value-type="string" calcext:value-type="string">
            <text:p>no</text:p>
          </table:table-cell>
          <table:table-cell table:number-columns-repeated="8"/>
          <table:table-cell table:formula="of:=IF([.S566]&lt;&gt;[.C566];&quot;X&quot;;&quot;&quot;)">
            <text:p/>
          </table:table-cell>
          <table:table-cell table:style-name="ce10" office:value-type="float" office:value="-2" calcext:value-type="float">
            <text:p>-2</text:p>
          </table:table-cell>
          <table:table-cell table:style-name="ce10" office:value-type="string" calcext:value-type="string">
            <text:p>layer-type-multipoint (Toolbox)</text:p>
          </table:table-cell>
          <table:table-cell table:style-name="ce32" table:number-columns-repeated="3"/>
          <table:table-cell table:number-columns-repeated="1002"/>
        </table:table-row>
        <table:table-row table:style-name="ro5">
          <table:table-cell office:value-type="float" office:value="453" calcext:value-type="float">
            <text:p>453</text:p>
          </table:table-cell>
          <table:table-cell table:style-name="ce5" office:value-type="float" office:value="-2" calcext:value-type="float">
            <text:p>-2</text:p>
          </table:table-cell>
          <table:table-cell table:style-name="ce17" office:value-type="string" calcext:value-type="string">
            <text:p>layer-type-multipolygon-sel (Toolbox)</text:p>
          </table:table-cell>
          <table:table-cell table:style-name="ce17" table:formula="of:=SEARCH(&quot;(&quot;;[.C567])" office:value-type="float" office:value="29" calcext:value-type="float">
            <text:p>29</text:p>
          </table:table-cell>
          <table:table-cell table:style-name="ce17" table:formula="of:=LEFT([.C567];[.D567])" office:value-type="string" office:string-value="layer-type-multipolygon-sel (" calcext:value-type="string">
            <text:p>layer-type-multipolygon-sel (</text:p>
          </table:table-cell>
          <table:table-cell table:style-name="ce17" table:formula="of:=LEFT([.E567];LEN([.E567])-2)" office:value-type="string" office:string-value="layer-type-multipolygon-sel" calcext:value-type="string">
            <text:p>layer-type-multipolygon-sel</text:p>
          </table:table-cell>
          <table:table-cell/>
          <table:table-cell office:value-type="string" calcext:value-type="string">
            <text:p>no</text:p>
          </table:table-cell>
          <table:table-cell table:number-columns-repeated="8"/>
          <table:table-cell table:formula="of:=IF([.S567]&lt;&gt;[.C567];&quot;X&quot;;&quot;&quot;)">
            <text:p/>
          </table:table-cell>
          <table:table-cell table:style-name="ce10" office:value-type="float" office:value="-2" calcext:value-type="float">
            <text:p>-2</text:p>
          </table:table-cell>
          <table:table-cell table:style-name="ce10" office:value-type="string" calcext:value-type="string">
            <text:p>layer-type-multipolygon-sel (Toolbox)</text:p>
          </table:table-cell>
          <table:table-cell table:style-name="ce32" table:number-columns-repeated="3"/>
          <table:table-cell table:number-columns-repeated="1002"/>
        </table:table-row>
        <table:table-row table:style-name="ro5">
          <table:table-cell office:value-type="float" office:value="454" calcext:value-type="float">
            <text:p>454</text:p>
          </table:table-cell>
          <table:table-cell table:style-name="ce5" office:value-type="float" office:value="-2" calcext:value-type="float">
            <text:p>-2</text:p>
          </table:table-cell>
          <table:table-cell table:style-name="ce17" office:value-type="string" calcext:value-type="string">
            <text:p>layer-type-multipolygon (Toolbox)</text:p>
          </table:table-cell>
          <table:table-cell table:style-name="ce17" table:formula="of:=SEARCH(&quot;(&quot;;[.C568])" office:value-type="float" office:value="25" calcext:value-type="float">
            <text:p>25</text:p>
          </table:table-cell>
          <table:table-cell table:style-name="ce17" table:formula="of:=LEFT([.C568];[.D568])" office:value-type="string" office:string-value="layer-type-multipolygon (" calcext:value-type="string">
            <text:p>layer-type-multipolygon (</text:p>
          </table:table-cell>
          <table:table-cell table:style-name="ce17" table:formula="of:=LEFT([.E568];LEN([.E568])-2)" office:value-type="string" office:string-value="layer-type-multipolygon" calcext:value-type="string">
            <text:p>layer-type-multipolygon</text:p>
          </table:table-cell>
          <table:table-cell/>
          <table:table-cell office:value-type="string" calcext:value-type="string">
            <text:p>no</text:p>
          </table:table-cell>
          <table:table-cell table:number-columns-repeated="8"/>
          <table:table-cell table:formula="of:=IF([.S568]&lt;&gt;[.C568];&quot;X&quot;;&quot;&quot;)">
            <text:p/>
          </table:table-cell>
          <table:table-cell table:style-name="ce10" office:value-type="float" office:value="-2" calcext:value-type="float">
            <text:p>-2</text:p>
          </table:table-cell>
          <table:table-cell table:style-name="ce10" office:value-type="string" calcext:value-type="string">
            <text:p>layer-type-multipolygon (Toolbox)</text:p>
          </table:table-cell>
          <table:table-cell table:style-name="ce32" table:number-columns-repeated="3"/>
          <table:table-cell table:number-columns-repeated="1002"/>
        </table:table-row>
        <table:table-row table:style-name="ro5">
          <table:table-cell office:value-type="float" office:value="455" calcext:value-type="float">
            <text:p>455</text:p>
          </table:table-cell>
          <table:table-cell table:style-name="ce5" office:value-type="float" office:value="-2" calcext:value-type="float">
            <text:p>-2</text:p>
          </table:table-cell>
          <table:table-cell table:style-name="ce17" office:value-type="string" calcext:value-type="string">
            <text:p>layer-type-point-sel (Toolbox)</text:p>
          </table:table-cell>
          <table:table-cell table:style-name="ce17" table:formula="of:=SEARCH(&quot;(&quot;;[.C569])" office:value-type="float" office:value="22" calcext:value-type="float">
            <text:p>22</text:p>
          </table:table-cell>
          <table:table-cell table:style-name="ce17" table:formula="of:=LEFT([.C569];[.D569])" office:value-type="string" office:string-value="layer-type-point-sel (" calcext:value-type="string">
            <text:p>layer-type-point-sel (</text:p>
          </table:table-cell>
          <table:table-cell table:style-name="ce17" table:formula="of:=LEFT([.E569];LEN([.E569])-2)" office:value-type="string" office:string-value="layer-type-point-sel" calcext:value-type="string">
            <text:p>layer-type-point-sel</text:p>
          </table:table-cell>
          <table:table-cell/>
          <table:table-cell office:value-type="string" calcext:value-type="string">
            <text:p>no</text:p>
          </table:table-cell>
          <table:table-cell table:number-columns-repeated="8"/>
          <table:table-cell table:formula="of:=IF([.S569]&lt;&gt;[.C569];&quot;X&quot;;&quot;&quot;)">
            <text:p/>
          </table:table-cell>
          <table:table-cell table:style-name="ce10" office:value-type="float" office:value="-2" calcext:value-type="float">
            <text:p>-2</text:p>
          </table:table-cell>
          <table:table-cell table:style-name="ce10" office:value-type="string" calcext:value-type="string">
            <text:p>layer-type-point-sel (Toolbox)</text:p>
          </table:table-cell>
          <table:table-cell table:style-name="ce32" table:number-columns-repeated="3"/>
          <table:table-cell table:number-columns-repeated="1002"/>
        </table:table-row>
        <table:table-row table:style-name="ro5">
          <table:table-cell office:value-type="float" office:value="456" calcext:value-type="float">
            <text:p>456</text:p>
          </table:table-cell>
          <table:table-cell table:style-name="ce5" office:value-type="float" office:value="-2" calcext:value-type="float">
            <text:p>-2</text:p>
          </table:table-cell>
          <table:table-cell table:style-name="ce17" office:value-type="string" calcext:value-type="string">
            <text:p>layer-type-point (Toolbox)</text:p>
          </table:table-cell>
          <table:table-cell table:style-name="ce17" table:formula="of:=SEARCH(&quot;(&quot;;[.C570])" office:value-type="float" office:value="18" calcext:value-type="float">
            <text:p>18</text:p>
          </table:table-cell>
          <table:table-cell table:style-name="ce17" table:formula="of:=LEFT([.C570];[.D570])" office:value-type="string" office:string-value="layer-type-point (" calcext:value-type="string">
            <text:p>layer-type-point (</text:p>
          </table:table-cell>
          <table:table-cell table:style-name="ce17" table:formula="of:=LEFT([.E570];LEN([.E570])-2)" office:value-type="string" office:string-value="layer-type-point" calcext:value-type="string">
            <text:p>layer-type-point</text:p>
          </table:table-cell>
          <table:table-cell/>
          <table:table-cell office:value-type="string" calcext:value-type="string">
            <text:p>no</text:p>
          </table:table-cell>
          <table:table-cell table:number-columns-repeated="8"/>
          <table:table-cell table:formula="of:=IF([.S570]&lt;&gt;[.C570];&quot;X&quot;;&quot;&quot;)">
            <text:p/>
          </table:table-cell>
          <table:table-cell table:style-name="ce10" office:value-type="float" office:value="-2" calcext:value-type="float">
            <text:p>-2</text:p>
          </table:table-cell>
          <table:table-cell table:style-name="ce10" office:value-type="string" calcext:value-type="string">
            <text:p>layer-type-point (Toolbox)</text:p>
          </table:table-cell>
          <table:table-cell table:style-name="ce32" table:number-columns-repeated="3"/>
          <table:table-cell table:number-columns-repeated="1002"/>
        </table:table-row>
        <table:table-row table:style-name="ro5">
          <table:table-cell office:value-type="float" office:value="457" calcext:value-type="float">
            <text:p>457</text:p>
          </table:table-cell>
          <table:table-cell table:style-name="ce5" office:value-type="float" office:value="-2" calcext:value-type="float">
            <text:p>-2</text:p>
          </table:table-cell>
          <table:table-cell table:style-name="ce17" office:value-type="string" calcext:value-type="string">
            <text:p>layer-type-polygon-sel (Toolbox)</text:p>
          </table:table-cell>
          <table:table-cell table:style-name="ce17" table:formula="of:=SEARCH(&quot;(&quot;;[.C571])" office:value-type="float" office:value="24" calcext:value-type="float">
            <text:p>24</text:p>
          </table:table-cell>
          <table:table-cell table:style-name="ce17" table:formula="of:=LEFT([.C571];[.D571])" office:value-type="string" office:string-value="layer-type-polygon-sel (" calcext:value-type="string">
            <text:p>layer-type-polygon-sel (</text:p>
          </table:table-cell>
          <table:table-cell table:style-name="ce17" table:formula="of:=LEFT([.E571];LEN([.E571])-2)" office:value-type="string" office:string-value="layer-type-polygon-sel" calcext:value-type="string">
            <text:p>layer-type-polygon-sel</text:p>
          </table:table-cell>
          <table:table-cell/>
          <table:table-cell office:value-type="string" calcext:value-type="string">
            <text:p>no</text:p>
          </table:table-cell>
          <table:table-cell table:number-columns-repeated="8"/>
          <table:table-cell table:formula="of:=IF([.S571]&lt;&gt;[.C571];&quot;X&quot;;&quot;&quot;)">
            <text:p/>
          </table:table-cell>
          <table:table-cell table:style-name="ce10" office:value-type="float" office:value="-2" calcext:value-type="float">
            <text:p>-2</text:p>
          </table:table-cell>
          <table:table-cell table:style-name="ce10" office:value-type="string" calcext:value-type="string">
            <text:p>layer-type-polygon-sel (Toolbox)</text:p>
          </table:table-cell>
          <table:table-cell table:style-name="ce32" table:number-columns-repeated="3"/>
          <table:table-cell table:number-columns-repeated="1002"/>
        </table:table-row>
        <table:table-row table:style-name="ro5">
          <table:table-cell office:value-type="float" office:value="458" calcext:value-type="float">
            <text:p>458</text:p>
          </table:table-cell>
          <table:table-cell table:style-name="ce5" office:value-type="float" office:value="-2" calcext:value-type="float">
            <text:p>-2</text:p>
          </table:table-cell>
          <table:table-cell table:style-name="ce17" office:value-type="string" calcext:value-type="string">
            <text:p>layer-type-polygon (Toolbox)</text:p>
          </table:table-cell>
          <table:table-cell table:style-name="ce17" table:formula="of:=SEARCH(&quot;(&quot;;[.C572])" office:value-type="float" office:value="20" calcext:value-type="float">
            <text:p>20</text:p>
          </table:table-cell>
          <table:table-cell table:style-name="ce17" table:formula="of:=LEFT([.C572];[.D572])" office:value-type="string" office:string-value="layer-type-polygon (" calcext:value-type="string">
            <text:p>layer-type-polygon (</text:p>
          </table:table-cell>
          <table:table-cell table:style-name="ce17" table:formula="of:=LEFT([.E572];LEN([.E572])-2)" office:value-type="string" office:string-value="layer-type-polygon" calcext:value-type="string">
            <text:p>layer-type-polygon</text:p>
          </table:table-cell>
          <table:table-cell/>
          <table:table-cell office:value-type="string" calcext:value-type="string">
            <text:p>no</text:p>
          </table:table-cell>
          <table:table-cell table:number-columns-repeated="8"/>
          <table:table-cell table:formula="of:=IF([.S572]&lt;&gt;[.C572];&quot;X&quot;;&quot;&quot;)">
            <text:p/>
          </table:table-cell>
          <table:table-cell table:style-name="ce10" office:value-type="float" office:value="-2" calcext:value-type="float">
            <text:p>-2</text:p>
          </table:table-cell>
          <table:table-cell table:style-name="ce10" office:value-type="string" calcext:value-type="string">
            <text:p>layer-type-polygon (Toolbox)</text:p>
          </table:table-cell>
          <table:table-cell table:style-name="ce32" table:number-columns-repeated="3"/>
          <table:table-cell table:number-columns-repeated="1002"/>
        </table:table-row>
        <table:table-row table:style-name="ro5">
          <table:table-cell office:value-type="float" office:value="459" calcext:value-type="float">
            <text:p>459</text:p>
          </table:table-cell>
          <table:table-cell table:style-name="ce5" office:value-type="float" office:value="-2" calcext:value-type="float">
            <text:p>-2</text:p>
          </table:table-cell>
          <table:table-cell table:style-name="ce17" office:value-type="string" calcext:value-type="string">
            <text:p>layer-type-raster (Toolbox)</text:p>
          </table:table-cell>
          <table:table-cell table:style-name="ce17" table:formula="of:=SEARCH(&quot;(&quot;;[.C573])" office:value-type="float" office:value="19" calcext:value-type="float">
            <text:p>19</text:p>
          </table:table-cell>
          <table:table-cell table:style-name="ce17" table:formula="of:=LEFT([.C573];[.D573])" office:value-type="string" office:string-value="layer-type-raster (" calcext:value-type="string">
            <text:p>layer-type-raster (</text:p>
          </table:table-cell>
          <table:table-cell table:style-name="ce17" table:formula="of:=LEFT([.E573];LEN([.E573])-2)" office:value-type="string" office:string-value="layer-type-raster" calcext:value-type="string">
            <text:p>layer-type-raster</text:p>
          </table:table-cell>
          <table:table-cell/>
          <table:table-cell office:value-type="string" calcext:value-type="string">
            <text:p>no</text:p>
          </table:table-cell>
          <table:table-cell table:number-columns-repeated="8"/>
          <table:table-cell table:formula="of:=IF([.S573]&lt;&gt;[.C573];&quot;X&quot;;&quot;&quot;)">
            <text:p/>
          </table:table-cell>
          <table:table-cell table:style-name="ce10" office:value-type="float" office:value="-2" calcext:value-type="float">
            <text:p>-2</text:p>
          </table:table-cell>
          <table:table-cell table:style-name="ce10" office:value-type="string" calcext:value-type="string">
            <text:p>layer-type-raster (Toolbox)</text:p>
          </table:table-cell>
          <table:table-cell table:style-name="ce32" table:number-columns-repeated="3"/>
          <table:table-cell table:number-columns-repeated="1002"/>
        </table:table-row>
        <table:table-row table:style-name="ro5">
          <table:table-cell office:value-type="float" office:value="460" calcext:value-type="float">
            <text:p>460</text:p>
          </table:table-cell>
          <table:table-cell table:style-name="ce13" office:value-type="string" calcext:value-type="string">
            <text:p>Group layout</text:p>
          </table:table-cell>
          <table:table-cell/>
          <table:table-cell table:style-name="ce17" table:number-columns-repeated="3"/>
          <table:table-cell table:number-columns-repeated="10"/>
          <table:table-cell table:formula="of:=IF([.S574]&lt;&gt;[.C574];&quot;X&quot;;&quot;&quot;)">
            <text:p/>
          </table:table-cell>
          <table:table-cell table:style-name="ce14" office:value-type="string" calcext:value-type="string">
            <text:p>Group layout</text:p>
          </table:table-cell>
          <table:table-cell table:style-name="ce32" table:number-columns-repeated="4"/>
          <table:table-cell table:number-columns-repeated="1002"/>
        </table:table-row>
        <table:table-row table:style-name="ro4">
          <table:table-cell office:value-type="float" office:value="461" calcext:value-type="float">
            <text:p>461</text:p>
          </table:table-cell>
          <table:table-cell table:style-name="ce5" office:value-type="float" office:value="-1" calcext:value-type="float">
            <text:p>-1</text:p>
          </table:table-cell>
          <table:table-cell table:style-name="ce17" office:value-type="string" calcext:value-type="string">
            <text:p>barra1-icon (org.gvsig.app.document.layout2.app.mainplugin)</text:p>
          </table:table-cell>
          <table:table-cell table:style-name="ce17" table:formula="of:=SEARCH(&quot;(&quot;;[.C575])" office:value-type="float" office:value="13" calcext:value-type="float">
            <text:p>13</text:p>
          </table:table-cell>
          <table:table-cell table:style-name="ce17" table:formula="of:=LEFT([.C575];[.D575])" office:value-type="string" office:string-value="barra1-icon (" calcext:value-type="string">
            <text:p>barra1-icon (</text:p>
          </table:table-cell>
          <table:table-cell table:style-name="ce17" table:formula="of:=LEFT([.E575];LEN([.E575])-2)" office:value-type="string" office:string-value="barra1-icon" calcext:value-type="string">
            <text:p>barra1-icon</text:p>
          </table:table-cell>
          <table:table-cell/>
          <table:table-cell office:value-type="string" calcext:value-type="string">
            <text:p>no</text:p>
          </table:table-cell>
          <table:table-cell table:number-columns-repeated="8"/>
          <table:table-cell table:formula="of:=IF([.S575]&lt;&gt;[.C575];&quot;X&quot;;&quot;&quot;)">
            <text:p/>
          </table:table-cell>
          <table:table-cell table:style-name="ce10" office:value-type="float" office:value="-1" calcext:value-type="float">
            <text:p>-1</text:p>
          </table:table-cell>
          <table:table-cell table:style-name="ce10" office:value-type="string" calcext:value-type="string">
            <text:p>barra1-icon (org.gvsig.app.document.layout2.app.mainplugin)</text:p>
          </table:table-cell>
          <table:table-cell table:style-name="ce32" table:number-columns-repeated="3"/>
          <table:table-cell table:number-columns-repeated="1002"/>
        </table:table-row>
        <table:table-row table:style-name="ro4">
          <table:table-cell office:value-type="float" office:value="462" calcext:value-type="float">
            <text:p>462</text:p>
          </table:table-cell>
          <table:table-cell table:style-name="ce5" office:value-type="float" office:value="-1" calcext:value-type="float">
            <text:p>-1</text:p>
          </table:table-cell>
          <table:table-cell table:style-name="ce17" office:value-type="string" calcext:value-type="string">
            <text:p>barra2-icon (org.gvsig.app.document.layout2.app.mainplugin)</text:p>
          </table:table-cell>
          <table:table-cell table:style-name="ce17" table:formula="of:=SEARCH(&quot;(&quot;;[.C576])" office:value-type="float" office:value="13" calcext:value-type="float">
            <text:p>13</text:p>
          </table:table-cell>
          <table:table-cell table:style-name="ce17" table:formula="of:=LEFT([.C576];[.D576])" office:value-type="string" office:string-value="barra2-icon (" calcext:value-type="string">
            <text:p>barra2-icon (</text:p>
          </table:table-cell>
          <table:table-cell table:style-name="ce17" table:formula="of:=LEFT([.E576];LEN([.E576])-2)" office:value-type="string" office:string-value="barra2-icon" calcext:value-type="string">
            <text:p>barra2-icon</text:p>
          </table:table-cell>
          <table:table-cell/>
          <table:table-cell office:value-type="string" calcext:value-type="string">
            <text:p>no</text:p>
          </table:table-cell>
          <table:table-cell table:number-columns-repeated="8"/>
          <table:table-cell table:formula="of:=IF([.S576]&lt;&gt;[.C576];&quot;X&quot;;&quot;&quot;)">
            <text:p/>
          </table:table-cell>
          <table:table-cell table:style-name="ce10" office:value-type="float" office:value="-1" calcext:value-type="float">
            <text:p>-1</text:p>
          </table:table-cell>
          <table:table-cell table:style-name="ce10" office:value-type="string" calcext:value-type="string">
            <text:p>barra2-icon (org.gvsig.app.document.layout2.app.mainplugin)</text:p>
          </table:table-cell>
          <table:table-cell table:style-name="ce32" table:number-columns-repeated="3"/>
          <table:table-cell table:number-columns-repeated="1002"/>
        </table:table-row>
        <table:table-row table:style-name="ro4">
          <table:table-cell office:value-type="float" office:value="463" calcext:value-type="float">
            <text:p>463</text:p>
          </table:table-cell>
          <table:table-cell table:style-name="ce5" office:value-type="float" office:value="-1" calcext:value-type="float">
            <text:p>-1</text:p>
          </table:table-cell>
          <table:table-cell table:style-name="ce17" office:value-type="string" calcext:value-type="string">
            <text:p>barra3-icon (org.gvsig.app.document.layout2.app.mainplugin)</text:p>
          </table:table-cell>
          <table:table-cell table:style-name="ce17" table:formula="of:=SEARCH(&quot;(&quot;;[.C577])" office:value-type="float" office:value="13" calcext:value-type="float">
            <text:p>13</text:p>
          </table:table-cell>
          <table:table-cell table:style-name="ce17" table:formula="of:=LEFT([.C577];[.D577])" office:value-type="string" office:string-value="barra3-icon (" calcext:value-type="string">
            <text:p>barra3-icon (</text:p>
          </table:table-cell>
          <table:table-cell table:style-name="ce17" table:formula="of:=LEFT([.E577];LEN([.E577])-2)" office:value-type="string" office:string-value="barra3-icon" calcext:value-type="string">
            <text:p>barra3-icon</text:p>
          </table:table-cell>
          <table:table-cell/>
          <table:table-cell office:value-type="string" calcext:value-type="string">
            <text:p>no</text:p>
          </table:table-cell>
          <table:table-cell table:number-columns-repeated="8"/>
          <table:table-cell table:formula="of:=IF([.S577]&lt;&gt;[.C577];&quot;X&quot;;&quot;&quot;)">
            <text:p/>
          </table:table-cell>
          <table:table-cell table:style-name="ce10" office:value-type="float" office:value="-1" calcext:value-type="float">
            <text:p>-1</text:p>
          </table:table-cell>
          <table:table-cell table:style-name="ce10" office:value-type="string" calcext:value-type="string">
            <text:p>barra3-icon (org.gvsig.app.document.layout2.app.mainplugin)</text:p>
          </table:table-cell>
          <table:table-cell table:style-name="ce32" table:number-columns-repeated="3"/>
          <table:table-cell table:number-columns-repeated="1002"/>
        </table:table-row>
        <table:table-row table:style-name="ro4">
          <table:table-cell office:value-type="float" office:value="464" calcext:value-type="float">
            <text:p>464</text:p>
          </table:table-cell>
          <table:table-cell table:style-name="ce5"/>
          <table:table-cell table:style-name="ce17" office:value-type="string" calcext:value-type="string">
            <text:p>eresize-icon (org.gvsig.app.document.layout2.app.mainplugin)</text:p>
          </table:table-cell>
          <table:table-cell table:style-name="ce17" table:formula="of:=SEARCH(&quot;(&quot;;[.C578])" office:value-type="float" office:value="14" calcext:value-type="float">
            <text:p>14</text:p>
          </table:table-cell>
          <table:table-cell table:style-name="ce17" table:formula="of:=LEFT([.C578];[.D578])" office:value-type="string" office:string-value="eresize-icon (" calcext:value-type="string">
            <text:p>eresize-icon (</text:p>
          </table:table-cell>
          <table:table-cell table:style-name="ce17" table:formula="of:=LEFT([.E578];LEN([.E578])-2)" office:value-type="string" office:string-value="eresize-icon" calcext:value-type="string">
            <text:p>eresize-icon</text:p>
          </table:table-cell>
          <table:table-cell/>
          <table:table-cell office:value-type="string" calcext:value-type="string">
            <text:p>no</text:p>
          </table:table-cell>
          <table:table-cell table:number-columns-repeated="8"/>
          <table:table-cell table:formula="of:=IF([.S578]&lt;&gt;[.C578];&quot;X&quot;;&quot;&quot;)">
            <text:p/>
          </table:table-cell>
          <table:table-cell table:style-name="ce10"/>
          <table:table-cell table:style-name="ce10" office:value-type="string" calcext:value-type="string">
            <text:p>eresize-icon (org.gvsig.app.document.layout2.app.mainplugin)</text:p>
          </table:table-cell>
          <table:table-cell table:style-name="ce32" table:number-columns-repeated="3"/>
          <table:table-cell table:number-columns-repeated="1002"/>
        </table:table-row>
        <table:table-row table:style-name="ro4">
          <table:table-cell office:value-type="float" office:value="465" calcext:value-type="float">
            <text:p>465</text:p>
          </table:table-cell>
          <table:table-cell table:style-name="ce5"/>
          <table:table-cell table:style-name="ce17" office:value-type="string" calcext:value-type="string">
            <text:p>graphic-move-icon (org.gvsig.app.document.layout2.app.mainplugin)</text:p>
          </table:table-cell>
          <table:table-cell table:style-name="ce17" table:formula="of:=SEARCH(&quot;(&quot;;[.C579])" office:value-type="float" office:value="19" calcext:value-type="float">
            <text:p>19</text:p>
          </table:table-cell>
          <table:table-cell table:style-name="ce17" table:formula="of:=LEFT([.C579];[.D579])" office:value-type="string" office:string-value="graphic-move-icon (" calcext:value-type="string">
            <text:p>graphic-move-icon (</text:p>
          </table:table-cell>
          <table:table-cell table:style-name="ce17" table:formula="of:=LEFT([.E579];LEN([.E579])-2)" office:value-type="string" office:string-value="graphic-move-icon" calcext:value-type="string">
            <text:p>graphic-move-icon</text:p>
          </table:table-cell>
          <table:table-cell/>
          <table:table-cell office:value-type="string" calcext:value-type="string">
            <text:p>no</text:p>
          </table:table-cell>
          <table:table-cell table:number-columns-repeated="8"/>
          <table:table-cell table:formula="of:=IF([.S579]&lt;&gt;[.C579];&quot;X&quot;;&quot;&quot;)">
            <text:p/>
          </table:table-cell>
          <table:table-cell table:style-name="ce10"/>
          <table:table-cell table:style-name="ce10" office:value-type="string" calcext:value-type="string">
            <text:p>graphic-move-icon (org.gvsig.app.document.layout2.app.mainplugin)</text:p>
          </table:table-cell>
          <table:table-cell table:style-name="ce32" table:number-columns-repeated="3"/>
          <table:table-cell table:number-columns-repeated="1002"/>
        </table:table-row>
        <table:table-row table:style-name="ro4">
          <table:table-cell office:value-type="float" office:value="466" calcext:value-type="float">
            <text:p>466</text:p>
          </table:table-cell>
          <table:table-cell table:style-name="ce5"/>
          <table:table-cell table:style-name="ce17" office:value-type="string" calcext:value-type="string">
            <text:p>layout-pan-icon (org.gvsig.app.document.layout2.app.mainplugin)</text:p>
          </table:table-cell>
          <table:table-cell table:style-name="ce17" table:formula="of:=SEARCH(&quot;(&quot;;[.C580])" office:value-type="float" office:value="17" calcext:value-type="float">
            <text:p>17</text:p>
          </table:table-cell>
          <table:table-cell table:style-name="ce17" table:formula="of:=LEFT([.C580];[.D580])" office:value-type="string" office:string-value="layout-pan-icon (" calcext:value-type="string">
            <text:p>layout-pan-icon (</text:p>
          </table:table-cell>
          <table:table-cell table:style-name="ce17" table:formula="of:=LEFT([.E580];LEN([.E580])-2)" office:value-type="string" office:string-value="layout-pan-icon" calcext:value-type="string">
            <text:p>layout-pan-icon</text:p>
          </table:table-cell>
          <table:table-cell/>
          <table:table-cell office:value-type="string" calcext:value-type="string">
            <text:p>no</text:p>
          </table:table-cell>
          <table:table-cell table:number-columns-repeated="8"/>
          <table:table-cell table:formula="of:=IF([.S580]&lt;&gt;[.C580];&quot;X&quot;;&quot;&quot;)">
            <text:p/>
          </table:table-cell>
          <table:table-cell table:style-name="ce10"/>
          <table:table-cell table:style-name="ce10" office:value-type="string" calcext:value-type="string">
            <text:p>layout-pan-icon (org.gvsig.app.document.layout2.app.mainplugin)</text:p>
          </table:table-cell>
          <table:table-cell table:style-name="ce32" table:number-columns-repeated="3"/>
          <table:table-cell table:number-columns-repeated="1002"/>
        </table:table-row>
        <table:table-row table:style-name="ro4">
          <table:table-cell office:value-type="float" office:value="467" calcext:value-type="float">
            <text:p>467</text:p>
          </table:table-cell>
          <table:table-cell table:style-name="ce5"/>
          <table:table-cell table:style-name="ce17" office:value-type="string" calcext:value-type="string">
            <text:p>left-rotation-icon (org.gvsig.app.document.layout2.app.mainplugin)</text:p>
          </table:table-cell>
          <table:table-cell table:style-name="ce17" table:formula="of:=SEARCH(&quot;(&quot;;[.C581])" office:value-type="float" office:value="20" calcext:value-type="float">
            <text:p>20</text:p>
          </table:table-cell>
          <table:table-cell table:style-name="ce17" table:formula="of:=LEFT([.C581];[.D581])" office:value-type="string" office:string-value="left-rotation-icon (" calcext:value-type="string">
            <text:p>left-rotation-icon (</text:p>
          </table:table-cell>
          <table:table-cell table:style-name="ce17" table:formula="of:=LEFT([.E581];LEN([.E581])-2)" office:value-type="string" office:string-value="left-rotation-icon" calcext:value-type="string">
            <text:p>left-rotation-icon</text:p>
          </table:table-cell>
          <table:table-cell/>
          <table:table-cell office:value-type="string" calcext:value-type="string">
            <text:p>no</text:p>
          </table:table-cell>
          <table:table-cell table:number-columns-repeated="8"/>
          <table:table-cell table:formula="of:=IF([.S581]&lt;&gt;[.C581];&quot;X&quot;;&quot;&quot;)">
            <text:p/>
          </table:table-cell>
          <table:table-cell table:style-name="ce10"/>
          <table:table-cell table:style-name="ce10" office:value-type="string" calcext:value-type="string">
            <text:p>left-rotation-icon (org.gvsig.app.document.layout2.app.mainplugin)</text:p>
          </table:table-cell>
          <table:table-cell table:style-name="ce32" table:number-columns-repeated="3"/>
          <table:table-cell table:number-columns-repeated="1002"/>
        </table:table-row>
        <table:table-row table:style-name="ro4">
          <table:table-cell office:value-type="float" office:value="468" calcext:value-type="float">
            <text:p>468</text:p>
          </table:table-cell>
          <table:table-cell table:style-name="ce5"/>
          <table:table-cell table:style-name="ce17" office:value-type="string" calcext:value-type="string">
            <text:p>neresize-icon (org.gvsig.app.document.layout2.app.mainplugin)</text:p>
          </table:table-cell>
          <table:table-cell table:style-name="ce17" table:formula="of:=SEARCH(&quot;(&quot;;[.C582])" office:value-type="float" office:value="15" calcext:value-type="float">
            <text:p>15</text:p>
          </table:table-cell>
          <table:table-cell table:style-name="ce17" table:formula="of:=LEFT([.C582];[.D582])" office:value-type="string" office:string-value="neresize-icon (" calcext:value-type="string">
            <text:p>neresize-icon (</text:p>
          </table:table-cell>
          <table:table-cell table:style-name="ce17" table:formula="of:=LEFT([.E582];LEN([.E582])-2)" office:value-type="string" office:string-value="neresize-icon" calcext:value-type="string">
            <text:p>neresize-icon</text:p>
          </table:table-cell>
          <table:table-cell/>
          <table:table-cell office:value-type="string" calcext:value-type="string">
            <text:p>no</text:p>
          </table:table-cell>
          <table:table-cell table:number-columns-repeated="8"/>
          <table:table-cell table:formula="of:=IF([.S582]&lt;&gt;[.C582];&quot;X&quot;;&quot;&quot;)">
            <text:p/>
          </table:table-cell>
          <table:table-cell table:style-name="ce10"/>
          <table:table-cell table:style-name="ce10" office:value-type="string" calcext:value-type="string">
            <text:p>neresize-icon (org.gvsig.app.document.layout2.app.mainplugin)</text:p>
          </table:table-cell>
          <table:table-cell table:style-name="ce32" table:number-columns-repeated="3"/>
          <table:table-cell table:number-columns-repeated="1002"/>
        </table:table-row>
        <table:table-row table:style-name="ro4">
          <table:table-cell office:value-type="float" office:value="469" calcext:value-type="float">
            <text:p>469</text:p>
          </table:table-cell>
          <table:table-cell table:style-name="ce5"/>
          <table:table-cell table:style-name="ce17" office:value-type="string" calcext:value-type="string">
            <text:p>nresize-icon (org.gvsig.app.document.layout2.app.mainplugin)</text:p>
          </table:table-cell>
          <table:table-cell table:style-name="ce17" table:formula="of:=SEARCH(&quot;(&quot;;[.C583])" office:value-type="float" office:value="14" calcext:value-type="float">
            <text:p>14</text:p>
          </table:table-cell>
          <table:table-cell table:style-name="ce17" table:formula="of:=LEFT([.C583];[.D583])" office:value-type="string" office:string-value="nresize-icon (" calcext:value-type="string">
            <text:p>nresize-icon (</text:p>
          </table:table-cell>
          <table:table-cell table:style-name="ce17" table:formula="of:=LEFT([.E583];LEN([.E583])-2)" office:value-type="string" office:string-value="nresize-icon" calcext:value-type="string">
            <text:p>nresize-icon</text:p>
          </table:table-cell>
          <table:table-cell/>
          <table:table-cell office:value-type="string" calcext:value-type="string">
            <text:p>no</text:p>
          </table:table-cell>
          <table:table-cell table:number-columns-repeated="8"/>
          <table:table-cell table:formula="of:=IF([.S583]&lt;&gt;[.C583];&quot;X&quot;;&quot;&quot;)">
            <text:p/>
          </table:table-cell>
          <table:table-cell table:style-name="ce10"/>
          <table:table-cell table:style-name="ce10" office:value-type="string" calcext:value-type="string">
            <text:p>nresize-icon (org.gvsig.app.document.layout2.app.mainplugin)</text:p>
          </table:table-cell>
          <table:table-cell table:style-name="ce32" table:number-columns-repeated="3"/>
          <table:table-cell table:number-columns-repeated="1002"/>
        </table:table-row>
        <table:table-row table:style-name="ro4">
          <table:table-cell office:value-type="float" office:value="470" calcext:value-type="float">
            <text:p>470</text:p>
          </table:table-cell>
          <table:table-cell table:style-name="ce5" office:value-type="float" office:value="-1" calcext:value-type="float">
            <text:p>-1</text:p>
          </table:table-cell>
          <table:table-cell table:style-name="ce17" office:value-type="string" calcext:value-type="string">
            <text:p>numero-icon (org.gvsig.app.document.layout2.app.mainplugin)</text:p>
          </table:table-cell>
          <table:table-cell table:style-name="ce17" table:formula="of:=SEARCH(&quot;(&quot;;[.C584])" office:value-type="float" office:value="13" calcext:value-type="float">
            <text:p>13</text:p>
          </table:table-cell>
          <table:table-cell table:style-name="ce17" table:formula="of:=LEFT([.C584];[.D584])" office:value-type="string" office:string-value="numero-icon (" calcext:value-type="string">
            <text:p>numero-icon (</text:p>
          </table:table-cell>
          <table:table-cell table:style-name="ce17" table:formula="of:=LEFT([.E584];LEN([.E584])-2)" office:value-type="string" office:string-value="numero-icon" calcext:value-type="string">
            <text:p>numero-icon</text:p>
          </table:table-cell>
          <table:table-cell/>
          <table:table-cell office:value-type="string" calcext:value-type="string">
            <text:p>no</text:p>
          </table:table-cell>
          <table:table-cell table:number-columns-repeated="8"/>
          <table:table-cell table:formula="of:=IF([.S584]&lt;&gt;[.C584];&quot;X&quot;;&quot;&quot;)">
            <text:p/>
          </table:table-cell>
          <table:table-cell table:style-name="ce10" office:value-type="float" office:value="-1" calcext:value-type="float">
            <text:p>-1</text:p>
          </table:table-cell>
          <table:table-cell table:style-name="ce10" office:value-type="string" calcext:value-type="string">
            <text:p>numero-icon (org.gvsig.app.document.layout2.app.mainplugin)</text:p>
          </table:table-cell>
          <table:table-cell table:style-name="ce32" table:number-columns-repeated="3"/>
          <table:table-cell table:number-columns-repeated="1002"/>
        </table:table-row>
        <table:table-row table:style-name="ro4">
          <table:table-cell office:value-type="float" office:value="471" calcext:value-type="float">
            <text:p>471</text:p>
          </table:table-cell>
          <table:table-cell table:style-name="ce5"/>
          <table:table-cell table:style-name="ce17" office:value-type="string" calcext:value-type="string">
            <text:p>right-rotation-icon (org.gvsig.app.document.layout2.app.mainplugin)</text:p>
          </table:table-cell>
          <table:table-cell table:style-name="ce17" table:formula="of:=SEARCH(&quot;(&quot;;[.C585])" office:value-type="float" office:value="21" calcext:value-type="float">
            <text:p>21</text:p>
          </table:table-cell>
          <table:table-cell table:style-name="ce17" table:formula="of:=LEFT([.C585];[.D585])" office:value-type="string" office:string-value="right-rotation-icon (" calcext:value-type="string">
            <text:p>right-rotation-icon (</text:p>
          </table:table-cell>
          <table:table-cell table:style-name="ce17" table:formula="of:=LEFT([.E585];LEN([.E585])-2)" office:value-type="string" office:string-value="right-rotation-icon" calcext:value-type="string">
            <text:p>right-rotation-icon</text:p>
          </table:table-cell>
          <table:table-cell/>
          <table:table-cell office:value-type="string" calcext:value-type="string">
            <text:p>no</text:p>
          </table:table-cell>
          <table:table-cell table:number-columns-repeated="8"/>
          <table:table-cell table:formula="of:=IF([.S585]&lt;&gt;[.C585];&quot;X&quot;;&quot;&quot;)">
            <text:p/>
          </table:table-cell>
          <table:table-cell table:style-name="ce10"/>
          <table:table-cell table:style-name="ce10" office:value-type="string" calcext:value-type="string">
            <text:p>right-rotation-icon (org.gvsig.app.document.layout2.app.mainplugin)</text:p>
          </table:table-cell>
          <table:table-cell table:style-name="ce32" table:number-columns-repeated="3"/>
          <table:table-cell table:number-columns-repeated="1002"/>
        </table:table-row>
        <table:table-row table:style-name="ro4">
          <table:table-cell office:value-type="float" office:value="472" calcext:value-type="float">
            <text:p>472</text:p>
          </table:table-cell>
          <table:table-cell table:style-name="ce5"/>
          <table:table-cell table:style-name="ce17" office:value-type="string" calcext:value-type="string">
            <text:p>sereresize-icon (org.gvsig.app.document.layout2.app.mainplugin)</text:p>
          </table:table-cell>
          <table:table-cell table:style-name="ce17" table:formula="of:=SEARCH(&quot;(&quot;;[.C586])" office:value-type="float" office:value="17" calcext:value-type="float">
            <text:p>17</text:p>
          </table:table-cell>
          <table:table-cell table:style-name="ce17" table:formula="of:=LEFT([.C586];[.D586])" office:value-type="string" office:string-value="sereresize-icon (" calcext:value-type="string">
            <text:p>sereresize-icon (</text:p>
          </table:table-cell>
          <table:table-cell table:style-name="ce17" table:formula="of:=LEFT([.E586];LEN([.E586])-2)" office:value-type="string" office:string-value="sereresize-icon" calcext:value-type="string">
            <text:p>sereresize-icon</text:p>
          </table:table-cell>
          <table:table-cell/>
          <table:table-cell office:value-type="string" calcext:value-type="string">
            <text:p>no</text:p>
          </table:table-cell>
          <table:table-cell table:number-columns-repeated="8"/>
          <table:table-cell table:formula="of:=IF([.S586]&lt;&gt;[.C586];&quot;X&quot;;&quot;&quot;)">
            <text:p/>
          </table:table-cell>
          <table:table-cell table:style-name="ce10"/>
          <table:table-cell table:style-name="ce10" office:value-type="string" calcext:value-type="string">
            <text:p>sereresize-icon (org.gvsig.app.document.layout2.app.mainplugin)</text:p>
          </table:table-cell>
          <table:table-cell table:style-name="ce32" table:number-columns-repeated="3"/>
          <table:table-cell table:number-columns-repeated="1002"/>
        </table:table-row>
        <table:table-row table:style-name="ro4">
          <table:table-cell office:value-type="float" office:value="473" calcext:value-type="float">
            <text:p>473</text:p>
          </table:table-cell>
          <table:table-cell table:style-name="ce5"/>
          <table:table-cell table:style-name="ce17" office:value-type="string" calcext:value-type="string">
            <text:p>symboltag-icon (org.gvsig.app.document.layout2.app.mainplugin)</text:p>
          </table:table-cell>
          <table:table-cell table:style-name="ce17" table:formula="of:=SEARCH(&quot;(&quot;;[.C587])" office:value-type="float" office:value="16" calcext:value-type="float">
            <text:p>16</text:p>
          </table:table-cell>
          <table:table-cell table:style-name="ce17" table:formula="of:=LEFT([.C587];[.D587])" office:value-type="string" office:string-value="symboltag-icon (" calcext:value-type="string">
            <text:p>symboltag-icon (</text:p>
          </table:table-cell>
          <table:table-cell table:style-name="ce17" table:formula="of:=LEFT([.E587];LEN([.E587])-2)" office:value-type="string" office:string-value="symboltag-icon" calcext:value-type="string">
            <text:p>symboltag-icon</text:p>
          </table:table-cell>
          <table:table-cell/>
          <table:table-cell office:value-type="string" calcext:value-type="string">
            <text:p>no</text:p>
          </table:table-cell>
          <table:table-cell table:number-columns-repeated="8"/>
          <table:table-cell table:formula="of:=IF([.S587]&lt;&gt;[.C587];&quot;X&quot;;&quot;&quot;)">
            <text:p/>
          </table:table-cell>
          <table:table-cell table:style-name="ce10"/>
          <table:table-cell table:style-name="ce10" office:value-type="string" calcext:value-type="string">
            <text:p>symboltag-icon (org.gvsig.app.document.layout2.app.mainplugin)</text:p>
          </table:table-cell>
          <table:table-cell table:style-name="ce32" table:number-columns-repeated="3"/>
          <table:table-cell table:number-columns-repeated="1002"/>
        </table:table-row>
        <table:table-row table:style-name="ro4">
          <table:table-cell office:value-type="float" office:value="474" calcext:value-type="float">
            <text:p>474</text:p>
          </table:table-cell>
          <table:table-cell table:style-name="ce5"/>
          <table:table-cell table:style-name="ce17" office:value-type="string" calcext:value-type="string">
            <text:p>text-center-h-icon (org.gvsig.app.document.layout2.app.mainplugin)</text:p>
          </table:table-cell>
          <table:table-cell table:style-name="ce17" table:formula="of:=SEARCH(&quot;(&quot;;[.C588])" office:value-type="float" office:value="20" calcext:value-type="float">
            <text:p>20</text:p>
          </table:table-cell>
          <table:table-cell table:style-name="ce17" table:formula="of:=LEFT([.C588];[.D588])" office:value-type="string" office:string-value="text-center-h-icon (" calcext:value-type="string">
            <text:p>text-center-h-icon (</text:p>
          </table:table-cell>
          <table:table-cell table:style-name="ce17" table:formula="of:=LEFT([.E588];LEN([.E588])-2)" office:value-type="string" office:string-value="text-center-h-icon" calcext:value-type="string">
            <text:p>text-center-h-icon</text:p>
          </table:table-cell>
          <table:table-cell/>
          <table:table-cell office:value-type="string" calcext:value-type="string">
            <text:p>no</text:p>
          </table:table-cell>
          <table:table-cell table:number-columns-repeated="8"/>
          <table:table-cell table:formula="of:=IF([.S588]&lt;&gt;[.C588];&quot;X&quot;;&quot;&quot;)">
            <text:p/>
          </table:table-cell>
          <table:table-cell table:style-name="ce10"/>
          <table:table-cell table:style-name="ce10" office:value-type="string" calcext:value-type="string">
            <text:p>text-center-h-icon (org.gvsig.app.document.layout2.app.mainplugin)</text:p>
          </table:table-cell>
          <table:table-cell table:style-name="ce32" table:number-columns-repeated="3"/>
          <table:table-cell table:number-columns-repeated="1002"/>
        </table:table-row>
        <table:table-row table:style-name="ro4">
          <table:table-cell office:value-type="float" office:value="475" calcext:value-type="float">
            <text:p>475</text:p>
          </table:table-cell>
          <table:table-cell table:style-name="ce5"/>
          <table:table-cell table:style-name="ce17" office:value-type="string" calcext:value-type="string">
            <text:p>text-center-v-icon (org.gvsig.app.document.layout2.app.mainplugin)</text:p>
          </table:table-cell>
          <table:table-cell table:style-name="ce17" table:formula="of:=SEARCH(&quot;(&quot;;[.C589])" office:value-type="float" office:value="20" calcext:value-type="float">
            <text:p>20</text:p>
          </table:table-cell>
          <table:table-cell table:style-name="ce17" table:formula="of:=LEFT([.C589];[.D589])" office:value-type="string" office:string-value="text-center-v-icon (" calcext:value-type="string">
            <text:p>text-center-v-icon (</text:p>
          </table:table-cell>
          <table:table-cell table:style-name="ce17" table:formula="of:=LEFT([.E589];LEN([.E589])-2)" office:value-type="string" office:string-value="text-center-v-icon" calcext:value-type="string">
            <text:p>text-center-v-icon</text:p>
          </table:table-cell>
          <table:table-cell/>
          <table:table-cell office:value-type="string" calcext:value-type="string">
            <text:p>no</text:p>
          </table:table-cell>
          <table:table-cell table:number-columns-repeated="8"/>
          <table:table-cell table:formula="of:=IF([.S589]&lt;&gt;[.C589];&quot;X&quot;;&quot;&quot;)">
            <text:p/>
          </table:table-cell>
          <table:table-cell table:style-name="ce10"/>
          <table:table-cell table:style-name="ce10" office:value-type="string" calcext:value-type="string">
            <text:p>text-center-v-icon (org.gvsig.app.document.layout2.app.mainplugin)</text:p>
          </table:table-cell>
          <table:table-cell table:style-name="ce32" table:number-columns-repeated="3"/>
          <table:table-cell table:number-columns-repeated="1002"/>
        </table:table-row>
        <table:table-row table:style-name="ro4">
          <table:table-cell office:value-type="float" office:value="476" calcext:value-type="float">
            <text:p>476</text:p>
          </table:table-cell>
          <table:table-cell table:style-name="ce5"/>
          <table:table-cell table:style-name="ce17" office:value-type="string" calcext:value-type="string">
            <text:p>text-distcenterh-icon (org.gvsig.app.document.layout2.app.mainplugin)</text:p>
          </table:table-cell>
          <table:table-cell table:style-name="ce17" table:formula="of:=SEARCH(&quot;(&quot;;[.C590])" office:value-type="float" office:value="23" calcext:value-type="float">
            <text:p>23</text:p>
          </table:table-cell>
          <table:table-cell table:style-name="ce17" table:formula="of:=LEFT([.C590];[.D590])" office:value-type="string" office:string-value="text-distcenterh-icon (" calcext:value-type="string">
            <text:p>text-distcenterh-icon (</text:p>
          </table:table-cell>
          <table:table-cell table:style-name="ce17" table:formula="of:=LEFT([.E590];LEN([.E590])-2)" office:value-type="string" office:string-value="text-distcenterh-icon" calcext:value-type="string">
            <text:p>text-distcenterh-icon</text:p>
          </table:table-cell>
          <table:table-cell/>
          <table:table-cell office:value-type="string" calcext:value-type="string">
            <text:p>no</text:p>
          </table:table-cell>
          <table:table-cell table:number-columns-repeated="8"/>
          <table:table-cell table:formula="of:=IF([.S590]&lt;&gt;[.C590];&quot;X&quot;;&quot;&quot;)">
            <text:p/>
          </table:table-cell>
          <table:table-cell table:style-name="ce10"/>
          <table:table-cell table:style-name="ce10" office:value-type="string" calcext:value-type="string">
            <text:p>text-distcenterh-icon (org.gvsig.app.document.layout2.app.mainplugin)</text:p>
          </table:table-cell>
          <table:table-cell table:style-name="ce32" table:number-columns-repeated="3"/>
          <table:table-cell table:number-columns-repeated="1002"/>
        </table:table-row>
        <table:table-row table:style-name="ro4">
          <table:table-cell office:value-type="float" office:value="477" calcext:value-type="float">
            <text:p>477</text:p>
          </table:table-cell>
          <table:table-cell table:style-name="ce5"/>
          <table:table-cell table:style-name="ce17" office:value-type="string" calcext:value-type="string">
            <text:p>text-distcenterv-icon (org.gvsig.app.document.layout2.app.mainplugin)</text:p>
          </table:table-cell>
          <table:table-cell table:style-name="ce17" table:formula="of:=SEARCH(&quot;(&quot;;[.C591])" office:value-type="float" office:value="23" calcext:value-type="float">
            <text:p>23</text:p>
          </table:table-cell>
          <table:table-cell table:style-name="ce17" table:formula="of:=LEFT([.C591];[.D591])" office:value-type="string" office:string-value="text-distcenterv-icon (" calcext:value-type="string">
            <text:p>text-distcenterv-icon (</text:p>
          </table:table-cell>
          <table:table-cell table:style-name="ce17" table:formula="of:=LEFT([.E591];LEN([.E591])-2)" office:value-type="string" office:string-value="text-distcenterv-icon" calcext:value-type="string">
            <text:p>text-distcenterv-icon</text:p>
          </table:table-cell>
          <table:table-cell/>
          <table:table-cell office:value-type="string" calcext:value-type="string">
            <text:p>no</text:p>
          </table:table-cell>
          <table:table-cell table:number-columns-repeated="8"/>
          <table:table-cell table:formula="of:=IF([.S591]&lt;&gt;[.C591];&quot;X&quot;;&quot;&quot;)">
            <text:p/>
          </table:table-cell>
          <table:table-cell table:style-name="ce10"/>
          <table:table-cell table:style-name="ce10" office:value-type="string" calcext:value-type="string">
            <text:p>text-distcenterv-icon (org.gvsig.app.document.layout2.app.mainplugin)</text:p>
          </table:table-cell>
          <table:table-cell table:style-name="ce32" table:number-columns-repeated="3"/>
          <table:table-cell table:number-columns-repeated="1002"/>
        </table:table-row>
        <table:table-row table:style-name="ro4">
          <table:table-cell office:value-type="float" office:value="478" calcext:value-type="float">
            <text:p>478</text:p>
          </table:table-cell>
          <table:table-cell table:style-name="ce5"/>
          <table:table-cell table:style-name="ce17" office:value-type="string" calcext:value-type="string">
            <text:p>text-distdown-icon (org.gvsig.app.document.layout2.app.mainplugin)</text:p>
          </table:table-cell>
          <table:table-cell table:style-name="ce17" table:formula="of:=SEARCH(&quot;(&quot;;[.C592])" office:value-type="float" office:value="20" calcext:value-type="float">
            <text:p>20</text:p>
          </table:table-cell>
          <table:table-cell table:style-name="ce17" table:formula="of:=LEFT([.C592];[.D592])" office:value-type="string" office:string-value="text-distdown-icon (" calcext:value-type="string">
            <text:p>text-distdown-icon (</text:p>
          </table:table-cell>
          <table:table-cell table:style-name="ce17" table:formula="of:=LEFT([.E592];LEN([.E592])-2)" office:value-type="string" office:string-value="text-distdown-icon" calcext:value-type="string">
            <text:p>text-distdown-icon</text:p>
          </table:table-cell>
          <table:table-cell/>
          <table:table-cell office:value-type="string" calcext:value-type="string">
            <text:p>no</text:p>
          </table:table-cell>
          <table:table-cell table:number-columns-repeated="8"/>
          <table:table-cell table:formula="of:=IF([.S592]&lt;&gt;[.C592];&quot;X&quot;;&quot;&quot;)">
            <text:p/>
          </table:table-cell>
          <table:table-cell table:style-name="ce10"/>
          <table:table-cell table:style-name="ce10" office:value-type="string" calcext:value-type="string">
            <text:p>text-distdown-icon (org.gvsig.app.document.layout2.app.mainplugin)</text:p>
          </table:table-cell>
          <table:table-cell table:style-name="ce32" table:number-columns-repeated="3"/>
          <table:table-cell table:number-columns-repeated="1002"/>
        </table:table-row>
        <table:table-row table:style-name="ro4">
          <table:table-cell office:value-type="float" office:value="479" calcext:value-type="float">
            <text:p>479</text:p>
          </table:table-cell>
          <table:table-cell table:style-name="ce5"/>
          <table:table-cell table:style-name="ce17" office:value-type="string" calcext:value-type="string">
            <text:p>text-distleft-icon (org.gvsig.app.document.layout2.app.mainplugin)</text:p>
          </table:table-cell>
          <table:table-cell table:style-name="ce17" table:formula="of:=SEARCH(&quot;(&quot;;[.C593])" office:value-type="float" office:value="20" calcext:value-type="float">
            <text:p>20</text:p>
          </table:table-cell>
          <table:table-cell table:style-name="ce17" table:formula="of:=LEFT([.C593];[.D593])" office:value-type="string" office:string-value="text-distleft-icon (" calcext:value-type="string">
            <text:p>text-distleft-icon (</text:p>
          </table:table-cell>
          <table:table-cell table:style-name="ce17" table:formula="of:=LEFT([.E593];LEN([.E593])-2)" office:value-type="string" office:string-value="text-distleft-icon" calcext:value-type="string">
            <text:p>text-distleft-icon</text:p>
          </table:table-cell>
          <table:table-cell/>
          <table:table-cell office:value-type="string" calcext:value-type="string">
            <text:p>no</text:p>
          </table:table-cell>
          <table:table-cell table:number-columns-repeated="8"/>
          <table:table-cell table:formula="of:=IF([.S593]&lt;&gt;[.C593];&quot;X&quot;;&quot;&quot;)">
            <text:p/>
          </table:table-cell>
          <table:table-cell table:style-name="ce10"/>
          <table:table-cell table:style-name="ce10" office:value-type="string" calcext:value-type="string">
            <text:p>text-distleft-icon (org.gvsig.app.document.layout2.app.mainplugin)</text:p>
          </table:table-cell>
          <table:table-cell table:style-name="ce32" table:number-columns-repeated="3"/>
          <table:table-cell table:number-columns-repeated="1002"/>
        </table:table-row>
        <table:table-row table:style-name="ro4">
          <table:table-cell office:value-type="float" office:value="480" calcext:value-type="float">
            <text:p>480</text:p>
          </table:table-cell>
          <table:table-cell table:style-name="ce5"/>
          <table:table-cell table:style-name="ce17" office:value-type="string" calcext:value-type="string">
            <text:p>text-distright-icon (org.gvsig.app.document.layout2.app.mainplugin)</text:p>
          </table:table-cell>
          <table:table-cell table:style-name="ce17" table:formula="of:=SEARCH(&quot;(&quot;;[.C594])" office:value-type="float" office:value="21" calcext:value-type="float">
            <text:p>21</text:p>
          </table:table-cell>
          <table:table-cell table:style-name="ce17" table:formula="of:=LEFT([.C594];[.D594])" office:value-type="string" office:string-value="text-distright-icon (" calcext:value-type="string">
            <text:p>text-distright-icon (</text:p>
          </table:table-cell>
          <table:table-cell table:style-name="ce17" table:formula="of:=LEFT([.E594];LEN([.E594])-2)" office:value-type="string" office:string-value="text-distright-icon" calcext:value-type="string">
            <text:p>text-distright-icon</text:p>
          </table:table-cell>
          <table:table-cell/>
          <table:table-cell office:value-type="string" calcext:value-type="string">
            <text:p>no</text:p>
          </table:table-cell>
          <table:table-cell table:number-columns-repeated="8"/>
          <table:table-cell table:formula="of:=IF([.S594]&lt;&gt;[.C594];&quot;X&quot;;&quot;&quot;)">
            <text:p/>
          </table:table-cell>
          <table:table-cell table:style-name="ce10"/>
          <table:table-cell table:style-name="ce10" office:value-type="string" calcext:value-type="string">
            <text:p>text-distright-icon (org.gvsig.app.document.layout2.app.mainplugin)</text:p>
          </table:table-cell>
          <table:table-cell table:style-name="ce32" table:number-columns-repeated="3"/>
          <table:table-cell table:number-columns-repeated="1002"/>
        </table:table-row>
        <table:table-row table:style-name="ro4">
          <table:table-cell office:value-type="float" office:value="481" calcext:value-type="float">
            <text:p>481</text:p>
          </table:table-cell>
          <table:table-cell table:style-name="ce5"/>
          <table:table-cell table:style-name="ce17" office:value-type="string" calcext:value-type="string">
            <text:p>text-distup-icon (org.gvsig.app.document.layout2.app.mainplugin)</text:p>
          </table:table-cell>
          <table:table-cell table:style-name="ce17" table:formula="of:=SEARCH(&quot;(&quot;;[.C595])" office:value-type="float" office:value="18" calcext:value-type="float">
            <text:p>18</text:p>
          </table:table-cell>
          <table:table-cell table:style-name="ce17" table:formula="of:=LEFT([.C595];[.D595])" office:value-type="string" office:string-value="text-distup-icon (" calcext:value-type="string">
            <text:p>text-distup-icon (</text:p>
          </table:table-cell>
          <table:table-cell table:style-name="ce17" table:formula="of:=LEFT([.E595];LEN([.E595])-2)" office:value-type="string" office:string-value="text-distup-icon" calcext:value-type="string">
            <text:p>text-distup-icon</text:p>
          </table:table-cell>
          <table:table-cell/>
          <table:table-cell office:value-type="string" calcext:value-type="string">
            <text:p>no</text:p>
          </table:table-cell>
          <table:table-cell table:number-columns-repeated="8"/>
          <table:table-cell table:formula="of:=IF([.S595]&lt;&gt;[.C595];&quot;X&quot;;&quot;&quot;)">
            <text:p/>
          </table:table-cell>
          <table:table-cell table:style-name="ce10"/>
          <table:table-cell table:style-name="ce10" office:value-type="string" calcext:value-type="string">
            <text:p>text-distup-icon (org.gvsig.app.document.layout2.app.mainplugin)</text:p>
          </table:table-cell>
          <table:table-cell table:style-name="ce32" table:number-columns-repeated="3"/>
          <table:table-cell table:number-columns-repeated="1002"/>
        </table:table-row>
        <table:table-row table:style-name="ro4">
          <table:table-cell office:value-type="float" office:value="482" calcext:value-type="float">
            <text:p>482</text:p>
          </table:table-cell>
          <table:table-cell table:style-name="ce5"/>
          <table:table-cell table:style-name="ce17" office:value-type="string" calcext:value-type="string">
            <text:p>text-down-icon (org.gvsig.app.document.layout2.app.mainplugin)</text:p>
          </table:table-cell>
          <table:table-cell table:style-name="ce17" table:formula="of:=SEARCH(&quot;(&quot;;[.C596])" office:value-type="float" office:value="16" calcext:value-type="float">
            <text:p>16</text:p>
          </table:table-cell>
          <table:table-cell table:style-name="ce17" table:formula="of:=LEFT([.C596];[.D596])" office:value-type="string" office:string-value="text-down-icon (" calcext:value-type="string">
            <text:p>text-down-icon (</text:p>
          </table:table-cell>
          <table:table-cell table:style-name="ce17" table:formula="of:=LEFT([.E596];LEN([.E596])-2)" office:value-type="string" office:string-value="text-down-icon" calcext:value-type="string">
            <text:p>text-down-icon</text:p>
          </table:table-cell>
          <table:table-cell/>
          <table:table-cell office:value-type="string" calcext:value-type="string">
            <text:p>no</text:p>
          </table:table-cell>
          <table:table-cell table:number-columns-repeated="8"/>
          <table:table-cell table:formula="of:=IF([.S596]&lt;&gt;[.C596];&quot;X&quot;;&quot;&quot;)">
            <text:p/>
          </table:table-cell>
          <table:table-cell table:style-name="ce10"/>
          <table:table-cell table:style-name="ce10" office:value-type="string" calcext:value-type="string">
            <text:p>text-down-icon (org.gvsig.app.document.layout2.app.mainplugin)</text:p>
          </table:table-cell>
          <table:table-cell table:style-name="ce32" table:number-columns-repeated="3"/>
          <table:table-cell table:number-columns-repeated="1002"/>
        </table:table-row>
        <table:table-row table:style-name="ro4">
          <table:table-cell office:value-type="float" office:value="483" calcext:value-type="float">
            <text:p>483</text:p>
          </table:table-cell>
          <table:table-cell table:style-name="ce5"/>
          <table:table-cell table:style-name="ce17" office:value-type="string" calcext:value-type="string">
            <text:p>text-inlayout-icon (org.gvsig.app.document.layout2.app.mainplugin)</text:p>
          </table:table-cell>
          <table:table-cell table:style-name="ce17" table:formula="of:=SEARCH(&quot;(&quot;;[.C597])" office:value-type="float" office:value="20" calcext:value-type="float">
            <text:p>20</text:p>
          </table:table-cell>
          <table:table-cell table:style-name="ce17" table:formula="of:=LEFT([.C597];[.D597])" office:value-type="string" office:string-value="text-inlayout-icon (" calcext:value-type="string">
            <text:p>text-inlayout-icon (</text:p>
          </table:table-cell>
          <table:table-cell table:style-name="ce17" table:formula="of:=LEFT([.E597];LEN([.E597])-2)" office:value-type="string" office:string-value="text-inlayout-icon" calcext:value-type="string">
            <text:p>text-inlayout-icon</text:p>
          </table:table-cell>
          <table:table-cell/>
          <table:table-cell office:value-type="string" calcext:value-type="string">
            <text:p>no</text:p>
          </table:table-cell>
          <table:table-cell table:number-columns-repeated="8"/>
          <table:table-cell table:formula="of:=IF([.S597]&lt;&gt;[.C597];&quot;X&quot;;&quot;&quot;)">
            <text:p/>
          </table:table-cell>
          <table:table-cell table:style-name="ce10"/>
          <table:table-cell table:style-name="ce10" office:value-type="string" calcext:value-type="string">
            <text:p>text-inlayout-icon (org.gvsig.app.document.layout2.app.mainplugin)</text:p>
          </table:table-cell>
          <table:table-cell table:style-name="ce32" table:number-columns-repeated="3"/>
          <table:table-cell table:number-columns-repeated="1002"/>
        </table:table-row>
        <table:table-row table:style-name="ro4">
          <table:table-cell office:value-type="float" office:value="484" calcext:value-type="float">
            <text:p>484</text:p>
          </table:table-cell>
          <table:table-cell table:style-name="ce5"/>
          <table:table-cell table:style-name="ce17" office:value-type="string" calcext:value-type="string">
            <text:p>text-left-icon (org.gvsig.app.document.layout2.app.mainplugin)</text:p>
          </table:table-cell>
          <table:table-cell table:style-name="ce17" table:formula="of:=SEARCH(&quot;(&quot;;[.C598])" office:value-type="float" office:value="16" calcext:value-type="float">
            <text:p>16</text:p>
          </table:table-cell>
          <table:table-cell table:style-name="ce17" table:formula="of:=LEFT([.C598];[.D598])" office:value-type="string" office:string-value="text-left-icon (" calcext:value-type="string">
            <text:p>text-left-icon (</text:p>
          </table:table-cell>
          <table:table-cell table:style-name="ce17" table:formula="of:=LEFT([.E598];LEN([.E598])-2)" office:value-type="string" office:string-value="text-left-icon" calcext:value-type="string">
            <text:p>text-left-icon</text:p>
          </table:table-cell>
          <table:table-cell/>
          <table:table-cell office:value-type="string" calcext:value-type="string">
            <text:p>no</text:p>
          </table:table-cell>
          <table:table-cell table:number-columns-repeated="8"/>
          <table:table-cell table:formula="of:=IF([.S598]&lt;&gt;[.C598];&quot;X&quot;;&quot;&quot;)">
            <text:p/>
          </table:table-cell>
          <table:table-cell table:style-name="ce10"/>
          <table:table-cell table:style-name="ce10" office:value-type="string" calcext:value-type="string">
            <text:p>text-left-icon (org.gvsig.app.document.layout2.app.mainplugin)</text:p>
          </table:table-cell>
          <table:table-cell table:style-name="ce32" table:number-columns-repeated="3"/>
          <table:table-cell table:number-columns-repeated="1002"/>
        </table:table-row>
        <table:table-row table:style-name="ro4">
          <table:table-cell office:value-type="float" office:value="485" calcext:value-type="float">
            <text:p>485</text:p>
          </table:table-cell>
          <table:table-cell table:style-name="ce5"/>
          <table:table-cell table:style-name="ce17" office:value-type="string" calcext:value-type="string">
            <text:p>text-right-icon (org.gvsig.app.document.layout2.app.mainplugin)</text:p>
          </table:table-cell>
          <table:table-cell table:style-name="ce17" table:formula="of:=SEARCH(&quot;(&quot;;[.C599])" office:value-type="float" office:value="17" calcext:value-type="float">
            <text:p>17</text:p>
          </table:table-cell>
          <table:table-cell table:style-name="ce17" table:formula="of:=LEFT([.C599];[.D599])" office:value-type="string" office:string-value="text-right-icon (" calcext:value-type="string">
            <text:p>text-right-icon (</text:p>
          </table:table-cell>
          <table:table-cell table:style-name="ce17" table:formula="of:=LEFT([.E599];LEN([.E599])-2)" office:value-type="string" office:string-value="text-right-icon" calcext:value-type="string">
            <text:p>text-right-icon</text:p>
          </table:table-cell>
          <table:table-cell/>
          <table:table-cell office:value-type="string" calcext:value-type="string">
            <text:p>no</text:p>
          </table:table-cell>
          <table:table-cell table:number-columns-repeated="8"/>
          <table:table-cell table:formula="of:=IF([.S599]&lt;&gt;[.C599];&quot;X&quot;;&quot;&quot;)">
            <text:p/>
          </table:table-cell>
          <table:table-cell table:style-name="ce10"/>
          <table:table-cell table:style-name="ce10" office:value-type="string" calcext:value-type="string">
            <text:p>text-right-icon (org.gvsig.app.document.layout2.app.mainplugin)</text:p>
          </table:table-cell>
          <table:table-cell table:style-name="ce32" table:number-columns-repeated="3"/>
          <table:table-cell table:number-columns-repeated="1002"/>
        </table:table-row>
        <table:table-row table:style-name="ro4">
          <table:table-cell office:value-type="float" office:value="486" calcext:value-type="float">
            <text:p>486</text:p>
          </table:table-cell>
          <table:table-cell table:style-name="ce5"/>
          <table:table-cell table:style-name="ce17" office:value-type="string" calcext:value-type="string">
            <text:p>text-size-height-icon (org.gvsig.app.document.layout2.app.mainplugin)</text:p>
          </table:table-cell>
          <table:table-cell table:style-name="ce17" table:formula="of:=SEARCH(&quot;(&quot;;[.C600])" office:value-type="float" office:value="23" calcext:value-type="float">
            <text:p>23</text:p>
          </table:table-cell>
          <table:table-cell table:style-name="ce17" table:formula="of:=LEFT([.C600];[.D600])" office:value-type="string" office:string-value="text-size-height-icon (" calcext:value-type="string">
            <text:p>text-size-height-icon (</text:p>
          </table:table-cell>
          <table:table-cell table:style-name="ce17" table:formula="of:=LEFT([.E600];LEN([.E600])-2)" office:value-type="string" office:string-value="text-size-height-icon" calcext:value-type="string">
            <text:p>text-size-height-icon</text:p>
          </table:table-cell>
          <table:table-cell/>
          <table:table-cell office:value-type="string" calcext:value-type="string">
            <text:p>no</text:p>
          </table:table-cell>
          <table:table-cell table:number-columns-repeated="8"/>
          <table:table-cell table:formula="of:=IF([.S600]&lt;&gt;[.C600];&quot;X&quot;;&quot;&quot;)">
            <text:p/>
          </table:table-cell>
          <table:table-cell table:style-name="ce10"/>
          <table:table-cell table:style-name="ce10" office:value-type="string" calcext:value-type="string">
            <text:p>text-size-height-icon (org.gvsig.app.document.layout2.app.mainplugin)</text:p>
          </table:table-cell>
          <table:table-cell table:style-name="ce32" table:number-columns-repeated="3"/>
          <table:table-cell table:number-columns-repeated="1002"/>
        </table:table-row>
        <table:table-row table:style-name="ro4">
          <table:table-cell office:value-type="float" office:value="487" calcext:value-type="float">
            <text:p>487</text:p>
          </table:table-cell>
          <table:table-cell table:style-name="ce5"/>
          <table:table-cell table:style-name="ce17" office:value-type="string" calcext:value-type="string">
            <text:p>text-size-other-icon (org.gvsig.app.document.layout2.app.mainplugin)</text:p>
          </table:table-cell>
          <table:table-cell table:style-name="ce17" table:formula="of:=SEARCH(&quot;(&quot;;[.C601])" office:value-type="float" office:value="22" calcext:value-type="float">
            <text:p>22</text:p>
          </table:table-cell>
          <table:table-cell table:style-name="ce17" table:formula="of:=LEFT([.C601];[.D601])" office:value-type="string" office:string-value="text-size-other-icon (" calcext:value-type="string">
            <text:p>text-size-other-icon (</text:p>
          </table:table-cell>
          <table:table-cell table:style-name="ce17" table:formula="of:=LEFT([.E601];LEN([.E601])-2)" office:value-type="string" office:string-value="text-size-other-icon" calcext:value-type="string">
            <text:p>text-size-other-icon</text:p>
          </table:table-cell>
          <table:table-cell/>
          <table:table-cell office:value-type="string" calcext:value-type="string">
            <text:p>no</text:p>
          </table:table-cell>
          <table:table-cell table:number-columns-repeated="8"/>
          <table:table-cell table:formula="of:=IF([.S601]&lt;&gt;[.C601];&quot;X&quot;;&quot;&quot;)">
            <text:p/>
          </table:table-cell>
          <table:table-cell table:style-name="ce10"/>
          <table:table-cell table:style-name="ce10" office:value-type="string" calcext:value-type="string">
            <text:p>text-size-other-icon (org.gvsig.app.document.layout2.app.mainplugin)</text:p>
          </table:table-cell>
          <table:table-cell table:style-name="ce32" table:number-columns-repeated="3"/>
          <table:table-cell table:number-columns-repeated="1002"/>
        </table:table-row>
        <table:table-row table:style-name="ro4">
          <table:table-cell office:value-type="float" office:value="488" calcext:value-type="float">
            <text:p>488</text:p>
          </table:table-cell>
          <table:table-cell table:style-name="ce5"/>
          <table:table-cell table:style-name="ce17" office:value-type="string" calcext:value-type="string">
            <text:p>text-size-width-icon (org.gvsig.app.document.layout2.app.mainplugin)</text:p>
          </table:table-cell>
          <table:table-cell table:style-name="ce17" table:formula="of:=SEARCH(&quot;(&quot;;[.C602])" office:value-type="float" office:value="22" calcext:value-type="float">
            <text:p>22</text:p>
          </table:table-cell>
          <table:table-cell table:style-name="ce17" table:formula="of:=LEFT([.C602];[.D602])" office:value-type="string" office:string-value="text-size-width-icon (" calcext:value-type="string">
            <text:p>text-size-width-icon (</text:p>
          </table:table-cell>
          <table:table-cell table:style-name="ce17" table:formula="of:=LEFT([.E602];LEN([.E602])-2)" office:value-type="string" office:string-value="text-size-width-icon" calcext:value-type="string">
            <text:p>text-size-width-icon</text:p>
          </table:table-cell>
          <table:table-cell/>
          <table:table-cell office:value-type="string" calcext:value-type="string">
            <text:p>no</text:p>
          </table:table-cell>
          <table:table-cell table:number-columns-repeated="8"/>
          <table:table-cell table:formula="of:=IF([.S602]&lt;&gt;[.C602];&quot;X&quot;;&quot;&quot;)">
            <text:p/>
          </table:table-cell>
          <table:table-cell table:style-name="ce10"/>
          <table:table-cell table:style-name="ce10" office:value-type="string" calcext:value-type="string">
            <text:p>text-size-width-icon (org.gvsig.app.document.layout2.app.mainplugin)</text:p>
          </table:table-cell>
          <table:table-cell table:style-name="ce32" table:number-columns-repeated="3"/>
          <table:table-cell table:number-columns-repeated="1002"/>
        </table:table-row>
        <table:table-row table:style-name="ro4">
          <table:table-cell office:value-type="float" office:value="489" calcext:value-type="float">
            <text:p>489</text:p>
          </table:table-cell>
          <table:table-cell table:style-name="ce5"/>
          <table:table-cell table:style-name="ce17" office:value-type="string" calcext:value-type="string">
            <text:p>text-space-down-icon (org.gvsig.app.document.layout2.app.mainplugin)</text:p>
          </table:table-cell>
          <table:table-cell table:style-name="ce17" table:formula="of:=SEARCH(&quot;(&quot;;[.C603])" office:value-type="float" office:value="22" calcext:value-type="float">
            <text:p>22</text:p>
          </table:table-cell>
          <table:table-cell table:style-name="ce17" table:formula="of:=LEFT([.C603];[.D603])" office:value-type="string" office:string-value="text-space-down-icon (" calcext:value-type="string">
            <text:p>text-space-down-icon (</text:p>
          </table:table-cell>
          <table:table-cell table:style-name="ce17" table:formula="of:=LEFT([.E603];LEN([.E603])-2)" office:value-type="string" office:string-value="text-space-down-icon" calcext:value-type="string">
            <text:p>text-space-down-icon</text:p>
          </table:table-cell>
          <table:table-cell/>
          <table:table-cell office:value-type="string" calcext:value-type="string">
            <text:p>no</text:p>
          </table:table-cell>
          <table:table-cell table:number-columns-repeated="8"/>
          <table:table-cell table:formula="of:=IF([.S603]&lt;&gt;[.C603];&quot;X&quot;;&quot;&quot;)">
            <text:p/>
          </table:table-cell>
          <table:table-cell table:style-name="ce10"/>
          <table:table-cell table:style-name="ce10" office:value-type="string" calcext:value-type="string">
            <text:p>text-space-down-icon (org.gvsig.app.document.layout2.app.mainplugin)</text:p>
          </table:table-cell>
          <table:table-cell table:style-name="ce32" table:number-columns-repeated="3"/>
          <table:table-cell table:number-columns-repeated="1002"/>
        </table:table-row>
        <table:table-row table:style-name="ro4">
          <table:table-cell office:value-type="float" office:value="490" calcext:value-type="float">
            <text:p>490</text:p>
          </table:table-cell>
          <table:table-cell table:style-name="ce5"/>
          <table:table-cell table:style-name="ce17" office:value-type="string" calcext:value-type="string">
            <text:p>text-space-right-icon (org.gvsig.app.document.layout2.app.mainplugin)</text:p>
          </table:table-cell>
          <table:table-cell table:style-name="ce17" table:formula="of:=SEARCH(&quot;(&quot;;[.C604])" office:value-type="float" office:value="23" calcext:value-type="float">
            <text:p>23</text:p>
          </table:table-cell>
          <table:table-cell table:style-name="ce17" table:formula="of:=LEFT([.C604];[.D604])" office:value-type="string" office:string-value="text-space-right-icon (" calcext:value-type="string">
            <text:p>text-space-right-icon (</text:p>
          </table:table-cell>
          <table:table-cell table:style-name="ce17" table:formula="of:=LEFT([.E604];LEN([.E604])-2)" office:value-type="string" office:string-value="text-space-right-icon" calcext:value-type="string">
            <text:p>text-space-right-icon</text:p>
          </table:table-cell>
          <table:table-cell/>
          <table:table-cell office:value-type="string" calcext:value-type="string">
            <text:p>no</text:p>
          </table:table-cell>
          <table:table-cell table:number-columns-repeated="8"/>
          <table:table-cell table:formula="of:=IF([.S604]&lt;&gt;[.C604];&quot;X&quot;;&quot;&quot;)">
            <text:p/>
          </table:table-cell>
          <table:table-cell table:style-name="ce10"/>
          <table:table-cell table:style-name="ce10" office:value-type="string" calcext:value-type="string">
            <text:p>text-space-right-icon (org.gvsig.app.document.layout2.app.mainplugin)</text:p>
          </table:table-cell>
          <table:table-cell table:style-name="ce32" table:number-columns-repeated="3"/>
          <table:table-cell table:number-columns-repeated="1002"/>
        </table:table-row>
        <table:table-row table:style-name="ro4">
          <table:table-cell office:value-type="float" office:value="491" calcext:value-type="float">
            <text:p>491</text:p>
          </table:table-cell>
          <table:table-cell table:style-name="ce5"/>
          <table:table-cell table:style-name="ce17" office:value-type="string" calcext:value-type="string">
            <text:p>text-up-icon (org.gvsig.app.document.layout2.app.mainplugin)</text:p>
          </table:table-cell>
          <table:table-cell table:style-name="ce17" table:formula="of:=SEARCH(&quot;(&quot;;[.C605])" office:value-type="float" office:value="14" calcext:value-type="float">
            <text:p>14</text:p>
          </table:table-cell>
          <table:table-cell table:style-name="ce17" table:formula="of:=LEFT([.C605];[.D605])" office:value-type="string" office:string-value="text-up-icon (" calcext:value-type="string">
            <text:p>text-up-icon (</text:p>
          </table:table-cell>
          <table:table-cell table:style-name="ce17" table:formula="of:=LEFT([.E605];LEN([.E605])-2)" office:value-type="string" office:string-value="text-up-icon" calcext:value-type="string">
            <text:p>text-up-icon</text:p>
          </table:table-cell>
          <table:table-cell/>
          <table:table-cell office:value-type="string" calcext:value-type="string">
            <text:p>no</text:p>
          </table:table-cell>
          <table:table-cell table:number-columns-repeated="8"/>
          <table:table-cell table:formula="of:=IF([.S605]&lt;&gt;[.C605];&quot;X&quot;;&quot;&quot;)">
            <text:p/>
          </table:table-cell>
          <table:table-cell table:style-name="ce10"/>
          <table:table-cell table:style-name="ce10" office:value-type="string" calcext:value-type="string">
            <text:p>text-up-icon (org.gvsig.app.document.layout2.app.mainplugin)</text:p>
          </table:table-cell>
          <table:table-cell table:style-name="ce32" table:number-columns-repeated="3"/>
          <table:table-cell table:number-columns-repeated="1002"/>
        </table:table-row>
        <table:table-row table:style-name="ro4">
          <table:table-cell office:value-type="float" office:value="492" calcext:value-type="float">
            <text:p>492</text:p>
          </table:table-cell>
          <table:table-cell table:style-name="ce5"/>
          <table:table-cell table:style-name="ce17" office:value-type="string" calcext:value-type="string">
            <text:p>view-pan-icon (org.gvsig.app.document.layout2.app.mainplugin)</text:p>
          </table:table-cell>
          <table:table-cell table:style-name="ce17" table:formula="of:=SEARCH(&quot;(&quot;;[.C606])" office:value-type="float" office:value="15" calcext:value-type="float">
            <text:p>15</text:p>
          </table:table-cell>
          <table:table-cell table:style-name="ce17" table:formula="of:=LEFT([.C606];[.D606])" office:value-type="string" office:string-value="view-pan-icon (" calcext:value-type="string">
            <text:p>view-pan-icon (</text:p>
          </table:table-cell>
          <table:table-cell table:style-name="ce17" table:formula="of:=LEFT([.E606];LEN([.E606])-2)" office:value-type="string" office:string-value="view-pan-icon" calcext:value-type="string">
            <text:p>view-pan-icon</text:p>
          </table:table-cell>
          <table:table-cell/>
          <table:table-cell office:value-type="string" calcext:value-type="string">
            <text:p>no</text:p>
          </table:table-cell>
          <table:table-cell table:number-columns-repeated="8"/>
          <table:table-cell table:formula="of:=IF([.S606]&lt;&gt;[.C606];&quot;X&quot;;&quot;&quot;)">
            <text:p/>
          </table:table-cell>
          <table:table-cell table:style-name="ce10"/>
          <table:table-cell table:style-name="ce10" office:value-type="string" calcext:value-type="string">
            <text:p>view-pan-icon (org.gvsig.app.document.layout2.app.mainplugin)</text:p>
          </table:table-cell>
          <table:table-cell table:style-name="ce32" table:number-columns-repeated="3"/>
          <table:table-cell table:number-columns-repeated="1002"/>
        </table:table-row>
        <table:table-row table:style-name="ro6">
          <table:table-cell office:value-type="float" office:value="493" calcext:value-type="float">
            <text:p>493</text:p>
          </table:table-cell>
          <table:table-cell table:style-name="ce13" office:value-type="string" calcext:value-type="string">
            <text:p>Group legend</text:p>
          </table:table-cell>
          <table:table-cell/>
          <table:table-cell table:style-name="ce17" table:number-columns-repeated="3"/>
          <table:table-cell table:number-columns-repeated="10"/>
          <table:table-cell table:formula="of:=IF([.S607]&lt;&gt;[.C607];&quot;X&quot;;&quot;&quot;)">
            <text:p/>
          </table:table-cell>
          <table:table-cell table:style-name="ce14" office:value-type="string" calcext:value-type="string">
            <text:p>Group legend</text:p>
          </table:table-cell>
          <table:table-cell table:style-name="ce32" table:number-columns-repeated="4"/>
          <table:table-cell table:number-columns-repeated="1002"/>
        </table:table-row>
        <table:table-row table:style-name="ro4">
          <table:table-cell office:value-type="float" office:value="494" calcext:value-type="float">
            <text:p>494</text:p>
          </table:table-cell>
          <table:table-cell table:style-name="ce5"/>
          <table:table-cell table:style-name="ce17" office:value-type="string" calcext:value-type="string">
            <text:p>legend-add (org.gvsig.complexlegend.app.mainplugin)</text:p>
          </table:table-cell>
          <table:table-cell table:style-name="ce17" table:formula="of:=SEARCH(&quot;(&quot;;[.C608])" office:value-type="float" office:value="12" calcext:value-type="float">
            <text:p>12</text:p>
          </table:table-cell>
          <table:table-cell table:style-name="ce17" table:formula="of:=LEFT([.C608];[.D608])" office:value-type="string" office:string-value="legend-add (" calcext:value-type="string">
            <text:p>legend-add (</text:p>
          </table:table-cell>
          <table:table-cell table:style-name="ce17" table:formula="of:=LEFT([.E608];LEN([.E608])-2)" office:value-type="string" office:string-value="legend-add" calcext:value-type="string">
            <text:p>legend-add</text:p>
          </table:table-cell>
          <table:table-cell/>
          <table:table-cell office:value-type="string" calcext:value-type="string">
            <text:p>no</text:p>
          </table:table-cell>
          <table:table-cell table:number-columns-repeated="8"/>
          <table:table-cell table:formula="of:=IF([.S608]&lt;&gt;[.C608];&quot;X&quot;;&quot;&quot;)">
            <text:p/>
          </table:table-cell>
          <table:table-cell table:style-name="ce10"/>
          <table:table-cell table:style-name="ce10" office:value-type="string" calcext:value-type="string">
            <text:p>legend-add (org.gvsig.complexlegend.app.mainplugin)</text:p>
          </table:table-cell>
          <table:table-cell table:style-name="ce32" table:number-columns-repeated="3"/>
          <table:table-cell table:number-columns-repeated="1002"/>
        </table:table-row>
        <table:table-row table:style-name="ro4">
          <table:table-cell office:value-type="float" office:value="495" calcext:value-type="float">
            <text:p>495</text:p>
          </table:table-cell>
          <table:table-cell table:style-name="ce5"/>
          <table:table-cell table:style-name="ce17" office:value-type="string" calcext:value-type="string">
            <text:p>legend-delete (org.gvsig.complexlegend.app.mainplugin)</text:p>
          </table:table-cell>
          <table:table-cell table:style-name="ce17" table:formula="of:=SEARCH(&quot;(&quot;;[.C609])" office:value-type="float" office:value="15" calcext:value-type="float">
            <text:p>15</text:p>
          </table:table-cell>
          <table:table-cell table:style-name="ce17" table:formula="of:=LEFT([.C609];[.D609])" office:value-type="string" office:string-value="legend-delete (" calcext:value-type="string">
            <text:p>legend-delete (</text:p>
          </table:table-cell>
          <table:table-cell table:style-name="ce17" table:formula="of:=LEFT([.E609];LEN([.E609])-2)" office:value-type="string" office:string-value="legend-delete" calcext:value-type="string">
            <text:p>legend-delete</text:p>
          </table:table-cell>
          <table:table-cell/>
          <table:table-cell office:value-type="string" calcext:value-type="string">
            <text:p>no</text:p>
          </table:table-cell>
          <table:table-cell table:number-columns-repeated="8"/>
          <table:table-cell table:formula="of:=IF([.S609]&lt;&gt;[.C609];&quot;X&quot;;&quot;&quot;)">
            <text:p/>
          </table:table-cell>
          <table:table-cell table:style-name="ce10"/>
          <table:table-cell table:style-name="ce10" office:value-type="string" calcext:value-type="string">
            <text:p>legend-delete (org.gvsig.complexlegend.app.mainplugin)</text:p>
          </table:table-cell>
          <table:table-cell table:style-name="ce32" table:number-columns-repeated="3"/>
          <table:table-cell table:number-columns-repeated="1002"/>
        </table:table-row>
        <table:table-row table:style-name="ro6">
          <table:table-cell office:value-type="float" office:value="496" calcext:value-type="float">
            <text:p>496</text:p>
          </table:table-cell>
          <table:table-cell table:style-name="ce5"/>
          <table:table-cell table:style-name="ce17" table:number-columns-repeated="4"/>
          <table:table-cell table:number-columns-repeated="10"/>
          <table:table-cell table:formula="of:=IF([.S610]&lt;&gt;[.C610];&quot;X&quot;;&quot;&quot;)" office:value-type="string" office:string-value="X" calcext:value-type="string">
            <text:p>X</text:p>
          </table:table-cell>
          <table:table-cell table:style-name="ce10" office:value-type="float" office:value="-1" calcext:value-type="float">
            <text:p>-1</text:p>
          </table:table-cell>
          <table:table-cell table:style-name="ce10" office:value-type="string" calcext:value-type="string">
            <text:p>legend-dot-density-high-density-sample (org.gvsig.legend.dotdensity.app.mainplugin)</text:p>
          </table:table-cell>
          <table:table-cell table:style-name="ce32" table:number-columns-repeated="3"/>
          <table:table-cell table:number-columns-repeated="1002"/>
        </table:table-row>
        <table:table-row table:style-name="ro5">
          <table:table-cell office:value-type="float" office:value="497" calcext:value-type="float">
            <text:p>497</text:p>
          </table:table-cell>
          <table:table-cell table:style-name="ce5"/>
          <table:table-cell table:style-name="ce17" table:number-columns-repeated="4"/>
          <table:table-cell table:number-columns-repeated="10"/>
          <table:table-cell table:formula="of:=IF([.S611]&lt;&gt;[.C611];&quot;X&quot;;&quot;&quot;)" office:value-type="string" office:string-value="X" calcext:value-type="string">
            <text:p>X</text:p>
          </table:table-cell>
          <table:table-cell table:style-name="ce10" office:value-type="float" office:value="-1" calcext:value-type="float">
            <text:p>-1</text:p>
          </table:table-cell>
          <table:table-cell table:style-name="ce10" office:value-type="string" calcext:value-type="string">
            <text:p>legend-dot-density-low-density-sample (org.gvsig.legend.dotdensity.app.mainplugin)</text:p>
          </table:table-cell>
          <table:table-cell table:style-name="ce32" table:number-columns-repeated="3"/>
          <table:table-cell table:number-columns-repeated="1002"/>
        </table:table-row>
        <table:table-row table:style-name="ro6">
          <table:table-cell office:value-type="float" office:value="498" calcext:value-type="float">
            <text:p>498</text:p>
          </table:table-cell>
          <table:table-cell table:style-name="ce5"/>
          <table:table-cell table:style-name="ce17" table:number-columns-repeated="4"/>
          <table:table-cell table:number-columns-repeated="10"/>
          <table:table-cell table:formula="of:=IF([.S612]&lt;&gt;[.C612];&quot;X&quot;;&quot;&quot;)" office:value-type="string" office:string-value="X" calcext:value-type="string">
            <text:p>X</text:p>
          </table:table-cell>
          <table:table-cell table:style-name="ce10" office:value-type="float" office:value="-1" calcext:value-type="float">
            <text:p>-1</text:p>
          </table:table-cell>
          <table:table-cell table:style-name="ce10" office:value-type="string" calcext:value-type="string">
            <text:p>legend-dot-density-medium-density-sample (org.gvsig.legend.dotdensity.app.mainplugin)</text:p>
          </table:table-cell>
          <table:table-cell table:style-name="ce32" table:number-columns-repeated="3"/>
          <table:table-cell table:number-columns-repeated="1002"/>
        </table:table-row>
        <table:table-row table:style-name="ro6">
          <table:table-cell office:value-type="float" office:value="499" calcext:value-type="float">
            <text:p>499</text:p>
          </table:table-cell>
          <table:table-cell table:style-name="ce5"/>
          <table:table-cell table:style-name="ce17" table:number-columns-repeated="4"/>
          <table:table-cell table:number-columns-repeated="10"/>
          <table:table-cell table:formula="of:=IF([.S613]&lt;&gt;[.C613];&quot;X&quot;;&quot;&quot;)" office:value-type="string" office:string-value="X" calcext:value-type="string">
            <text:p>X</text:p>
          </table:table-cell>
          <table:table-cell table:style-name="ce10" office:value-type="float" office:value="-1" calcext:value-type="float">
            <text:p>-1</text:p>
          </table:table-cell>
          <table:table-cell table:style-name="ce10" office:value-type="string" calcext:value-type="string">
            <text:p>legend-overview-dot-density (org.gvsig.legend.dotdensity.app.mainplugin)</text:p>
          </table:table-cell>
          <table:table-cell table:style-name="ce32" table:number-columns-repeated="3"/>
          <table:table-cell table:number-columns-repeated="1002"/>
        </table:table-row>
        <table:table-row table:style-name="ro4">
          <table:table-cell office:value-type="float" office:value="500" calcext:value-type="float">
            <text:p>500</text:p>
          </table:table-cell>
          <table:table-cell table:style-name="ce5" office:value-type="float" office:value="-1" calcext:value-type="float">
            <text:p>-1</text:p>
          </table:table-cell>
          <table:table-cell table:style-name="ce17" office:value-type="string" calcext:value-type="string">
            <text:p>legend-overview-graduated-symbols (org.gvsig.legend.graduatedsymbols.app.mainplugin)</text:p>
          </table:table-cell>
          <table:table-cell table:style-name="ce17" table:formula="of:=SEARCH(&quot;(&quot;;[.C614])" office:value-type="float" office:value="35" calcext:value-type="float">
            <text:p>35</text:p>
          </table:table-cell>
          <table:table-cell table:style-name="ce17" table:formula="of:=LEFT([.C614];[.D614])" office:value-type="string" office:string-value="legend-overview-graduated-symbols (" calcext:value-type="string">
            <text:p>legend-overview-graduated-symbols (</text:p>
          </table:table-cell>
          <table:table-cell table:style-name="ce17" table:formula="of:=LEFT([.E614];LEN([.E614])-2)" office:value-type="string" office:string-value="legend-overview-graduated-symbols" calcext:value-type="string">
            <text:p>legend-overview-graduated-symbols</text:p>
          </table:table-cell>
          <table:table-cell/>
          <table:table-cell office:value-type="string" calcext:value-type="string">
            <text:p>no</text:p>
          </table:table-cell>
          <table:table-cell table:number-columns-repeated="8"/>
          <table:table-cell table:formula="of:=IF([.S614]&lt;&gt;[.C614];&quot;X&quot;;&quot;&quot;)">
            <text:p/>
          </table:table-cell>
          <table:table-cell table:style-name="ce10" office:value-type="float" office:value="-1" calcext:value-type="float">
            <text:p>-1</text:p>
          </table:table-cell>
          <table:table-cell table:style-name="ce10" office:value-type="string" calcext:value-type="string">
            <text:p>legend-overview-graduated-symbols (org.gvsig.legend.graduatedsymbols.app.mainplugin)</text:p>
          </table:table-cell>
          <table:table-cell table:style-name="ce32" table:number-columns-repeated="3"/>
          <table:table-cell table:number-columns-repeated="1002"/>
        </table:table-row>
        <table:table-row table:style-name="ro4">
          <table:table-cell office:value-type="float" office:value="501" calcext:value-type="float">
            <text:p>501</text:p>
          </table:table-cell>
          <table:table-cell table:style-name="ce5" office:value-type="float" office:value="-1" calcext:value-type="float">
            <text:p>-1</text:p>
          </table:table-cell>
          <table:table-cell table:style-name="ce17" office:value-type="string" calcext:value-type="string">
            <text:p>legend-overview-proportional-symbols (org.gvsig.legend.proportionalsymbols.app.mainplugin)</text:p>
          </table:table-cell>
          <table:table-cell table:style-name="ce17" table:formula="of:=SEARCH(&quot;(&quot;;[.C615])" office:value-type="float" office:value="38" calcext:value-type="float">
            <text:p>38</text:p>
          </table:table-cell>
          <table:table-cell table:style-name="ce17" table:formula="of:=LEFT([.C615];[.D615])" office:value-type="string" office:string-value="legend-overview-proportional-symbols (" calcext:value-type="string">
            <text:p>legend-overview-proportional-symbols (</text:p>
          </table:table-cell>
          <table:table-cell table:style-name="ce17" table:formula="of:=LEFT([.E615];LEN([.E615])-2)" office:value-type="string" office:string-value="legend-overview-proportional-symbols" calcext:value-type="string">
            <text:p>legend-overview-proportional-symbols</text:p>
          </table:table-cell>
          <table:table-cell/>
          <table:table-cell office:value-type="string" calcext:value-type="string">
            <text:p>no</text:p>
          </table:table-cell>
          <table:table-cell table:number-columns-repeated="8"/>
          <table:table-cell table:formula="of:=IF([.S615]&lt;&gt;[.C615];&quot;X&quot;;&quot;&quot;)">
            <text:p/>
          </table:table-cell>
          <table:table-cell table:style-name="ce10" office:value-type="float" office:value="-1" calcext:value-type="float">
            <text:p>-1</text:p>
          </table:table-cell>
          <table:table-cell table:style-name="ce10" office:value-type="string" calcext:value-type="string">
            <text:p>legend-overview-proportional-symbols (org.gvsig.legend.proportionalsymbols.app.mainplugin)</text:p>
          </table:table-cell>
          <table:table-cell table:style-name="ce32" table:number-columns-repeated="3"/>
          <table:table-cell table:number-columns-repeated="1002"/>
        </table:table-row>
        <table:table-row table:style-name="ro4">
          <table:table-cell office:value-type="float" office:value="502" calcext:value-type="float">
            <text:p>502</text:p>
          </table:table-cell>
          <table:table-cell table:style-name="ce5" office:value-type="float" office:value="-1" calcext:value-type="float">
            <text:p>-1</text:p>
          </table:table-cell>
          <table:table-cell table:style-name="ce17" office:value-type="string" calcext:value-type="string">
            <text:p>legend-overview-quantity-by-category (org.gvsig.legend.quantitybycategory.app.mainplugin)</text:p>
          </table:table-cell>
          <table:table-cell table:style-name="ce17" table:formula="of:=SEARCH(&quot;(&quot;;[.C616])" office:value-type="float" office:value="38" calcext:value-type="float">
            <text:p>38</text:p>
          </table:table-cell>
          <table:table-cell table:style-name="ce17" table:formula="of:=LEFT([.C616];[.D616])" office:value-type="string" office:string-value="legend-overview-quantity-by-category (" calcext:value-type="string">
            <text:p>legend-overview-quantity-by-category (</text:p>
          </table:table-cell>
          <table:table-cell table:style-name="ce17" table:formula="of:=LEFT([.E616];LEN([.E616])-2)" office:value-type="string" office:string-value="legend-overview-quantity-by-category" calcext:value-type="string">
            <text:p>legend-overview-quantity-by-category</text:p>
          </table:table-cell>
          <table:table-cell/>
          <table:table-cell office:value-type="string" calcext:value-type="string">
            <text:p>no</text:p>
          </table:table-cell>
          <table:table-cell table:number-columns-repeated="8"/>
          <table:table-cell table:formula="of:=IF([.S616]&lt;&gt;[.C616];&quot;X&quot;;&quot;&quot;)">
            <text:p/>
          </table:table-cell>
          <table:table-cell table:style-name="ce10" office:value-type="float" office:value="-1" calcext:value-type="float">
            <text:p>-1</text:p>
          </table:table-cell>
          <table:table-cell table:style-name="ce10" office:value-type="string" calcext:value-type="string">
            <text:p>legend-overview-quantity-by-category (org.gvsig.legend.quantitybycategory.app.mainplugin)</text:p>
          </table:table-cell>
          <table:table-cell table:style-name="ce32" table:number-columns-repeated="3"/>
          <table:table-cell table:number-columns-repeated="1002"/>
        </table:table-row>
        <table:table-row table:style-name="ro5">
          <table:table-cell office:value-type="float" office:value="503" calcext:value-type="float">
            <text:p>503</text:p>
          </table:table-cell>
          <table:table-cell table:style-name="ce5" office:value-type="float" office:value="-1" calcext:value-type="float">
            <text:p>-1</text:p>
          </table:table-cell>
          <table:table-cell table:style-name="ce17" office:value-type="string" calcext:value-type="string">
            <text:p>legend-overview-single-symbol (org.gvsig.app.mainplugin)</text:p>
          </table:table-cell>
          <table:table-cell table:style-name="ce17" table:formula="of:=SEARCH(&quot;(&quot;;[.C617])" office:value-type="float" office:value="31" calcext:value-type="float">
            <text:p>31</text:p>
          </table:table-cell>
          <table:table-cell table:style-name="ce17" table:formula="of:=LEFT([.C617];[.D617])" office:value-type="string" office:string-value="legend-overview-single-symbol (" calcext:value-type="string">
            <text:p>legend-overview-single-symbol (</text:p>
          </table:table-cell>
          <table:table-cell table:style-name="ce17" table:formula="of:=LEFT([.E617];LEN([.E617])-2)" office:value-type="string" office:string-value="legend-overview-single-symbol" calcext:value-type="string">
            <text:p>legend-overview-single-symbol</text:p>
          </table:table-cell>
          <table:table-cell/>
          <table:table-cell office:value-type="string" calcext:value-type="string">
            <text:p>no</text:p>
          </table:table-cell>
          <table:table-cell table:number-columns-repeated="8"/>
          <table:table-cell table:formula="of:=IF([.S617]&lt;&gt;[.C617];&quot;X&quot;;&quot;&quot;)">
            <text:p/>
          </table:table-cell>
          <table:table-cell table:style-name="ce10" office:value-type="float" office:value="-1" calcext:value-type="float">
            <text:p>-1</text:p>
          </table:table-cell>
          <table:table-cell table:style-name="ce10" office:value-type="string" calcext:value-type="string">
            <text:p>legend-overview-single-symbol (org.gvsig.app.mainplugin)</text:p>
          </table:table-cell>
          <table:table-cell table:style-name="ce32" table:number-columns-repeated="3"/>
          <table:table-cell table:number-columns-repeated="1002"/>
        </table:table-row>
        <table:table-row table:style-name="ro4">
          <table:table-cell office:value-type="float" office:value="504" calcext:value-type="float">
            <text:p>504</text:p>
          </table:table-cell>
          <table:table-cell table:style-name="ce5" office:value-type="float" office:value="-1" calcext:value-type="float">
            <text:p>-1</text:p>
          </table:table-cell>
          <table:table-cell table:style-name="ce17" office:value-type="string" calcext:value-type="string">
            <text:p>legend-overview-vector-filter-expression (org.gvsig.legend.vectorfilterexpression.app.mainplugin)</text:p>
          </table:table-cell>
          <table:table-cell table:style-name="ce17" table:formula="of:=SEARCH(&quot;(&quot;;[.C618])" office:value-type="float" office:value="42" calcext:value-type="float">
            <text:p>42</text:p>
          </table:table-cell>
          <table:table-cell table:style-name="ce17" table:formula="of:=LEFT([.C618];[.D618])" office:value-type="string" office:string-value="legend-overview-vector-filter-expression (" calcext:value-type="string">
            <text:p>legend-overview-vector-filter-expression (</text:p>
          </table:table-cell>
          <table:table-cell table:style-name="ce17" table:formula="of:=LEFT([.E618];LEN([.E618])-2)" office:value-type="string" office:string-value="legend-overview-vector-filter-expression" calcext:value-type="string">
            <text:p>legend-overview-vector-filter-expression</text:p>
          </table:table-cell>
          <table:table-cell/>
          <table:table-cell office:value-type="string" calcext:value-type="string">
            <text:p>no</text:p>
          </table:table-cell>
          <table:table-cell table:number-columns-repeated="8"/>
          <table:table-cell table:formula="of:=IF([.S618]&lt;&gt;[.C618];&quot;X&quot;;&quot;&quot;)">
            <text:p/>
          </table:table-cell>
          <table:table-cell table:style-name="ce10" office:value-type="float" office:value="-1" calcext:value-type="float">
            <text:p>-1</text:p>
          </table:table-cell>
          <table:table-cell table:style-name="ce10" office:value-type="string" calcext:value-type="string">
            <text:p>legend-overview-vector-filter-expression (org.gvsig.legend.vectorfilterexpression.app.mainplugin)</text:p>
          </table:table-cell>
          <table:table-cell table:style-name="ce32" table:number-columns-repeated="3"/>
          <table:table-cell table:number-columns-repeated="1002"/>
        </table:table-row>
        <table:table-row table:style-name="ro6">
          <table:table-cell office:value-type="float" office:value="505" calcext:value-type="float">
            <text:p>505</text:p>
          </table:table-cell>
          <table:table-cell table:style-name="ce5"/>
          <table:table-cell table:style-name="ce17" table:number-columns-repeated="4"/>
          <table:table-cell table:number-columns-repeated="10"/>
          <table:table-cell table:formula="of:=IF([.S619]&lt;&gt;[.C619];&quot;X&quot;;&quot;&quot;)" office:value-type="string" office:string-value="X" calcext:value-type="string">
            <text:p>X</text:p>
          </table:table-cell>
          <table:table-cell table:style-name="ce10" office:value-type="string" calcext:value-type="string">
            <text:p>(1)(2)</text:p>
          </table:table-cell>
          <table:table-cell table:style-name="ce10" office:value-type="string" calcext:value-type="string">
            <text:p>legend-overview-vectorial-aggregated (org.gvsig.legend.aggregate.app.mainplugin)</text:p>
          </table:table-cell>
          <table:table-cell table:style-name="ce32" table:number-columns-repeated="3"/>
          <table:table-cell table:number-columns-repeated="1002"/>
        </table:table-row>
        <table:table-row table:style-name="ro6">
          <table:table-cell office:value-type="float" office:value="506" calcext:value-type="float">
            <text:p>506</text:p>
          </table:table-cell>
          <table:table-cell table:style-name="ce5"/>
          <table:table-cell table:style-name="ce17" table:number-columns-repeated="4"/>
          <table:table-cell table:number-columns-repeated="10"/>
          <table:table-cell table:formula="of:=IF([.S620]&lt;&gt;[.C620];&quot;X&quot;;&quot;&quot;)" office:value-type="string" office:string-value="X" calcext:value-type="string">
            <text:p>X</text:p>
          </table:table-cell>
          <table:table-cell table:style-name="ce10" office:value-type="string" calcext:value-type="string">
            <text:p>(1)(2)</text:p>
          </table:table-cell>
          <table:table-cell table:style-name="ce10" office:value-type="string" calcext:value-type="string">
            <text:p>legend-overview-vectorial-filteredheatmap (org.gvsig.legend.filteredheatmap.app.mainplugin)</text:p>
          </table:table-cell>
          <table:table-cell table:style-name="ce32" table:number-columns-repeated="3"/>
          <table:table-cell table:number-columns-repeated="1002"/>
        </table:table-row>
        <table:table-row table:style-name="ro6">
          <table:table-cell office:value-type="float" office:value="507" calcext:value-type="float">
            <text:p>507</text:p>
          </table:table-cell>
          <table:table-cell table:style-name="ce5"/>
          <table:table-cell table:style-name="ce17" table:number-columns-repeated="4"/>
          <table:table-cell table:number-columns-repeated="10"/>
          <table:table-cell table:formula="of:=IF([.S621]&lt;&gt;[.C621];&quot;X&quot;;&quot;&quot;)" office:value-type="string" office:string-value="X" calcext:value-type="string">
            <text:p>X</text:p>
          </table:table-cell>
          <table:table-cell table:style-name="ce10" office:value-type="string" calcext:value-type="string">
            <text:p>(1)(2)</text:p>
          </table:table-cell>
          <table:table-cell table:style-name="ce10" office:value-type="string" calcext:value-type="string">
            <text:p>legend-overview-vectorial-heatmap (org.gvsig.legend.heatmap.app.mainplugin)</text:p>
          </table:table-cell>
          <table:table-cell table:style-name="ce32" table:number-columns-repeated="3"/>
          <table:table-cell table:number-columns-repeated="1002"/>
        </table:table-row>
        <table:table-row table:style-name="ro6">
          <table:table-cell office:value-type="float" office:value="508" calcext:value-type="float">
            <text:p>508</text:p>
          </table:table-cell>
          <table:table-cell table:style-name="ce5"/>
          <table:table-cell table:style-name="ce17" table:number-columns-repeated="4"/>
          <table:table-cell table:number-columns-repeated="10"/>
          <table:table-cell table:formula="of:=IF([.S622]&lt;&gt;[.C622];&quot;X&quot;;&quot;&quot;)" office:value-type="string" office:string-value="X" calcext:value-type="string">
            <text:p>X</text:p>
          </table:table-cell>
          <table:table-cell table:style-name="ce10" office:value-type="string" calcext:value-type="string">
            <text:p>(1)(2)</text:p>
          </table:table-cell>
          <table:table-cell table:style-name="ce10" office:value-type="string" calcext:value-type="string">
            <text:p>legend-overview-vectorial-heatmapcomparison (org.gvsig.legend.heatmapcomparison.app.mainplugin)</text:p>
          </table:table-cell>
          <table:table-cell table:style-name="ce32" table:number-columns-repeated="3"/>
          <table:table-cell table:number-columns-repeated="1002"/>
        </table:table-row>
        <table:table-row table:style-name="ro6">
          <table:table-cell office:value-type="float" office:value="509" calcext:value-type="float">
            <text:p>509</text:p>
          </table:table-cell>
          <table:table-cell table:style-name="ce5" office:value-type="float" office:value="-1" calcext:value-type="float">
            <text:p>-1</text:p>
          </table:table-cell>
          <table:table-cell table:style-name="ce17" office:value-type="string" calcext:value-type="string">
            <text:p>legend-overview-vectorial-interval (org.gvsig.app.mainplugin)</text:p>
          </table:table-cell>
          <table:table-cell table:style-name="ce17" table:formula="of:=SEARCH(&quot;(&quot;;[.C623])" office:value-type="float" office:value="36" calcext:value-type="float">
            <text:p>36</text:p>
          </table:table-cell>
          <table:table-cell table:style-name="ce17" table:formula="of:=LEFT([.C623];[.D623])" office:value-type="string" office:string-value="legend-overview-vectorial-interval (" calcext:value-type="string">
            <text:p>legend-overview-vectorial-interval (</text:p>
          </table:table-cell>
          <table:table-cell table:style-name="ce17" table:formula="of:=LEFT([.E623];LEN([.E623])-2)" office:value-type="string" office:string-value="legend-overview-vectorial-interval" calcext:value-type="string">
            <text:p>legend-overview-vectorial-interval</text:p>
          </table:table-cell>
          <table:table-cell/>
          <table:table-cell office:value-type="string" calcext:value-type="string">
            <text:p>no</text:p>
          </table:table-cell>
          <table:table-cell table:number-columns-repeated="8"/>
          <table:table-cell table:formula="of:=IF([.S623]&lt;&gt;[.C623];&quot;X&quot;;&quot;&quot;)">
            <text:p/>
          </table:table-cell>
          <table:table-cell table:style-name="ce10" office:value-type="float" office:value="-1" calcext:value-type="float">
            <text:p>-1</text:p>
          </table:table-cell>
          <table:table-cell table:style-name="ce10" office:value-type="string" calcext:value-type="string">
            <text:p>legend-overview-vectorial-interval (org.gvsig.app.mainplugin)</text:p>
          </table:table-cell>
          <table:table-cell table:style-name="ce32" table:number-columns-repeated="3"/>
          <table:table-cell table:number-columns-repeated="1002"/>
        </table:table-row>
        <table:table-row table:style-name="ro7">
          <table:table-cell office:value-type="float" office:value="510" calcext:value-type="float">
            <text:p>510</text:p>
          </table:table-cell>
          <table:table-cell table:style-name="ce5" office:value-type="string" calcext:value-type="string">
            <text:p>(1)(2)</text:p>
          </table:table-cell>
          <table:table-cell table:style-name="ce17" office:value-type="string" calcext:value-type="string">
            <text:p>legend-overview-vectorial-picturemarkersymboltable (org.gvsig.legend.urbanhorizontalsignage.app.mainplugin)</text:p>
          </table:table-cell>
          <table:table-cell table:style-name="ce17" table:formula="of:=SEARCH(&quot;(&quot;;[.C624])" office:value-type="float" office:value="52" calcext:value-type="float">
            <text:p>52</text:p>
          </table:table-cell>
          <table:table-cell table:style-name="ce17" table:formula="of:=LEFT([.C624];[.D624])" office:value-type="string" office:string-value="legend-overview-vectorial-picturemarkersymboltable (" calcext:value-type="string">
            <text:p>legend-overview-vectorial-picturemarkersymboltable (</text:p>
          </table:table-cell>
          <table:table-cell table:style-name="ce17" table:formula="of:=LEFT([.E624];LEN([.E624])-2)" office:value-type="string" office:string-value="legend-overview-vectorial-picturemarkersymboltable" calcext:value-type="string">
            <text:p>legend-overview-vectorial-picturemarkersymboltable</text:p>
          </table:table-cell>
          <table:table-cell/>
          <table:table-cell office:value-type="string" calcext:value-type="string">
            <text:p>no</text:p>
          </table:table-cell>
          <table:table-cell table:number-columns-repeated="8"/>
          <table:table-cell table:formula="of:=IF([.S624]&lt;&gt;[.C624];&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6">
          <table:table-cell office:value-type="float" office:value="511" calcext:value-type="float">
            <text:p>511</text:p>
          </table:table-cell>
          <table:table-cell table:style-name="ce5" office:value-type="float" office:value="-1" calcext:value-type="float">
            <text:p>-1</text:p>
          </table:table-cell>
          <table:table-cell table:style-name="ce17" office:value-type="string" calcext:value-type="string">
            <text:p>legend-overview-vectorial-unique-value (org.gvsig.app.mainplugin)</text:p>
          </table:table-cell>
          <table:table-cell table:style-name="ce17" table:formula="of:=SEARCH(&quot;(&quot;;[.C625])" office:value-type="float" office:value="40" calcext:value-type="float">
            <text:p>40</text:p>
          </table:table-cell>
          <table:table-cell table:style-name="ce17" table:formula="of:=LEFT([.C625];[.D625])" office:value-type="string" office:string-value="legend-overview-vectorial-unique-value (" calcext:value-type="string">
            <text:p>legend-overview-vectorial-unique-value (</text:p>
          </table:table-cell>
          <table:table-cell table:style-name="ce17" table:formula="of:=LEFT([.E625];LEN([.E625])-2)" office:value-type="string" office:string-value="legend-overview-vectorial-unique-value" calcext:value-type="string">
            <text:p>legend-overview-vectorial-unique-value</text:p>
          </table:table-cell>
          <table:table-cell/>
          <table:table-cell office:value-type="string" calcext:value-type="string">
            <text:p>no</text:p>
          </table:table-cell>
          <table:table-cell table:number-columns-repeated="8"/>
          <table:table-cell table:formula="of:=IF([.S625]&lt;&gt;[.C625];&quot;X&quot;;&quot;&quot;)">
            <text:p/>
          </table:table-cell>
          <table:table-cell table:style-name="ce10" office:value-type="float" office:value="-1" calcext:value-type="float">
            <text:p>-1</text:p>
          </table:table-cell>
          <table:table-cell table:style-name="ce10" office:value-type="string" calcext:value-type="string">
            <text:p>legend-overview-vectorial-unique-value (org.gvsig.app.mainplugin)</text:p>
          </table:table-cell>
          <table:table-cell table:style-name="ce32" table:number-columns-repeated="3"/>
          <table:table-cell table:number-columns-repeated="1002"/>
        </table:table-row>
        <table:table-row table:style-name="ro7">
          <table:table-cell office:value-type="float" office:value="512" calcext:value-type="float">
            <text:p>512</text:p>
          </table:table-cell>
          <table:table-cell table:style-name="ce5" office:value-type="string" calcext:value-type="string">
            <text:p>(1)(2)</text:p>
          </table:table-cell>
          <table:table-cell table:style-name="ce17" office:value-type="string" calcext:value-type="string">
            <text:p>legend-overview-vectorial-urbanhorizontalsignage (org.gvsig.legend.urbanhorizontalsignage.app.mainplugin)</text:p>
          </table:table-cell>
          <table:table-cell table:style-name="ce17" table:formula="of:=SEARCH(&quot;(&quot;;[.C626])" office:value-type="float" office:value="50" calcext:value-type="float">
            <text:p>50</text:p>
          </table:table-cell>
          <table:table-cell table:style-name="ce17" table:formula="of:=LEFT([.C626];[.D626])" office:value-type="string" office:string-value="legend-overview-vectorial-urbanhorizontalsignage (" calcext:value-type="string">
            <text:p>legend-overview-vectorial-urbanhorizontalsignage (</text:p>
          </table:table-cell>
          <table:table-cell table:style-name="ce17" table:formula="of:=LEFT([.E626];LEN([.E626])-2)" office:value-type="string" office:string-value="legend-overview-vectorial-urbanhorizontalsignage" calcext:value-type="string">
            <text:p>legend-overview-vectorial-urbanhorizontalsignage</text:p>
          </table:table-cell>
          <table:table-cell/>
          <table:table-cell office:value-type="string" calcext:value-type="string">
            <text:p>no</text:p>
          </table:table-cell>
          <table:table-cell table:number-columns-repeated="8"/>
          <table:table-cell table:formula="of:=IF([.S626]&lt;&gt;[.C626];&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4">
          <table:table-cell office:value-type="float" office:value="513" calcext:value-type="float">
            <text:p>513</text:p>
          </table:table-cell>
          <table:table-cell table:style-name="ce5" office:value-type="float" office:value="-1" calcext:value-type="float">
            <text:p>-1</text:p>
          </table:table-cell>
          <table:table-cell table:style-name="ce17" office:value-type="string" calcext:value-type="string">
            <text:p>scaled-symbols (org.gvsig.complexlegend.app.mainplugin)</text:p>
          </table:table-cell>
          <table:table-cell table:style-name="ce17" table:formula="of:=SEARCH(&quot;(&quot;;[.C627])" office:value-type="float" office:value="16" calcext:value-type="float">
            <text:p>16</text:p>
          </table:table-cell>
          <table:table-cell table:style-name="ce17" table:formula="of:=LEFT([.C627];[.D627])" office:value-type="string" office:string-value="scaled-symbols (" calcext:value-type="string">
            <text:p>scaled-symbols (</text:p>
          </table:table-cell>
          <table:table-cell table:style-name="ce17" table:formula="of:=LEFT([.E627];LEN([.E627])-2)" office:value-type="string" office:string-value="scaled-symbols" calcext:value-type="string">
            <text:p>scaled-symbols</text:p>
          </table:table-cell>
          <table:table-cell/>
          <table:table-cell office:value-type="string" calcext:value-type="string">
            <text:p>no</text:p>
          </table:table-cell>
          <table:table-cell table:number-columns-repeated="8"/>
          <table:table-cell table:formula="of:=IF([.S627]&lt;&gt;[.C627];&quot;X&quot;;&quot;&quot;)">
            <text:p/>
          </table:table-cell>
          <table:table-cell table:style-name="ce10" office:value-type="float" office:value="-1" calcext:value-type="float">
            <text:p>-1</text:p>
          </table:table-cell>
          <table:table-cell table:style-name="ce10" office:value-type="string" calcext:value-type="string">
            <text:p>scaled-symbols (org.gvsig.complexlegend.app.mainplugin)</text:p>
          </table:table-cell>
          <table:table-cell table:style-name="ce32" table:number-columns-repeated="3"/>
          <table:table-cell table:number-columns-repeated="1002"/>
        </table:table-row>
        <table:table-row table:style-name="ro5">
          <table:table-cell office:value-type="float" office:value="514" calcext:value-type="float">
            <text:p>514</text:p>
          </table:table-cell>
          <table:table-cell table:style-name="ce13" office:value-type="string" calcext:value-type="string">
            <text:p>Group librarybrowser</text:p>
          </table:table-cell>
          <table:table-cell/>
          <table:table-cell table:style-name="ce17" table:number-columns-repeated="3"/>
          <table:table-cell table:number-columns-repeated="10"/>
          <table:table-cell table:formula="of:=IF([.S628]&lt;&gt;[.C628];&quot;X&quot;;&quot;&quot;)">
            <text:p/>
          </table:table-cell>
          <table:table-cell table:style-name="ce14" office:value-type="string" calcext:value-type="string">
            <text:p>Group librarybrowser</text:p>
          </table:table-cell>
          <table:table-cell table:style-name="ce32" table:number-columns-repeated="4"/>
          <table:table-cell table:number-columns-repeated="1002"/>
        </table:table-row>
        <table:table-row table:style-name="ro6">
          <table:table-cell office:value-type="float" office:value="515" calcext:value-type="float">
            <text:p>515</text:p>
          </table:table-cell>
          <table:table-cell table:style-name="ce5"/>
          <table:table-cell table:style-name="ce17" office:value-type="string" calcext:value-type="string">
            <text:p>librarybrowser-folder-image (org.gvsig.app.mainplugin)</text:p>
          </table:table-cell>
          <table:table-cell table:style-name="ce17" table:formula="of:=SEARCH(&quot;(&quot;;[.C629])" office:value-type="float" office:value="29" calcext:value-type="float">
            <text:p>29</text:p>
          </table:table-cell>
          <table:table-cell table:style-name="ce17" table:formula="of:=LEFT([.C629];[.D629])" office:value-type="string" office:string-value="librarybrowser-folder-image (" calcext:value-type="string">
            <text:p>librarybrowser-folder-image (</text:p>
          </table:table-cell>
          <table:table-cell table:style-name="ce17" table:formula="of:=LEFT([.E629];LEN([.E629])-2)" office:value-type="string" office:string-value="librarybrowser-folder-image" calcext:value-type="string">
            <text:p>librarybrowser-folder-image</text:p>
          </table:table-cell>
          <table:table-cell/>
          <table:table-cell office:value-type="string" calcext:value-type="string">
            <text:p>no</text:p>
          </table:table-cell>
          <table:table-cell table:number-columns-repeated="8"/>
          <table:table-cell table:formula="of:=IF([.S629]&lt;&gt;[.C629];&quot;X&quot;;&quot;&quot;)">
            <text:p/>
          </table:table-cell>
          <table:table-cell table:style-name="ce10"/>
          <table:table-cell table:style-name="ce10" office:value-type="string" calcext:value-type="string">
            <text:p>librarybrowser-folder-image (org.gvsig.app.mainplugin)</text:p>
          </table:table-cell>
          <table:table-cell table:style-name="ce32" table:number-columns-repeated="3"/>
          <table:table-cell table:number-columns-repeated="1002"/>
        </table:table-row>
        <table:table-row table:style-name="ro6">
          <table:table-cell office:value-type="float" office:value="516" calcext:value-type="float">
            <text:p>516</text:p>
          </table:table-cell>
          <table:table-cell table:style-name="ce5"/>
          <table:table-cell table:style-name="ce17" office:value-type="string" calcext:value-type="string">
            <text:p>librarybrowser-folder (org.gvsig.app.mainplugin)</text:p>
          </table:table-cell>
          <table:table-cell table:style-name="ce17" table:formula="of:=SEARCH(&quot;(&quot;;[.C630])" office:value-type="float" office:value="23" calcext:value-type="float">
            <text:p>23</text:p>
          </table:table-cell>
          <table:table-cell table:style-name="ce17" table:formula="of:=LEFT([.C630];[.D630])" office:value-type="string" office:string-value="librarybrowser-folder (" calcext:value-type="string">
            <text:p>librarybrowser-folder (</text:p>
          </table:table-cell>
          <table:table-cell table:style-name="ce17" table:formula="of:=LEFT([.E630];LEN([.E630])-2)" office:value-type="string" office:string-value="librarybrowser-folder" calcext:value-type="string">
            <text:p>librarybrowser-folder</text:p>
          </table:table-cell>
          <table:table-cell/>
          <table:table-cell office:value-type="string" calcext:value-type="string">
            <text:p>no</text:p>
          </table:table-cell>
          <table:table-cell table:number-columns-repeated="8"/>
          <table:table-cell table:formula="of:=IF([.S630]&lt;&gt;[.C630];&quot;X&quot;;&quot;&quot;)">
            <text:p/>
          </table:table-cell>
          <table:table-cell table:style-name="ce10"/>
          <table:table-cell table:style-name="ce10" office:value-type="string" calcext:value-type="string">
            <text:p>librarybrowser-folder (org.gvsig.app.mainplugin)</text:p>
          </table:table-cell>
          <table:table-cell table:style-name="ce32" table:number-columns-repeated="3"/>
          <table:table-cell table:number-columns-repeated="1002"/>
        </table:table-row>
        <table:table-row table:style-name="ro6">
          <table:table-cell office:value-type="float" office:value="517" calcext:value-type="float">
            <text:p>517</text:p>
          </table:table-cell>
          <table:table-cell table:style-name="ce13" office:value-type="string" calcext:value-type="string">
            <text:p>Group line-properties</text:p>
          </table:table-cell>
          <table:table-cell/>
          <table:table-cell table:style-name="ce17" table:number-columns-repeated="3"/>
          <table:table-cell table:number-columns-repeated="10"/>
          <table:table-cell table:formula="of:=IF([.S631]&lt;&gt;[.C631];&quot;X&quot;;&quot;&quot;)">
            <text:p/>
          </table:table-cell>
          <table:table-cell table:style-name="ce14" office:value-type="string" calcext:value-type="string">
            <text:p>Group line-properties</text:p>
          </table:table-cell>
          <table:table-cell table:style-name="ce32" table:number-columns-repeated="4"/>
          <table:table-cell table:number-columns-repeated="1002"/>
        </table:table-row>
        <table:table-row table:style-name="ro4">
          <table:table-cell office:value-type="float" office:value="518" calcext:value-type="float">
            <text:p>518</text:p>
          </table:table-cell>
          <table:table-cell table:style-name="ce5"/>
          <table:table-cell table:style-name="ce17" office:value-type="string" calcext:value-type="string">
            <text:p>line-properties-cap-butt-selected (org.gvsig.symbology.swing.impl.SymbologySwingDefaultImplLibrary)</text:p>
          </table:table-cell>
          <table:table-cell table:style-name="ce17" table:formula="of:=SEARCH(&quot;(&quot;;[.C632])" office:value-type="float" office:value="35" calcext:value-type="float">
            <text:p>35</text:p>
          </table:table-cell>
          <table:table-cell table:style-name="ce17" table:formula="of:=LEFT([.C632];[.D632])" office:value-type="string" office:string-value="line-properties-cap-butt-selected (" calcext:value-type="string">
            <text:p>line-properties-cap-butt-selected (</text:p>
          </table:table-cell>
          <table:table-cell table:style-name="ce17" table:formula="of:=LEFT([.E632];LEN([.E632])-2)" office:value-type="string" office:string-value="line-properties-cap-butt-selected" calcext:value-type="string">
            <text:p>line-properties-cap-butt-selected</text:p>
          </table:table-cell>
          <table:table-cell/>
          <table:table-cell office:value-type="string" calcext:value-type="string">
            <text:p>no</text:p>
          </table:table-cell>
          <table:table-cell table:number-columns-repeated="8"/>
          <table:table-cell table:formula="of:=IF([.S632]&lt;&gt;[.C632];&quot;X&quot;;&quot;&quot;)">
            <text:p/>
          </table:table-cell>
          <table:table-cell table:style-name="ce10"/>
          <table:table-cell table:style-name="ce10" office:value-type="string" calcext:value-type="string">
            <text:p>line-properties-cap-butt-selected (org.gvsig.symbology.swing.impl.SymbologySwingDefaultImplLibrary)</text:p>
          </table:table-cell>
          <table:table-cell table:style-name="ce32" table:number-columns-repeated="3"/>
          <table:table-cell table:number-columns-repeated="1002"/>
        </table:table-row>
        <table:table-row table:style-name="ro4">
          <table:table-cell office:value-type="float" office:value="519" calcext:value-type="float">
            <text:p>519</text:p>
          </table:table-cell>
          <table:table-cell table:style-name="ce5"/>
          <table:table-cell table:style-name="ce17" office:value-type="string" calcext:value-type="string">
            <text:p>line-properties-cap-butt (org.gvsig.symbology.swing.impl.SymbologySwingDefaultImplLibrary)</text:p>
          </table:table-cell>
          <table:table-cell table:style-name="ce17" table:formula="of:=SEARCH(&quot;(&quot;;[.C633])" office:value-type="float" office:value="26" calcext:value-type="float">
            <text:p>26</text:p>
          </table:table-cell>
          <table:table-cell table:style-name="ce17" table:formula="of:=LEFT([.C633];[.D633])" office:value-type="string" office:string-value="line-properties-cap-butt (" calcext:value-type="string">
            <text:p>line-properties-cap-butt (</text:p>
          </table:table-cell>
          <table:table-cell table:style-name="ce17" table:formula="of:=LEFT([.E633];LEN([.E633])-2)" office:value-type="string" office:string-value="line-properties-cap-butt" calcext:value-type="string">
            <text:p>line-properties-cap-butt</text:p>
          </table:table-cell>
          <table:table-cell/>
          <table:table-cell office:value-type="string" calcext:value-type="string">
            <text:p>no</text:p>
          </table:table-cell>
          <table:table-cell table:number-columns-repeated="8"/>
          <table:table-cell table:formula="of:=IF([.S633]&lt;&gt;[.C633];&quot;X&quot;;&quot;&quot;)">
            <text:p/>
          </table:table-cell>
          <table:table-cell table:style-name="ce10"/>
          <table:table-cell table:style-name="ce10" office:value-type="string" calcext:value-type="string">
            <text:p>line-properties-cap-butt (org.gvsig.symbology.swing.impl.SymbologySwingDefaultImplLibrary)</text:p>
          </table:table-cell>
          <table:table-cell table:style-name="ce32" table:number-columns-repeated="3"/>
          <table:table-cell table:number-columns-repeated="1002"/>
        </table:table-row>
        <table:table-row table:style-name="ro4">
          <table:table-cell office:value-type="float" office:value="520" calcext:value-type="float">
            <text:p>520</text:p>
          </table:table-cell>
          <table:table-cell table:style-name="ce5"/>
          <table:table-cell table:style-name="ce17" office:value-type="string" calcext:value-type="string">
            <text:p>line-properties-cap-round-selected (org.gvsig.symbology.swing.impl.SymbologySwingDefaultImplLibrary)</text:p>
          </table:table-cell>
          <table:table-cell table:style-name="ce17" table:formula="of:=SEARCH(&quot;(&quot;;[.C634])" office:value-type="float" office:value="36" calcext:value-type="float">
            <text:p>36</text:p>
          </table:table-cell>
          <table:table-cell table:style-name="ce17" table:formula="of:=LEFT([.C634];[.D634])" office:value-type="string" office:string-value="line-properties-cap-round-selected (" calcext:value-type="string">
            <text:p>line-properties-cap-round-selected (</text:p>
          </table:table-cell>
          <table:table-cell table:style-name="ce17" table:formula="of:=LEFT([.E634];LEN([.E634])-2)" office:value-type="string" office:string-value="line-properties-cap-round-selected" calcext:value-type="string">
            <text:p>line-properties-cap-round-selected</text:p>
          </table:table-cell>
          <table:table-cell/>
          <table:table-cell office:value-type="string" calcext:value-type="string">
            <text:p>no</text:p>
          </table:table-cell>
          <table:table-cell table:number-columns-repeated="8"/>
          <table:table-cell table:formula="of:=IF([.S634]&lt;&gt;[.C634];&quot;X&quot;;&quot;&quot;)">
            <text:p/>
          </table:table-cell>
          <table:table-cell table:style-name="ce10"/>
          <table:table-cell table:style-name="ce10" office:value-type="string" calcext:value-type="string">
            <text:p>line-properties-cap-round-selected (org.gvsig.symbology.swing.impl.SymbologySwingDefaultImplLibrary)</text:p>
          </table:table-cell>
          <table:table-cell table:style-name="ce32" table:number-columns-repeated="3"/>
          <table:table-cell table:number-columns-repeated="1002"/>
        </table:table-row>
        <table:table-row table:style-name="ro4">
          <table:table-cell office:value-type="float" office:value="521" calcext:value-type="float">
            <text:p>521</text:p>
          </table:table-cell>
          <table:table-cell table:style-name="ce5"/>
          <table:table-cell table:style-name="ce17" office:value-type="string" calcext:value-type="string">
            <text:p>line-properties-cap-round (org.gvsig.symbology.swing.impl.SymbologySwingDefaultImplLibrary)</text:p>
          </table:table-cell>
          <table:table-cell table:style-name="ce17" table:formula="of:=SEARCH(&quot;(&quot;;[.C635])" office:value-type="float" office:value="27" calcext:value-type="float">
            <text:p>27</text:p>
          </table:table-cell>
          <table:table-cell table:style-name="ce17" table:formula="of:=LEFT([.C635];[.D635])" office:value-type="string" office:string-value="line-properties-cap-round (" calcext:value-type="string">
            <text:p>line-properties-cap-round (</text:p>
          </table:table-cell>
          <table:table-cell table:style-name="ce17" table:formula="of:=LEFT([.E635];LEN([.E635])-2)" office:value-type="string" office:string-value="line-properties-cap-round" calcext:value-type="string">
            <text:p>line-properties-cap-round</text:p>
          </table:table-cell>
          <table:table-cell/>
          <table:table-cell office:value-type="string" calcext:value-type="string">
            <text:p>no</text:p>
          </table:table-cell>
          <table:table-cell table:number-columns-repeated="8"/>
          <table:table-cell table:formula="of:=IF([.S635]&lt;&gt;[.C635];&quot;X&quot;;&quot;&quot;)">
            <text:p/>
          </table:table-cell>
          <table:table-cell table:style-name="ce10"/>
          <table:table-cell table:style-name="ce10" office:value-type="string" calcext:value-type="string">
            <text:p>line-properties-cap-round (org.gvsig.symbology.swing.impl.SymbologySwingDefaultImplLibrary)</text:p>
          </table:table-cell>
          <table:table-cell table:style-name="ce32" table:number-columns-repeated="3"/>
          <table:table-cell table:number-columns-repeated="1002"/>
        </table:table-row>
        <table:table-row table:style-name="ro4">
          <table:table-cell office:value-type="float" office:value="522" calcext:value-type="float">
            <text:p>522</text:p>
          </table:table-cell>
          <table:table-cell table:style-name="ce5"/>
          <table:table-cell table:style-name="ce17" office:value-type="string" calcext:value-type="string">
            <text:p>line-properties-cap-square-selected (org.gvsig.symbology.swing.impl.SymbologySwingDefaultImplLibrary)</text:p>
          </table:table-cell>
          <table:table-cell table:style-name="ce17" table:formula="of:=SEARCH(&quot;(&quot;;[.C636])" office:value-type="float" office:value="37" calcext:value-type="float">
            <text:p>37</text:p>
          </table:table-cell>
          <table:table-cell table:style-name="ce17" table:formula="of:=LEFT([.C636];[.D636])" office:value-type="string" office:string-value="line-properties-cap-square-selected (" calcext:value-type="string">
            <text:p>line-properties-cap-square-selected (</text:p>
          </table:table-cell>
          <table:table-cell table:style-name="ce17" table:formula="of:=LEFT([.E636];LEN([.E636])-2)" office:value-type="string" office:string-value="line-properties-cap-square-selected" calcext:value-type="string">
            <text:p>line-properties-cap-square-selected</text:p>
          </table:table-cell>
          <table:table-cell/>
          <table:table-cell office:value-type="string" calcext:value-type="string">
            <text:p>no</text:p>
          </table:table-cell>
          <table:table-cell table:number-columns-repeated="8"/>
          <table:table-cell table:formula="of:=IF([.S636]&lt;&gt;[.C636];&quot;X&quot;;&quot;&quot;)">
            <text:p/>
          </table:table-cell>
          <table:table-cell table:style-name="ce10"/>
          <table:table-cell table:style-name="ce10" office:value-type="string" calcext:value-type="string">
            <text:p>line-properties-cap-square-selected (org.gvsig.symbology.swing.impl.SymbologySwingDefaultImplLibrary)</text:p>
          </table:table-cell>
          <table:table-cell table:style-name="ce32" table:number-columns-repeated="3"/>
          <table:table-cell table:number-columns-repeated="1002"/>
        </table:table-row>
        <table:table-row table:style-name="ro4">
          <table:table-cell office:value-type="float" office:value="523" calcext:value-type="float">
            <text:p>523</text:p>
          </table:table-cell>
          <table:table-cell table:style-name="ce5"/>
          <table:table-cell table:style-name="ce17" office:value-type="string" calcext:value-type="string">
            <text:p>line-properties-cap-square (org.gvsig.symbology.swing.impl.SymbologySwingDefaultImplLibrary)</text:p>
          </table:table-cell>
          <table:table-cell table:style-name="ce17" table:formula="of:=SEARCH(&quot;(&quot;;[.C637])" office:value-type="float" office:value="28" calcext:value-type="float">
            <text:p>28</text:p>
          </table:table-cell>
          <table:table-cell table:style-name="ce17" table:formula="of:=LEFT([.C637];[.D637])" office:value-type="string" office:string-value="line-properties-cap-square (" calcext:value-type="string">
            <text:p>line-properties-cap-square (</text:p>
          </table:table-cell>
          <table:table-cell table:style-name="ce17" table:formula="of:=LEFT([.E637];LEN([.E637])-2)" office:value-type="string" office:string-value="line-properties-cap-square" calcext:value-type="string">
            <text:p>line-properties-cap-square</text:p>
          </table:table-cell>
          <table:table-cell/>
          <table:table-cell office:value-type="string" calcext:value-type="string">
            <text:p>no</text:p>
          </table:table-cell>
          <table:table-cell table:number-columns-repeated="8"/>
          <table:table-cell table:formula="of:=IF([.S637]&lt;&gt;[.C637];&quot;X&quot;;&quot;&quot;)">
            <text:p/>
          </table:table-cell>
          <table:table-cell table:style-name="ce10"/>
          <table:table-cell table:style-name="ce10" office:value-type="string" calcext:value-type="string">
            <text:p>line-properties-cap-square (org.gvsig.symbology.swing.impl.SymbologySwingDefaultImplLibrary)</text:p>
          </table:table-cell>
          <table:table-cell table:style-name="ce32" table:number-columns-repeated="3"/>
          <table:table-cell table:number-columns-repeated="1002"/>
        </table:table-row>
        <table:table-row table:style-name="ro4">
          <table:table-cell office:value-type="float" office:value="524" calcext:value-type="float">
            <text:p>524</text:p>
          </table:table-cell>
          <table:table-cell table:style-name="ce5"/>
          <table:table-cell table:style-name="ce17" office:value-type="string" calcext:value-type="string">
            <text:p>line-properties-join-bevel-selected (org.gvsig.symbology.swing.impl.SymbologySwingDefaultImplLibrary)</text:p>
          </table:table-cell>
          <table:table-cell table:style-name="ce17" table:formula="of:=SEARCH(&quot;(&quot;;[.C638])" office:value-type="float" office:value="37" calcext:value-type="float">
            <text:p>37</text:p>
          </table:table-cell>
          <table:table-cell table:style-name="ce17" table:formula="of:=LEFT([.C638];[.D638])" office:value-type="string" office:string-value="line-properties-join-bevel-selected (" calcext:value-type="string">
            <text:p>line-properties-join-bevel-selected (</text:p>
          </table:table-cell>
          <table:table-cell table:style-name="ce17" table:formula="of:=LEFT([.E638];LEN([.E638])-2)" office:value-type="string" office:string-value="line-properties-join-bevel-selected" calcext:value-type="string">
            <text:p>line-properties-join-bevel-selected</text:p>
          </table:table-cell>
          <table:table-cell/>
          <table:table-cell office:value-type="string" calcext:value-type="string">
            <text:p>no</text:p>
          </table:table-cell>
          <table:table-cell table:number-columns-repeated="8"/>
          <table:table-cell table:formula="of:=IF([.S638]&lt;&gt;[.C638];&quot;X&quot;;&quot;&quot;)">
            <text:p/>
          </table:table-cell>
          <table:table-cell table:style-name="ce10"/>
          <table:table-cell table:style-name="ce10" office:value-type="string" calcext:value-type="string">
            <text:p>line-properties-join-bevel-selected (org.gvsig.symbology.swing.impl.SymbologySwingDefaultImplLibrary)</text:p>
          </table:table-cell>
          <table:table-cell table:style-name="ce32" table:number-columns-repeated="3"/>
          <table:table-cell table:number-columns-repeated="1002"/>
        </table:table-row>
        <table:table-row table:style-name="ro4">
          <table:table-cell office:value-type="float" office:value="525" calcext:value-type="float">
            <text:p>525</text:p>
          </table:table-cell>
          <table:table-cell table:style-name="ce5"/>
          <table:table-cell table:style-name="ce17" office:value-type="string" calcext:value-type="string">
            <text:p>line-properties-join-bevel (org.gvsig.symbology.swing.impl.SymbologySwingDefaultImplLibrary)</text:p>
          </table:table-cell>
          <table:table-cell table:style-name="ce17" table:formula="of:=SEARCH(&quot;(&quot;;[.C639])" office:value-type="float" office:value="28" calcext:value-type="float">
            <text:p>28</text:p>
          </table:table-cell>
          <table:table-cell table:style-name="ce17" table:formula="of:=LEFT([.C639];[.D639])" office:value-type="string" office:string-value="line-properties-join-bevel (" calcext:value-type="string">
            <text:p>line-properties-join-bevel (</text:p>
          </table:table-cell>
          <table:table-cell table:style-name="ce17" table:formula="of:=LEFT([.E639];LEN([.E639])-2)" office:value-type="string" office:string-value="line-properties-join-bevel" calcext:value-type="string">
            <text:p>line-properties-join-bevel</text:p>
          </table:table-cell>
          <table:table-cell/>
          <table:table-cell office:value-type="string" calcext:value-type="string">
            <text:p>no</text:p>
          </table:table-cell>
          <table:table-cell table:number-columns-repeated="8"/>
          <table:table-cell table:formula="of:=IF([.S639]&lt;&gt;[.C639];&quot;X&quot;;&quot;&quot;)">
            <text:p/>
          </table:table-cell>
          <table:table-cell table:style-name="ce10"/>
          <table:table-cell table:style-name="ce10" office:value-type="string" calcext:value-type="string">
            <text:p>line-properties-join-bevel (org.gvsig.symbology.swing.impl.SymbologySwingDefaultImplLibrary)</text:p>
          </table:table-cell>
          <table:table-cell table:style-name="ce32" table:number-columns-repeated="3"/>
          <table:table-cell table:number-columns-repeated="1002"/>
        </table:table-row>
        <table:table-row table:style-name="ro4">
          <table:table-cell office:value-type="float" office:value="526" calcext:value-type="float">
            <text:p>526</text:p>
          </table:table-cell>
          <table:table-cell table:style-name="ce5"/>
          <table:table-cell table:style-name="ce17" office:value-type="string" calcext:value-type="string">
            <text:p>line-properties-join-miter-selected (org.gvsig.symbology.swing.impl.SymbologySwingDefaultImplLibrary)</text:p>
          </table:table-cell>
          <table:table-cell table:style-name="ce17" table:formula="of:=SEARCH(&quot;(&quot;;[.C640])" office:value-type="float" office:value="37" calcext:value-type="float">
            <text:p>37</text:p>
          </table:table-cell>
          <table:table-cell table:style-name="ce17" table:formula="of:=LEFT([.C640];[.D640])" office:value-type="string" office:string-value="line-properties-join-miter-selected (" calcext:value-type="string">
            <text:p>line-properties-join-miter-selected (</text:p>
          </table:table-cell>
          <table:table-cell table:style-name="ce17" table:formula="of:=LEFT([.E640];LEN([.E640])-2)" office:value-type="string" office:string-value="line-properties-join-miter-selected" calcext:value-type="string">
            <text:p>line-properties-join-miter-selected</text:p>
          </table:table-cell>
          <table:table-cell/>
          <table:table-cell office:value-type="string" calcext:value-type="string">
            <text:p>no</text:p>
          </table:table-cell>
          <table:table-cell table:number-columns-repeated="8"/>
          <table:table-cell table:formula="of:=IF([.S640]&lt;&gt;[.C640];&quot;X&quot;;&quot;&quot;)">
            <text:p/>
          </table:table-cell>
          <table:table-cell table:style-name="ce10"/>
          <table:table-cell table:style-name="ce10" office:value-type="string" calcext:value-type="string">
            <text:p>line-properties-join-miter-selected (org.gvsig.symbology.swing.impl.SymbologySwingDefaultImplLibrary)</text:p>
          </table:table-cell>
          <table:table-cell table:style-name="ce32" table:number-columns-repeated="3"/>
          <table:table-cell table:number-columns-repeated="1002"/>
        </table:table-row>
        <table:table-row table:style-name="ro4">
          <table:table-cell office:value-type="float" office:value="527" calcext:value-type="float">
            <text:p>527</text:p>
          </table:table-cell>
          <table:table-cell table:style-name="ce5"/>
          <table:table-cell table:style-name="ce17" office:value-type="string" calcext:value-type="string">
            <text:p>line-properties-join-miter (org.gvsig.symbology.swing.impl.SymbologySwingDefaultImplLibrary)</text:p>
          </table:table-cell>
          <table:table-cell table:style-name="ce17" table:formula="of:=SEARCH(&quot;(&quot;;[.C641])" office:value-type="float" office:value="28" calcext:value-type="float">
            <text:p>28</text:p>
          </table:table-cell>
          <table:table-cell table:style-name="ce17" table:formula="of:=LEFT([.C641];[.D641])" office:value-type="string" office:string-value="line-properties-join-miter (" calcext:value-type="string">
            <text:p>line-properties-join-miter (</text:p>
          </table:table-cell>
          <table:table-cell table:style-name="ce17" table:formula="of:=LEFT([.E641];LEN([.E641])-2)" office:value-type="string" office:string-value="line-properties-join-miter" calcext:value-type="string">
            <text:p>line-properties-join-miter</text:p>
          </table:table-cell>
          <table:table-cell/>
          <table:table-cell office:value-type="string" calcext:value-type="string">
            <text:p>no</text:p>
          </table:table-cell>
          <table:table-cell table:number-columns-repeated="8"/>
          <table:table-cell table:formula="of:=IF([.S641]&lt;&gt;[.C641];&quot;X&quot;;&quot;&quot;)">
            <text:p/>
          </table:table-cell>
          <table:table-cell table:style-name="ce10"/>
          <table:table-cell table:style-name="ce10" office:value-type="string" calcext:value-type="string">
            <text:p>line-properties-join-miter (org.gvsig.symbology.swing.impl.SymbologySwingDefaultImplLibrary)</text:p>
          </table:table-cell>
          <table:table-cell table:style-name="ce32" table:number-columns-repeated="3"/>
          <table:table-cell table:number-columns-repeated="1002"/>
        </table:table-row>
        <table:table-row table:style-name="ro4">
          <table:table-cell office:value-type="float" office:value="528" calcext:value-type="float">
            <text:p>528</text:p>
          </table:table-cell>
          <table:table-cell table:style-name="ce5"/>
          <table:table-cell table:style-name="ce17" office:value-type="string" calcext:value-type="string">
            <text:p>line-properties-join-round-selected (org.gvsig.symbology.swing.impl.SymbologySwingDefaultImplLibrary)</text:p>
          </table:table-cell>
          <table:table-cell table:style-name="ce17" table:formula="of:=SEARCH(&quot;(&quot;;[.C642])" office:value-type="float" office:value="37" calcext:value-type="float">
            <text:p>37</text:p>
          </table:table-cell>
          <table:table-cell table:style-name="ce17" table:formula="of:=LEFT([.C642];[.D642])" office:value-type="string" office:string-value="line-properties-join-round-selected (" calcext:value-type="string">
            <text:p>line-properties-join-round-selected (</text:p>
          </table:table-cell>
          <table:table-cell table:style-name="ce17" table:formula="of:=LEFT([.E642];LEN([.E642])-2)" office:value-type="string" office:string-value="line-properties-join-round-selected" calcext:value-type="string">
            <text:p>line-properties-join-round-selected</text:p>
          </table:table-cell>
          <table:table-cell/>
          <table:table-cell office:value-type="string" calcext:value-type="string">
            <text:p>no</text:p>
          </table:table-cell>
          <table:table-cell table:number-columns-repeated="8"/>
          <table:table-cell table:formula="of:=IF([.S642]&lt;&gt;[.C642];&quot;X&quot;;&quot;&quot;)">
            <text:p/>
          </table:table-cell>
          <table:table-cell table:style-name="ce10"/>
          <table:table-cell table:style-name="ce10" office:value-type="string" calcext:value-type="string">
            <text:p>line-properties-join-round-selected (org.gvsig.symbology.swing.impl.SymbologySwingDefaultImplLibrary)</text:p>
          </table:table-cell>
          <table:table-cell table:style-name="ce32" table:number-columns-repeated="3"/>
          <table:table-cell table:number-columns-repeated="1002"/>
        </table:table-row>
        <table:table-row table:style-name="ro4">
          <table:table-cell office:value-type="float" office:value="529" calcext:value-type="float">
            <text:p>529</text:p>
          </table:table-cell>
          <table:table-cell table:style-name="ce5"/>
          <table:table-cell table:style-name="ce17" office:value-type="string" calcext:value-type="string">
            <text:p>line-properties-join-round (org.gvsig.symbology.swing.impl.SymbologySwingDefaultImplLibrary)</text:p>
          </table:table-cell>
          <table:table-cell table:style-name="ce17" table:formula="of:=SEARCH(&quot;(&quot;;[.C643])" office:value-type="float" office:value="28" calcext:value-type="float">
            <text:p>28</text:p>
          </table:table-cell>
          <table:table-cell table:style-name="ce17" table:formula="of:=LEFT([.C643];[.D643])" office:value-type="string" office:string-value="line-properties-join-round (" calcext:value-type="string">
            <text:p>line-properties-join-round (</text:p>
          </table:table-cell>
          <table:table-cell table:style-name="ce17" table:formula="of:=LEFT([.E643];LEN([.E643])-2)" office:value-type="string" office:string-value="line-properties-join-round" calcext:value-type="string">
            <text:p>line-properties-join-round</text:p>
          </table:table-cell>
          <table:table-cell/>
          <table:table-cell office:value-type="string" calcext:value-type="string">
            <text:p>no</text:p>
          </table:table-cell>
          <table:table-cell table:number-columns-repeated="8"/>
          <table:table-cell table:formula="of:=IF([.S643]&lt;&gt;[.C643];&quot;X&quot;;&quot;&quot;)">
            <text:p/>
          </table:table-cell>
          <table:table-cell table:style-name="ce10"/>
          <table:table-cell table:style-name="ce10" office:value-type="string" calcext:value-type="string">
            <text:p>line-properties-join-round (org.gvsig.symbology.swing.impl.SymbologySwingDefaultImplLibrary)</text:p>
          </table:table-cell>
          <table:table-cell table:style-name="ce32" table:number-columns-repeated="3"/>
          <table:table-cell table:number-columns-repeated="1002"/>
        </table:table-row>
        <table:table-row table:style-name="ro6">
          <table:table-cell office:value-type="float" office:value="530" calcext:value-type="float">
            <text:p>530</text:p>
          </table:table-cell>
          <table:table-cell table:style-name="ce13" office:value-type="string" calcext:value-type="string">
            <text:p>Group main</text:p>
          </table:table-cell>
          <table:table-cell/>
          <table:table-cell table:style-name="ce17" table:number-columns-repeated="3"/>
          <table:table-cell table:number-columns-repeated="10"/>
          <table:table-cell table:formula="of:=IF([.S644]&lt;&gt;[.C644];&quot;X&quot;;&quot;&quot;)">
            <text:p/>
          </table:table-cell>
          <table:table-cell table:style-name="ce14" office:value-type="string" calcext:value-type="string">
            <text:p>Group main</text:p>
          </table:table-cell>
          <table:table-cell table:style-name="ce32" table:number-columns-repeated="4"/>
          <table:table-cell table:number-columns-repeated="1002"/>
        </table:table-row>
        <table:table-row table:style-name="ro6">
          <table:table-cell office:value-type="float" office:value="531" calcext:value-type="float">
            <text:p>531</text:p>
          </table:table-cell>
          <table:table-cell table:style-name="ce5" office:value-type="float" office:value="-1" calcext:value-type="float">
            <text:p>-1</text:p>
          </table:table-cell>
          <table:table-cell table:style-name="ce17" office:value-type="string" calcext:value-type="string">
            <text:p>splash-default (org.gvsig.andami.Launcher)</text:p>
          </table:table-cell>
          <table:table-cell table:style-name="ce17" table:formula="of:=SEARCH(&quot;(&quot;;[.C645])" office:value-type="float" office:value="16" calcext:value-type="float">
            <text:p>16</text:p>
          </table:table-cell>
          <table:table-cell table:style-name="ce17" table:formula="of:=LEFT([.C645];[.D645])" office:value-type="string" office:string-value="splash-default (" calcext:value-type="string">
            <text:p>splash-default (</text:p>
          </table:table-cell>
          <table:table-cell table:style-name="ce17" table:formula="of:=LEFT([.E645];LEN([.E645])-2)" office:value-type="string" office:string-value="splash-default" calcext:value-type="string">
            <text:p>splash-default</text:p>
          </table:table-cell>
          <table:table-cell/>
          <table:table-cell office:value-type="string" calcext:value-type="string">
            <text:p>no</text:p>
          </table:table-cell>
          <table:table-cell table:number-columns-repeated="8"/>
          <table:table-cell table:formula="of:=IF([.S645]&lt;&gt;[.C645];&quot;X&quot;;&quot;&quot;)">
            <text:p/>
          </table:table-cell>
          <table:table-cell table:style-name="ce10" office:value-type="float" office:value="-1" calcext:value-type="float">
            <text:p>-1</text:p>
          </table:table-cell>
          <table:table-cell table:style-name="ce10" office:value-type="string" calcext:value-type="string">
            <text:p>splash-default (org.gvsig.andami.Launcher)</text:p>
          </table:table-cell>
          <table:table-cell table:style-name="ce32" table:number-columns-repeated="3"/>
          <table:table-cell table:number-columns-repeated="1002"/>
        </table:table-row>
        <table:table-row table:style-name="ro6">
          <table:table-cell office:value-type="float" office:value="532" calcext:value-type="float">
            <text:p>532</text:p>
          </table:table-cell>
          <table:table-cell table:style-name="ce5"/>
          <table:table-cell table:style-name="ce17" office:value-type="string" calcext:value-type="string">
            <text:p>statusbar-error (org.gvsig.andami.Launcher)</text:p>
          </table:table-cell>
          <table:table-cell table:style-name="ce17" table:formula="of:=SEARCH(&quot;(&quot;;[.C646])" office:value-type="float" office:value="17" calcext:value-type="float">
            <text:p>17</text:p>
          </table:table-cell>
          <table:table-cell table:style-name="ce17" table:formula="of:=LEFT([.C646];[.D646])" office:value-type="string" office:string-value="statusbar-error (" calcext:value-type="string">
            <text:p>statusbar-error (</text:p>
          </table:table-cell>
          <table:table-cell table:style-name="ce17" table:formula="of:=LEFT([.E646];LEN([.E646])-2)" office:value-type="string" office:string-value="statusbar-error" calcext:value-type="string">
            <text:p>statusbar-error</text:p>
          </table:table-cell>
          <table:table-cell/>
          <table:table-cell office:value-type="string" calcext:value-type="string">
            <text:p>no</text:p>
          </table:table-cell>
          <table:table-cell table:number-columns-repeated="8"/>
          <table:table-cell table:formula="of:=IF([.S646]&lt;&gt;[.C646];&quot;X&quot;;&quot;&quot;)">
            <text:p/>
          </table:table-cell>
          <table:table-cell table:style-name="ce10"/>
          <table:table-cell table:style-name="ce10" office:value-type="string" calcext:value-type="string">
            <text:p>statusbar-error (org.gvsig.andami.Launcher)</text:p>
          </table:table-cell>
          <table:table-cell table:style-name="ce32" table:number-columns-repeated="3"/>
          <table:table-cell table:number-columns-repeated="1002"/>
        </table:table-row>
        <table:table-row table:style-name="ro6">
          <table:table-cell office:value-type="float" office:value="533" calcext:value-type="float">
            <text:p>533</text:p>
          </table:table-cell>
          <table:table-cell table:style-name="ce5"/>
          <table:table-cell table:style-name="ce17" office:value-type="string" calcext:value-type="string">
            <text:p>statusbar-info (org.gvsig.andami.Launcher)</text:p>
          </table:table-cell>
          <table:table-cell table:style-name="ce17" table:formula="of:=SEARCH(&quot;(&quot;;[.C647])" office:value-type="float" office:value="16" calcext:value-type="float">
            <text:p>16</text:p>
          </table:table-cell>
          <table:table-cell table:style-name="ce17" table:formula="of:=LEFT([.C647];[.D647])" office:value-type="string" office:string-value="statusbar-info (" calcext:value-type="string">
            <text:p>statusbar-info (</text:p>
          </table:table-cell>
          <table:table-cell table:style-name="ce17" table:formula="of:=LEFT([.E647];LEN([.E647])-2)" office:value-type="string" office:string-value="statusbar-info" calcext:value-type="string">
            <text:p>statusbar-info</text:p>
          </table:table-cell>
          <table:table-cell/>
          <table:table-cell office:value-type="string" calcext:value-type="string">
            <text:p>no</text:p>
          </table:table-cell>
          <table:table-cell table:number-columns-repeated="8"/>
          <table:table-cell table:formula="of:=IF([.S647]&lt;&gt;[.C647];&quot;X&quot;;&quot;&quot;)">
            <text:p/>
          </table:table-cell>
          <table:table-cell table:style-name="ce10"/>
          <table:table-cell table:style-name="ce10" office:value-type="string" calcext:value-type="string">
            <text:p>statusbar-info (org.gvsig.andami.Launcher)</text:p>
          </table:table-cell>
          <table:table-cell table:style-name="ce32" table:number-columns-repeated="3"/>
          <table:table-cell table:number-columns-repeated="1002"/>
        </table:table-row>
        <table:table-row table:style-name="ro6">
          <table:table-cell office:value-type="float" office:value="534" calcext:value-type="float">
            <text:p>534</text:p>
          </table:table-cell>
          <table:table-cell table:style-name="ce5"/>
          <table:table-cell table:style-name="ce17" office:value-type="string" calcext:value-type="string">
            <text:p>statusbar-warning (org.gvsig.andami.Launcher)</text:p>
          </table:table-cell>
          <table:table-cell table:style-name="ce17" table:formula="of:=SEARCH(&quot;(&quot;;[.C648])" office:value-type="float" office:value="19" calcext:value-type="float">
            <text:p>19</text:p>
          </table:table-cell>
          <table:table-cell table:style-name="ce17" table:formula="of:=LEFT([.C648];[.D648])" office:value-type="string" office:string-value="statusbar-warning (" calcext:value-type="string">
            <text:p>statusbar-warning (</text:p>
          </table:table-cell>
          <table:table-cell table:style-name="ce17" table:formula="of:=LEFT([.E648];LEN([.E648])-2)" office:value-type="string" office:string-value="statusbar-warning" calcext:value-type="string">
            <text:p>statusbar-warning</text:p>
          </table:table-cell>
          <table:table-cell/>
          <table:table-cell office:value-type="string" calcext:value-type="string">
            <text:p>no</text:p>
          </table:table-cell>
          <table:table-cell table:number-columns-repeated="8"/>
          <table:table-cell table:formula="of:=IF([.S648]&lt;&gt;[.C648];&quot;X&quot;;&quot;&quot;)">
            <text:p/>
          </table:table-cell>
          <table:table-cell table:style-name="ce10"/>
          <table:table-cell table:style-name="ce10" office:value-type="string" calcext:value-type="string">
            <text:p>statusbar-warning (org.gvsig.andami.Launcher)</text:p>
          </table:table-cell>
          <table:table-cell table:style-name="ce32" table:number-columns-repeated="3"/>
          <table:table-cell table:number-columns-repeated="1002"/>
        </table:table-row>
        <table:table-row table:style-name="ro6">
          <table:table-cell office:value-type="float" office:value="535" calcext:value-type="float">
            <text:p>535</text:p>
          </table:table-cell>
          <table:table-cell table:style-name="ce13" office:value-type="string" calcext:value-type="string">
            <text:p>Group null</text:p>
          </table:table-cell>
          <table:table-cell/>
          <table:table-cell table:style-name="ce17" table:number-columns-repeated="3"/>
          <table:table-cell table:number-columns-repeated="10"/>
          <table:table-cell table:formula="of:=IF([.S649]&lt;&gt;[.C649];&quot;X&quot;;&quot;&quot;)">
            <text:p/>
          </table:table-cell>
          <table:table-cell table:style-name="ce14" office:value-type="string" calcext:value-type="string">
            <text:p>Group null</text:p>
          </table:table-cell>
          <table:table-cell table:style-name="ce32" table:number-columns-repeated="4"/>
          <table:table-cell table:number-columns-repeated="1002"/>
        </table:table-row>
        <table:table-row table:style-name="ro6">
          <table:table-cell office:value-type="float" office:value="536" calcext:value-type="float">
            <text:p>536</text:p>
          </table:table-cell>
          <table:table-cell table:style-name="ce5"/>
          <table:table-cell table:style-name="ce17" office:value-type="string" calcext:value-type="string">
            <text:p>add-icon (org.gvsig.raster.tools.app.basic)</text:p>
          </table:table-cell>
          <table:table-cell table:style-name="ce17" table:formula="of:=SEARCH(&quot;(&quot;;[.C650])" office:value-type="float" office:value="10" calcext:value-type="float">
            <text:p>10</text:p>
          </table:table-cell>
          <table:table-cell table:style-name="ce17" table:formula="of:=LEFT([.C650];[.D650])" office:value-type="string" office:string-value="add-icon (" calcext:value-type="string">
            <text:p>add-icon (</text:p>
          </table:table-cell>
          <table:table-cell table:style-name="ce17" table:formula="of:=LEFT([.E650];LEN([.E650])-2)" office:value-type="string" office:string-value="add-icon" calcext:value-type="string">
            <text:p>add-icon</text:p>
          </table:table-cell>
          <table:table-cell/>
          <table:table-cell office:value-type="string" calcext:value-type="string">
            <text:p>no</text:p>
          </table:table-cell>
          <table:table-cell table:number-columns-repeated="8"/>
          <table:table-cell table:formula="of:=IF([.S650]&lt;&gt;[.C650];&quot;X&quot;;&quot;&quot;)">
            <text:p/>
          </table:table-cell>
          <table:table-cell table:style-name="ce10"/>
          <table:table-cell table:style-name="ce10" office:value-type="string" calcext:value-type="string">
            <text:p>add-icon (org.gvsig.raster.tools.app.basic)</text:p>
          </table:table-cell>
          <table:table-cell table:style-name="ce32" table:number-columns-repeated="3"/>
          <table:table-cell table:number-columns-repeated="1002"/>
        </table:table-row>
        <table:table-row table:style-name="ro5">
          <table:table-cell office:value-type="float" office:value="537" calcext:value-type="float">
            <text:p>537</text:p>
          </table:table-cell>
          <table:table-cell table:style-name="ce5"/>
          <table:table-cell table:style-name="ce17" office:value-type="string" calcext:value-type="string">
            <text:p>addlayer-icon (org.gvsig.raster.tools.app.basic)</text:p>
          </table:table-cell>
          <table:table-cell table:style-name="ce17" table:formula="of:=SEARCH(&quot;(&quot;;[.C651])" office:value-type="float" office:value="15" calcext:value-type="float">
            <text:p>15</text:p>
          </table:table-cell>
          <table:table-cell table:style-name="ce17" table:formula="of:=LEFT([.C651];[.D651])" office:value-type="string" office:string-value="addlayer-icon (" calcext:value-type="string">
            <text:p>addlayer-icon (</text:p>
          </table:table-cell>
          <table:table-cell table:style-name="ce17" table:formula="of:=LEFT([.E651];LEN([.E651])-2)" office:value-type="string" office:string-value="addlayer-icon" calcext:value-type="string">
            <text:p>addlayer-icon</text:p>
          </table:table-cell>
          <table:table-cell/>
          <table:table-cell office:value-type="string" calcext:value-type="string">
            <text:p>no</text:p>
          </table:table-cell>
          <table:table-cell table:number-columns-repeated="8"/>
          <table:table-cell table:formula="of:=IF([.S651]&lt;&gt;[.C651];&quot;X&quot;;&quot;&quot;)">
            <text:p/>
          </table:table-cell>
          <table:table-cell table:style-name="ce10"/>
          <table:table-cell table:style-name="ce10" office:value-type="string" calcext:value-type="string">
            <text:p>addlayer-icon (org.gvsig.raster.tools.app.basic)</text:p>
          </table:table-cell>
          <table:table-cell table:style-name="ce32" table:number-columns-repeated="3"/>
          <table:table-cell table:number-columns-repeated="1002"/>
        </table:table-row>
        <table:table-row table:style-name="ro5">
          <table:table-cell office:value-type="float" office:value="538" calcext:value-type="float">
            <text:p>538</text:p>
          </table:table-cell>
          <table:table-cell table:style-name="ce5"/>
          <table:table-cell table:style-name="ce17" office:value-type="string" calcext:value-type="string">
            <text:p>aplication-preferences-downarrow (org.gvsig.raster.wmts.app.wmtsclient)</text:p>
          </table:table-cell>
          <table:table-cell table:style-name="ce17" table:formula="of:=SEARCH(&quot;(&quot;;[.C652])" office:value-type="float" office:value="34" calcext:value-type="float">
            <text:p>34</text:p>
          </table:table-cell>
          <table:table-cell table:style-name="ce17" table:formula="of:=LEFT([.C652];[.D652])" office:value-type="string" office:string-value="aplication-preferences-downarrow (" calcext:value-type="string">
            <text:p>aplication-preferences-downarrow (</text:p>
          </table:table-cell>
          <table:table-cell table:style-name="ce17" table:formula="of:=LEFT([.E652];LEN([.E652])-2)" office:value-type="string" office:string-value="aplication-preferences-downarrow" calcext:value-type="string">
            <text:p>aplication-preferences-downarrow</text:p>
          </table:table-cell>
          <table:table-cell/>
          <table:table-cell office:value-type="string" calcext:value-type="string">
            <text:p>no</text:p>
          </table:table-cell>
          <table:table-cell table:number-columns-repeated="8"/>
          <table:table-cell table:formula="of:=IF([.S652]&lt;&gt;[.C652];&quot;X&quot;;&quot;&quot;)">
            <text:p/>
          </table:table-cell>
          <table:table-cell table:style-name="ce10"/>
          <table:table-cell table:style-name="ce10" office:value-type="string" calcext:value-type="string">
            <text:p>aplication-preferences-downarrow (org.gvsig.raster.wmts.app.wmtsclient)</text:p>
          </table:table-cell>
          <table:table-cell table:style-name="ce32" table:number-columns-repeated="3"/>
          <table:table-cell table:number-columns-repeated="1002"/>
        </table:table-row>
        <table:table-row table:style-name="ro6">
          <table:table-cell office:value-type="float" office:value="539" calcext:value-type="float">
            <text:p>539</text:p>
          </table:table-cell>
          <table:table-cell table:style-name="ce5"/>
          <table:table-cell table:style-name="ce17" office:value-type="string" calcext:value-type="string">
            <text:p>aplication-preferences-uparrow (org.gvsig.raster.wmts.app.wmtsclient)</text:p>
          </table:table-cell>
          <table:table-cell table:style-name="ce17" table:formula="of:=SEARCH(&quot;(&quot;;[.C653])" office:value-type="float" office:value="32" calcext:value-type="float">
            <text:p>32</text:p>
          </table:table-cell>
          <table:table-cell table:style-name="ce17" table:formula="of:=LEFT([.C653];[.D653])" office:value-type="string" office:string-value="aplication-preferences-uparrow (" calcext:value-type="string">
            <text:p>aplication-preferences-uparrow (</text:p>
          </table:table-cell>
          <table:table-cell table:style-name="ce17" table:formula="of:=LEFT([.E653];LEN([.E653])-2)" office:value-type="string" office:string-value="aplication-preferences-uparrow" calcext:value-type="string">
            <text:p>aplication-preferences-uparrow</text:p>
          </table:table-cell>
          <table:table-cell/>
          <table:table-cell office:value-type="string" calcext:value-type="string">
            <text:p>no</text:p>
          </table:table-cell>
          <table:table-cell table:number-columns-repeated="8"/>
          <table:table-cell table:formula="of:=IF([.S653]&lt;&gt;[.C653];&quot;X&quot;;&quot;&quot;)">
            <text:p/>
          </table:table-cell>
          <table:table-cell table:style-name="ce10"/>
          <table:table-cell table:style-name="ce10" office:value-type="string" calcext:value-type="string">
            <text:p>aplication-preferences-uparrow (org.gvsig.raster.wmts.app.wmtsclient)</text:p>
          </table:table-cell>
          <table:table-cell table:style-name="ce32" table:number-columns-repeated="3"/>
          <table:table-cell table:number-columns-repeated="1002"/>
        </table:table-row>
        <table:table-row table:style-name="ro4">
          <table:table-cell office:value-type="float" office:value="540" calcext:value-type="float">
            <text:p>540</text:p>
          </table:table-cell>
          <table:table-cell table:style-name="ce5"/>
          <table:table-cell table:style-name="ce17" office:value-type="string" calcext:value-type="string">
            <text:p>arrow_horiz-icon (org.gvsig.raster.georeferencing.app.georeferencingclient)</text:p>
          </table:table-cell>
          <table:table-cell table:style-name="ce17" table:formula="of:=SEARCH(&quot;(&quot;;[.C654])" office:value-type="float" office:value="18" calcext:value-type="float">
            <text:p>18</text:p>
          </table:table-cell>
          <table:table-cell table:style-name="ce17" table:formula="of:=LEFT([.C654];[.D654])" office:value-type="string" office:string-value="arrow_horiz-icon (" calcext:value-type="string">
            <text:p>arrow_horiz-icon (</text:p>
          </table:table-cell>
          <table:table-cell table:style-name="ce17" table:formula="of:=LEFT([.E654];LEN([.E654])-2)" office:value-type="string" office:string-value="arrow_horiz-icon" calcext:value-type="string">
            <text:p>arrow_horiz-icon</text:p>
          </table:table-cell>
          <table:table-cell/>
          <table:table-cell office:value-type="string" calcext:value-type="string">
            <text:p>no</text:p>
          </table:table-cell>
          <table:table-cell table:number-columns-repeated="8"/>
          <table:table-cell table:formula="of:=IF([.S654]&lt;&gt;[.C654];&quot;X&quot;;&quot;&quot;)">
            <text:p/>
          </table:table-cell>
          <table:table-cell table:style-name="ce10"/>
          <table:table-cell table:style-name="ce10" office:value-type="string" calcext:value-type="string">
            <text:p>arrow_horiz-icon (org.gvsig.raster.georeferencing.app.georeferencingclient)</text:p>
          </table:table-cell>
          <table:table-cell table:style-name="ce32" table:number-columns-repeated="3"/>
          <table:table-cell table:number-columns-repeated="1002"/>
        </table:table-row>
        <table:table-row table:style-name="ro4">
          <table:table-cell office:value-type="float" office:value="541" calcext:value-type="float">
            <text:p>541</text:p>
          </table:table-cell>
          <table:table-cell table:style-name="ce5"/>
          <table:table-cell table:style-name="ce17" office:value-type="string" calcext:value-type="string">
            <text:p>arrow_move-icon (org.gvsig.raster.georeferencing.app.georeferencingclient)</text:p>
          </table:table-cell>
          <table:table-cell table:style-name="ce17" table:formula="of:=SEARCH(&quot;(&quot;;[.C655])" office:value-type="float" office:value="17" calcext:value-type="float">
            <text:p>17</text:p>
          </table:table-cell>
          <table:table-cell table:style-name="ce17" table:formula="of:=LEFT([.C655];[.D655])" office:value-type="string" office:string-value="arrow_move-icon (" calcext:value-type="string">
            <text:p>arrow_move-icon (</text:p>
          </table:table-cell>
          <table:table-cell table:style-name="ce17" table:formula="of:=LEFT([.E655];LEN([.E655])-2)" office:value-type="string" office:string-value="arrow_move-icon" calcext:value-type="string">
            <text:p>arrow_move-icon</text:p>
          </table:table-cell>
          <table:table-cell/>
          <table:table-cell office:value-type="string" calcext:value-type="string">
            <text:p>no</text:p>
          </table:table-cell>
          <table:table-cell table:number-columns-repeated="8"/>
          <table:table-cell table:formula="of:=IF([.S655]&lt;&gt;[.C655];&quot;X&quot;;&quot;&quot;)">
            <text:p/>
          </table:table-cell>
          <table:table-cell table:style-name="ce10"/>
          <table:table-cell table:style-name="ce10" office:value-type="string" calcext:value-type="string">
            <text:p>arrow_move-icon (org.gvsig.raster.georeferencing.app.georeferencingclient)</text:p>
          </table:table-cell>
          <table:table-cell table:style-name="ce32" table:number-columns-repeated="3"/>
          <table:table-cell table:number-columns-repeated="1002"/>
        </table:table-row>
        <table:table-row table:style-name="ro4">
          <table:table-cell office:value-type="float" office:value="542" calcext:value-type="float">
            <text:p>542</text:p>
          </table:table-cell>
          <table:table-cell table:style-name="ce5"/>
          <table:table-cell table:style-name="ce17" office:value-type="string" calcext:value-type="string">
            <text:p>arrow_vert-icon (org.gvsig.raster.georeferencing.app.georeferencingclient)</text:p>
          </table:table-cell>
          <table:table-cell table:style-name="ce17" table:formula="of:=SEARCH(&quot;(&quot;;[.C656])" office:value-type="float" office:value="17" calcext:value-type="float">
            <text:p>17</text:p>
          </table:table-cell>
          <table:table-cell table:style-name="ce17" table:formula="of:=LEFT([.C656];[.D656])" office:value-type="string" office:string-value="arrow_vert-icon (" calcext:value-type="string">
            <text:p>arrow_vert-icon (</text:p>
          </table:table-cell>
          <table:table-cell table:style-name="ce17" table:formula="of:=LEFT([.E656];LEN([.E656])-2)" office:value-type="string" office:string-value="arrow_vert-icon" calcext:value-type="string">
            <text:p>arrow_vert-icon</text:p>
          </table:table-cell>
          <table:table-cell/>
          <table:table-cell office:value-type="string" calcext:value-type="string">
            <text:p>no</text:p>
          </table:table-cell>
          <table:table-cell table:number-columns-repeated="8"/>
          <table:table-cell table:formula="of:=IF([.S656]&lt;&gt;[.C656];&quot;X&quot;;&quot;&quot;)">
            <text:p/>
          </table:table-cell>
          <table:table-cell table:style-name="ce10"/>
          <table:table-cell table:style-name="ce10" office:value-type="string" calcext:value-type="string">
            <text:p>arrow_vert-icon (org.gvsig.raster.georeferencing.app.georeferencingclient)</text:p>
          </table:table-cell>
          <table:table-cell table:style-name="ce32" table:number-columns-repeated="3"/>
          <table:table-cell table:number-columns-repeated="1002"/>
        </table:table-row>
        <table:table-row table:style-name="ro6">
          <table:table-cell office:value-type="float" office:value="543" calcext:value-type="float">
            <text:p>543</text:p>
          </table:table-cell>
          <table:table-cell table:style-name="ce5"/>
          <table:table-cell table:style-name="ce17" office:value-type="string" calcext:value-type="string">
            <text:p>back-icon (org.gvsig.raster.tools.app.basic)</text:p>
          </table:table-cell>
          <table:table-cell table:style-name="ce17" table:formula="of:=SEARCH(&quot;(&quot;;[.C657])" office:value-type="float" office:value="11" calcext:value-type="float">
            <text:p>11</text:p>
          </table:table-cell>
          <table:table-cell table:style-name="ce17" table:formula="of:=LEFT([.C657];[.D657])" office:value-type="string" office:string-value="back-icon (" calcext:value-type="string">
            <text:p>back-icon (</text:p>
          </table:table-cell>
          <table:table-cell table:style-name="ce17" table:formula="of:=LEFT([.E657];LEN([.E657])-2)" office:value-type="string" office:string-value="back-icon" calcext:value-type="string">
            <text:p>back-icon</text:p>
          </table:table-cell>
          <table:table-cell/>
          <table:table-cell office:value-type="string" calcext:value-type="string">
            <text:p>no</text:p>
          </table:table-cell>
          <table:table-cell table:number-columns-repeated="8"/>
          <table:table-cell table:formula="of:=IF([.S657]&lt;&gt;[.C657];&quot;X&quot;;&quot;&quot;)">
            <text:p/>
          </table:table-cell>
          <table:table-cell table:style-name="ce10"/>
          <table:table-cell table:style-name="ce10" office:value-type="string" calcext:value-type="string">
            <text:p>back-icon (org.gvsig.raster.tools.app.basic)</text:p>
          </table:table-cell>
          <table:table-cell table:style-name="ce32" table:number-columns-repeated="3"/>
          <table:table-cell table:number-columns-repeated="1002"/>
        </table:table-row>
        <table:table-row table:style-name="ro5">
          <table:table-cell office:value-type="float" office:value="544" calcext:value-type="float">
            <text:p>544</text:p>
          </table:table-cell>
          <table:table-cell table:style-name="ce5"/>
          <table:table-cell table:style-name="ce17" office:value-type="string" calcext:value-type="string">
            <text:p>backward-icon (org.gvsig.raster.tools.app.basic)</text:p>
          </table:table-cell>
          <table:table-cell table:style-name="ce17" table:formula="of:=SEARCH(&quot;(&quot;;[.C658])" office:value-type="float" office:value="15" calcext:value-type="float">
            <text:p>15</text:p>
          </table:table-cell>
          <table:table-cell table:style-name="ce17" table:formula="of:=LEFT([.C658];[.D658])" office:value-type="string" office:string-value="backward-icon (" calcext:value-type="string">
            <text:p>backward-icon (</text:p>
          </table:table-cell>
          <table:table-cell table:style-name="ce17" table:formula="of:=LEFT([.E658];LEN([.E658])-2)" office:value-type="string" office:string-value="backward-icon" calcext:value-type="string">
            <text:p>backward-icon</text:p>
          </table:table-cell>
          <table:table-cell/>
          <table:table-cell office:value-type="string" calcext:value-type="string">
            <text:p>no</text:p>
          </table:table-cell>
          <table:table-cell table:number-columns-repeated="8"/>
          <table:table-cell table:formula="of:=IF([.S658]&lt;&gt;[.C658];&quot;X&quot;;&quot;&quot;)">
            <text:p/>
          </table:table-cell>
          <table:table-cell table:style-name="ce10"/>
          <table:table-cell table:style-name="ce10" office:value-type="string" calcext:value-type="string">
            <text:p>backward-icon (org.gvsig.raster.tools.app.basic)</text:p>
          </table:table-cell>
          <table:table-cell table:style-name="ce32" table:number-columns-repeated="3"/>
          <table:table-cell table:number-columns-repeated="1002"/>
        </table:table-row>
        <table:table-row table:style-name="ro5">
          <table:table-cell office:value-type="float" office:value="545" calcext:value-type="float">
            <text:p>545</text:p>
          </table:table-cell>
          <table:table-cell table:style-name="ce5"/>
          <table:table-cell table:style-name="ce17" office:value-type="string" calcext:value-type="string">
            <text:p>blank-icon (org.gvsig.raster.tools.app.basic)</text:p>
          </table:table-cell>
          <table:table-cell table:style-name="ce17" table:formula="of:=SEARCH(&quot;(&quot;;[.C659])" office:value-type="float" office:value="12" calcext:value-type="float">
            <text:p>12</text:p>
          </table:table-cell>
          <table:table-cell table:style-name="ce17" table:formula="of:=LEFT([.C659];[.D659])" office:value-type="string" office:string-value="blank-icon (" calcext:value-type="string">
            <text:p>blank-icon (</text:p>
          </table:table-cell>
          <table:table-cell table:style-name="ce17" table:formula="of:=LEFT([.E659];LEN([.E659])-2)" office:value-type="string" office:string-value="blank-icon" calcext:value-type="string">
            <text:p>blank-icon</text:p>
          </table:table-cell>
          <table:table-cell/>
          <table:table-cell office:value-type="string" calcext:value-type="string">
            <text:p>no</text:p>
          </table:table-cell>
          <table:table-cell table:number-columns-repeated="8"/>
          <table:table-cell table:formula="of:=IF([.S659]&lt;&gt;[.C659];&quot;X&quot;;&quot;&quot;)">
            <text:p/>
          </table:table-cell>
          <table:table-cell table:style-name="ce10"/>
          <table:table-cell table:style-name="ce10" office:value-type="string" calcext:value-type="string">
            <text:p>blank-icon (org.gvsig.raster.tools.app.basic)</text:p>
          </table:table-cell>
          <table:table-cell table:style-name="ce32" table:number-columns-repeated="3"/>
          <table:table-cell table:number-columns-repeated="1002"/>
        </table:table-row>
        <table:table-row table:style-name="ro4">
          <table:table-cell office:value-type="float" office:value="546" calcext:value-type="float">
            <text:p>546</text:p>
          </table:table-cell>
          <table:table-cell table:style-name="ce5"/>
          <table:table-cell table:style-name="ce17" office:value-type="string" calcext:value-type="string">
            <text:p>centerlocator-icon (org.gvsig.raster.georeferencing.app.georeferencingclient)</text:p>
          </table:table-cell>
          <table:table-cell table:style-name="ce17" table:formula="of:=SEARCH(&quot;(&quot;;[.C660])" office:value-type="float" office:value="20" calcext:value-type="float">
            <text:p>20</text:p>
          </table:table-cell>
          <table:table-cell table:style-name="ce17" table:formula="of:=LEFT([.C660];[.D660])" office:value-type="string" office:string-value="centerlocator-icon (" calcext:value-type="string">
            <text:p>centerlocator-icon (</text:p>
          </table:table-cell>
          <table:table-cell table:style-name="ce17" table:formula="of:=LEFT([.E660];LEN([.E660])-2)" office:value-type="string" office:string-value="centerlocator-icon" calcext:value-type="string">
            <text:p>centerlocator-icon</text:p>
          </table:table-cell>
          <table:table-cell/>
          <table:table-cell office:value-type="string" calcext:value-type="string">
            <text:p>no</text:p>
          </table:table-cell>
          <table:table-cell table:number-columns-repeated="8"/>
          <table:table-cell table:formula="of:=IF([.S660]&lt;&gt;[.C660];&quot;X&quot;;&quot;&quot;)">
            <text:p/>
          </table:table-cell>
          <table:table-cell table:style-name="ce10"/>
          <table:table-cell table:style-name="ce10" office:value-type="string" calcext:value-type="string">
            <text:p>centerlocator-icon (org.gvsig.raster.georeferencing.app.georeferencingclient)</text:p>
          </table:table-cell>
          <table:table-cell table:style-name="ce32" table:number-columns-repeated="3"/>
          <table:table-cell table:number-columns-repeated="1002"/>
        </table:table-row>
        <table:table-row table:style-name="ro5">
          <table:table-cell office:value-type="float" office:value="547" calcext:value-type="float">
            <text:p>547</text:p>
          </table:table-cell>
          <table:table-cell table:style-name="ce5"/>
          <table:table-cell table:style-name="ce17" office:value-type="string" calcext:value-type="string">
            <text:p>centerpoint-icon (org.gvsig.raster.tools.app.basic)</text:p>
          </table:table-cell>
          <table:table-cell table:style-name="ce17" table:formula="of:=SEARCH(&quot;(&quot;;[.C661])" office:value-type="float" office:value="18" calcext:value-type="float">
            <text:p>18</text:p>
          </table:table-cell>
          <table:table-cell table:style-name="ce17" table:formula="of:=LEFT([.C661];[.D661])" office:value-type="string" office:string-value="centerpoint-icon (" calcext:value-type="string">
            <text:p>centerpoint-icon (</text:p>
          </table:table-cell>
          <table:table-cell table:style-name="ce17" table:formula="of:=LEFT([.E661];LEN([.E661])-2)" office:value-type="string" office:string-value="centerpoint-icon" calcext:value-type="string">
            <text:p>centerpoint-icon</text:p>
          </table:table-cell>
          <table:table-cell/>
          <table:table-cell office:value-type="string" calcext:value-type="string">
            <text:p>no</text:p>
          </table:table-cell>
          <table:table-cell table:number-columns-repeated="8"/>
          <table:table-cell table:formula="of:=IF([.S661]&lt;&gt;[.C661];&quot;X&quot;;&quot;&quot;)">
            <text:p/>
          </table:table-cell>
          <table:table-cell table:style-name="ce10"/>
          <table:table-cell table:style-name="ce10" office:value-type="string" calcext:value-type="string">
            <text:p>centerpoint-icon (org.gvsig.raster.tools.app.basic)</text:p>
          </table:table-cell>
          <table:table-cell table:style-name="ce32" table:number-columns-repeated="3"/>
          <table:table-cell table:number-columns-repeated="1002"/>
        </table:table-row>
        <table:table-row table:style-name="ro5">
          <table:table-cell office:value-type="float" office:value="548" calcext:value-type="float">
            <text:p>548</text:p>
          </table:table-cell>
          <table:table-cell table:style-name="ce5"/>
          <table:table-cell table:style-name="ce17" office:value-type="string" calcext:value-type="string">
            <text:p>centerraster-icon (org.gvsig.raster.tools.app.basic)</text:p>
          </table:table-cell>
          <table:table-cell table:style-name="ce17" table:formula="of:=SEARCH(&quot;(&quot;;[.C662])" office:value-type="float" office:value="19" calcext:value-type="float">
            <text:p>19</text:p>
          </table:table-cell>
          <table:table-cell table:style-name="ce17" table:formula="of:=LEFT([.C662];[.D662])" office:value-type="string" office:string-value="centerraster-icon (" calcext:value-type="string">
            <text:p>centerraster-icon (</text:p>
          </table:table-cell>
          <table:table-cell table:style-name="ce17" table:formula="of:=LEFT([.E662];LEN([.E662])-2)" office:value-type="string" office:string-value="centerraster-icon" calcext:value-type="string">
            <text:p>centerraster-icon</text:p>
          </table:table-cell>
          <table:table-cell/>
          <table:table-cell office:value-type="string" calcext:value-type="string">
            <text:p>no</text:p>
          </table:table-cell>
          <table:table-cell table:number-columns-repeated="8"/>
          <table:table-cell table:formula="of:=IF([.S662]&lt;&gt;[.C662];&quot;X&quot;;&quot;&quot;)">
            <text:p/>
          </table:table-cell>
          <table:table-cell table:style-name="ce10"/>
          <table:table-cell table:style-name="ce10" office:value-type="string" calcext:value-type="string">
            <text:p>centerraster-icon (org.gvsig.raster.tools.app.basic)</text:p>
          </table:table-cell>
          <table:table-cell table:style-name="ce32" table:number-columns-repeated="3"/>
          <table:table-cell table:number-columns-repeated="1002"/>
        </table:table-row>
        <table:table-row table:style-name="ro4">
          <table:table-cell office:value-type="float" office:value="549" calcext:value-type="float">
            <text:p>549</text:p>
          </table:table-cell>
          <table:table-cell table:style-name="ce5"/>
          <table:table-cell table:style-name="ce17" office:value-type="string" calcext:value-type="string">
            <text:p>crux_blue-icon (org.gvsig.raster.georeferencing.app.georeferencingclient)</text:p>
          </table:table-cell>
          <table:table-cell table:style-name="ce17" table:formula="of:=SEARCH(&quot;(&quot;;[.C663])" office:value-type="float" office:value="16" calcext:value-type="float">
            <text:p>16</text:p>
          </table:table-cell>
          <table:table-cell table:style-name="ce17" table:formula="of:=LEFT([.C663];[.D663])" office:value-type="string" office:string-value="crux_blue-icon (" calcext:value-type="string">
            <text:p>crux_blue-icon (</text:p>
          </table:table-cell>
          <table:table-cell table:style-name="ce17" table:formula="of:=LEFT([.E663];LEN([.E663])-2)" office:value-type="string" office:string-value="crux_blue-icon" calcext:value-type="string">
            <text:p>crux_blue-icon</text:p>
          </table:table-cell>
          <table:table-cell/>
          <table:table-cell office:value-type="string" calcext:value-type="string">
            <text:p>no</text:p>
          </table:table-cell>
          <table:table-cell table:number-columns-repeated="8"/>
          <table:table-cell table:formula="of:=IF([.S663]&lt;&gt;[.C663];&quot;X&quot;;&quot;&quot;)">
            <text:p/>
          </table:table-cell>
          <table:table-cell table:style-name="ce10"/>
          <table:table-cell table:style-name="ce10" office:value-type="string" calcext:value-type="string">
            <text:p>crux_blue-icon (org.gvsig.raster.georeferencing.app.georeferencingclient)</text:p>
          </table:table-cell>
          <table:table-cell table:style-name="ce32" table:number-columns-repeated="3"/>
          <table:table-cell table:number-columns-repeated="1002"/>
        </table:table-row>
        <table:table-row table:style-name="ro4">
          <table:table-cell office:value-type="float" office:value="550" calcext:value-type="float">
            <text:p>550</text:p>
          </table:table-cell>
          <table:table-cell table:style-name="ce5"/>
          <table:table-cell table:style-name="ce17" office:value-type="string" calcext:value-type="string">
            <text:p>crux_red-icon (org.gvsig.raster.georeferencing.app.georeferencingclient)</text:p>
          </table:table-cell>
          <table:table-cell table:style-name="ce17" table:formula="of:=SEARCH(&quot;(&quot;;[.C664])" office:value-type="float" office:value="15" calcext:value-type="float">
            <text:p>15</text:p>
          </table:table-cell>
          <table:table-cell table:style-name="ce17" table:formula="of:=LEFT([.C664];[.D664])" office:value-type="string" office:string-value="crux_red-icon (" calcext:value-type="string">
            <text:p>crux_red-icon (</text:p>
          </table:table-cell>
          <table:table-cell table:style-name="ce17" table:formula="of:=LEFT([.E664];LEN([.E664])-2)" office:value-type="string" office:string-value="crux_red-icon" calcext:value-type="string">
            <text:p>crux_red-icon</text:p>
          </table:table-cell>
          <table:table-cell/>
          <table:table-cell office:value-type="string" calcext:value-type="string">
            <text:p>no</text:p>
          </table:table-cell>
          <table:table-cell table:number-columns-repeated="8"/>
          <table:table-cell table:formula="of:=IF([.S664]&lt;&gt;[.C664];&quot;X&quot;;&quot;&quot;)">
            <text:p/>
          </table:table-cell>
          <table:table-cell table:style-name="ce10"/>
          <table:table-cell table:style-name="ce10" office:value-type="string" calcext:value-type="string">
            <text:p>crux_red-icon (org.gvsig.raster.georeferencing.app.georeferencingclient)</text:p>
          </table:table-cell>
          <table:table-cell table:style-name="ce32" table:number-columns-repeated="3"/>
          <table:table-cell table:number-columns-repeated="1002"/>
        </table:table-row>
        <table:table-row table:style-name="ro6">
          <table:table-cell office:value-type="float" office:value="551" calcext:value-type="float">
            <text:p>551</text:p>
          </table:table-cell>
          <table:table-cell table:style-name="ce5"/>
          <table:table-cell table:style-name="ce17" office:value-type="string" calcext:value-type="string">
            <text:p>datatype-icon (org.gvsig.raster.tools.app.basic)</text:p>
          </table:table-cell>
          <table:table-cell table:style-name="ce17" table:formula="of:=SEARCH(&quot;(&quot;;[.C665])" office:value-type="float" office:value="15" calcext:value-type="float">
            <text:p>15</text:p>
          </table:table-cell>
          <table:table-cell table:style-name="ce17" table:formula="of:=LEFT([.C665];[.D665])" office:value-type="string" office:string-value="datatype-icon (" calcext:value-type="string">
            <text:p>datatype-icon (</text:p>
          </table:table-cell>
          <table:table-cell table:style-name="ce17" table:formula="of:=LEFT([.E665];LEN([.E665])-2)" office:value-type="string" office:string-value="datatype-icon" calcext:value-type="string">
            <text:p>datatype-icon</text:p>
          </table:table-cell>
          <table:table-cell/>
          <table:table-cell office:value-type="string" calcext:value-type="string">
            <text:p>no</text:p>
          </table:table-cell>
          <table:table-cell table:number-columns-repeated="8"/>
          <table:table-cell table:formula="of:=IF([.S665]&lt;&gt;[.C665];&quot;X&quot;;&quot;&quot;)">
            <text:p/>
          </table:table-cell>
          <table:table-cell table:style-name="ce10"/>
          <table:table-cell table:style-name="ce10" office:value-type="string" calcext:value-type="string">
            <text:p>datatype-icon (org.gvsig.raster.tools.app.basic)</text:p>
          </table:table-cell>
          <table:table-cell table:style-name="ce32" table:number-columns-repeated="3"/>
          <table:table-cell table:number-columns-repeated="1002"/>
        </table:table-row>
        <table:table-row table:style-name="ro5">
          <table:table-cell office:value-type="float" office:value="552" calcext:value-type="float">
            <text:p>552</text:p>
          </table:table-cell>
          <table:table-cell table:style-name="ce5"/>
          <table:table-cell table:style-name="ce17" office:value-type="string" calcext:value-type="string">
            <text:p>decrease-icon (org.gvsig.raster.tools.app.basic)</text:p>
          </table:table-cell>
          <table:table-cell table:style-name="ce17" table:formula="of:=SEARCH(&quot;(&quot;;[.C666])" office:value-type="float" office:value="15" calcext:value-type="float">
            <text:p>15</text:p>
          </table:table-cell>
          <table:table-cell table:style-name="ce17" table:formula="of:=LEFT([.C666];[.D666])" office:value-type="string" office:string-value="decrease-icon (" calcext:value-type="string">
            <text:p>decrease-icon (</text:p>
          </table:table-cell>
          <table:table-cell table:style-name="ce17" table:formula="of:=LEFT([.E666];LEN([.E666])-2)" office:value-type="string" office:string-value="decrease-icon" calcext:value-type="string">
            <text:p>decrease-icon</text:p>
          </table:table-cell>
          <table:table-cell/>
          <table:table-cell office:value-type="string" calcext:value-type="string">
            <text:p>no</text:p>
          </table:table-cell>
          <table:table-cell table:number-columns-repeated="8"/>
          <table:table-cell table:formula="of:=IF([.S666]&lt;&gt;[.C666];&quot;X&quot;;&quot;&quot;)">
            <text:p/>
          </table:table-cell>
          <table:table-cell table:style-name="ce10"/>
          <table:table-cell table:style-name="ce10" office:value-type="string" calcext:value-type="string">
            <text:p>decrease-icon (org.gvsig.raster.tools.app.basic)</text:p>
          </table:table-cell>
          <table:table-cell table:style-name="ce32" table:number-columns-repeated="3"/>
          <table:table-cell table:number-columns-repeated="1002"/>
        </table:table-row>
        <table:table-row table:style-name="ro5">
          <table:table-cell office:value-type="float" office:value="553" calcext:value-type="float">
            <text:p>553</text:p>
          </table:table-cell>
          <table:table-cell table:style-name="ce5"/>
          <table:table-cell table:style-name="ce17" office:value-type="string" calcext:value-type="string">
            <text:p>delall-icon (org.gvsig.raster.tools.app.basic)</text:p>
          </table:table-cell>
          <table:table-cell table:style-name="ce17" table:formula="of:=SEARCH(&quot;(&quot;;[.C667])" office:value-type="float" office:value="13" calcext:value-type="float">
            <text:p>13</text:p>
          </table:table-cell>
          <table:table-cell table:style-name="ce17" table:formula="of:=LEFT([.C667];[.D667])" office:value-type="string" office:string-value="delall-icon (" calcext:value-type="string">
            <text:p>delall-icon (</text:p>
          </table:table-cell>
          <table:table-cell table:style-name="ce17" table:formula="of:=LEFT([.E667];LEN([.E667])-2)" office:value-type="string" office:string-value="delall-icon" calcext:value-type="string">
            <text:p>delall-icon</text:p>
          </table:table-cell>
          <table:table-cell/>
          <table:table-cell office:value-type="string" calcext:value-type="string">
            <text:p>no</text:p>
          </table:table-cell>
          <table:table-cell table:number-columns-repeated="8"/>
          <table:table-cell table:formula="of:=IF([.S667]&lt;&gt;[.C667];&quot;X&quot;;&quot;&quot;)">
            <text:p/>
          </table:table-cell>
          <table:table-cell table:style-name="ce10"/>
          <table:table-cell table:style-name="ce10" office:value-type="string" calcext:value-type="string">
            <text:p>delall-icon (org.gvsig.raster.tools.app.basic)</text:p>
          </table:table-cell>
          <table:table-cell table:style-name="ce32" table:number-columns-repeated="3"/>
          <table:table-cell table:number-columns-repeated="1002"/>
        </table:table-row>
        <table:table-row table:style-name="ro6">
          <table:table-cell office:value-type="float" office:value="554" calcext:value-type="float">
            <text:p>554</text:p>
          </table:table-cell>
          <table:table-cell table:style-name="ce5"/>
          <table:table-cell table:style-name="ce31" office:value-type="string" calcext:value-type="string">
            <text:p>delall (org.gvsig.raster.mainplugin)</text:p>
          </table:table-cell>
          <table:table-cell table:style-name="ce17" table:formula="of:=SEARCH(&quot;(&quot;;[.C668])" office:value-type="float" office:value="8" calcext:value-type="float">
            <text:p>8</text:p>
          </table:table-cell>
          <table:table-cell table:style-name="ce17" table:formula="of:=LEFT([.C668];[.D668])" office:value-type="string" office:string-value="delall (" calcext:value-type="string">
            <text:p>delall (</text:p>
          </table:table-cell>
          <table:table-cell table:style-name="ce17" table:formula="of:=LEFT([.E668];LEN([.E668])-2)" office:value-type="string" office:string-value="delall" calcext:value-type="string">
            <text:p>delall</text:p>
          </table:table-cell>
          <table:table-cell/>
          <table:table-cell office:value-type="string" calcext:value-type="string">
            <text:p>no</text:p>
          </table:table-cell>
          <table:table-cell table:number-columns-repeated="8"/>
          <table:table-cell table:formula="of:=IF([.S668]&lt;&gt;[.C668];&quot;X&quot;;&quot;&quot;)">
            <text:p/>
          </table:table-cell>
          <table:table-cell table:style-name="ce10"/>
          <table:table-cell table:style-name="ce10" office:value-type="string" calcext:value-type="string">
            <text:p>delall (org.gvsig.raster.mainplugin)</text:p>
          </table:table-cell>
          <table:table-cell table:style-name="ce32" table:number-columns-repeated="3"/>
          <table:table-cell table:number-columns-repeated="1002"/>
        </table:table-row>
        <table:table-row table:style-name="ro6">
          <table:table-cell office:value-type="float" office:value="555" calcext:value-type="float">
            <text:p>555</text:p>
          </table:table-cell>
          <table:table-cell table:style-name="ce5"/>
          <table:table-cell table:style-name="ce31" office:value-type="string" calcext:value-type="string">
            <text:p>delone (org.gvsig.raster.mainplugin)</text:p>
          </table:table-cell>
          <table:table-cell table:style-name="ce17" table:formula="of:=SEARCH(&quot;(&quot;;[.C669])" office:value-type="float" office:value="8" calcext:value-type="float">
            <text:p>8</text:p>
          </table:table-cell>
          <table:table-cell table:style-name="ce17" table:formula="of:=LEFT([.C669];[.D669])" office:value-type="string" office:string-value="delone (" calcext:value-type="string">
            <text:p>delone (</text:p>
          </table:table-cell>
          <table:table-cell table:style-name="ce17" table:formula="of:=LEFT([.E669];LEN([.E669])-2)" office:value-type="string" office:string-value="delone" calcext:value-type="string">
            <text:p>delone</text:p>
          </table:table-cell>
          <table:table-cell/>
          <table:table-cell office:value-type="string" calcext:value-type="string">
            <text:p>no</text:p>
          </table:table-cell>
          <table:table-cell table:number-columns-repeated="8"/>
          <table:table-cell table:formula="of:=IF([.S669]&lt;&gt;[.C669];&quot;X&quot;;&quot;&quot;)">
            <text:p/>
          </table:table-cell>
          <table:table-cell table:style-name="ce10"/>
          <table:table-cell table:style-name="ce10" office:value-type="string" calcext:value-type="string">
            <text:p>delone (org.gvsig.raster.mainplugin)</text:p>
          </table:table-cell>
          <table:table-cell table:style-name="ce32" table:number-columns-repeated="3"/>
          <table:table-cell table:number-columns-repeated="1002"/>
        </table:table-row>
        <table:table-row table:style-name="ro6">
          <table:table-cell office:value-type="float" office:value="556" calcext:value-type="float">
            <text:p>556</text:p>
          </table:table-cell>
          <table:table-cell table:style-name="ce5"/>
          <table:table-cell table:style-name="ce17" office:value-type="string" calcext:value-type="string">
            <text:p>down-16x16 (org.gvsig.raster.mainplugin)</text:p>
          </table:table-cell>
          <table:table-cell table:style-name="ce17" table:formula="of:=SEARCH(&quot;(&quot;;[.C670])" office:value-type="float" office:value="12" calcext:value-type="float">
            <text:p>12</text:p>
          </table:table-cell>
          <table:table-cell table:style-name="ce17" table:formula="of:=LEFT([.C670];[.D670])" office:value-type="string" office:string-value="down-16x16 (" calcext:value-type="string">
            <text:p>down-16x16 (</text:p>
          </table:table-cell>
          <table:table-cell table:style-name="ce17" table:formula="of:=LEFT([.E670];LEN([.E670])-2)" office:value-type="string" office:string-value="down-16x16" calcext:value-type="string">
            <text:p>down-16x16</text:p>
          </table:table-cell>
          <table:table-cell/>
          <table:table-cell office:value-type="string" calcext:value-type="string">
            <text:p>no</text:p>
          </table:table-cell>
          <table:table-cell table:number-columns-repeated="8"/>
          <table:table-cell table:formula="of:=IF([.S670]&lt;&gt;[.C670];&quot;X&quot;;&quot;&quot;)">
            <text:p/>
          </table:table-cell>
          <table:table-cell table:style-name="ce10"/>
          <table:table-cell table:style-name="ce10" office:value-type="string" calcext:value-type="string">
            <text:p>down-16x16 (org.gvsig.raster.mainplugin)</text:p>
          </table:table-cell>
          <table:table-cell table:style-name="ce32" table:number-columns-repeated="3"/>
          <table:table-cell table:number-columns-repeated="1002"/>
        </table:table-row>
        <table:table-row table:style-name="ro4">
          <table:table-cell office:value-type="float" office:value="557" calcext:value-type="float">
            <text:p>557</text:p>
          </table:table-cell>
          <table:table-cell table:style-name="ce5"/>
          <table:table-cell table:style-name="ce17" office:value-type="string" calcext:value-type="string">
            <text:p>drag-icon (org.gvsig.raster.georeferencing.app.georeferencingclient)</text:p>
          </table:table-cell>
          <table:table-cell table:style-name="ce17" table:formula="of:=SEARCH(&quot;(&quot;;[.C671])" office:value-type="float" office:value="11" calcext:value-type="float">
            <text:p>11</text:p>
          </table:table-cell>
          <table:table-cell table:style-name="ce17" table:formula="of:=LEFT([.C671];[.D671])" office:value-type="string" office:string-value="drag-icon (" calcext:value-type="string">
            <text:p>drag-icon (</text:p>
          </table:table-cell>
          <table:table-cell table:style-name="ce17" table:formula="of:=LEFT([.E671];LEN([.E671])-2)" office:value-type="string" office:string-value="drag-icon" calcext:value-type="string">
            <text:p>drag-icon</text:p>
          </table:table-cell>
          <table:table-cell/>
          <table:table-cell office:value-type="string" calcext:value-type="string">
            <text:p>no</text:p>
          </table:table-cell>
          <table:table-cell table:number-columns-repeated="8"/>
          <table:table-cell table:formula="of:=IF([.S671]&lt;&gt;[.C671];&quot;X&quot;;&quot;&quot;)">
            <text:p/>
          </table:table-cell>
          <table:table-cell table:style-name="ce10"/>
          <table:table-cell table:style-name="ce10" office:value-type="string" calcext:value-type="string">
            <text:p>drag-icon (org.gvsig.raster.georeferencing.app.georeferencingclient)</text:p>
          </table:table-cell>
          <table:table-cell table:style-name="ce32" table:number-columns-repeated="3"/>
          <table:table-cell table:number-columns-repeated="1002"/>
        </table:table-row>
        <table:table-row table:style-name="ro4">
          <table:table-cell office:value-type="float" office:value="558" calcext:value-type="float">
            <text:p>558</text:p>
          </table:table-cell>
          <table:table-cell table:style-name="ce5"/>
          <table:table-cell table:style-name="ce17" office:value-type="string" calcext:value-type="string">
            <text:p>endprocess-icon (org.gvsig.raster.georeferencing.app.georeferencingclient)</text:p>
          </table:table-cell>
          <table:table-cell table:style-name="ce17" table:formula="of:=SEARCH(&quot;(&quot;;[.C672])" office:value-type="float" office:value="17" calcext:value-type="float">
            <text:p>17</text:p>
          </table:table-cell>
          <table:table-cell table:style-name="ce17" table:formula="of:=LEFT([.C672];[.D672])" office:value-type="string" office:string-value="endprocess-icon (" calcext:value-type="string">
            <text:p>endprocess-icon (</text:p>
          </table:table-cell>
          <table:table-cell table:style-name="ce17" table:formula="of:=LEFT([.E672];LEN([.E672])-2)" office:value-type="string" office:string-value="endprocess-icon" calcext:value-type="string">
            <text:p>endprocess-icon</text:p>
          </table:table-cell>
          <table:table-cell/>
          <table:table-cell office:value-type="string" calcext:value-type="string">
            <text:p>no</text:p>
          </table:table-cell>
          <table:table-cell table:number-columns-repeated="8"/>
          <table:table-cell table:formula="of:=IF([.S672]&lt;&gt;[.C672];&quot;X&quot;;&quot;&quot;)">
            <text:p/>
          </table:table-cell>
          <table:table-cell table:style-name="ce10"/>
          <table:table-cell table:style-name="ce10" office:value-type="string" calcext:value-type="string">
            <text:p>endprocess-icon (org.gvsig.raster.georeferencing.app.georeferencingclient)</text:p>
          </table:table-cell>
          <table:table-cell table:style-name="ce32" table:number-columns-repeated="3"/>
          <table:table-cell table:number-columns-repeated="1002"/>
        </table:table-row>
        <table:table-row table:style-name="ro5">
          <table:table-cell office:value-type="float" office:value="559" calcext:value-type="float">
            <text:p>559</text:p>
          </table:table-cell>
          <table:table-cell table:style-name="ce5"/>
          <table:table-cell table:style-name="ce17" office:value-type="string" calcext:value-type="string">
            <text:p>exit-icon (org.gvsig.raster.tools.app.basic)</text:p>
          </table:table-cell>
          <table:table-cell table:style-name="ce17" table:formula="of:=SEARCH(&quot;(&quot;;[.C673])" office:value-type="float" office:value="11" calcext:value-type="float">
            <text:p>11</text:p>
          </table:table-cell>
          <table:table-cell table:style-name="ce17" table:formula="of:=LEFT([.C673];[.D673])" office:value-type="string" office:string-value="exit-icon (" calcext:value-type="string">
            <text:p>exit-icon (</text:p>
          </table:table-cell>
          <table:table-cell table:style-name="ce17" table:formula="of:=LEFT([.E673];LEN([.E673])-2)" office:value-type="string" office:string-value="exit-icon" calcext:value-type="string">
            <text:p>exit-icon</text:p>
          </table:table-cell>
          <table:table-cell/>
          <table:table-cell office:value-type="string" calcext:value-type="string">
            <text:p>no</text:p>
          </table:table-cell>
          <table:table-cell table:number-columns-repeated="8"/>
          <table:table-cell table:formula="of:=IF([.S673]&lt;&gt;[.C673];&quot;X&quot;;&quot;&quot;)">
            <text:p/>
          </table:table-cell>
          <table:table-cell table:style-name="ce10"/>
          <table:table-cell table:style-name="ce10" office:value-type="string" calcext:value-type="string">
            <text:p>exit-icon (org.gvsig.raster.tools.app.basic)</text:p>
          </table:table-cell>
          <table:table-cell table:style-name="ce32" table:number-columns-repeated="3"/>
          <table:table-cell table:number-columns-repeated="1002"/>
        </table:table-row>
        <table:table-row table:style-name="ro5">
          <table:table-cell office:value-type="float" office:value="560" calcext:value-type="float">
            <text:p>560</text:p>
          </table:table-cell>
          <table:table-cell table:style-name="ce5"/>
          <table:table-cell table:style-name="ce17" office:value-type="string" calcext:value-type="string">
            <text:p>exporttoascii-icon (org.gvsig.raster.tools.app.basic)</text:p>
          </table:table-cell>
          <table:table-cell table:style-name="ce17" table:formula="of:=SEARCH(&quot;(&quot;;[.C674])" office:value-type="float" office:value="20" calcext:value-type="float">
            <text:p>20</text:p>
          </table:table-cell>
          <table:table-cell table:style-name="ce17" table:formula="of:=LEFT([.C674];[.D674])" office:value-type="string" office:string-value="exporttoascii-icon (" calcext:value-type="string">
            <text:p>exporttoascii-icon (</text:p>
          </table:table-cell>
          <table:table-cell table:style-name="ce17" table:formula="of:=LEFT([.E674];LEN([.E674])-2)" office:value-type="string" office:string-value="exporttoascii-icon" calcext:value-type="string">
            <text:p>exporttoascii-icon</text:p>
          </table:table-cell>
          <table:table-cell/>
          <table:table-cell office:value-type="string" calcext:value-type="string">
            <text:p>no</text:p>
          </table:table-cell>
          <table:table-cell table:number-columns-repeated="8"/>
          <table:table-cell table:formula="of:=IF([.S674]&lt;&gt;[.C674];&quot;X&quot;;&quot;&quot;)">
            <text:p/>
          </table:table-cell>
          <table:table-cell table:style-name="ce10"/>
          <table:table-cell table:style-name="ce10" office:value-type="string" calcext:value-type="string">
            <text:p>exporttoascii-icon (org.gvsig.raster.tools.app.basic)</text:p>
          </table:table-cell>
          <table:table-cell table:style-name="ce32" table:number-columns-repeated="3"/>
          <table:table-cell table:number-columns-repeated="1002"/>
        </table:table-row>
        <table:table-row table:style-name="ro5">
          <table:table-cell office:value-type="float" office:value="561" calcext:value-type="float">
            <text:p>561</text:p>
          </table:table-cell>
          <table:table-cell table:style-name="ce5"/>
          <table:table-cell table:style-name="ce17" office:value-type="string" calcext:value-type="string">
            <text:p>exporttocsv-icon (org.gvsig.raster.tools.app.basic)</text:p>
          </table:table-cell>
          <table:table-cell table:style-name="ce17" table:formula="of:=SEARCH(&quot;(&quot;;[.C675])" office:value-type="float" office:value="18" calcext:value-type="float">
            <text:p>18</text:p>
          </table:table-cell>
          <table:table-cell table:style-name="ce17" table:formula="of:=LEFT([.C675];[.D675])" office:value-type="string" office:string-value="exporttocsv-icon (" calcext:value-type="string">
            <text:p>exporttocsv-icon (</text:p>
          </table:table-cell>
          <table:table-cell table:style-name="ce17" table:formula="of:=LEFT([.E675];LEN([.E675])-2)" office:value-type="string" office:string-value="exporttocsv-icon" calcext:value-type="string">
            <text:p>exporttocsv-icon</text:p>
          </table:table-cell>
          <table:table-cell/>
          <table:table-cell office:value-type="string" calcext:value-type="string">
            <text:p>no</text:p>
          </table:table-cell>
          <table:table-cell table:number-columns-repeated="8"/>
          <table:table-cell table:formula="of:=IF([.S675]&lt;&gt;[.C675];&quot;X&quot;;&quot;&quot;)">
            <text:p/>
          </table:table-cell>
          <table:table-cell table:style-name="ce10"/>
          <table:table-cell table:style-name="ce10" office:value-type="string" calcext:value-type="string">
            <text:p>exporttocsv-icon (org.gvsig.raster.tools.app.basic)</text:p>
          </table:table-cell>
          <table:table-cell table:style-name="ce32" table:number-columns-repeated="3"/>
          <table:table-cell table:number-columns-repeated="1002"/>
        </table:table-row>
        <table:table-row table:style-name="ro6">
          <table:table-cell office:value-type="float" office:value="562" calcext:value-type="float">
            <text:p>562</text:p>
          </table:table-cell>
          <table:table-cell table:style-name="ce5"/>
          <table:table-cell table:style-name="ce31" office:value-type="string" calcext:value-type="string">
            <text:p>first (org.gvsig.raster.mainplugin)</text:p>
          </table:table-cell>
          <table:table-cell table:style-name="ce17" table:formula="of:=SEARCH(&quot;(&quot;;[.C676])" office:value-type="float" office:value="7" calcext:value-type="float">
            <text:p>7</text:p>
          </table:table-cell>
          <table:table-cell table:style-name="ce17" table:formula="of:=LEFT([.C676];[.D676])" office:value-type="string" office:string-value="first (" calcext:value-type="string">
            <text:p>first (</text:p>
          </table:table-cell>
          <table:table-cell table:style-name="ce17" table:formula="of:=LEFT([.E676];LEN([.E676])-2)" office:value-type="string" office:string-value="first" calcext:value-type="string">
            <text:p>first</text:p>
          </table:table-cell>
          <table:table-cell/>
          <table:table-cell office:value-type="string" calcext:value-type="string">
            <text:p>no</text:p>
          </table:table-cell>
          <table:table-cell table:number-columns-repeated="8"/>
          <table:table-cell table:formula="of:=IF([.S676]&lt;&gt;[.C676];&quot;X&quot;;&quot;&quot;)">
            <text:p/>
          </table:table-cell>
          <table:table-cell table:style-name="ce10"/>
          <table:table-cell table:style-name="ce10" office:value-type="string" calcext:value-type="string">
            <text:p>first (org.gvsig.raster.mainplugin)</text:p>
          </table:table-cell>
          <table:table-cell table:style-name="ce32" table:number-columns-repeated="3"/>
          <table:table-cell table:number-columns-repeated="1002"/>
        </table:table-row>
        <table:table-row table:style-name="ro6">
          <table:table-cell office:value-type="float" office:value="563" calcext:value-type="float">
            <text:p>563</text:p>
          </table:table-cell>
          <table:table-cell table:style-name="ce5"/>
          <table:table-cell table:style-name="ce17" office:value-type="string" calcext:value-type="string">
            <text:p>focus-icon (org.gvsig.raster.tools.app.basic)</text:p>
          </table:table-cell>
          <table:table-cell table:style-name="ce17" table:formula="of:=SEARCH(&quot;(&quot;;[.C677])" office:value-type="float" office:value="12" calcext:value-type="float">
            <text:p>12</text:p>
          </table:table-cell>
          <table:table-cell table:style-name="ce17" table:formula="of:=LEFT([.C677];[.D677])" office:value-type="string" office:string-value="focus-icon (" calcext:value-type="string">
            <text:p>focus-icon (</text:p>
          </table:table-cell>
          <table:table-cell table:style-name="ce17" table:formula="of:=LEFT([.E677];LEN([.E677])-2)" office:value-type="string" office:string-value="focus-icon" calcext:value-type="string">
            <text:p>focus-icon</text:p>
          </table:table-cell>
          <table:table-cell/>
          <table:table-cell office:value-type="string" calcext:value-type="string">
            <text:p>no</text:p>
          </table:table-cell>
          <table:table-cell table:number-columns-repeated="8"/>
          <table:table-cell table:formula="of:=IF([.S677]&lt;&gt;[.C677];&quot;X&quot;;&quot;&quot;)">
            <text:p/>
          </table:table-cell>
          <table:table-cell table:style-name="ce10"/>
          <table:table-cell table:style-name="ce10" office:value-type="string" calcext:value-type="string">
            <text:p>focus-icon (org.gvsig.raster.tools.app.basic)</text:p>
          </table:table-cell>
          <table:table-cell table:style-name="ce32" table:number-columns-repeated="3"/>
          <table:table-cell table:number-columns-repeated="1002"/>
        </table:table-row>
        <table:table-row table:style-name="ro6">
          <table:table-cell office:value-type="float" office:value="564" calcext:value-type="float">
            <text:p>564</text:p>
          </table:table-cell>
          <table:table-cell table:style-name="ce5"/>
          <table:table-cell table:style-name="ce17" office:value-type="string" calcext:value-type="string">
            <text:p>forward-icon (org.gvsig.raster.tools.app.basic)</text:p>
          </table:table-cell>
          <table:table-cell table:style-name="ce17" table:formula="of:=SEARCH(&quot;(&quot;;[.C678])" office:value-type="float" office:value="14" calcext:value-type="float">
            <text:p>14</text:p>
          </table:table-cell>
          <table:table-cell table:style-name="ce17" table:formula="of:=LEFT([.C678];[.D678])" office:value-type="string" office:string-value="forward-icon (" calcext:value-type="string">
            <text:p>forward-icon (</text:p>
          </table:table-cell>
          <table:table-cell table:style-name="ce17" table:formula="of:=LEFT([.E678];LEN([.E678])-2)" office:value-type="string" office:string-value="forward-icon" calcext:value-type="string">
            <text:p>forward-icon</text:p>
          </table:table-cell>
          <table:table-cell/>
          <table:table-cell office:value-type="string" calcext:value-type="string">
            <text:p>no</text:p>
          </table:table-cell>
          <table:table-cell table:number-columns-repeated="8"/>
          <table:table-cell table:formula="of:=IF([.S678]&lt;&gt;[.C678];&quot;X&quot;;&quot;&quot;)">
            <text:p/>
          </table:table-cell>
          <table:table-cell table:style-name="ce10"/>
          <table:table-cell table:style-name="ce10" office:value-type="string" calcext:value-type="string">
            <text:p>forward-icon (org.gvsig.raster.tools.app.basic)</text:p>
          </table:table-cell>
          <table:table-cell table:style-name="ce32" table:number-columns-repeated="3"/>
          <table:table-cell table:number-columns-repeated="1002"/>
        </table:table-row>
        <table:table-row table:style-name="ro6">
          <table:table-cell office:value-type="float" office:value="565" calcext:value-type="float">
            <text:p>565</text:p>
          </table:table-cell>
          <table:table-cell table:style-name="ce5"/>
          <table:table-cell table:style-name="ce17" office:value-type="string" calcext:value-type="string">
            <text:p>fullextent-icon (org.gvsig.raster.tools.app.basic)</text:p>
          </table:table-cell>
          <table:table-cell table:style-name="ce17" table:formula="of:=SEARCH(&quot;(&quot;;[.C679])" office:value-type="float" office:value="17" calcext:value-type="float">
            <text:p>17</text:p>
          </table:table-cell>
          <table:table-cell table:style-name="ce17" table:formula="of:=LEFT([.C679];[.D679])" office:value-type="string" office:string-value="fullextent-icon (" calcext:value-type="string">
            <text:p>fullextent-icon (</text:p>
          </table:table-cell>
          <table:table-cell table:style-name="ce17" table:formula="of:=LEFT([.E679];LEN([.E679])-2)" office:value-type="string" office:string-value="fullextent-icon" calcext:value-type="string">
            <text:p>fullextent-icon</text:p>
          </table:table-cell>
          <table:table-cell/>
          <table:table-cell office:value-type="string" calcext:value-type="string">
            <text:p>no</text:p>
          </table:table-cell>
          <table:table-cell table:number-columns-repeated="8"/>
          <table:table-cell table:formula="of:=IF([.S679]&lt;&gt;[.C679];&quot;X&quot;;&quot;&quot;)">
            <text:p/>
          </table:table-cell>
          <table:table-cell table:style-name="ce10"/>
          <table:table-cell table:style-name="ce10" office:value-type="string" calcext:value-type="string">
            <text:p>fullextent-icon (org.gvsig.raster.tools.app.basic)</text:p>
          </table:table-cell>
          <table:table-cell table:style-name="ce32" table:number-columns-repeated="3"/>
          <table:table-cell table:number-columns-repeated="1002"/>
        </table:table-row>
        <table:table-row table:style-name="ro6">
          <table:table-cell office:value-type="float" office:value="566" calcext:value-type="float">
            <text:p>566</text:p>
          </table:table-cell>
          <table:table-cell table:style-name="ce5"/>
          <table:table-cell table:style-name="ce17" office:value-type="string" calcext:value-type="string">
            <text:p>fullview-icon (org.gvsig.raster.tools.app.basic)</text:p>
          </table:table-cell>
          <table:table-cell table:style-name="ce17" table:formula="of:=SEARCH(&quot;(&quot;;[.C680])" office:value-type="float" office:value="15" calcext:value-type="float">
            <text:p>15</text:p>
          </table:table-cell>
          <table:table-cell table:style-name="ce17" table:formula="of:=LEFT([.C680];[.D680])" office:value-type="string" office:string-value="fullview-icon (" calcext:value-type="string">
            <text:p>fullview-icon (</text:p>
          </table:table-cell>
          <table:table-cell table:style-name="ce17" table:formula="of:=LEFT([.E680];LEN([.E680])-2)" office:value-type="string" office:string-value="fullview-icon" calcext:value-type="string">
            <text:p>fullview-icon</text:p>
          </table:table-cell>
          <table:table-cell/>
          <table:table-cell office:value-type="string" calcext:value-type="string">
            <text:p>no</text:p>
          </table:table-cell>
          <table:table-cell table:number-columns-repeated="8"/>
          <table:table-cell table:formula="of:=IF([.S680]&lt;&gt;[.C680];&quot;X&quot;;&quot;&quot;)">
            <text:p/>
          </table:table-cell>
          <table:table-cell table:style-name="ce10"/>
          <table:table-cell table:style-name="ce10" office:value-type="string" calcext:value-type="string">
            <text:p>fullview-icon (org.gvsig.raster.tools.app.basic)</text:p>
          </table:table-cell>
          <table:table-cell table:style-name="ce32" table:number-columns-repeated="3"/>
          <table:table-cell table:number-columns-repeated="1002"/>
        </table:table-row>
        <table:table-row table:style-name="ro6">
          <table:table-cell office:value-type="float" office:value="567" calcext:value-type="float">
            <text:p>567</text:p>
          </table:table-cell>
          <table:table-cell table:style-name="ce5"/>
          <table:table-cell table:style-name="ce17" office:value-type="string" calcext:value-type="string">
            <text:p>gvsig-icon16x16 (org.gvsig.raster.tools.app.basic)</text:p>
          </table:table-cell>
          <table:table-cell table:style-name="ce17" table:formula="of:=SEARCH(&quot;(&quot;;[.C681])" office:value-type="float" office:value="17" calcext:value-type="float">
            <text:p>17</text:p>
          </table:table-cell>
          <table:table-cell table:style-name="ce17" table:formula="of:=LEFT([.C681];[.D681])" office:value-type="string" office:string-value="gvsig-icon16x16 (" calcext:value-type="string">
            <text:p>gvsig-icon16x16 (</text:p>
          </table:table-cell>
          <table:table-cell table:style-name="ce17" table:formula="of:=LEFT([.E681];LEN([.E681])-2)" office:value-type="string" office:string-value="gvsig-icon16x16" calcext:value-type="string">
            <text:p>gvsig-icon16x16</text:p>
          </table:table-cell>
          <table:table-cell/>
          <table:table-cell office:value-type="string" calcext:value-type="string">
            <text:p>no</text:p>
          </table:table-cell>
          <table:table-cell table:number-columns-repeated="8"/>
          <table:table-cell table:formula="of:=IF([.S681]&lt;&gt;[.C681];&quot;X&quot;;&quot;&quot;)">
            <text:p/>
          </table:table-cell>
          <table:table-cell table:style-name="ce10"/>
          <table:table-cell table:style-name="ce10" office:value-type="string" calcext:value-type="string">
            <text:p>gvsig-icon16x16 (org.gvsig.raster.tools.app.basic)</text:p>
          </table:table-cell>
          <table:table-cell table:style-name="ce32" table:number-columns-repeated="3"/>
          <table:table-cell table:number-columns-repeated="1002"/>
        </table:table-row>
        <table:table-row table:style-name="ro6">
          <table:table-cell office:value-type="float" office:value="568" calcext:value-type="float">
            <text:p>568</text:p>
          </table:table-cell>
          <table:table-cell table:style-name="ce5"/>
          <table:table-cell table:style-name="ce17" office:value-type="string" calcext:value-type="string">
            <text:p>gvsig-icon (org.gvsig.raster.tools.app.basic)</text:p>
          </table:table-cell>
          <table:table-cell table:style-name="ce17" table:formula="of:=SEARCH(&quot;(&quot;;[.C682])" office:value-type="float" office:value="12" calcext:value-type="float">
            <text:p>12</text:p>
          </table:table-cell>
          <table:table-cell table:style-name="ce17" table:formula="of:=LEFT([.C682];[.D682])" office:value-type="string" office:string-value="gvsig-icon (" calcext:value-type="string">
            <text:p>gvsig-icon (</text:p>
          </table:table-cell>
          <table:table-cell table:style-name="ce17" table:formula="of:=LEFT([.E682];LEN([.E682])-2)" office:value-type="string" office:string-value="gvsig-icon" calcext:value-type="string">
            <text:p>gvsig-icon</text:p>
          </table:table-cell>
          <table:table-cell/>
          <table:table-cell office:value-type="string" calcext:value-type="string">
            <text:p>no</text:p>
          </table:table-cell>
          <table:table-cell table:number-columns-repeated="8"/>
          <table:table-cell table:formula="of:=IF([.S682]&lt;&gt;[.C682];&quot;X&quot;;&quot;&quot;)">
            <text:p/>
          </table:table-cell>
          <table:table-cell table:style-name="ce10"/>
          <table:table-cell table:style-name="ce10" office:value-type="string" calcext:value-type="string">
            <text:p>gvsig-icon (org.gvsig.raster.tools.app.basic)</text:p>
          </table:table-cell>
          <table:table-cell table:style-name="ce32" table:number-columns-repeated="3"/>
          <table:table-cell table:number-columns-repeated="1002"/>
        </table:table-row>
        <table:table-row table:style-name="ro4">
          <table:table-cell office:value-type="float" office:value="569" calcext:value-type="float">
            <text:p>569</text:p>
          </table:table-cell>
          <table:table-cell table:style-name="ce5"/>
          <table:table-cell table:style-name="ce17" office:value-type="string" calcext:value-type="string">
            <text:p>hand-icon (org.gvsig.raster.georeferencing.app.georeferencingclient)</text:p>
          </table:table-cell>
          <table:table-cell table:style-name="ce17" table:formula="of:=SEARCH(&quot;(&quot;;[.C683])" office:value-type="float" office:value="11" calcext:value-type="float">
            <text:p>11</text:p>
          </table:table-cell>
          <table:table-cell table:style-name="ce17" table:formula="of:=LEFT([.C683];[.D683])" office:value-type="string" office:string-value="hand-icon (" calcext:value-type="string">
            <text:p>hand-icon (</text:p>
          </table:table-cell>
          <table:table-cell table:style-name="ce17" table:formula="of:=LEFT([.E683];LEN([.E683])-2)" office:value-type="string" office:string-value="hand-icon" calcext:value-type="string">
            <text:p>hand-icon</text:p>
          </table:table-cell>
          <table:table-cell/>
          <table:table-cell office:value-type="string" calcext:value-type="string">
            <text:p>no</text:p>
          </table:table-cell>
          <table:table-cell table:number-columns-repeated="8"/>
          <table:table-cell table:formula="of:=IF([.S683]&lt;&gt;[.C683];&quot;X&quot;;&quot;&quot;)">
            <text:p/>
          </table:table-cell>
          <table:table-cell table:style-name="ce10"/>
          <table:table-cell table:style-name="ce10" office:value-type="string" calcext:value-type="string">
            <text:p>hand-icon (org.gvsig.raster.georeferencing.app.georeferencingclient)</text:p>
          </table:table-cell>
          <table:table-cell table:style-name="ce32" table:number-columns-repeated="3"/>
          <table:table-cell table:number-columns-repeated="1002"/>
        </table:table-row>
        <table:table-row table:style-name="ro6">
          <table:table-cell office:value-type="float" office:value="570" calcext:value-type="float">
            <text:p>570</text:p>
          </table:table-cell>
          <table:table-cell table:style-name="ce5"/>
          <table:table-cell table:style-name="ce17" office:value-type="string" calcext:value-type="string">
            <text:p>ico-WCS-Layer (org.gvsig.raster.wcs.app.wcsclient)</text:p>
          </table:table-cell>
          <table:table-cell table:style-name="ce17" table:formula="of:=SEARCH(&quot;(&quot;;[.C684])" office:value-type="float" office:value="15" calcext:value-type="float">
            <text:p>15</text:p>
          </table:table-cell>
          <table:table-cell table:style-name="ce17" table:formula="of:=LEFT([.C684];[.D684])" office:value-type="string" office:string-value="ico-WCS-Layer (" calcext:value-type="string">
            <text:p>ico-WCS-Layer (</text:p>
          </table:table-cell>
          <table:table-cell table:style-name="ce17" table:formula="of:=LEFT([.E684];LEN([.E684])-2)" office:value-type="string" office:string-value="ico-WCS-Layer" calcext:value-type="string">
            <text:p>ico-WCS-Layer</text:p>
          </table:table-cell>
          <table:table-cell/>
          <table:table-cell office:value-type="string" calcext:value-type="string">
            <text:p>no</text:p>
          </table:table-cell>
          <table:table-cell table:number-columns-repeated="8"/>
          <table:table-cell table:formula="of:=IF([.S684]&lt;&gt;[.C684];&quot;X&quot;;&quot;&quot;)">
            <text:p/>
          </table:table-cell>
          <table:table-cell table:style-name="ce10"/>
          <table:table-cell table:style-name="ce10" office:value-type="string" calcext:value-type="string">
            <text:p>ico-WCS-Layer (org.gvsig.raster.wcs.app.wcsclient)</text:p>
          </table:table-cell>
          <table:table-cell table:style-name="ce32" table:number-columns-repeated="3"/>
          <table:table-cell table:number-columns-repeated="1002"/>
        </table:table-row>
        <table:table-row table:style-name="ro6">
          <table:table-cell office:value-type="float" office:value="571" calcext:value-type="float">
            <text:p>571</text:p>
          </table:table-cell>
          <table:table-cell table:style-name="ce5"/>
          <table:table-cell table:style-name="ce17" office:value-type="string" calcext:value-type="string">
            <text:p>icon-folder-open (org.gvsig.raster.mainplugin)</text:p>
          </table:table-cell>
          <table:table-cell table:style-name="ce17" table:formula="of:=SEARCH(&quot;(&quot;;[.C685])" office:value-type="float" office:value="18" calcext:value-type="float">
            <text:p>18</text:p>
          </table:table-cell>
          <table:table-cell table:style-name="ce17" table:formula="of:=LEFT([.C685];[.D685])" office:value-type="string" office:string-value="icon-folder-open (" calcext:value-type="string">
            <text:p>icon-folder-open (</text:p>
          </table:table-cell>
          <table:table-cell table:style-name="ce17" table:formula="of:=LEFT([.E685];LEN([.E685])-2)" office:value-type="string" office:string-value="icon-folder-open" calcext:value-type="string">
            <text:p>icon-folder-open</text:p>
          </table:table-cell>
          <table:table-cell/>
          <table:table-cell office:value-type="string" calcext:value-type="string">
            <text:p>no</text:p>
          </table:table-cell>
          <table:table-cell table:number-columns-repeated="8"/>
          <table:table-cell table:formula="of:=IF([.S685]&lt;&gt;[.C685];&quot;X&quot;;&quot;&quot;)">
            <text:p/>
          </table:table-cell>
          <table:table-cell table:style-name="ce10"/>
          <table:table-cell table:style-name="ce10" office:value-type="string" calcext:value-type="string">
            <text:p>icon-folder-open (org.gvsig.raster.mainplugin)</text:p>
          </table:table-cell>
          <table:table-cell table:style-name="ce32" table:number-columns-repeated="3"/>
          <table:table-cell table:number-columns-repeated="1002"/>
        </table:table-row>
        <table:table-row table:style-name="ro6">
          <table:table-cell office:value-type="float" office:value="576" calcext:value-type="float">
            <text:p>576</text:p>
          </table:table-cell>
          <table:table-cell table:style-name="ce5"/>
          <table:table-cell table:style-name="ce17" office:value-type="string" calcext:value-type="string">
            <text:p>import-icon (org.gvsig.raster.tools.app.basic)</text:p>
          </table:table-cell>
          <table:table-cell table:style-name="ce17" table:formula="of:=SEARCH(&quot;(&quot;;[.C686])" office:value-type="float" office:value="13" calcext:value-type="float">
            <text:p>13</text:p>
          </table:table-cell>
          <table:table-cell table:style-name="ce17" table:formula="of:=LEFT([.C686];[.D686])" office:value-type="string" office:string-value="import-icon (" calcext:value-type="string">
            <text:p>import-icon (</text:p>
          </table:table-cell>
          <table:table-cell table:style-name="ce17" table:formula="of:=LEFT([.E686];LEN([.E686])-2)" office:value-type="string" office:string-value="import-icon" calcext:value-type="string">
            <text:p>import-icon</text:p>
          </table:table-cell>
          <table:table-cell/>
          <table:table-cell office:value-type="string" calcext:value-type="string">
            <text:p>no</text:p>
          </table:table-cell>
          <table:table-cell table:number-columns-repeated="8"/>
          <table:table-cell table:formula="of:=IF([.S686]&lt;&gt;[.C686];&quot;X&quot;;&quot;&quot;)">
            <text:p/>
          </table:table-cell>
          <table:table-cell table:style-name="ce10"/>
          <table:table-cell table:style-name="ce10" office:value-type="string" calcext:value-type="string">
            <text:p>import-icon (org.gvsig.raster.tools.app.basic)</text:p>
          </table:table-cell>
          <table:table-cell table:style-name="ce32" table:number-columns-repeated="3"/>
          <table:table-cell table:number-columns-repeated="1002"/>
        </table:table-row>
        <table:table-row table:style-name="ro6">
          <table:table-cell office:value-type="float" office:value="577" calcext:value-type="float">
            <text:p>577</text:p>
          </table:table-cell>
          <table:table-cell table:style-name="ce5"/>
          <table:table-cell table:style-name="ce17" office:value-type="string" calcext:value-type="string">
            <text:p>importfromcsv-icon (org.gvsig.raster.tools.app.basic)</text:p>
          </table:table-cell>
          <table:table-cell table:style-name="ce17" table:formula="of:=SEARCH(&quot;(&quot;;[.C687])" office:value-type="float" office:value="20" calcext:value-type="float">
            <text:p>20</text:p>
          </table:table-cell>
          <table:table-cell table:style-name="ce17" table:formula="of:=LEFT([.C687];[.D687])" office:value-type="string" office:string-value="importfromcsv-icon (" calcext:value-type="string">
            <text:p>importfromcsv-icon (</text:p>
          </table:table-cell>
          <table:table-cell table:style-name="ce17" table:formula="of:=LEFT([.E687];LEN([.E687])-2)" office:value-type="string" office:string-value="importfromcsv-icon" calcext:value-type="string">
            <text:p>importfromcsv-icon</text:p>
          </table:table-cell>
          <table:table-cell/>
          <table:table-cell office:value-type="string" calcext:value-type="string">
            <text:p>no</text:p>
          </table:table-cell>
          <table:table-cell table:number-columns-repeated="8"/>
          <table:table-cell table:formula="of:=IF([.S687]&lt;&gt;[.C687];&quot;X&quot;;&quot;&quot;)">
            <text:p/>
          </table:table-cell>
          <table:table-cell table:style-name="ce10"/>
          <table:table-cell table:style-name="ce10" office:value-type="string" calcext:value-type="string">
            <text:p>importfromcsv-icon (org.gvsig.raster.tools.app.basic)</text:p>
          </table:table-cell>
          <table:table-cell table:style-name="ce32" table:number-columns-repeated="3"/>
          <table:table-cell table:number-columns-repeated="1002"/>
        </table:table-row>
        <table:table-row table:style-name="ro6">
          <table:table-cell office:value-type="float" office:value="578" calcext:value-type="float">
            <text:p>578</text:p>
          </table:table-cell>
          <table:table-cell table:style-name="ce5"/>
          <table:table-cell table:style-name="ce17" office:value-type="string" calcext:value-type="string">
            <text:p>increase-icon (org.gvsig.raster.tools.app.basic)</text:p>
          </table:table-cell>
          <table:table-cell table:style-name="ce17" table:formula="of:=SEARCH(&quot;(&quot;;[.C688])" office:value-type="float" office:value="15" calcext:value-type="float">
            <text:p>15</text:p>
          </table:table-cell>
          <table:table-cell table:style-name="ce17" table:formula="of:=LEFT([.C688];[.D688])" office:value-type="string" office:string-value="increase-icon (" calcext:value-type="string">
            <text:p>increase-icon (</text:p>
          </table:table-cell>
          <table:table-cell table:style-name="ce17" table:formula="of:=LEFT([.E688];LEN([.E688])-2)" office:value-type="string" office:string-value="increase-icon" calcext:value-type="string">
            <text:p>increase-icon</text:p>
          </table:table-cell>
          <table:table-cell/>
          <table:table-cell office:value-type="string" calcext:value-type="string">
            <text:p>no</text:p>
          </table:table-cell>
          <table:table-cell table:number-columns-repeated="8"/>
          <table:table-cell table:formula="of:=IF([.S688]&lt;&gt;[.C688];&quot;X&quot;;&quot;&quot;)">
            <text:p/>
          </table:table-cell>
          <table:table-cell table:style-name="ce10"/>
          <table:table-cell table:style-name="ce10" office:value-type="string" calcext:value-type="string">
            <text:p>increase-icon (org.gvsig.raster.tools.app.basic)</text:p>
          </table:table-cell>
          <table:table-cell table:style-name="ce32" table:number-columns-repeated="3"/>
          <table:table-cell table:number-columns-repeated="1002"/>
        </table:table-row>
        <table:table-row table:style-name="ro6">
          <table:table-cell office:value-type="float" office:value="579" calcext:value-type="float">
            <text:p>579</text:p>
          </table:table-cell>
          <table:table-cell table:style-name="ce5"/>
          <table:table-cell table:style-name="ce17" office:value-type="string" calcext:value-type="string">
            <text:p>inspect-icon (org.gvsig.raster.netcdf.app.netcdfclient)</text:p>
          </table:table-cell>
          <table:table-cell table:style-name="ce17" table:formula="of:=SEARCH(&quot;(&quot;;[.C689])" office:value-type="float" office:value="14" calcext:value-type="float">
            <text:p>14</text:p>
          </table:table-cell>
          <table:table-cell table:style-name="ce17" table:formula="of:=LEFT([.C689];[.D689])" office:value-type="string" office:string-value="inspect-icon (" calcext:value-type="string">
            <text:p>inspect-icon (</text:p>
          </table:table-cell>
          <table:table-cell table:style-name="ce17" table:formula="of:=LEFT([.E689];LEN([.E689])-2)" office:value-type="string" office:string-value="inspect-icon" calcext:value-type="string">
            <text:p>inspect-icon</text:p>
          </table:table-cell>
          <table:table-cell/>
          <table:table-cell office:value-type="string" calcext:value-type="string">
            <text:p>no</text:p>
          </table:table-cell>
          <table:table-cell table:number-columns-repeated="8"/>
          <table:table-cell table:formula="of:=IF([.S689]&lt;&gt;[.C689];&quot;X&quot;;&quot;&quot;)">
            <text:p/>
          </table:table-cell>
          <table:table-cell table:style-name="ce10"/>
          <table:table-cell table:style-name="ce10" office:value-type="string" calcext:value-type="string">
            <text:p>inspect-icon (org.gvsig.raster.netcdf.app.netcdfclient)</text:p>
          </table:table-cell>
          <table:table-cell table:style-name="ce32" table:number-columns-repeated="3"/>
          <table:table-cell table:number-columns-repeated="1002"/>
        </table:table-row>
        <table:table-row table:style-name="ro6">
          <table:table-cell office:value-type="float" office:value="580" calcext:value-type="float">
            <text:p>580</text:p>
          </table:table-cell>
          <table:table-cell table:style-name="ce5"/>
          <table:table-cell table:style-name="ce31" office:value-type="string" calcext:value-type="string">
            <text:p>last (org.gvsig.raster.mainplugin)</text:p>
          </table:table-cell>
          <table:table-cell table:style-name="ce17" table:formula="of:=SEARCH(&quot;(&quot;;[.C690])" office:value-type="float" office:value="6" calcext:value-type="float">
            <text:p>6</text:p>
          </table:table-cell>
          <table:table-cell table:style-name="ce17" table:formula="of:=LEFT([.C690];[.D690])" office:value-type="string" office:string-value="last (" calcext:value-type="string">
            <text:p>last (</text:p>
          </table:table-cell>
          <table:table-cell table:style-name="ce17" table:formula="of:=LEFT([.E690];LEN([.E690])-2)" office:value-type="string" office:string-value="last" calcext:value-type="string">
            <text:p>last</text:p>
          </table:table-cell>
          <table:table-cell/>
          <table:table-cell office:value-type="string" calcext:value-type="string">
            <text:p>no</text:p>
          </table:table-cell>
          <table:table-cell table:number-columns-repeated="8"/>
          <table:table-cell table:formula="of:=IF([.S690]&lt;&gt;[.C690];&quot;X&quot;;&quot;&quot;)">
            <text:p/>
          </table:table-cell>
          <table:table-cell table:style-name="ce10"/>
          <table:table-cell table:style-name="ce10" office:value-type="string" calcext:value-type="string">
            <text:p>last (org.gvsig.raster.mainplugin)</text:p>
          </table:table-cell>
          <table:table-cell table:style-name="ce32" table:number-columns-repeated="3"/>
          <table:table-cell table:number-columns-repeated="1002"/>
        </table:table-row>
        <table:table-row table:style-name="ro6">
          <table:table-cell office:value-type="float" office:value="581" calcext:value-type="float">
            <text:p>581</text:p>
          </table:table-cell>
          <table:table-cell table:style-name="ce5"/>
          <table:table-cell table:style-name="ce17" office:value-type="string" calcext:value-type="string">
            <text:p>level-less (org.gvsig.raster.wmts.app.wmtsclient)</text:p>
          </table:table-cell>
          <table:table-cell table:style-name="ce17" table:formula="of:=SEARCH(&quot;(&quot;;[.C691])" office:value-type="float" office:value="12" calcext:value-type="float">
            <text:p>12</text:p>
          </table:table-cell>
          <table:table-cell table:style-name="ce17" table:formula="of:=LEFT([.C691];[.D691])" office:value-type="string" office:string-value="level-less (" calcext:value-type="string">
            <text:p>level-less (</text:p>
          </table:table-cell>
          <table:table-cell table:style-name="ce17" table:formula="of:=LEFT([.E691];LEN([.E691])-2)" office:value-type="string" office:string-value="level-less" calcext:value-type="string">
            <text:p>level-less</text:p>
          </table:table-cell>
          <table:table-cell/>
          <table:table-cell office:value-type="string" calcext:value-type="string">
            <text:p>no</text:p>
          </table:table-cell>
          <table:table-cell table:number-columns-repeated="8"/>
          <table:table-cell table:formula="of:=IF([.S691]&lt;&gt;[.C691];&quot;X&quot;;&quot;&quot;)">
            <text:p/>
          </table:table-cell>
          <table:table-cell table:style-name="ce10"/>
          <table:table-cell table:style-name="ce10" office:value-type="string" calcext:value-type="string">
            <text:p>level-less (org.gvsig.raster.wmts.app.wmtsclient)</text:p>
          </table:table-cell>
          <table:table-cell table:style-name="ce32" table:number-columns-repeated="3"/>
          <table:table-cell table:number-columns-repeated="1002"/>
        </table:table-row>
        <table:table-row table:style-name="ro6">
          <table:table-cell office:value-type="float" office:value="582" calcext:value-type="float">
            <text:p>582</text:p>
          </table:table-cell>
          <table:table-cell table:style-name="ce5"/>
          <table:table-cell table:style-name="ce17" office:value-type="string" calcext:value-type="string">
            <text:p>level-plus (org.gvsig.raster.wmts.app.wmtsclient)</text:p>
          </table:table-cell>
          <table:table-cell table:style-name="ce17" table:formula="of:=SEARCH(&quot;(&quot;;[.C692])" office:value-type="float" office:value="12" calcext:value-type="float">
            <text:p>12</text:p>
          </table:table-cell>
          <table:table-cell table:style-name="ce17" table:formula="of:=LEFT([.C692];[.D692])" office:value-type="string" office:string-value="level-plus (" calcext:value-type="string">
            <text:p>level-plus (</text:p>
          </table:table-cell>
          <table:table-cell table:style-name="ce17" table:formula="of:=LEFT([.E692];LEN([.E692])-2)" office:value-type="string" office:string-value="level-plus" calcext:value-type="string">
            <text:p>level-plus</text:p>
          </table:table-cell>
          <table:table-cell/>
          <table:table-cell office:value-type="string" calcext:value-type="string">
            <text:p>no</text:p>
          </table:table-cell>
          <table:table-cell table:number-columns-repeated="8"/>
          <table:table-cell table:formula="of:=IF([.S692]&lt;&gt;[.C692];&quot;X&quot;;&quot;&quot;)">
            <text:p/>
          </table:table-cell>
          <table:table-cell table:style-name="ce10"/>
          <table:table-cell table:style-name="ce10" office:value-type="string" calcext:value-type="string">
            <text:p>level-plus (org.gvsig.raster.wmts.app.wmtsclient)</text:p>
          </table:table-cell>
          <table:table-cell table:style-name="ce32" table:number-columns-repeated="3"/>
          <table:table-cell table:number-columns-repeated="1002"/>
        </table:table-row>
        <table:table-row table:style-name="ro5">
          <table:table-cell office:value-type="float" office:value="583" calcext:value-type="float">
            <text:p>583</text:p>
          </table:table-cell>
          <table:table-cell table:style-name="ce5"/>
          <table:table-cell table:style-name="ce17" office:value-type="string" calcext:value-type="string">
            <text:p>line-icon (org.gvsig.raster.tools.app.basic)</text:p>
          </table:table-cell>
          <table:table-cell table:style-name="ce17" table:formula="of:=SEARCH(&quot;(&quot;;[.C693])" office:value-type="float" office:value="11" calcext:value-type="float">
            <text:p>11</text:p>
          </table:table-cell>
          <table:table-cell table:style-name="ce17" table:formula="of:=LEFT([.C693];[.D693])" office:value-type="string" office:string-value="line-icon (" calcext:value-type="string">
            <text:p>line-icon (</text:p>
          </table:table-cell>
          <table:table-cell table:style-name="ce17" table:formula="of:=LEFT([.E693];LEN([.E693])-2)" office:value-type="string" office:string-value="line-icon" calcext:value-type="string">
            <text:p>line-icon</text:p>
          </table:table-cell>
          <table:table-cell/>
          <table:table-cell office:value-type="string" calcext:value-type="string">
            <text:p>no</text:p>
          </table:table-cell>
          <table:table-cell table:number-columns-repeated="8"/>
          <table:table-cell table:formula="of:=IF([.S693]&lt;&gt;[.C693];&quot;X&quot;;&quot;&quot;)">
            <text:p/>
          </table:table-cell>
          <table:table-cell table:style-name="ce10"/>
          <table:table-cell table:style-name="ce10" office:value-type="string" calcext:value-type="string">
            <text:p>line-icon (org.gvsig.raster.tools.app.basic)</text:p>
          </table:table-cell>
          <table:table-cell table:style-name="ce32" table:number-columns-repeated="3"/>
          <table:table-cell table:number-columns-repeated="1002"/>
        </table:table-row>
        <table:table-row table:style-name="ro4">
          <table:table-cell office:value-type="float" office:value="584" calcext:value-type="float">
            <text:p>584</text:p>
          </table:table-cell>
          <table:table-cell table:style-name="ce5"/>
          <table:table-cell table:style-name="ce17" office:value-type="string" calcext:value-type="string">
            <text:p>load-icon (org.gvsig.raster.georeferencing.app.georeferencingclient)</text:p>
          </table:table-cell>
          <table:table-cell table:style-name="ce17" table:formula="of:=SEARCH(&quot;(&quot;;[.C694])" office:value-type="float" office:value="11" calcext:value-type="float">
            <text:p>11</text:p>
          </table:table-cell>
          <table:table-cell table:style-name="ce17" table:formula="of:=LEFT([.C694];[.D694])" office:value-type="string" office:string-value="load-icon (" calcext:value-type="string">
            <text:p>load-icon (</text:p>
          </table:table-cell>
          <table:table-cell table:style-name="ce17" table:formula="of:=LEFT([.E694];LEN([.E694])-2)" office:value-type="string" office:string-value="load-icon" calcext:value-type="string">
            <text:p>load-icon</text:p>
          </table:table-cell>
          <table:table-cell/>
          <table:table-cell office:value-type="string" calcext:value-type="string">
            <text:p>no</text:p>
          </table:table-cell>
          <table:table-cell table:number-columns-repeated="8"/>
          <table:table-cell table:formula="of:=IF([.S694]&lt;&gt;[.C694];&quot;X&quot;;&quot;&quot;)">
            <text:p/>
          </table:table-cell>
          <table:table-cell table:style-name="ce10"/>
          <table:table-cell table:style-name="ce10" office:value-type="string" calcext:value-type="string">
            <text:p>load-icon (org.gvsig.raster.georeferencing.app.georeferencingclient)</text:p>
          </table:table-cell>
          <table:table-cell table:style-name="ce32" table:number-columns-repeated="3"/>
          <table:table-cell table:number-columns-repeated="1002"/>
        </table:table-row>
        <table:table-row table:style-name="ro6">
          <table:table-cell office:value-type="float" office:value="586" calcext:value-type="float">
            <text:p>586</text:p>
          </table:table-cell>
          <table:table-cell table:style-name="ce5"/>
          <table:table-cell table:style-name="ce17" office:value-type="string" calcext:value-type="string">
            <text:p>mask-icon (org.gvsig.raster.roimask.app.client)</text:p>
          </table:table-cell>
          <table:table-cell table:style-name="ce17" table:formula="of:=SEARCH(&quot;(&quot;;[.C695])" office:value-type="float" office:value="11" calcext:value-type="float">
            <text:p>11</text:p>
          </table:table-cell>
          <table:table-cell table:style-name="ce17" table:formula="of:=LEFT([.C695];[.D695])" office:value-type="string" office:string-value="mask-icon (" calcext:value-type="string">
            <text:p>mask-icon (</text:p>
          </table:table-cell>
          <table:table-cell table:style-name="ce17" table:formula="of:=LEFT([.E695];LEN([.E695])-2)" office:value-type="string" office:string-value="mask-icon" calcext:value-type="string">
            <text:p>mask-icon</text:p>
          </table:table-cell>
          <table:table-cell/>
          <table:table-cell office:value-type="string" calcext:value-type="string">
            <text:p>no</text:p>
          </table:table-cell>
          <table:table-cell table:number-columns-repeated="8"/>
          <table:table-cell table:formula="of:=IF([.S695]&lt;&gt;[.C695];&quot;X&quot;;&quot;&quot;)">
            <text:p/>
          </table:table-cell>
          <table:table-cell table:style-name="ce10"/>
          <table:table-cell table:style-name="ce10" office:value-type="string" calcext:value-type="string">
            <text:p>mask-icon (org.gvsig.raster.roimask.app.client)</text:p>
          </table:table-cell>
          <table:table-cell table:style-name="ce32" table:number-columns-repeated="3"/>
          <table:table-cell table:number-columns-repeated="1002"/>
        </table:table-row>
        <table:table-row table:style-name="ro4">
          <table:table-cell office:value-type="float" office:value="587" calcext:value-type="float">
            <text:p>587</text:p>
          </table:table-cell>
          <table:table-cell table:style-name="ce5"/>
          <table:table-cell table:style-name="ce17" office:value-type="string" calcext:value-type="string">
            <text:p>move-icon (org.gvsig.raster.georeferencing.app.georeferencingclient)</text:p>
          </table:table-cell>
          <table:table-cell table:style-name="ce17" table:formula="of:=SEARCH(&quot;(&quot;;[.C696])" office:value-type="float" office:value="11" calcext:value-type="float">
            <text:p>11</text:p>
          </table:table-cell>
          <table:table-cell table:style-name="ce17" table:formula="of:=LEFT([.C696];[.D696])" office:value-type="string" office:string-value="move-icon (" calcext:value-type="string">
            <text:p>move-icon (</text:p>
          </table:table-cell>
          <table:table-cell table:style-name="ce17" table:formula="of:=LEFT([.E696];LEN([.E696])-2)" office:value-type="string" office:string-value="move-icon" calcext:value-type="string">
            <text:p>move-icon</text:p>
          </table:table-cell>
          <table:table-cell/>
          <table:table-cell office:value-type="string" calcext:value-type="string">
            <text:p>no</text:p>
          </table:table-cell>
          <table:table-cell table:number-columns-repeated="8"/>
          <table:table-cell table:formula="of:=IF([.S696]&lt;&gt;[.C696];&quot;X&quot;;&quot;&quot;)">
            <text:p/>
          </table:table-cell>
          <table:table-cell table:style-name="ce10"/>
          <table:table-cell table:style-name="ce10" office:value-type="string" calcext:value-type="string">
            <text:p>move-icon (org.gvsig.raster.georeferencing.app.georeferencingclient)</text:p>
          </table:table-cell>
          <table:table-cell table:style-name="ce32" table:number-columns-repeated="3"/>
          <table:table-cell table:number-columns-repeated="1002"/>
        </table:table-row>
        <table:table-row table:style-name="ro4">
          <table:table-cell office:value-type="float" office:value="588" calcext:value-type="float">
            <text:p>588</text:p>
          </table:table-cell>
          <table:table-cell table:style-name="ce5"/>
          <table:table-cell table:style-name="ce17" office:value-type="string" calcext:value-type="string">
            <text:p>multifile-icon (org.gvsig.raster.multifile.app.multifileclient)</text:p>
          </table:table-cell>
          <table:table-cell table:style-name="ce17" table:formula="of:=SEARCH(&quot;(&quot;;[.C697])" office:value-type="float" office:value="16" calcext:value-type="float">
            <text:p>16</text:p>
          </table:table-cell>
          <table:table-cell table:style-name="ce17" table:formula="of:=LEFT([.C697];[.D697])" office:value-type="string" office:string-value="multifile-icon (" calcext:value-type="string">
            <text:p>multifile-icon (</text:p>
          </table:table-cell>
          <table:table-cell table:style-name="ce17" table:formula="of:=LEFT([.E697];LEN([.E697])-2)" office:value-type="string" office:string-value="multifile-icon" calcext:value-type="string">
            <text:p>multifile-icon</text:p>
          </table:table-cell>
          <table:table-cell/>
          <table:table-cell office:value-type="string" calcext:value-type="string">
            <text:p>no</text:p>
          </table:table-cell>
          <table:table-cell table:number-columns-repeated="8"/>
          <table:table-cell table:formula="of:=IF([.S697]&lt;&gt;[.C697];&quot;X&quot;;&quot;&quot;)">
            <text:p/>
          </table:table-cell>
          <table:table-cell table:style-name="ce10"/>
          <table:table-cell table:style-name="ce10" office:value-type="string" calcext:value-type="string">
            <text:p>multifile-icon (org.gvsig.raster.multifile.app.multifileclient)</text:p>
          </table:table-cell>
          <table:table-cell table:style-name="ce32" table:number-columns-repeated="3"/>
          <table:table-cell table:number-columns-repeated="1002"/>
        </table:table-row>
        <table:table-row table:style-name="ro6">
          <table:table-cell office:value-type="float" office:value="589" calcext:value-type="float">
            <text:p>589</text:p>
          </table:table-cell>
          <table:table-cell table:style-name="ce5"/>
          <table:table-cell table:style-name="ce31" office:value-type="string" calcext:value-type="string">
            <text:p>newpoint (org.gvsig.raster.mainplugin)</text:p>
          </table:table-cell>
          <table:table-cell table:style-name="ce17" table:formula="of:=SEARCH(&quot;(&quot;;[.C698])" office:value-type="float" office:value="10" calcext:value-type="float">
            <text:p>10</text:p>
          </table:table-cell>
          <table:table-cell table:style-name="ce17" table:formula="of:=LEFT([.C698];[.D698])" office:value-type="string" office:string-value="newpoint (" calcext:value-type="string">
            <text:p>newpoint (</text:p>
          </table:table-cell>
          <table:table-cell table:style-name="ce17" table:formula="of:=LEFT([.E698];LEN([.E698])-2)" office:value-type="string" office:string-value="newpoint" calcext:value-type="string">
            <text:p>newpoint</text:p>
          </table:table-cell>
          <table:table-cell/>
          <table:table-cell office:value-type="string" calcext:value-type="string">
            <text:p>no</text:p>
          </table:table-cell>
          <table:table-cell table:number-columns-repeated="8"/>
          <table:table-cell table:formula="of:=IF([.S698]&lt;&gt;[.C698];&quot;X&quot;;&quot;&quot;)">
            <text:p/>
          </table:table-cell>
          <table:table-cell table:style-name="ce10"/>
          <table:table-cell table:style-name="ce10" office:value-type="string" calcext:value-type="string">
            <text:p>newpoint (org.gvsig.raster.mainplugin)</text:p>
          </table:table-cell>
          <table:table-cell table:style-name="ce32" table:number-columns-repeated="3"/>
          <table:table-cell table:number-columns-repeated="1002"/>
        </table:table-row>
        <table:table-row table:style-name="ro6">
          <table:table-cell office:value-type="float" office:value="590" calcext:value-type="float">
            <text:p>590</text:p>
          </table:table-cell>
          <table:table-cell table:style-name="ce5"/>
          <table:table-cell table:style-name="ce17" office:value-type="string" calcext:value-type="string">
            <text:p>next-icon (org.gvsig.raster.tools.app.basic)</text:p>
          </table:table-cell>
          <table:table-cell table:style-name="ce17" table:formula="of:=SEARCH(&quot;(&quot;;[.C699])" office:value-type="float" office:value="11" calcext:value-type="float">
            <text:p>11</text:p>
          </table:table-cell>
          <table:table-cell table:style-name="ce17" table:formula="of:=LEFT([.C699];[.D699])" office:value-type="string" office:string-value="next-icon (" calcext:value-type="string">
            <text:p>next-icon (</text:p>
          </table:table-cell>
          <table:table-cell table:style-name="ce17" table:formula="of:=LEFT([.E699];LEN([.E699])-2)" office:value-type="string" office:string-value="next-icon" calcext:value-type="string">
            <text:p>next-icon</text:p>
          </table:table-cell>
          <table:table-cell/>
          <table:table-cell office:value-type="string" calcext:value-type="string">
            <text:p>no</text:p>
          </table:table-cell>
          <table:table-cell table:number-columns-repeated="8"/>
          <table:table-cell table:formula="of:=IF([.S699]&lt;&gt;[.C699];&quot;X&quot;;&quot;&quot;)">
            <text:p/>
          </table:table-cell>
          <table:table-cell table:style-name="ce10"/>
          <table:table-cell table:style-name="ce10" office:value-type="string" calcext:value-type="string">
            <text:p>next-icon (org.gvsig.raster.tools.app.basic)</text:p>
          </table:table-cell>
          <table:table-cell table:style-name="ce32" table:number-columns-repeated="3"/>
          <table:table-cell table:number-columns-repeated="1002"/>
        </table:table-row>
        <table:table-row table:style-name="ro6">
          <table:table-cell office:value-type="float" office:value="591" calcext:value-type="float">
            <text:p>591</text:p>
          </table:table-cell>
          <table:table-cell table:style-name="ce5"/>
          <table:table-cell table:style-name="ce31" office:value-type="string" calcext:value-type="string">
            <text:p>next (org.gvsig.raster.mainplugin)</text:p>
          </table:table-cell>
          <table:table-cell table:style-name="ce17" table:formula="of:=SEARCH(&quot;(&quot;;[.C700])" office:value-type="float" office:value="6" calcext:value-type="float">
            <text:p>6</text:p>
          </table:table-cell>
          <table:table-cell table:style-name="ce17" table:formula="of:=LEFT([.C700];[.D700])" office:value-type="string" office:string-value="next (" calcext:value-type="string">
            <text:p>next (</text:p>
          </table:table-cell>
          <table:table-cell table:style-name="ce17" table:formula="of:=LEFT([.E700];LEN([.E700])-2)" office:value-type="string" office:string-value="next" calcext:value-type="string">
            <text:p>next</text:p>
          </table:table-cell>
          <table:table-cell/>
          <table:table-cell office:value-type="string" calcext:value-type="string">
            <text:p>no</text:p>
          </table:table-cell>
          <table:table-cell table:number-columns-repeated="8"/>
          <table:table-cell table:formula="of:=IF([.S700]&lt;&gt;[.C700];&quot;X&quot;;&quot;&quot;)">
            <text:p/>
          </table:table-cell>
          <table:table-cell table:style-name="ce10"/>
          <table:table-cell table:style-name="ce10" office:value-type="string" calcext:value-type="string">
            <text:p>next (org.gvsig.raster.mainplugin)</text:p>
          </table:table-cell>
          <table:table-cell table:style-name="ce32" table:number-columns-repeated="3"/>
          <table:table-cell table:number-columns-repeated="1002"/>
        </table:table-row>
        <table:table-row table:style-name="ro6">
          <table:table-cell office:value-type="float" office:value="592" calcext:value-type="float">
            <text:p>592</text:p>
          </table:table-cell>
          <table:table-cell table:style-name="ce5"/>
          <table:table-cell table:style-name="ce17" office:value-type="string" calcext:value-type="string">
            <text:p>nextarrow-icon (org.gvsig.raster.netcdf.app.netcdfclient)</text:p>
          </table:table-cell>
          <table:table-cell table:style-name="ce17" table:formula="of:=SEARCH(&quot;(&quot;;[.C701])" office:value-type="float" office:value="16" calcext:value-type="float">
            <text:p>16</text:p>
          </table:table-cell>
          <table:table-cell table:style-name="ce17" table:formula="of:=LEFT([.C701];[.D701])" office:value-type="string" office:string-value="nextarrow-icon (" calcext:value-type="string">
            <text:p>nextarrow-icon (</text:p>
          </table:table-cell>
          <table:table-cell table:style-name="ce17" table:formula="of:=LEFT([.E701];LEN([.E701])-2)" office:value-type="string" office:string-value="nextarrow-icon" calcext:value-type="string">
            <text:p>nextarrow-icon</text:p>
          </table:table-cell>
          <table:table-cell/>
          <table:table-cell office:value-type="string" calcext:value-type="string">
            <text:p>no</text:p>
          </table:table-cell>
          <table:table-cell table:number-columns-repeated="8"/>
          <table:table-cell table:formula="of:=IF([.S701]&lt;&gt;[.C701];&quot;X&quot;;&quot;&quot;)">
            <text:p/>
          </table:table-cell>
          <table:table-cell table:style-name="ce10"/>
          <table:table-cell table:style-name="ce10" office:value-type="string" calcext:value-type="string">
            <text:p>nextarrow-icon (org.gvsig.raster.netcdf.app.netcdfclient)</text:p>
          </table:table-cell>
          <table:table-cell table:style-name="ce32" table:number-columns-repeated="3"/>
          <table:table-cell table:number-columns-repeated="1002"/>
        </table:table-row>
        <table:table-row table:style-name="ro6">
          <table:table-cell office:value-type="float" office:value="593" calcext:value-type="float">
            <text:p>593</text:p>
          </table:table-cell>
          <table:table-cell table:style-name="ce5"/>
          <table:table-cell table:style-name="ce17" office:value-type="string" calcext:value-type="string">
            <text:p>options-icon (org.gvsig.raster.tools.app.basic)</text:p>
          </table:table-cell>
          <table:table-cell table:style-name="ce17" table:formula="of:=SEARCH(&quot;(&quot;;[.C702])" office:value-type="float" office:value="14" calcext:value-type="float">
            <text:p>14</text:p>
          </table:table-cell>
          <table:table-cell table:style-name="ce17" table:formula="of:=LEFT([.C702];[.D702])" office:value-type="string" office:string-value="options-icon (" calcext:value-type="string">
            <text:p>options-icon (</text:p>
          </table:table-cell>
          <table:table-cell table:style-name="ce17" table:formula="of:=LEFT([.E702];LEN([.E702])-2)" office:value-type="string" office:string-value="options-icon" calcext:value-type="string">
            <text:p>options-icon</text:p>
          </table:table-cell>
          <table:table-cell/>
          <table:table-cell office:value-type="string" calcext:value-type="string">
            <text:p>no</text:p>
          </table:table-cell>
          <table:table-cell table:number-columns-repeated="8"/>
          <table:table-cell table:formula="of:=IF([.S702]&lt;&gt;[.C702];&quot;X&quot;;&quot;&quot;)">
            <text:p/>
          </table:table-cell>
          <table:table-cell table:style-name="ce10"/>
          <table:table-cell table:style-name="ce10" office:value-type="string" calcext:value-type="string">
            <text:p>options-icon (org.gvsig.raster.tools.app.basic)</text:p>
          </table:table-cell>
          <table:table-cell table:style-name="ce32" table:number-columns-repeated="3"/>
          <table:table-cell table:number-columns-repeated="1002"/>
        </table:table-row>
        <table:table-row table:style-name="ro6">
          <table:table-cell office:value-type="float" office:value="594" calcext:value-type="float">
            <text:p>594</text:p>
          </table:table-cell>
          <table:table-cell table:style-name="ce5"/>
          <table:table-cell table:style-name="ce17" office:value-type="string" calcext:value-type="string">
            <text:p>pixel-increase (org.gvsig.raster.tools.app.basic)</text:p>
          </table:table-cell>
          <table:table-cell table:style-name="ce17" table:formula="of:=SEARCH(&quot;(&quot;;[.C703])" office:value-type="float" office:value="16" calcext:value-type="float">
            <text:p>16</text:p>
          </table:table-cell>
          <table:table-cell table:style-name="ce17" table:formula="of:=LEFT([.C703];[.D703])" office:value-type="string" office:string-value="pixel-increase (" calcext:value-type="string">
            <text:p>pixel-increase (</text:p>
          </table:table-cell>
          <table:table-cell table:style-name="ce17" table:formula="of:=LEFT([.E703];LEN([.E703])-2)" office:value-type="string" office:string-value="pixel-increase" calcext:value-type="string">
            <text:p>pixel-increase</text:p>
          </table:table-cell>
          <table:table-cell/>
          <table:table-cell office:value-type="string" calcext:value-type="string">
            <text:p>no</text:p>
          </table:table-cell>
          <table:table-cell table:number-columns-repeated="8"/>
          <table:table-cell table:formula="of:=IF([.S703]&lt;&gt;[.C703];&quot;X&quot;;&quot;&quot;)">
            <text:p/>
          </table:table-cell>
          <table:table-cell table:style-name="ce10"/>
          <table:table-cell table:style-name="ce10" office:value-type="string" calcext:value-type="string">
            <text:p>pixel-increase (org.gvsig.raster.tools.app.basic)</text:p>
          </table:table-cell>
          <table:table-cell table:style-name="ce32" table:number-columns-repeated="3"/>
          <table:table-cell table:number-columns-repeated="1002"/>
        </table:table-row>
        <table:table-row table:style-name="ro6">
          <table:table-cell office:value-type="float" office:value="595" calcext:value-type="float">
            <text:p>595</text:p>
          </table:table-cell>
          <table:table-cell table:style-name="ce5"/>
          <table:table-cell table:style-name="ce17" office:value-type="string" calcext:value-type="string">
            <text:p>point-icon (org.gvsig.raster.tools.app.basic)</text:p>
          </table:table-cell>
          <table:table-cell table:style-name="ce17" table:formula="of:=SEARCH(&quot;(&quot;;[.C704])" office:value-type="float" office:value="12" calcext:value-type="float">
            <text:p>12</text:p>
          </table:table-cell>
          <table:table-cell table:style-name="ce17" table:formula="of:=LEFT([.C704];[.D704])" office:value-type="string" office:string-value="point-icon (" calcext:value-type="string">
            <text:p>point-icon (</text:p>
          </table:table-cell>
          <table:table-cell table:style-name="ce17" table:formula="of:=LEFT([.E704];LEN([.E704])-2)" office:value-type="string" office:string-value="point-icon" calcext:value-type="string">
            <text:p>point-icon</text:p>
          </table:table-cell>
          <table:table-cell/>
          <table:table-cell office:value-type="string" calcext:value-type="string">
            <text:p>no</text:p>
          </table:table-cell>
          <table:table-cell table:number-columns-repeated="8"/>
          <table:table-cell table:formula="of:=IF([.S704]&lt;&gt;[.C704];&quot;X&quot;;&quot;&quot;)">
            <text:p/>
          </table:table-cell>
          <table:table-cell table:style-name="ce10"/>
          <table:table-cell table:style-name="ce10" office:value-type="string" calcext:value-type="string">
            <text:p>point-icon (org.gvsig.raster.tools.app.basic)</text:p>
          </table:table-cell>
          <table:table-cell table:style-name="ce32" table:number-columns-repeated="3"/>
          <table:table-cell table:number-columns-repeated="1002"/>
        </table:table-row>
        <table:table-row table:style-name="ro6">
          <table:table-cell office:value-type="float" office:value="596" calcext:value-type="float">
            <text:p>596</text:p>
          </table:table-cell>
          <table:table-cell table:style-name="ce5"/>
          <table:table-cell table:style-name="ce17" office:value-type="string" calcext:value-type="string">
            <text:p>polygon-icon (org.gvsig.raster.tools.app.basic)</text:p>
          </table:table-cell>
          <table:table-cell table:style-name="ce17" table:formula="of:=SEARCH(&quot;(&quot;;[.C705])" office:value-type="float" office:value="14" calcext:value-type="float">
            <text:p>14</text:p>
          </table:table-cell>
          <table:table-cell table:style-name="ce17" table:formula="of:=LEFT([.C705];[.D705])" office:value-type="string" office:string-value="polygon-icon (" calcext:value-type="string">
            <text:p>polygon-icon (</text:p>
          </table:table-cell>
          <table:table-cell table:style-name="ce17" table:formula="of:=LEFT([.E705];LEN([.E705])-2)" office:value-type="string" office:string-value="polygon-icon" calcext:value-type="string">
            <text:p>polygon-icon</text:p>
          </table:table-cell>
          <table:table-cell/>
          <table:table-cell office:value-type="string" calcext:value-type="string">
            <text:p>no</text:p>
          </table:table-cell>
          <table:table-cell table:number-columns-repeated="8"/>
          <table:table-cell table:formula="of:=IF([.S705]&lt;&gt;[.C705];&quot;X&quot;;&quot;&quot;)">
            <text:p/>
          </table:table-cell>
          <table:table-cell table:style-name="ce10"/>
          <table:table-cell table:style-name="ce10" office:value-type="string" calcext:value-type="string">
            <text:p>polygon-icon (org.gvsig.raster.tools.app.basic)</text:p>
          </table:table-cell>
          <table:table-cell table:style-name="ce32" table:number-columns-repeated="3"/>
          <table:table-cell table:number-columns-repeated="1002"/>
        </table:table-row>
        <table:table-row table:style-name="ro5">
          <table:table-cell office:value-type="float" office:value="597" calcext:value-type="float">
            <text:p>597</text:p>
          </table:table-cell>
          <table:table-cell table:style-name="ce5"/>
          <table:table-cell table:style-name="ce17" office:value-type="string" calcext:value-type="string">
            <text:p>pref-raster-icon (org.gvsig.raster.tools.app.basic)</text:p>
          </table:table-cell>
          <table:table-cell table:style-name="ce17" table:formula="of:=SEARCH(&quot;(&quot;;[.C706])" office:value-type="float" office:value="18" calcext:value-type="float">
            <text:p>18</text:p>
          </table:table-cell>
          <table:table-cell table:style-name="ce17" table:formula="of:=LEFT([.C706];[.D706])" office:value-type="string" office:string-value="pref-raster-icon (" calcext:value-type="string">
            <text:p>pref-raster-icon (</text:p>
          </table:table-cell>
          <table:table-cell table:style-name="ce17" table:formula="of:=LEFT([.E706];LEN([.E706])-2)" office:value-type="string" office:string-value="pref-raster-icon" calcext:value-type="string">
            <text:p>pref-raster-icon</text:p>
          </table:table-cell>
          <table:table-cell/>
          <table:table-cell office:value-type="string" calcext:value-type="string">
            <text:p>no</text:p>
          </table:table-cell>
          <table:table-cell table:number-columns-repeated="8"/>
          <table:table-cell table:formula="of:=IF([.S706]&lt;&gt;[.C706];&quot;X&quot;;&quot;&quot;)">
            <text:p/>
          </table:table-cell>
          <table:table-cell table:style-name="ce10"/>
          <table:table-cell table:style-name="ce10" office:value-type="string" calcext:value-type="string">
            <text:p>pref-raster-icon (org.gvsig.raster.tools.app.basic)</text:p>
          </table:table-cell>
          <table:table-cell table:style-name="ce32" table:number-columns-repeated="3"/>
          <table:table-cell table:number-columns-repeated="1002"/>
        </table:table-row>
        <table:table-row table:style-name="ro5">
          <table:table-cell office:value-type="float" office:value="598" calcext:value-type="float">
            <text:p>598</text:p>
          </table:table-cell>
          <table:table-cell table:style-name="ce5"/>
          <table:table-cell table:style-name="ce17" office:value-type="string" calcext:value-type="string">
            <text:p>pref-tilecache-icon (org.gvsig.raster.tilecache.app)</text:p>
          </table:table-cell>
          <table:table-cell table:style-name="ce17" table:formula="of:=SEARCH(&quot;(&quot;;[.C707])" office:value-type="float" office:value="21" calcext:value-type="float">
            <text:p>21</text:p>
          </table:table-cell>
          <table:table-cell table:style-name="ce17" table:formula="of:=LEFT([.C707];[.D707])" office:value-type="string" office:string-value="pref-tilecache-icon (" calcext:value-type="string">
            <text:p>pref-tilecache-icon (</text:p>
          </table:table-cell>
          <table:table-cell table:style-name="ce17" table:formula="of:=LEFT([.E707];LEN([.E707])-2)" office:value-type="string" office:string-value="pref-tilecache-icon" calcext:value-type="string">
            <text:p>pref-tilecache-icon</text:p>
          </table:table-cell>
          <table:table-cell/>
          <table:table-cell office:value-type="string" calcext:value-type="string">
            <text:p>no</text:p>
          </table:table-cell>
          <table:table-cell table:number-columns-repeated="8"/>
          <table:table-cell table:formula="of:=IF([.S707]&lt;&gt;[.C707];&quot;X&quot;;&quot;&quot;)">
            <text:p/>
          </table:table-cell>
          <table:table-cell table:style-name="ce10"/>
          <table:table-cell table:style-name="ce10" office:value-type="string" calcext:value-type="string">
            <text:p>pref-tilecache-icon (org.gvsig.raster.tilecache.app)</text:p>
          </table:table-cell>
          <table:table-cell table:style-name="ce32" table:number-columns-repeated="3"/>
          <table:table-cell table:number-columns-repeated="1002"/>
        </table:table-row>
        <table:table-row table:style-name="ro5">
          <table:table-cell office:value-type="float" office:value="600" calcext:value-type="float">
            <text:p>600</text:p>
          </table:table-cell>
          <table:table-cell table:style-name="ce5"/>
          <table:table-cell table:style-name="ce17" office:value-type="string" calcext:value-type="string">
            <text:p>prevarrow-icon (org.gvsig.raster.netcdf.app.netcdfclient)</text:p>
          </table:table-cell>
          <table:table-cell table:style-name="ce17" table:formula="of:=SEARCH(&quot;(&quot;;[.C708])" office:value-type="float" office:value="16" calcext:value-type="float">
            <text:p>16</text:p>
          </table:table-cell>
          <table:table-cell table:style-name="ce17" table:formula="of:=LEFT([.C708];[.D708])" office:value-type="string" office:string-value="prevarrow-icon (" calcext:value-type="string">
            <text:p>prevarrow-icon (</text:p>
          </table:table-cell>
          <table:table-cell table:style-name="ce17" table:formula="of:=LEFT([.E708];LEN([.E708])-2)" office:value-type="string" office:string-value="prevarrow-icon" calcext:value-type="string">
            <text:p>prevarrow-icon</text:p>
          </table:table-cell>
          <table:table-cell/>
          <table:table-cell office:value-type="string" calcext:value-type="string">
            <text:p>no</text:p>
          </table:table-cell>
          <table:table-cell table:number-columns-repeated="8"/>
          <table:table-cell table:formula="of:=IF([.S708]&lt;&gt;[.C708];&quot;X&quot;;&quot;&quot;)">
            <text:p/>
          </table:table-cell>
          <table:table-cell table:style-name="ce10"/>
          <table:table-cell table:style-name="ce10" office:value-type="string" calcext:value-type="string">
            <text:p>prevarrow-icon (org.gvsig.raster.netcdf.app.netcdfclient)</text:p>
          </table:table-cell>
          <table:table-cell table:style-name="ce32" table:number-columns-repeated="3"/>
          <table:table-cell table:number-columns-repeated="1002"/>
        </table:table-row>
        <table:table-row table:style-name="ro5">
          <table:table-cell office:value-type="float" office:value="601" calcext:value-type="float">
            <text:p>601</text:p>
          </table:table-cell>
          <table:table-cell table:style-name="ce5"/>
          <table:table-cell table:style-name="ce17" office:value-type="string" calcext:value-type="string">
            <text:p>prevzoom-icon (org.gvsig.raster.tools.app.basic)</text:p>
          </table:table-cell>
          <table:table-cell table:style-name="ce17" table:formula="of:=SEARCH(&quot;(&quot;;[.C709])" office:value-type="float" office:value="15" calcext:value-type="float">
            <text:p>15</text:p>
          </table:table-cell>
          <table:table-cell table:style-name="ce17" table:formula="of:=LEFT([.C709];[.D709])" office:value-type="string" office:string-value="prevzoom-icon (" calcext:value-type="string">
            <text:p>prevzoom-icon (</text:p>
          </table:table-cell>
          <table:table-cell table:style-name="ce17" table:formula="of:=LEFT([.E709];LEN([.E709])-2)" office:value-type="string" office:string-value="prevzoom-icon" calcext:value-type="string">
            <text:p>prevzoom-icon</text:p>
          </table:table-cell>
          <table:table-cell/>
          <table:table-cell office:value-type="string" calcext:value-type="string">
            <text:p>no</text:p>
          </table:table-cell>
          <table:table-cell table:number-columns-repeated="8"/>
          <table:table-cell table:formula="of:=IF([.S709]&lt;&gt;[.C709];&quot;X&quot;;&quot;&quot;)">
            <text:p/>
          </table:table-cell>
          <table:table-cell table:style-name="ce10"/>
          <table:table-cell table:style-name="ce10" office:value-type="string" calcext:value-type="string">
            <text:p>prevzoom-icon (org.gvsig.raster.tools.app.basic)</text:p>
          </table:table-cell>
          <table:table-cell table:style-name="ce32" table:number-columns-repeated="3"/>
          <table:table-cell table:number-columns-repeated="1002"/>
        </table:table-row>
        <table:table-row table:style-name="ro4">
          <table:table-cell office:value-type="float" office:value="602" calcext:value-type="float">
            <text:p>602</text:p>
          </table:table-cell>
          <table:table-cell table:style-name="ce5"/>
          <table:table-cell table:style-name="ce17" office:value-type="string" calcext:value-type="string">
            <text:p>principal-components (org.gvsig.raster.principalcomponents.app.principalcomponentsclient)</text:p>
          </table:table-cell>
          <table:table-cell table:style-name="ce17" table:formula="of:=SEARCH(&quot;(&quot;;[.C710])" office:value-type="float" office:value="22" calcext:value-type="float">
            <text:p>22</text:p>
          </table:table-cell>
          <table:table-cell table:style-name="ce17" table:formula="of:=LEFT([.C710];[.D710])" office:value-type="string" office:string-value="principal-components (" calcext:value-type="string">
            <text:p>principal-components (</text:p>
          </table:table-cell>
          <table:table-cell table:style-name="ce17" table:formula="of:=LEFT([.E710];LEN([.E710])-2)" office:value-type="string" office:string-value="principal-components" calcext:value-type="string">
            <text:p>principal-components</text:p>
          </table:table-cell>
          <table:table-cell/>
          <table:table-cell office:value-type="string" calcext:value-type="string">
            <text:p>no</text:p>
          </table:table-cell>
          <table:table-cell table:number-columns-repeated="8"/>
          <table:table-cell table:formula="of:=IF([.S710]&lt;&gt;[.C710];&quot;X&quot;;&quot;&quot;)">
            <text:p/>
          </table:table-cell>
          <table:table-cell table:style-name="ce10"/>
          <table:table-cell table:style-name="ce10" office:value-type="string" calcext:value-type="string">
            <text:p>principal-components (org.gvsig.raster.principalcomponents.app.principalcomponentsclient)</text:p>
          </table:table-cell>
          <table:table-cell table:style-name="ce32" table:number-columns-repeated="3"/>
          <table:table-cell table:number-columns-repeated="1002"/>
        </table:table-row>
        <table:table-row table:style-name="ro4">
          <table:table-cell office:value-type="float" office:value="603" calcext:value-type="float">
            <text:p>603</text:p>
          </table:table-cell>
          <table:table-cell table:style-name="ce5"/>
          <table:table-cell table:style-name="ce17" office:value-type="string" calcext:value-type="string">
            <text:p>process-icon (org.gvsig.raster.georeferencing.app.georeferencingclient)</text:p>
          </table:table-cell>
          <table:table-cell table:style-name="ce17" table:formula="of:=SEARCH(&quot;(&quot;;[.C711])" office:value-type="float" office:value="14" calcext:value-type="float">
            <text:p>14</text:p>
          </table:table-cell>
          <table:table-cell table:style-name="ce17" table:formula="of:=LEFT([.C711];[.D711])" office:value-type="string" office:string-value="process-icon (" calcext:value-type="string">
            <text:p>process-icon (</text:p>
          </table:table-cell>
          <table:table-cell table:style-name="ce17" table:formula="of:=LEFT([.E711];LEN([.E711])-2)" office:value-type="string" office:string-value="process-icon" calcext:value-type="string">
            <text:p>process-icon</text:p>
          </table:table-cell>
          <table:table-cell/>
          <table:table-cell office:value-type="string" calcext:value-type="string">
            <text:p>no</text:p>
          </table:table-cell>
          <table:table-cell table:number-columns-repeated="8"/>
          <table:table-cell table:formula="of:=IF([.S711]&lt;&gt;[.C711];&quot;X&quot;;&quot;&quot;)">
            <text:p/>
          </table:table-cell>
          <table:table-cell table:style-name="ce10"/>
          <table:table-cell table:style-name="ce10" office:value-type="string" calcext:value-type="string">
            <text:p>process-icon (org.gvsig.raster.georeferencing.app.georeferencingclient)</text:p>
          </table:table-cell>
          <table:table-cell table:style-name="ce32" table:number-columns-repeated="3"/>
          <table:table-cell table:number-columns-repeated="1002"/>
        </table:table-row>
        <table:table-row table:style-name="ro5">
          <table:table-cell office:value-type="float" office:value="604" calcext:value-type="float">
            <text:p>604</text:p>
          </table:table-cell>
          <table:table-cell table:style-name="ce5"/>
          <table:table-cell table:style-name="ce17" office:value-type="string" calcext:value-type="string">
            <text:p>reset-icon (org.gvsig.raster.tools.app.basic)</text:p>
          </table:table-cell>
          <table:table-cell table:style-name="ce17" table:formula="of:=SEARCH(&quot;(&quot;;[.C712])" office:value-type="float" office:value="12" calcext:value-type="float">
            <text:p>12</text:p>
          </table:table-cell>
          <table:table-cell table:style-name="ce17" table:formula="of:=LEFT([.C712];[.D712])" office:value-type="string" office:string-value="reset-icon (" calcext:value-type="string">
            <text:p>reset-icon (</text:p>
          </table:table-cell>
          <table:table-cell table:style-name="ce17" table:formula="of:=LEFT([.E712];LEN([.E712])-2)" office:value-type="string" office:string-value="reset-icon" calcext:value-type="string">
            <text:p>reset-icon</text:p>
          </table:table-cell>
          <table:table-cell/>
          <table:table-cell office:value-type="string" calcext:value-type="string">
            <text:p>no</text:p>
          </table:table-cell>
          <table:table-cell table:number-columns-repeated="8"/>
          <table:table-cell table:formula="of:=IF([.S712]&lt;&gt;[.C712];&quot;X&quot;;&quot;&quot;)">
            <text:p/>
          </table:table-cell>
          <table:table-cell table:style-name="ce10"/>
          <table:table-cell table:style-name="ce10" office:value-type="string" calcext:value-type="string">
            <text:p>reset-icon (org.gvsig.raster.tools.app.basic)</text:p>
          </table:table-cell>
          <table:table-cell table:style-name="ce32" table:number-columns-repeated="3"/>
          <table:table-cell table:number-columns-repeated="1002"/>
        </table:table-row>
        <table:table-row table:style-name="ro5">
          <table:table-cell office:value-type="float" office:value="605" calcext:value-type="float">
            <text:p>605</text:p>
          </table:table-cell>
          <table:table-cell table:style-name="ce5"/>
          <table:table-cell table:style-name="ce17" office:value-type="string" calcext:value-type="string">
            <text:p>round-icon (org.gvsig.raster.tools.app.basic)</text:p>
          </table:table-cell>
          <table:table-cell table:style-name="ce17" table:formula="of:=SEARCH(&quot;(&quot;;[.C713])" office:value-type="float" office:value="12" calcext:value-type="float">
            <text:p>12</text:p>
          </table:table-cell>
          <table:table-cell table:style-name="ce17" table:formula="of:=LEFT([.C713];[.D713])" office:value-type="string" office:string-value="round-icon (" calcext:value-type="string">
            <text:p>round-icon (</text:p>
          </table:table-cell>
          <table:table-cell table:style-name="ce17" table:formula="of:=LEFT([.E713];LEN([.E713])-2)" office:value-type="string" office:string-value="round-icon" calcext:value-type="string">
            <text:p>round-icon</text:p>
          </table:table-cell>
          <table:table-cell/>
          <table:table-cell office:value-type="string" calcext:value-type="string">
            <text:p>no</text:p>
          </table:table-cell>
          <table:table-cell table:number-columns-repeated="8"/>
          <table:table-cell table:formula="of:=IF([.S713]&lt;&gt;[.C713];&quot;X&quot;;&quot;&quot;)">
            <text:p/>
          </table:table-cell>
          <table:table-cell table:style-name="ce10"/>
          <table:table-cell table:style-name="ce10" office:value-type="string" calcext:value-type="string">
            <text:p>round-icon (org.gvsig.raster.tools.app.basic)</text:p>
          </table:table-cell>
          <table:table-cell table:style-name="ce32" table:number-columns-repeated="3"/>
          <table:table-cell table:number-columns-repeated="1002"/>
        </table:table-row>
        <table:table-row table:style-name="ro4">
          <table:table-cell office:value-type="float" office:value="606" calcext:value-type="float">
            <text:p>606</text:p>
          </table:table-cell>
          <table:table-cell table:style-name="ce5"/>
          <table:table-cell table:style-name="ce17" office:value-type="string" calcext:value-type="string">
            <text:p>save-icon (org.gvsig.raster.georeferencing.app.georeferencingclient)</text:p>
          </table:table-cell>
          <table:table-cell table:style-name="ce17" table:formula="of:=SEARCH(&quot;(&quot;;[.C714])" office:value-type="float" office:value="11" calcext:value-type="float">
            <text:p>11</text:p>
          </table:table-cell>
          <table:table-cell table:style-name="ce17" table:formula="of:=LEFT([.C714];[.D714])" office:value-type="string" office:string-value="save-icon (" calcext:value-type="string">
            <text:p>save-icon (</text:p>
          </table:table-cell>
          <table:table-cell table:style-name="ce17" table:formula="of:=LEFT([.E714];LEN([.E714])-2)" office:value-type="string" office:string-value="save-icon" calcext:value-type="string">
            <text:p>save-icon</text:p>
          </table:table-cell>
          <table:table-cell/>
          <table:table-cell office:value-type="string" calcext:value-type="string">
            <text:p>no</text:p>
          </table:table-cell>
          <table:table-cell table:number-columns-repeated="8"/>
          <table:table-cell table:formula="of:=IF([.S714]&lt;&gt;[.C714];&quot;X&quot;;&quot;&quot;)">
            <text:p/>
          </table:table-cell>
          <table:table-cell table:style-name="ce10"/>
          <table:table-cell table:style-name="ce10" office:value-type="string" calcext:value-type="string">
            <text:p>save-icon (org.gvsig.raster.georeferencing.app.georeferencingclient)</text:p>
          </table:table-cell>
          <table:table-cell table:style-name="ce32" table:number-columns-repeated="3"/>
          <table:table-cell table:number-columns-repeated="1002"/>
        </table:table-row>
        <table:table-row table:style-name="ro5">
          <table:table-cell office:value-type="float" office:value="607" calcext:value-type="float">
            <text:p>607</text:p>
          </table:table-cell>
          <table:table-cell table:style-name="ce5"/>
          <table:table-cell table:style-name="ce17" office:value-type="string" calcext:value-type="string">
            <text:p>selectrgb-icon (org.gvsig.raster.tools.app.basic)</text:p>
          </table:table-cell>
          <table:table-cell table:style-name="ce17" table:formula="of:=SEARCH(&quot;(&quot;;[.C715])" office:value-type="float" office:value="16" calcext:value-type="float">
            <text:p>16</text:p>
          </table:table-cell>
          <table:table-cell table:style-name="ce17" table:formula="of:=LEFT([.C715];[.D715])" office:value-type="string" office:string-value="selectrgb-icon (" calcext:value-type="string">
            <text:p>selectrgb-icon (</text:p>
          </table:table-cell>
          <table:table-cell table:style-name="ce17" table:formula="of:=LEFT([.E715];LEN([.E715])-2)" office:value-type="string" office:string-value="selectrgb-icon" calcext:value-type="string">
            <text:p>selectrgb-icon</text:p>
          </table:table-cell>
          <table:table-cell/>
          <table:table-cell office:value-type="string" calcext:value-type="string">
            <text:p>no</text:p>
          </table:table-cell>
          <table:table-cell table:number-columns-repeated="8"/>
          <table:table-cell table:formula="of:=IF([.S715]&lt;&gt;[.C715];&quot;X&quot;;&quot;&quot;)">
            <text:p/>
          </table:table-cell>
          <table:table-cell table:style-name="ce10"/>
          <table:table-cell table:style-name="ce10" office:value-type="string" calcext:value-type="string">
            <text:p>selectrgb-icon (org.gvsig.raster.tools.app.basic)</text:p>
          </table:table-cell>
          <table:table-cell table:style-name="ce32" table:number-columns-repeated="3"/>
          <table:table-cell table:number-columns-repeated="1002"/>
        </table:table-row>
        <table:table-row table:style-name="ro5">
          <table:table-cell office:value-type="float" office:value="608" calcext:value-type="float">
            <text:p>608</text:p>
          </table:table-cell>
          <table:table-cell table:style-name="ce5"/>
          <table:table-cell table:style-name="ce17" office:value-type="string" calcext:value-type="string">
            <text:p>selecttool-icon (org.gvsig.raster.tools.app.basic)</text:p>
          </table:table-cell>
          <table:table-cell table:style-name="ce17" table:formula="of:=SEARCH(&quot;(&quot;;[.C716])" office:value-type="float" office:value="17" calcext:value-type="float">
            <text:p>17</text:p>
          </table:table-cell>
          <table:table-cell table:style-name="ce17" table:formula="of:=LEFT([.C716];[.D716])" office:value-type="string" office:string-value="selecttool-icon (" calcext:value-type="string">
            <text:p>selecttool-icon (</text:p>
          </table:table-cell>
          <table:table-cell table:style-name="ce17" table:formula="of:=LEFT([.E716];LEN([.E716])-2)" office:value-type="string" office:string-value="selecttool-icon" calcext:value-type="string">
            <text:p>selecttool-icon</text:p>
          </table:table-cell>
          <table:table-cell/>
          <table:table-cell office:value-type="string" calcext:value-type="string">
            <text:p>no</text:p>
          </table:table-cell>
          <table:table-cell table:number-columns-repeated="8"/>
          <table:table-cell table:formula="of:=IF([.S716]&lt;&gt;[.C716];&quot;X&quot;;&quot;&quot;)">
            <text:p/>
          </table:table-cell>
          <table:table-cell table:style-name="ce10"/>
          <table:table-cell table:style-name="ce10" office:value-type="string" calcext:value-type="string">
            <text:p>selecttool-icon (org.gvsig.raster.tools.app.basic)</text:p>
          </table:table-cell>
          <table:table-cell table:style-name="ce32" table:number-columns-repeated="3"/>
          <table:table-cell table:number-columns-repeated="1002"/>
        </table:table-row>
        <table:table-row table:style-name="ro5">
          <table:table-cell office:value-type="float" office:value="609" calcext:value-type="float">
            <text:p>609</text:p>
          </table:table-cell>
          <table:table-cell table:style-name="ce5"/>
          <table:table-cell table:style-name="ce17" office:value-type="string" calcext:value-type="string">
            <text:p>selectzoomarea-icon (org.gvsig.raster.tools.app.basic)</text:p>
          </table:table-cell>
          <table:table-cell table:style-name="ce17" table:formula="of:=SEARCH(&quot;(&quot;;[.C717])" office:value-type="float" office:value="21" calcext:value-type="float">
            <text:p>21</text:p>
          </table:table-cell>
          <table:table-cell table:style-name="ce17" table:formula="of:=LEFT([.C717];[.D717])" office:value-type="string" office:string-value="selectzoomarea-icon (" calcext:value-type="string">
            <text:p>selectzoomarea-icon (</text:p>
          </table:table-cell>
          <table:table-cell table:style-name="ce17" table:formula="of:=LEFT([.E717];LEN([.E717])-2)" office:value-type="string" office:string-value="selectzoomarea-icon" calcext:value-type="string">
            <text:p>selectzoomarea-icon</text:p>
          </table:table-cell>
          <table:table-cell/>
          <table:table-cell office:value-type="string" calcext:value-type="string">
            <text:p>no</text:p>
          </table:table-cell>
          <table:table-cell table:number-columns-repeated="8"/>
          <table:table-cell table:formula="of:=IF([.S717]&lt;&gt;[.C717];&quot;X&quot;;&quot;&quot;)">
            <text:p/>
          </table:table-cell>
          <table:table-cell table:style-name="ce10"/>
          <table:table-cell table:style-name="ce10" office:value-type="string" calcext:value-type="string">
            <text:p>selectzoomarea-icon (org.gvsig.raster.tools.app.basic)</text:p>
          </table:table-cell>
          <table:table-cell table:style-name="ce32" table:number-columns-repeated="3"/>
          <table:table-cell table:number-columns-repeated="1002"/>
        </table:table-row>
        <table:table-row table:style-name="ro6">
          <table:table-cell office:value-type="float" office:value="610" calcext:value-type="float">
            <text:p>610</text:p>
          </table:table-cell>
          <table:table-cell table:style-name="ce5"/>
          <table:table-cell table:style-name="ce17" office:value-type="string" calcext:value-type="string">
            <text:p>setviewprojection-raster-icon (org.gvsig.raster.tools.app.basic)</text:p>
          </table:table-cell>
          <table:table-cell table:style-name="ce17" table:formula="of:=SEARCH(&quot;(&quot;;[.C718])" office:value-type="float" office:value="31" calcext:value-type="float">
            <text:p>31</text:p>
          </table:table-cell>
          <table:table-cell table:style-name="ce17" table:formula="of:=LEFT([.C718];[.D718])" office:value-type="string" office:string-value="setviewprojection-raster-icon (" calcext:value-type="string">
            <text:p>setviewprojection-raster-icon (</text:p>
          </table:table-cell>
          <table:table-cell table:style-name="ce17" table:formula="of:=LEFT([.E718];LEN([.E718])-2)" office:value-type="string" office:string-value="setviewprojection-raster-icon" calcext:value-type="string">
            <text:p>setviewprojection-raster-icon</text:p>
          </table:table-cell>
          <table:table-cell/>
          <table:table-cell office:value-type="string" calcext:value-type="string">
            <text:p>no</text:p>
          </table:table-cell>
          <table:table-cell table:number-columns-repeated="8"/>
          <table:table-cell table:formula="of:=IF([.S718]&lt;&gt;[.C718];&quot;X&quot;;&quot;&quot;)">
            <text:p/>
          </table:table-cell>
          <table:table-cell table:style-name="ce10"/>
          <table:table-cell table:style-name="ce10" office:value-type="string" calcext:value-type="string">
            <text:p>setviewprojection-raster-icon (org.gvsig.raster.tools.app.basic)</text:p>
          </table:table-cell>
          <table:table-cell table:style-name="ce32" table:number-columns-repeated="3"/>
          <table:table-cell table:number-columns-repeated="1002"/>
        </table:table-row>
        <table:table-row table:style-name="ro4">
          <table:table-cell office:value-type="float" office:value="611" calcext:value-type="float">
            <text:p>611</text:p>
          </table:table-cell>
          <table:table-cell table:style-name="ce5"/>
          <table:table-cell table:style-name="ce17" office:value-type="string" calcext:value-type="string">
            <text:p>tasseled-cab (org.gvsig.raster.tasseledcap.app.tasseledcapclient)</text:p>
          </table:table-cell>
          <table:table-cell table:style-name="ce17" table:formula="of:=SEARCH(&quot;(&quot;;[.C719])" office:value-type="float" office:value="14" calcext:value-type="float">
            <text:p>14</text:p>
          </table:table-cell>
          <table:table-cell table:style-name="ce17" table:formula="of:=LEFT([.C719];[.D719])" office:value-type="string" office:string-value="tasseled-cab (" calcext:value-type="string">
            <text:p>tasseled-cab (</text:p>
          </table:table-cell>
          <table:table-cell table:style-name="ce17" table:formula="of:=LEFT([.E719];LEN([.E719])-2)" office:value-type="string" office:string-value="tasseled-cab" calcext:value-type="string">
            <text:p>tasseled-cab</text:p>
          </table:table-cell>
          <table:table-cell/>
          <table:table-cell office:value-type="string" calcext:value-type="string">
            <text:p>no</text:p>
          </table:table-cell>
          <table:table-cell table:number-columns-repeated="8"/>
          <table:table-cell table:formula="of:=IF([.S719]&lt;&gt;[.C719];&quot;X&quot;;&quot;&quot;)">
            <text:p/>
          </table:table-cell>
          <table:table-cell table:style-name="ce10"/>
          <table:table-cell table:style-name="ce10" office:value-type="string" calcext:value-type="string">
            <text:p>tasseled-cab (org.gvsig.raster.tasseledcap.app.tasseledcapclient)</text:p>
          </table:table-cell>
          <table:table-cell table:style-name="ce32" table:number-columns-repeated="3"/>
          <table:table-cell table:number-columns-repeated="1002"/>
        </table:table-row>
        <table:table-row table:style-name="ro5">
          <table:table-cell office:value-type="float" office:value="612" calcext:value-type="float">
            <text:p>612</text:p>
          </table:table-cell>
          <table:table-cell table:style-name="ce5"/>
          <table:table-cell table:style-name="ce17" office:value-type="string" calcext:value-type="string">
            <text:p>tfwload-icon (org.gvsig.raster.tools.app.basic)</text:p>
          </table:table-cell>
          <table:table-cell table:style-name="ce17" table:formula="of:=SEARCH(&quot;(&quot;;[.C720])" office:value-type="float" office:value="14" calcext:value-type="float">
            <text:p>14</text:p>
          </table:table-cell>
          <table:table-cell table:style-name="ce17" table:formula="of:=LEFT([.C720];[.D720])" office:value-type="string" office:string-value="tfwload-icon (" calcext:value-type="string">
            <text:p>tfwload-icon (</text:p>
          </table:table-cell>
          <table:table-cell table:style-name="ce17" table:formula="of:=LEFT([.E720];LEN([.E720])-2)" office:value-type="string" office:string-value="tfwload-icon" calcext:value-type="string">
            <text:p>tfwload-icon</text:p>
          </table:table-cell>
          <table:table-cell/>
          <table:table-cell office:value-type="string" calcext:value-type="string">
            <text:p>no</text:p>
          </table:table-cell>
          <table:table-cell table:number-columns-repeated="8"/>
          <table:table-cell table:formula="of:=IF([.S720]&lt;&gt;[.C720];&quot;X&quot;;&quot;&quot;)">
            <text:p/>
          </table:table-cell>
          <table:table-cell table:style-name="ce10"/>
          <table:table-cell table:style-name="ce10" office:value-type="string" calcext:value-type="string">
            <text:p>tfwload-icon (org.gvsig.raster.tools.app.basic)</text:p>
          </table:table-cell>
          <table:table-cell table:style-name="ce32" table:number-columns-repeated="3"/>
          <table:table-cell table:number-columns-repeated="1002"/>
        </table:table-row>
        <table:table-row table:style-name="ro5">
          <table:table-cell office:value-type="float" office:value="613" calcext:value-type="float">
            <text:p>613</text:p>
          </table:table-cell>
          <table:table-cell table:style-name="ce5"/>
          <table:table-cell table:style-name="ce17" office:value-type="string" calcext:value-type="string">
            <text:p>undo-icon (org.gvsig.raster.tools.app.basic)</text:p>
          </table:table-cell>
          <table:table-cell table:style-name="ce17" table:formula="of:=SEARCH(&quot;(&quot;;[.C721])" office:value-type="float" office:value="11" calcext:value-type="float">
            <text:p>11</text:p>
          </table:table-cell>
          <table:table-cell table:style-name="ce17" table:formula="of:=LEFT([.C721];[.D721])" office:value-type="string" office:string-value="undo-icon (" calcext:value-type="string">
            <text:p>undo-icon (</text:p>
          </table:table-cell>
          <table:table-cell table:style-name="ce17" table:formula="of:=LEFT([.E721];LEN([.E721])-2)" office:value-type="string" office:string-value="undo-icon" calcext:value-type="string">
            <text:p>undo-icon</text:p>
          </table:table-cell>
          <table:table-cell/>
          <table:table-cell office:value-type="string" calcext:value-type="string">
            <text:p>no</text:p>
          </table:table-cell>
          <table:table-cell table:number-columns-repeated="8"/>
          <table:table-cell table:formula="of:=IF([.S721]&lt;&gt;[.C721];&quot;X&quot;;&quot;&quot;)">
            <text:p/>
          </table:table-cell>
          <table:table-cell table:style-name="ce10"/>
          <table:table-cell table:style-name="ce10" office:value-type="string" calcext:value-type="string">
            <text:p>undo-icon (org.gvsig.raster.tools.app.basic)</text:p>
          </table:table-cell>
          <table:table-cell table:style-name="ce32" table:number-columns-repeated="3"/>
          <table:table-cell table:number-columns-repeated="1002"/>
        </table:table-row>
        <table:table-row table:style-name="ro5">
          <table:table-cell office:value-type="float" office:value="614" calcext:value-type="float">
            <text:p>614</text:p>
          </table:table-cell>
          <table:table-cell table:style-name="ce5"/>
          <table:table-cell table:style-name="ce17" office:value-type="string" calcext:value-type="string">
            <text:p>up-16x16 (org.gvsig.raster.mainplugin)</text:p>
          </table:table-cell>
          <table:table-cell table:style-name="ce17" table:formula="of:=SEARCH(&quot;(&quot;;[.C722])" office:value-type="float" office:value="10" calcext:value-type="float">
            <text:p>10</text:p>
          </table:table-cell>
          <table:table-cell table:style-name="ce17" table:formula="of:=LEFT([.C722];[.D722])" office:value-type="string" office:string-value="up-16x16 (" calcext:value-type="string">
            <text:p>up-16x16 (</text:p>
          </table:table-cell>
          <table:table-cell table:style-name="ce17" table:formula="of:=LEFT([.E722];LEN([.E722])-2)" office:value-type="string" office:string-value="up-16x16" calcext:value-type="string">
            <text:p>up-16x16</text:p>
          </table:table-cell>
          <table:table-cell/>
          <table:table-cell office:value-type="string" calcext:value-type="string">
            <text:p>no</text:p>
          </table:table-cell>
          <table:table-cell table:number-columns-repeated="8"/>
          <table:table-cell table:formula="of:=IF([.S722]&lt;&gt;[.C722];&quot;X&quot;;&quot;&quot;)">
            <text:p/>
          </table:table-cell>
          <table:table-cell table:style-name="ce10"/>
          <table:table-cell table:style-name="ce10" office:value-type="string" calcext:value-type="string">
            <text:p>up-16x16 (org.gvsig.raster.mainplugin)</text:p>
          </table:table-cell>
          <table:table-cell table:style-name="ce32" table:number-columns-repeated="3"/>
          <table:table-cell table:number-columns-repeated="1002"/>
        </table:table-row>
        <table:table-row table:style-name="ro5">
          <table:table-cell office:value-type="float" office:value="615" calcext:value-type="float">
            <text:p>615</text:p>
          </table:table-cell>
          <table:table-cell table:style-name="ce5"/>
          <table:table-cell table:style-name="ce17" office:value-type="string" calcext:value-type="string">
            <text:p>view-previsualize-area (org.gvsig.raster.wcs.app.wcsclient)</text:p>
          </table:table-cell>
          <table:table-cell table:style-name="ce17" table:formula="of:=SEARCH(&quot;(&quot;;[.C723])" office:value-type="float" office:value="24" calcext:value-type="float">
            <text:p>24</text:p>
          </table:table-cell>
          <table:table-cell table:style-name="ce17" table:formula="of:=LEFT([.C723];[.D723])" office:value-type="string" office:string-value="view-previsualize-area (" calcext:value-type="string">
            <text:p>view-previsualize-area (</text:p>
          </table:table-cell>
          <table:table-cell table:style-name="ce17" table:formula="of:=LEFT([.E723];LEN([.E723])-2)" office:value-type="string" office:string-value="view-previsualize-area" calcext:value-type="string">
            <text:p>view-previsualize-area</text:p>
          </table:table-cell>
          <table:table-cell/>
          <table:table-cell office:value-type="string" calcext:value-type="string">
            <text:p>no</text:p>
          </table:table-cell>
          <table:table-cell table:number-columns-repeated="8"/>
          <table:table-cell table:formula="of:=IF([.S723]&lt;&gt;[.C723];&quot;X&quot;;&quot;&quot;)">
            <text:p/>
          </table:table-cell>
          <table:table-cell table:style-name="ce10"/>
          <table:table-cell table:style-name="ce10" office:value-type="string" calcext:value-type="string">
            <text:p>view-previsualize-area (org.gvsig.raster.wcs.app.wcsclient)</text:p>
          </table:table-cell>
          <table:table-cell table:style-name="ce32" table:number-columns-repeated="3"/>
          <table:table-cell table:number-columns-repeated="1002"/>
        </table:table-row>
        <table:table-row table:style-name="ro5">
          <table:table-cell office:value-type="float" office:value="616" calcext:value-type="float">
            <text:p>616</text:p>
          </table:table-cell>
          <table:table-cell table:style-name="ce13" office:value-type="string" calcext:value-type="string">
            <text:p>Group ogrprovider</text:p>
          </table:table-cell>
          <table:table-cell/>
          <table:table-cell table:style-name="ce17" table:number-columns-repeated="3"/>
          <table:table-cell table:number-columns-repeated="10"/>
          <table:table-cell table:formula="of:=IF([.S724]&lt;&gt;[.C724];&quot;X&quot;;&quot;&quot;)">
            <text:p/>
          </table:table-cell>
          <table:table-cell table:style-name="ce14" office:value-type="string" calcext:value-type="string">
            <text:p>Group ogrprovider</text:p>
          </table:table-cell>
          <table:table-cell table:style-name="ce32" table:number-columns-repeated="4"/>
          <table:table-cell table:number-columns-repeated="1002"/>
        </table:table-row>
        <table:table-row table:style-name="ro5">
          <table:table-cell office:value-type="float" office:value="617" calcext:value-type="float">
            <text:p>617</text:p>
          </table:table-cell>
          <table:table-cell table:style-name="ce5"/>
          <table:table-cell table:style-name="ce17" office:value-type="string" calcext:value-type="string">
            <text:p>ogr-dataexplorer-settings (org.gvsig.gdal.app.ogr.mainplugin)</text:p>
          </table:table-cell>
          <table:table-cell table:style-name="ce17" table:formula="of:=SEARCH(&quot;(&quot;;[.C725])" office:value-type="float" office:value="27" calcext:value-type="float">
            <text:p>27</text:p>
          </table:table-cell>
          <table:table-cell table:style-name="ce17" table:formula="of:=LEFT([.C725];[.D725])" office:value-type="string" office:string-value="ogr-dataexplorer-settings (" calcext:value-type="string">
            <text:p>ogr-dataexplorer-settings (</text:p>
          </table:table-cell>
          <table:table-cell table:style-name="ce17" table:formula="of:=LEFT([.E725];LEN([.E725])-2)" office:value-type="string" office:string-value="ogr-dataexplorer-settings" calcext:value-type="string">
            <text:p>ogr-dataexplorer-settings</text:p>
          </table:table-cell>
          <table:table-cell/>
          <table:table-cell office:value-type="string" calcext:value-type="string">
            <text:p>no</text:p>
          </table:table-cell>
          <table:table-cell table:number-columns-repeated="8"/>
          <table:table-cell table:formula="of:=IF([.S725]&lt;&gt;[.C725];&quot;X&quot;;&quot;&quot;)">
            <text:p/>
          </table:table-cell>
          <table:table-cell table:style-name="ce10"/>
          <table:table-cell table:style-name="ce10" office:value-type="string" calcext:value-type="string">
            <text:p>ogr-dataexplorer-settings (org.gvsig.gdal.app.ogr.mainplugin)</text:p>
          </table:table-cell>
          <table:table-cell table:style-name="ce32" table:number-columns-repeated="3"/>
          <table:table-cell table:number-columns-repeated="1002"/>
        </table:table-row>
        <table:table-row table:style-name="ro5">
          <table:table-cell office:value-type="float" office:value="618" calcext:value-type="float">
            <text:p>618</text:p>
          </table:table-cell>
          <table:table-cell table:style-name="ce13" office:value-type="string" calcext:value-type="string">
            <text:p>Group picker </text:p>
            <text:p>These are images that are part of a component that allows the user to enter a special type of data. For example, when you need to enter a file name in the application, a text box usually appears with a button to the right of it. Clicking on the button displays the file selection dialog, and then the selected file is displayed in the text box. Just as there is the file selection component made up of a text box and a button, there are others to select a date, a color or a CRS. In gvSIG desktop we call these components 'pickers', each of them presenting specific images in the buttons they have associated. These images are the ones that appear in the 'picker' group. These types of components help to present a uniform appearance of the application in the parts of the application that have data input.</text:p>
          </table:table-cell>
          <table:table-cell/>
          <table:table-cell table:style-name="ce17" table:number-columns-repeated="3"/>
          <table:table-cell table:number-columns-repeated="10"/>
          <table:table-cell table:formula="of:=IF([.S726]&lt;&gt;[.C726];&quot;X&quot;;&quot;&quot;)">
            <text:p/>
          </table:table-cell>
          <table:table-cell table:style-name="ce14" office:value-type="string" calcext:value-type="string">
            <text:p>Group picker </text:p>
            <text:p>These are images that are part of a component that allows the user to enter a special type of data. For example, when you need to enter a file name in the application, a text box usually appears with a button to the right of it. Clicking on the button displays the file selection dialog, and then the selected file is displayed in the text box. Just as there is the file selection component made up of a text box and a button, there are others to select a date, a color or a CRS. In gvSIG desktop we call these components 'pickers', each of them presenting specific images in the buttons they have associated. These images are the ones that appear in the 'picker' group. These types of components help to present a uniform appearance of the application in the parts of the application that have data input.</text:p>
          </table:table-cell>
          <table:table-cell table:style-name="ce32" table:number-columns-repeated="4"/>
          <table:table-cell table:number-columns-repeated="1002"/>
        </table:table-row>
        <table:table-row table:style-name="ro5">
          <table:table-cell office:value-type="float" office:value="619" calcext:value-type="float">
            <text:p>619</text:p>
          </table:table-cell>
          <table:table-cell table:style-name="ce1" office:value-type="string" calcext:value-type="string">
            <text:p>Subgroup Bookmarks </text:p>
            <text:p>Permite acceder a los favoritos o bookmars de una herramienta, por ejemplo los de la ficha de búsqueda.</text:p>
          </table:table-cell>
          <table:table-cell/>
          <table:table-cell table:style-name="ce17" table:number-columns-repeated="3"/>
          <table:table-cell table:number-columns-repeated="10"/>
          <table:table-cell table:formula="of:=IF([.S727]&lt;&gt;[.C727];&quot;X&quot;;&quot;&quot;)">
            <text:p/>
          </table:table-cell>
          <table:table-cell table:style-name="ce14" office:value-type="string" calcext:value-type="string">
            <text:p>Subgroup Bookmarks </text:p>
            <text:p>Permite acceder a los favoritos o bookmars de una herramienta, por ejemplo los de la ficha de búsqueda.</text:p>
          </table:table-cell>
          <table:table-cell table:style-name="ce32" table:number-columns-repeated="4"/>
          <table:table-cell table:number-columns-repeated="1002"/>
        </table:table-row>
        <table:table-row table:style-name="ro5">
          <table:table-cell office:value-type="float" office:value="620" calcext:value-type="float">
            <text:p>620</text:p>
          </table:table-cell>
          <table:table-cell table:style-name="ce5" office:value-type="float" office:value="-2" calcext:value-type="float">
            <text:p>-2</text:p>
          </table:table-cell>
          <table:table-cell table:style-name="ce17" office:value-type="string" calcext:value-type="string">
            <text:p>picker-bookmarks (ToolsSwing)</text:p>
          </table:table-cell>
          <table:table-cell table:style-name="ce17" table:formula="of:=SEARCH(&quot;(&quot;;[.C728])" office:value-type="float" office:value="18" calcext:value-type="float">
            <text:p>18</text:p>
          </table:table-cell>
          <table:table-cell table:style-name="ce17" table:formula="of:=LEFT([.C728];[.D728])" office:value-type="string" office:string-value="picker-bookmarks (" calcext:value-type="string">
            <text:p>picker-bookmarks (</text:p>
          </table:table-cell>
          <table:table-cell table:style-name="ce17" table:formula="of:=LEFT([.E728];LEN([.E728])-2)" office:value-type="string" office:string-value="picker-bookmarks" calcext:value-type="string">
            <text:p>picker-bookmarks</text:p>
          </table:table-cell>
          <table:table-cell/>
          <table:table-cell office:value-type="string" calcext:value-type="string">
            <text:p>no</text:p>
          </table:table-cell>
          <table:table-cell table:number-columns-repeated="8"/>
          <table:table-cell table:formula="of:=IF([.S728]&lt;&gt;[.C728];&quot;X&quot;;&quot;&quot;)">
            <text:p/>
          </table:table-cell>
          <table:table-cell table:style-name="ce10" office:value-type="float" office:value="-2" calcext:value-type="float">
            <text:p>-2</text:p>
          </table:table-cell>
          <table:table-cell table:style-name="ce10" office:value-type="string" calcext:value-type="string">
            <text:p>picker-bookmarks (ToolsSwing)</text:p>
          </table:table-cell>
          <table:table-cell table:style-name="ce32" table:number-columns-repeated="3"/>
          <table:table-cell table:number-columns-repeated="1002"/>
        </table:table-row>
        <table:table-row table:style-name="ro5">
          <table:table-cell office:value-type="float" office:value="621" calcext:value-type="float">
            <text:p>621</text:p>
          </table:table-cell>
          <table:table-cell table:style-name="ce1" office:value-type="string" calcext:value-type="string">
            <text:p>Subgroup Historico </text:p>
            <text:p>Permite acceder al histórico del dialogo o componente en el que se encuentra. Por ejemplo en la ficha de búsqueda permite acceder a las búsquedas anteriores, o junto al botón del constructor de expresiones permite acceder al histórico de las expresiones introducidas.</text:p>
          </table:table-cell>
          <table:table-cell/>
          <table:table-cell table:style-name="ce17" table:number-columns-repeated="3"/>
          <table:table-cell table:number-columns-repeated="10"/>
          <table:table-cell table:formula="of:=IF([.S729]&lt;&gt;[.C729];&quot;X&quot;;&quot;&quot;)">
            <text:p/>
          </table:table-cell>
          <table:table-cell table:style-name="ce14" office:value-type="string" calcext:value-type="string">
            <text:p>Subgroup Historico </text:p>
            <text:p>Permite acceder al histórico del dialogo o componente en el que se encuentra. Por ejemplo en la ficha de búsqueda permite acceder a las búsquedas anteriores, o junto al botón del constructor de expresiones permite acceder al histórico de las expresiones introducidas.</text:p>
          </table:table-cell>
          <table:table-cell table:style-name="ce32" table:number-columns-repeated="4"/>
          <table:table-cell table:number-columns-repeated="1002"/>
        </table:table-row>
        <table:table-row table:style-name="ro6">
          <table:table-cell office:value-type="float" office:value="622" calcext:value-type="float">
            <text:p>622</text:p>
          </table:table-cell>
          <table:table-cell table:style-name="ce5" office:value-type="float" office:value="-2" calcext:value-type="float">
            <text:p>-2</text:p>
          </table:table-cell>
          <table:table-cell table:style-name="ce17" office:value-type="string" calcext:value-type="string">
            <text:p>picker-history (ToolsSwing)</text:p>
          </table:table-cell>
          <table:table-cell table:style-name="ce17" table:formula="of:=SEARCH(&quot;(&quot;;[.C730])" office:value-type="float" office:value="16" calcext:value-type="float">
            <text:p>16</text:p>
          </table:table-cell>
          <table:table-cell table:style-name="ce17" table:formula="of:=LEFT([.C730];[.D730])" office:value-type="string" office:string-value="picker-history (" calcext:value-type="string">
            <text:p>picker-history (</text:p>
          </table:table-cell>
          <table:table-cell table:style-name="ce17" table:formula="of:=LEFT([.E730];LEN([.E730])-2)" office:value-type="string" office:string-value="picker-history" calcext:value-type="string">
            <text:p>picker-history</text:p>
          </table:table-cell>
          <table:table-cell/>
          <table:table-cell office:value-type="string" calcext:value-type="string">
            <text:p>no</text:p>
          </table:table-cell>
          <table:table-cell table:number-columns-repeated="8"/>
          <table:table-cell table:formula="of:=IF([.S730]&lt;&gt;[.C730];&quot;X&quot;;&quot;&quot;)">
            <text:p/>
          </table:table-cell>
          <table:table-cell table:style-name="ce10" office:value-type="float" office:value="-2" calcext:value-type="float">
            <text:p>-2</text:p>
          </table:table-cell>
          <table:table-cell table:style-name="ce10" office:value-type="string" calcext:value-type="string">
            <text:p>picker-history (ToolsSwing)</text:p>
          </table:table-cell>
          <table:table-cell table:style-name="ce32" table:number-columns-repeated="3"/>
          <table:table-cell table:number-columns-repeated="1002"/>
        </table:table-row>
        <table:table-row table:style-name="ro6">
          <table:table-cell office:value-type="float" office:value="623" calcext:value-type="float">
            <text:p>623</text:p>
          </table:table-cell>
          <table:table-cell table:style-name="ce1" office:value-type="string" calcext:value-type="string">
            <text:p>Subgroup expression</text:p>
          </table:table-cell>
          <table:table-cell/>
          <table:table-cell table:style-name="ce17" table:number-columns-repeated="3"/>
          <table:table-cell table:number-columns-repeated="10"/>
          <table:table-cell table:formula="of:=IF([.S731]&lt;&gt;[.C731];&quot;X&quot;;&quot;&quot;)">
            <text:p/>
          </table:table-cell>
          <table:table-cell table:style-name="ce14" office:value-type="string" calcext:value-type="string">
            <text:p>Subgroup expression</text:p>
          </table:table-cell>
          <table:table-cell table:style-name="ce32" table:number-columns-repeated="4"/>
          <table:table-cell table:number-columns-repeated="1002"/>
        </table:table-row>
        <table:table-row table:style-name="ro6">
          <table:table-cell office:value-type="float" office:value="624" calcext:value-type="float">
            <text:p>624</text:p>
          </table:table-cell>
          <table:table-cell table:style-name="ce5" office:value-type="float" office:value="-2" calcext:value-type="float">
            <text:p>-2</text:p>
          </table:table-cell>
          <table:table-cell table:style-name="ce17" office:value-type="string" calcext:value-type="string">
            <text:p>picker-expression (ExpressionBuilder)</text:p>
          </table:table-cell>
          <table:table-cell table:style-name="ce17" table:formula="of:=SEARCH(&quot;(&quot;;[.C732])" office:value-type="float" office:value="19" calcext:value-type="float">
            <text:p>19</text:p>
          </table:table-cell>
          <table:table-cell table:style-name="ce17" table:formula="of:=LEFT([.C732];[.D732])" office:value-type="string" office:string-value="picker-expression (" calcext:value-type="string">
            <text:p>picker-expression (</text:p>
          </table:table-cell>
          <table:table-cell table:style-name="ce17" table:formula="of:=LEFT([.E732];LEN([.E732])-2)" office:value-type="string" office:string-value="picker-expression" calcext:value-type="string">
            <text:p>picker-expression</text:p>
          </table:table-cell>
          <table:table-cell/>
          <table:table-cell office:value-type="string" calcext:value-type="string">
            <text:p>no</text:p>
          </table:table-cell>
          <table:table-cell table:number-columns-repeated="8"/>
          <table:table-cell table:formula="of:=IF([.S732]&lt;&gt;[.C732];&quot;X&quot;;&quot;&quot;)">
            <text:p/>
          </table:table-cell>
          <table:table-cell table:style-name="ce10" office:value-type="float" office:value="-2" calcext:value-type="float">
            <text:p>-2</text:p>
          </table:table-cell>
          <table:table-cell table:style-name="ce10" office:value-type="string" calcext:value-type="string">
            <text:p>picker-expression (ExpressionBuilder)</text:p>
          </table:table-cell>
          <table:table-cell table:style-name="ce32" table:number-columns-repeated="3"/>
          <table:table-cell table:number-columns-repeated="1002"/>
        </table:table-row>
        <table:table-row table:style-name="ro6">
          <table:table-cell office:value-type="float" office:value="625" calcext:value-type="float">
            <text:p>625</text:p>
          </table:table-cell>
          <table:table-cell table:style-name="ce1" office:value-type="string" calcext:value-type="string">
            <text:p>Subgroup picker-bytearray </text:p>
            <text:p>Asociado a un dato binario o array-de-bytes. Tiene asociados varios botones.</text:p>
          </table:table-cell>
          <table:table-cell/>
          <table:table-cell table:style-name="ce17" table:number-columns-repeated="3"/>
          <table:table-cell table:number-columns-repeated="10"/>
          <table:table-cell table:formula="of:=IF([.S733]&lt;&gt;[.C733];&quot;X&quot;;&quot;&quot;)">
            <text:p/>
          </table:table-cell>
          <table:table-cell table:style-name="ce14" office:value-type="string" calcext:value-type="string">
            <text:p>Subgroup picker-bytearray </text:p>
            <text:p>Asociado a un dato binario o array-de-bytes. Tiene asociados varios botones.</text:p>
          </table:table-cell>
          <table:table-cell table:style-name="ce32" table:number-columns-repeated="4"/>
          <table:table-cell table:number-columns-repeated="1002"/>
        </table:table-row>
        <table:table-row table:style-name="ro6">
          <table:table-cell office:value-type="float" office:value="626" calcext:value-type="float">
            <text:p>626</text:p>
          </table:table-cell>
          <table:table-cell table:style-name="ce5" office:value-type="float" office:value="-2" calcext:value-type="float">
            <text:p>-2</text:p>
          </table:table-cell>
          <table:table-cell table:style-name="ce17" office:value-type="string" calcext:value-type="string">
            <text:p>picker-bytearray-download (ToolsSwing)</text:p>
          </table:table-cell>
          <table:table-cell table:style-name="ce17" table:formula="of:=SEARCH(&quot;(&quot;;[.C734])" office:value-type="float" office:value="27" calcext:value-type="float">
            <text:p>27</text:p>
          </table:table-cell>
          <table:table-cell table:style-name="ce17" table:formula="of:=LEFT([.C734];[.D734])" office:value-type="string" office:string-value="picker-bytearray-download (" calcext:value-type="string">
            <text:p>picker-bytearray-download (</text:p>
          </table:table-cell>
          <table:table-cell table:style-name="ce17" table:formula="of:=LEFT([.E734];LEN([.E734])-2)" office:value-type="string" office:string-value="picker-bytearray-download" calcext:value-type="string">
            <text:p>picker-bytearray-download</text:p>
          </table:table-cell>
          <table:table-cell/>
          <table:table-cell office:value-type="string" calcext:value-type="string">
            <text:p>no</text:p>
          </table:table-cell>
          <table:table-cell table:number-columns-repeated="8"/>
          <table:table-cell table:formula="of:=IF([.S734]&lt;&gt;[.C734];&quot;X&quot;;&quot;&quot;)">
            <text:p/>
          </table:table-cell>
          <table:table-cell table:style-name="ce10" office:value-type="float" office:value="-2" calcext:value-type="float">
            <text:p>-2</text:p>
          </table:table-cell>
          <table:table-cell table:style-name="ce10" office:value-type="string" calcext:value-type="string">
            <text:p>picker-bytearray-download (ToolsSwing)</text:p>
          </table:table-cell>
          <table:table-cell table:style-name="ce32" table:number-columns-repeated="3"/>
          <table:table-cell table:number-columns-repeated="1002"/>
        </table:table-row>
        <table:table-row table:style-name="ro6">
          <table:table-cell office:value-type="float" office:value="627" calcext:value-type="float">
            <text:p>627</text:p>
          </table:table-cell>
          <table:table-cell table:style-name="ce5" office:value-type="float" office:value="-2" calcext:value-type="float">
            <text:p>-2</text:p>
          </table:table-cell>
          <table:table-cell table:style-name="ce17" office:value-type="string" calcext:value-type="string">
            <text:p>picker-bytearray-editastext (ToolsSwing)</text:p>
          </table:table-cell>
          <table:table-cell table:style-name="ce17" table:formula="of:=SEARCH(&quot;(&quot;;[.C735])" office:value-type="float" office:value="29" calcext:value-type="float">
            <text:p>29</text:p>
          </table:table-cell>
          <table:table-cell table:style-name="ce17" table:formula="of:=LEFT([.C735];[.D735])" office:value-type="string" office:string-value="picker-bytearray-editastext (" calcext:value-type="string">
            <text:p>picker-bytearray-editastext (</text:p>
          </table:table-cell>
          <table:table-cell table:style-name="ce17" table:formula="of:=LEFT([.E735];LEN([.E735])-2)" office:value-type="string" office:string-value="picker-bytearray-editastext" calcext:value-type="string">
            <text:p>picker-bytearray-editastext</text:p>
          </table:table-cell>
          <table:table-cell/>
          <table:table-cell office:value-type="string" calcext:value-type="string">
            <text:p>no</text:p>
          </table:table-cell>
          <table:table-cell table:number-columns-repeated="8"/>
          <table:table-cell table:formula="of:=IF([.S735]&lt;&gt;[.C735];&quot;X&quot;;&quot;&quot;)">
            <text:p/>
          </table:table-cell>
          <table:table-cell table:style-name="ce10" office:value-type="float" office:value="-2" calcext:value-type="float">
            <text:p>-2</text:p>
          </table:table-cell>
          <table:table-cell table:style-name="ce10" office:value-type="string" calcext:value-type="string">
            <text:p>picker-bytearray-editastext (ToolsSwing)</text:p>
          </table:table-cell>
          <table:table-cell table:style-name="ce32" table:number-columns-repeated="3"/>
          <table:table-cell table:number-columns-repeated="1002"/>
        </table:table-row>
        <table:table-row table:style-name="ro6">
          <table:table-cell office:value-type="float" office:value="628" calcext:value-type="float">
            <text:p>628</text:p>
          </table:table-cell>
          <table:table-cell table:style-name="ce5" office:value-type="float" office:value="-2" calcext:value-type="float">
            <text:p>-2</text:p>
          </table:table-cell>
          <table:table-cell table:style-name="ce17" office:value-type="string" calcext:value-type="string">
            <text:p>picker-bytearray-upload (ToolsSwing)</text:p>
          </table:table-cell>
          <table:table-cell table:style-name="ce17" table:formula="of:=SEARCH(&quot;(&quot;;[.C736])" office:value-type="float" office:value="25" calcext:value-type="float">
            <text:p>25</text:p>
          </table:table-cell>
          <table:table-cell table:style-name="ce17" table:formula="of:=LEFT([.C736];[.D736])" office:value-type="string" office:string-value="picker-bytearray-upload (" calcext:value-type="string">
            <text:p>picker-bytearray-upload (</text:p>
          </table:table-cell>
          <table:table-cell table:style-name="ce17" table:formula="of:=LEFT([.E736];LEN([.E736])-2)" office:value-type="string" office:string-value="picker-bytearray-upload" calcext:value-type="string">
            <text:p>picker-bytearray-upload</text:p>
          </table:table-cell>
          <table:table-cell/>
          <table:table-cell office:value-type="string" calcext:value-type="string">
            <text:p>no</text:p>
          </table:table-cell>
          <table:table-cell table:number-columns-repeated="8"/>
          <table:table-cell table:formula="of:=IF([.S736]&lt;&gt;[.C736];&quot;X&quot;;&quot;&quot;)">
            <text:p/>
          </table:table-cell>
          <table:table-cell table:style-name="ce10" office:value-type="float" office:value="-2" calcext:value-type="float">
            <text:p>-2</text:p>
          </table:table-cell>
          <table:table-cell table:style-name="ce10" office:value-type="string" calcext:value-type="string">
            <text:p>picker-bytearray-upload (ToolsSwing)</text:p>
          </table:table-cell>
          <table:table-cell table:style-name="ce32" table:number-columns-repeated="3"/>
          <table:table-cell table:number-columns-repeated="1002"/>
        </table:table-row>
        <table:table-row table:style-name="ro6">
          <table:table-cell office:value-type="float" office:value="629" calcext:value-type="float">
            <text:p>629</text:p>
          </table:table-cell>
          <table:table-cell table:style-name="ce1" office:value-type="string" calcext:value-type="string">
            <text:p>Subgroup picker-cleartext</text:p>
          </table:table-cell>
          <table:table-cell/>
          <table:table-cell table:style-name="ce17" table:number-columns-repeated="3"/>
          <table:table-cell table:number-columns-repeated="10"/>
          <table:table-cell table:formula="of:=IF([.S737]&lt;&gt;[.C737];&quot;X&quot;;&quot;&quot;)">
            <text:p/>
          </table:table-cell>
          <table:table-cell table:style-name="ce14" office:value-type="string" calcext:value-type="string">
            <text:p>Subgroup picker-cleartext</text:p>
          </table:table-cell>
          <table:table-cell table:style-name="ce32" table:number-columns-repeated="4"/>
          <table:table-cell table:number-columns-repeated="1002"/>
        </table:table-row>
        <table:table-row table:style-name="ro6">
          <table:table-cell office:value-type="float" office:value="630" calcext:value-type="float">
            <text:p>630</text:p>
          </table:table-cell>
          <table:table-cell table:style-name="ce5" office:value-type="float" office:value="-2" calcext:value-type="float">
            <text:p>-2</text:p>
          </table:table-cell>
          <table:table-cell table:style-name="ce17" office:value-type="string" calcext:value-type="string">
            <text:p>picker-cleartext (ToolsSwing)</text:p>
          </table:table-cell>
          <table:table-cell table:style-name="ce17" table:formula="of:=SEARCH(&quot;(&quot;;[.C738])" office:value-type="float" office:value="18" calcext:value-type="float">
            <text:p>18</text:p>
          </table:table-cell>
          <table:table-cell table:style-name="ce17" table:formula="of:=LEFT([.C738];[.D738])" office:value-type="string" office:string-value="picker-cleartext (" calcext:value-type="string">
            <text:p>picker-cleartext (</text:p>
          </table:table-cell>
          <table:table-cell table:style-name="ce17" table:formula="of:=LEFT([.E738];LEN([.E738])-2)" office:value-type="string" office:string-value="picker-cleartext" calcext:value-type="string">
            <text:p>picker-cleartext</text:p>
          </table:table-cell>
          <table:table-cell/>
          <table:table-cell office:value-type="string" calcext:value-type="string">
            <text:p>no</text:p>
          </table:table-cell>
          <table:table-cell table:number-columns-repeated="8"/>
          <table:table-cell table:formula="of:=IF([.S738]&lt;&gt;[.C738];&quot;X&quot;;&quot;&quot;)">
            <text:p/>
          </table:table-cell>
          <table:table-cell table:style-name="ce10" office:value-type="float" office:value="-2" calcext:value-type="float">
            <text:p>-2</text:p>
          </table:table-cell>
          <table:table-cell table:style-name="ce10" office:value-type="string" calcext:value-type="string">
            <text:p>picker-cleartext (ToolsSwing)</text:p>
          </table:table-cell>
          <table:table-cell table:style-name="ce32" table:number-columns-repeated="3"/>
          <table:table-cell table:number-columns-repeated="1002"/>
        </table:table-row>
        <table:table-row table:style-name="ro7">
          <table:table-cell office:value-type="float" office:value="631" calcext:value-type="float">
            <text:p>631</text:p>
          </table:table-cell>
          <table:table-cell table:style-name="ce5"/>
          <table:table-cell table:style-name="ce17" office:value-type="string" calcext:value-type="string">
            <text:p>Se utiliza para presentar un botón dentro de la capa de texto, a la derecha de esta y permite al usuario borrar el contenido de esta al pulsar sobre el.</text:p>
          </table:table-cell>
          <table:table-cell table:style-name="ce17" table:number-columns-repeated="3"/>
          <table:table-cell table:number-columns-repeated="10"/>
          <table:table-cell table:formula="of:=IF([.S739]&lt;&gt;[.C739];&quot;X&quot;;&quot;&quot;)">
            <text:p/>
          </table:table-cell>
          <table:table-cell table:style-name="ce10"/>
          <table:table-cell table:style-name="ce10" office:value-type="string" calcext:value-type="string">
            <text:p>Se utiliza para presentar un botón dentro de la capa de texto, a la derecha de esta y permite al usuario borrar el contenido de esta al pulsar sobre el.</text:p>
          </table:table-cell>
          <table:table-cell table:style-name="ce32" table:number-columns-repeated="3"/>
          <table:table-cell table:number-columns-repeated="1002"/>
        </table:table-row>
        <table:table-row table:style-name="ro6">
          <table:table-cell office:value-type="float" office:value="632" calcext:value-type="float">
            <text:p>632</text:p>
          </table:table-cell>
          <table:table-cell table:style-name="ce1" office:value-type="string" calcext:value-type="string">
            <text:p>Subgroup picker-color </text:p>
            <text:p>Usados en los compoenents de selección de color</text:p>
          </table:table-cell>
          <table:table-cell/>
          <table:table-cell table:style-name="ce17" table:number-columns-repeated="3"/>
          <table:table-cell table:number-columns-repeated="10"/>
          <table:table-cell table:formula="of:=IF([.S740]&lt;&gt;[.C740];&quot;X&quot;;&quot;&quot;)">
            <text:p/>
          </table:table-cell>
          <table:table-cell table:style-name="ce14" office:value-type="string" calcext:value-type="string">
            <text:p>Subgroup picker-color </text:p>
            <text:p>Usados en los compoenents de selección de color</text:p>
          </table:table-cell>
          <table:table-cell table:style-name="ce32" table:number-columns-repeated="4"/>
          <table:table-cell table:number-columns-repeated="1002"/>
        </table:table-row>
        <table:table-row table:style-name="ro6">
          <table:table-cell office:value-type="float" office:value="634" calcext:value-type="float">
            <text:p>634</text:p>
          </table:table-cell>
          <table:table-cell table:style-name="ce1" office:value-type="string" calcext:value-type="string">
            <text:p>Subgroup picker-crs</text:p>
          </table:table-cell>
          <table:table-cell/>
          <table:table-cell table:style-name="ce17" table:number-columns-repeated="3"/>
          <table:table-cell table:number-columns-repeated="10"/>
          <table:table-cell table:formula="of:=IF([.S741]&lt;&gt;[.C741];&quot;X&quot;;&quot;&quot;)">
            <text:p/>
          </table:table-cell>
          <table:table-cell table:style-name="ce14" office:value-type="string" calcext:value-type="string">
            <text:p>Subgroup picker-crs</text:p>
          </table:table-cell>
          <table:table-cell table:style-name="ce32" table:number-columns-repeated="4"/>
          <table:table-cell table:number-columns-repeated="1002"/>
        </table:table-row>
        <table:table-row table:style-name="ro6">
          <table:table-cell office:value-type="float" office:value="635" calcext:value-type="float">
            <text:p>635</text:p>
          </table:table-cell>
          <table:table-cell table:style-name="ce5" office:value-type="float" office:value="-2" calcext:value-type="float">
            <text:p>-2</text:p>
          </table:table-cell>
          <table:table-cell table:style-name="ce17" office:value-type="string" calcext:value-type="string">
            <text:p>picker-crs (DataAccessSwingLibrary)</text:p>
          </table:table-cell>
          <table:table-cell table:style-name="ce17" table:formula="of:=SEARCH(&quot;(&quot;;[.C742])" office:value-type="float" office:value="12" calcext:value-type="float">
            <text:p>12</text:p>
          </table:table-cell>
          <table:table-cell table:style-name="ce17" table:formula="of:=LEFT([.C742];[.D742])" office:value-type="string" office:string-value="picker-crs (" calcext:value-type="string">
            <text:p>picker-crs (</text:p>
          </table:table-cell>
          <table:table-cell table:style-name="ce17" table:formula="of:=LEFT([.E742];LEN([.E742])-2)" office:value-type="string" office:string-value="picker-crs" calcext:value-type="string">
            <text:p>picker-crs</text:p>
          </table:table-cell>
          <table:table-cell/>
          <table:table-cell office:value-type="string" calcext:value-type="string">
            <text:p>no</text:p>
          </table:table-cell>
          <table:table-cell table:number-columns-repeated="8"/>
          <table:table-cell table:formula="of:=IF([.S742]&lt;&gt;[.C742];&quot;X&quot;;&quot;&quot;)">
            <text:p/>
          </table:table-cell>
          <table:table-cell table:style-name="ce10" office:value-type="float" office:value="-2" calcext:value-type="float">
            <text:p>-2</text:p>
          </table:table-cell>
          <table:table-cell table:style-name="ce10" office:value-type="string" calcext:value-type="string">
            <text:p>picker-crs (DataAccessSwingLibrary)</text:p>
          </table:table-cell>
          <table:table-cell table:style-name="ce32" table:number-columns-repeated="3"/>
          <table:table-cell table:number-columns-repeated="1002"/>
        </table:table-row>
        <table:table-row table:style-name="ro6">
          <table:table-cell office:value-type="float" office:value="636" calcext:value-type="float">
            <text:p>636</text:p>
          </table:table-cell>
          <table:table-cell table:style-name="ce1" office:value-type="string" calcext:value-type="string">
            <text:p>Subgroup picker-datatype </text:p>
            <text:p>Es usado en el componente de selección de tipo de datos.</text:p>
          </table:table-cell>
          <table:table-cell/>
          <table:table-cell table:style-name="ce17" table:number-columns-repeated="3"/>
          <table:table-cell table:number-columns-repeated="10"/>
          <table:table-cell table:formula="of:=IF([.S743]&lt;&gt;[.C743];&quot;X&quot;;&quot;&quot;)">
            <text:p/>
          </table:table-cell>
          <table:table-cell table:style-name="ce14" office:value-type="string" calcext:value-type="string">
            <text:p>Subgroup picker-datatype </text:p>
            <text:p>Es usado en el componente de selección de tipo de datos.</text:p>
          </table:table-cell>
          <table:table-cell table:style-name="ce32" table:number-columns-repeated="4"/>
          <table:table-cell table:number-columns-repeated="1002"/>
        </table:table-row>
        <table:table-row table:style-name="ro6">
          <table:table-cell office:value-type="float" office:value="637" calcext:value-type="float">
            <text:p>637</text:p>
          </table:table-cell>
          <table:table-cell table:style-name="ce5" office:value-type="float" office:value="-2" calcext:value-type="float">
            <text:p>-2</text:p>
          </table:table-cell>
          <table:table-cell table:style-name="ce17" office:value-type="string" calcext:value-type="string">
            <text:p>picker-datatype (DataAccessSwingLibrary)</text:p>
          </table:table-cell>
          <table:table-cell table:style-name="ce17" table:formula="of:=SEARCH(&quot;(&quot;;[.C744])" office:value-type="float" office:value="17" calcext:value-type="float">
            <text:p>17</text:p>
          </table:table-cell>
          <table:table-cell table:style-name="ce17" table:formula="of:=LEFT([.C744];[.D744])" office:value-type="string" office:string-value="picker-datatype (" calcext:value-type="string">
            <text:p>picker-datatype (</text:p>
          </table:table-cell>
          <table:table-cell table:style-name="ce17" table:formula="of:=LEFT([.E744];LEN([.E744])-2)" office:value-type="string" office:string-value="picker-datatype" calcext:value-type="string">
            <text:p>picker-datatype</text:p>
          </table:table-cell>
          <table:table-cell/>
          <table:table-cell office:value-type="string" calcext:value-type="string">
            <text:p>no</text:p>
          </table:table-cell>
          <table:table-cell table:number-columns-repeated="8"/>
          <table:table-cell table:formula="of:=IF([.S744]&lt;&gt;[.C744];&quot;X&quot;;&quot;&quot;)">
            <text:p/>
          </table:table-cell>
          <table:table-cell table:style-name="ce10" office:value-type="float" office:value="-2" calcext:value-type="float">
            <text:p>-2</text:p>
          </table:table-cell>
          <table:table-cell table:style-name="ce10" office:value-type="string" calcext:value-type="string">
            <text:p>picker-datatype (DataAccessSwingLibrary)</text:p>
          </table:table-cell>
          <table:table-cell table:style-name="ce32" table:number-columns-repeated="3"/>
          <table:table-cell table:number-columns-repeated="1002"/>
        </table:table-row>
        <table:table-row table:style-name="ro6">
          <table:table-cell office:value-type="float" office:value="638" calcext:value-type="float">
            <text:p>638</text:p>
          </table:table-cell>
          <table:table-cell table:style-name="ce1" office:value-type="string" calcext:value-type="string">
            <text:p>Subgroup picker-date </text:p>
            <text:p>Usados en los compoenents de selección de color</text:p>
          </table:table-cell>
          <table:table-cell/>
          <table:table-cell table:style-name="ce17" table:number-columns-repeated="3"/>
          <table:table-cell table:number-columns-repeated="10"/>
          <table:table-cell table:formula="of:=IF([.S745]&lt;&gt;[.C745];&quot;X&quot;;&quot;&quot;)">
            <text:p/>
          </table:table-cell>
          <table:table-cell table:style-name="ce14" office:value-type="string" calcext:value-type="string">
            <text:p>Subgroup picker-date </text:p>
            <text:p>Usados en los compoenents de selección de color</text:p>
          </table:table-cell>
          <table:table-cell table:style-name="ce32" table:number-columns-repeated="4"/>
          <table:table-cell table:number-columns-repeated="1002"/>
        </table:table-row>
        <table:table-row table:style-name="ro6">
          <table:table-cell office:value-type="float" office:value="639" calcext:value-type="float">
            <text:p>639</text:p>
          </table:table-cell>
          <table:table-cell table:style-name="ce5" office:value-type="float" office:value="-2" calcext:value-type="float">
            <text:p>-2</text:p>
          </table:table-cell>
          <table:table-cell table:style-name="ce17" office:value-type="string" calcext:value-type="string">
            <text:p>picker-date (ToolsSwing)</text:p>
          </table:table-cell>
          <table:table-cell table:style-name="ce17" table:formula="of:=SEARCH(&quot;(&quot;;[.C746])" office:value-type="float" office:value="13" calcext:value-type="float">
            <text:p>13</text:p>
          </table:table-cell>
          <table:table-cell table:style-name="ce17" table:formula="of:=LEFT([.C746];[.D746])" office:value-type="string" office:string-value="picker-date (" calcext:value-type="string">
            <text:p>picker-date (</text:p>
          </table:table-cell>
          <table:table-cell table:style-name="ce17" table:formula="of:=LEFT([.E746];LEN([.E746])-2)" office:value-type="string" office:string-value="picker-date" calcext:value-type="string">
            <text:p>picker-date</text:p>
          </table:table-cell>
          <table:table-cell/>
          <table:table-cell office:value-type="string" calcext:value-type="string">
            <text:p>no</text:p>
          </table:table-cell>
          <table:table-cell table:number-columns-repeated="8"/>
          <table:table-cell table:formula="of:=IF([.S746]&lt;&gt;[.C746];&quot;X&quot;;&quot;&quot;)">
            <text:p/>
          </table:table-cell>
          <table:table-cell table:style-name="ce10" office:value-type="float" office:value="-2" calcext:value-type="float">
            <text:p>-2</text:p>
          </table:table-cell>
          <table:table-cell table:style-name="ce10" office:value-type="string" calcext:value-type="string">
            <text:p>picker-date (ToolsSwing)</text:p>
          </table:table-cell>
          <table:table-cell table:style-name="ce32" table:number-columns-repeated="3"/>
          <table:table-cell table:number-columns-repeated="1002"/>
        </table:table-row>
        <table:table-row table:style-name="ro6">
          <table:table-cell office:value-type="float" office:value="640" calcext:value-type="float">
            <text:p>640</text:p>
          </table:table-cell>
          <table:table-cell table:style-name="ce1" office:value-type="string" calcext:value-type="string">
            <text:p>Subgroup picker-dbconnection</text:p>
          </table:table-cell>
          <table:table-cell/>
          <table:table-cell table:style-name="ce17" table:number-columns-repeated="3"/>
          <table:table-cell table:number-columns-repeated="10"/>
          <table:table-cell table:formula="of:=IF([.S747]&lt;&gt;[.C747];&quot;X&quot;;&quot;&quot;)">
            <text:p/>
          </table:table-cell>
          <table:table-cell table:style-name="ce14" office:value-type="string" calcext:value-type="string">
            <text:p>Subgroup picker-dbconnection</text:p>
          </table:table-cell>
          <table:table-cell table:style-name="ce32" table:number-columns-repeated="4"/>
          <table:table-cell table:number-columns-repeated="1002"/>
        </table:table-row>
        <table:table-row table:style-name="ro6">
          <table:table-cell office:value-type="float" office:value="641" calcext:value-type="float">
            <text:p>641</text:p>
          </table:table-cell>
          <table:table-cell table:style-name="ce5" office:value-type="float" office:value="-2" calcext:value-type="float">
            <text:p>-2</text:p>
          </table:table-cell>
          <table:table-cell table:style-name="ce17" office:value-type="string" calcext:value-type="string">
            <text:p>picker-dbconnection (DataAccessSwingLibrary)</text:p>
          </table:table-cell>
          <table:table-cell table:style-name="ce17" table:formula="of:=SEARCH(&quot;(&quot;;[.C748])" office:value-type="float" office:value="21" calcext:value-type="float">
            <text:p>21</text:p>
          </table:table-cell>
          <table:table-cell table:style-name="ce17" table:formula="of:=LEFT([.C748];[.D748])" office:value-type="string" office:string-value="picker-dbconnection (" calcext:value-type="string">
            <text:p>picker-dbconnection (</text:p>
          </table:table-cell>
          <table:table-cell table:style-name="ce17" table:formula="of:=LEFT([.E748];LEN([.E748])-2)" office:value-type="string" office:string-value="picker-dbconnection" calcext:value-type="string">
            <text:p>picker-dbconnection</text:p>
          </table:table-cell>
          <table:table-cell/>
          <table:table-cell office:value-type="string" calcext:value-type="string">
            <text:p>no</text:p>
          </table:table-cell>
          <table:table-cell table:number-columns-repeated="8"/>
          <table:table-cell table:formula="of:=IF([.S748]&lt;&gt;[.C748];&quot;X&quot;;&quot;&quot;)">
            <text:p/>
          </table:table-cell>
          <table:table-cell table:style-name="ce10" office:value-type="float" office:value="-2" calcext:value-type="float">
            <text:p>-2</text:p>
          </table:table-cell>
          <table:table-cell table:style-name="ce10" office:value-type="string" calcext:value-type="string">
            <text:p>picker-dbconnection (DataAccessSwingLibrary)</text:p>
          </table:table-cell>
          <table:table-cell table:style-name="ce32" table:number-columns-repeated="3"/>
          <table:table-cell table:number-columns-repeated="1002"/>
        </table:table-row>
        <table:table-row table:style-name="ro6">
          <table:table-cell office:value-type="float" office:value="642" calcext:value-type="float">
            <text:p>642</text:p>
          </table:table-cell>
          <table:table-cell table:style-name="ce1" office:value-type="string" calcext:value-type="string">
            <text:p>Subgroup picker-envelope</text:p>
          </table:table-cell>
          <table:table-cell/>
          <table:table-cell table:style-name="ce17" table:number-columns-repeated="3"/>
          <table:table-cell table:number-columns-repeated="10"/>
          <table:table-cell table:formula="of:=IF([.S749]&lt;&gt;[.C749];&quot;X&quot;;&quot;&quot;)">
            <text:p/>
          </table:table-cell>
          <table:table-cell table:style-name="ce14" office:value-type="string" calcext:value-type="string">
            <text:p>Subgroup picker-envelope</text:p>
          </table:table-cell>
          <table:table-cell table:style-name="ce32" table:number-columns-repeated="4"/>
          <table:table-cell table:number-columns-repeated="1002"/>
        </table:table-row>
        <table:table-row table:style-name="ro6">
          <table:table-cell office:value-type="float" office:value="643" calcext:value-type="float">
            <text:p>643</text:p>
          </table:table-cell>
          <table:table-cell table:style-name="ce5" office:value-type="float" office:value="-2" calcext:value-type="float">
            <text:p>-2</text:p>
          </table:table-cell>
          <table:table-cell table:style-name="ce17" office:value-type="string" calcext:value-type="string">
            <text:p>picker-envelope-capture (mapcontrol)</text:p>
          </table:table-cell>
          <table:table-cell table:style-name="ce17" table:formula="of:=SEARCH(&quot;(&quot;;[.C750])" office:value-type="float" office:value="25" calcext:value-type="float">
            <text:p>25</text:p>
          </table:table-cell>
          <table:table-cell table:style-name="ce17" table:formula="of:=LEFT([.C750];[.D750])" office:value-type="string" office:string-value="picker-envelope-capture (" calcext:value-type="string">
            <text:p>picker-envelope-capture (</text:p>
          </table:table-cell>
          <table:table-cell table:style-name="ce17" table:formula="of:=LEFT([.E750];LEN([.E750])-2)" office:value-type="string" office:string-value="picker-envelope-capture" calcext:value-type="string">
            <text:p>picker-envelope-capture</text:p>
          </table:table-cell>
          <table:table-cell/>
          <table:table-cell office:value-type="string" calcext:value-type="string">
            <text:p>no</text:p>
          </table:table-cell>
          <table:table-cell table:number-columns-repeated="8"/>
          <table:table-cell table:formula="of:=IF([.S750]&lt;&gt;[.C750];&quot;X&quot;;&quot;&quot;)">
            <text:p/>
          </table:table-cell>
          <table:table-cell table:style-name="ce10" office:value-type="float" office:value="-2" calcext:value-type="float">
            <text:p>-2</text:p>
          </table:table-cell>
          <table:table-cell table:style-name="ce10" office:value-type="string" calcext:value-type="string">
            <text:p>picker-envelope-capture (mapcontrol)</text:p>
          </table:table-cell>
          <table:table-cell table:style-name="ce32" table:number-columns-repeated="3"/>
          <table:table-cell table:number-columns-repeated="1002"/>
        </table:table-row>
        <table:table-row table:style-name="ro6">
          <table:table-cell office:value-type="float" office:value="644" calcext:value-type="float">
            <text:p>644</text:p>
          </table:table-cell>
          <table:table-cell table:style-name="ce5" office:value-type="float" office:value="-2" calcext:value-type="float">
            <text:p>-2</text:p>
          </table:table-cell>
          <table:table-cell table:style-name="ce17" office:value-type="string" calcext:value-type="string">
            <text:p>picker-envelope-cursor-capture (mapcontrol)</text:p>
          </table:table-cell>
          <table:table-cell table:style-name="ce17" table:formula="of:=SEARCH(&quot;(&quot;;[.C751])" office:value-type="float" office:value="32" calcext:value-type="float">
            <text:p>32</text:p>
          </table:table-cell>
          <table:table-cell table:style-name="ce17" table:formula="of:=LEFT([.C751];[.D751])" office:value-type="string" office:string-value="picker-envelope-cursor-capture (" calcext:value-type="string">
            <text:p>picker-envelope-cursor-capture (</text:p>
          </table:table-cell>
          <table:table-cell table:style-name="ce17" table:formula="of:=LEFT([.E751];LEN([.E751])-2)" office:value-type="string" office:string-value="picker-envelope-cursor-capture" calcext:value-type="string">
            <text:p>picker-envelope-cursor-capture</text:p>
          </table:table-cell>
          <table:table-cell/>
          <table:table-cell office:value-type="string" calcext:value-type="string">
            <text:p>no</text:p>
          </table:table-cell>
          <table:table-cell table:number-columns-repeated="8"/>
          <table:table-cell table:formula="of:=IF([.S751]&lt;&gt;[.C751];&quot;X&quot;;&quot;&quot;)">
            <text:p/>
          </table:table-cell>
          <table:table-cell table:style-name="ce10" office:value-type="float" office:value="-2" calcext:value-type="float">
            <text:p>-2</text:p>
          </table:table-cell>
          <table:table-cell table:style-name="ce10" office:value-type="string" calcext:value-type="string">
            <text:p>picker-envelope-cursor-capture (mapcontrol)</text:p>
          </table:table-cell>
          <table:table-cell table:style-name="ce32" table:number-columns-repeated="3"/>
          <table:table-cell table:number-columns-repeated="1002"/>
        </table:table-row>
        <table:table-row table:style-name="ro5">
          <table:table-cell office:value-type="float" office:value="645" calcext:value-type="float">
            <text:p>645</text:p>
          </table:table-cell>
          <table:table-cell table:style-name="ce5" office:value-type="float" office:value="-2" calcext:value-type="float">
            <text:p>-2</text:p>
          </table:table-cell>
          <table:table-cell table:style-name="ce17" office:value-type="string" calcext:value-type="string">
            <text:p>picker-envelope-from-mapcontrol (mapcontrol)</text:p>
          </table:table-cell>
          <table:table-cell table:style-name="ce17" table:formula="of:=SEARCH(&quot;(&quot;;[.C752])" office:value-type="float" office:value="33" calcext:value-type="float">
            <text:p>33</text:p>
          </table:table-cell>
          <table:table-cell table:style-name="ce17" table:formula="of:=LEFT([.C752];[.D752])" office:value-type="string" office:string-value="picker-envelope-from-mapcontrol (" calcext:value-type="string">
            <text:p>picker-envelope-from-mapcontrol (</text:p>
          </table:table-cell>
          <table:table-cell table:style-name="ce17" table:formula="of:=LEFT([.E752];LEN([.E752])-2)" office:value-type="string" office:string-value="picker-envelope-from-mapcontrol" calcext:value-type="string">
            <text:p>picker-envelope-from-mapcontrol</text:p>
          </table:table-cell>
          <table:table-cell/>
          <table:table-cell office:value-type="string" calcext:value-type="string">
            <text:p>no</text:p>
          </table:table-cell>
          <table:table-cell table:number-columns-repeated="8"/>
          <table:table-cell table:formula="of:=IF([.S752]&lt;&gt;[.C752];&quot;X&quot;;&quot;&quot;)">
            <text:p/>
          </table:table-cell>
          <table:table-cell table:style-name="ce10" office:value-type="float" office:value="-2" calcext:value-type="float">
            <text:p>-2</text:p>
          </table:table-cell>
          <table:table-cell table:style-name="ce10" office:value-type="string" calcext:value-type="string">
            <text:p>picker-envelope-from-mapcontrol (mapcontrol)</text:p>
          </table:table-cell>
          <table:table-cell table:style-name="ce32" table:number-columns-repeated="3"/>
          <table:table-cell table:number-columns-repeated="1002"/>
        </table:table-row>
        <table:table-row table:style-name="ro5">
          <table:table-cell office:value-type="float" office:value="646" calcext:value-type="float">
            <text:p>646</text:p>
          </table:table-cell>
          <table:table-cell table:style-name="ce1" office:value-type="string" calcext:value-type="string">
            <text:p>Subgroup picker-file</text:p>
          </table:table-cell>
          <table:table-cell/>
          <table:table-cell table:style-name="ce17" table:number-columns-repeated="3"/>
          <table:table-cell table:number-columns-repeated="10"/>
          <table:table-cell table:formula="of:=IF([.S753]&lt;&gt;[.C753];&quot;X&quot;;&quot;&quot;)">
            <text:p/>
          </table:table-cell>
          <table:table-cell table:style-name="ce14" office:value-type="string" calcext:value-type="string">
            <text:p>Subgroup picker-file</text:p>
          </table:table-cell>
          <table:table-cell table:style-name="ce32" table:number-columns-repeated="4"/>
          <table:table-cell table:number-columns-repeated="1002"/>
        </table:table-row>
        <table:table-row table:style-name="ro5">
          <table:table-cell office:value-type="float" office:value="647" calcext:value-type="float">
            <text:p>647</text:p>
          </table:table-cell>
          <table:table-cell table:style-name="ce5" office:value-type="float" office:value="-2" calcext:value-type="float">
            <text:p>-2</text:p>
          </table:table-cell>
          <table:table-cell table:style-name="ce17" office:value-type="string" calcext:value-type="string">
            <text:p>picker-file (ToolsSwing)</text:p>
          </table:table-cell>
          <table:table-cell table:style-name="ce17" table:formula="of:=SEARCH(&quot;(&quot;;[.C754])" office:value-type="float" office:value="13" calcext:value-type="float">
            <text:p>13</text:p>
          </table:table-cell>
          <table:table-cell table:style-name="ce17" table:formula="of:=LEFT([.C754];[.D754])" office:value-type="string" office:string-value="picker-file (" calcext:value-type="string">
            <text:p>picker-file (</text:p>
          </table:table-cell>
          <table:table-cell table:style-name="ce17" table:formula="of:=LEFT([.E754];LEN([.E754])-2)" office:value-type="string" office:string-value="picker-file" calcext:value-type="string">
            <text:p>picker-file</text:p>
          </table:table-cell>
          <table:table-cell/>
          <table:table-cell office:value-type="string" calcext:value-type="string">
            <text:p>no</text:p>
          </table:table-cell>
          <table:table-cell table:number-columns-repeated="8"/>
          <table:table-cell table:formula="of:=IF([.S754]&lt;&gt;[.C754];&quot;X&quot;;&quot;&quot;)">
            <text:p/>
          </table:table-cell>
          <table:table-cell table:style-name="ce10" office:value-type="float" office:value="-2" calcext:value-type="float">
            <text:p>-2</text:p>
          </table:table-cell>
          <table:table-cell table:style-name="ce10" office:value-type="string" calcext:value-type="string">
            <text:p>picker-file (ToolsSwing)</text:p>
          </table:table-cell>
          <table:table-cell table:style-name="ce32" table:number-columns-repeated="3"/>
          <table:table-cell table:number-columns-repeated="1002"/>
        </table:table-row>
        <table:table-row table:style-name="ro5">
          <table:table-cell office:value-type="float" office:value="648" calcext:value-type="float">
            <text:p>648</text:p>
          </table:table-cell>
          <table:table-cell table:style-name="ce1" office:value-type="string" calcext:value-type="string">
            <text:p>Subgroup picker-folder</text:p>
          </table:table-cell>
          <table:table-cell/>
          <table:table-cell table:style-name="ce17" table:number-columns-repeated="3"/>
          <table:table-cell table:number-columns-repeated="10"/>
          <table:table-cell table:formula="of:=IF([.S755]&lt;&gt;[.C755];&quot;X&quot;;&quot;&quot;)">
            <text:p/>
          </table:table-cell>
          <table:table-cell table:style-name="ce14" office:value-type="string" calcext:value-type="string">
            <text:p>Subgroup picker-folder</text:p>
          </table:table-cell>
          <table:table-cell table:style-name="ce32" table:number-columns-repeated="4"/>
          <table:table-cell table:number-columns-repeated="1002"/>
        </table:table-row>
        <table:table-row table:style-name="ro5">
          <table:table-cell office:value-type="float" office:value="649" calcext:value-type="float">
            <text:p>649</text:p>
          </table:table-cell>
          <table:table-cell table:style-name="ce5" office:value-type="float" office:value="-2" calcext:value-type="float">
            <text:p>-2</text:p>
          </table:table-cell>
          <table:table-cell table:style-name="ce17" office:value-type="string" calcext:value-type="string">
            <text:p>picker-folder (ToolsSwing)</text:p>
          </table:table-cell>
          <table:table-cell table:style-name="ce17" table:formula="of:=SEARCH(&quot;(&quot;;[.C756])" office:value-type="float" office:value="15" calcext:value-type="float">
            <text:p>15</text:p>
          </table:table-cell>
          <table:table-cell table:style-name="ce17" table:formula="of:=LEFT([.C756];[.D756])" office:value-type="string" office:string-value="picker-folder (" calcext:value-type="string">
            <text:p>picker-folder (</text:p>
          </table:table-cell>
          <table:table-cell table:style-name="ce17" table:formula="of:=LEFT([.E756];LEN([.E756])-2)" office:value-type="string" office:string-value="picker-folder" calcext:value-type="string">
            <text:p>picker-folder</text:p>
          </table:table-cell>
          <table:table-cell/>
          <table:table-cell office:value-type="string" calcext:value-type="string">
            <text:p>no</text:p>
          </table:table-cell>
          <table:table-cell table:number-columns-repeated="8"/>
          <table:table-cell table:formula="of:=IF([.S756]&lt;&gt;[.C756];&quot;X&quot;;&quot;&quot;)">
            <text:p/>
          </table:table-cell>
          <table:table-cell table:style-name="ce10" office:value-type="float" office:value="-2" calcext:value-type="float">
            <text:p>-2</text:p>
          </table:table-cell>
          <table:table-cell table:style-name="ce10" office:value-type="string" calcext:value-type="string">
            <text:p>picker-folder (ToolsSwing)</text:p>
          </table:table-cell>
          <table:table-cell table:style-name="ce32" table:number-columns-repeated="3"/>
          <table:table-cell table:number-columns-repeated="1002"/>
        </table:table-row>
        <table:table-row table:style-name="ro5">
          <table:table-cell office:value-type="float" office:value="650" calcext:value-type="float">
            <text:p>650</text:p>
          </table:table-cell>
          <table:table-cell table:style-name="ce1" office:value-type="string" calcext:value-type="string">
            <text:p>Subgroup picker-foreingkey</text:p>
          </table:table-cell>
          <table:table-cell/>
          <table:table-cell table:style-name="ce17" table:number-columns-repeated="3"/>
          <table:table-cell table:number-columns-repeated="10"/>
          <table:table-cell table:formula="of:=IF([.S757]&lt;&gt;[.C757];&quot;X&quot;;&quot;&quot;)">
            <text:p/>
          </table:table-cell>
          <table:table-cell table:style-name="ce14" office:value-type="string" calcext:value-type="string">
            <text:p>Subgroup picker-foreingkey</text:p>
          </table:table-cell>
          <table:table-cell table:style-name="ce32" table:number-columns-repeated="4"/>
          <table:table-cell table:number-columns-repeated="1002"/>
        </table:table-row>
        <table:table-row table:style-name="ro6">
          <table:table-cell office:value-type="float" office:value="651" calcext:value-type="float">
            <text:p>651</text:p>
          </table:table-cell>
          <table:table-cell table:style-name="ce5" office:value-type="float" office:value="-2" calcext:value-type="float">
            <text:p>-2</text:p>
          </table:table-cell>
          <table:table-cell table:style-name="ce17" office:value-type="string" calcext:value-type="string">
            <text:p>picker-foreingkey-link (DataAccessSwingLibrary)</text:p>
          </table:table-cell>
          <table:table-cell table:style-name="ce17" table:formula="of:=SEARCH(&quot;(&quot;;[.C758])" office:value-type="float" office:value="24" calcext:value-type="float">
            <text:p>24</text:p>
          </table:table-cell>
          <table:table-cell table:style-name="ce17" table:formula="of:=LEFT([.C758];[.D758])" office:value-type="string" office:string-value="picker-foreingkey-link (" calcext:value-type="string">
            <text:p>picker-foreingkey-link (</text:p>
          </table:table-cell>
          <table:table-cell table:style-name="ce17" table:formula="of:=LEFT([.E758];LEN([.E758])-2)" office:value-type="string" office:string-value="picker-foreingkey-link" calcext:value-type="string">
            <text:p>picker-foreingkey-link</text:p>
          </table:table-cell>
          <table:table-cell/>
          <table:table-cell office:value-type="string" calcext:value-type="string">
            <text:p>no</text:p>
          </table:table-cell>
          <table:table-cell table:number-columns-repeated="8"/>
          <table:table-cell table:formula="of:=IF([.S758]&lt;&gt;[.C758];&quot;X&quot;;&quot;&quot;)">
            <text:p/>
          </table:table-cell>
          <table:table-cell table:style-name="ce10" office:value-type="float" office:value="-2" calcext:value-type="float">
            <text:p>-2</text:p>
          </table:table-cell>
          <table:table-cell table:style-name="ce10" office:value-type="string" calcext:value-type="string">
            <text:p>picker-foreingkey-link (DataAccessSwingLibrary)</text:p>
          </table:table-cell>
          <table:table-cell table:style-name="ce32" table:number-columns-repeated="3"/>
          <table:table-cell table:number-columns-repeated="1002"/>
        </table:table-row>
        <table:table-row table:style-name="ro6">
          <table:table-cell office:value-type="float" office:value="652" calcext:value-type="float">
            <text:p>652</text:p>
          </table:table-cell>
          <table:table-cell table:style-name="ce5" office:value-type="float" office:value="-2" calcext:value-type="float">
            <text:p>-2</text:p>
          </table:table-cell>
          <table:table-cell table:style-name="ce17" office:value-type="string" calcext:value-type="string">
            <text:p>picker-foreingkey-showform (DataAccessSwingLibrary)</text:p>
          </table:table-cell>
          <table:table-cell table:style-name="ce17" table:formula="of:=SEARCH(&quot;(&quot;;[.C759])" office:value-type="float" office:value="28" calcext:value-type="float">
            <text:p>28</text:p>
          </table:table-cell>
          <table:table-cell table:style-name="ce17" table:formula="of:=LEFT([.C759];[.D759])" office:value-type="string" office:string-value="picker-foreingkey-showform (" calcext:value-type="string">
            <text:p>picker-foreingkey-showform (</text:p>
          </table:table-cell>
          <table:table-cell table:style-name="ce17" table:formula="of:=LEFT([.E759];LEN([.E759])-2)" office:value-type="string" office:string-value="picker-foreingkey-showform" calcext:value-type="string">
            <text:p>picker-foreingkey-showform</text:p>
          </table:table-cell>
          <table:table-cell/>
          <table:table-cell office:value-type="string" calcext:value-type="string">
            <text:p>no</text:p>
          </table:table-cell>
          <table:table-cell table:number-columns-repeated="8"/>
          <table:table-cell table:formula="of:=IF([.S759]&lt;&gt;[.C759];&quot;X&quot;;&quot;&quot;)">
            <text:p/>
          </table:table-cell>
          <table:table-cell table:style-name="ce10" office:value-type="float" office:value="-2" calcext:value-type="float">
            <text:p>-2</text:p>
          </table:table-cell>
          <table:table-cell table:style-name="ce10" office:value-type="string" calcext:value-type="string">
            <text:p>picker-foreingkey-showform (DataAccessSwingLibrary)</text:p>
          </table:table-cell>
          <table:table-cell table:style-name="ce32" table:number-columns-repeated="3"/>
          <table:table-cell table:number-columns-repeated="1002"/>
        </table:table-row>
        <table:table-row table:style-name="ro6">
          <table:table-cell office:value-type="float" office:value="653" calcext:value-type="float">
            <text:p>653</text:p>
          </table:table-cell>
          <table:table-cell table:style-name="ce5" office:value-type="float" office:value="-2" calcext:value-type="float">
            <text:p>-2</text:p>
          </table:table-cell>
          <table:table-cell table:style-name="ce17" office:value-type="string" calcext:value-type="string">
            <text:p>picker-foreingkey-unlink (DataAccessSwingLibrary)</text:p>
          </table:table-cell>
          <table:table-cell table:style-name="ce17" table:formula="of:=SEARCH(&quot;(&quot;;[.C760])" office:value-type="float" office:value="26" calcext:value-type="float">
            <text:p>26</text:p>
          </table:table-cell>
          <table:table-cell table:style-name="ce17" table:formula="of:=LEFT([.C760];[.D760])" office:value-type="string" office:string-value="picker-foreingkey-unlink (" calcext:value-type="string">
            <text:p>picker-foreingkey-unlink (</text:p>
          </table:table-cell>
          <table:table-cell table:style-name="ce17" table:formula="of:=LEFT([.E760];LEN([.E760])-2)" office:value-type="string" office:string-value="picker-foreingkey-unlink" calcext:value-type="string">
            <text:p>picker-foreingkey-unlink</text:p>
          </table:table-cell>
          <table:table-cell/>
          <table:table-cell office:value-type="string" calcext:value-type="string">
            <text:p>no</text:p>
          </table:table-cell>
          <table:table-cell table:number-columns-repeated="8"/>
          <table:table-cell table:formula="of:=IF([.S760]&lt;&gt;[.C760];&quot;X&quot;;&quot;&quot;)">
            <text:p/>
          </table:table-cell>
          <table:table-cell table:style-name="ce10" office:value-type="float" office:value="-2" calcext:value-type="float">
            <text:p>-2</text:p>
          </table:table-cell>
          <table:table-cell table:style-name="ce10" office:value-type="string" calcext:value-type="string">
            <text:p>picker-foreingkey-unlink (DataAccessSwingLibrary)</text:p>
          </table:table-cell>
          <table:table-cell table:style-name="ce32" table:number-columns-repeated="3"/>
          <table:table-cell table:number-columns-repeated="1002"/>
        </table:table-row>
        <table:table-row table:style-name="ro6">
          <table:table-cell office:value-type="float" office:value="654" calcext:value-type="float">
            <text:p>654</text:p>
          </table:table-cell>
          <table:table-cell table:style-name="ce1" office:value-type="string" calcext:value-type="string">
            <text:p>Subgroup picker-scale</text:p>
          </table:table-cell>
          <table:table-cell/>
          <table:table-cell table:style-name="ce17" table:number-columns-repeated="3"/>
          <table:table-cell table:number-columns-repeated="10"/>
          <table:table-cell table:formula="of:=IF([.S761]&lt;&gt;[.C761];&quot;X&quot;;&quot;&quot;)">
            <text:p/>
          </table:table-cell>
          <table:table-cell table:style-name="ce14" office:value-type="string" calcext:value-type="string">
            <text:p>Subgroup picker-scale</text:p>
          </table:table-cell>
          <table:table-cell table:style-name="ce32" table:number-columns-repeated="4"/>
          <table:table-cell table:number-columns-repeated="1002"/>
        </table:table-row>
        <table:table-row table:style-name="ro5">
          <table:table-cell office:value-type="float" office:value="655" calcext:value-type="float">
            <text:p>655</text:p>
          </table:table-cell>
          <table:table-cell table:style-name="ce5" office:value-type="float" office:value="-2" calcext:value-type="float">
            <text:p>-2</text:p>
          </table:table-cell>
          <table:table-cell table:style-name="ce17" office:value-type="string" calcext:value-type="string">
            <text:p>picker-scale-capture (mapcontrol)</text:p>
          </table:table-cell>
          <table:table-cell table:style-name="ce17" table:formula="of:=SEARCH(&quot;(&quot;;[.C762])" office:value-type="float" office:value="22" calcext:value-type="float">
            <text:p>22</text:p>
          </table:table-cell>
          <table:table-cell table:style-name="ce17" table:formula="of:=LEFT([.C762];[.D762])" office:value-type="string" office:string-value="picker-scale-capture (" calcext:value-type="string">
            <text:p>picker-scale-capture (</text:p>
          </table:table-cell>
          <table:table-cell table:style-name="ce17" table:formula="of:=LEFT([.E762];LEN([.E762])-2)" office:value-type="string" office:string-value="picker-scale-capture" calcext:value-type="string">
            <text:p>picker-scale-capture</text:p>
          </table:table-cell>
          <table:table-cell/>
          <table:table-cell office:value-type="string" calcext:value-type="string">
            <text:p>no</text:p>
          </table:table-cell>
          <table:table-cell table:number-columns-repeated="8"/>
          <table:table-cell table:formula="of:=IF([.S762]&lt;&gt;[.C762];&quot;X&quot;;&quot;&quot;)">
            <text:p/>
          </table:table-cell>
          <table:table-cell table:style-name="ce10" office:value-type="float" office:value="-2" calcext:value-type="float">
            <text:p>-2</text:p>
          </table:table-cell>
          <table:table-cell table:style-name="ce10" office:value-type="string" calcext:value-type="string">
            <text:p>picker-scale-capture (mapcontrol)</text:p>
          </table:table-cell>
          <table:table-cell table:style-name="ce32" table:number-columns-repeated="3"/>
          <table:table-cell table:number-columns-repeated="1002"/>
        </table:table-row>
        <table:table-row table:style-name="ro5">
          <table:table-cell office:value-type="float" office:value="656" calcext:value-type="float">
            <text:p>656</text:p>
          </table:table-cell>
          <table:table-cell table:style-name="ce5" office:value-type="float" office:value="-2" calcext:value-type="float">
            <text:p>-2</text:p>
          </table:table-cell>
          <table:table-cell table:style-name="ce17" office:value-type="string" calcext:value-type="string">
            <text:p>picker-scale-cursor-capture (mapcontrol)</text:p>
          </table:table-cell>
          <table:table-cell table:style-name="ce17" table:formula="of:=SEARCH(&quot;(&quot;;[.C763])" office:value-type="float" office:value="29" calcext:value-type="float">
            <text:p>29</text:p>
          </table:table-cell>
          <table:table-cell table:style-name="ce17" table:formula="of:=LEFT([.C763];[.D763])" office:value-type="string" office:string-value="picker-scale-cursor-capture (" calcext:value-type="string">
            <text:p>picker-scale-cursor-capture (</text:p>
          </table:table-cell>
          <table:table-cell table:style-name="ce17" table:formula="of:=LEFT([.E763];LEN([.E763])-2)" office:value-type="string" office:string-value="picker-scale-cursor-capture" calcext:value-type="string">
            <text:p>picker-scale-cursor-capture</text:p>
          </table:table-cell>
          <table:table-cell/>
          <table:table-cell office:value-type="string" calcext:value-type="string">
            <text:p>no</text:p>
          </table:table-cell>
          <table:table-cell table:number-columns-repeated="8"/>
          <table:table-cell table:formula="of:=IF([.S763]&lt;&gt;[.C763];&quot;X&quot;;&quot;&quot;)">
            <text:p/>
          </table:table-cell>
          <table:table-cell table:style-name="ce10" office:value-type="float" office:value="-2" calcext:value-type="float">
            <text:p>-2</text:p>
          </table:table-cell>
          <table:table-cell table:style-name="ce10" office:value-type="string" calcext:value-type="string">
            <text:p>picker-scale-cursor-capture (mapcontrol)</text:p>
          </table:table-cell>
          <table:table-cell table:style-name="ce32" table:number-columns-repeated="3"/>
          <table:table-cell table:number-columns-repeated="1002"/>
        </table:table-row>
        <table:table-row table:style-name="ro5">
          <table:table-cell office:value-type="float" office:value="657" calcext:value-type="float">
            <text:p>657</text:p>
          </table:table-cell>
          <table:table-cell table:style-name="ce5" office:value-type="float" office:value="-2" calcext:value-type="float">
            <text:p>-2</text:p>
          </table:table-cell>
          <table:table-cell table:style-name="ce17" office:value-type="string" calcext:value-type="string">
            <text:p>picker-scale-from-mapcontrol (mapcontrol)</text:p>
          </table:table-cell>
          <table:table-cell table:style-name="ce17" table:formula="of:=SEARCH(&quot;(&quot;;[.C764])" office:value-type="float" office:value="30" calcext:value-type="float">
            <text:p>30</text:p>
          </table:table-cell>
          <table:table-cell table:style-name="ce17" table:formula="of:=LEFT([.C764];[.D764])" office:value-type="string" office:string-value="picker-scale-from-mapcontrol (" calcext:value-type="string">
            <text:p>picker-scale-from-mapcontrol (</text:p>
          </table:table-cell>
          <table:table-cell table:style-name="ce17" table:formula="of:=LEFT([.E764];LEN([.E764])-2)" office:value-type="string" office:string-value="picker-scale-from-mapcontrol" calcext:value-type="string">
            <text:p>picker-scale-from-mapcontrol</text:p>
          </table:table-cell>
          <table:table-cell/>
          <table:table-cell office:value-type="string" calcext:value-type="string">
            <text:p>no</text:p>
          </table:table-cell>
          <table:table-cell table:number-columns-repeated="8"/>
          <table:table-cell table:formula="of:=IF([.S764]&lt;&gt;[.C764];&quot;X&quot;;&quot;&quot;)">
            <text:p/>
          </table:table-cell>
          <table:table-cell table:style-name="ce10" office:value-type="float" office:value="-2" calcext:value-type="float">
            <text:p>-2</text:p>
          </table:table-cell>
          <table:table-cell table:style-name="ce10" office:value-type="string" calcext:value-type="string">
            <text:p>picker-scale-from-mapcontrol (mapcontrol)</text:p>
          </table:table-cell>
          <table:table-cell table:style-name="ce32" table:number-columns-repeated="3"/>
          <table:table-cell table:number-columns-repeated="1002"/>
        </table:table-row>
        <table:table-row table:style-name="ro5">
          <table:table-cell office:value-type="float" office:value="658" calcext:value-type="float">
            <text:p>658</text:p>
          </table:table-cell>
          <table:table-cell table:style-name="ce1" office:value-type="string" calcext:value-type="string">
            <text:p>Subgroup picker-script</text:p>
          </table:table-cell>
          <table:table-cell/>
          <table:table-cell table:style-name="ce17" table:number-columns-repeated="3"/>
          <table:table-cell table:number-columns-repeated="10"/>
          <table:table-cell table:formula="of:=IF([.S765]&lt;&gt;[.C765];&quot;X&quot;;&quot;&quot;)">
            <text:p/>
          </table:table-cell>
          <table:table-cell table:style-name="ce14" office:value-type="string" calcext:value-type="string">
            <text:p>Subgroup picker-script</text:p>
          </table:table-cell>
          <table:table-cell table:style-name="ce32" table:number-columns-repeated="4"/>
          <table:table-cell table:number-columns-repeated="1002"/>
        </table:table-row>
        <table:table-row table:style-name="ro5">
          <table:table-cell office:value-type="float" office:value="659" calcext:value-type="float">
            <text:p>659</text:p>
          </table:table-cell>
          <table:table-cell table:style-name="ce5" office:value-type="float" office:value="-2" calcext:value-type="float">
            <text:p>-2</text:p>
          </table:table-cell>
          <table:table-cell table:style-name="ce17" office:value-type="string" calcext:value-type="string">
            <text:p>picker-script-remove (ToolsSwing)</text:p>
          </table:table-cell>
          <table:table-cell table:style-name="ce17" table:formula="of:=SEARCH(&quot;(&quot;;[.C766])" office:value-type="float" office:value="22" calcext:value-type="float">
            <text:p>22</text:p>
          </table:table-cell>
          <table:table-cell table:style-name="ce17" table:formula="of:=LEFT([.C766];[.D766])" office:value-type="string" office:string-value="picker-script-remove (" calcext:value-type="string">
            <text:p>picker-script-remove (</text:p>
          </table:table-cell>
          <table:table-cell table:style-name="ce17" table:formula="of:=LEFT([.E766];LEN([.E766])-2)" office:value-type="string" office:string-value="picker-script-remove" calcext:value-type="string">
            <text:p>picker-script-remove</text:p>
          </table:table-cell>
          <table:table-cell/>
          <table:table-cell office:value-type="string" calcext:value-type="string">
            <text:p>no</text:p>
          </table:table-cell>
          <table:table-cell table:number-columns-repeated="8"/>
          <table:table-cell table:formula="of:=IF([.S766]&lt;&gt;[.C766];&quot;X&quot;;&quot;&quot;)">
            <text:p/>
          </table:table-cell>
          <table:table-cell table:style-name="ce10" office:value-type="float" office:value="-2" calcext:value-type="float">
            <text:p>-2</text:p>
          </table:table-cell>
          <table:table-cell table:style-name="ce10" office:value-type="string" calcext:value-type="string">
            <text:p>picker-script-remove (ToolsSwing)</text:p>
          </table:table-cell>
          <table:table-cell table:style-name="ce32" table:number-columns-repeated="3"/>
          <table:table-cell table:number-columns-repeated="1002"/>
        </table:table-row>
        <table:table-row table:style-name="ro5">
          <table:table-cell office:value-type="float" office:value="660" calcext:value-type="float">
            <text:p>660</text:p>
          </table:table-cell>
          <table:table-cell table:style-name="ce5" office:value-type="float" office:value="-2" calcext:value-type="float">
            <text:p>-2</text:p>
          </table:table-cell>
          <table:table-cell table:style-name="ce17" office:value-type="string" calcext:value-type="string">
            <text:p>picker-script (ToolsSwing)</text:p>
          </table:table-cell>
          <table:table-cell table:style-name="ce17" table:formula="of:=SEARCH(&quot;(&quot;;[.C767])" office:value-type="float" office:value="15" calcext:value-type="float">
            <text:p>15</text:p>
          </table:table-cell>
          <table:table-cell table:style-name="ce17" table:formula="of:=LEFT([.C767];[.D767])" office:value-type="string" office:string-value="picker-script (" calcext:value-type="string">
            <text:p>picker-script (</text:p>
          </table:table-cell>
          <table:table-cell table:style-name="ce17" table:formula="of:=LEFT([.E767];LEN([.E767])-2)" office:value-type="string" office:string-value="picker-script" calcext:value-type="string">
            <text:p>picker-script</text:p>
          </table:table-cell>
          <table:table-cell/>
          <table:table-cell office:value-type="string" calcext:value-type="string">
            <text:p>no</text:p>
          </table:table-cell>
          <table:table-cell table:number-columns-repeated="8"/>
          <table:table-cell table:formula="of:=IF([.S767]&lt;&gt;[.C767];&quot;X&quot;;&quot;&quot;)">
            <text:p/>
          </table:table-cell>
          <table:table-cell table:style-name="ce10" office:value-type="float" office:value="-2" calcext:value-type="float">
            <text:p>-2</text:p>
          </table:table-cell>
          <table:table-cell table:style-name="ce10" office:value-type="string" calcext:value-type="string">
            <text:p>picker-script (ToolsSwing)</text:p>
          </table:table-cell>
          <table:table-cell table:style-name="ce32" table:number-columns-repeated="3"/>
          <table:table-cell table:number-columns-repeated="1002"/>
        </table:table-row>
        <table:table-row table:style-name="ro5">
          <table:table-cell office:value-type="float" office:value="661" calcext:value-type="float">
            <text:p>661</text:p>
          </table:table-cell>
          <table:table-cell table:style-name="ce1" office:value-type="string" calcext:value-type="string">
            <text:p>Subgroup picker-vcsgis</text:p>
          </table:table-cell>
          <table:table-cell/>
          <table:table-cell table:style-name="ce17" table:number-columns-repeated="3"/>
          <table:table-cell table:number-columns-repeated="10"/>
          <table:table-cell table:formula="of:=IF([.S768]&lt;&gt;[.C768];&quot;X&quot;;&quot;&quot;)">
            <text:p/>
          </table:table-cell>
          <table:table-cell table:style-name="ce14" office:value-type="string" calcext:value-type="string">
            <text:p>Subgroup picker-vcsgis</text:p>
          </table:table-cell>
          <table:table-cell table:style-name="ce32" table:number-columns-repeated="4"/>
          <table:table-cell table:number-columns-repeated="1002"/>
        </table:table-row>
        <table:table-row table:style-name="ro5">
          <table:table-cell office:value-type="float" office:value="662" calcext:value-type="float">
            <text:p>662</text:p>
          </table:table-cell>
          <table:table-cell table:style-name="ce5" office:value-type="float" office:value="-2" calcext:value-type="float">
            <text:p>-2</text:p>
          </table:table-cell>
          <table:table-cell table:style-name="ce17" office:value-type="string" calcext:value-type="string">
            <text:p>picker-vcsgis-workingcopy (VCSGis)</text:p>
          </table:table-cell>
          <table:table-cell table:style-name="ce17" table:formula="of:=SEARCH(&quot;(&quot;;[.C769])" office:value-type="float" office:value="27" calcext:value-type="float">
            <text:p>27</text:p>
          </table:table-cell>
          <table:table-cell table:style-name="ce17" table:formula="of:=LEFT([.C769];[.D769])" office:value-type="string" office:string-value="picker-vcsgis-workingcopy (" calcext:value-type="string">
            <text:p>picker-vcsgis-workingcopy (</text:p>
          </table:table-cell>
          <table:table-cell table:style-name="ce17" table:formula="of:=LEFT([.E769];LEN([.E769])-2)" office:value-type="string" office:string-value="picker-vcsgis-workingcopy" calcext:value-type="string">
            <text:p>picker-vcsgis-workingcopy</text:p>
          </table:table-cell>
          <table:table-cell/>
          <table:table-cell office:value-type="string" calcext:value-type="string">
            <text:p>no</text:p>
          </table:table-cell>
          <table:table-cell table:number-columns-repeated="8"/>
          <table:table-cell table:formula="of:=IF([.S769]&lt;&gt;[.C769];&quot;X&quot;;&quot;&quot;)">
            <text:p/>
          </table:table-cell>
          <table:table-cell table:style-name="ce10" office:value-type="float" office:value="-2" calcext:value-type="float">
            <text:p>-2</text:p>
          </table:table-cell>
          <table:table-cell table:style-name="ce10" office:value-type="string" calcext:value-type="string">
            <text:p>picker-vcsgis-workingcopy (VCSGis)</text:p>
          </table:table-cell>
          <table:table-cell table:style-name="ce32" table:number-columns-repeated="3"/>
          <table:table-cell table:number-columns-repeated="1002"/>
        </table:table-row>
        <table:table-row table:style-name="ro5">
          <table:table-cell office:value-type="float" office:value="663" calcext:value-type="float">
            <text:p>663</text:p>
          </table:table-cell>
          <table:table-cell table:style-name="ce13" office:value-type="string" calcext:value-type="string">
            <text:p>Group preferences</text:p>
          </table:table-cell>
          <table:table-cell/>
          <table:table-cell table:style-name="ce17" table:number-columns-repeated="3"/>
          <table:table-cell table:number-columns-repeated="10"/>
          <table:table-cell table:formula="of:=IF([.S770]&lt;&gt;[.C770];&quot;X&quot;;&quot;&quot;)">
            <text:p/>
          </table:table-cell>
          <table:table-cell table:style-name="ce14" office:value-type="string" calcext:value-type="string">
            <text:p>Group preferences</text:p>
          </table:table-cell>
          <table:table-cell table:style-name="ce32" table:number-columns-repeated="4"/>
          <table:table-cell table:number-columns-repeated="1002"/>
        </table:table-row>
        <table:table-row table:style-name="ro6">
          <table:table-cell office:value-type="float" office:value="664" calcext:value-type="float">
            <text:p>664</text:p>
          </table:table-cell>
          <table:table-cell table:style-name="ce5"/>
          <table:table-cell table:style-name="ce17" office:value-type="string" calcext:value-type="string">
            <text:p>annotation-preferences (org.gvsig.annotation.app.mainplugin)</text:p>
          </table:table-cell>
          <table:table-cell table:style-name="ce17" table:formula="of:=SEARCH(&quot;(&quot;;[.C771])" office:value-type="float" office:value="24" calcext:value-type="float">
            <text:p>24</text:p>
          </table:table-cell>
          <table:table-cell table:style-name="ce17" table:formula="of:=LEFT([.C771];[.D771])" office:value-type="string" office:string-value="annotation-preferences (" calcext:value-type="string">
            <text:p>annotation-preferences (</text:p>
          </table:table-cell>
          <table:table-cell table:style-name="ce17" table:formula="of:=LEFT([.E771];LEN([.E771])-2)" office:value-type="string" office:string-value="annotation-preferences" calcext:value-type="string">
            <text:p>annotation-preferences</text:p>
          </table:table-cell>
          <table:table-cell/>
          <table:table-cell office:value-type="string" calcext:value-type="string">
            <text:p>no</text:p>
          </table:table-cell>
          <table:table-cell table:number-columns-repeated="8"/>
          <table:table-cell table:formula="of:=IF([.S771]&lt;&gt;[.C771];&quot;X&quot;;&quot;&quot;)">
            <text:p/>
          </table:table-cell>
          <table:table-cell table:style-name="ce10"/>
          <table:table-cell table:style-name="ce10" office:value-type="string" calcext:value-type="string">
            <text:p>annotation-preferences (org.gvsig.annotation.app.mainplugin)</text:p>
          </table:table-cell>
          <table:table-cell table:style-name="ce32" table:number-columns-repeated="3"/>
          <table:table-cell table:number-columns-repeated="1002"/>
        </table:table-row>
        <table:table-row table:style-name="ro6">
          <table:table-cell office:value-type="float" office:value="665" calcext:value-type="float">
            <text:p>665</text:p>
          </table:table-cell>
          <table:table-cell table:style-name="ce5" office:value-type="float" office:value="-2" calcext:value-type="float">
            <text:p>-2</text:p>
          </table:table-cell>
          <table:table-cell table:style-name="ce17" office:value-type="string" calcext:value-type="string">
            <text:p>dal-preferences (org.gvsig.app.mainplugin)</text:p>
          </table:table-cell>
          <table:table-cell table:style-name="ce17" table:formula="of:=SEARCH(&quot;(&quot;;[.C772])" office:value-type="float" office:value="17" calcext:value-type="float">
            <text:p>17</text:p>
          </table:table-cell>
          <table:table-cell table:style-name="ce17" table:formula="of:=LEFT([.C772];[.D772])" office:value-type="string" office:string-value="dal-preferences (" calcext:value-type="string">
            <text:p>dal-preferences (</text:p>
          </table:table-cell>
          <table:table-cell table:style-name="ce17" table:formula="of:=LEFT([.E772];LEN([.E772])-2)" office:value-type="string" office:string-value="dal-preferences" calcext:value-type="string">
            <text:p>dal-preferences</text:p>
          </table:table-cell>
          <table:table-cell/>
          <table:table-cell office:value-type="string" calcext:value-type="string">
            <text:p>no</text:p>
          </table:table-cell>
          <table:table-cell table:number-columns-repeated="8"/>
          <table:table-cell table:formula="of:=IF([.S772]&lt;&gt;[.C772];&quot;X&quot;;&quot;&quot;)">
            <text:p/>
          </table:table-cell>
          <table:table-cell table:style-name="ce10" office:value-type="float" office:value="-2" calcext:value-type="float">
            <text:p>-2</text:p>
          </table:table-cell>
          <table:table-cell table:style-name="ce10" office:value-type="string" calcext:value-type="string">
            <text:p>dal-preferences (org.gvsig.app.mainplugin)</text:p>
          </table:table-cell>
          <table:table-cell table:style-name="ce32" table:number-columns-repeated="3"/>
          <table:table-cell table:number-columns-repeated="1002"/>
        </table:table-row>
        <table:table-row table:style-name="ro6">
          <table:table-cell office:value-type="float" office:value="666" calcext:value-type="float">
            <text:p>666</text:p>
          </table:table-cell>
          <table:table-cell table:style-name="ce5" office:value-type="float" office:value="-2" calcext:value-type="float">
            <text:p>-2</text:p>
          </table:table-cell>
          <table:table-cell table:style-name="ce17" office:value-type="string" calcext:value-type="string">
            <text:p>databaseworkspace-preferences (org.gvsig.app.mainplugin)</text:p>
          </table:table-cell>
          <table:table-cell table:style-name="ce17" table:formula="of:=SEARCH(&quot;(&quot;;[.C773])" office:value-type="float" office:value="31" calcext:value-type="float">
            <text:p>31</text:p>
          </table:table-cell>
          <table:table-cell table:style-name="ce17" table:formula="of:=LEFT([.C773];[.D773])" office:value-type="string" office:string-value="databaseworkspace-preferences (" calcext:value-type="string">
            <text:p>databaseworkspace-preferences (</text:p>
          </table:table-cell>
          <table:table-cell table:style-name="ce17" table:formula="of:=LEFT([.E773];LEN([.E773])-2)" office:value-type="string" office:string-value="databaseworkspace-preferences" calcext:value-type="string">
            <text:p>databaseworkspace-preferences</text:p>
          </table:table-cell>
          <table:table-cell/>
          <table:table-cell office:value-type="string" calcext:value-type="string">
            <text:p>no</text:p>
          </table:table-cell>
          <table:table-cell table:number-columns-repeated="8"/>
          <table:table-cell table:formula="of:=IF([.S773]&lt;&gt;[.C773];&quot;X&quot;;&quot;&quot;)">
            <text:p/>
          </table:table-cell>
          <table:table-cell table:style-name="ce10" office:value-type="float" office:value="-2" calcext:value-type="float">
            <text:p>-2</text:p>
          </table:table-cell>
          <table:table-cell table:style-name="ce10" office:value-type="string" calcext:value-type="string">
            <text:p>databaseworkspace-preferences (org.gvsig.app.mainplugin)</text:p>
          </table:table-cell>
          <table:table-cell table:style-name="ce32" table:number-columns-repeated="3"/>
          <table:table-cell table:number-columns-repeated="1002"/>
        </table:table-row>
        <table:table-row table:style-name="ro6">
          <table:table-cell office:value-type="float" office:value="667" calcext:value-type="float">
            <text:p>667</text:p>
          </table:table-cell>
          <table:table-cell table:style-name="ce5"/>
          <table:table-cell table:style-name="ce17" office:value-type="string" calcext:value-type="string">
            <text:p>dialog-remember-preferences (org.gvsig.app.mainplugin)</text:p>
          </table:table-cell>
          <table:table-cell table:style-name="ce17" table:formula="of:=SEARCH(&quot;(&quot;;[.C774])" office:value-type="float" office:value="29" calcext:value-type="float">
            <text:p>29</text:p>
          </table:table-cell>
          <table:table-cell table:style-name="ce17" table:formula="of:=LEFT([.C774];[.D774])" office:value-type="string" office:string-value="dialog-remember-preferences (" calcext:value-type="string">
            <text:p>dialog-remember-preferences (</text:p>
          </table:table-cell>
          <table:table-cell table:style-name="ce17" table:formula="of:=LEFT([.E774];LEN([.E774])-2)" office:value-type="string" office:string-value="dialog-remember-preferences" calcext:value-type="string">
            <text:p>dialog-remember-preferences</text:p>
          </table:table-cell>
          <table:table-cell/>
          <table:table-cell office:value-type="string" calcext:value-type="string">
            <text:p>no</text:p>
          </table:table-cell>
          <table:table-cell table:number-columns-repeated="8"/>
          <table:table-cell table:formula="of:=IF([.S774]&lt;&gt;[.C774];&quot;X&quot;;&quot;&quot;)">
            <text:p/>
          </table:table-cell>
          <table:table-cell table:style-name="ce10"/>
          <table:table-cell table:style-name="ce10" office:value-type="string" calcext:value-type="string">
            <text:p>dialog-remember-preferences (org.gvsig.app.mainplugin)</text:p>
          </table:table-cell>
          <table:table-cell table:style-name="ce32" table:number-columns-repeated="3"/>
          <table:table-cell table:number-columns-repeated="1002"/>
        </table:table-row>
        <table:table-row table:style-name="ro6">
          <table:table-cell office:value-type="float" office:value="668" calcext:value-type="float">
            <text:p>668</text:p>
          </table:table-cell>
          <table:table-cell table:style-name="ce5"/>
          <table:table-cell table:style-name="ce17" office:value-type="string" calcext:value-type="string">
            <text:p>edit-setup-appearance (org.gvsig.coreplugin.app.mainplugin)</text:p>
          </table:table-cell>
          <table:table-cell table:style-name="ce17" table:formula="of:=SEARCH(&quot;(&quot;;[.C775])" office:value-type="float" office:value="23" calcext:value-type="float">
            <text:p>23</text:p>
          </table:table-cell>
          <table:table-cell table:style-name="ce17" table:formula="of:=LEFT([.C775];[.D775])" office:value-type="string" office:string-value="edit-setup-appearance (" calcext:value-type="string">
            <text:p>edit-setup-appearance (</text:p>
          </table:table-cell>
          <table:table-cell table:style-name="ce17" table:formula="of:=LEFT([.E775];LEN([.E775])-2)" office:value-type="string" office:string-value="edit-setup-appearance" calcext:value-type="string">
            <text:p>edit-setup-appearance</text:p>
          </table:table-cell>
          <table:table-cell/>
          <table:table-cell office:value-type="string" calcext:value-type="string">
            <text:p>no</text:p>
          </table:table-cell>
          <table:table-cell table:number-columns-repeated="8"/>
          <table:table-cell table:formula="of:=IF([.S775]&lt;&gt;[.C775];&quot;X&quot;;&quot;&quot;)">
            <text:p/>
          </table:table-cell>
          <table:table-cell table:style-name="ce10"/>
          <table:table-cell table:style-name="ce10" office:value-type="string" calcext:value-type="string">
            <text:p>edit-setup-appearance (org.gvsig.coreplugin.app.mainplugin)</text:p>
          </table:table-cell>
          <table:table-cell table:style-name="ce32" table:number-columns-repeated="3"/>
          <table:table-cell table:number-columns-repeated="1002"/>
        </table:table-row>
        <table:table-row table:style-name="ro6">
          <table:table-cell office:value-type="float" office:value="669" calcext:value-type="float">
            <text:p>669</text:p>
          </table:table-cell>
          <table:table-cell table:style-name="ce5"/>
          <table:table-cell table:style-name="ce17" office:value-type="string" calcext:value-type="string">
            <text:p>edit-setup-browsercontrol (org.gvsig.coreplugin.app.mainplugin)</text:p>
          </table:table-cell>
          <table:table-cell table:style-name="ce17" table:formula="of:=SEARCH(&quot;(&quot;;[.C776])" office:value-type="float" office:value="27" calcext:value-type="float">
            <text:p>27</text:p>
          </table:table-cell>
          <table:table-cell table:style-name="ce17" table:formula="of:=LEFT([.C776];[.D776])" office:value-type="string" office:string-value="edit-setup-browsercontrol (" calcext:value-type="string">
            <text:p>edit-setup-browsercontrol (</text:p>
          </table:table-cell>
          <table:table-cell table:style-name="ce17" table:formula="of:=LEFT([.E776];LEN([.E776])-2)" office:value-type="string" office:string-value="edit-setup-browsercontrol" calcext:value-type="string">
            <text:p>edit-setup-browsercontrol</text:p>
          </table:table-cell>
          <table:table-cell/>
          <table:table-cell office:value-type="string" calcext:value-type="string">
            <text:p>no</text:p>
          </table:table-cell>
          <table:table-cell table:number-columns-repeated="8"/>
          <table:table-cell table:formula="of:=IF([.S776]&lt;&gt;[.C776];&quot;X&quot;;&quot;&quot;)">
            <text:p/>
          </table:table-cell>
          <table:table-cell table:style-name="ce10"/>
          <table:table-cell table:style-name="ce10" office:value-type="string" calcext:value-type="string">
            <text:p>edit-setup-browsercontrol (org.gvsig.coreplugin.app.mainplugin)</text:p>
          </table:table-cell>
          <table:table-cell table:style-name="ce32" table:number-columns-repeated="3"/>
          <table:table-cell table:number-columns-repeated="1002"/>
        </table:table-row>
        <table:table-row table:style-name="ro6">
          <table:table-cell office:value-type="float" office:value="670" calcext:value-type="float">
            <text:p>670</text:p>
          </table:table-cell>
          <table:table-cell table:style-name="ce5"/>
          <table:table-cell table:style-name="ce17" office:value-type="string" calcext:value-type="string">
            <text:p>edit-setup-dirextension (org.gvsig.coreplugin.app.mainplugin)</text:p>
          </table:table-cell>
          <table:table-cell table:style-name="ce17" table:formula="of:=SEARCH(&quot;(&quot;;[.C777])" office:value-type="float" office:value="25" calcext:value-type="float">
            <text:p>25</text:p>
          </table:table-cell>
          <table:table-cell table:style-name="ce17" table:formula="of:=LEFT([.C777];[.D777])" office:value-type="string" office:string-value="edit-setup-dirextension (" calcext:value-type="string">
            <text:p>edit-setup-dirextension (</text:p>
          </table:table-cell>
          <table:table-cell table:style-name="ce17" table:formula="of:=LEFT([.E777];LEN([.E777])-2)" office:value-type="string" office:string-value="edit-setup-dirextension" calcext:value-type="string">
            <text:p>edit-setup-dirextension</text:p>
          </table:table-cell>
          <table:table-cell/>
          <table:table-cell office:value-type="string" calcext:value-type="string">
            <text:p>no</text:p>
          </table:table-cell>
          <table:table-cell table:number-columns-repeated="8"/>
          <table:table-cell table:formula="of:=IF([.S777]&lt;&gt;[.C777];&quot;X&quot;;&quot;&quot;)">
            <text:p/>
          </table:table-cell>
          <table:table-cell table:style-name="ce10"/>
          <table:table-cell table:style-name="ce10" office:value-type="string" calcext:value-type="string">
            <text:p>edit-setup-dirextension (org.gvsig.coreplugin.app.mainplugin)</text:p>
          </table:table-cell>
          <table:table-cell table:style-name="ce32" table:number-columns-repeated="3"/>
          <table:table-cell table:number-columns-repeated="1002"/>
        </table:table-row>
        <table:table-row table:style-name="ro6">
          <table:table-cell office:value-type="float" office:value="671" calcext:value-type="float">
            <text:p>671</text:p>
          </table:table-cell>
          <table:table-cell table:style-name="ce5"/>
          <table:table-cell table:style-name="ce17" office:value-type="string" calcext:value-type="string">
            <text:p>edit-setup-extension (org.gvsig.coreplugin.app.mainplugin)</text:p>
          </table:table-cell>
          <table:table-cell table:style-name="ce17" table:formula="of:=SEARCH(&quot;(&quot;;[.C778])" office:value-type="float" office:value="22" calcext:value-type="float">
            <text:p>22</text:p>
          </table:table-cell>
          <table:table-cell table:style-name="ce17" table:formula="of:=LEFT([.C778];[.D778])" office:value-type="string" office:string-value="edit-setup-extension (" calcext:value-type="string">
            <text:p>edit-setup-extension (</text:p>
          </table:table-cell>
          <table:table-cell table:style-name="ce17" table:formula="of:=LEFT([.E778];LEN([.E778])-2)" office:value-type="string" office:string-value="edit-setup-extension" calcext:value-type="string">
            <text:p>edit-setup-extension</text:p>
          </table:table-cell>
          <table:table-cell/>
          <table:table-cell office:value-type="string" calcext:value-type="string">
            <text:p>no</text:p>
          </table:table-cell>
          <table:table-cell table:number-columns-repeated="8"/>
          <table:table-cell table:formula="of:=IF([.S778]&lt;&gt;[.C778];&quot;X&quot;;&quot;&quot;)">
            <text:p/>
          </table:table-cell>
          <table:table-cell table:style-name="ce10"/>
          <table:table-cell table:style-name="ce10" office:value-type="string" calcext:value-type="string">
            <text:p>edit-setup-extension (org.gvsig.coreplugin.app.mainplugin)</text:p>
          </table:table-cell>
          <table:table-cell table:style-name="ce32" table:number-columns-repeated="3"/>
          <table:table-cell table:number-columns-repeated="1002"/>
        </table:table-row>
        <table:table-row table:style-name="ro6">
          <table:table-cell office:value-type="float" office:value="672" calcext:value-type="float">
            <text:p>672</text:p>
          </table:table-cell>
          <table:table-cell table:style-name="ce5"/>
          <table:table-cell table:style-name="ce17" office:value-type="string" calcext:value-type="string">
            <text:p>edit-setup-extensions (org.gvsig.coreplugin.app.mainplugin)</text:p>
          </table:table-cell>
          <table:table-cell table:style-name="ce17" table:formula="of:=SEARCH(&quot;(&quot;;[.C779])" office:value-type="float" office:value="23" calcext:value-type="float">
            <text:p>23</text:p>
          </table:table-cell>
          <table:table-cell table:style-name="ce17" table:formula="of:=LEFT([.C779];[.D779])" office:value-type="string" office:string-value="edit-setup-extensions (" calcext:value-type="string">
            <text:p>edit-setup-extensions (</text:p>
          </table:table-cell>
          <table:table-cell table:style-name="ce17" table:formula="of:=LEFT([.E779];LEN([.E779])-2)" office:value-type="string" office:string-value="edit-setup-extensions" calcext:value-type="string">
            <text:p>edit-setup-extensions</text:p>
          </table:table-cell>
          <table:table-cell/>
          <table:table-cell office:value-type="string" calcext:value-type="string">
            <text:p>no</text:p>
          </table:table-cell>
          <table:table-cell table:number-columns-repeated="8"/>
          <table:table-cell table:formula="of:=IF([.S779]&lt;&gt;[.C779];&quot;X&quot;;&quot;&quot;)">
            <text:p/>
          </table:table-cell>
          <table:table-cell table:style-name="ce10"/>
          <table:table-cell table:style-name="ce10" office:value-type="string" calcext:value-type="string">
            <text:p>edit-setup-extensions (org.gvsig.coreplugin.app.mainplugin)</text:p>
          </table:table-cell>
          <table:table-cell table:style-name="ce32" table:number-columns-repeated="3"/>
          <table:table-cell table:number-columns-repeated="1002"/>
        </table:table-row>
        <table:table-row table:style-name="ro6">
          <table:table-cell office:value-type="float" office:value="673" calcext:value-type="float">
            <text:p>673</text:p>
          </table:table-cell>
          <table:table-cell table:style-name="ce5"/>
          <table:table-cell table:style-name="ce17" office:value-type="string" calcext:value-type="string">
            <text:p>edit-setup-firewall (org.gvsig.coreplugin.app.mainplugin)</text:p>
          </table:table-cell>
          <table:table-cell table:style-name="ce17" table:formula="of:=SEARCH(&quot;(&quot;;[.C780])" office:value-type="float" office:value="21" calcext:value-type="float">
            <text:p>21</text:p>
          </table:table-cell>
          <table:table-cell table:style-name="ce17" table:formula="of:=LEFT([.C780];[.D780])" office:value-type="string" office:string-value="edit-setup-firewall (" calcext:value-type="string">
            <text:p>edit-setup-firewall (</text:p>
          </table:table-cell>
          <table:table-cell table:style-name="ce17" table:formula="of:=LEFT([.E780];LEN([.E780])-2)" office:value-type="string" office:string-value="edit-setup-firewall" calcext:value-type="string">
            <text:p>edit-setup-firewall</text:p>
          </table:table-cell>
          <table:table-cell/>
          <table:table-cell office:value-type="string" calcext:value-type="string">
            <text:p>no</text:p>
          </table:table-cell>
          <table:table-cell table:number-columns-repeated="8"/>
          <table:table-cell table:formula="of:=IF([.S780]&lt;&gt;[.C780];&quot;X&quot;;&quot;&quot;)">
            <text:p/>
          </table:table-cell>
          <table:table-cell table:style-name="ce10"/>
          <table:table-cell table:style-name="ce10" office:value-type="string" calcext:value-type="string">
            <text:p>edit-setup-firewall (org.gvsig.coreplugin.app.mainplugin)</text:p>
          </table:table-cell>
          <table:table-cell table:style-name="ce32" table:number-columns-repeated="3"/>
          <table:table-cell table:number-columns-repeated="1002"/>
        </table:table-row>
        <table:table-row table:style-name="ro6">
          <table:table-cell office:value-type="float" office:value="674" calcext:value-type="float">
            <text:p>674</text:p>
          </table:table-cell>
          <table:table-cell table:style-name="ce5"/>
          <table:table-cell table:style-name="ce17" office:value-type="string" calcext:value-type="string">
            <text:p>edit-setup-foldering (org.gvsig.coreplugin.app.mainplugin)</text:p>
          </table:table-cell>
          <table:table-cell table:style-name="ce17" table:formula="of:=SEARCH(&quot;(&quot;;[.C781])" office:value-type="float" office:value="22" calcext:value-type="float">
            <text:p>22</text:p>
          </table:table-cell>
          <table:table-cell table:style-name="ce17" table:formula="of:=LEFT([.C781];[.D781])" office:value-type="string" office:string-value="edit-setup-foldering (" calcext:value-type="string">
            <text:p>edit-setup-foldering (</text:p>
          </table:table-cell>
          <table:table-cell table:style-name="ce17" table:formula="of:=LEFT([.E781];LEN([.E781])-2)" office:value-type="string" office:string-value="edit-setup-foldering" calcext:value-type="string">
            <text:p>edit-setup-foldering</text:p>
          </table:table-cell>
          <table:table-cell/>
          <table:table-cell office:value-type="string" calcext:value-type="string">
            <text:p>no</text:p>
          </table:table-cell>
          <table:table-cell table:number-columns-repeated="8"/>
          <table:table-cell table:formula="of:=IF([.S781]&lt;&gt;[.C781];&quot;X&quot;;&quot;&quot;)">
            <text:p/>
          </table:table-cell>
          <table:table-cell table:style-name="ce10"/>
          <table:table-cell table:style-name="ce10" office:value-type="string" calcext:value-type="string">
            <text:p>edit-setup-foldering (org.gvsig.coreplugin.app.mainplugin)</text:p>
          </table:table-cell>
          <table:table-cell table:style-name="ce32" table:number-columns-repeated="3"/>
          <table:table-cell table:number-columns-repeated="1002"/>
        </table:table-row>
        <table:table-row table:style-name="ro6">
          <table:table-cell office:value-type="float" office:value="675" calcext:value-type="float">
            <text:p>675</text:p>
          </table:table-cell>
          <table:table-cell table:style-name="ce5"/>
          <table:table-cell table:style-name="ce17" office:value-type="string" calcext:value-type="string">
            <text:p>edit-setup-general (org.gvsig.coreplugin.app.mainplugin)</text:p>
          </table:table-cell>
          <table:table-cell table:style-name="ce17" table:formula="of:=SEARCH(&quot;(&quot;;[.C782])" office:value-type="float" office:value="20" calcext:value-type="float">
            <text:p>20</text:p>
          </table:table-cell>
          <table:table-cell table:style-name="ce17" table:formula="of:=LEFT([.C782];[.D782])" office:value-type="string" office:string-value="edit-setup-general (" calcext:value-type="string">
            <text:p>edit-setup-general (</text:p>
          </table:table-cell>
          <table:table-cell table:style-name="ce17" table:formula="of:=LEFT([.E782];LEN([.E782])-2)" office:value-type="string" office:string-value="edit-setup-general" calcext:value-type="string">
            <text:p>edit-setup-general</text:p>
          </table:table-cell>
          <table:table-cell/>
          <table:table-cell office:value-type="string" calcext:value-type="string">
            <text:p>no</text:p>
          </table:table-cell>
          <table:table-cell table:number-columns-repeated="8"/>
          <table:table-cell table:formula="of:=IF([.S782]&lt;&gt;[.C782];&quot;X&quot;;&quot;&quot;)">
            <text:p/>
          </table:table-cell>
          <table:table-cell table:style-name="ce10"/>
          <table:table-cell table:style-name="ce10" office:value-type="string" calcext:value-type="string">
            <text:p>edit-setup-general (org.gvsig.coreplugin.app.mainplugin)</text:p>
          </table:table-cell>
          <table:table-cell table:style-name="ce32" table:number-columns-repeated="3"/>
          <table:table-cell table:number-columns-repeated="1002"/>
        </table:table-row>
        <table:table-row table:style-name="ro6">
          <table:table-cell office:value-type="float" office:value="676" calcext:value-type="float">
            <text:p>676</text:p>
          </table:table-cell>
          <table:table-cell table:style-name="ce5"/>
          <table:table-cell table:style-name="ce17" office:value-type="string" calcext:value-type="string">
            <text:p>edit-setup-icontheme (org.gvsig.coreplugin.app.mainplugin)</text:p>
          </table:table-cell>
          <table:table-cell table:style-name="ce17" table:formula="of:=SEARCH(&quot;(&quot;;[.C783])" office:value-type="float" office:value="22" calcext:value-type="float">
            <text:p>22</text:p>
          </table:table-cell>
          <table:table-cell table:style-name="ce17" table:formula="of:=LEFT([.C783];[.D783])" office:value-type="string" office:string-value="edit-setup-icontheme (" calcext:value-type="string">
            <text:p>edit-setup-icontheme (</text:p>
          </table:table-cell>
          <table:table-cell table:style-name="ce17" table:formula="of:=LEFT([.E783];LEN([.E783])-2)" office:value-type="string" office:string-value="edit-setup-icontheme" calcext:value-type="string">
            <text:p>edit-setup-icontheme</text:p>
          </table:table-cell>
          <table:table-cell/>
          <table:table-cell office:value-type="string" calcext:value-type="string">
            <text:p>no</text:p>
          </table:table-cell>
          <table:table-cell table:number-columns-repeated="8"/>
          <table:table-cell table:formula="of:=IF([.S783]&lt;&gt;[.C783];&quot;X&quot;;&quot;&quot;)">
            <text:p/>
          </table:table-cell>
          <table:table-cell table:style-name="ce10"/>
          <table:table-cell table:style-name="ce10" office:value-type="string" calcext:value-type="string">
            <text:p>edit-setup-icontheme (org.gvsig.coreplugin.app.mainplugin)</text:p>
          </table:table-cell>
          <table:table-cell table:style-name="ce32" table:number-columns-repeated="3"/>
          <table:table-cell table:number-columns-repeated="1002"/>
        </table:table-row>
        <table:table-row table:style-name="ro6">
          <table:table-cell office:value-type="float" office:value="677" calcext:value-type="float">
            <text:p>677</text:p>
          </table:table-cell>
          <table:table-cell table:style-name="ce5"/>
          <table:table-cell table:style-name="ce17" office:value-type="string" calcext:value-type="string">
            <text:p>edit-setup-language (org.gvsig.coreplugin.app.mainplugin)</text:p>
          </table:table-cell>
          <table:table-cell table:style-name="ce17" table:formula="of:=SEARCH(&quot;(&quot;;[.C784])" office:value-type="float" office:value="21" calcext:value-type="float">
            <text:p>21</text:p>
          </table:table-cell>
          <table:table-cell table:style-name="ce17" table:formula="of:=LEFT([.C784];[.D784])" office:value-type="string" office:string-value="edit-setup-language (" calcext:value-type="string">
            <text:p>edit-setup-language (</text:p>
          </table:table-cell>
          <table:table-cell table:style-name="ce17" table:formula="of:=LEFT([.E784];LEN([.E784])-2)" office:value-type="string" office:string-value="edit-setup-language" calcext:value-type="string">
            <text:p>edit-setup-language</text:p>
          </table:table-cell>
          <table:table-cell/>
          <table:table-cell office:value-type="string" calcext:value-type="string">
            <text:p>no</text:p>
          </table:table-cell>
          <table:table-cell table:number-columns-repeated="8"/>
          <table:table-cell table:formula="of:=IF([.S784]&lt;&gt;[.C784];&quot;X&quot;;&quot;&quot;)">
            <text:p/>
          </table:table-cell>
          <table:table-cell table:style-name="ce10"/>
          <table:table-cell table:style-name="ce10" office:value-type="string" calcext:value-type="string">
            <text:p>edit-setup-language (org.gvsig.coreplugin.app.mainplugin)</text:p>
          </table:table-cell>
          <table:table-cell table:style-name="ce32" table:number-columns-repeated="3"/>
          <table:table-cell table:number-columns-repeated="1002"/>
        </table:table-row>
        <table:table-row table:style-name="ro6">
          <table:table-cell office:value-type="float" office:value="678" calcext:value-type="float">
            <text:p>678</text:p>
          </table:table-cell>
          <table:table-cell table:style-name="ce5"/>
          <table:table-cell table:style-name="ce17" office:value-type="string" calcext:value-type="string">
            <text:p>edit-setup-network (org.gvsig.coreplugin.app.mainplugin)</text:p>
          </table:table-cell>
          <table:table-cell table:style-name="ce17" table:formula="of:=SEARCH(&quot;(&quot;;[.C785])" office:value-type="float" office:value="20" calcext:value-type="float">
            <text:p>20</text:p>
          </table:table-cell>
          <table:table-cell table:style-name="ce17" table:formula="of:=LEFT([.C785];[.D785])" office:value-type="string" office:string-value="edit-setup-network (" calcext:value-type="string">
            <text:p>edit-setup-network (</text:p>
          </table:table-cell>
          <table:table-cell table:style-name="ce17" table:formula="of:=LEFT([.E785];LEN([.E785])-2)" office:value-type="string" office:string-value="edit-setup-network" calcext:value-type="string">
            <text:p>edit-setup-network</text:p>
          </table:table-cell>
          <table:table-cell/>
          <table:table-cell office:value-type="string" calcext:value-type="string">
            <text:p>no</text:p>
          </table:table-cell>
          <table:table-cell table:number-columns-repeated="8"/>
          <table:table-cell table:formula="of:=IF([.S785]&lt;&gt;[.C785];&quot;X&quot;;&quot;&quot;)">
            <text:p/>
          </table:table-cell>
          <table:table-cell table:style-name="ce10"/>
          <table:table-cell table:style-name="ce10" office:value-type="string" calcext:value-type="string">
            <text:p>edit-setup-network (org.gvsig.coreplugin.app.mainplugin)</text:p>
          </table:table-cell>
          <table:table-cell table:style-name="ce32" table:number-columns-repeated="3"/>
          <table:table-cell table:number-columns-repeated="1002"/>
        </table:table-row>
        <table:table-row table:style-name="ro6">
          <table:table-cell office:value-type="float" office:value="679" calcext:value-type="float">
            <text:p>679</text:p>
          </table:table-cell>
          <table:table-cell table:style-name="ce5"/>
          <table:table-cell table:style-name="ce17" office:value-type="string" calcext:value-type="string">
            <text:p>edit-setup-screensetting (org.gvsig.coreplugin.app.mainplugin)</text:p>
          </table:table-cell>
          <table:table-cell table:style-name="ce17" table:formula="of:=SEARCH(&quot;(&quot;;[.C786])" office:value-type="float" office:value="26" calcext:value-type="float">
            <text:p>26</text:p>
          </table:table-cell>
          <table:table-cell table:style-name="ce17" table:formula="of:=LEFT([.C786];[.D786])" office:value-type="string" office:string-value="edit-setup-screensetting (" calcext:value-type="string">
            <text:p>edit-setup-screensetting (</text:p>
          </table:table-cell>
          <table:table-cell table:style-name="ce17" table:formula="of:=LEFT([.E786];LEN([.E786])-2)" office:value-type="string" office:string-value="edit-setup-screensetting" calcext:value-type="string">
            <text:p>edit-setup-screensetting</text:p>
          </table:table-cell>
          <table:table-cell/>
          <table:table-cell office:value-type="string" calcext:value-type="string">
            <text:p>no</text:p>
          </table:table-cell>
          <table:table-cell table:number-columns-repeated="8"/>
          <table:table-cell table:formula="of:=IF([.S786]&lt;&gt;[.C786];&quot;X&quot;;&quot;&quot;)">
            <text:p/>
          </table:table-cell>
          <table:table-cell table:style-name="ce10"/>
          <table:table-cell table:style-name="ce10" office:value-type="string" calcext:value-type="string">
            <text:p>edit-setup-screensetting (org.gvsig.coreplugin.app.mainplugin)</text:p>
          </table:table-cell>
          <table:table-cell table:style-name="ce32" table:number-columns-repeated="3"/>
          <table:table-cell table:number-columns-repeated="1002"/>
        </table:table-row>
        <table:table-row table:style-name="ro6">
          <table:table-cell office:value-type="float" office:value="680" calcext:value-type="float">
            <text:p>680</text:p>
          </table:table-cell>
          <table:table-cell table:style-name="ce5"/>
          <table:table-cell table:style-name="ce17" office:value-type="string" calcext:value-type="string">
            <text:p>edit-setup-skin (org.gvsig.coreplugin.app.mainplugin)</text:p>
          </table:table-cell>
          <table:table-cell table:style-name="ce17" table:formula="of:=SEARCH(&quot;(&quot;;[.C787])" office:value-type="float" office:value="17" calcext:value-type="float">
            <text:p>17</text:p>
          </table:table-cell>
          <table:table-cell table:style-name="ce17" table:formula="of:=LEFT([.C787];[.D787])" office:value-type="string" office:string-value="edit-setup-skin (" calcext:value-type="string">
            <text:p>edit-setup-skin (</text:p>
          </table:table-cell>
          <table:table-cell table:style-name="ce17" table:formula="of:=LEFT([.E787];LEN([.E787])-2)" office:value-type="string" office:string-value="edit-setup-skin" calcext:value-type="string">
            <text:p>edit-setup-skin</text:p>
          </table:table-cell>
          <table:table-cell table:number-columns-repeated="10"/>
          <table:table-cell table:formula="of:=IF([.S787]&lt;&gt;[.C787];&quot;X&quot;;&quot;&quot;)">
            <text:p/>
          </table:table-cell>
          <table:table-cell table:style-name="ce10"/>
          <table:table-cell table:style-name="ce10" office:value-type="string" calcext:value-type="string">
            <text:p>edit-setup-skin (org.gvsig.coreplugin.app.mainplugin)</text:p>
          </table:table-cell>
          <table:table-cell table:style-name="ce32" table:number-columns-repeated="3"/>
          <table:table-cell table:number-columns-repeated="1002"/>
        </table:table-row>
        <table:table-row table:style-name="ro5">
          <table:table-cell office:value-type="float" office:value="681" calcext:value-type="float">
            <text:p>681</text:p>
          </table:table-cell>
          <table:table-cell table:style-name="ce5"/>
          <table:table-cell table:style-name="ce17" table:number-columns-repeated="4"/>
          <table:table-cell/>
          <table:table-cell office:value-type="string" calcext:value-type="string">
            <text:p>no</text:p>
          </table:table-cell>
          <table:table-cell table:number-columns-repeated="8"/>
          <table:table-cell table:formula="of:=IF([.S788]&lt;&gt;[.C788];&quot;X&quot;;&quot;&quot;)" office:value-type="string" office:string-value="X" calcext:value-type="string">
            <text:p>X</text:p>
          </table:table-cell>
          <table:table-cell table:style-name="ce10" office:value-type="float" office:value="-1" calcext:value-type="float">
            <text:p>-1</text:p>
          </table:table-cell>
          <table:table-cell table:style-name="ce10" office:value-type="string" calcext:value-type="string">
            <text:p>expression-field-preferences (org.gvsig.expressionfield)</text:p>
          </table:table-cell>
          <table:table-cell table:style-name="ce32" table:number-columns-repeated="3"/>
          <table:table-cell table:number-columns-repeated="1002"/>
        </table:table-row>
        <table:table-row table:style-name="ro5">
          <table:table-cell office:value-type="float" office:value="682" calcext:value-type="float">
            <text:p>682</text:p>
          </table:table-cell>
          <table:table-cell table:style-name="ce5"/>
          <table:table-cell table:style-name="ce17" office:value-type="string" calcext:value-type="string">
            <text:p>i18n-preferences (org.gvsig.i18n.app.mainplugin)</text:p>
          </table:table-cell>
          <table:table-cell table:style-name="ce17" table:formula="of:=SEARCH(&quot;(&quot;;[.C789])" office:value-type="float" office:value="18" calcext:value-type="float">
            <text:p>18</text:p>
          </table:table-cell>
          <table:table-cell table:style-name="ce17" table:formula="of:=LEFT([.C789];[.D789])" office:value-type="string" office:string-value="i18n-preferences (" calcext:value-type="string">
            <text:p>i18n-preferences (</text:p>
          </table:table-cell>
          <table:table-cell table:style-name="ce17" table:formula="of:=LEFT([.E789];LEN([.E789])-2)" office:value-type="string" office:string-value="i18n-preferences" calcext:value-type="string">
            <text:p>i18n-preferences</text:p>
          </table:table-cell>
          <table:table-cell/>
          <table:table-cell office:value-type="string" calcext:value-type="string">
            <text:p>no</text:p>
          </table:table-cell>
          <table:table-cell table:number-columns-repeated="8"/>
          <table:table-cell table:formula="of:=IF([.S789]&lt;&gt;[.C789];&quot;X&quot;;&quot;&quot;)">
            <text:p/>
          </table:table-cell>
          <table:table-cell table:style-name="ce10"/>
          <table:table-cell table:style-name="ce10" office:value-type="string" calcext:value-type="string">
            <text:p>i18n-preferences (org.gvsig.i18n.app.mainplugin)</text:p>
          </table:table-cell>
          <table:table-cell table:style-name="ce32" table:number-columns-repeated="3"/>
          <table:table-cell table:number-columns-repeated="1002"/>
        </table:table-row>
        <table:table-row table:style-name="ro6">
          <table:table-cell office:value-type="float" office:value="683" calcext:value-type="float">
            <text:p>683</text:p>
          </table:table-cell>
          <table:table-cell table:style-name="ce5" office:value-type="float" office:value="-1" calcext:value-type="float">
            <text:p>-1</text:p>
          </table:table-cell>
          <table:table-cell table:style-name="ce17" office:value-type="string" calcext:value-type="string">
            <text:p>jcrs-preferences (org.gvsig.projection.app.jcrs)</text:p>
          </table:table-cell>
          <table:table-cell table:style-name="ce17" table:formula="of:=SEARCH(&quot;(&quot;;[.C790])" office:value-type="float" office:value="18" calcext:value-type="float">
            <text:p>18</text:p>
          </table:table-cell>
          <table:table-cell table:style-name="ce17" table:formula="of:=LEFT([.C790];[.D790])" office:value-type="string" office:string-value="jcrs-preferences (" calcext:value-type="string">
            <text:p>jcrs-preferences (</text:p>
          </table:table-cell>
          <table:table-cell table:style-name="ce17" table:formula="of:=LEFT([.E790];LEN([.E790])-2)" office:value-type="string" office:string-value="jcrs-preferences" calcext:value-type="string">
            <text:p>jcrs-preferences</text:p>
          </table:table-cell>
          <table:table-cell/>
          <table:table-cell office:value-type="string" calcext:value-type="string">
            <text:p>no</text:p>
          </table:table-cell>
          <table:table-cell table:number-columns-repeated="8"/>
          <table:table-cell table:formula="of:=IF([.S790]&lt;&gt;[.C790];&quot;X&quot;;&quot;&quot;)">
            <text:p/>
          </table:table-cell>
          <table:table-cell table:style-name="ce10" office:value-type="float" office:value="-1" calcext:value-type="float">
            <text:p>-1</text:p>
          </table:table-cell>
          <table:table-cell table:style-name="ce10" office:value-type="string" calcext:value-type="string">
            <text:p>jcrs-preferences (org.gvsig.projection.app.jcrs)</text:p>
          </table:table-cell>
          <table:table-cell table:style-name="ce32" table:number-columns-repeated="3"/>
          <table:table-cell table:number-columns-repeated="1002"/>
        </table:table-row>
        <table:table-row table:style-name="ro6">
          <table:table-cell office:value-type="float" office:value="684" calcext:value-type="float">
            <text:p>684</text:p>
          </table:table-cell>
          <table:table-cell table:style-name="ce5" office:value-type="float" office:value="-1" calcext:value-type="float">
            <text:p>-1</text:p>
          </table:table-cell>
          <table:table-cell table:style-name="ce17" office:value-type="string" calcext:value-type="string">
            <text:p>layer-order-preferences (org.gvsig.app.mainplugin)</text:p>
          </table:table-cell>
          <table:table-cell table:style-name="ce17" table:formula="of:=SEARCH(&quot;(&quot;;[.C791])" office:value-type="float" office:value="25" calcext:value-type="float">
            <text:p>25</text:p>
          </table:table-cell>
          <table:table-cell table:style-name="ce17" table:formula="of:=LEFT([.C791];[.D791])" office:value-type="string" office:string-value="layer-order-preferences (" calcext:value-type="string">
            <text:p>layer-order-preferences (</text:p>
          </table:table-cell>
          <table:table-cell table:style-name="ce17" table:formula="of:=LEFT([.E791];LEN([.E791])-2)" office:value-type="string" office:string-value="layer-order-preferences" calcext:value-type="string">
            <text:p>layer-order-preferences</text:p>
          </table:table-cell>
          <table:table-cell/>
          <table:table-cell office:value-type="string" calcext:value-type="string">
            <text:p>no</text:p>
          </table:table-cell>
          <table:table-cell table:number-columns-repeated="8"/>
          <table:table-cell table:formula="of:=IF([.S791]&lt;&gt;[.C791];&quot;X&quot;;&quot;&quot;)">
            <text:p/>
          </table:table-cell>
          <table:table-cell table:style-name="ce10" office:value-type="float" office:value="-1" calcext:value-type="float">
            <text:p>-1</text:p>
          </table:table-cell>
          <table:table-cell table:style-name="ce10" office:value-type="string" calcext:value-type="string">
            <text:p>layer-order-preferences (org.gvsig.app.mainplugin)</text:p>
          </table:table-cell>
          <table:table-cell table:style-name="ce32" table:number-columns-repeated="3"/>
          <table:table-cell table:number-columns-repeated="1002"/>
        </table:table-row>
        <table:table-row table:style-name="ro6">
          <table:table-cell office:value-type="float" office:value="685" calcext:value-type="float">
            <text:p>685</text:p>
          </table:table-cell>
          <table:table-cell table:style-name="ce5" office:value-type="float" office:value="-2" calcext:value-type="float">
            <text:p>-2</text:p>
          </table:table-cell>
          <table:table-cell table:style-name="ce17" office:value-type="string" calcext:value-type="string">
            <text:p>layers-visibility-remember-preferences (org.gvsig.geodb.app.mainplugin)</text:p>
          </table:table-cell>
          <table:table-cell table:style-name="ce17" table:formula="of:=SEARCH(&quot;(&quot;;[.C792])" office:value-type="float" office:value="40" calcext:value-type="float">
            <text:p>40</text:p>
          </table:table-cell>
          <table:table-cell table:style-name="ce17" table:formula="of:=LEFT([.C792];[.D792])" office:value-type="string" office:string-value="layers-visibility-remember-preferences (" calcext:value-type="string">
            <text:p>layers-visibility-remember-preferences (</text:p>
          </table:table-cell>
          <table:table-cell table:style-name="ce17" table:formula="of:=LEFT([.E792];LEN([.E792])-2)" office:value-type="string" office:string-value="layers-visibility-remember-preferences" calcext:value-type="string">
            <text:p>layers-visibility-remember-preferences</text:p>
          </table:table-cell>
          <table:table-cell/>
          <table:table-cell office:value-type="string" calcext:value-type="string">
            <text:p>no</text:p>
          </table:table-cell>
          <table:table-cell table:number-columns-repeated="8"/>
          <table:table-cell table:formula="of:=IF([.S792]&lt;&gt;[.C792];&quot;X&quot;;&quot;&quot;)">
            <text:p/>
          </table:table-cell>
          <table:table-cell table:style-name="ce10" office:value-type="float" office:value="-2" calcext:value-type="float">
            <text:p>-2</text:p>
          </table:table-cell>
          <table:table-cell table:style-name="ce10" office:value-type="string" calcext:value-type="string">
            <text:p>layers-visibility-remember-preferences (org.gvsig.geodb.app.mainplugin)</text:p>
          </table:table-cell>
          <table:table-cell table:style-name="ce32" table:number-columns-repeated="3"/>
          <table:table-cell table:number-columns-repeated="1002"/>
        </table:table-row>
        <table:table-row table:style-name="ro4">
          <table:table-cell office:value-type="float" office:value="686" calcext:value-type="float">
            <text:p>686</text:p>
          </table:table-cell>
          <table:table-cell table:style-name="ce5"/>
          <table:table-cell table:style-name="ce17" office:value-type="string" calcext:value-type="string">
            <text:p>memory-preferences (org.gvsig.jvmpreferences.native.mainplugin)</text:p>
          </table:table-cell>
          <table:table-cell table:style-name="ce17" table:formula="of:=SEARCH(&quot;(&quot;;[.C793])" office:value-type="float" office:value="20" calcext:value-type="float">
            <text:p>20</text:p>
          </table:table-cell>
          <table:table-cell table:style-name="ce17" table:formula="of:=LEFT([.C793];[.D793])" office:value-type="string" office:string-value="memory-preferences (" calcext:value-type="string">
            <text:p>memory-preferences (</text:p>
          </table:table-cell>
          <table:table-cell table:style-name="ce17" table:formula="of:=LEFT([.E793];LEN([.E793])-2)" office:value-type="string" office:string-value="memory-preferences" calcext:value-type="string">
            <text:p>memory-preferences</text:p>
          </table:table-cell>
          <table:table-cell/>
          <table:table-cell office:value-type="string" calcext:value-type="string">
            <text:p>no</text:p>
          </table:table-cell>
          <table:table-cell table:number-columns-repeated="8"/>
          <table:table-cell table:formula="of:=IF([.S793]&lt;&gt;[.C793];&quot;X&quot;;&quot;&quot;)">
            <text:p/>
          </table:table-cell>
          <table:table-cell table:style-name="ce10"/>
          <table:table-cell table:style-name="ce10" office:value-type="string" calcext:value-type="string">
            <text:p>memory-preferences (org.gvsig.jvmpreferences.native.mainplugin)</text:p>
          </table:table-cell>
          <table:table-cell table:style-name="ce32" table:number-columns-repeated="3"/>
          <table:table-cell table:number-columns-repeated="1002"/>
        </table:table-row>
        <table:table-row table:style-name="ro5">
          <table:table-cell office:value-type="float" office:value="687" calcext:value-type="float">
            <text:p>687</text:p>
          </table:table-cell>
          <table:table-cell table:style-name="ce5"/>
          <table:table-cell table:style-name="ce17" office:value-type="string" calcext:value-type="string">
            <text:p>newlayer-preferences (org.gvsig.newlayer.app.mainplugin)</text:p>
          </table:table-cell>
          <table:table-cell table:style-name="ce17" table:formula="of:=SEARCH(&quot;(&quot;;[.C794])" office:value-type="float" office:value="22" calcext:value-type="float">
            <text:p>22</text:p>
          </table:table-cell>
          <table:table-cell table:style-name="ce17" table:formula="of:=LEFT([.C794];[.D794])" office:value-type="string" office:string-value="newlayer-preferences (" calcext:value-type="string">
            <text:p>newlayer-preferences (</text:p>
          </table:table-cell>
          <table:table-cell table:style-name="ce17" table:formula="of:=LEFT([.E794];LEN([.E794])-2)" office:value-type="string" office:string-value="newlayer-preferences" calcext:value-type="string">
            <text:p>newlayer-preferences</text:p>
          </table:table-cell>
          <table:table-cell/>
          <table:table-cell office:value-type="string" calcext:value-type="string">
            <text:p>no</text:p>
          </table:table-cell>
          <table:table-cell table:number-columns-repeated="8"/>
          <table:table-cell table:formula="of:=IF([.S794]&lt;&gt;[.C794];&quot;X&quot;;&quot;&quot;)">
            <text:p/>
          </table:table-cell>
          <table:table-cell table:style-name="ce10"/>
          <table:table-cell table:style-name="ce10" office:value-type="string" calcext:value-type="string">
            <text:p>newlayer-preferences (org.gvsig.newlayer.app.mainplugin)</text:p>
          </table:table-cell>
          <table:table-cell table:style-name="ce32" table:number-columns-repeated="3"/>
          <table:table-cell table:number-columns-repeated="1002"/>
        </table:table-row>
        <table:table-row table:style-name="ro5">
          <table:table-cell office:value-type="float" office:value="688" calcext:value-type="float">
            <text:p>688</text:p>
          </table:table-cell>
          <table:table-cell table:style-name="ce5"/>
          <table:table-cell table:style-name="ce17" office:value-type="string" calcext:value-type="string">
            <text:p>preferences-layer-modify-flatness (org.gvsig.geometry.app.jts)</text:p>
          </table:table-cell>
          <table:table-cell table:style-name="ce17" table:formula="of:=SEARCH(&quot;(&quot;;[.C795])" office:value-type="float" office:value="35" calcext:value-type="float">
            <text:p>35</text:p>
          </table:table-cell>
          <table:table-cell table:style-name="ce17" table:formula="of:=LEFT([.C795];[.D795])" office:value-type="string" office:string-value="preferences-layer-modify-flatness (" calcext:value-type="string">
            <text:p>preferences-layer-modify-flatness (</text:p>
          </table:table-cell>
          <table:table-cell table:style-name="ce17" table:formula="of:=LEFT([.E795];LEN([.E795])-2)" office:value-type="string" office:string-value="preferences-layer-modify-flatness" calcext:value-type="string">
            <text:p>preferences-layer-modify-flatness</text:p>
          </table:table-cell>
          <table:table-cell/>
          <table:table-cell office:value-type="string" calcext:value-type="string">
            <text:p>no</text:p>
          </table:table-cell>
          <table:table-cell table:number-columns-repeated="8"/>
          <table:table-cell table:formula="of:=IF([.S795]&lt;&gt;[.C795];&quot;X&quot;;&quot;&quot;)">
            <text:p/>
          </table:table-cell>
          <table:table-cell table:style-name="ce10"/>
          <table:table-cell table:style-name="ce10" office:value-type="string" calcext:value-type="string">
            <text:p>preferences-layer-modify-flatness (org.gvsig.geometry.app.jts)</text:p>
          </table:table-cell>
          <table:table-cell table:style-name="ce32" table:number-columns-repeated="3"/>
          <table:table-cell table:number-columns-repeated="1002"/>
        </table:table-row>
        <table:table-row table:style-name="ro5">
          <table:table-cell office:value-type="float" office:value="689" calcext:value-type="float">
            <text:p>689</text:p>
          </table:table-cell>
          <table:table-cell table:style-name="ce5"/>
          <table:table-cell table:style-name="ce17" office:value-type="string" calcext:value-type="string">
            <text:p>street-view-preferences (org.gvsig.googlemaps.app.streetview)</text:p>
          </table:table-cell>
          <table:table-cell table:style-name="ce17" table:formula="of:=SEARCH(&quot;(&quot;;[.C796])" office:value-type="float" office:value="25" calcext:value-type="float">
            <text:p>25</text:p>
          </table:table-cell>
          <table:table-cell table:style-name="ce17" table:formula="of:=LEFT([.C796];[.D796])" office:value-type="string" office:string-value="street-view-preferences (" calcext:value-type="string">
            <text:p>street-view-preferences (</text:p>
          </table:table-cell>
          <table:table-cell table:style-name="ce17" table:formula="of:=LEFT([.E796];LEN([.E796])-2)" office:value-type="string" office:string-value="street-view-preferences" calcext:value-type="string">
            <text:p>street-view-preferences</text:p>
          </table:table-cell>
          <table:table-cell/>
          <table:table-cell office:value-type="string" calcext:value-type="string">
            <text:p>no</text:p>
          </table:table-cell>
          <table:table-cell table:number-columns-repeated="8"/>
          <table:table-cell table:formula="of:=IF([.S796]&lt;&gt;[.C796];&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5">
          <table:table-cell office:value-type="float" office:value="690" calcext:value-type="float">
            <text:p>690</text:p>
          </table:table-cell>
          <table:table-cell table:style-name="ce5"/>
          <table:table-cell table:style-name="ce17" office:value-type="string" calcext:value-type="string">
            <text:p>symbology-preferences (org.gvsig.app.mainplugin)</text:p>
          </table:table-cell>
          <table:table-cell table:style-name="ce17" table:formula="of:=SEARCH(&quot;(&quot;;[.C797])" office:value-type="float" office:value="23" calcext:value-type="float">
            <text:p>23</text:p>
          </table:table-cell>
          <table:table-cell table:style-name="ce17" table:formula="of:=LEFT([.C797];[.D797])" office:value-type="string" office:string-value="symbology-preferences (" calcext:value-type="string">
            <text:p>symbology-preferences (</text:p>
          </table:table-cell>
          <table:table-cell table:style-name="ce17" table:formula="of:=LEFT([.E797];LEN([.E797])-2)" office:value-type="string" office:string-value="symbology-preferences" calcext:value-type="string">
            <text:p>symbology-preferences</text:p>
          </table:table-cell>
          <table:table-cell/>
          <table:table-cell office:value-type="string" calcext:value-type="string">
            <text:p>no</text:p>
          </table:table-cell>
          <table:table-cell table:number-columns-repeated="8"/>
          <table:table-cell table:formula="of:=IF([.S797]&lt;&gt;[.C797];&quot;X&quot;;&quot;&quot;)">
            <text:p/>
          </table:table-cell>
          <table:table-cell table:style-name="ce10"/>
          <table:table-cell table:style-name="ce10" office:value-type="string" calcext:value-type="string">
            <text:p>symbology-preferences (org.gvsig.app.mainplugin)</text:p>
          </table:table-cell>
          <table:table-cell table:style-name="ce32" table:number-columns-repeated="3"/>
          <table:table-cell table:number-columns-repeated="1002"/>
        </table:table-row>
        <table:table-row table:style-name="ro5">
          <table:table-cell office:value-type="float" office:value="691" calcext:value-type="float">
            <text:p>691</text:p>
          </table:table-cell>
          <table:table-cell table:style-name="ce1" office:value-type="string" calcext:value-type="string">
            <text:p>Subgroup snapping</text:p>
          </table:table-cell>
          <table:table-cell/>
          <table:table-cell table:style-name="ce17" table:number-columns-repeated="3"/>
          <table:table-cell table:number-columns-repeated="10"/>
          <table:table-cell table:formula="of:=IF([.S798]&lt;&gt;[.C798];&quot;X&quot;;&quot;&quot;)">
            <text:p/>
          </table:table-cell>
          <table:table-cell table:style-name="ce14" office:value-type="string" calcext:value-type="string">
            <text:p>Subgroup snapping</text:p>
          </table:table-cell>
          <table:table-cell table:style-name="ce32" table:number-columns-repeated="4"/>
          <table:table-cell table:number-columns-repeated="1002"/>
        </table:table-row>
        <table:table-row table:style-name="ro5">
          <table:table-cell office:value-type="float" office:value="692" calcext:value-type="float">
            <text:p>692</text:p>
          </table:table-cell>
          <table:table-cell table:style-name="ce5"/>
          <table:table-cell table:style-name="ce17" office:value-type="string" calcext:value-type="string">
            <text:p>grid-preferences (org.gvsig.snapping.app.mainplugin)</text:p>
          </table:table-cell>
          <table:table-cell table:style-name="ce17" table:formula="of:=SEARCH(&quot;(&quot;;[.C799])" office:value-type="float" office:value="18" calcext:value-type="float">
            <text:p>18</text:p>
          </table:table-cell>
          <table:table-cell table:style-name="ce17" table:formula="of:=LEFT([.C799];[.D799])" office:value-type="string" office:string-value="grid-preferences (" calcext:value-type="string">
            <text:p>grid-preferences (</text:p>
          </table:table-cell>
          <table:table-cell table:style-name="ce17" table:formula="of:=LEFT([.E799];LEN([.E799])-2)" office:value-type="string" office:string-value="grid-preferences" calcext:value-type="string">
            <text:p>grid-preferences</text:p>
          </table:table-cell>
          <table:table-cell/>
          <table:table-cell office:value-type="string" calcext:value-type="string">
            <text:p>no</text:p>
          </table:table-cell>
          <table:table-cell table:number-columns-repeated="8"/>
          <table:table-cell table:formula="of:=IF([.S799]&lt;&gt;[.C799];&quot;X&quot;;&quot;&quot;)">
            <text:p/>
          </table:table-cell>
          <table:table-cell table:style-name="ce10"/>
          <table:table-cell table:style-name="ce10" office:value-type="string" calcext:value-type="string">
            <text:p>grid-preferences (org.gvsig.snapping.app.mainplugin)</text:p>
          </table:table-cell>
          <table:table-cell table:style-name="ce32" table:number-columns-repeated="3"/>
          <table:table-cell table:number-columns-repeated="1002"/>
        </table:table-row>
        <table:table-row table:style-name="ro5">
          <table:table-cell office:value-type="float" office:value="693" calcext:value-type="float">
            <text:p>693</text:p>
          </table:table-cell>
          <table:table-cell table:style-name="ce5" office:value-type="float" office:value="-1" calcext:value-type="float">
            <text:p>-1</text:p>
          </table:table-cell>
          <table:table-cell table:style-name="ce17" office:value-type="string" calcext:value-type="string">
            <text:p>preferences-snapper (org.gvsig.snapping.app.mainplugin)</text:p>
          </table:table-cell>
          <table:table-cell table:style-name="ce17" table:formula="of:=SEARCH(&quot;(&quot;;[.C800])" office:value-type="float" office:value="21" calcext:value-type="float">
            <text:p>21</text:p>
          </table:table-cell>
          <table:table-cell table:style-name="ce17" table:formula="of:=LEFT([.C800];[.D800])" office:value-type="string" office:string-value="preferences-snapper (" calcext:value-type="string">
            <text:p>preferences-snapper (</text:p>
          </table:table-cell>
          <table:table-cell table:style-name="ce17" table:formula="of:=LEFT([.E800];LEN([.E800])-2)" office:value-type="string" office:string-value="preferences-snapper" calcext:value-type="string">
            <text:p>preferences-snapper</text:p>
          </table:table-cell>
          <table:table-cell/>
          <table:table-cell office:value-type="string" calcext:value-type="string">
            <text:p>no</text:p>
          </table:table-cell>
          <table:table-cell table:number-columns-repeated="8"/>
          <table:table-cell table:formula="of:=IF([.S800]&lt;&gt;[.C800];&quot;X&quot;;&quot;&quot;)">
            <text:p/>
          </table:table-cell>
          <table:table-cell table:style-name="ce10" office:value-type="float" office:value="-1" calcext:value-type="float">
            <text:p>-1</text:p>
          </table:table-cell>
          <table:table-cell table:style-name="ce10" office:value-type="string" calcext:value-type="string">
            <text:p>preferences-snapper (org.gvsig.snapping.app.mainplugin)</text:p>
          </table:table-cell>
          <table:table-cell table:style-name="ce32" table:number-columns-repeated="3"/>
          <table:table-cell table:number-columns-repeated="1002"/>
        </table:table-row>
        <table:table-row table:style-name="ro5">
          <table:table-cell office:value-type="float" office:value="694" calcext:value-type="float">
            <text:p>694</text:p>
          </table:table-cell>
          <table:table-cell table:style-name="ce1" office:value-type="string" calcext:value-type="string">
            <text:p>Subgroup vcsgis</text:p>
          </table:table-cell>
          <table:table-cell/>
          <table:table-cell table:style-name="ce17" table:number-columns-repeated="3"/>
          <table:table-cell table:number-columns-repeated="10"/>
          <table:table-cell table:formula="of:=IF([.S801]&lt;&gt;[.C801];&quot;X&quot;;&quot;&quot;)">
            <text:p/>
          </table:table-cell>
          <table:table-cell table:style-name="ce14" office:value-type="string" calcext:value-type="string">
            <text:p>Subgroup vcsgis</text:p>
          </table:table-cell>
          <table:table-cell table:style-name="ce32" table:number-columns-repeated="4"/>
          <table:table-cell table:number-columns-repeated="1002"/>
        </table:table-row>
        <table:table-row table:style-name="ro5">
          <table:table-cell office:value-type="float" office:value="695" calcext:value-type="float">
            <text:p>695</text:p>
          </table:table-cell>
          <table:table-cell table:style-name="ce5" office:value-type="float" office:value="-2" calcext:value-type="float">
            <text:p>-2</text:p>
          </table:table-cell>
          <table:table-cell table:style-name="ce17" office:value-type="string" calcext:value-type="string">
            <text:p>vcsgis-preferences (vcsgis)</text:p>
          </table:table-cell>
          <table:table-cell table:style-name="ce17" table:formula="of:=SEARCH(&quot;(&quot;;[.C802])" office:value-type="float" office:value="20" calcext:value-type="float">
            <text:p>20</text:p>
          </table:table-cell>
          <table:table-cell table:style-name="ce17" table:formula="of:=LEFT([.C802];[.D802])" office:value-type="string" office:string-value="vcsgis-preferences (" calcext:value-type="string">
            <text:p>vcsgis-preferences (</text:p>
          </table:table-cell>
          <table:table-cell table:style-name="ce17" table:formula="of:=LEFT([.E802];LEN([.E802])-2)" office:value-type="string" office:string-value="vcsgis-preferences" calcext:value-type="string">
            <text:p>vcsgis-preferences</text:p>
          </table:table-cell>
          <table:table-cell/>
          <table:table-cell office:value-type="string" calcext:value-type="string">
            <text:p>no</text:p>
          </table:table-cell>
          <table:table-cell table:number-columns-repeated="8"/>
          <table:table-cell table:formula="of:=IF([.S802]&lt;&gt;[.C802];&quot;X&quot;;&quot;&quot;)">
            <text:p/>
          </table:table-cell>
          <table:table-cell table:style-name="ce10" office:value-type="float" office:value="-2" calcext:value-type="float">
            <text:p>-2</text:p>
          </table:table-cell>
          <table:table-cell table:style-name="ce10" office:value-type="string" calcext:value-type="string">
            <text:p>vcsgis-preferences (vcsgis)</text:p>
          </table:table-cell>
          <table:table-cell table:style-name="ce32" table:number-columns-repeated="3"/>
          <table:table-cell table:number-columns-repeated="1002"/>
        </table:table-row>
        <table:table-row table:style-name="ro5">
          <table:table-cell office:value-type="float" office:value="696" calcext:value-type="float">
            <text:p>696</text:p>
          </table:table-cell>
          <table:table-cell table:style-name="ce13" office:value-type="string" calcext:value-type="string">
            <text:p>Group project</text:p>
          </table:table-cell>
          <table:table-cell/>
          <table:table-cell table:style-name="ce17" table:number-columns-repeated="3"/>
          <table:table-cell table:number-columns-repeated="10"/>
          <table:table-cell table:formula="of:=IF([.S803]&lt;&gt;[.C803];&quot;X&quot;;&quot;&quot;)">
            <text:p/>
          </table:table-cell>
          <table:table-cell table:style-name="ce14" office:value-type="string" calcext:value-type="string">
            <text:p>Group project</text:p>
          </table:table-cell>
          <table:table-cell table:style-name="ce32" table:number-columns-repeated="4"/>
          <table:table-cell table:number-columns-repeated="1002"/>
        </table:table-row>
        <table:table-row table:style-name="ro5">
          <table:table-cell office:value-type="float" office:value="697" calcext:value-type="float">
            <text:p>697</text:p>
          </table:table-cell>
          <table:table-cell table:style-name="ce5"/>
          <table:table-cell table:style-name="ce17" office:value-type="string" calcext:value-type="string">
            <text:p>project-icon (org.gvsig.app.mainplugin)</text:p>
          </table:table-cell>
          <table:table-cell table:style-name="ce17" table:formula="of:=SEARCH(&quot;(&quot;;[.C804])" office:value-type="float" office:value="14" calcext:value-type="float">
            <text:p>14</text:p>
          </table:table-cell>
          <table:table-cell table:style-name="ce17" table:formula="of:=LEFT([.C804];[.D804])" office:value-type="string" office:string-value="project-icon (" calcext:value-type="string">
            <text:p>project-icon (</text:p>
          </table:table-cell>
          <table:table-cell table:style-name="ce17" table:formula="of:=LEFT([.E804];LEN([.E804])-2)" office:value-type="string" office:string-value="project-icon" calcext:value-type="string">
            <text:p>project-icon</text:p>
          </table:table-cell>
          <table:table-cell/>
          <table:table-cell office:value-type="string" calcext:value-type="string">
            <text:p>no</text:p>
          </table:table-cell>
          <table:table-cell table:number-columns-repeated="8"/>
          <table:table-cell table:formula="of:=IF([.S804]&lt;&gt;[.C804];&quot;X&quot;;&quot;&quot;)">
            <text:p/>
          </table:table-cell>
          <table:table-cell table:style-name="ce10"/>
          <table:table-cell table:style-name="ce10" office:value-type="string" calcext:value-type="string">
            <text:p>project-icon (org.gvsig.app.mainplugin)</text:p>
          </table:table-cell>
          <table:table-cell table:style-name="ce32" table:number-columns-repeated="3"/>
          <table:table-cell table:number-columns-repeated="1002"/>
        </table:table-row>
        <table:table-row table:style-name="ro5">
          <table:table-cell office:value-type="float" office:value="698" calcext:value-type="float">
            <text:p>698</text:p>
          </table:table-cell>
          <table:table-cell table:style-name="ce5" office:value-type="float" office:value="-2" calcext:value-type="float">
            <text:p>-2</text:p>
          </table:table-cell>
          <table:table-cell table:style-name="ce17" office:value-type="string" calcext:value-type="string">
            <text:p>temporary-table-icon (org.gvsig.app.mainplugin)</text:p>
          </table:table-cell>
          <table:table-cell table:style-name="ce17" table:formula="of:=SEARCH(&quot;(&quot;;[.C805])" office:value-type="float" office:value="22" calcext:value-type="float">
            <text:p>22</text:p>
          </table:table-cell>
          <table:table-cell table:style-name="ce17" table:formula="of:=LEFT([.C805];[.D805])" office:value-type="string" office:string-value="temporary-table-icon (" calcext:value-type="string">
            <text:p>temporary-table-icon (</text:p>
          </table:table-cell>
          <table:table-cell table:style-name="ce17" table:formula="of:=LEFT([.E805];LEN([.E805])-2)" office:value-type="string" office:string-value="temporary-table-icon" calcext:value-type="string">
            <text:p>temporary-table-icon</text:p>
          </table:table-cell>
          <table:table-cell table:number-columns-repeated="10"/>
          <table:table-cell table:formula="of:=IF([.S805]&lt;&gt;[.C805];&quot;X&quot;;&quot;&quot;)">
            <text:p/>
          </table:table-cell>
          <table:table-cell table:style-name="ce10" office:value-type="float" office:value="-2" calcext:value-type="float">
            <text:p>-2</text:p>
          </table:table-cell>
          <table:table-cell table:style-name="ce10" office:value-type="string" calcext:value-type="string">
            <text:p>temporary-table-icon (org.gvsig.app.mainplugin)</text:p>
          </table:table-cell>
          <table:table-cell table:style-name="ce32" table:number-columns-repeated="3"/>
          <table:table-cell table:number-columns-repeated="1002"/>
        </table:table-row>
        <table:table-row table:style-name="ro5">
          <table:table-cell office:value-type="float" office:value="699" calcext:value-type="float">
            <text:p>699</text:p>
          </table:table-cell>
          <table:table-cell table:style-name="ce14" office:value-type="string" calcext:value-type="string">
            <text:p>Group quickdrawing</text:p>
          </table:table-cell>
          <table:table-cell table:style-name="ce32"/>
          <table:table-cell table:style-name="ce17" table:number-columns-repeated="3"/>
          <table:table-cell table:number-columns-repeated="10"/>
          <table:table-cell table:formula="of:=IF([.S806]&lt;&gt;[.C806];&quot;X&quot;;&quot;&quot;)">
            <text:p/>
          </table:table-cell>
          <table:table-cell table:style-name="ce14" office:value-type="string" calcext:value-type="string">
            <text:p>Group quickdrawing</text:p>
          </table:table-cell>
          <table:table-cell table:style-name="ce32" table:number-columns-repeated="4"/>
          <table:table-cell table:number-columns-repeated="1002"/>
        </table:table-row>
        <table:table-row table:style-name="ro6">
          <table:table-cell office:value-type="float" office:value="703" calcext:value-type="float">
            <text:p>703</text:p>
          </table:table-cell>
          <table:table-cell table:style-name="ce13" office:value-type="string" calcext:value-type="string">
            <text:p>Group report</text:p>
          </table:table-cell>
          <table:table-cell/>
          <table:table-cell table:style-name="ce17" table:number-columns-repeated="3"/>
          <table:table-cell table:number-columns-repeated="10"/>
          <table:table-cell table:formula="of:=IF([.S807]&lt;&gt;[.C807];&quot;X&quot;;&quot;&quot;)">
            <text:p/>
          </table:table-cell>
          <table:table-cell table:style-name="ce14" office:value-type="string" calcext:value-type="string">
            <text:p>Group report</text:p>
          </table:table-cell>
          <table:table-cell table:style-name="ce32" table:number-columns-repeated="4"/>
          <table:table-cell table:number-columns-repeated="1002"/>
        </table:table-row>
        <table:table-row table:style-name="ro5">
          <table:table-cell office:value-type="float" office:value="704" calcext:value-type="float">
            <text:p>704</text:p>
          </table:table-cell>
          <table:table-cell table:style-name="ce1" office:value-type="string" calcext:value-type="string">
            <text:p>Subgroup report-builder</text:p>
          </table:table-cell>
          <table:table-cell/>
          <table:table-cell table:style-name="ce17" table:number-columns-repeated="3"/>
          <table:table-cell table:number-columns-repeated="10"/>
          <table:table-cell table:formula="of:=IF([.S808]&lt;&gt;[.C808];&quot;X&quot;;&quot;&quot;)">
            <text:p/>
          </table:table-cell>
          <table:table-cell table:style-name="ce14" office:value-type="string" calcext:value-type="string">
            <text:p>Subgroup report-builder</text:p>
          </table:table-cell>
          <table:table-cell table:style-name="ce32" table:number-columns-repeated="4"/>
          <table:table-cell table:number-columns-repeated="1002"/>
        </table:table-row>
        <table:table-row table:style-name="ro6">
          <table:table-cell office:value-type="float" office:value="705" calcext:value-type="float">
            <text:p>705</text:p>
          </table:table-cell>
          <table:table-cell table:style-name="ce5" office:value-type="float" office:value="-2" calcext:value-type="float">
            <text:p>-2</text:p>
          </table:table-cell>
          <table:table-cell table:style-name="ce17" office:value-type="string" calcext:value-type="string">
            <text:p>reportbuilder-border-edit (reportlib)</text:p>
          </table:table-cell>
          <table:table-cell table:style-name="ce17" table:formula="of:=SEARCH(&quot;(&quot;;[.C809])" office:value-type="float" office:value="27" calcext:value-type="float">
            <text:p>27</text:p>
          </table:table-cell>
          <table:table-cell table:style-name="ce17" table:formula="of:=LEFT([.C809];[.D809])" office:value-type="string" office:string-value="reportbuilder-border-edit (" calcext:value-type="string">
            <text:p>reportbuilder-border-edit (</text:p>
          </table:table-cell>
          <table:table-cell table:style-name="ce17" table:formula="of:=LEFT([.E809];LEN([.E809])-2)" office:value-type="string" office:string-value="reportbuilder-border-edit" calcext:value-type="string">
            <text:p>reportbuilder-border-edit</text:p>
          </table:table-cell>
          <table:table-cell/>
          <table:table-cell office:value-type="string" calcext:value-type="string">
            <text:p>no</text:p>
          </table:table-cell>
          <table:table-cell table:number-columns-repeated="8"/>
          <table:table-cell table:formula="of:=IF([.S809]&lt;&gt;[.C809];&quot;X&quot;;&quot;&quot;)">
            <text:p/>
          </table:table-cell>
          <table:table-cell table:style-name="ce10" office:value-type="float" office:value="-2" calcext:value-type="float">
            <text:p>-2</text:p>
          </table:table-cell>
          <table:table-cell table:style-name="ce10" office:value-type="string" calcext:value-type="string">
            <text:p>reportbuilder-border-edit (reportlib)</text:p>
          </table:table-cell>
          <table:table-cell table:style-name="ce32" table:number-columns-repeated="3"/>
          <table:table-cell table:number-columns-repeated="1002"/>
        </table:table-row>
        <table:table-row table:style-name="ro6">
          <table:table-cell office:value-type="float" office:value="706" calcext:value-type="float">
            <text:p>706</text:p>
          </table:table-cell>
          <table:table-cell table:style-name="ce5" office:value-type="float" office:value="-2" calcext:value-type="float">
            <text:p>-2</text:p>
          </table:table-cell>
          <table:table-cell table:style-name="ce17" office:value-type="string" calcext:value-type="string">
            <text:p>reportbuilder-column-addexpression (reportlib)</text:p>
          </table:table-cell>
          <table:table-cell table:style-name="ce17" table:formula="of:=SEARCH(&quot;(&quot;;[.C810])" office:value-type="float" office:value="36" calcext:value-type="float">
            <text:p>36</text:p>
          </table:table-cell>
          <table:table-cell table:style-name="ce17" table:formula="of:=LEFT([.C810];[.D810])" office:value-type="string" office:string-value="reportbuilder-column-addexpression (" calcext:value-type="string">
            <text:p>reportbuilder-column-addexpression (</text:p>
          </table:table-cell>
          <table:table-cell table:style-name="ce17" table:formula="of:=LEFT([.E810];LEN([.E810])-2)" office:value-type="string" office:string-value="reportbuilder-column-addexpression" calcext:value-type="string">
            <text:p>reportbuilder-column-addexpression</text:p>
          </table:table-cell>
          <table:table-cell/>
          <table:table-cell office:value-type="string" calcext:value-type="string">
            <text:p>no</text:p>
          </table:table-cell>
          <table:table-cell table:number-columns-repeated="8"/>
          <table:table-cell table:formula="of:=IF([.S810]&lt;&gt;[.C810];&quot;X&quot;;&quot;&quot;)">
            <text:p/>
          </table:table-cell>
          <table:table-cell table:style-name="ce10" office:value-type="float" office:value="-2" calcext:value-type="float">
            <text:p>-2</text:p>
          </table:table-cell>
          <table:table-cell table:style-name="ce10" office:value-type="string" calcext:value-type="string">
            <text:p>reportbuilder-column-addexpression (reportlib)</text:p>
          </table:table-cell>
          <table:table-cell table:style-name="ce32" table:number-columns-repeated="3"/>
          <table:table-cell table:number-columns-repeated="1002"/>
        </table:table-row>
        <table:table-row table:style-name="ro6">
          <table:table-cell office:value-type="float" office:value="707" calcext:value-type="float">
            <text:p>707</text:p>
          </table:table-cell>
          <table:table-cell table:style-name="ce5" office:value-type="float" office:value="-2" calcext:value-type="float">
            <text:p>-2</text:p>
          </table:table-cell>
          <table:table-cell table:style-name="ce17" office:value-type="string" calcext:value-type="string">
            <text:p>reportbuilder-column-edit (reportlib)</text:p>
          </table:table-cell>
          <table:table-cell table:style-name="ce17" table:formula="of:=SEARCH(&quot;(&quot;;[.C811])" office:value-type="float" office:value="27" calcext:value-type="float">
            <text:p>27</text:p>
          </table:table-cell>
          <table:table-cell table:style-name="ce17" table:formula="of:=LEFT([.C811];[.D811])" office:value-type="string" office:string-value="reportbuilder-column-edit (" calcext:value-type="string">
            <text:p>reportbuilder-column-edit (</text:p>
          </table:table-cell>
          <table:table-cell table:style-name="ce17" table:formula="of:=LEFT([.E811];LEN([.E811])-2)" office:value-type="string" office:string-value="reportbuilder-column-edit" calcext:value-type="string">
            <text:p>reportbuilder-column-edit</text:p>
          </table:table-cell>
          <table:table-cell/>
          <table:table-cell office:value-type="string" calcext:value-type="string">
            <text:p>no</text:p>
          </table:table-cell>
          <table:table-cell table:number-columns-repeated="8"/>
          <table:table-cell table:formula="of:=IF([.S811]&lt;&gt;[.C811];&quot;X&quot;;&quot;&quot;)">
            <text:p/>
          </table:table-cell>
          <table:table-cell table:style-name="ce10" office:value-type="float" office:value="-2" calcext:value-type="float">
            <text:p>-2</text:p>
          </table:table-cell>
          <table:table-cell table:style-name="ce10" office:value-type="string" calcext:value-type="string">
            <text:p>reportbuilder-column-edit (reportlib)</text:p>
          </table:table-cell>
          <table:table-cell table:style-name="ce32" table:number-columns-repeated="3"/>
          <table:table-cell table:number-columns-repeated="1002"/>
        </table:table-row>
        <table:table-row table:style-name="ro6">
          <table:table-cell office:value-type="float" office:value="708" calcext:value-type="float">
            <text:p>708</text:p>
          </table:table-cell>
          <table:table-cell table:style-name="ce5" office:value-type="float" office:value="-2" calcext:value-type="float">
            <text:p>-2</text:p>
          </table:table-cell>
          <table:table-cell table:style-name="ce17" office:value-type="string" calcext:value-type="string">
            <text:p>reportbuilder-style-edit (reportlib)</text:p>
          </table:table-cell>
          <table:table-cell table:style-name="ce17" table:formula="of:=SEARCH(&quot;(&quot;;[.C812])" office:value-type="float" office:value="26" calcext:value-type="float">
            <text:p>26</text:p>
          </table:table-cell>
          <table:table-cell table:style-name="ce17" table:formula="of:=LEFT([.C812];[.D812])" office:value-type="string" office:string-value="reportbuilder-style-edit (" calcext:value-type="string">
            <text:p>reportbuilder-style-edit (</text:p>
          </table:table-cell>
          <table:table-cell table:style-name="ce17" table:formula="of:=LEFT([.E812];LEN([.E812])-2)" office:value-type="string" office:string-value="reportbuilder-style-edit" calcext:value-type="string">
            <text:p>reportbuilder-style-edit</text:p>
          </table:table-cell>
          <table:table-cell/>
          <table:table-cell office:value-type="string" calcext:value-type="string">
            <text:p>no</text:p>
          </table:table-cell>
          <table:table-cell table:number-columns-repeated="8"/>
          <table:table-cell table:formula="of:=IF([.S812]&lt;&gt;[.C812];&quot;X&quot;;&quot;&quot;)">
            <text:p/>
          </table:table-cell>
          <table:table-cell table:style-name="ce10" office:value-type="float" office:value="-2" calcext:value-type="float">
            <text:p>-2</text:p>
          </table:table-cell>
          <table:table-cell table:style-name="ce10" office:value-type="string" calcext:value-type="string">
            <text:p>reportbuilder-style-edit (reportlib)</text:p>
          </table:table-cell>
          <table:table-cell table:style-name="ce32" table:number-columns-repeated="3"/>
          <table:table-cell table:number-columns-repeated="1002"/>
        </table:table-row>
        <table:table-row table:style-name="ro6">
          <table:table-cell office:value-type="float" office:value="709" calcext:value-type="float">
            <text:p>709</text:p>
          </table:table-cell>
          <table:table-cell table:style-name="ce1" office:value-type="string" calcext:value-type="string">
            <text:p>Subgroup report-server-properties</text:p>
          </table:table-cell>
          <table:table-cell/>
          <table:table-cell table:style-name="ce17" table:number-columns-repeated="3"/>
          <table:table-cell table:number-columns-repeated="10"/>
          <table:table-cell table:formula="of:=IF([.S813]&lt;&gt;[.C813];&quot;X&quot;;&quot;&quot;)">
            <text:p/>
          </table:table-cell>
          <table:table-cell table:style-name="ce14" office:value-type="string" calcext:value-type="string">
            <text:p>Subgroup report-server-properties</text:p>
          </table:table-cell>
          <table:table-cell table:style-name="ce32" table:number-columns-repeated="4"/>
          <table:table-cell table:number-columns-repeated="1002"/>
        </table:table-row>
        <table:table-row table:style-name="ro6">
          <table:table-cell office:value-type="float" office:value="710" calcext:value-type="float">
            <text:p>710</text:p>
          </table:table-cell>
          <table:table-cell table:style-name="ce5" office:value-type="float" office:value="-2" calcext:value-type="float">
            <text:p>-2</text:p>
          </table:table-cell>
          <table:table-cell table:style-name="ce17" office:value-type="string" calcext:value-type="string">
            <text:p>report-busy (reportlib)</text:p>
          </table:table-cell>
          <table:table-cell table:style-name="ce17" table:formula="of:=SEARCH(&quot;(&quot;;[.C814])" office:value-type="float" office:value="13" calcext:value-type="float">
            <text:p>13</text:p>
          </table:table-cell>
          <table:table-cell table:style-name="ce17" table:formula="of:=LEFT([.C814];[.D814])" office:value-type="string" office:string-value="report-busy (" calcext:value-type="string">
            <text:p>report-busy (</text:p>
          </table:table-cell>
          <table:table-cell table:style-name="ce17" table:formula="of:=LEFT([.E814];LEN([.E814])-2)" office:value-type="string" office:string-value="report-busy" calcext:value-type="string">
            <text:p>report-busy</text:p>
          </table:table-cell>
          <table:table-cell/>
          <table:table-cell office:value-type="string" calcext:value-type="string">
            <text:p>no</text:p>
          </table:table-cell>
          <table:table-cell table:number-columns-repeated="8"/>
          <table:table-cell table:formula="of:=IF([.S814]&lt;&gt;[.C814];&quot;X&quot;;&quot;&quot;)">
            <text:p/>
          </table:table-cell>
          <table:table-cell table:style-name="ce10" office:value-type="float" office:value="-2" calcext:value-type="float">
            <text:p>-2</text:p>
          </table:table-cell>
          <table:table-cell table:style-name="ce10" office:value-type="string" calcext:value-type="string">
            <text:p>report-busy (reportlib)</text:p>
          </table:table-cell>
          <table:table-cell table:style-name="ce32" table:number-columns-repeated="3"/>
          <table:table-cell table:number-columns-repeated="1002"/>
        </table:table-row>
        <table:table-row table:style-name="ro6">
          <table:table-cell office:value-type="float" office:value="711" calcext:value-type="float">
            <text:p>711</text:p>
          </table:table-cell>
          <table:table-cell table:style-name="ce5" office:value-type="float" office:value="-2" calcext:value-type="float">
            <text:p>-2</text:p>
          </table:table-cell>
          <table:table-cell table:style-name="ce17" office:value-type="string" calcext:value-type="string">
            <text:p>report-dataset-filter-clean (reportlib)</text:p>
          </table:table-cell>
          <table:table-cell table:style-name="ce17" table:formula="of:=SEARCH(&quot;(&quot;;[.C815])" office:value-type="float" office:value="29" calcext:value-type="float">
            <text:p>29</text:p>
          </table:table-cell>
          <table:table-cell table:style-name="ce17" table:formula="of:=LEFT([.C815];[.D815])" office:value-type="string" office:string-value="report-dataset-filter-clean (" calcext:value-type="string">
            <text:p>report-dataset-filter-clean (</text:p>
          </table:table-cell>
          <table:table-cell table:style-name="ce17" table:formula="of:=LEFT([.E815];LEN([.E815])-2)" office:value-type="string" office:string-value="report-dataset-filter-clean" calcext:value-type="string">
            <text:p>report-dataset-filter-clean</text:p>
          </table:table-cell>
          <table:table-cell/>
          <table:table-cell office:value-type="string" calcext:value-type="string">
            <text:p>no</text:p>
          </table:table-cell>
          <table:table-cell table:number-columns-repeated="8"/>
          <table:table-cell table:formula="of:=IF([.S815]&lt;&gt;[.C815];&quot;X&quot;;&quot;&quot;)">
            <text:p/>
          </table:table-cell>
          <table:table-cell table:style-name="ce10" office:value-type="float" office:value="-2" calcext:value-type="float">
            <text:p>-2</text:p>
          </table:table-cell>
          <table:table-cell table:style-name="ce10" office:value-type="string" calcext:value-type="string">
            <text:p>report-dataset-filter-clean (reportlib)</text:p>
          </table:table-cell>
          <table:table-cell table:style-name="ce32" table:number-columns-repeated="3"/>
          <table:table-cell table:number-columns-repeated="1002"/>
        </table:table-row>
        <table:table-row table:style-name="ro6">
          <table:table-cell office:value-type="float" office:value="712" calcext:value-type="float">
            <text:p>712</text:p>
          </table:table-cell>
          <table:table-cell table:style-name="ce5" office:value-type="float" office:value="-2" calcext:value-type="float">
            <text:p>-2</text:p>
          </table:table-cell>
          <table:table-cell table:style-name="ce17" office:value-type="string" calcext:value-type="string">
            <text:p>report-dataset-filter-insert-field (reportlib)</text:p>
          </table:table-cell>
          <table:table-cell table:style-name="ce17" table:formula="of:=SEARCH(&quot;(&quot;;[.C816])" office:value-type="float" office:value="36" calcext:value-type="float">
            <text:p>36</text:p>
          </table:table-cell>
          <table:table-cell table:style-name="ce17" table:formula="of:=LEFT([.C816];[.D816])" office:value-type="string" office:string-value="report-dataset-filter-insert-field (" calcext:value-type="string">
            <text:p>report-dataset-filter-insert-field (</text:p>
          </table:table-cell>
          <table:table-cell table:style-name="ce17" table:formula="of:=LEFT([.E816];LEN([.E816])-2)" office:value-type="string" office:string-value="report-dataset-filter-insert-field" calcext:value-type="string">
            <text:p>report-dataset-filter-insert-field</text:p>
          </table:table-cell>
          <table:table-cell/>
          <table:table-cell office:value-type="string" calcext:value-type="string">
            <text:p>no</text:p>
          </table:table-cell>
          <table:table-cell table:number-columns-repeated="8"/>
          <table:table-cell table:formula="of:=IF([.S816]&lt;&gt;[.C816];&quot;X&quot;;&quot;&quot;)">
            <text:p/>
          </table:table-cell>
          <table:table-cell table:style-name="ce10" office:value-type="float" office:value="-2" calcext:value-type="float">
            <text:p>-2</text:p>
          </table:table-cell>
          <table:table-cell table:style-name="ce10" office:value-type="string" calcext:value-type="string">
            <text:p>report-dataset-filter-insert-field (reportlib)</text:p>
          </table:table-cell>
          <table:table-cell table:style-name="ce32" table:number-columns-repeated="3"/>
          <table:table-cell table:number-columns-repeated="1002"/>
        </table:table-row>
        <table:table-row table:style-name="ro6">
          <table:table-cell office:value-type="float" office:value="713" calcext:value-type="float">
            <text:p>713</text:p>
          </table:table-cell>
          <table:table-cell table:style-name="ce5" office:value-type="float" office:value="-2" calcext:value-type="float">
            <text:p>-2</text:p>
          </table:table-cell>
          <table:table-cell table:style-name="ce17" office:value-type="string" calcext:value-type="string">
            <text:p>report-viewcapture-filter-clean (reportlib)</text:p>
          </table:table-cell>
          <table:table-cell table:style-name="ce17" table:formula="of:=SEARCH(&quot;(&quot;;[.C817])" office:value-type="float" office:value="33" calcext:value-type="float">
            <text:p>33</text:p>
          </table:table-cell>
          <table:table-cell table:style-name="ce17" table:formula="of:=LEFT([.C817];[.D817])" office:value-type="string" office:string-value="report-viewcapture-filter-clean (" calcext:value-type="string">
            <text:p>report-viewcapture-filter-clean (</text:p>
          </table:table-cell>
          <table:table-cell table:style-name="ce17" table:formula="of:=LEFT([.E817];LEN([.E817])-2)" office:value-type="string" office:string-value="report-viewcapture-filter-clean" calcext:value-type="string">
            <text:p>report-viewcapture-filter-clean</text:p>
          </table:table-cell>
          <table:table-cell/>
          <table:table-cell office:value-type="string" calcext:value-type="string">
            <text:p>no</text:p>
          </table:table-cell>
          <table:table-cell table:number-columns-repeated="8"/>
          <table:table-cell table:formula="of:=IF([.S817]&lt;&gt;[.C817];&quot;X&quot;;&quot;&quot;)">
            <text:p/>
          </table:table-cell>
          <table:table-cell table:style-name="ce10" office:value-type="float" office:value="-2" calcext:value-type="float">
            <text:p>-2</text:p>
          </table:table-cell>
          <table:table-cell table:style-name="ce10" office:value-type="string" calcext:value-type="string">
            <text:p>report-viewcapture-filter-clean (reportlib)</text:p>
          </table:table-cell>
          <table:table-cell table:style-name="ce32" table:number-columns-repeated="3"/>
          <table:table-cell table:number-columns-repeated="1002"/>
        </table:table-row>
        <table:table-row table:style-name="ro6">
          <table:table-cell office:value-type="float" office:value="714" calcext:value-type="float">
            <text:p>714</text:p>
          </table:table-cell>
          <table:table-cell table:style-name="ce5" office:value-type="float" office:value="-2" calcext:value-type="float">
            <text:p>-2</text:p>
          </table:table-cell>
          <table:table-cell table:style-name="ce17" office:value-type="string" calcext:value-type="string">
            <text:p>report-viewcapture-filter-condition (reportlib)</text:p>
          </table:table-cell>
          <table:table-cell table:style-name="ce17" table:formula="of:=SEARCH(&quot;(&quot;;[.C818])" office:value-type="float" office:value="37" calcext:value-type="float">
            <text:p>37</text:p>
          </table:table-cell>
          <table:table-cell table:style-name="ce17" table:formula="of:=LEFT([.C818];[.D818])" office:value-type="string" office:string-value="report-viewcapture-filter-condition (" calcext:value-type="string">
            <text:p>report-viewcapture-filter-condition (</text:p>
          </table:table-cell>
          <table:table-cell table:style-name="ce17" table:formula="of:=LEFT([.E818];LEN([.E818])-2)" office:value-type="string" office:string-value="report-viewcapture-filter-condition" calcext:value-type="string">
            <text:p>report-viewcapture-filter-condition</text:p>
          </table:table-cell>
          <table:table-cell/>
          <table:table-cell office:value-type="string" calcext:value-type="string">
            <text:p>no</text:p>
          </table:table-cell>
          <table:table-cell table:number-columns-repeated="8"/>
          <table:table-cell table:formula="of:=IF([.S818]&lt;&gt;[.C818];&quot;X&quot;;&quot;&quot;)">
            <text:p/>
          </table:table-cell>
          <table:table-cell table:style-name="ce10" office:value-type="float" office:value="-2" calcext:value-type="float">
            <text:p>-2</text:p>
          </table:table-cell>
          <table:table-cell table:style-name="ce10" office:value-type="string" calcext:value-type="string">
            <text:p>report-viewcapture-filter-condition (reportlib)</text:p>
          </table:table-cell>
          <table:table-cell table:style-name="ce32" table:number-columns-repeated="3"/>
          <table:table-cell table:number-columns-repeated="1002"/>
        </table:table-row>
        <table:table-row table:style-name="ro6">
          <table:table-cell office:value-type="float" office:value="715" calcext:value-type="float">
            <text:p>715</text:p>
          </table:table-cell>
          <table:table-cell table:style-name="ce5" office:value-type="float" office:value="-2" calcext:value-type="float">
            <text:p>-2</text:p>
          </table:table-cell>
          <table:table-cell table:style-name="ce17" office:value-type="string" calcext:value-type="string">
            <text:p>report-viewcapture-filter-field (reportlib)</text:p>
          </table:table-cell>
          <table:table-cell table:style-name="ce17" table:formula="of:=SEARCH(&quot;(&quot;;[.C819])" office:value-type="float" office:value="33" calcext:value-type="float">
            <text:p>33</text:p>
          </table:table-cell>
          <table:table-cell table:style-name="ce17" table:formula="of:=LEFT([.C819];[.D819])" office:value-type="string" office:string-value="report-viewcapture-filter-field (" calcext:value-type="string">
            <text:p>report-viewcapture-filter-field (</text:p>
          </table:table-cell>
          <table:table-cell table:style-name="ce17" table:formula="of:=LEFT([.E819];LEN([.E819])-2)" office:value-type="string" office:string-value="report-viewcapture-filter-field" calcext:value-type="string">
            <text:p>report-viewcapture-filter-field</text:p>
          </table:table-cell>
          <table:table-cell/>
          <table:table-cell office:value-type="string" calcext:value-type="string">
            <text:p>no</text:p>
          </table:table-cell>
          <table:table-cell table:number-columns-repeated="8"/>
          <table:table-cell table:formula="of:=IF([.S819]&lt;&gt;[.C819];&quot;X&quot;;&quot;&quot;)">
            <text:p/>
          </table:table-cell>
          <table:table-cell table:style-name="ce10" office:value-type="float" office:value="-2" calcext:value-type="float">
            <text:p>-2</text:p>
          </table:table-cell>
          <table:table-cell table:style-name="ce10" office:value-type="string" calcext:value-type="string">
            <text:p>report-viewcapture-filter-field (reportlib)</text:p>
          </table:table-cell>
          <table:table-cell table:style-name="ce32" table:number-columns-repeated="3"/>
          <table:table-cell table:number-columns-repeated="1002"/>
        </table:table-row>
        <table:table-row table:style-name="ro6">
          <table:table-cell office:value-type="float" office:value="716" calcext:value-type="float">
            <text:p>716</text:p>
          </table:table-cell>
          <table:table-cell table:style-name="ce5" office:value-type="float" office:value="-2" calcext:value-type="float">
            <text:p>-2</text:p>
          </table:table-cell>
          <table:table-cell table:style-name="ce17" office:value-type="string" calcext:value-type="string">
            <text:p>report-viewcapture-filter-reportfield (reportlib)</text:p>
          </table:table-cell>
          <table:table-cell table:style-name="ce17" table:formula="of:=SEARCH(&quot;(&quot;;[.C820])" office:value-type="float" office:value="39" calcext:value-type="float">
            <text:p>39</text:p>
          </table:table-cell>
          <table:table-cell table:style-name="ce17" table:formula="of:=LEFT([.C820];[.D820])" office:value-type="string" office:string-value="report-viewcapture-filter-reportfield (" calcext:value-type="string">
            <text:p>report-viewcapture-filter-reportfield (</text:p>
          </table:table-cell>
          <table:table-cell table:style-name="ce17" table:formula="of:=LEFT([.E820];LEN([.E820])-2)" office:value-type="string" office:string-value="report-viewcapture-filter-reportfield" calcext:value-type="string">
            <text:p>report-viewcapture-filter-reportfield</text:p>
          </table:table-cell>
          <table:table-cell/>
          <table:table-cell office:value-type="string" calcext:value-type="string">
            <text:p>no</text:p>
          </table:table-cell>
          <table:table-cell table:number-columns-repeated="8"/>
          <table:table-cell table:formula="of:=IF([.S820]&lt;&gt;[.C820];&quot;X&quot;;&quot;&quot;)">
            <text:p/>
          </table:table-cell>
          <table:table-cell table:style-name="ce10" office:value-type="float" office:value="-2" calcext:value-type="float">
            <text:p>-2</text:p>
          </table:table-cell>
          <table:table-cell table:style-name="ce10" office:value-type="string" calcext:value-type="string">
            <text:p>report-viewcapture-filter-reportfield (reportlib)</text:p>
          </table:table-cell>
          <table:table-cell table:style-name="ce32" table:number-columns-repeated="3"/>
          <table:table-cell table:number-columns-repeated="1002"/>
        </table:table-row>
        <table:table-row table:style-name="ro6">
          <table:table-cell office:value-type="float" office:value="717" calcext:value-type="float">
            <text:p>717</text:p>
          </table:table-cell>
          <table:table-cell table:style-name="ce13" office:value-type="string" calcext:value-type="string">
            <text:p>Group storeaction</text:p>
          </table:table-cell>
          <table:table-cell/>
          <table:table-cell table:style-name="ce17" table:number-columns-repeated="3"/>
          <table:table-cell table:number-columns-repeated="10"/>
          <table:table-cell table:formula="of:=IF([.S821]&lt;&gt;[.C821];&quot;X&quot;;&quot;&quot;)">
            <text:p/>
          </table:table-cell>
          <table:table-cell table:style-name="ce14" office:value-type="string" calcext:value-type="string">
            <text:p>Group storeaction</text:p>
          </table:table-cell>
          <table:table-cell table:style-name="ce32" table:number-columns-repeated="4"/>
          <table:table-cell table:number-columns-repeated="1002"/>
        </table:table-row>
        <table:table-row table:style-name="ro6">
          <table:table-cell office:value-type="float" office:value="718" calcext:value-type="float">
            <text:p>718</text:p>
          </table:table-cell>
          <table:table-cell table:style-name="ce5" office:value-type="float" office:value="-2" calcext:value-type="float">
            <text:p>-2</text:p>
          </table:table-cell>
          <table:table-cell table:style-name="ce17" office:value-type="string" calcext:value-type="string">
            <text:p>storeaction-export (org.gvsig.exportto.app.mainplugin)</text:p>
          </table:table-cell>
          <table:table-cell table:style-name="ce17" table:formula="of:=SEARCH(&quot;(&quot;;[.C822])" office:value-type="float" office:value="20" calcext:value-type="float">
            <text:p>20</text:p>
          </table:table-cell>
          <table:table-cell table:style-name="ce17" table:formula="of:=LEFT([.C822];[.D822])" office:value-type="string" office:string-value="storeaction-export (" calcext:value-type="string">
            <text:p>storeaction-export (</text:p>
          </table:table-cell>
          <table:table-cell table:style-name="ce17" table:formula="of:=LEFT([.E822];LEN([.E822])-2)" office:value-type="string" office:string-value="storeaction-export" calcext:value-type="string">
            <text:p>storeaction-export</text:p>
          </table:table-cell>
          <table:table-cell/>
          <table:table-cell office:value-type="string" calcext:value-type="string">
            <text:p>no</text:p>
          </table:table-cell>
          <table:table-cell table:number-columns-repeated="8"/>
          <table:table-cell table:formula="of:=IF([.S822]&lt;&gt;[.C822];&quot;X&quot;;&quot;&quot;)">
            <text:p/>
          </table:table-cell>
          <table:table-cell table:style-name="ce10" office:value-type="float" office:value="-2" calcext:value-type="float">
            <text:p>-2</text:p>
          </table:table-cell>
          <table:table-cell table:style-name="ce10" office:value-type="string" calcext:value-type="string">
            <text:p>storeaction-export (org.gvsig.exportto.app.mainplugin)</text:p>
          </table:table-cell>
          <table:table-cell table:style-name="ce32" table:number-columns-repeated="3"/>
          <table:table-cell table:number-columns-repeated="1002"/>
        </table:table-row>
        <table:table-row table:style-name="ro6">
          <table:table-cell office:value-type="float" office:value="719" calcext:value-type="float">
            <text:p>719</text:p>
          </table:table-cell>
          <table:table-cell table:style-name="ce5" office:value-type="float" office:value="-2" calcext:value-type="float">
            <text:p>-2</text:p>
          </table:table-cell>
          <table:table-cell table:style-name="ce17" office:value-type="string" calcext:value-type="string">
            <text:p>storeaction-reports-select (DataAccessSwingLibrary)</text:p>
          </table:table-cell>
          <table:table-cell table:style-name="ce17" table:formula="of:=SEARCH(&quot;(&quot;;[.C823])" office:value-type="float" office:value="28" calcext:value-type="float">
            <text:p>28</text:p>
          </table:table-cell>
          <table:table-cell table:style-name="ce17" table:formula="of:=LEFT([.C823];[.D823])" office:value-type="string" office:string-value="storeaction-reports-select (" calcext:value-type="string">
            <text:p>storeaction-reports-select (</text:p>
          </table:table-cell>
          <table:table-cell table:style-name="ce17" table:formula="of:=LEFT([.E823];LEN([.E823])-2)" office:value-type="string" office:string-value="storeaction-reports-select" calcext:value-type="string">
            <text:p>storeaction-reports-select</text:p>
          </table:table-cell>
          <table:table-cell/>
          <table:table-cell office:value-type="string" calcext:value-type="string">
            <text:p>no</text:p>
          </table:table-cell>
          <table:table-cell table:number-columns-repeated="8"/>
          <table:table-cell table:formula="of:=IF([.S823]&lt;&gt;[.C823];&quot;X&quot;;&quot;&quot;)">
            <text:p/>
          </table:table-cell>
          <table:table-cell table:style-name="ce10" office:value-type="float" office:value="-2" calcext:value-type="float">
            <text:p>-2</text:p>
          </table:table-cell>
          <table:table-cell table:style-name="ce10" office:value-type="string" calcext:value-type="string">
            <text:p>storeaction-reports-select (DataAccessSwingLibrary)</text:p>
          </table:table-cell>
          <table:table-cell table:style-name="ce32" table:number-columns-repeated="3"/>
          <table:table-cell table:number-columns-repeated="1002"/>
        </table:table-row>
        <table:table-row table:style-name="ro6">
          <table:table-cell office:value-type="float" office:value="720" calcext:value-type="float">
            <text:p>720</text:p>
          </table:table-cell>
          <table:table-cell table:style-name="ce5" office:value-type="float" office:value="-2" calcext:value-type="float">
            <text:p>-2</text:p>
          </table:table-cell>
          <table:table-cell table:style-name="ce17" office:value-type="string" calcext:value-type="string">
            <text:p>storeaction-select-add (DataAccessSwingLibrary)</text:p>
          </table:table-cell>
          <table:table-cell table:style-name="ce17" table:formula="of:=SEARCH(&quot;(&quot;;[.C824])" office:value-type="float" office:value="24" calcext:value-type="float">
            <text:p>24</text:p>
          </table:table-cell>
          <table:table-cell table:style-name="ce17" table:formula="of:=LEFT([.C824];[.D824])" office:value-type="string" office:string-value="storeaction-select-add (" calcext:value-type="string">
            <text:p>storeaction-select-add (</text:p>
          </table:table-cell>
          <table:table-cell table:style-name="ce17" table:formula="of:=LEFT([.E824];LEN([.E824])-2)" office:value-type="string" office:string-value="storeaction-select-add" calcext:value-type="string">
            <text:p>storeaction-select-add</text:p>
          </table:table-cell>
          <table:table-cell/>
          <table:table-cell office:value-type="string" calcext:value-type="string">
            <text:p>no</text:p>
          </table:table-cell>
          <table:table-cell table:number-columns-repeated="8"/>
          <table:table-cell table:formula="of:=IF([.S824]&lt;&gt;[.C824];&quot;X&quot;;&quot;&quot;)">
            <text:p/>
          </table:table-cell>
          <table:table-cell table:style-name="ce10" office:value-type="float" office:value="-2" calcext:value-type="float">
            <text:p>-2</text:p>
          </table:table-cell>
          <table:table-cell table:style-name="ce10" office:value-type="string" calcext:value-type="string">
            <text:p>storeaction-select-add (DataAccessSwingLibrary)</text:p>
          </table:table-cell>
          <table:table-cell table:style-name="ce32" table:number-columns-repeated="3"/>
          <table:table-cell table:number-columns-repeated="1002"/>
        </table:table-row>
        <table:table-row table:style-name="ro6">
          <table:table-cell office:value-type="float" office:value="721" calcext:value-type="float">
            <text:p>721</text:p>
          </table:table-cell>
          <table:table-cell table:style-name="ce5" office:value-type="float" office:value="-2" calcext:value-type="float">
            <text:p>-2</text:p>
          </table:table-cell>
          <table:table-cell table:style-name="ce17" office:value-type="string" calcext:value-type="string">
            <text:p>storeaction-select-filter (DataAccessSwingLibrary)</text:p>
          </table:table-cell>
          <table:table-cell table:style-name="ce17" table:formula="of:=SEARCH(&quot;(&quot;;[.C825])" office:value-type="float" office:value="27" calcext:value-type="float">
            <text:p>27</text:p>
          </table:table-cell>
          <table:table-cell table:style-name="ce17" table:formula="of:=LEFT([.C825];[.D825])" office:value-type="string" office:string-value="storeaction-select-filter (" calcext:value-type="string">
            <text:p>storeaction-select-filter (</text:p>
          </table:table-cell>
          <table:table-cell table:style-name="ce17" table:formula="of:=LEFT([.E825];LEN([.E825])-2)" office:value-type="string" office:string-value="storeaction-select-filter" calcext:value-type="string">
            <text:p>storeaction-select-filter</text:p>
          </table:table-cell>
          <table:table-cell/>
          <table:table-cell office:value-type="string" calcext:value-type="string">
            <text:p>no</text:p>
          </table:table-cell>
          <table:table-cell table:number-columns-repeated="8"/>
          <table:table-cell table:formula="of:=IF([.S825]&lt;&gt;[.C825];&quot;X&quot;;&quot;&quot;)">
            <text:p/>
          </table:table-cell>
          <table:table-cell table:style-name="ce10" office:value-type="float" office:value="-2" calcext:value-type="float">
            <text:p>-2</text:p>
          </table:table-cell>
          <table:table-cell table:style-name="ce10" office:value-type="string" calcext:value-type="string">
            <text:p>storeaction-select-filter (DataAccessSwingLibrary)</text:p>
          </table:table-cell>
          <table:table-cell table:style-name="ce32" table:number-columns-repeated="3"/>
          <table:table-cell table:number-columns-repeated="1002"/>
        </table:table-row>
        <table:table-row table:style-name="ro6">
          <table:table-cell office:value-type="float" office:value="722" calcext:value-type="float">
            <text:p>722</text:p>
          </table:table-cell>
          <table:table-cell table:style-name="ce5" office:value-type="float" office:value="-2" calcext:value-type="float">
            <text:p>-2</text:p>
          </table:table-cell>
          <table:table-cell table:style-name="ce17" office:value-type="string" calcext:value-type="string">
            <text:p>storeaction-select (DataAccessSwingLibrary)</text:p>
          </table:table-cell>
          <table:table-cell table:style-name="ce17" table:formula="of:=SEARCH(&quot;(&quot;;[.C826])" office:value-type="float" office:value="20" calcext:value-type="float">
            <text:p>20</text:p>
          </table:table-cell>
          <table:table-cell table:style-name="ce17" table:formula="of:=LEFT([.C826];[.D826])" office:value-type="string" office:string-value="storeaction-select (" calcext:value-type="string">
            <text:p>storeaction-select (</text:p>
          </table:table-cell>
          <table:table-cell table:style-name="ce17" table:formula="of:=LEFT([.E826];LEN([.E826])-2)" office:value-type="string" office:string-value="storeaction-select" calcext:value-type="string">
            <text:p>storeaction-select</text:p>
          </table:table-cell>
          <table:table-cell/>
          <table:table-cell office:value-type="string" calcext:value-type="string">
            <text:p>no</text:p>
          </table:table-cell>
          <table:table-cell table:number-columns-repeated="8"/>
          <table:table-cell table:formula="of:=IF([.S826]&lt;&gt;[.C826];&quot;X&quot;;&quot;&quot;)">
            <text:p/>
          </table:table-cell>
          <table:table-cell table:style-name="ce10" office:value-type="float" office:value="-2" calcext:value-type="float">
            <text:p>-2</text:p>
          </table:table-cell>
          <table:table-cell table:style-name="ce10" office:value-type="string" calcext:value-type="string">
            <text:p>storeaction-select (DataAccessSwingLibrary)</text:p>
          </table:table-cell>
          <table:table-cell table:style-name="ce32" table:number-columns-repeated="3"/>
          <table:table-cell table:number-columns-repeated="1002"/>
        </table:table-row>
        <table:table-row table:style-name="ro6">
          <table:table-cell office:value-type="float" office:value="723" calcext:value-type="float">
            <text:p>723</text:p>
          </table:table-cell>
          <table:table-cell table:style-name="ce13" office:value-type="string" calcext:value-type="string">
            <text:p>Group storegeomtypes </text:p>
            <text:p>Images used in lists, dropdowns, and trees displaying layer names to indicate the type of geometry of the layer.</text:p>
          </table:table-cell>
          <table:table-cell/>
          <table:table-cell table:style-name="ce17" table:number-columns-repeated="3"/>
          <table:table-cell table:number-columns-repeated="10"/>
          <table:table-cell table:formula="of:=IF([.S827]&lt;&gt;[.C827];&quot;X&quot;;&quot;&quot;)">
            <text:p/>
          </table:table-cell>
          <table:table-cell table:style-name="ce14" office:value-type="string" calcext:value-type="string">
            <text:p>Group storegeomtypes </text:p>
            <text:p>Images used in lists, dropdowns, and trees displaying layer names to indicate the type of geometry of the layer.</text:p>
          </table:table-cell>
          <table:table-cell table:style-name="ce32" table:number-columns-repeated="4"/>
          <table:table-cell table:number-columns-repeated="1002"/>
        </table:table-row>
        <table:table-row table:style-name="ro6">
          <table:table-cell office:value-type="float" office:value="724" calcext:value-type="float">
            <text:p>724</text:p>
          </table:table-cell>
          <table:table-cell table:style-name="ce5" office:value-type="float" office:value="-2" calcext:value-type="float">
            <text:p>-2</text:p>
          </table:table-cell>
          <table:table-cell table:style-name="ce17" office:value-type="string" calcext:value-type="string">
            <text:p>store-geomtype-line-sel (DataAccessSwingLibrary)</text:p>
          </table:table-cell>
          <table:table-cell table:style-name="ce17" table:formula="of:=SEARCH(&quot;(&quot;;[.C828])" office:value-type="float" office:value="25" calcext:value-type="float">
            <text:p>25</text:p>
          </table:table-cell>
          <table:table-cell table:style-name="ce17" table:formula="of:=LEFT([.C828];[.D828])" office:value-type="string" office:string-value="store-geomtype-line-sel (" calcext:value-type="string">
            <text:p>store-geomtype-line-sel (</text:p>
          </table:table-cell>
          <table:table-cell table:style-name="ce17" table:formula="of:=LEFT([.E828];LEN([.E828])-2)" office:value-type="string" office:string-value="store-geomtype-line-sel" calcext:value-type="string">
            <text:p>store-geomtype-line-sel</text:p>
          </table:table-cell>
          <table:table-cell/>
          <table:table-cell office:value-type="string" calcext:value-type="string">
            <text:p>no</text:p>
          </table:table-cell>
          <table:table-cell table:number-columns-repeated="8"/>
          <table:table-cell table:formula="of:=IF([.S828]&lt;&gt;[.C828];&quot;X&quot;;&quot;&quot;)">
            <text:p/>
          </table:table-cell>
          <table:table-cell table:style-name="ce10" office:value-type="float" office:value="-2" calcext:value-type="float">
            <text:p>-2</text:p>
          </table:table-cell>
          <table:table-cell table:style-name="ce10" office:value-type="string" calcext:value-type="string">
            <text:p>store-geomtype-line-sel (DataAccessSwingLibrary)</text:p>
          </table:table-cell>
          <table:table-cell table:style-name="ce32" table:number-columns-repeated="3"/>
          <table:table-cell table:number-columns-repeated="1002"/>
        </table:table-row>
        <table:table-row table:style-name="ro6">
          <table:table-cell office:value-type="float" office:value="725" calcext:value-type="float">
            <text:p>725</text:p>
          </table:table-cell>
          <table:table-cell table:style-name="ce5" office:value-type="float" office:value="-2" calcext:value-type="float">
            <text:p>-2</text:p>
          </table:table-cell>
          <table:table-cell table:style-name="ce17" office:value-type="string" calcext:value-type="string">
            <text:p>store-geomtype-line (DataAccessSwingLibrary)</text:p>
          </table:table-cell>
          <table:table-cell table:style-name="ce17" table:formula="of:=SEARCH(&quot;(&quot;;[.C829])" office:value-type="float" office:value="21" calcext:value-type="float">
            <text:p>21</text:p>
          </table:table-cell>
          <table:table-cell table:style-name="ce17" table:formula="of:=LEFT([.C829];[.D829])" office:value-type="string" office:string-value="store-geomtype-line (" calcext:value-type="string">
            <text:p>store-geomtype-line (</text:p>
          </table:table-cell>
          <table:table-cell table:style-name="ce17" table:formula="of:=LEFT([.E829];LEN([.E829])-2)" office:value-type="string" office:string-value="store-geomtype-line" calcext:value-type="string">
            <text:p>store-geomtype-line</text:p>
          </table:table-cell>
          <table:table-cell/>
          <table:table-cell office:value-type="string" calcext:value-type="string">
            <text:p>no</text:p>
          </table:table-cell>
          <table:table-cell table:number-columns-repeated="8"/>
          <table:table-cell table:formula="of:=IF([.S829]&lt;&gt;[.C829];&quot;X&quot;;&quot;&quot;)">
            <text:p/>
          </table:table-cell>
          <table:table-cell table:style-name="ce10" office:value-type="float" office:value="-2" calcext:value-type="float">
            <text:p>-2</text:p>
          </table:table-cell>
          <table:table-cell table:style-name="ce10" office:value-type="string" calcext:value-type="string">
            <text:p>store-geomtype-line (DataAccessSwingLibrary)</text:p>
          </table:table-cell>
          <table:table-cell table:style-name="ce32" table:number-columns-repeated="3"/>
          <table:table-cell table:number-columns-repeated="1002"/>
        </table:table-row>
        <table:table-row table:style-name="ro6">
          <table:table-cell office:value-type="float" office:value="726" calcext:value-type="float">
            <text:p>726</text:p>
          </table:table-cell>
          <table:table-cell table:style-name="ce5" office:value-type="float" office:value="-2" calcext:value-type="float">
            <text:p>-2</text:p>
          </table:table-cell>
          <table:table-cell table:style-name="ce17" office:value-type="string" calcext:value-type="string">
            <text:p>store-geomtype-mix-sel (DataAccessSwingLibrary)</text:p>
          </table:table-cell>
          <table:table-cell table:style-name="ce17" table:formula="of:=SEARCH(&quot;(&quot;;[.C830])" office:value-type="float" office:value="24" calcext:value-type="float">
            <text:p>24</text:p>
          </table:table-cell>
          <table:table-cell table:style-name="ce17" table:formula="of:=LEFT([.C830];[.D830])" office:value-type="string" office:string-value="store-geomtype-mix-sel (" calcext:value-type="string">
            <text:p>store-geomtype-mix-sel (</text:p>
          </table:table-cell>
          <table:table-cell table:style-name="ce17" table:formula="of:=LEFT([.E830];LEN([.E830])-2)" office:value-type="string" office:string-value="store-geomtype-mix-sel" calcext:value-type="string">
            <text:p>store-geomtype-mix-sel</text:p>
          </table:table-cell>
          <table:table-cell/>
          <table:table-cell office:value-type="string" calcext:value-type="string">
            <text:p>no</text:p>
          </table:table-cell>
          <table:table-cell table:number-columns-repeated="8"/>
          <table:table-cell table:formula="of:=IF([.S830]&lt;&gt;[.C830];&quot;X&quot;;&quot;&quot;)">
            <text:p/>
          </table:table-cell>
          <table:table-cell table:style-name="ce10" office:value-type="float" office:value="-2" calcext:value-type="float">
            <text:p>-2</text:p>
          </table:table-cell>
          <table:table-cell table:style-name="ce10" office:value-type="string" calcext:value-type="string">
            <text:p>store-geomtype-mix-sel (DataAccessSwingLibrary)</text:p>
          </table:table-cell>
          <table:table-cell table:style-name="ce32" table:number-columns-repeated="3"/>
          <table:table-cell table:number-columns-repeated="1002"/>
        </table:table-row>
        <table:table-row table:style-name="ro6">
          <table:table-cell office:value-type="float" office:value="727" calcext:value-type="float">
            <text:p>727</text:p>
          </table:table-cell>
          <table:table-cell table:style-name="ce5" office:value-type="float" office:value="-2" calcext:value-type="float">
            <text:p>-2</text:p>
          </table:table-cell>
          <table:table-cell table:style-name="ce17" office:value-type="string" calcext:value-type="string">
            <text:p>store-geomtype-mix (DataAccessSwingLibrary)</text:p>
          </table:table-cell>
          <table:table-cell table:style-name="ce17" table:formula="of:=SEARCH(&quot;(&quot;;[.C831])" office:value-type="float" office:value="20" calcext:value-type="float">
            <text:p>20</text:p>
          </table:table-cell>
          <table:table-cell table:style-name="ce17" table:formula="of:=LEFT([.C831];[.D831])" office:value-type="string" office:string-value="store-geomtype-mix (" calcext:value-type="string">
            <text:p>store-geomtype-mix (</text:p>
          </table:table-cell>
          <table:table-cell table:style-name="ce17" table:formula="of:=LEFT([.E831];LEN([.E831])-2)" office:value-type="string" office:string-value="store-geomtype-mix" calcext:value-type="string">
            <text:p>store-geomtype-mix</text:p>
          </table:table-cell>
          <table:table-cell/>
          <table:table-cell office:value-type="string" calcext:value-type="string">
            <text:p>no</text:p>
          </table:table-cell>
          <table:table-cell table:number-columns-repeated="8"/>
          <table:table-cell table:formula="of:=IF([.S831]&lt;&gt;[.C831];&quot;X&quot;;&quot;&quot;)">
            <text:p/>
          </table:table-cell>
          <table:table-cell table:style-name="ce10" office:value-type="float" office:value="-2" calcext:value-type="float">
            <text:p>-2</text:p>
          </table:table-cell>
          <table:table-cell table:style-name="ce10" office:value-type="string" calcext:value-type="string">
            <text:p>store-geomtype-mix (DataAccessSwingLibrary)</text:p>
          </table:table-cell>
          <table:table-cell table:style-name="ce32" table:number-columns-repeated="3"/>
          <table:table-cell table:number-columns-repeated="1002"/>
        </table:table-row>
        <table:table-row table:style-name="ro6">
          <table:table-cell office:value-type="float" office:value="728" calcext:value-type="float">
            <text:p>728</text:p>
          </table:table-cell>
          <table:table-cell table:style-name="ce5" office:value-type="float" office:value="-2" calcext:value-type="float">
            <text:p>-2</text:p>
          </table:table-cell>
          <table:table-cell table:style-name="ce17" office:value-type="string" calcext:value-type="string">
            <text:p>store-geomtype-multiline-sel (DataAccessSwingLibrary)</text:p>
          </table:table-cell>
          <table:table-cell table:style-name="ce17" table:formula="of:=SEARCH(&quot;(&quot;;[.C832])" office:value-type="float" office:value="30" calcext:value-type="float">
            <text:p>30</text:p>
          </table:table-cell>
          <table:table-cell table:style-name="ce17" table:formula="of:=LEFT([.C832];[.D832])" office:value-type="string" office:string-value="store-geomtype-multiline-sel (" calcext:value-type="string">
            <text:p>store-geomtype-multiline-sel (</text:p>
          </table:table-cell>
          <table:table-cell table:style-name="ce17" table:formula="of:=LEFT([.E832];LEN([.E832])-2)" office:value-type="string" office:string-value="store-geomtype-multiline-sel" calcext:value-type="string">
            <text:p>store-geomtype-multiline-sel</text:p>
          </table:table-cell>
          <table:table-cell/>
          <table:table-cell office:value-type="string" calcext:value-type="string">
            <text:p>no</text:p>
          </table:table-cell>
          <table:table-cell table:number-columns-repeated="8"/>
          <table:table-cell table:formula="of:=IF([.S832]&lt;&gt;[.C832];&quot;X&quot;;&quot;&quot;)">
            <text:p/>
          </table:table-cell>
          <table:table-cell table:style-name="ce10" office:value-type="float" office:value="-2" calcext:value-type="float">
            <text:p>-2</text:p>
          </table:table-cell>
          <table:table-cell table:style-name="ce10" office:value-type="string" calcext:value-type="string">
            <text:p>store-geomtype-multiline-sel (DataAccessSwingLibrary)</text:p>
          </table:table-cell>
          <table:table-cell table:style-name="ce32" table:number-columns-repeated="3"/>
          <table:table-cell table:number-columns-repeated="1002"/>
        </table:table-row>
        <table:table-row table:style-name="ro6">
          <table:table-cell office:value-type="float" office:value="729" calcext:value-type="float">
            <text:p>729</text:p>
          </table:table-cell>
          <table:table-cell table:style-name="ce5" office:value-type="float" office:value="-2" calcext:value-type="float">
            <text:p>-2</text:p>
          </table:table-cell>
          <table:table-cell table:style-name="ce17" office:value-type="string" calcext:value-type="string">
            <text:p>store-geomtype-multiline (DataAccessSwingLibrary)</text:p>
          </table:table-cell>
          <table:table-cell table:style-name="ce17" table:formula="of:=SEARCH(&quot;(&quot;;[.C833])" office:value-type="float" office:value="26" calcext:value-type="float">
            <text:p>26</text:p>
          </table:table-cell>
          <table:table-cell table:style-name="ce17" table:formula="of:=LEFT([.C833];[.D833])" office:value-type="string" office:string-value="store-geomtype-multiline (" calcext:value-type="string">
            <text:p>store-geomtype-multiline (</text:p>
          </table:table-cell>
          <table:table-cell table:style-name="ce17" table:formula="of:=LEFT([.E833];LEN([.E833])-2)" office:value-type="string" office:string-value="store-geomtype-multiline" calcext:value-type="string">
            <text:p>store-geomtype-multiline</text:p>
          </table:table-cell>
          <table:table-cell/>
          <table:table-cell office:value-type="string" calcext:value-type="string">
            <text:p>no</text:p>
          </table:table-cell>
          <table:table-cell table:number-columns-repeated="8"/>
          <table:table-cell table:formula="of:=IF([.S833]&lt;&gt;[.C833];&quot;X&quot;;&quot;&quot;)">
            <text:p/>
          </table:table-cell>
          <table:table-cell table:style-name="ce10" office:value-type="float" office:value="-2" calcext:value-type="float">
            <text:p>-2</text:p>
          </table:table-cell>
          <table:table-cell table:style-name="ce10" office:value-type="string" calcext:value-type="string">
            <text:p>store-geomtype-multiline (DataAccessSwingLibrary)</text:p>
          </table:table-cell>
          <table:table-cell table:style-name="ce32" table:number-columns-repeated="3"/>
          <table:table-cell table:number-columns-repeated="1002"/>
        </table:table-row>
        <table:table-row table:style-name="ro6">
          <table:table-cell office:value-type="float" office:value="730" calcext:value-type="float">
            <text:p>730</text:p>
          </table:table-cell>
          <table:table-cell table:style-name="ce5" office:value-type="float" office:value="-2" calcext:value-type="float">
            <text:p>-2</text:p>
          </table:table-cell>
          <table:table-cell table:style-name="ce17" office:value-type="string" calcext:value-type="string">
            <text:p>store-geomtype-multipoint-sel (DataAccessSwingLibrary)</text:p>
          </table:table-cell>
          <table:table-cell table:style-name="ce17" table:formula="of:=SEARCH(&quot;(&quot;;[.C834])" office:value-type="float" office:value="31" calcext:value-type="float">
            <text:p>31</text:p>
          </table:table-cell>
          <table:table-cell table:style-name="ce17" table:formula="of:=LEFT([.C834];[.D834])" office:value-type="string" office:string-value="store-geomtype-multipoint-sel (" calcext:value-type="string">
            <text:p>store-geomtype-multipoint-sel (</text:p>
          </table:table-cell>
          <table:table-cell table:style-name="ce17" table:formula="of:=LEFT([.E834];LEN([.E834])-2)" office:value-type="string" office:string-value="store-geomtype-multipoint-sel" calcext:value-type="string">
            <text:p>store-geomtype-multipoint-sel</text:p>
          </table:table-cell>
          <table:table-cell/>
          <table:table-cell office:value-type="string" calcext:value-type="string">
            <text:p>no</text:p>
          </table:table-cell>
          <table:table-cell table:number-columns-repeated="8"/>
          <table:table-cell table:formula="of:=IF([.S834]&lt;&gt;[.C834];&quot;X&quot;;&quot;&quot;)">
            <text:p/>
          </table:table-cell>
          <table:table-cell table:style-name="ce10" office:value-type="float" office:value="-2" calcext:value-type="float">
            <text:p>-2</text:p>
          </table:table-cell>
          <table:table-cell table:style-name="ce10" office:value-type="string" calcext:value-type="string">
            <text:p>store-geomtype-multipoint-sel (DataAccessSwingLibrary)</text:p>
          </table:table-cell>
          <table:table-cell table:style-name="ce32" table:number-columns-repeated="3"/>
          <table:table-cell table:number-columns-repeated="1002"/>
        </table:table-row>
        <table:table-row table:style-name="ro6">
          <table:table-cell office:value-type="float" office:value="731" calcext:value-type="float">
            <text:p>731</text:p>
          </table:table-cell>
          <table:table-cell table:style-name="ce5" office:value-type="float" office:value="-2" calcext:value-type="float">
            <text:p>-2</text:p>
          </table:table-cell>
          <table:table-cell table:style-name="ce17" office:value-type="string" calcext:value-type="string">
            <text:p>store-geomtype-multipoint (DataAccessSwingLibrary)</text:p>
          </table:table-cell>
          <table:table-cell table:style-name="ce17" table:formula="of:=SEARCH(&quot;(&quot;;[.C835])" office:value-type="float" office:value="27" calcext:value-type="float">
            <text:p>27</text:p>
          </table:table-cell>
          <table:table-cell table:style-name="ce17" table:formula="of:=LEFT([.C835];[.D835])" office:value-type="string" office:string-value="store-geomtype-multipoint (" calcext:value-type="string">
            <text:p>store-geomtype-multipoint (</text:p>
          </table:table-cell>
          <table:table-cell table:style-name="ce17" table:formula="of:=LEFT([.E835];LEN([.E835])-2)" office:value-type="string" office:string-value="store-geomtype-multipoint" calcext:value-type="string">
            <text:p>store-geomtype-multipoint</text:p>
          </table:table-cell>
          <table:table-cell/>
          <table:table-cell office:value-type="string" calcext:value-type="string">
            <text:p>no</text:p>
          </table:table-cell>
          <table:table-cell table:number-columns-repeated="8"/>
          <table:table-cell table:formula="of:=IF([.S835]&lt;&gt;[.C835];&quot;X&quot;;&quot;&quot;)">
            <text:p/>
          </table:table-cell>
          <table:table-cell table:style-name="ce10" office:value-type="float" office:value="-2" calcext:value-type="float">
            <text:p>-2</text:p>
          </table:table-cell>
          <table:table-cell table:style-name="ce10" office:value-type="string" calcext:value-type="string">
            <text:p>store-geomtype-multipoint (DataAccessSwingLibrary)</text:p>
          </table:table-cell>
          <table:table-cell table:style-name="ce32" table:number-columns-repeated="3"/>
          <table:table-cell table:number-columns-repeated="1002"/>
        </table:table-row>
        <table:table-row table:style-name="ro6">
          <table:table-cell office:value-type="float" office:value="732" calcext:value-type="float">
            <text:p>732</text:p>
          </table:table-cell>
          <table:table-cell table:style-name="ce5" office:value-type="float" office:value="-2" calcext:value-type="float">
            <text:p>-2</text:p>
          </table:table-cell>
          <table:table-cell table:style-name="ce17" office:value-type="string" calcext:value-type="string">
            <text:p>store-geomtype-multipolygon-sel (DataAccessSwingLibrary)</text:p>
          </table:table-cell>
          <table:table-cell table:style-name="ce17" table:formula="of:=SEARCH(&quot;(&quot;;[.C836])" office:value-type="float" office:value="33" calcext:value-type="float">
            <text:p>33</text:p>
          </table:table-cell>
          <table:table-cell table:style-name="ce17" table:formula="of:=LEFT([.C836];[.D836])" office:value-type="string" office:string-value="store-geomtype-multipolygon-sel (" calcext:value-type="string">
            <text:p>store-geomtype-multipolygon-sel (</text:p>
          </table:table-cell>
          <table:table-cell table:style-name="ce17" table:formula="of:=LEFT([.E836];LEN([.E836])-2)" office:value-type="string" office:string-value="store-geomtype-multipolygon-sel" calcext:value-type="string">
            <text:p>store-geomtype-multipolygon-sel</text:p>
          </table:table-cell>
          <table:table-cell/>
          <table:table-cell office:value-type="string" calcext:value-type="string">
            <text:p>no</text:p>
          </table:table-cell>
          <table:table-cell table:number-columns-repeated="8"/>
          <table:table-cell table:formula="of:=IF([.S836]&lt;&gt;[.C836];&quot;X&quot;;&quot;&quot;)">
            <text:p/>
          </table:table-cell>
          <table:table-cell table:style-name="ce10" office:value-type="float" office:value="-2" calcext:value-type="float">
            <text:p>-2</text:p>
          </table:table-cell>
          <table:table-cell table:style-name="ce10" office:value-type="string" calcext:value-type="string">
            <text:p>store-geomtype-multipolygon-sel (DataAccessSwingLibrary)</text:p>
          </table:table-cell>
          <table:table-cell table:style-name="ce32" table:number-columns-repeated="3"/>
          <table:table-cell table:number-columns-repeated="1002"/>
        </table:table-row>
        <table:table-row table:style-name="ro6">
          <table:table-cell office:value-type="float" office:value="733" calcext:value-type="float">
            <text:p>733</text:p>
          </table:table-cell>
          <table:table-cell table:style-name="ce5" office:value-type="float" office:value="-2" calcext:value-type="float">
            <text:p>-2</text:p>
          </table:table-cell>
          <table:table-cell table:style-name="ce17" office:value-type="string" calcext:value-type="string">
            <text:p>store-geomtype-multipolygon (DataAccessSwingLibrary)</text:p>
          </table:table-cell>
          <table:table-cell table:style-name="ce17" table:formula="of:=SEARCH(&quot;(&quot;;[.C837])" office:value-type="float" office:value="29" calcext:value-type="float">
            <text:p>29</text:p>
          </table:table-cell>
          <table:table-cell table:style-name="ce17" table:formula="of:=LEFT([.C837];[.D837])" office:value-type="string" office:string-value="store-geomtype-multipolygon (" calcext:value-type="string">
            <text:p>store-geomtype-multipolygon (</text:p>
          </table:table-cell>
          <table:table-cell table:style-name="ce17" table:formula="of:=LEFT([.E837];LEN([.E837])-2)" office:value-type="string" office:string-value="store-geomtype-multipolygon" calcext:value-type="string">
            <text:p>store-geomtype-multipolygon</text:p>
          </table:table-cell>
          <table:table-cell/>
          <table:table-cell office:value-type="string" calcext:value-type="string">
            <text:p>no</text:p>
          </table:table-cell>
          <table:table-cell table:number-columns-repeated="8"/>
          <table:table-cell table:formula="of:=IF([.S837]&lt;&gt;[.C837];&quot;X&quot;;&quot;&quot;)">
            <text:p/>
          </table:table-cell>
          <table:table-cell table:style-name="ce10" office:value-type="float" office:value="-2" calcext:value-type="float">
            <text:p>-2</text:p>
          </table:table-cell>
          <table:table-cell table:style-name="ce10" office:value-type="string" calcext:value-type="string">
            <text:p>store-geomtype-multipolygon (DataAccessSwingLibrary)</text:p>
          </table:table-cell>
          <table:table-cell table:style-name="ce32" table:number-columns-repeated="3"/>
          <table:table-cell table:number-columns-repeated="1002"/>
        </table:table-row>
        <table:table-row table:style-name="ro6">
          <table:table-cell office:value-type="float" office:value="734" calcext:value-type="float">
            <text:p>734</text:p>
          </table:table-cell>
          <table:table-cell table:style-name="ce5" office:value-type="float" office:value="-2" calcext:value-type="float">
            <text:p>-2</text:p>
          </table:table-cell>
          <table:table-cell table:style-name="ce17" office:value-type="string" calcext:value-type="string">
            <text:p>store-geomtype-point-sel (DataAccessSwingLibrary)</text:p>
          </table:table-cell>
          <table:table-cell table:style-name="ce17" table:formula="of:=SEARCH(&quot;(&quot;;[.C838])" office:value-type="float" office:value="26" calcext:value-type="float">
            <text:p>26</text:p>
          </table:table-cell>
          <table:table-cell table:style-name="ce17" table:formula="of:=LEFT([.C838];[.D838])" office:value-type="string" office:string-value="store-geomtype-point-sel (" calcext:value-type="string">
            <text:p>store-geomtype-point-sel (</text:p>
          </table:table-cell>
          <table:table-cell table:style-name="ce17" table:formula="of:=LEFT([.E838];LEN([.E838])-2)" office:value-type="string" office:string-value="store-geomtype-point-sel" calcext:value-type="string">
            <text:p>store-geomtype-point-sel</text:p>
          </table:table-cell>
          <table:table-cell/>
          <table:table-cell office:value-type="string" calcext:value-type="string">
            <text:p>no</text:p>
          </table:table-cell>
          <table:table-cell table:number-columns-repeated="8"/>
          <table:table-cell table:formula="of:=IF([.S838]&lt;&gt;[.C838];&quot;X&quot;;&quot;&quot;)">
            <text:p/>
          </table:table-cell>
          <table:table-cell table:style-name="ce10" office:value-type="float" office:value="-2" calcext:value-type="float">
            <text:p>-2</text:p>
          </table:table-cell>
          <table:table-cell table:style-name="ce10" office:value-type="string" calcext:value-type="string">
            <text:p>store-geomtype-point-sel (DataAccessSwingLibrary)</text:p>
          </table:table-cell>
          <table:table-cell table:style-name="ce32" table:number-columns-repeated="3"/>
          <table:table-cell table:number-columns-repeated="1002"/>
        </table:table-row>
        <table:table-row table:style-name="ro6">
          <table:table-cell office:value-type="float" office:value="735" calcext:value-type="float">
            <text:p>735</text:p>
          </table:table-cell>
          <table:table-cell table:style-name="ce5" office:value-type="float" office:value="-2" calcext:value-type="float">
            <text:p>-2</text:p>
          </table:table-cell>
          <table:table-cell table:style-name="ce17" office:value-type="string" calcext:value-type="string">
            <text:p>store-geomtype-point (DataAccessSwingLibrary)</text:p>
          </table:table-cell>
          <table:table-cell table:style-name="ce17" table:formula="of:=SEARCH(&quot;(&quot;;[.C839])" office:value-type="float" office:value="22" calcext:value-type="float">
            <text:p>22</text:p>
          </table:table-cell>
          <table:table-cell table:style-name="ce17" table:formula="of:=LEFT([.C839];[.D839])" office:value-type="string" office:string-value="store-geomtype-point (" calcext:value-type="string">
            <text:p>store-geomtype-point (</text:p>
          </table:table-cell>
          <table:table-cell table:style-name="ce17" table:formula="of:=LEFT([.E839];LEN([.E839])-2)" office:value-type="string" office:string-value="store-geomtype-point" calcext:value-type="string">
            <text:p>store-geomtype-point</text:p>
          </table:table-cell>
          <table:table-cell/>
          <table:table-cell office:value-type="string" calcext:value-type="string">
            <text:p>no</text:p>
          </table:table-cell>
          <table:table-cell table:number-columns-repeated="8"/>
          <table:table-cell table:formula="of:=IF([.S839]&lt;&gt;[.C839];&quot;X&quot;;&quot;&quot;)">
            <text:p/>
          </table:table-cell>
          <table:table-cell table:style-name="ce10" office:value-type="float" office:value="-2" calcext:value-type="float">
            <text:p>-2</text:p>
          </table:table-cell>
          <table:table-cell table:style-name="ce10" office:value-type="string" calcext:value-type="string">
            <text:p>store-geomtype-point (DataAccessSwingLibrary)</text:p>
          </table:table-cell>
          <table:table-cell table:style-name="ce32" table:number-columns-repeated="3"/>
          <table:table-cell table:number-columns-repeated="1002"/>
        </table:table-row>
        <table:table-row table:style-name="ro6">
          <table:table-cell office:value-type="float" office:value="736" calcext:value-type="float">
            <text:p>736</text:p>
          </table:table-cell>
          <table:table-cell table:style-name="ce5" office:value-type="float" office:value="-2" calcext:value-type="float">
            <text:p>-2</text:p>
          </table:table-cell>
          <table:table-cell table:style-name="ce17" office:value-type="string" calcext:value-type="string">
            <text:p>store-geomtype-polygon-sel (DataAccessSwingLibrary)</text:p>
          </table:table-cell>
          <table:table-cell table:style-name="ce17" table:formula="of:=SEARCH(&quot;(&quot;;[.C840])" office:value-type="float" office:value="28" calcext:value-type="float">
            <text:p>28</text:p>
          </table:table-cell>
          <table:table-cell table:style-name="ce17" table:formula="of:=LEFT([.C840];[.D840])" office:value-type="string" office:string-value="store-geomtype-polygon-sel (" calcext:value-type="string">
            <text:p>store-geomtype-polygon-sel (</text:p>
          </table:table-cell>
          <table:table-cell table:style-name="ce17" table:formula="of:=LEFT([.E840];LEN([.E840])-2)" office:value-type="string" office:string-value="store-geomtype-polygon-sel" calcext:value-type="string">
            <text:p>store-geomtype-polygon-sel</text:p>
          </table:table-cell>
          <table:table-cell/>
          <table:table-cell office:value-type="string" calcext:value-type="string">
            <text:p>no</text:p>
          </table:table-cell>
          <table:table-cell table:number-columns-repeated="8"/>
          <table:table-cell table:formula="of:=IF([.S840]&lt;&gt;[.C840];&quot;X&quot;;&quot;&quot;)">
            <text:p/>
          </table:table-cell>
          <table:table-cell table:style-name="ce10" office:value-type="float" office:value="-2" calcext:value-type="float">
            <text:p>-2</text:p>
          </table:table-cell>
          <table:table-cell table:style-name="ce10" office:value-type="string" calcext:value-type="string">
            <text:p>store-geomtype-polygon-sel (DataAccessSwingLibrary)</text:p>
          </table:table-cell>
          <table:table-cell table:style-name="ce32" table:number-columns-repeated="3"/>
          <table:table-cell table:number-columns-repeated="1002"/>
        </table:table-row>
        <table:table-row table:style-name="ro6">
          <table:table-cell office:value-type="float" office:value="737" calcext:value-type="float">
            <text:p>737</text:p>
          </table:table-cell>
          <table:table-cell table:style-name="ce5" office:value-type="float" office:value="-2" calcext:value-type="float">
            <text:p>-2</text:p>
          </table:table-cell>
          <table:table-cell table:style-name="ce17" office:value-type="string" calcext:value-type="string">
            <text:p>store-geomtype-polygon (DataAccessSwingLibrary)</text:p>
          </table:table-cell>
          <table:table-cell table:style-name="ce17" table:formula="of:=SEARCH(&quot;(&quot;;[.C841])" office:value-type="float" office:value="24" calcext:value-type="float">
            <text:p>24</text:p>
          </table:table-cell>
          <table:table-cell table:style-name="ce17" table:formula="of:=LEFT([.C841];[.D841])" office:value-type="string" office:string-value="store-geomtype-polygon (" calcext:value-type="string">
            <text:p>store-geomtype-polygon (</text:p>
          </table:table-cell>
          <table:table-cell table:style-name="ce17" table:formula="of:=LEFT([.E841];LEN([.E841])-2)" office:value-type="string" office:string-value="store-geomtype-polygon" calcext:value-type="string">
            <text:p>store-geomtype-polygon</text:p>
          </table:table-cell>
          <table:table-cell/>
          <table:table-cell office:value-type="string" calcext:value-type="string">
            <text:p>no</text:p>
          </table:table-cell>
          <table:table-cell table:number-columns-repeated="8"/>
          <table:table-cell table:formula="of:=IF([.S841]&lt;&gt;[.C841];&quot;X&quot;;&quot;&quot;)">
            <text:p/>
          </table:table-cell>
          <table:table-cell table:style-name="ce10" office:value-type="float" office:value="-2" calcext:value-type="float">
            <text:p>-2</text:p>
          </table:table-cell>
          <table:table-cell table:style-name="ce10" office:value-type="string" calcext:value-type="string">
            <text:p>store-geomtype-polygon (DataAccessSwingLibrary)</text:p>
          </table:table-cell>
          <table:table-cell table:style-name="ce32" table:number-columns-repeated="3"/>
          <table:table-cell table:number-columns-repeated="1002"/>
        </table:table-row>
        <table:table-row table:style-name="ro6">
          <table:table-cell office:value-type="float" office:value="738" calcext:value-type="float">
            <text:p>738</text:p>
          </table:table-cell>
          <table:table-cell table:style-name="ce5" office:value-type="float" office:value="-2" calcext:value-type="float">
            <text:p>-2</text:p>
          </table:table-cell>
          <table:table-cell table:style-name="ce17" office:value-type="string" calcext:value-type="string">
            <text:p>store-geomtype-raster (DataAccessSwingLibrary)</text:p>
          </table:table-cell>
          <table:table-cell table:style-name="ce17" table:formula="of:=SEARCH(&quot;(&quot;;[.C842])" office:value-type="float" office:value="23" calcext:value-type="float">
            <text:p>23</text:p>
          </table:table-cell>
          <table:table-cell table:style-name="ce17" table:formula="of:=LEFT([.C842];[.D842])" office:value-type="string" office:string-value="store-geomtype-raster (" calcext:value-type="string">
            <text:p>store-geomtype-raster (</text:p>
          </table:table-cell>
          <table:table-cell table:style-name="ce17" table:formula="of:=LEFT([.E842];LEN([.E842])-2)" office:value-type="string" office:string-value="store-geomtype-raster" calcext:value-type="string">
            <text:p>store-geomtype-raster</text:p>
          </table:table-cell>
          <table:table-cell/>
          <table:table-cell office:value-type="string" calcext:value-type="string">
            <text:p>no</text:p>
          </table:table-cell>
          <table:table-cell table:number-columns-repeated="8"/>
          <table:table-cell table:formula="of:=IF([.S842]&lt;&gt;[.C842];&quot;X&quot;;&quot;&quot;)">
            <text:p/>
          </table:table-cell>
          <table:table-cell table:style-name="ce10" office:value-type="float" office:value="-2" calcext:value-type="float">
            <text:p>-2</text:p>
          </table:table-cell>
          <table:table-cell table:style-name="ce10" office:value-type="string" calcext:value-type="string">
            <text:p>store-geomtype-raster (DataAccessSwingLibrary)</text:p>
          </table:table-cell>
          <table:table-cell table:style-name="ce32" table:number-columns-repeated="3"/>
          <table:table-cell table:number-columns-repeated="1002"/>
        </table:table-row>
        <table:table-row table:style-name="ro6">
          <table:table-cell office:value-type="float" office:value="739" calcext:value-type="float">
            <text:p>739</text:p>
          </table:table-cell>
          <table:table-cell table:style-name="ce5" office:value-type="float" office:value="-2" calcext:value-type="float">
            <text:p>-2</text:p>
          </table:table-cell>
          <table:table-cell table:style-name="ce17" office:value-type="string" calcext:value-type="string">
            <text:p>store-geomtype-wrong (DataAccessSwingLibrary)</text:p>
          </table:table-cell>
          <table:table-cell table:style-name="ce17" table:formula="of:=SEARCH(&quot;(&quot;;[.C843])" office:value-type="float" office:value="22" calcext:value-type="float">
            <text:p>22</text:p>
          </table:table-cell>
          <table:table-cell table:style-name="ce17" table:formula="of:=LEFT([.C843];[.D843])" office:value-type="string" office:string-value="store-geomtype-wrong (" calcext:value-type="string">
            <text:p>store-geomtype-wrong (</text:p>
          </table:table-cell>
          <table:table-cell table:style-name="ce17" table:formula="of:=LEFT([.E843];LEN([.E843])-2)" office:value-type="string" office:string-value="store-geomtype-wrong" calcext:value-type="string">
            <text:p>store-geomtype-wrong</text:p>
          </table:table-cell>
          <table:table-cell/>
          <table:table-cell office:value-type="string" calcext:value-type="string">
            <text:p>no</text:p>
          </table:table-cell>
          <table:table-cell table:number-columns-repeated="8"/>
          <table:table-cell table:formula="of:=IF([.S843]&lt;&gt;[.C843];&quot;X&quot;;&quot;&quot;)">
            <text:p/>
          </table:table-cell>
          <table:table-cell table:style-name="ce10" office:value-type="float" office:value="-2" calcext:value-type="float">
            <text:p>-2</text:p>
          </table:table-cell>
          <table:table-cell table:style-name="ce10" office:value-type="string" calcext:value-type="string">
            <text:p>store-geomtype-wrong (DataAccessSwingLibrary)</text:p>
          </table:table-cell>
          <table:table-cell table:style-name="ce32" table:number-columns-repeated="3"/>
          <table:table-cell table:number-columns-repeated="1002"/>
        </table:table-row>
        <table:table-row table:style-name="ro5">
          <table:table-cell office:value-type="float" office:value="740" calcext:value-type="float">
            <text:p>740</text:p>
          </table:table-cell>
          <table:table-cell table:style-name="ce13" office:value-type="string" calcext:value-type="string">
            <text:p>Group storesearch</text:p>
          </table:table-cell>
          <table:table-cell/>
          <table:table-cell table:style-name="ce17" table:number-columns-repeated="3"/>
          <table:table-cell table:number-columns-repeated="10"/>
          <table:table-cell table:formula="of:=IF([.S844]&lt;&gt;[.C844];&quot;X&quot;;&quot;&quot;)">
            <text:p/>
          </table:table-cell>
          <table:table-cell table:style-name="ce14" office:value-type="string" calcext:value-type="string">
            <text:p>Group storesearch</text:p>
          </table:table-cell>
          <table:table-cell table:style-name="ce32" table:number-columns-repeated="4"/>
          <table:table-cell table:number-columns-repeated="1002"/>
        </table:table-row>
        <table:table-row table:style-name="ro6">
          <table:table-cell office:value-type="float" office:value="741" calcext:value-type="float">
            <text:p>741</text:p>
          </table:table-cell>
          <table:table-cell table:style-name="ce5" office:value-type="float" office:value="-2" calcext:value-type="float">
            <text:p>-2</text:p>
          </table:table-cell>
          <table:table-cell table:style-name="ce17" office:value-type="string" calcext:value-type="string">
            <text:p>search-geometry-select (DataAccessSwingLibrary)</text:p>
          </table:table-cell>
          <table:table-cell table:style-name="ce17" table:formula="of:=SEARCH(&quot;(&quot;;[.C845])" office:value-type="float" office:value="24" calcext:value-type="float">
            <text:p>24</text:p>
          </table:table-cell>
          <table:table-cell table:style-name="ce17" table:formula="of:=LEFT([.C845];[.D845])" office:value-type="string" office:string-value="search-geometry-select (" calcext:value-type="string">
            <text:p>search-geometry-select (</text:p>
          </table:table-cell>
          <table:table-cell table:style-name="ce17" table:formula="of:=LEFT([.E845];LEN([.E845])-2)" office:value-type="string" office:string-value="search-geometry-select" calcext:value-type="string">
            <text:p>search-geometry-select</text:p>
          </table:table-cell>
          <table:table-cell/>
          <table:table-cell office:value-type="string" calcext:value-type="string">
            <text:p>no</text:p>
          </table:table-cell>
          <table:table-cell table:number-columns-repeated="8"/>
          <table:table-cell table:formula="of:=IF([.S845]&lt;&gt;[.C845];&quot;X&quot;;&quot;&quot;)">
            <text:p/>
          </table:table-cell>
          <table:table-cell table:style-name="ce10" office:value-type="float" office:value="-2" calcext:value-type="float">
            <text:p>-2</text:p>
          </table:table-cell>
          <table:table-cell table:style-name="ce10" office:value-type="string" calcext:value-type="string">
            <text:p>search-geometry-select (DataAccessSwingLibrary)</text:p>
          </table:table-cell>
          <table:table-cell table:style-name="ce32" table:number-columns-repeated="3"/>
          <table:table-cell table:number-columns-repeated="1002"/>
        </table:table-row>
        <table:table-row table:style-name="ro6">
          <table:table-cell office:value-type="float" office:value="742" calcext:value-type="float">
            <text:p>742</text:p>
          </table:table-cell>
          <table:table-cell table:style-name="ce5" office:value-type="float" office:value="-2" calcext:value-type="float">
            <text:p>-2</text:p>
          </table:table-cell>
          <table:table-cell table:style-name="ce17" office:value-type="string" calcext:value-type="string">
            <text:p>search-nullbehavior-false (DataAccessSwingLibrary)</text:p>
          </table:table-cell>
          <table:table-cell table:style-name="ce17" table:formula="of:=SEARCH(&quot;(&quot;;[.C846])" office:value-type="float" office:value="27" calcext:value-type="float">
            <text:p>27</text:p>
          </table:table-cell>
          <table:table-cell table:style-name="ce17" table:formula="of:=LEFT([.C846];[.D846])" office:value-type="string" office:string-value="search-nullbehavior-false (" calcext:value-type="string">
            <text:p>search-nullbehavior-false (</text:p>
          </table:table-cell>
          <table:table-cell table:style-name="ce17" table:formula="of:=LEFT([.E846];LEN([.E846])-2)" office:value-type="string" office:string-value="search-nullbehavior-false" calcext:value-type="string">
            <text:p>search-nullbehavior-false</text:p>
          </table:table-cell>
          <table:table-cell/>
          <table:table-cell office:value-type="string" calcext:value-type="string">
            <text:p>no</text:p>
          </table:table-cell>
          <table:table-cell table:number-columns-repeated="8"/>
          <table:table-cell table:formula="of:=IF([.S846]&lt;&gt;[.C846];&quot;X&quot;;&quot;&quot;)">
            <text:p/>
          </table:table-cell>
          <table:table-cell table:style-name="ce10" office:value-type="float" office:value="-2" calcext:value-type="float">
            <text:p>-2</text:p>
          </table:table-cell>
          <table:table-cell table:style-name="ce10" office:value-type="string" calcext:value-type="string">
            <text:p>search-nullbehavior-false (DataAccessSwingLibrary)</text:p>
          </table:table-cell>
          <table:table-cell table:style-name="ce32" table:number-columns-repeated="3"/>
          <table:table-cell table:number-columns-repeated="1002"/>
        </table:table-row>
        <table:table-row table:style-name="ro6">
          <table:table-cell office:value-type="float" office:value="743" calcext:value-type="float">
            <text:p>743</text:p>
          </table:table-cell>
          <table:table-cell table:style-name="ce5" office:value-type="float" office:value="-2" calcext:value-type="float">
            <text:p>-2</text:p>
          </table:table-cell>
          <table:table-cell table:style-name="ce17" office:value-type="string" calcext:value-type="string">
            <text:p>search-nullbehavior-null (DataAccessSwingLibrary)</text:p>
          </table:table-cell>
          <table:table-cell table:style-name="ce17" table:formula="of:=SEARCH(&quot;(&quot;;[.C847])" office:value-type="float" office:value="26" calcext:value-type="float">
            <text:p>26</text:p>
          </table:table-cell>
          <table:table-cell table:style-name="ce17" table:formula="of:=LEFT([.C847];[.D847])" office:value-type="string" office:string-value="search-nullbehavior-null (" calcext:value-type="string">
            <text:p>search-nullbehavior-null (</text:p>
          </table:table-cell>
          <table:table-cell table:style-name="ce17" table:formula="of:=LEFT([.E847];LEN([.E847])-2)" office:value-type="string" office:string-value="search-nullbehavior-null" calcext:value-type="string">
            <text:p>search-nullbehavior-null</text:p>
          </table:table-cell>
          <table:table-cell/>
          <table:table-cell office:value-type="string" calcext:value-type="string">
            <text:p>no</text:p>
          </table:table-cell>
          <table:table-cell table:number-columns-repeated="8"/>
          <table:table-cell table:formula="of:=IF([.S847]&lt;&gt;[.C847];&quot;X&quot;;&quot;&quot;)">
            <text:p/>
          </table:table-cell>
          <table:table-cell table:style-name="ce10" office:value-type="float" office:value="-2" calcext:value-type="float">
            <text:p>-2</text:p>
          </table:table-cell>
          <table:table-cell table:style-name="ce10" office:value-type="string" calcext:value-type="string">
            <text:p>search-nullbehavior-null (DataAccessSwingLibrary)</text:p>
          </table:table-cell>
          <table:table-cell table:style-name="ce32" table:number-columns-repeated="3"/>
          <table:table-cell table:number-columns-repeated="1002"/>
        </table:table-row>
        <table:table-row table:style-name="ro6">
          <table:table-cell office:value-type="float" office:value="744" calcext:value-type="float">
            <text:p>744</text:p>
          </table:table-cell>
          <table:table-cell table:style-name="ce5" office:value-type="float" office:value="-2" calcext:value-type="float">
            <text:p>-2</text:p>
          </table:table-cell>
          <table:table-cell table:style-name="ce17" office:value-type="string" calcext:value-type="string">
            <text:p>search-nullbehavior-true (DataAccessSwingLibrary)</text:p>
          </table:table-cell>
          <table:table-cell table:style-name="ce17" table:formula="of:=SEARCH(&quot;(&quot;;[.C848])" office:value-type="float" office:value="26" calcext:value-type="float">
            <text:p>26</text:p>
          </table:table-cell>
          <table:table-cell table:style-name="ce17" table:formula="of:=LEFT([.C848];[.D848])" office:value-type="string" office:string-value="search-nullbehavior-true (" calcext:value-type="string">
            <text:p>search-nullbehavior-true (</text:p>
          </table:table-cell>
          <table:table-cell table:style-name="ce17" table:formula="of:=LEFT([.E848];LEN([.E848])-2)" office:value-type="string" office:string-value="search-nullbehavior-true" calcext:value-type="string">
            <text:p>search-nullbehavior-true</text:p>
          </table:table-cell>
          <table:table-cell/>
          <table:table-cell office:value-type="string" calcext:value-type="string">
            <text:p>no</text:p>
          </table:table-cell>
          <table:table-cell table:number-columns-repeated="8"/>
          <table:table-cell table:formula="of:=IF([.S848]&lt;&gt;[.C848];&quot;X&quot;;&quot;&quot;)">
            <text:p/>
          </table:table-cell>
          <table:table-cell table:style-name="ce10" office:value-type="float" office:value="-2" calcext:value-type="float">
            <text:p>-2</text:p>
          </table:table-cell>
          <table:table-cell table:style-name="ce10" office:value-type="string" calcext:value-type="string">
            <text:p>search-nullbehavior-true (DataAccessSwingLibrary)</text:p>
          </table:table-cell>
          <table:table-cell table:style-name="ce32" table:number-columns-repeated="3"/>
          <table:table-cell table:number-columns-repeated="1002"/>
        </table:table-row>
        <table:table-row table:style-name="ro6">
          <table:table-cell office:value-type="float" office:value="745" calcext:value-type="float">
            <text:p>745</text:p>
          </table:table-cell>
          <table:table-cell table:style-name="ce5" office:value-type="float" office:value="-2" calcext:value-type="float">
            <text:p>-2</text:p>
          </table:table-cell>
          <table:table-cell table:style-name="ce17" office:value-type="string" calcext:value-type="string">
            <text:p>search-select-column (DataAccessSwingLibrary)</text:p>
          </table:table-cell>
          <table:table-cell table:style-name="ce17" table:formula="of:=SEARCH(&quot;(&quot;;[.C849])" office:value-type="float" office:value="22" calcext:value-type="float">
            <text:p>22</text:p>
          </table:table-cell>
          <table:table-cell table:style-name="ce17" table:formula="of:=LEFT([.C849];[.D849])" office:value-type="string" office:string-value="search-select-column (" calcext:value-type="string">
            <text:p>search-select-column (</text:p>
          </table:table-cell>
          <table:table-cell table:style-name="ce17" table:formula="of:=LEFT([.E849];LEN([.E849])-2)" office:value-type="string" office:string-value="search-select-column" calcext:value-type="string">
            <text:p>search-select-column</text:p>
          </table:table-cell>
          <table:table-cell/>
          <table:table-cell office:value-type="string" calcext:value-type="string">
            <text:p>no</text:p>
          </table:table-cell>
          <table:table-cell table:number-columns-repeated="8"/>
          <table:table-cell table:formula="of:=IF([.S849]&lt;&gt;[.C849];&quot;X&quot;;&quot;&quot;)">
            <text:p/>
          </table:table-cell>
          <table:table-cell table:style-name="ce10" office:value-type="float" office:value="-2" calcext:value-type="float">
            <text:p>-2</text:p>
          </table:table-cell>
          <table:table-cell table:style-name="ce10" office:value-type="string" calcext:value-type="string">
            <text:p>search-select-column (DataAccessSwingLibrary)</text:p>
          </table:table-cell>
          <table:table-cell table:style-name="ce32" table:number-columns-repeated="3"/>
          <table:table-cell table:number-columns-repeated="1002"/>
        </table:table-row>
        <table:table-row table:style-name="ro6">
          <table:table-cell office:value-type="float" office:value="746" calcext:value-type="float">
            <text:p>746</text:p>
          </table:table-cell>
          <table:table-cell table:style-name="ce5" office:value-type="float" office:value="-2" calcext:value-type="float">
            <text:p>-2</text:p>
          </table:table-cell>
          <table:table-cell table:style-name="ce17" office:value-type="string" calcext:value-type="string">
            <text:p>search-simplifiedcondition-add-accumulate (DataAccessSwingLibrary)</text:p>
          </table:table-cell>
          <table:table-cell table:style-name="ce17" table:formula="of:=SEARCH(&quot;(&quot;;[.C850])" office:value-type="float" office:value="43" calcext:value-type="float">
            <text:p>43</text:p>
          </table:table-cell>
          <table:table-cell table:style-name="ce17" table:formula="of:=LEFT([.C850];[.D850])" office:value-type="string" office:string-value="search-simplifiedcondition-add-accumulate (" calcext:value-type="string">
            <text:p>search-simplifiedcondition-add-accumulate (</text:p>
          </table:table-cell>
          <table:table-cell table:style-name="ce17" table:formula="of:=LEFT([.E850];LEN([.E850])-2)" office:value-type="string" office:string-value="search-simplifiedcondition-add-accumulate" calcext:value-type="string">
            <text:p>search-simplifiedcondition-add-accumulate</text:p>
          </table:table-cell>
          <table:table-cell/>
          <table:table-cell office:value-type="string" calcext:value-type="string">
            <text:p>no</text:p>
          </table:table-cell>
          <table:table-cell table:number-columns-repeated="8"/>
          <table:table-cell table:formula="of:=IF([.S850]&lt;&gt;[.C850];&quot;X&quot;;&quot;&quot;)">
            <text:p/>
          </table:table-cell>
          <table:table-cell table:style-name="ce10" office:value-type="float" office:value="-2" calcext:value-type="float">
            <text:p>-2</text:p>
          </table:table-cell>
          <table:table-cell table:style-name="ce10" office:value-type="string" calcext:value-type="string">
            <text:p>search-simplifiedcondition-add-accumulate (DataAccessSwingLibrary)</text:p>
          </table:table-cell>
          <table:table-cell table:style-name="ce32" table:number-columns-repeated="3"/>
          <table:table-cell table:number-columns-repeated="1002"/>
        </table:table-row>
        <table:table-row table:style-name="ro6">
          <table:table-cell office:value-type="float" office:value="747" calcext:value-type="float">
            <text:p>747</text:p>
          </table:table-cell>
          <table:table-cell table:style-name="ce5" office:value-type="float" office:value="-2" calcext:value-type="float">
            <text:p>-2</text:p>
          </table:table-cell>
          <table:table-cell table:style-name="ce17" office:value-type="string" calcext:value-type="string">
            <text:p>search-simplifiedcondition-clear-accumulate (DataAccessSwingLibrary)</text:p>
          </table:table-cell>
          <table:table-cell table:style-name="ce17" table:formula="of:=SEARCH(&quot;(&quot;;[.C851])" office:value-type="float" office:value="45" calcext:value-type="float">
            <text:p>45</text:p>
          </table:table-cell>
          <table:table-cell table:style-name="ce17" table:formula="of:=LEFT([.C851];[.D851])" office:value-type="string" office:string-value="search-simplifiedcondition-clear-accumulate (" calcext:value-type="string">
            <text:p>search-simplifiedcondition-clear-accumulate (</text:p>
          </table:table-cell>
          <table:table-cell table:style-name="ce17" table:formula="of:=LEFT([.E851];LEN([.E851])-2)" office:value-type="string" office:string-value="search-simplifiedcondition-clear-accumulate" calcext:value-type="string">
            <text:p>search-simplifiedcondition-clear-accumulate</text:p>
          </table:table-cell>
          <table:table-cell/>
          <table:table-cell office:value-type="string" calcext:value-type="string">
            <text:p>no</text:p>
          </table:table-cell>
          <table:table-cell table:number-columns-repeated="8"/>
          <table:table-cell table:formula="of:=IF([.S851]&lt;&gt;[.C851];&quot;X&quot;;&quot;&quot;)">
            <text:p/>
          </table:table-cell>
          <table:table-cell table:style-name="ce10" office:value-type="float" office:value="-2" calcext:value-type="float">
            <text:p>-2</text:p>
          </table:table-cell>
          <table:table-cell table:style-name="ce10" office:value-type="string" calcext:value-type="string">
            <text:p>search-simplifiedcondition-clear-accumulate (DataAccessSwingLibrary)</text:p>
          </table:table-cell>
          <table:table-cell table:style-name="ce32" table:number-columns-repeated="3"/>
          <table:table-cell table:number-columns-repeated="1002"/>
        </table:table-row>
        <table:table-row table:style-name="ro6">
          <table:table-cell office:value-type="float" office:value="748" calcext:value-type="float">
            <text:p>748</text:p>
          </table:table-cell>
          <table:table-cell table:style-name="ce5" office:value-type="float" office:value="-2" calcext:value-type="float">
            <text:p>-2</text:p>
          </table:table-cell>
          <table:table-cell table:style-name="ce17" office:value-type="string" calcext:value-type="string">
            <text:p>search-simplifiedcondition-edit-accumulate (DataAccessSwingLibrary)</text:p>
          </table:table-cell>
          <table:table-cell table:style-name="ce17" table:formula="of:=SEARCH(&quot;(&quot;;[.C852])" office:value-type="float" office:value="44" calcext:value-type="float">
            <text:p>44</text:p>
          </table:table-cell>
          <table:table-cell table:style-name="ce17" table:formula="of:=LEFT([.C852];[.D852])" office:value-type="string" office:string-value="search-simplifiedcondition-edit-accumulate (" calcext:value-type="string">
            <text:p>search-simplifiedcondition-edit-accumulate (</text:p>
          </table:table-cell>
          <table:table-cell table:style-name="ce17" table:formula="of:=LEFT([.E852];LEN([.E852])-2)" office:value-type="string" office:string-value="search-simplifiedcondition-edit-accumulate" calcext:value-type="string">
            <text:p>search-simplifiedcondition-edit-accumulate</text:p>
          </table:table-cell>
          <table:table-cell/>
          <table:table-cell office:value-type="string" calcext:value-type="string">
            <text:p>no</text:p>
          </table:table-cell>
          <table:table-cell table:number-columns-repeated="8"/>
          <table:table-cell table:formula="of:=IF([.S852]&lt;&gt;[.C852];&quot;X&quot;;&quot;&quot;)">
            <text:p/>
          </table:table-cell>
          <table:table-cell table:style-name="ce10" office:value-type="float" office:value="-2" calcext:value-type="float">
            <text:p>-2</text:p>
          </table:table-cell>
          <table:table-cell table:style-name="ce10" office:value-type="string" calcext:value-type="string">
            <text:p>search-simplifiedcondition-edit-accumulate (DataAccessSwingLibrary)</text:p>
          </table:table-cell>
          <table:table-cell table:style-name="ce32" table:number-columns-repeated="3"/>
          <table:table-cell table:number-columns-repeated="1002"/>
        </table:table-row>
        <table:table-row table:style-name="ro5">
          <table:table-cell office:value-type="float" office:value="749" calcext:value-type="float">
            <text:p>749</text:p>
          </table:table-cell>
          <table:table-cell table:style-name="ce13" office:value-type="string" calcext:value-type="string">
            <text:p>Group style</text:p>
          </table:table-cell>
          <table:table-cell/>
          <table:table-cell table:style-name="ce17" table:number-columns-repeated="3"/>
          <table:table-cell table:number-columns-repeated="10"/>
          <table:table-cell table:formula="of:=IF([.S853]&lt;&gt;[.C853];&quot;X&quot;;&quot;&quot;)">
            <text:p/>
          </table:table-cell>
          <table:table-cell table:style-name="ce14" office:value-type="string" calcext:value-type="string">
            <text:p>Group style</text:p>
          </table:table-cell>
          <table:table-cell table:style-name="ce32" table:number-columns-repeated="4"/>
          <table:table-cell table:number-columns-repeated="1002"/>
        </table:table-row>
        <table:table-row table:style-name="ro6">
          <table:table-cell office:value-type="float" office:value="750" calcext:value-type="float">
            <text:p>750</text:p>
          </table:table-cell>
          <table:table-cell table:style-name="ce5"/>
          <table:table-cell table:style-name="ce17" office:value-type="string" calcext:value-type="string">
            <text:p>image-keep-ratio-disabled (org.gvsig.app.mainplugin)</text:p>
          </table:table-cell>
          <table:table-cell table:style-name="ce17" table:formula="of:=SEARCH(&quot;(&quot;;[.C854])" office:value-type="float" office:value="27" calcext:value-type="float">
            <text:p>27</text:p>
          </table:table-cell>
          <table:table-cell table:style-name="ce17" table:formula="of:=LEFT([.C854];[.D854])" office:value-type="string" office:string-value="image-keep-ratio-disabled (" calcext:value-type="string">
            <text:p>image-keep-ratio-disabled (</text:p>
          </table:table-cell>
          <table:table-cell table:style-name="ce17" table:formula="of:=LEFT([.E854];LEN([.E854])-2)" office:value-type="string" office:string-value="image-keep-ratio-disabled" calcext:value-type="string">
            <text:p>image-keep-ratio-disabled</text:p>
          </table:table-cell>
          <table:table-cell/>
          <table:table-cell office:value-type="string" calcext:value-type="string">
            <text:p>no</text:p>
          </table:table-cell>
          <table:table-cell table:number-columns-repeated="8"/>
          <table:table-cell table:formula="of:=IF([.S854]&lt;&gt;[.C854];&quot;X&quot;;&quot;&quot;)">
            <text:p/>
          </table:table-cell>
          <table:table-cell table:style-name="ce10"/>
          <table:table-cell table:style-name="ce10" office:value-type="string" calcext:value-type="string">
            <text:p>image-keep-ratio-disabled (org.gvsig.app.mainplugin)</text:p>
          </table:table-cell>
          <table:table-cell table:style-name="ce32" table:number-columns-repeated="3"/>
          <table:table-cell table:number-columns-repeated="1002"/>
        </table:table-row>
        <table:table-row table:style-name="ro6">
          <table:table-cell office:value-type="float" office:value="751" calcext:value-type="float">
            <text:p>751</text:p>
          </table:table-cell>
          <table:table-cell table:style-name="ce5"/>
          <table:table-cell table:style-name="ce17" office:value-type="string" calcext:value-type="string">
            <text:p>image-keep-ratio-enabled (org.gvsig.app.mainplugin)</text:p>
          </table:table-cell>
          <table:table-cell table:style-name="ce17" table:formula="of:=SEARCH(&quot;(&quot;;[.C855])" office:value-type="float" office:value="26" calcext:value-type="float">
            <text:p>26</text:p>
          </table:table-cell>
          <table:table-cell table:style-name="ce17" table:formula="of:=LEFT([.C855];[.D855])" office:value-type="string" office:string-value="image-keep-ratio-enabled (" calcext:value-type="string">
            <text:p>image-keep-ratio-enabled (</text:p>
          </table:table-cell>
          <table:table-cell table:style-name="ce17" table:formula="of:=LEFT([.E855];LEN([.E855])-2)" office:value-type="string" office:string-value="image-keep-ratio-enabled" calcext:value-type="string">
            <text:p>image-keep-ratio-enabled</text:p>
          </table:table-cell>
          <table:table-cell/>
          <table:table-cell office:value-type="string" calcext:value-type="string">
            <text:p>no</text:p>
          </table:table-cell>
          <table:table-cell table:number-columns-repeated="8"/>
          <table:table-cell table:formula="of:=IF([.S855]&lt;&gt;[.C855];&quot;X&quot;;&quot;&quot;)">
            <text:p/>
          </table:table-cell>
          <table:table-cell table:style-name="ce10"/>
          <table:table-cell table:style-name="ce10" office:value-type="string" calcext:value-type="string">
            <text:p>image-keep-ratio-enabled (org.gvsig.app.mainplugin)</text:p>
          </table:table-cell>
          <table:table-cell table:style-name="ce32" table:number-columns-repeated="3"/>
          <table:table-cell table:number-columns-repeated="1002"/>
        </table:table-row>
        <table:table-row table:style-name="ro5">
          <table:table-cell office:value-type="float" office:value="752" calcext:value-type="float">
            <text:p>752</text:p>
          </table:table-cell>
          <table:table-cell table:style-name="ce13" office:value-type="string" calcext:value-type="string">
            <text:p>Group symbol-editor</text:p>
          </table:table-cell>
          <table:table-cell/>
          <table:table-cell table:style-name="ce17" table:number-columns-repeated="3"/>
          <table:table-cell table:number-columns-repeated="10"/>
          <table:table-cell table:formula="of:=IF([.S856]&lt;&gt;[.C856];&quot;X&quot;;&quot;&quot;)">
            <text:p/>
          </table:table-cell>
          <table:table-cell table:style-name="ce14" office:value-type="string" calcext:value-type="string">
            <text:p>Group symbol-editor</text:p>
          </table:table-cell>
          <table:table-cell table:style-name="ce32" table:number-columns-repeated="4"/>
          <table:table-cell table:number-columns-repeated="1002"/>
        </table:table-row>
        <table:table-row table:style-name="ro4">
          <table:table-cell office:value-type="float" office:value="753" calcext:value-type="float">
            <text:p>753</text:p>
          </table:table-cell>
          <table:table-cell table:style-name="ce5"/>
          <table:table-cell table:style-name="ce17" office:value-type="string" calcext:value-type="string">
            <text:p>symbol-editor-unlocked (org.gvsig.symbology.swing.impl.SymbologySwingDefaultImplLibrary)</text:p>
          </table:table-cell>
          <table:table-cell table:style-name="ce17" table:formula="of:=SEARCH(&quot;(&quot;;[.C857])" office:value-type="float" office:value="24" calcext:value-type="float">
            <text:p>24</text:p>
          </table:table-cell>
          <table:table-cell table:style-name="ce17" table:formula="of:=LEFT([.C857];[.D857])" office:value-type="string" office:string-value="symbol-editor-unlocked (" calcext:value-type="string">
            <text:p>symbol-editor-unlocked (</text:p>
          </table:table-cell>
          <table:table-cell table:style-name="ce17" table:formula="of:=LEFT([.E857];LEN([.E857])-2)" office:value-type="string" office:string-value="symbol-editor-unlocked" calcext:value-type="string">
            <text:p>symbol-editor-unlocked</text:p>
          </table:table-cell>
          <table:table-cell/>
          <table:table-cell office:value-type="string" calcext:value-type="string">
            <text:p>no</text:p>
          </table:table-cell>
          <table:table-cell table:number-columns-repeated="8"/>
          <table:table-cell table:formula="of:=IF([.S857]&lt;&gt;[.C857];&quot;X&quot;;&quot;&quot;)">
            <text:p/>
          </table:table-cell>
          <table:table-cell table:style-name="ce10"/>
          <table:table-cell table:style-name="ce10" office:value-type="string" calcext:value-type="string">
            <text:p>symbol-editor-unlocked (org.gvsig.symbology.swing.impl.SymbologySwingDefaultImplLibrary)</text:p>
          </table:table-cell>
          <table:table-cell table:style-name="ce32" table:number-columns-repeated="3"/>
          <table:table-cell table:number-columns-repeated="1002"/>
        </table:table-row>
        <table:table-row table:style-name="ro5">
          <table:table-cell office:value-type="float" office:value="754" calcext:value-type="float">
            <text:p>754</text:p>
          </table:table-cell>
          <table:table-cell table:style-name="ce13" office:value-type="string" calcext:value-type="string">
            <text:p>Group symbol-installer</text:p>
          </table:table-cell>
          <table:table-cell/>
          <table:table-cell table:style-name="ce17" table:number-columns-repeated="3"/>
          <table:table-cell table:number-columns-repeated="10"/>
          <table:table-cell table:formula="of:=IF([.S858]&lt;&gt;[.C858];&quot;X&quot;;&quot;&quot;)">
            <text:p/>
          </table:table-cell>
          <table:table-cell table:style-name="ce14" office:value-type="string" calcext:value-type="string">
            <text:p>Group symbol-installer</text:p>
          </table:table-cell>
          <table:table-cell table:style-name="ce32" table:number-columns-repeated="4"/>
          <table:table-cell table:number-columns-repeated="1002"/>
        </table:table-row>
        <table:table-row table:style-name="ro5">
          <table:table-cell office:value-type="float" office:value="756" calcext:value-type="float">
            <text:p>756</text:p>
          </table:table-cell>
          <table:table-cell table:style-name="ce13" office:value-type="string" calcext:value-type="string">
            <text:p>Group symbol</text:p>
          </table:table-cell>
          <table:table-cell/>
          <table:table-cell table:style-name="ce17" table:number-columns-repeated="3"/>
          <table:table-cell table:number-columns-repeated="10"/>
          <table:table-cell table:formula="of:=IF([.S859]&lt;&gt;[.C859];&quot;X&quot;;&quot;&quot;)">
            <text:p/>
          </table:table-cell>
          <table:table-cell table:style-name="ce14" office:value-type="string" calcext:value-type="string">
            <text:p>Group symbol</text:p>
          </table:table-cell>
          <table:table-cell table:style-name="ce32" table:number-columns-repeated="4"/>
          <table:table-cell table:number-columns-repeated="1002"/>
        </table:table-row>
        <table:table-row table:style-name="ro6">
          <table:table-cell office:value-type="float" office:value="757" calcext:value-type="float">
            <text:p>757</text:p>
          </table:table-cell>
          <table:table-cell table:style-name="ce5"/>
          <table:table-cell table:style-name="ce17" office:value-type="string" calcext:value-type="string">
            <text:p>symbol-layer-add (org.gvsig.app.mainplugin)</text:p>
          </table:table-cell>
          <table:table-cell table:style-name="ce17" table:formula="of:=SEARCH(&quot;(&quot;;[.C860])" office:value-type="float" office:value="18" calcext:value-type="float">
            <text:p>18</text:p>
          </table:table-cell>
          <table:table-cell table:style-name="ce17" table:formula="of:=LEFT([.C860];[.D860])" office:value-type="string" office:string-value="symbol-layer-add (" calcext:value-type="string">
            <text:p>symbol-layer-add (</text:p>
          </table:table-cell>
          <table:table-cell table:style-name="ce17" table:formula="of:=LEFT([.E860];LEN([.E860])-2)" office:value-type="string" office:string-value="symbol-layer-add" calcext:value-type="string">
            <text:p>symbol-layer-add</text:p>
          </table:table-cell>
          <table:table-cell/>
          <table:table-cell office:value-type="string" calcext:value-type="string">
            <text:p>no</text:p>
          </table:table-cell>
          <table:table-cell table:number-columns-repeated="8"/>
          <table:table-cell table:formula="of:=IF([.S860]&lt;&gt;[.C860];&quot;X&quot;;&quot;&quot;)">
            <text:p/>
          </table:table-cell>
          <table:table-cell table:style-name="ce10"/>
          <table:table-cell table:style-name="ce10" office:value-type="string" calcext:value-type="string">
            <text:p>symbol-layer-add (org.gvsig.app.mainplugin)</text:p>
          </table:table-cell>
          <table:table-cell table:style-name="ce32" table:number-columns-repeated="3"/>
          <table:table-cell table:number-columns-repeated="1002"/>
        </table:table-row>
        <table:table-row table:style-name="ro4">
          <table:table-cell office:value-type="float" office:value="758" calcext:value-type="float">
            <text:p>758</text:p>
          </table:table-cell>
          <table:table-cell table:style-name="ce5"/>
          <table:table-cell table:style-name="ce17" office:value-type="string" calcext:value-type="string">
            <text:p>symbol-layer-move-down (org.gvsig.legend.vectorfilterexpression.app.mainplugin)</text:p>
          </table:table-cell>
          <table:table-cell table:style-name="ce17" table:formula="of:=SEARCH(&quot;(&quot;;[.C861])" office:value-type="float" office:value="24" calcext:value-type="float">
            <text:p>24</text:p>
          </table:table-cell>
          <table:table-cell table:style-name="ce17" table:formula="of:=LEFT([.C861];[.D861])" office:value-type="string" office:string-value="symbol-layer-move-down (" calcext:value-type="string">
            <text:p>symbol-layer-move-down (</text:p>
          </table:table-cell>
          <table:table-cell table:style-name="ce17" table:formula="of:=LEFT([.E861];LEN([.E861])-2)" office:value-type="string" office:string-value="symbol-layer-move-down" calcext:value-type="string">
            <text:p>symbol-layer-move-down</text:p>
          </table:table-cell>
          <table:table-cell/>
          <table:table-cell office:value-type="string" calcext:value-type="string">
            <text:p>no</text:p>
          </table:table-cell>
          <table:table-cell table:number-columns-repeated="8"/>
          <table:table-cell table:formula="of:=IF([.S861]&lt;&gt;[.C861];&quot;X&quot;;&quot;&quot;)">
            <text:p/>
          </table:table-cell>
          <table:table-cell table:style-name="ce10"/>
          <table:table-cell table:style-name="ce10" office:value-type="string" calcext:value-type="string">
            <text:p>symbol-layer-move-down (org.gvsig.legend.vectorfilterexpression.app.mainplugin)</text:p>
          </table:table-cell>
          <table:table-cell table:style-name="ce32" table:number-columns-repeated="3"/>
          <table:table-cell table:number-columns-repeated="1002"/>
        </table:table-row>
        <table:table-row table:style-name="ro4">
          <table:table-cell office:value-type="float" office:value="759" calcext:value-type="float">
            <text:p>759</text:p>
          </table:table-cell>
          <table:table-cell table:style-name="ce5"/>
          <table:table-cell table:style-name="ce17" office:value-type="string" calcext:value-type="string">
            <text:p>symbol-layer-move-up (org.gvsig.legend.vectorfilterexpression.app.mainplugin)</text:p>
          </table:table-cell>
          <table:table-cell table:style-name="ce17" table:formula="of:=SEARCH(&quot;(&quot;;[.C862])" office:value-type="float" office:value="22" calcext:value-type="float">
            <text:p>22</text:p>
          </table:table-cell>
          <table:table-cell table:style-name="ce17" table:formula="of:=LEFT([.C862];[.D862])" office:value-type="string" office:string-value="symbol-layer-move-up (" calcext:value-type="string">
            <text:p>symbol-layer-move-up (</text:p>
          </table:table-cell>
          <table:table-cell table:style-name="ce17" table:formula="of:=LEFT([.E862];LEN([.E862])-2)" office:value-type="string" office:string-value="symbol-layer-move-up" calcext:value-type="string">
            <text:p>symbol-layer-move-up</text:p>
          </table:table-cell>
          <table:table-cell/>
          <table:table-cell office:value-type="string" calcext:value-type="string">
            <text:p>no</text:p>
          </table:table-cell>
          <table:table-cell table:number-columns-repeated="8"/>
          <table:table-cell table:formula="of:=IF([.S862]&lt;&gt;[.C862];&quot;X&quot;;&quot;&quot;)">
            <text:p/>
          </table:table-cell>
          <table:table-cell table:style-name="ce10"/>
          <table:table-cell table:style-name="ce10" office:value-type="string" calcext:value-type="string">
            <text:p>symbol-layer-move-up (org.gvsig.legend.vectorfilterexpression.app.mainplugin)</text:p>
          </table:table-cell>
          <table:table-cell table:style-name="ce32" table:number-columns-repeated="3"/>
          <table:table-cell table:number-columns-repeated="1002"/>
        </table:table-row>
        <table:table-row table:style-name="ro6">
          <table:table-cell office:value-type="float" office:value="760" calcext:value-type="float">
            <text:p>760</text:p>
          </table:table-cell>
          <table:table-cell table:style-name="ce5"/>
          <table:table-cell table:style-name="ce17" office:value-type="string" calcext:value-type="string">
            <text:p>symbol-layer-remove (org.gvsig.app.mainplugin)</text:p>
          </table:table-cell>
          <table:table-cell table:style-name="ce17" table:formula="of:=SEARCH(&quot;(&quot;;[.C863])" office:value-type="float" office:value="21" calcext:value-type="float">
            <text:p>21</text:p>
          </table:table-cell>
          <table:table-cell table:style-name="ce17" table:formula="of:=LEFT([.C863];[.D863])" office:value-type="string" office:string-value="symbol-layer-remove (" calcext:value-type="string">
            <text:p>symbol-layer-remove (</text:p>
          </table:table-cell>
          <table:table-cell table:style-name="ce17" table:formula="of:=LEFT([.E863];LEN([.E863])-2)" office:value-type="string" office:string-value="symbol-layer-remove" calcext:value-type="string">
            <text:p>symbol-layer-remove</text:p>
          </table:table-cell>
          <table:table-cell/>
          <table:table-cell office:value-type="string" calcext:value-type="string">
            <text:p>no</text:p>
          </table:table-cell>
          <table:table-cell table:number-columns-repeated="8"/>
          <table:table-cell table:formula="of:=IF([.S863]&lt;&gt;[.C863];&quot;X&quot;;&quot;&quot;)">
            <text:p/>
          </table:table-cell>
          <table:table-cell table:style-name="ce10"/>
          <table:table-cell table:style-name="ce10" office:value-type="string" calcext:value-type="string">
            <text:p>symbol-layer-remove (org.gvsig.app.mainplugin)</text:p>
          </table:table-cell>
          <table:table-cell table:style-name="ce32" table:number-columns-repeated="3"/>
          <table:table-cell table:number-columns-repeated="1002"/>
        </table:table-row>
        <table:table-row table:style-name="ro6">
          <table:table-cell office:value-type="float" office:value="761" calcext:value-type="float">
            <text:p>761</text:p>
          </table:table-cell>
          <table:table-cell table:style-name="ce5"/>
          <table:table-cell table:style-name="ce17" office:value-type="string" calcext:value-type="string">
            <text:p>symbol-layer-unlock (org.gvsig.app.mainplugin)</text:p>
          </table:table-cell>
          <table:table-cell table:style-name="ce17" table:formula="of:=SEARCH(&quot;(&quot;;[.C864])" office:value-type="float" office:value="21" calcext:value-type="float">
            <text:p>21</text:p>
          </table:table-cell>
          <table:table-cell table:style-name="ce17" table:formula="of:=LEFT([.C864];[.D864])" office:value-type="string" office:string-value="symbol-layer-unlock (" calcext:value-type="string">
            <text:p>symbol-layer-unlock (</text:p>
          </table:table-cell>
          <table:table-cell table:style-name="ce17" table:formula="of:=LEFT([.E864];LEN([.E864])-2)" office:value-type="string" office:string-value="symbol-layer-unlock" calcext:value-type="string">
            <text:p>symbol-layer-unlock</text:p>
          </table:table-cell>
          <table:table-cell/>
          <table:table-cell office:value-type="string" calcext:value-type="string">
            <text:p>no</text:p>
          </table:table-cell>
          <table:table-cell table:number-columns-repeated="8"/>
          <table:table-cell table:formula="of:=IF([.S864]&lt;&gt;[.C864];&quot;X&quot;;&quot;&quot;)">
            <text:p/>
          </table:table-cell>
          <table:table-cell table:style-name="ce10"/>
          <table:table-cell table:style-name="ce10" office:value-type="string" calcext:value-type="string">
            <text:p>symbol-layer-unlock (org.gvsig.app.mainplugin)</text:p>
          </table:table-cell>
          <table:table-cell table:style-name="ce32" table:number-columns-repeated="3"/>
          <table:table-cell table:number-columns-repeated="1002"/>
        </table:table-row>
        <table:table-row table:style-name="ro5">
          <table:table-cell office:value-type="float" office:value="762" calcext:value-type="float">
            <text:p>762</text:p>
          </table:table-cell>
          <table:table-cell table:style-name="ce13" office:value-type="string" calcext:value-type="string">
            <text:p>Group topology</text:p>
          </table:table-cell>
          <table:table-cell/>
          <table:table-cell table:style-name="ce17" table:number-columns-repeated="3"/>
          <table:table-cell table:number-columns-repeated="10"/>
          <table:table-cell table:formula="of:=IF([.S865]&lt;&gt;[.C865];&quot;X&quot;;&quot;&quot;)">
            <text:p/>
          </table:table-cell>
          <table:table-cell table:style-name="ce14"/>
          <table:table-cell table:style-name="ce32" table:number-columns-repeated="4"/>
          <table:table-cell table:number-columns-repeated="1002"/>
        </table:table-row>
        <table:table-row table:style-name="ro5">
          <table:table-cell office:value-type="float" office:value="763" calcext:value-type="float">
            <text:p>763</text:p>
          </table:table-cell>
          <table:table-cell table:style-name="ce1" office:value-type="string" calcext:value-type="string">
            <text:p>Subgroup topology-plan</text:p>
          </table:table-cell>
          <table:table-cell/>
          <table:table-cell table:style-name="ce17" table:number-columns-repeated="3"/>
          <table:table-cell table:number-columns-repeated="10"/>
          <table:table-cell table:formula="of:=IF([.S866]&lt;&gt;[.C866];&quot;X&quot;;&quot;&quot;)">
            <text:p/>
          </table:table-cell>
          <table:table-cell table:style-name="ce10" table:number-columns-repeated="2"/>
          <table:table-cell table:style-name="ce32" table:number-columns-repeated="3"/>
          <table:table-cell table:number-columns-repeated="1002"/>
        </table:table-row>
        <table:table-row table:style-name="ro6">
          <table:table-cell office:value-type="float" office:value="764" calcext:value-type="float">
            <text:p>764</text:p>
          </table:table-cell>
          <table:table-cell table:style-name="ce5" office:value-type="float" office:value="-2" calcext:value-type="float">
            <text:p>-2</text:p>
          </table:table-cell>
          <table:table-cell table:style-name="ce17" office:value-type="string" calcext:value-type="string">
            <text:p>document-view-tree-icon (org.gvsig.topology.app.mainplugin)</text:p>
          </table:table-cell>
          <table:table-cell table:style-name="ce17" table:formula="of:=SEARCH(&quot;(&quot;;[.C867])" office:value-type="float" office:value="25" calcext:value-type="float">
            <text:p>25</text:p>
          </table:table-cell>
          <table:table-cell table:style-name="ce17" table:formula="of:=LEFT([.C867];[.D867])" office:value-type="string" office:string-value="document-view-tree-icon (" calcext:value-type="string">
            <text:p>document-view-tree-icon (</text:p>
          </table:table-cell>
          <table:table-cell table:style-name="ce17" table:formula="of:=LEFT([.E867];LEN([.E867])-2)" office:value-type="string" office:string-value="document-view-tree-icon" calcext:value-type="string">
            <text:p>document-view-tree-icon</text:p>
          </table:table-cell>
          <table:table-cell/>
          <table:table-cell office:value-type="string" calcext:value-type="string">
            <text:p>no</text:p>
          </table:table-cell>
          <table:table-cell table:number-columns-repeated="8"/>
          <table:table-cell table:formula="of:=IF([.S867]&lt;&gt;[.C867];&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5">
          <table:table-cell office:value-type="float" office:value="765" calcext:value-type="float">
            <text:p>765</text:p>
          </table:table-cell>
          <table:table-cell table:style-name="ce5" office:value-type="float" office:value="-2" calcext:value-type="float">
            <text:p>-2</text:p>
          </table:table-cell>
          <table:table-cell table:style-name="ce17" office:value-type="string" calcext:value-type="string">
            <text:p>topology-plan-dataset-add (Topology)</text:p>
          </table:table-cell>
          <table:table-cell table:style-name="ce17" table:formula="of:=SEARCH(&quot;(&quot;;[.C868])" office:value-type="float" office:value="27" calcext:value-type="float">
            <text:p>27</text:p>
          </table:table-cell>
          <table:table-cell table:style-name="ce17" table:formula="of:=LEFT([.C868];[.D868])" office:value-type="string" office:string-value="topology-plan-dataset-add (" calcext:value-type="string">
            <text:p>topology-plan-dataset-add (</text:p>
          </table:table-cell>
          <table:table-cell table:style-name="ce17" table:formula="of:=LEFT([.E868];LEN([.E868])-2)" office:value-type="string" office:string-value="topology-plan-dataset-add" calcext:value-type="string">
            <text:p>topology-plan-dataset-add</text:p>
          </table:table-cell>
          <table:table-cell/>
          <table:table-cell office:value-type="string" calcext:value-type="string">
            <text:p>no</text:p>
          </table:table-cell>
          <table:table-cell table:number-columns-repeated="8"/>
          <table:table-cell table:formula="of:=IF([.S868]&lt;&gt;[.C868];&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6">
          <table:table-cell office:value-type="float" office:value="766" calcext:value-type="float">
            <text:p>766</text:p>
          </table:table-cell>
          <table:table-cell table:style-name="ce5" office:value-type="float" office:value="-2" calcext:value-type="float">
            <text:p>-2</text:p>
          </table:table-cell>
          <table:table-cell table:style-name="ce17" office:value-type="string" calcext:value-type="string">
            <text:p>topology-plan-dataset-remove (Topology)</text:p>
          </table:table-cell>
          <table:table-cell table:style-name="ce17" table:formula="of:=SEARCH(&quot;(&quot;;[.C869])" office:value-type="float" office:value="30" calcext:value-type="float">
            <text:p>30</text:p>
          </table:table-cell>
          <table:table-cell table:style-name="ce17" table:formula="of:=LEFT([.C869];[.D869])" office:value-type="string" office:string-value="topology-plan-dataset-remove (" calcext:value-type="string">
            <text:p>topology-plan-dataset-remove (</text:p>
          </table:table-cell>
          <table:table-cell table:style-name="ce17" table:formula="of:=LEFT([.E869];LEN([.E869])-2)" office:value-type="string" office:string-value="topology-plan-dataset-remove" calcext:value-type="string">
            <text:p>topology-plan-dataset-remove</text:p>
          </table:table-cell>
          <table:table-cell/>
          <table:table-cell office:value-type="string" calcext:value-type="string">
            <text:p>no</text:p>
          </table:table-cell>
          <table:table-cell table:number-columns-repeated="8"/>
          <table:table-cell table:formula="of:=IF([.S869]&lt;&gt;[.C869];&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5">
          <table:table-cell office:value-type="float" office:value="767" calcext:value-type="float">
            <text:p>767</text:p>
          </table:table-cell>
          <table:table-cell table:style-name="ce5" office:value-type="float" office:value="-2" calcext:value-type="float">
            <text:p>-2</text:p>
          </table:table-cell>
          <table:table-cell table:style-name="ce17" office:value-type="string" calcext:value-type="string">
            <text:p>topology-plan-rule-add (Topology)</text:p>
          </table:table-cell>
          <table:table-cell table:style-name="ce17" table:formula="of:=SEARCH(&quot;(&quot;;[.C870])" office:value-type="float" office:value="24" calcext:value-type="float">
            <text:p>24</text:p>
          </table:table-cell>
          <table:table-cell table:style-name="ce17" table:formula="of:=LEFT([.C870];[.D870])" office:value-type="string" office:string-value="topology-plan-rule-add (" calcext:value-type="string">
            <text:p>topology-plan-rule-add (</text:p>
          </table:table-cell>
          <table:table-cell table:style-name="ce17" table:formula="of:=LEFT([.E870];LEN([.E870])-2)" office:value-type="string" office:string-value="topology-plan-rule-add" calcext:value-type="string">
            <text:p>topology-plan-rule-add</text:p>
          </table:table-cell>
          <table:table-cell/>
          <table:table-cell office:value-type="string" calcext:value-type="string">
            <text:p>no</text:p>
          </table:table-cell>
          <table:table-cell table:number-columns-repeated="8"/>
          <table:table-cell table:formula="of:=IF([.S870]&lt;&gt;[.C870];&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5">
          <table:table-cell office:value-type="float" office:value="768" calcext:value-type="float">
            <text:p>768</text:p>
          </table:table-cell>
          <table:table-cell table:style-name="ce5" office:value-type="float" office:value="-2" calcext:value-type="float">
            <text:p>-2</text:p>
          </table:table-cell>
          <table:table-cell table:style-name="ce17" office:value-type="string" calcext:value-type="string">
            <text:p>topology-plan-rule-edit (Topology)</text:p>
          </table:table-cell>
          <table:table-cell table:style-name="ce17" table:formula="of:=SEARCH(&quot;(&quot;;[.C871])" office:value-type="float" office:value="25" calcext:value-type="float">
            <text:p>25</text:p>
          </table:table-cell>
          <table:table-cell table:style-name="ce17" table:formula="of:=LEFT([.C871];[.D871])" office:value-type="string" office:string-value="topology-plan-rule-edit (" calcext:value-type="string">
            <text:p>topology-plan-rule-edit (</text:p>
          </table:table-cell>
          <table:table-cell table:style-name="ce17" table:formula="of:=LEFT([.E871];LEN([.E871])-2)" office:value-type="string" office:string-value="topology-plan-rule-edit" calcext:value-type="string">
            <text:p>topology-plan-rule-edit</text:p>
          </table:table-cell>
          <table:table-cell/>
          <table:table-cell office:value-type="string" calcext:value-type="string">
            <text:p>no</text:p>
          </table:table-cell>
          <table:table-cell table:number-columns-repeated="8"/>
          <table:table-cell table:formula="of:=IF([.S871]&lt;&gt;[.C871];&quot;X&quot;;&quot;&quot;)" office:value-type="string" office:string-value="X" calcext:value-type="string">
            <text:p>X</text:p>
          </table:table-cell>
          <table:table-cell table:style-name="ce14"/>
          <table:table-cell table:style-name="ce32" table:number-columns-repeated="4"/>
          <table:table-cell table:number-columns-repeated="1002"/>
        </table:table-row>
        <table:table-row table:style-name="ro5">
          <table:table-cell office:value-type="float" office:value="769" calcext:value-type="float">
            <text:p>769</text:p>
          </table:table-cell>
          <table:table-cell table:style-name="ce5" office:value-type="float" office:value="-2" calcext:value-type="float">
            <text:p>-2</text:p>
          </table:table-cell>
          <table:table-cell table:style-name="ce17" office:value-type="string" calcext:value-type="string">
            <text:p>topology-plan-rule-remove (Topology)</text:p>
          </table:table-cell>
          <table:table-cell table:style-name="ce17" table:formula="of:=SEARCH(&quot;(&quot;;[.C872])" office:value-type="float" office:value="27" calcext:value-type="float">
            <text:p>27</text:p>
          </table:table-cell>
          <table:table-cell table:style-name="ce17" table:formula="of:=LEFT([.C872];[.D872])" office:value-type="string" office:string-value="topology-plan-rule-remove (" calcext:value-type="string">
            <text:p>topology-plan-rule-remove (</text:p>
          </table:table-cell>
          <table:table-cell table:style-name="ce17" table:formula="of:=LEFT([.E872];LEN([.E872])-2)" office:value-type="string" office:string-value="topology-plan-rule-remove" calcext:value-type="string">
            <text:p>topology-plan-rule-remove</text:p>
          </table:table-cell>
          <table:table-cell/>
          <table:table-cell office:value-type="string" calcext:value-type="string">
            <text:p>no</text:p>
          </table:table-cell>
          <table:table-cell table:number-columns-repeated="8"/>
          <table:table-cell table:formula="of:=IF([.S872]&lt;&gt;[.C872];&quot;X&quot;;&quot;&quot;)" office:value-type="string" office:string-value="X" calcext:value-type="string">
            <text:p>X</text:p>
          </table:table-cell>
          <table:table-cell table:style-name="ce14"/>
          <table:table-cell table:style-name="ce32" table:number-columns-repeated="4"/>
          <table:table-cell table:number-columns-repeated="1002"/>
        </table:table-row>
        <table:table-row table:style-name="ro6">
          <table:table-cell office:value-type="float" office:value="770" calcext:value-type="float">
            <text:p>770</text:p>
          </table:table-cell>
          <table:table-cell table:style-name="ce5" office:value-type="float" office:value="-2" calcext:value-type="float">
            <text:p>-2</text:p>
          </table:table-cell>
          <table:table-cell table:style-name="ce17" office:value-type="string" calcext:value-type="string">
            <text:p>topology-tree-folder (org.gvsig.topology.app.mainplugin)</text:p>
          </table:table-cell>
          <table:table-cell table:style-name="ce17" table:formula="of:=SEARCH(&quot;(&quot;;[.C873])" office:value-type="float" office:value="22" calcext:value-type="float">
            <text:p>22</text:p>
          </table:table-cell>
          <table:table-cell table:style-name="ce17" table:formula="of:=LEFT([.C873];[.D873])" office:value-type="string" office:string-value="topology-tree-folder (" calcext:value-type="string">
            <text:p>topology-tree-folder (</text:p>
          </table:table-cell>
          <table:table-cell table:style-name="ce17" table:formula="of:=LEFT([.E873];LEN([.E873])-2)" office:value-type="string" office:string-value="topology-tree-folder" calcext:value-type="string">
            <text:p>topology-tree-folder</text:p>
          </table:table-cell>
          <table:table-cell/>
          <table:table-cell office:value-type="string" calcext:value-type="string">
            <text:p>no</text:p>
          </table:table-cell>
          <table:table-cell table:number-columns-repeated="8"/>
          <table:table-cell table:formula="of:=IF([.S873]&lt;&gt;[.C873];&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6">
          <table:table-cell office:value-type="float" office:value="771" calcext:value-type="float">
            <text:p>771</text:p>
          </table:table-cell>
          <table:table-cell table:style-name="ce5" office:value-type="float" office:value="-2" calcext:value-type="float">
            <text:p>-2</text:p>
          </table:table-cell>
          <table:table-cell table:style-name="ce17" office:value-type="string" calcext:value-type="string">
            <text:p>topology-tree-project (org.gvsig.topology.app.mainplugin)</text:p>
          </table:table-cell>
          <table:table-cell table:style-name="ce17" table:formula="of:=SEARCH(&quot;(&quot;;[.C874])" office:value-type="float" office:value="23" calcext:value-type="float">
            <text:p>23</text:p>
          </table:table-cell>
          <table:table-cell table:style-name="ce17" table:formula="of:=LEFT([.C874];[.D874])" office:value-type="string" office:string-value="topology-tree-project (" calcext:value-type="string">
            <text:p>topology-tree-project (</text:p>
          </table:table-cell>
          <table:table-cell table:style-name="ce17" table:formula="of:=LEFT([.E874];LEN([.E874])-2)" office:value-type="string" office:string-value="topology-tree-project" calcext:value-type="string">
            <text:p>topology-tree-project</text:p>
          </table:table-cell>
          <table:table-cell/>
          <table:table-cell office:value-type="string" calcext:value-type="string">
            <text:p>no</text:p>
          </table:table-cell>
          <table:table-cell table:number-columns-repeated="8"/>
          <table:table-cell table:formula="of:=IF([.S874]&lt;&gt;[.C874];&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5">
          <table:table-cell office:value-type="float" office:value="772" calcext:value-type="float">
            <text:p>772</text:p>
          </table:table-cell>
          <table:table-cell table:style-name="ce1" office:value-type="string" calcext:value-type="string">
            <text:p>Subgroup topology-report</text:p>
          </table:table-cell>
          <table:table-cell/>
          <table:table-cell table:style-name="ce17" table:number-columns-repeated="3"/>
          <table:table-cell table:number-columns-repeated="10"/>
          <table:table-cell table:formula="of:=IF([.S875]&lt;&gt;[.C875];&quot;X&quot;;&quot;&quot;)">
            <text:p/>
          </table:table-cell>
          <table:table-cell table:style-name="ce14"/>
          <table:table-cell table:style-name="ce32" table:number-columns-repeated="4"/>
          <table:table-cell table:number-columns-repeated="1002"/>
        </table:table-row>
        <table:table-row table:style-name="ro5">
          <table:table-cell office:value-type="float" office:value="773" calcext:value-type="float">
            <text:p>773</text:p>
          </table:table-cell>
          <table:table-cell table:style-name="ce5" office:value-type="float" office:value="-2" calcext:value-type="float">
            <text:p>-2</text:p>
          </table:table-cell>
          <table:table-cell table:style-name="ce17" office:value-type="string" calcext:value-type="string">
            <text:p>topology-report-actions (Topology)</text:p>
          </table:table-cell>
          <table:table-cell table:style-name="ce17" table:formula="of:=SEARCH(&quot;(&quot;;[.C876])" office:value-type="float" office:value="25" calcext:value-type="float">
            <text:p>25</text:p>
          </table:table-cell>
          <table:table-cell table:style-name="ce17" table:formula="of:=LEFT([.C876];[.D876])" office:value-type="string" office:string-value="topology-report-actions (" calcext:value-type="string">
            <text:p>topology-report-actions (</text:p>
          </table:table-cell>
          <table:table-cell table:style-name="ce17" table:formula="of:=LEFT([.E876];LEN([.E876])-2)" office:value-type="string" office:string-value="topology-report-actions" calcext:value-type="string">
            <text:p>topology-report-actions</text:p>
          </table:table-cell>
          <table:table-cell/>
          <table:table-cell office:value-type="string" calcext:value-type="string">
            <text:p>no</text:p>
          </table:table-cell>
          <table:table-cell table:number-columns-repeated="8"/>
          <table:table-cell table:formula="of:=IF([.S876]&lt;&gt;[.C876];&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5">
          <table:table-cell office:value-type="float" office:value="774" calcext:value-type="float">
            <text:p>774</text:p>
          </table:table-cell>
          <table:table-cell table:style-name="ce5" office:value-type="float" office:value="-2" calcext:value-type="float">
            <text:p>-2</text:p>
          </table:table-cell>
          <table:table-cell table:style-name="ce17" office:value-type="string" calcext:value-type="string">
            <text:p>topology-report-center-error (Topology)</text:p>
          </table:table-cell>
          <table:table-cell table:style-name="ce17" table:formula="of:=SEARCH(&quot;(&quot;;[.C877])" office:value-type="float" office:value="30" calcext:value-type="float">
            <text:p>30</text:p>
          </table:table-cell>
          <table:table-cell table:style-name="ce17" table:formula="of:=LEFT([.C877];[.D877])" office:value-type="string" office:string-value="topology-report-center-error (" calcext:value-type="string">
            <text:p>topology-report-center-error (</text:p>
          </table:table-cell>
          <table:table-cell table:style-name="ce17" table:formula="of:=LEFT([.E877];LEN([.E877])-2)" office:value-type="string" office:string-value="topology-report-center-error" calcext:value-type="string">
            <text:p>topology-report-center-error</text:p>
          </table:table-cell>
          <table:table-cell/>
          <table:table-cell office:value-type="string" calcext:value-type="string">
            <text:p>no</text:p>
          </table:table-cell>
          <table:table-cell table:number-columns-repeated="8"/>
          <table:table-cell table:formula="of:=IF([.S877]&lt;&gt;[.C877];&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6">
          <table:table-cell office:value-type="float" office:value="775" calcext:value-type="float">
            <text:p>775</text:p>
          </table:table-cell>
          <table:table-cell table:style-name="ce5" office:value-type="float" office:value="-2" calcext:value-type="float">
            <text:p>-2</text:p>
          </table:table-cell>
          <table:table-cell table:style-name="ce17" office:value-type="string" calcext:value-type="string">
            <text:p>topology-report-center-geometry (Topology)</text:p>
          </table:table-cell>
          <table:table-cell table:style-name="ce17" table:formula="of:=SEARCH(&quot;(&quot;;[.C878])" office:value-type="float" office:value="33" calcext:value-type="float">
            <text:p>33</text:p>
          </table:table-cell>
          <table:table-cell table:style-name="ce17" table:formula="of:=LEFT([.C878];[.D878])" office:value-type="string" office:string-value="topology-report-center-geometry (" calcext:value-type="string">
            <text:p>topology-report-center-geometry (</text:p>
          </table:table-cell>
          <table:table-cell table:style-name="ce17" table:formula="of:=LEFT([.E878];LEN([.E878])-2)" office:value-type="string" office:string-value="topology-report-center-geometry" calcext:value-type="string">
            <text:p>topology-report-center-geometry</text:p>
          </table:table-cell>
          <table:table-cell/>
          <table:table-cell office:value-type="string" calcext:value-type="string">
            <text:p>no</text:p>
          </table:table-cell>
          <table:table-cell table:number-columns-repeated="8"/>
          <table:table-cell table:formula="of:=IF([.S878]&lt;&gt;[.C878];&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5">
          <table:table-cell office:value-type="float" office:value="776" calcext:value-type="float">
            <text:p>776</text:p>
          </table:table-cell>
          <table:table-cell table:style-name="ce5" office:value-type="float" office:value="-2" calcext:value-type="float">
            <text:p>-2</text:p>
          </table:table-cell>
          <table:table-cell table:style-name="ce17" office:value-type="string" calcext:value-type="string">
            <text:p>topology-report-erase-errors (Topology)</text:p>
          </table:table-cell>
          <table:table-cell table:style-name="ce17" table:formula="of:=SEARCH(&quot;(&quot;;[.C879])" office:value-type="float" office:value="30" calcext:value-type="float">
            <text:p>30</text:p>
          </table:table-cell>
          <table:table-cell table:style-name="ce17" table:formula="of:=LEFT([.C879];[.D879])" office:value-type="string" office:string-value="topology-report-erase-errors (" calcext:value-type="string">
            <text:p>topology-report-erase-errors (</text:p>
          </table:table-cell>
          <table:table-cell table:style-name="ce17" table:formula="of:=LEFT([.E879];LEN([.E879])-2)" office:value-type="string" office:string-value="topology-report-erase-errors" calcext:value-type="string">
            <text:p>topology-report-erase-errors</text:p>
          </table:table-cell>
          <table:table-cell/>
          <table:table-cell office:value-type="string" calcext:value-type="string">
            <text:p>no</text:p>
          </table:table-cell>
          <table:table-cell table:number-columns-repeated="8"/>
          <table:table-cell table:formula="of:=IF([.S879]&lt;&gt;[.C879];&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5">
          <table:table-cell office:value-type="float" office:value="777" calcext:value-type="float">
            <text:p>777</text:p>
          </table:table-cell>
          <table:table-cell table:style-name="ce5" office:value-type="float" office:value="-2" calcext:value-type="float">
            <text:p>-2</text:p>
          </table:table-cell>
          <table:table-cell table:style-name="ce17" office:value-type="string" calcext:value-type="string">
            <text:p>topology-report-filter-errors (Topology)</text:p>
          </table:table-cell>
          <table:table-cell table:style-name="ce17" table:formula="of:=SEARCH(&quot;(&quot;;[.C880])" office:value-type="float" office:value="31" calcext:value-type="float">
            <text:p>31</text:p>
          </table:table-cell>
          <table:table-cell table:style-name="ce17" table:formula="of:=LEFT([.C880];[.D880])" office:value-type="string" office:string-value="topology-report-filter-errors (" calcext:value-type="string">
            <text:p>topology-report-filter-errors (</text:p>
          </table:table-cell>
          <table:table-cell table:style-name="ce17" table:formula="of:=LEFT([.E880];LEN([.E880])-2)" office:value-type="string" office:string-value="topology-report-filter-errors" calcext:value-type="string">
            <text:p>topology-report-filter-errors</text:p>
          </table:table-cell>
          <table:table-cell/>
          <table:table-cell office:value-type="string" calcext:value-type="string">
            <text:p>no</text:p>
          </table:table-cell>
          <table:table-cell table:number-columns-repeated="8"/>
          <table:table-cell table:formula="of:=IF([.S880]&lt;&gt;[.C880];&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6">
          <table:table-cell office:value-type="float" office:value="778" calcext:value-type="float">
            <text:p>778</text:p>
          </table:table-cell>
          <table:table-cell table:style-name="ce5" office:value-type="float" office:value="-2" calcext:value-type="float">
            <text:p>-2</text:p>
          </table:table-cell>
          <table:table-cell table:style-name="ce17" office:value-type="string" calcext:value-type="string">
            <text:p>topology-report-filter-exceptions (Topology)</text:p>
          </table:table-cell>
          <table:table-cell table:style-name="ce17" table:formula="of:=SEARCH(&quot;(&quot;;[.C881])" office:value-type="float" office:value="35" calcext:value-type="float">
            <text:p>35</text:p>
          </table:table-cell>
          <table:table-cell table:style-name="ce17" table:formula="of:=LEFT([.C881];[.D881])" office:value-type="string" office:string-value="topology-report-filter-exceptions (" calcext:value-type="string">
            <text:p>topology-report-filter-exceptions (</text:p>
          </table:table-cell>
          <table:table-cell table:style-name="ce17" table:formula="of:=LEFT([.E881];LEN([.E881])-2)" office:value-type="string" office:string-value="topology-report-filter-exceptions" calcext:value-type="string">
            <text:p>topology-report-filter-exceptions</text:p>
          </table:table-cell>
          <table:table-cell/>
          <table:table-cell office:value-type="string" calcext:value-type="string">
            <text:p>no</text:p>
          </table:table-cell>
          <table:table-cell table:number-columns-repeated="8"/>
          <table:table-cell table:formula="of:=IF([.S881]&lt;&gt;[.C881];&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6">
          <table:table-cell office:value-type="float" office:value="779" calcext:value-type="float">
            <text:p>779</text:p>
          </table:table-cell>
          <table:table-cell table:style-name="ce5" office:value-type="float" office:value="-2" calcext:value-type="float">
            <text:p>-2</text:p>
          </table:table-cell>
          <table:table-cell table:style-name="ce17" office:value-type="string" calcext:value-type="string">
            <text:p>topology-report-filter-visible-extent (Topology)</text:p>
          </table:table-cell>
          <table:table-cell table:style-name="ce17" table:formula="of:=SEARCH(&quot;(&quot;;[.C882])" office:value-type="float" office:value="39" calcext:value-type="float">
            <text:p>39</text:p>
          </table:table-cell>
          <table:table-cell table:style-name="ce17" table:formula="of:=LEFT([.C882];[.D882])" office:value-type="string" office:string-value="topology-report-filter-visible-extent (" calcext:value-type="string">
            <text:p>topology-report-filter-visible-extent (</text:p>
          </table:table-cell>
          <table:table-cell table:style-name="ce17" table:formula="of:=LEFT([.E882];LEN([.E882])-2)" office:value-type="string" office:string-value="topology-report-filter-visible-extent" calcext:value-type="string">
            <text:p>topology-report-filter-visible-extent</text:p>
          </table:table-cell>
          <table:table-cell/>
          <table:table-cell office:value-type="string" calcext:value-type="string">
            <text:p>no</text:p>
          </table:table-cell>
          <table:table-cell table:number-columns-repeated="8"/>
          <table:table-cell table:formula="of:=IF([.S882]&lt;&gt;[.C882];&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5">
          <table:table-cell office:value-type="float" office:value="780" calcext:value-type="float">
            <text:p>780</text:p>
          </table:table-cell>
          <table:table-cell table:style-name="ce5" office:value-type="float" office:value="-2" calcext:value-type="float">
            <text:p>-2</text:p>
          </table:table-cell>
          <table:table-cell table:style-name="ce17" office:value-type="string" calcext:value-type="string">
            <text:p>topology-report-show-form (Topology)</text:p>
          </table:table-cell>
          <table:table-cell table:style-name="ce17" table:formula="of:=SEARCH(&quot;(&quot;;[.C883])" office:value-type="float" office:value="27" calcext:value-type="float">
            <text:p>27</text:p>
          </table:table-cell>
          <table:table-cell table:style-name="ce17" table:formula="of:=LEFT([.C883];[.D883])" office:value-type="string" office:string-value="topology-report-show-form (" calcext:value-type="string">
            <text:p>topology-report-show-form (</text:p>
          </table:table-cell>
          <table:table-cell table:style-name="ce17" table:formula="of:=LEFT([.E883];LEN([.E883])-2)" office:value-type="string" office:string-value="topology-report-show-form" calcext:value-type="string">
            <text:p>topology-report-show-form</text:p>
          </table:table-cell>
          <table:table-cell/>
          <table:table-cell office:value-type="string" calcext:value-type="string">
            <text:p>no</text:p>
          </table:table-cell>
          <table:table-cell table:number-columns-repeated="8"/>
          <table:table-cell table:formula="of:=IF([.S883]&lt;&gt;[.C883];&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5">
          <table:table-cell office:value-type="float" office:value="781" calcext:value-type="float">
            <text:p>781</text:p>
          </table:table-cell>
          <table:table-cell table:style-name="ce5" office:value-type="float" office:value="-2" calcext:value-type="float">
            <text:p>-2</text:p>
          </table:table-cell>
          <table:table-cell table:style-name="ce17" office:value-type="string" calcext:value-type="string">
            <text:p>topology-report-zoom-error (Topology)</text:p>
          </table:table-cell>
          <table:table-cell table:style-name="ce17" table:formula="of:=SEARCH(&quot;(&quot;;[.C884])" office:value-type="float" office:value="28" calcext:value-type="float">
            <text:p>28</text:p>
          </table:table-cell>
          <table:table-cell table:style-name="ce17" table:formula="of:=LEFT([.C884];[.D884])" office:value-type="string" office:string-value="topology-report-zoom-error (" calcext:value-type="string">
            <text:p>topology-report-zoom-error (</text:p>
          </table:table-cell>
          <table:table-cell table:style-name="ce17" table:formula="of:=LEFT([.E884];LEN([.E884])-2)" office:value-type="string" office:string-value="topology-report-zoom-error" calcext:value-type="string">
            <text:p>topology-report-zoom-error</text:p>
          </table:table-cell>
          <table:table-cell/>
          <table:table-cell office:value-type="string" calcext:value-type="string">
            <text:p>no</text:p>
          </table:table-cell>
          <table:table-cell table:number-columns-repeated="8"/>
          <table:table-cell table:formula="of:=IF([.S884]&lt;&gt;[.C884];&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6">
          <table:table-cell office:value-type="float" office:value="782" calcext:value-type="float">
            <text:p>782</text:p>
          </table:table-cell>
          <table:table-cell table:style-name="ce5" office:value-type="float" office:value="-2" calcext:value-type="float">
            <text:p>-2</text:p>
          </table:table-cell>
          <table:table-cell table:style-name="ce17" office:value-type="string" calcext:value-type="string">
            <text:p>topology-report-zoom-geometry (Topology)</text:p>
          </table:table-cell>
          <table:table-cell table:style-name="ce17" table:formula="of:=SEARCH(&quot;(&quot;;[.C885])" office:value-type="float" office:value="31" calcext:value-type="float">
            <text:p>31</text:p>
          </table:table-cell>
          <table:table-cell table:style-name="ce17" table:formula="of:=LEFT([.C885];[.D885])" office:value-type="string" office:string-value="topology-report-zoom-geometry (" calcext:value-type="string">
            <text:p>topology-report-zoom-geometry (</text:p>
          </table:table-cell>
          <table:table-cell table:style-name="ce17" table:formula="of:=LEFT([.E885];LEN([.E885])-2)" office:value-type="string" office:string-value="topology-report-zoom-geometry" calcext:value-type="string">
            <text:p>topology-report-zoom-geometry</text:p>
          </table:table-cell>
          <table:table-cell table:number-columns-repeated="10"/>
          <table:table-cell table:formula="of:=IF([.S885]&lt;&gt;[.C885];&quot;X&quot;;&quot;&quot;)" office:value-type="string" office:string-value="X" calcext:value-type="string">
            <text:p>X</text:p>
          </table:table-cell>
          <table:table-cell table:style-name="ce10" table:number-columns-repeated="2"/>
          <table:table-cell table:style-name="ce32" table:number-columns-repeated="3"/>
          <table:table-cell table:number-columns-repeated="1002"/>
        </table:table-row>
        <table:table-row table:style-name="ro5">
          <table:table-cell office:value-type="float" office:value="783" calcext:value-type="float">
            <text:p>783</text:p>
          </table:table-cell>
          <table:table-cell table:style-name="ce14" office:value-type="string" calcext:value-type="string">
            <text:p>Group tabbedtoc</text:p>
          </table:table-cell>
          <table:table-cell table:style-name="ce32"/>
          <table:table-cell table:style-name="ce17" table:number-columns-repeated="3"/>
          <table:table-cell table:number-columns-repeated="10"/>
          <table:table-cell table:formula="of:=IF([.S886]&lt;&gt;[.C886];&quot;X&quot;;&quot;&quot;)">
            <text:p/>
          </table:table-cell>
          <table:table-cell table:style-name="ce14" office:value-type="string" calcext:value-type="string">
            <text:p>Group tabbedtoc</text:p>
          </table:table-cell>
          <table:table-cell table:style-name="ce32" table:number-columns-repeated="4"/>
          <table:table-cell table:number-columns-repeated="1002"/>
        </table:table-row>
        <table:table-row table:style-name="ro5">
          <table:table-cell office:value-type="float" office:value="784" calcext:value-type="float">
            <text:p>784</text:p>
          </table:table-cell>
          <table:table-cell table:style-name="ce10" office:value-type="float" office:value="-2" calcext:value-type="float">
            <text:p>-2</text:p>
          </table:table-cell>
          <table:table-cell table:style-name="ce10" office:value-type="string" calcext:value-type="string">
            <text:p>tabbedtoc-database (scripting.tabbedtoc)</text:p>
          </table:table-cell>
          <table:table-cell table:style-name="ce17" table:formula="of:=SEARCH(&quot;(&quot;;[.C887])" office:value-type="float" office:value="20" calcext:value-type="float">
            <text:p>20</text:p>
          </table:table-cell>
          <table:table-cell table:style-name="ce17" table:formula="of:=LEFT([.C887];[.D887])" office:value-type="string" office:string-value="tabbedtoc-database (" calcext:value-type="string">
            <text:p>tabbedtoc-database (</text:p>
          </table:table-cell>
          <table:table-cell table:style-name="ce17" table:formula="of:=LEFT([.E887];LEN([.E887])-2)" office:value-type="string" office:string-value="tabbedtoc-database" calcext:value-type="string">
            <text:p>tabbedtoc-database</text:p>
          </table:table-cell>
          <table:table-cell/>
          <table:table-cell office:value-type="string" calcext:value-type="string">
            <text:p>no</text:p>
          </table:table-cell>
          <table:table-cell table:number-columns-repeated="7"/>
          <table:table-cell table:style-name="ce62"/>
          <table:table-cell table:formula="of:=IF([.S887]&lt;&gt;[.C887];&quot;X&quot;;&quot;&quot;)">
            <text:p/>
          </table:table-cell>
          <table:table-cell table:style-name="ce10" office:value-type="float" office:value="-2" calcext:value-type="float">
            <text:p>-2</text:p>
          </table:table-cell>
          <table:table-cell table:style-name="ce10" office:value-type="string" calcext:value-type="string">
            <text:p>tabbedtoc-database (scripting.tabbedtoc)</text:p>
          </table:table-cell>
          <table:table-cell table:style-name="ce32" table:number-columns-repeated="3"/>
          <table:table-cell table:number-columns-repeated="1002"/>
        </table:table-row>
        <table:table-row table:style-name="ro5">
          <table:table-cell office:value-type="float" office:value="789" calcext:value-type="float">
            <text:p>789</text:p>
          </table:table-cell>
          <table:table-cell table:style-name="ce13" office:value-type="string" calcext:value-type="string">
            <text:p>Group vcsgis</text:p>
          </table:table-cell>
          <table:table-cell/>
          <table:table-cell table:style-name="ce17" table:number-columns-repeated="3"/>
          <table:table-cell table:number-columns-repeated="10"/>
          <table:table-cell table:formula="of:=IF([.S888]&lt;&gt;[.C888];&quot;X&quot;;&quot;&quot;)">
            <text:p/>
          </table:table-cell>
          <table:table-cell table:style-name="ce14" office:value-type="string" calcext:value-type="string">
            <text:p>Group vcsgis</text:p>
          </table:table-cell>
          <table:table-cell table:style-name="ce32" table:number-columns-repeated="4"/>
          <table:table-cell table:number-columns-repeated="1002"/>
        </table:table-row>
        <table:table-row table:style-name="ro5">
          <table:table-cell office:value-type="float" office:value="790" calcext:value-type="float">
            <text:p>790</text:p>
          </table:table-cell>
          <table:table-cell table:style-name="ce1" office:value-type="string" calcext:value-type="string">
            <text:p>Subgroup preferences</text:p>
          </table:table-cell>
          <table:table-cell/>
          <table:table-cell table:style-name="ce17" table:number-columns-repeated="3"/>
          <table:table-cell table:number-columns-repeated="10"/>
          <table:table-cell table:formula="of:=IF([.S889]&lt;&gt;[.C889];&quot;X&quot;;&quot;&quot;)">
            <text:p/>
          </table:table-cell>
          <table:table-cell table:style-name="ce14" office:value-type="string" calcext:value-type="string">
            <text:p>Subgroup preferences</text:p>
          </table:table-cell>
          <table:table-cell table:style-name="ce32" table:number-columns-repeated="4"/>
          <table:table-cell table:number-columns-repeated="1002"/>
        </table:table-row>
        <table:table-row table:style-name="ro5">
          <table:table-cell office:value-type="float" office:value="792" calcext:value-type="float">
            <text:p>792</text:p>
          </table:table-cell>
          <table:table-cell table:style-name="ce5" office:value-type="float" office:value="-2" calcext:value-type="float">
            <text:p>-2</text:p>
          </table:table-cell>
          <table:table-cell table:style-name="ce17" office:value-type="string" calcext:value-type="string">
            <text:p>vcsgis-workspace-remove (VCSGis)</text:p>
          </table:table-cell>
          <table:table-cell table:style-name="ce17" table:formula="of:=SEARCH(&quot;(&quot;;[.C890])" office:value-type="float" office:value="25" calcext:value-type="float">
            <text:p>25</text:p>
          </table:table-cell>
          <table:table-cell table:style-name="ce17" table:formula="of:=LEFT([.C890];[.D890])" office:value-type="string" office:string-value="vcsgis-workspace-remove (" calcext:value-type="string">
            <text:p>vcsgis-workspace-remove (</text:p>
          </table:table-cell>
          <table:table-cell table:style-name="ce17" table:formula="of:=LEFT([.E890];LEN([.E890])-2)" office:value-type="string" office:string-value="vcsgis-workspace-remove" calcext:value-type="string">
            <text:p>vcsgis-workspace-remove</text:p>
          </table:table-cell>
          <table:table-cell/>
          <table:table-cell office:value-type="string" calcext:value-type="string">
            <text:p>no</text:p>
          </table:table-cell>
          <table:table-cell table:number-columns-repeated="8"/>
          <table:table-cell table:formula="of:=IF([.S890]&lt;&gt;[.C890];&quot;X&quot;;&quot;&quot;)">
            <text:p/>
          </table:table-cell>
          <table:table-cell table:style-name="ce10" office:value-type="float" office:value="-2" calcext:value-type="float">
            <text:p>-2</text:p>
          </table:table-cell>
          <table:table-cell table:style-name="ce10" office:value-type="string" calcext:value-type="string">
            <text:p>vcsgis-workspace-remove (VCSGis)</text:p>
          </table:table-cell>
          <table:table-cell table:style-name="ce32" table:number-columns-repeated="3"/>
          <table:table-cell table:number-columns-repeated="1002"/>
        </table:table-row>
        <table:table-row table:style-name="ro5">
          <table:table-cell office:value-type="float" office:value="793" calcext:value-type="float">
            <text:p>793</text:p>
          </table:table-cell>
          <table:table-cell table:style-name="ce1" office:value-type="string" calcext:value-type="string">
            <text:p>Subgroup vcsgis-changes</text:p>
          </table:table-cell>
          <table:table-cell/>
          <table:table-cell table:style-name="ce17" table:number-columns-repeated="3"/>
          <table:table-cell table:number-columns-repeated="10"/>
          <table:table-cell table:formula="of:=IF([.S891]&lt;&gt;[.C891];&quot;X&quot;;&quot;&quot;)">
            <text:p/>
          </table:table-cell>
          <table:table-cell table:style-name="ce14" office:value-type="string" calcext:value-type="string">
            <text:p>Subgroup vcsgis-changes</text:p>
          </table:table-cell>
          <table:table-cell table:style-name="ce32" table:number-columns-repeated="4"/>
          <table:table-cell table:number-columns-repeated="1002"/>
        </table:table-row>
        <table:table-row table:style-name="ro5">
          <table:table-cell office:value-type="float" office:value="794" calcext:value-type="float">
            <text:p>794</text:p>
          </table:table-cell>
          <table:table-cell table:style-name="ce5" office:value-type="float" office:value="-2" calcext:value-type="float">
            <text:p>-2</text:p>
          </table:table-cell>
          <table:table-cell table:style-name="ce17" office:value-type="string" calcext:value-type="string">
            <text:p>vcsgis-center-context (VCSGis)</text:p>
          </table:table-cell>
          <table:table-cell table:style-name="ce17" table:formula="of:=SEARCH(&quot;(&quot;;[.C892])" office:value-type="float" office:value="23" calcext:value-type="float">
            <text:p>23</text:p>
          </table:table-cell>
          <table:table-cell table:style-name="ce17" table:formula="of:=LEFT([.C892];[.D892])" office:value-type="string" office:string-value="vcsgis-center-context (" calcext:value-type="string">
            <text:p>vcsgis-center-context (</text:p>
          </table:table-cell>
          <table:table-cell table:style-name="ce17" table:formula="of:=LEFT([.E892];LEN([.E892])-2)" office:value-type="string" office:string-value="vcsgis-center-context" calcext:value-type="string">
            <text:p>vcsgis-center-context</text:p>
          </table:table-cell>
          <table:table-cell/>
          <table:table-cell office:value-type="string" calcext:value-type="string">
            <text:p>no</text:p>
          </table:table-cell>
          <table:table-cell table:number-columns-repeated="8"/>
          <table:table-cell table:formula="of:=IF([.S892]&lt;&gt;[.C892];&quot;X&quot;;&quot;&quot;)">
            <text:p/>
          </table:table-cell>
          <table:table-cell table:style-name="ce10" office:value-type="float" office:value="-2" calcext:value-type="float">
            <text:p>-2</text:p>
          </table:table-cell>
          <table:table-cell table:style-name="ce10" office:value-type="string" calcext:value-type="string">
            <text:p>vcsgis-center-context (VCSGis)</text:p>
          </table:table-cell>
          <table:table-cell table:style-name="ce32" table:number-columns-repeated="3"/>
          <table:table-cell table:number-columns-repeated="1002"/>
        </table:table-row>
        <table:table-row table:style-name="ro5">
          <table:table-cell office:value-type="float" office:value="795" calcext:value-type="float">
            <text:p>795</text:p>
          </table:table-cell>
          <table:table-cell table:style-name="ce5" office:value-type="float" office:value="-2" calcext:value-type="float">
            <text:p>-2</text:p>
          </table:table-cell>
          <table:table-cell table:style-name="ce17" office:value-type="string" calcext:value-type="string">
            <text:p>vcsgis-checkout-overwrite (VCSGis)</text:p>
          </table:table-cell>
          <table:table-cell table:style-name="ce17" table:formula="of:=SEARCH(&quot;(&quot;;[.C893])" office:value-type="float" office:value="27" calcext:value-type="float">
            <text:p>27</text:p>
          </table:table-cell>
          <table:table-cell table:style-name="ce17" table:formula="of:=LEFT([.C893];[.D893])" office:value-type="string" office:string-value="vcsgis-checkout-overwrite (" calcext:value-type="string">
            <text:p>vcsgis-checkout-overwrite (</text:p>
          </table:table-cell>
          <table:table-cell table:style-name="ce17" table:formula="of:=LEFT([.E893];LEN([.E893])-2)" office:value-type="string" office:string-value="vcsgis-checkout-overwrite" calcext:value-type="string">
            <text:p>vcsgis-checkout-overwrite</text:p>
          </table:table-cell>
          <table:table-cell/>
          <table:table-cell office:value-type="string" calcext:value-type="string">
            <text:p>no</text:p>
          </table:table-cell>
          <table:table-cell table:number-columns-repeated="8"/>
          <table:table-cell table:formula="of:=IF([.S893]&lt;&gt;[.C893];&quot;X&quot;;&quot;&quot;)">
            <text:p/>
          </table:table-cell>
          <table:table-cell table:style-name="ce10" office:value-type="float" office:value="-2" calcext:value-type="float">
            <text:p>-2</text:p>
          </table:table-cell>
          <table:table-cell table:style-name="ce10" office:value-type="string" calcext:value-type="string">
            <text:p>vcsgis-checkout-overwrite (VCSGis)</text:p>
          </table:table-cell>
          <table:table-cell table:style-name="ce32" table:number-columns-repeated="3"/>
          <table:table-cell table:number-columns-repeated="1002"/>
        </table:table-row>
        <table:table-row table:style-name="ro5">
          <table:table-cell office:value-type="float" office:value="796" calcext:value-type="float">
            <text:p>796</text:p>
          </table:table-cell>
          <table:table-cell table:style-name="ce5" office:value-type="float" office:value="-2" calcext:value-type="float">
            <text:p>-2</text:p>
          </table:table-cell>
          <table:table-cell table:style-name="ce17" office:value-type="string" calcext:value-type="string">
            <text:p>vcsgis-clean-highlighted (VCSGis)</text:p>
          </table:table-cell>
          <table:table-cell table:style-name="ce17" table:formula="of:=SEARCH(&quot;(&quot;;[.C894])" office:value-type="float" office:value="26" calcext:value-type="float">
            <text:p>26</text:p>
          </table:table-cell>
          <table:table-cell table:style-name="ce17" table:formula="of:=LEFT([.C894];[.D894])" office:value-type="string" office:string-value="vcsgis-clean-highlighted (" calcext:value-type="string">
            <text:p>vcsgis-clean-highlighted (</text:p>
          </table:table-cell>
          <table:table-cell table:style-name="ce17" table:formula="of:=LEFT([.E894];LEN([.E894])-2)" office:value-type="string" office:string-value="vcsgis-clean-highlighted" calcext:value-type="string">
            <text:p>vcsgis-clean-highlighted</text:p>
          </table:table-cell>
          <table:table-cell/>
          <table:table-cell office:value-type="string" calcext:value-type="string">
            <text:p>no</text:p>
          </table:table-cell>
          <table:table-cell table:number-columns-repeated="8"/>
          <table:table-cell table:formula="of:=IF([.S894]&lt;&gt;[.C894];&quot;X&quot;;&quot;&quot;)">
            <text:p/>
          </table:table-cell>
          <table:table-cell table:style-name="ce10" office:value-type="float" office:value="-2" calcext:value-type="float">
            <text:p>-2</text:p>
          </table:table-cell>
          <table:table-cell table:style-name="ce10" office:value-type="string" calcext:value-type="string">
            <text:p>vcsgis-clean-highlighted (VCSGis)</text:p>
          </table:table-cell>
          <table:table-cell table:style-name="ce32" table:number-columns-repeated="3"/>
          <table:table-cell table:number-columns-repeated="1002"/>
        </table:table-row>
        <table:table-row table:style-name="ro5">
          <table:table-cell office:value-type="float" office:value="797" calcext:value-type="float">
            <text:p>797</text:p>
          </table:table-cell>
          <table:table-cell table:style-name="ce5" office:value-type="float" office:value="-2" calcext:value-type="float">
            <text:p>-2</text:p>
          </table:table-cell>
          <table:table-cell table:style-name="ce17" office:value-type="string" calcext:value-type="string">
            <text:p>vcsgis-commit-all (VCSGis)</text:p>
          </table:table-cell>
          <table:table-cell table:style-name="ce17" table:formula="of:=SEARCH(&quot;(&quot;;[.C895])" office:value-type="float" office:value="19" calcext:value-type="float">
            <text:p>19</text:p>
          </table:table-cell>
          <table:table-cell table:style-name="ce17" table:formula="of:=LEFT([.C895];[.D895])" office:value-type="string" office:string-value="vcsgis-commit-all (" calcext:value-type="string">
            <text:p>vcsgis-commit-all (</text:p>
          </table:table-cell>
          <table:table-cell table:style-name="ce17" table:formula="of:=LEFT([.E895];LEN([.E895])-2)" office:value-type="string" office:string-value="vcsgis-commit-all" calcext:value-type="string">
            <text:p>vcsgis-commit-all</text:p>
          </table:table-cell>
          <table:table-cell/>
          <table:table-cell office:value-type="string" calcext:value-type="string">
            <text:p>no</text:p>
          </table:table-cell>
          <table:table-cell table:number-columns-repeated="8"/>
          <table:table-cell table:formula="of:=IF([.S895]&lt;&gt;[.C895];&quot;X&quot;;&quot;&quot;)">
            <text:p/>
          </table:table-cell>
          <table:table-cell table:style-name="ce10" office:value-type="float" office:value="-2" calcext:value-type="float">
            <text:p>-2</text:p>
          </table:table-cell>
          <table:table-cell table:style-name="ce10" office:value-type="string" calcext:value-type="string">
            <text:p>vcsgis-commit-all (VCSGis)</text:p>
          </table:table-cell>
          <table:table-cell table:style-name="ce32" table:number-columns-repeated="3"/>
          <table:table-cell table:number-columns-repeated="1002"/>
        </table:table-row>
        <table:table-row table:style-name="ro5">
          <table:table-cell office:value-type="float" office:value="798" calcext:value-type="float">
            <text:p>798</text:p>
          </table:table-cell>
          <table:table-cell table:style-name="ce5" office:value-type="float" office:value="-2" calcext:value-type="float">
            <text:p>-2</text:p>
          </table:table-cell>
          <table:table-cell table:style-name="ce17" office:value-type="string" calcext:value-type="string">
            <text:p>vcsgis-highlight-context (VCSGis)</text:p>
          </table:table-cell>
          <table:table-cell table:style-name="ce17" table:formula="of:=SEARCH(&quot;(&quot;;[.C896])" office:value-type="float" office:value="26" calcext:value-type="float">
            <text:p>26</text:p>
          </table:table-cell>
          <table:table-cell table:style-name="ce17" table:formula="of:=LEFT([.C896];[.D896])" office:value-type="string" office:string-value="vcsgis-highlight-context (" calcext:value-type="string">
            <text:p>vcsgis-highlight-context (</text:p>
          </table:table-cell>
          <table:table-cell table:style-name="ce17" table:formula="of:=LEFT([.E896];LEN([.E896])-2)" office:value-type="string" office:string-value="vcsgis-highlight-context" calcext:value-type="string">
            <text:p>vcsgis-highlight-context</text:p>
          </table:table-cell>
          <table:table-cell/>
          <table:table-cell office:value-type="string" calcext:value-type="string">
            <text:p>no</text:p>
          </table:table-cell>
          <table:table-cell table:number-columns-repeated="8"/>
          <table:table-cell table:formula="of:=IF([.S896]&lt;&gt;[.C896];&quot;X&quot;;&quot;&quot;)">
            <text:p/>
          </table:table-cell>
          <table:table-cell table:style-name="ce10" office:value-type="float" office:value="-2" calcext:value-type="float">
            <text:p>-2</text:p>
          </table:table-cell>
          <table:table-cell table:style-name="ce10" office:value-type="string" calcext:value-type="string">
            <text:p>vcsgis-highlight-context (VCSGis)</text:p>
          </table:table-cell>
          <table:table-cell table:style-name="ce32" table:number-columns-repeated="3"/>
          <table:table-cell table:number-columns-repeated="1002"/>
        </table:table-row>
        <table:table-row table:style-name="ro5">
          <table:table-cell office:value-type="float" office:value="799" calcext:value-type="float">
            <text:p>799</text:p>
          </table:table-cell>
          <table:table-cell table:style-name="ce5" office:value-type="float" office:value="-2" calcext:value-type="float">
            <text:p>-2</text:p>
          </table:table-cell>
          <table:table-cell table:style-name="ce17" office:value-type="string" calcext:value-type="string">
            <text:p>vcsgis-merge (VCSGis)</text:p>
          </table:table-cell>
          <table:table-cell table:style-name="ce17" table:formula="of:=SEARCH(&quot;(&quot;;[.C897])" office:value-type="float" office:value="14" calcext:value-type="float">
            <text:p>14</text:p>
          </table:table-cell>
          <table:table-cell table:style-name="ce17" table:formula="of:=LEFT([.C897];[.D897])" office:value-type="string" office:string-value="vcsgis-merge (" calcext:value-type="string">
            <text:p>vcsgis-merge (</text:p>
          </table:table-cell>
          <table:table-cell table:style-name="ce17" table:formula="of:=LEFT([.E897];LEN([.E897])-2)" office:value-type="string" office:string-value="vcsgis-merge" calcext:value-type="string">
            <text:p>vcsgis-merge</text:p>
          </table:table-cell>
          <table:table-cell/>
          <table:table-cell office:value-type="string" calcext:value-type="string">
            <text:p>no</text:p>
          </table:table-cell>
          <table:table-cell table:number-columns-repeated="8"/>
          <table:table-cell table:formula="of:=IF([.S897]&lt;&gt;[.C897];&quot;X&quot;;&quot;&quot;)">
            <text:p/>
          </table:table-cell>
          <table:table-cell table:style-name="ce10" office:value-type="float" office:value="-2" calcext:value-type="float">
            <text:p>-2</text:p>
          </table:table-cell>
          <table:table-cell table:style-name="ce10" office:value-type="string" calcext:value-type="string">
            <text:p>vcsgis-merge (VCSGis)</text:p>
          </table:table-cell>
          <table:table-cell table:style-name="ce32" table:number-columns-repeated="3"/>
          <table:table-cell table:number-columns-repeated="1002"/>
        </table:table-row>
        <table:table-row table:style-name="ro5">
          <table:table-cell office:value-type="float" office:value="800" calcext:value-type="float">
            <text:p>800</text:p>
          </table:table-cell>
          <table:table-cell table:style-name="ce5" office:value-type="float" office:value="-2" calcext:value-type="float">
            <text:p>-2</text:p>
          </table:table-cell>
          <table:table-cell table:style-name="ce17" office:value-type="string" calcext:value-type="string">
            <text:p>vcsgis-remotechanges-clear (VCSGis)</text:p>
          </table:table-cell>
          <table:table-cell table:style-name="ce17" table:formula="of:=SEARCH(&quot;(&quot;;[.C898])" office:value-type="float" office:value="28" calcext:value-type="float">
            <text:p>28</text:p>
          </table:table-cell>
          <table:table-cell table:style-name="ce17" table:formula="of:=LEFT([.C898];[.D898])" office:value-type="string" office:string-value="vcsgis-remotechanges-clear (" calcext:value-type="string">
            <text:p>vcsgis-remotechanges-clear (</text:p>
          </table:table-cell>
          <table:table-cell table:style-name="ce17" table:formula="of:=LEFT([.E898];LEN([.E898])-2)" office:value-type="string" office:string-value="vcsgis-remotechanges-clear" calcext:value-type="string">
            <text:p>vcsgis-remotechanges-clear</text:p>
          </table:table-cell>
          <table:table-cell/>
          <table:table-cell office:value-type="string" calcext:value-type="string">
            <text:p>no</text:p>
          </table:table-cell>
          <table:table-cell table:number-columns-repeated="8"/>
          <table:table-cell table:formula="of:=IF([.S898]&lt;&gt;[.C898];&quot;X&quot;;&quot;&quot;)">
            <text:p/>
          </table:table-cell>
          <table:table-cell table:style-name="ce10" office:value-type="float" office:value="-2" calcext:value-type="float">
            <text:p>-2</text:p>
          </table:table-cell>
          <table:table-cell table:style-name="ce10" office:value-type="string" calcext:value-type="string">
            <text:p>vcsgis-remotechanges-clear (VCSGis)</text:p>
          </table:table-cell>
          <table:table-cell table:style-name="ce32" table:number-columns-repeated="3"/>
          <table:table-cell table:number-columns-repeated="1002"/>
        </table:table-row>
        <table:table-row table:style-name="ro5">
          <table:table-cell office:value-type="float" office:value="801" calcext:value-type="float">
            <text:p>801</text:p>
          </table:table-cell>
          <table:table-cell table:style-name="ce5" office:value-type="float" office:value="-2" calcext:value-type="float">
            <text:p>-2</text:p>
          </table:table-cell>
          <table:table-cell table:style-name="ce17" office:value-type="string" calcext:value-type="string">
            <text:p>vcsgis-remotechanges-download (VCSGis)</text:p>
          </table:table-cell>
          <table:table-cell table:style-name="ce17" table:formula="of:=SEARCH(&quot;(&quot;;[.C899])" office:value-type="float" office:value="31" calcext:value-type="float">
            <text:p>31</text:p>
          </table:table-cell>
          <table:table-cell table:style-name="ce17" table:formula="of:=LEFT([.C899];[.D899])" office:value-type="string" office:string-value="vcsgis-remotechanges-download (" calcext:value-type="string">
            <text:p>vcsgis-remotechanges-download (</text:p>
          </table:table-cell>
          <table:table-cell table:style-name="ce17" table:formula="of:=LEFT([.E899];LEN([.E899])-2)" office:value-type="string" office:string-value="vcsgis-remotechanges-download" calcext:value-type="string">
            <text:p>vcsgis-remotechanges-download</text:p>
          </table:table-cell>
          <table:table-cell/>
          <table:table-cell office:value-type="string" calcext:value-type="string">
            <text:p>no</text:p>
          </table:table-cell>
          <table:table-cell table:number-columns-repeated="8"/>
          <table:table-cell table:formula="of:=IF([.S899]&lt;&gt;[.C899];&quot;X&quot;;&quot;&quot;)">
            <text:p/>
          </table:table-cell>
          <table:table-cell table:style-name="ce10" office:value-type="float" office:value="-2" calcext:value-type="float">
            <text:p>-2</text:p>
          </table:table-cell>
          <table:table-cell table:style-name="ce10" office:value-type="string" calcext:value-type="string">
            <text:p>vcsgis-remotechanges-download (VCSGis)</text:p>
          </table:table-cell>
          <table:table-cell table:style-name="ce32" table:number-columns-repeated="3"/>
          <table:table-cell table:number-columns-repeated="1002"/>
        </table:table-row>
        <table:table-row table:style-name="ro5">
          <table:table-cell office:value-type="float" office:value="802" calcext:value-type="float">
            <text:p>802</text:p>
          </table:table-cell>
          <table:table-cell table:style-name="ce5" office:value-type="float" office:value="-2" calcext:value-type="float">
            <text:p>-2</text:p>
          </table:table-cell>
          <table:table-cell table:style-name="ce17" office:value-type="string" calcext:value-type="string">
            <text:p>vcsgis-remotechanges-reload (VCSGis)</text:p>
          </table:table-cell>
          <table:table-cell table:style-name="ce17" table:formula="of:=SEARCH(&quot;(&quot;;[.C900])" office:value-type="float" office:value="29" calcext:value-type="float">
            <text:p>29</text:p>
          </table:table-cell>
          <table:table-cell table:style-name="ce17" table:formula="of:=LEFT([.C900];[.D900])" office:value-type="string" office:string-value="vcsgis-remotechanges-reload (" calcext:value-type="string">
            <text:p>vcsgis-remotechanges-reload (</text:p>
          </table:table-cell>
          <table:table-cell table:style-name="ce17" table:formula="of:=LEFT([.E900];LEN([.E900])-2)" office:value-type="string" office:string-value="vcsgis-remotechanges-reload" calcext:value-type="string">
            <text:p>vcsgis-remotechanges-reload</text:p>
          </table:table-cell>
          <table:table-cell/>
          <table:table-cell office:value-type="string" calcext:value-type="string">
            <text:p>no</text:p>
          </table:table-cell>
          <table:table-cell table:number-columns-repeated="8"/>
          <table:table-cell table:formula="of:=IF([.S900]&lt;&gt;[.C900];&quot;X&quot;;&quot;&quot;)">
            <text:p/>
          </table:table-cell>
          <table:table-cell table:style-name="ce10" office:value-type="float" office:value="-2" calcext:value-type="float">
            <text:p>-2</text:p>
          </table:table-cell>
          <table:table-cell table:style-name="ce10" office:value-type="string" calcext:value-type="string">
            <text:p>vcsgis-remotechanges-reload (VCSGis)</text:p>
          </table:table-cell>
          <table:table-cell table:style-name="ce32" table:number-columns-repeated="3"/>
          <table:table-cell table:number-columns-repeated="1002"/>
        </table:table-row>
        <table:table-row table:style-name="ro5">
          <table:table-cell office:value-type="float" office:value="803" calcext:value-type="float">
            <text:p>803</text:p>
          </table:table-cell>
          <table:table-cell table:style-name="ce5" office:value-type="float" office:value="-2" calcext:value-type="float">
            <text:p>-2</text:p>
          </table:table-cell>
          <table:table-cell table:style-name="ce17" office:value-type="string" calcext:value-type="string">
            <text:p>vcsgis-revert (VCSGis)</text:p>
          </table:table-cell>
          <table:table-cell table:style-name="ce17" table:formula="of:=SEARCH(&quot;(&quot;;[.C901])" office:value-type="float" office:value="15" calcext:value-type="float">
            <text:p>15</text:p>
          </table:table-cell>
          <table:table-cell table:style-name="ce17" table:formula="of:=LEFT([.C901];[.D901])" office:value-type="string" office:string-value="vcsgis-revert (" calcext:value-type="string">
            <text:p>vcsgis-revert (</text:p>
          </table:table-cell>
          <table:table-cell table:style-name="ce17" table:formula="of:=LEFT([.E901];LEN([.E901])-2)" office:value-type="string" office:string-value="vcsgis-revert" calcext:value-type="string">
            <text:p>vcsgis-revert</text:p>
          </table:table-cell>
          <table:table-cell/>
          <table:table-cell office:value-type="string" calcext:value-type="string">
            <text:p>no</text:p>
          </table:table-cell>
          <table:table-cell table:number-columns-repeated="8"/>
          <table:table-cell table:formula="of:=IF([.S901]&lt;&gt;[.C901];&quot;X&quot;;&quot;&quot;)">
            <text:p/>
          </table:table-cell>
          <table:table-cell table:style-name="ce10" office:value-type="float" office:value="-2" calcext:value-type="float">
            <text:p>-2</text:p>
          </table:table-cell>
          <table:table-cell table:style-name="ce10" office:value-type="string" calcext:value-type="string">
            <text:p>vcsgis-revert (VCSGis)</text:p>
          </table:table-cell>
          <table:table-cell table:style-name="ce32" table:number-columns-repeated="3"/>
          <table:table-cell table:number-columns-repeated="1002"/>
        </table:table-row>
        <table:table-row table:style-name="ro5">
          <table:table-cell office:value-type="float" office:value="804" calcext:value-type="float">
            <text:p>804</text:p>
          </table:table-cell>
          <table:table-cell table:style-name="ce5" office:value-type="float" office:value="-2" calcext:value-type="float">
            <text:p>-2</text:p>
          </table:table-cell>
          <table:table-cell table:style-name="ce17" office:value-type="string" calcext:value-type="string">
            <text:p>vcsgis-show-local-changes (VCSGis)</text:p>
          </table:table-cell>
          <table:table-cell table:style-name="ce17" table:formula="of:=SEARCH(&quot;(&quot;;[.C902])" office:value-type="float" office:value="27" calcext:value-type="float">
            <text:p>27</text:p>
          </table:table-cell>
          <table:table-cell table:style-name="ce17" table:formula="of:=LEFT([.C902];[.D902])" office:value-type="string" office:string-value="vcsgis-show-local-changes (" calcext:value-type="string">
            <text:p>vcsgis-show-local-changes (</text:p>
          </table:table-cell>
          <table:table-cell table:style-name="ce17" table:formula="of:=LEFT([.E902];LEN([.E902])-2)" office:value-type="string" office:string-value="vcsgis-show-local-changes" calcext:value-type="string">
            <text:p>vcsgis-show-local-changes</text:p>
          </table:table-cell>
          <table:table-cell/>
          <table:table-cell office:value-type="string" calcext:value-type="string">
            <text:p>no</text:p>
          </table:table-cell>
          <table:table-cell table:number-columns-repeated="8"/>
          <table:table-cell table:formula="of:=IF([.S902]&lt;&gt;[.C902];&quot;X&quot;;&quot;&quot;)">
            <text:p/>
          </table:table-cell>
          <table:table-cell table:style-name="ce10" office:value-type="float" office:value="-2" calcext:value-type="float">
            <text:p>-2</text:p>
          </table:table-cell>
          <table:table-cell table:style-name="ce10" office:value-type="string" calcext:value-type="string">
            <text:p>vcsgis-show-local-changes (VCSGis)</text:p>
          </table:table-cell>
          <table:table-cell table:style-name="ce32" table:number-columns-repeated="3"/>
          <table:table-cell table:number-columns-repeated="1002"/>
        </table:table-row>
        <table:table-row table:style-name="ro5">
          <table:table-cell office:value-type="float" office:value="805" calcext:value-type="float">
            <text:p>805</text:p>
          </table:table-cell>
          <table:table-cell table:style-name="ce5" office:value-type="float" office:value="-2" calcext:value-type="float">
            <text:p>-2</text:p>
          </table:table-cell>
          <table:table-cell table:style-name="ce17" office:value-type="string" calcext:value-type="string">
            <text:p>vcsgis-show-remote-changes (VCSGis)</text:p>
          </table:table-cell>
          <table:table-cell table:style-name="ce17" table:formula="of:=SEARCH(&quot;(&quot;;[.C903])" office:value-type="float" office:value="28" calcext:value-type="float">
            <text:p>28</text:p>
          </table:table-cell>
          <table:table-cell table:style-name="ce17" table:formula="of:=LEFT([.C903];[.D903])" office:value-type="string" office:string-value="vcsgis-show-remote-changes (" calcext:value-type="string">
            <text:p>vcsgis-show-remote-changes (</text:p>
          </table:table-cell>
          <table:table-cell table:style-name="ce17" table:formula="of:=LEFT([.E903];LEN([.E903])-2)" office:value-type="string" office:string-value="vcsgis-show-remote-changes" calcext:value-type="string">
            <text:p>vcsgis-show-remote-changes</text:p>
          </table:table-cell>
          <table:table-cell/>
          <table:table-cell office:value-type="string" calcext:value-type="string">
            <text:p>no</text:p>
          </table:table-cell>
          <table:table-cell table:number-columns-repeated="8"/>
          <table:table-cell table:formula="of:=IF([.S903]&lt;&gt;[.C903];&quot;X&quot;;&quot;&quot;)">
            <text:p/>
          </table:table-cell>
          <table:table-cell table:style-name="ce10" office:value-type="float" office:value="-2" calcext:value-type="float">
            <text:p>-2</text:p>
          </table:table-cell>
          <table:table-cell table:style-name="ce10" office:value-type="string" calcext:value-type="string">
            <text:p>vcsgis-show-remote-changes (VCSGis)</text:p>
          </table:table-cell>
          <table:table-cell table:style-name="ce32" table:number-columns-repeated="3"/>
          <table:table-cell table:number-columns-repeated="1002"/>
        </table:table-row>
        <table:table-row table:style-name="ro6">
          <table:table-cell office:value-type="float" office:value="806" calcext:value-type="float">
            <text:p>806</text:p>
          </table:table-cell>
          <table:table-cell table:style-name="ce5" office:value-type="float" office:value="-2" calcext:value-type="float">
            <text:p>-2</text:p>
          </table:table-cell>
          <table:table-cell table:style-name="ce17" office:value-type="string" calcext:value-type="string">
            <text:p>vcsgis-topology-plan (VCSGis)</text:p>
          </table:table-cell>
          <table:table-cell table:style-name="ce17" table:formula="of:=SEARCH(&quot;(&quot;;[.C904])" office:value-type="float" office:value="22" calcext:value-type="float">
            <text:p>22</text:p>
          </table:table-cell>
          <table:table-cell table:style-name="ce17" table:formula="of:=LEFT([.C904];[.D904])" office:value-type="string" office:string-value="vcsgis-topology-plan (" calcext:value-type="string">
            <text:p>vcsgis-topology-plan (</text:p>
          </table:table-cell>
          <table:table-cell table:style-name="ce17" table:formula="of:=LEFT([.E904];LEN([.E904])-2)" office:value-type="string" office:string-value="vcsgis-topology-plan" calcext:value-type="string">
            <text:p>vcsgis-topology-plan</text:p>
          </table:table-cell>
          <table:table-cell/>
          <table:table-cell office:value-type="string" calcext:value-type="string">
            <text:p>no</text:p>
          </table:table-cell>
          <table:table-cell table:number-columns-repeated="8"/>
          <table:table-cell table:formula="of:=IF([.S904]&lt;&gt;[.C904];&quot;X&quot;;&quot;&quot;)">
            <text:p/>
          </table:table-cell>
          <table:table-cell table:style-name="ce10" office:value-type="float" office:value="-2" calcext:value-type="float">
            <text:p>-2</text:p>
          </table:table-cell>
          <table:table-cell table:style-name="ce10" office:value-type="string" calcext:value-type="string">
            <text:p>vcsgis-topology-plan (VCSGis)</text:p>
          </table:table-cell>
          <table:table-cell table:style-name="ce32" table:number-columns-repeated="3"/>
          <table:table-cell table:number-columns-repeated="1002"/>
        </table:table-row>
        <table:table-row table:style-name="ro5">
          <table:table-cell office:value-type="float" office:value="807" calcext:value-type="float">
            <text:p>807</text:p>
          </table:table-cell>
          <table:table-cell table:style-name="ce5" office:value-type="float" office:value="-2" calcext:value-type="float">
            <text:p>-2</text:p>
          </table:table-cell>
          <table:table-cell table:style-name="ce17" office:value-type="string" calcext:value-type="string">
            <text:p>vcsgis-update-all (VCSGis)</text:p>
          </table:table-cell>
          <table:table-cell table:style-name="ce17" table:formula="of:=SEARCH(&quot;(&quot;;[.C905])" office:value-type="float" office:value="19" calcext:value-type="float">
            <text:p>19</text:p>
          </table:table-cell>
          <table:table-cell table:style-name="ce17" table:formula="of:=LEFT([.C905];[.D905])" office:value-type="string" office:string-value="vcsgis-update-all (" calcext:value-type="string">
            <text:p>vcsgis-update-all (</text:p>
          </table:table-cell>
          <table:table-cell table:style-name="ce17" table:formula="of:=LEFT([.E905];LEN([.E905])-2)" office:value-type="string" office:string-value="vcsgis-update-all" calcext:value-type="string">
            <text:p>vcsgis-update-all</text:p>
          </table:table-cell>
          <table:table-cell/>
          <table:table-cell office:value-type="string" calcext:value-type="string">
            <text:p>no</text:p>
          </table:table-cell>
          <table:table-cell table:number-columns-repeated="8"/>
          <table:table-cell table:formula="of:=IF([.S905]&lt;&gt;[.C905];&quot;X&quot;;&quot;&quot;)">
            <text:p/>
          </table:table-cell>
          <table:table-cell table:style-name="ce10" office:value-type="float" office:value="-2" calcext:value-type="float">
            <text:p>-2</text:p>
          </table:table-cell>
          <table:table-cell table:style-name="ce10" office:value-type="string" calcext:value-type="string">
            <text:p>vcsgis-update-all (VCSGis)</text:p>
          </table:table-cell>
          <table:table-cell table:style-name="ce32" table:number-columns-repeated="3"/>
          <table:table-cell table:number-columns-repeated="1002"/>
        </table:table-row>
        <table:table-row table:style-name="ro5">
          <table:table-cell office:value-type="float" office:value="808" calcext:value-type="float">
            <text:p>808</text:p>
          </table:table-cell>
          <table:table-cell table:style-name="ce5" office:value-type="float" office:value="-2" calcext:value-type="float">
            <text:p>-2</text:p>
          </table:table-cell>
          <table:table-cell table:style-name="ce17" office:value-type="string" calcext:value-type="string">
            <text:p>vcsgis-zoom-context (VCSGis)</text:p>
          </table:table-cell>
          <table:table-cell table:style-name="ce17" table:formula="of:=SEARCH(&quot;(&quot;;[.C906])" office:value-type="float" office:value="21" calcext:value-type="float">
            <text:p>21</text:p>
          </table:table-cell>
          <table:table-cell table:style-name="ce17" table:formula="of:=LEFT([.C906];[.D906])" office:value-type="string" office:string-value="vcsgis-zoom-context (" calcext:value-type="string">
            <text:p>vcsgis-zoom-context (</text:p>
          </table:table-cell>
          <table:table-cell table:style-name="ce17" table:formula="of:=LEFT([.E906];LEN([.E906])-2)" office:value-type="string" office:string-value="vcsgis-zoom-context" calcext:value-type="string">
            <text:p>vcsgis-zoom-context</text:p>
          </table:table-cell>
          <table:table-cell/>
          <table:table-cell office:value-type="string" calcext:value-type="string">
            <text:p>no</text:p>
          </table:table-cell>
          <table:table-cell table:number-columns-repeated="8"/>
          <table:table-cell table:formula="of:=IF([.S906]&lt;&gt;[.C906];&quot;X&quot;;&quot;&quot;)">
            <text:p/>
          </table:table-cell>
          <table:table-cell table:style-name="ce10" office:value-type="float" office:value="-2" calcext:value-type="float">
            <text:p>-2</text:p>
          </table:table-cell>
          <table:table-cell table:style-name="ce10" office:value-type="string" calcext:value-type="string">
            <text:p>vcsgis-zoom-context (VCSGis)</text:p>
          </table:table-cell>
          <table:table-cell table:style-name="ce32" table:number-columns-repeated="3"/>
          <table:table-cell table:number-columns-repeated="1002"/>
        </table:table-row>
        <table:table-row table:style-name="ro5">
          <table:table-cell office:value-type="float" office:value="809" calcext:value-type="float">
            <text:p>809</text:p>
          </table:table-cell>
          <table:table-cell table:style-name="ce1" office:value-type="string" calcext:value-type="string">
            <text:p>Subgroup vcsgis-common</text:p>
          </table:table-cell>
          <table:table-cell/>
          <table:table-cell table:style-name="ce17"/>
          <table:table-cell table:style-name="ce17" table:formula="of:=LEFT([.C907];[.D907])">
            <text:p/>
          </table:table-cell>
          <table:table-cell table:style-name="ce17"/>
          <table:table-cell table:number-columns-repeated="10"/>
          <table:table-cell table:formula="of:=IF([.S907]&lt;&gt;[.C907];&quot;X&quot;;&quot;&quot;)">
            <text:p/>
          </table:table-cell>
          <table:table-cell table:style-name="ce14" office:value-type="string" calcext:value-type="string">
            <text:p>Subgroup vcsgis-common</text:p>
          </table:table-cell>
          <table:table-cell table:style-name="ce32" table:number-columns-repeated="4"/>
          <table:table-cell table:number-columns-repeated="1002"/>
        </table:table-row>
        <table:table-row table:style-name="ro5">
          <table:table-cell office:value-type="float" office:value="810" calcext:value-type="float">
            <text:p>810</text:p>
          </table:table-cell>
          <table:table-cell table:style-name="ce5" office:value-type="float" office:value="-2" calcext:value-type="float">
            <text:p>-2</text:p>
          </table:table-cell>
          <table:table-cell table:style-name="ce17" office:value-type="string" calcext:value-type="string">
            <text:p>vcsgis-common-checkout-datamodel (VCSGis)</text:p>
          </table:table-cell>
          <table:table-cell table:style-name="ce17" table:formula="of:=SEARCH(&quot;(&quot;;[.C908])" office:value-type="float" office:value="34" calcext:value-type="float">
            <text:p>34</text:p>
          </table:table-cell>
          <table:table-cell table:style-name="ce17" table:formula="of:=LEFT([.C908];[.D908])" office:value-type="string" office:string-value="vcsgis-common-checkout-datamodel (" calcext:value-type="string">
            <text:p>vcsgis-common-checkout-datamodel (</text:p>
          </table:table-cell>
          <table:table-cell table:style-name="ce17" table:formula="of:=LEFT([.E908];LEN([.E908])-2)" office:value-type="string" office:string-value="vcsgis-common-checkout-datamodel" calcext:value-type="string">
            <text:p>vcsgis-common-checkout-datamodel</text:p>
          </table:table-cell>
          <table:table-cell/>
          <table:table-cell table:number-columns-repeated="2" office:value-type="string" calcext:value-type="string">
            <text:p>si</text:p>
          </table:table-cell>
          <table:table-cell/>
          <table:table-cell office:value-type="float" office:value="1" calcext:value-type="float">
            <text:p>1</text:p>
          </table:table-cell>
          <table:table-cell office:value-type="string" calcext:value-type="string">
            <text:p>no</text:p>
          </table:table-cell>
          <table:table-cell table:number-columns-repeated="3"/>
          <table:table-cell office:value-type="string" calcext:value-type="string">
            <text:p>r_vcsgis</text:p>
          </table:table-cell>
          <table:table-cell table:formula="of:=IF([.S908]&lt;&gt;[.C908];&quot;X&quot;;&quot;&quot;)">
            <text:p/>
          </table:table-cell>
          <table:table-cell table:style-name="ce10" office:value-type="float" office:value="-2" calcext:value-type="float">
            <text:p>-2</text:p>
          </table:table-cell>
          <table:table-cell table:style-name="ce10" office:value-type="string" calcext:value-type="string">
            <text:p>vcsgis-common-checkout-datamodel (VCSGis)</text:p>
          </table:table-cell>
          <table:table-cell table:style-name="ce32" table:number-columns-repeated="3"/>
          <table:table-cell table:number-columns-repeated="1002"/>
        </table:table-row>
        <table:table-row table:style-name="ro6">
          <table:table-cell office:value-type="float" office:value="813" calcext:value-type="float">
            <text:p>813</text:p>
          </table:table-cell>
          <table:table-cell table:style-name="ce1" office:value-type="string" calcext:value-type="string">
            <text:p>Subgroup vcsgis-revisions</text:p>
          </table:table-cell>
          <table:table-cell/>
          <table:table-cell table:style-name="ce17"/>
          <table:table-cell table:style-name="ce17" table:formula="of:=LEFT([.C909];[.D909])">
            <text:p/>
          </table:table-cell>
          <table:table-cell table:style-name="ce17"/>
          <table:table-cell table:number-columns-repeated="10"/>
          <table:table-cell table:formula="of:=IF([.S909]&lt;&gt;[.C909];&quot;X&quot;;&quot;&quot;)">
            <text:p/>
          </table:table-cell>
          <table:table-cell table:style-name="ce14" office:value-type="string" calcext:value-type="string">
            <text:p>Subgroup vcsgis-revisions</text:p>
          </table:table-cell>
          <table:table-cell table:style-name="ce32" table:number-columns-repeated="4"/>
          <table:table-cell table:number-columns-repeated="1002"/>
        </table:table-row>
        <table:table-row table:style-name="ro6">
          <table:table-cell office:value-type="float" office:value="814" calcext:value-type="float">
            <text:p>814</text:p>
          </table:table-cell>
          <table:table-cell table:style-name="ce5" office:value-type="float" office:value="-2" calcext:value-type="float">
            <text:p>-2</text:p>
          </table:table-cell>
          <table:table-cell table:style-name="ce17" office:value-type="string" calcext:value-type="string">
            <text:p>vcsgis-revisions-filter (VCSGis)</text:p>
          </table:table-cell>
          <table:table-cell table:style-name="ce17" table:formula="of:=SEARCH(&quot;(&quot;;[.C910])" office:value-type="float" office:value="25" calcext:value-type="float">
            <text:p>25</text:p>
          </table:table-cell>
          <table:table-cell table:style-name="ce17" table:formula="of:=LEFT([.C910];[.D910])" office:value-type="string" office:string-value="vcsgis-revisions-filter (" calcext:value-type="string">
            <text:p>vcsgis-revisions-filter (</text:p>
          </table:table-cell>
          <table:table-cell table:style-name="ce17" table:formula="of:=LEFT([.E910];LEN([.E910])-2)" office:value-type="string" office:string-value="vcsgis-revisions-filter" calcext:value-type="string">
            <text:p>vcsgis-revisions-filter</text:p>
          </table:table-cell>
          <table:table-cell/>
          <table:table-cell office:value-type="string" calcext:value-type="string">
            <text:p>no</text:p>
          </table:table-cell>
          <table:table-cell table:number-columns-repeated="8"/>
          <table:table-cell table:formula="of:=IF([.S910]&lt;&gt;[.C910];&quot;X&quot;;&quot;&quot;)">
            <text:p/>
          </table:table-cell>
          <table:table-cell table:style-name="ce10" office:value-type="float" office:value="-2" calcext:value-type="float">
            <text:p>-2</text:p>
          </table:table-cell>
          <table:table-cell table:style-name="ce10" office:value-type="string" calcext:value-type="string">
            <text:p>vcsgis-revisions-filter (VCSGis)</text:p>
          </table:table-cell>
          <table:table-cell table:style-name="ce32" table:number-columns-repeated="3"/>
          <table:table-cell table:number-columns-repeated="1002"/>
        </table:table-row>
        <table:table-row table:style-name="ro6">
          <table:table-cell office:value-type="float" office:value="815" calcext:value-type="float">
            <text:p>815</text:p>
          </table:table-cell>
          <table:table-cell table:style-name="ce5" office:value-type="float" office:value="-2" calcext:value-type="float">
            <text:p>-2</text:p>
          </table:table-cell>
          <table:table-cell table:style-name="ce17" office:value-type="string" calcext:value-type="string">
            <text:p>vcsgis-revisions-more (VCSGis)</text:p>
          </table:table-cell>
          <table:table-cell table:style-name="ce17" table:formula="of:=SEARCH(&quot;(&quot;;[.C911])" office:value-type="float" office:value="23" calcext:value-type="float">
            <text:p>23</text:p>
          </table:table-cell>
          <table:table-cell table:style-name="ce17" table:formula="of:=LEFT([.C911];[.D911])" office:value-type="string" office:string-value="vcsgis-revisions-more (" calcext:value-type="string">
            <text:p>vcsgis-revisions-more (</text:p>
          </table:table-cell>
          <table:table-cell table:style-name="ce17" table:formula="of:=LEFT([.E911];LEN([.E911])-2)" office:value-type="string" office:string-value="vcsgis-revisions-more" calcext:value-type="string">
            <text:p>vcsgis-revisions-more</text:p>
          </table:table-cell>
          <table:table-cell/>
          <table:table-cell office:value-type="string" calcext:value-type="string">
            <text:p>no</text:p>
          </table:table-cell>
          <table:table-cell table:number-columns-repeated="8"/>
          <table:table-cell table:formula="of:=IF([.S911]&lt;&gt;[.C911];&quot;X&quot;;&quot;&quot;)">
            <text:p/>
          </table:table-cell>
          <table:table-cell table:style-name="ce10" office:value-type="float" office:value="-2" calcext:value-type="float">
            <text:p>-2</text:p>
          </table:table-cell>
          <table:table-cell table:style-name="ce10" office:value-type="string" calcext:value-type="string">
            <text:p>vcsgis-revisions-more (VCSGis)</text:p>
          </table:table-cell>
          <table:table-cell table:style-name="ce32" table:number-columns-repeated="3"/>
          <table:table-cell table:number-columns-repeated="1002"/>
        </table:table-row>
        <table:table-row table:style-name="ro6">
          <table:table-cell office:value-type="float" office:value="816" calcext:value-type="float">
            <text:p>816</text:p>
          </table:table-cell>
          <table:table-cell table:style-name="ce13" office:value-type="string" calcext:value-type="string">
            <text:p>Group vectorediting-tools</text:p>
          </table:table-cell>
          <table:table-cell/>
          <table:table-cell table:style-name="ce17"/>
          <table:table-cell table:style-name="ce17" table:formula="of:=LEFT([.C912];[.D912])">
            <text:p/>
          </table:table-cell>
          <table:table-cell table:style-name="ce17"/>
          <table:table-cell table:number-columns-repeated="10"/>
          <table:table-cell table:formula="of:=IF([.S912]&lt;&gt;[.C912];&quot;X&quot;;&quot;&quot;)">
            <text:p/>
          </table:table-cell>
          <table:table-cell table:style-name="ce14" office:value-type="string" calcext:value-type="string">
            <text:p>Group vectorediting-tools</text:p>
          </table:table-cell>
          <table:table-cell table:style-name="ce32" table:number-columns-repeated="4"/>
          <table:table-cell table:number-columns-repeated="1002"/>
        </table:table-row>
        <table:table-row table:style-name="ro4">
          <table:table-cell office:value-type="float" office:value="855" calcext:value-type="float">
            <text:p>855</text:p>
          </table:table-cell>
          <table:table-cell table:style-name="ce5" office:value-type="float" office:value="-2" calcext:value-type="float">
            <text:p>-2</text:p>
          </table:table-cell>
          <table:table-cell table:style-name="ce17" office:value-type="string" calcext:value-type="string">
            <text:p>modify-divide (org.gvsig.vectorediting.lib.prov.duplicate.DuplicateEditingLibrary)</text:p>
          </table:table-cell>
          <table:table-cell table:style-name="ce17" table:formula="of:=SEARCH(&quot;(&quot;;[.C913])" office:value-type="float" office:value="15" calcext:value-type="float">
            <text:p>15</text:p>
          </table:table-cell>
          <table:table-cell table:style-name="ce17" table:formula="of:=LEFT([.C913];[.D913])" office:value-type="string" office:string-value="modify-divide (" calcext:value-type="string">
            <text:p>modify-divide (</text:p>
          </table:table-cell>
          <table:table-cell table:style-name="ce17" table:formula="of:=LEFT([.E913];LEN([.E913])-2)" office:value-type="string" office:string-value="modify-divide" calcext:value-type="string">
            <text:p>modify-divide</text:p>
          </table:table-cell>
          <table:table-cell/>
          <table:table-cell office:value-type="string" calcext:value-type="string">
            <text:p>no</text:p>
          </table:table-cell>
          <table:table-cell table:number-columns-repeated="8"/>
          <table:table-cell table:formula="of:=IF([.S913]&lt;&gt;[.C913];&quot;X&quot;;&quot;&quot;)">
            <text:p/>
          </table:table-cell>
          <table:table-cell table:style-name="ce10" office:value-type="float" office:value="-2" calcext:value-type="float">
            <text:p>-2</text:p>
          </table:table-cell>
          <table:table-cell table:style-name="ce10" office:value-type="string" calcext:value-type="string">
            <text:p>modify-divide (org.gvsig.vectorediting.lib.prov.duplicate.DuplicateEditingLibrary)</text:p>
          </table:table-cell>
          <table:table-cell table:style-name="ce32" table:number-columns-repeated="3"/>
          <table:table-cell table:number-columns-repeated="1002"/>
        </table:table-row>
        <table:table-row table:style-name="ro4">
          <table:table-cell office:value-type="float" office:value="863" calcext:value-type="float">
            <text:p>863</text:p>
          </table:table-cell>
          <table:table-cell table:style-name="ce5" office:value-type="float" office:value="-2" calcext:value-type="float">
            <text:p>-2</text:p>
          </table:table-cell>
          <table:table-cell table:style-name="ce17" office:value-type="string" calcext:value-type="string">
            <text:p>modify-measure (org.gvsig.vectorediting.lib.prov.duplicate.DuplicateEditingLibrary)</text:p>
          </table:table-cell>
          <table:table-cell table:style-name="ce17" table:formula="of:=SEARCH(&quot;(&quot;;[.C914])" office:value-type="float" office:value="16" calcext:value-type="float">
            <text:p>16</text:p>
          </table:table-cell>
          <table:table-cell table:style-name="ce17" table:formula="of:=LEFT([.C914];[.D914])" office:value-type="string" office:string-value="modify-measure (" calcext:value-type="string">
            <text:p>modify-measure (</text:p>
          </table:table-cell>
          <table:table-cell table:style-name="ce17" table:formula="of:=LEFT([.E914];LEN([.E914])-2)" office:value-type="string" office:string-value="modify-measure" calcext:value-type="string">
            <text:p>modify-measure</text:p>
          </table:table-cell>
          <table:table-cell/>
          <table:table-cell office:value-type="string" calcext:value-type="string">
            <text:p>no</text:p>
          </table:table-cell>
          <table:table-cell table:number-columns-repeated="8"/>
          <table:table-cell table:formula="of:=IF([.S914]&lt;&gt;[.C914];&quot;X&quot;;&quot;&quot;)">
            <text:p/>
          </table:table-cell>
          <table:table-cell table:style-name="ce10" office:value-type="float" office:value="-2" calcext:value-type="float">
            <text:p>-2</text:p>
          </table:table-cell>
          <table:table-cell table:style-name="ce10" office:value-type="string" calcext:value-type="string">
            <text:p>modify-measure (org.gvsig.vectorediting.lib.prov.duplicate.DuplicateEditingLibrary)</text:p>
          </table:table-cell>
          <table:table-cell table:style-name="ce32" table:number-columns-repeated="3"/>
          <table:table-cell table:number-columns-repeated="1002"/>
        </table:table-row>
        <table:table-row table:style-name="ro6">
          <table:table-cell office:value-type="float" office:value="880" calcext:value-type="float">
            <text:p>880</text:p>
          </table:table-cell>
          <table:table-cell table:style-name="ce5" office:value-type="float" office:value="-2" calcext:value-type="float">
            <text:p>-2</text:p>
          </table:table-cell>
          <table:table-cell table:style-name="ce17" office:value-type="string" calcext:value-type="string">
            <text:p>vector-editing-ortomode-disable (org.gvsig.vectorediting.app.mainplugin)</text:p>
          </table:table-cell>
          <table:table-cell table:style-name="ce17" table:formula="of:=SEARCH(&quot;(&quot;;[.C915])" office:value-type="float" office:value="33" calcext:value-type="float">
            <text:p>33</text:p>
          </table:table-cell>
          <table:table-cell table:style-name="ce17" table:formula="of:=LEFT([.C915];[.D915])" office:value-type="string" office:string-value="vector-editing-ortomode-disable (" calcext:value-type="string">
            <text:p>vector-editing-ortomode-disable (</text:p>
          </table:table-cell>
          <table:table-cell table:style-name="ce17" table:formula="of:=LEFT([.E915];LEN([.E915])-2)" office:value-type="string" office:string-value="vector-editing-ortomode-disable" calcext:value-type="string">
            <text:p>vector-editing-ortomode-disable</text:p>
          </table:table-cell>
          <table:table-cell/>
          <table:table-cell office:value-type="string" calcext:value-type="string">
            <text:p>no</text:p>
          </table:table-cell>
          <table:table-cell table:number-columns-repeated="8"/>
          <table:table-cell table:formula="of:=IF([.S915]&lt;&gt;[.C915];&quot;X&quot;;&quot;&quot;)">
            <text:p/>
          </table:table-cell>
          <table:table-cell table:style-name="ce10" office:value-type="float" office:value="-2" calcext:value-type="float">
            <text:p>-2</text:p>
          </table:table-cell>
          <table:table-cell table:style-name="ce10" office:value-type="string" calcext:value-type="string">
            <text:p>vector-editing-ortomode-disable (org.gvsig.vectorediting.app.mainplugin)</text:p>
          </table:table-cell>
          <table:table-cell table:style-name="ce32" table:number-columns-repeated="3"/>
          <table:table-cell table:number-columns-repeated="1002"/>
        </table:table-row>
        <table:table-row table:style-name="ro6">
          <table:table-cell office:value-type="float" office:value="881" calcext:value-type="float">
            <text:p>881</text:p>
          </table:table-cell>
          <table:table-cell table:style-name="ce5" office:value-type="float" office:value="-2" calcext:value-type="float">
            <text:p>-2</text:p>
          </table:table-cell>
          <table:table-cell table:style-name="ce17" office:value-type="string" calcext:value-type="string">
            <text:p>vector-editing-ortomode-enable (org.gvsig.vectorediting.app.mainplugin)</text:p>
          </table:table-cell>
          <table:table-cell table:style-name="ce17" table:formula="of:=SEARCH(&quot;(&quot;;[.C916])" office:value-type="float" office:value="32" calcext:value-type="float">
            <text:p>32</text:p>
          </table:table-cell>
          <table:table-cell table:style-name="ce17" table:formula="of:=LEFT([.C916];[.D916])" office:value-type="string" office:string-value="vector-editing-ortomode-enable (" calcext:value-type="string">
            <text:p>vector-editing-ortomode-enable (</text:p>
          </table:table-cell>
          <table:table-cell table:style-name="ce17" table:formula="of:=LEFT([.E916];LEN([.E916])-2)" office:value-type="string" office:string-value="vector-editing-ortomode-enable" calcext:value-type="string">
            <text:p>vector-editing-ortomode-enable</text:p>
          </table:table-cell>
          <table:table-cell/>
          <table:table-cell office:value-type="string" calcext:value-type="string">
            <text:p>no</text:p>
          </table:table-cell>
          <table:table-cell table:number-columns-repeated="8"/>
          <table:table-cell table:formula="of:=IF([.S916]&lt;&gt;[.C916];&quot;X&quot;;&quot;&quot;)">
            <text:p/>
          </table:table-cell>
          <table:table-cell table:style-name="ce10" office:value-type="float" office:value="-2" calcext:value-type="float">
            <text:p>-2</text:p>
          </table:table-cell>
          <table:table-cell table:style-name="ce10" office:value-type="string" calcext:value-type="string">
            <text:p>vector-editing-ortomode-enable (org.gvsig.vectorediting.app.mainplugin)</text:p>
          </table:table-cell>
          <table:table-cell table:style-name="ce32" table:number-columns-repeated="3"/>
          <table:table-cell table:number-columns-repeated="1002"/>
        </table:table-row>
        <table:table-row table:style-name="ro6">
          <table:table-cell office:value-type="float" office:value="884" calcext:value-type="float">
            <text:p>884</text:p>
          </table:table-cell>
          <table:table-cell table:style-name="ce13" office:value-type="string" calcext:value-type="string">
            <text:p>Group webbrowser</text:p>
          </table:table-cell>
          <table:table-cell/>
          <table:table-cell table:style-name="ce17" table:number-columns-repeated="3"/>
          <table:table-cell table:number-columns-repeated="10"/>
          <table:table-cell table:formula="of:=IF([.S917]&lt;&gt;[.C917];&quot;X&quot;;&quot;&quot;)">
            <text:p/>
          </table:table-cell>
          <table:table-cell table:style-name="ce14" office:value-type="string" calcext:value-type="string">
            <text:p>Group webbrowser</text:p>
          </table:table-cell>
          <table:table-cell table:style-name="ce32" table:number-columns-repeated="4"/>
          <table:table-cell table:number-columns-repeated="1002"/>
        </table:table-row>
        <table:table-row table:style-name="ro6">
          <table:table-cell office:value-type="float" office:value="885" calcext:value-type="float">
            <text:p>885</text:p>
          </table:table-cell>
          <table:table-cell table:style-name="ce5" office:value-type="float" office:value="-2" calcext:value-type="float">
            <text:p>-2</text:p>
          </table:table-cell>
          <table:table-cell table:style-name="ce17" office:value-type="string" calcext:value-type="string">
            <text:p>webbrowser-config (webbrowser)</text:p>
          </table:table-cell>
          <table:table-cell table:style-name="ce17" table:formula="of:=SEARCH(&quot;(&quot;;[.C918])" office:value-type="float" office:value="19" calcext:value-type="float">
            <text:p>19</text:p>
          </table:table-cell>
          <table:table-cell table:style-name="ce17" table:formula="of:=LEFT([.C918];[.D918])" office:value-type="string" office:string-value="webbrowser-config (" calcext:value-type="string">
            <text:p>webbrowser-config (</text:p>
          </table:table-cell>
          <table:table-cell table:style-name="ce17" table:formula="of:=LEFT([.E918];LEN([.E918])-2)" office:value-type="string" office:string-value="webbrowser-config" calcext:value-type="string">
            <text:p>webbrowser-config</text:p>
          </table:table-cell>
          <table:table-cell/>
          <table:table-cell office:value-type="string" calcext:value-type="string">
            <text:p>no</text:p>
          </table:table-cell>
          <table:table-cell table:number-columns-repeated="8"/>
          <table:table-cell table:formula="of:=IF([.S918]&lt;&gt;[.C918];&quot;X&quot;;&quot;&quot;)">
            <text:p/>
          </table:table-cell>
          <table:table-cell table:style-name="ce10" office:value-type="float" office:value="-2" calcext:value-type="float">
            <text:p>-2</text:p>
          </table:table-cell>
          <table:table-cell table:style-name="ce10" office:value-type="string" calcext:value-type="string">
            <text:p>webbrowser-config (webbrowser)</text:p>
          </table:table-cell>
          <table:table-cell table:style-name="ce32" table:number-columns-repeated="3"/>
          <table:table-cell table:number-columns-repeated="1002"/>
        </table:table-row>
        <table:table-row table:style-name="ro6">
          <table:table-cell office:value-type="float" office:value="886" calcext:value-type="float">
            <text:p>886</text:p>
          </table:table-cell>
          <table:table-cell table:style-name="ce5" office:value-type="float" office:value="-2" calcext:value-type="float">
            <text:p>-2</text:p>
          </table:table-cell>
          <table:table-cell table:style-name="ce17" office:value-type="string" calcext:value-type="string">
            <text:p>webbrowser-go-backward (tools)</text:p>
          </table:table-cell>
          <table:table-cell table:style-name="ce17" table:formula="of:=SEARCH(&quot;(&quot;;[.C919])" office:value-type="float" office:value="24" calcext:value-type="float">
            <text:p>24</text:p>
          </table:table-cell>
          <table:table-cell table:style-name="ce17" table:formula="of:=LEFT([.C919];[.D919])" office:value-type="string" office:string-value="webbrowser-go-backward (" calcext:value-type="string">
            <text:p>webbrowser-go-backward (</text:p>
          </table:table-cell>
          <table:table-cell table:style-name="ce17" table:formula="of:=LEFT([.E919];LEN([.E919])-2)" office:value-type="string" office:string-value="webbrowser-go-backward" calcext:value-type="string">
            <text:p>webbrowser-go-backward</text:p>
          </table:table-cell>
          <table:table-cell/>
          <table:table-cell office:value-type="string" calcext:value-type="string">
            <text:p>no</text:p>
          </table:table-cell>
          <table:table-cell table:number-columns-repeated="8"/>
          <table:table-cell table:formula="of:=IF([.S919]&lt;&gt;[.C919];&quot;X&quot;;&quot;&quot;)">
            <text:p/>
          </table:table-cell>
          <table:table-cell table:style-name="ce10" office:value-type="float" office:value="-2" calcext:value-type="float">
            <text:p>-2</text:p>
          </table:table-cell>
          <table:table-cell table:style-name="ce10" office:value-type="string" calcext:value-type="string">
            <text:p>webbrowser-go-backward (tools)</text:p>
          </table:table-cell>
          <table:table-cell table:style-name="ce32" table:number-columns-repeated="3"/>
          <table:table-cell table:number-columns-repeated="1002"/>
        </table:table-row>
        <table:table-row table:style-name="ro6">
          <table:table-cell office:value-type="float" office:value="887" calcext:value-type="float">
            <text:p>887</text:p>
          </table:table-cell>
          <table:table-cell table:style-name="ce5" office:value-type="float" office:value="-2" calcext:value-type="float">
            <text:p>-2</text:p>
          </table:table-cell>
          <table:table-cell table:style-name="ce17" office:value-type="string" calcext:value-type="string">
            <text:p>webbrowser-go-forward (tools)</text:p>
          </table:table-cell>
          <table:table-cell table:style-name="ce17" table:formula="of:=SEARCH(&quot;(&quot;;[.C920])" office:value-type="float" office:value="23" calcext:value-type="float">
            <text:p>23</text:p>
          </table:table-cell>
          <table:table-cell table:style-name="ce17" table:formula="of:=LEFT([.C920];[.D920])" office:value-type="string" office:string-value="webbrowser-go-forward (" calcext:value-type="string">
            <text:p>webbrowser-go-forward (</text:p>
          </table:table-cell>
          <table:table-cell table:style-name="ce17" table:formula="of:=LEFT([.E920];LEN([.E920])-2)" office:value-type="string" office:string-value="webbrowser-go-forward" calcext:value-type="string">
            <text:p>webbrowser-go-forward</text:p>
          </table:table-cell>
          <table:table-cell/>
          <table:table-cell office:value-type="string" calcext:value-type="string">
            <text:p>no</text:p>
          </table:table-cell>
          <table:table-cell table:number-columns-repeated="8"/>
          <table:table-cell table:formula="of:=IF([.S920]&lt;&gt;[.C920];&quot;X&quot;;&quot;&quot;)">
            <text:p/>
          </table:table-cell>
          <table:table-cell table:style-name="ce10" office:value-type="float" office:value="-2" calcext:value-type="float">
            <text:p>-2</text:p>
          </table:table-cell>
          <table:table-cell table:style-name="ce10" office:value-type="string" calcext:value-type="string">
            <text:p>webbrowser-go-forward (tools)</text:p>
          </table:table-cell>
          <table:table-cell table:style-name="ce32" table:number-columns-repeated="3"/>
          <table:table-cell table:number-columns-repeated="1002"/>
        </table:table-row>
        <table:table-row table:style-name="ro6">
          <table:table-cell office:value-type="float" office:value="888" calcext:value-type="float">
            <text:p>888</text:p>
          </table:table-cell>
          <table:table-cell table:style-name="ce5" office:value-type="float" office:value="-2" calcext:value-type="float">
            <text:p>-2</text:p>
          </table:table-cell>
          <table:table-cell table:style-name="ce17" office:value-type="string" calcext:value-type="string">
            <text:p>webbrowser-next (webbrowser)</text:p>
          </table:table-cell>
          <table:table-cell table:style-name="ce17" table:formula="of:=SEARCH(&quot;(&quot;;[.C921])" office:value-type="float" office:value="17" calcext:value-type="float">
            <text:p>17</text:p>
          </table:table-cell>
          <table:table-cell table:style-name="ce17" table:formula="of:=LEFT([.C921];[.D921])" office:value-type="string" office:string-value="webbrowser-next (" calcext:value-type="string">
            <text:p>webbrowser-next (</text:p>
          </table:table-cell>
          <table:table-cell table:style-name="ce17" table:formula="of:=LEFT([.E921];LEN([.E921])-2)" office:value-type="string" office:string-value="webbrowser-next" calcext:value-type="string">
            <text:p>webbrowser-next</text:p>
          </table:table-cell>
          <table:table-cell/>
          <table:table-cell office:value-type="string" calcext:value-type="string">
            <text:p>no</text:p>
          </table:table-cell>
          <table:table-cell table:number-columns-repeated="8"/>
          <table:table-cell table:formula="of:=IF([.S921]&lt;&gt;[.C921];&quot;X&quot;;&quot;&quot;)">
            <text:p/>
          </table:table-cell>
          <table:table-cell table:style-name="ce10" office:value-type="float" office:value="-2" calcext:value-type="float">
            <text:p>-2</text:p>
          </table:table-cell>
          <table:table-cell table:style-name="ce10" office:value-type="string" calcext:value-type="string">
            <text:p>webbrowser-next (webbrowser)</text:p>
          </table:table-cell>
          <table:table-cell table:style-name="ce32" table:number-columns-repeated="3"/>
          <table:table-cell table:number-columns-repeated="1002"/>
        </table:table-row>
        <table:table-row table:style-name="ro5">
          <table:table-cell office:value-type="float" office:value="889" calcext:value-type="float">
            <text:p>889</text:p>
          </table:table-cell>
          <table:table-cell table:style-name="ce5" office:value-type="float" office:value="-2" calcext:value-type="float">
            <text:p>-2</text:p>
          </table:table-cell>
          <table:table-cell table:style-name="ce17" office:value-type="string" calcext:value-type="string">
            <text:p>webbrowser-previous (webbrowser)</text:p>
          </table:table-cell>
          <table:table-cell table:style-name="ce17" table:formula="of:=SEARCH(&quot;(&quot;;[.C922])" office:value-type="float" office:value="21" calcext:value-type="float">
            <text:p>21</text:p>
          </table:table-cell>
          <table:table-cell table:style-name="ce17" table:formula="of:=LEFT([.C922];[.D922])" office:value-type="string" office:string-value="webbrowser-previous (" calcext:value-type="string">
            <text:p>webbrowser-previous (</text:p>
          </table:table-cell>
          <table:table-cell table:style-name="ce17" table:formula="of:=LEFT([.E922];LEN([.E922])-2)" office:value-type="string" office:string-value="webbrowser-previous" calcext:value-type="string">
            <text:p>webbrowser-previous</text:p>
          </table:table-cell>
          <table:table-cell/>
          <table:table-cell office:value-type="string" calcext:value-type="string">
            <text:p>no</text:p>
          </table:table-cell>
          <table:table-cell table:number-columns-repeated="8"/>
          <table:table-cell table:formula="of:=IF([.S922]&lt;&gt;[.C922];&quot;X&quot;;&quot;&quot;)">
            <text:p/>
          </table:table-cell>
          <table:table-cell table:style-name="ce10" office:value-type="float" office:value="-2" calcext:value-type="float">
            <text:p>-2</text:p>
          </table:table-cell>
          <table:table-cell table:style-name="ce10" office:value-type="string" calcext:value-type="string">
            <text:p>webbrowser-previous (webbrowser)</text:p>
          </table:table-cell>
          <table:table-cell table:style-name="ce32" table:number-columns-repeated="3"/>
          <table:table-cell table:number-columns-repeated="1002"/>
        </table:table-row>
        <table:table-row table:style-name="ro5">
          <table:table-cell office:value-type="float" office:value="890" calcext:value-type="float">
            <text:p>890</text:p>
          </table:table-cell>
          <table:table-cell table:style-name="ce5" office:value-type="float" office:value="-2" calcext:value-type="float">
            <text:p>-2</text:p>
          </table:table-cell>
          <table:table-cell table:style-name="ce17" office:value-type="string" calcext:value-type="string">
            <text:p>webbrowser-refresh (webbrowser)</text:p>
          </table:table-cell>
          <table:table-cell table:style-name="ce17" table:formula="of:=SEARCH(&quot;(&quot;;[.C923])" office:value-type="float" office:value="20" calcext:value-type="float">
            <text:p>20</text:p>
          </table:table-cell>
          <table:table-cell table:style-name="ce17" table:formula="of:=LEFT([.C923];[.D923])" office:value-type="string" office:string-value="webbrowser-refresh (" calcext:value-type="string">
            <text:p>webbrowser-refresh (</text:p>
          </table:table-cell>
          <table:table-cell table:style-name="ce17" table:formula="of:=LEFT([.E923];LEN([.E923])-2)" office:value-type="string" office:string-value="webbrowser-refresh" calcext:value-type="string">
            <text:p>webbrowser-refresh</text:p>
          </table:table-cell>
          <table:table-cell/>
          <table:table-cell office:value-type="string" calcext:value-type="string">
            <text:p>no</text:p>
          </table:table-cell>
          <table:table-cell table:number-columns-repeated="8"/>
          <table:table-cell table:formula="of:=IF([.S923]&lt;&gt;[.C923];&quot;X&quot;;&quot;&quot;)">
            <text:p/>
          </table:table-cell>
          <table:table-cell table:style-name="ce10" office:value-type="float" office:value="-2" calcext:value-type="float">
            <text:p>-2</text:p>
          </table:table-cell>
          <table:table-cell table:style-name="ce10" office:value-type="string" calcext:value-type="string">
            <text:p>webbrowser-refresh (webbrowser)</text:p>
          </table:table-cell>
          <table:table-cell table:style-name="ce32" table:number-columns-repeated="3"/>
          <table:table-cell table:number-columns-repeated="1002"/>
        </table:table-row>
        <table:table-row table:style-name="ro5">
          <table:table-cell office:value-type="float" office:value="891" calcext:value-type="float">
            <text:p>891</text:p>
          </table:table-cell>
          <table:table-cell table:style-name="ce5" office:value-type="float" office:value="-2" calcext:value-type="float">
            <text:p>-2</text:p>
          </table:table-cell>
          <table:table-cell table:style-name="ce17" office:value-type="string" calcext:value-type="string">
            <text:p>webbrowser-search-backward (tools)</text:p>
          </table:table-cell>
          <table:table-cell table:style-name="ce17" table:formula="of:=SEARCH(&quot;(&quot;;[.C924])" office:value-type="float" office:value="28" calcext:value-type="float">
            <text:p>28</text:p>
          </table:table-cell>
          <table:table-cell table:style-name="ce17" table:formula="of:=LEFT([.C924];[.D924])" office:value-type="string" office:string-value="webbrowser-search-backward (" calcext:value-type="string">
            <text:p>webbrowser-search-backward (</text:p>
          </table:table-cell>
          <table:table-cell table:style-name="ce17" table:formula="of:=LEFT([.E924];LEN([.E924])-2)" office:value-type="string" office:string-value="webbrowser-search-backward" calcext:value-type="string">
            <text:p>webbrowser-search-backward</text:p>
          </table:table-cell>
          <table:table-cell/>
          <table:table-cell office:value-type="string" calcext:value-type="string">
            <text:p>no</text:p>
          </table:table-cell>
          <table:table-cell table:number-columns-repeated="8"/>
          <table:table-cell table:formula="of:=IF([.S924]&lt;&gt;[.C924];&quot;X&quot;;&quot;&quot;)">
            <text:p/>
          </table:table-cell>
          <table:table-cell table:style-name="ce10" office:value-type="float" office:value="-2" calcext:value-type="float">
            <text:p>-2</text:p>
          </table:table-cell>
          <table:table-cell table:style-name="ce10" office:value-type="string" calcext:value-type="string">
            <text:p>webbrowser-search-backward (tools)</text:p>
          </table:table-cell>
          <table:table-cell table:style-name="ce32" table:number-columns-repeated="3"/>
          <table:table-cell table:number-columns-repeated="1002"/>
        </table:table-row>
        <table:table-row table:style-name="ro5">
          <table:table-cell office:value-type="float" office:value="892" calcext:value-type="float">
            <text:p>892</text:p>
          </table:table-cell>
          <table:table-cell table:style-name="ce5" office:value-type="float" office:value="-2" calcext:value-type="float">
            <text:p>-2</text:p>
          </table:table-cell>
          <table:table-cell table:style-name="ce17" office:value-type="string" calcext:value-type="string">
            <text:p>webbrowser-search-forward (tools)</text:p>
          </table:table-cell>
          <table:table-cell table:style-name="ce17" table:formula="of:=SEARCH(&quot;(&quot;;[.C925])" office:value-type="float" office:value="27" calcext:value-type="float">
            <text:p>27</text:p>
          </table:table-cell>
          <table:table-cell table:style-name="ce17" table:formula="of:=LEFT([.C925];[.D925])" office:value-type="string" office:string-value="webbrowser-search-forward (" calcext:value-type="string">
            <text:p>webbrowser-search-forward (</text:p>
          </table:table-cell>
          <table:table-cell table:style-name="ce17" table:formula="of:=LEFT([.E925];LEN([.E925])-2)" office:value-type="string" office:string-value="webbrowser-search-forward" calcext:value-type="string">
            <text:p>webbrowser-search-forward</text:p>
          </table:table-cell>
          <table:table-cell/>
          <table:table-cell office:value-type="string" calcext:value-type="string">
            <text:p>no</text:p>
          </table:table-cell>
          <table:table-cell table:number-columns-repeated="8"/>
          <table:table-cell table:formula="of:=IF([.S925]&lt;&gt;[.C925];&quot;X&quot;;&quot;&quot;)">
            <text:p/>
          </table:table-cell>
          <table:table-cell table:style-name="ce10" office:value-type="float" office:value="-2" calcext:value-type="float">
            <text:p>-2</text:p>
          </table:table-cell>
          <table:table-cell table:style-name="ce10" office:value-type="string" calcext:value-type="string">
            <text:p>webbrowser-search-forward (tools)</text:p>
          </table:table-cell>
          <table:table-cell table:style-name="ce32" table:number-columns-repeated="3"/>
          <table:table-cell table:number-columns-repeated="1002"/>
        </table:table-row>
        <table:table-row table:style-name="ro5">
          <table:table-cell office:value-type="float" office:value="893" calcext:value-type="float">
            <text:p>893</text:p>
          </table:table-cell>
          <table:table-cell table:style-name="ce5" office:value-type="float" office:value="-2" calcext:value-type="float">
            <text:p>-2</text:p>
          </table:table-cell>
          <table:table-cell table:style-name="ce17" office:value-type="string" calcext:value-type="string">
            <text:p>webbrowser-search-next (webbrowser)</text:p>
          </table:table-cell>
          <table:table-cell table:style-name="ce17" table:formula="of:=SEARCH(&quot;(&quot;;[.C926])" office:value-type="float" office:value="24" calcext:value-type="float">
            <text:p>24</text:p>
          </table:table-cell>
          <table:table-cell table:style-name="ce17" table:formula="of:=LEFT([.C926];[.D926])" office:value-type="string" office:string-value="webbrowser-search-next (" calcext:value-type="string">
            <text:p>webbrowser-search-next (</text:p>
          </table:table-cell>
          <table:table-cell table:style-name="ce17" table:formula="of:=LEFT([.E926];LEN([.E926])-2)" office:value-type="string" office:string-value="webbrowser-search-next" calcext:value-type="string">
            <text:p>webbrowser-search-next</text:p>
          </table:table-cell>
          <table:table-cell/>
          <table:table-cell office:value-type="string" calcext:value-type="string">
            <text:p>no</text:p>
          </table:table-cell>
          <table:table-cell table:number-columns-repeated="8"/>
          <table:table-cell table:formula="of:=IF([.S926]&lt;&gt;[.C926];&quot;X&quot;;&quot;&quot;)">
            <text:p/>
          </table:table-cell>
          <table:table-cell table:style-name="ce10" office:value-type="float" office:value="-2" calcext:value-type="float">
            <text:p>-2</text:p>
          </table:table-cell>
          <table:table-cell table:style-name="ce10" office:value-type="string" calcext:value-type="string">
            <text:p>webbrowser-search-next (webbrowser)</text:p>
          </table:table-cell>
          <table:table-cell table:style-name="ce32" table:number-columns-repeated="3"/>
          <table:table-cell table:number-columns-repeated="1002"/>
        </table:table-row>
        <table:table-row table:style-name="ro5">
          <table:table-cell office:value-type="float" office:value="894" calcext:value-type="float">
            <text:p>894</text:p>
          </table:table-cell>
          <table:table-cell table:style-name="ce5" office:value-type="float" office:value="-2" calcext:value-type="float">
            <text:p>-2</text:p>
          </table:table-cell>
          <table:table-cell table:style-name="ce17" office:value-type="string" calcext:value-type="string">
            <text:p>webbrowser-search-previous (webbrowser)</text:p>
          </table:table-cell>
          <table:table-cell table:style-name="ce17" table:formula="of:=SEARCH(&quot;(&quot;;[.C927])" office:value-type="float" office:value="28" calcext:value-type="float">
            <text:p>28</text:p>
          </table:table-cell>
          <table:table-cell table:style-name="ce17" table:formula="of:=LEFT([.C927];[.D927])" office:value-type="string" office:string-value="webbrowser-search-previous (" calcext:value-type="string">
            <text:p>webbrowser-search-previous (</text:p>
          </table:table-cell>
          <table:table-cell table:style-name="ce17" table:formula="of:=LEFT([.E927];LEN([.E927])-2)" office:value-type="string" office:string-value="webbrowser-search-previous" calcext:value-type="string">
            <text:p>webbrowser-search-previous</text:p>
          </table:table-cell>
          <table:table-cell/>
          <table:table-cell office:value-type="string" calcext:value-type="string">
            <text:p>no</text:p>
          </table:table-cell>
          <table:table-cell table:number-columns-repeated="8"/>
          <table:table-cell table:formula="of:=IF([.S927]&lt;&gt;[.C927];&quot;X&quot;;&quot;&quot;)">
            <text:p/>
          </table:table-cell>
          <table:table-cell table:style-name="ce10" office:value-type="float" office:value="-2" calcext:value-type="float">
            <text:p>-2</text:p>
          </table:table-cell>
          <table:table-cell table:style-name="ce10" office:value-type="string" calcext:value-type="string">
            <text:p>webbrowser-search-previous (webbrowser)</text:p>
          </table:table-cell>
          <table:table-cell table:style-name="ce32" table:number-columns-repeated="3"/>
          <table:table-cell table:number-columns-repeated="1002"/>
        </table:table-row>
        <table:table-row table:style-name="ro5">
          <table:table-cell office:value-type="float" office:value="895" calcext:value-type="float">
            <text:p>895</text:p>
          </table:table-cell>
          <table:table-cell table:style-name="ce5" office:value-type="float" office:value="-2" calcext:value-type="float">
            <text:p>-2</text:p>
          </table:table-cell>
          <table:table-cell table:style-name="ce17" office:value-type="string" calcext:value-type="string">
            <text:p>webbrowser-search (webbrowser)</text:p>
          </table:table-cell>
          <table:table-cell table:style-name="ce17" table:formula="of:=SEARCH(&quot;(&quot;;[.C928])" office:value-type="float" office:value="19" calcext:value-type="float">
            <text:p>19</text:p>
          </table:table-cell>
          <table:table-cell table:style-name="ce17" table:formula="of:=LEFT([.C928];[.D928])" office:value-type="string" office:string-value="webbrowser-search (" calcext:value-type="string">
            <text:p>webbrowser-search (</text:p>
          </table:table-cell>
          <table:table-cell table:style-name="ce17" table:formula="of:=LEFT([.E928];LEN([.E928])-2)" office:value-type="string" office:string-value="webbrowser-search" calcext:value-type="string">
            <text:p>webbrowser-search</text:p>
          </table:table-cell>
          <table:table-cell/>
          <table:table-cell office:value-type="string" calcext:value-type="string">
            <text:p>no</text:p>
          </table:table-cell>
          <table:table-cell table:number-columns-repeated="8"/>
          <table:table-cell table:formula="of:=IF([.S928]&lt;&gt;[.C928];&quot;X&quot;;&quot;&quot;)">
            <text:p/>
          </table:table-cell>
          <table:table-cell table:style-name="ce10" office:value-type="float" office:value="-2" calcext:value-type="float">
            <text:p>-2</text:p>
          </table:table-cell>
          <table:table-cell table:style-name="ce10" office:value-type="string" calcext:value-type="string">
            <text:p>webbrowser-search (webbrowser)</text:p>
          </table:table-cell>
          <table:table-cell table:style-name="ce32" table:number-columns-repeated="3"/>
          <table:table-cell table:number-columns-repeated="1002"/>
        </table:table-row>
        <table:table-row table:style-name="ro5">
          <table:table-cell office:value-type="float" office:value="896" calcext:value-type="float">
            <text:p>896</text:p>
          </table:table-cell>
          <table:table-cell table:style-name="ce13" office:value-type="string" calcext:value-type="string">
            <text:p>Group wfs-properties</text:p>
          </table:table-cell>
          <table:table-cell/>
          <table:table-cell table:style-name="ce17" table:number-columns-repeated="3"/>
          <table:table-cell table:number-columns-repeated="10"/>
          <table:table-cell table:formula="of:=IF([.S929]&lt;&gt;[.C929];&quot;X&quot;;&quot;&quot;)">
            <text:p/>
          </table:table-cell>
          <table:table-cell table:style-name="ce14" office:value-type="string" calcext:value-type="string">
            <text:p>Group wfs-properties</text:p>
          </table:table-cell>
          <table:table-cell table:style-name="ce32" table:number-columns-repeated="4"/>
          <table:table-cell table:number-columns-repeated="1002"/>
        </table:table-row>
        <table:table-row table:style-name="ro5">
          <table:table-cell office:value-type="float" office:value="897" calcext:value-type="float">
            <text:p>897</text:p>
          </table:table-cell>
          <table:table-cell table:style-name="ce5"/>
          <table:table-cell table:style-name="ce17" office:value-type="string" calcext:value-type="string">
            <text:p>wfs-properties-move (org.gvsig.wfs.app.mainplugin)</text:p>
          </table:table-cell>
          <table:table-cell table:style-name="ce17" table:formula="of:=SEARCH(&quot;(&quot;;[.C930])" office:value-type="float" office:value="21" calcext:value-type="float">
            <text:p>21</text:p>
          </table:table-cell>
          <table:table-cell table:style-name="ce17" table:formula="of:=LEFT([.C930];[.D930])" office:value-type="string" office:string-value="wfs-properties-move (" calcext:value-type="string">
            <text:p>wfs-properties-move (</text:p>
          </table:table-cell>
          <table:table-cell table:style-name="ce17" table:formula="of:=LEFT([.E930];LEN([.E930])-2)" office:value-type="string" office:string-value="wfs-properties-move" calcext:value-type="string">
            <text:p>wfs-properties-move</text:p>
          </table:table-cell>
          <table:table-cell/>
          <table:table-cell office:value-type="string" calcext:value-type="string">
            <text:p>no</text:p>
          </table:table-cell>
          <table:table-cell table:number-columns-repeated="8"/>
          <table:table-cell table:formula="of:=IF([.S930]&lt;&gt;[.C930];&quot;X&quot;;&quot;&quot;)">
            <text:p/>
          </table:table-cell>
          <table:table-cell table:style-name="ce10"/>
          <table:table-cell table:style-name="ce10" office:value-type="string" calcext:value-type="string">
            <text:p>wfs-properties-move (org.gvsig.wfs.app.mainplugin)</text:p>
          </table:table-cell>
          <table:table-cell table:style-name="ce32" table:number-columns-repeated="3"/>
          <table:table-cell table:number-columns-repeated="1002"/>
        </table:table-row>
        <table:table-row table:style-name="ro5">
          <table:table-cell office:value-type="float" office:value="898" calcext:value-type="float">
            <text:p>898</text:p>
          </table:table-cell>
          <table:table-cell table:style-name="ce5"/>
          <table:table-cell table:style-name="ce17" office:value-type="string" calcext:value-type="string">
            <text:p>wfs-properties-pan (org.gvsig.wfs.app.mainplugin)</text:p>
          </table:table-cell>
          <table:table-cell table:style-name="ce17" table:formula="of:=SEARCH(&quot;(&quot;;[.C931])" office:value-type="float" office:value="20" calcext:value-type="float">
            <text:p>20</text:p>
          </table:table-cell>
          <table:table-cell table:style-name="ce17" table:formula="of:=LEFT([.C931];[.D931])" office:value-type="string" office:string-value="wfs-properties-pan (" calcext:value-type="string">
            <text:p>wfs-properties-pan (</text:p>
          </table:table-cell>
          <table:table-cell table:style-name="ce17" table:formula="of:=LEFT([.E931];LEN([.E931])-2)" office:value-type="string" office:string-value="wfs-properties-pan" calcext:value-type="string">
            <text:p>wfs-properties-pan</text:p>
          </table:table-cell>
          <table:table-cell/>
          <table:table-cell office:value-type="string" calcext:value-type="string">
            <text:p>no</text:p>
          </table:table-cell>
          <table:table-cell table:number-columns-repeated="8"/>
          <table:table-cell table:formula="of:=IF([.S931]&lt;&gt;[.C931];&quot;X&quot;;&quot;&quot;)">
            <text:p/>
          </table:table-cell>
          <table:table-cell table:style-name="ce10"/>
          <table:table-cell table:style-name="ce10" office:value-type="string" calcext:value-type="string">
            <text:p>wfs-properties-pan (org.gvsig.wfs.app.mainplugin)</text:p>
          </table:table-cell>
          <table:table-cell table:style-name="ce32" table:number-columns-repeated="3"/>
          <table:table-cell table:number-columns-repeated="1002"/>
        </table:table-row>
        <table:table-row table:style-name="ro5">
          <table:table-cell office:value-type="float" office:value="901" calcext:value-type="float">
            <text:p>901</text:p>
          </table:table-cell>
          <table:table-cell table:style-name="ce5"/>
          <table:table-cell table:style-name="ce17" office:value-type="string" calcext:value-type="string">
            <text:p>wfs-properties-scaling (org.gvsig.wfs.app.mainplugin)</text:p>
          </table:table-cell>
          <table:table-cell table:style-name="ce17" table:formula="of:=SEARCH(&quot;(&quot;;[.C932])" office:value-type="float" office:value="24" calcext:value-type="float">
            <text:p>24</text:p>
          </table:table-cell>
          <table:table-cell table:style-name="ce17" table:formula="of:=LEFT([.C932];[.D932])" office:value-type="string" office:string-value="wfs-properties-scaling (" calcext:value-type="string">
            <text:p>wfs-properties-scaling (</text:p>
          </table:table-cell>
          <table:table-cell table:style-name="ce17" table:formula="of:=LEFT([.E932];LEN([.E932])-2)" office:value-type="string" office:string-value="wfs-properties-scaling" calcext:value-type="string">
            <text:p>wfs-properties-scaling</text:p>
          </table:table-cell>
          <table:table-cell/>
          <table:table-cell office:value-type="string" calcext:value-type="string">
            <text:p>no</text:p>
          </table:table-cell>
          <table:table-cell table:number-columns-repeated="8"/>
          <table:table-cell table:formula="of:=IF([.S932]&lt;&gt;[.C932];&quot;X&quot;;&quot;&quot;)">
            <text:p/>
          </table:table-cell>
          <table:table-cell table:style-name="ce10"/>
          <table:table-cell table:style-name="ce10" office:value-type="string" calcext:value-type="string">
            <text:p>wfs-properties-scaling (org.gvsig.wfs.app.mainplugin)</text:p>
          </table:table-cell>
          <table:table-cell table:style-name="ce32" table:number-columns-repeated="3"/>
          <table:table-cell table:number-columns-repeated="1002"/>
        </table:table-row>
        <table:table-row table:style-name="ro5">
          <table:table-cell office:value-type="float" office:value="902" calcext:value-type="float">
            <text:p>902</text:p>
          </table:table-cell>
          <table:table-cell table:style-name="ce5"/>
          <table:table-cell table:style-name="ce17" office:value-type="string" calcext:value-type="string">
            <text:p>wfs-properties-undo (org.gvsig.wfs.app.mainplugin)</text:p>
          </table:table-cell>
          <table:table-cell table:style-name="ce17" table:formula="of:=SEARCH(&quot;(&quot;;[.C933])" office:value-type="float" office:value="21" calcext:value-type="float">
            <text:p>21</text:p>
          </table:table-cell>
          <table:table-cell table:style-name="ce17" table:formula="of:=LEFT([.C933];[.D933])" office:value-type="string" office:string-value="wfs-properties-undo (" calcext:value-type="string">
            <text:p>wfs-properties-undo (</text:p>
          </table:table-cell>
          <table:table-cell table:style-name="ce17" table:formula="of:=LEFT([.E933];LEN([.E933])-2)" office:value-type="string" office:string-value="wfs-properties-undo" calcext:value-type="string">
            <text:p>wfs-properties-undo</text:p>
          </table:table-cell>
          <table:table-cell/>
          <table:table-cell office:value-type="string" calcext:value-type="string">
            <text:p>no</text:p>
          </table:table-cell>
          <table:table-cell table:number-columns-repeated="8"/>
          <table:table-cell table:formula="of:=IF([.S933]&lt;&gt;[.C933];&quot;X&quot;;&quot;&quot;)">
            <text:p/>
          </table:table-cell>
          <table:table-cell table:style-name="ce10"/>
          <table:table-cell table:style-name="ce10" office:value-type="string" calcext:value-type="string">
            <text:p>wfs-properties-undo (org.gvsig.wfs.app.mainplugin)</text:p>
          </table:table-cell>
          <table:table-cell table:style-name="ce32" table:number-columns-repeated="3"/>
          <table:table-cell table:number-columns-repeated="1002"/>
        </table:table-row>
        <table:table-row table:style-name="ro5">
          <table:table-cell office:value-type="float" office:value="903" calcext:value-type="float">
            <text:p>903</text:p>
          </table:table-cell>
          <table:table-cell table:style-name="ce5"/>
          <table:table-cell table:style-name="ce17" office:value-type="string" calcext:value-type="string">
            <text:p>wfs-properties-validate-area (org.gvsig.wfs.app.mainplugin)</text:p>
          </table:table-cell>
          <table:table-cell table:style-name="ce17" table:formula="of:=SEARCH(&quot;(&quot;;[.C934])" office:value-type="float" office:value="30" calcext:value-type="float">
            <text:p>30</text:p>
          </table:table-cell>
          <table:table-cell table:style-name="ce17" table:formula="of:=LEFT([.C934];[.D934])" office:value-type="string" office:string-value="wfs-properties-validate-area (" calcext:value-type="string">
            <text:p>wfs-properties-validate-area (</text:p>
          </table:table-cell>
          <table:table-cell table:style-name="ce17" table:formula="of:=LEFT([.E934];LEN([.E934])-2)" office:value-type="string" office:string-value="wfs-properties-validate-area" calcext:value-type="string">
            <text:p>wfs-properties-validate-area</text:p>
          </table:table-cell>
          <table:table-cell/>
          <table:table-cell office:value-type="string" calcext:value-type="string">
            <text:p>no</text:p>
          </table:table-cell>
          <table:table-cell table:number-columns-repeated="8"/>
          <table:table-cell table:formula="of:=IF([.S934]&lt;&gt;[.C934];&quot;X&quot;;&quot;&quot;)">
            <text:p/>
          </table:table-cell>
          <table:table-cell table:style-name="ce10"/>
          <table:table-cell table:style-name="ce10" office:value-type="string" calcext:value-type="string">
            <text:p>wfs-properties-validate-area (org.gvsig.wfs.app.mainplugin)</text:p>
          </table:table-cell>
          <table:table-cell table:style-name="ce32" table:number-columns-repeated="3"/>
          <table:table-cell table:number-columns-repeated="1002"/>
        </table:table-row>
        <table:table-row table:style-name="ro5">
          <table:table-cell office:value-type="float" office:value="904" calcext:value-type="float">
            <text:p>904</text:p>
          </table:table-cell>
          <table:table-cell table:style-name="ce5"/>
          <table:table-cell table:style-name="ce17" office:value-type="string" calcext:value-type="string">
            <text:p>wfs-properties-zoom-all (org.gvsig.wfs.app.mainplugin)</text:p>
          </table:table-cell>
          <table:table-cell table:style-name="ce17" table:formula="of:=SEARCH(&quot;(&quot;;[.C935])" office:value-type="float" office:value="25" calcext:value-type="float">
            <text:p>25</text:p>
          </table:table-cell>
          <table:table-cell table:style-name="ce17" table:formula="of:=LEFT([.C935];[.D935])" office:value-type="string" office:string-value="wfs-properties-zoom-all (" calcext:value-type="string">
            <text:p>wfs-properties-zoom-all (</text:p>
          </table:table-cell>
          <table:table-cell table:style-name="ce17" table:formula="of:=LEFT([.E935];LEN([.E935])-2)" office:value-type="string" office:string-value="wfs-properties-zoom-all" calcext:value-type="string">
            <text:p>wfs-properties-zoom-all</text:p>
          </table:table-cell>
          <table:table-cell/>
          <table:table-cell office:value-type="string" calcext:value-type="string">
            <text:p>no</text:p>
          </table:table-cell>
          <table:table-cell table:number-columns-repeated="8"/>
          <table:table-cell table:formula="of:=IF([.S935]&lt;&gt;[.C935];&quot;X&quot;;&quot;&quot;)">
            <text:p/>
          </table:table-cell>
          <table:table-cell table:style-name="ce10"/>
          <table:table-cell table:style-name="ce10" office:value-type="string" calcext:value-type="string">
            <text:p>wfs-properties-zoom-all (org.gvsig.wfs.app.mainplugin)</text:p>
          </table:table-cell>
          <table:table-cell table:style-name="ce32" table:number-columns-repeated="3"/>
          <table:table-cell table:number-columns-repeated="1002"/>
        </table:table-row>
        <table:table-row table:style-name="ro5">
          <table:table-cell office:value-type="float" office:value="905" calcext:value-type="float">
            <text:p>905</text:p>
          </table:table-cell>
          <table:table-cell table:style-name="ce5"/>
          <table:table-cell table:style-name="ce17" office:value-type="string" calcext:value-type="string">
            <text:p>wfs-properties-zoom-back (org.gvsig.wfs.app.mainplugin)</text:p>
          </table:table-cell>
          <table:table-cell table:style-name="ce17" table:formula="of:=SEARCH(&quot;(&quot;;[.C936])" office:value-type="float" office:value="26" calcext:value-type="float">
            <text:p>26</text:p>
          </table:table-cell>
          <table:table-cell table:style-name="ce17" table:formula="of:=LEFT([.C936];[.D936])" office:value-type="string" office:string-value="wfs-properties-zoom-back (" calcext:value-type="string">
            <text:p>wfs-properties-zoom-back (</text:p>
          </table:table-cell>
          <table:table-cell table:style-name="ce17" table:formula="of:=LEFT([.E936];LEN([.E936])-2)" office:value-type="string" office:string-value="wfs-properties-zoom-back" calcext:value-type="string">
            <text:p>wfs-properties-zoom-back</text:p>
          </table:table-cell>
          <table:table-cell/>
          <table:table-cell office:value-type="string" calcext:value-type="string">
            <text:p>no</text:p>
          </table:table-cell>
          <table:table-cell table:number-columns-repeated="8"/>
          <table:table-cell table:formula="of:=IF([.S936]&lt;&gt;[.C936];&quot;X&quot;;&quot;&quot;)">
            <text:p/>
          </table:table-cell>
          <table:table-cell table:style-name="ce10"/>
          <table:table-cell table:style-name="ce10" office:value-type="string" calcext:value-type="string">
            <text:p>wfs-properties-zoom-back (org.gvsig.wfs.app.mainplugin)</text:p>
          </table:table-cell>
          <table:table-cell table:style-name="ce32" table:number-columns-repeated="3"/>
          <table:table-cell table:number-columns-repeated="1002"/>
        </table:table-row>
        <table:table-row table:style-name="ro5">
          <table:table-cell office:value-type="float" office:value="906" calcext:value-type="float">
            <text:p>906</text:p>
          </table:table-cell>
          <table:table-cell table:style-name="ce5"/>
          <table:table-cell table:style-name="ce17" office:value-type="string" calcext:value-type="string">
            <text:p>wfs-properties-zoom-in (org.gvsig.wfs.app.mainplugin)</text:p>
          </table:table-cell>
          <table:table-cell table:style-name="ce17" table:formula="of:=SEARCH(&quot;(&quot;;[.C937])" office:value-type="float" office:value="24" calcext:value-type="float">
            <text:p>24</text:p>
          </table:table-cell>
          <table:table-cell table:style-name="ce17" table:formula="of:=LEFT([.C937];[.D937])" office:value-type="string" office:string-value="wfs-properties-zoom-in (" calcext:value-type="string">
            <text:p>wfs-properties-zoom-in (</text:p>
          </table:table-cell>
          <table:table-cell table:style-name="ce17" table:formula="of:=LEFT([.E937];LEN([.E937])-2)" office:value-type="string" office:string-value="wfs-properties-zoom-in" calcext:value-type="string">
            <text:p>wfs-properties-zoom-in</text:p>
          </table:table-cell>
          <table:table-cell/>
          <table:table-cell office:value-type="string" calcext:value-type="string">
            <text:p>no</text:p>
          </table:table-cell>
          <table:table-cell table:number-columns-repeated="8"/>
          <table:table-cell table:formula="of:=IF([.S937]&lt;&gt;[.C937];&quot;X&quot;;&quot;&quot;)">
            <text:p/>
          </table:table-cell>
          <table:table-cell table:style-name="ce10"/>
          <table:table-cell table:style-name="ce10" office:value-type="string" calcext:value-type="string">
            <text:p>wfs-properties-zoom-in (org.gvsig.wfs.app.mainplugin)</text:p>
          </table:table-cell>
          <table:table-cell table:style-name="ce32" table:number-columns-repeated="3"/>
          <table:table-cell table:number-columns-repeated="1002"/>
        </table:table-row>
        <table:table-row table:style-name="ro5">
          <table:table-cell office:value-type="float" office:value="907" calcext:value-type="float">
            <text:p>907</text:p>
          </table:table-cell>
          <table:table-cell table:style-name="ce5"/>
          <table:table-cell table:style-name="ce17" office:value-type="string" calcext:value-type="string">
            <text:p>wfs-properties-zoom-minus (org.gvsig.wfs.app.mainplugin)</text:p>
          </table:table-cell>
          <table:table-cell table:style-name="ce17" table:formula="of:=SEARCH(&quot;(&quot;;[.C938])" office:value-type="float" office:value="27" calcext:value-type="float">
            <text:p>27</text:p>
          </table:table-cell>
          <table:table-cell table:style-name="ce17" table:formula="of:=LEFT([.C938];[.D938])" office:value-type="string" office:string-value="wfs-properties-zoom-minus (" calcext:value-type="string">
            <text:p>wfs-properties-zoom-minus (</text:p>
          </table:table-cell>
          <table:table-cell table:style-name="ce17" table:formula="of:=LEFT([.E938];LEN([.E938])-2)" office:value-type="string" office:string-value="wfs-properties-zoom-minus" calcext:value-type="string">
            <text:p>wfs-properties-zoom-minus</text:p>
          </table:table-cell>
          <table:table-cell/>
          <table:table-cell office:value-type="string" calcext:value-type="string">
            <text:p>no</text:p>
          </table:table-cell>
          <table:table-cell table:number-columns-repeated="8"/>
          <table:table-cell table:formula="of:=IF([.S938]&lt;&gt;[.C938];&quot;X&quot;;&quot;&quot;)">
            <text:p/>
          </table:table-cell>
          <table:table-cell table:style-name="ce10"/>
          <table:table-cell table:style-name="ce10" office:value-type="string" calcext:value-type="string">
            <text:p>wfs-properties-zoom-minus (org.gvsig.wfs.app.mainplugin)</text:p>
          </table:table-cell>
          <table:table-cell table:style-name="ce32" table:number-columns-repeated="3"/>
          <table:table-cell table:number-columns-repeated="1002"/>
        </table:table-row>
        <table:table-row table:style-name="ro5">
          <table:table-cell office:value-type="float" office:value="908" calcext:value-type="float">
            <text:p>908</text:p>
          </table:table-cell>
          <table:table-cell table:style-name="ce5"/>
          <table:table-cell table:style-name="ce17" office:value-type="string" calcext:value-type="string">
            <text:p>wfs-properties-zoom-out (org.gvsig.wfs.app.mainplugin)</text:p>
          </table:table-cell>
          <table:table-cell table:style-name="ce17" table:formula="of:=SEARCH(&quot;(&quot;;[.C939])" office:value-type="float" office:value="25" calcext:value-type="float">
            <text:p>25</text:p>
          </table:table-cell>
          <table:table-cell table:style-name="ce17" table:formula="of:=LEFT([.C939];[.D939])" office:value-type="string" office:string-value="wfs-properties-zoom-out (" calcext:value-type="string">
            <text:p>wfs-properties-zoom-out (</text:p>
          </table:table-cell>
          <table:table-cell table:style-name="ce17" table:formula="of:=LEFT([.E939];LEN([.E939])-2)" office:value-type="string" office:string-value="wfs-properties-zoom-out" calcext:value-type="string">
            <text:p>wfs-properties-zoom-out</text:p>
          </table:table-cell>
          <table:table-cell/>
          <table:table-cell office:value-type="string" calcext:value-type="string">
            <text:p>no</text:p>
          </table:table-cell>
          <table:table-cell table:number-columns-repeated="8"/>
          <table:table-cell table:formula="of:=IF([.S939]&lt;&gt;[.C939];&quot;X&quot;;&quot;&quot;)">
            <text:p/>
          </table:table-cell>
          <table:table-cell table:style-name="ce10"/>
          <table:table-cell table:style-name="ce10" office:value-type="string" calcext:value-type="string">
            <text:p>wfs-properties-zoom-out (org.gvsig.wfs.app.mainplugin)</text:p>
          </table:table-cell>
          <table:table-cell table:style-name="ce32" table:number-columns-repeated="3"/>
          <table:table-cell table:number-columns-repeated="1002"/>
        </table:table-row>
        <table:table-row table:style-name="ro5">
          <table:table-cell office:value-type="float" office:value="909" calcext:value-type="float">
            <text:p>909</text:p>
          </table:table-cell>
          <table:table-cell table:style-name="ce5"/>
          <table:table-cell table:style-name="ce17" office:value-type="string" calcext:value-type="string">
            <text:p>wfs-properties-zoom-plus (org.gvsig.wfs.app.mainplugin)</text:p>
          </table:table-cell>
          <table:table-cell table:style-name="ce17" table:formula="of:=SEARCH(&quot;(&quot;;[.C940])" office:value-type="float" office:value="26" calcext:value-type="float">
            <text:p>26</text:p>
          </table:table-cell>
          <table:table-cell table:style-name="ce17" table:formula="of:=LEFT([.C940];[.D940])" office:value-type="string" office:string-value="wfs-properties-zoom-plus (" calcext:value-type="string">
            <text:p>wfs-properties-zoom-plus (</text:p>
          </table:table-cell>
          <table:table-cell table:style-name="ce17" table:formula="of:=LEFT([.E940];LEN([.E940])-2)" office:value-type="string" office:string-value="wfs-properties-zoom-plus" calcext:value-type="string">
            <text:p>wfs-properties-zoom-plus</text:p>
          </table:table-cell>
          <table:table-cell/>
          <table:table-cell office:value-type="string" calcext:value-type="string">
            <text:p>no</text:p>
          </table:table-cell>
          <table:table-cell table:number-columns-repeated="8"/>
          <table:table-cell table:formula="of:=IF([.S940]&lt;&gt;[.C940];&quot;X&quot;;&quot;&quot;)">
            <text:p/>
          </table:table-cell>
          <table:table-cell table:style-name="ce10"/>
          <table:table-cell table:style-name="ce10" office:value-type="string" calcext:value-type="string">
            <text:p>wfs-properties-zoom-plus (org.gvsig.wfs.app.mainplugin)</text:p>
          </table:table-cell>
          <table:table-cell table:style-name="ce32" table:number-columns-repeated="3"/>
          <table:table-cell table:number-columns-repeated="1002"/>
        </table:table-row>
        <table:table-row table:style-name="ro5">
          <table:table-cell office:value-type="float" office:value="910" calcext:value-type="float">
            <text:p>910</text:p>
          </table:table-cell>
          <table:table-cell table:style-name="ce13" office:value-type="string" calcext:value-type="string">
            <text:p>Group xml2db</text:p>
          </table:table-cell>
          <table:table-cell/>
          <table:table-cell table:style-name="ce17" table:number-columns-repeated="3"/>
          <table:table-cell table:number-columns-repeated="10"/>
          <table:table-cell table:formula="of:=IF([.S941]&lt;&gt;[.C941];&quot;X&quot;;&quot;&quot;)">
            <text:p/>
          </table:table-cell>
          <table:table-cell table:style-name="ce14" office:value-type="string" calcext:value-type="string">
            <text:p>Group xml2db</text:p>
          </table:table-cell>
          <table:table-cell table:style-name="ce32" table:number-columns-repeated="4"/>
          <table:table-cell table:number-columns-repeated="1002"/>
        </table:table-row>
        <table:table-row table:style-name="ro5">
          <table:table-cell office:value-type="float" office:value="911" calcext:value-type="float">
            <text:p>911</text:p>
          </table:table-cell>
          <table:table-cell table:style-name="ce5" office:value-type="float" office:value="-2" calcext:value-type="float">
            <text:p>-2</text:p>
          </table:table-cell>
          <table:table-cell table:style-name="ce17" office:value-type="string" calcext:value-type="string">
            <text:p>detect-charset (xml2db)</text:p>
          </table:table-cell>
          <table:table-cell table:style-name="ce17" table:formula="of:=SEARCH(&quot;(&quot;;[.C942])" office:value-type="float" office:value="16" calcext:value-type="float">
            <text:p>16</text:p>
          </table:table-cell>
          <table:table-cell table:style-name="ce17" table:formula="of:=LEFT([.C942];[.D942])" office:value-type="string" office:string-value="detect-charset (" calcext:value-type="string">
            <text:p>detect-charset (</text:p>
          </table:table-cell>
          <table:table-cell table:style-name="ce17" table:formula="of:=LEFT([.E942];LEN([.E942])-2)" office:value-type="string" office:string-value="detect-charset" calcext:value-type="string">
            <text:p>detect-charset</text:p>
          </table:table-cell>
          <table:table-cell/>
          <table:table-cell office:value-type="string" calcext:value-type="string">
            <text:p>no</text:p>
          </table:table-cell>
          <table:table-cell table:number-columns-repeated="8"/>
          <table:table-cell table:formula="of:=IF([.S942]&lt;&gt;[.C942];&quot;X&quot;;&quot;&quot;)">
            <text:p/>
          </table:table-cell>
          <table:table-cell table:style-name="ce10" office:value-type="float" office:value="-2" calcext:value-type="float">
            <text:p>-2</text:p>
          </table:table-cell>
          <table:table-cell table:style-name="ce10" office:value-type="string" calcext:value-type="string">
            <text:p>detect-charset (xml2db)</text:p>
          </table:table-cell>
          <table:table-cell table:style-name="ce32" table:number-columns-repeated="3"/>
          <table:table-cell table:number-columns-repeated="1002"/>
        </table:table-row>
        <table:table-row table:style-name="ro5">
          <table:table-cell office:value-type="float" office:value="912" calcext:value-type="float">
            <text:p>912</text:p>
          </table:table-cell>
          <table:table-cell table:style-name="ce5" office:value-type="float" office:value="-2" calcext:value-type="float">
            <text:p>-2</text:p>
          </table:table-cell>
          <table:table-cell table:style-name="ce17" office:value-type="string" calcext:value-type="string">
            <text:p>detect-crs (xml2db)</text:p>
          </table:table-cell>
          <table:table-cell table:style-name="ce17" table:formula="of:=SEARCH(&quot;(&quot;;[.C943])" office:value-type="float" office:value="12" calcext:value-type="float">
            <text:p>12</text:p>
          </table:table-cell>
          <table:table-cell table:style-name="ce17" table:formula="of:=LEFT([.C943];[.D943])" office:value-type="string" office:string-value="detect-crs (" calcext:value-type="string">
            <text:p>detect-crs (</text:p>
          </table:table-cell>
          <table:table-cell table:style-name="ce17" table:formula="of:=LEFT([.E943];LEN([.E943])-2)" office:value-type="string" office:string-value="detect-crs" calcext:value-type="string">
            <text:p>detect-crs</text:p>
          </table:table-cell>
          <table:table-cell/>
          <table:table-cell office:value-type="string" calcext:value-type="string">
            <text:p>no</text:p>
          </table:table-cell>
          <table:table-cell table:number-columns-repeated="8"/>
          <table:table-cell table:formula="of:=IF([.S943]&lt;&gt;[.C943];&quot;X&quot;;&quot;&quot;)">
            <text:p/>
          </table:table-cell>
          <table:table-cell table:style-name="ce10" office:value-type="float" office:value="-2" calcext:value-type="float">
            <text:p>-2</text:p>
          </table:table-cell>
          <table:table-cell table:style-name="ce10" office:value-type="string" calcext:value-type="string">
            <text:p>detect-crs (xml2db)</text:p>
          </table:table-cell>
          <table:table-cell table:style-name="ce32" table:number-columns-repeated="3"/>
          <table:table-cell table:number-columns-repeated="1002"/>
        </table:table-row>
        <table:table-row table:style-name="ro5">
          <table:table-cell office:value-type="float" office:value="913" calcext:value-type="float">
            <text:p>913</text:p>
          </table:table-cell>
          <table:table-cell table:number-columns-repeated="2"/>
          <table:table-cell table:style-name="ce17"/>
          <table:table-cell table:style-name="ce17" table:formula="of:=LEFT([.C944];[.D944])">
            <text:p/>
          </table:table-cell>
          <table:table-cell table:style-name="ce17" table:formula="of:=LEFT([.E944];LEN([.E944])-2)" office:value-type="string" office:string-value="" calcext:value-type="error">
            <text:p>Err:502</text:p>
          </table:table-cell>
          <table:table-cell table:number-columns-repeated="10"/>
          <table:table-cell table:formula="of:=IF([.S944]&lt;&gt;[.C944];&quot;X&quot;;&quot;&quot;)">
            <text:p/>
          </table:table-cell>
          <table:table-cell table:style-name="ce66"/>
          <table:table-cell table:style-name="ce32" table:number-columns-repeated="4"/>
          <table:table-cell table:number-columns-repeated="1002"/>
        </table:table-row>
        <table:table-row table:style-name="ro5">
          <table:table-cell office:value-type="float" office:value="914" calcext:value-type="float">
            <text:p>914</text:p>
          </table:table-cell>
          <table:table-cell table:style-name="ce15" office:value-type="string" calcext:value-type="string">
            <text:p>Imagenes que no estan en el tema por defecto.</text:p>
          </table:table-cell>
          <table:table-cell/>
          <table:table-cell table:style-name="ce17"/>
          <table:table-cell table:style-name="ce17" table:formula="of:=LEFT([.C945];[.D945])">
            <text:p/>
          </table:table-cell>
          <table:table-cell table:style-name="ce17" table:formula="of:=LEFT([.E945];LEN([.E945])-2)" office:value-type="string" office:string-value="" calcext:value-type="error">
            <text:p>Err:502</text:p>
          </table:table-cell>
          <table:table-cell table:number-columns-repeated="10"/>
          <table:table-cell table:formula="of:=IF([.S945]&lt;&gt;[.C945];&quot;X&quot;;&quot;&quot;)">
            <text:p/>
          </table:table-cell>
          <table:table-cell table:style-name="ce67" office:value-type="string" calcext:value-type="string">
            <text:p>Imagenes que no estan en el tema por defecto.</text:p>
          </table:table-cell>
          <table:table-cell table:style-name="ce32" table:number-columns-repeated="4"/>
          <table:table-cell table:number-columns-repeated="1002"/>
        </table:table-row>
        <table:table-row table:style-name="ro5">
          <table:table-cell office:value-type="float" office:value="915" calcext:value-type="float">
            <text:p>915</text:p>
          </table:table-cell>
          <table:table-cell table:number-columns-repeated="2"/>
          <table:table-cell table:style-name="ce17"/>
          <table:table-cell table:style-name="ce17" table:formula="of:=LEFT([.C946];[.D946])">
            <text:p/>
          </table:table-cell>
          <table:table-cell table:style-name="ce17" table:formula="of:=LEFT([.E946];LEN([.E946])-2)" office:value-type="string" office:string-value="" calcext:value-type="error">
            <text:p>Err:502</text:p>
          </table:table-cell>
          <table:table-cell table:number-columns-repeated="10"/>
          <table:table-cell table:formula="of:=IF([.S946]&lt;&gt;[.C946];&quot;X&quot;;&quot;&quot;)">
            <text:p/>
          </table:table-cell>
          <table:table-cell table:style-name="ce66"/>
          <table:table-cell table:style-name="ce32" table:number-columns-repeated="4"/>
          <table:table-cell table:number-columns-repeated="1002"/>
        </table:table-row>
        <table:table-row table:style-name="ro5">
          <table:table-cell office:value-type="float" office:value="916" calcext:value-type="float">
            <text:p>916</text:p>
          </table:table-cell>
          <table:table-cell table:style-name="ce5" office:value-type="string" calcext:value-type="string">
            <text:p>Image</text:p>
          </table:table-cell>
          <table:table-cell table:style-name="ce17" office:value-type="string" calcext:value-type="string">
            <text:p>Group</text:p>
          </table:table-cell>
          <table:table-cell table:style-name="ce17"/>
          <table:table-cell table:style-name="ce17" table:formula="of:=LEFT([.C947];[.D947])">
            <text:p/>
          </table:table-cell>
          <table:table-cell table:style-name="ce34" office:value-type="string" calcext:value-type="string">
            <text:p>Name</text:p>
          </table:table-cell>
          <table:table-cell table:number-columns-repeated="4"/>
          <table:table-cell table:style-name="ce34"/>
          <table:table-cell table:number-columns-repeated="5"/>
          <table:table-cell table:formula="of:=IF([.S947]&lt;&gt;[.C947];&quot;X&quot;;&quot;&quot;)">
            <text:p/>
          </table:table-cell>
          <table:table-cell table:style-name="ce10" office:value-type="string" calcext:value-type="string">
            <text:p>Image</text:p>
          </table:table-cell>
          <table:table-cell table:style-name="ce10" office:value-type="string" calcext:value-type="string">
            <text:p>Group</text:p>
          </table:table-cell>
          <table:table-cell table:style-name="ce10" office:value-type="string" calcext:value-type="string">
            <text:p>Name</text:p>
          </table:table-cell>
          <table:table-cell table:style-name="ce32" table:number-columns-repeated="2"/>
          <table:table-cell table:number-columns-repeated="1002"/>
        </table:table-row>
        <table:table-row table:style-name="ro5">
          <table:table-cell office:value-type="float" office:value="918" calcext:value-type="float">
            <text:p>918</text:p>
          </table:table-cell>
          <table:table-cell table:style-name="ce5"/>
          <table:table-cell table:style-name="ce17" table:number-columns-repeated="3"/>
          <table:table-cell table:style-name="ce34"/>
          <table:table-cell table:number-columns-repeated="4"/>
          <table:table-cell table:style-name="ce34"/>
          <table:table-cell table:number-columns-repeated="5"/>
          <table:table-cell table:formula="of:=IF([.S948]&lt;&gt;[.C949];&quot;X&quot;;&quot;&quot;)" office:value-type="string" office:string-value="X" calcext:value-type="string">
            <text:p>X</text:p>
          </table:table-cell>
          <table:table-cell table:style-name="ce10" table:number-columns-repeated="2"/>
          <table:table-cell table:style-name="ce10" office:value-type="string" calcext:value-type="string">
            <text:p>icon-layer-googlemaps</text:p>
          </table:table-cell>
          <table:table-cell table:style-name="ce32" table:number-columns-repeated="2"/>
          <table:table-cell table:number-columns-repeated="1002"/>
        </table:table-row>
        <table:table-row table:style-name="ro5">
          <table:table-cell office:value-type="float" office:value="923" calcext:value-type="float">
            <text:p>923</text:p>
          </table:table-cell>
          <table:table-cell table:style-name="ce5"/>
          <table:table-cell table:style-name="ce17" office:value-type="string" calcext:value-type="string">
            <text:p>catalog</text:p>
          </table:table-cell>
          <table:table-cell table:style-name="ce17"/>
          <table:table-cell table:style-name="ce17" table:formula="of:=LEFT([.C949];[.D949])">
            <text:p/>
          </table:table-cell>
          <table:table-cell table:style-name="ce34" office:value-type="string" calcext:value-type="string">
            <text:p>catalog-move-down</text:p>
          </table:table-cell>
          <table:table-cell/>
          <table:table-cell office:value-type="string" calcext:value-type="string">
            <text:p>no</text:p>
          </table:table-cell>
          <table:table-cell table:number-columns-repeated="2"/>
          <table:table-cell table:style-name="ce34"/>
          <table:table-cell table:number-columns-repeated="5"/>
          <table:table-cell table:formula="of:=IF([.S949]&lt;&gt;[.C950];&quot;X&quot;;&quot;&quot;)">
            <text:p/>
          </table:table-cell>
          <table:table-cell table:style-name="ce10"/>
          <table:table-cell table:style-name="ce10" office:value-type="string" calcext:value-type="string">
            <text:p>catalog</text:p>
          </table:table-cell>
          <table:table-cell table:style-name="ce10" office:value-type="string" calcext:value-type="string">
            <text:p>catalog-move-up</text:p>
          </table:table-cell>
          <table:table-cell table:style-name="ce32" table:number-columns-repeated="2"/>
          <table:table-cell table:number-columns-repeated="1002"/>
        </table:table-row>
        <table:table-row table:style-name="ro5">
          <table:table-cell office:value-type="float" office:value="924" calcext:value-type="float">
            <text:p>924</text:p>
          </table:table-cell>
          <table:table-cell table:style-name="ce5"/>
          <table:table-cell table:style-name="ce17" office:value-type="string" calcext:value-type="string">
            <text:p>catalog</text:p>
          </table:table-cell>
          <table:table-cell table:style-name="ce17"/>
          <table:table-cell table:style-name="ce17" table:formula="of:=LEFT([.C950];[.D950])">
            <text:p/>
          </table:table-cell>
          <table:table-cell table:style-name="ce34" office:value-type="string" calcext:value-type="string">
            <text:p>catalog-move-up</text:p>
          </table:table-cell>
          <table:table-cell/>
          <table:table-cell office:value-type="string" calcext:value-type="string">
            <text:p>no</text:p>
          </table:table-cell>
          <table:table-cell table:number-columns-repeated="2"/>
          <table:table-cell table:style-name="ce34"/>
          <table:table-cell table:number-columns-repeated="4"/>
          <table:table-cell office:value-type="string" calcext:value-type="string">
            <text:p>l_capas</text:p>
          </table:table-cell>
          <table:table-cell table:formula="of:=IF([.S950]&lt;&gt;[.C951];&quot;X&quot;;&quot;&quot;)">
            <text:p/>
          </table:table-cell>
          <table:table-cell table:style-name="ce10"/>
          <table:table-cell table:style-name="ce10" office:value-type="string" calcext:value-type="string">
            <text:p>catalog</text:p>
          </table:table-cell>
          <table:table-cell table:style-name="ce10" office:value-type="string" calcext:value-type="string">
            <text:p>catalog-search</text:p>
          </table:table-cell>
          <table:table-cell table:style-name="ce32" table:number-columns-repeated="2"/>
          <table:table-cell table:number-columns-repeated="1002"/>
        </table:table-row>
        <table:table-row table:style-name="ro5">
          <table:table-cell office:value-type="float" office:value="926" calcext:value-type="float">
            <text:p>926</text:p>
          </table:table-cell>
          <table:table-cell table:style-name="ce5"/>
          <table:table-cell table:style-name="ce17" office:value-type="string" calcext:value-type="string">
            <text:p>catalog</text:p>
          </table:table-cell>
          <table:table-cell table:style-name="ce17"/>
          <table:table-cell table:style-name="ce17" table:formula="of:=LEFT([.C951];[.D951])">
            <text:p/>
          </table:table-cell>
          <table:table-cell table:style-name="ce34" office:value-type="string" calcext:value-type="string">
            <text:p>catalog-server-properties</text:p>
          </table:table-cell>
          <table:table-cell/>
          <table:table-cell office:value-type="string" calcext:value-type="string">
            <text:p>no</text:p>
          </table:table-cell>
          <table:table-cell table:number-columns-repeated="2"/>
          <table:table-cell table:style-name="ce34"/>
          <table:table-cell table:number-columns-repeated="5"/>
          <table:table-cell table:formula="of:=IF([.S951]&lt;&gt;[.C952];&quot;X&quot;;&quot;&quot;)">
            <text:p/>
          </table:table-cell>
          <table:table-cell table:style-name="ce10"/>
          <table:table-cell table:style-name="ce10" office:value-type="string" calcext:value-type="string">
            <text:p>chart</text:p>
          </table:table-cell>
          <table:table-cell table:style-name="ce10" office:value-type="string" calcext:value-type="string">
            <text:p>chart-create-plot</text:p>
          </table:table-cell>
          <table:table-cell table:style-name="ce32" table:number-columns-repeated="2"/>
          <table:table-cell table:number-columns-repeated="1002"/>
        </table:table-row>
        <table:table-row table:style-name="ro5">
          <table:table-cell office:value-type="float" office:value="927" calcext:value-type="float">
            <text:p>927</text:p>
          </table:table-cell>
          <table:table-cell table:style-name="ce5"/>
          <table:table-cell table:style-name="ce17" office:value-type="string" calcext:value-type="string">
            <text:p>chart</text:p>
          </table:table-cell>
          <table:table-cell table:style-name="ce17"/>
          <table:table-cell table:style-name="ce17" table:formula="of:=LEFT([.C952];[.D952])">
            <text:p/>
          </table:table-cell>
          <table:table-cell table:style-name="ce34" office:value-type="string" calcext:value-type="string">
            <text:p>chart-create-plot</text:p>
          </table:table-cell>
          <table:table-cell/>
          <table:table-cell office:value-type="string" calcext:value-type="string">
            <text:p>no</text:p>
          </table:table-cell>
          <table:table-cell table:number-columns-repeated="2"/>
          <table:table-cell table:style-name="ce34"/>
          <table:table-cell table:number-columns-repeated="5"/>
          <table:table-cell table:formula="of:=IF([.S952]&lt;&gt;[.C953];&quot;X&quot;;&quot;&quot;)">
            <text:p/>
          </table:table-cell>
          <table:table-cell table:style-name="ce10"/>
          <table:table-cell table:style-name="ce10" office:value-type="string" calcext:value-type="string">
            <text:p>chart</text:p>
          </table:table-cell>
          <table:table-cell table:style-name="ce10" office:value-type="string" calcext:value-type="string">
            <text:p>chart-edit</text:p>
          </table:table-cell>
          <table:table-cell table:style-name="ce32" table:number-columns-repeated="2"/>
          <table:table-cell table:number-columns-repeated="1002"/>
        </table:table-row>
        <table:table-row table:style-name="ro5">
          <table:table-cell office:value-type="float" office:value="928" calcext:value-type="float">
            <text:p>928</text:p>
          </table:table-cell>
          <table:table-cell table:style-name="ce5"/>
          <table:table-cell table:style-name="ce17" office:value-type="string" calcext:value-type="string">
            <text:p>chart</text:p>
          </table:table-cell>
          <table:table-cell table:style-name="ce17"/>
          <table:table-cell table:style-name="ce17" table:formula="of:=LEFT([.C953];[.D953])">
            <text:p/>
          </table:table-cell>
          <table:table-cell table:style-name="ce34" office:value-type="string" calcext:value-type="string">
            <text:p>chart-edit</text:p>
          </table:table-cell>
          <table:table-cell/>
          <table:table-cell office:value-type="string" calcext:value-type="string">
            <text:p>no</text:p>
          </table:table-cell>
          <table:table-cell table:number-columns-repeated="2"/>
          <table:table-cell table:style-name="ce34"/>
          <table:table-cell table:number-columns-repeated="4"/>
          <table:table-cell office:value-type="string" calcext:value-type="string">
            <text:p>i_charts</text:p>
          </table:table-cell>
          <table:table-cell table:formula="of:=IF([.S953]&lt;&gt;[.C954];&quot;X&quot;;&quot;&quot;)">
            <text:p/>
          </table:table-cell>
          <table:table-cell table:style-name="ce10"/>
          <table:table-cell table:style-name="ce10" office:value-type="string" calcext:value-type="string">
            <text:p>chart</text:p>
          </table:table-cell>
          <table:table-cell table:style-name="ce10" office:value-type="string" calcext:value-type="string">
            <text:p>chart-edit-add</text:p>
          </table:table-cell>
          <table:table-cell table:style-name="ce32" table:number-columns-repeated="2"/>
          <table:table-cell table:number-columns-repeated="1002"/>
        </table:table-row>
        <table:table-row table:style-name="ro5">
          <table:table-cell office:value-type="float" office:value="930" calcext:value-type="float">
            <text:p>930</text:p>
          </table:table-cell>
          <table:table-cell table:style-name="ce5"/>
          <table:table-cell table:style-name="ce17" office:value-type="string" calcext:value-type="string">
            <text:p>chart</text:p>
          </table:table-cell>
          <table:table-cell table:style-name="ce17"/>
          <table:table-cell table:style-name="ce17" table:formula="of:=LEFT([.C954];[.D954])">
            <text:p/>
          </table:table-cell>
          <table:table-cell table:style-name="ce34" office:value-type="string" calcext:value-type="string">
            <text:p>chart-edit-delete</text:p>
          </table:table-cell>
          <table:table-cell/>
          <table:table-cell office:value-type="string" calcext:value-type="string">
            <text:p>no</text:p>
          </table:table-cell>
          <table:table-cell table:number-columns-repeated="2"/>
          <table:table-cell table:style-name="ce34"/>
          <table:table-cell table:number-columns-repeated="5"/>
          <table:table-cell table:formula="of:=IF([.S954]&lt;&gt;[.C955];&quot;X&quot;;&quot;&quot;)">
            <text:p/>
          </table:table-cell>
          <table:table-cell table:style-name="ce10"/>
          <table:table-cell table:style-name="ce10" office:value-type="string" calcext:value-type="string">
            <text:p>chart</text:p>
          </table:table-cell>
          <table:table-cell table:style-name="ce10" office:value-type="string" calcext:value-type="string">
            <text:p>chart-edit-down</text:p>
          </table:table-cell>
          <table:table-cell table:style-name="ce32" table:number-columns-repeated="2"/>
          <table:table-cell table:number-columns-repeated="1002"/>
        </table:table-row>
        <table:table-row table:style-name="ro5">
          <table:table-cell office:value-type="float" office:value="931" calcext:value-type="float">
            <text:p>931</text:p>
          </table:table-cell>
          <table:table-cell table:style-name="ce5"/>
          <table:table-cell table:style-name="ce17" office:value-type="string" calcext:value-type="string">
            <text:p>chart</text:p>
          </table:table-cell>
          <table:table-cell table:style-name="ce17"/>
          <table:table-cell table:style-name="ce17" table:formula="of:=LEFT([.C955];[.D955])">
            <text:p/>
          </table:table-cell>
          <table:table-cell table:style-name="ce34" office:value-type="string" calcext:value-type="string">
            <text:p>chart-edit-down</text:p>
          </table:table-cell>
          <table:table-cell/>
          <table:table-cell office:value-type="string" calcext:value-type="string">
            <text:p>no</text:p>
          </table:table-cell>
          <table:table-cell table:number-columns-repeated="2"/>
          <table:table-cell table:style-name="ce34"/>
          <table:table-cell table:number-columns-repeated="5"/>
          <table:table-cell table:formula="of:=IF([.S955]&lt;&gt;[.C956];&quot;X&quot;;&quot;&quot;)">
            <text:p/>
          </table:table-cell>
          <table:table-cell table:style-name="ce10"/>
          <table:table-cell table:style-name="ce10" office:value-type="string" calcext:value-type="string">
            <text:p>chart</text:p>
          </table:table-cell>
          <table:table-cell table:style-name="ce10" office:value-type="string" calcext:value-type="string">
            <text:p>chart-edit-font</text:p>
          </table:table-cell>
          <table:table-cell table:style-name="ce32" table:number-columns-repeated="2"/>
          <table:table-cell table:number-columns-repeated="1002"/>
        </table:table-row>
        <table:table-row table:style-name="ro5">
          <table:table-cell office:value-type="float" office:value="932" calcext:value-type="float">
            <text:p>932</text:p>
          </table:table-cell>
          <table:table-cell table:style-name="ce5"/>
          <table:table-cell table:style-name="ce17" office:value-type="string" calcext:value-type="string">
            <text:p>chart</text:p>
          </table:table-cell>
          <table:table-cell table:style-name="ce17"/>
          <table:table-cell table:style-name="ce17" table:formula="of:=LEFT([.C956];[.D956])">
            <text:p/>
          </table:table-cell>
          <table:table-cell table:style-name="ce34" office:value-type="string" calcext:value-type="string">
            <text:p>chart-edit-font</text:p>
          </table:table-cell>
          <table:table-cell/>
          <table:table-cell office:value-type="string" calcext:value-type="string">
            <text:p>no</text:p>
          </table:table-cell>
          <table:table-cell table:number-columns-repeated="2"/>
          <table:table-cell table:style-name="ce34"/>
          <table:table-cell table:number-columns-repeated="4"/>
          <table:table-cell office:value-type="string" calcext:value-type="string">
            <text:p>i_charts</text:p>
          </table:table-cell>
          <table:table-cell table:formula="of:=IF([.S956]&lt;&gt;[.C957];&quot;X&quot;;&quot;&quot;)">
            <text:p/>
          </table:table-cell>
          <table:table-cell table:style-name="ce10"/>
          <table:table-cell table:style-name="ce10" office:value-type="string" calcext:value-type="string">
            <text:p>chart</text:p>
          </table:table-cell>
          <table:table-cell table:style-name="ce10" office:value-type="string" calcext:value-type="string">
            <text:p>chart-edit-plot</text:p>
          </table:table-cell>
          <table:table-cell table:style-name="ce32" table:number-columns-repeated="2"/>
          <table:table-cell table:number-columns-repeated="1002"/>
        </table:table-row>
        <table:table-row table:style-name="ro5">
          <table:table-cell office:value-type="float" office:value="934" calcext:value-type="float">
            <text:p>934</text:p>
          </table:table-cell>
          <table:table-cell table:style-name="ce5"/>
          <table:table-cell table:style-name="ce17" office:value-type="string" calcext:value-type="string">
            <text:p>chart</text:p>
          </table:table-cell>
          <table:table-cell table:style-name="ce17"/>
          <table:table-cell table:style-name="ce17" table:formula="of:=LEFT([.C957];[.D957])">
            <text:p/>
          </table:table-cell>
          <table:table-cell table:style-name="ce34" office:value-type="string" calcext:value-type="string">
            <text:p>chart-edit-text</text:p>
          </table:table-cell>
          <table:table-cell/>
          <table:table-cell office:value-type="string" calcext:value-type="string">
            <text:p>no</text:p>
          </table:table-cell>
          <table:table-cell table:number-columns-repeated="2"/>
          <table:table-cell table:style-name="ce34"/>
          <table:table-cell table:number-columns-repeated="5"/>
          <table:table-cell table:formula="of:=IF([.S957]&lt;&gt;[.C958];&quot;X&quot;;&quot;&quot;)">
            <text:p/>
          </table:table-cell>
          <table:table-cell table:style-name="ce10"/>
          <table:table-cell table:style-name="ce10" office:value-type="string" calcext:value-type="string">
            <text:p>chart</text:p>
          </table:table-cell>
          <table:table-cell table:style-name="ce10" office:value-type="string" calcext:value-type="string">
            <text:p>chart-edit-up</text:p>
          </table:table-cell>
          <table:table-cell table:style-name="ce32" table:number-columns-repeated="2"/>
          <table:table-cell table:number-columns-repeated="1002"/>
        </table:table-row>
        <table:table-row table:style-name="ro5">
          <table:table-cell office:value-type="float" office:value="935" calcext:value-type="float">
            <text:p>935</text:p>
          </table:table-cell>
          <table:table-cell table:style-name="ce5"/>
          <table:table-cell table:style-name="ce17" office:value-type="string" calcext:value-type="string">
            <text:p>chart</text:p>
          </table:table-cell>
          <table:table-cell table:style-name="ce17"/>
          <table:table-cell table:style-name="ce17" table:formula="of:=LEFT([.C958];[.D958])">
            <text:p/>
          </table:table-cell>
          <table:table-cell table:style-name="ce34" office:value-type="string" calcext:value-type="string">
            <text:p>chart-edit-up</text:p>
          </table:table-cell>
          <table:table-cell/>
          <table:table-cell office:value-type="string" calcext:value-type="string">
            <text:p>no</text:p>
          </table:table-cell>
          <table:table-cell table:number-columns-repeated="2"/>
          <table:table-cell table:style-name="ce34"/>
          <table:table-cell table:number-columns-repeated="4"/>
          <table:table-cell office:value-type="string" calcext:value-type="string">
            <text:p>i_charts</text:p>
          </table:table-cell>
          <table:table-cell table:formula="of:=IF([.S958]&lt;&gt;[.C959];&quot;X&quot;;&quot;&quot;)">
            <text:p/>
          </table:table-cell>
          <table:table-cell table:style-name="ce10"/>
          <table:table-cell table:style-name="ce10" office:value-type="string" calcext:value-type="string">
            <text:p>chart</text:p>
          </table:table-cell>
          <table:table-cell table:style-name="ce10" office:value-type="string" calcext:value-type="string">
            <text:p>chart-export-pdf</text:p>
          </table:table-cell>
          <table:table-cell table:style-name="ce32" table:number-columns-repeated="2"/>
          <table:table-cell table:number-columns-repeated="1002"/>
        </table:table-row>
        <table:table-row table:style-name="ro5">
          <table:table-cell office:value-type="float" office:value="937" calcext:value-type="float">
            <text:p>937</text:p>
          </table:table-cell>
          <table:table-cell table:style-name="ce5"/>
          <table:table-cell table:style-name="ce17" office:value-type="string" calcext:value-type="string">
            <text:p>chart</text:p>
          </table:table-cell>
          <table:table-cell table:style-name="ce17"/>
          <table:table-cell table:style-name="ce17" table:formula="of:=LEFT([.C959];[.D959])">
            <text:p/>
          </table:table-cell>
          <table:table-cell table:style-name="ce34" office:value-type="string" calcext:value-type="string">
            <text:p>chart-export-png</text:p>
          </table:table-cell>
          <table:table-cell table:number-columns-repeated="4"/>
          <table:table-cell table:style-name="ce34"/>
          <table:table-cell table:number-columns-repeated="4"/>
          <table:table-cell office:value-type="string" calcext:value-type="string">
            <text:p>i_charts</text:p>
          </table:table-cell>
          <table:table-cell table:formula="of:=IF([.S959]&lt;&gt;[.C960];&quot;X&quot;;&quot;&quot;)" office:value-type="string" office:string-value="X" calcext:value-type="string">
            <text:p>X</text:p>
          </table:table-cell>
          <table:table-cell table:style-name="ce10"/>
          <table:table-cell table:style-name="ce10" office:value-type="string" calcext:value-type="string">
            <text:p>cursor</text:p>
          </table:table-cell>
          <table:table-cell table:style-name="ce10" office:value-type="string" calcext:value-type="string">
            <text:p>street-view_cursor</text:p>
          </table:table-cell>
          <table:table-cell table:style-name="ce32" table:number-columns-repeated="2"/>
          <table:table-cell table:number-columns-repeated="1002"/>
        </table:table-row>
        <table:table-row table:style-name="ro5">
          <table:table-cell office:value-type="float" office:value="947" calcext:value-type="float">
            <text:p>947</text:p>
          </table:table-cell>
          <table:table-cell table:style-name="ce5"/>
          <table:table-cell table:style-name="ce17" office:value-type="string" calcext:value-type="string">
            <text:p>document</text:p>
          </table:table-cell>
          <table:table-cell table:style-name="ce17"/>
          <table:table-cell table:style-name="ce17" table:formula="of:=LEFT([.C960];[.D960])">
            <text:p/>
          </table:table-cell>
          <table:table-cell table:style-name="ce34" office:value-type="string" calcext:value-type="string">
            <text:p>document-view-icon-unselect - copia</text:p>
          </table:table-cell>
          <table:table-cell table:number-columns-repeated="4"/>
          <table:table-cell table:style-name="ce34"/>
          <table:table-cell table:number-columns-repeated="5"/>
          <table:table-cell table:formula="of:=IF([.S960]&lt;&gt;[.C961];&quot;X&quot;;&quot;&quot;)">
            <text:p/>
          </table:table-cell>
          <table:table-cell table:style-name="ce10"/>
          <table:table-cell table:style-name="ce10" office:value-type="string" calcext:value-type="string">
            <text:p>export-to</text:p>
          </table:table-cell>
          <table:table-cell table:style-name="ce10" office:value-type="string" calcext:value-type="string">
            <text:p>wizard-export-to</text:p>
          </table:table-cell>
          <table:table-cell table:style-name="ce32" table:number-columns-repeated="2"/>
          <table:table-cell table:number-columns-repeated="1002"/>
        </table:table-row>
        <table:table-row table:style-name="ro5">
          <table:table-cell office:value-type="float" office:value="948" calcext:value-type="float">
            <text:p>948</text:p>
          </table:table-cell>
          <table:table-cell table:style-name="ce5"/>
          <table:table-cell table:style-name="ce17" office:value-type="string" calcext:value-type="string">
            <text:p>export-to</text:p>
          </table:table-cell>
          <table:table-cell table:style-name="ce17"/>
          <table:table-cell table:style-name="ce17" table:formula="of:=LEFT([.C961];[.D961])">
            <text:p/>
          </table:table-cell>
          <table:table-cell table:style-name="ce34" office:value-type="string" calcext:value-type="string">
            <text:p>wizard-export-to</text:p>
          </table:table-cell>
          <table:table-cell table:number-columns-repeated="4"/>
          <table:table-cell table:style-name="ce34"/>
          <table:table-cell table:number-columns-repeated="5"/>
          <table:table-cell table:formula="of:=IF([.S961]&lt;&gt;[.C962];&quot;X&quot;;&quot;&quot;)">
            <text:p/>
          </table:table-cell>
          <table:table-cell table:style-name="ce10"/>
          <table:table-cell table:style-name="ce10" office:value-type="string" calcext:value-type="string">
            <text:p>gazetteer</text:p>
          </table:table-cell>
          <table:table-cell table:style-name="ce10" office:value-type="string" calcext:value-type="string">
            <text:p>catalog-clear-point</text:p>
          </table:table-cell>
          <table:table-cell table:style-name="ce32" table:number-columns-repeated="2"/>
          <table:table-cell table:number-columns-repeated="1002"/>
        </table:table-row>
        <table:table-row table:style-name="ro5">
          <table:table-cell office:value-type="float" office:value="949" calcext:value-type="float">
            <text:p>949</text:p>
          </table:table-cell>
          <table:table-cell table:style-name="ce5"/>
          <table:table-cell table:style-name="ce17" office:value-type="string" calcext:value-type="string">
            <text:p>gazetteer</text:p>
          </table:table-cell>
          <table:table-cell table:style-name="ce17"/>
          <table:table-cell table:style-name="ce17" table:formula="of:=LEFT([.C962];[.D962])">
            <text:p/>
          </table:table-cell>
          <table:table-cell table:style-name="ce34" office:value-type="string" calcext:value-type="string">
            <text:p>catalog-clear-point</text:p>
          </table:table-cell>
          <table:table-cell table:number-columns-repeated="4"/>
          <table:table-cell table:style-name="ce34"/>
          <table:table-cell table:number-columns-repeated="5"/>
          <table:table-cell table:formula="of:=IF([.S962]&lt;&gt;[.C963];&quot;X&quot;;&quot;&quot;)">
            <text:p/>
          </table:table-cell>
          <table:table-cell table:style-name="ce10"/>
          <table:table-cell table:style-name="ce10" office:value-type="string" calcext:value-type="string">
            <text:p>gazetteer</text:p>
          </table:table-cell>
          <table:table-cell table:style-name="ce10" office:value-type="string" calcext:value-type="string">
            <text:p>gazetteer-down</text:p>
          </table:table-cell>
          <table:table-cell table:style-name="ce32" table:number-columns-repeated="2"/>
          <table:table-cell table:number-columns-repeated="1002"/>
        </table:table-row>
        <table:table-row table:style-name="ro5">
          <table:table-cell office:value-type="float" office:value="950" calcext:value-type="float">
            <text:p>950</text:p>
          </table:table-cell>
          <table:table-cell table:style-name="ce5"/>
          <table:table-cell table:style-name="ce17" office:value-type="string" calcext:value-type="string">
            <text:p>gazetteer</text:p>
          </table:table-cell>
          <table:table-cell table:style-name="ce17"/>
          <table:table-cell table:style-name="ce17" table:formula="of:=LEFT([.C963];[.D963])">
            <text:p/>
          </table:table-cell>
          <table:table-cell table:style-name="ce34" office:value-type="string" calcext:value-type="string">
            <text:p>gazetteer-down</text:p>
          </table:table-cell>
          <table:table-cell table:number-columns-repeated="4"/>
          <table:table-cell table:style-name="ce34"/>
          <table:table-cell table:number-columns-repeated="5"/>
          <table:table-cell table:formula="of:=IF([.S963]&lt;&gt;[.C964];&quot;X&quot;;&quot;&quot;)">
            <text:p/>
          </table:table-cell>
          <table:table-cell table:style-name="ce10"/>
          <table:table-cell table:style-name="ce10" office:value-type="string" calcext:value-type="string">
            <text:p>gazetteer</text:p>
          </table:table-cell>
          <table:table-cell table:style-name="ce10" office:value-type="string" calcext:value-type="string">
            <text:p>gazetteer-search</text:p>
          </table:table-cell>
          <table:table-cell table:style-name="ce32" table:number-columns-repeated="2"/>
          <table:table-cell table:number-columns-repeated="1002"/>
        </table:table-row>
        <table:table-row table:style-name="ro5">
          <table:table-cell office:value-type="float" office:value="951" calcext:value-type="float">
            <text:p>951</text:p>
          </table:table-cell>
          <table:table-cell table:style-name="ce5"/>
          <table:table-cell table:style-name="ce17" office:value-type="string" calcext:value-type="string">
            <text:p>gazetteer</text:p>
          </table:table-cell>
          <table:table-cell table:style-name="ce17"/>
          <table:table-cell table:style-name="ce17" table:formula="of:=LEFT([.C964];[.D964])">
            <text:p/>
          </table:table-cell>
          <table:table-cell table:style-name="ce34" office:value-type="string" calcext:value-type="string">
            <text:p>gazetteer-search</text:p>
          </table:table-cell>
          <table:table-cell table:number-columns-repeated="4"/>
          <table:table-cell table:style-name="ce34"/>
          <table:table-cell table:number-columns-repeated="5"/>
          <table:table-cell table:formula="of:=IF([.S964]&lt;&gt;[.C965];&quot;X&quot;;&quot;&quot;)">
            <text:p/>
          </table:table-cell>
          <table:table-cell table:style-name="ce10"/>
          <table:table-cell table:style-name="ce10" office:value-type="string" calcext:value-type="string">
            <text:p>gazetteer</text:p>
          </table:table-cell>
          <table:table-cell table:style-name="ce10" office:value-type="string" calcext:value-type="string">
            <text:p>gazetteer-up</text:p>
          </table:table-cell>
          <table:table-cell table:style-name="ce32" table:number-columns-repeated="2"/>
          <table:table-cell table:number-columns-repeated="1002"/>
        </table:table-row>
        <table:table-row table:style-name="ro5">
          <table:table-cell office:value-type="float" office:value="952" calcext:value-type="float">
            <text:p>952</text:p>
          </table:table-cell>
          <table:table-cell table:style-name="ce5"/>
          <table:table-cell table:style-name="ce17" office:value-type="string" calcext:value-type="string">
            <text:p>gazetteer</text:p>
          </table:table-cell>
          <table:table-cell table:style-name="ce17"/>
          <table:table-cell table:style-name="ce17" table:formula="of:=LEFT([.C965];[.D965])">
            <text:p/>
          </table:table-cell>
          <table:table-cell table:style-name="ce34" office:value-type="string" calcext:value-type="string">
            <text:p>gazetteer-up</text:p>
          </table:table-cell>
          <table:table-cell table:number-columns-repeated="4"/>
          <table:table-cell table:style-name="ce34"/>
          <table:table-cell table:number-columns-repeated="5"/>
          <table:table-cell table:formula="of:=IF([.S965]&lt;&gt;[.C966];&quot;X&quot;;&quot;&quot;)">
            <text:p/>
          </table:table-cell>
          <table:table-cell table:style-name="ce10"/>
          <table:table-cell table:style-name="ce10" office:value-type="string" calcext:value-type="string">
            <text:p>icons</text:p>
          </table:table-cell>
          <table:table-cell table:style-name="ce10" office:value-type="string" calcext:value-type="string">
            <text:p>addChart</text:p>
          </table:table-cell>
          <table:table-cell table:style-name="ce32" table:number-columns-repeated="2"/>
          <table:table-cell table:number-columns-repeated="1002"/>
        </table:table-row>
        <table:table-row table:style-name="ro5">
          <table:table-cell office:value-type="float" office:value="953" calcext:value-type="float">
            <text:p>953</text:p>
          </table:table-cell>
          <table:table-cell table:style-name="ce5"/>
          <table:table-cell table:style-name="ce17" office:value-type="string" calcext:value-type="string">
            <text:p>icons</text:p>
          </table:table-cell>
          <table:table-cell table:style-name="ce17"/>
          <table:table-cell table:style-name="ce17" table:formula="of:=LEFT([.C966];[.D966])">
            <text:p/>
          </table:table-cell>
          <table:table-cell table:style-name="ce34" office:value-type="string" calcext:value-type="string">
            <text:p>addChart</text:p>
          </table:table-cell>
          <table:table-cell table:number-columns-repeated="4"/>
          <table:table-cell table:style-name="ce34"/>
          <table:table-cell table:number-columns-repeated="5"/>
          <table:table-cell table:formula="of:=IF([.S966]&lt;&gt;[.C967];&quot;X&quot;;&quot;&quot;)">
            <text:p/>
          </table:table-cell>
          <table:table-cell table:style-name="ce10"/>
          <table:table-cell table:style-name="ce10" office:value-type="string" calcext:value-type="string">
            <text:p>icons</text:p>
          </table:table-cell>
          <table:table-cell table:style-name="ce10" office:value-type="string" calcext:value-type="string">
            <text:p>layout-insert-chart</text:p>
          </table:table-cell>
          <table:table-cell table:style-name="ce32" table:number-columns-repeated="2"/>
          <table:table-cell table:number-columns-repeated="1002"/>
        </table:table-row>
        <table:table-row table:style-name="ro5">
          <table:table-cell office:value-type="float" office:value="954" calcext:value-type="float">
            <text:p>954</text:p>
          </table:table-cell>
          <table:table-cell table:style-name="ce5"/>
          <table:table-cell table:style-name="ce17" office:value-type="string" calcext:value-type="string">
            <text:p>icons</text:p>
          </table:table-cell>
          <table:table-cell table:style-name="ce17"/>
          <table:table-cell table:style-name="ce17" table:formula="of:=LEFT([.C967];[.D967])">
            <text:p/>
          </table:table-cell>
          <table:table-cell table:style-name="ce34" office:value-type="string" calcext:value-type="string">
            <text:p>layout-insert-chart</text:p>
          </table:table-cell>
          <table:table-cell table:number-columns-repeated="4"/>
          <table:table-cell table:style-name="ce34"/>
          <table:table-cell table:number-columns-repeated="5"/>
          <table:table-cell table:formula="of:=IF([.S967]&lt;&gt;[.C968];&quot;X&quot;;&quot;&quot;)">
            <text:p/>
          </table:table-cell>
          <table:table-cell table:style-name="ce10"/>
          <table:table-cell table:style-name="ce10" office:value-type="string" calcext:value-type="string">
            <text:p>layer</text:p>
          </table:table-cell>
          <table:table-cell table:style-name="ce10" office:value-type="string" calcext:value-type="string">
            <text:p>layer-icon-mssqlserver</text:p>
          </table:table-cell>
          <table:table-cell table:style-name="ce32" table:number-columns-repeated="2"/>
          <table:table-cell table:number-columns-repeated="1002"/>
        </table:table-row>
        <table:table-row table:style-name="ro5">
          <table:table-cell office:value-type="float" office:value="955" calcext:value-type="float">
            <text:p>955</text:p>
          </table:table-cell>
          <table:table-cell table:style-name="ce5"/>
          <table:table-cell table:style-name="ce17" office:value-type="string" calcext:value-type="string">
            <text:p>layer</text:p>
          </table:table-cell>
          <table:table-cell table:style-name="ce17"/>
          <table:table-cell table:style-name="ce17" table:formula="of:=LEFT([.C968];[.D968])">
            <text:p/>
          </table:table-cell>
          <table:table-cell table:style-name="ce34" office:value-type="string" calcext:value-type="string">
            <text:p>layer-icon-lidar</text:p>
          </table:table-cell>
          <table:table-cell table:number-columns-repeated="4"/>
          <table:table-cell table:style-name="ce34"/>
          <table:table-cell table:number-columns-repeated="5"/>
          <table:table-cell table:formula="of:=IF([.S968]&lt;&gt;[.C969];&quot;X&quot;;&quot;&quot;)" office:value-type="string" office:string-value="X" calcext:value-type="string">
            <text:p>X</text:p>
          </table:table-cell>
          <table:table-cell table:style-name="ce10" table:number-columns-repeated="3"/>
          <table:table-cell table:style-name="ce32" table:number-columns-repeated="2"/>
          <table:table-cell table:number-columns-repeated="1002"/>
        </table:table-row>
        <table:table-row table:style-name="ro5">
          <table:table-cell office:value-type="float" office:value="956" calcext:value-type="float">
            <text:p>956</text:p>
          </table:table-cell>
          <table:table-cell table:style-name="ce5"/>
          <table:table-cell table:style-name="ce17" office:value-type="string" calcext:value-type="string">
            <text:p>layer</text:p>
          </table:table-cell>
          <table:table-cell table:style-name="ce17"/>
          <table:table-cell table:style-name="ce17" table:formula="of:=LEFT([.C969];[.D969])">
            <text:p/>
          </table:table-cell>
          <table:table-cell table:style-name="ce34" office:value-type="string" calcext:value-type="string">
            <text:p>layer-icon-mssqlserver</text:p>
          </table:table-cell>
          <table:table-cell table:number-columns-repeated="4"/>
          <table:table-cell table:style-name="ce34"/>
          <table:table-cell table:number-columns-repeated="5"/>
          <table:table-cell table:formula="of:=IF([.S969]&lt;&gt;[.C970];&quot;X&quot;;&quot;&quot;)" office:value-type="string" office:string-value="X" calcext:value-type="string">
            <text:p>X</text:p>
          </table:table-cell>
          <table:table-cell table:style-name="ce10" table:number-columns-repeated="3"/>
          <table:table-cell table:style-name="ce32" table:number-columns-repeated="2"/>
          <table:table-cell table:number-columns-repeated="1002"/>
        </table:table-row>
        <table:table-row table:style-name="ro5">
          <table:table-cell office:value-type="float" office:value="957" calcext:value-type="float">
            <text:p>957</text:p>
          </table:table-cell>
          <table:table-cell table:style-name="ce5"/>
          <table:table-cell table:style-name="ce17" office:value-type="string" calcext:value-type="string">
            <text:p>layer</text:p>
          </table:table-cell>
          <table:table-cell table:style-name="ce17"/>
          <table:table-cell table:style-name="ce17" table:formula="of:=LEFT([.C970];[.D970])">
            <text:p/>
          </table:table-cell>
          <table:table-cell table:style-name="ce34" office:value-type="string" calcext:value-type="string">
            <text:p>layer-icon-spatialite</text:p>
          </table:table-cell>
          <table:table-cell table:number-columns-repeated="4"/>
          <table:table-cell table:style-name="ce34"/>
          <table:table-cell table:number-columns-repeated="5"/>
          <table:table-cell table:formula="of:=IF([.S970]&lt;&gt;[.C971];&quot;X&quot;;&quot;&quot;)">
            <text:p/>
          </table:table-cell>
          <table:table-cell table:style-name="ce10"/>
          <table:table-cell table:style-name="ce10" office:value-type="string" calcext:value-type="string">
            <text:p>legend</text:p>
          </table:table-cell>
          <table:table-cell table:style-name="ce10" office:value-type="string" calcext:value-type="string">
            <text:p>legend-bar-chart</text:p>
          </table:table-cell>
          <table:table-cell table:style-name="ce32" table:number-columns-repeated="2"/>
          <table:table-cell table:number-columns-repeated="1002"/>
        </table:table-row>
        <table:table-row table:style-name="ro5">
          <table:table-cell office:value-type="float" office:value="958" calcext:value-type="float">
            <text:p>958</text:p>
          </table:table-cell>
          <table:table-cell table:style-name="ce5"/>
          <table:table-cell table:style-name="ce17" office:value-type="string" calcext:value-type="string">
            <text:p>legend</text:p>
          </table:table-cell>
          <table:table-cell table:style-name="ce17"/>
          <table:table-cell table:style-name="ce17" table:formula="of:=LEFT([.C971];[.D971])">
            <text:p/>
          </table:table-cell>
          <table:table-cell table:style-name="ce34" office:value-type="string" calcext:value-type="string">
            <text:p>legend-bar-chart</text:p>
          </table:table-cell>
          <table:table-cell table:number-columns-repeated="4"/>
          <table:table-cell table:style-name="ce34"/>
          <table:table-cell table:number-columns-repeated="5"/>
          <table:table-cell table:formula="of:=IF([.S971]&lt;&gt;[.C972];&quot;X&quot;;&quot;&quot;)">
            <text:p/>
          </table:table-cell>
          <table:table-cell table:style-name="ce10"/>
          <table:table-cell table:style-name="ce10" office:value-type="string" calcext:value-type="string">
            <text:p>legend</text:p>
          </table:table-cell>
          <table:table-cell table:style-name="ce10" office:value-type="string" calcext:value-type="string">
            <text:p>legend-pie-chart</text:p>
          </table:table-cell>
          <table:table-cell table:style-name="ce32" table:number-columns-repeated="2"/>
          <table:table-cell table:number-columns-repeated="1002"/>
        </table:table-row>
        <table:table-row table:style-name="ro5">
          <table:table-cell office:value-type="float" office:value="959" calcext:value-type="float">
            <text:p>959</text:p>
          </table:table-cell>
          <table:table-cell table:style-name="ce5"/>
          <table:table-cell table:style-name="ce17" office:value-type="string" calcext:value-type="string">
            <text:p>legend</text:p>
          </table:table-cell>
          <table:table-cell table:style-name="ce17"/>
          <table:table-cell table:style-name="ce17" table:formula="of:=LEFT([.C972];[.D972])">
            <text:p/>
          </table:table-cell>
          <table:table-cell table:style-name="ce34" office:value-type="string" calcext:value-type="string">
            <text:p>legend-dot-density-high-density-sample</text:p>
          </table:table-cell>
          <table:table-cell table:number-columns-repeated="4"/>
          <table:table-cell table:style-name="ce34"/>
          <table:table-cell table:number-columns-repeated="5"/>
          <table:table-cell table:formula="of:=IF([.S972]&lt;&gt;[.C973];&quot;X&quot;;&quot;&quot;)" office:value-type="string" office:string-value="X" calcext:value-type="string">
            <text:p>X</text:p>
          </table:table-cell>
          <table:table-cell table:style-name="ce10" table:number-columns-repeated="3"/>
          <table:table-cell table:style-name="ce32" table:number-columns-repeated="2"/>
          <table:table-cell table:number-columns-repeated="1002"/>
        </table:table-row>
        <table:table-row table:style-name="ro5">
          <table:table-cell office:value-type="float" office:value="960" calcext:value-type="float">
            <text:p>960</text:p>
          </table:table-cell>
          <table:table-cell table:style-name="ce5"/>
          <table:table-cell table:style-name="ce17" office:value-type="string" calcext:value-type="string">
            <text:p>legend</text:p>
          </table:table-cell>
          <table:table-cell table:style-name="ce17"/>
          <table:table-cell table:style-name="ce17" table:formula="of:=LEFT([.C973];[.D973])">
            <text:p/>
          </table:table-cell>
          <table:table-cell table:style-name="ce34" office:value-type="string" calcext:value-type="string">
            <text:p>legend-dot-density-low-density-sample</text:p>
          </table:table-cell>
          <table:table-cell table:number-columns-repeated="4"/>
          <table:table-cell table:style-name="ce34"/>
          <table:table-cell table:number-columns-repeated="5"/>
          <table:table-cell table:formula="of:=IF([.S973]&lt;&gt;[.C974];&quot;X&quot;;&quot;&quot;)" office:value-type="string" office:string-value="X" calcext:value-type="string">
            <text:p>X</text:p>
          </table:table-cell>
          <table:table-cell table:style-name="ce10" table:number-columns-repeated="3"/>
          <table:table-cell table:style-name="ce32" table:number-columns-repeated="2"/>
          <table:table-cell table:number-columns-repeated="1002"/>
        </table:table-row>
        <table:table-row table:style-name="ro5">
          <table:table-cell office:value-type="float" office:value="961" calcext:value-type="float">
            <text:p>961</text:p>
          </table:table-cell>
          <table:table-cell table:style-name="ce5"/>
          <table:table-cell table:style-name="ce17" office:value-type="string" calcext:value-type="string">
            <text:p>legend</text:p>
          </table:table-cell>
          <table:table-cell table:style-name="ce17"/>
          <table:table-cell table:style-name="ce17" table:formula="of:=LEFT([.C974];[.D974])">
            <text:p/>
          </table:table-cell>
          <table:table-cell table:style-name="ce34" office:value-type="string" calcext:value-type="string">
            <text:p>legend-dot-density-medium-density-sample</text:p>
          </table:table-cell>
          <table:table-cell table:number-columns-repeated="4"/>
          <table:table-cell table:style-name="ce34"/>
          <table:table-cell table:number-columns-repeated="5"/>
          <table:table-cell table:formula="of:=IF([.S974]&lt;&gt;[.C975];&quot;X&quot;;&quot;&quot;)" office:value-type="string" office:string-value="X" calcext:value-type="string">
            <text:p>X</text:p>
          </table:table-cell>
          <table:table-cell table:style-name="ce10" table:number-columns-repeated="3"/>
          <table:table-cell table:style-name="ce32" table:number-columns-repeated="2"/>
          <table:table-cell table:number-columns-repeated="1002"/>
        </table:table-row>
        <table:table-row table:style-name="ro5">
          <table:table-cell office:value-type="float" office:value="962" calcext:value-type="float">
            <text:p>962</text:p>
          </table:table-cell>
          <table:table-cell table:style-name="ce5"/>
          <table:table-cell table:style-name="ce17" office:value-type="string" calcext:value-type="string">
            <text:p>legend</text:p>
          </table:table-cell>
          <table:table-cell table:style-name="ce17"/>
          <table:table-cell table:style-name="ce17" table:formula="of:=LEFT([.C975];[.D975])">
            <text:p/>
          </table:table-cell>
          <table:table-cell table:style-name="ce34" office:value-type="string" calcext:value-type="string">
            <text:p>legend-overview-dot-density</text:p>
          </table:table-cell>
          <table:table-cell table:number-columns-repeated="4"/>
          <table:table-cell table:style-name="ce34"/>
          <table:table-cell table:number-columns-repeated="5"/>
          <table:table-cell table:formula="of:=IF([.S975]&lt;&gt;[.C976];&quot;X&quot;;&quot;&quot;)" office:value-type="string" office:string-value="X" calcext:value-type="string">
            <text:p>X</text:p>
          </table:table-cell>
          <table:table-cell table:style-name="ce10" table:number-columns-repeated="3"/>
          <table:table-cell table:style-name="ce32" table:number-columns-repeated="2"/>
          <table:table-cell table:number-columns-repeated="1002"/>
        </table:table-row>
        <table:table-row table:style-name="ro5">
          <table:table-cell office:value-type="float" office:value="963" calcext:value-type="float">
            <text:p>963</text:p>
          </table:table-cell>
          <table:table-cell table:style-name="ce5"/>
          <table:table-cell table:style-name="ce17" office:value-type="string" calcext:value-type="string">
            <text:p>legend</text:p>
          </table:table-cell>
          <table:table-cell table:style-name="ce17"/>
          <table:table-cell table:style-name="ce17" table:formula="of:=LEFT([.C976];[.D976])">
            <text:p/>
          </table:table-cell>
          <table:table-cell table:style-name="ce34" office:value-type="string" calcext:value-type="string">
            <text:p>legend-pie-chart</text:p>
          </table:table-cell>
          <table:table-cell table:number-columns-repeated="4"/>
          <table:table-cell table:style-name="ce34"/>
          <table:table-cell table:number-columns-repeated="5"/>
          <table:table-cell table:formula="of:=IF([.S976]&lt;&gt;[.C977];&quot;X&quot;;&quot;&quot;)">
            <text:p/>
          </table:table-cell>
          <table:table-cell table:style-name="ce10"/>
          <table:table-cell table:style-name="ce10" office:value-type="string" calcext:value-type="string">
            <text:p>null</text:p>
          </table:table-cell>
          <table:table-cell table:style-name="ce10" office:value-type="string" calcext:value-type="string">
            <text:p>-no-icon-</text:p>
          </table:table-cell>
          <table:table-cell table:style-name="ce32" table:number-columns-repeated="2"/>
          <table:table-cell table:number-columns-repeated="1002"/>
        </table:table-row>
        <table:table-row table:style-name="ro5">
          <table:table-cell office:value-type="float" office:value="964" calcext:value-type="float">
            <text:p>964</text:p>
          </table:table-cell>
          <table:table-cell table:style-name="ce5"/>
          <table:table-cell table:style-name="ce17" office:value-type="string" calcext:value-type="string">
            <text:p>null</text:p>
          </table:table-cell>
          <table:table-cell table:style-name="ce17"/>
          <table:table-cell table:style-name="ce17" table:formula="of:=LEFT([.C977];[.D977])">
            <text:p/>
          </table:table-cell>
          <table:table-cell table:style-name="ce34" office:value-type="string" calcext:value-type="string">
            <text:p>-no-icon-</text:p>
          </table:table-cell>
          <table:table-cell table:number-columns-repeated="4"/>
          <table:table-cell table:style-name="ce34"/>
          <table:table-cell table:number-columns-repeated="5"/>
          <table:table-cell table:formula="of:=IF([.S977]&lt;&gt;[.C978];&quot;X&quot;;&quot;&quot;)">
            <text:p/>
          </table:table-cell>
          <table:table-cell table:style-name="ce10"/>
          <table:table-cell table:style-name="ce10" office:value-type="string" calcext:value-type="string">
            <text:p>preferences</text:p>
          </table:table-cell>
          <table:table-cell table:style-name="ce10" office:value-type="string" calcext:value-type="string">
            <text:p>export-to-preferences</text:p>
          </table:table-cell>
          <table:table-cell table:style-name="ce32" table:number-columns-repeated="2"/>
          <table:table-cell table:number-columns-repeated="1002"/>
        </table:table-row>
        <table:table-row table:style-name="ro5">
          <table:table-cell office:value-type="float" office:value="965" calcext:value-type="float">
            <text:p>965</text:p>
          </table:table-cell>
          <table:table-cell table:style-name="ce5"/>
          <table:table-cell table:style-name="ce17" office:value-type="string" calcext:value-type="string">
            <text:p>preferences</text:p>
          </table:table-cell>
          <table:table-cell table:style-name="ce17"/>
          <table:table-cell table:style-name="ce17" table:formula="of:=LEFT([.C978];[.D978])">
            <text:p/>
          </table:table-cell>
          <table:table-cell table:style-name="ce34" office:value-type="string" calcext:value-type="string">
            <text:p>export-to-preferences</text:p>
          </table:table-cell>
          <table:table-cell table:number-columns-repeated="4"/>
          <table:table-cell table:style-name="ce34"/>
          <table:table-cell table:number-columns-repeated="5"/>
          <table:table-cell table:formula="of:=IF([.S978]&lt;&gt;[.C979];&quot;X&quot;;&quot;&quot;)">
            <text:p/>
          </table:table-cell>
          <table:table-cell table:style-name="ce10"/>
          <table:table-cell table:style-name="ce10" office:value-type="string" calcext:value-type="string">
            <text:p>preferences</text:p>
          </table:table-cell>
          <table:table-cell table:style-name="ce10" office:value-type="string" calcext:value-type="string">
            <text:p>street-view-preferences</text:p>
          </table:table-cell>
          <table:table-cell table:style-name="ce32" table:number-columns-repeated="2"/>
          <table:table-cell table:number-columns-repeated="1002"/>
        </table:table-row>
        <table:table-row table:style-name="ro5">
          <table:table-cell office:value-type="float" office:value="966" calcext:value-type="float">
            <text:p>966</text:p>
          </table:table-cell>
          <table:table-cell table:style-name="ce5"/>
          <table:table-cell table:style-name="ce17" office:value-type="string" calcext:value-type="string">
            <text:p>preferences</text:p>
          </table:table-cell>
          <table:table-cell table:style-name="ce17"/>
          <table:table-cell table:style-name="ce17" table:formula="of:=LEFT([.C979];[.D979])">
            <text:p/>
          </table:table-cell>
          <table:table-cell table:style-name="ce34" office:value-type="string" calcext:value-type="string">
            <text:p>expression-field-preferences</text:p>
          </table:table-cell>
          <table:table-cell table:number-columns-repeated="4"/>
          <table:table-cell table:style-name="ce34"/>
          <table:table-cell table:number-columns-repeated="5"/>
          <table:table-cell table:formula="of:=IF([.S979]&lt;&gt;[.C980];&quot;X&quot;;&quot;&quot;)">
            <text:p/>
          </table:table-cell>
          <table:table-cell table:style-name="ce10"/>
          <table:table-cell table:style-name="ce10" office:value-type="string" calcext:value-type="string">
            <text:p>swing</text:p>
          </table:table-cell>
          <table:table-cell table:style-name="ce10" office:value-type="string" calcext:value-type="string">
            <text:p>swing-banner</text:p>
          </table:table-cell>
          <table:table-cell table:style-name="ce32" table:number-columns-repeated="2"/>
          <table:table-cell table:number-columns-repeated="1002"/>
        </table:table-row>
        <table:table-row table:style-name="ro5">
          <table:table-cell office:value-type="float" office:value="967" calcext:value-type="float">
            <text:p>967</text:p>
          </table:table-cell>
          <table:table-cell table:style-name="ce5"/>
          <table:table-cell table:style-name="ce17" office:value-type="string" calcext:value-type="string">
            <text:p>swing</text:p>
          </table:table-cell>
          <table:table-cell table:style-name="ce17"/>
          <table:table-cell table:style-name="ce17" table:formula="of:=LEFT([.C980];[.D980])">
            <text:p/>
          </table:table-cell>
          <table:table-cell table:style-name="ce34" office:value-type="string" calcext:value-type="string">
            <text:p>swing-banner</text:p>
          </table:table-cell>
          <table:table-cell table:number-columns-repeated="4"/>
          <table:table-cell table:style-name="ce34"/>
          <table:table-cell table:number-columns-repeated="5"/>
          <table:table-cell table:formula="of:=IF([.S980]&lt;&gt;[.C981];&quot;X&quot;;&quot;&quot;)">
            <text:p/>
          </table:table-cell>
          <table:table-cell table:style-name="ce10"/>
          <table:table-cell table:style-name="ce10" office:value-type="string" calcext:value-type="string">
            <text:p>toolbar-go</text:p>
          </table:table-cell>
          <table:table-cell table:style-name="ce10" office:value-type="string" calcext:value-type="string">
            <text:p>go-first</text:p>
          </table:table-cell>
          <table:table-cell table:style-name="ce32" table:number-columns-repeated="2"/>
          <table:table-cell table:number-columns-repeated="1002"/>
        </table:table-row>
        <table:table-row table:style-name="ro5">
          <table:table-cell office:value-type="float" office:value="968" calcext:value-type="float">
            <text:p>968</text:p>
          </table:table-cell>
          <table:table-cell table:style-name="ce5"/>
          <table:table-cell table:style-name="ce17" office:value-type="string" calcext:value-type="string">
            <text:p>toolbar-go</text:p>
          </table:table-cell>
          <table:table-cell table:style-name="ce17"/>
          <table:table-cell table:style-name="ce17" table:formula="of:=LEFT([.C981];[.D981])">
            <text:p/>
          </table:table-cell>
          <table:table-cell table:style-name="ce34" office:value-type="string" calcext:value-type="string">
            <text:p>go-first</text:p>
          </table:table-cell>
          <table:table-cell table:number-columns-repeated="4"/>
          <table:table-cell table:style-name="ce34"/>
          <table:table-cell table:number-columns-repeated="5"/>
          <table:table-cell table:formula="of:=IF([.S981]&lt;&gt;[.C982];&quot;X&quot;;&quot;&quot;)">
            <text:p/>
          </table:table-cell>
          <table:table-cell table:style-name="ce10"/>
          <table:table-cell table:style-name="ce10" office:value-type="string" calcext:value-type="string">
            <text:p>toolbar-go</text:p>
          </table:table-cell>
          <table:table-cell table:style-name="ce10" office:value-type="string" calcext:value-type="string">
            <text:p>go-last</text:p>
          </table:table-cell>
          <table:table-cell table:style-name="ce32" table:number-columns-repeated="2"/>
          <table:table-cell table:number-columns-repeated="1002"/>
        </table:table-row>
        <table:table-row table:style-name="ro5">
          <table:table-cell office:value-type="float" office:value="969" calcext:value-type="float">
            <text:p>969</text:p>
          </table:table-cell>
          <table:table-cell table:style-name="ce5"/>
          <table:table-cell table:style-name="ce17" office:value-type="string" calcext:value-type="string">
            <text:p>toolbar-go</text:p>
          </table:table-cell>
          <table:table-cell table:style-name="ce17"/>
          <table:table-cell table:style-name="ce17" table:formula="of:=LEFT([.C982];[.D982])">
            <text:p/>
          </table:table-cell>
          <table:table-cell table:style-name="ce34" office:value-type="string" calcext:value-type="string">
            <text:p>go-last</text:p>
          </table:table-cell>
          <table:table-cell table:number-columns-repeated="4"/>
          <table:table-cell table:style-name="ce34"/>
          <table:table-cell table:number-columns-repeated="5"/>
          <table:table-cell table:formula="of:=IF([.S982]&lt;&gt;[.C983];&quot;X&quot;;&quot;&quot;)">
            <text:p/>
          </table:table-cell>
          <table:table-cell table:style-name="ce10"/>
          <table:table-cell table:style-name="ce10" office:value-type="string" calcext:value-type="string">
            <text:p>toolbar-go</text:p>
          </table:table-cell>
          <table:table-cell table:style-name="ce10" office:value-type="string" calcext:value-type="string">
            <text:p>go-next</text:p>
          </table:table-cell>
          <table:table-cell table:style-name="ce32" table:number-columns-repeated="2"/>
          <table:table-cell table:number-columns-repeated="1002"/>
        </table:table-row>
        <table:table-row table:style-name="ro5">
          <table:table-cell office:value-type="float" office:value="970" calcext:value-type="float">
            <text:p>970</text:p>
          </table:table-cell>
          <table:table-cell table:style-name="ce5"/>
          <table:table-cell table:style-name="ce17" office:value-type="string" calcext:value-type="string">
            <text:p>toolbar-go</text:p>
          </table:table-cell>
          <table:table-cell table:style-name="ce17"/>
          <table:table-cell table:style-name="ce17" table:formula="of:=LEFT([.C983];[.D983])">
            <text:p/>
          </table:table-cell>
          <table:table-cell table:style-name="ce34" office:value-type="string" calcext:value-type="string">
            <text:p>go-next</text:p>
          </table:table-cell>
          <table:table-cell table:number-columns-repeated="4"/>
          <table:table-cell table:style-name="ce34"/>
          <table:table-cell table:number-columns-repeated="5"/>
          <table:table-cell table:formula="of:=IF([.S983]&lt;&gt;[.C984];&quot;X&quot;;&quot;&quot;)">
            <text:p/>
          </table:table-cell>
          <table:table-cell table:style-name="ce10"/>
          <table:table-cell table:style-name="ce10" office:value-type="string" calcext:value-type="string">
            <text:p>toolbar-go</text:p>
          </table:table-cell>
          <table:table-cell table:style-name="ce10" office:value-type="string" calcext:value-type="string">
            <text:p>go-next-fast</text:p>
          </table:table-cell>
          <table:table-cell table:style-name="ce32" table:number-columns-repeated="2"/>
          <table:table-cell table:number-columns-repeated="1002"/>
        </table:table-row>
        <table:table-row table:style-name="ro5">
          <table:table-cell office:value-type="float" office:value="971" calcext:value-type="float">
            <text:p>971</text:p>
          </table:table-cell>
          <table:table-cell table:style-name="ce5"/>
          <table:table-cell table:style-name="ce17" office:value-type="string" calcext:value-type="string">
            <text:p>toolbar-go</text:p>
          </table:table-cell>
          <table:table-cell table:style-name="ce17"/>
          <table:table-cell table:style-name="ce17" table:formula="of:=LEFT([.C984];[.D984])">
            <text:p/>
          </table:table-cell>
          <table:table-cell table:style-name="ce34" office:value-type="string" calcext:value-type="string">
            <text:p>go-next-fast</text:p>
          </table:table-cell>
          <table:table-cell table:number-columns-repeated="4"/>
          <table:table-cell table:style-name="ce34"/>
          <table:table-cell table:number-columns-repeated="5"/>
          <table:table-cell table:formula="of:=IF([.S984]&lt;&gt;[.C985];&quot;X&quot;;&quot;&quot;)">
            <text:p/>
          </table:table-cell>
          <table:table-cell table:style-name="ce10"/>
          <table:table-cell table:style-name="ce10" office:value-type="string" calcext:value-type="string">
            <text:p>toolbar-go</text:p>
          </table:table-cell>
          <table:table-cell table:style-name="ce10" office:value-type="string" calcext:value-type="string">
            <text:p>go-previous</text:p>
          </table:table-cell>
          <table:table-cell table:style-name="ce32" table:number-columns-repeated="2"/>
          <table:table-cell table:number-columns-repeated="1002"/>
        </table:table-row>
        <table:table-row table:style-name="ro5">
          <table:table-cell office:value-type="float" office:value="972" calcext:value-type="float">
            <text:p>972</text:p>
          </table:table-cell>
          <table:table-cell table:style-name="ce5"/>
          <table:table-cell table:style-name="ce17" office:value-type="string" calcext:value-type="string">
            <text:p>toolbar-go</text:p>
          </table:table-cell>
          <table:table-cell table:style-name="ce17"/>
          <table:table-cell table:style-name="ce17" table:formula="of:=LEFT([.C985];[.D985])">
            <text:p/>
          </table:table-cell>
          <table:table-cell table:style-name="ce34" office:value-type="string" calcext:value-type="string">
            <text:p>go-previous</text:p>
          </table:table-cell>
          <table:table-cell table:number-columns-repeated="4"/>
          <table:table-cell table:style-name="ce34"/>
          <table:table-cell table:number-columns-repeated="5"/>
          <table:table-cell table:formula="of:=IF([.S985]&lt;&gt;[.C986];&quot;X&quot;;&quot;&quot;)">
            <text:p/>
          </table:table-cell>
          <table:table-cell table:style-name="ce10"/>
          <table:table-cell table:style-name="ce10" office:value-type="string" calcext:value-type="string">
            <text:p>toolbar-go</text:p>
          </table:table-cell>
          <table:table-cell table:style-name="ce10" office:value-type="string" calcext:value-type="string">
            <text:p>go-previous-fast</text:p>
          </table:table-cell>
          <table:table-cell table:style-name="ce32" table:number-columns-repeated="2"/>
          <table:table-cell table:number-columns-repeated="1002"/>
        </table:table-row>
        <table:table-row table:style-name="ro5">
          <table:table-cell office:value-type="float" office:value="973" calcext:value-type="float">
            <text:p>973</text:p>
          </table:table-cell>
          <table:table-cell table:style-name="ce5"/>
          <table:table-cell table:style-name="ce17" office:value-type="string" calcext:value-type="string">
            <text:p>toolbar-go</text:p>
          </table:table-cell>
          <table:table-cell table:style-name="ce17"/>
          <table:table-cell table:style-name="ce17" table:formula="of:=LEFT([.C986];[.D986])">
            <text:p/>
          </table:table-cell>
          <table:table-cell table:style-name="ce34" office:value-type="string" calcext:value-type="string">
            <text:p>go-previous-fast</text:p>
          </table:table-cell>
          <table:table-cell table:number-columns-repeated="4"/>
          <table:table-cell table:style-name="ce34"/>
          <table:table-cell table:number-columns-repeated="5"/>
          <table:table-cell table:formula="of:=IF([.S986]&lt;&gt;[.C987];&quot;X&quot;;&quot;&quot;)">
            <text:p/>
          </table:table-cell>
          <table:table-cell table:style-name="ce10"/>
          <table:table-cell table:style-name="ce10" office:value-type="string" calcext:value-type="string">
            <text:p>view3d</text:p>
          </table:table-cell>
          <table:table-cell table:style-name="ce10" office:value-type="string" calcext:value-type="string">
            <text:p>flat-view-3d</text:p>
          </table:table-cell>
          <table:table-cell table:style-name="ce32" table:number-columns-repeated="2"/>
          <table:table-cell table:number-columns-repeated="1002"/>
        </table:table-row>
        <table:table-row table:style-name="ro5">
          <table:table-cell office:value-type="float" office:value="974" calcext:value-type="float">
            <text:p>974</text:p>
          </table:table-cell>
          <table:table-cell table:style-name="ce5"/>
          <table:table-cell table:style-name="ce17" office:value-type="string" calcext:value-type="string">
            <text:p>view3d</text:p>
          </table:table-cell>
          <table:table-cell table:style-name="ce17"/>
          <table:table-cell table:style-name="ce17" table:formula="of:=LEFT([.C987];[.D987])">
            <text:p/>
          </table:table-cell>
          <table:table-cell table:style-name="ce34" office:value-type="string" calcext:value-type="string">
            <text:p>flat-view-3d</text:p>
          </table:table-cell>
          <table:table-cell table:number-columns-repeated="4"/>
          <table:table-cell table:style-name="ce34"/>
          <table:table-cell table:number-columns-repeated="5"/>
          <table:table-cell table:formula="of:=IF([.S987]&lt;&gt;[.C988];&quot;X&quot;;&quot;&quot;)">
            <text:p/>
          </table:table-cell>
          <table:table-cell table:style-name="ce10"/>
          <table:table-cell table:style-name="ce10" office:value-type="string" calcext:value-type="string">
            <text:p>view3d</text:p>
          </table:table-cell>
          <table:table-cell table:style-name="ce10" office:value-type="string" calcext:value-type="string">
            <text:p>full-screen-view-3d</text:p>
          </table:table-cell>
          <table:table-cell table:style-name="ce32" table:number-columns-repeated="2"/>
          <table:table-cell table:number-columns-repeated="1002"/>
        </table:table-row>
        <table:table-row table:style-name="ro5">
          <table:table-cell office:value-type="float" office:value="975" calcext:value-type="float">
            <text:p>975</text:p>
          </table:table-cell>
          <table:table-cell table:style-name="ce5"/>
          <table:table-cell table:style-name="ce17" office:value-type="string" calcext:value-type="string">
            <text:p>view3d</text:p>
          </table:table-cell>
          <table:table-cell table:style-name="ce17"/>
          <table:table-cell table:style-name="ce17" table:formula="of:=LEFT([.C988];[.D988])">
            <text:p/>
          </table:table-cell>
          <table:table-cell table:style-name="ce34" office:value-type="string" calcext:value-type="string">
            <text:p>full-screen-view-3d</text:p>
          </table:table-cell>
          <table:table-cell table:number-columns-repeated="4"/>
          <table:table-cell table:style-name="ce34"/>
          <table:table-cell table:number-columns-repeated="5"/>
          <table:table-cell table:formula="of:=IF([.S988]&lt;&gt;[.C989];&quot;X&quot;;&quot;&quot;)">
            <text:p/>
          </table:table-cell>
          <table:table-cell table:style-name="ce10"/>
          <table:table-cell table:style-name="ce10" office:value-type="string" calcext:value-type="string">
            <text:p>view3d</text:p>
          </table:table-cell>
          <table:table-cell table:style-name="ce10" office:value-type="string" calcext:value-type="string">
            <text:p>general-properties-view-3d</text:p>
          </table:table-cell>
          <table:table-cell table:style-name="ce32" table:number-columns-repeated="2"/>
          <table:table-cell table:number-columns-repeated="1002"/>
        </table:table-row>
        <table:table-row table:style-name="ro5">
          <table:table-cell office:value-type="float" office:value="976" calcext:value-type="float">
            <text:p>976</text:p>
          </table:table-cell>
          <table:table-cell table:style-name="ce5"/>
          <table:table-cell table:style-name="ce17" office:value-type="string" calcext:value-type="string">
            <text:p>view3d</text:p>
          </table:table-cell>
          <table:table-cell table:style-name="ce17"/>
          <table:table-cell table:style-name="ce17" table:formula="of:=LEFT([.C989];[.D989])">
            <text:p/>
          </table:table-cell>
          <table:table-cell table:style-name="ce34" office:value-type="string" calcext:value-type="string">
            <text:p>general-properties-view-3d</text:p>
          </table:table-cell>
          <table:table-cell table:number-columns-repeated="4"/>
          <table:table-cell table:style-name="ce34"/>
          <table:table-cell table:number-columns-repeated="5"/>
          <table:table-cell table:formula="of:=IF([.S989]&lt;&gt;[.C990];&quot;X&quot;;&quot;&quot;)">
            <text:p/>
          </table:table-cell>
          <table:table-cell table:style-name="ce10"/>
          <table:table-cell table:style-name="ce10" office:value-type="string" calcext:value-type="string">
            <text:p>view3d</text:p>
          </table:table-cell>
          <table:table-cell table:style-name="ce10" office:value-type="string" calcext:value-type="string">
            <text:p>spherical-view-3d</text:p>
          </table:table-cell>
          <table:table-cell table:style-name="ce32" table:number-columns-repeated="2"/>
          <table:table-cell table:number-columns-repeated="1002"/>
        </table:table-row>
        <table:table-row table:style-name="ro5">
          <table:table-cell office:value-type="float" office:value="977" calcext:value-type="float">
            <text:p>977</text:p>
          </table:table-cell>
          <table:table-cell table:style-name="ce5"/>
          <table:table-cell table:style-name="ce17" office:value-type="string" calcext:value-type="string">
            <text:p>view3d</text:p>
          </table:table-cell>
          <table:table-cell table:style-name="ce17"/>
          <table:table-cell table:style-name="ce17" table:formula="of:=LEFT([.C990];[.D990])">
            <text:p/>
          </table:table-cell>
          <table:table-cell table:style-name="ce34" office:value-type="string" calcext:value-type="string">
            <text:p>spherical-view-3d</text:p>
          </table:table-cell>
          <table:table-cell table:number-columns-repeated="4"/>
          <table:table-cell table:style-name="ce34"/>
          <table:table-cell table:number-columns-repeated="5"/>
          <table:table-cell table:formula="of:=IF([.S990]&lt;&gt;[.C991];&quot;X&quot;;&quot;&quot;)">
            <text:p/>
          </table:table-cell>
          <table:table-cell table:style-name="ce10"/>
          <table:table-cell table:style-name="ce10" office:value-type="string" calcext:value-type="string">
            <text:p>view3d</text:p>
          </table:table-cell>
          <table:table-cell table:style-name="ce10" office:value-type="string" calcext:value-type="string">
            <text:p>synchronize-view-3d</text:p>
          </table:table-cell>
          <table:table-cell table:style-name="ce32" table:number-columns-repeated="2"/>
          <table:table-cell table:number-columns-repeated="1002"/>
        </table:table-row>
        <table:table-row table:style-name="ro5">
          <table:table-cell office:value-type="float" office:value="978" calcext:value-type="float">
            <text:p>978</text:p>
          </table:table-cell>
          <table:table-cell table:style-name="ce5"/>
          <table:table-cell table:style-name="ce17" office:value-type="string" calcext:value-type="string">
            <text:p>view3d</text:p>
          </table:table-cell>
          <table:table-cell table:style-name="ce17"/>
          <table:table-cell table:style-name="ce17" table:formula="of:=LEFT([.C991];[.D991])">
            <text:p/>
          </table:table-cell>
          <table:table-cell table:style-name="ce34" office:value-type="string" calcext:value-type="string">
            <text:p>synchronize-view-3d</text:p>
          </table:table-cell>
          <table:table-cell table:number-columns-repeated="4"/>
          <table:table-cell table:style-name="ce34"/>
          <table:table-cell table:number-columns-repeated="5"/>
          <table:table-cell table:formula="of:=IF([.S991]&lt;&gt;[.C992];&quot;X&quot;;&quot;&quot;)">
            <text:p/>
          </table:table-cell>
          <table:table-cell table:style-name="ce10"/>
          <table:table-cell table:style-name="ce10" office:value-type="string" calcext:value-type="string">
            <text:p>view3d</text:p>
          </table:table-cell>
          <table:table-cell table:style-name="ce10" office:value-type="string" calcext:value-type="string">
            <text:p>synchronize-viewport-3d</text:p>
          </table:table-cell>
          <table:table-cell table:number-columns-repeated="1004"/>
        </table:table-row>
        <table:table-row table:style-name="ro5">
          <table:table-cell office:value-type="float" office:value="979" calcext:value-type="float">
            <text:p>979</text:p>
          </table:table-cell>
          <table:table-cell table:style-name="ce5"/>
          <table:table-cell table:style-name="ce17" office:value-type="string" calcext:value-type="string">
            <text:p>view3d</text:p>
          </table:table-cell>
          <table:table-cell table:style-name="ce17"/>
          <table:table-cell table:style-name="ce17" table:formula="of:=LEFT([.C992];[.D992])">
            <text:p/>
          </table:table-cell>
          <table:table-cell table:style-name="ce34" office:value-type="string" calcext:value-type="string">
            <text:p>synchronize-viewport-3d</text:p>
          </table:table-cell>
          <table:table-cell table:number-columns-repeated="4"/>
          <table:table-cell table:style-name="ce34"/>
          <table:table-cell table:number-columns-repeated="5"/>
          <table:table-cell table:formula="of:=IF([.S992]&lt;&gt;[.C993];&quot;X&quot;;&quot;&quot;)">
            <text:p/>
          </table:table-cell>
          <table:table-cell table:number-columns-repeated="3"/>
          <table:table-cell table:style-name="ce32" table:number-columns-repeated="2"/>
          <table:table-cell table:number-columns-repeated="1002"/>
        </table:table-row>
        <table:table-row table:style-name="ro5" table:number-rows-repeated="16">
          <table:table-cell table:number-columns-repeated="1024"/>
        </table:table-row>
        <table:table-row table:style-name="ro5">
          <table:table-cell table:number-columns-repeated="7"/>
          <table:table-cell table:style-name="ce41"/>
          <table:table-cell table:style-name="Default" table:number-columns-repeated="7"/>
          <table:table-cell table:number-columns-repeated="1009"/>
        </table:table-row>
        <table:table-row table:style-name="ro5" table:number-rows-repeated="1047566">
          <table:table-cell table:number-columns-repeated="1024"/>
        </table:table-row>
        <table:table-row table:style-name="ro5">
          <table:table-cell table:number-columns-repeated="1024"/>
        </table:table-row>
        <calcext:conditional-formats>
          <calcext:conditional-format calcext:target-range-address="Hoja1.H1:Hoja1.H1048576">
            <calcext:condition calcext:apply-style-name="Good" calcext:value="=&quot;si&quot;" calcext:base-cell-address="Hoja1.H1"/>
          </calcext:conditional-format>
        </calcext:conditional-formats>
      </table:table>
      <table:named-expressions/>
      <table:database-ranges>
        <table:database-range table:name="__Anonymous_Sheet_DB__0" table:target-range-address="Hoja1.A1:Hoja1.W992">
          <table:sort>
            <table:sort-by table:field-number="9"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A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ágina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3-12-07">00/00/0000</text:date>, <text:time style:data-style-name="N2" text:time-value="20:20:08.576000000">00:00:00</text:time></text:p>
        </style:region-right>
      </style:header>
      <style:header-left style:display="false"/>
      <style:header-first style:display="false"/>
      <style:footer style:display="false">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2-07T10:55:19.484000000</dc:date>
    <meta:editing-duration>P4DT20H1M42S</meta:editing-duration>
    <meta:editing-cycles>43</meta:editing-cycles>
    <meta:generator>LibreOffice/7.2.2.2$Windows_X86_64 LibreOffice_project/02b2acce88a210515b4a5bb2e46cbfb63fe97d56</meta:generator>
    <meta:document-statistic meta:table-count="1" meta:cell-count="9724" meta:object-count="13"/>
  </office:meta>
</office:document-meta>
</file>